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71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5819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cing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4867860219823" calcext:value-type="float">
            <text:p>0.834867860219823</text:p>
          </table:table-cell>
          <table:table-cell office:value-type="float" office:value="0.834867846737655" calcext:value-type="float">
            <text:p>0.834867846737655</text:p>
          </table:table-cell>
          <table:table-cell office:value-type="float" office:value="0.705538593247867" calcext:value-type="float">
            <text:p>0.705538593247867</text:p>
          </table:table-cell>
          <table:table-cell office:value-type="float" office:value="0.705538576690995" calcext:value-type="float">
            <text:p>0.705538576690995</text:p>
          </table:table-cell>
          <table:table-cell office:value-type="float" office:value="0.834867844745088" calcext:value-type="float">
            <text:p>0.834867844745088</text:p>
          </table:table-cell>
          <table:table-cell office:value-type="float" office:value="0.83486786221239" calcext:value-type="float">
            <text:p>0.83486786221239</text:p>
          </table:table-cell>
          <table:table-cell office:value-type="float" office:value="0.705538574244009" calcext:value-type="float">
            <text:p>0.705538574244009</text:p>
          </table:table-cell>
          <table:table-cell office:value-type="float" office:value="0.705538595694853" calcext:value-type="float">
            <text:p>0.705538595694853</text:p>
          </table:table-cell>
        </table:table-row>
        <table:table-row table:style-name="ro1">
          <table:table-cell office:value-type="float" office:value="0.999999999999998" calcext:value-type="float">
            <text:p>0.999999999999998</text:p>
          </table:table-cell>
          <table:table-cell office:value-type="float" office:value="0.8352508638507" calcext:value-type="float">
            <text:p>0.8352508638507</text:p>
          </table:table-cell>
          <table:table-cell office:value-type="float" office:value="0.835250818823173" calcext:value-type="float">
            <text:p>0.835250818823173</text:p>
          </table:table-cell>
          <table:table-cell office:value-type="float" office:value="0.705893166945845" calcext:value-type="float">
            <text:p>0.705893166945845</text:p>
          </table:table-cell>
          <table:table-cell office:value-type="float" office:value="0.705893111600292" calcext:value-type="float">
            <text:p>0.705893111600292</text:p>
          </table:table-cell>
          <table:table-cell office:value-type="float" office:value="0.835250812218352" calcext:value-type="float">
            <text:p>0.835250812218352</text:p>
          </table:table-cell>
          <table:table-cell office:value-type="float" office:value="0.835250870455521" calcext:value-type="float">
            <text:p>0.835250870455521</text:p>
          </table:table-cell>
          <table:table-cell office:value-type="float" office:value="0.705893103481973" calcext:value-type="float">
            <text:p>0.705893103481973</text:p>
          </table:table-cell>
          <table:table-cell office:value-type="float" office:value="0.705893175064164" calcext:value-type="float">
            <text:p>0.705893175064164</text:p>
          </table:table-cell>
        </table:table-row>
        <table:table-row table:style-name="ro1">
          <table:table-cell office:value-type="float" office:value="0.999999999999989" calcext:value-type="float">
            <text:p>0.999999999999989</text:p>
          </table:table-cell>
          <table:table-cell office:value-type="float" office:value="0.835758463302113" calcext:value-type="float">
            <text:p>0.835758463302113</text:p>
          </table:table-cell>
          <table:table-cell office:value-type="float" office:value="0.83575836865426" calcext:value-type="float">
            <text:p>0.83575836865426</text:p>
          </table:table-cell>
          <table:table-cell office:value-type="float" office:value="0.706364042813881" calcext:value-type="float">
            <text:p>0.706364042813881</text:p>
          </table:table-cell>
          <table:table-cell office:value-type="float" office:value="0.706363926340486" calcext:value-type="float">
            <text:p>0.706363926340486</text:p>
          </table:table-cell>
          <table:table-cell office:value-type="float" office:value="0.835758354853031" calcext:value-type="float">
            <text:p>0.835758354853031</text:p>
          </table:table-cell>
          <table:table-cell office:value-type="float" office:value="0.835758477103342" calcext:value-type="float">
            <text:p>0.835758477103342</text:p>
          </table:table-cell>
          <table:table-cell office:value-type="float" office:value="0.706363909356691" calcext:value-type="float">
            <text:p>0.706363909356691</text:p>
          </table:table-cell>
          <table:table-cell office:value-type="float" office:value="0.706364059797677" calcext:value-type="float">
            <text:p>0.706364059797677</text:p>
          </table:table-cell>
        </table:table-row>
        <table:table-row table:style-name="ro1">
          <table:table-cell office:value-type="float" office:value="0.999999999999968" calcext:value-type="float">
            <text:p>0.999999999999968</text:p>
          </table:table-cell>
          <table:table-cell office:value-type="float" office:value="0.836388560408381" calcext:value-type="float">
            <text:p>0.836388560408381</text:p>
          </table:table-cell>
          <table:table-cell office:value-type="float" office:value="0.83638839814852" calcext:value-type="float">
            <text:p>0.83638839814852</text:p>
          </table:table-cell>
          <table:table-cell office:value-type="float" office:value="0.70695007539704" calcext:value-type="float">
            <text:p>0.70695007539704</text:p>
          </table:table-cell>
          <table:table-cell office:value-type="float" office:value="0.706949875428419" calcext:value-type="float">
            <text:p>0.706949875428419</text:p>
          </table:table-cell>
          <table:table-cell office:value-type="float" office:value="0.836388374585607" calcext:value-type="float">
            <text:p>0.836388374585607</text:p>
          </table:table-cell>
          <table:table-cell office:value-type="float" office:value="0.836388583971294" calcext:value-type="float">
            <text:p>0.836388583971294</text:p>
          </table:table-cell>
          <table:table-cell office:value-type="float" office:value="0.70694984638943" calcext:value-type="float">
            <text:p>0.70694984638943</text:p>
          </table:table-cell>
          <table:table-cell office:value-type="float" office:value="0.706950104436029" calcext:value-type="float">
            <text:p>0.706950104436029</text:p>
          </table:table-cell>
        </table:table-row>
        <table:table-row table:style-name="ro1">
          <table:table-cell office:value-type="float" office:value="0.999999999999926" calcext:value-type="float">
            <text:p>0.999999999999926</text:p>
          </table:table-cell>
          <table:table-cell office:value-type="float" office:value="0.837138738530693" calcext:value-type="float">
            <text:p>0.837138738530693</text:p>
          </table:table-cell>
          <table:table-cell office:value-type="float" office:value="0.837138490805978" calcext:value-type="float">
            <text:p>0.837138490805978</text:p>
          </table:table-cell>
          <table:table-cell office:value-type="float" office:value="0.70765000316771" calcext:value-type="float">
            <text:p>0.70765000316771</text:p>
          </table:table-cell>
          <table:table-cell office:value-type="float" office:value="0.707649697339857" calcext:value-type="float">
            <text:p>0.707649697339857</text:p>
          </table:table-cell>
          <table:table-cell office:value-type="float" office:value="0.837138454937948" calcext:value-type="float">
            <text:p>0.837138454937948</text:p>
          </table:table-cell>
          <table:table-cell office:value-type="float" office:value="0.837138774398723" calcext:value-type="float">
            <text:p>0.837138774398723</text:p>
          </table:table-cell>
          <table:table-cell office:value-type="float" office:value="0.707649653058827" calcext:value-type="float">
            <text:p>0.707649653058827</text:p>
          </table:table-cell>
          <table:table-cell office:value-type="float" office:value="0.70765004744874" calcext:value-type="float">
            <text:p>0.70765004744874</text:p>
          </table:table-cell>
        </table:table-row>
        <table:table-row table:style-name="ro1">
          <table:table-cell office:value-type="float" office:value="0.529583986329327" calcext:value-type="float">
            <text:p>0.529583986329327</text:p>
          </table:table-cell>
          <table:table-cell office:value-type="float" office:value="0.150858740456232" calcext:value-type="float">
            <text:p>0.150858740456232</text:p>
          </table:table-cell>
          <table:table-cell office:value-type="float" office:value="0.888054427117107" calcext:value-type="float">
            <text:p>0.888054427117107</text:p>
          </table:table-cell>
          <table:table-cell office:value-type="float" office:value="0.0577348832697855" calcext:value-type="float">
            <text:p>0.0577348832697855</text:p>
          </table:table-cell>
          <table:table-cell office:value-type="float" office:value="0.965919172057945" calcext:value-type="float">
            <text:p>0.965919172057945</text:p>
          </table:table-cell>
          <table:table-cell office:value-type="float" office:value="0.519928152605782" calcext:value-type="float">
            <text:p>0.519928152605782</text:p>
          </table:table-cell>
          <table:table-cell office:value-type="float" office:value="0.519970848636753" calcext:value-type="float">
            <text:p>0.519970848636753</text:p>
          </table:table-cell>
          <table:table-cell office:value-type="float" office:value="0.512261502761249" calcext:value-type="float">
            <text:p>0.512261502761249</text:p>
          </table:table-cell>
          <table:table-cell office:value-type="float" office:value="0.512314102019689" calcext:value-type="float">
            <text:p>0.512314102019689</text:p>
          </table:table-cell>
        </table:table-row>
        <table:table-row table:style-name="ro1">
          <table:table-cell office:value-type="float" office:value="0.65667294551555" calcext:value-type="float">
            <text:p>0.65667294551555</text:p>
          </table:table-cell>
          <table:table-cell office:value-type="float" office:value="0.253938172227991" calcext:value-type="float">
            <text:p>0.253938172227991</text:p>
          </table:table-cell>
          <table:table-cell office:value-type="float" office:value="0.955570430552516" calcext:value-type="float">
            <text:p>0.955570430552516</text:p>
          </table:table-cell>
          <table:table-cell office:value-type="float" office:value="0.13174280400862" calcext:value-type="float">
            <text:p>0.13174280400862</text:p>
          </table:table-cell>
          <table:table-cell office:value-type="float" office:value="0.996729357805948" calcext:value-type="float">
            <text:p>0.996729357805948</text:p>
          </table:table-cell>
          <table:table-cell office:value-type="float" office:value="0.605738546123052" calcext:value-type="float">
            <text:p>0.605738546123052</text:p>
          </table:table-cell>
          <table:table-cell office:value-type="float" office:value="0.605665048847346" calcext:value-type="float">
            <text:p>0.605665048847346</text:p>
          </table:table-cell>
          <table:table-cell office:value-type="float" office:value="0.565168361880815" calcext:value-type="float">
            <text:p>0.565168361880815</text:p>
          </table:table-cell>
          <table:table-cell office:value-type="float" office:value="0.565077787935882" calcext:value-type="float">
            <text:p>0.565077787935882</text:p>
          </table:table-cell>
        </table:table-row>
        <table:table-row table:style-name="ro1">
          <table:table-cell office:value-type="float" office:value="0.754260470959641" calcext:value-type="float">
            <text:p>0.754260470959641</text:p>
          </table:table-cell>
          <table:table-cell office:value-type="float" office:value="0.35201501114159" calcext:value-type="float">
            <text:p>0.35201501114159</text:p>
          </table:table-cell>
          <table:table-cell office:value-type="float" office:value="0.988771549128089" calcext:value-type="float">
            <text:p>0.988771549128089</text:p>
          </table:table-cell>
          <table:table-cell office:value-type="float" office:value="0.211587792297805" calcext:value-type="float">
            <text:p>0.211587792297805</text:p>
          </table:table-cell>
          <table:table-cell office:value-type="float" office:value="0.997630450843875" calcext:value-type="float">
            <text:p>0.997630450843875</text:p>
          </table:table-cell>
          <table:table-cell office:value-type="float" office:value="0.671774913839068" calcext:value-type="float">
            <text:p>0.671774913839068</text:p>
          </table:table-cell>
          <table:table-cell office:value-type="float" office:value="0.671612955208781" calcext:value-type="float">
            <text:p>0.671612955208781</text:p>
          </table:table-cell>
          <table:table-cell office:value-type="float" office:value="0.605929867466246" calcext:value-type="float">
            <text:p>0.605929867466246</text:p>
          </table:table-cell>
          <table:table-cell office:value-type="float" office:value="0.605730099388108" calcext:value-type="float">
            <text:p>0.605730099388108</text:p>
          </table:table-cell>
        </table:table-row>
        <table:table-row table:style-name="ro1">
          <table:table-cell office:value-type="float" office:value="0.494469145085067" calcext:value-type="float">
            <text:p>0.494469145085067</text:p>
          </table:table-cell>
          <table:table-cell office:value-type="float" office:value="0.866256925691761" calcext:value-type="float">
            <text:p>0.866256925691761</text:p>
          </table:table-cell>
          <table:table-cell office:value-type="float" office:value="0.128697889945032" calcext:value-type="float">
            <text:p>0.128697889945032</text:p>
          </table:table-cell>
          <table:table-cell office:value-type="float" office:value="0.95345938415307" calcext:value-type="float">
            <text:p>0.95345938415307</text:p>
          </table:table-cell>
          <table:table-cell office:value-type="float" office:value="0.0442075203364748" calcext:value-type="float">
            <text:p>0.0442075203364748</text:p>
          </table:table-cell>
          <table:table-cell office:value-type="float" office:value="0.496240343746614" calcext:value-type="float">
            <text:p>0.496240343746614</text:p>
          </table:table-cell>
          <table:table-cell office:value-type="float" office:value="0.496290116417811" calcext:value-type="float">
            <text:p>0.496290116417811</text:p>
          </table:table-cell>
          <table:table-cell office:value-type="float" office:value="0.497667267092922" calcext:value-type="float">
            <text:p>0.497667267092922</text:p>
          </table:table-cell>
          <table:table-cell office:value-type="float" office:value="0.497728627332788" calcext:value-type="float">
            <text:p>0.497728627332788</text:p>
          </table:table-cell>
        </table:table-row>
        <table:table-row table:style-name="ro1">
          <table:table-cell office:value-type="float" office:value="0.0388612922149195" calcext:value-type="float">
            <text:p>0.0388612922149195</text:p>
          </table:table-cell>
          <table:table-cell office:value-type="float" office:value="0.332994556713592" calcext:value-type="float">
            <text:p>0.332994556713592</text:p>
          </table:table-cell>
          <table:table-cell office:value-type="float" office:value="0.0454828099945439" calcext:value-type="float">
            <text:p>0.0454828099945439</text:p>
          </table:table-cell>
          <table:table-cell office:value-type="float" office:value="0.486541360369711" calcext:value-type="float">
            <text:p>0.486541360369711</text:p>
          </table:table-cell>
          <table:table-cell office:value-type="float" office:value="0.130768168511826" calcext:value-type="float">
            <text:p>0.130768168511826</text:p>
          </table:table-cell>
          <table:table-cell office:value-type="float" office:value="0.188793215848387" calcext:value-type="float">
            <text:p>0.188793215848387</text:p>
          </table:table-cell>
          <table:table-cell office:value-type="float" office:value="0.188809410395866" calcext:value-type="float">
            <text:p>0.188809410395866</text:p>
          </table:table-cell>
          <table:table-cell office:value-type="float" office:value="0.308232873462332" calcext:value-type="float">
            <text:p>0.308232873462332</text:p>
          </table:table-cell>
          <table:table-cell office:value-type="float" office:value="0.30825299781304" calcext:value-type="float">
            <text:p>0.30825299781304</text:p>
          </table:table-cell>
        </table:table-row>
        <table:table-row table:style-name="ro1">
          <table:table-cell office:value-type="float" office:value="0.162679609247216" calcext:value-type="float">
            <text:p>0.162679609247216</text:p>
          </table:table-cell>
          <table:table-cell office:value-type="float" office:value="0.546361934655978" calcext:value-type="float">
            <text:p>0.546361934655978</text:p>
          </table:table-cell>
          <table:table-cell office:value-type="float" office:value="0.00000248129114854834" calcext:value-type="float">
            <text:p>2.48129114854834E-06</text:p>
          </table:table-cell>
          <table:table-cell office:value-type="float" office:value="0.697609953807734" calcext:value-type="float">
            <text:p>0.697609953807734</text:p>
          </table:table-cell>
          <table:table-cell office:value-type="float" office:value="0.0233932954628273" calcext:value-type="float">
            <text:p>0.0233932954628273</text:p>
          </table:table-cell>
          <table:table-cell office:value-type="float" office:value="0.272402632182886" calcext:value-type="float">
            <text:p>0.272402632182886</text:p>
          </table:table-cell>
          <table:table-cell office:value-type="float" office:value="0.272423593126813" calcext:value-type="float">
            <text:p>0.272423593126813</text:p>
          </table:table-cell>
          <table:table-cell office:value-type="float" office:value="0.359767595720886" calcext:value-type="float">
            <text:p>0.359767595720886</text:p>
          </table:table-cell>
          <table:table-cell office:value-type="float" office:value="0.359793543083415" calcext:value-type="float">
            <text:p>0.359793543083415</text:p>
          </table:table-cell>
        </table:table-row>
        <table:table-row table:style-name="ro1">
          <table:table-cell office:value-type="float" office:value="0.743760736761681" calcext:value-type="float">
            <text:p>0.743760736761681</text:p>
          </table:table-cell>
          <table:table-cell office:value-type="float" office:value="0.986992553040536" calcext:value-type="float">
            <text:p>0.986992553040536</text:p>
          </table:table-cell>
          <table:table-cell office:value-type="float" office:value="0.343645061269475" calcext:value-type="float">
            <text:p>0.343645061269475</text:p>
          </table:table-cell>
          <table:table-cell office:value-type="float" office:value="0.998205383604697" calcext:value-type="float">
            <text:p>0.998205383604697</text:p>
          </table:table-cell>
          <table:table-cell office:value-type="float" office:value="0.206050065990157" calcext:value-type="float">
            <text:p>0.206050065990157</text:p>
          </table:table-cell>
          <table:table-cell office:value-type="float" office:value="0.664478850254059" calcext:value-type="float">
            <text:p>0.664478850254059</text:p>
          </table:table-cell>
          <table:table-cell office:value-type="float" office:value="0.664494046088632" calcext:value-type="float">
            <text:p>0.664494046088632</text:p>
          </table:table-cell>
          <table:table-cell office:value-type="float" office:value="0.601340524750402" calcext:value-type="float">
            <text:p>0.601340524750402</text:p>
          </table:table-cell>
          <table:table-cell office:value-type="float" office:value="0.601359166455941" calcext:value-type="float">
            <text:p>0.601359166455941</text:p>
          </table:table-cell>
        </table:table-row>
        <table:table-row table:style-name="ro1">
          <table:table-cell office:value-type="float" office:value="0.139981259206437" calcext:value-type="float">
            <text:p>0.139981259206437</text:p>
          </table:table-cell>
          <table:table-cell office:value-type="float" office:value="0.00109491111348703" calcext:value-type="float">
            <text:p>0.00109491111348703</text:p>
          </table:table-cell>
          <table:table-cell office:value-type="float" office:value="0.511714886929746" calcext:value-type="float">
            <text:p>0.511714886929746</text:p>
          </table:table-cell>
          <table:table-cell office:value-type="float" office:value="0.0355873793152792" calcext:value-type="float">
            <text:p>0.0355873793152792</text:p>
          </table:table-cell>
          <table:table-cell office:value-type="float" office:value="0.663807719820734" calcext:value-type="float">
            <text:p>0.663807719820734</text:p>
          </table:table-cell>
          <table:table-cell office:value-type="float" office:value="0.257051165174829" calcext:value-type="float">
            <text:p>0.257051165174829</text:p>
          </table:table-cell>
          <table:table-cell office:value-type="float" office:value="0.257124013932722" calcext:value-type="float">
            <text:p>0.257124013932722</text:p>
          </table:table-cell>
          <table:table-cell office:value-type="float" office:value="0.35028979345477" calcext:value-type="float">
            <text:p>0.35028979345477</text:p>
          </table:table-cell>
          <table:table-cell office:value-type="float" office:value="0.350379682028021" calcext:value-type="float">
            <text:p>0.350379682028021</text:p>
          </table:table-cell>
        </table:table-row>
        <table:table-row table:style-name="ro1">
          <table:table-cell office:value-type="float" office:value="0.797185472830796" calcext:value-type="float">
            <text:p>0.797185472830796</text:p>
          </table:table-cell>
          <table:table-cell office:value-type="float" office:value="0.402280869545108" calcext:value-type="float">
            <text:p>0.402280869545108</text:p>
          </table:table-cell>
          <table:table-cell office:value-type="float" office:value="0.997123378516438" calcext:value-type="float">
            <text:p>0.997123378516438</text:p>
          </table:table-cell>
          <table:table-cell office:value-type="float" office:value="0.255823698206774" calcext:value-type="float">
            <text:p>0.255823698206774</text:p>
          </table:table-cell>
          <table:table-cell office:value-type="float" office:value="0.989736656739575" calcext:value-type="float">
            <text:p>0.989736656739575</text:p>
          </table:table-cell>
          <table:table-cell office:value-type="float" office:value="0.700469421553514" calcext:value-type="float">
            <text:p>0.700469421553514</text:p>
          </table:table-cell>
          <table:table-cell office:value-type="float" office:value="0.700617732684829" calcext:value-type="float">
            <text:p>0.700617732684829</text:p>
          </table:table-cell>
          <table:table-cell office:value-type="float" office:value="0.623477623211887" calcext:value-type="float">
            <text:p>0.623477623211887</text:p>
          </table:table-cell>
          <table:table-cell office:value-type="float" office:value="0.623660306141091" calcext:value-type="float">
            <text:p>0.623660306141091</text:p>
          </table:table-cell>
        </table:table-row>
        <table:table-row table:style-name="ro1">
          <table:table-cell office:value-type="float" office:value="0.822560934530003" calcext:value-type="float">
            <text:p>0.822560934530003</text:p>
          </table:table-cell>
          <table:table-cell office:value-type="float" office:value="0.434154368866697" calcext:value-type="float">
            <text:p>0.434154368866697</text:p>
          </table:table-cell>
          <table:table-cell office:value-type="float" office:value="0.999534091839935" calcext:value-type="float">
            <text:p>0.999534091839935</text:p>
          </table:table-cell>
          <table:table-cell office:value-type="float" office:value="0.284413068421254" calcext:value-type="float">
            <text:p>0.284413068421254</text:p>
          </table:table-cell>
          <table:table-cell office:value-type="float" office:value="0.982282482989525" calcext:value-type="float">
            <text:p>0.982282482989525</text:p>
          </table:table-cell>
          <table:table-cell office:value-type="float" office:value="0.717688146958391" calcext:value-type="float">
            <text:p>0.717688146958391</text:p>
          </table:table-cell>
          <table:table-cell office:value-type="float" office:value="0.717761212690519" calcext:value-type="float">
            <text:p>0.717761212690519</text:p>
          </table:table-cell>
          <table:table-cell office:value-type="float" office:value="0.63412884834138" calcext:value-type="float">
            <text:p>0.63412884834138</text:p>
          </table:table-cell>
          <table:table-cell office:value-type="float" office:value="0.634218820605769" calcext:value-type="float">
            <text:p>0.634218820605769</text:p>
          </table:table-cell>
        </table:table-row>
        <table:table-row table:style-name="ro1">
          <table:table-cell office:value-type="float" office:value="0.142150876477403" calcext:value-type="float">
            <text:p>0.142150876477403</text:p>
          </table:table-cell>
          <table:table-cell office:value-type="float" office:value="0.51780948951844" calcext:value-type="float">
            <text:p>0.51780948951844</text:p>
          </table:table-cell>
          <table:table-cell office:value-type="float" office:value="0.000716223650627734" calcext:value-type="float">
            <text:p>0.000716223650627734</text:p>
          </table:table-cell>
          <table:table-cell office:value-type="float" office:value="0.671093225141426" calcext:value-type="float">
            <text:p>0.671093225141426</text:p>
          </table:table-cell>
          <table:table-cell office:value-type="float" office:value="0.0327155252309803" calcext:value-type="float">
            <text:p>0.0327155252309803</text:p>
          </table:table-cell>
          <table:table-cell office:value-type="float" office:value="0.258434285232172" calcext:value-type="float">
            <text:p>0.258434285232172</text:p>
          </table:table-cell>
          <table:table-cell office:value-type="float" office:value="0.258545675406327" calcext:value-type="float">
            <text:p>0.258545675406327</text:p>
          </table:table-cell>
          <table:table-cell office:value-type="float" office:value="0.351110454768881" calcext:value-type="float">
            <text:p>0.351110454768881</text:p>
          </table:table-cell>
          <table:table-cell office:value-type="float" office:value="0.351247815153802" calcext:value-type="float">
            <text:p>0.351247815153802</text:p>
          </table:table-cell>
        </table:table-row>
        <table:table-row table:style-name="ro1">
          <table:table-cell office:value-type="float" office:value="0.0816403498863344" calcext:value-type="float">
            <text:p>0.0816403498863344</text:p>
          </table:table-cell>
          <table:table-cell office:value-type="float" office:value="0.421325611466366" calcext:value-type="float">
            <text:p>0.421325611466366</text:p>
          </table:table-cell>
          <table:table-cell office:value-type="float" office:value="0.0152030196003006" calcext:value-type="float">
            <text:p>0.0152030196003006</text:p>
          </table:table-cell>
          <table:table-cell office:value-type="float" office:value="0.577481636313438" calcext:value-type="float">
            <text:p>0.577481636313438</text:p>
          </table:table-cell>
          <table:table-cell office:value-type="float" office:value="0.0756976533896641" calcext:value-type="float">
            <text:p>0.0756976533896641</text:p>
          </table:table-cell>
          <table:table-cell office:value-type="float" office:value="0.217471630853056" calcext:value-type="float">
            <text:p>0.217471630853056</text:p>
          </table:table-cell>
          <table:table-cell office:value-type="float" office:value="0.217852661187943" calcext:value-type="float">
            <text:p>0.217852661187943</text:p>
          </table:table-cell>
          <table:table-cell office:value-type="float" office:value="0.325789086174438" calcext:value-type="float">
            <text:p>0.325789086174438</text:p>
          </table:table-cell>
          <table:table-cell office:value-type="float" office:value="0.326258752303276" calcext:value-type="float">
            <text:p>0.326258752303276</text:p>
          </table:table-cell>
        </table:table-row>
        <table:table-row table:style-name="ro1">
          <table:table-cell office:value-type="float" office:value="0.0796582495542518" calcext:value-type="float">
            <text:p>0.0796582495542518</text:p>
          </table:table-cell>
          <table:table-cell office:value-type="float" office:value="0.417737066656113" calcext:value-type="float">
            <text:p>0.417737066656113</text:p>
          </table:table-cell>
          <table:table-cell office:value-type="float" office:value="0.0161118973743022" calcext:value-type="float">
            <text:p>0.0161118973743022</text:p>
          </table:table-cell>
          <table:table-cell office:value-type="float" office:value="0.573880076427616" calcext:value-type="float">
            <text:p>0.573880076427616</text:p>
          </table:table-cell>
          <table:table-cell office:value-type="float" office:value="0.0776465423840912" calcext:value-type="float">
            <text:p>0.0776465423840912</text:p>
          </table:table-cell>
          <table:table-cell office:value-type="float" office:value="0.216118994877514" calcext:value-type="float">
            <text:p>0.216118994877514</text:p>
          </table:table-cell>
          <table:table-cell office:value-type="float" office:value="0.2165454241234" calcext:value-type="float">
            <text:p>0.2165454241234</text:p>
          </table:table-cell>
          <table:table-cell office:value-type="float" office:value="0.324944082304244" calcext:value-type="float">
            <text:p>0.324944082304244</text:p>
          </table:table-cell>
          <table:table-cell office:value-type="float" office:value="0.325469683453688" calcext:value-type="float">
            <text:p>0.325469683453688</text:p>
          </table:table-cell>
        </table:table-row>
        <table:table-row table:style-name="ro1">
          <table:table-cell office:value-type="float" office:value="0.0795613971227463" calcext:value-type="float">
            <text:p>0.0795613971227463</text:p>
          </table:table-cell>
          <table:table-cell office:value-type="float" office:value="0.417563560681039" calcext:value-type="float">
            <text:p>0.417563560681039</text:p>
          </table:table-cell>
          <table:table-cell office:value-type="float" office:value="0.0161612258316786" calcext:value-type="float">
            <text:p>0.0161612258316786</text:p>
          </table:table-cell>
          <table:table-cell office:value-type="float" office:value="0.573700110591307" calcext:value-type="float">
            <text:p>0.573700110591307</text:p>
          </table:table-cell>
          <table:table-cell office:value-type="float" office:value="0.0777520094974955" calcext:value-type="float">
            <text:p>0.0777520094974955</text:p>
          </table:table-cell>
          <table:table-cell office:value-type="float" office:value="0.21605853910991" calcext:value-type="float">
            <text:p>0.21605853910991</text:p>
          </table:table-cell>
          <table:table-cell office:value-type="float" office:value="0.216487470473501" calcext:value-type="float">
            <text:p>0.216487470473501</text:p>
          </table:table-cell>
          <table:table-cell office:value-type="float" office:value="0.324908032895015" calcext:value-type="float">
            <text:p>0.324908032895015</text:p>
          </table:table-cell>
          <table:table-cell office:value-type="float" office:value="0.325436705720859" calcext:value-type="float">
            <text:p>0.325436705720859</text:p>
          </table:table-cell>
        </table:table-row>
        <table:table-row table:style-name="ro1">
          <table:table-cell office:value-type="float" office:value="0.0796111349417172" calcext:value-type="float">
            <text:p>0.0796111349417172</text:p>
          </table:table-cell>
          <table:table-cell office:value-type="float" office:value="0.417656545759129" calcext:value-type="float">
            <text:p>0.417656545759129</text:p>
          </table:table-cell>
          <table:table-cell office:value-type="float" office:value="0.0161414536251449" calcext:value-type="float">
            <text:p>0.0161414536251449</text:p>
          </table:table-cell>
          <table:table-cell office:value-type="float" office:value="0.573788571768683" calcext:value-type="float">
            <text:p>0.573788571768683</text:p>
          </table:table-cell>
          <table:table-cell office:value-type="float" office:value="0.0777105451829815" calcext:value-type="float">
            <text:p>0.0777105451829815</text:p>
          </table:table-cell>
          <table:table-cell office:value-type="float" office:value="0.216096519271381" calcext:value-type="float">
            <text:p>0.216096519271381</text:p>
          </table:table-cell>
          <table:table-cell office:value-type="float" office:value="0.216526455543192" calcext:value-type="float">
            <text:p>0.216526455543192</text:p>
          </table:table-cell>
          <table:table-cell office:value-type="float" office:value="0.324932702567727" calcext:value-type="float">
            <text:p>0.324932702567727</text:p>
          </table:table-cell>
          <table:table-cell office:value-type="float" office:value="0.325462604270515" calcext:value-type="float">
            <text:p>0.325462604270515</text:p>
          </table:table-cell>
        </table:table-row>
        <table:table-row table:style-name="ro1">
          <table:table-cell office:value-type="float" office:value="0.0796421199750726" calcext:value-type="float">
            <text:p>0.0796421199750726</text:p>
          </table:table-cell>
          <table:table-cell office:value-type="float" office:value="0.417714874241831" calcext:value-type="float">
            <text:p>0.417714874241831</text:p>
          </table:table-cell>
          <table:table-cell office:value-type="float" office:value="0.0161297430807598" calcext:value-type="float">
            <text:p>0.0161297430807598</text:p>
          </table:table-cell>
          <table:table-cell office:value-type="float" office:value="0.57384323791779" calcext:value-type="float">
            <text:p>0.57384323791779</text:p>
          </table:table-cell>
          <table:table-cell office:value-type="float" office:value="0.0776860900704671" calcext:value-type="float">
            <text:p>0.0776860900704671</text:p>
          </table:table-cell>
          <table:table-cell office:value-type="float" office:value="0.216120907994245" calcext:value-type="float">
            <text:p>0.216120907994245</text:p>
          </table:table-cell>
          <table:table-cell office:value-type="float" office:value="0.216551744337959" calcext:value-type="float">
            <text:p>0.216551744337959</text:p>
          </table:table-cell>
          <table:table-cell office:value-type="float" office:value="0.324948712657977" calcext:value-type="float">
            <text:p>0.324948712657977</text:p>
          </table:table-cell>
          <table:table-cell office:value-type="float" office:value="0.325479715933643" calcext:value-type="float">
            <text:p>0.325479715933643</text:p>
          </table:table-cell>
        </table:table-row>
        <table:table-row table:style-name="ro1">
          <table:table-cell office:value-type="float" office:value="0.0796568778875866" calcext:value-type="float">
            <text:p>0.0796568778875866</text:p>
          </table:table-cell>
          <table:table-cell office:value-type="float" office:value="0.417743259130447" calcext:value-type="float">
            <text:p>0.417743259130447</text:p>
          </table:table-cell>
          <table:table-cell office:value-type="float" office:value="0.0161250428749092" calcext:value-type="float">
            <text:p>0.0161250428749092</text:p>
          </table:table-cell>
          <table:table-cell office:value-type="float" office:value="0.573868645484273" calcext:value-type="float">
            <text:p>0.573868645484273</text:p>
          </table:table-cell>
          <table:table-cell office:value-type="float" office:value="0.0776764423504402" calcext:value-type="float">
            <text:p>0.0776764423504402</text:p>
          </table:table-cell>
          <table:table-cell office:value-type="float" office:value="0.216133578913209" calcext:value-type="float">
            <text:p>0.216133578913209</text:p>
          </table:table-cell>
          <table:table-cell office:value-type="float" office:value="0.216565271149825" calcext:value-type="float">
            <text:p>0.216565271149825</text:p>
          </table:table-cell>
          <table:table-cell office:value-type="float" office:value="0.324957262998054" calcext:value-type="float">
            <text:p>0.324957262998054</text:p>
          </table:table-cell>
          <table:table-cell office:value-type="float" office:value="0.325489314918027" calcext:value-type="float">
            <text:p>0.325489314918027</text:p>
          </table:table-cell>
        </table:table-row>
        <table:table-row table:style-name="ro1">
          <table:table-cell office:value-type="float" office:value="0.0796570778951959" calcext:value-type="float">
            <text:p>0.0796570778951959</text:p>
          </table:table-cell>
          <table:table-cell office:value-type="float" office:value="0.417744824170959" calcext:value-type="float">
            <text:p>0.417744824170959</text:p>
          </table:table-cell>
          <table:table-cell office:value-type="float" office:value="0.0161266808776901" calcext:value-type="float">
            <text:p>0.0161266808776901</text:p>
          </table:table-cell>
          <table:table-cell office:value-type="float" office:value="0.573867773963126" calcext:value-type="float">
            <text:p>0.573867773963126</text:p>
          </table:table-cell>
          <table:table-cell office:value-type="float" office:value="0.0776801947415178" calcext:value-type="float">
            <text:p>0.0776801947415178</text:p>
          </table:table-cell>
          <table:table-cell office:value-type="float" office:value="0.216135816822226" calcext:value-type="float">
            <text:p>0.216135816822226</text:p>
          </table:table-cell>
          <table:table-cell office:value-type="float" office:value="0.216568322438171" calcext:value-type="float">
            <text:p>0.216568322438171</text:p>
          </table:table-cell>
          <table:table-cell office:value-type="float" office:value="0.324959195798133" calcext:value-type="float">
            <text:p>0.324959195798133</text:p>
          </table:table-cell>
          <table:table-cell office:value-type="float" office:value="0.325492245184813" calcext:value-type="float">
            <text:p>0.325492245184813</text:p>
          </table:table-cell>
        </table:table-row>
        <table:table-row table:style-name="ro1">
          <table:table-cell office:value-type="float" office:value="0.0796427952816139" calcext:value-type="float">
            <text:p>0.0796427952816139</text:p>
          </table:table-cell>
          <table:table-cell office:value-type="float" office:value="0.417719767582919" calcext:value-type="float">
            <text:p>0.417719767582919</text:p>
          </table:table-cell>
          <table:table-cell office:value-type="float" office:value="0.0161347103735953" calcext:value-type="float">
            <text:p>0.0161347103735953</text:p>
          </table:table-cell>
          <table:table-cell office:value-type="float" office:value="0.573840698922494" calcext:value-type="float">
            <text:p>0.573840698922494</text:p>
          </table:table-cell>
          <table:table-cell office:value-type="float" office:value="0.0776974730195149" calcext:value-type="float">
            <text:p>0.0776974730195149</text:p>
          </table:table-cell>
          <table:table-cell office:value-type="float" office:value="0.216127801561853" calcext:value-type="float">
            <text:p>0.216127801561853</text:p>
          </table:table-cell>
          <table:table-cell office:value-type="float" office:value="0.216561074119625" calcext:value-type="float">
            <text:p>0.216561074119625</text:p>
          </table:table-cell>
          <table:table-cell office:value-type="float" office:value="0.324954663832557" calcext:value-type="float">
            <text:p>0.324954663832557</text:p>
          </table:table-cell>
          <table:table-cell office:value-type="float" office:value="0.325488654431586" calcext:value-type="float">
            <text:p>0.325488654431586</text:p>
          </table:table-cell>
        </table:table-row>
        <table:table-row table:style-name="ro1">
          <table:table-cell office:value-type="float" office:value="0.0796127486336091" calcext:value-type="float">
            <text:p>0.0796127486336091</text:p>
          </table:table-cell>
          <table:table-cell office:value-type="float" office:value="0.417665797611146" calcext:value-type="float">
            <text:p>0.417665797611146</text:p>
          </table:table-cell>
          <table:table-cell office:value-type="float" office:value="0.0161498042656013" calcext:value-type="float">
            <text:p>0.0161498042656013</text:p>
          </table:table-cell>
          <table:table-cell office:value-type="float" office:value="0.573785022555576" calcext:value-type="float">
            <text:p>0.573785022555576</text:p>
          </table:table-cell>
          <table:table-cell office:value-type="float" office:value="0.0777297116309644" calcext:value-type="float">
            <text:p>0.0777297116309644</text:p>
          </table:table-cell>
          <table:table-cell office:value-type="float" office:value="0.216108773945233" calcext:value-type="float">
            <text:p>0.216108773945233</text:p>
          </table:table-cell>
          <table:table-cell office:value-type="float" office:value="0.216542758911986" calcext:value-type="float">
            <text:p>0.216542758911986</text:p>
          </table:table-cell>
          <table:table-cell office:value-type="float" office:value="0.324943234345326" calcext:value-type="float">
            <text:p>0.324943234345326</text:p>
          </table:table-cell>
          <table:table-cell office:value-type="float" office:value="0.325478099733317" calcext:value-type="float">
            <text:p>0.325478099733317</text:p>
          </table:table-cell>
        </table:table-row>
        <table:table-row table:style-name="ro1">
          <table:table-cell office:value-type="float" office:value="0.0795643749867887" calcext:value-type="float">
            <text:p>0.0795643749867887</text:p>
          </table:table-cell>
          <table:table-cell office:value-type="float" office:value="0.417578269197937" calcext:value-type="float">
            <text:p>0.417578269197937</text:p>
          </table:table-cell>
          <table:table-cell office:value-type="float" office:value="0.016173226572049" calcext:value-type="float">
            <text:p>0.016173226572049</text:p>
          </table:table-cell>
          <table:table-cell office:value-type="float" office:value="0.573696005120605" calcext:value-type="float">
            <text:p>0.573696005120605</text:p>
          </table:table-cell>
          <table:table-cell office:value-type="float" office:value="0.0777795909976029" calcext:value-type="float">
            <text:p>0.0777795909976029</text:p>
          </table:table-cell>
          <table:table-cell office:value-type="float" office:value="0.21607709150641" calcext:value-type="float">
            <text:p>0.21607709150641</text:p>
          </table:table-cell>
          <table:table-cell office:value-type="float" office:value="0.21651172239886" calcext:value-type="float">
            <text:p>0.21651172239886</text:p>
          </table:table-cell>
          <table:table-cell office:value-type="float" office:value="0.324923924972402" calcext:value-type="float">
            <text:p>0.324923924972402</text:p>
          </table:table-cell>
          <table:table-cell office:value-type="float" office:value="0.325459583844912" calcext:value-type="float">
            <text:p>0.325459583844912</text:p>
          </table:table-cell>
        </table:table-row>
        <table:table-row table:style-name="ro1">
          <table:table-cell office:value-type="float" office:value="0.0794937738264621" calcext:value-type="float">
            <text:p>0.0794937738264621</text:p>
          </table:table-cell>
          <table:table-cell office:value-type="float" office:value="0.417450077847476" calcext:value-type="float">
            <text:p>0.417450077847476</text:p>
          </table:table-cell>
          <table:table-cell office:value-type="float" office:value="0.0162068675220854" calcext:value-type="float">
            <text:p>0.0162068675220854</text:p>
          </table:table-cell>
          <table:table-cell office:value-type="float" office:value="0.573566453140645" calcext:value-type="float">
            <text:p>0.573566453140645</text:p>
          </table:table-cell>
          <table:table-cell office:value-type="float" office:value="0.0778511069444032" calcext:value-type="float">
            <text:p>0.0778511069444032</text:p>
          </table:table-cell>
          <table:table-cell office:value-type="float" office:value="0.216030195226306" calcext:value-type="float">
            <text:p>0.216030195226306</text:p>
          </table:table-cell>
          <table:table-cell office:value-type="float" office:value="0.216465388998871" calcext:value-type="float">
            <text:p>0.216465388998871</text:p>
          </table:table-cell>
          <table:table-cell office:value-type="float" office:value="0.324895184800305" calcext:value-type="float">
            <text:p>0.324895184800305</text:p>
          </table:table-cell>
          <table:table-cell office:value-type="float" office:value="0.325431535319583" calcext:value-type="float">
            <text:p>0.325431535319583</text:p>
          </table:table-cell>
        </table:table-row>
        <table:table-row table:style-name="ro1">
          <table:table-cell office:value-type="float" office:value="0.0793955462380411" calcext:value-type="float">
            <text:p>0.0793955462380411</text:p>
          </table:table-cell>
          <table:table-cell office:value-type="float" office:value="0.4172713571209" calcext:value-type="float">
            <text:p>0.4172713571209</text:p>
          </table:table-cell>
          <table:table-cell office:value-type="float" office:value="0.0162533317639617" calcext:value-type="float">
            <text:p>0.0162533317639617</text:p>
          </table:table-cell>
          <table:table-cell office:value-type="float" office:value="0.573386410367345" calcext:value-type="float">
            <text:p>0.573386410367345</text:p>
          </table:table-cell>
          <table:table-cell office:value-type="float" office:value="0.0779497485458226" calcext:value-type="float">
            <text:p>0.0779497485458226</text:p>
          </table:table-cell>
          <table:table-cell office:value-type="float" office:value="0.215964504746722" calcext:value-type="float">
            <text:p>0.215964504746722</text:p>
          </table:table-cell>
          <table:table-cell office:value-type="float" office:value="0.216400156261302" calcext:value-type="float">
            <text:p>0.216400156261302</text:p>
          </table:table-cell>
          <table:table-cell office:value-type="float" office:value="0.324854831141332" calcext:value-type="float">
            <text:p>0.324854831141332</text:p>
          </table:table-cell>
          <table:table-cell office:value-type="float" office:value="0.325391744146227" calcext:value-type="float">
            <text:p>0.325391744146227</text:p>
          </table:table-cell>
        </table:table-row>
        <table:table-row table:style-name="ro1">
          <table:table-cell office:value-type="float" office:value="0.0792625241994722" calcext:value-type="float">
            <text:p>0.0792625241994722</text:p>
          </table:table-cell>
          <table:table-cell office:value-type="float" office:value="0.41702896774752" calcext:value-type="float">
            <text:p>0.41702896774752</text:p>
          </table:table-cell>
          <table:table-cell office:value-type="float" office:value="0.0163160851175002" calcext:value-type="float">
            <text:p>0.0163160851175002</text:p>
          </table:table-cell>
          <table:table-cell office:value-type="float" office:value="0.573142638619716" calcext:value-type="float">
            <text:p>0.573142638619716</text:p>
          </table:table-cell>
          <table:table-cell office:value-type="float" office:value="0.0780827932767427" calcext:value-type="float">
            <text:p>0.0780827932767427</text:p>
          </table:table-cell>
          <table:table-cell office:value-type="float" office:value="0.215875238726024" calcext:value-type="float">
            <text:p>0.215875238726024</text:p>
          </table:table-cell>
          <table:table-cell office:value-type="float" office:value="0.216311214424813" calcext:value-type="float">
            <text:p>0.216311214424813</text:p>
          </table:table-cell>
          <table:table-cell office:value-type="float" office:value="0.324799939932412" calcext:value-type="float">
            <text:p>0.324799939932412</text:p>
          </table:table-cell>
          <table:table-cell office:value-type="float" office:value="0.325337251161298" calcext:value-type="float">
            <text:p>0.325337251161298</text:p>
          </table:table-cell>
        </table:table-row>
        <table:table-row table:style-name="ro1">
          <table:table-cell office:value-type="float" office:value="0.0790854123521832" calcext:value-type="float">
            <text:p>0.0790854123521832</text:p>
          </table:table-cell>
          <table:table-cell office:value-type="float" office:value="0.416705814158057" calcext:value-type="float">
            <text:p>0.416705814158057</text:p>
          </table:table-cell>
          <table:table-cell office:value-type="float" office:value="0.0163996545011331" calcext:value-type="float">
            <text:p>0.0163996545011331</text:p>
          </table:table-cell>
          <table:table-cell office:value-type="float" office:value="0.572817923140005" calcext:value-type="float">
            <text:p>0.572817923140005</text:p>
          </table:table-cell>
          <table:table-cell office:value-type="float" office:value="0.0782597036708994" calcext:value-type="float">
            <text:p>0.0782597036708994</text:p>
          </table:table-cell>
          <table:table-cell office:value-type="float" office:value="0.21575617630585" calcext:value-type="float">
            <text:p>0.21575617630585</text:p>
          </table:table-cell>
          <table:table-cell office:value-type="float" office:value="0.216192305688406" calcext:value-type="float">
            <text:p>0.216192305688406</text:p>
          </table:table-cell>
          <table:table-cell office:value-type="float" office:value="0.324726700109705" calcext:value-type="float">
            <text:p>0.324726700109705</text:p>
          </table:table-cell>
          <table:table-cell office:value-type="float" office:value="0.325264199713659" calcext:value-type="float">
            <text:p>0.325264199713659</text:p>
          </table:table-cell>
        </table:table-row>
        <table:table-row table:style-name="ro1">
          <table:table-cell office:value-type="float" office:value="0.0788523218810757" calcext:value-type="float">
            <text:p>0.0788523218810757</text:p>
          </table:table-cell>
          <table:table-cell office:value-type="float" office:value="0.416279943295457" calcext:value-type="float">
            <text:p>0.416279943295457</text:p>
          </table:table-cell>
          <table:table-cell office:value-type="float" office:value="0.0165098986390503" calcext:value-type="float">
            <text:p>0.0165098986390503</text:p>
          </table:table-cell>
          <table:table-cell office:value-type="float" office:value="0.572390155246521" calcext:value-type="float">
            <text:p>0.572390155246521</text:p>
          </table:table-cell>
          <table:table-cell office:value-type="float" office:value="0.0784926557218804" calcext:value-type="float">
            <text:p>0.0784926557218804</text:p>
          </table:table-cell>
          <table:table-cell office:value-type="float" office:value="0.21559934484898" calcext:value-type="float">
            <text:p>0.21559934484898</text:p>
          </table:table-cell>
          <table:table-cell office:value-type="float" office:value="0.216035410760959" calcext:value-type="float">
            <text:p>0.216035410760959</text:p>
          </table:table-cell>
          <table:table-cell office:value-type="float" office:value="0.32463022210871" calcext:value-type="float">
            <text:p>0.32463022210871</text:p>
          </table:table-cell>
          <table:table-cell office:value-type="float" office:value="0.325167642697209" calcext:value-type="float">
            <text:p>0.325167642697209</text:p>
          </table:table-cell>
        </table:table-row>
        <table:table-row table:style-name="ro1">
          <table:table-cell office:value-type="float" office:value="0.0785482067119196" calcext:value-type="float">
            <text:p>0.0785482067119196</text:p>
          </table:table-cell>
          <table:table-cell office:value-type="float" office:value="0.415723431536709" calcext:value-type="float">
            <text:p>0.415723431536709</text:p>
          </table:table-cell>
          <table:table-cell office:value-type="float" office:value="0.016654357589757" calcext:value-type="float">
            <text:p>0.016654357589757</text:p>
          </table:table-cell>
          <table:table-cell office:value-type="float" office:value="0.571831195121827" calcext:value-type="float">
            <text:p>0.571831195121827</text:p>
          </table:table-cell>
          <table:table-cell office:value-type="float" office:value="0.0787972047674649" calcext:value-type="float">
            <text:p>0.0787972047674649</text:p>
          </table:table-cell>
          <table:table-cell office:value-type="float" office:value="0.215394642552342" calcext:value-type="float">
            <text:p>0.215394642552342</text:p>
          </table:table-cell>
          <table:table-cell office:value-type="float" office:value="0.215830368033913" calcext:value-type="float">
            <text:p>0.215830368033913</text:p>
          </table:table-cell>
          <table:table-cell office:value-type="float" office:value="0.324504306823078" calcext:value-type="float">
            <text:p>0.324504306823078</text:p>
          </table:table-cell>
          <table:table-cell office:value-type="float" office:value="0.32504130726768" calcext:value-type="float">
            <text:p>0.32504130726768</text:p>
          </table:table-cell>
        </table:table-row>
        <table:table-row table:style-name="ro1">
          <table:table-cell office:value-type="float" office:value="0.0781542196493887" calcext:value-type="float">
            <text:p>0.0781542196493887</text:p>
          </table:table-cell>
          <table:table-cell office:value-type="float" office:value="0.415001072043929" calcext:value-type="float">
            <text:p>0.415001072043929</text:p>
          </table:table-cell>
          <table:table-cell office:value-type="float" office:value="0.0168426926454142" calcext:value-type="float">
            <text:p>0.0168426926454142</text:p>
          </table:table-cell>
          <table:table-cell office:value-type="float" office:value="0.571105522489207" calcext:value-type="float">
            <text:p>0.571105522489207</text:p>
          </table:table-cell>
          <table:table-cell office:value-type="float" office:value="0.0791930958363914" calcext:value-type="float">
            <text:p>0.0791930958363914</text:p>
          </table:table-cell>
          <table:table-cell office:value-type="float" office:value="0.215129405908228" calcext:value-type="float">
            <text:p>0.215129405908228</text:p>
          </table:table-cell>
          <table:table-cell office:value-type="float" office:value="0.215564439323938" calcext:value-type="float">
            <text:p>0.215564439323938</text:p>
          </table:table-cell>
          <table:table-cell office:value-type="float" office:value="0.324341179964718" calcext:value-type="float">
            <text:p>0.324341179964718</text:p>
          </table:table-cell>
          <table:table-cell office:value-type="float" office:value="0.324877327083023" calcext:value-type="float">
            <text:p>0.324877327083023</text:p>
          </table:table-cell>
        </table:table-row>
        <table:table-row table:style-name="ro1">
          <table:table-cell office:value-type="float" office:value="0.0776469855100349" calcext:value-type="float">
            <text:p>0.0776469855100349</text:p>
          </table:table-cell>
          <table:table-cell office:value-type="float" office:value="0.414068826631403" calcext:value-type="float">
            <text:p>0.414068826631403</text:p>
          </table:table-cell>
          <table:table-cell office:value-type="float" office:value="0.0170872484083406" calcext:value-type="float">
            <text:p>0.0170872484083406</text:p>
          </table:table-cell>
          <table:table-cell office:value-type="float" office:value="0.570168632121153" calcext:value-type="float">
            <text:p>0.570168632121153</text:p>
          </table:table-cell>
          <table:table-cell office:value-type="float" office:value="0.0797052589406899" calcext:value-type="float">
            <text:p>0.0797052589406899</text:p>
          </table:table-cell>
          <table:table-cell office:value-type="float" office:value="0.214787922574748" calcext:value-type="float">
            <text:p>0.214787922574748</text:p>
          </table:table-cell>
          <table:table-cell office:value-type="float" office:value="0.215221817757673" calcext:value-type="float">
            <text:p>0.215221817757673</text:p>
          </table:table-cell>
          <table:table-cell office:value-type="float" office:value="0.324131193725319" calcext:value-type="float">
            <text:p>0.324131193725319</text:p>
          </table:table-cell>
          <table:table-cell office:value-type="float" office:value="0.324665937819445" calcext:value-type="float">
            <text:p>0.324665937819445</text:p>
          </table:table-cell>
        </table:table-row>
        <table:table-row table:style-name="ro1">
          <table:table-cell office:value-type="float" office:value="0.0769978831402904" calcext:value-type="float">
            <text:p>0.0769978831402904</text:p>
          </table:table-cell>
          <table:table-cell office:value-type="float" office:value="0.412872165095123" calcext:value-type="float">
            <text:p>0.412872165095123</text:p>
          </table:table-cell>
          <table:table-cell office:value-type="float" office:value="0.0174037385123869" calcext:value-type="float">
            <text:p>0.0174037385123869</text:p>
          </table:table-cell>
          <table:table-cell office:value-type="float" office:value="0.568965287246511" calcext:value-type="float">
            <text:p>0.568965287246511</text:p>
          </table:table-cell>
          <table:table-cell office:value-type="float" office:value="0.0803649530328743" calcext:value-type="float">
            <text:p>0.0803649530328743</text:p>
          </table:table-cell>
          <table:table-cell office:value-type="float" office:value="0.214350948552966" calcext:value-type="float">
            <text:p>0.214350948552966</text:p>
          </table:table-cell>
          <table:table-cell office:value-type="float" office:value="0.214783142998503" calcext:value-type="float">
            <text:p>0.214783142998503</text:p>
          </table:table-cell>
          <table:table-cell office:value-type="float" office:value="0.32386253010146" calcext:value-type="float">
            <text:p>0.32386253010146</text:p>
          </table:table-cell>
          <table:table-cell office:value-type="float" office:value="0.324395178091861" calcext:value-type="float">
            <text:p>0.324395178091861</text:p>
          </table:table-cell>
        </table:table-row>
        <table:table-row table:style-name="ro1">
          <table:table-cell office:value-type="float" office:value="0.0761724095535338" calcext:value-type="float">
            <text:p>0.0761724095535338</text:p>
          </table:table-cell>
          <table:table-cell office:value-type="float" office:value="0.411344361750901" calcext:value-type="float">
            <text:p>0.411344361750901</text:p>
          </table:table-cell>
          <table:table-cell office:value-type="float" office:value="0.0178120842343381" calcext:value-type="float">
            <text:p>0.0178120842343381</text:p>
          </table:table-cell>
          <table:table-cell office:value-type="float" office:value="0.567427686192384" calcext:value-type="float">
            <text:p>0.567427686192384</text:p>
          </table:table-cell>
          <table:table-cell office:value-type="float" office:value="0.081211064335184" calcext:value-type="float">
            <text:p>0.081211064335184</text:p>
          </table:table-cell>
          <table:table-cell office:value-type="float" office:value="0.213795282860681" calcext:value-type="float">
            <text:p>0.213795282860681</text:p>
          </table:table-cell>
          <table:table-cell office:value-type="float" office:value="0.214225069527625" calcext:value-type="float">
            <text:p>0.214225069527625</text:p>
          </table:table-cell>
          <table:table-cell office:value-type="float" office:value="0.323520940971352" calcext:value-type="float">
            <text:p>0.323520940971352</text:p>
          </table:table-cell>
          <table:table-cell office:value-type="float" office:value="0.324050621651873" calcext:value-type="float">
            <text:p>0.324050621651873</text:p>
          </table:table-cell>
        </table:table-row>
        <table:table-row table:style-name="ro1">
          <table:table-cell office:value-type="float" office:value="0.0751297847945952" calcext:value-type="float">
            <text:p>0.0751297847945952</text:p>
          </table:table-cell>
          <table:table-cell office:value-type="float" office:value="0.409404952629201" calcext:value-type="float">
            <text:p>0.409404952629201</text:p>
          </table:table-cell>
          <table:table-cell office:value-type="float" office:value="0.0183374171872482" calcext:value-type="float">
            <text:p>0.0183374171872482</text:p>
          </table:table-cell>
          <table:table-cell office:value-type="float" office:value="0.565473726677424" calcext:value-type="float">
            <text:p>0.565473726677424</text:p>
          </table:table-cell>
          <table:table-cell office:value-type="float" office:value="0.0822915070621635" calcext:value-type="float">
            <text:p>0.0822915070621635</text:p>
          </table:table-cell>
          <table:table-cell office:value-type="float" office:value="0.213093502490566" calcext:value-type="float">
            <text:p>0.213093502490566</text:p>
          </table:table-cell>
          <table:table-cell office:value-type="float" office:value="0.213519999297437" calcext:value-type="float">
            <text:p>0.213519999297437</text:p>
          </table:table-cell>
          <table:table-cell office:value-type="float" office:value="0.323089585637209" calcext:value-type="float">
            <text:p>0.323089585637209</text:p>
          </table:table-cell>
          <table:table-cell office:value-type="float" office:value="0.323615212089186" calcext:value-type="float">
            <text:p>0.323615212089186</text:p>
          </table:table-cell>
        </table:table-row>
        <table:table-row table:style-name="ro1">
          <table:table-cell office:value-type="float" office:value="0.073823130476337" calcext:value-type="float">
            <text:p>0.073823130476337</text:p>
          </table:table-cell>
          <table:table-cell office:value-type="float" office:value="0.406958859584535" calcext:value-type="float">
            <text:p>0.406958859584535</text:p>
          </table:table-cell>
          <table:table-cell office:value-type="float" office:value="0.0190111908166211" calcext:value-type="float">
            <text:p>0.0190111908166211</text:p>
          </table:table-cell>
          <table:table-cell office:value-type="float" office:value="0.563005852430578" calcext:value-type="float">
            <text:p>0.563005852430578</text:p>
          </table:table-cell>
          <table:table-cell office:value-type="float" office:value="0.0836645202595622" calcext:value-type="float">
            <text:p>0.0836645202595622</text:p>
          </table:table-cell>
          <table:table-cell office:value-type="float" office:value="0.212214084289516" calcext:value-type="float">
            <text:p>0.212214084289516</text:p>
          </table:table-cell>
          <table:table-cell office:value-type="float" office:value="0.212636201491404" calcext:value-type="float">
            <text:p>0.212636201491404</text:p>
          </table:table-cell>
          <table:table-cell office:value-type="float" office:value="0.322549106686059" calcext:value-type="float">
            <text:p>0.322549106686059</text:p>
          </table:table-cell>
          <table:table-cell office:value-type="float" office:value="0.323069336079881" calcext:value-type="float">
            <text:p>0.323069336079881</text:p>
          </table:table-cell>
        </table:table-row>
        <table:table-row table:style-name="ro1">
          <table:table-cell office:value-type="float" office:value="0.0722004828483605" calcext:value-type="float">
            <text:p>0.0722004828483605</text:p>
          </table:table-cell>
          <table:table-cell office:value-type="float" office:value="0.403896549709037" calcext:value-type="float">
            <text:p>0.403896549709037</text:p>
          </table:table-cell>
          <table:table-cell office:value-type="float" office:value="0.0198723854854357" calcext:value-type="float">
            <text:p>0.0198723854854357</text:p>
          </table:table-cell>
          <table:table-cell office:value-type="float" office:value="0.559910827072904" calcext:value-type="float">
            <text:p>0.559910827072904</text:p>
          </table:table-cell>
          <table:table-cell office:value-type="float" office:value="0.0853997337913224" calcext:value-type="float">
            <text:p>0.0853997337913224</text:p>
          </table:table-cell>
          <table:table-cell office:value-type="float" office:value="0.211122092326641" calcext:value-type="float">
            <text:p>0.211122092326641</text:p>
          </table:table-cell>
          <table:table-cell office:value-type="float" office:value="0.211538492902562" calcext:value-type="float">
            <text:p>0.211538492902562</text:p>
          </table:table-cell>
          <table:table-cell office:value-type="float" office:value="0.321878055757209" calcext:value-type="float">
            <text:p>0.321878055757209</text:p>
          </table:table-cell>
          <table:table-cell office:value-type="float" office:value="0.322391240540014" calcext:value-type="float">
            <text:p>0.322391240540014</text:p>
          </table:table-cell>
        </table:table-row>
        <table:table-row table:style-name="ro1">
          <table:table-cell office:value-type="float" office:value="0.0702072642181858" calcext:value-type="float">
            <text:p>0.0702072642181858</text:p>
          </table:table-cell>
          <table:table-cell office:value-type="float" office:value="0.400096313325748" calcext:value-type="float">
            <text:p>0.400096313325748</text:p>
          </table:table-cell>
          <table:table-cell office:value-type="float" office:value="0.0209685695919493" calcext:value-type="float">
            <text:p>0.0209685695919493</text:p>
          </table:table-cell>
          <table:table-cell office:value-type="float" office:value="0.556061509309303" calcext:value-type="float">
            <text:p>0.556061509309303</text:p>
          </table:table-cell>
          <table:table-cell office:value-type="float" office:value="0.087578451742635" calcext:value-type="float">
            <text:p>0.087578451742635</text:p>
          </table:table-cell>
          <table:table-cell office:value-type="float" office:value="0.209780839121546" calcext:value-type="float">
            <text:p>0.209780839121546</text:p>
          </table:table-cell>
          <table:table-cell office:value-type="float" office:value="0.210189912466698" calcext:value-type="float">
            <text:p>0.210189912466698</text:p>
          </table:table-cell>
          <table:table-cell office:value-type="float" office:value="0.321053913088484" calcext:value-type="float">
            <text:p>0.321053913088484</text:p>
          </table:table-cell>
          <table:table-cell office:value-type="float" office:value="0.321558068566908" calcext:value-type="float">
            <text:p>0.321558068566908</text:p>
          </table:table-cell>
        </table:table-row>
        <table:table-row table:style-name="ro1">
          <table:table-cell office:value-type="float" office:value="0.0677906688613354" calcext:value-type="float">
            <text:p>0.0677906688613354</text:p>
          </table:table-cell>
          <table:table-cell office:value-type="float" office:value="0.395429564007075" calcext:value-type="float">
            <text:p>0.395429564007075</text:p>
          </table:table-cell>
          <table:table-cell office:value-type="float" office:value="0.0223565323056993" calcext:value-type="float">
            <text:p>0.0223565323056993</text:p>
          </table:table-cell>
          <table:table-cell office:value-type="float" office:value="0.55132155189964" calcext:value-type="float">
            <text:p>0.55132155189964</text:p>
          </table:table-cell>
          <table:table-cell office:value-type="float" office:value="0.0902926132861841" calcext:value-type="float">
            <text:p>0.0902926132861841</text:p>
          </table:table-cell>
          <table:table-cell office:value-type="float" office:value="0.208154848592752" calcext:value-type="float">
            <text:p>0.208154848592752</text:p>
          </table:table-cell>
          <table:table-cell office:value-type="float" office:value="0.20855467769312" calcext:value-type="float">
            <text:p>0.20855467769312</text:p>
          </table:table-cell>
          <table:table-cell office:value-type="float" office:value="0.320054915216358" calcext:value-type="float">
            <text:p>0.320054915216358</text:p>
          </table:table-cell>
          <table:table-cell office:value-type="float" office:value="0.320547679106664" calcext:value-type="float">
            <text:p>0.320547679106664</text:p>
          </table:table-cell>
        </table:table-row>
        <table:table-row table:style-name="ro1">
          <table:table-cell office:value-type="float" office:value="0.0649063802090912" calcext:value-type="float">
            <text:p>0.0649063802090912</text:p>
          </table:table-cell>
          <table:table-cell office:value-type="float" office:value="0.38977026369521" calcext:value-type="float">
            <text:p>0.38977026369521</text:p>
          </table:table-cell>
          <table:table-cell office:value-type="float" office:value="0.0241019520757477" calcext:value-type="float">
            <text:p>0.0241019520757477</text:p>
          </table:table-cell>
          <table:table-cell office:value-type="float" office:value="0.545554209112242" calcext:value-type="float">
            <text:p>0.545554209112242</text:p>
          </table:table-cell>
          <table:table-cell office:value-type="float" office:value="0.0936415973246991" calcext:value-type="float">
            <text:p>0.0936415973246991</text:p>
          </table:table-cell>
          <table:table-cell office:value-type="float" office:value="0.206214370792935" calcext:value-type="float">
            <text:p>0.206214370792935</text:p>
          </table:table-cell>
          <table:table-cell office:value-type="float" office:value="0.206602735422874" calcext:value-type="float">
            <text:p>0.206602735422874</text:p>
          </table:table-cell>
          <table:table-cell office:value-type="float" office:value="0.318862825699871" calcext:value-type="float">
            <text:p>0.318862825699871</text:p>
          </table:table-cell>
          <table:table-cell office:value-type="float" office:value="0.319341462068503" calcext:value-type="float">
            <text:p>0.319341462068503</text:p>
          </table:table-cell>
        </table:table-row>
        <table:table-row table:style-name="ro1">
          <table:table-cell office:value-type="float" office:value="0.0615278886046582" calcext:value-type="float">
            <text:p>0.0615278886046582</text:p>
          </table:table-cell>
          <table:table-cell office:value-type="float" office:value="0.383009799195593" calcext:value-type="float">
            <text:p>0.383009799195593</text:p>
          </table:table-cell>
          <table:table-cell office:value-type="float" office:value="0.0262771446724359" calcext:value-type="float">
            <text:p>0.0262771446724359</text:p>
          </table:table-cell>
          <table:table-cell office:value-type="float" office:value="0.538636773676722" calcext:value-type="float">
            <text:p>0.538636773676722</text:p>
          </table:table-cell>
          <table:table-cell office:value-type="float" office:value="0.0977255799993464" calcext:value-type="float">
            <text:p>0.0977255799993464</text:p>
          </table:table-cell>
          <table:table-cell office:value-type="float" office:value="0.203941666647819" calcext:value-type="float">
            <text:p>0.203941666647819</text:p>
          </table:table-cell>
          <table:table-cell office:value-type="float" office:value="0.204316052133747" calcext:value-type="float">
            <text:p>0.204316052133747</text:p>
          </table:table-cell>
          <table:table-cell office:value-type="float" office:value="0.317466805814816" calcext:value-type="float">
            <text:p>0.317466805814816</text:p>
          </table:table-cell>
          <table:table-cell office:value-type="float" office:value="0.317928215876824" calcext:value-type="float">
            <text:p>0.317928215876824</text:p>
          </table:table-cell>
        </table:table-row>
        <table:table-row table:style-name="ro1">
          <table:table-cell office:value-type="float" office:value="0.0576572705497104" calcext:value-type="float">
            <text:p>0.0576572705497104</text:p>
          </table:table-cell>
          <table:table-cell office:value-type="float" office:value="0.375076584662939" calcext:value-type="float">
            <text:p>0.375076584662939</text:p>
          </table:table-cell>
          <table:table-cell office:value-type="float" office:value="0.0289560791431739" calcext:value-type="float">
            <text:p>0.0289560791431739</text:p>
          </table:table-cell>
          <table:table-cell office:value-type="float" office:value="0.530480224596054" calcext:value-type="float">
            <text:p>0.530480224596054</text:p>
          </table:table-cell>
          <table:table-cell office:value-type="float" office:value="0.102634916764352" calcext:value-type="float">
            <text:p>0.102634916764352</text:p>
          </table:table-cell>
          <table:table-cell office:value-type="float" office:value="0.201338246788206" calcext:value-type="float">
            <text:p>0.201338246788206</text:p>
          </table:table-cell>
          <table:table-cell office:value-type="float" office:value="0.201695922465075" calcext:value-type="float">
            <text:p>0.201695922465075</text:p>
          </table:table-cell>
          <table:table-cell office:value-type="float" office:value="0.315867853353481" calcext:value-type="float">
            <text:p>0.315867853353481</text:p>
          </table:table-cell>
          <table:table-cell office:value-type="float" office:value="0.316308672152601" calcext:value-type="float">
            <text:p>0.316308672152601</text:p>
          </table:table-cell>
        </table:table-row>
        <table:table-row table:style-name="ro1">
          <table:table-cell office:value-type="float" office:value="0.0533359503277078" calcext:value-type="float">
            <text:p>0.0533359503277078</text:p>
          </table:table-cell>
          <table:table-cell office:value-type="float" office:value="0.365959663624505" calcext:value-type="float">
            <text:p>0.365959663624505</text:p>
          </table:table-cell>
          <table:table-cell office:value-type="float" office:value="0.0322053935564882" calcext:value-type="float">
            <text:p>0.0322053935564882</text:p>
          </table:table-cell>
          <table:table-cell office:value-type="float" office:value="0.521053807542523" calcext:value-type="float">
            <text:p>0.521053807542523</text:p>
          </table:table-cell>
          <table:table-cell office:value-type="float" office:value="0.108434598846367" calcext:value-type="float">
            <text:p>0.108434598846367</text:p>
          </table:table-cell>
          <table:table-cell office:value-type="float" office:value="0.198432123932963" calcext:value-type="float">
            <text:p>0.198432123932963</text:p>
          </table:table-cell>
          <table:table-cell office:value-type="float" office:value="0.198770240369068" calcext:value-type="float">
            <text:p>0.198770240369068</text:p>
          </table:table-cell>
          <table:table-cell office:value-type="float" office:value="0.314083265456291" calcext:value-type="float">
            <text:p>0.314083265456291</text:p>
          </table:table-cell>
          <table:table-cell office:value-type="float" office:value="0.31449998167204" calcext:value-type="float">
            <text:p>0.31449998167204</text:p>
          </table:table-cell>
        </table:table-row>
        <table:table-row table:style-name="ro1">
          <table:table-cell office:value-type="float" office:value="0.0486516923952073" calcext:value-type="float">
            <text:p>0.0486516923952073</text:p>
          </table:table-cell>
          <table:table-cell office:value-type="float" office:value="0.355731195228473" calcext:value-type="float">
            <text:p>0.355731195228473</text:p>
          </table:table-cell>
          <table:table-cell office:value-type="float" office:value="0.0360714479277833" calcext:value-type="float">
            <text:p>0.0360714479277833</text:p>
          </table:table-cell>
          <table:table-cell office:value-type="float" office:value="0.510409811825075" calcext:value-type="float">
            <text:p>0.510409811825075</text:p>
          </table:table-cell>
          <table:table-cell office:value-type="float" office:value="0.11514538658681" calcext:value-type="float">
            <text:p>0.11514538658681</text:p>
          </table:table-cell>
          <table:table-cell office:value-type="float" office:value="0.19528248271929" calcext:value-type="float">
            <text:p>0.19528248271929</text:p>
          </table:table-cell>
          <table:table-cell office:value-type="float" office:value="0.195598265999176" calcext:value-type="float">
            <text:p>0.195598265999176</text:p>
          </table:table-cell>
          <table:table-cell office:value-type="float" office:value="0.31214948606641" calcext:value-type="float">
            <text:p>0.31214948606641</text:p>
          </table:table-cell>
          <table:table-cell office:value-type="float" office:value="0.312538681425887" calcext:value-type="float">
            <text:p>0.312538681425887</text:p>
          </table:table-cell>
        </table:table-row>
        <table:table-row table:style-name="ro1">
          <table:table-cell office:value-type="float" office:value="0.0437381472575707" calcext:value-type="float">
            <text:p>0.0437381472575707</text:p>
          </table:table-cell>
          <table:table-cell office:value-type="float" office:value="0.344561637650428" calcext:value-type="float">
            <text:p>0.344561637650428</text:p>
          </table:table-cell>
          <table:table-cell office:value-type="float" office:value="0.0405646173132373" calcext:value-type="float">
            <text:p>0.0405646173132373</text:p>
          </table:table-cell>
          <table:table-cell office:value-type="float" office:value="0.49870245713621" calcext:value-type="float">
            <text:p>0.49870245713621</text:p>
          </table:table-cell>
          <table:table-cell office:value-type="float" office:value="0.122724628696323" calcext:value-type="float">
            <text:p>0.122724628696323</text:p>
          </table:table-cell>
          <table:table-cell office:value-type="float" office:value="0.191979372730899" calcext:value-type="float">
            <text:p>0.191979372730899</text:p>
          </table:table-cell>
          <table:table-cell office:value-type="float" office:value="0.192270319897899" calcext:value-type="float">
            <text:p>0.192270319897899</text:p>
          </table:table-cell>
          <table:table-cell office:value-type="float" office:value="0.310121916443352" calcext:value-type="float">
            <text:p>0.310121916443352</text:p>
          </table:table-cell>
          <table:table-cell office:value-type="float" office:value="0.310480506561997" calcext:value-type="float">
            <text:p>0.310480506561997</text:p>
          </table:table-cell>
        </table:table-row>
        <table:table-row table:style-name="ro1">
          <table:table-cell office:value-type="float" office:value="0.0387641441013167" calcext:value-type="float">
            <text:p>0.0387641441013167</text:p>
          </table:table-cell>
          <table:table-cell office:value-type="float" office:value="0.332720315682007" calcext:value-type="float">
            <text:p>0.332720315682007</text:p>
          </table:table-cell>
          <table:table-cell office:value-type="float" office:value="0.0456443189544065" calcext:value-type="float">
            <text:p>0.0456443189544065</text:p>
          </table:table-cell>
          <table:table-cell office:value-type="float" office:value="0.486193054043417" calcext:value-type="float">
            <text:p>0.486193054043417</text:p>
          </table:table-cell>
          <table:table-cell office:value-type="float" office:value="0.131052240342211" calcext:value-type="float">
            <text:p>0.131052240342211</text:p>
          </table:table-cell>
          <table:table-cell office:value-type="float" office:value="0.188636451231824" calcext:value-type="float">
            <text:p>0.188636451231824</text:p>
          </table:table-cell>
          <table:table-cell office:value-type="float" office:value="0.188900590151707" calcext:value-type="float">
            <text:p>0.188900590151707</text:p>
          </table:table-cell>
          <table:table-cell office:value-type="float" office:value="0.308070423726126" calcext:value-type="float">
            <text:p>0.308070423726126</text:p>
          </table:table-cell>
          <table:table-cell office:value-type="float" office:value="0.308395978336403" calcext:value-type="float">
            <text:p>0.308395978336403</text:p>
          </table:table-cell>
        </table:table-row>
        <table:table-row table:style-name="ro1">
          <table:table-cell office:value-type="float" office:value="0.0339125627534895" calcext:value-type="float">
            <text:p>0.0339125627534895</text:p>
          </table:table-cell>
          <table:table-cell office:value-type="float" office:value="0.320555245833713" calcext:value-type="float">
            <text:p>0.320555245833713</text:p>
          </table:table-cell>
          <table:table-cell office:value-type="float" office:value="0.0512106395108802" calcext:value-type="float">
            <text:p>0.0512106395108802</text:p>
          </table:table-cell>
          <table:table-cell office:value-type="float" office:value="0.473233963316603" calcext:value-type="float">
            <text:p>0.473233963316603</text:p>
          </table:table-cell>
          <table:table-cell office:value-type="float" office:value="0.139929143310741" calcext:value-type="float">
            <text:p>0.139929143310741</text:p>
          </table:table-cell>
          <table:table-cell office:value-type="float" office:value="0.18537675199361" calcext:value-type="float">
            <text:p>0.18537675199361</text:p>
          </table:table-cell>
          <table:table-cell office:value-type="float" office:value="0.185612850176926" calcext:value-type="float">
            <text:p>0.185612850176926</text:p>
          </table:table-cell>
          <table:table-cell office:value-type="float" office:value="0.306070588059068" calcext:value-type="float">
            <text:p>0.306070588059068</text:p>
          </table:table-cell>
          <table:table-cell office:value-type="float" office:value="0.306361588342807" calcext:value-type="float">
            <text:p>0.306361588342807</text:p>
          </table:table-cell>
        </table:table-row>
        <table:table-row table:style-name="ro1">
          <table:table-cell office:value-type="float" office:value="0.0293540519834832" calcext:value-type="float">
            <text:p>0.0293540519834832</text:p>
          </table:table-cell>
          <table:table-cell office:value-type="float" office:value="0.308454719316202" calcext:value-type="float">
            <text:p>0.308454719316202</text:p>
          </table:table-cell>
          <table:table-cell office:value-type="float" office:value="0.0571071640994486" calcext:value-type="float">
            <text:p>0.0571071640994486</text:p>
          </table:table-cell>
          <table:table-cell office:value-type="float" office:value="0.460232238482849" calcext:value-type="float">
            <text:p>0.460232238482849</text:p>
          </table:table-cell>
          <table:table-cell office:value-type="float" office:value="0.14909165785368" calcext:value-type="float">
            <text:p>0.14909165785368</text:p>
          </table:table-cell>
          <table:table-cell office:value-type="float" office:value="0.182314988134207" calcext:value-type="float">
            <text:p>0.182314988134207</text:p>
          </table:table-cell>
          <table:table-cell office:value-type="float" office:value="0.182522687347707" calcext:value-type="float">
            <text:p>0.182522687347707</text:p>
          </table:table-cell>
          <table:table-cell office:value-type="float" office:value="0.304192821269062" calcext:value-type="float">
            <text:p>0.304192821269062</text:p>
          </table:table-cell>
          <table:table-cell office:value-type="float" office:value="0.30444882574197" calcext:value-type="float">
            <text:p>0.30444882574197</text:p>
          </table:table-cell>
        </table:table-row>
        <table:table-row table:style-name="ro1">
          <table:table-cell office:value-type="float" office:value="0.0252226051659183" calcext:value-type="float">
            <text:p>0.0252226051659183</text:p>
          </table:table-cell>
          <table:table-cell office:value-type="float" office:value="0.296797499730695" calcext:value-type="float">
            <text:p>0.296797499730695</text:p>
          </table:table-cell>
          <table:table-cell office:value-type="float" office:value="0.0631376243621476" calcext:value-type="float">
            <text:p>0.0631376243621476</text:p>
          </table:table-cell>
          <table:table-cell office:value-type="float" office:value="0.447598474064988" calcext:value-type="float">
            <text:p>0.447598474064988</text:p>
          </table:table-cell>
          <table:table-cell office:value-type="float" office:value="0.158242165108234" calcext:value-type="float">
            <text:p>0.158242165108234</text:p>
          </table:table-cell>
          <table:table-cell office:value-type="float" office:value="0.17954111107723" calcext:value-type="float">
            <text:p>0.17954111107723</text:p>
          </table:table-cell>
          <table:table-cell office:value-type="float" office:value="0.179720982110845" calcext:value-type="float">
            <text:p>0.179720982110845</text:p>
          </table:table-cell>
          <table:table-cell office:value-type="float" office:value="0.302492261242705" calcext:value-type="float">
            <text:p>0.302492261242705</text:p>
          </table:table-cell>
          <table:table-cell office:value-type="float" office:value="0.302713973248561" calcext:value-type="float">
            <text:p>0.302713973248561</text:p>
          </table:table-cell>
        </table:table-row>
        <table:table-row table:style-name="ro1">
          <table:table-cell office:value-type="float" office:value="0.0216006771239274" calcext:value-type="float">
            <text:p>0.0216006771239274</text:p>
          </table:table-cell>
          <table:table-cell office:value-type="float" office:value="0.285905815562928" calcext:value-type="float">
            <text:p>0.285905815562928</text:p>
          </table:table-cell>
          <table:table-cell office:value-type="float" office:value="0.069092607118278" calcext:value-type="float">
            <text:p>0.069092607118278</text:p>
          </table:table-cell>
          <table:table-cell office:value-type="float" office:value="0.435695119833017" calcext:value-type="float">
            <text:p>0.435695119833017</text:p>
          </table:table-cell>
          <table:table-cell office:value-type="float" office:value="0.167088217624469" calcext:value-type="float">
            <text:p>0.167088217624469</text:p>
          </table:table-cell>
          <table:table-cell office:value-type="float" office:value="0.177110346978329" calcext:value-type="float">
            <text:p>0.177110346978329</text:p>
          </table:table-cell>
          <table:table-cell office:value-type="float" office:value="0.177263785972345" calcext:value-type="float">
            <text:p>0.177263785972345</text:p>
          </table:table-cell>
          <table:table-cell office:value-type="float" office:value="0.301002681639724" calcext:value-type="float">
            <text:p>0.301002681639724</text:p>
          </table:table-cell>
          <table:table-cell office:value-type="float" office:value="0.301191821599402" calcext:value-type="float">
            <text:p>0.301191821599402</text:p>
          </table:table-cell>
        </table:table-row>
        <table:table-row table:style-name="ro1">
          <table:table-cell office:value-type="float" office:value="0.0185170748091598" calcext:value-type="float">
            <text:p>0.0185170748091598</text:p>
          </table:table-cell>
          <table:table-cell office:value-type="float" office:value="0.276013339214299" calcext:value-type="float">
            <text:p>0.276013339214299</text:p>
          </table:table-cell>
          <table:table-cell office:value-type="float" office:value="0.0747785522558351" calcext:value-type="float">
            <text:p>0.0747785522558351</text:p>
          </table:table-cell>
          <table:table-cell office:value-type="float" office:value="0.424797927558611" calcext:value-type="float">
            <text:p>0.424797927558611</text:p>
          </table:table-cell>
          <table:table-cell office:value-type="float" office:value="0.1753791735727" calcext:value-type="float">
            <text:p>0.1753791735727</text:p>
          </table:table-cell>
          <table:table-cell office:value-type="float" office:value="0.175041797226834" calcext:value-type="float">
            <text:p>0.175041797226834</text:p>
          </table:table-cell>
          <table:table-cell office:value-type="float" office:value="0.175170874390435" calcext:value-type="float">
            <text:p>0.175170874390435</text:p>
          </table:table-cell>
          <table:table-cell office:value-type="float" office:value="0.299735644258179" calcext:value-type="float">
            <text:p>0.299735644258179</text:p>
          </table:table-cell>
          <table:table-cell office:value-type="float" office:value="0.29989476325031" calcext:value-type="float">
            <text:p>0.29989476325031</text:p>
          </table:table-cell>
        </table:table-row>
        <table:table-row table:style-name="ro1">
          <table:table-cell office:value-type="float" office:value="0.0159554239993716" calcext:value-type="float">
            <text:p>0.0159554239993716</text:p>
          </table:table-cell>
          <table:table-cell office:value-type="float" office:value="0.267252938019685" calcext:value-type="float">
            <text:p>0.267252938019685</text:p>
          </table:table-cell>
          <table:table-cell office:value-type="float" office:value="0.080041324469863" calcext:value-type="float">
            <text:p>0.080041324469863</text:p>
          </table:table-cell>
          <table:table-cell office:value-type="float" office:value="0.415077339096827" calcext:value-type="float">
            <text:p>0.415077339096827</text:p>
          </table:table-cell>
          <table:table-cell office:value-type="float" office:value="0.182931752075135" calcext:value-type="float">
            <text:p>0.182931752075135</text:p>
          </table:table-cell>
          <table:table-cell office:value-type="float" office:value="0.173324202045665" calcext:value-type="float">
            <text:p>0.173324202045665</text:p>
          </table:table-cell>
          <table:table-cell office:value-type="float" office:value="0.173431409473348" calcext:value-type="float">
            <text:p>0.173431409473348</text:p>
          </table:table-cell>
          <table:table-cell office:value-type="float" office:value="0.298684081395252" calcext:value-type="float">
            <text:p>0.298684081395252</text:p>
          </table:table-cell>
          <table:table-cell office:value-type="float" office:value="0.298816250393249" calcext:value-type="float">
            <text:p>0.298816250393249</text:p>
          </table:table-cell>
        </table:table-row>
        <table:table-row table:style-name="ro1">
          <table:table-cell office:value-type="float" office:value="0.0138686243562099" calcext:value-type="float">
            <text:p>0.0138686243562099</text:p>
          </table:table-cell>
          <table:table-cell office:value-type="float" office:value="0.259663976538048" calcext:value-type="float">
            <text:p>0.259663976538048</text:p>
          </table:table-cell>
          <table:table-cell office:value-type="float" office:value="0.0847784048197302" calcext:value-type="float">
            <text:p>0.0847784048197302</text:p>
          </table:table-cell>
          <table:table-cell office:value-type="float" office:value="0.406601455594693" calcext:value-type="float">
            <text:p>0.406601455594693</text:p>
          </table:table-cell>
          <table:table-cell office:value-type="float" office:value="0.189639070598467" calcext:value-type="float">
            <text:p>0.189639070598467</text:p>
          </table:table-cell>
          <table:table-cell office:value-type="float" office:value="0.171925669803457" calcext:value-type="float">
            <text:p>0.171925669803457</text:p>
          </table:table-cell>
          <table:table-cell office:value-type="float" office:value="0.172013718574007" calcext:value-type="float">
            <text:p>0.172013718574007</text:p>
          </table:table-cell>
          <table:table-cell office:value-type="float" office:value="0.297828275431311" calcext:value-type="float">
            <text:p>0.297828275431311</text:p>
          </table:table-cell>
          <table:table-cell office:value-type="float" office:value="0.297936835270093" calcext:value-type="float">
            <text:p>0.297936835270093</text:p>
          </table:table-cell>
        </table:table-row>
        <table:table-row table:style-name="ro1">
          <table:table-cell office:value-type="float" office:value="0.0121936503329646" calcext:value-type="float">
            <text:p>0.0121936503329646</text:p>
          </table:table-cell>
          <table:table-cell office:value-type="float" office:value="0.253211464837095" calcext:value-type="float">
            <text:p>0.253211464837095</text:p>
          </table:table-cell>
          <table:table-cell office:value-type="float" office:value="0.0889397699992462" calcext:value-type="float">
            <text:p>0.0889397699992462</text:p>
          </table:table-cell>
          <table:table-cell office:value-type="float" office:value="0.3993534503148" calcext:value-type="float">
            <text:p>0.3993534503148</text:p>
          </table:table-cell>
          <table:table-cell office:value-type="float" office:value="0.195465588970471" calcext:value-type="float">
            <text:p>0.195465588970471</text:p>
          </table:table-cell>
          <table:table-cell office:value-type="float" office:value="0.170803676501816" calcext:value-type="float">
            <text:p>0.170803676501816</text:p>
          </table:table-cell>
          <table:table-cell office:value-type="float" office:value="0.170875269445527" calcext:value-type="float">
            <text:p>0.170875269445527</text:p>
          </table:table-cell>
          <table:table-cell office:value-type="float" office:value="0.297142027561429" calcext:value-type="float">
            <text:p>0.297142027561429</text:p>
          </table:table-cell>
          <table:table-cell office:value-type="float" office:value="0.297230308918187" calcext:value-type="float">
            <text:p>0.297230308918187</text:p>
          </table:table-cell>
        </table:table-row>
        <table:table-row table:style-name="ro1">
          <table:table-cell office:value-type="float" office:value="0.0108632950146491" calcext:value-type="float">
            <text:p>0.0108632950146491</text:p>
          </table:table-cell>
          <table:table-cell office:value-type="float" office:value="0.247809295783208" calcext:value-type="float">
            <text:p>0.247809295783208</text:p>
          </table:table-cell>
          <table:table-cell office:value-type="float" office:value="0.0925205923766636" calcext:value-type="float">
            <text:p>0.0925205923766636</text:p>
          </table:table-cell>
          <table:table-cell office:value-type="float" office:value="0.393255290683989" calcext:value-type="float">
            <text:p>0.393255290683989</text:p>
          </table:table-cell>
          <table:table-cell office:value-type="float" office:value="0.20043323531805" calcext:value-type="float">
            <text:p>0.20043323531805</text:p>
          </table:table-cell>
          <table:table-cell office:value-type="float" office:value="0.16991293488341" calcext:value-type="float">
            <text:p>0.16991293488341</text:p>
          </table:table-cell>
          <table:table-cell office:value-type="float" office:value="0.169970650091602" calcext:value-type="float">
            <text:p>0.169970650091602</text:p>
          </table:table-cell>
          <table:table-cell office:value-type="float" office:value="0.296597472269192" calcext:value-type="float">
            <text:p>0.296597472269192</text:p>
          </table:table-cell>
          <table:table-cell office:value-type="float" office:value="0.296668652111579" calcext:value-type="float">
            <text:p>0.296668652111579</text:p>
          </table:table-cell>
        </table:table-row>
        <table:table-row table:style-name="ro1">
          <table:table-cell office:value-type="float" office:value="0.00981407693946834" calcext:value-type="float">
            <text:p>0.00981407693946834</text:p>
          </table:table-cell>
          <table:table-cell office:value-type="float" office:value="0.243343238390739" calcext:value-type="float">
            <text:p>0.243343238390739</text:p>
          </table:table-cell>
          <table:table-cell office:value-type="float" office:value="0.0955490192091318" calcext:value-type="float">
            <text:p>0.0955490192091318</text:p>
          </table:table-cell>
          <table:table-cell office:value-type="float" office:value="0.388192758762038" calcext:value-type="float">
            <text:p>0.388192758762038</text:p>
          </table:table-cell>
          <table:table-cell office:value-type="float" office:value="0.204603055640509" calcext:value-type="float">
            <text:p>0.204603055640509</text:p>
          </table:table-cell>
          <table:table-cell office:value-type="float" office:value="0.169210732584676" calcext:value-type="float">
            <text:p>0.169210732584676</text:p>
          </table:table-cell>
          <table:table-cell office:value-type="float" office:value="0.169256901303684" calcext:value-type="float">
            <text:p>0.169256901303684</text:p>
          </table:table-cell>
          <table:table-cell office:value-type="float" office:value="0.296168368186531" calcext:value-type="float">
            <text:p>0.296168368186531</text:p>
          </table:table-cell>
          <table:table-cell office:value-type="float" office:value="0.296225319299883" calcext:value-type="float">
            <text:p>0.296225319299883</text:p>
          </table:table-cell>
        </table:table-row>
        <table:table-row table:style-name="ro1">
          <table:table-cell office:value-type="float" office:value="0.00899004113259183" calcext:value-type="float">
            <text:p>0.00899004113259183</text:p>
          </table:table-cell>
          <table:table-cell office:value-type="float" office:value="0.239687870230673" calcext:value-type="float">
            <text:p>0.239687870230673</text:p>
          </table:table-cell>
          <table:table-cell office:value-type="float" office:value="0.0980744528134827" calcext:value-type="float">
            <text:p>0.0980744528134827</text:p>
          </table:table-cell>
          <table:table-cell office:value-type="float" office:value="0.384034718790172" calcext:value-type="float">
            <text:p>0.384034718790172</text:p>
          </table:table-cell>
          <table:table-cell office:value-type="float" office:value="0.208059184460968" calcext:value-type="float">
            <text:p>0.208059184460968</text:p>
          </table:table-cell>
          <table:table-cell office:value-type="float" office:value="0.168659451702639" calcext:value-type="float">
            <text:p>0.168659451702639</text:p>
          </table:table-cell>
          <table:table-cell office:value-type="float" office:value="0.16869612679889" calcext:value-type="float">
            <text:p>0.16869612679889</text:p>
          </table:table-cell>
          <table:table-cell office:value-type="float" office:value="0.29583162263483" calcext:value-type="float">
            <text:p>0.29583162263483</text:p>
          </table:table-cell>
          <table:table-cell office:value-type="float" office:value="0.295876874760546" calcext:value-type="float">
            <text:p>0.295876874760546</text:p>
          </table:table-cell>
        </table:table-row>
        <table:table-row table:style-name="ro1">
          <table:table-cell office:value-type="float" office:value="0.00834424330416184" calcext:value-type="float">
            <text:p>0.00834424330416184</text:p>
          </table:table-cell>
          <table:table-cell office:value-type="float" office:value="0.236719529543237" calcext:value-type="float">
            <text:p>0.236719529543237</text:p>
          </table:table-cell>
          <table:table-cell office:value-type="float" office:value="0.100156670385049" calcext:value-type="float">
            <text:p>0.100156670385049</text:p>
          </table:table-cell>
          <table:table-cell office:value-type="float" office:value="0.380648448598534" calcext:value-type="float">
            <text:p>0.380648448598534</text:p>
          </table:table-cell>
          <table:table-cell office:value-type="float" office:value="0.210894812058049" calcext:value-type="float">
            <text:p>0.210894812058049</text:p>
          </table:table-cell>
          <table:table-cell office:value-type="float" office:value="0.168227552629699" calcext:value-type="float">
            <text:p>0.168227552629699</text:p>
          </table:table-cell>
          <table:table-cell office:value-type="float" office:value="0.168256512393236" calcext:value-type="float">
            <text:p>0.168256512393236</text:p>
          </table:table-cell>
          <table:table-cell office:value-type="float" office:value="0.295567886932941" calcext:value-type="float">
            <text:p>0.295567886932941</text:p>
          </table:table-cell>
          <table:table-cell office:value-type="float" office:value="0.2956036314546" calcext:value-type="float">
            <text:p>0.2956036314546</text:p>
          </table:table-cell>
        </table:table-row>
        <table:table-row table:style-name="ro1">
          <table:table-cell office:value-type="float" office:value="0.0078384691850153" calcext:value-type="float">
            <text:p>0.0078384691850153</text:p>
          </table:table-cell>
          <table:table-cell office:value-type="float" office:value="0.234323692365321" calcext:value-type="float">
            <text:p>0.234323692365321</text:p>
          </table:table-cell>
          <table:table-cell office:value-type="float" office:value="0.101858111731487" calcext:value-type="float">
            <text:p>0.101858111731487</text:p>
          </table:table-cell>
          <table:table-cell office:value-type="float" office:value="0.377908841098694" calcext:value-type="float">
            <text:p>0.377908841098694</text:p>
          </table:table-cell>
          <table:table-cell office:value-type="float" office:value="0.213202790420388" calcext:value-type="float">
            <text:p>0.213202790420388</text:p>
          </table:table-cell>
          <table:table-cell office:value-type="float" office:value="0.16788940405031" calcext:value-type="float">
            <text:p>0.16788940405031</text:p>
          </table:table-cell>
          <table:table-cell office:value-type="float" office:value="0.167912117235155" calcext:value-type="float">
            <text:p>0.167912117235155</text:p>
          </table:table-cell>
          <table:table-cell office:value-type="float" office:value="0.295361463591159" calcext:value-type="float">
            <text:p>0.295361463591159</text:p>
          </table:table-cell>
          <table:table-cell office:value-type="float" office:value="0.295389510452456" calcext:value-type="float">
            <text:p>0.295389510452456</text:p>
          </table:table-cell>
        </table:table-row>
        <table:table-row table:style-name="ro1">
          <table:table-cell office:value-type="float" office:value="0.00744215676957472" calcext:value-type="float">
            <text:p>0.00744215676957472</text:p>
          </table:table-cell>
          <table:table-cell office:value-type="float" office:value="0.232398430345944" calcext:value-type="float">
            <text:p>0.232398430345944</text:p>
          </table:table-cell>
          <table:table-cell office:value-type="float" office:value="0.103238991093779" calcext:value-type="float">
            <text:p>0.103238991093779</text:p>
          </table:table-cell>
          <table:table-cell office:value-type="float" office:value="0.375703111483416" calcext:value-type="float">
            <text:p>0.375703111483416</text:p>
          </table:table-cell>
          <table:table-cell office:value-type="float" office:value="0.215070052441516" calcext:value-type="float">
            <text:p>0.215070052441516</text:p>
          </table:table-cell>
          <table:table-cell office:value-type="float" office:value="0.167624493760167" calcext:value-type="float">
            <text:p>0.167624493760167</text:p>
          </table:table-cell>
          <table:table-cell office:value-type="float" office:value="0.167642208496336" calcext:value-type="float">
            <text:p>0.167642208496336</text:p>
          </table:table-cell>
          <table:table-cell office:value-type="float" office:value="0.295199781891829" calcext:value-type="float">
            <text:p>0.295199781891829</text:p>
          </table:table-cell>
          <table:table-cell office:value-type="float" office:value="0.29522166916283" calcext:value-type="float">
            <text:p>0.29522166916283</text:p>
          </table:table-cell>
        </table:table-row>
        <table:table-row table:style-name="ro1">
          <table:table-cell office:value-type="float" office:value="0.00713128864285773" calcext:value-type="float">
            <text:p>0.00713128864285773</text:p>
          </table:table-cell>
          <table:table-cell office:value-type="float" office:value="0.230856376476227" calcext:value-type="float">
            <text:p>0.230856376476227</text:p>
          </table:table-cell>
          <table:table-cell office:value-type="float" office:value="0.104353852191223" calcext:value-type="float">
            <text:p>0.104353852191223</text:p>
          </table:table-cell>
          <table:table-cell office:value-type="float" office:value="0.373933679466597" calcext:value-type="float">
            <text:p>0.373933679466597</text:p>
          </table:table-cell>
          <table:table-cell office:value-type="float" office:value="0.216573823256372" calcext:value-type="float">
            <text:p>0.216573823256372</text:p>
          </table:table-cell>
          <table:table-cell office:value-type="float" office:value="0.167416743523394" calcext:value-type="float">
            <text:p>0.167416743523394</text:p>
          </table:table-cell>
          <table:table-cell office:value-type="float" office:value="0.167430451651137" calcext:value-type="float">
            <text:p>0.167430451651137</text:p>
          </table:table-cell>
          <table:table-cell office:value-type="float" office:value="0.295073014115044" calcext:value-type="float">
            <text:p>0.295073014115044</text:p>
          </table:table-cell>
          <table:table-cell office:value-type="float" office:value="0.295089964040214" calcext:value-type="float">
            <text:p>0.295089964040214</text:p>
          </table:table-cell>
        </table:table-row>
        <table:table-row table:style-name="ro1">
          <table:table-cell office:value-type="float" office:value="0.00688699863578357" calcext:value-type="float">
            <text:p>0.00688699863578357</text:p>
          </table:table-cell>
          <table:table-cell office:value-type="float" office:value="0.229623611667184" calcext:value-type="float">
            <text:p>0.229623611667184</text:p>
          </table:table-cell>
          <table:table-cell office:value-type="float" office:value="0.105250800242546" calcext:value-type="float">
            <text:p>0.105250800242546</text:p>
          </table:table-cell>
          <table:table-cell office:value-type="float" office:value="0.37251737874326" calcext:value-type="float">
            <text:p>0.37251737874326</text:p>
          </table:table-cell>
          <table:table-cell office:value-type="float" office:value="0.217781251238919" calcext:value-type="float">
            <text:p>0.217781251238919</text:p>
          </table:table-cell>
          <table:table-cell office:value-type="float" office:value="0.167253501397238" calcext:value-type="float">
            <text:p>0.167253501397238</text:p>
          </table:table-cell>
          <table:table-cell office:value-type="float" office:value="0.16726403775912" calcext:value-type="float">
            <text:p>0.16726403775912</text:p>
          </table:table-cell>
          <table:table-cell office:value-type="float" office:value="0.294973413077369" calcext:value-type="float">
            <text:p>0.294973413077369</text:p>
          </table:table-cell>
          <table:table-cell office:value-type="float" office:value="0.294986454433552" calcext:value-type="float">
            <text:p>0.294986454433552</text:p>
          </table:table-cell>
        </table:table-row>
        <table:table-row table:style-name="ro1">
          <table:table-cell office:value-type="float" office:value="0.00669463532751868" calcext:value-type="float">
            <text:p>0.00669463532751868</text:p>
          </table:table-cell>
          <table:table-cell office:value-type="float" office:value="0.22863919650251" calcext:value-type="float">
            <text:p>0.22863919650251</text:p>
          </table:table-cell>
          <table:table-cell office:value-type="float" office:value="0.105970707297268" calcext:value-type="float">
            <text:p>0.105970707297268</text:p>
          </table:table-cell>
          <table:table-cell office:value-type="float" office:value="0.371385270588541" calcext:value-type="float">
            <text:p>0.371385270588541</text:p>
          </table:table-cell>
          <table:table-cell office:value-type="float" office:value="0.218748816560549" calcext:value-type="float">
            <text:p>0.218748816560549</text:p>
          </table:table-cell>
          <table:table-cell office:value-type="float" office:value="0.167124976853269" calcext:value-type="float">
            <text:p>0.167124976853269</text:p>
          </table:table-cell>
          <table:table-cell office:value-type="float" office:value="0.167132984490556" calcext:value-type="float">
            <text:p>0.167132984490556</text:p>
          </table:table-cell>
          <table:table-cell office:value-type="float" office:value="0.294895005391006" calcext:value-type="float">
            <text:p>0.294895005391006</text:p>
          </table:table-cell>
          <table:table-cell office:value-type="float" office:value="0.294904930598144" calcext:value-type="float">
            <text:p>0.294904930598144</text:p>
          </table:table-cell>
        </table:table-row>
        <table:table-row table:style-name="ro1">
          <table:table-cell office:value-type="float" office:value="0.00654277980204099" calcext:value-type="float">
            <text:p>0.00654277980204099</text:p>
          </table:table-cell>
          <table:table-cell office:value-type="float" office:value="0.227853188502037" calcext:value-type="float">
            <text:p>0.227853188502037</text:p>
          </table:table-cell>
          <table:table-cell office:value-type="float" office:value="0.106547861764178" calcext:value-type="float">
            <text:p>0.106547861764178</text:p>
          </table:table-cell>
          <table:table-cell office:value-type="float" office:value="0.370480611504162" calcext:value-type="float">
            <text:p>0.370480611504162</text:p>
          </table:table-cell>
          <table:table-cell office:value-type="float" office:value="0.219523539656776" calcext:value-type="float">
            <text:p>0.219523539656776</text:p>
          </table:table-cell>
          <table:table-cell office:value-type="float" office:value="0.167023514349776" calcext:value-type="float">
            <text:p>0.167023514349776</text:p>
          </table:table-cell>
          <table:table-cell office:value-type="float" office:value="0.16702953696435" calcext:value-type="float">
            <text:p>0.16702953696435</text:p>
          </table:table-cell>
          <table:table-cell office:value-type="float" office:value="0.294833104664433" calcext:value-type="float">
            <text:p>0.294833104664433</text:p>
          </table:table-cell>
          <table:table-cell office:value-type="float" office:value="0.294840583726886" calcext:value-type="float">
            <text:p>0.294840583726886</text:p>
          </table:table-cell>
        </table:table-row>
        <table:table-row table:style-name="ro1">
          <table:table-cell office:value-type="float" office:value="0.00642253789349467" calcext:value-type="float">
            <text:p>0.00642253789349467</text:p>
          </table:table-cell>
          <table:table-cell office:value-type="float" office:value="0.227225053058498" calcext:value-type="float">
            <text:p>0.227225053058498</text:p>
          </table:table-cell>
          <table:table-cell office:value-type="float" office:value="0.107010595907702" calcext:value-type="float">
            <text:p>0.107010595907702</text:p>
          </table:table-cell>
          <table:table-cell office:value-type="float" office:value="0.369757191278411" calcext:value-type="float">
            <text:p>0.369757191278411</text:p>
          </table:table-cell>
          <table:table-cell office:value-type="float" office:value="0.220144048650874" calcext:value-type="float">
            <text:p>0.220144048650874</text:p>
          </table:table-cell>
          <table:table-cell office:value-type="float" office:value="0.166943181443632" calcext:value-type="float">
            <text:p>0.166943181443632</text:p>
          </table:table-cell>
          <table:table-cell office:value-type="float" office:value="0.166947624483794" calcext:value-type="float">
            <text:p>0.166947624483794</text:p>
          </table:table-cell>
          <table:table-cell office:value-type="float" office:value="0.294784098189644" calcext:value-type="float">
            <text:p>0.294784098189644</text:p>
          </table:table-cell>
          <table:table-cell office:value-type="float" office:value="0.294789630741584" calcext:value-type="float">
            <text:p>0.294789630741584</text:p>
          </table:table-cell>
        </table:table-row>
        <table:table-row table:style-name="ro1">
          <table:table-cell office:value-type="float" office:value="0.00632701639428546" calcext:value-type="float">
            <text:p>0.00632701639428546</text:p>
          </table:table-cell>
          <table:table-cell office:value-type="float" office:value="0.226722324355341" calcext:value-type="float">
            <text:p>0.226722324355341</text:p>
          </table:table-cell>
          <table:table-cell office:value-type="float" office:value="0.107381912357658" calcext:value-type="float">
            <text:p>0.107381912357658</text:p>
          </table:table-cell>
          <table:table-cell office:value-type="float" office:value="0.369177902230751" calcext:value-type="float">
            <text:p>0.369177902230751</text:p>
          </table:table-cell>
          <table:table-cell office:value-type="float" office:value="0.220641569242399" calcext:value-type="float">
            <text:p>0.220641569242399</text:p>
          </table:table-cell>
          <table:table-cell office:value-type="float" office:value="0.166879354627334" calcext:value-type="float">
            <text:p>0.166879354627334</text:p>
          </table:table-cell>
          <table:table-cell office:value-type="float" office:value="0.166882567814657" calcext:value-type="float">
            <text:p>0.166882567814657</text:p>
          </table:table-cell>
          <table:table-cell office:value-type="float" office:value="0.29474515434051" calcext:value-type="float">
            <text:p>0.29474515434051</text:p>
          </table:table-cell>
          <table:table-cell office:value-type="float" office:value="0.294749171344309" calcext:value-type="float">
            <text:p>0.294749171344309</text:p>
          </table:table-cell>
        </table:table-row>
        <table:table-row table:style-name="ro1">
          <table:table-cell office:value-type="float" office:value="0.00625081997903276" calcext:value-type="float">
            <text:p>0.00625081997903276</text:p>
          </table:table-cell>
          <table:table-cell office:value-type="float" office:value="0.226318881403533" calcext:value-type="float">
            <text:p>0.226318881403533</text:p>
          </table:table-cell>
          <table:table-cell office:value-type="float" office:value="0.107680521157308" calcext:value-type="float">
            <text:p>0.107680521157308</text:p>
          </table:table-cell>
          <table:table-cell office:value-type="float" office:value="0.368712825863929" calcext:value-type="float">
            <text:p>0.368712825863929</text:p>
          </table:table-cell>
          <table:table-cell office:value-type="float" office:value="0.221041412262007" calcext:value-type="float">
            <text:p>0.221041412262007</text:p>
          </table:table-cell>
          <table:table-cell office:value-type="float" office:value="0.166828443227427" calcext:value-type="float">
            <text:p>0.166828443227427</text:p>
          </table:table-cell>
          <table:table-cell office:value-type="float" office:value="0.166830676359047" calcext:value-type="float">
            <text:p>0.166830676359047</text:p>
          </table:table-cell>
          <table:table-cell office:value-type="float" office:value="0.294714091492498" calcext:value-type="float">
            <text:p>0.294714091492498</text:p>
          </table:table-cell>
          <table:table-cell office:value-type="float" office:value="0.294716900773318" calcext:value-type="float">
            <text:p>0.294716900773318</text:p>
          </table:table-cell>
        </table:table-row>
        <table:table-row table:style-name="ro1">
          <table:table-cell office:value-type="float" office:value="0.00618975389663279" calcext:value-type="float">
            <text:p>0.00618975389663279</text:p>
          </table:table-cell>
          <table:table-cell office:value-type="float" office:value="0.225993970857726" calcext:value-type="float">
            <text:p>0.225993970857726</text:p>
          </table:table-cell>
          <table:table-cell office:value-type="float" office:value="0.107921411234136" calcext:value-type="float">
            <text:p>0.107921411234136</text:p>
          </table:table-cell>
          <table:table-cell office:value-type="float" office:value="0.368338153395805" calcext:value-type="float">
            <text:p>0.368338153395805</text:p>
          </table:table-cell>
          <table:table-cell office:value-type="float" office:value="0.221363801729074" calcext:value-type="float">
            <text:p>0.221363801729074</text:p>
          </table:table-cell>
          <table:table-cell office:value-type="float" office:value="0.166787629358311" calcext:value-type="float">
            <text:p>0.166787629358311</text:p>
          </table:table-cell>
          <table:table-cell office:value-type="float" office:value="0.166789106968913" calcext:value-type="float">
            <text:p>0.166789106968913</text:p>
          </table:table-cell>
          <table:table-cell office:value-type="float" office:value="0.29468918117606" calcext:value-type="float">
            <text:p>0.29468918117606</text:p>
          </table:table-cell>
          <table:table-cell office:value-type="float" office:value="0.294691059428371" calcext:value-type="float">
            <text:p>0.294691059428371</text:p>
          </table:table-cell>
        </table:table-row>
        <table:table-row table:style-name="ro1">
          <table:table-cell office:value-type="float" office:value="0.00614055953128201" calcext:value-type="float">
            <text:p>0.00614055953128201</text:p>
          </table:table-cell>
          <table:table-cell office:value-type="float" office:value="0.225731189081533" calcext:value-type="float">
            <text:p>0.225731189081533</text:p>
          </table:table-cell>
          <table:table-cell office:value-type="float" office:value="0.108116506617274" calcext:value-type="float">
            <text:p>0.108116506617274</text:p>
          </table:table-cell>
          <table:table-cell office:value-type="float" office:value="0.368035042412801" calcext:value-type="float">
            <text:p>0.368035042412801</text:p>
          </table:table-cell>
          <table:table-cell office:value-type="float" office:value="0.221624793779689" calcext:value-type="float">
            <text:p>0.221624793779689</text:p>
          </table:table-cell>
          <table:table-cell office:value-type="float" office:value="0.16675475016014" calcext:value-type="float">
            <text:p>0.16675475016014</text:p>
          </table:table-cell>
          <table:table-cell office:value-type="float" office:value="0.166755624833823" calcext:value-type="float">
            <text:p>0.166755624833823</text:p>
          </table:table-cell>
          <table:table-cell office:value-type="float" office:value="0.294669112902198" calcext:value-type="float">
            <text:p>0.294669112902198</text:p>
          </table:table-cell>
          <table:table-cell office:value-type="float" office:value="0.294670248155465" calcext:value-type="float">
            <text:p>0.294670248155465</text:p>
          </table:table-cell>
        </table:table-row>
        <table:table-row table:style-name="ro1">
          <table:table-cell office:value-type="float" office:value="0.00610065299126628" calcext:value-type="float">
            <text:p>0.00610065299126628</text:p>
          </table:table-cell>
          <table:table-cell office:value-type="float" office:value="0.225517333436357" calcext:value-type="float">
            <text:p>0.225517333436357</text:p>
          </table:table-cell>
          <table:table-cell office:value-type="float" office:value="0.108275456751683" calcext:value-type="float">
            <text:p>0.108275456751683</text:p>
          </table:table-cell>
          <table:table-cell office:value-type="float" office:value="0.367788311217562" calcext:value-type="float">
            <text:p>0.367788311217562</text:p>
          </table:table-cell>
          <table:table-cell office:value-type="float" office:value="0.221837359701522" calcext:value-type="float">
            <text:p>0.221837359701522</text:p>
          </table:table-cell>
          <table:table-cell office:value-type="float" office:value="0.166728070941859" calcext:value-type="float">
            <text:p>0.166728070941859</text:p>
          </table:table-cell>
          <table:table-cell office:value-type="float" office:value="0.16672847754977" calcext:value-type="float">
            <text:p>0.16672847754977</text:p>
          </table:table-cell>
          <table:table-cell office:value-type="float" office:value="0.294652823290594" calcext:value-type="float">
            <text:p>0.294652823290594</text:p>
          </table:table-cell>
          <table:table-cell office:value-type="float" office:value="0.29465338174673" calcext:value-type="float">
            <text:p>0.29465338174673</text:p>
          </table:table-cell>
        </table:table-row>
        <table:table-row table:style-name="ro1">
          <table:table-cell office:value-type="float" office:value="0.00606805345164008" calcext:value-type="float">
            <text:p>0.00606805345164008</text:p>
          </table:table-cell>
          <table:table-cell office:value-type="float" office:value="0.225342175244854" calcext:value-type="float">
            <text:p>0.225342175244854</text:p>
          </table:table-cell>
          <table:table-cell office:value-type="float" office:value="0.1084057657984" calcext:value-type="float">
            <text:p>0.1084057657984</text:p>
          </table:table-cell>
          <table:table-cell office:value-type="float" office:value="0.367586189103379" calcext:value-type="float">
            <text:p>0.367586189103379</text:p>
          </table:table-cell>
          <table:table-cell office:value-type="float" office:value="0.222011575110046" calcext:value-type="float">
            <text:p>0.222011575110046</text:p>
          </table:table-cell>
          <table:table-cell office:value-type="float" office:value="0.166706269475762" calcext:value-type="float">
            <text:p>0.166706269475762</text:p>
          </table:table-cell>
          <table:table-cell office:value-type="float" office:value="0.166706314119346" calcext:value-type="float">
            <text:p>0.166706314119346</text:p>
          </table:table-cell>
          <table:table-cell office:value-type="float" office:value="0.294639506508352" calcext:value-type="float">
            <text:p>0.294639506508352</text:p>
          </table:table-cell>
          <table:table-cell office:value-type="float" office:value="0.294639618916324" calcext:value-type="float">
            <text:p>0.294639618916324</text:p>
          </table:table-cell>
        </table:table-row>
        <table:table-row table:style-name="ro1">
          <table:table-cell office:value-type="float" office:value="0.00604118044890489" calcext:value-type="float">
            <text:p>0.00604118044890489</text:p>
          </table:table-cell>
          <table:table-cell office:value-type="float" office:value="0.225197473059062" calcext:value-type="float">
            <text:p>0.225197473059062</text:p>
          </table:table-cell>
          <table:table-cell office:value-type="float" office:value="0.108513500902203" calcext:value-type="float">
            <text:p>0.108513500902203</text:p>
          </table:table-cell>
          <table:table-cell office:value-type="float" office:value="0.367419185709303" calcext:value-type="float">
            <text:p>0.367419185709303</text:p>
          </table:table-cell>
          <table:table-cell office:value-type="float" office:value="0.222155577451932" calcext:value-type="float">
            <text:p>0.222155577451932</text:p>
          </table:table-cell>
          <table:table-cell office:value-type="float" office:value="0.166688295445412" calcext:value-type="float">
            <text:p>0.166688295445412</text:p>
          </table:table-cell>
          <table:table-cell office:value-type="float" office:value="0.166688051942353" calcext:value-type="float">
            <text:p>0.166688051942353</text:p>
          </table:table-cell>
          <table:table-cell office:value-type="float" office:value="0.294628525344477" calcext:value-type="float">
            <text:p>0.294628525344477</text:p>
          </table:table-cell>
          <table:table-cell office:value-type="float" office:value="0.294628282669851" calcext:value-type="float">
            <text:p>0.294628282669851</text:p>
          </table:table-cell>
        </table:table-row>
        <table:table-row table:style-name="ro1">
          <table:table-cell office:value-type="float" office:value="0.00601880714879566" calcext:value-type="float">
            <text:p>0.00601880714879566</text:p>
          </table:table-cell>
          <table:table-cell office:value-type="float" office:value="0.225076783906994" calcext:value-type="float">
            <text:p>0.225076783906994</text:p>
          </table:table-cell>
          <table:table-cell office:value-type="float" office:value="0.108603416970473" calcext:value-type="float">
            <text:p>0.108603416970473</text:p>
          </table:table-cell>
          <table:table-cell office:value-type="float" office:value="0.367279878052524" calcext:value-type="float">
            <text:p>0.367279878052524</text:p>
          </table:table-cell>
          <table:table-cell office:value-type="float" office:value="0.222275739265135" calcext:value-type="float">
            <text:p>0.222275739265135</text:p>
          </table:table-cell>
          <table:table-cell office:value-type="float" office:value="0.166673322987719" calcext:value-type="float">
            <text:p>0.166673322987719</text:p>
          </table:table-cell>
          <table:table-cell office:value-type="float" office:value="0.166672861206196" calcext:value-type="float">
            <text:p>0.166672861206196</text:p>
          </table:table-cell>
          <table:table-cell office:value-type="float" office:value="0.294619372156726" calcext:value-type="float">
            <text:p>0.294619372156726</text:p>
          </table:table-cell>
          <table:table-cell office:value-type="float" office:value="0.294618860498192" calcext:value-type="float">
            <text:p>0.294618860498192</text:p>
          </table:table-cell>
        </table:table-row>
        <table:table-row table:style-name="ro1">
          <table:table-cell office:value-type="float" office:value="0.00599998699467741" calcext:value-type="float">
            <text:p>0.00599998699467741</text:p>
          </table:table-cell>
          <table:table-cell office:value-type="float" office:value="0.224975109203549" calcext:value-type="float">
            <text:p>0.224975109203549</text:p>
          </table:table-cell>
          <table:table-cell office:value-type="float" office:value="0.108679210013448" calcext:value-type="float">
            <text:p>0.108679210013448</text:p>
          </table:table-cell>
          <table:table-cell office:value-type="float" office:value="0.367162505050429" calcext:value-type="float">
            <text:p>0.367162505050429</text:p>
          </table:table-cell>
          <table:table-cell office:value-type="float" office:value="0.222377011019316" calcext:value-type="float">
            <text:p>0.222377011019316</text:p>
          </table:table-cell>
          <table:table-cell office:value-type="float" office:value="0.166660726935365" calcext:value-type="float">
            <text:p>0.166660726935365</text:p>
          </table:table-cell>
          <table:table-cell office:value-type="float" office:value="0.166660089651647" calcext:value-type="float">
            <text:p>0.166660089651647</text:p>
          </table:table-cell>
          <table:table-cell office:value-type="float" office:value="0.294611670092065" calcext:value-type="float">
            <text:p>0.294611670092065</text:p>
          </table:table-cell>
          <table:table-cell office:value-type="float" office:value="0.294610942162812" calcext:value-type="float">
            <text:p>0.294610942162812</text:p>
          </table:table-cell>
        </table:table-row>
        <table:table-row table:style-name="ro1">
          <table:table-cell office:value-type="float" office:value="0.00598393626083749" calcext:value-type="float">
            <text:p>0.00598393626083749</text:p>
          </table:table-cell>
          <table:table-cell office:value-type="float" office:value="0.224888286112888" calcext:value-type="float">
            <text:p>0.224888286112888</text:p>
          </table:table-cell>
          <table:table-cell office:value-type="float" office:value="0.108743964227827" calcext:value-type="float">
            <text:p>0.108743964227827</text:p>
          </table:table-cell>
          <table:table-cell office:value-type="float" office:value="0.36706226695331" calcext:value-type="float">
            <text:p>0.36706226695331</text:p>
          </table:table-cell>
          <table:table-cell office:value-type="float" office:value="0.222463521166408" calcext:value-type="float">
            <text:p>0.222463521166408</text:p>
          </table:table-cell>
          <table:table-cell office:value-type="float" office:value="0.166649977067526" calcext:value-type="float">
            <text:p>0.166649977067526</text:p>
          </table:table-cell>
          <table:table-cell office:value-type="float" office:value="0.166649209821647" calcext:value-type="float">
            <text:p>0.166649209821647</text:p>
          </table:table-cell>
          <table:table-cell office:value-type="float" office:value="0.294605091601284" calcext:value-type="float">
            <text:p>0.294605091601284</text:p>
          </table:table-cell>
          <table:table-cell office:value-type="float" office:value="0.294604203520398" calcext:value-type="float">
            <text:p>0.294604203520398</text:p>
          </table:table-cell>
        </table:table-row>
        <table:table-row table:style-name="ro1">
          <table:table-cell office:value-type="float" office:value="0.00597009271012838" calcext:value-type="float">
            <text:p>0.00597009271012838</text:p>
          </table:table-cell>
          <table:table-cell office:value-type="float" office:value="0.224813321153569" calcext:value-type="float">
            <text:p>0.224813321153569</text:p>
          </table:table-cell>
          <table:table-cell office:value-type="float" office:value="0.108799899249066" calcext:value-type="float">
            <text:p>0.108799899249066</text:p>
          </table:table-cell>
          <table:table-cell office:value-type="float" office:value="0.366975711719724" calcext:value-type="float">
            <text:p>0.366975711719724</text:p>
          </table:table-cell>
          <table:table-cell office:value-type="float" office:value="0.222538240127195" calcext:value-type="float">
            <text:p>0.222538240127195</text:p>
          </table:table-cell>
          <table:table-cell office:value-type="float" office:value="0.166640704911981" calcext:value-type="float">
            <text:p>0.166640704911981</text:p>
          </table:table-cell>
          <table:table-cell office:value-type="float" office:value="0.166639831420816" calcext:value-type="float">
            <text:p>0.166639831420816</text:p>
          </table:table-cell>
          <table:table-cell office:value-type="float" office:value="0.294599416371938" calcext:value-type="float">
            <text:p>0.294599416371938</text:p>
          </table:table-cell>
          <table:table-cell office:value-type="float" office:value="0.294598397365693" calcext:value-type="float">
            <text:p>0.294598397365693</text:p>
          </table:table-cell>
        </table:table-row>
        <table:table-row table:style-name="ro1">
          <table:table-cell office:value-type="float" office:value="0.00595796239733892" calcext:value-type="float">
            <text:p>0.00595796239733892</text:p>
          </table:table-cell>
          <table:table-cell office:value-type="float" office:value="0.224747571989584" calcext:value-type="float">
            <text:p>0.224747571989584</text:p>
          </table:table-cell>
          <table:table-cell office:value-type="float" office:value="0.108848977490314" calcext:value-type="float">
            <text:p>0.108848977490314</text:p>
          </table:table-cell>
          <table:table-cell office:value-type="float" office:value="0.366899791269601" calcext:value-type="float">
            <text:p>0.366899791269601</text:p>
          </table:table-cell>
          <table:table-cell office:value-type="float" office:value="0.222603792793793" calcext:value-type="float">
            <text:p>0.222603792793793</text:p>
          </table:table-cell>
          <table:table-cell office:value-type="float" office:value="0.166632573886796" calcext:value-type="float">
            <text:p>0.166632573886796</text:p>
          </table:table-cell>
          <table:table-cell office:value-type="float" office:value="0.166631624426877" calcext:value-type="float">
            <text:p>0.166631624426877</text:p>
          </table:table-cell>
          <table:table-cell office:value-type="float" office:value="0.294594434996807" calcext:value-type="float">
            <text:p>0.294594434996807</text:p>
          </table:table-cell>
          <table:table-cell office:value-type="float" office:value="0.294593322375053" calcext:value-type="float">
            <text:p>0.294593322375053</text:p>
          </table:table-cell>
        </table:table-row>
        <table:table-row table:style-name="ro1">
          <table:table-cell office:value-type="float" office:value="0.0059471965619875" calcext:value-type="float">
            <text:p>0.0059471965619875</text:p>
          </table:table-cell>
          <table:table-cell office:value-type="float" office:value="0.224689170538309" calcext:value-type="float">
            <text:p>0.224689170538309</text:p>
          </table:table-cell>
          <table:table-cell office:value-type="float" office:value="0.108892586946486" calcext:value-type="float">
            <text:p>0.108892586946486</text:p>
          </table:table-cell>
          <table:table-cell office:value-type="float" office:value="0.366832350479369" calcext:value-type="float">
            <text:p>0.366832350479369</text:p>
          </table:table-cell>
          <table:table-cell office:value-type="float" office:value="0.222662035476067" calcext:value-type="float">
            <text:p>0.222662035476067</text:p>
          </table:table-cell>
          <table:table-cell office:value-type="float" office:value="0.166625357680541" calcext:value-type="float">
            <text:p>0.166625357680541</text:p>
          </table:table-cell>
          <table:table-cell office:value-type="float" office:value="0.166624344481345" calcext:value-type="float">
            <text:p>0.166624344481345</text:p>
          </table:table-cell>
          <table:table-cell office:value-type="float" office:value="0.294590013593079" calcext:value-type="float">
            <text:p>0.294590013593079</text:p>
          </table:table-cell>
          <table:table-cell office:value-type="float" office:value="0.294588822426159" calcext:value-type="float">
            <text:p>0.294588822426159</text:p>
          </table:table-cell>
        </table:table-row>
        <table:table-row table:style-name="ro1">
          <table:table-cell office:value-type="float" office:value="0.00593750599138065" calcext:value-type="float">
            <text:p>0.00593750599138065</text:p>
          </table:table-cell>
          <table:table-cell office:value-type="float" office:value="0.224636563511908" calcext:value-type="float">
            <text:p>0.224636563511908</text:p>
          </table:table-cell>
          <table:table-cell office:value-type="float" office:value="0.108931882764478" calcext:value-type="float">
            <text:p>0.108931882764478</text:p>
          </table:table-cell>
          <table:table-cell office:value-type="float" office:value="0.36677159706631" calcext:value-type="float">
            <text:p>0.36677159706631</text:p>
          </table:table-cell>
          <table:table-cell office:value-type="float" office:value="0.222714512640398" calcext:value-type="float">
            <text:p>0.222714512640398</text:p>
          </table:table-cell>
          <table:table-cell office:value-type="float" office:value="0.166618857004634" calcext:value-type="float">
            <text:p>0.166618857004634</text:p>
          </table:table-cell>
          <table:table-cell office:value-type="float" office:value="0.166617800565634" calcext:value-type="float">
            <text:p>0.166617800565634</text:p>
          </table:table-cell>
          <table:table-cell office:value-type="float" office:value="0.29458602682049" calcext:value-type="float">
            <text:p>0.29458602682049</text:p>
          </table:table-cell>
          <table:table-cell office:value-type="float" office:value="0.29458478236997" calcext:value-type="float">
            <text:p>0.29458478236997</text:p>
          </table:table-cell>
        </table:table-row>
        <table:table-row table:style-name="ro1">
          <table:table-cell office:value-type="float" office:value="0.00592865335052939" calcext:value-type="float">
            <text:p>0.00592865335052939</text:p>
          </table:table-cell>
          <table:table-cell office:value-type="float" office:value="0.224588473434342" calcext:value-type="float">
            <text:p>0.224588473434342</text:p>
          </table:table-cell>
          <table:table-cell office:value-type="float" office:value="0.108967815680008" calcext:value-type="float">
            <text:p>0.108967815680008</text:p>
          </table:table-cell>
          <table:table-cell office:value-type="float" office:value="0.36671605677901" calcext:value-type="float">
            <text:p>0.36671605677901</text:p>
          </table:table-cell>
          <table:table-cell office:value-type="float" office:value="0.222762495158955" calcext:value-type="float">
            <text:p>0.222762495158955</text:p>
          </table:table-cell>
          <table:table-cell office:value-type="float" office:value="0.166612918229082" calcext:value-type="float">
            <text:p>0.166612918229082</text:p>
          </table:table-cell>
          <table:table-cell office:value-type="float" office:value="0.166611826014175" calcext:value-type="float">
            <text:p>0.166611826014175</text:p>
          </table:table-cell>
          <table:table-cell office:value-type="float" office:value="0.294582384035271" calcext:value-type="float">
            <text:p>0.294582384035271</text:p>
          </table:table-cell>
          <table:table-cell office:value-type="float" office:value="0.294581095498882" calcext:value-type="float">
            <text:p>0.294581095498882</text:p>
          </table:table-cell>
        </table:table-row>
        <table:table-row table:style-name="ro1">
          <table:table-cell office:value-type="float" office:value="0.00592047765960113" calcext:value-type="float">
            <text:p>0.00592047765960113</text:p>
          </table:table-cell>
          <table:table-cell office:value-type="float" office:value="0.224544033718021" calcext:value-type="float">
            <text:p>0.224544033718021</text:p>
          </table:table-cell>
          <table:table-cell office:value-type="float" office:value="0.10900103065836" calcext:value-type="float">
            <text:p>0.10900103065836</text:p>
          </table:table-cell>
          <table:table-cell office:value-type="float" office:value="0.366664729537739" calcext:value-type="float">
            <text:p>0.366664729537739</text:p>
          </table:table-cell>
          <table:table-cell office:value-type="float" office:value="0.222806845162681" calcext:value-type="float">
            <text:p>0.222806845162681</text:p>
          </table:table-cell>
          <table:table-cell office:value-type="float" office:value="0.166607433604166" calcext:value-type="float">
            <text:p>0.166607433604166</text:p>
          </table:table-cell>
          <table:table-cell office:value-type="float" office:value="0.166606311326324" calcext:value-type="float">
            <text:p>0.166606311326324</text:p>
          </table:table-cell>
          <table:table-cell office:value-type="float" office:value="0.294579019386429" calcext:value-type="float">
            <text:p>0.294579019386429</text:p>
          </table:table-cell>
          <table:table-cell office:value-type="float" office:value="0.294577693804243" calcext:value-type="float">
            <text:p>0.294577693804243</text:p>
          </table:table-cell>
        </table:table-row>
        <table:table-row table:style-name="ro1">
          <table:table-cell office:value-type="float" office:value="0.0059128180235436" calcext:value-type="float">
            <text:p>0.0059128180235436</text:p>
          </table:table-cell>
          <table:table-cell office:value-type="float" office:value="0.224502375452574" calcext:value-type="float">
            <text:p>0.224502375452574</text:p>
          </table:table-cell>
          <table:table-cell office:value-type="float" office:value="0.109032175088292" calcext:value-type="float">
            <text:p>0.109032175088292</text:p>
          </table:table-cell>
          <table:table-cell office:value-type="float" office:value="0.366616612367174" calcext:value-type="float">
            <text:p>0.366616612367174</text:p>
          </table:table-cell>
          <table:table-cell office:value-type="float" office:value="0.222848427735767" calcext:value-type="float">
            <text:p>0.222848427735767</text:p>
          </table:table-cell>
          <table:table-cell office:value-type="float" office:value="0.166602288968843" calcext:value-type="float">
            <text:p>0.166602288968843</text:p>
          </table:table-cell>
          <table:table-cell office:value-type="float" office:value="0.166601153527133" calcext:value-type="float">
            <text:p>0.166601153527133</text:p>
          </table:table-cell>
          <table:table-cell office:value-type="float" office:value="0.294575859086997" calcext:value-type="float">
            <text:p>0.294575859086997</text:p>
          </table:table-cell>
          <table:table-cell office:value-type="float" office:value="0.294574517283824" calcext:value-type="float">
            <text:p>0.294574517283824</text:p>
          </table:table-cell>
        </table:table-row>
        <table:table-row table:style-name="ro1">
          <table:table-cell office:value-type="float" office:value="0.00590557869813368" calcext:value-type="float">
            <text:p>0.00590557869813368</text:p>
          </table:table-cell>
          <table:table-cell office:value-type="float" office:value="0.224462982093632" calcext:value-type="float">
            <text:p>0.224462982093632</text:p>
          </table:table-cell>
          <table:table-cell office:value-type="float" office:value="0.109061633695805" calcext:value-type="float">
            <text:p>0.109061633695805</text:p>
          </table:table-cell>
          <table:table-cell office:value-type="float" office:value="0.366571109064959" calcext:value-type="float">
            <text:p>0.366571109064959</text:p>
          </table:table-cell>
          <table:table-cell office:value-type="float" office:value="0.222887757028208" calcext:value-type="float">
            <text:p>0.222887757028208</text:p>
          </table:table-cell>
          <table:table-cell office:value-type="float" office:value="0.166597431744396" calcext:value-type="float">
            <text:p>0.166597431744396</text:p>
          </table:table-cell>
          <table:table-cell office:value-type="float" office:value="0.166596275983725" calcext:value-type="float">
            <text:p>0.166596275983725</text:p>
          </table:table-cell>
          <table:table-cell office:value-type="float" office:value="0.29457287815094" calcext:value-type="float">
            <text:p>0.29457287815094</text:p>
          </table:table-cell>
          <table:table-cell office:value-type="float" office:value="0.294571511309453" calcext:value-type="float">
            <text:p>0.294571511309453</text:p>
          </table:table-cell>
        </table:table-row>
        <table:table-row table:style-name="ro1">
          <table:table-cell office:value-type="float" office:value="0.00589867193968774" calcext:value-type="float">
            <text:p>0.00589867193968774</text:p>
          </table:table-cell>
          <table:table-cell office:value-type="float" office:value="0.224425379307568" calcext:value-type="float">
            <text:p>0.224425379307568</text:p>
          </table:table-cell>
          <table:table-cell office:value-type="float" office:value="0.109089760005613" calcext:value-type="float">
            <text:p>0.109089760005613</text:p>
          </table:table-cell>
          <table:table-cell office:value-type="float" office:value="0.366527672075414" calcext:value-type="float">
            <text:p>0.366527672075414</text:p>
          </table:table-cell>
          <table:table-cell office:value-type="float" office:value="0.2229253053946" calcext:value-type="float">
            <text:p>0.2229253053946</text:p>
          </table:table-cell>
          <table:table-cell office:value-type="float" office:value="0.166592791090185" calcext:value-type="float">
            <text:p>0.166592791090185</text:p>
          </table:table-cell>
          <table:table-cell office:value-type="float" office:value="0.166591631122248" calcext:value-type="float">
            <text:p>0.166591631122248</text:p>
          </table:table-cell>
          <table:table-cell office:value-type="float" office:value="0.294570025761552" calcext:value-type="float">
            <text:p>0.294570025761552</text:p>
          </table:table-cell>
          <table:table-cell office:value-type="float" office:value="0.294568653736296" calcext:value-type="float">
            <text:p>0.294568653736296</text:p>
          </table:table-cell>
        </table:table-row>
        <table:table-row table:style-name="ro1">
          <table:table-cell office:value-type="float" office:value="0.00589201942040085" calcext:value-type="float">
            <text:p>0.00589201942040085</text:p>
          </table:table-cell>
          <table:table-cell office:value-type="float" office:value="0.224389142935735" calcext:value-type="float">
            <text:p>0.224389142935735</text:p>
          </table:table-cell>
          <table:table-cell office:value-type="float" office:value="0.10911687032743" calcext:value-type="float">
            <text:p>0.10911687032743</text:p>
          </table:table-cell>
          <table:table-cell office:value-type="float" office:value="0.366485811707325" calcext:value-type="float">
            <text:p>0.366485811707325</text:p>
          </table:table-cell>
          <table:table-cell office:value-type="float" office:value="0.222961495391097" calcext:value-type="float">
            <text:p>0.222961495391097</text:p>
          </table:table-cell>
          <table:table-cell office:value-type="float" office:value="0.166588326591701" calcext:value-type="float">
            <text:p>0.166588326591701</text:p>
          </table:table-cell>
          <table:table-cell office:value-type="float" office:value="0.16658715364992" calcext:value-type="float">
            <text:p>0.16658715364992</text:p>
          </table:table-cell>
          <table:table-cell office:value-type="float" office:value="0.294567284681707" calcext:value-type="float">
            <text:p>0.294567284681707</text:p>
          </table:table-cell>
          <table:table-cell office:value-type="float" office:value="0.294565896669523" calcext:value-type="float">
            <text:p>0.294565896669523</text:p>
          </table:table-cell>
        </table:table-row>
        <table:table-row table:style-name="ro1">
          <table:table-cell office:value-type="float" office:value="0.00588557920587784" calcext:value-type="float">
            <text:p>0.00588557920587784</text:p>
          </table:table-cell>
          <table:table-cell office:value-type="float" office:value="0.224354046345839" calcext:value-type="float">
            <text:p>0.224354046345839</text:p>
          </table:table-cell>
          <table:table-cell office:value-type="float" office:value="0.109143133557039" calcext:value-type="float">
            <text:p>0.109143133557039</text:p>
          </table:table-cell>
          <table:table-cell office:value-type="float" office:value="0.366445266348256" calcext:value-type="float">
            <text:p>0.366445266348256</text:p>
          </table:table-cell>
          <table:table-cell office:value-type="float" office:value="0.222996552690457" calcext:value-type="float">
            <text:p>0.222996552690457</text:p>
          </table:table-cell>
          <table:table-cell office:value-type="float" office:value="0.166583998516789" calcext:value-type="float">
            <text:p>0.166583998516789</text:p>
          </table:table-cell>
          <table:table-cell office:value-type="float" office:value="0.166582826706373" calcext:value-type="float">
            <text:p>0.166582826706373</text:p>
          </table:table-cell>
          <table:table-cell office:value-type="float" office:value="0.29456462338401" calcext:value-type="float">
            <text:p>0.29456462338401</text:p>
          </table:table-cell>
          <table:table-cell office:value-type="float" office:value="0.294563236766847" calcext:value-type="float">
            <text:p>0.294563236766847</text:p>
          </table:table-cell>
        </table:table-row>
        <table:table-row table:style-name="ro1">
          <table:table-cell office:value-type="float" office:value="0.00587929871030313" calcext:value-type="float">
            <text:p>0.00587929871030313</text:p>
          </table:table-cell>
          <table:table-cell office:value-type="float" office:value="0.224319804284582" calcext:value-type="float">
            <text:p>0.224319804284582</text:p>
          </table:table-cell>
          <table:table-cell office:value-type="float" office:value="0.109168762539934" calcext:value-type="float">
            <text:p>0.109168762539934</text:p>
          </table:table-cell>
          <table:table-cell office:value-type="float" office:value="0.366405706635415" calcext:value-type="float">
            <text:p>0.366405706635415</text:p>
          </table:table-cell>
          <table:table-cell office:value-type="float" office:value="0.223030761581338" calcext:value-type="float">
            <text:p>0.223030761581338</text:p>
          </table:table-cell>
          <table:table-cell office:value-type="float" office:value="0.166579783343083" calcext:value-type="float">
            <text:p>0.166579783343083</text:p>
          </table:table-cell>
          <table:table-cell office:value-type="float" office:value="0.166578602846787" calcext:value-type="float">
            <text:p>0.166578602846787</text:p>
          </table:table-cell>
          <table:table-cell office:value-type="float" office:value="0.294562034745031" calcext:value-type="float">
            <text:p>0.294562034745031</text:p>
          </table:table-cell>
          <table:table-cell office:value-type="float" office:value="0.294560637424997" calcext:value-type="float">
            <text:p>0.294560637424997</text:p>
          </table:table-cell>
        </table:table-row>
        <table:table-row table:style-name="ro1">
          <table:table-cell office:value-type="float" office:value="0.00587314509908299" calcext:value-type="float">
            <text:p>0.00587314509908299</text:p>
          </table:table-cell>
          <table:table-cell office:value-type="float" office:value="0.2242862387347" calcext:value-type="float">
            <text:p>0.2242862387347</text:p>
          </table:table-cell>
          <table:table-cell office:value-type="float" office:value="0.109193890082504" calcext:value-type="float">
            <text:p>0.109193890082504</text:p>
          </table:table-cell>
          <table:table-cell office:value-type="float" office:value="0.366366927031542" calcext:value-type="float">
            <text:p>0.366366927031542</text:p>
          </table:table-cell>
          <table:table-cell office:value-type="float" office:value="0.223064299457238" calcext:value-type="float">
            <text:p>0.223064299457238</text:p>
          </table:table-cell>
          <table:table-cell office:value-type="float" office:value="0.16657564750983" calcext:value-type="float">
            <text:p>0.16657564750983</text:p>
          </table:table-cell>
          <table:table-cell office:value-type="float" office:value="0.166574471320021" calcext:value-type="float">
            <text:p>0.166574471320021</text:p>
          </table:table-cell>
          <table:table-cell office:value-type="float" office:value="0.294559491059061" calcext:value-type="float">
            <text:p>0.294559491059061</text:p>
          </table:table-cell>
          <table:table-cell office:value-type="float" office:value="0.294558099046747" calcext:value-type="float">
            <text:p>0.294558099046747</text:p>
          </table:table-cell>
        </table:table-row>
        <table:table-row table:style-name="ro1">
          <table:table-cell office:value-type="float" office:value="0.00586710512269706" calcext:value-type="float">
            <text:p>0.00586710512269706</text:p>
          </table:table-cell>
          <table:table-cell office:value-type="float" office:value="0.224253278282944" calcext:value-type="float">
            <text:p>0.224253278282944</text:p>
          </table:table-cell>
          <table:table-cell office:value-type="float" office:value="0.10921856935682" calcext:value-type="float">
            <text:p>0.10921856935682</text:p>
          </table:table-cell>
          <table:table-cell office:value-type="float" office:value="0.366328845115822" calcext:value-type="float">
            <text:p>0.366328845115822</text:p>
          </table:table-cell>
          <table:table-cell office:value-type="float" office:value="0.223097237384611" calcext:value-type="float">
            <text:p>0.223097237384611</text:p>
          </table:table-cell>
          <table:table-cell office:value-type="float" office:value="0.166571593877758" calcext:value-type="float">
            <text:p>0.166571593877758</text:p>
          </table:table-cell>
          <table:table-cell office:value-type="float" office:value="0.166570411384498" calcext:value-type="float">
            <text:p>0.166570411384498</text:p>
          </table:table-cell>
          <table:table-cell office:value-type="float" office:value="0.294557001360091" calcext:value-type="float">
            <text:p>0.294557001360091</text:p>
          </table:table-cell>
          <table:table-cell office:value-type="float" office:value="0.294555601580767" calcext:value-type="float">
            <text:p>0.294555601580767</text:p>
          </table:table-cell>
        </table:table-row>
        <table:table-row table:style-name="ro1">
          <table:table-cell office:value-type="float" office:value="0.00586113469215288" calcext:value-type="float">
            <text:p>0.00586113469215288</text:p>
          </table:table-cell>
          <table:table-cell office:value-type="float" office:value="0.224220682869148" calcext:value-type="float">
            <text:p>0.224220682869148</text:p>
          </table:table-cell>
          <table:table-cell office:value-type="float" office:value="0.109242979709743" calcext:value-type="float">
            <text:p>0.109242979709743</text:p>
          </table:table-cell>
          <table:table-cell office:value-type="float" office:value="0.366291183638013" calcext:value-type="float">
            <text:p>0.366291183638013</text:p>
          </table:table-cell>
          <table:table-cell office:value-type="float" office:value="0.223129814817817" calcext:value-type="float">
            <text:p>0.223129814817817</text:p>
          </table:table-cell>
          <table:table-cell office:value-type="float" office:value="0.166567581231594" calcext:value-type="float">
            <text:p>0.166567581231594</text:p>
          </table:table-cell>
          <table:table-cell office:value-type="float" office:value="0.166566404755182" calcext:value-type="float">
            <text:p>0.166566404755182</text:p>
          </table:table-cell>
          <table:table-cell office:value-type="float" office:value="0.294554533188882" calcext:value-type="float">
            <text:p>0.294554533188882</text:p>
          </table:table-cell>
          <table:table-cell office:value-type="float" office:value="0.29455314082495" calcext:value-type="float">
            <text:p>0.29455314082495</text:p>
          </table:table-cell>
        </table:table-row>
        <table:table-row table:style-name="ro1">
          <table:table-cell office:value-type="float" office:value="0.00585524188272157" calcext:value-type="float">
            <text:p>0.00585524188272157</text:p>
          </table:table-cell>
          <table:table-cell office:value-type="float" office:value="0.224188497129828" calcext:value-type="float">
            <text:p>0.224188497129828</text:p>
          </table:table-cell>
          <table:table-cell office:value-type="float" office:value="0.109267087628822" calcext:value-type="float">
            <text:p>0.109267087628822</text:p>
          </table:table-cell>
          <table:table-cell office:value-type="float" office:value="0.366253994200784" calcext:value-type="float">
            <text:p>0.366253994200784</text:p>
          </table:table-cell>
          <table:table-cell office:value-type="float" office:value="0.223161987080481" calcext:value-type="float">
            <text:p>0.223161987080481</text:p>
          </table:table-cell>
          <table:table-cell office:value-type="float" office:value="0.166563625682645" calcext:value-type="float">
            <text:p>0.166563625682645</text:p>
          </table:table-cell>
          <table:table-cell office:value-type="float" office:value="0.166562446218808" calcext:value-type="float">
            <text:p>0.166562446218808</text:p>
          </table:table-cell>
          <table:table-cell office:value-type="float" office:value="0.294552103042105" calcext:value-type="float">
            <text:p>0.294552103042105</text:p>
          </table:table-cell>
          <table:table-cell office:value-type="float" office:value="0.294550706997515" calcext:value-type="float">
            <text:p>0.294550706997515</text:p>
          </table:table-cell>
        </table:table-row>
        <table:table-row table:style-name="ro1">
          <table:table-cell office:value-type="float" office:value="0.0058493944659419" calcext:value-type="float">
            <text:p>0.0058493944659419</text:p>
          </table:table-cell>
          <table:table-cell office:value-type="float" office:value="0.22415654536833" calcext:value-type="float">
            <text:p>0.22415654536833</text:p>
          </table:table-cell>
          <table:table-cell office:value-type="float" office:value="0.109291024428872" calcext:value-type="float">
            <text:p>0.109291024428872</text:p>
          </table:table-cell>
          <table:table-cell office:value-type="float" office:value="0.366217073872092" calcext:value-type="float">
            <text:p>0.366217073872092</text:p>
          </table:table-cell>
          <table:table-cell office:value-type="float" office:value="0.223193929475214" calcext:value-type="float">
            <text:p>0.223193929475214</text:p>
          </table:table-cell>
          <table:table-cell office:value-type="float" office:value="0.166559699024286" calcext:value-type="float">
            <text:p>0.166559699024286</text:p>
          </table:table-cell>
          <table:table-cell office:value-type="float" office:value="0.166558520488076" calcext:value-type="float">
            <text:p>0.166558520488076</text:p>
          </table:table-cell>
          <table:table-cell office:value-type="float" office:value="0.294549689559987" calcext:value-type="float">
            <text:p>0.294549689559987</text:p>
          </table:table-cell>
          <table:table-cell office:value-type="float" office:value="0.294548294659287" calcext:value-type="float">
            <text:p>0.294548294659287</text:p>
          </table:table-cell>
        </table:table-row>
        <table:table-row table:style-name="ro1">
          <table:table-cell office:value-type="float" office:value="0.00584358738959478" calcext:value-type="float">
            <text:p>0.00584358738959478</text:p>
          </table:table-cell>
          <table:table-cell office:value-type="float" office:value="0.224124800254327" calcext:value-type="float">
            <text:p>0.224124800254327</text:p>
          </table:table-cell>
          <table:table-cell office:value-type="float" office:value="0.109314810484073" calcext:value-type="float">
            <text:p>0.109314810484073</text:p>
          </table:table-cell>
          <table:table-cell office:value-type="float" office:value="0.366180391101288" calcext:value-type="float">
            <text:p>0.366180391101288</text:p>
          </table:table-cell>
          <table:table-cell office:value-type="float" office:value="0.223225669222591" calcext:value-type="float">
            <text:p>0.223225669222591</text:p>
          </table:table-cell>
          <table:table-cell office:value-type="float" office:value="0.166555798183933" calcext:value-type="float">
            <text:p>0.166555798183933</text:p>
          </table:table-cell>
          <table:table-cell office:value-type="float" office:value="0.166554623817383" calcext:value-type="float">
            <text:p>0.166554623817383</text:p>
          </table:table-cell>
          <table:table-cell office:value-type="float" office:value="0.294547291056689" calcext:value-type="float">
            <text:p>0.294547291056689</text:p>
          </table:table-cell>
          <table:table-cell office:value-type="float" office:value="0.294545901295061" calcext:value-type="float">
            <text:p>0.294545901295061</text:p>
          </table:table-cell>
        </table:table-row>
        <table:table-row table:style-name="ro1">
          <table:table-cell office:value-type="float" office:value="0.00583782413303657" calcext:value-type="float">
            <text:p>0.00583782413303657</text:p>
          </table:table-cell>
          <table:table-cell office:value-type="float" office:value="0.224093281104663" calcext:value-type="float">
            <text:p>0.224093281104663</text:p>
          </table:table-cell>
          <table:table-cell office:value-type="float" office:value="0.109338431271062" calcext:value-type="float">
            <text:p>0.109338431271062</text:p>
          </table:table-cell>
          <table:table-cell office:value-type="float" office:value="0.366143968226269" calcext:value-type="float">
            <text:p>0.366143968226269</text:p>
          </table:table-cell>
          <table:table-cell office:value-type="float" office:value="0.223257186969489" calcext:value-type="float">
            <text:p>0.223257186969489</text:p>
          </table:table-cell>
          <table:table-cell office:value-type="float" office:value="0.16655192967765" calcext:value-type="float">
            <text:p>0.16655192967765</text:p>
          </table:table-cell>
          <table:table-cell office:value-type="float" office:value="0.166550754386261" calcext:value-type="float">
            <text:p>0.166550754386261</text:p>
          </table:table-cell>
          <table:table-cell office:value-type="float" office:value="0.294544914115413" calcext:value-type="float">
            <text:p>0.294544914115413</text:p>
          </table:table-cell>
          <table:table-cell office:value-type="float" office:value="0.294543523214856" calcext:value-type="float">
            <text:p>0.294543523214856</text:p>
          </table:table-cell>
        </table:table-row>
        <table:table-row table:style-name="ro1">
          <table:table-cell office:value-type="float" office:value="0.00583207637665084" calcext:value-type="float">
            <text:p>0.00583207637665084</text:p>
          </table:table-cell>
          <table:table-cell office:value-type="float" office:value="0.224061833140435" calcext:value-type="float">
            <text:p>0.224061833140435</text:p>
          </table:table-cell>
          <table:table-cell office:value-type="float" office:value="0.109362002567535" calcext:value-type="float">
            <text:p>0.109362002567535</text:p>
          </table:table-cell>
          <table:table-cell office:value-type="float" office:value="0.36610762644538" calcext:value-type="float">
            <text:p>0.36610762644538</text:p>
          </table:table-cell>
          <table:table-cell office:value-type="float" office:value="0.223288637237083" calcext:value-type="float">
            <text:p>0.223288637237083</text:p>
          </table:table-cell>
          <table:table-cell office:value-type="float" office:value="0.166548069145652" calcext:value-type="float">
            <text:p>0.166548069145652</text:p>
          </table:table-cell>
          <table:table-cell office:value-type="float" office:value="0.166546898335753" calcext:value-type="float">
            <text:p>0.166546898335753</text:p>
          </table:table-cell>
          <table:table-cell office:value-type="float" office:value="0.294542540491714" calcext:value-type="float">
            <text:p>0.294542540491714</text:p>
          </table:table-cell>
          <table:table-cell office:value-type="float" office:value="0.294541155114494" calcext:value-type="float">
            <text:p>0.294541155114494</text:p>
          </table:table-cell>
        </table:table-row>
        <table:table-row table:style-name="ro1">
          <table:table-cell office:value-type="float" office:value="0.00582636304187689" calcext:value-type="float">
            <text:p>0.00582636304187689</text:p>
          </table:table-cell>
          <table:table-cell office:value-type="float" office:value="0.22403056011066" calcext:value-type="float">
            <text:p>0.22403056011066</text:p>
          </table:table-cell>
          <table:table-cell office:value-type="float" office:value="0.109385446684705" calcext:value-type="float">
            <text:p>0.109385446684705</text:p>
          </table:table-cell>
          <table:table-cell office:value-type="float" office:value="0.366071485635805" calcext:value-type="float">
            <text:p>0.366071485635805</text:p>
          </table:table-cell>
          <table:table-cell office:value-type="float" office:value="0.223319916372798" calcext:value-type="float">
            <text:p>0.223319916372798</text:p>
          </table:table-cell>
          <table:table-cell office:value-type="float" office:value="0.166544234630988" calcext:value-type="float">
            <text:p>0.166544234630988</text:p>
          </table:table-cell>
          <table:table-cell office:value-type="float" office:value="0.166543063158286" calcext:value-type="float">
            <text:p>0.166543063158286</text:p>
          </table:table-cell>
          <table:table-cell office:value-type="float" office:value="0.294540184553301" calcext:value-type="float">
            <text:p>0.294540184553301</text:p>
          </table:table-cell>
          <table:table-cell office:value-type="float" office:value="0.294538798360058" calcext:value-type="float">
            <text:p>0.294538798360058</text:p>
          </table:table-cell>
        </table:table-row>
        <table:table-row table:style-name="ro1">
          <table:table-cell office:value-type="float" office:value="0.00582065815298405" calcext:value-type="float">
            <text:p>0.00582065815298405</text:p>
          </table:table-cell>
          <table:table-cell office:value-type="float" office:value="0.223999319877843" calcext:value-type="float">
            <text:p>0.223999319877843</text:p>
          </table:table-cell>
          <table:table-cell office:value-type="float" office:value="0.109408869985843" calcext:value-type="float">
            <text:p>0.109408869985843</text:p>
          </table:table-cell>
          <table:table-cell office:value-type="float" office:value="0.36603538158647" calcext:value-type="float">
            <text:p>0.36603538158647</text:p>
          </table:table-cell>
          <table:table-cell office:value-type="float" office:value="0.223351166315911" calcext:value-type="float">
            <text:p>0.223351166315911</text:p>
          </table:table-cell>
          <table:table-cell office:value-type="float" office:value="0.16654040344162" calcext:value-type="float">
            <text:p>0.16654040344162</text:p>
          </table:table-cell>
          <table:table-cell office:value-type="float" office:value="0.166539236490346" calcext:value-type="float">
            <text:p>0.166539236490346</text:p>
          </table:table-cell>
          <table:table-cell office:value-type="float" office:value="0.294537829136402" calcext:value-type="float">
            <text:p>0.294537829136402</text:p>
          </table:table-cell>
          <table:table-cell office:value-type="float" office:value="0.294536448515708" calcext:value-type="float">
            <text:p>0.294536448515708</text:p>
          </table:table-cell>
        </table:table-row>
        <table:table-row table:style-name="ro1">
          <table:table-cell office:value-type="float" office:value="0.00581497209666093" calcext:value-type="float">
            <text:p>0.00581497209666093</text:p>
          </table:table-cell>
          <table:table-cell office:value-type="float" office:value="0.223968169433873" calcext:value-type="float">
            <text:p>0.223968169433873</text:p>
          </table:table-cell>
          <table:table-cell office:value-type="float" office:value="0.109432229784751" calcext:value-type="float">
            <text:p>0.109432229784751</text:p>
          </table:table-cell>
          <table:table-cell office:value-type="float" office:value="0.365999380151932" calcext:value-type="float">
            <text:p>0.365999380151932</text:p>
          </table:table-cell>
          <table:table-cell office:value-type="float" office:value="0.223382330118396" calcext:value-type="float">
            <text:p>0.223382330118396</text:p>
          </table:table-cell>
          <table:table-cell office:value-type="float" office:value="0.166536587654342" calcext:value-type="float">
            <text:p>0.166536587654342</text:p>
          </table:table-cell>
          <table:table-cell office:value-type="float" office:value="0.166535420272531" calcext:value-type="float">
            <text:p>0.166535420272531</text:p>
          </table:table-cell>
          <table:table-cell office:value-type="float" office:value="0.294535484804919" calcext:value-type="float">
            <text:p>0.294535484804919</text:p>
          </table:table-cell>
          <table:table-cell office:value-type="float" office:value="0.294534103654423" calcext:value-type="float">
            <text:p>0.294534103654423</text:p>
          </table:table-cell>
        </table:table-row>
        <table:table-row table:style-name="ro1">
          <table:table-cell office:value-type="float" office:value="0.00580930140986069" calcext:value-type="float">
            <text:p>0.00580930140986069</text:p>
          </table:table-cell>
          <table:table-cell office:value-type="float" office:value="0.223937089897659" calcext:value-type="float">
            <text:p>0.223937089897659</text:p>
          </table:table-cell>
          <table:table-cell office:value-type="float" office:value="0.109455540193577" calcext:value-type="float">
            <text:p>0.109455540193577</text:p>
          </table:table-cell>
          <table:table-cell office:value-type="float" office:value="0.365963459524168" calcext:value-type="float">
            <text:p>0.365963459524168</text:p>
          </table:table-cell>
          <table:table-cell office:value-type="float" office:value="0.223413426619429" calcext:value-type="float">
            <text:p>0.223413426619429</text:p>
          </table:table-cell>
          <table:table-cell office:value-type="float" office:value="0.166532780062806" calcext:value-type="float">
            <text:p>0.166532780062806</text:p>
          </table:table-cell>
          <table:table-cell office:value-type="float" office:value="0.166531617037642" calcext:value-type="float">
            <text:p>0.166531617037642</text:p>
          </table:table-cell>
          <table:table-cell office:value-type="float" office:value="0.294533144118223" calcext:value-type="float">
            <text:p>0.294533144118223</text:p>
          </table:table-cell>
          <table:table-cell office:value-type="float" office:value="0.294531768337213" calcext:value-type="float">
            <text:p>0.294531768337213</text:p>
          </table:table-cell>
        </table:table-row>
        <table:table-row table:style-name="ro1">
          <table:table-cell office:value-type="float" office:value="0.00580363633506265" calcext:value-type="float">
            <text:p>0.00580363633506265</text:p>
          </table:table-cell>
          <table:table-cell office:value-type="float" office:value="0.223906027811616" calcext:value-type="float">
            <text:p>0.223906027811616</text:p>
          </table:table-cell>
          <table:table-cell office:value-type="float" office:value="0.10947884123134" calcext:value-type="float">
            <text:p>0.10947884123134</text:p>
          </table:table-cell>
          <table:table-cell office:value-type="float" office:value="0.365927557938851" calcext:value-type="float">
            <text:p>0.365927557938851</text:p>
          </table:table-cell>
          <table:table-cell office:value-type="float" office:value="0.223444509216844" calcext:value-type="float">
            <text:p>0.223444509216844</text:p>
          </table:table-cell>
          <table:table-cell office:value-type="float" office:value="0.166528978834106" calcext:value-type="float">
            <text:p>0.166528978834106</text:p>
          </table:table-cell>
          <table:table-cell office:value-type="float" office:value="0.166527815450342" calcext:value-type="float">
            <text:p>0.166527815450342</text:p>
          </table:table-cell>
          <table:table-cell office:value-type="float" office:value="0.294530808874448" calcext:value-type="float">
            <text:p>0.294530808874448</text:p>
          </table:table-cell>
          <table:table-cell office:value-type="float" office:value="0.294529432652283" calcext:value-type="float">
            <text:p>0.294529432652283</text:p>
          </table:table-cell>
        </table:table-row>
        <table:table-row table:style-name="ro1">
          <table:table-cell office:value-type="float" office:value="0.00579798504067719" calcext:value-type="float">
            <text:p>0.00579798504067719</text:p>
          </table:table-cell>
          <table:table-cell office:value-type="float" office:value="0.223875028043042" calcext:value-type="float">
            <text:p>0.223875028043042</text:p>
          </table:table-cell>
          <table:table-cell office:value-type="float" office:value="0.109502099281443" calcext:value-type="float">
            <text:p>0.109502099281443</text:p>
          </table:table-cell>
          <table:table-cell office:value-type="float" office:value="0.36589172724407" calcext:value-type="float">
            <text:p>0.36589172724407</text:p>
          </table:table-cell>
          <table:table-cell office:value-type="float" office:value="0.223475533067172" calcext:value-type="float">
            <text:p>0.223475533067172</text:p>
          </table:table-cell>
          <table:table-cell office:value-type="float" office:value="0.166525184810854" calcext:value-type="float">
            <text:p>0.166525184810854</text:p>
          </table:table-cell>
          <table:table-cell office:value-type="float" office:value="0.166524025691715" calcext:value-type="float">
            <text:p>0.166524025691715</text:p>
          </table:table-cell>
          <table:table-cell office:value-type="float" office:value="0.294528476715805" calcext:value-type="float">
            <text:p>0.294528476715805</text:p>
          </table:table-cell>
          <table:table-cell office:value-type="float" office:value="0.294527105749723" calcext:value-type="float">
            <text:p>0.294527105749723</text:p>
          </table:table-cell>
        </table:table-row>
        <table:table-row table:style-name="ro1">
          <table:table-cell office:value-type="float" office:value="0.00579233834006465" calcext:value-type="float">
            <text:p>0.00579233834006465</text:p>
          </table:table-cell>
          <table:table-cell office:value-type="float" office:value="0.22384404021205" calcext:value-type="float">
            <text:p>0.22384404021205</text:p>
          </table:table-cell>
          <table:table-cell office:value-type="float" office:value="0.109525352071168" calcext:value-type="float">
            <text:p>0.109525352071168</text:p>
          </table:table-cell>
          <table:table-cell office:value-type="float" office:value="0.365855909227646" calcext:value-type="float">
            <text:p>0.365855909227646</text:p>
          </table:table-cell>
          <table:table-cell office:value-type="float" office:value="0.223506548505326" calcext:value-type="float">
            <text:p>0.223506548505326</text:p>
          </table:table-cell>
          <table:table-cell office:value-type="float" office:value="0.166521396437373" calcext:value-type="float">
            <text:p>0.166521396437373</text:p>
          </table:table-cell>
          <table:table-cell office:value-type="float" office:value="0.166520236919623" calcext:value-type="float">
            <text:p>0.166520236919623</text:p>
          </table:table-cell>
          <table:table-cell office:value-type="float" office:value="0.294526149544704" calcext:value-type="float">
            <text:p>0.294526149544704</text:p>
          </table:table-cell>
          <table:table-cell office:value-type="float" office:value="0.294524778088165" calcext:value-type="float">
            <text:p>0.294524778088165</text:p>
          </table:table-cell>
        </table:table-row>
        <table:table-row table:style-name="ro1">
          <table:table-cell office:value-type="float" office:value="0.00578669559947609" calcext:value-type="float">
            <text:p>0.00578669559947609</text:p>
          </table:table-cell>
          <table:table-cell office:value-type="float" office:value="0.223813060849552" calcext:value-type="float">
            <text:p>0.223813060849552</text:p>
          </table:table-cell>
          <table:table-cell office:value-type="float" office:value="0.109548602196828" calcext:value-type="float">
            <text:p>0.109548602196828</text:p>
          </table:table-cell>
          <table:table-cell office:value-type="float" office:value="0.365820099881704" calcext:value-type="float">
            <text:p>0.365820099881704</text:p>
          </table:table-cell>
          <table:table-cell office:value-type="float" office:value="0.223537558995833" calcext:value-type="float">
            <text:p>0.223537558995833</text:p>
          </table:table-cell>
          <table:table-cell office:value-type="float" office:value="0.166517608628289" calcext:value-type="float">
            <text:p>0.166517608628289</text:p>
          </table:table-cell>
          <table:table-cell office:value-type="float" office:value="0.166516453364182" calcext:value-type="float">
            <text:p>0.166516453364182</text:p>
          </table:table-cell>
          <table:table-cell office:value-type="float" office:value="0.294523821357889" calcext:value-type="float">
            <text:p>0.294523821357889</text:p>
          </table:table-cell>
          <table:table-cell office:value-type="float" office:value="0.2945224551439" calcext:value-type="float">
            <text:p>0.2945224551439</text:p>
          </table:table-cell>
        </table:table-row>
        <table:table-row table:style-name="ro1">
          <table:table-cell office:value-type="float" office:value="0.00578106673141576" calcext:value-type="float">
            <text:p>0.00578106673141576</text:p>
          </table:table-cell>
          <table:table-cell office:value-type="float" office:value="0.223782144457601" calcext:value-type="float">
            <text:p>0.223782144457601</text:p>
          </table:table-cell>
          <table:table-cell office:value-type="float" office:value="0.109571808809586" calcext:value-type="float">
            <text:p>0.109571808809586</text:p>
          </table:table-cell>
          <table:table-cell office:value-type="float" office:value="0.365784362192285" calcext:value-type="float">
            <text:p>0.365784362192285</text:p>
          </table:table-cell>
          <table:table-cell office:value-type="float" office:value="0.223568510053159" calcext:value-type="float">
            <text:p>0.223568510053159</text:p>
          </table:table-cell>
          <table:table-cell office:value-type="float" office:value="0.166513831992561" calcext:value-type="float">
            <text:p>0.166513831992561</text:p>
          </table:table-cell>
          <table:table-cell office:value-type="float" office:value="0.16651267779387" calcext:value-type="float">
            <text:p>0.16651267779387</text:p>
          </table:table-cell>
          <table:table-cell office:value-type="float" office:value="0.294521501107584" calcext:value-type="float">
            <text:p>0.294521501107584</text:p>
          </table:table-cell>
          <table:table-cell office:value-type="float" office:value="0.294520136207268" calcext:value-type="float">
            <text:p>0.294520136207268</text:p>
          </table:table-cell>
        </table:table-row>
        <table:table-row table:style-name="ro1">
          <table:table-cell office:value-type="float" office:value="0.00577543508542755" calcext:value-type="float">
            <text:p>0.00577543508542755</text:p>
          </table:table-cell>
          <table:table-cell office:value-type="float" office:value="0.22375119954165" calcext:value-type="float">
            <text:p>0.22375119954165</text:p>
          </table:table-cell>
          <table:table-cell office:value-type="float" office:value="0.109595040470518" calcext:value-type="float">
            <text:p>0.109595040470518</text:p>
          </table:table-cell>
          <table:table-cell office:value-type="float" office:value="0.365748590426755" calcext:value-type="float">
            <text:p>0.365748590426755</text:p>
          </table:table-cell>
          <table:table-cell office:value-type="float" office:value="0.223599493131667" calcext:value-type="float">
            <text:p>0.223599493131667</text:p>
          </table:table-cell>
          <table:table-cell office:value-type="float" office:value="0.166510054716119" calcext:value-type="float">
            <text:p>0.166510054716119</text:p>
          </table:table-cell>
          <table:table-cell office:value-type="float" office:value="0.166508899552145" calcext:value-type="float">
            <text:p>0.166508899552145</text:p>
          </table:table-cell>
          <table:table-cell office:value-type="float" office:value="0.294519181157899" calcext:value-type="float">
            <text:p>0.294519181157899</text:p>
          </table:table-cell>
          <table:table-cell office:value-type="float" office:value="0.29451781506881" calcext:value-type="float">
            <text:p>0.29451781506881</text:p>
          </table:table-cell>
        </table:table-row>
        <table:table-row table:style-name="ro1">
          <table:table-cell office:value-type="float" office:value="0.00576981362178342" calcext:value-type="float">
            <text:p>0.00576981362178342</text:p>
          </table:table-cell>
          <table:table-cell office:value-type="float" office:value="0.223720297372437" calcext:value-type="float">
            <text:p>0.223720297372437</text:p>
          </table:table-cell>
          <table:table-cell office:value-type="float" office:value="0.109618243760065" calcext:value-type="float">
            <text:p>0.109618243760065</text:p>
          </table:table-cell>
          <table:table-cell office:value-type="float" office:value="0.365712866950942" calcext:value-type="float">
            <text:p>0.365712866950942</text:p>
          </table:table-cell>
          <table:table-cell office:value-type="float" office:value="0.223630436979709" calcext:value-type="float">
            <text:p>0.223630436979709</text:p>
          </table:table-cell>
          <table:table-cell office:value-type="float" office:value="0.166506280810766" calcext:value-type="float">
            <text:p>0.166506280810766</text:p>
          </table:table-cell>
          <table:table-cell office:value-type="float" office:value="0.166505132117757" calcext:value-type="float">
            <text:p>0.166505132117757</text:p>
          </table:table-cell>
          <table:table-cell office:value-type="float" office:value="0.294516861064176" calcext:value-type="float">
            <text:p>0.294516861064176</text:p>
          </table:table-cell>
          <table:table-cell office:value-type="float" office:value="0.29451550295006" calcext:value-type="float">
            <text:p>0.29451550295006</text:p>
          </table:table-cell>
        </table:table-row>
        <table:table-row table:style-name="ro1">
          <table:table-cell office:value-type="float" office:value="0.0057641917166551" calcext:value-type="float">
            <text:p>0.0057641917166551</text:p>
          </table:table-cell>
          <table:table-cell office:value-type="float" office:value="0.223689379523434" calcext:value-type="float">
            <text:p>0.223689379523434</text:p>
          </table:table-cell>
          <table:table-cell office:value-type="float" office:value="0.10964146247179" calcext:value-type="float">
            <text:p>0.10964146247179</text:p>
          </table:table-cell>
          <table:table-cell office:value-type="float" office:value="0.36567712424252" calcext:value-type="float">
            <text:p>0.36567712424252</text:p>
          </table:table-cell>
          <table:table-cell office:value-type="float" office:value="0.223661400009114" calcext:value-type="float">
            <text:p>0.223661400009114</text:p>
          </table:table-cell>
          <table:table-cell office:value-type="float" office:value="0.166502511520793" calcext:value-type="float">
            <text:p>0.166502511520793</text:p>
          </table:table-cell>
          <table:table-cell office:value-type="float" office:value="0.166501359909042" calcext:value-type="float">
            <text:p>0.166501359909042</text:p>
          </table:table-cell>
          <table:table-cell office:value-type="float" office:value="0.29451454677678" calcext:value-type="float">
            <text:p>0.29451454677678</text:p>
          </table:table-cell>
          <table:table-cell office:value-type="float" office:value="0.29451318506663" calcext:value-type="float">
            <text:p>0.29451318506663</text:p>
          </table:table-cell>
        </table:table-row>
        <table:table-row table:style-name="ro1">
          <table:table-cell office:value-type="float" office:value="0.00575857834925075" calcext:value-type="float">
            <text:p>0.00575857834925075</text:p>
          </table:table-cell>
          <table:table-cell office:value-type="float" office:value="0.223658495420561" calcext:value-type="float">
            <text:p>0.223658495420561</text:p>
          </table:table-cell>
          <table:table-cell office:value-type="float" office:value="0.109664659547808" calcext:value-type="float">
            <text:p>0.109664659547808</text:p>
          </table:table-cell>
          <table:table-cell office:value-type="float" office:value="0.365641419425429" calcext:value-type="float">
            <text:p>0.365641419425429</text:p>
          </table:table-cell>
          <table:table-cell office:value-type="float" office:value="0.223692332796392" calcext:value-type="float">
            <text:p>0.223692332796392</text:p>
          </table:table-cell>
          <table:table-cell office:value-type="float" office:value="0.16649874359618" calcext:value-type="float">
            <text:p>0.16649874359618</text:p>
          </table:table-cell>
          <table:table-cell office:value-type="float" office:value="0.166497598293924" calcext:value-type="float">
            <text:p>0.166497598293924</text:p>
          </table:table-cell>
          <table:table-cell office:value-type="float" office:value="0.294512230557444" calcext:value-type="float">
            <text:p>0.294512230557444</text:p>
          </table:table-cell>
          <table:table-cell office:value-type="float" office:value="0.294510876623286" calcext:value-type="float">
            <text:p>0.294510876623286</text:p>
          </table:table-cell>
        </table:table-row>
        <table:table-row table:style-name="ro1">
          <table:table-cell office:value-type="float" office:value="0.00575296569180517" calcext:value-type="float">
            <text:p>0.00575296569180517</text:p>
          </table:table-cell>
          <table:table-cell office:value-type="float" office:value="0.223627601979237" calcext:value-type="float">
            <text:p>0.223627601979237</text:p>
          </table:table-cell>
          <table:table-cell office:value-type="float" office:value="0.10968786729076" calcext:value-type="float">
            <text:p>0.10968786729076</text:p>
          </table:table-cell>
          <table:table-cell office:value-type="float" office:value="0.365605702705065" calcext:value-type="float">
            <text:p>0.365605702705065</text:p>
          </table:table-cell>
          <table:table-cell office:value-type="float" office:value="0.223723278423246" calcext:value-type="float">
            <text:p>0.223723278423246</text:p>
          </table:table-cell>
          <table:table-cell office:value-type="float" office:value="0.166494980991639" calcext:value-type="float">
            <text:p>0.166494980991639</text:p>
          </table:table-cell>
          <table:table-cell office:value-type="float" office:value="0.166493832753746" calcext:value-type="float">
            <text:p>0.166493832753746</text:p>
          </table:table-cell>
          <table:table-cell office:value-type="float" office:value="0.294509920534098" calcext:value-type="float">
            <text:p>0.294509920534098</text:p>
          </table:table-cell>
          <table:table-cell office:value-type="float" office:value="0.294508562983086" calcext:value-type="float">
            <text:p>0.294508562983086</text:p>
          </table:table-cell>
        </table:table-row>
        <table:table-row table:style-name="ro1">
          <table:table-cell office:value-type="float" office:value="0.00574735401068571" calcext:value-type="float">
            <text:p>0.00574735401068571</text:p>
          </table:table-cell>
          <table:table-cell office:value-type="float" office:value="0.223596700653271" calcext:value-type="float">
            <text:p>0.223596700653271</text:p>
          </table:table-cell>
          <table:table-cell office:value-type="float" office:value="0.109711084613704" calcext:value-type="float">
            <text:p>0.109711084613704</text:p>
          </table:table-cell>
          <table:table-cell office:value-type="float" office:value="0.365569975760773" calcext:value-type="float">
            <text:p>0.365569975760773</text:p>
          </table:table-cell>
          <table:table-cell office:value-type="float" office:value="0.223754235438731" calcext:value-type="float">
            <text:p>0.223754235438731</text:p>
          </table:table-cell>
          <table:table-cell office:value-type="float" office:value="0.166491214661681" calcext:value-type="float">
            <text:p>0.166491214661681</text:p>
          </table:table-cell>
          <table:table-cell office:value-type="float" office:value="0.166490072693492" calcext:value-type="float">
            <text:p>0.166490072693492</text:p>
          </table:table-cell>
          <table:table-cell office:value-type="float" office:value="0.294507605449167" calcext:value-type="float">
            <text:p>0.294507605449167</text:p>
          </table:table-cell>
          <table:table-cell office:value-type="float" office:value="0.294506255625114" calcext:value-type="float">
            <text:p>0.294506255625114</text:p>
          </table:table-cell>
        </table:table-row>
        <table:table-row table:style-name="ro1">
          <table:table-cell office:value-type="float" office:value="0.00574175374438668" calcext:value-type="float">
            <text:p>0.00574175374438668</text:p>
          </table:table-cell>
          <table:table-cell office:value-type="float" office:value="0.223565848990034" calcext:value-type="float">
            <text:p>0.223565848990034</text:p>
          </table:table-cell>
          <table:table-cell office:value-type="float" office:value="0.109734268347837" calcext:value-type="float">
            <text:p>0.109734268347837</text:p>
          </table:table-cell>
          <table:table-cell office:value-type="float" office:value="0.36553430510956" calcext:value-type="float">
            <text:p>0.36553430510956</text:p>
          </table:table-cell>
          <table:table-cell office:value-type="float" office:value="0.223785146278228" calcext:value-type="float">
            <text:p>0.223785146278228</text:p>
          </table:table-cell>
          <table:table-cell office:value-type="float" office:value="0.166487460895755" calcext:value-type="float">
            <text:p>0.166487460895755</text:p>
          </table:table-cell>
          <table:table-cell office:value-type="float" office:value="0.166486315910987" calcext:value-type="float">
            <text:p>0.166486315910987</text:p>
          </table:table-cell>
          <table:table-cell office:value-type="float" office:value="0.294505301036302" calcext:value-type="float">
            <text:p>0.294505301036302</text:p>
          </table:table-cell>
          <table:table-cell office:value-type="float" office:value="0.29450394749565" calcext:value-type="float">
            <text:p>0.29450394749565</text:p>
          </table:table-cell>
        </table:table-row>
        <table:table-row table:style-name="ro1">
          <table:table-cell office:value-type="float" office:value="0.00573614645602105" calcext:value-type="float">
            <text:p>0.00573614645602105</text:p>
          </table:table-cell>
          <table:table-cell office:value-type="float" office:value="0.223534945343169" calcext:value-type="float">
            <text:p>0.223534945343169</text:p>
          </table:table-cell>
          <table:table-cell office:value-type="float" office:value="0.109757494743593" calcext:value-type="float">
            <text:p>0.109757494743593</text:p>
          </table:table-cell>
          <table:table-cell office:value-type="float" office:value="0.365498573261783" calcext:value-type="float">
            <text:p>0.365498573261783</text:p>
          </table:table-cell>
          <table:table-cell office:value-type="float" office:value="0.223816112619397" calcext:value-type="float">
            <text:p>0.223816112619397</text:p>
          </table:table-cell>
          <table:table-cell office:value-type="float" office:value="0.166483698016712" calcext:value-type="float">
            <text:p>0.166483698016712</text:p>
          </table:table-cell>
          <table:table-cell office:value-type="float" office:value="0.166482559201905" calcext:value-type="float">
            <text:p>0.166482559201905</text:p>
          </table:table-cell>
          <table:table-cell office:value-type="float" office:value="0.294502988247998" calcext:value-type="float">
            <text:p>0.294502988247998</text:p>
          </table:table-cell>
          <table:table-cell office:value-type="float" office:value="0.294501642311391" calcext:value-type="float">
            <text:p>0.294501642311391</text:p>
          </table:table-cell>
        </table:table-row>
        <table:table-row table:style-name="ro1">
          <table:table-cell office:value-type="float" office:value="0.0057305521870995" calcext:value-type="float">
            <text:p>0.0057305521870995</text:p>
          </table:table-cell>
          <table:table-cell office:value-type="float" office:value="0.223504100251794" calcext:value-type="float">
            <text:p>0.223504100251794</text:p>
          </table:table-cell>
          <table:table-cell office:value-type="float" office:value="0.109780680868411" calcext:value-type="float">
            <text:p>0.109780680868411</text:p>
          </table:table-cell>
          <table:table-cell office:value-type="float" office:value="0.365462907989522" calcext:value-type="float">
            <text:p>0.365462907989522</text:p>
          </table:table-cell>
          <table:table-cell office:value-type="float" office:value="0.223847023878631" calcext:value-type="float">
            <text:p>0.223847023878631</text:p>
          </table:table-cell>
          <table:table-cell office:value-type="float" office:value="0.166479948716284" calcext:value-type="float">
            <text:p>0.166479948716284</text:p>
          </table:table-cell>
          <table:table-cell office:value-type="float" office:value="0.166478806921536" calcext:value-type="float">
            <text:p>0.166478806921536</text:p>
          </table:table-cell>
          <table:table-cell office:value-type="float" office:value="0.294500686714886" calcext:value-type="float">
            <text:p>0.294500686714886</text:p>
          </table:table-cell>
          <table:table-cell office:value-type="float" office:value="0.294499337106832" calcext:value-type="float">
            <text:p>0.294499337106832</text:p>
          </table:table-cell>
        </table:table-row>
        <table:table-row table:style-name="ro1">
          <table:table-cell office:value-type="float" office:value="0.00572495260619221" calcext:value-type="float">
            <text:p>0.00572495260619221</text:p>
          </table:table-cell>
          <table:table-cell office:value-type="float" office:value="0.223473212574722" calcext:value-type="float">
            <text:p>0.223473212574722</text:p>
          </table:table-cell>
          <table:table-cell office:value-type="float" office:value="0.109803902612383" calcext:value-type="float">
            <text:p>0.109803902612383</text:p>
          </table:table-cell>
          <table:table-cell office:value-type="float" office:value="0.365427192381287" calcext:value-type="float">
            <text:p>0.365427192381287</text:p>
          </table:table-cell>
          <table:table-cell office:value-type="float" office:value="0.223877981245475" calcext:value-type="float">
            <text:p>0.223877981245475</text:p>
          </table:table-cell>
          <table:table-cell office:value-type="float" office:value="0.166476191551043" calcext:value-type="float">
            <text:p>0.166476191551043</text:p>
          </table:table-cell>
          <table:table-cell office:value-type="float" office:value="0.166475055774153" calcext:value-type="float">
            <text:p>0.166475055774153</text:p>
          </table:table-cell>
          <table:table-cell office:value-type="float" office:value="0.294498377633635" calcext:value-type="float">
            <text:p>0.294498377633635</text:p>
          </table:table-cell>
          <table:table-cell office:value-type="float" office:value="0.294497035442188" calcext:value-type="float">
            <text:p>0.294497035442188</text:p>
          </table:table-cell>
        </table:table-row>
        <table:table-row table:style-name="ro1">
          <table:table-cell office:value-type="float" office:value="0.00571935829616665" calcext:value-type="float">
            <text:p>0.00571935829616665</text:p>
          </table:table-cell>
          <table:table-cell office:value-type="float" office:value="0.223442340711898" calcext:value-type="float">
            <text:p>0.223442340711898</text:p>
          </table:table-cell>
          <table:table-cell office:value-type="float" office:value="0.109827116153328" calcext:value-type="float">
            <text:p>0.109827116153328</text:p>
          </table:table-cell>
          <table:table-cell office:value-type="float" office:value="0.36539149394382" calcext:value-type="float">
            <text:p>0.36539149394382</text:p>
          </table:table-cell>
          <table:table-cell office:value-type="float" office:value="0.223908926289694" calcext:value-type="float">
            <text:p>0.223908926289694</text:p>
          </table:table-cell>
          <table:table-cell office:value-type="float" office:value="0.16647244186318" calcext:value-type="float">
            <text:p>0.16647244186318</text:p>
          </table:table-cell>
          <table:table-cell office:value-type="float" office:value="0.166471304699685" calcext:value-type="float">
            <text:p>0.166471304699685</text:p>
          </table:table-cell>
          <table:table-cell office:value-type="float" office:value="0.294496075510551" calcext:value-type="float">
            <text:p>0.294496075510551</text:p>
          </table:table-cell>
          <table:table-cell office:value-type="float" office:value="0.294494731611137" calcext:value-type="float">
            <text:p>0.294494731611137</text:p>
          </table:table-cell>
        </table:table-row>
        <table:table-row table:style-name="ro1">
          <table:table-cell office:value-type="float" office:value="0.00571377170283305" calcext:value-type="float">
            <text:p>0.00571377170283305</text:p>
          </table:table-cell>
          <table:table-cell office:value-type="float" office:value="0.223411498198032" calcext:value-type="float">
            <text:p>0.223411498198032</text:p>
          </table:table-cell>
          <table:table-cell office:value-type="float" office:value="0.109850311325847" calcext:value-type="float">
            <text:p>0.109850311325847</text:p>
          </table:table-cell>
          <table:table-cell office:value-type="float" office:value="0.365355828325308" calcext:value-type="float">
            <text:p>0.365355828325308</text:p>
          </table:table-cell>
          <table:table-cell office:value-type="float" office:value="0.223939845461004" calcext:value-type="float">
            <text:p>0.223939845461004</text:p>
          </table:table-cell>
          <table:table-cell office:value-type="float" office:value="0.166468696333498" calcext:value-type="float">
            <text:p>0.166468696333498</text:p>
          </table:table-cell>
          <table:table-cell office:value-type="float" office:value="0.166467560318079" calcext:value-type="float">
            <text:p>0.166467560318079</text:p>
          </table:table-cell>
          <table:table-cell office:value-type="float" office:value="0.29449377523848" calcext:value-type="float">
            <text:p>0.29449377523848</text:p>
          </table:table-cell>
          <table:table-cell office:value-type="float" office:value="0.294492432754605" calcext:value-type="float">
            <text:p>0.294492432754605</text:p>
          </table:table-cell>
        </table:table-row>
        <table:table-row table:style-name="ro1">
          <table:table-cell office:value-type="float" office:value="0.0057081790777459" calcext:value-type="float">
            <text:p>0.0057081790777459</text:p>
          </table:table-cell>
          <table:table-cell office:value-type="float" office:value="0.223380609058688" calcext:value-type="float">
            <text:p>0.223380609058688</text:p>
          </table:table-cell>
          <table:table-cell office:value-type="float" office:value="0.109873545165561" calcext:value-type="float">
            <text:p>0.109873545165561</text:p>
          </table:table-cell>
          <table:table-cell office:value-type="float" office:value="0.365320107696124" calcext:value-type="float">
            <text:p>0.365320107696124</text:p>
          </table:table-cell>
          <table:table-cell office:value-type="float" office:value="0.223970814797056" calcext:value-type="float">
            <text:p>0.223970814797056</text:p>
          </table:table-cell>
          <table:table-cell office:value-type="float" office:value="0.166464945719021" calcext:value-type="float">
            <text:p>0.166464945719021</text:p>
          </table:table-cell>
          <table:table-cell office:value-type="float" office:value="0.166463813318123" calcext:value-type="float">
            <text:p>0.166463813318123</text:p>
          </table:table-cell>
          <table:table-cell office:value-type="float" office:value="0.294491471143354" calcext:value-type="float">
            <text:p>0.294491471143354</text:p>
          </table:table-cell>
          <table:table-cell office:value-type="float" office:value="0.294490133114438" calcext:value-type="float">
            <text:p>0.294490133114438</text:p>
          </table:table-cell>
        </table:table-row>
        <table:table-row table:style-name="ro1">
          <table:table-cell office:value-type="float" office:value="0.00570259854975075" calcext:value-type="float">
            <text:p>0.00570259854975075</text:p>
          </table:table-cell>
          <table:table-cell office:value-type="float" office:value="0.223349773502707" calcext:value-type="float">
            <text:p>0.223349773502707</text:p>
          </table:table-cell>
          <table:table-cell office:value-type="float" office:value="0.109896742436802" calcext:value-type="float">
            <text:p>0.109896742436802</text:p>
          </table:table-cell>
          <table:table-cell office:value-type="float" office:value="0.36528444790412" calcext:value-type="float">
            <text:p>0.36528444790412</text:p>
          </table:table-cell>
          <table:table-cell office:value-type="float" office:value="0.224001733999256" calcext:value-type="float">
            <text:p>0.224001733999256</text:p>
          </table:table-cell>
          <table:table-cell office:value-type="float" office:value="0.166461205606147" calcext:value-type="float">
            <text:p>0.166461205606147</text:p>
          </table:table-cell>
          <table:table-cell office:value-type="float" office:value="0.166460072579201" calcext:value-type="float">
            <text:p>0.166460072579201</text:p>
          </table:table-cell>
          <table:table-cell office:value-type="float" office:value="0.294489174895065" calcext:value-type="float">
            <text:p>0.294489174895065</text:p>
          </table:table-cell>
          <table:table-cell office:value-type="float" office:value="0.294487836095424" calcext:value-type="float">
            <text:p>0.294487836095424</text:p>
          </table:table-cell>
        </table:table-row>
        <table:table-row table:style-name="ro1">
          <table:table-cell office:value-type="float" office:value="0.00569701290399061" calcext:value-type="float">
            <text:p>0.00569701290399061</text:p>
          </table:table-cell>
          <table:table-cell office:value-type="float" office:value="0.223318896339577" calcext:value-type="float">
            <text:p>0.223318896339577</text:p>
          </table:table-cell>
          <table:table-cell office:value-type="float" office:value="0.109919974615844" calcext:value-type="float">
            <text:p>0.109919974615844</text:p>
          </table:table-cell>
          <table:table-cell office:value-type="float" office:value="0.365248738900506" calcext:value-type="float">
            <text:p>0.365248738900506</text:p>
          </table:table-cell>
          <table:table-cell office:value-type="float" office:value="0.224032698350961" calcext:value-type="float">
            <text:p>0.224032698350961</text:p>
          </table:table-cell>
          <table:table-cell office:value-type="float" office:value="0.166457460186616" calcext:value-type="float">
            <text:p>0.166457460186616</text:p>
          </table:table-cell>
          <table:table-cell office:value-type="float" office:value="0.166456330677292" calcext:value-type="float">
            <text:p>0.166456330677292</text:p>
          </table:table-cell>
          <table:table-cell office:value-type="float" office:value="0.294486874170312" calcext:value-type="float">
            <text:p>0.294486874170312</text:p>
          </table:table-cell>
          <table:table-cell office:value-type="float" office:value="0.294485539706219" calcext:value-type="float">
            <text:p>0.294485539706219</text:p>
          </table:table-cell>
        </table:table-row>
        <table:table-row table:style-name="ro1">
          <table:table-cell office:value-type="float" office:value="0.00569143284020379" calcext:value-type="float">
            <text:p>0.00569143284020379</text:p>
          </table:table-cell>
          <table:table-cell office:value-type="float" office:value="0.223288036745414" calcext:value-type="float">
            <text:p>0.223288036745414</text:p>
          </table:table-cell>
          <table:table-cell office:value-type="float" office:value="0.10994319726607" calcext:value-type="float">
            <text:p>0.10994319726607</text:p>
          </table:table-cell>
          <table:table-cell office:value-type="float" office:value="0.365213049099126" calcext:value-type="float">
            <text:p>0.365213049099126</text:p>
          </table:table-cell>
          <table:table-cell office:value-type="float" office:value="0.224063648615769" calcext:value-type="float">
            <text:p>0.224063648615769</text:p>
          </table:table-cell>
          <table:table-cell office:value-type="float" office:value="0.166453720773171" calcext:value-type="float">
            <text:p>0.166453720773171</text:p>
          </table:table-cell>
          <table:table-cell office:value-type="float" office:value="0.166452590739492" calcext:value-type="float">
            <text:p>0.166452590739492</text:p>
          </table:table-cell>
          <table:table-cell office:value-type="float" office:value="0.294484578461288" calcext:value-type="float">
            <text:p>0.294484578461288</text:p>
          </table:table-cell>
          <table:table-cell office:value-type="float" office:value="0.294483243351789" calcext:value-type="float">
            <text:p>0.294483243351789</text:p>
          </table:table-cell>
        </table:table-row>
        <table:table-row table:style-name="ro1">
          <table:table-cell office:value-type="float" office:value="0.00568585766276941" calcext:value-type="float">
            <text:p>0.00568585766276941</text:p>
          </table:table-cell>
          <table:table-cell office:value-type="float" office:value="0.223257190888485" calcext:value-type="float">
            <text:p>0.223257190888485</text:p>
          </table:table-cell>
          <table:table-cell office:value-type="float" office:value="0.109966413261075" calcext:value-type="float">
            <text:p>0.109966413261075</text:p>
          </table:table-cell>
          <table:table-cell office:value-type="float" office:value="0.365177374071314" calcext:value-type="float">
            <text:p>0.365177374071314</text:p>
          </table:table-cell>
          <table:table-cell office:value-type="float" office:value="0.22409458862581" calcext:value-type="float">
            <text:p>0.22409458862581</text:p>
          </table:table-cell>
          <table:table-cell office:value-type="float" office:value="0.166449982933647" calcext:value-type="float">
            <text:p>0.166449982933647</text:p>
          </table:table-cell>
          <table:table-cell office:value-type="float" office:value="0.166448856259197" calcext:value-type="float">
            <text:p>0.166448856259197</text:p>
          </table:table-cell>
          <table:table-cell office:value-type="float" office:value="0.294482282595423" calcext:value-type="float">
            <text:p>0.294482282595423</text:p>
          </table:table-cell>
          <table:table-cell office:value-type="float" office:value="0.294480951626285" calcext:value-type="float">
            <text:p>0.294480951626285</text:p>
          </table:table-cell>
        </table:table-row>
        <table:table-row table:style-name="ro1">
          <table:table-cell office:value-type="float" office:value="0.00568028102192653" calcext:value-type="float">
            <text:p>0.00568028102192653</text:p>
          </table:table-cell>
          <table:table-cell office:value-type="float" office:value="0.223226323601845" calcext:value-type="float">
            <text:p>0.223226323601845</text:p>
          </table:table-cell>
          <table:table-cell office:value-type="float" office:value="0.109989649020441" calcext:value-type="float">
            <text:p>0.109989649020441</text:p>
          </table:table-cell>
          <table:table-cell office:value-type="float" office:value="0.365141673156764" calcext:value-type="float">
            <text:p>0.365141673156764</text:p>
          </table:table-cell>
          <table:table-cell office:value-type="float" office:value="0.224125553594841" calcext:value-type="float">
            <text:p>0.224125553594841</text:p>
          </table:table-cell>
          <table:table-cell office:value-type="float" office:value="0.166446246239516" calcext:value-type="float">
            <text:p>0.166446246239516</text:p>
          </table:table-cell>
          <table:table-cell office:value-type="float" office:value="0.166445119095646" calcext:value-type="float">
            <text:p>0.166445119095646</text:p>
          </table:table-cell>
          <table:table-cell office:value-type="float" office:value="0.294479988684638" calcext:value-type="float">
            <text:p>0.294479988684638</text:p>
          </table:table-cell>
          <table:table-cell office:value-type="float" office:value="0.294478657137791" calcext:value-type="float">
            <text:p>0.294478657137791</text:p>
          </table:table-cell>
        </table:table-row>
        <table:table-row table:style-name="ro1">
          <table:table-cell office:value-type="float" office:value="0.00567471105174588" calcext:value-type="float">
            <text:p>0.00567471105174588</text:p>
          </table:table-cell>
          <table:table-cell office:value-type="float" office:value="0.223195479944038" calcext:value-type="float">
            <text:p>0.223195479944038</text:p>
          </table:table-cell>
          <table:table-cell office:value-type="float" office:value="0.110012870691179" calcext:value-type="float">
            <text:p>0.110012870691179</text:p>
          </table:table-cell>
          <table:table-cell office:value-type="float" office:value="0.365105998453358" calcext:value-type="float">
            <text:p>0.365105998453358</text:p>
          </table:table-cell>
          <table:table-cell office:value-type="float" office:value="0.224156498402166" calcext:value-type="float">
            <text:p>0.224156498402166</text:p>
          </table:table-cell>
          <table:table-cell office:value-type="float" office:value="0.166442512373" calcext:value-type="float">
            <text:p>0.166442512373</text:p>
          </table:table-cell>
          <table:table-cell office:value-type="float" office:value="0.166441388543948" calcext:value-type="float">
            <text:p>0.166441388543948</text:p>
          </table:table-cell>
          <table:table-cell office:value-type="float" office:value="0.29447769542009" calcext:value-type="float">
            <text:p>0.29447769542009</text:p>
          </table:table-cell>
          <table:table-cell office:value-type="float" office:value="0.294476367958876" calcext:value-type="float">
            <text:p>0.294476367958876</text:p>
          </table:table-cell>
        </table:table-row>
        <table:table-row table:style-name="ro1">
          <table:table-cell office:value-type="float" office:value="0.00566914117224848" calcext:value-type="float">
            <text:p>0.00566914117224848</text:p>
          </table:table-cell>
          <table:table-cell office:value-type="float" office:value="0.223164623453559" calcext:value-type="float">
            <text:p>0.223164623453559</text:p>
          </table:table-cell>
          <table:table-cell office:value-type="float" office:value="0.110036105670168" calcext:value-type="float">
            <text:p>0.110036105670168</text:p>
          </table:table-cell>
          <table:table-cell office:value-type="float" office:value="0.365070307802544" calcext:value-type="float">
            <text:p>0.365070307802544</text:p>
          </table:table-cell>
          <table:table-cell office:value-type="float" office:value="0.224187459562212" calcext:value-type="float">
            <text:p>0.224187459562212</text:p>
          </table:table-cell>
          <table:table-cell office:value-type="float" office:value="0.166438780682486" calcext:value-type="float">
            <text:p>0.166438780682486</text:p>
          </table:table-cell>
          <table:table-cell office:value-type="float" office:value="0.166437656375731" calcext:value-type="float">
            <text:p>0.166437656375731</text:p>
          </table:table-cell>
          <table:table-cell office:value-type="float" office:value="0.29447540473451" calcext:value-type="float">
            <text:p>0.29447540473451</text:p>
          </table:table-cell>
          <table:table-cell office:value-type="float" office:value="0.29447407668538" calcext:value-type="float">
            <text:p>0.29447407668538</text:p>
          </table:table-cell>
        </table:table-row>
        <table:table-row table:style-name="ro1">
          <table:table-cell office:value-type="float" office:value="0.0056635717090332" calcext:value-type="float">
            <text:p>0.0056635717090332</text:p>
          </table:table-cell>
          <table:table-cell office:value-type="float" office:value="0.223133755917722" calcext:value-type="float">
            <text:p>0.223133755917722</text:p>
          </table:table-cell>
          <table:table-cell office:value-type="float" office:value="0.110059352618583" calcext:value-type="float">
            <text:p>0.110059352618583</text:p>
          </table:table-cell>
          <table:table-cell office:value-type="float" office:value="0.365034603269682" calcext:value-type="float">
            <text:p>0.365034603269682</text:p>
          </table:table-cell>
          <table:table-cell office:value-type="float" office:value="0.224218435288854" calcext:value-type="float">
            <text:p>0.224218435288854</text:p>
          </table:table-cell>
          <table:table-cell office:value-type="float" office:value="0.166435047578446" calcext:value-type="float">
            <text:p>0.166435047578446</text:p>
          </table:table-cell>
          <table:table-cell office:value-type="float" office:value="0.166433926619953" calcext:value-type="float">
            <text:p>0.166433926619953</text:p>
          </table:table-cell>
          <table:table-cell office:value-type="float" office:value="0.294473112069122" calcext:value-type="float">
            <text:p>0.294473112069122</text:p>
          </table:table-cell>
          <table:table-cell office:value-type="float" office:value="0.29447178814684" calcext:value-type="float">
            <text:p>0.29447178814684</text:p>
          </table:table-cell>
        </table:table-row>
        <table:table-row table:style-name="ro1">
          <table:table-cell office:value-type="float" office:value="0.00565801137634159" calcext:value-type="float">
            <text:p>0.00565801137634159</text:p>
          </table:table-cell>
          <table:table-cell office:value-type="float" office:value="0.223102925688332" calcext:value-type="float">
            <text:p>0.223102925688332</text:p>
          </table:table-cell>
          <table:table-cell office:value-type="float" office:value="0.110082575189873" calcext:value-type="float">
            <text:p>0.110082575189873</text:p>
          </table:table-cell>
          <table:table-cell office:value-type="float" office:value="0.364998940766373" calcext:value-type="float">
            <text:p>0.364998940766373</text:p>
          </table:table-cell>
          <table:table-cell office:value-type="float" office:value="0.224249377145755" calcext:value-type="float">
            <text:p>0.224249377145755</text:p>
          </table:table-cell>
          <table:table-cell office:value-type="float" office:value="0.166431322141452" calcext:value-type="float">
            <text:p>0.166431322141452</text:p>
          </table:table-cell>
          <table:table-cell office:value-type="float" office:value="0.166430201956338" calcext:value-type="float">
            <text:p>0.166430201956338</text:p>
          </table:table-cell>
          <table:table-cell office:value-type="float" office:value="0.294470824990905" calcext:value-type="float">
            <text:p>0.294470824990905</text:p>
          </table:table-cell>
          <table:table-cell office:value-type="float" office:value="0.294469502022425" calcext:value-type="float">
            <text:p>0.294469502022425</text:p>
          </table:table-cell>
        </table:table-row>
        <table:table-row table:style-name="ro1">
          <table:table-cell office:value-type="float" office:value="0.00565244718265556" calcext:value-type="float">
            <text:p>0.00565244718265556</text:p>
          </table:table-cell>
          <table:table-cell office:value-type="float" office:value="0.223072060670787" calcext:value-type="float">
            <text:p>0.223072060670787</text:p>
          </table:table-cell>
          <table:table-cell office:value-type="float" office:value="0.110105827580796" calcext:value-type="float">
            <text:p>0.110105827580796</text:p>
          </table:table-cell>
          <table:table-cell office:value-type="float" office:value="0.36496323692542" calcext:value-type="float">
            <text:p>0.36496323692542</text:p>
          </table:table-cell>
          <table:table-cell office:value-type="float" office:value="0.224280357355746" calcext:value-type="float">
            <text:p>0.224280357355746</text:p>
          </table:table-cell>
          <table:table-cell office:value-type="float" office:value="0.166427595148195" calcext:value-type="float">
            <text:p>0.166427595148195</text:p>
          </table:table-cell>
          <table:table-cell office:value-type="float" office:value="0.166426474075535" calcext:value-type="float">
            <text:p>0.166426474075535</text:p>
          </table:table-cell>
          <table:table-cell office:value-type="float" office:value="0.294468537535319" calcext:value-type="float">
            <text:p>0.294468537535319</text:p>
          </table:table-cell>
          <table:table-cell office:value-type="float" office:value="0.294467213473874" calcext:value-type="float">
            <text:p>0.294467213473874</text:p>
          </table:table-cell>
        </table:table-row>
        <table:table-row table:style-name="ro1">
          <table:table-cell office:value-type="float" office:value="0.00564689005160834" calcext:value-type="float">
            <text:p>0.00564689005160834</text:p>
          </table:table-cell>
          <table:table-cell office:value-type="float" office:value="0.223041221502261" calcext:value-type="float">
            <text:p>0.223041221502261</text:p>
          </table:table-cell>
          <table:table-cell office:value-type="float" office:value="0.110129064203358" calcext:value-type="float">
            <text:p>0.110129064203358</text:p>
          </table:table-cell>
          <table:table-cell office:value-type="float" office:value="0.364927561866573" calcext:value-type="float">
            <text:p>0.364927561866573</text:p>
          </table:table-cell>
          <table:table-cell office:value-type="float" office:value="0.224311315169734" calcext:value-type="float">
            <text:p>0.224311315169734</text:p>
          </table:table-cell>
          <table:table-cell office:value-type="float" office:value="0.166423870055728" calcext:value-type="float">
            <text:p>0.166423870055728</text:p>
          </table:table-cell>
          <table:table-cell office:value-type="float" office:value="0.166422754262468" calcext:value-type="float">
            <text:p>0.166422754262468</text:p>
          </table:table-cell>
          <table:table-cell office:value-type="float" office:value="0.294466249420858" calcext:value-type="float">
            <text:p>0.294466249420858</text:p>
          </table:table-cell>
          <table:table-cell office:value-type="float" office:value="0.294464931866016" calcext:value-type="float">
            <text:p>0.294464931866016</text:p>
          </table:table-cell>
        </table:table-row>
        <table:table-row table:style-name="ro1">
          <table:table-cell office:value-type="float" office:value="0.00564133314577209" calcext:value-type="float">
            <text:p>0.00564133314577209</text:p>
          </table:table-cell>
          <table:table-cell office:value-type="float" office:value="0.223010370213059" calcext:value-type="float">
            <text:p>0.223010370213059</text:p>
          </table:table-cell>
          <table:table-cell office:value-type="float" office:value="0.110152313607498" calcext:value-type="float">
            <text:p>0.110152313607498</text:p>
          </table:table-cell>
          <table:table-cell office:value-type="float" office:value="0.364891871681305" calcext:value-type="float">
            <text:p>0.364891871681305</text:p>
          </table:table-cell>
          <table:table-cell office:value-type="float" office:value="0.22434228863085" calcext:value-type="float">
            <text:p>0.22434228863085</text:p>
          </table:table-cell>
          <table:table-cell office:value-type="float" office:value="0.166420149214402" calcext:value-type="float">
            <text:p>0.166420149214402</text:p>
          </table:table-cell>
          <table:table-cell office:value-type="float" office:value="0.166419030939366" calcext:value-type="float">
            <text:p>0.166419030939366</text:p>
          </table:table-cell>
          <table:table-cell office:value-type="float" office:value="0.294463966386629" calcext:value-type="float">
            <text:p>0.294463966386629</text:p>
          </table:table-cell>
          <table:table-cell office:value-type="float" office:value="0.29446264577424" calcext:value-type="float">
            <text:p>0.29446264577424</text:p>
          </table:table-cell>
        </table:table-row>
        <table:table-row table:style-name="ro1">
          <table:table-cell office:value-type="float" office:value="0.00563577670741444" calcext:value-type="float">
            <text:p>0.00563577670741444</text:p>
          </table:table-cell>
          <table:table-cell office:value-type="float" office:value="0.222979508132057" calcext:value-type="float">
            <text:p>0.222979508132057</text:p>
          </table:table-cell>
          <table:table-cell office:value-type="float" office:value="0.110175574798053" calcext:value-type="float">
            <text:p>0.110175574798053</text:p>
          </table:table-cell>
          <table:table-cell office:value-type="float" office:value="0.364856167905157" calcext:value-type="float">
            <text:p>0.364856167905157</text:p>
          </table:table-cell>
          <table:table-cell office:value-type="float" office:value="0.224373276411329" calcext:value-type="float">
            <text:p>0.224373276411329</text:p>
          </table:table-cell>
          <table:table-cell office:value-type="float" office:value="0.166416425024318" calcext:value-type="float">
            <text:p>0.166416425024318</text:p>
          </table:table-cell>
          <table:table-cell office:value-type="float" office:value="0.166415312033096" calcext:value-type="float">
            <text:p>0.166415312033096</text:p>
          </table:table-cell>
          <table:table-cell office:value-type="float" office:value="0.294461678966497" calcext:value-type="float">
            <text:p>0.294461678966497</text:p>
          </table:table-cell>
          <table:table-cell office:value-type="float" office:value="0.294460364866152" calcext:value-type="float">
            <text:p>0.294460364866152</text:p>
          </table:table-cell>
        </table:table-row>
        <table:table-row table:style-name="ro1">
          <table:table-cell office:value-type="float" office:value="0.00563022968675209" calcext:value-type="float">
            <text:p>0.00563022968675209</text:p>
          </table:table-cell>
          <table:table-cell office:value-type="float" office:value="0.222948685030526" calcext:value-type="float">
            <text:p>0.222948685030526</text:p>
          </table:table-cell>
          <table:table-cell office:value-type="float" office:value="0.110198810334723" calcext:value-type="float">
            <text:p>0.110198810334723</text:p>
          </table:table-cell>
          <table:table-cell office:value-type="float" office:value="0.364820508099389" calcext:value-type="float">
            <text:p>0.364820508099389</text:p>
          </table:table-cell>
          <table:table-cell office:value-type="float" office:value="0.224404228628184" calcext:value-type="float">
            <text:p>0.224404228628184</text:p>
          </table:table-cell>
          <table:table-cell office:value-type="float" office:value="0.166412711310625" calcext:value-type="float">
            <text:p>0.166412711310625</text:p>
          </table:table-cell>
          <table:table-cell office:value-type="float" office:value="0.166411595797261" calcext:value-type="float">
            <text:p>0.166411595797261</text:p>
          </table:table-cell>
          <table:table-cell office:value-type="float" office:value="0.294459400476105" calcext:value-type="float">
            <text:p>0.294459400476105</text:p>
          </table:table-cell>
          <table:table-cell office:value-type="float" office:value="0.294458083268472" calcext:value-type="float">
            <text:p>0.294458083268472</text:p>
          </table:table-cell>
        </table:table-row>
        <table:table-row table:style-name="ro1">
          <table:table-cell office:value-type="float" office:value="0.00562467677371736" calcext:value-type="float">
            <text:p>0.00562467677371736</text:p>
          </table:table-cell>
          <table:table-cell office:value-type="float" office:value="0.222917815754043" calcext:value-type="float">
            <text:p>0.222917815754043</text:p>
          </table:table-cell>
          <table:table-cell office:value-type="float" office:value="0.110222084278816" calcext:value-type="float">
            <text:p>0.110222084278816</text:p>
          </table:table-cell>
          <table:table-cell office:value-type="float" office:value="0.364784793780461" calcext:value-type="float">
            <text:p>0.364784793780461</text:p>
          </table:table-cell>
          <table:table-cell office:value-type="float" office:value="0.224435230630656" calcext:value-type="float">
            <text:p>0.224435230630656</text:p>
          </table:table-cell>
          <table:table-cell office:value-type="float" office:value="0.166408989947749" calcext:value-type="float">
            <text:p>0.166408989947749</text:p>
          </table:table-cell>
          <table:table-cell office:value-type="float" office:value="0.166407879695789" calcext:value-type="float">
            <text:p>0.166407879695789</text:p>
          </table:table-cell>
          <table:table-cell office:value-type="float" office:value="0.294457114944561" calcext:value-type="float">
            <text:p>0.294457114944561</text:p>
          </table:table-cell>
          <table:table-cell office:value-type="float" office:value="0.294455804221357" calcext:value-type="float">
            <text:p>0.294455804221357</text:p>
          </table:table-cell>
        </table:table-row>
        <table:table-row table:style-name="ro1">
          <table:table-cell office:value-type="float" office:value="0.00561913482587917" calcext:value-type="float">
            <text:p>0.00561913482587917</text:p>
          </table:table-cell>
          <table:table-cell office:value-type="float" office:value="0.222886994096478" calcext:value-type="float">
            <text:p>0.222886994096478</text:p>
          </table:table-cell>
          <table:table-cell office:value-type="float" office:value="0.110245326061873" calcext:value-type="float">
            <text:p>0.110245326061873</text:p>
          </table:table-cell>
          <table:table-cell office:value-type="float" office:value="0.364749133426204" calcext:value-type="float">
            <text:p>0.364749133426204</text:p>
          </table:table-cell>
          <table:table-cell office:value-type="float" office:value="0.224466188403038" calcext:value-type="float">
            <text:p>0.224466188403038</text:p>
          </table:table-cell>
          <table:table-cell office:value-type="float" office:value="0.166405280064785" calcext:value-type="float">
            <text:p>0.166405280064785</text:p>
          </table:table-cell>
          <table:table-cell office:value-type="float" office:value="0.166404167349685" calcext:value-type="float">
            <text:p>0.166404167349685</text:p>
          </table:table-cell>
          <table:table-cell office:value-type="float" office:value="0.294454838936003" calcext:value-type="float">
            <text:p>0.294454838936003</text:p>
          </table:table-cell>
          <table:table-cell office:value-type="float" office:value="0.29445352517822" calcext:value-type="float">
            <text:p>0.29445352517822</text:p>
          </table:table-cell>
        </table:table-row>
        <table:table-row table:style-name="ro1">
          <table:table-cell office:value-type="float" office:value="0.00561358852293536" calcext:value-type="float">
            <text:p>0.00561358852293536</text:p>
          </table:table-cell>
          <table:table-cell office:value-type="float" office:value="0.222856134782672" calcext:value-type="float">
            <text:p>0.222856134782672</text:p>
          </table:table-cell>
          <table:table-cell office:value-type="float" office:value="0.110268599851477" calcext:value-type="float">
            <text:p>0.110268599851477</text:p>
          </table:table-cell>
          <table:table-cell office:value-type="float" office:value="0.364713428408669" calcext:value-type="float">
            <text:p>0.364713428408669</text:p>
          </table:table-cell>
          <table:table-cell office:value-type="float" office:value="0.224497187429863" calcext:value-type="float">
            <text:p>0.224497187429863</text:p>
          </table:table-cell>
          <table:table-cell office:value-type="float" office:value="0.16640156364744" calcext:value-type="float">
            <text:p>0.16640156364744</text:p>
          </table:table-cell>
          <table:table-cell office:value-type="float" office:value="0.166400456097783" calcext:value-type="float">
            <text:p>0.166400456097783</text:p>
          </table:table-cell>
          <table:table-cell office:value-type="float" office:value="0.294452556620928" calcext:value-type="float">
            <text:p>0.294452556620928</text:p>
          </table:table-cell>
          <table:table-cell office:value-type="float" office:value="0.29445124922932" calcext:value-type="float">
            <text:p>0.29445124922932</text:p>
          </table:table-cell>
        </table:table-row>
        <table:table-row table:style-name="ro1">
          <table:table-cell office:value-type="float" office:value="0.00560804739813769" calcext:value-type="float">
            <text:p>0.00560804739813769</text:p>
          </table:table-cell>
          <table:table-cell office:value-type="float" office:value="0.222825290885231" calcext:value-type="float">
            <text:p>0.222825290885231</text:p>
          </table:table-cell>
          <table:table-cell office:value-type="float" office:value="0.110291865709594" calcext:value-type="float">
            <text:p>0.110291865709594</text:p>
          </table:table-cell>
          <table:table-cell office:value-type="float" office:value="0.364677740111582" calcext:value-type="float">
            <text:p>0.364677740111582</text:p>
          </table:table-cell>
          <table:table-cell office:value-type="float" office:value="0.22452817450617" calcext:value-type="float">
            <text:p>0.22452817450617</text:p>
          </table:table-cell>
          <table:table-cell office:value-type="float" office:value="0.166397854690294" calcext:value-type="float">
            <text:p>0.166397854690294</text:p>
          </table:table-cell>
          <table:table-cell office:value-type="float" office:value="0.166396744811093" calcext:value-type="float">
            <text:p>0.166396744811093</text:p>
          </table:table-cell>
          <table:table-cell office:value-type="float" office:value="0.294450281281362" calcext:value-type="float">
            <text:p>0.294450281281362</text:p>
          </table:table-cell>
          <table:table-cell office:value-type="float" office:value="0.294448971019808" calcext:value-type="float">
            <text:p>0.294448971019808</text:p>
          </table:table-cell>
        </table:table-row>
        <table:table-row table:style-name="ro1">
          <table:table-cell office:value-type="float" office:value="0.00560251079049301" calcext:value-type="float">
            <text:p>0.00560251079049301</text:p>
          </table:table-cell>
          <table:table-cell office:value-type="float" office:value="0.222794458737314" calcext:value-type="float">
            <text:p>0.222794458737314</text:p>
          </table:table-cell>
          <table:table-cell office:value-type="float" office:value="0.110315126392481" calcext:value-type="float">
            <text:p>0.110315126392481</text:p>
          </table:table-cell>
          <table:table-cell office:value-type="float" office:value="0.364642064294904" calcext:value-type="float">
            <text:p>0.364642064294904</text:p>
          </table:table-cell>
          <table:table-cell office:value-type="float" office:value="0.224559153305022" calcext:value-type="float">
            <text:p>0.224559153305022</text:p>
          </table:table-cell>
          <table:table-cell office:value-type="float" office:value="0.166394145325689" calcext:value-type="float">
            <text:p>0.166394145325689</text:p>
          </table:table-cell>
          <table:table-cell office:value-type="float" office:value="0.166393040465241" calcext:value-type="float">
            <text:p>0.166393040465241</text:p>
          </table:table-cell>
          <table:table-cell office:value-type="float" office:value="0.294448003496756" calcext:value-type="float">
            <text:p>0.294448003496756</text:p>
          </table:table-cell>
          <table:table-cell office:value-type="float" office:value="0.294446699420609" calcext:value-type="float">
            <text:p>0.294446699420609</text:p>
          </table:table-cell>
        </table:table-row>
        <table:table-row table:style-name="ro1">
          <table:table-cell office:value-type="float" office:value="0.0055969727663745" calcext:value-type="float">
            <text:p>0.0055969727663745</text:p>
          </table:table-cell>
          <table:table-cell office:value-type="float" office:value="0.22276360525725" calcext:value-type="float">
            <text:p>0.22276360525725</text:p>
          </table:table-cell>
          <table:table-cell office:value-type="float" office:value="0.110338406806461" calcext:value-type="float">
            <text:p>0.110338406806461</text:p>
          </table:table-cell>
          <table:table-cell office:value-type="float" office:value="0.364606362692857" calcext:value-type="float">
            <text:p>0.364606362692857</text:p>
          </table:table-cell>
          <table:table-cell office:value-type="float" office:value="0.224590157001426" calcext:value-type="float">
            <text:p>0.224590157001426</text:p>
          </table:table-cell>
          <table:table-cell office:value-type="float" office:value="0.166390438243321" calcext:value-type="float">
            <text:p>0.166390438243321</text:p>
          </table:table-cell>
          <table:table-cell office:value-type="float" office:value="0.166389332362839" calcext:value-type="float">
            <text:p>0.166389332362839</text:p>
          </table:table-cell>
          <table:table-cell office:value-type="float" office:value="0.294445729048624" calcext:value-type="float">
            <text:p>0.294445729048624</text:p>
          </table:table-cell>
          <table:table-cell office:value-type="float" office:value="0.294444423716251" calcext:value-type="float">
            <text:p>0.294444423716251</text:p>
          </table:table-cell>
        </table:table-row>
        <table:table-row table:style-name="ro1">
          <table:table-cell office:value-type="float" office:value="0.00559144292584146" calcext:value-type="float">
            <text:p>0.00559144292584146</text:p>
          </table:table-cell>
          <table:table-cell office:value-type="float" office:value="0.222732783982645" calcext:value-type="float">
            <text:p>0.222732783982645</text:p>
          </table:table-cell>
          <table:table-cell office:value-type="float" office:value="0.110361666641068" calcext:value-type="float">
            <text:p>0.110361666641068</text:p>
          </table:table-cell>
          <table:table-cell office:value-type="float" office:value="0.364570697233946" calcext:value-type="float">
            <text:p>0.364570697233946</text:p>
          </table:table-cell>
          <table:table-cell office:value-type="float" office:value="0.224621131903446" calcext:value-type="float">
            <text:p>0.224621131903446</text:p>
          </table:table-cell>
          <table:table-cell office:value-type="float" office:value="0.166386735859819" calcext:value-type="float">
            <text:p>0.166386735859819</text:p>
          </table:table-cell>
          <table:table-cell office:value-type="float" office:value="0.166385631043001" calcext:value-type="float">
            <text:p>0.166385631043001</text:p>
          </table:table-cell>
          <table:table-cell office:value-type="float" office:value="0.294443456923633" calcext:value-type="float">
            <text:p>0.294443456923633</text:p>
          </table:table-cell>
          <table:table-cell office:value-type="float" office:value="0.294442152902787" calcext:value-type="float">
            <text:p>0.294442152902787</text:p>
          </table:table-cell>
        </table:table-row>
        <table:table-row table:style-name="ro1">
          <table:table-cell office:value-type="float" office:value="0.00558590964090477" calcext:value-type="float">
            <text:p>0.00558590964090477</text:p>
          </table:table-cell>
          <table:table-cell office:value-type="float" office:value="0.222701930041266" calcext:value-type="float">
            <text:p>0.222701930041266</text:p>
          </table:table-cell>
          <table:table-cell office:value-type="float" office:value="0.110384954747213" calcext:value-type="float">
            <text:p>0.110384954747213</text:p>
          </table:table-cell>
          <table:table-cell office:value-type="float" office:value="0.364534992876803" calcext:value-type="float">
            <text:p>0.364534992876803</text:p>
          </table:table-cell>
          <table:table-cell office:value-type="float" office:value="0.224652143075919" calcext:value-type="float">
            <text:p>0.224652143075919</text:p>
          </table:table-cell>
          <table:table-cell office:value-type="float" office:value="0.166383030338377" calcext:value-type="float">
            <text:p>0.166383030338377</text:p>
          </table:table-cell>
          <table:table-cell office:value-type="float" office:value="0.166381928650031" calcext:value-type="float">
            <text:p>0.166381928650031</text:p>
          </table:table-cell>
          <table:table-cell office:value-type="float" office:value="0.294441182298934" calcext:value-type="float">
            <text:p>0.294441182298934</text:p>
          </table:table-cell>
          <table:table-cell office:value-type="float" office:value="0.294439882134091" calcext:value-type="float">
            <text:p>0.294439882134091</text:p>
          </table:table-cell>
        </table:table-row>
        <table:table-row table:style-name="ro1">
          <table:table-cell office:value-type="float" office:value="0.00558038144712114" calcext:value-type="float">
            <text:p>0.00558038144712114</text:p>
          </table:table-cell>
          <table:table-cell office:value-type="float" office:value="0.222671091057837" calcext:value-type="float">
            <text:p>0.222671091057837</text:p>
          </table:table-cell>
          <table:table-cell office:value-type="float" office:value="0.110408235260763" calcext:value-type="float">
            <text:p>0.110408235260763</text:p>
          </table:table-cell>
          <table:table-cell office:value-type="float" office:value="0.364499304712096" calcext:value-type="float">
            <text:p>0.364499304712096</text:p>
          </table:table-cell>
          <table:table-cell office:value-type="float" office:value="0.224683142751567" calcext:value-type="float">
            <text:p>0.224683142751567</text:p>
          </table:table-cell>
          <table:table-cell office:value-type="float" office:value="0.166379330194307" calcext:value-type="float">
            <text:p>0.166379330194307</text:p>
          </table:table-cell>
          <table:table-cell office:value-type="float" office:value="0.166378228187766" calcext:value-type="float">
            <text:p>0.166378228187766</text:p>
          </table:table-cell>
          <table:table-cell office:value-type="float" office:value="0.29443891211922" calcext:value-type="float">
            <text:p>0.29443891211922</text:p>
          </table:table-cell>
          <table:table-cell office:value-type="float" office:value="0.294437611563032" calcext:value-type="float">
            <text:p>0.294437611563032</text:p>
          </table:table-cell>
        </table:table-row>
        <table:table-row table:style-name="ro1">
          <table:table-cell office:value-type="float" office:value="0.00557485777647959" calcext:value-type="float">
            <text:p>0.00557485777647959</text:p>
          </table:table-cell>
          <table:table-cell office:value-type="float" office:value="0.222640263876275" calcext:value-type="float">
            <text:p>0.222640263876275</text:p>
          </table:table-cell>
          <table:table-cell office:value-type="float" office:value="0.110431510555284" calcext:value-type="float">
            <text:p>0.110431510555284</text:p>
          </table:table-cell>
          <table:table-cell office:value-type="float" office:value="0.364463629090015" calcext:value-type="float">
            <text:p>0.364463629090015</text:p>
          </table:table-cell>
          <table:table-cell office:value-type="float" office:value="0.224714134092959" calcext:value-type="float">
            <text:p>0.224714134092959</text:p>
          </table:table-cell>
          <table:table-cell office:value-type="float" office:value="0.166375631655469" calcext:value-type="float">
            <text:p>0.166375631655469</text:p>
          </table:table-cell>
          <table:table-cell office:value-type="float" office:value="0.166374532661796" calcext:value-type="float">
            <text:p>0.166374532661796</text:p>
          </table:table-cell>
          <table:table-cell office:value-type="float" office:value="0.294436641972218" calcext:value-type="float">
            <text:p>0.294436641972218</text:p>
          </table:table-cell>
          <table:table-cell office:value-type="float" office:value="0.294435345129576" calcext:value-type="float">
            <text:p>0.294435345129576</text:p>
          </table:table-cell>
        </table:table-row>
        <table:table-row table:style-name="ro1">
          <table:table-cell office:value-type="float" office:value="0.00556933321712938" calcext:value-type="float">
            <text:p>0.00556933321712938</text:p>
          </table:table-cell>
          <table:table-cell office:value-type="float" office:value="0.222609418258353" calcext:value-type="float">
            <text:p>0.222609418258353</text:p>
          </table:table-cell>
          <table:table-cell office:value-type="float" office:value="0.110454803412193" calcext:value-type="float">
            <text:p>0.110454803412193</text:p>
          </table:table-cell>
          <table:table-cell office:value-type="float" office:value="0.364427931028917" calcext:value-type="float">
            <text:p>0.364427931028917</text:p>
          </table:table-cell>
          <table:table-cell office:value-type="float" office:value="0.224745147438281" calcext:value-type="float">
            <text:p>0.224745147438281</text:p>
          </table:table-cell>
          <table:table-cell office:value-type="float" office:value="0.166371934371508" calcext:value-type="float">
            <text:p>0.166371934371508</text:p>
          </table:table-cell>
          <table:table-cell office:value-type="float" office:value="0.166370835118953" calcext:value-type="float">
            <text:p>0.166370835118953</text:p>
          </table:table-cell>
          <table:table-cell office:value-type="float" office:value="0.29443437367623" calcext:value-type="float">
            <text:p>0.29443437367623</text:p>
          </table:table-cell>
          <table:table-cell office:value-type="float" office:value="0.294433076515336" calcext:value-type="float">
            <text:p>0.294433076515336</text:p>
          </table:table-cell>
        </table:table-row>
        <table:table-row table:style-name="ro1">
          <table:table-cell office:value-type="float" office:value="0.0055638146688678" calcext:value-type="float">
            <text:p>0.0055638146688678</text:p>
          </table:table-cell>
          <table:table-cell office:value-type="float" office:value="0.222578592763414" calcext:value-type="float">
            <text:p>0.222578592763414</text:p>
          </table:table-cell>
          <table:table-cell office:value-type="float" office:value="0.110478084779278" calcext:value-type="float">
            <text:p>0.110478084779278</text:p>
          </table:table-cell>
          <table:table-cell office:value-type="float" office:value="0.364392255137542" calcext:value-type="float">
            <text:p>0.364392255137542</text:p>
          </table:table-cell>
          <table:table-cell office:value-type="float" office:value="0.224776144099052" calcext:value-type="float">
            <text:p>0.224776144099052</text:p>
          </table:table-cell>
          <table:table-cell office:value-type="float" office:value="0.166368239743288" calcext:value-type="float">
            <text:p>0.166368239743288</text:p>
          </table:table-cell>
          <table:table-cell office:value-type="float" office:value="0.166367143469975" calcext:value-type="float">
            <text:p>0.166367143469975</text:p>
          </table:table-cell>
          <table:table-cell office:value-type="float" office:value="0.294432106088865" calcext:value-type="float">
            <text:p>0.294432106088865</text:p>
          </table:table-cell>
          <table:table-cell office:value-type="float" office:value="0.294430812600078" calcext:value-type="float">
            <text:p>0.294430812600078</text:p>
          </table:table-cell>
        </table:table-row>
        <table:table-row table:style-name="ro1">
          <table:table-cell office:value-type="float" office:value="0.00555829660391638" calcext:value-type="float">
            <text:p>0.00555829660391638</text:p>
          </table:table-cell>
          <table:table-cell office:value-type="float" office:value="0.222547756488867" calcext:value-type="float">
            <text:p>0.222547756488867</text:p>
          </table:table-cell>
          <table:table-cell office:value-type="float" office:value="0.110501377942487" calcext:value-type="float">
            <text:p>0.110501377942487</text:p>
          </table:table-cell>
          <table:table-cell office:value-type="float" office:value="0.364356565664429" calcext:value-type="float">
            <text:p>0.364356565664429</text:p>
          </table:table-cell>
          <table:table-cell office:value-type="float" office:value="0.22480715508372" calcext:value-type="float">
            <text:p>0.22480715508372</text:p>
          </table:table-cell>
          <table:table-cell office:value-type="float" office:value="0.166364547281243" calcext:value-type="float">
            <text:p>0.166364547281243</text:p>
          </table:table-cell>
          <table:table-cell office:value-type="float" office:value="0.166363450744454" calcext:value-type="float">
            <text:p>0.166363450744454</text:p>
          </table:table-cell>
          <table:table-cell office:value-type="float" office:value="0.294429840905073" calcext:value-type="float">
            <text:p>0.294429840905073</text:p>
          </table:table-cell>
          <table:table-cell office:value-type="float" office:value="0.294428547092373" calcext:value-type="float">
            <text:p>0.294428547092373</text:p>
          </table:table-cell>
        </table:table-row>
        <table:table-row table:style-name="ro1">
          <table:table-cell office:value-type="float" office:value="0.00555277928797193" calcext:value-type="float">
            <text:p>0.00555277928797193</text:p>
          </table:table-cell>
          <table:table-cell office:value-type="float" office:value="0.222516910905273" calcext:value-type="float">
            <text:p>0.222516910905273</text:p>
          </table:table-cell>
          <table:table-cell office:value-type="float" office:value="0.110524681797317" calcext:value-type="float">
            <text:p>0.110524681797317</text:p>
          </table:table-cell>
          <table:table-cell office:value-type="float" office:value="0.364320864309833" calcext:value-type="float">
            <text:p>0.364320864309833</text:p>
          </table:table-cell>
          <table:table-cell office:value-type="float" office:value="0.224838178919964" calcext:value-type="float">
            <text:p>0.224838178919964</text:p>
          </table:table-cell>
          <table:table-cell office:value-type="float" office:value="0.166360853892771" calcext:value-type="float">
            <text:p>0.166360853892771</text:p>
          </table:table-cell>
          <table:table-cell office:value-type="float" office:value="0.166359760393576" calcext:value-type="float">
            <text:p>0.166359760393576</text:p>
          </table:table-cell>
          <table:table-cell office:value-type="float" office:value="0.294427574203353" calcext:value-type="float">
            <text:p>0.294427574203353</text:p>
          </table:table-cell>
          <table:table-cell office:value-type="float" office:value="0.29442628413467" calcext:value-type="float">
            <text:p>0.29442628413467</text:p>
          </table:table-cell>
        </table:table-row>
        <table:table-row table:style-name="ro1">
          <table:table-cell office:value-type="float" office:value="0.00554727059203475" calcext:value-type="float">
            <text:p>0.00554727059203475</text:p>
          </table:table-cell>
          <table:table-cell office:value-type="float" office:value="0.222486100074033" calcext:value-type="float">
            <text:p>0.222486100074033</text:p>
          </table:table-cell>
          <table:table-cell office:value-type="float" office:value="0.110547963128124" calcext:value-type="float">
            <text:p>0.110547963128124</text:p>
          </table:table-cell>
          <table:table-cell office:value-type="float" office:value="0.364285202053282" calcext:value-type="float">
            <text:p>0.364285202053282</text:p>
          </table:table-cell>
          <table:table-cell office:value-type="float" office:value="0.224869171382233" calcext:value-type="float">
            <text:p>0.224869171382233</text:p>
          </table:table-cell>
          <table:table-cell office:value-type="float" office:value="0.166357168220134" calcext:value-type="float">
            <text:p>0.166357168220134</text:p>
          </table:table-cell>
          <table:table-cell office:value-type="float" office:value="0.166356074397366" calcext:value-type="float">
            <text:p>0.166356074397366</text:p>
          </table:table-cell>
          <table:table-cell office:value-type="float" office:value="0.29442531336114" calcext:value-type="float">
            <text:p>0.29442531336114</text:p>
          </table:table-cell>
          <table:table-cell office:value-type="float" office:value="0.294424022894486" calcext:value-type="float">
            <text:p>0.294424022894486</text:p>
          </table:table-cell>
        </table:table-row>
        <table:table-row table:style-name="ro1">
          <table:table-cell office:value-type="float" office:value="0.00554175706156912" calcext:value-type="float">
            <text:p>0.00554175706156912</text:p>
          </table:table-cell>
          <table:table-cell office:value-type="float" office:value="0.222455248662801" calcext:value-type="float">
            <text:p>0.222455248662801</text:p>
          </table:table-cell>
          <table:table-cell office:value-type="float" office:value="0.110571278727738" calcext:value-type="float">
            <text:p>0.110571278727738</text:p>
          </table:table-cell>
          <table:table-cell office:value-type="float" office:value="0.364249491733471" calcext:value-type="float">
            <text:p>0.364249491733471</text:p>
          </table:table-cell>
          <table:table-cell office:value-type="float" office:value="0.224900208086731" calcext:value-type="float">
            <text:p>0.224900208086731</text:p>
          </table:table-cell>
          <table:table-cell office:value-type="float" office:value="0.166353477818336" calcext:value-type="float">
            <text:p>0.166353477818336</text:p>
          </table:table-cell>
          <table:table-cell office:value-type="float" office:value="0.166352387043324" calcext:value-type="float">
            <text:p>0.166352387043324</text:p>
          </table:table-cell>
          <table:table-cell office:value-type="float" office:value="0.294423048636292" calcext:value-type="float">
            <text:p>0.294423048636292</text:p>
          </table:table-cell>
          <table:table-cell office:value-type="float" office:value="0.294421761926179" calcext:value-type="float">
            <text:p>0.294421761926179</text:p>
          </table:table-cell>
        </table:table-row>
        <table:table-row table:style-name="ro1">
          <table:table-cell office:value-type="float" office:value="0.0055362535281106" calcext:value-type="float">
            <text:p>0.0055362535281106</text:p>
          </table:table-cell>
          <table:table-cell office:value-type="float" office:value="0.222424439742849" calcext:value-type="float">
            <text:p>0.222424439742849</text:p>
          </table:table-cell>
          <table:table-cell office:value-type="float" office:value="0.110594565962067" calcext:value-type="float">
            <text:p>0.110594565962067</text:p>
          </table:table-cell>
          <table:table-cell office:value-type="float" office:value="0.364213829468093" calcext:value-type="float">
            <text:p>0.364213829468093</text:p>
          </table:table-cell>
          <table:table-cell office:value-type="float" office:value="0.224931205642673" calcext:value-type="float">
            <text:p>0.224931205642673</text:p>
          </table:table-cell>
          <table:table-cell office:value-type="float" office:value="0.166349796056174" calcext:value-type="float">
            <text:p>0.166349796056174</text:p>
          </table:table-cell>
          <table:table-cell office:value-type="float" office:value="0.166348704978499" calcext:value-type="float">
            <text:p>0.166348704978499</text:p>
          </table:table-cell>
          <table:table-cell office:value-type="float" office:value="0.294420790336847" calcext:value-type="float">
            <text:p>0.294420790336847</text:p>
          </table:table-cell>
          <table:table-cell office:value-type="float" office:value="0.294419503254532" calcext:value-type="float">
            <text:p>0.294419503254532</text:p>
          </table:table-cell>
        </table:table-row>
        <table:table-row table:style-name="ro1">
          <table:table-cell office:value-type="float" office:value="0.00553074644326057" calcext:value-type="float">
            <text:p>0.00553074644326057</text:p>
          </table:table-cell>
          <table:table-cell office:value-type="float" office:value="0.222393597398784" calcext:value-type="float">
            <text:p>0.222393597398784</text:p>
          </table:table-cell>
          <table:table-cell office:value-type="float" office:value="0.110617882077323" calcext:value-type="float">
            <text:p>0.110617882077323</text:p>
          </table:table-cell>
          <table:table-cell office:value-type="float" office:value="0.364178127416969" calcext:value-type="float">
            <text:p>0.364178127416969</text:p>
          </table:table-cell>
          <table:table-cell office:value-type="float" office:value="0.22496224026429" calcext:value-type="float">
            <text:p>0.22496224026429</text:p>
          </table:table-cell>
          <table:table-cell office:value-type="float" office:value="0.166346110463004" calcext:value-type="float">
            <text:p>0.166346110463004</text:p>
          </table:table-cell>
          <table:table-cell office:value-type="float" office:value="0.166345022389368" calcext:value-type="float">
            <text:p>0.166345022389368</text:p>
          </table:table-cell>
          <table:table-cell office:value-type="float" office:value="0.294418528728082" calcext:value-type="float">
            <text:p>0.294418528728082</text:p>
          </table:table-cell>
          <table:table-cell office:value-type="float" office:value="0.294417245348433" calcext:value-type="float">
            <text:p>0.294417245348433</text:p>
          </table:table-cell>
        </table:table-row>
        <table:table-row table:style-name="ro1">
          <table:table-cell office:value-type="float" office:value="0.00552524379367214" calcext:value-type="float">
            <text:p>0.00552524379367214</text:p>
          </table:table-cell>
          <table:table-cell office:value-type="float" office:value="0.222362766387069" calcext:value-type="float">
            <text:p>0.222362766387069</text:p>
          </table:table-cell>
          <table:table-cell office:value-type="float" office:value="0.110641193322439" calcext:value-type="float">
            <text:p>0.110641193322439</text:p>
          </table:table-cell>
          <table:table-cell office:value-type="float" office:value="0.364142437367362" calcext:value-type="float">
            <text:p>0.364142437367362</text:p>
          </table:table-cell>
          <table:table-cell office:value-type="float" office:value="0.224993267017791" calcext:value-type="float">
            <text:p>0.224993267017791</text:p>
          </table:table-cell>
          <table:table-cell office:value-type="float" office:value="0.166342429130094" calcext:value-type="float">
            <text:p>0.166342429130094</text:p>
          </table:table-cell>
          <table:table-cell office:value-type="float" office:value="0.166341341963031" calcext:value-type="float">
            <text:p>0.166341341963031</text:p>
          </table:table-cell>
          <table:table-cell office:value-type="float" office:value="0.294416270460353" calcext:value-type="float">
            <text:p>0.294416270460353</text:p>
          </table:table-cell>
          <table:table-cell office:value-type="float" office:value="0.294414988198652" calcext:value-type="float">
            <text:p>0.294414988198652</text:p>
          </table:table-cell>
        </table:table-row>
        <table:table-row table:style-name="ro1">
          <table:table-cell office:value-type="float" office:value="0.00551974749749373" calcext:value-type="float">
            <text:p>0.00551974749749373</text:p>
          </table:table-cell>
          <table:table-cell office:value-type="float" office:value="0.222331957485756" calcext:value-type="float">
            <text:p>0.222331957485756</text:p>
          </table:table-cell>
          <table:table-cell office:value-type="float" office:value="0.110664491562708" calcext:value-type="float">
            <text:p>0.110664491562708</text:p>
          </table:table-cell>
          <table:table-cell office:value-type="float" office:value="0.364106771792637" calcext:value-type="float">
            <text:p>0.364106771792637</text:p>
          </table:table-cell>
          <table:table-cell office:value-type="float" office:value="0.225024275075978" calcext:value-type="float">
            <text:p>0.225024275075978</text:p>
          </table:table-cell>
          <table:table-cell office:value-type="float" office:value="0.166338753082873" calcext:value-type="float">
            <text:p>0.166338753082873</text:p>
          </table:table-cell>
          <table:table-cell office:value-type="float" office:value="0.166337665262694" calcext:value-type="float">
            <text:p>0.166337665262694</text:p>
          </table:table-cell>
          <table:table-cell office:value-type="float" office:value="0.294414015999805" calcext:value-type="float">
            <text:p>0.294414015999805</text:p>
          </table:table-cell>
          <table:table-cell office:value-type="float" office:value="0.29441273293404" calcext:value-type="float">
            <text:p>0.29441273293404</text:p>
          </table:table-cell>
        </table:table-row>
        <table:table-row table:style-name="ro1">
          <table:table-cell office:value-type="float" office:value="0.00551424713608517" calcext:value-type="float">
            <text:p>0.00551424713608517</text:p>
          </table:table-cell>
          <table:table-cell office:value-type="float" office:value="0.222301112223602" calcext:value-type="float">
            <text:p>0.222301112223602</text:p>
          </table:table-cell>
          <table:table-cell office:value-type="float" office:value="0.110687820912366" calcext:value-type="float">
            <text:p>0.110687820912366</text:p>
          </table:table-cell>
          <table:table-cell office:value-type="float" office:value="0.364071063030014" calcext:value-type="float">
            <text:p>0.364071063030014</text:p>
          </table:table-cell>
          <table:table-cell office:value-type="float" office:value="0.225055323160865" calcext:value-type="float">
            <text:p>0.225055323160865</text:p>
          </table:table-cell>
          <table:table-cell office:value-type="float" office:value="0.166335071823063" calcext:value-type="float">
            <text:p>0.166335071823063</text:p>
          </table:table-cell>
          <table:table-cell office:value-type="float" office:value="0.16633398872623" calcext:value-type="float">
            <text:p>0.16633398872623</text:p>
          </table:table-cell>
          <table:table-cell office:value-type="float" office:value="0.294411756741036" calcext:value-type="float">
            <text:p>0.294411756741036</text:p>
          </table:table-cell>
          <table:table-cell office:value-type="float" office:value="0.29441047949665" calcext:value-type="float">
            <text:p>0.29441047949665</text:p>
          </table:table-cell>
        </table:table-row>
        <table:table-row table:style-name="ro1">
          <table:table-cell office:value-type="float" office:value="0.00550875651648619" calcext:value-type="float">
            <text:p>0.00550875651648619</text:p>
          </table:table-cell>
          <table:table-cell office:value-type="float" office:value="0.222270308107865" calcext:value-type="float">
            <text:p>0.222270308107865</text:p>
          </table:table-cell>
          <table:table-cell office:value-type="float" office:value="0.110711122890613" calcext:value-type="float">
            <text:p>0.110711122890613</text:p>
          </table:table-cell>
          <table:table-cell office:value-type="float" office:value="0.364035400772285" calcext:value-type="float">
            <text:p>0.364035400772285</text:p>
          </table:table-cell>
          <table:table-cell office:value-type="float" office:value="0.225086333428373" calcext:value-type="float">
            <text:p>0.225086333428373</text:p>
          </table:table-cell>
          <table:table-cell office:value-type="float" office:value="0.166331400701572" calcext:value-type="float">
            <text:p>0.166331400701572</text:p>
          </table:table-cell>
          <table:table-cell office:value-type="float" office:value="0.16633031563596" calcext:value-type="float">
            <text:p>0.16633031563596</text:p>
          </table:table-cell>
          <table:table-cell office:value-type="float" office:value="0.294409505860596" calcext:value-type="float">
            <text:p>0.294409505860596</text:p>
          </table:table-cell>
          <table:table-cell office:value-type="float" office:value="0.294408226190847" calcext:value-type="float">
            <text:p>0.294408226190847</text:p>
          </table:table-cell>
        </table:table-row>
        <table:table-row table:style-name="ro1">
          <table:table-cell office:value-type="float" office:value="0.00550326261346901" calcext:value-type="float">
            <text:p>0.00550326261346901</text:p>
          </table:table-cell>
          <table:table-cell office:value-type="float" office:value="0.222239471992099" calcext:value-type="float">
            <text:p>0.222239471992099</text:p>
          </table:table-cell>
          <table:table-cell office:value-type="float" office:value="0.110734452694707" calcext:value-type="float">
            <text:p>0.110734452694707</text:p>
          </table:table-cell>
          <table:table-cell office:value-type="float" office:value="0.363999700371095" calcext:value-type="float">
            <text:p>0.363999700371095</text:p>
          </table:table-cell>
          <table:table-cell office:value-type="float" office:value="0.225117379348986" calcext:value-type="float">
            <text:p>0.225117379348986</text:p>
          </table:table-cell>
          <table:table-cell office:value-type="float" office:value="0.16632772427284" calcext:value-type="float">
            <text:p>0.16632772427284</text:p>
          </table:table-cell>
          <table:table-cell office:value-type="float" office:value="0.166326643859332" calcext:value-type="float">
            <text:p>0.166326643859332</text:p>
          </table:table-cell>
          <table:table-cell office:value-type="float" office:value="0.294407249740241" calcext:value-type="float">
            <text:p>0.294407249740241</text:p>
          </table:table-cell>
          <table:table-cell office:value-type="float" office:value="0.29440597580408" calcext:value-type="float">
            <text:p>0.29440597580408</text:p>
          </table:table-cell>
        </table:table-row>
        <table:table-row table:style-name="ro1">
          <table:table-cell office:value-type="float" office:value="0.00549777355355297" calcext:value-type="float">
            <text:p>0.00549777355355297</text:p>
          </table:table-cell>
          <table:table-cell office:value-type="float" office:value="0.222208649520929" calcext:value-type="float">
            <text:p>0.222208649520929</text:p>
          </table:table-cell>
          <table:table-cell office:value-type="float" office:value="0.11075777587874" calcext:value-type="float">
            <text:p>0.11075777587874</text:p>
          </table:table-cell>
          <table:table-cell office:value-type="float" office:value="0.363964014649139" calcext:value-type="float">
            <text:p>0.363964014649139</text:p>
          </table:table-cell>
          <table:table-cell office:value-type="float" office:value="0.225148415074054" calcext:value-type="float">
            <text:p>0.225148415074054</text:p>
          </table:table-cell>
          <table:table-cell office:value-type="float" office:value="0.166324054582339" calcext:value-type="float">
            <text:p>0.166324054582339</text:p>
          </table:table-cell>
          <table:table-cell office:value-type="float" office:value="0.16632297231799" calcext:value-type="float">
            <text:p>0.16632297231799</text:p>
          </table:table-cell>
          <table:table-cell office:value-type="float" office:value="0.294404999844965" calcext:value-type="float">
            <text:p>0.294404999844965</text:p>
          </table:table-cell>
          <table:table-cell office:value-type="float" office:value="0.294403723628778" calcext:value-type="float">
            <text:p>0.294403723628778</text:p>
          </table:table-cell>
        </table:table-row>
        <table:table-row table:style-name="ro1">
          <table:table-cell office:value-type="float" office:value="0.00549228878085484" calcext:value-type="float">
            <text:p>0.00549228878085484</text:p>
          </table:table-cell>
          <table:table-cell office:value-type="float" office:value="0.222177837583643" calcext:value-type="float">
            <text:p>0.222177837583643</text:p>
          </table:table-cell>
          <table:table-cell office:value-type="float" office:value="0.110781094787491" calcext:value-type="float">
            <text:p>0.110781094787491</text:p>
          </table:table-cell>
          <table:table-cell office:value-type="float" office:value="0.363928340007425" calcext:value-type="float">
            <text:p>0.363928340007425</text:p>
          </table:table-cell>
          <table:table-cell office:value-type="float" office:value="0.225179443725612" calcext:value-type="float">
            <text:p>0.225179443725612</text:p>
          </table:table-cell>
          <table:table-cell office:value-type="float" office:value="0.166320384812653" calcext:value-type="float">
            <text:p>0.166320384812653</text:p>
          </table:table-cell>
          <table:table-cell office:value-type="float" office:value="0.166319307079167" calcext:value-type="float">
            <text:p>0.166319307079167</text:p>
          </table:table-cell>
          <table:table-cell office:value-type="float" office:value="0.294402748004745" calcext:value-type="float">
            <text:p>0.294402748004745</text:p>
          </table:table-cell>
          <table:table-cell office:value-type="float" office:value="0.294401477372739" calcext:value-type="float">
            <text:p>0.294401477372739</text:p>
          </table:table-cell>
        </table:table-row>
        <table:table-row table:style-name="ro1">
          <table:table-cell office:value-type="float" office:value="0.00548680364757581" calcext:value-type="float">
            <text:p>0.00548680364757581</text:p>
          </table:table-cell>
          <table:table-cell office:value-type="float" office:value="0.222147010037194" calcext:value-type="float">
            <text:p>0.222147010037194</text:p>
          </table:table-cell>
          <table:table-cell office:value-type="float" office:value="0.110804429158979" calcext:value-type="float">
            <text:p>0.110804429158979</text:p>
          </table:table-cell>
          <table:table-cell office:value-type="float" office:value="0.363892646188953" calcext:value-type="float">
            <text:p>0.363892646188953</text:p>
          </table:table-cell>
          <table:table-cell office:value-type="float" office:value="0.225210491571859" calcext:value-type="float">
            <text:p>0.225210491571859</text:p>
          </table:table-cell>
          <table:table-cell office:value-type="float" office:value="0.16631671817425" calcext:value-type="float">
            <text:p>0.16631671817425</text:p>
          </table:table-cell>
          <table:table-cell office:value-type="float" office:value="0.166315638660007" calcext:value-type="float">
            <text:p>0.166315638660007</text:p>
          </table:table-cell>
          <table:table-cell office:value-type="float" office:value="0.294400500108232" calcext:value-type="float">
            <text:p>0.294400500108232</text:p>
          </table:table-cell>
          <table:table-cell office:value-type="float" office:value="0.294399227282567" calcext:value-type="float">
            <text:p>0.294399227282567</text:p>
          </table:table-cell>
        </table:table-row>
        <table:table-row table:style-name="ro1">
          <table:table-cell office:value-type="float" office:value="0.00548132405454505" calcext:value-type="float">
            <text:p>0.00548132405454505</text:p>
          </table:table-cell>
          <table:table-cell office:value-type="float" office:value="0.222116200079258" calcext:value-type="float">
            <text:p>0.222116200079258</text:p>
          </table:table-cell>
          <table:table-cell office:value-type="float" office:value="0.11082775392745" calcext:value-type="float">
            <text:p>0.11082775392745</text:p>
          </table:table-cell>
          <table:table-cell office:value-type="float" office:value="0.363856971616092" calcext:value-type="float">
            <text:p>0.363856971616092</text:p>
          </table:table-cell>
          <table:table-cell office:value-type="float" office:value="0.22524152525471" calcext:value-type="float">
            <text:p>0.22524152525471</text:p>
          </table:table-cell>
          <table:table-cell office:value-type="float" office:value="0.166313052355963" calcext:value-type="float">
            <text:p>0.166313052355963</text:p>
          </table:table-cell>
          <table:table-cell office:value-type="float" office:value="0.166311977335112" calcext:value-type="float">
            <text:p>0.166311977335112</text:p>
          </table:table-cell>
          <table:table-cell office:value-type="float" office:value="0.294398250854022" calcext:value-type="float">
            <text:p>0.294398250854022</text:p>
          </table:table-cell>
          <table:table-cell office:value-type="float" office:value="0.294396983566363" calcext:value-type="float">
            <text:p>0.294396983566363</text:p>
          </table:table-cell>
        </table:table-row>
        <table:table-row table:style-name="ro1">
          <table:table-cell office:value-type="float" office:value="0.00547584532047218" calcext:value-type="float">
            <text:p>0.00547584532047218</text:p>
          </table:table-cell>
          <table:table-cell office:value-type="float" office:value="0.222085381364216" calcext:value-type="float">
            <text:p>0.222085381364216</text:p>
          </table:table-cell>
          <table:table-cell office:value-type="float" office:value="0.110851088987259" calcext:value-type="float">
            <text:p>0.110851088987259</text:p>
          </table:table-cell>
          <table:table-cell office:value-type="float" office:value="0.363821285796344" calcext:value-type="float">
            <text:p>0.363821285796344</text:p>
          </table:table-cell>
          <table:table-cell office:value-type="float" office:value="0.22527257124904" calcext:value-type="float">
            <text:p>0.22527257124904</text:p>
          </table:table-cell>
          <table:table-cell office:value-type="float" office:value="0.166309390463565" calcext:value-type="float">
            <text:p>0.166309390463565</text:p>
          </table:table-cell>
          <table:table-cell office:value-type="float" office:value="0.166308313681119" calcext:value-type="float">
            <text:p>0.166308313681119</text:p>
          </table:table-cell>
          <table:table-cell office:value-type="float" office:value="0.294396006015676" calcext:value-type="float">
            <text:p>0.294396006015676</text:p>
          </table:table-cell>
          <table:table-cell office:value-type="float" office:value="0.294394736557971" calcext:value-type="float">
            <text:p>0.294394736557971</text:p>
          </table:table-cell>
        </table:table-row>
        <table:table-row table:style-name="ro1">
          <table:table-cell office:value-type="float" office:value="0.00547036744796081" calcext:value-type="float">
            <text:p>0.00547036744796081</text:p>
          </table:table-cell>
          <table:table-cell office:value-type="float" office:value="0.222054553892711" calcext:value-type="float">
            <text:p>0.222054553892711</text:p>
          </table:table-cell>
          <table:table-cell office:value-type="float" office:value="0.110874434341311" calcext:value-type="float">
            <text:p>0.110874434341311</text:p>
          </table:table-cell>
          <table:table-cell office:value-type="float" office:value="0.363785588729466" calcext:value-type="float">
            <text:p>0.363785588729466</text:p>
          </table:table-cell>
          <table:table-cell office:value-type="float" office:value="0.22530362955729" calcext:value-type="float">
            <text:p>0.22530362955729</text:p>
          </table:table-cell>
          <table:table-cell office:value-type="float" office:value="0.166305726227953" calcext:value-type="float">
            <text:p>0.166305726227953</text:p>
          </table:table-cell>
          <table:table-cell office:value-type="float" office:value="0.166304653970659" calcext:value-type="float">
            <text:p>0.166304653970659</text:p>
          </table:table-cell>
          <table:table-cell office:value-type="float" office:value="0.294393757866662" calcext:value-type="float">
            <text:p>0.294393757866662</text:p>
          </table:table-cell>
          <table:table-cell office:value-type="float" office:value="0.294392493986102" calcext:value-type="float">
            <text:p>0.294392493986102</text:p>
          </table:table-cell>
        </table:table-row>
        <table:table-row table:style-name="ro1">
          <table:table-cell office:value-type="float" office:value="0.00546489731130628" calcext:value-type="float">
            <text:p>0.00546489731130628</text:p>
          </table:table-cell>
          <table:table-cell office:value-type="float" office:value="0.222023756403988" calcext:value-type="float">
            <text:p>0.222023756403988</text:p>
          </table:table-cell>
          <table:table-cell office:value-type="float" office:value="0.110897760724177" calcext:value-type="float">
            <text:p>0.110897760724177</text:p>
          </table:table-cell>
          <table:table-cell office:value-type="float" office:value="0.36374992525633" calcext:value-type="float">
            <text:p>0.36374992525633</text:p>
          </table:table-cell>
          <table:table-cell office:value-type="float" office:value="0.22533466123867" calcext:value-type="float">
            <text:p>0.22533466123867</text:p>
          </table:table-cell>
          <table:table-cell office:value-type="float" office:value="0.166302070076078" calcext:value-type="float">
            <text:p>0.166302070076078</text:p>
          </table:table-cell>
          <table:table-cell office:value-type="float" office:value="0.166300997053953" calcext:value-type="float">
            <text:p>0.166300997053953</text:p>
          </table:table-cell>
          <table:table-cell office:value-type="float" office:value="0.294391516398087" calcext:value-type="float">
            <text:p>0.294391516398087</text:p>
          </table:table-cell>
          <table:table-cell office:value-type="float" office:value="0.2943902515758" calcext:value-type="float">
            <text:p>0.2943902515758</text:p>
          </table:table-cell>
        </table:table-row>
        <table:table-row table:style-name="ro1">
          <table:table-cell office:value-type="float" office:value="0.00545942479918926" calcext:value-type="float">
            <text:p>0.00545942479918926</text:p>
          </table:table-cell>
          <table:table-cell office:value-type="float" office:value="0.22199293190859" calcext:value-type="float">
            <text:p>0.22199293190859</text:p>
          </table:table-cell>
          <table:table-cell office:value-type="float" office:value="0.110921111190429" calcext:value-type="float">
            <text:p>0.110921111190429</text:p>
          </table:table-cell>
          <table:table-cell office:value-type="float" office:value="0.363714229410863" calcext:value-type="float">
            <text:p>0.363714229410863</text:p>
          </table:table-cell>
          <table:table-cell office:value-type="float" office:value="0.225365723580931" calcext:value-type="float">
            <text:p>0.225365723580931</text:p>
          </table:table-cell>
          <table:table-cell office:value-type="float" office:value="0.166298411554032" calcext:value-type="float">
            <text:p>0.166298411554032</text:p>
          </table:table-cell>
          <table:table-cell office:value-type="float" office:value="0.16629733973926" calcext:value-type="float">
            <text:p>0.16629733973926</text:p>
          </table:table-cell>
          <table:table-cell office:value-type="float" office:value="0.294389272931454" calcext:value-type="float">
            <text:p>0.294389272931454</text:p>
          </table:table-cell>
          <table:table-cell office:value-type="float" office:value="0.294388009597773" calcext:value-type="float">
            <text:p>0.294388009597773</text:p>
          </table:table-cell>
        </table:table-row>
        <table:table-row table:style-name="ro1">
          <table:table-cell office:value-type="float" office:value="0.00545395840077922" calcext:value-type="float">
            <text:p>0.00545395840077922</text:p>
          </table:table-cell>
          <table:table-cell office:value-type="float" office:value="0.221962128267942" calcext:value-type="float">
            <text:p>0.221962128267942</text:p>
          </table:table-cell>
          <table:table-cell office:value-type="float" office:value="0.110944449578116" calcext:value-type="float">
            <text:p>0.110944449578116</text:p>
          </table:table-cell>
          <table:table-cell office:value-type="float" office:value="0.363678556594499" calcext:value-type="float">
            <text:p>0.363678556594499</text:p>
          </table:table-cell>
          <table:table-cell office:value-type="float" office:value="0.225396768468847" calcext:value-type="float">
            <text:p>0.225396768468847</text:p>
          </table:table-cell>
          <table:table-cell office:value-type="float" office:value="0.16629475658635" calcext:value-type="float">
            <text:p>0.16629475658635</text:p>
          </table:table-cell>
          <table:table-cell office:value-type="float" office:value="0.166293687558557" calcext:value-type="float">
            <text:p>0.166293687558557</text:p>
          </table:table-cell>
          <table:table-cell office:value-type="float" office:value="0.294387031238119" calcext:value-type="float">
            <text:p>0.294387031238119</text:p>
          </table:table-cell>
          <table:table-cell office:value-type="float" office:value="0.294385771339621" calcext:value-type="float">
            <text:p>0.294385771339621</text:p>
          </table:table-cell>
        </table:table-row>
        <table:table-row table:style-name="ro1">
          <table:table-cell office:value-type="float" office:value="0.00544849279233173" calcext:value-type="float">
            <text:p>0.00544849279233173</text:p>
          </table:table-cell>
          <table:table-cell office:value-type="float" office:value="0.221931315455072" calcext:value-type="float">
            <text:p>0.221931315455072</text:p>
          </table:table-cell>
          <table:table-cell office:value-type="float" office:value="0.110967798577205" calcext:value-type="float">
            <text:p>0.110967798577205</text:p>
          </table:table-cell>
          <table:table-cell office:value-type="float" office:value="0.363642872049062" calcext:value-type="float">
            <text:p>0.363642872049062</text:p>
          </table:table-cell>
          <table:table-cell office:value-type="float" office:value="0.225427826091246" calcext:value-type="float">
            <text:p>0.225427826091246</text:p>
          </table:table-cell>
          <table:table-cell office:value-type="float" office:value="0.166291103795593" calcext:value-type="float">
            <text:p>0.166291103795593</text:p>
          </table:table-cell>
          <table:table-cell office:value-type="float" office:value="0.166290034704676" calcext:value-type="float">
            <text:p>0.166290034704676</text:p>
          </table:table-cell>
          <table:table-cell office:value-type="float" office:value="0.294384791834063" calcext:value-type="float">
            <text:p>0.294384791834063</text:p>
          </table:table-cell>
          <table:table-cell office:value-type="float" office:value="0.294383531858558" calcext:value-type="float">
            <text:p>0.294383531858558</text:p>
          </table:table-cell>
        </table:table-row>
        <table:table-row table:style-name="ro1">
          <table:table-cell office:value-type="float" office:value="0.00544302823792164" calcext:value-type="float">
            <text:p>0.00544302823792164</text:p>
          </table:table-cell>
          <table:table-cell office:value-type="float" office:value="0.221900494946692" calcext:value-type="float">
            <text:p>0.221900494946692</text:p>
          </table:table-cell>
          <table:table-cell office:value-type="float" office:value="0.110991157074891" calcext:value-type="float">
            <text:p>0.110991157074891</text:p>
          </table:table-cell>
          <table:table-cell office:value-type="float" office:value="0.36360717748306" calcext:value-type="float">
            <text:p>0.36360717748306</text:p>
          </table:table-cell>
          <table:table-cell office:value-type="float" office:value="0.225458894966244" calcext:value-type="float">
            <text:p>0.225458894966244</text:p>
          </table:table-cell>
          <table:table-cell office:value-type="float" office:value="0.166287450487195" calcext:value-type="float">
            <text:p>0.166287450487195</text:p>
          </table:table-cell>
          <table:table-cell office:value-type="float" office:value="0.166286384228577" calcext:value-type="float">
            <text:p>0.166286384228577</text:p>
          </table:table-cell>
          <table:table-cell office:value-type="float" office:value="0.294382551288968" calcext:value-type="float">
            <text:p>0.294382551288968</text:p>
          </table:table-cell>
          <table:table-cell office:value-type="float" office:value="0.294381294804498" calcext:value-type="float">
            <text:p>0.294381294804498</text:p>
          </table:table-cell>
        </table:table-row>
        <table:table-row table:style-name="ro1">
          <table:table-cell office:value-type="float" office:value="0.00543757157790614" calcext:value-type="float">
            <text:p>0.00543757157790614</text:p>
          </table:table-cell>
          <table:table-cell office:value-type="float" office:value="0.221869705378802" calcext:value-type="float">
            <text:p>0.221869705378802</text:p>
          </table:table-cell>
          <table:table-cell office:value-type="float" office:value="0.111014495862718" calcext:value-type="float">
            <text:p>0.111014495862718</text:p>
          </table:table-cell>
          <table:table-cell office:value-type="float" office:value="0.363571517624351" calcext:value-type="float">
            <text:p>0.363571517624351</text:p>
          </table:table-cell>
          <table:table-cell office:value-type="float" office:value="0.225489936237405" calcext:value-type="float">
            <text:p>0.225489936237405</text:p>
          </table:table-cell>
          <table:table-cell office:value-type="float" office:value="0.166283804199856" calcext:value-type="float">
            <text:p>0.166283804199856</text:p>
          </table:table-cell>
          <table:table-cell office:value-type="float" office:value="0.166282737822927" calcext:value-type="float">
            <text:p>0.166282737822927</text:p>
          </table:table-cell>
          <table:table-cell office:value-type="float" office:value="0.294380316048846" calcext:value-type="float">
            <text:p>0.294380316048846</text:p>
          </table:table-cell>
          <table:table-cell office:value-type="float" office:value="0.294379059419359" calcext:value-type="float">
            <text:p>0.294379059419359</text:p>
          </table:table-cell>
        </table:table-row>
        <table:table-row table:style-name="ro1">
          <table:table-cell office:value-type="float" office:value="0.0054321110221649" calcext:value-type="float">
            <text:p>0.0054321110221649</text:p>
          </table:table-cell>
          <table:table-cell office:value-type="float" office:value="0.221838880145437" calcext:value-type="float">
            <text:p>0.221838880145437</text:p>
          </table:table-cell>
          <table:table-cell office:value-type="float" office:value="0.111037865297248" calcext:value-type="float">
            <text:p>0.111037865297248</text:p>
          </table:table-cell>
          <table:table-cell office:value-type="float" office:value="0.363535815364219" calcext:value-type="float">
            <text:p>0.363535815364219</text:p>
          </table:table-cell>
          <table:table-cell office:value-type="float" office:value="0.225521016893418" calcext:value-type="float">
            <text:p>0.225521016893418</text:p>
          </table:table-cell>
          <table:table-cell office:value-type="float" office:value="0.166280154022181" calcext:value-type="float">
            <text:p>0.166280154022181</text:p>
          </table:table-cell>
          <table:table-cell office:value-type="float" office:value="0.166279090487863" calcext:value-type="float">
            <text:p>0.166279090487863</text:p>
          </table:table-cell>
          <table:table-cell office:value-type="float" office:value="0.294378077569417" calcext:value-type="float">
            <text:p>0.294378077569417</text:p>
          </table:table-cell>
          <table:table-cell office:value-type="float" office:value="0.294376824443673" calcext:value-type="float">
            <text:p>0.294376824443673</text:p>
          </table:table-cell>
        </table:table-row>
        <table:table-row table:style-name="ro1">
          <table:table-cell office:value-type="float" office:value="0.00542665962142808" calcext:value-type="float">
            <text:p>0.00542665962142808</text:p>
          </table:table-cell>
          <table:table-cell office:value-type="float" office:value="0.22180809300046" calcext:value-type="float">
            <text:p>0.22180809300046</text:p>
          </table:table-cell>
          <table:table-cell office:value-type="float" office:value="0.111061209611648" calcext:value-type="float">
            <text:p>0.111061209611648</text:p>
          </table:table-cell>
          <table:table-cell office:value-type="float" office:value="0.36350015608844" calcext:value-type="float">
            <text:p>0.36350015608844</text:p>
          </table:table-cell>
          <table:table-cell office:value-type="float" office:value="0.225552062750789" calcext:value-type="float">
            <text:p>0.225552062750789</text:p>
          </table:table-cell>
          <table:table-cell office:value-type="float" office:value="0.166276511711537" calcext:value-type="float">
            <text:p>0.166276511711537</text:p>
          </table:table-cell>
          <table:table-cell office:value-type="float" office:value="0.166275448078549" calcext:value-type="float">
            <text:p>0.166275448078549</text:p>
          </table:table-cell>
          <table:table-cell office:value-type="float" office:value="0.294375844913336" calcext:value-type="float">
            <text:p>0.294375844913336</text:p>
          </table:table-cell>
          <table:table-cell office:value-type="float" office:value="0.294374591666781" calcext:value-type="float">
            <text:p>0.294374591666781</text:p>
          </table:table-cell>
        </table:table-row>
        <table:table-row table:style-name="ro1">
          <table:table-cell office:value-type="float" office:value="0.00542120548577119" calcext:value-type="float">
            <text:p>0.00542120548577119</text:p>
          </table:table-cell>
          <table:table-cell office:value-type="float" office:value="0.221777276722921" calcext:value-type="float">
            <text:p>0.221777276722921</text:p>
          </table:table-cell>
          <table:table-cell office:value-type="float" office:value="0.111084579639621" calcext:value-type="float">
            <text:p>0.111084579639621</text:p>
          </table:table-cell>
          <table:table-cell office:value-type="float" office:value="0.363464461972572" calcext:value-type="float">
            <text:p>0.363464461972572</text:p>
          </table:table-cell>
          <table:table-cell office:value-type="float" office:value="0.225583141427993" calcext:value-type="float">
            <text:p>0.225583141427993</text:p>
          </table:table-cell>
          <table:table-cell office:value-type="float" office:value="0.166272866321809" calcext:value-type="float">
            <text:p>0.166272866321809</text:p>
          </table:table-cell>
          <table:table-cell office:value-type="float" office:value="0.166271805495152" calcext:value-type="float">
            <text:p>0.166271805495152</text:p>
          </table:table-cell>
          <table:table-cell office:value-type="float" office:value="0.294373609535036" calcext:value-type="float">
            <text:p>0.294373609535036</text:p>
          </table:table-cell>
          <table:table-cell office:value-type="float" office:value="0.294372359747516" calcext:value-type="float">
            <text:p>0.294372359747516</text:p>
          </table:table-cell>
        </table:table-row>
        <table:table-row table:style-name="ro1">
          <table:table-cell office:value-type="float" office:value="0.00541575597235378" calcext:value-type="float">
            <text:p>0.00541575597235378</text:p>
          </table:table-cell>
          <table:table-cell office:value-type="float" office:value="0.221746472914714" calcext:value-type="float">
            <text:p>0.221746472914714</text:p>
          </table:table-cell>
          <table:table-cell office:value-type="float" office:value="0.111107943919357" calcext:value-type="float">
            <text:p>0.111107943919357</text:p>
          </table:table-cell>
          <table:table-cell office:value-type="float" office:value="0.363428781181456" calcext:value-type="float">
            <text:p>0.363428781181456</text:p>
          </table:table-cell>
          <table:table-cell office:value-type="float" office:value="0.225614211075461" calcext:value-type="float">
            <text:p>0.225614211075461</text:p>
          </table:table-cell>
          <table:table-cell office:value-type="float" office:value="0.16626922568016" calcext:value-type="float">
            <text:p>0.16626922568016</text:p>
          </table:table-cell>
          <table:table-cell office:value-type="float" office:value="0.166268164839326" calcext:value-type="float">
            <text:p>0.166268164839326</text:p>
          </table:table-cell>
          <table:table-cell office:value-type="float" office:value="0.294371378021133" calcext:value-type="float">
            <text:p>0.294371378021133</text:p>
          </table:table-cell>
          <table:table-cell office:value-type="float" office:value="0.294370128216923" calcext:value-type="float">
            <text:p>0.294370128216923</text:p>
          </table:table-cell>
        </table:table-row>
        <table:table-row table:style-name="ro1">
          <table:table-cell office:value-type="float" office:value="0.00541031071821763" calcext:value-type="float">
            <text:p>0.00541031071821763</text:p>
          </table:table-cell>
          <table:table-cell office:value-type="float" office:value="0.221715679535004" calcext:value-type="float">
            <text:p>0.221715679535004</text:p>
          </table:table-cell>
          <table:table-cell office:value-type="float" office:value="0.111131303991537" calcext:value-type="float">
            <text:p>0.111131303991537</text:p>
          </table:table-cell>
          <table:table-cell office:value-type="float" office:value="0.363393111353209" calcext:value-type="float">
            <text:p>0.363393111353209</text:p>
          </table:table-cell>
          <table:table-cell office:value-type="float" office:value="0.225645273743609" calcext:value-type="float">
            <text:p>0.225645273743609</text:p>
          </table:table-cell>
          <table:table-cell office:value-type="float" office:value="0.166265586765427" calcext:value-type="float">
            <text:p>0.166265586765427</text:p>
          </table:table-cell>
          <table:table-cell office:value-type="float" office:value="0.166264528642414" calcext:value-type="float">
            <text:p>0.166264528642414</text:p>
          </table:table-cell>
          <table:table-cell office:value-type="float" office:value="0.294369146799538" calcext:value-type="float">
            <text:p>0.294369146799538</text:p>
          </table:table-cell>
          <table:table-cell office:value-type="float" office:value="0.294367900345293" calcext:value-type="float">
            <text:p>0.294367900345293</text:p>
          </table:table-cell>
        </table:table-row>
        <table:table-row table:style-name="ro1">
          <table:table-cell office:value-type="float" office:value="0.00540486490632863" calcext:value-type="float">
            <text:p>0.00540486490632863</text:p>
          </table:table-cell>
          <table:table-cell office:value-type="float" office:value="0.221684869305136" calcext:value-type="float">
            <text:p>0.221684869305136</text:p>
          </table:table-cell>
          <table:table-cell office:value-type="float" office:value="0.111154680495527" calcext:value-type="float">
            <text:p>0.111154680495527</text:p>
          </table:table-cell>
          <table:table-cell office:value-type="float" office:value="0.363357420902931" calcext:value-type="float">
            <text:p>0.363357420902931</text:p>
          </table:table-cell>
          <table:table-cell office:value-type="float" office:value="0.225676356882321" calcext:value-type="float">
            <text:p>0.225676356882321</text:p>
          </table:table-cell>
          <table:table-cell office:value-type="float" office:value="0.166261948555086" calcext:value-type="float">
            <text:p>0.166261948555086</text:p>
          </table:table-cell>
          <table:table-cell office:value-type="float" office:value="0.166260891426168" calcext:value-type="float">
            <text:p>0.166260891426168</text:p>
          </table:table-cell>
          <table:table-cell office:value-type="float" office:value="0.294366916612926" calcext:value-type="float">
            <text:p>0.294366916612926</text:p>
          </table:table-cell>
          <table:table-cell office:value-type="float" office:value="0.29436567138449" calcext:value-type="float">
            <text:p>0.29436567138449</text:p>
          </table:table-cell>
        </table:table-row>
        <table:table-row table:style-name="ro1">
          <table:table-cell office:value-type="float" office:value="0.00539942613746536" calcext:value-type="float">
            <text:p>0.00539942613746536</text:p>
          </table:table-cell>
          <table:table-cell office:value-type="float" office:value="0.221654085280785" calcext:value-type="float">
            <text:p>0.221654085280785</text:p>
          </table:table-cell>
          <table:table-cell office:value-type="float" office:value="0.111178040851928" calcext:value-type="float">
            <text:p>0.111178040851928</text:p>
          </table:table-cell>
          <table:table-cell office:value-type="float" office:value="0.363321759684195" calcext:value-type="float">
            <text:p>0.363321759684195</text:p>
          </table:table-cell>
          <table:table-cell office:value-type="float" office:value="0.22570741716281" calcext:value-type="float">
            <text:p>0.22570741716281</text:p>
          </table:table-cell>
          <table:table-cell office:value-type="float" office:value="0.166258316008944" calcext:value-type="float">
            <text:p>0.166258316008944</text:p>
          </table:table-cell>
          <table:table-cell office:value-type="float" office:value="0.166257258488359" calcext:value-type="float">
            <text:p>0.166257258488359</text:p>
          </table:table-cell>
          <table:table-cell office:value-type="float" office:value="0.294364690413175" calcext:value-type="float">
            <text:p>0.294364690413175</text:p>
          </table:table-cell>
          <table:table-cell office:value-type="float" office:value="0.294363444702868" calcext:value-type="float">
            <text:p>0.294363444702868</text:p>
          </table:table-cell>
        </table:table-row>
        <table:table-row table:style-name="ro1">
          <table:table-cell office:value-type="float" office:value="0.00539398535666236" calcext:value-type="float">
            <text:p>0.00539398535666236</text:p>
          </table:table-cell>
          <table:table-cell office:value-type="float" office:value="0.221623276148858" calcext:value-type="float">
            <text:p>0.221623276148858</text:p>
          </table:table-cell>
          <table:table-cell office:value-type="float" office:value="0.111201423893192" calcext:value-type="float">
            <text:p>0.111201423893192</text:p>
          </table:table-cell>
          <table:table-cell office:value-type="float" office:value="0.363286068280924" calcext:value-type="float">
            <text:p>0.363286068280924</text:p>
          </table:table-cell>
          <table:table-cell office:value-type="float" office:value="0.225738506228008" calcext:value-type="float">
            <text:p>0.225738506228008</text:p>
          </table:table-cell>
          <table:table-cell office:value-type="float" office:value="0.166254679989177" calcext:value-type="float">
            <text:p>0.166254679989177</text:p>
          </table:table-cell>
          <table:table-cell office:value-type="float" office:value="0.166253626746771" calcext:value-type="float">
            <text:p>0.166253626746771</text:p>
          </table:table-cell>
          <table:table-cell office:value-type="float" office:value="0.294362460704412" calcext:value-type="float">
            <text:p>0.294362460704412</text:p>
          </table:table-cell>
          <table:table-cell office:value-type="float" office:value="0.294361220266904" calcext:value-type="float">
            <text:p>0.294361220266904</text:p>
          </table:table-cell>
        </table:table-row>
        <table:table-row table:style-name="ro1">
          <table:table-cell office:value-type="float" office:value="0.00538854912288778" calcext:value-type="float">
            <text:p>0.00538854912288778</text:p>
          </table:table-cell>
          <table:table-cell office:value-type="float" office:value="0.221592479082417" calcext:value-type="float">
            <text:p>0.221592479082417</text:p>
          </table:table-cell>
          <table:table-cell office:value-type="float" office:value="0.111224801486706" calcext:value-type="float">
            <text:p>0.111224801486706</text:p>
          </table:table-cell>
          <table:table-cell office:value-type="float" office:value="0.363250389736685" calcext:value-type="float">
            <text:p>0.363250389736685</text:p>
          </table:table-cell>
          <table:table-cell office:value-type="float" office:value="0.225769586664914" calcext:value-type="float">
            <text:p>0.225769586664914</text:p>
          </table:table-cell>
          <table:table-cell office:value-type="float" office:value="0.166251050134422" calcext:value-type="float">
            <text:p>0.166251050134422</text:p>
          </table:table-cell>
          <table:table-cell office:value-type="float" office:value="0.166249995414386" calcext:value-type="float">
            <text:p>0.166249995414386</text:p>
          </table:table-cell>
          <table:table-cell office:value-type="float" office:value="0.294360236637395" calcext:value-type="float">
            <text:p>0.294360236637395</text:p>
          </table:table-cell>
          <table:table-cell office:value-type="float" office:value="0.294358994379783" calcext:value-type="float">
            <text:p>0.294358994379783</text:p>
          </table:table-cell>
        </table:table-row>
        <table:table-row table:style-name="ro1">
          <table:table-cell office:value-type="float" office:value="0.00538311711162465" calcext:value-type="float">
            <text:p>0.00538311711162465</text:p>
          </table:table-cell>
          <table:table-cell office:value-type="float" office:value="0.221561692253683" calcext:value-type="float">
            <text:p>0.221561692253683</text:p>
          </table:table-cell>
          <table:table-cell office:value-type="float" office:value="0.111248175013054" calcext:value-type="float">
            <text:p>0.111248175013054</text:p>
          </table:table-cell>
          <table:table-cell office:value-type="float" office:value="0.363214721935943" calcext:value-type="float">
            <text:p>0.363214721935943</text:p>
          </table:table-cell>
          <table:table-cell office:value-type="float" office:value="0.225800660310572" calcext:value-type="float">
            <text:p>0.225800660310572</text:p>
          </table:table-cell>
          <table:table-cell office:value-type="float" office:value="0.16624742052506" calcext:value-type="float">
            <text:p>0.16624742052506</text:p>
          </table:table-cell>
          <table:table-cell office:value-type="float" office:value="0.166246369972878" calcext:value-type="float">
            <text:p>0.166246369972878</text:p>
          </table:table-cell>
          <table:table-cell office:value-type="float" office:value="0.294358011052281" calcext:value-type="float">
            <text:p>0.294358011052281</text:p>
          </table:table-cell>
          <table:table-cell office:value-type="float" office:value="0.294356773931514" calcext:value-type="float">
            <text:p>0.294356773931514</text:p>
          </table:table-cell>
        </table:table-row>
        <table:table-row table:style-name="ro1">
          <table:table-cell office:value-type="float" office:value="0.00537768504781022" calcext:value-type="float">
            <text:p>0.00537768504781022</text:p>
          </table:table-cell>
          <table:table-cell office:value-type="float" office:value="0.221530891399456" calcext:value-type="float">
            <text:p>0.221530891399456</text:p>
          </table:table-cell>
          <table:table-cell office:value-type="float" office:value="0.111271562842843" calcext:value-type="float">
            <text:p>0.111271562842843</text:p>
          </table:table-cell>
          <table:table-cell office:value-type="float" office:value="0.363179036781339" calcext:value-type="float">
            <text:p>0.363179036781339</text:p>
          </table:table-cell>
          <table:table-cell office:value-type="float" office:value="0.225831751592283" calcext:value-type="float">
            <text:p>0.225831751592283</text:p>
          </table:table-cell>
          <table:table-cell office:value-type="float" office:value="0.166243793887843" calcext:value-type="float">
            <text:p>0.166243793887843</text:p>
          </table:table-cell>
          <table:table-cell office:value-type="float" office:value="0.166242741926143" calcext:value-type="float">
            <text:p>0.166242741926143</text:p>
          </table:table-cell>
          <table:table-cell office:value-type="float" office:value="0.294355789086655" calcext:value-type="float">
            <text:p>0.294355789086655</text:p>
          </table:table-cell>
          <table:table-cell office:value-type="float" office:value="0.294354550229717" calcext:value-type="float">
            <text:p>0.294354550229717</text:p>
          </table:table-cell>
        </table:table-row>
        <table:table-row table:style-name="ro1">
          <table:table-cell office:value-type="float" office:value="0.00537225832193244" calcext:value-type="float">
            <text:p>0.00537225832193244</text:p>
          </table:table-cell>
          <table:table-cell office:value-type="float" office:value="0.221500107120535" calcext:value-type="float">
            <text:p>0.221500107120535</text:p>
          </table:table-cell>
          <table:table-cell office:value-type="float" office:value="0.11129494180545" calcext:value-type="float">
            <text:p>0.11129494180545</text:p>
          </table:table-cell>
          <table:table-cell office:value-type="float" office:value="0.363143369709951" calcext:value-type="float">
            <text:p>0.363143369709951</text:p>
          </table:table-cell>
          <table:table-cell office:value-type="float" office:value="0.225862829700714" calcext:value-type="float">
            <text:p>0.225862829700714</text:p>
          </table:table-cell>
          <table:table-cell office:value-type="float" office:value="0.16624016829914" calcext:value-type="float">
            <text:p>0.16624016829914</text:p>
          </table:table-cell>
          <table:table-cell office:value-type="float" office:value="0.166239120472504" calcext:value-type="float">
            <text:p>0.166239120472504</text:p>
          </table:table-cell>
          <table:table-cell office:value-type="float" office:value="0.294353566128864" calcext:value-type="float">
            <text:p>0.294353566128864</text:p>
          </table:table-cell>
          <table:table-cell office:value-type="float" office:value="0.294352332368365" calcext:value-type="float">
            <text:p>0.294352332368365</text:p>
          </table:table-cell>
        </table:table-row>
        <table:table-row table:style-name="ro1">
          <table:table-cell office:value-type="float" office:value="0.00536683255724468" calcext:value-type="float">
            <text:p>0.00536683255724468</text:p>
          </table:table-cell>
          <table:table-cell office:value-type="float" office:value="0.221469314562451" calcext:value-type="float">
            <text:p>0.221469314562451</text:p>
          </table:table-cell>
          <table:table-cell office:value-type="float" office:value="0.111318330722513" calcext:value-type="float">
            <text:p>0.111318330722513</text:p>
          </table:table-cell>
          <table:table-cell office:value-type="float" office:value="0.363107691938674" calcext:value-type="float">
            <text:p>0.363107691938674</text:p>
          </table:table-cell>
          <table:table-cell office:value-type="float" office:value="0.22589391966154" calcext:value-type="float">
            <text:p>0.22589391966154</text:p>
          </table:table-cell>
          <table:table-cell office:value-type="float" office:value="0.166236546348101" calcext:value-type="float">
            <text:p>0.166236546348101</text:p>
          </table:table-cell>
          <table:table-cell office:value-type="float" office:value="0.166235497116227" calcext:value-type="float">
            <text:p>0.166235497116227</text:p>
          </table:table-cell>
          <table:table-cell office:value-type="float" office:value="0.294351347189206" calcext:value-type="float">
            <text:p>0.294351347189206</text:p>
          </table:table-cell>
          <table:table-cell office:value-type="float" office:value="0.294350111697812" calcext:value-type="float">
            <text:p>0.294350111697812</text:p>
          </table:table-cell>
        </table:table-row>
        <table:table-row table:style-name="ro1">
          <table:table-cell office:value-type="float" office:value="0.0053614080247697" calcext:value-type="float">
            <text:p>0.0053614080247697</text:p>
          </table:table-cell>
          <table:table-cell office:value-type="float" office:value="0.221438515252662" calcext:value-type="float">
            <text:p>0.221438515252662</text:p>
          </table:table-cell>
          <table:table-cell office:value-type="float" office:value="0.111341728440119" calcext:value-type="float">
            <text:p>0.111341728440119</text:p>
          </table:table-cell>
          <table:table-cell office:value-type="float" office:value="0.363072005235611" calcext:value-type="float">
            <text:p>0.363072005235611</text:p>
          </table:table-cell>
          <table:table-cell office:value-type="float" office:value="0.225925019939306" calcext:value-type="float">
            <text:p>0.225925019939306</text:p>
          </table:table-cell>
          <table:table-cell office:value-type="float" office:value="0.166232922658825" calcext:value-type="float">
            <text:p>0.166232922658825</text:p>
          </table:table-cell>
          <table:table-cell office:value-type="float" office:value="0.166231877598986" calcext:value-type="float">
            <text:p>0.166231877598986</text:p>
          </table:table-cell>
          <table:table-cell office:value-type="float" office:value="0.294349125530254" calcext:value-type="float">
            <text:p>0.294349125530254</text:p>
          </table:table-cell>
          <table:table-cell office:value-type="float" office:value="0.294347895180859" calcext:value-type="float">
            <text:p>0.294347895180859</text:p>
          </table:table-cell>
        </table:table-row>
        <table:table-row table:style-name="ro1">
          <table:table-cell office:value-type="float" office:value="0.00535599094072281" calcext:value-type="float">
            <text:p>0.00535599094072281</text:p>
          </table:table-cell>
          <table:table-cell office:value-type="float" office:value="0.221407744540498" calcext:value-type="float">
            <text:p>0.221407744540498</text:p>
          </table:table-cell>
          <table:table-cell office:value-type="float" office:value="0.111365108177627" calcext:value-type="float">
            <text:p>0.111365108177627</text:p>
          </table:table-cell>
          <table:table-cell office:value-type="float" office:value="0.36303635054131" calcext:value-type="float">
            <text:p>0.36303635054131</text:p>
          </table:table-cell>
          <table:table-cell office:value-type="float" office:value="0.225956094930417" calcext:value-type="float">
            <text:p>0.225956094930417</text:p>
          </table:table-cell>
          <table:table-cell office:value-type="float" office:value="0.166229307020089" calcext:value-type="float">
            <text:p>0.166229307020089</text:p>
          </table:table-cell>
          <table:table-cell office:value-type="float" office:value="0.166228260521047" calcext:value-type="float">
            <text:p>0.166228260521047</text:p>
          </table:table-cell>
          <table:table-cell office:value-type="float" office:value="0.294346910630293" calcext:value-type="float">
            <text:p>0.294346910630293</text:p>
          </table:table-cell>
          <table:table-cell office:value-type="float" office:value="0.294345678508149" calcext:value-type="float">
            <text:p>0.294345678508149</text:p>
          </table:table-cell>
        </table:table-row>
        <table:table-row table:style-name="ro1">
          <table:table-cell office:value-type="float" office:value="0.00535057060367761" calcext:value-type="float">
            <text:p>0.00535057060367761</text:p>
          </table:table-cell>
          <table:table-cell office:value-type="float" office:value="0.221376941559899" calcext:value-type="float">
            <text:p>0.221376941559899</text:p>
          </table:table-cell>
          <table:table-cell office:value-type="float" office:value="0.111388516049843" calcext:value-type="float">
            <text:p>0.111388516049843</text:p>
          </table:table-cell>
          <table:table-cell office:value-type="float" office:value="0.363000657361835" calcext:value-type="float">
            <text:p>0.363000657361835</text:p>
          </table:table-cell>
          <table:table-cell office:value-type="float" office:value="0.225987205941097" calcext:value-type="float">
            <text:p>0.225987205941097</text:p>
          </table:table-cell>
          <table:table-cell office:value-type="float" office:value="0.166225686604424" calcext:value-type="float">
            <text:p>0.166225686604424</text:p>
          </table:table-cell>
          <table:table-cell office:value-type="float" office:value="0.166224644267888" calcext:value-type="float">
            <text:p>0.166224644267888</text:p>
          </table:table-cell>
          <table:table-cell office:value-type="float" office:value="0.29434469113122" calcext:value-type="float">
            <text:p>0.29434469113122</text:p>
          </table:table-cell>
          <table:table-cell office:value-type="float" office:value="0.294343464139332" calcext:value-type="float">
            <text:p>0.294343464139332</text:p>
          </table:table-cell>
        </table:table-row>
        <table:table-row table:style-name="ro1">
          <table:table-cell office:value-type="float" office:value="0.00534515880164277" calcext:value-type="float">
            <text:p>0.00534515880164277</text:p>
          </table:table-cell>
          <table:table-cell office:value-type="float" office:value="0.221346173381446" calcext:value-type="float">
            <text:p>0.221346173381446</text:p>
          </table:table-cell>
          <table:table-cell office:value-type="float" office:value="0.11141190123544" calcext:value-type="float">
            <text:p>0.11141190123544</text:p>
          </table:table-cell>
          <table:table-cell office:value-type="float" office:value="0.362965003378977" calcext:value-type="float">
            <text:p>0.362965003378977</text:p>
          </table:table-cell>
          <table:table-cell office:value-type="float" office:value="0.226018285410352" calcext:value-type="float">
            <text:p>0.226018285410352</text:p>
          </table:table-cell>
          <table:table-cell office:value-type="float" office:value="0.166222074950322" calcext:value-type="float">
            <text:p>0.166222074950322</text:p>
          </table:table-cell>
          <table:table-cell office:value-type="float" office:value="0.16622103120942" calcext:value-type="float">
            <text:p>0.16622103120942</text:p>
          </table:table-cell>
          <table:table-cell office:value-type="float" office:value="0.294342478815571" calcext:value-type="float">
            <text:p>0.294342478815571</text:p>
          </table:table-cell>
          <table:table-cell office:value-type="float" office:value="0.294341250093864" calcext:value-type="float">
            <text:p>0.294341250093864</text:p>
          </table:table-cell>
        </table:table-row>
        <table:table-row table:style-name="ro1">
          <table:table-cell office:value-type="float" office:value="0.0053397447978154" calcext:value-type="float">
            <text:p>0.0053397447978154</text:p>
          </table:table-cell>
          <table:table-cell office:value-type="float" office:value="0.221315378890747" calcext:value-type="float">
            <text:p>0.221315378890747</text:p>
          </table:table-cell>
          <table:table-cell office:value-type="float" office:value="0.111435310048523" calcext:value-type="float">
            <text:p>0.111435310048523</text:p>
          </table:table-cell>
          <table:table-cell office:value-type="float" office:value="0.362929317807738" calcext:value-type="float">
            <text:p>0.362929317807738</text:p>
          </table:table-cell>
          <table:table-cell office:value-type="float" office:value="0.226049394904846" calcext:value-type="float">
            <text:p>0.226049394904846</text:p>
          </table:table-cell>
          <table:table-cell office:value-type="float" office:value="0.166218459270947" calcext:value-type="float">
            <text:p>0.166218459270947</text:p>
          </table:table-cell>
          <table:table-cell office:value-type="float" office:value="0.166217419642745" calcext:value-type="float">
            <text:p>0.166217419642745</text:p>
          </table:table-cell>
          <table:table-cell office:value-type="float" office:value="0.294340262390026" calcext:value-type="float">
            <text:p>0.294340262390026</text:p>
          </table:table-cell>
          <table:table-cell office:value-type="float" office:value="0.294339038737198" calcext:value-type="float">
            <text:p>0.294339038737198</text:p>
          </table:table-cell>
        </table:table-row>
        <table:table-row table:style-name="ro1">
          <table:table-cell office:value-type="float" office:value="0.00533433492039315" calcext:value-type="float">
            <text:p>0.00533433492039315</text:p>
          </table:table-cell>
          <table:table-cell office:value-type="float" office:value="0.221284594112878" calcext:value-type="float">
            <text:p>0.221284594112878</text:p>
          </table:table-cell>
          <table:table-cell office:value-type="float" office:value="0.11145871518729" calcext:value-type="float">
            <text:p>0.11145871518729</text:p>
          </table:table-cell>
          <table:table-cell office:value-type="float" office:value="0.362893642374147" calcext:value-type="float">
            <text:p>0.362893642374147</text:p>
          </table:table-cell>
          <table:table-cell office:value-type="float" office:value="0.226080498131855" calcext:value-type="float">
            <text:p>0.226080498131855</text:p>
          </table:table-cell>
          <table:table-cell office:value-type="float" office:value="0.166214848858766" calcext:value-type="float">
            <text:p>0.166214848858766</text:p>
          </table:table-cell>
          <table:table-cell office:value-type="float" office:value="0.166213808815571" calcext:value-type="float">
            <text:p>0.166213808815571</text:p>
          </table:table-cell>
          <table:table-cell office:value-type="float" office:value="0.294338050674701" calcext:value-type="float">
            <text:p>0.294338050674701</text:p>
          </table:table-cell>
          <table:table-cell office:value-type="float" office:value="0.294336826511263" calcext:value-type="float">
            <text:p>0.294336826511263</text:p>
          </table:table-cell>
        </table:table-row>
        <table:table-row table:style-name="ro1">
          <table:table-cell office:value-type="float" office:value="0.00532893069985174" calcext:value-type="float">
            <text:p>0.00532893069985174</text:p>
          </table:table-cell>
          <table:table-cell office:value-type="float" office:value="0.221253827784636" calcext:value-type="float">
            <text:p>0.221253827784636</text:p>
          </table:table-cell>
          <table:table-cell office:value-type="float" office:value="0.111482110024825" calcext:value-type="float">
            <text:p>0.111482110024825</text:p>
          </table:table-cell>
          <table:table-cell office:value-type="float" office:value="0.362857987199396" calcext:value-type="float">
            <text:p>0.362857987199396</text:p>
          </table:table-cell>
          <table:table-cell office:value-type="float" office:value="0.226111586284381" calcext:value-type="float">
            <text:p>0.226111586284381</text:p>
          </table:table-cell>
          <table:table-cell office:value-type="float" office:value="0.166211241702219" calcext:value-type="float">
            <text:p>0.166211241702219</text:p>
          </table:table-cell>
          <table:table-cell office:value-type="float" office:value="0.166210202804901" calcext:value-type="float">
            <text:p>0.166210202804901</text:p>
          </table:table-cell>
          <table:table-cell office:value-type="float" office:value="0.294335840554433" calcext:value-type="float">
            <text:p>0.294335840554433</text:p>
          </table:table-cell>
          <table:table-cell office:value-type="float" office:value="0.29433461780385" calcext:value-type="float">
            <text:p>0.29433461780385</text:p>
          </table:table-cell>
        </table:table-row>
        <table:table-row table:style-name="ro1">
          <table:table-cell office:value-type="float" office:value="0.0053235238424113" calcext:value-type="float">
            <text:p>0.0053235238424113</text:p>
          </table:table-cell>
          <table:table-cell office:value-type="float" office:value="0.221223032620936" calcext:value-type="float">
            <text:p>0.221223032620936</text:p>
          </table:table-cell>
          <table:table-cell office:value-type="float" office:value="0.111505530413126" calcext:value-type="float">
            <text:p>0.111505530413126</text:p>
          </table:table-cell>
          <table:table-cell office:value-type="float" office:value="0.362822297510535" calcext:value-type="float">
            <text:p>0.362822297510535</text:p>
          </table:table-cell>
          <table:table-cell office:value-type="float" office:value="0.22614270701416" calcext:value-type="float">
            <text:p>0.22614270701416</text:p>
          </table:table-cell>
          <table:table-cell office:value-type="float" office:value="0.166207632212798" calcext:value-type="float">
            <text:p>0.166207632212798</text:p>
          </table:table-cell>
          <table:table-cell office:value-type="float" office:value="0.166206596006476" calcext:value-type="float">
            <text:p>0.166206596006476</text:p>
          </table:table-cell>
          <table:table-cell office:value-type="float" office:value="0.29433362859071" calcext:value-type="float">
            <text:p>0.29433362859071</text:p>
          </table:table-cell>
          <table:table-cell office:value-type="float" office:value="0.294332409157037" calcext:value-type="float">
            <text:p>0.294332409157037</text:p>
          </table:table-cell>
        </table:table-row>
        <table:table-row table:style-name="ro1">
          <table:table-cell office:value-type="float" office:value="0.00531812530552855" calcext:value-type="float">
            <text:p>0.00531812530552855</text:p>
          </table:table-cell>
          <table:table-cell office:value-type="float" office:value="0.221192271110016" calcext:value-type="float">
            <text:p>0.221192271110016</text:p>
          </table:table-cell>
          <table:table-cell office:value-type="float" office:value="0.111528928969138" calcext:value-type="float">
            <text:p>0.111528928969138</text:p>
          </table:table-cell>
          <table:table-cell office:value-type="float" office:value="0.362786645692519" calcext:value-type="float">
            <text:p>0.362786645692519</text:p>
          </table:table-cell>
          <table:table-cell office:value-type="float" office:value="0.226173797344708" calcext:value-type="float">
            <text:p>0.226173797344708</text:p>
          </table:table-cell>
          <table:table-cell office:value-type="float" office:value="0.166204029871687" calcext:value-type="float">
            <text:p>0.166204029871687</text:p>
          </table:table-cell>
          <table:table-cell office:value-type="float" office:value="0.166202993726643" calcext:value-type="float">
            <text:p>0.166202993726643</text:p>
          </table:table-cell>
          <table:table-cell office:value-type="float" office:value="0.294331421911546" calcext:value-type="float">
            <text:p>0.294331421911546</text:p>
          </table:table-cell>
          <table:table-cell office:value-type="float" office:value="0.294330202554173" calcext:value-type="float">
            <text:p>0.294330202554173</text:p>
          </table:table-cell>
        </table:table-row>
        <table:table-row table:style-name="ro1">
          <table:table-cell office:value-type="float" office:value="0.00531272385995751" calcext:value-type="float">
            <text:p>0.00531272385995751</text:p>
          </table:table-cell>
          <table:table-cell office:value-type="float" office:value="0.221161479185312" calcext:value-type="float">
            <text:p>0.221161479185312</text:p>
          </table:table-cell>
          <table:table-cell office:value-type="float" office:value="0.111552354279483" calcext:value-type="float">
            <text:p>0.111552354279483</text:p>
          </table:table-cell>
          <table:table-cell office:value-type="float" office:value="0.362750957530132" calcext:value-type="float">
            <text:p>0.362750957530132</text:p>
          </table:table-cell>
          <table:table-cell office:value-type="float" office:value="0.226204921849321" calcext:value-type="float">
            <text:p>0.226204921849321</text:p>
          </table:table-cell>
          <table:table-cell office:value-type="float" office:value="0.166200424480214" calcext:value-type="float">
            <text:p>0.166200424480214</text:p>
          </table:table-cell>
          <table:table-cell office:value-type="float" office:value="0.166199391009779" calcext:value-type="float">
            <text:p>0.166199391009779</text:p>
          </table:table-cell>
          <table:table-cell office:value-type="float" office:value="0.294329212617759" calcext:value-type="float">
            <text:p>0.294329212617759</text:p>
          </table:table-cell>
          <table:table-cell office:value-type="float" office:value="0.294327996557103" calcext:value-type="float">
            <text:p>0.294327996557103</text:p>
          </table:table-cell>
        </table:table-row>
        <table:table-row table:style-name="ro1">
          <table:table-cell office:value-type="float" office:value="0.00530733067552214" calcext:value-type="float">
            <text:p>0.00530733067552214</text:p>
          </table:table-cell>
          <table:table-cell office:value-type="float" office:value="0.221130720602839" calcext:value-type="float">
            <text:p>0.221130720602839</text:p>
          </table:table-cell>
          <table:table-cell office:value-type="float" office:value="0.111575757986405" calcext:value-type="float">
            <text:p>0.111575757986405</text:p>
          </table:table-cell>
          <table:table-cell office:value-type="float" office:value="0.362715306881025" calcext:value-type="float">
            <text:p>0.362715306881025</text:p>
          </table:table-cell>
          <table:table-cell office:value-type="float" office:value="0.226236016261464" calcext:value-type="float">
            <text:p>0.226236016261464</text:p>
          </table:table-cell>
          <table:table-cell office:value-type="float" office:value="0.1661968261817" calcext:value-type="float">
            <text:p>0.1661968261817</text:p>
          </table:table-cell>
          <table:table-cell office:value-type="float" office:value="0.166195792786692" calcext:value-type="float">
            <text:p>0.166195792786692</text:p>
          </table:table-cell>
          <table:table-cell office:value-type="float" office:value="0.29432700856502" calcext:value-type="float">
            <text:p>0.29432700856502</text:p>
          </table:table-cell>
          <table:table-cell office:value-type="float" office:value="0.294325792598102" calcext:value-type="float">
            <text:p>0.294325792598102</text:p>
          </table:table-cell>
        </table:table-row>
        <table:table-row table:style-name="ro1">
          <table:table-cell office:value-type="float" office:value="0.00530193554935798" calcext:value-type="float">
            <text:p>0.00530193554935798</text:p>
          </table:table-cell>
          <table:table-cell office:value-type="float" office:value="0.221099937102377" calcext:value-type="float">
            <text:p>0.221099937102377</text:p>
          </table:table-cell>
          <table:table-cell office:value-type="float" office:value="0.111599184284809" calcext:value-type="float">
            <text:p>0.111599184284809</text:p>
          </table:table-cell>
          <table:table-cell office:value-type="float" office:value="0.362679626252496" calcext:value-type="float">
            <text:p>0.362679626252496</text:p>
          </table:table-cell>
          <table:table-cell office:value-type="float" office:value="0.226267139312956" calcext:value-type="float">
            <text:p>0.226267139312956</text:p>
          </table:table-cell>
          <table:table-cell office:value-type="float" office:value="0.166193225509246" calcext:value-type="float">
            <text:p>0.166193225509246</text:p>
          </table:table-cell>
          <table:table-cell office:value-type="float" office:value="0.166192194755128" calcext:value-type="float">
            <text:p>0.166192194755128</text:p>
          </table:table-cell>
          <table:table-cell office:value-type="float" office:value="0.29432480232919" calcext:value-type="float">
            <text:p>0.29432480232919</text:p>
          </table:table-cell>
          <table:table-cell office:value-type="float" office:value="0.294323589617436" calcext:value-type="float">
            <text:p>0.294323589617436</text:p>
          </table:table-cell>
        </table:table-row>
        <table:table-row table:style-name="ro1">
          <table:table-cell office:value-type="float" office:value="0.00529654481990782" calcext:value-type="float">
            <text:p>0.00529654481990782</text:p>
          </table:table-cell>
          <table:table-cell office:value-type="float" office:value="0.221069164884479" calcext:value-type="float">
            <text:p>0.221069164884479</text:p>
          </table:table-cell>
          <table:table-cell office:value-type="float" office:value="0.1116226057122" calcext:value-type="float">
            <text:p>0.1116226057122</text:p>
          </table:table-cell>
          <table:table-cell office:value-type="float" office:value="0.362643957582373" calcext:value-type="float">
            <text:p>0.362643957582373</text:p>
          </table:table-cell>
          <table:table-cell office:value-type="float" office:value="0.226298254508686" calcext:value-type="float">
            <text:p>0.226298254508686</text:p>
          </table:table-cell>
          <table:table-cell office:value-type="float" office:value="0.166189629269889" calcext:value-type="float">
            <text:p>0.166189629269889</text:p>
          </table:table-cell>
          <table:table-cell office:value-type="float" office:value="0.166188598662042" calcext:value-type="float">
            <text:p>0.166188598662042</text:p>
          </table:table-cell>
          <table:table-cell office:value-type="float" office:value="0.294322599663322" calcext:value-type="float">
            <text:p>0.294322599663322</text:p>
          </table:table-cell>
          <table:table-cell office:value-type="float" office:value="0.294321387132608" calcext:value-type="float">
            <text:p>0.294321387132608</text:p>
          </table:table-cell>
        </table:table-row>
        <table:table-row table:style-name="ro1">
          <table:table-cell office:value-type="float" office:value="0.00529115813484615" calcext:value-type="float">
            <text:p>0.00529115813484615</text:p>
          </table:table-cell>
          <table:table-cell office:value-type="float" office:value="0.221038401947054" calcext:value-type="float">
            <text:p>0.221038401947054</text:p>
          </table:table-cell>
          <table:table-cell office:value-type="float" office:value="0.111646023785047" calcext:value-type="float">
            <text:p>0.111646023785047</text:p>
          </table:table-cell>
          <table:table-cell office:value-type="float" office:value="0.362608298552057" calcext:value-type="float">
            <text:p>0.362608298552057</text:p>
          </table:table-cell>
          <table:table-cell office:value-type="float" office:value="0.226329363864801" calcext:value-type="float">
            <text:p>0.226329363864801</text:p>
          </table:table-cell>
          <table:table-cell office:value-type="float" office:value="0.166186034769423" calcext:value-type="float">
            <text:p>0.166186034769423</text:p>
          </table:table-cell>
          <table:table-cell office:value-type="float" office:value="0.166185006726169" calcext:value-type="float">
            <text:p>0.166185006726169</text:p>
          </table:table-cell>
          <table:table-cell office:value-type="float" office:value="0.294320397393821" calcext:value-type="float">
            <text:p>0.294320397393821</text:p>
          </table:table-cell>
          <table:table-cell office:value-type="float" office:value="0.294319188024252" calcext:value-type="float">
            <text:p>0.294319188024252</text:p>
          </table:table-cell>
        </table:table-row>
        <table:table-row table:style-name="ro1">
          <table:table-cell office:value-type="float" office:value="0.00528577168850264" calcext:value-type="float">
            <text:p>0.00528577168850264</text:p>
          </table:table-cell>
          <table:table-cell office:value-type="float" office:value="0.221007626523416" calcext:value-type="float">
            <text:p>0.221007626523416</text:p>
          </table:table-cell>
          <table:table-cell office:value-type="float" office:value="0.1116694550235" calcext:value-type="float">
            <text:p>0.1116694550235</text:p>
          </table:table-cell>
          <table:table-cell office:value-type="float" office:value="0.362572623942936" calcext:value-type="float">
            <text:p>0.362572623942936</text:p>
          </table:table-cell>
          <table:table-cell office:value-type="float" office:value="0.226360489331941" calcext:value-type="float">
            <text:p>0.226360489331941</text:p>
          </table:table-cell>
          <table:table-cell office:value-type="float" office:value="0.16618244183621" calcext:value-type="float">
            <text:p>0.16618244183621</text:p>
          </table:table-cell>
          <table:table-cell office:value-type="float" office:value="0.166181413983268" calcext:value-type="float">
            <text:p>0.166181413983268</text:p>
          </table:table-cell>
          <table:table-cell office:value-type="float" office:value="0.294318196891421" calcext:value-type="float">
            <text:p>0.294318196891421</text:p>
          </table:table-cell>
          <table:table-cell office:value-type="float" office:value="0.294316987757163" calcext:value-type="float">
            <text:p>0.294316987757163</text:p>
          </table:table-cell>
        </table:table-row>
        <table:table-row table:style-name="ro1">
          <table:table-cell office:value-type="float" office:value="0.00528039036658678" calcext:value-type="float">
            <text:p>0.00528039036658678</text:p>
          </table:table-cell>
          <table:table-cell office:value-type="float" office:value="0.220976866564106" calcext:value-type="float">
            <text:p>0.220976866564106</text:p>
          </table:table-cell>
          <table:table-cell office:value-type="float" office:value="0.111692878212627" calcext:value-type="float">
            <text:p>0.111692878212627</text:p>
          </table:table-cell>
          <table:table-cell office:value-type="float" office:value="0.362536966138752" calcext:value-type="float">
            <text:p>0.362536966138752</text:p>
          </table:table-cell>
          <table:table-cell office:value-type="float" office:value="0.226391602721891" calcext:value-type="float">
            <text:p>0.226391602721891</text:p>
          </table:table-cell>
          <table:table-cell office:value-type="float" office:value="0.166178851399991" calcext:value-type="float">
            <text:p>0.166178851399991</text:p>
          </table:table-cell>
          <table:table-cell office:value-type="float" office:value="0.166177826097059" calcext:value-type="float">
            <text:p>0.166177826097059</text:p>
          </table:table-cell>
          <table:table-cell office:value-type="float" office:value="0.294315997270559" calcext:value-type="float">
            <text:p>0.294315997270559</text:p>
          </table:table-cell>
          <table:table-cell office:value-type="float" office:value="0.294314791279474" calcext:value-type="float">
            <text:p>0.294314791279474</text:p>
          </table:table-cell>
        </table:table-row>
        <table:table-row table:style-name="ro1">
          <table:table-cell office:value-type="float" office:value="0.00527500986640006" calcext:value-type="float">
            <text:p>0.00527500986640006</text:p>
          </table:table-cell>
          <table:table-cell office:value-type="float" office:value="0.220946097444302" calcext:value-type="float">
            <text:p>0.220946097444302</text:p>
          </table:table-cell>
          <table:table-cell office:value-type="float" office:value="0.111716312045412" calcext:value-type="float">
            <text:p>0.111716312045412</text:p>
          </table:table-cell>
          <table:table-cell office:value-type="float" office:value="0.362501296608369" calcext:value-type="float">
            <text:p>0.362501296608369</text:p>
          </table:table-cell>
          <table:table-cell office:value-type="float" office:value="0.226422728870924" calcext:value-type="float">
            <text:p>0.226422728870924</text:p>
          </table:table-cell>
          <table:table-cell office:value-type="float" office:value="0.166175262494717" calcext:value-type="float">
            <text:p>0.166175262494717</text:p>
          </table:table-cell>
          <table:table-cell office:value-type="float" office:value="0.166174238226949" calcext:value-type="float">
            <text:p>0.166174238226949</text:p>
          </table:table-cell>
          <table:table-cell office:value-type="float" office:value="0.294313799129658" calcext:value-type="float">
            <text:p>0.294313799129658</text:p>
          </table:table-cell>
          <table:table-cell office:value-type="float" office:value="0.294312594414998" calcext:value-type="float">
            <text:p>0.294312594414998</text:p>
          </table:table-cell>
        </table:table-row>
        <table:table-row table:style-name="ro1">
          <table:table-cell office:value-type="float" office:value="0.00526963220911592" calcext:value-type="float">
            <text:p>0.00526963220911592</text:p>
          </table:table-cell>
          <table:table-cell office:value-type="float" office:value="0.220915330730575" calcext:value-type="float">
            <text:p>0.220915330730575</text:p>
          </table:table-cell>
          <table:table-cell office:value-type="float" office:value="0.111739747741789" calcext:value-type="float">
            <text:p>0.111739747741789</text:p>
          </table:table-cell>
          <table:table-cell office:value-type="float" office:value="0.362465628753212" calcext:value-type="float">
            <text:p>0.362465628753212</text:p>
          </table:table-cell>
          <table:table-cell office:value-type="float" office:value="0.226453856113306" calcext:value-type="float">
            <text:p>0.226453856113306</text:p>
          </table:table-cell>
          <table:table-cell office:value-type="float" office:value="0.166171676303023" calcext:value-type="float">
            <text:p>0.166171676303023</text:p>
          </table:table-cell>
          <table:table-cell office:value-type="float" office:value="0.166170651917969" calcext:value-type="float">
            <text:p>0.166170651917969</text:p>
          </table:table-cell>
          <table:table-cell office:value-type="float" office:value="0.294311603085757" calcext:value-type="float">
            <text:p>0.294311603085757</text:p>
          </table:table-cell>
          <table:table-cell office:value-type="float" office:value="0.294310398227356" calcext:value-type="float">
            <text:p>0.294310398227356</text:p>
          </table:table-cell>
        </table:table-row>
        <table:table-row table:style-name="ro1">
          <table:table-cell office:value-type="float" office:value="0.00526425892078164" calcext:value-type="float">
            <text:p>0.00526425892078164</text:p>
          </table:table-cell>
          <table:table-cell office:value-type="float" office:value="0.220884575172267" calcext:value-type="float">
            <text:p>0.220884575172267</text:p>
          </table:table-cell>
          <table:table-cell office:value-type="float" office:value="0.111763178656405" calcext:value-type="float">
            <text:p>0.111763178656405</text:p>
          </table:table-cell>
          <table:table-cell office:value-type="float" office:value="0.362429972711769" calcext:value-type="float">
            <text:p>0.362429972711769</text:p>
          </table:table-cell>
          <table:table-cell office:value-type="float" office:value="0.226484975621143" calcext:value-type="float">
            <text:p>0.226484975621143</text:p>
          </table:table-cell>
          <table:table-cell office:value-type="float" office:value="0.166168091288981" calcext:value-type="float">
            <text:p>0.166168091288981</text:p>
          </table:table-cell>
          <table:table-cell office:value-type="float" office:value="0.166167070765513" calcext:value-type="float">
            <text:p>0.166167070765513</text:p>
          </table:table-cell>
          <table:table-cell office:value-type="float" office:value="0.294309406611658" calcext:value-type="float">
            <text:p>0.294309406611658</text:p>
          </table:table-cell>
          <table:table-cell office:value-type="float" office:value="0.294308206512689" calcext:value-type="float">
            <text:p>0.294308206512689</text:p>
          </table:table-cell>
        </table:table-row>
        <table:table-row table:style-name="ro1">
          <table:table-cell office:value-type="float" office:value="0.00525888599072988" calcext:value-type="float">
            <text:p>0.00525888599072988</text:p>
          </table:table-cell>
          <table:table-cell office:value-type="float" office:value="0.220853807779689" calcext:value-type="float">
            <text:p>0.220853807779689</text:p>
          </table:table-cell>
          <table:table-cell office:value-type="float" office:value="0.111786622249515" calcext:value-type="float">
            <text:p>0.111786622249515</text:p>
          </table:table-cell>
          <table:table-cell office:value-type="float" office:value="0.362394301844791" calcext:value-type="float">
            <text:p>0.362394301844791</text:p>
          </table:table-cell>
          <table:table-cell office:value-type="float" office:value="0.226516110589405" calcext:value-type="float">
            <text:p>0.226516110589405</text:p>
          </table:table-cell>
          <table:table-cell office:value-type="float" office:value="0.166164509216532" calcext:value-type="float">
            <text:p>0.166164509216532</text:p>
          </table:table-cell>
          <table:table-cell office:value-type="float" office:value="0.166163487593112" calcext:value-type="float">
            <text:p>0.166163487593112</text:p>
          </table:table-cell>
          <table:table-cell office:value-type="float" office:value="0.294307213548539" calcext:value-type="float">
            <text:p>0.294307213548539</text:p>
          </table:table-cell>
          <table:table-cell office:value-type="float" office:value="0.294306012094889" calcext:value-type="float">
            <text:p>0.294306012094889</text:p>
          </table:table-cell>
        </table:table-row>
        <table:table-row table:style-name="ro1">
          <table:table-cell office:value-type="float" office:value="0.00525351809087449" calcext:value-type="float">
            <text:p>0.00525351809087449</text:p>
          </table:table-cell>
          <table:table-cell office:value-type="float" office:value="0.220823055341564" calcext:value-type="float">
            <text:p>0.220823055341564</text:p>
          </table:table-cell>
          <table:table-cell office:value-type="float" office:value="0.111810058173605" calcext:value-type="float">
            <text:p>0.111810058173605</text:p>
          </table:table-cell>
          <table:table-cell office:value-type="float" office:value="0.362358647194387" calcext:value-type="float">
            <text:p>0.362358647194387</text:p>
          </table:table-cell>
          <table:table-cell office:value-type="float" office:value="0.226547233988244" calcext:value-type="float">
            <text:p>0.226547233988244</text:p>
          </table:table-cell>
          <table:table-cell office:value-type="float" office:value="0.166160928292473" calcext:value-type="float">
            <text:p>0.166160928292473</text:p>
          </table:table-cell>
          <table:table-cell office:value-type="float" office:value="0.1661599104989" calcext:value-type="float">
            <text:p>0.1661599104989</text:p>
          </table:table-cell>
          <table:table-cell office:value-type="float" office:value="0.294305019744241" calcext:value-type="float">
            <text:p>0.294305019744241</text:p>
          </table:table-cell>
          <table:table-cell office:value-type="float" office:value="0.29430382301091" calcext:value-type="float">
            <text:p>0.29430382301091</text:p>
          </table:table-cell>
        </table:table-row>
        <table:table-row table:style-name="ro1">
          <table:table-cell office:value-type="float" office:value="0.00524815143812851" calcext:value-type="float">
            <text:p>0.00524815143812851</text:p>
          </table:table-cell>
          <table:table-cell office:value-type="float" office:value="0.220792296158793" calcext:value-type="float">
            <text:p>0.220792296158793</text:p>
          </table:table-cell>
          <table:table-cell office:value-type="float" office:value="0.111833502912024" calcext:value-type="float">
            <text:p>0.111833502912024</text:p>
          </table:table-cell>
          <table:table-cell office:value-type="float" office:value="0.362322983615771" calcext:value-type="float">
            <text:p>0.362322983615771</text:p>
          </table:table-cell>
          <table:table-cell office:value-type="float" office:value="0.226578367713538" calcext:value-type="float">
            <text:p>0.226578367713538</text:p>
          </table:table-cell>
          <table:table-cell office:value-type="float" office:value="0.166157350889287" calcext:value-type="float">
            <text:p>0.166157350889287</text:p>
          </table:table-cell>
          <table:table-cell office:value-type="float" office:value="0.166156332004991" calcext:value-type="float">
            <text:p>0.166156332004991</text:p>
          </table:table-cell>
          <table:table-cell office:value-type="float" office:value="0.294302829695229" calcext:value-type="float">
            <text:p>0.294302829695229</text:p>
          </table:table-cell>
          <table:table-cell office:value-type="float" office:value="0.29430163161859" calcext:value-type="float">
            <text:p>0.29430163161859</text:p>
          </table:table-cell>
        </table:table-row>
        <table:table-row table:style-name="ro1">
          <table:table-cell office:value-type="float" office:value="0.0052427861726293" calcext:value-type="float">
            <text:p>0.0052427861726293</text:p>
          </table:table-cell>
          <table:table-cell office:value-type="float" office:value="0.220761531024589" calcext:value-type="float">
            <text:p>0.220761531024589</text:p>
          </table:table-cell>
          <table:table-cell office:value-type="float" office:value="0.111856955864742" calcext:value-type="float">
            <text:p>0.111856955864742</text:p>
          </table:table-cell>
          <table:table-cell office:value-type="float" office:value="0.362287312027401" calcext:value-type="float">
            <text:p>0.362287312027401</text:p>
          </table:table-cell>
          <table:table-cell office:value-type="float" office:value="0.226609510967159" calcext:value-type="float">
            <text:p>0.226609510967159</text:p>
          </table:table-cell>
          <table:table-cell office:value-type="float" office:value="0.16615377216157" calcext:value-type="float">
            <text:p>0.16615377216157</text:p>
          </table:table-cell>
          <table:table-cell office:value-type="float" office:value="0.166152757145926" calcext:value-type="float">
            <text:p>0.166152757145926</text:p>
          </table:table-cell>
          <table:table-cell office:value-type="float" office:value="0.294300637372237" calcext:value-type="float">
            <text:p>0.294300637372237</text:p>
          </table:table-cell>
          <table:table-cell office:value-type="float" office:value="0.294299444063738" calcext:value-type="float">
            <text:p>0.294299444063738</text:p>
          </table:table-cell>
        </table:table-row>
        <table:table-row table:style-name="ro1">
          <table:table-cell office:value-type="float" office:value="0.00523742784626868" calcext:value-type="float">
            <text:p>0.00523742784626868</text:p>
          </table:table-cell>
          <table:table-cell office:value-type="float" office:value="0.220730791828801" calcext:value-type="float">
            <text:p>0.220730791828801</text:p>
          </table:table-cell>
          <table:table-cell office:value-type="float" office:value="0.111880392796663" calcext:value-type="float">
            <text:p>0.111880392796663</text:p>
          </table:table-cell>
          <table:table-cell office:value-type="float" office:value="0.362251669386444" calcext:value-type="float">
            <text:p>0.362251669386444</text:p>
          </table:table-cell>
          <table:table-cell office:value-type="float" office:value="0.226640631560214" calcext:value-type="float">
            <text:p>0.226640631560214</text:p>
          </table:table-cell>
          <table:table-cell office:value-type="float" office:value="0.166150200835688" calcext:value-type="float">
            <text:p>0.166150200835688</text:p>
          </table:table-cell>
          <table:table-cell office:value-type="float" office:value="0.166149184687831" calcext:value-type="float">
            <text:p>0.166149184687831</text:p>
          </table:table-cell>
          <table:table-cell office:value-type="float" office:value="0.294298451220529" calcext:value-type="float">
            <text:p>0.294298451220529</text:p>
          </table:table-cell>
          <table:table-cell office:value-type="float" office:value="0.294297256517595" calcext:value-type="float">
            <text:p>0.294297256517595</text:p>
          </table:table-cell>
        </table:table-row>
        <table:table-row table:style-name="ro1">
          <table:table-cell office:value-type="float" office:value="0.00523206696691003" calcext:value-type="float">
            <text:p>0.00523206696691003</text:p>
          </table:table-cell>
          <table:table-cell office:value-type="float" office:value="0.220700024039102" calcext:value-type="float">
            <text:p>0.220700024039102</text:p>
          </table:table-cell>
          <table:table-cell office:value-type="float" office:value="0.111903855152729" calcext:value-type="float">
            <text:p>0.111903855152729</text:p>
          </table:table-cell>
          <table:table-cell office:value-type="float" office:value="0.362215992494775" calcext:value-type="float">
            <text:p>0.362215992494775</text:p>
          </table:table-cell>
          <table:table-cell office:value-type="float" office:value="0.226671784538489" calcext:value-type="float">
            <text:p>0.226671784538489</text:p>
          </table:table-cell>
          <table:table-cell office:value-type="float" office:value="0.166146625506875" calcext:value-type="float">
            <text:p>0.166146625506875</text:p>
          </table:table-cell>
          <table:table-cell office:value-type="float" office:value="0.166145613225498" calcext:value-type="float">
            <text:p>0.166145613225498</text:p>
          </table:table-cell>
          <table:table-cell office:value-type="float" office:value="0.294296261132436" calcext:value-type="float">
            <text:p>0.294296261132436</text:p>
          </table:table-cell>
          <table:table-cell office:value-type="float" office:value="0.294295071194964" calcext:value-type="float">
            <text:p>0.294295071194964</text:p>
          </table:table-cell>
        </table:table-row>
        <table:table-row table:style-name="ro1">
          <table:table-cell office:value-type="float" office:value="0.00522671399419772" calcext:value-type="float">
            <text:p>0.00522671399419772</text:p>
          </table:table-cell>
          <table:table-cell office:value-type="float" office:value="0.2206692877687" calcext:value-type="float">
            <text:p>0.2206692877687</text:p>
          </table:table-cell>
          <table:table-cell office:value-type="float" office:value="0.111927297241279" calcext:value-type="float">
            <text:p>0.111927297241279</text:p>
          </table:table-cell>
          <table:table-cell office:value-type="float" office:value="0.362180351020004" calcext:value-type="float">
            <text:p>0.362180351020004</text:p>
          </table:table-cell>
          <table:table-cell office:value-type="float" office:value="0.226702909217847" calcext:value-type="float">
            <text:p>0.226702909217847</text:p>
          </table:table-cell>
          <table:table-cell office:value-type="float" office:value="0.166143058217028" calcext:value-type="float">
            <text:p>0.166143058217028</text:p>
          </table:table-cell>
          <table:table-cell office:value-type="float" office:value="0.166142044832716" calcext:value-type="float">
            <text:p>0.166142044832716</text:p>
          </table:table-cell>
          <table:table-cell office:value-type="float" office:value="0.29429407759851" calcext:value-type="float">
            <text:p>0.29429407759851</text:p>
          </table:table-cell>
          <table:table-cell office:value-type="float" office:value="0.294292886302682" calcext:value-type="float">
            <text:p>0.294292886302682</text:p>
          </table:table-cell>
        </table:table-row>
        <table:table-row table:style-name="ro1">
          <table:table-cell office:value-type="float" office:value="0.00522135942111057" calcext:value-type="float">
            <text:p>0.00522135942111057</text:p>
          </table:table-cell>
          <table:table-cell office:value-type="float" office:value="0.220638528357182" calcext:value-type="float">
            <text:p>0.220638528357182</text:p>
          </table:table-cell>
          <table:table-cell office:value-type="float" office:value="0.111950760614579" calcext:value-type="float">
            <text:p>0.111950760614579</text:p>
          </table:table-cell>
          <table:table-cell office:value-type="float" office:value="0.362144681612486" calcext:value-type="float">
            <text:p>0.362144681612486</text:p>
          </table:table-cell>
          <table:table-cell office:value-type="float" office:value="0.226734060782586" calcext:value-type="float">
            <text:p>0.226734060782586</text:p>
          </table:table-cell>
          <table:table-cell office:value-type="float" office:value="0.166139487605553" calcext:value-type="float">
            <text:p>0.166139487605553</text:p>
          </table:table-cell>
          <table:table-cell office:value-type="float" office:value="0.16613847804002" calcext:value-type="float">
            <text:p>0.16613847804002</text:p>
          </table:table-cell>
          <table:table-cell office:value-type="float" office:value="0.294291890571702" calcext:value-type="float">
            <text:p>0.294291890571702</text:p>
          </table:table-cell>
          <table:table-cell office:value-type="float" office:value="0.294290703982555" calcext:value-type="float">
            <text:p>0.294290703982555</text:p>
          </table:table-cell>
        </table:table-row>
        <table:table-row table:style-name="ro1">
          <table:table-cell office:value-type="float" office:value="0.00521600881360051" calcext:value-type="float">
            <text:p>0.00521600881360051</text:p>
          </table:table-cell>
          <table:table-cell office:value-type="float" office:value="0.220607777810289" calcext:value-type="float">
            <text:p>0.220607777810289</text:p>
          </table:table-cell>
          <table:table-cell office:value-type="float" office:value="0.111974220941227" calcext:value-type="float">
            <text:p>0.111974220941227</text:p>
          </table:table-cell>
          <table:table-cell office:value-type="float" office:value="0.362109021366238" calcext:value-type="float">
            <text:p>0.362109021366238</text:p>
          </table:table-cell>
          <table:table-cell office:value-type="float" office:value="0.226765206919228" calcext:value-type="float">
            <text:p>0.226765206919228</text:p>
          </table:table-cell>
          <table:table-cell office:value-type="float" office:value="0.166135921907273" calcext:value-type="float">
            <text:p>0.166135921907273</text:p>
          </table:table-cell>
          <table:table-cell office:value-type="float" office:value="0.166134912124057" calcext:value-type="float">
            <text:p>0.166134912124057</text:p>
          </table:table-cell>
          <table:table-cell office:value-type="float" office:value="0.294289707885699" calcext:value-type="float">
            <text:p>0.294289707885699</text:p>
          </table:table-cell>
          <table:table-cell office:value-type="float" office:value="0.294288521029095" calcext:value-type="float">
            <text:p>0.294288521029095</text:p>
          </table:table-cell>
        </table:table-row>
        <table:table-row table:style-name="ro1">
          <table:table-cell office:value-type="float" office:value="0.00521066351383892" calcext:value-type="float">
            <text:p>0.00521066351383892</text:p>
          </table:table-cell>
          <table:table-cell office:value-type="float" office:value="0.220577043867578" calcext:value-type="float">
            <text:p>0.220577043867578</text:p>
          </table:table-cell>
          <table:table-cell office:value-type="float" office:value="0.111997672332399" calcext:value-type="float">
            <text:p>0.111997672332399</text:p>
          </table:table-cell>
          <table:table-cell office:value-type="float" office:value="0.36207337925286" calcext:value-type="float">
            <text:p>0.36207337925286</text:p>
          </table:table-cell>
          <table:table-cell office:value-type="float" office:value="0.226796339809084" calcext:value-type="float">
            <text:p>0.226796339809084</text:p>
          </table:table-cell>
          <table:table-cell office:value-type="float" office:value="0.166132359314954" calcext:value-type="float">
            <text:p>0.166132359314954</text:p>
          </table:table-cell>
          <table:table-cell office:value-type="float" office:value="0.166131350703377" calcext:value-type="float">
            <text:p>0.166131350703377</text:p>
          </table:table-cell>
          <table:table-cell office:value-type="float" office:value="0.294287526755425" calcext:value-type="float">
            <text:p>0.294287526755425</text:p>
          </table:table-cell>
          <table:table-cell office:value-type="float" office:value="0.294286341343427" calcext:value-type="float">
            <text:p>0.294286341343427</text:p>
          </table:table-cell>
        </table:table-row>
        <table:table-row table:style-name="ro1">
          <table:table-cell office:value-type="float" office:value="0.00520531625670329" calcext:value-type="float">
            <text:p>0.00520531625670329</text:p>
          </table:table-cell>
          <table:table-cell office:value-type="float" office:value="0.220546284689741" calcext:value-type="float">
            <text:p>0.220546284689741</text:p>
          </table:table-cell>
          <table:table-cell office:value-type="float" office:value="0.112021146609976" calcext:value-type="float">
            <text:p>0.112021146609976</text:p>
          </table:table-cell>
          <table:table-cell office:value-type="float" office:value="0.362037706777" calcext:value-type="float">
            <text:p>0.362037706777</text:p>
          </table:table-cell>
          <table:table-cell office:value-type="float" office:value="0.22682750170732" calcext:value-type="float">
            <text:p>0.22682750170732</text:p>
          </table:table-cell>
          <table:table-cell office:value-type="float" office:value="0.166128794928814" calcext:value-type="float">
            <text:p>0.166128794928814</text:p>
          </table:table-cell>
          <table:table-cell office:value-type="float" office:value="0.166127788873234" calcext:value-type="float">
            <text:p>0.166127788873234</text:p>
          </table:table-cell>
          <table:table-cell office:value-type="float" office:value="0.294285344163407" calcext:value-type="float">
            <text:p>0.294285344163407</text:p>
          </table:table-cell>
          <table:table-cell office:value-type="float" office:value="0.294284161901963" calcext:value-type="float">
            <text:p>0.294284161901963</text:p>
          </table:table-cell>
        </table:table-row>
        <table:table-row table:style-name="ro1">
          <table:table-cell office:value-type="float" office:value="0.00519997674217831" calcext:value-type="float">
            <text:p>0.00519997674217831</text:p>
          </table:table-cell>
          <table:table-cell office:value-type="float" office:value="0.220515556154131" calcext:value-type="float">
            <text:p>0.220515556154131</text:p>
          </table:table-cell>
          <table:table-cell office:value-type="float" office:value="0.112044601271484" calcext:value-type="float">
            <text:p>0.112044601271484</text:p>
          </table:table-cell>
          <table:table-cell office:value-type="float" office:value="0.362002068706577" calcext:value-type="float">
            <text:p>0.362002068706577</text:p>
          </table:table-cell>
          <table:table-cell office:value-type="float" office:value="0.226858636177727" calcext:value-type="float">
            <text:p>0.226858636177727</text:p>
          </table:table-cell>
          <table:table-cell office:value-type="float" office:value="0.16612523716473" calcext:value-type="float">
            <text:p>0.16612523716473</text:p>
          </table:table-cell>
          <table:table-cell office:value-type="float" office:value="0.166124231308239" calcext:value-type="float">
            <text:p>0.166124231308239</text:p>
          </table:table-cell>
          <table:table-cell office:value-type="float" office:value="0.294283166447687" calcext:value-type="float">
            <text:p>0.294283166447687</text:p>
          </table:table-cell>
          <table:table-cell office:value-type="float" office:value="0.294281984432373" calcext:value-type="float">
            <text:p>0.294281984432373</text:p>
          </table:table-cell>
        </table:table-row>
        <table:table-row table:style-name="ro1">
          <table:table-cell office:value-type="float" office:value="0.00519463571701362" calcext:value-type="float">
            <text:p>0.00519463571701362</text:p>
          </table:table-cell>
          <table:table-cell office:value-type="float" office:value="0.220484804936638" calcext:value-type="float">
            <text:p>0.220484804936638</text:p>
          </table:table-cell>
          <table:table-cell office:value-type="float" office:value="0.11206807688209" calcext:value-type="float">
            <text:p>0.11206807688209</text:p>
          </table:table-cell>
          <table:table-cell office:value-type="float" office:value="0.3619664032318" calcext:value-type="float">
            <text:p>0.3619664032318</text:p>
          </table:table-cell>
          <table:table-cell office:value-type="float" office:value="0.226889797082062" calcext:value-type="float">
            <text:p>0.226889797082062</text:p>
          </table:table-cell>
          <table:table-cell office:value-type="float" office:value="0.166121677437913" calcext:value-type="float">
            <text:p>0.166121677437913</text:p>
          </table:table-cell>
          <table:table-cell office:value-type="float" office:value="0.166120674105602" calcext:value-type="float">
            <text:p>0.166120674105602</text:p>
          </table:table-cell>
          <table:table-cell office:value-type="float" office:value="0.294280986876334" calcext:value-type="float">
            <text:p>0.294280986876334</text:p>
          </table:table-cell>
          <table:table-cell office:value-type="float" office:value="0.294279807972366" calcext:value-type="float">
            <text:p>0.294279807972366</text:p>
          </table:table-cell>
        </table:table-row>
        <table:table-row table:style-name="ro1">
          <table:table-cell office:value-type="float" office:value="0.00518929901672693" calcext:value-type="float">
            <text:p>0.00518929901672693</text:p>
          </table:table-cell>
          <table:table-cell office:value-type="float" office:value="0.220454064672775" calcext:value-type="float">
            <text:p>0.220454064672775</text:p>
          </table:table-cell>
          <table:table-cell office:value-type="float" office:value="0.112091547852745" calcext:value-type="float">
            <text:p>0.112091547852745</text:p>
          </table:table-cell>
          <table:table-cell office:value-type="float" office:value="0.361930749341321" calcext:value-type="float">
            <text:p>0.361930749341321</text:p>
          </table:table-cell>
          <table:table-cell office:value-type="float" office:value="0.226920950444155" calcext:value-type="float">
            <text:p>0.226920950444155</text:p>
          </table:table-cell>
          <table:table-cell office:value-type="float" office:value="0.166118121977702" calcext:value-type="float">
            <text:p>0.166118121977702</text:p>
          </table:table-cell>
          <table:table-cell office:value-type="float" office:value="0.16611711891124" calcext:value-type="float">
            <text:p>0.16611711891124</text:p>
          </table:table-cell>
          <table:table-cell office:value-type="float" office:value="0.294278810699602" calcext:value-type="float">
            <text:p>0.294278810699602</text:p>
          </table:table-cell>
          <table:table-cell office:value-type="float" office:value="0.294277632124034" calcext:value-type="float">
            <text:p>0.294277632124034</text:p>
          </table:table-cell>
        </table:table-row>
        <table:table-row table:style-name="ro1">
          <table:table-cell office:value-type="float" office:value="0.00518396621702699" calcext:value-type="float">
            <text:p>0.00518396621702699</text:p>
          </table:table-cell>
          <table:table-cell office:value-type="float" office:value="0.220423332926141" calcext:value-type="float">
            <text:p>0.220423332926141</text:p>
          </table:table-cell>
          <table:table-cell office:value-type="float" office:value="0.112115016034889" calcext:value-type="float">
            <text:p>0.112115016034889</text:p>
          </table:table-cell>
          <table:table-cell office:value-type="float" office:value="0.361895104211699" calcext:value-type="float">
            <text:p>0.361895104211699</text:p>
          </table:table-cell>
          <table:table-cell office:value-type="float" office:value="0.226952098723077" calcext:value-type="float">
            <text:p>0.226952098723077</text:p>
          </table:table-cell>
          <table:table-cell office:value-type="float" office:value="0.166114568274139" calcext:value-type="float">
            <text:p>0.166114568274139</text:p>
          </table:table-cell>
          <table:table-cell office:value-type="float" office:value="0.166113567662519" calcext:value-type="float">
            <text:p>0.166113567662519</text:p>
          </table:table-cell>
          <table:table-cell office:value-type="float" office:value="0.294276635000869" calcext:value-type="float">
            <text:p>0.294276635000869</text:p>
          </table:table-cell>
          <table:table-cell office:value-type="float" office:value="0.294275459451201" calcext:value-type="float">
            <text:p>0.294275459451201</text:p>
          </table:table-cell>
        </table:table-row>
        <table:table-row table:style-name="ro1">
          <table:table-cell office:value-type="float" office:value="0.0051786339423896" calcext:value-type="float">
            <text:p>0.0051786339423896</text:p>
          </table:table-cell>
          <table:table-cell office:value-type="float" office:value="0.220392590212253" calcext:value-type="float">
            <text:p>0.220392590212253</text:p>
          </table:table-cell>
          <table:table-cell office:value-type="float" office:value="0.112138496258473" calcext:value-type="float">
            <text:p>0.112138496258473</text:p>
          </table:table-cell>
          <table:table-cell office:value-type="float" office:value="0.361859445255517" calcext:value-type="float">
            <text:p>0.361859445255517</text:p>
          </table:table-cell>
          <table:table-cell office:value-type="float" office:value="0.22698326160671" calcext:value-type="float">
            <text:p>0.22698326160671</text:p>
          </table:table-cell>
          <table:table-cell office:value-type="float" office:value="0.166111016219477" calcext:value-type="float">
            <text:p>0.166111016219477</text:p>
          </table:table-cell>
          <table:table-cell office:value-type="float" office:value="0.166110015911819" calcext:value-type="float">
            <text:p>0.166110015911819</text:p>
          </table:table-cell>
          <table:table-cell office:value-type="float" office:value="0.294274461050755" calcext:value-type="float">
            <text:p>0.294274461050755</text:p>
          </table:table-cell>
          <table:table-cell office:value-type="float" office:value="0.294273285876456" calcext:value-type="float">
            <text:p>0.294273285876456</text:p>
          </table:table-cell>
        </table:table-row>
        <table:table-row table:style-name="ro1">
          <table:table-cell office:value-type="float" office:value="0.00517330652126913" calcext:value-type="float">
            <text:p>0.00517330652126913</text:p>
          </table:table-cell>
          <table:table-cell office:value-type="float" office:value="0.220361861522133" calcext:value-type="float">
            <text:p>0.220361861522133</text:p>
          </table:table-cell>
          <table:table-cell office:value-type="float" office:value="0.112161969501125" calcext:value-type="float">
            <text:p>0.112161969501125</text:p>
          </table:table-cell>
          <table:table-cell office:value-type="float" office:value="0.361823801444203" calcext:value-type="float">
            <text:p>0.361823801444203</text:p>
          </table:table-cell>
          <table:table-cell office:value-type="float" office:value="0.227014413841827" calcext:value-type="float">
            <text:p>0.227014413841827</text:p>
          </table:table-cell>
          <table:table-cell office:value-type="float" office:value="0.16610746658922" calcext:value-type="float">
            <text:p>0.16610746658922</text:p>
          </table:table-cell>
          <table:table-cell office:value-type="float" office:value="0.166106468725041" calcext:value-type="float">
            <text:p>0.166106468725041</text:p>
          </table:table-cell>
          <table:table-cell office:value-type="float" office:value="0.294272288005327" calcext:value-type="float">
            <text:p>0.294272288005327</text:p>
          </table:table-cell>
          <table:table-cell office:value-type="float" office:value="0.294271115842924" calcext:value-type="float">
            <text:p>0.294271115842924</text:p>
          </table:table-cell>
        </table:table-row>
        <table:table-row table:style-name="ro1">
          <table:table-cell office:value-type="float" office:value="0.00516798052169731" calcext:value-type="float">
            <text:p>0.00516798052169731</text:p>
          </table:table-cell>
          <table:table-cell office:value-type="float" office:value="0.220331127034646" calcext:value-type="float">
            <text:p>0.220331127034646</text:p>
          </table:table-cell>
          <table:table-cell office:value-type="float" office:value="0.11218545085155" calcext:value-type="float">
            <text:p>0.11218545085155</text:p>
          </table:table-cell>
          <table:table-cell office:value-type="float" office:value="0.361788149799295" calcext:value-type="float">
            <text:p>0.361788149799295</text:p>
          </table:table-cell>
          <table:table-cell office:value-type="float" office:value="0.227045575458809" calcext:value-type="float">
            <text:p>0.227045575458809</text:p>
          </table:table-cell>
          <table:table-cell office:value-type="float" office:value="0.166103919211799" calcext:value-type="float">
            <text:p>0.166103919211799</text:p>
          </table:table-cell>
          <table:table-cell office:value-type="float" office:value="0.166102921642212" calcext:value-type="float">
            <text:p>0.166102921642212</text:p>
          </table:table-cell>
          <table:table-cell office:value-type="float" office:value="0.294270117080022" calcext:value-type="float">
            <text:p>0.294270117080022</text:p>
          </table:table-cell>
          <table:table-cell office:value-type="float" office:value="0.294268945281442" calcext:value-type="float">
            <text:p>0.294268945281442</text:p>
          </table:table-cell>
        </table:table-row>
        <table:table-row table:style-name="ro1">
          <table:table-cell office:value-type="float" office:value="0.00516265600864996" calcext:value-type="float">
            <text:p>0.00516265600864996</text:p>
          </table:table-cell>
          <table:table-cell office:value-type="float" office:value="0.22030038711511" calcext:value-type="float">
            <text:p>0.22030038711511</text:p>
          </table:table-cell>
          <table:table-cell office:value-type="float" office:value="0.112208940034009" calcext:value-type="float">
            <text:p>0.112208940034009</text:p>
          </table:table-cell>
          <table:table-cell office:value-type="float" office:value="0.361752490743637" calcext:value-type="float">
            <text:p>0.361752490743637</text:p>
          </table:table-cell>
          <table:table-cell office:value-type="float" office:value="0.227076746090608" calcext:value-type="float">
            <text:p>0.227076746090608</text:p>
          </table:table-cell>
          <table:table-cell office:value-type="float" office:value="0.166100371960531" calcext:value-type="float">
            <text:p>0.166100371960531</text:p>
          </table:table-cell>
          <table:table-cell office:value-type="float" office:value="0.166099376877714" calcext:value-type="float">
            <text:p>0.166099376877714</text:p>
          </table:table-cell>
          <table:table-cell office:value-type="float" office:value="0.294267945627114" calcext:value-type="float">
            <text:p>0.294267945627114</text:p>
          </table:table-cell>
          <table:table-cell office:value-type="float" office:value="0.294266776893779" calcext:value-type="float">
            <text:p>0.294266776893779</text:p>
          </table:table-cell>
        </table:table-row>
        <table:table-row table:style-name="ro1">
          <table:table-cell office:value-type="float" office:value="0.00515733809263608" calcext:value-type="float">
            <text:p>0.00515733809263608</text:p>
          </table:table-cell>
          <table:table-cell office:value-type="float" office:value="0.220269671321649" calcext:value-type="float">
            <text:p>0.220269671321649</text:p>
          </table:table-cell>
          <table:table-cell office:value-type="float" office:value="0.112232414537714" calcext:value-type="float">
            <text:p>0.112232414537714</text:p>
          </table:table-cell>
          <table:table-cell office:value-type="float" office:value="0.3617168585469" calcext:value-type="float">
            <text:p>0.3617168585469</text:p>
          </table:table-cell>
          <table:table-cell office:value-type="float" office:value="0.227107895857816" calcext:value-type="float">
            <text:p>0.227107895857816</text:p>
          </table:table-cell>
          <table:table-cell office:value-type="float" office:value="0.1660968304979" calcext:value-type="float">
            <text:p>0.1660968304979</text:p>
          </table:table-cell>
          <table:table-cell office:value-type="float" office:value="0.166095835665879" calcext:value-type="float">
            <text:p>0.166095835665879</text:p>
          </table:table-cell>
          <table:table-cell office:value-type="float" office:value="0.294265778499748" calcext:value-type="float">
            <text:p>0.294265778499748</text:p>
          </table:table-cell>
          <table:table-cell office:value-type="float" office:value="0.294264610076265" calcext:value-type="float">
            <text:p>0.294264610076265</text:p>
          </table:table-cell>
        </table:table-row>
        <table:table-row table:style-name="ro1">
          <table:table-cell office:value-type="float" office:value="0.00515201810695976" calcext:value-type="float">
            <text:p>0.00515201810695976</text:p>
          </table:table-cell>
          <table:table-cell office:value-type="float" office:value="0.220238929518836" calcext:value-type="float">
            <text:p>0.220238929518836</text:p>
          </table:table-cell>
          <table:table-cell office:value-type="float" office:value="0.112255912546852" calcext:value-type="float">
            <text:p>0.112255912546852</text:p>
          </table:table-cell>
          <table:table-cell office:value-type="float" office:value="0.36168119508159" calcext:value-type="float">
            <text:p>0.36168119508159</text:p>
          </table:table-cell>
          <table:table-cell office:value-type="float" office:value="0.227139075442706" calcext:value-type="float">
            <text:p>0.227139075442706</text:p>
          </table:table-cell>
          <table:table-cell office:value-type="float" office:value="0.166093286734066" calcext:value-type="float">
            <text:p>0.166093286734066</text:p>
          </table:table-cell>
          <table:table-cell office:value-type="float" office:value="0.166092294400563" calcext:value-type="float">
            <text:p>0.166092294400563</text:p>
          </table:table-cell>
          <table:table-cell office:value-type="float" office:value="0.294263609332054" calcext:value-type="float">
            <text:p>0.294263609332054</text:p>
          </table:table-cell>
          <table:table-cell office:value-type="float" office:value="0.294262443988293" calcext:value-type="float">
            <text:p>0.294262443988293</text:p>
          </table:table-cell>
        </table:table-row>
        <table:table-row table:style-name="ro1">
          <table:table-cell office:value-type="float" office:value="0.00514670528873906" calcext:value-type="float">
            <text:p>0.00514670528873906</text:p>
          </table:table-cell>
          <table:table-cell office:value-type="float" office:value="0.220208215161241" calcext:value-type="float">
            <text:p>0.220208215161241</text:p>
          </table:table-cell>
          <table:table-cell office:value-type="float" office:value="0.112279393344877" calcext:value-type="float">
            <text:p>0.112279393344877</text:p>
          </table:table-cell>
          <table:table-cell office:value-type="float" office:value="0.361645562324944" calcext:value-type="float">
            <text:p>0.361645562324944</text:p>
          </table:table-cell>
          <table:table-cell office:value-type="float" office:value="0.22717023080346" calcext:value-type="float">
            <text:p>0.22717023080346</text:p>
          </table:table-cell>
          <table:table-cell office:value-type="float" office:value="0.166089748767213" calcext:value-type="float">
            <text:p>0.166089748767213</text:p>
          </table:table-cell>
          <table:table-cell office:value-type="float" office:value="0.166088757449395" calcext:value-type="float">
            <text:p>0.166088757449395</text:p>
          </table:table-cell>
          <table:table-cell office:value-type="float" office:value="0.294261444263023" calcext:value-type="float">
            <text:p>0.294261444263023</text:p>
          </table:table-cell>
          <table:table-cell office:value-type="float" office:value="0.294260280171688" calcext:value-type="float">
            <text:p>0.294260280171688</text:p>
          </table:table-cell>
        </table:table-row>
        <table:table-row table:style-name="ro1">
          <table:table-cell office:value-type="float" office:value="0.00514139249988155" calcext:value-type="float">
            <text:p>0.00514139249988155</text:p>
          </table:table-cell>
          <table:table-cell office:value-type="float" office:value="0.220177486927958" calcext:value-type="float">
            <text:p>0.220177486927958</text:p>
          </table:table-cell>
          <table:table-cell office:value-type="float" office:value="0.112302888409224" calcext:value-type="float">
            <text:p>0.112302888409224</text:p>
          </table:table-cell>
          <table:table-cell office:value-type="float" office:value="0.361609912367089" calcext:value-type="float">
            <text:p>0.361609912367089</text:p>
          </table:table-cell>
          <table:table-cell office:value-type="float" office:value="0.22720140371775" calcext:value-type="float">
            <text:p>0.22720140371775</text:p>
          </table:table-cell>
          <table:table-cell office:value-type="float" office:value="0.166086211518737" calcext:value-type="float">
            <text:p>0.166086211518737</text:p>
          </table:table-cell>
          <table:table-cell office:value-type="float" office:value="0.166085220257894" calcext:value-type="float">
            <text:p>0.166085220257894</text:p>
          </table:table-cell>
          <table:table-cell office:value-type="float" office:value="0.294259280002005" calcext:value-type="float">
            <text:p>0.294259280002005</text:p>
          </table:table-cell>
          <table:table-cell office:value-type="float" office:value="0.294258115981679" calcext:value-type="float">
            <text:p>0.294258115981679</text:p>
          </table:table-cell>
        </table:table-row>
        <table:table-row table:style-name="ro1">
          <table:table-cell office:value-type="float" office:value="0.00513608162851897" calcext:value-type="float">
            <text:p>0.00513608162851897</text:p>
          </table:table-cell>
          <table:table-cell office:value-type="float" office:value="0.220146755741794" calcext:value-type="float">
            <text:p>0.220146755741794</text:p>
          </table:table-cell>
          <table:table-cell office:value-type="float" office:value="0.112326389420834" calcext:value-type="float">
            <text:p>0.112326389420834</text:p>
          </table:table-cell>
          <table:table-cell office:value-type="float" office:value="0.361574257872118" calcext:value-type="float">
            <text:p>0.361574257872118</text:p>
          </table:table-cell>
          <table:table-cell office:value-type="float" office:value="0.227232583143547" calcext:value-type="float">
            <text:p>0.227232583143547</text:p>
          </table:table-cell>
          <table:table-cell office:value-type="float" office:value="0.166082673990281" calcext:value-type="float">
            <text:p>0.166082673990281</text:p>
          </table:table-cell>
          <table:table-cell office:value-type="float" office:value="0.166081686372533" calcext:value-type="float">
            <text:p>0.166081686372533</text:p>
          </table:table-cell>
          <table:table-cell office:value-type="float" office:value="0.294257114533715" calcext:value-type="float">
            <text:p>0.294257114533715</text:p>
          </table:table-cell>
          <table:table-cell office:value-type="float" office:value="0.294255955003574" calcext:value-type="float">
            <text:p>0.294255955003574</text:p>
          </table:table-cell>
        </table:table-row>
        <table:table-row table:style-name="ro1">
          <table:table-cell office:value-type="float" office:value="0.00513077724149946" calcext:value-type="float">
            <text:p>0.00513077724149946</text:p>
          </table:table-cell>
          <table:table-cell office:value-type="float" office:value="0.220116048080116" calcext:value-type="float">
            <text:p>0.220116048080116</text:p>
          </table:table-cell>
          <table:table-cell office:value-type="float" office:value="0.112349876200336" calcext:value-type="float">
            <text:p>0.112349876200336</text:p>
          </table:table-cell>
          <table:table-cell office:value-type="float" office:value="0.361538629542452" calcext:value-type="float">
            <text:p>0.361538629542452</text:p>
          </table:table-cell>
          <table:table-cell office:value-type="float" office:value="0.22726374230199" calcext:value-type="float">
            <text:p>0.22726374230199</text:p>
          </table:table-cell>
          <table:table-cell office:value-type="float" office:value="0.16607914332811" calcext:value-type="float">
            <text:p>0.16607914332811</text:p>
          </table:table-cell>
          <table:table-cell office:value-type="float" office:value="0.166078154810166" calcext:value-type="float">
            <text:p>0.166078154810166</text:p>
          </table:table-cell>
          <table:table-cell office:value-type="float" office:value="0.294254954765796" calcext:value-type="float">
            <text:p>0.294254954765796</text:p>
          </table:table-cell>
          <table:table-cell office:value-type="float" office:value="0.29425379412714" calcext:value-type="float">
            <text:p>0.29425379412714</text:p>
          </table:table-cell>
        </table:table-row>
        <table:table-row table:style-name="ro1">
          <table:table-cell office:value-type="float" office:value="0.00512547092752103" calcext:value-type="float">
            <text:p>0.00512547092752103</text:p>
          </table:table-cell>
          <table:table-cell office:value-type="float" office:value="0.220085315172041" calcext:value-type="float">
            <text:p>0.220085315172041</text:p>
          </table:table-cell>
          <table:table-cell office:value-type="float" office:value="0.112373385918924" calcext:value-type="float">
            <text:p>0.112373385918924</text:p>
          </table:table-cell>
          <table:table-cell office:value-type="float" office:value="0.361502970824552" calcext:value-type="float">
            <text:p>0.361502970824552</text:p>
          </table:table-cell>
          <table:table-cell office:value-type="float" office:value="0.227294930520201" calcext:value-type="float">
            <text:p>0.227294930520201</text:p>
          </table:table-cell>
          <table:table-cell office:value-type="float" office:value="0.16607560931419" calcext:value-type="float">
            <text:p>0.16607560931419</text:p>
          </table:table-cell>
          <table:table-cell office:value-type="float" office:value="0.166074624437515" calcext:value-type="float">
            <text:p>0.166074624437515</text:p>
          </table:table-cell>
          <table:table-cell office:value-type="float" office:value="0.29425279160362" calcext:value-type="float">
            <text:p>0.29425279160362</text:p>
          </table:table-cell>
          <table:table-cell office:value-type="float" office:value="0.294251635452898" calcext:value-type="float">
            <text:p>0.294251635452898</text:p>
          </table:table-cell>
        </table:table-row>
        <table:table-row table:style-name="ro1">
          <table:table-cell office:value-type="float" office:value="0.005120171978793" calcext:value-type="float">
            <text:p>0.005120171978793</text:p>
          </table:table-cell>
          <table:table-cell office:value-type="float" office:value="0.220054610917126" calcext:value-type="float">
            <text:p>0.220054610917126</text:p>
          </table:table-cell>
          <table:table-cell office:value-type="float" office:value="0.112396877491744" calcext:value-type="float">
            <text:p>0.112396877491744</text:p>
          </table:table-cell>
          <table:table-cell office:value-type="float" office:value="0.361467344220658" calcext:value-type="float">
            <text:p>0.361467344220658</text:p>
          </table:table-cell>
          <table:table-cell office:value-type="float" office:value="0.227326093279353" calcext:value-type="float">
            <text:p>0.227326093279353</text:p>
          </table:table-cell>
          <table:table-cell office:value-type="float" office:value="0.16607208274902" calcext:value-type="float">
            <text:p>0.16607208274902</text:p>
          </table:table-cell>
          <table:table-cell office:value-type="float" office:value="0.16607109699423" calcext:value-type="float">
            <text:p>0.16607109699423</text:p>
          </table:table-cell>
          <table:table-cell office:value-type="float" office:value="0.294250634493338" calcext:value-type="float">
            <text:p>0.294250634493338</text:p>
          </table:table-cell>
          <table:table-cell office:value-type="float" office:value="0.294249477261314" calcext:value-type="float">
            <text:p>0.294249477261314</text:p>
          </table:table-cell>
        </table:table-row>
        <table:table-row table:style-name="ro1">
          <table:table-cell office:value-type="float" office:value="0.00511487187193826" calcext:value-type="float">
            <text:p>0.00511487187193826</text:p>
          </table:table-cell>
          <table:table-cell office:value-type="float" office:value="0.220023885855441" calcext:value-type="float">
            <text:p>0.220023885855441</text:p>
          </table:table-cell>
          <table:table-cell office:value-type="float" office:value="0.112420388624258" calcext:value-type="float">
            <text:p>0.112420388624258</text:p>
          </table:table-cell>
          <table:table-cell office:value-type="float" office:value="0.361431692375413" calcext:value-type="float">
            <text:p>0.361431692375413</text:p>
          </table:table-cell>
          <table:table-cell office:value-type="float" office:value="0.22735728061189" calcext:value-type="float">
            <text:p>0.22735728061189</text:p>
          </table:table-cell>
          <table:table-cell office:value-type="float" office:value="0.166068553380951" calcext:value-type="float">
            <text:p>0.166068553380951</text:p>
          </table:table-cell>
          <table:table-cell office:value-type="float" office:value="0.1660675712294" calcext:value-type="float">
            <text:p>0.1660675712294</text:p>
          </table:table-cell>
          <table:table-cell office:value-type="float" office:value="0.294248474345498" calcext:value-type="float">
            <text:p>0.294248474345498</text:p>
          </table:table-cell>
          <table:table-cell office:value-type="float" office:value="0.294247321554543" calcext:value-type="float">
            <text:p>0.294247321554543</text:p>
          </table:table-cell>
        </table:table-row>
        <table:table-row table:style-name="ro1">
          <table:table-cell office:value-type="float" office:value="0.00510957595340744" calcext:value-type="float">
            <text:p>0.00510957595340744</text:p>
          </table:table-cell>
          <table:table-cell office:value-type="float" office:value="0.219993171018165" calcext:value-type="float">
            <text:p>0.219993171018165</text:p>
          </table:table-cell>
          <table:table-cell office:value-type="float" office:value="0.112443895658597" calcext:value-type="float">
            <text:p>0.112443895658597</text:p>
          </table:table-cell>
          <table:table-cell office:value-type="float" office:value="0.361396051274137" calcext:value-type="float">
            <text:p>0.361396051274137</text:p>
          </table:table-cell>
          <table:table-cell office:value-type="float" office:value="0.227388461126019" calcext:value-type="float">
            <text:p>0.227388461126019</text:p>
          </table:table-cell>
          <table:table-cell office:value-type="float" office:value="0.166065029264454" calcext:value-type="float">
            <text:p>0.166065029264454</text:p>
          </table:table-cell>
          <table:table-cell office:value-type="float" office:value="0.166064046303776" calcext:value-type="float">
            <text:p>0.166064046303776</text:p>
          </table:table-cell>
          <table:table-cell office:value-type="float" office:value="0.294246318862794" calcext:value-type="float">
            <text:p>0.294246318862794</text:p>
          </table:table-cell>
          <table:table-cell office:value-type="float" office:value="0.294245165075552" calcext:value-type="float">
            <text:p>0.294245165075552</text:p>
          </table:table-cell>
        </table:table-row>
        <table:table-row table:style-name="ro1">
          <table:table-cell office:value-type="float" office:value="0.00510428385664907" calcext:value-type="float">
            <text:p>0.00510428385664907</text:p>
          </table:table-cell>
          <table:table-cell office:value-type="float" office:value="0.219962464286531" calcext:value-type="float">
            <text:p>0.219962464286531</text:p>
          </table:table-cell>
          <table:table-cell office:value-type="float" office:value="0.112467400208095" calcext:value-type="float">
            <text:p>0.112467400208095</text:p>
          </table:table-cell>
          <table:table-cell office:value-type="float" office:value="0.361360418460484" calcext:value-type="float">
            <text:p>0.361360418460484</text:p>
          </table:table-cell>
          <table:table-cell office:value-type="float" office:value="0.22741963696323" calcext:value-type="float">
            <text:p>0.22741963696323</text:p>
          </table:table-cell>
          <table:table-cell office:value-type="float" office:value="0.166061505775212" calcext:value-type="float">
            <text:p>0.166061505775212</text:p>
          </table:table-cell>
          <table:table-cell office:value-type="float" office:value="0.166060526347011" calcext:value-type="float">
            <text:p>0.166060526347011</text:p>
          </table:table-cell>
          <table:table-cell office:value-type="float" office:value="0.294244162499077" calcext:value-type="float">
            <text:p>0.294244162499077</text:p>
          </table:table-cell>
          <table:table-cell office:value-type="float" office:value="0.294243013065704" calcext:value-type="float">
            <text:p>0.294243013065704</text:p>
          </table:table-cell>
        </table:table-row>
        <table:table-row table:style-name="ro1">
          <table:table-cell office:value-type="float" office:value="0.00509899252598778" calcext:value-type="float">
            <text:p>0.00509899252598778</text:p>
          </table:table-cell>
          <table:table-cell office:value-type="float" office:value="0.21993174789947" calcext:value-type="float">
            <text:p>0.21993174789947</text:p>
          </table:table-cell>
          <table:table-cell office:value-type="float" office:value="0.112490915819645" calcext:value-type="float">
            <text:p>0.112490915819645</text:p>
          </table:table-cell>
          <table:table-cell office:value-type="float" office:value="0.361324773336059" calcext:value-type="float">
            <text:p>0.361324773336059</text:p>
          </table:table-cell>
          <table:table-cell office:value-type="float" office:value="0.227450826096487" calcext:value-type="float">
            <text:p>0.227450826096487</text:p>
          </table:table-cell>
          <table:table-cell office:value-type="float" office:value="0.166057985171097" calcext:value-type="float">
            <text:p>0.166057985171097</text:p>
          </table:table-cell>
          <table:table-cell office:value-type="float" office:value="0.166057004977517" calcext:value-type="float">
            <text:p>0.166057004977517</text:p>
          </table:table-cell>
          <table:table-cell office:value-type="float" office:value="0.294242009307138" calcext:value-type="float">
            <text:p>0.294242009307138</text:p>
          </table:table-cell>
          <table:table-cell office:value-type="float" office:value="0.294240858931389" calcext:value-type="float">
            <text:p>0.294240858931389</text:p>
          </table:table-cell>
        </table:table-row>
        <table:table-row table:style-name="ro1">
          <table:table-cell office:value-type="float" office:value="0.00509370585563618" calcext:value-type="float">
            <text:p>0.00509370585563618</text:p>
          </table:table-cell>
          <table:table-cell office:value-type="float" office:value="0.219901044497959" calcext:value-type="float">
            <text:p>0.219901044497959</text:p>
          </table:table-cell>
          <table:table-cell office:value-type="float" office:value="0.112514425223013" calcext:value-type="float">
            <text:p>0.112514425223013</text:p>
          </table:table-cell>
          <table:table-cell office:value-type="float" office:value="0.361289142159269" calcext:value-type="float">
            <text:p>0.361289142159269</text:p>
          </table:table-cell>
          <table:table-cell office:value-type="float" office:value="0.227482005613391" calcext:value-type="float">
            <text:p>0.227482005613391</text:p>
          </table:table-cell>
          <table:table-cell office:value-type="float" office:value="0.16605446579142" calcext:value-type="float">
            <text:p>0.16605446579142</text:p>
          </table:table-cell>
          <table:table-cell office:value-type="float" office:value="0.166053489111357" calcext:value-type="float">
            <text:p>0.166053489111357</text:p>
          </table:table-cell>
          <table:table-cell office:value-type="float" office:value="0.294239855621464" calcext:value-type="float">
            <text:p>0.294239855621464</text:p>
          </table:table-cell>
          <table:table-cell office:value-type="float" office:value="0.294238709576218" calcext:value-type="float">
            <text:p>0.294238709576218</text:p>
          </table:table-cell>
        </table:table-row>
        <table:table-row table:style-name="ro1">
          <table:table-cell office:value-type="float" office:value="0.00508842043736402" calcext:value-type="float">
            <text:p>0.00508842043736402</text:p>
          </table:table-cell>
          <table:table-cell office:value-type="float" office:value="0.21987033425904" calcext:value-type="float">
            <text:p>0.21987033425904</text:p>
          </table:table-cell>
          <table:table-cell office:value-type="float" office:value="0.112537943540681" calcext:value-type="float">
            <text:p>0.112537943540681</text:p>
          </table:table-cell>
          <table:table-cell office:value-type="float" office:value="0.361253501939534" calcext:value-type="float">
            <text:p>0.361253501939534</text:p>
          </table:table-cell>
          <table:table-cell office:value-type="float" office:value="0.227513195576103" calcext:value-type="float">
            <text:p>0.227513195576103</text:p>
          </table:table-cell>
          <table:table-cell office:value-type="float" office:value="0.166050949255233" calcext:value-type="float">
            <text:p>0.166050949255233</text:p>
          </table:table-cell>
          <table:table-cell office:value-type="float" office:value="0.166049972529978" calcext:value-type="float">
            <text:p>0.166049972529978</text:p>
          </table:table-cell>
          <table:table-cell office:value-type="float" office:value="0.294237704854203" calcext:value-type="float">
            <text:p>0.294237704854203</text:p>
          </table:table-cell>
          <table:table-cell office:value-type="float" office:value="0.294236558754068" calcext:value-type="float">
            <text:p>0.294236558754068</text:p>
          </table:table-cell>
        </table:table-row>
        <table:table-row table:style-name="ro1">
          <table:table-cell office:value-type="float" office:value="0.00508313782311187" calcext:value-type="float">
            <text:p>0.00508313782311187</text:p>
          </table:table-cell>
          <table:table-cell office:value-type="float" office:value="0.219839626208478" calcext:value-type="float">
            <text:p>0.219839626208478</text:p>
          </table:table-cell>
          <table:table-cell office:value-type="float" office:value="0.1125614638873" calcext:value-type="float">
            <text:p>0.1125614638873</text:p>
          </table:table-cell>
          <table:table-cell office:value-type="float" office:value="0.361217863144926" calcext:value-type="float">
            <text:p>0.361217863144926</text:p>
          </table:table-cell>
          <table:table-cell office:value-type="float" office:value="0.227544386850058" calcext:value-type="float">
            <text:p>0.227544386850058</text:p>
          </table:table-cell>
          <table:table-cell office:value-type="float" office:value="0.166047434186315" calcext:value-type="float">
            <text:p>0.166047434186315</text:p>
          </table:table-cell>
          <table:table-cell office:value-type="float" office:value="0.166046458704007" calcext:value-type="float">
            <text:p>0.166046458704007</text:p>
          </table:table-cell>
          <table:table-cell office:value-type="float" office:value="0.294235554664209" calcext:value-type="float">
            <text:p>0.294235554664209</text:p>
          </table:table-cell>
          <table:table-cell office:value-type="float" office:value="0.294234410096556" calcext:value-type="float">
            <text:p>0.294234410096556</text:p>
          </table:table-cell>
        </table:table-row>
        <table:table-row table:style-name="ro1">
          <table:table-cell office:value-type="float" office:value="0.00507785934705862" calcext:value-type="float">
            <text:p>0.00507785934705862</text:p>
          </table:table-cell>
          <table:table-cell office:value-type="float" office:value="0.219808928120128" calcext:value-type="float">
            <text:p>0.219808928120128</text:p>
          </table:table-cell>
          <table:table-cell office:value-type="float" office:value="0.112584980329175" calcext:value-type="float">
            <text:p>0.112584980329175</text:p>
          </table:table-cell>
          <table:table-cell office:value-type="float" office:value="0.3611822347926" calcext:value-type="float">
            <text:p>0.3611822347926</text:p>
          </table:table-cell>
          <table:table-cell office:value-type="float" office:value="0.227575571564565" calcext:value-type="float">
            <text:p>0.227575571564565</text:p>
          </table:table-cell>
          <table:table-cell office:value-type="float" office:value="0.166043921567092" calcext:value-type="float">
            <text:p>0.166043921567092</text:p>
          </table:table-cell>
          <table:table-cell office:value-type="float" office:value="0.166042948451544" calcext:value-type="float">
            <text:p>0.166042948451544</text:p>
          </table:table-cell>
          <table:table-cell office:value-type="float" office:value="0.294233405707426" calcext:value-type="float">
            <text:p>0.294233405707426</text:p>
          </table:table-cell>
          <table:table-cell office:value-type="float" office:value="0.294232264057131" calcext:value-type="float">
            <text:p>0.294232264057131</text:p>
          </table:table-cell>
        </table:table-row>
        <table:table-row table:style-name="ro1">
          <table:table-cell office:value-type="float" office:value="0.00507258168872526" calcext:value-type="float">
            <text:p>0.00507258168872526</text:p>
          </table:table-cell>
          <table:table-cell office:value-type="float" office:value="0.219778220650547" calcext:value-type="float">
            <text:p>0.219778220650547</text:p>
          </table:table-cell>
          <table:table-cell office:value-type="float" office:value="0.112608507630126" calcext:value-type="float">
            <text:p>0.112608507630126</text:p>
          </table:table-cell>
          <table:table-cell office:value-type="float" office:value="0.361146594445911" calcext:value-type="float">
            <text:p>0.361146594445911</text:p>
          </table:table-cell>
          <table:table-cell office:value-type="float" office:value="0.22760676930309" calcext:value-type="float">
            <text:p>0.22760676930309</text:p>
          </table:table-cell>
          <table:table-cell office:value-type="float" office:value="0.166040410704726" calcext:value-type="float">
            <text:p>0.166040410704726</text:p>
          </table:table-cell>
          <table:table-cell office:value-type="float" office:value="0.166039437984352" calcext:value-type="float">
            <text:p>0.166039437984352</text:p>
          </table:table-cell>
          <table:table-cell office:value-type="float" office:value="0.294231258510583" calcext:value-type="float">
            <text:p>0.294231258510583</text:p>
          </table:table-cell>
          <table:table-cell office:value-type="float" office:value="0.294230117348061" calcext:value-type="float">
            <text:p>0.294230117348061</text:p>
          </table:table-cell>
        </table:table-row>
        <table:table-row table:style-name="ro1">
          <table:table-cell office:value-type="float" office:value="0.00506730866805039" calcext:value-type="float">
            <text:p>0.00506730866805039</text:p>
          </table:table-cell>
          <table:table-cell office:value-type="float" office:value="0.219747526060823" calcext:value-type="float">
            <text:p>0.219747526060823</text:p>
          </table:table-cell>
          <table:table-cell office:value-type="float" office:value="0.112632028797667" calcext:value-type="float">
            <text:p>0.112632028797667</text:p>
          </table:table-cell>
          <table:table-cell office:value-type="float" office:value="0.361110967926395" calcext:value-type="float">
            <text:p>0.361110967926395</text:p>
          </table:table-cell>
          <table:table-cell office:value-type="float" office:value="0.227637957526563" calcext:value-type="float">
            <text:p>0.227637957526563</text:p>
          </table:table-cell>
          <table:table-cell office:value-type="float" office:value="0.166036902211911" calcext:value-type="float">
            <text:p>0.166036902211911</text:p>
          </table:table-cell>
          <table:table-cell office:value-type="float" office:value="0.166035931844871" calcext:value-type="float">
            <text:p>0.166035931844871</text:p>
          </table:table-cell>
          <table:table-cell office:value-type="float" office:value="0.294229112240535" calcext:value-type="float">
            <text:p>0.294229112240535</text:p>
          </table:table-cell>
          <table:table-cell office:value-type="float" office:value="0.294227973978824" calcext:value-type="float">
            <text:p>0.294227973978824</text:p>
          </table:table-cell>
        </table:table-row>
        <table:table-row table:style-name="ro1">
          <table:table-cell office:value-type="float" office:value="0.00506203720279719" calcext:value-type="float">
            <text:p>0.00506203720279719</text:p>
          </table:table-cell>
          <table:table-cell office:value-type="float" office:value="0.219716826383513" calcext:value-type="float">
            <text:p>0.219716826383513</text:p>
          </table:table-cell>
          <table:table-cell office:value-type="float" office:value="0.112655557548135" calcext:value-type="float">
            <text:p>0.112655557548135</text:p>
          </table:table-cell>
          <table:table-cell office:value-type="float" office:value="0.361075334392597" calcext:value-type="float">
            <text:p>0.361075334392597</text:p>
          </table:table-cell>
          <table:table-cell office:value-type="float" office:value="0.227669154427907" calcext:value-type="float">
            <text:p>0.227669154427907</text:p>
          </table:table-cell>
          <table:table-cell office:value-type="float" office:value="0.166033395969017" calcext:value-type="float">
            <text:p>0.166033395969017</text:p>
          </table:table-cell>
          <table:table-cell office:value-type="float" office:value="0.166032425993175" calcext:value-type="float">
            <text:p>0.166032425993175</text:p>
          </table:table-cell>
          <table:table-cell office:value-type="float" office:value="0.294226968031318" calcext:value-type="float">
            <text:p>0.294226968031318</text:p>
          </table:table-cell>
          <table:table-cell office:value-type="float" office:value="0.294225830252481" calcext:value-type="float">
            <text:p>0.294225830252481</text:p>
          </table:table-cell>
        </table:table-row>
        <table:table-row table:style-name="ro1">
          <table:table-cell office:value-type="float" office:value="0.00505676740682404" calcext:value-type="float">
            <text:p>0.00505676740682404</text:p>
          </table:table-cell>
          <table:table-cell office:value-type="float" office:value="0.219686122273648" calcext:value-type="float">
            <text:p>0.219686122273648</text:p>
          </table:table-cell>
          <table:table-cell office:value-type="float" office:value="0.112679093383524" calcext:value-type="float">
            <text:p>0.112679093383524</text:p>
          </table:table-cell>
          <table:table-cell office:value-type="float" office:value="0.361039694603759" calcext:value-type="float">
            <text:p>0.361039694603759</text:p>
          </table:table-cell>
          <table:table-cell office:value-type="float" office:value="0.227700359345707" calcext:value-type="float">
            <text:p>0.227700359345707</text:p>
          </table:table-cell>
          <table:table-cell office:value-type="float" office:value="0.166029890071753" calcext:value-type="float">
            <text:p>0.166029890071753</text:p>
          </table:table-cell>
          <table:table-cell office:value-type="float" office:value="0.166028922487222" calcext:value-type="float">
            <text:p>0.166028922487222</text:p>
          </table:table-cell>
          <table:table-cell office:value-type="float" office:value="0.294224823488938" calcext:value-type="float">
            <text:p>0.294224823488938</text:p>
          </table:table-cell>
          <table:table-cell office:value-type="float" office:value="0.294223688657713" calcext:value-type="float">
            <text:p>0.294223688657713</text:p>
          </table:table-cell>
        </table:table-row>
        <table:table-row table:style-name="ro1">
          <table:table-cell office:value-type="float" office:value="0.00505150378822516" calcext:value-type="float">
            <text:p>0.00505150378822516</text:p>
          </table:table-cell>
          <table:table-cell office:value-type="float" office:value="0.219655440049226" calcext:value-type="float">
            <text:p>0.219655440049226</text:p>
          </table:table-cell>
          <table:table-cell office:value-type="float" office:value="0.112702616203822" calcext:value-type="float">
            <text:p>0.112702616203822</text:p>
          </table:table-cell>
          <table:table-cell office:value-type="float" office:value="0.361004079090507" calcext:value-type="float">
            <text:p>0.361004079090507</text:p>
          </table:table-cell>
          <table:table-cell office:value-type="float" office:value="0.227731545623372" calcext:value-type="float">
            <text:p>0.227731545623372</text:p>
          </table:table-cell>
          <table:table-cell office:value-type="float" office:value="0.166026389583487" calcext:value-type="float">
            <text:p>0.166026389583487</text:p>
          </table:table-cell>
          <table:table-cell office:value-type="float" office:value="0.166025422347462" calcext:value-type="float">
            <text:p>0.166025422347462</text:p>
          </table:table-cell>
          <table:table-cell office:value-type="float" office:value="0.294222682978708" calcext:value-type="float">
            <text:p>0.294222682978708</text:p>
          </table:table-cell>
          <table:table-cell office:value-type="float" office:value="0.294221548577747" calcext:value-type="float">
            <text:p>0.294221548577747</text:p>
          </table:table-cell>
        </table:table-row>
        <table:table-row table:style-name="ro1">
          <table:table-cell office:value-type="float" office:value="0.00504623862043796" calcext:value-type="float">
            <text:p>0.00504623862043796</text:p>
          </table:table-cell>
          <table:table-cell office:value-type="float" office:value="0.219624734595273" calcext:value-type="float">
            <text:p>0.219624734595273</text:p>
          </table:table-cell>
          <table:table-cell office:value-type="float" office:value="0.112726160466849" calcext:value-type="float">
            <text:p>0.112726160466849</text:p>
          </table:table-cell>
          <table:table-cell office:value-type="float" office:value="0.360968435516063" calcext:value-type="float">
            <text:p>0.360968435516063</text:p>
          </table:table-cell>
          <table:table-cell office:value-type="float" office:value="0.227762758957897" calcext:value-type="float">
            <text:p>0.227762758957897</text:p>
          </table:table-cell>
          <table:table-cell office:value-type="float" office:value="0.166022887241499" calcext:value-type="float">
            <text:p>0.166022887241499</text:p>
          </table:table-cell>
          <table:table-cell office:value-type="float" office:value="0.166021922409403" calcext:value-type="float">
            <text:p>0.166021922409403</text:p>
          </table:table-cell>
          <table:table-cell office:value-type="float" office:value="0.294220540763149" calcext:value-type="float">
            <text:p>0.294220540763149</text:p>
          </table:table-cell>
          <table:table-cell office:value-type="float" office:value="0.29421940932535" calcext:value-type="float">
            <text:p>0.29421940932535</text:p>
          </table:table-cell>
        </table:table-row>
        <table:table-row table:style-name="ro1">
          <table:table-cell office:value-type="float" office:value="0.00504098046354939" calcext:value-type="float">
            <text:p>0.00504098046354939</text:p>
          </table:table-cell>
          <table:table-cell office:value-type="float" office:value="0.219594055913335" calcext:value-type="float">
            <text:p>0.219594055913335</text:p>
          </table:table-cell>
          <table:table-cell office:value-type="float" office:value="0.112749687978066" calcext:value-type="float">
            <text:p>0.112749687978066</text:p>
          </table:table-cell>
          <table:table-cell office:value-type="float" office:value="0.360932821887507" calcext:value-type="float">
            <text:p>0.360932821887507</text:p>
          </table:table-cell>
          <table:table-cell office:value-type="float" office:value="0.22779394869844" calcext:value-type="float">
            <text:p>0.22779394869844</text:p>
          </table:table-cell>
          <table:table-cell office:value-type="float" office:value="0.166019390873967" calcext:value-type="float">
            <text:p>0.166019390873967</text:p>
          </table:table-cell>
          <table:table-cell office:value-type="float" office:value="0.166018426396969" calcext:value-type="float">
            <text:p>0.166018426396969</text:p>
          </table:table-cell>
          <table:table-cell office:value-type="float" office:value="0.294218402930007" calcext:value-type="float">
            <text:p>0.294218402930007</text:p>
          </table:table-cell>
          <table:table-cell office:value-type="float" office:value="0.294217271930596" calcext:value-type="float">
            <text:p>0.294217271930596</text:p>
          </table:table-cell>
        </table:table-row>
        <table:table-row table:style-name="ro1">
          <table:table-cell office:value-type="float" office:value="0.00503572150854237" calcext:value-type="float">
            <text:p>0.00503572150854237</text:p>
          </table:table-cell>
          <table:table-cell office:value-type="float" office:value="0.219563358370802" calcext:value-type="float">
            <text:p>0.219563358370802</text:p>
          </table:table-cell>
          <table:table-cell office:value-type="float" office:value="0.112773233598996" calcext:value-type="float">
            <text:p>0.112773233598996</text:p>
          </table:table-cell>
          <table:table-cell office:value-type="float" office:value="0.360897185264988" calcext:value-type="float">
            <text:p>0.360897185264988</text:p>
          </table:table-cell>
          <table:table-cell office:value-type="float" office:value="0.227825161074023" calcext:value-type="float">
            <text:p>0.227825161074023</text:p>
          </table:table-cell>
          <table:table-cell office:value-type="float" office:value="0.166015893173411" calcext:value-type="float">
            <text:p>0.166015893173411</text:p>
          </table:table-cell>
          <table:table-cell office:value-type="float" office:value="0.166014931079153" calcext:value-type="float">
            <text:p>0.166014931079153</text:p>
          </table:table-cell>
          <table:table-cell office:value-type="float" office:value="0.294216263720928" calcext:value-type="float">
            <text:p>0.294216263720928</text:p>
          </table:table-cell>
          <table:table-cell office:value-type="float" office:value="0.294215135658565" calcext:value-type="float">
            <text:p>0.294215135658565</text:p>
          </table:table-cell>
        </table:table-row>
        <table:table-row table:style-name="ro1">
          <table:table-cell office:value-type="float" office:value="0.00503046635275495" calcext:value-type="float">
            <text:p>0.00503046635275495</text:p>
          </table:table-cell>
          <table:table-cell office:value-type="float" office:value="0.219532668836907" calcext:value-type="float">
            <text:p>0.219532668836907</text:p>
          </table:table-cell>
          <table:table-cell office:value-type="float" office:value="0.11279677680166" calcext:value-type="float">
            <text:p>0.11279677680166</text:p>
          </table:table-cell>
          <table:table-cell office:value-type="float" office:value="0.360861556820751" calcext:value-type="float">
            <text:p>0.360861556820751</text:p>
          </table:table-cell>
          <table:table-cell office:value-type="float" office:value="0.227856368863287" calcext:value-type="float">
            <text:p>0.227856368863287</text:p>
          </table:table-cell>
          <table:table-cell office:value-type="float" office:value="0.166012398898233" calcext:value-type="float">
            <text:p>0.166012398898233</text:p>
          </table:table-cell>
          <table:table-cell office:value-type="float" office:value="0.166011437901813" calcext:value-type="float">
            <text:p>0.166011437901813</text:p>
          </table:table-cell>
          <table:table-cell office:value-type="float" office:value="0.294214127088309" calcext:value-type="float">
            <text:p>0.294214127088309</text:p>
          </table:table-cell>
          <table:table-cell office:value-type="float" office:value="0.294213000379612" calcext:value-type="float">
            <text:p>0.294213000379612</text:p>
          </table:table-cell>
        </table:table-row>
        <table:table-row table:style-name="ro1">
          <table:table-cell office:value-type="float" office:value="0.00502521606309003" calcext:value-type="float">
            <text:p>0.00502521606309003</text:p>
          </table:table-cell>
          <table:table-cell office:value-type="float" office:value="0.219501993565665" calcext:value-type="float">
            <text:p>0.219501993565665</text:p>
          </table:table-cell>
          <table:table-cell office:value-type="float" office:value="0.11282031280378" calcext:value-type="float">
            <text:p>0.11282031280378</text:p>
          </table:table-cell>
          <table:table-cell office:value-type="float" office:value="0.360825943811726" calcext:value-type="float">
            <text:p>0.360825943811726</text:p>
          </table:table-cell>
          <table:table-cell office:value-type="float" office:value="0.227887565726303" calcext:value-type="float">
            <text:p>0.227887565726303</text:p>
          </table:table-cell>
          <table:table-cell office:value-type="float" office:value="0.16600890861063" calcext:value-type="float">
            <text:p>0.16600890861063</text:p>
          </table:table-cell>
          <table:table-cell office:value-type="float" office:value="0.166007947742573" calcext:value-type="float">
            <text:p>0.166007947742573</text:p>
          </table:table-cell>
          <table:table-cell office:value-type="float" office:value="0.294211993281373" calcext:value-type="float">
            <text:p>0.294211993281373</text:p>
          </table:table-cell>
          <table:table-cell office:value-type="float" office:value="0.29421086673166" calcext:value-type="float">
            <text:p>0.29421086673166</text:p>
          </table:table-cell>
        </table:table-row>
        <table:table-row table:style-name="ro1">
          <table:table-cell office:value-type="float" office:value="0.00501996467004839" calcext:value-type="float">
            <text:p>0.00501996467004839</text:p>
          </table:table-cell>
          <table:table-cell office:value-type="float" office:value="0.219471297615366" calcext:value-type="float">
            <text:p>0.219471297615366</text:p>
          </table:table-cell>
          <table:table-cell office:value-type="float" office:value="0.112843868312936" calcext:value-type="float">
            <text:p>0.112843868312936</text:p>
          </table:table-cell>
          <table:table-cell office:value-type="float" office:value="0.360790305696769" calcext:value-type="float">
            <text:p>0.360790305696769</text:p>
          </table:table-cell>
          <table:table-cell office:value-type="float" office:value="0.227918787073913" calcext:value-type="float">
            <text:p>0.227918787073913</text:p>
          </table:table-cell>
          <table:table-cell office:value-type="float" office:value="0.166005416133411" calcext:value-type="float">
            <text:p>0.166005416133411</text:p>
          </table:table-cell>
          <table:table-cell office:value-type="float" office:value="0.16600445872263" calcext:value-type="float">
            <text:p>0.16600445872263</text:p>
          </table:table-cell>
          <table:table-cell office:value-type="float" office:value="0.29420985716983" calcext:value-type="float">
            <text:p>0.29420985716983</text:p>
          </table:table-cell>
          <table:table-cell office:value-type="float" office:value="0.294208734881314" calcext:value-type="float">
            <text:p>0.294208734881314</text:p>
          </table:table-cell>
        </table:table-row>
        <table:table-row table:style-name="ro1">
          <table:table-cell office:value-type="float" office:value="0.0050147201787123" calcext:value-type="float">
            <text:p>0.0050147201787123</text:p>
          </table:table-cell>
          <table:table-cell office:value-type="float" office:value="0.219440627856796" calcext:value-type="float">
            <text:p>0.219440627856796</text:p>
          </table:table-cell>
          <table:table-cell office:value-type="float" office:value="0.112867407500449" calcext:value-type="float">
            <text:p>0.112867407500449</text:p>
          </table:table-cell>
          <table:table-cell office:value-type="float" office:value="0.36075469685886" calcext:value-type="float">
            <text:p>0.36075469685886</text:p>
          </table:table-cell>
          <table:table-cell office:value-type="float" office:value="0.227949985403007" calcext:value-type="float">
            <text:p>0.227949985403007</text:p>
          </table:table-cell>
          <table:table-cell office:value-type="float" office:value="0.166001930605154" calcext:value-type="float">
            <text:p>0.166001930605154</text:p>
          </table:table-cell>
          <table:table-cell office:value-type="float" office:value="0.166000972506504" calcext:value-type="float">
            <text:p>0.166000972506504</text:p>
          </table:table-cell>
          <table:table-cell office:value-type="float" office:value="0.294207726686971" calcext:value-type="float">
            <text:p>0.294207726686971</text:p>
          </table:table-cell>
          <table:table-cell office:value-type="float" office:value="0.294206603551599" calcext:value-type="float">
            <text:p>0.294206603551599</text:p>
          </table:table-cell>
        </table:table-row>
        <table:table-row table:style-name="ro1">
          <table:table-cell office:value-type="float" office:value="0.00500947493178505" calcext:value-type="float">
            <text:p>0.00500947493178505</text:p>
          </table:table-cell>
          <table:table-cell office:value-type="float" office:value="0.219409939438629" calcext:value-type="float">
            <text:p>0.219409939438629</text:p>
          </table:table-cell>
          <table:table-cell office:value-type="float" office:value="0.112890964655237" calcext:value-type="float">
            <text:p>0.112890964655237</text:p>
          </table:table-cell>
          <table:table-cell office:value-type="float" office:value="0.360719065257053" calcext:value-type="float">
            <text:p>0.360719065257053</text:p>
          </table:table-cell>
          <table:table-cell office:value-type="float" office:value="0.227981206173534" calcext:value-type="float">
            <text:p>0.227981206173534</text:p>
          </table:table-cell>
          <table:table-cell office:value-type="float" office:value="0.165998442731604" calcext:value-type="float">
            <text:p>0.165998442731604</text:p>
          </table:table-cell>
          <table:table-cell office:value-type="float" office:value="0.165997488054722" calcext:value-type="float">
            <text:p>0.165997488054722</text:p>
          </table:table-cell>
          <table:table-cell office:value-type="float" office:value="0.294205593563068" calcext:value-type="float">
            <text:p>0.294205593563068</text:p>
          </table:table-cell>
          <table:table-cell office:value-type="float" office:value="0.294204474645136" calcext:value-type="float">
            <text:p>0.294204474645136</text:p>
          </table:table-cell>
        </table:table-row>
        <table:table-row table:style-name="ro1">
          <table:table-cell office:value-type="float" office:value="0.0050042337733478" calcext:value-type="float">
            <text:p>0.0050042337733478</text:p>
          </table:table-cell>
          <table:table-cell office:value-type="float" office:value="0.219379260740605" calcext:value-type="float">
            <text:p>0.219379260740605</text:p>
          </table:table-cell>
          <table:table-cell office:value-type="float" office:value="0.112914518079539" calcext:value-type="float">
            <text:p>0.112914518079539</text:p>
          </table:table-cell>
          <table:table-cell office:value-type="float" office:value="0.360683443820863" calcext:value-type="float">
            <text:p>0.360683443820863</text:p>
          </table:table-cell>
          <table:table-cell office:value-type="float" office:value="0.22801242061927" calcext:value-type="float">
            <text:p>0.22801242061927</text:p>
          </table:table-cell>
          <table:table-cell office:value-type="float" office:value="0.165994959861681" calcext:value-type="float">
            <text:p>0.165994959861681</text:p>
          </table:table-cell>
          <table:table-cell office:value-type="float" office:value="0.165994004555605" calcext:value-type="float">
            <text:p>0.165994004555605</text:p>
          </table:table-cell>
          <table:table-cell office:value-type="float" office:value="0.294203464840221" calcext:value-type="float">
            <text:p>0.294203464840221</text:p>
          </table:table-cell>
          <table:table-cell office:value-type="float" office:value="0.29420234514774" calcext:value-type="float">
            <text:p>0.29420234514774</text:p>
          </table:table-cell>
        </table:table-row>
        <table:table-row table:style-name="ro1">
          <table:table-cell office:value-type="float" office:value="0.00499899636009227" calcext:value-type="float">
            <text:p>0.00499899636009227</text:p>
          </table:table-cell>
          <table:table-cell office:value-type="float" office:value="0.219348589759701" calcext:value-type="float">
            <text:p>0.219348589759701</text:p>
          </table:table-cell>
          <table:table-cell office:value-type="float" office:value="0.11293806930289" calcext:value-type="float">
            <text:p>0.11293806930289</text:p>
          </table:table-cell>
          <table:table-cell office:value-type="float" office:value="0.360647830226794" calcext:value-type="float">
            <text:p>0.360647830226794</text:p>
          </table:table-cell>
          <table:table-cell office:value-type="float" office:value="0.228043630768727" calcext:value-type="float">
            <text:p>0.228043630768727</text:p>
          </table:table-cell>
          <table:table-cell office:value-type="float" office:value="0.16599147774317" calcext:value-type="float">
            <text:p>0.16599147774317</text:p>
          </table:table-cell>
          <table:table-cell office:value-type="float" office:value="0.165990525798069" calcext:value-type="float">
            <text:p>0.165990525798069</text:p>
          </table:table-cell>
          <table:table-cell office:value-type="float" office:value="0.294201335421171" calcext:value-type="float">
            <text:p>0.294201335421171</text:p>
          </table:table-cell>
          <table:table-cell office:value-type="float" office:value="0.294200219871213" calcext:value-type="float">
            <text:p>0.294200219871213</text:p>
          </table:table-cell>
        </table:table-row>
        <table:table-row table:style-name="ro1">
          <table:table-cell office:value-type="float" office:value="0.00499375987713413" calcext:value-type="float">
            <text:p>0.00499375987713413</text:p>
          </table:table-cell>
          <table:table-cell office:value-type="float" office:value="0.219317909980591" calcext:value-type="float">
            <text:p>0.219317909980591</text:p>
          </table:table-cell>
          <table:table-cell office:value-type="float" office:value="0.112961630957662" calcext:value-type="float">
            <text:p>0.112961630957662</text:p>
          </table:table-cell>
          <table:table-cell office:value-type="float" office:value="0.360612205310201" calcext:value-type="float">
            <text:p>0.360612205310201</text:p>
          </table:table-cell>
          <table:table-cell office:value-type="float" office:value="0.2280748533672" calcext:value-type="float">
            <text:p>0.2280748533672</text:p>
          </table:table-cell>
          <table:table-cell office:value-type="float" office:value="0.165987998449523" calcext:value-type="float">
            <text:p>0.165987998449523</text:p>
          </table:table-cell>
          <table:table-cell office:value-type="float" office:value="0.165987045909917" calcext:value-type="float">
            <text:p>0.165987045909917</text:p>
          </table:table-cell>
          <table:table-cell office:value-type="float" office:value="0.294199209031322" calcext:value-type="float">
            <text:p>0.294199209031322</text:p>
          </table:table-cell>
          <table:table-cell office:value-type="float" office:value="0.294198092749562" calcext:value-type="float">
            <text:p>0.294198092749562</text:p>
          </table:table-cell>
        </table:table-row>
        <table:table-row table:style-name="ro1">
          <table:table-cell office:value-type="float" office:value="0.00498852791575555" calcext:value-type="float">
            <text:p>0.00498852791575555</text:p>
          </table:table-cell>
          <table:table-cell office:value-type="float" office:value="0.219287242479602" calcext:value-type="float">
            <text:p>0.219287242479602</text:p>
          </table:table-cell>
          <table:table-cell office:value-type="float" office:value="0.112985186921586" calcext:value-type="float">
            <text:p>0.112985186921586</text:p>
          </table:table-cell>
          <table:table-cell office:value-type="float" office:value="0.360576593528912" calcext:value-type="float">
            <text:p>0.360576593528912</text:p>
          </table:table-cell>
          <table:table-cell office:value-type="float" office:value="0.228106067043616" calcext:value-type="float">
            <text:p>0.228106067043616</text:p>
          </table:table-cell>
          <table:table-cell office:value-type="float" office:value="0.165984520458078" calcext:value-type="float">
            <text:p>0.165984520458078</text:p>
          </table:table-cell>
          <table:table-cell office:value-type="float" office:value="0.16598357126035" calcext:value-type="float">
            <text:p>0.16598357126035</text:p>
          </table:table-cell>
          <table:table-cell office:value-type="float" office:value="0.294197082301211" calcext:value-type="float">
            <text:p>0.294197082301211</text:p>
          </table:table-cell>
          <table:table-cell office:value-type="float" office:value="0.294195970138443" calcext:value-type="float">
            <text:p>0.294195970138443</text:p>
          </table:table-cell>
        </table:table-row>
        <table:table-row table:style-name="ro1">
          <table:table-cell office:value-type="float" office:value="0.00498329759919924" calcext:value-type="float">
            <text:p>0.00498329759919924</text:p>
          </table:table-cell>
          <table:table-cell office:value-type="float" office:value="0.219256570368737" calcext:value-type="float">
            <text:p>0.219256570368737</text:p>
          </table:table-cell>
          <table:table-cell office:value-type="float" office:value="0.113008750114297" calcext:value-type="float">
            <text:p>0.113008750114297</text:p>
          </table:table-cell>
          <table:table-cell office:value-type="float" office:value="0.360540975285144" calcext:value-type="float">
            <text:p>0.360540975285144</text:p>
          </table:table-cell>
          <table:table-cell office:value-type="float" office:value="0.228137288923177" calcext:value-type="float">
            <text:p>0.228137288923177</text:p>
          </table:table-cell>
          <table:table-cell office:value-type="float" office:value="0.165981045760917" calcext:value-type="float">
            <text:p>0.165981045760917</text:p>
          </table:table-cell>
          <table:table-cell office:value-type="float" office:value="0.16598009597504" calcext:value-type="float">
            <text:p>0.16598009597504</text:p>
          </table:table-cell>
          <table:table-cell office:value-type="float" office:value="0.294194958881697" calcext:value-type="float">
            <text:p>0.294194958881697</text:p>
          </table:table-cell>
          <table:table-cell office:value-type="float" office:value="0.294193845994959" calcext:value-type="float">
            <text:p>0.294193845994959</text:p>
          </table:table-cell>
        </table:table-row>
        <table:table-row table:style-name="ro1">
          <table:table-cell office:value-type="float" office:value="0.00497806903482001" calcext:value-type="float">
            <text:p>0.00497806903482001</text:p>
          </table:table-cell>
          <table:table-cell office:value-type="float" office:value="0.219225894270108" calcext:value-type="float">
            <text:p>0.219225894270108</text:p>
          </table:table-cell>
          <table:table-cell office:value-type="float" office:value="0.113032320061763" calcext:value-type="float">
            <text:p>0.113032320061763</text:p>
          </table:table-cell>
          <table:table-cell office:value-type="float" office:value="0.360505351300312" calcext:value-type="float">
            <text:p>0.360505351300312</text:p>
          </table:table-cell>
          <table:table-cell office:value-type="float" office:value="0.228168518376732" calcext:value-type="float">
            <text:p>0.228168518376732</text:p>
          </table:table-cell>
          <table:table-cell office:value-type="float" office:value="0.1659775704866" calcext:value-type="float">
            <text:p>0.1659775704866</text:p>
          </table:table-cell>
          <table:table-cell office:value-type="float" office:value="0.16597662407032" calcext:value-type="float">
            <text:p>0.16597662407032</text:p>
          </table:table-cell>
          <table:table-cell office:value-type="float" office:value="0.29419283395738" calcext:value-type="float">
            <text:p>0.29419283395738</text:p>
          </table:table-cell>
          <table:table-cell office:value-type="float" office:value="0.294191725223791" calcext:value-type="float">
            <text:p>0.294191725223791</text:p>
          </table:table-cell>
        </table:table-row>
        <table:table-row table:style-name="ro1">
          <table:table-cell office:value-type="float" office:value="0.0049728462066071" calcext:value-type="float">
            <text:p>0.0049728462066071</text:p>
          </table:table-cell>
          <table:table-cell office:value-type="float" office:value="0.219195237606224" calcext:value-type="float">
            <text:p>0.219195237606224</text:p>
          </table:table-cell>
          <table:table-cell office:value-type="float" office:value="0.113055878837492" calcext:value-type="float">
            <text:p>0.113055878837492</text:p>
          </table:table-cell>
          <table:table-cell office:value-type="float" office:value="0.360469748757777" calcext:value-type="float">
            <text:p>0.360469748757777</text:p>
          </table:table-cell>
          <table:table-cell office:value-type="float" office:value="0.228199731645426" calcext:value-type="float">
            <text:p>0.228199731645426</text:p>
          </table:table-cell>
          <table:table-cell office:value-type="float" office:value="0.16597410096849" calcext:value-type="float">
            <text:p>0.16597410096849</text:p>
          </table:table-cell>
          <table:table-cell office:value-type="float" office:value="0.165973154589332" calcext:value-type="float">
            <text:p>0.165973154589332</text:p>
          </table:table-cell>
          <table:table-cell office:value-type="float" office:value="0.294190713676483" calcext:value-type="float">
            <text:p>0.294190713676483</text:p>
          </table:table-cell>
          <table:table-cell office:value-type="float" office:value="0.294189604989444" calcext:value-type="float">
            <text:p>0.294189604989444</text:p>
          </table:table-cell>
        </table:table-row>
        <table:table-row table:style-name="ro1">
          <table:table-cell office:value-type="float" office:value="0.0049676231944491" calcext:value-type="float">
            <text:p>0.0049676231944491</text:p>
          </table:table-cell>
          <table:table-cell office:value-type="float" office:value="0.219164565568299" calcext:value-type="float">
            <text:p>0.219164565568299</text:p>
          </table:table-cell>
          <table:table-cell office:value-type="float" office:value="0.113079453083387" calcext:value-type="float">
            <text:p>0.113079453083387</text:p>
          </table:table-cell>
          <table:table-cell office:value-type="float" office:value="0.360434127259533" calcext:value-type="float">
            <text:p>0.360434127259533</text:p>
          </table:table-cell>
          <table:table-cell office:value-type="float" office:value="0.22823096403859" calcext:value-type="float">
            <text:p>0.22823096403859</text:p>
          </table:table-cell>
          <table:table-cell office:value-type="float" office:value="0.165970630927051" calcext:value-type="float">
            <text:p>0.165970630927051</text:p>
          </table:table-cell>
          <table:table-cell office:value-type="float" office:value="0.165969685822283" calcext:value-type="float">
            <text:p>0.165969685822283</text:p>
          </table:table-cell>
          <table:table-cell office:value-type="float" office:value="0.29418859276206" calcext:value-type="float">
            <text:p>0.29418859276206</text:p>
          </table:table-cell>
          <table:table-cell office:value-type="float" office:value="0.294187485646254" calcext:value-type="float">
            <text:p>0.294187485646254</text:p>
          </table:table-cell>
        </table:table-row>
        <table:table-row table:style-name="ro1">
          <table:table-cell office:value-type="float" office:value="0.00496240498089562" calcext:value-type="float">
            <text:p>0.00496240498089562</text:p>
          </table:table-cell>
          <table:table-cell office:value-type="float" office:value="0.219133907463167" calcext:value-type="float">
            <text:p>0.219133907463167</text:p>
          </table:table-cell>
          <table:table-cell office:value-type="float" office:value="0.113103020366235" calcext:value-type="float">
            <text:p>0.113103020366235</text:p>
          </table:table-cell>
          <table:table-cell office:value-type="float" office:value="0.360398520819044" calcext:value-type="float">
            <text:p>0.360398520819044</text:p>
          </table:table-cell>
          <table:table-cell office:value-type="float" office:value="0.228262185825663" calcext:value-type="float">
            <text:p>0.228262185825663</text:p>
          </table:table-cell>
          <table:table-cell office:value-type="float" office:value="0.165967163839296" calcext:value-type="float">
            <text:p>0.165967163839296</text:p>
          </table:table-cell>
          <table:table-cell office:value-type="float" office:value="0.16596622101625" calcext:value-type="float">
            <text:p>0.16596622101625</text:p>
          </table:table-cell>
          <table:table-cell office:value-type="float" office:value="0.294186473427308" calcext:value-type="float">
            <text:p>0.294186473427308</text:p>
          </table:table-cell>
          <table:table-cell office:value-type="float" office:value="0.294185369124065" calcext:value-type="float">
            <text:p>0.294185369124065</text:p>
          </table:table-cell>
        </table:table-row>
        <table:table-row table:style-name="ro1">
          <table:table-cell office:value-type="float" office:value="0.00495718842555781" calcext:value-type="float">
            <text:p>0.00495718842555781</text:p>
          </table:table-cell>
          <table:table-cell office:value-type="float" office:value="0.219103244812606" calcext:value-type="float">
            <text:p>0.219103244812606</text:p>
          </table:table-cell>
          <table:table-cell office:value-type="float" office:value="0.113126594831987" calcext:value-type="float">
            <text:p>0.113126594831987</text:p>
          </table:table-cell>
          <table:table-cell office:value-type="float" office:value="0.360362907990119" calcext:value-type="float">
            <text:p>0.360362907990119</text:p>
          </table:table-cell>
          <table:table-cell office:value-type="float" office:value="0.228293415753434" calcext:value-type="float">
            <text:p>0.228293415753434</text:p>
          </table:table-cell>
          <table:table-cell office:value-type="float" office:value="0.16596369899564" calcext:value-type="float">
            <text:p>0.16596369899564</text:p>
          </table:table-cell>
          <table:table-cell office:value-type="float" office:value="0.165962756642795" calcext:value-type="float">
            <text:p>0.165962756642795</text:p>
          </table:table-cell>
          <table:table-cell office:value-type="float" office:value="0.294184356103435" calcext:value-type="float">
            <text:p>0.294184356103435</text:p>
          </table:table-cell>
          <table:table-cell office:value-type="float" office:value="0.294183252380424" calcext:value-type="float">
            <text:p>0.294183252380424</text:p>
          </table:table-cell>
        </table:table-row>
        <table:table-row table:style-name="ro1">
          <table:table-cell office:value-type="float" office:value="0.00495197365329769" calcext:value-type="float">
            <text:p>0.00495197365329769</text:p>
          </table:table-cell>
          <table:table-cell office:value-type="float" office:value="0.21907257834342" calcext:value-type="float">
            <text:p>0.21907257834342</text:p>
          </table:table-cell>
          <table:table-cell office:value-type="float" office:value="0.113150175926081" calcext:value-type="float">
            <text:p>0.113150175926081</text:p>
          </table:table-cell>
          <table:table-cell office:value-type="float" office:value="0.360327289615798" calcext:value-type="float">
            <text:p>0.360327289615798</text:p>
          </table:table-cell>
          <table:table-cell office:value-type="float" office:value="0.228324653086184" calcext:value-type="float">
            <text:p>0.228324653086184</text:p>
          </table:table-cell>
          <table:table-cell office:value-type="float" office:value="0.165960234653422" calcext:value-type="float">
            <text:p>0.165960234653422</text:p>
          </table:table-cell>
          <table:table-cell office:value-type="float" office:value="0.165959294613098" calcext:value-type="float">
            <text:p>0.165959294613098</text:p>
          </table:table-cell>
          <table:table-cell office:value-type="float" office:value="0.29418223859105" calcext:value-type="float">
            <text:p>0.29418223859105</text:p>
          </table:table-cell>
          <table:table-cell office:value-type="float" office:value="0.294181137718556" calcext:value-type="float">
            <text:p>0.294181137718556</text:p>
          </table:table-cell>
        </table:table-row>
        <table:table-row table:style-name="ro1">
          <table:table-cell office:value-type="float" office:value="0.0049467648130892" calcext:value-type="float">
            <text:p>0.0049467648130892</text:p>
          </table:table-cell>
          <table:table-cell office:value-type="float" office:value="0.219041932506431" calcext:value-type="float">
            <text:p>0.219041932506431</text:p>
          </table:table-cell>
          <table:table-cell office:value-type="float" office:value="0.113173744921638" calcext:value-type="float">
            <text:p>0.113173744921638</text:p>
          </table:table-cell>
          <table:table-cell office:value-type="float" office:value="0.360291694076992" calcext:value-type="float">
            <text:p>0.360291694076992</text:p>
          </table:table-cell>
          <table:table-cell office:value-type="float" office:value="0.22835587300963" calcext:value-type="float">
            <text:p>0.22835587300963</text:p>
          </table:table-cell>
          <table:table-cell office:value-type="float" office:value="0.165956775475425" calcext:value-type="float">
            <text:p>0.165956775475425</text:p>
          </table:table-cell>
          <table:table-cell office:value-type="float" office:value="0.165955835863531" calcext:value-type="float">
            <text:p>0.165955835863531</text:p>
          </table:table-cell>
          <table:table-cell office:value-type="float" office:value="0.294180124911132" calcext:value-type="float">
            <text:p>0.294180124911132</text:p>
          </table:table-cell>
          <table:table-cell office:value-type="float" office:value="0.294179024567396" calcext:value-type="float">
            <text:p>0.294179024567396</text:p>
          </table:table-cell>
        </table:table-row>
        <table:table-row table:style-name="ro1">
          <table:table-cell office:value-type="float" office:value="0.00494155479508329" calcext:value-type="float">
            <text:p>0.00494155479508329</text:p>
          </table:table-cell>
          <table:table-cell office:value-type="float" office:value="0.219011265395117" calcext:value-type="float">
            <text:p>0.219011265395117</text:p>
          </table:table-cell>
          <table:table-cell office:value-type="float" office:value="0.11319733391645" calcext:value-type="float">
            <text:p>0.11319733391645</text:p>
          </table:table-cell>
          <table:table-cell office:value-type="float" office:value="0.360256072731036" calcext:value-type="float">
            <text:p>0.360256072731036</text:p>
          </table:table-cell>
          <table:table-cell office:value-type="float" office:value="0.22838711805457" calcext:value-type="float">
            <text:p>0.22838711805457</text:p>
          </table:table-cell>
          <table:table-cell office:value-type="float" office:value="0.165953314773017" calcext:value-type="float">
            <text:p>0.165953314773017</text:p>
          </table:table-cell>
          <table:table-cell office:value-type="float" office:value="0.165952377487818" calcext:value-type="float">
            <text:p>0.165952377487818</text:p>
          </table:table-cell>
          <table:table-cell office:value-type="float" office:value="0.294178009777247" calcext:value-type="float">
            <text:p>0.294178009777247</text:p>
          </table:table-cell>
          <table:table-cell office:value-type="float" office:value="0.294176912301496" calcext:value-type="float">
            <text:p>0.294176912301496</text:p>
          </table:table-cell>
        </table:table-row>
        <table:table-row table:style-name="ro1">
          <table:table-cell office:value-type="float" office:value="0.00493635140907101" calcext:value-type="float">
            <text:p>0.00493635140907101</text:p>
          </table:table-cell>
          <table:table-cell office:value-type="float" office:value="0.218980623060128" calcext:value-type="float">
            <text:p>0.218980623060128</text:p>
          </table:table-cell>
          <table:table-cell office:value-type="float" office:value="0.113220907634411" calcext:value-type="float">
            <text:p>0.113220907634411</text:p>
          </table:table-cell>
          <table:table-cell office:value-type="float" office:value="0.360220479032275" calcext:value-type="float">
            <text:p>0.360220479032275</text:p>
          </table:table-cell>
          <table:table-cell office:value-type="float" office:value="0.228418341480384" calcext:value-type="float">
            <text:p>0.228418341480384</text:p>
          </table:table-cell>
          <table:table-cell office:value-type="float" office:value="0.165949859710287" calcext:value-type="float">
            <text:p>0.165949859710287</text:p>
          </table:table-cell>
          <table:table-cell office:value-type="float" office:value="0.16594892286139" calcext:value-type="float">
            <text:p>0.16594892286139</text:p>
          </table:table-cell>
          <table:table-cell office:value-type="float" office:value="0.294175898770726" calcext:value-type="float">
            <text:p>0.294175898770726</text:p>
          </table:table-cell>
          <table:table-cell office:value-type="float" office:value="0.294174801833433" calcext:value-type="float">
            <text:p>0.294174801833433</text:p>
          </table:table-cell>
        </table:table-row>
        <table:table-row table:style-name="ro1">
          <table:table-cell office:value-type="float" office:value="0.0049311475699394" calcext:value-type="float">
            <text:p>0.0049311475699394</text:p>
          </table:table-cell>
          <table:table-cell office:value-type="float" office:value="0.218949963707119" calcext:value-type="float">
            <text:p>0.218949963707119</text:p>
          </table:table-cell>
          <table:table-cell office:value-type="float" office:value="0.113244498095072" calcext:value-type="float">
            <text:p>0.113244498095072</text:p>
          </table:table-cell>
          <table:table-cell office:value-type="float" office:value="0.360184864465882" calcext:value-type="float">
            <text:p>0.360184864465882</text:p>
          </table:table-cell>
          <table:table-cell office:value-type="float" office:value="0.228449585711117" calcext:value-type="float">
            <text:p>0.228449585711117</text:p>
          </table:table-cell>
          <table:table-cell office:value-type="float" office:value="0.165946403625824" calcext:value-type="float">
            <text:p>0.165946403625824</text:p>
          </table:table-cell>
          <table:table-cell office:value-type="float" office:value="0.165945469084134" calcext:value-type="float">
            <text:p>0.165945469084134</text:p>
          </table:table-cell>
          <table:table-cell office:value-type="float" office:value="0.294173786628395" calcext:value-type="float">
            <text:p>0.294173786628395</text:p>
          </table:table-cell>
          <table:table-cell office:value-type="float" office:value="0.294172692535072" calcext:value-type="float">
            <text:p>0.294172692535072</text:p>
          </table:table-cell>
        </table:table-row>
        <table:table-row table:style-name="ro1">
          <table:table-cell office:value-type="float" office:value="0.00492594769642407" calcext:value-type="float">
            <text:p>0.00492594769642407</text:p>
          </table:table-cell>
          <table:table-cell office:value-type="float" office:value="0.218919313407831" calcext:value-type="float">
            <text:p>0.218919313407831</text:p>
          </table:table-cell>
          <table:table-cell office:value-type="float" office:value="0.113268085322977" calcext:value-type="float">
            <text:p>0.113268085322977</text:p>
          </table:table-cell>
          <table:table-cell office:value-type="float" office:value="0.360149259296418" calcext:value-type="float">
            <text:p>0.360149259296418</text:p>
          </table:table-cell>
          <table:table-cell office:value-type="float" office:value="0.228480824280902" calcext:value-type="float">
            <text:p>0.228480824280902</text:p>
          </table:table-cell>
          <table:table-cell office:value-type="float" office:value="0.165942951348458" calcext:value-type="float">
            <text:p>0.165942951348458</text:p>
          </table:table-cell>
          <table:table-cell office:value-type="float" office:value="0.165942017290429" calcext:value-type="float">
            <text:p>0.165942017290429</text:p>
          </table:table-cell>
          <table:table-cell office:value-type="float" office:value="0.294171677463697" calcext:value-type="float">
            <text:p>0.294171677463697</text:p>
          </table:table-cell>
          <table:table-cell office:value-type="float" office:value="0.294170583967193" calcext:value-type="float">
            <text:p>0.294170583967193</text:p>
          </table:table-cell>
        </table:table-row>
        <table:table-row table:style-name="ro1">
          <table:table-cell office:value-type="float" office:value="0.00492075149911586" calcext:value-type="float">
            <text:p>0.00492075149911586</text:p>
          </table:table-cell>
          <table:table-cell office:value-type="float" office:value="0.21888867046252" calcext:value-type="float">
            <text:p>0.21888867046252</text:p>
          </table:table-cell>
          <table:table-cell office:value-type="float" office:value="0.113291670618662" calcext:value-type="float">
            <text:p>0.113291670618662</text:p>
          </table:table-cell>
          <table:table-cell office:value-type="float" office:value="0.360113661551397" calcext:value-type="float">
            <text:p>0.360113661551397</text:p>
          </table:table-cell>
          <table:table-cell office:value-type="float" office:value="0.228512058913495" calcext:value-type="float">
            <text:p>0.228512058913495</text:p>
          </table:table-cell>
          <table:table-cell office:value-type="float" office:value="0.165939500885709" calcext:value-type="float">
            <text:p>0.165939500885709</text:p>
          </table:table-cell>
          <table:table-cell office:value-type="float" office:value="0.165938569082196" calcext:value-type="float">
            <text:p>0.165938569082196</text:p>
          </table:table-cell>
          <table:table-cell office:value-type="float" office:value="0.294169568941627" calcext:value-type="float">
            <text:p>0.294169568941627</text:p>
          </table:table-cell>
          <table:table-cell office:value-type="float" office:value="0.294168478224159" calcext:value-type="float">
            <text:p>0.294168478224159</text:p>
          </table:table-cell>
        </table:table-row>
        <table:table-row table:style-name="ro1">
          <table:table-cell office:value-type="float" office:value="0.0049155563967247" calcext:value-type="float">
            <text:p>0.0049155563967247</text:p>
          </table:table-cell>
          <table:table-cell office:value-type="float" office:value="0.218858019618729" calcext:value-type="float">
            <text:p>0.218858019618729</text:p>
          </table:table-cell>
          <table:table-cell office:value-type="float" office:value="0.113315265673257" calcext:value-type="float">
            <text:p>0.113315265673257</text:p>
          </table:table-cell>
          <table:table-cell office:value-type="float" office:value="0.360078053524005" calcext:value-type="float">
            <text:p>0.360078053524005</text:p>
          </table:table-cell>
          <table:table-cell office:value-type="float" office:value="0.22854330509657" calcext:value-type="float">
            <text:p>0.22854330509657</text:p>
          </table:table-cell>
          <table:table-cell office:value-type="float" office:value="0.16593605225218" calcext:value-type="float">
            <text:p>0.16593605225218</text:p>
          </table:table-cell>
          <table:table-cell office:value-type="float" office:value="0.165935120961336" calcext:value-type="float">
            <text:p>0.165935120961336</text:p>
          </table:table-cell>
          <table:table-cell office:value-type="float" office:value="0.294167462153357" calcext:value-type="float">
            <text:p>0.294167462153357</text:p>
          </table:table-cell>
          <table:table-cell office:value-type="float" office:value="0.294166372068456" calcext:value-type="float">
            <text:p>0.294166372068456</text:p>
          </table:table-cell>
        </table:table-row>
        <table:table-row table:style-name="ro1">
          <table:table-cell office:value-type="float" office:value="0.00491036573443948" calcext:value-type="float">
            <text:p>0.00491036573443948</text:p>
          </table:table-cell>
          <table:table-cell office:value-type="float" office:value="0.218827380648655" calcext:value-type="float">
            <text:p>0.218827380648655</text:p>
          </table:table-cell>
          <table:table-cell office:value-type="float" office:value="0.113338855329932" calcext:value-type="float">
            <text:p>0.113338855329932</text:p>
          </table:table-cell>
          <table:table-cell office:value-type="float" office:value="0.36004245816863" calcext:value-type="float">
            <text:p>0.36004245816863</text:p>
          </table:table-cell>
          <table:table-cell office:value-type="float" office:value="0.228574542751709" calcext:value-type="float">
            <text:p>0.228574542751709</text:p>
          </table:table-cell>
          <table:table-cell office:value-type="float" office:value="0.165932605968707" calcext:value-type="float">
            <text:p>0.165932605968707</text:p>
          </table:table-cell>
          <table:table-cell office:value-type="float" office:value="0.165931676921431" calcext:value-type="float">
            <text:p>0.165931676921431</text:p>
          </table:table-cell>
          <table:table-cell office:value-type="float" office:value="0.294165356349938" calcext:value-type="float">
            <text:p>0.294165356349938</text:p>
          </table:table-cell>
          <table:table-cell office:value-type="float" office:value="0.294164269030585" calcext:value-type="float">
            <text:p>0.294164269030585</text:p>
          </table:table-cell>
        </table:table-row>
        <table:table-row table:style-name="ro1">
          <table:table-cell office:value-type="float" office:value="0.0049051765075967" calcext:value-type="float">
            <text:p>0.0049051765075967</text:p>
          </table:table-cell>
          <table:table-cell office:value-type="float" office:value="0.218796735786443" calcext:value-type="float">
            <text:p>0.218796735786443</text:p>
          </table:table-cell>
          <table:table-cell office:value-type="float" office:value="0.113362453209026" calcext:value-type="float">
            <text:p>0.113362453209026</text:p>
          </table:table-cell>
          <table:table-cell office:value-type="float" office:value="0.360006854859783" calcext:value-type="float">
            <text:p>0.360006854859783</text:p>
          </table:table-cell>
          <table:table-cell office:value-type="float" office:value="0.228605789921219" calcext:value-type="float">
            <text:p>0.228605789921219</text:p>
          </table:table-cell>
          <table:table-cell office:value-type="float" office:value="0.165929161428465" calcext:value-type="float">
            <text:p>0.165929161428465</text:p>
          </table:table-cell>
          <table:table-cell office:value-type="float" office:value="0.165928233514459" calcext:value-type="float">
            <text:p>0.165928233514459</text:p>
          </table:table-cell>
          <table:table-cell office:value-type="float" office:value="0.294163252032779" calcext:value-type="float">
            <text:p>0.294163252032779</text:p>
          </table:table-cell>
          <table:table-cell office:value-type="float" office:value="0.294162166110755" calcext:value-type="float">
            <text:p>0.294162166110755</text:p>
          </table:table-cell>
        </table:table-row>
        <table:table-row table:style-name="ro1">
          <table:table-cell office:value-type="float" office:value="0.00489999016157183" calcext:value-type="float">
            <text:p>0.00489999016157183</text:p>
          </table:table-cell>
          <table:table-cell office:value-type="float" office:value="0.218766093578345" calcext:value-type="float">
            <text:p>0.218766093578345</text:p>
          </table:table-cell>
          <table:table-cell office:value-type="float" office:value="0.113386052758515" calcext:value-type="float">
            <text:p>0.113386052758515</text:p>
          </table:table-cell>
          <table:table-cell office:value-type="float" office:value="0.359971253519423" calcext:value-type="float">
            <text:p>0.359971253519423</text:p>
          </table:table-cell>
          <table:table-cell office:value-type="float" office:value="0.228637037925813" calcext:value-type="float">
            <text:p>0.228637037925813</text:p>
          </table:table-cell>
          <table:table-cell office:value-type="float" office:value="0.165925719476097" calcext:value-type="float">
            <text:p>0.165925719476097</text:p>
          </table:table-cell>
          <table:table-cell office:value-type="float" office:value="0.165924791846357" calcext:value-type="float">
            <text:p>0.165924791846357</text:p>
          </table:table-cell>
          <table:table-cell office:value-type="float" office:value="0.294161149641806" calcext:value-type="float">
            <text:p>0.294161149641806</text:p>
          </table:table-cell>
          <table:table-cell office:value-type="float" office:value="0.294160064070889" calcext:value-type="float">
            <text:p>0.294160064070889</text:p>
          </table:table-cell>
        </table:table-row>
        <table:table-row table:style-name="ro1">
          <table:table-cell office:value-type="float" office:value="0.00489480776362494" calcext:value-type="float">
            <text:p>0.00489480776362494</text:p>
          </table:table-cell>
          <table:table-cell office:value-type="float" office:value="0.218735460347254" calcext:value-type="float">
            <text:p>0.218735460347254</text:p>
          </table:table-cell>
          <table:table-cell office:value-type="float" office:value="0.113409649128108" calcext:value-type="float">
            <text:p>0.113409649128108</text:p>
          </table:table-cell>
          <table:table-cell office:value-type="float" office:value="0.359935661489139" calcext:value-type="float">
            <text:p>0.359935661489139</text:p>
          </table:table-cell>
          <table:table-cell office:value-type="float" office:value="0.228668280341559" calcext:value-type="float">
            <text:p>0.228668280341559</text:p>
          </table:table-cell>
          <table:table-cell office:value-type="float" office:value="0.165922278943071" calcext:value-type="float">
            <text:p>0.165922278943071</text:p>
          </table:table-cell>
          <table:table-cell office:value-type="float" office:value="0.165921354525957" calcext:value-type="float">
            <text:p>0.165921354525957</text:p>
          </table:table-cell>
          <table:table-cell office:value-type="float" office:value="0.294159047293326" calcext:value-type="float">
            <text:p>0.294159047293326</text:p>
          </table:table-cell>
          <table:table-cell office:value-type="float" office:value="0.29415796568212" calcext:value-type="float">
            <text:p>0.29415796568212</text:p>
          </table:table-cell>
        </table:table-row>
        <table:table-row table:style-name="ro1">
          <table:table-cell office:value-type="float" office:value="0.00488962646618307" calcext:value-type="float">
            <text:p>0.00488962646618307</text:p>
          </table:table-cell>
          <table:table-cell office:value-type="float" office:value="0.218704819228688" calcext:value-type="float">
            <text:p>0.218704819228688</text:p>
          </table:table-cell>
          <table:table-cell office:value-type="float" office:value="0.11343325525336" calcext:value-type="float">
            <text:p>0.11343325525336</text:p>
          </table:table-cell>
          <table:table-cell office:value-type="float" office:value="0.35990005918797" calcext:value-type="float">
            <text:p>0.35990005918797</text:p>
          </table:table-cell>
          <table:table-cell office:value-type="float" office:value="0.228699534301147" calcext:value-type="float">
            <text:p>0.228699534301147</text:p>
          </table:table-cell>
          <table:table-cell office:value-type="float" office:value="0.16591884119982" calcext:value-type="float">
            <text:p>0.16591884119982</text:p>
          </table:table-cell>
          <table:table-cell office:value-type="float" office:value="0.165917916339977" calcext:value-type="float">
            <text:p>0.165917916339977</text:p>
          </table:table-cell>
          <table:table-cell office:value-type="float" office:value="0.294156947860002" calcext:value-type="float">
            <text:p>0.294156947860002</text:p>
          </table:table-cell>
          <table:table-cell office:value-type="float" office:value="0.29415586570403" calcext:value-type="float">
            <text:p>0.29415586570403</text:p>
          </table:table-cell>
        </table:table-row>
        <table:table-row table:style-name="ro1">
          <table:table-cell office:value-type="float" office:value="0.00488444962002399" calcext:value-type="float">
            <text:p>0.00488444962002399</text:p>
          </table:table-cell>
          <table:table-cell office:value-type="float" office:value="0.218674190075131" calcext:value-type="float">
            <text:p>0.218674190075131</text:p>
          </table:table-cell>
          <table:table-cell office:value-type="float" office:value="0.113456855905125" calcext:value-type="float">
            <text:p>0.113456855905125</text:p>
          </table:table-cell>
          <table:table-cell office:value-type="float" office:value="0.359864469666838" calcext:value-type="float">
            <text:p>0.359864469666838</text:p>
          </table:table-cell>
          <table:table-cell office:value-type="float" office:value="0.228730779634676" calcext:value-type="float">
            <text:p>0.228730779634676</text:p>
          </table:table-cell>
          <table:table-cell office:value-type="float" office:value="0.16591540485901" calcext:value-type="float">
            <text:p>0.16591540485901</text:p>
          </table:table-cell>
          <table:table-cell office:value-type="float" office:value="0.16591448319771" calcext:value-type="float">
            <text:p>0.16591448319771</text:p>
          </table:table-cell>
          <table:table-cell office:value-type="float" office:value="0.29415484823913" calcext:value-type="float">
            <text:p>0.29415484823913</text:p>
          </table:table-cell>
          <table:table-cell office:value-type="float" office:value="0.294153770025515" calcext:value-type="float">
            <text:p>0.294153770025515</text:p>
          </table:table-cell>
        </table:table-row>
        <table:table-row table:style-name="ro1">
          <table:table-cell office:value-type="float" office:value="0.00487927384879494" calcext:value-type="float">
            <text:p>0.00487927384879494</text:p>
          </table:table-cell>
          <table:table-cell office:value-type="float" office:value="0.218643552873737" calcext:value-type="float">
            <text:p>0.218643552873737</text:p>
          </table:table-cell>
          <table:table-cell office:value-type="float" office:value="0.113480466437639" calcext:value-type="float">
            <text:p>0.113480466437639</text:p>
          </table:table-cell>
          <table:table-cell office:value-type="float" office:value="0.359828869688108" calcext:value-type="float">
            <text:p>0.359828869688108</text:p>
          </table:table-cell>
          <table:table-cell office:value-type="float" office:value="0.228762036676789" calcext:value-type="float">
            <text:p>0.228762036676789</text:p>
          </table:table-cell>
          <table:table-cell office:value-type="float" office:value="0.165911971278682" calcext:value-type="float">
            <text:p>0.165911971278682</text:p>
          </table:table-cell>
          <table:table-cell office:value-type="float" office:value="0.165911049184667" calcext:value-type="float">
            <text:p>0.165911049184667</text:p>
          </table:table-cell>
          <table:table-cell office:value-type="float" office:value="0.294152751507944" calcext:value-type="float">
            <text:p>0.294152751507944</text:p>
          </table:table-cell>
          <table:table-cell office:value-type="float" office:value="0.294151672761904" calcext:value-type="float">
            <text:p>0.294151672761904</text:p>
          </table:table-cell>
        </table:table-row>
        <table:table-row table:style-name="ro1">
          <table:table-cell office:value-type="float" office:value="0.00487410250406439" calcext:value-type="float">
            <text:p>0.00487410250406439</text:p>
          </table:table-cell>
          <table:table-cell office:value-type="float" office:value="0.218612927500404" calcext:value-type="float">
            <text:p>0.218612927500404</text:p>
          </table:table-cell>
          <table:table-cell office:value-type="float" office:value="0.11350407159954" calcext:value-type="float">
            <text:p>0.11350407159954</text:p>
          </table:table-cell>
          <table:table-cell office:value-type="float" office:value="0.359793282331201" calcext:value-type="float">
            <text:p>0.359793282331201</text:p>
          </table:table-cell>
          <table:table-cell office:value-type="float" office:value="0.228793285229864" calcext:value-type="float">
            <text:p>0.228793285229864</text:p>
          </table:table-cell>
          <table:table-cell office:value-type="float" office:value="0.165908539096362" calcext:value-type="float">
            <text:p>0.165908539096362</text:p>
          </table:table-cell>
          <table:table-cell office:value-type="float" office:value="0.165907620186346" calcext:value-type="float">
            <text:p>0.165907620186346</text:p>
          </table:table-cell>
          <table:table-cell office:value-type="float" office:value="0.29415065459405" calcext:value-type="float">
            <text:p>0.29415065459405</text:p>
          </table:table-cell>
          <table:table-cell office:value-type="float" office:value="0.294149579772443" calcext:value-type="float">
            <text:p>0.294149579772443</text:p>
          </table:table-cell>
        </table:table-row>
        <table:table-row table:style-name="ro1">
          <table:table-cell office:value-type="float" office:value="0.00486893291165647" calcext:value-type="float">
            <text:p>0.00486893291165647</text:p>
          </table:table-cell>
          <table:table-cell office:value-type="float" office:value="0.218582298092035" calcext:value-type="float">
            <text:p>0.218582298092035</text:p>
          </table:table-cell>
          <table:table-cell office:value-type="float" office:value="0.113527683564099" calcext:value-type="float">
            <text:p>0.113527683564099</text:p>
          </table:table-cell>
          <table:table-cell office:value-type="float" office:value="0.359757689176052" calcext:value-type="float">
            <text:p>0.359757689176052</text:p>
          </table:table-cell>
          <table:table-cell office:value-type="float" office:value="0.228824541414643" calcext:value-type="float">
            <text:p>0.228824541414643</text:p>
          </table:table-cell>
          <table:table-cell office:value-type="float" office:value="0.165905110122704" calcext:value-type="float">
            <text:p>0.165905110122704</text:p>
          </table:table-cell>
          <table:table-cell office:value-type="float" office:value="0.165904190783249" calcext:value-type="float">
            <text:p>0.165904190783249</text:p>
          </table:table-cell>
          <table:table-cell office:value-type="float" office:value="0.294148560840498" calcext:value-type="float">
            <text:p>0.294148560840498</text:p>
          </table:table-cell>
          <table:table-cell office:value-type="float" office:value="0.294147485490505" calcext:value-type="float">
            <text:p>0.294147485490505</text:p>
          </table:table-cell>
        </table:table-row>
        <table:table-row table:style-name="ro1">
          <table:table-cell office:value-type="float" office:value="0.00486376517414133" calcext:value-type="float">
            <text:p>0.00486376517414133</text:p>
          </table:table-cell>
          <table:table-cell office:value-type="float" office:value="0.218551665249647" calcext:value-type="float">
            <text:p>0.218551665249647</text:p>
          </table:table-cell>
          <table:table-cell office:value-type="float" office:value="0.113551301871816" calcext:value-type="float">
            <text:p>0.113551301871816</text:p>
          </table:table-cell>
          <table:table-cell office:value-type="float" office:value="0.359722090920093" calcext:value-type="float">
            <text:p>0.359722090920093</text:p>
          </table:table-cell>
          <table:table-cell office:value-type="float" office:value="0.228855804621884" calcext:value-type="float">
            <text:p>0.228855804621884</text:p>
          </table:table-cell>
          <table:table-cell office:value-type="float" office:value="0.165901680800517" calcext:value-type="float">
            <text:p>0.165901680800517</text:p>
          </table:table-cell>
          <table:table-cell office:value-type="float" office:value="0.165900764671" calcext:value-type="float">
            <text:p>0.165900764671</text:p>
          </table:table-cell>
          <table:table-cell office:value-type="float" office:value="0.294146465821137" calcext:value-type="float">
            <text:p>0.294146465821137</text:p>
          </table:table-cell>
          <table:table-cell office:value-type="float" office:value="0.294145394427541" calcext:value-type="float">
            <text:p>0.294145394427541</text:p>
          </table:table-cell>
        </table:table-row>
        <table:table-row table:style-name="ro1">
          <table:table-cell office:value-type="float" office:value="0.0048191775184836" calcext:value-type="float">
            <text:p>0.0048191775184836</text:p>
          </table:table-cell>
          <table:table-cell office:value-type="float" office:value="0.21828628568702" calcext:value-type="float">
            <text:p>0.21828628568702</text:p>
          </table:table-cell>
          <table:table-cell office:value-type="float" office:value="0.113755269999291" calcext:value-type="float">
            <text:p>0.113755269999291</text:p>
          </table:table-cell>
          <table:table-cell office:value-type="float" office:value="0.359413842576939" calcext:value-type="float">
            <text:p>0.359413842576939</text:p>
          </table:table-cell>
          <table:table-cell office:value-type="float" office:value="0.229125818778077" calcext:value-type="float">
            <text:p>0.229125818778077</text:p>
          </table:table-cell>
          <table:table-cell office:value-type="float" office:value="0.165925940854114" calcext:value-type="float">
            <text:p>0.165925940854114</text:p>
          </table:table-cell>
          <table:table-cell office:value-type="float" office:value="0.165816451547193" calcext:value-type="float">
            <text:p>0.165816451547193</text:p>
          </table:table-cell>
          <table:table-cell office:value-type="float" office:value="0.294194881117366" calcext:value-type="float">
            <text:p>0.294194881117366</text:p>
          </table:table-cell>
          <table:table-cell office:value-type="float" office:value="0.294060015606933" calcext:value-type="float">
            <text:p>0.294060015606933</text:p>
          </table:table-cell>
        </table:table-row>
        <table:table-row table:style-name="ro1">
          <table:table-cell office:value-type="float" office:value="0.00472927695527337" calcext:value-type="float">
            <text:p>0.00472927695527337</text:p>
          </table:table-cell>
          <table:table-cell office:value-type="float" office:value="0.217747731238412" calcext:value-type="float">
            <text:p>0.217747731238412</text:p>
          </table:table-cell>
          <table:table-cell office:value-type="float" office:value="0.114169864964998" calcext:value-type="float">
            <text:p>0.114169864964998</text:p>
          </table:table-cell>
          <table:table-cell office:value-type="float" office:value="0.358788077919775" calcext:value-type="float">
            <text:p>0.358788077919775</text:p>
          </table:table-cell>
          <table:table-cell office:value-type="float" office:value="0.229674364465874" calcext:value-type="float">
            <text:p>0.229674364465874</text:p>
          </table:table-cell>
          <table:table-cell office:value-type="float" office:value="0.165923095578233" calcext:value-type="float">
            <text:p>0.165923095578233</text:p>
          </table:table-cell>
          <table:table-cell office:value-type="float" office:value="0.165698093436914" calcext:value-type="float">
            <text:p>0.165698093436914</text:p>
          </table:table-cell>
          <table:table-cell office:value-type="float" office:value="0.294228733516697" calcext:value-type="float">
            <text:p>0.294228733516697</text:p>
          </table:table-cell>
          <table:table-cell office:value-type="float" office:value="0.293951522232046" calcext:value-type="float">
            <text:p>0.293951522232046</text:p>
          </table:table-cell>
        </table:table-row>
        <table:table-row table:style-name="ro1">
          <table:table-cell office:value-type="float" office:value="0.176203350009115" calcext:value-type="float">
            <text:p>0.176203350009115</text:p>
          </table:table-cell>
          <table:table-cell office:value-type="float" office:value="0.0002732045928594" calcext:value-type="float">
            <text:p>0.0002732045928594</text:p>
          </table:table-cell>
          <table:table-cell office:value-type="float" office:value="0.561134085253799" calcext:value-type="float">
            <text:p>0.561134085253799</text:p>
          </table:table-cell>
          <table:table-cell office:value-type="float" office:value="0.019535145258987" calcext:value-type="float">
            <text:p>0.019535145258987</text:p>
          </table:table-cell>
          <table:table-cell office:value-type="float" office:value="0.709712145251864" calcext:value-type="float">
            <text:p>0.709712145251864</text:p>
          </table:table-cell>
          <table:table-cell office:value-type="float" office:value="0.281595654500278" calcext:value-type="float">
            <text:p>0.281595654500278</text:p>
          </table:table-cell>
          <table:table-cell office:value-type="float" office:value="0.281433671873404" calcext:value-type="float">
            <text:p>0.281433671873404</text:p>
          </table:table-cell>
          <table:table-cell office:value-type="float" office:value="0.365480666477721" calcext:value-type="float">
            <text:p>0.365480666477721</text:p>
          </table:table-cell>
          <table:table-cell office:value-type="float" office:value="0.365281093883691" calcext:value-type="float">
            <text:p>0.365281093883691</text:p>
          </table:table-cell>
        </table:table-row>
        <table:table-row table:style-name="ro1">
          <table:table-cell office:value-type="float" office:value="0.474873474161542" calcext:value-type="float">
            <text:p>0.474873474161542</text:p>
          </table:table-cell>
          <table:table-cell office:value-type="float" office:value="0.113488249985632" calcext:value-type="float">
            <text:p>0.113488249985632</text:p>
          </table:table-cell>
          <table:table-cell office:value-type="float" office:value="0.850471715077876" calcext:value-type="float">
            <text:p>0.850471715077876</text:p>
          </table:table-cell>
          <table:table-cell office:value-type="float" office:value="0.0345063412149661" calcext:value-type="float">
            <text:p>0.0345063412149661</text:p>
          </table:table-cell>
          <table:table-cell office:value-type="float" office:value="0.942607022438248" calcext:value-type="float">
            <text:p>0.942607022438248</text:p>
          </table:table-cell>
          <table:table-cell office:value-type="float" office:value="0.483052782547532" calcext:value-type="float">
            <text:p>0.483052782547532</text:p>
          </table:table-cell>
          <table:table-cell office:value-type="float" office:value="0.483038425637352" calcext:value-type="float">
            <text:p>0.483038425637352</text:p>
          </table:table-cell>
          <table:table-cell office:value-type="float" office:value="0.489562442466876" calcext:value-type="float">
            <text:p>0.489562442466876</text:p>
          </table:table-cell>
          <table:table-cell office:value-type="float" office:value="0.489544753454618" calcext:value-type="float">
            <text:p>0.489544753454618</text:p>
          </table:table-cell>
        </table:table-row>
        <table:table-row table:style-name="ro1">
          <table:table-cell office:value-type="float" office:value="0.493014943381913" calcext:value-type="float">
            <text:p>0.493014943381913</text:p>
          </table:table-cell>
          <table:table-cell office:value-type="float" office:value="0.125252578724979" calcext:value-type="float">
            <text:p>0.125252578724979</text:p>
          </table:table-cell>
          <table:table-cell office:value-type="float" office:value="0.86318117577234" calcext:value-type="float">
            <text:p>0.86318117577234</text:p>
          </table:table-cell>
          <table:table-cell office:value-type="float" office:value="0.041435292592979" calcext:value-type="float">
            <text:p>0.041435292592979</text:p>
          </table:table-cell>
          <table:table-cell office:value-type="float" office:value="0.950754627205915" calcext:value-type="float">
            <text:p>0.950754627205915</text:p>
          </table:table-cell>
          <table:table-cell office:value-type="float" office:value="0.495289348254367" calcext:value-type="float">
            <text:p>0.495289348254367</text:p>
          </table:table-cell>
          <table:table-cell office:value-type="float" office:value="0.495284167427329" calcext:value-type="float">
            <text:p>0.495284167427329</text:p>
          </table:table-cell>
          <table:table-cell office:value-type="float" office:value="0.49709914139347" calcext:value-type="float">
            <text:p>0.49709914139347</text:p>
          </table:table-cell>
          <table:table-cell office:value-type="float" office:value="0.497092757904249" calcext:value-type="float">
            <text:p>0.497092757904249</text:p>
          </table:table-cell>
        </table:table-row>
        <table:table-row table:style-name="ro1">
          <table:table-cell office:value-type="float" office:value="0.497908060727919" calcext:value-type="float">
            <text:p>0.497908060727919</text:p>
          </table:table-cell>
          <table:table-cell office:value-type="float" office:value="0.128504197211857" calcext:value-type="float">
            <text:p>0.128504197211857</text:p>
          </table:table-cell>
          <table:table-cell office:value-type="float" office:value="0.866521220812519" calcext:value-type="float">
            <text:p>0.866521220812519</text:p>
          </table:table-cell>
          <table:table-cell office:value-type="float" office:value="0.0434023736199887" calcext:value-type="float">
            <text:p>0.0434023736199887</text:p>
          </table:table-cell>
          <table:table-cell office:value-type="float" office:value="0.95284519339183" calcext:value-type="float">
            <text:p>0.95284519339183</text:p>
          </table:table-cell>
          <table:table-cell office:value-type="float" office:value="0.498589779628196" calcext:value-type="float">
            <text:p>0.498589779628196</text:p>
          </table:table-cell>
          <table:table-cell office:value-type="float" office:value="0.49858710347901" calcext:value-type="float">
            <text:p>0.49858710347901</text:p>
          </table:table-cell>
          <table:table-cell office:value-type="float" office:value="0.499131921209468" calcext:value-type="float">
            <text:p>0.499131921209468</text:p>
          </table:table-cell>
          <table:table-cell office:value-type="float" office:value="0.499128623650406" calcext:value-type="float">
            <text:p>0.499128623650406</text:p>
          </table:table-cell>
        </table:table-row>
        <table:table-row table:style-name="ro1">
          <table:table-cell office:value-type="float" office:value="0.499926782018452" calcext:value-type="float">
            <text:p>0.499926782018452</text:p>
          </table:table-cell>
          <table:table-cell office:value-type="float" office:value="0.129848952257223" calcext:value-type="float">
            <text:p>0.129848952257223</text:p>
          </table:table-cell>
          <table:table-cell office:value-type="float" office:value="0.867881871637846" calcext:value-type="float">
            <text:p>0.867881871637846</text:p>
          </table:table-cell>
          <table:table-cell office:value-type="float" office:value="0.0442200237154646" calcext:value-type="float">
            <text:p>0.0442200237154646</text:p>
          </table:table-cell>
          <table:table-cell office:value-type="float" office:value="0.953688412325455" calcext:value-type="float">
            <text:p>0.953688412325455</text:p>
          </table:table-cell>
          <table:table-cell office:value-type="float" office:value="0.499951414759611" calcext:value-type="float">
            <text:p>0.499951414759611</text:p>
          </table:table-cell>
          <table:table-cell office:value-type="float" office:value="0.499949776005009" calcext:value-type="float">
            <text:p>0.499949776005009</text:p>
          </table:table-cell>
          <table:table-cell office:value-type="float" office:value="0.499970569200233" calcext:value-type="float">
            <text:p>0.499970569200233</text:p>
          </table:table-cell>
          <table:table-cell office:value-type="float" office:value="0.499968549781152" calcext:value-type="float">
            <text:p>0.499968549781152</text:p>
          </table:table-cell>
        </table:table-row>
        <table:table-row table:style-name="ro1">
          <table:table-cell office:value-type="float" office:value="0.500969238723357" calcext:value-type="float">
            <text:p>0.500969238723357</text:p>
          </table:table-cell>
          <table:table-cell office:value-type="float" office:value="0.130536581559757" calcext:value-type="float">
            <text:p>0.130536581559757</text:p>
          </table:table-cell>
          <table:table-cell office:value-type="float" office:value="0.868572996591512" calcext:value-type="float">
            <text:p>0.868572996591512</text:p>
          </table:table-cell>
          <table:table-cell office:value-type="float" office:value="0.0446365852419284" calcext:value-type="float">
            <text:p>0.0446365852419284</text:p>
          </table:table-cell>
          <table:table-cell office:value-type="float" office:value="0.954112389468351" calcext:value-type="float">
            <text:p>0.954112389468351</text:p>
          </table:table-cell>
          <table:table-cell office:value-type="float" office:value="0.500654559004676" calcext:value-type="float">
            <text:p>0.500654559004676</text:p>
          </table:table-cell>
          <table:table-cell office:value-type="float" office:value="0.500653449526968" calcext:value-type="float">
            <text:p>0.500653449526968</text:p>
          </table:table-cell>
          <table:table-cell office:value-type="float" office:value="0.500403646471311" calcext:value-type="float">
            <text:p>0.500403646471311</text:p>
          </table:table-cell>
          <table:table-cell office:value-type="float" office:value="0.500402279155367" calcext:value-type="float">
            <text:p>0.500402279155367</text:p>
          </table:table-cell>
        </table:table-row>
        <table:table-row table:style-name="ro1">
          <table:table-cell office:value-type="float" office:value="0.501597754229974" calcext:value-type="float">
            <text:p>0.501597754229974</text:p>
          </table:table-cell>
          <table:table-cell office:value-type="float" office:value="0.130940883977758" calcext:value-type="float">
            <text:p>0.130940883977758</text:p>
          </table:table-cell>
          <table:table-cell office:value-type="float" office:value="0.86897784332898" calcext:value-type="float">
            <text:p>0.86897784332898</text:p>
          </table:table-cell>
          <table:table-cell office:value-type="float" office:value="0.0448783259255698" calcext:value-type="float">
            <text:p>0.0448783259255698</text:p>
          </table:table-cell>
          <table:table-cell office:value-type="float" office:value="0.954356721666317" calcext:value-type="float">
            <text:p>0.954356721666317</text:p>
          </table:table-cell>
          <table:table-cell office:value-type="float" office:value="0.501078503444498" calcext:value-type="float">
            <text:p>0.501078503444498</text:p>
          </table:table-cell>
          <table:table-cell office:value-type="float" office:value="0.501077700691875" calcext:value-type="float">
            <text:p>0.501077700691875</text:p>
          </table:table-cell>
          <table:table-cell office:value-type="float" office:value="0.500664764202048" calcext:value-type="float">
            <text:p>0.500664764202048</text:p>
          </table:table-cell>
          <table:table-cell office:value-type="float" office:value="0.500663774788124" calcext:value-type="float">
            <text:p>0.500663774788124</text:p>
          </table:table-cell>
        </table:table-row>
        <table:table-row table:style-name="ro1">
          <table:table-cell office:value-type="float" office:value="0.502028063871966" calcext:value-type="float">
            <text:p>0.502028063871966</text:p>
          </table:table-cell>
          <table:table-cell office:value-type="float" office:value="0.131205486588113" calcext:value-type="float">
            <text:p>0.131205486588113</text:p>
          </table:table-cell>
          <table:table-cell office:value-type="float" office:value="0.869242126120001" calcext:value-type="float">
            <text:p>0.869242126120001</text:p>
          </table:table-cell>
          <table:table-cell office:value-type="float" office:value="0.0450324823925379" calcext:value-type="float">
            <text:p>0.0450324823925379</text:p>
          </table:table-cell>
          <table:table-cell office:value-type="float" office:value="0.954511872370207" calcext:value-type="float">
            <text:p>0.954511872370207</text:p>
          </table:table-cell>
          <table:table-cell office:value-type="float" office:value="0.501368763085256" calcext:value-type="float">
            <text:p>0.501368763085256</text:p>
          </table:table-cell>
          <table:table-cell office:value-type="float" office:value="0.501368154124156" calcext:value-type="float">
            <text:p>0.501368154124156</text:p>
          </table:table-cell>
          <table:table-cell office:value-type="float" office:value="0.500843547303689" calcext:value-type="float">
            <text:p>0.500843547303689</text:p>
          </table:table-cell>
          <table:table-cell office:value-type="float" office:value="0.500842796647483" calcext:value-type="float">
            <text:p>0.500842796647483</text:p>
          </table:table-cell>
        </table:table-row>
        <table:table-row table:style-name="ro1">
          <table:table-cell office:value-type="float" office:value="0.502358176362221" calcext:value-type="float">
            <text:p>0.502358176362221</text:p>
          </table:table-cell>
          <table:table-cell office:value-type="float" office:value="0.13139535352176" calcext:value-type="float">
            <text:p>0.13139535352176</text:p>
          </table:table-cell>
          <table:table-cell office:value-type="float" office:value="0.869431354951653" calcext:value-type="float">
            <text:p>0.869431354951653</text:p>
          </table:table-cell>
          <table:table-cell office:value-type="float" office:value="0.0451384738394758" calcext:value-type="float">
            <text:p>0.0451384738394758</text:p>
          </table:table-cell>
          <table:table-cell office:value-type="float" office:value="0.954618240348497" calcext:value-type="float">
            <text:p>0.954618240348497</text:p>
          </table:table-cell>
          <table:table-cell office:value-type="float" office:value="0.501591445692356" calcext:value-type="float">
            <text:p>0.501591445692356</text:p>
          </table:table-cell>
          <table:table-cell office:value-type="float" office:value="0.501590967098555" calcext:value-type="float">
            <text:p>0.501590967098555</text:p>
          </table:table-cell>
          <table:table-cell office:value-type="float" office:value="0.500980712662866" calcext:value-type="float">
            <text:p>0.500980712662866</text:p>
          </table:table-cell>
          <table:table-cell office:value-type="float" office:value="0.500980122618732" calcext:value-type="float">
            <text:p>0.500980122618732</text:p>
          </table:table-cell>
        </table:table-row>
        <table:table-row table:style-name="ro1">
          <table:table-cell office:value-type="float" office:value="0.502533770939499" calcext:value-type="float">
            <text:p>0.502533770939499</text:p>
          </table:table-cell>
          <table:table-cell office:value-type="float" office:value="0.131473884698202" calcext:value-type="float">
            <text:p>0.131473884698202</text:p>
          </table:table-cell>
          <table:table-cell office:value-type="float" office:value="0.869507231368252" calcext:value-type="float">
            <text:p>0.869507231368252</text:p>
          </table:table-cell>
          <table:table-cell office:value-type="float" office:value="0.0451741188382092" calcext:value-type="float">
            <text:p>0.0451741188382092</text:p>
          </table:table-cell>
          <table:table-cell office:value-type="float" office:value="0.954651350736675" calcext:value-type="float">
            <text:p>0.954651350736675</text:p>
          </table:table-cell>
          <table:table-cell office:value-type="float" office:value="0.500829717336811" calcext:value-type="float">
            <text:p>0.500829717336811</text:p>
          </table:table-cell>
          <table:table-cell office:value-type="float" office:value="0.502589666144768" calcext:value-type="float">
            <text:p>0.502589666144768</text:p>
          </table:table-cell>
          <table:table-cell office:value-type="float" office:value="0.499969033986464" calcext:value-type="float">
            <text:p>0.499969033986464</text:p>
          </table:table-cell>
          <table:table-cell office:value-type="float" office:value="0.502137810739884" calcext:value-type="float">
            <text:p>0.502137810739884</text:p>
          </table:table-cell>
        </table:table-row>
        <table:table-row table:style-name="ro1">
          <table:table-cell office:value-type="float" office:value="0.499364824188488" calcext:value-type="float">
            <text:p>0.499364824188488</text:p>
          </table:table-cell>
          <table:table-cell office:value-type="float" office:value="0.129292243041599" calcext:value-type="float">
            <text:p>0.129292243041599</text:p>
          </table:table-cell>
          <table:table-cell office:value-type="float" office:value="0.867313469128323" calcext:value-type="float">
            <text:p>0.867313469128323</text:p>
          </table:table-cell>
          <table:table-cell office:value-type="float" office:value="0.0438236270041148" calcext:value-type="float">
            <text:p>0.0438236270041148</text:p>
          </table:table-cell>
          <table:table-cell office:value-type="float" office:value="0.953274415207645" calcext:value-type="float">
            <text:p>0.953274415207645</text:p>
          </table:table-cell>
          <table:table-cell office:value-type="float" office:value="0.498103037329472" calcext:value-type="float">
            <text:p>0.498103037329472</text:p>
          </table:table-cell>
          <table:table-cell office:value-type="float" office:value="0.501039776064952" calcext:value-type="float">
            <text:p>0.501039776064952</text:p>
          </table:table-cell>
          <table:table-cell office:value-type="float" office:value="0.497926458976739" calcext:value-type="float">
            <text:p>0.497926458976739</text:p>
          </table:table-cell>
          <table:table-cell office:value-type="float" office:value="0.501545386993995" calcext:value-type="float">
            <text:p>0.501545386993995</text:p>
          </table:table-cell>
        </table:table-row>
        <table:table-row table:style-name="ro1">
          <table:table-cell office:value-type="float" office:value="0.490890895722469" calcext:value-type="float">
            <text:p>0.490890895722469</text:p>
          </table:table-cell>
          <table:table-cell office:value-type="float" office:value="0.123609838739748" calcext:value-type="float">
            <text:p>0.123609838739748</text:p>
          </table:table-cell>
          <table:table-cell office:value-type="float" office:value="0.861445555222537" calcext:value-type="float">
            <text:p>0.861445555222537</text:p>
          </table:table-cell>
          <table:table-cell office:value-type="float" office:value="0.0403781670481217" calcext:value-type="float">
            <text:p>0.0403781670481217</text:p>
          </table:table-cell>
          <table:table-cell office:value-type="float" office:value="0.949566720799691" calcext:value-type="float">
            <text:p>0.949566720799691</text:p>
          </table:table-cell>
          <table:table-cell office:value-type="float" office:value="0.491027237117802" calcext:value-type="float">
            <text:p>0.491027237117802</text:p>
          </table:table-cell>
          <table:table-cell office:value-type="float" office:value="0.496679841884506" calcext:value-type="float">
            <text:p>0.496679841884506</text:p>
          </table:table-cell>
          <table:table-cell office:value-type="float" office:value="0.492730054391495" calcext:value-type="float">
            <text:p>0.492730054391495</text:p>
          </table:table-cell>
          <table:table-cell office:value-type="float" office:value="0.499695701976488" calcext:value-type="float">
            <text:p>0.499695701976488</text:p>
          </table:table-cell>
        </table:table-row>
        <table:table-row table:style-name="ro1">
          <table:table-cell office:value-type="float" office:value="0.478948367190527" calcext:value-type="float">
            <text:p>0.478948367190527</text:p>
          </table:table-cell>
          <table:table-cell office:value-type="float" office:value="0.115803985424869" calcext:value-type="float">
            <text:p>0.115803985424869</text:p>
          </table:table-cell>
          <table:table-cell office:value-type="float" office:value="0.853005714218762" calcext:value-type="float">
            <text:p>0.853005714218762</text:p>
          </table:table-cell>
          <table:table-cell office:value-type="float" office:value="0.0357698413398848" calcext:value-type="float">
            <text:p>0.0357698413398848</text:p>
          </table:table-cell>
          <table:table-cell office:value-type="float" office:value="0.944124348072273" calcext:value-type="float">
            <text:p>0.944124348072273</text:p>
          </table:table-cell>
          <table:table-cell office:value-type="float" office:value="0.481378332233963" calcext:value-type="float">
            <text:p>0.481378332233963</text:p>
          </table:table-cell>
          <table:table-cell office:value-type="float" office:value="0.490212285798011" calcext:value-type="float">
            <text:p>0.490212285798011</text:p>
          </table:table-cell>
          <table:table-cell office:value-type="float" office:value="0.485804918527596" calcext:value-type="float">
            <text:p>0.485804918527596</text:p>
          </table:table-cell>
          <table:table-cell office:value-type="float" office:value="0.496690803802287" calcext:value-type="float">
            <text:p>0.496690803802287</text:p>
          </table:table-cell>
        </table:table-row>
        <table:table-row table:style-name="ro1">
          <table:table-cell office:value-type="float" office:value="0.46475610809861" calcext:value-type="float">
            <text:p>0.46475610809861</text:p>
          </table:table-cell>
          <table:table-cell office:value-type="float" office:value="0.106817279596698" calcext:value-type="float">
            <text:p>0.106817279596698</text:p>
          </table:table-cell>
          <table:table-cell office:value-type="float" office:value="0.842697862651751" calcext:value-type="float">
            <text:p>0.842697862651751</text:p>
          </table:table-cell>
          <table:table-cell office:value-type="float" office:value="0.0306526036655372" calcext:value-type="float">
            <text:p>0.0306526036655372</text:p>
          </table:table-cell>
          <table:table-cell office:value-type="float" office:value="0.937308372138552" calcext:value-type="float">
            <text:p>0.937308372138552</text:p>
          </table:table-cell>
          <table:table-cell office:value-type="float" office:value="0.470036285482873" calcext:value-type="float">
            <text:p>0.470036285482873</text:p>
          </table:table-cell>
          <table:table-cell office:value-type="float" office:value="0.482402449088553" calcext:value-type="float">
            <text:p>0.482402449088553</text:p>
          </table:table-cell>
          <table:table-cell office:value-type="float" office:value="0.477728672501477" calcext:value-type="float">
            <text:p>0.477728672501477</text:p>
          </table:table-cell>
          <table:table-cell office:value-type="float" office:value="0.492966952732362" calcext:value-type="float">
            <text:p>0.492966952732362</text:p>
          </table:table-cell>
        </table:table-row>
        <table:table-row table:style-name="ro1">
          <table:table-cell office:value-type="float" office:value="0.448763706112951" calcext:value-type="float">
            <text:p>0.448763706112951</text:p>
          </table:table-cell>
          <table:table-cell office:value-type="float" office:value="0.0970613101307276" calcext:value-type="float">
            <text:p>0.0970613101307276</text:p>
          </table:table-cell>
          <table:table-cell office:value-type="float" office:value="0.830719206275012" calcext:value-type="float">
            <text:p>0.830719206275012</text:p>
          </table:table-cell>
          <table:table-cell office:value-type="float" office:value="0.0253471854564595" calcext:value-type="float">
            <text:p>0.0253471854564595</text:p>
          </table:table-cell>
          <table:table-cell office:value-type="float" office:value="0.92917386136394" calcext:value-type="float">
            <text:p>0.92917386136394</text:p>
          </table:table-cell>
          <table:table-cell office:value-type="float" office:value="0.45751062875242" calcext:value-type="float">
            <text:p>0.45751062875242</text:p>
          </table:table-cell>
          <table:table-cell office:value-type="float" office:value="0.4733482052056" calcext:value-type="float">
            <text:p>0.4733482052056</text:p>
          </table:table-cell>
          <table:table-cell office:value-type="float" office:value="0.468942268864851" calcext:value-type="float">
            <text:p>0.468942268864851</text:p>
          </table:table-cell>
          <table:table-cell office:value-type="float" office:value="0.48845766351083" calcext:value-type="float">
            <text:p>0.48845766351083</text:p>
          </table:table-cell>
        </table:table-row>
        <table:table-row table:style-name="ro1">
          <table:table-cell office:value-type="float" office:value="0.431178336128192" calcext:value-type="float">
            <text:p>0.431178336128192</text:p>
          </table:table-cell>
          <table:table-cell office:value-type="float" office:value="0.0867833528970978" calcext:value-type="float">
            <text:p>0.0867833528970978</text:p>
          </table:table-cell>
          <table:table-cell office:value-type="float" office:value="0.817104757929942" calcext:value-type="float">
            <text:p>0.817104757929942</text:p>
          </table:table-cell>
          <table:table-cell office:value-type="float" office:value="0.0200730356029453" calcext:value-type="float">
            <text:p>0.0200730356029453</text:p>
          </table:table-cell>
          <table:table-cell office:value-type="float" office:value="0.919676205237547" calcext:value-type="float">
            <text:p>0.919676205237547</text:p>
          </table:table-cell>
          <table:table-cell office:value-type="float" office:value="0.444137702561411" calcext:value-type="float">
            <text:p>0.444137702561411</text:p>
          </table:table-cell>
          <table:table-cell office:value-type="float" office:value="0.462993810867207" calcext:value-type="float">
            <text:p>0.462993810867207</text:p>
          </table:table-cell>
          <table:table-cell office:value-type="float" office:value="0.459773979668757" calcext:value-type="float">
            <text:p>0.459773979668757</text:p>
          </table:table-cell>
          <table:table-cell office:value-type="float" office:value="0.483007875848745" calcext:value-type="float">
            <text:p>0.483007875848745</text:p>
          </table:table-cell>
        </table:table-row>
        <table:table-row table:style-name="ro1">
          <table:table-cell office:value-type="float" office:value="0.41256767517483" calcext:value-type="float">
            <text:p>0.41256767517483</text:p>
          </table:table-cell>
          <table:table-cell office:value-type="float" office:value="0.0764252839969368" calcext:value-type="float">
            <text:p>0.0764252839969368</text:p>
          </table:table-cell>
          <table:table-cell office:value-type="float" office:value="0.802181618371497" calcext:value-type="float">
            <text:p>0.802181618371497</text:p>
          </table:table-cell>
          <table:table-cell office:value-type="float" office:value="0.0151385915728741" calcext:value-type="float">
            <text:p>0.0151385915728741</text:p>
          </table:table-cell>
          <table:table-cell office:value-type="float" office:value="0.908981732043957" calcext:value-type="float">
            <text:p>0.908981732043957</text:p>
          </table:table-cell>
          <table:table-cell office:value-type="float" office:value="0.430216822781006" calcext:value-type="float">
            <text:p>0.430216822781006</text:p>
          </table:table-cell>
          <table:table-cell office:value-type="float" office:value="0.451807331640773" calcext:value-type="float">
            <text:p>0.451807331640773</text:p>
          </table:table-cell>
          <table:table-cell office:value-type="float" office:value="0.450356543676889" calcext:value-type="float">
            <text:p>0.450356543676889</text:p>
          </table:table-cell>
          <table:table-cell office:value-type="float" office:value="0.476958082222794" calcext:value-type="float">
            <text:p>0.476958082222794</text:p>
          </table:table-cell>
        </table:table-row>
        <table:table-row table:style-name="ro1">
          <table:table-cell office:value-type="float" office:value="0.393364583440791" calcext:value-type="float">
            <text:p>0.393364583440791</text:p>
          </table:table-cell>
          <table:table-cell office:value-type="float" office:value="0.0663081587773575" calcext:value-type="float">
            <text:p>0.0663081587773575</text:p>
          </table:table-cell>
          <table:table-cell office:value-type="float" office:value="0.78621602586711" calcext:value-type="float">
            <text:p>0.78621602586711</text:p>
          </table:table-cell>
          <table:table-cell office:value-type="float" office:value="0.0107594833877473" calcext:value-type="float">
            <text:p>0.0107594833877473</text:p>
          </table:table-cell>
          <table:table-cell office:value-type="float" office:value="0.897237721375678" calcext:value-type="float">
            <text:p>0.897237721375678</text:p>
          </table:table-cell>
          <table:table-cell office:value-type="float" office:value="0.415983911685935" calcext:value-type="float">
            <text:p>0.415983911685935</text:p>
          </table:table-cell>
          <table:table-cell office:value-type="float" office:value="0.440138553195614" calcext:value-type="float">
            <text:p>0.440138553195614</text:p>
          </table:table-cell>
          <table:table-cell office:value-type="float" office:value="0.44080060327302" calcext:value-type="float">
            <text:p>0.44080060327302</text:p>
          </table:table-cell>
          <table:table-cell office:value-type="float" office:value="0.470559018007735" calcext:value-type="float">
            <text:p>0.470559018007735</text:p>
          </table:table-cell>
        </table:table-row>
        <table:table-row table:style-name="ro1">
          <table:table-cell office:value-type="float" office:value="0.373910624103402" calcext:value-type="float">
            <text:p>0.373910624103402</text:p>
          </table:table-cell>
          <table:table-cell office:value-type="float" office:value="0.0566655938256278" calcext:value-type="float">
            <text:p>0.0566655938256278</text:p>
          </table:table-cell>
          <table:table-cell office:value-type="float" office:value="0.769438645585532" calcext:value-type="float">
            <text:p>0.769438645585532</text:p>
          </table:table-cell>
          <table:table-cell office:value-type="float" office:value="0.00708149975667727" calcext:value-type="float">
            <text:p>0.00708149975667727</text:p>
          </table:table-cell>
          <table:table-cell office:value-type="float" office:value="0.884585568168145" calcext:value-type="float">
            <text:p>0.884585568168145</text:p>
          </table:table-cell>
          <table:table-cell office:value-type="float" office:value="0.401631124150987" calcext:value-type="float">
            <text:p>0.401631124150987</text:p>
          </table:table-cell>
          <table:table-cell office:value-type="float" office:value="0.428258051389667" calcext:value-type="float">
            <text:p>0.428258051389667</text:p>
          </table:table-cell>
          <table:table-cell office:value-type="float" office:value="0.431200802209162" calcext:value-type="float">
            <text:p>0.431200802209162</text:p>
          </table:table-cell>
          <table:table-cell office:value-type="float" office:value="0.464001717896076" calcext:value-type="float">
            <text:p>0.464001717896076</text:p>
          </table:table-cell>
        </table:table-row>
        <table:table-row table:style-name="ro1">
          <table:table-cell office:value-type="float" office:value="0.354480272022067" calcext:value-type="float">
            <text:p>0.354480272022067</text:p>
          </table:table-cell>
          <table:table-cell office:value-type="float" office:value="0.0476644607572" calcext:value-type="float">
            <text:p>0.0476644607572</text:p>
          </table:table-cell>
          <table:table-cell office:value-type="float" office:value="0.752056479868812" calcext:value-type="float">
            <text:p>0.752056479868812</text:p>
          </table:table-cell>
          <table:table-cell office:value-type="float" office:value="0.00419598553632206" calcext:value-type="float">
            <text:p>0.00419598553632206</text:p>
          </table:table-cell>
          <table:table-cell office:value-type="float" office:value="0.871165452014816" calcext:value-type="float">
            <text:p>0.871165452014816</text:p>
          </table:table-cell>
          <table:table-cell office:value-type="float" office:value="0.38731732852101" calcext:value-type="float">
            <text:p>0.38731732852101</text:p>
          </table:table-cell>
          <table:table-cell office:value-type="float" office:value="0.416379340675291" calcext:value-type="float">
            <text:p>0.416379340675291</text:p>
          </table:table-cell>
          <table:table-cell office:value-type="float" office:value="0.421638643366279" calcext:value-type="float">
            <text:p>0.421638643366279</text:p>
          </table:table-cell>
          <table:table-cell office:value-type="float" office:value="0.457434749120784" calcext:value-type="float">
            <text:p>0.457434749120784</text:p>
          </table:table-cell>
        </table:table-row>
        <table:table-row table:style-name="ro1">
          <table:table-cell office:value-type="float" office:value="0.335295046674826" calcext:value-type="float">
            <text:p>0.335295046674826</text:p>
          </table:table-cell>
          <table:table-cell office:value-type="float" office:value="0.039418791620487" calcext:value-type="float">
            <text:p>0.039418791620487</text:p>
          </table:table-cell>
          <table:table-cell office:value-type="float" office:value="0.73425796814129" calcext:value-type="float">
            <text:p>0.73425796814129</text:p>
          </table:table-cell>
          <table:table-cell office:value-type="float" office:value="0.00215108645503626" calcext:value-type="float">
            <text:p>0.00215108645503626</text:p>
          </table:table-cell>
          <table:table-cell office:value-type="float" office:value="0.857116779911627" calcext:value-type="float">
            <text:p>0.857116779911627</text:p>
          </table:table-cell>
          <table:table-cell office:value-type="float" office:value="0.373173950769178" calcext:value-type="float">
            <text:p>0.373173950769178</text:p>
          </table:table-cell>
          <table:table-cell office:value-type="float" office:value="0.404672059088924" calcext:value-type="float">
            <text:p>0.404672059088924</text:p>
          </table:table-cell>
          <table:table-cell office:value-type="float" office:value="0.41218382212066" calcext:value-type="float">
            <text:p>0.41218382212066</text:p>
          </table:table-cell>
          <table:table-cell office:value-type="float" office:value="0.450974588447303" calcext:value-type="float">
            <text:p>0.450974588447303</text:p>
          </table:table-cell>
        </table:table-row>
        <table:table-row table:style-name="ro1">
          <table:table-cell office:value-type="float" office:value="0.316532355800014" calcext:value-type="float">
            <text:p>0.316532355800014</text:p>
          </table:table-cell>
          <table:table-cell office:value-type="float" office:value="0.0319999804090307" calcext:value-type="float">
            <text:p>0.0319999804090307</text:p>
          </table:table-cell>
          <table:table-cell office:value-type="float" office:value="0.71621465694543" calcext:value-type="float">
            <text:p>0.71621465694543</text:p>
          </table:table-cell>
          <table:table-cell office:value-type="float" office:value="0.000960643397469374" calcext:value-type="float">
            <text:p>0.000960643397469374</text:p>
          </table:table-cell>
          <table:table-cell office:value-type="float" office:value="0.842576585275625" calcext:value-type="float">
            <text:p>0.842576585275625</text:p>
          </table:table-cell>
          <table:table-cell office:value-type="float" office:value="0.359308512960113" calcext:value-type="float">
            <text:p>0.359308512960113</text:p>
          </table:table-cell>
          <table:table-cell office:value-type="float" office:value="0.393270321367823" calcext:value-type="float">
            <text:p>0.393270321367823</text:p>
          </table:table-cell>
          <table:table-cell office:value-type="float" office:value="0.402894917280092" calcext:value-type="float">
            <text:p>0.402894917280092</text:p>
          </table:table-cell>
          <table:table-cell office:value-type="float" office:value="0.444712243861244" calcext:value-type="float">
            <text:p>0.444712243861244</text:p>
          </table:table-cell>
        </table:table-row>
        <table:table-row table:style-name="ro1">
          <table:table-cell office:value-type="float" office:value="0.298331636783127" calcext:value-type="float">
            <text:p>0.298331636783127</text:p>
          </table:table-cell>
          <table:table-cell office:value-type="float" office:value="0.0254449028733938" calcext:value-type="float">
            <text:p>0.0254449028733938</text:p>
          </table:table-cell>
          <table:table-cell office:value-type="float" office:value="0.698081313478034" calcext:value-type="float">
            <text:p>0.698081313478034</text:p>
          </table:table-cell>
          <table:table-cell office:value-type="float" office:value="0.000611653897067743" calcext:value-type="float">
            <text:p>0.000611653897067743</text:p>
          </table:table-cell>
          <table:table-cell office:value-type="float" office:value="0.827677120756233" calcext:value-type="float">
            <text:p>0.827677120756233</text:p>
          </table:table-cell>
          <table:table-cell office:value-type="float" office:value="0.3458071156086" calcext:value-type="float">
            <text:p>0.3458071156086</text:p>
          </table:table-cell>
          <table:table-cell office:value-type="float" office:value="0.382278484421963" calcext:value-type="float">
            <text:p>0.382278484421963</text:p>
          </table:table-cell>
          <table:table-cell office:value-type="float" office:value="0.393819903474508" calcext:value-type="float">
            <text:p>0.393819903474508</text:p>
          </table:table-cell>
          <table:table-cell office:value-type="float" office:value="0.438717810595565" calcext:value-type="float">
            <text:p>0.438717810595565</text:p>
          </table:table-cell>
        </table:table-row>
        <table:table-row table:style-name="ro1">
          <table:table-cell office:value-type="float" office:value="0.280799174229799" calcext:value-type="float">
            <text:p>0.280799174229799</text:p>
          </table:table-cell>
          <table:table-cell office:value-type="float" office:value="0.0197627683330415" calcext:value-type="float">
            <text:p>0.0197627683330415</text:p>
          </table:table-cell>
          <table:table-cell office:value-type="float" office:value="0.67999553183621" calcext:value-type="float">
            <text:p>0.67999553183621</text:p>
          </table:table-cell>
          <table:table-cell office:value-type="float" office:value="0.00107072638391437" calcext:value-type="float">
            <text:p>0.00107072638391437</text:p>
          </table:table-cell>
          <table:table-cell office:value-type="float" office:value="0.812543367988078" calcext:value-type="float">
            <text:p>0.812543367988078</text:p>
          </table:table-cell>
          <table:table-cell office:value-type="float" office:value="0.332736516378405" calcext:value-type="float">
            <text:p>0.332736516378405</text:p>
          </table:table-cell>
          <table:table-cell office:value-type="float" office:value="0.371775534802228" calcext:value-type="float">
            <text:p>0.371775534802228</text:p>
          </table:table-cell>
          <table:table-cell office:value-type="float" office:value="0.384996715636674" calcext:value-type="float">
            <text:p>0.384996715636674</text:p>
          </table:table-cell>
          <table:table-cell office:value-type="float" office:value="0.433043878779685" calcext:value-type="float">
            <text:p>0.433043878779685</text:p>
          </table:table-cell>
        </table:table-row>
        <table:table-row table:style-name="ro1">
          <table:table-cell office:value-type="float" office:value="0.264012296264452" calcext:value-type="float">
            <text:p>0.264012296264452</text:p>
          </table:table-cell>
          <table:table-cell office:value-type="float" office:value="0.0149410817350175" calcext:value-type="float">
            <text:p>0.0149410817350175</text:p>
          </table:table-cell>
          <table:table-cell office:value-type="float" office:value="0.662077402869922" calcext:value-type="float">
            <text:p>0.662077402869922</text:p>
          </table:table-cell>
          <table:table-cell office:value-type="float" office:value="0.00228969829229753" calcext:value-type="float">
            <text:p>0.00228969829229753</text:p>
          </table:table-cell>
          <table:table-cell office:value-type="float" office:value="0.797290878343344" calcext:value-type="float">
            <text:p>0.797290878343344</text:p>
          </table:table-cell>
          <table:table-cell office:value-type="float" office:value="0.320146113535252" calcext:value-type="float">
            <text:p>0.320146113535252</text:p>
          </table:table-cell>
          <table:table-cell office:value-type="float" office:value="0.361818738949778" calcext:value-type="float">
            <text:p>0.361818738949778</text:p>
          </table:table-cell>
          <table:table-cell office:value-type="float" office:value="0.376453953396601" calcext:value-type="float">
            <text:p>0.376453953396601</text:p>
          </table:table-cell>
          <table:table-cell office:value-type="float" office:value="0.427728290095257" calcext:value-type="float">
            <text:p>0.427728290095257</text:p>
          </table:table-cell>
        </table:table-row>
        <table:table-row table:style-name="ro1">
          <table:table-cell office:value-type="float" office:value="0.248023270975533" calcext:value-type="float">
            <text:p>0.248023270975533</text:p>
          </table:table-cell>
          <table:table-cell office:value-type="float" office:value="0.0109508704239356" calcext:value-type="float">
            <text:p>0.0109508704239356</text:p>
          </table:table-cell>
          <table:table-cell office:value-type="float" office:value="0.644429526642617" calcext:value-type="float">
            <text:p>0.644429526642617</text:p>
          </table:table-cell>
          <table:table-cell office:value-type="float" office:value="0.00421047267765273" calcext:value-type="float">
            <text:p>0.00421047267765273</text:p>
          </table:table-cell>
          <table:table-cell office:value-type="float" office:value="0.782024157026515" calcext:value-type="float">
            <text:p>0.782024157026515</text:p>
          </table:table-cell>
          <table:table-cell office:value-type="float" office:value="0.308069951960643" calcext:value-type="float">
            <text:p>0.308069951960643</text:p>
          </table:table-cell>
          <table:table-cell office:value-type="float" office:value="0.352446872589047" calcext:value-type="float">
            <text:p>0.352446872589047</text:p>
          </table:table-cell>
          <table:table-cell office:value-type="float" office:value="0.368211736889466" calcext:value-type="float">
            <text:p>0.368211736889466</text:p>
          </table:table-cell>
          <table:table-cell office:value-type="float" office:value="0.422796499588275" calcext:value-type="float">
            <text:p>0.422796499588275</text:p>
          </table:table-cell>
        </table:table-row>
        <table:table-row table:style-name="ro1">
          <table:table-cell office:value-type="float" office:value="0.232863012188808" calcext:value-type="float">
            <text:p>0.232863012188808</text:p>
          </table:table-cell>
          <table:table-cell office:value-type="float" office:value="0.00775122713018006" calcext:value-type="float">
            <text:p>0.00775122713018006</text:p>
          </table:table-cell>
          <table:table-cell office:value-type="float" office:value="0.62713746204861" calcext:value-type="float">
            <text:p>0.62713746204861</text:p>
          </table:table-cell>
          <table:table-cell office:value-type="float" office:value="0.00676909006795945" calcext:value-type="float">
            <text:p>0.00676909006795945</text:p>
          </table:table-cell>
          <table:table-cell office:value-type="float" office:value="0.766835663370047" calcext:value-type="float">
            <text:p>0.766835663370047</text:p>
          </table:table-cell>
          <table:table-cell office:value-type="float" office:value="0.296528760279966" calcext:value-type="float">
            <text:p>0.296528760279966</text:p>
          </table:table-cell>
          <table:table-cell office:value-type="float" office:value="0.343683167881477" calcext:value-type="float">
            <text:p>0.343683167881477</text:p>
          </table:table-cell>
          <table:table-cell office:value-type="float" office:value="0.360282679173078" calcext:value-type="float">
            <text:p>0.360282679173078</text:p>
          </table:table-cell>
          <table:table-cell office:value-type="float" office:value="0.418263668072286" calcext:value-type="float">
            <text:p>0.418263668072286</text:p>
          </table:table-cell>
        </table:table-row>
        <table:table-row table:style-name="ro1">
          <table:table-cell office:value-type="float" office:value="0.218544591390587" calcext:value-type="float">
            <text:p>0.218544591390587</text:p>
          </table:table-cell>
          <table:table-cell office:value-type="float" office:value="0.00529318506639331" calcext:value-type="float">
            <text:p>0.00529318506639331</text:p>
          </table:table-cell>
          <table:table-cell office:value-type="float" office:value="0.610270591600373" calcext:value-type="float">
            <text:p>0.610270591600373</text:p>
          </table:table-cell>
          <table:table-cell office:value-type="float" office:value="0.00989905567608695" calcext:value-type="float">
            <text:p>0.00989905567608695</text:p>
          </table:table-cell>
          <table:table-cell office:value-type="float" office:value="0.751805402868466" calcext:value-type="float">
            <text:p>0.751805402868466</text:p>
          </table:table-cell>
          <table:table-cell office:value-type="float" office:value="0.285531976479556" calcext:value-type="float">
            <text:p>0.285531976479556</text:p>
          </table:table-cell>
          <table:table-cell office:value-type="float" office:value="0.335538016102461" calcext:value-type="float">
            <text:p>0.335538016102461</text:p>
          </table:table-cell>
          <table:table-cell office:value-type="float" office:value="0.352672924153233" calcext:value-type="float">
            <text:p>0.352672924153233</text:p>
          </table:table-cell>
          <table:table-cell office:value-type="float" office:value="0.414136533050595" calcext:value-type="float">
            <text:p>0.414136533050595</text:p>
          </table:table-cell>
        </table:table-row>
        <table:table-row table:style-name="ro1">
          <table:table-cell office:value-type="float" office:value="0.205066518336296" calcext:value-type="float">
            <text:p>0.205066518336296</text:p>
          </table:table-cell>
          <table:table-cell office:value-type="float" office:value="0.00352294424294053" calcext:value-type="float">
            <text:p>0.00352294424294053</text:p>
          </table:table-cell>
          <table:table-cell office:value-type="float" office:value="0.593883329597284" calcext:value-type="float">
            <text:p>0.593883329597284</text:p>
          </table:table-cell>
          <table:table-cell office:value-type="float" office:value="0.0135339607375582" calcext:value-type="float">
            <text:p>0.0135339607375582</text:p>
          </table:table-cell>
          <table:table-cell office:value-type="float" office:value="0.737001039045793" calcext:value-type="float">
            <text:p>0.737001039045793</text:p>
          </table:table-cell>
          <table:table-cell office:value-type="float" office:value="0.275079704795422" calcext:value-type="float">
            <text:p>0.275079704795422</text:p>
          </table:table-cell>
          <table:table-cell office:value-type="float" office:value="0.328011431649093" calcext:value-type="float">
            <text:p>0.328011431649093</text:p>
          </table:table-cell>
          <table:table-cell office:value-type="float" office:value="0.345383195230381" calcext:value-type="float">
            <text:p>0.345383195230381</text:p>
          </table:table-cell>
          <table:table-cell office:value-type="float" office:value="0.410415081001062" calcext:value-type="float">
            <text:p>0.410415081001062</text:p>
          </table:table-cell>
        </table:table-row>
        <table:table-row table:style-name="ro1">
          <table:table-cell office:value-type="float" office:value="0.192415732782226" calcext:value-type="float">
            <text:p>0.192415732782226</text:p>
          </table:table-cell>
          <table:table-cell office:value-type="float" office:value="0.00238447987656498" calcext:value-type="float">
            <text:p>0.00238447987656498</text:p>
          </table:table-cell>
          <table:table-cell office:value-type="float" office:value="0.578016563168569" calcext:value-type="float">
            <text:p>0.578016563168569</text:p>
          </table:table-cell>
          <table:table-cell office:value-type="float" office:value="0.017609459940139" calcext:value-type="float">
            <text:p>0.017609459940139</text:p>
          </table:table-cell>
          <table:table-cell office:value-type="float" office:value="0.722478413492491" calcext:value-type="float">
            <text:p>0.722478413492491</text:p>
          </table:table-cell>
          <table:table-cell office:value-type="float" office:value="0.265164546301134" calcext:value-type="float">
            <text:p>0.265164546301134</text:p>
          </table:table-cell>
          <table:table-cell office:value-type="float" office:value="0.32109525635169" calcext:value-type="float">
            <text:p>0.32109525635169</text:p>
          </table:table-cell>
          <table:table-cell office:value-type="float" office:value="0.338409807801231" calcext:value-type="float">
            <text:p>0.338409807801231</text:p>
          </table:table-cell>
          <table:table-cell office:value-type="float" office:value="0.407094019171283" calcext:value-type="float">
            <text:p>0.407094019171283</text:p>
          </table:table-cell>
        </table:table-row>
        <table:table-row table:style-name="ro1">
          <table:table-cell office:value-type="float" office:value="0.180570274062762" calcext:value-type="float">
            <text:p>0.180570274062762</text:p>
          </table:table-cell>
          <table:table-cell office:value-type="float" office:value="0.00182158401792187" calcext:value-type="float">
            <text:p>0.00182158401792187</text:p>
          </table:table-cell>
          <table:table-cell office:value-type="float" office:value="0.562699228289544" calcext:value-type="float">
            <text:p>0.562699228289544</text:p>
          </table:table-cell>
          <table:table-cell office:value-type="float" office:value="0.0220646819474106" calcext:value-type="float">
            <text:p>0.0220646819474106</text:p>
          </table:table-cell>
          <table:table-cell office:value-type="float" office:value="0.708282367643005" calcext:value-type="float">
            <text:p>0.708282367643005</text:p>
          </table:table-cell>
          <table:table-cell office:value-type="float" office:value="0.255773262142354" calcext:value-type="float">
            <text:p>0.255773262142354</text:p>
          </table:table-cell>
          <table:table-cell office:value-type="float" office:value="0.314775099277951" calcext:value-type="float">
            <text:p>0.314775099277951</text:p>
          </table:table-cell>
          <table:table-cell office:value-type="float" office:value="0.33174560901808" calcext:value-type="float">
            <text:p>0.33174560901808</text:p>
          </table:table-cell>
          <table:table-cell office:value-type="float" office:value="0.404164054920647" calcext:value-type="float">
            <text:p>0.404164054920647</text:p>
          </table:table-cell>
        </table:table-row>
        <table:table-row table:style-name="ro1">
          <table:table-cell office:value-type="float" office:value="0.169501601946976" calcext:value-type="float">
            <text:p>0.169501601946976</text:p>
          </table:table-cell>
          <table:table-cell office:value-type="float" office:value="0.00177940277407018" calcext:value-type="float">
            <text:p>0.00177940277407018</text:p>
          </table:table-cell>
          <table:table-cell office:value-type="float" office:value="0.547949921134163" calcext:value-type="float">
            <text:p>0.547949921134163</text:p>
          </table:table-cell>
          <table:table-cell office:value-type="float" office:value="0.0268431612373266" calcext:value-type="float">
            <text:p>0.0268431612373266</text:p>
          </table:table-cell>
          <table:table-cell office:value-type="float" office:value="0.694447754654912" calcext:value-type="float">
            <text:p>0.694447754654912</text:p>
          </table:table-cell>
          <table:table-cell office:value-type="float" office:value="0.24688824131384" calcext:value-type="float">
            <text:p>0.24688824131384</text:p>
          </table:table-cell>
          <table:table-cell office:value-type="float" office:value="0.309032003452167" calcext:value-type="float">
            <text:p>0.309032003452167</text:p>
          </table:table-cell>
          <table:table-cell office:value-type="float" office:value="0.325380821347941" calcext:value-type="float">
            <text:p>0.325380821347941</text:p>
          </table:table-cell>
          <table:table-cell office:value-type="float" office:value="0.401612983203181" calcext:value-type="float">
            <text:p>0.401612983203181</text:p>
          </table:table-cell>
        </table:table-row>
        <table:table-row table:style-name="ro1">
          <table:table-cell office:value-type="float" office:value="0.159176571653916" calcext:value-type="float">
            <text:p>0.159176571653916</text:p>
          </table:table-cell>
          <table:table-cell office:value-type="float" office:value="0.00220554080069468" calcext:value-type="float">
            <text:p>0.00220554080069468</text:p>
          </table:table-cell>
          <table:table-cell office:value-type="float" office:value="0.533778475760698" calcext:value-type="float">
            <text:p>0.533778475760698</text:p>
          </table:table-cell>
          <table:table-cell office:value-type="float" office:value="0.031893378726068" calcext:value-type="float">
            <text:p>0.031893378726068</text:p>
          </table:table-cell>
          <table:table-cell office:value-type="float" office:value="0.681000555168231" calcext:value-type="float">
            <text:p>0.681000555168231</text:p>
          </table:table-cell>
          <table:table-cell office:value-type="float" office:value="0.238488763958371" calcext:value-type="float">
            <text:p>0.238488763958371</text:p>
          </table:table-cell>
          <table:table-cell office:value-type="float" office:value="0.3038438516472" calcext:value-type="float">
            <text:p>0.3038438516472</text:p>
          </table:table-cell>
          <table:table-cell office:value-type="float" office:value="0.319303777738642" calcext:value-type="float">
            <text:p>0.319303777738642</text:p>
          </table:table-cell>
          <table:table-cell office:value-type="float" office:value="0.399426596080458" calcext:value-type="float">
            <text:p>0.399426596080458</text:p>
          </table:table-cell>
        </table:table-row>
        <table:table-row table:style-name="ro1">
          <table:table-cell office:value-type="float" office:value="0.149603360791271" calcext:value-type="float">
            <text:p>0.149603360791271</text:p>
          </table:table-cell>
          <table:table-cell office:value-type="float" office:value="0.00302546269326953" calcext:value-type="float">
            <text:p>0.00302546269326953</text:p>
          </table:table-cell>
          <table:table-cell office:value-type="float" office:value="0.520270745024078" calcext:value-type="float">
            <text:p>0.520270745024078</text:p>
          </table:table-cell>
          <table:table-cell office:value-type="float" office:value="0.0371194502858256" calcext:value-type="float">
            <text:p>0.0371194502858256</text:p>
          </table:table-cell>
          <table:table-cell office:value-type="float" office:value="0.668043694488577" calcext:value-type="float">
            <text:p>0.668043694488577</text:p>
          </table:table-cell>
          <table:table-cell office:value-type="float" office:value="0.230744322698315" calcext:value-type="float">
            <text:p>0.230744322698315</text:p>
          </table:table-cell>
          <table:table-cell office:value-type="float" office:value="0.299053746194537" calcext:value-type="float">
            <text:p>0.299053746194537</text:p>
          </table:table-cell>
          <table:table-cell office:value-type="float" office:value="0.313719405495743" calcext:value-type="float">
            <text:p>0.313719405495743</text:p>
          </table:table-cell>
          <table:table-cell office:value-type="float" office:value="0.397408126463982" calcext:value-type="float">
            <text:p>0.397408126463982</text:p>
          </table:table-cell>
        </table:table-row>
        <table:table-row table:style-name="ro1">
          <table:table-cell office:value-type="float" office:value="0.140885820641662" calcext:value-type="float">
            <text:p>0.140885820641662</text:p>
          </table:table-cell>
          <table:table-cell office:value-type="float" office:value="0.0040690707076535" calcext:value-type="float">
            <text:p>0.0040690707076535</text:p>
          </table:table-cell>
          <table:table-cell office:value-type="float" office:value="0.507731056295882" calcext:value-type="float">
            <text:p>0.507731056295882</text:p>
          </table:table-cell>
          <table:table-cell office:value-type="float" office:value="0.0422685315273458" calcext:value-type="float">
            <text:p>0.0422685315273458</text:p>
          </table:table-cell>
          <table:table-cell office:value-type="float" office:value="0.655910803128797" calcext:value-type="float">
            <text:p>0.655910803128797</text:p>
          </table:table-cell>
          <table:table-cell office:value-type="float" office:value="0.224413356697999" calcext:value-type="float">
            <text:p>0.224413356697999</text:p>
          </table:table-cell>
          <table:table-cell office:value-type="float" office:value="0.294044035777764" calcext:value-type="float">
            <text:p>0.294044035777764</text:p>
          </table:table-cell>
          <table:table-cell office:value-type="float" office:value="0.309515835345683" calcext:value-type="float">
            <text:p>0.309515835345683</text:p>
          </table:table-cell>
          <table:table-cell office:value-type="float" office:value="0.394756283186717" calcext:value-type="float">
            <text:p>0.394756283186717</text:p>
          </table:table-cell>
        </table:table-row>
        <table:table-row table:style-name="ro1">
          <table:table-cell office:value-type="float" office:value="0.132852683448282" calcext:value-type="float">
            <text:p>0.132852683448282</text:p>
          </table:table-cell>
          <table:table-cell office:value-type="float" office:value="0.0053011395701229" calcext:value-type="float">
            <text:p>0.0053011395701229</text:p>
          </table:table-cell>
          <table:table-cell office:value-type="float" office:value="0.495966988824457" calcext:value-type="float">
            <text:p>0.495966988824457</text:p>
          </table:table-cell>
          <table:table-cell office:value-type="float" office:value="0.0473677583680406" calcext:value-type="float">
            <text:p>0.0473677583680406</text:p>
          </table:table-cell>
          <table:table-cell office:value-type="float" office:value="0.644435540502049" calcext:value-type="float">
            <text:p>0.644435540502049</text:p>
          </table:table-cell>
          <table:table-cell office:value-type="float" office:value="0.219204658860993" calcext:value-type="float">
            <text:p>0.219204658860993</text:p>
          </table:table-cell>
          <table:table-cell office:value-type="float" office:value="0.288876527279219" calcext:value-type="float">
            <text:p>0.288876527279219</text:p>
          </table:table-cell>
          <table:table-cell office:value-type="float" office:value="0.306404589273517" calcext:value-type="float">
            <text:p>0.306404589273517</text:p>
          </table:table-cell>
          <table:table-cell office:value-type="float" office:value="0.391618626935846" calcext:value-type="float">
            <text:p>0.391618626935846</text:p>
          </table:table-cell>
        </table:table-row>
        <table:table-row table:style-name="ro1">
          <table:table-cell office:value-type="float" office:value="0.125372844110328" calcext:value-type="float">
            <text:p>0.125372844110328</text:p>
          </table:table-cell>
          <table:table-cell office:value-type="float" office:value="0.00670551768500494" calcext:value-type="float">
            <text:p>0.00670551768500494</text:p>
          </table:table-cell>
          <table:table-cell office:value-type="float" office:value="0.484821397271016" calcext:value-type="float">
            <text:p>0.484821397271016</text:p>
          </table:table-cell>
          <table:table-cell office:value-type="float" office:value="0.0524508918598228" calcext:value-type="float">
            <text:p>0.0524508918598228</text:p>
          </table:table-cell>
          <table:table-cell office:value-type="float" office:value="0.633478450617777" calcext:value-type="float">
            <text:p>0.633478450617777</text:p>
          </table:table-cell>
          <table:table-cell office:value-type="float" office:value="0.214894709759214" calcext:value-type="float">
            <text:p>0.214894709759214</text:p>
          </table:table-cell>
          <table:table-cell office:value-type="float" office:value="0.283599623980232" calcext:value-type="float">
            <text:p>0.283599623980232</text:p>
          </table:table-cell>
          <table:table-cell office:value-type="float" office:value="0.304163886073284" calcext:value-type="float">
            <text:p>0.304163886073284</text:p>
          </table:table-cell>
          <table:table-cell office:value-type="float" office:value="0.388109478840075" calcext:value-type="float">
            <text:p>0.388109478840075</text:p>
          </table:table-cell>
        </table:table-row>
        <table:table-row table:style-name="ro1">
          <table:table-cell office:value-type="float" office:value="0.11834588965675" calcext:value-type="float">
            <text:p>0.11834588965675</text:p>
          </table:table-cell>
          <table:table-cell office:value-type="float" office:value="0.00827756927921508" calcext:value-type="float">
            <text:p>0.00827756927921508</text:p>
          </table:table-cell>
          <table:table-cell office:value-type="float" office:value="0.474167152900697" calcext:value-type="float">
            <text:p>0.474167152900697</text:p>
          </table:table-cell>
          <table:table-cell office:value-type="float" office:value="0.0575529677717388" calcext:value-type="float">
            <text:p>0.0575529677717388</text:p>
          </table:table-cell>
          <table:table-cell office:value-type="float" office:value="0.622924401384629" calcext:value-type="float">
            <text:p>0.622924401384629</text:p>
          </table:table-cell>
          <table:table-cell office:value-type="float" office:value="0.211311465969868" calcext:value-type="float">
            <text:p>0.211311465969868</text:p>
          </table:table-cell>
          <table:table-cell office:value-type="float" office:value="0.27825176657077" calcext:value-type="float">
            <text:p>0.27825176657077</text:p>
          </table:table-cell>
          <table:table-cell office:value-type="float" office:value="0.302622602965048" calcext:value-type="float">
            <text:p>0.302622602965048</text:p>
          </table:table-cell>
          <table:table-cell office:value-type="float" office:value="0.384318091802997" calcext:value-type="float">
            <text:p>0.384318091802997</text:p>
          </table:table-cell>
        </table:table-row>
        <table:table-row table:style-name="ro1">
          <table:table-cell office:value-type="float" office:value="0.111695170736147" calcext:value-type="float">
            <text:p>0.111695170736147</text:p>
          </table:table-cell>
          <table:table-cell office:value-type="float" office:value="0.0100193778499506" calcext:value-type="float">
            <text:p>0.0100193778499506</text:p>
          </table:table-cell>
          <table:table-cell office:value-type="float" office:value="0.463902561777868" calcext:value-type="float">
            <text:p>0.463902561777868</text:p>
          </table:table-cell>
          <table:table-cell office:value-type="float" office:value="0.0627072844240244" calcext:value-type="float">
            <text:p>0.0627072844240244</text:p>
          </table:table-cell>
          <table:table-cell office:value-type="float" office:value="0.612679806372076" calcext:value-type="float">
            <text:p>0.612679806372076</text:p>
          </table:table-cell>
          <table:table-cell office:value-type="float" office:value="0.208322606821773" calcext:value-type="float">
            <text:p>0.208322606821773</text:p>
          </table:table-cell>
          <table:table-cell office:value-type="float" office:value="0.272863844056453" calcext:value-type="float">
            <text:p>0.272863844056453</text:p>
          </table:table-cell>
          <table:table-cell office:value-type="float" office:value="0.301648668676192" calcext:value-type="float">
            <text:p>0.301648668676192</text:p>
          </table:table-cell>
          <table:table-cell office:value-type="float" office:value="0.380314501803267" calcext:value-type="float">
            <text:p>0.380314501803267</text:p>
          </table:table-cell>
        </table:table-row>
        <table:table-row table:style-name="ro1">
          <table:table-cell office:value-type="float" office:value="0.105362612198662" calcext:value-type="float">
            <text:p>0.105362612198662</text:p>
          </table:table-cell>
          <table:table-cell office:value-type="float" office:value="0.011936672572503" calcext:value-type="float">
            <text:p>0.011936672572503</text:p>
          </table:table-cell>
          <table:table-cell office:value-type="float" office:value="0.453947411401561" calcext:value-type="float">
            <text:p>0.453947411401561</text:p>
          </table:table-cell>
          <table:table-cell office:value-type="float" office:value="0.0679437858202993" calcext:value-type="float">
            <text:p>0.0679437858202993</text:p>
          </table:table-cell>
          <table:table-cell office:value-type="float" office:value="0.602669901252237" calcext:value-type="float">
            <text:p>0.602669901252237</text:p>
          </table:table-cell>
          <table:table-cell office:value-type="float" office:value="0.20582689299519" calcext:value-type="float">
            <text:p>0.20582689299519</text:p>
          </table:table-cell>
          <table:table-cell office:value-type="float" office:value="0.267460837385618" calcext:value-type="float">
            <text:p>0.267460837385618</text:p>
          </table:table-cell>
          <table:table-cell office:value-type="float" office:value="0.301140563945872" calcext:value-type="float">
            <text:p>0.301140563945872</text:p>
          </table:table-cell>
          <table:table-cell office:value-type="float" office:value="0.376153715394647" calcext:value-type="float">
            <text:p>0.376153715394647</text:p>
          </table:table-cell>
        </table:table-row>
        <table:table-row table:style-name="ro1">
          <table:table-cell office:value-type="float" office:value="0.0993047533971146" calcext:value-type="float">
            <text:p>0.0993047533971146</text:p>
          </table:table-cell>
          <table:table-cell office:value-type="float" office:value="0.0140368490367453" calcext:value-type="float">
            <text:p>0.0140368490367453</text:p>
          </table:table-cell>
          <table:table-cell office:value-type="float" office:value="0.444239585140374" calcext:value-type="float">
            <text:p>0.444239585140374</text:p>
          </table:table-cell>
          <table:table-cell office:value-type="float" office:value="0.0732882788328835" calcext:value-type="float">
            <text:p>0.0732882788328835</text:p>
          </table:table-cell>
          <table:table-cell office:value-type="float" office:value="0.592836210897629" calcext:value-type="float">
            <text:p>0.592836210897629</text:p>
          </table:table-cell>
          <table:table-cell office:value-type="float" office:value="0.203747711436755" calcext:value-type="float">
            <text:p>0.203747711436755</text:p>
          </table:table-cell>
          <table:table-cell office:value-type="float" office:value="0.262062933877294" calcext:value-type="float">
            <text:p>0.262062933877294</text:p>
          </table:table-cell>
          <table:table-cell office:value-type="float" office:value="0.30102100180491" calcext:value-type="float">
            <text:p>0.30102100180491</text:p>
          </table:table-cell>
          <table:table-cell office:value-type="float" office:value="0.371878737454312" calcext:value-type="float">
            <text:p>0.371878737454312</text:p>
          </table:table-cell>
        </table:table-row>
        <table:table-row table:style-name="ro1">
          <table:table-cell office:value-type="float" office:value="0.0935080166219897" calcext:value-type="float">
            <text:p>0.0935080166219897</text:p>
          </table:table-cell>
          <table:table-cell office:value-type="float" office:value="0.0163017100654044" calcext:value-type="float">
            <text:p>0.0163017100654044</text:p>
          </table:table-cell>
          <table:table-cell office:value-type="float" office:value="0.434781148012908" calcext:value-type="float">
            <text:p>0.434781148012908</text:p>
          </table:table-cell>
          <table:table-cell office:value-type="float" office:value="0.0787229793495504" calcext:value-type="float">
            <text:p>0.0787229793495504</text:p>
          </table:table-cell>
          <table:table-cell office:value-type="float" office:value="0.583187059044301" calcext:value-type="float">
            <text:p>0.583187059044301</text:p>
          </table:table-cell>
          <table:table-cell office:value-type="float" office:value="0.202180045798323" calcext:value-type="float">
            <text:p>0.202180045798323</text:p>
          </table:table-cell>
          <table:table-cell office:value-type="float" office:value="0.256559283693069" calcext:value-type="float">
            <text:p>0.256559283693069</text:p>
          </table:table-cell>
          <table:table-cell office:value-type="float" office:value="0.301410361500702" calcext:value-type="float">
            <text:p>0.301410361500702</text:p>
          </table:table-cell>
          <table:table-cell office:value-type="float" office:value="0.367359938275075" calcext:value-type="float">
            <text:p>0.367359938275075</text:p>
          </table:table-cell>
        </table:table-row>
        <table:table-row table:style-name="ro1">
          <table:table-cell office:value-type="float" office:value="0.0880638946376919" calcext:value-type="float">
            <text:p>0.0880638946376919</text:p>
          </table:table-cell>
          <table:table-cell office:value-type="float" office:value="0.0187016304201322" calcext:value-type="float">
            <text:p>0.0187016304201322</text:p>
          </table:table-cell>
          <table:table-cell office:value-type="float" office:value="0.425721764687922" calcext:value-type="float">
            <text:p>0.425721764687922</text:p>
          </table:table-cell>
          <table:table-cell office:value-type="float" office:value="0.0841727978507961" calcext:value-type="float">
            <text:p>0.0841727978507961</text:p>
          </table:table-cell>
          <table:table-cell office:value-type="float" office:value="0.573870189137611" calcext:value-type="float">
            <text:p>0.573870189137611</text:p>
          </table:table-cell>
          <table:table-cell office:value-type="float" office:value="0.201026598478004" calcext:value-type="float">
            <text:p>0.201026598478004</text:p>
          </table:table-cell>
          <table:table-cell office:value-type="float" office:value="0.251169782252022" calcext:value-type="float">
            <text:p>0.251169782252022</text:p>
          </table:table-cell>
          <table:table-cell office:value-type="float" office:value="0.302150904079605" calcext:value-type="float">
            <text:p>0.302150904079605</text:p>
          </table:table-cell>
          <table:table-cell office:value-type="float" office:value="0.362830075359355" calcext:value-type="float">
            <text:p>0.362830075359355</text:p>
          </table:table-cell>
        </table:table-row>
        <table:table-row table:style-name="ro1">
          <table:table-cell office:value-type="float" office:value="0.0829971405937719" calcext:value-type="float">
            <text:p>0.0829971405937719</text:p>
          </table:table-cell>
          <table:table-cell office:value-type="float" office:value="0.0212549544682239" calcext:value-type="float">
            <text:p>0.0212549544682239</text:p>
          </table:table-cell>
          <table:table-cell office:value-type="float" office:value="0.4170763474374" calcext:value-type="float">
            <text:p>0.4170763474374</text:p>
          </table:table-cell>
          <table:table-cell office:value-type="float" office:value="0.0896485751708735" calcext:value-type="float">
            <text:p>0.0896485751708735</text:p>
          </table:table-cell>
          <table:table-cell office:value-type="float" office:value="0.564894915020123" calcext:value-type="float">
            <text:p>0.564894915020123</text:p>
          </table:table-cell>
          <table:table-cell office:value-type="float" office:value="0.199842787080392" calcext:value-type="float">
            <text:p>0.199842787080392</text:p>
          </table:table-cell>
          <table:table-cell office:value-type="float" office:value="0.246370372608007" calcext:value-type="float">
            <text:p>0.246370372608007</text:p>
          </table:table-cell>
          <table:table-cell office:value-type="float" office:value="0.302688702006483" calcext:value-type="float">
            <text:p>0.302688702006483</text:p>
          </table:table-cell>
          <table:table-cell office:value-type="float" office:value="0.358861528441029" calcext:value-type="float">
            <text:p>0.358861528441029</text:p>
          </table:table-cell>
        </table:table-row>
        <table:table-row table:style-name="ro1">
          <table:table-cell office:value-type="float" office:value="0.0782411254267595" calcext:value-type="float">
            <text:p>0.0782411254267595</text:p>
          </table:table-cell>
          <table:table-cell office:value-type="float" office:value="0.0239582538947297" calcext:value-type="float">
            <text:p>0.0239582538947297</text:p>
          </table:table-cell>
          <table:table-cell office:value-type="float" office:value="0.408761599607875" calcext:value-type="float">
            <text:p>0.408761599607875</text:p>
          </table:table-cell>
          <table:table-cell office:value-type="float" office:value="0.0951722602703882" calcext:value-type="float">
            <text:p>0.0951722602703882</text:p>
          </table:table-cell>
          <table:table-cell office:value-type="float" office:value="0.556186533204168" calcext:value-type="float">
            <text:p>0.556186533204168</text:p>
          </table:table-cell>
          <table:table-cell office:value-type="float" office:value="0.198617111768658" calcext:value-type="float">
            <text:p>0.198617111768658</text:p>
          </table:table-cell>
          <table:table-cell office:value-type="float" office:value="0.242083772078515" calcext:value-type="float">
            <text:p>0.242083772078515</text:p>
          </table:table-cell>
          <table:table-cell office:value-type="float" office:value="0.30303725593718" calcext:value-type="float">
            <text:p>0.30303725593718</text:p>
          </table:table-cell>
          <table:table-cell office:value-type="float" office:value="0.35538618185369" calcext:value-type="float">
            <text:p>0.35538618185369</text:p>
          </table:table-cell>
        </table:table-row>
        <table:table-row table:style-name="ro1">
          <table:table-cell office:value-type="float" office:value="0.0739034619793175" calcext:value-type="float">
            <text:p>0.0739034619793175</text:p>
          </table:table-cell>
          <table:table-cell office:value-type="float" office:value="0.0267758562521448" calcext:value-type="float">
            <text:p>0.0267758562521448</text:p>
          </table:table-cell>
          <table:table-cell office:value-type="float" office:value="0.400951298515828" calcext:value-type="float">
            <text:p>0.400951298515828</text:p>
          </table:table-cell>
          <table:table-cell office:value-type="float" office:value="0.100655259536395" calcext:value-type="float">
            <text:p>0.100655259536395</text:p>
          </table:table-cell>
          <table:table-cell office:value-type="float" office:value="0.54791623016722" calcext:value-type="float">
            <text:p>0.54791623016722</text:p>
          </table:table-cell>
          <table:table-cell office:value-type="float" office:value="0.196902290689053" calcext:value-type="float">
            <text:p>0.196902290689053</text:p>
          </table:table-cell>
          <table:table-cell office:value-type="float" office:value="0.238897549643089" calcext:value-type="float">
            <text:p>0.238897549643089</text:p>
          </table:table-cell>
          <table:table-cell office:value-type="float" office:value="0.302608395869131" calcext:value-type="float">
            <text:p>0.302608395869131</text:p>
          </table:table-cell>
          <table:table-cell office:value-type="float" office:value="0.353076884245575" calcext:value-type="float">
            <text:p>0.353076884245575</text:p>
          </table:table-cell>
        </table:table-row>
        <table:table-row table:style-name="ro1">
          <table:table-cell office:value-type="float" office:value="0.0699114667971921" calcext:value-type="float">
            <text:p>0.0699114667971921</text:p>
          </table:table-cell>
          <table:table-cell office:value-type="float" office:value="0.0296923352724785" calcext:value-type="float">
            <text:p>0.0296923352724785</text:p>
          </table:table-cell>
          <table:table-cell office:value-type="float" office:value="0.39356506677953" calcext:value-type="float">
            <text:p>0.39356506677953</text:p>
          </table:table-cell>
          <table:table-cell office:value-type="float" office:value="0.106107922883386" calcext:value-type="float">
            <text:p>0.106107922883386</text:p>
          </table:table-cell>
          <table:table-cell office:value-type="float" office:value="0.540015023977127" calcext:value-type="float">
            <text:p>0.540015023977127</text:p>
          </table:table-cell>
          <table:table-cell office:value-type="float" office:value="0.194815840712971" calcext:value-type="float">
            <text:p>0.194815840712971</text:p>
          </table:table-cell>
          <table:table-cell office:value-type="float" office:value="0.236597485213247" calcext:value-type="float">
            <text:p>0.236597485213247</text:p>
          </table:table-cell>
          <table:table-cell office:value-type="float" office:value="0.301577314781127" calcext:value-type="float">
            <text:p>0.301577314781127</text:p>
          </table:table-cell>
          <table:table-cell office:value-type="float" office:value="0.351699011636683" calcext:value-type="float">
            <text:p>0.351699011636683</text:p>
          </table:table-cell>
        </table:table-row>
        <table:table-row table:style-name="ro1">
          <table:table-cell office:value-type="float" office:value="0.0662109806087037" calcext:value-type="float">
            <text:p>0.0662109806087037</text:p>
          </table:table-cell>
          <table:table-cell office:value-type="float" office:value="0.0326994232259058" calcext:value-type="float">
            <text:p>0.0326994232259058</text:p>
          </table:table-cell>
          <table:table-cell office:value-type="float" office:value="0.386540311481424" calcext:value-type="float">
            <text:p>0.386540311481424</text:p>
          </table:table-cell>
          <table:table-cell office:value-type="float" office:value="0.111541616754948" calcext:value-type="float">
            <text:p>0.111541616754948</text:p>
          </table:table-cell>
          <table:table-cell office:value-type="float" office:value="0.532428231863961" calcext:value-type="float">
            <text:p>0.532428231863961</text:p>
          </table:table-cell>
          <table:table-cell office:value-type="float" office:value="0.192468021329368" calcext:value-type="float">
            <text:p>0.192468021329368</text:p>
          </table:table-cell>
          <table:table-cell office:value-type="float" office:value="0.235001683256102" calcext:value-type="float">
            <text:p>0.235001683256102</text:p>
          </table:table-cell>
          <table:table-cell office:value-type="float" office:value="0.300102288876921" calcext:value-type="float">
            <text:p>0.300102288876921</text:p>
          </table:table-cell>
          <table:table-cell office:value-type="float" office:value="0.351050300465075" calcext:value-type="float">
            <text:p>0.351050300465075</text:p>
          </table:table-cell>
        </table:table-row>
        <table:table-row table:style-name="ro1">
          <table:table-cell office:value-type="float" office:value="0.0627623949282163" calcext:value-type="float">
            <text:p>0.0627623949282163</text:p>
          </table:table-cell>
          <table:table-cell office:value-type="float" office:value="0.0357914226110333" calcext:value-type="float">
            <text:p>0.0357914226110333</text:p>
          </table:table-cell>
          <table:table-cell office:value-type="float" office:value="0.379831326216166" calcext:value-type="float">
            <text:p>0.379831326216166</text:p>
          </table:table-cell>
          <table:table-cell office:value-type="float" office:value="0.116964806390088" calcext:value-type="float">
            <text:p>0.116964806390088</text:p>
          </table:table-cell>
          <table:table-cell office:value-type="float" office:value="0.52511597148522" calcext:value-type="float">
            <text:p>0.52511597148522</text:p>
          </table:table-cell>
          <table:table-cell office:value-type="float" office:value="0.189958575898125" calcext:value-type="float">
            <text:p>0.189958575898125</text:p>
          </table:table-cell>
          <table:table-cell office:value-type="float" office:value="0.233958447548843" calcext:value-type="float">
            <text:p>0.233958447548843</text:p>
          </table:table-cell>
          <table:table-cell office:value-type="float" office:value="0.298322356010743" calcext:value-type="float">
            <text:p>0.298322356010743</text:p>
          </table:table-cell>
          <table:table-cell office:value-type="float" office:value="0.350959843084544" calcext:value-type="float">
            <text:p>0.350959843084544</text:p>
          </table:table-cell>
        </table:table-row>
        <table:table-row table:style-name="ro1">
          <table:table-cell office:value-type="float" office:value="0.0595374246617881" calcext:value-type="float">
            <text:p>0.0595374246617881</text:p>
          </table:table-cell>
          <table:table-cell office:value-type="float" office:value="0.0389623412475724" calcext:value-type="float">
            <text:p>0.0389623412475724</text:p>
          </table:table-cell>
          <table:table-cell office:value-type="float" office:value="0.373407712802408" calcext:value-type="float">
            <text:p>0.373407712802408</text:p>
          </table:table-cell>
          <table:table-cell office:value-type="float" office:value="0.122380938051899" calcext:value-type="float">
            <text:p>0.122380938051899</text:p>
          </table:table-cell>
          <table:table-cell office:value-type="float" office:value="0.518052516849154" calcext:value-type="float">
            <text:p>0.518052516849154</text:p>
          </table:table-cell>
          <table:table-cell office:value-type="float" office:value="0.187374378137092" calcext:value-type="float">
            <text:p>0.187374378137092</text:p>
          </table:table-cell>
          <table:table-cell office:value-type="float" office:value="0.233344263782362" calcext:value-type="float">
            <text:p>0.233344263782362</text:p>
          </table:table-cell>
          <table:table-cell office:value-type="float" office:value="0.296355813377359" calcext:value-type="float">
            <text:p>0.296355813377359</text:p>
          </table:table-cell>
          <table:table-cell office:value-type="float" office:value="0.351286890195808" calcext:value-type="float">
            <text:p>0.351286890195808</text:p>
          </table:table-cell>
        </table:table-row>
        <table:table-row table:style-name="ro1">
          <table:table-cell office:value-type="float" office:value="0.0565146099298817" calcext:value-type="float">
            <text:p>0.0565146099298817</text:p>
          </table:table-cell>
          <table:table-cell office:value-type="float" office:value="0.0421831694591895" calcext:value-type="float">
            <text:p>0.0421831694591895</text:p>
          </table:table-cell>
          <table:table-cell office:value-type="float" office:value="0.36726967752706" calcext:value-type="float">
            <text:p>0.36726967752706</text:p>
          </table:table-cell>
          <table:table-cell office:value-type="float" office:value="0.127762801755327" calcext:value-type="float">
            <text:p>0.127762801755327</text:p>
          </table:table-cell>
          <table:table-cell office:value-type="float" office:value="0.511246967830463" calcext:value-type="float">
            <text:p>0.511246967830463</text:p>
          </table:table-cell>
          <table:table-cell office:value-type="float" office:value="0.184938606291357" calcext:value-type="float">
            <text:p>0.184938606291357</text:p>
          </table:table-cell>
          <table:table-cell office:value-type="float" office:value="0.232908886643516" calcext:value-type="float">
            <text:p>0.232908886643516</text:p>
          </table:table-cell>
          <table:table-cell office:value-type="float" office:value="0.294483156475599" calcext:value-type="float">
            <text:p>0.294483156475599</text:p>
          </table:table-cell>
          <table:table-cell office:value-type="float" office:value="0.351734466350408" calcext:value-type="float">
            <text:p>0.351734466350408</text:p>
          </table:table-cell>
        </table:table-row>
        <table:table-row table:style-name="ro1">
          <table:table-cell office:value-type="float" office:value="0.05367450742172" calcext:value-type="float">
            <text:p>0.05367450742172</text:p>
          </table:table-cell>
          <table:table-cell office:value-type="float" office:value="0.0454391906983219" calcext:value-type="float">
            <text:p>0.0454391906983219</text:p>
          </table:table-cell>
          <table:table-cell office:value-type="float" office:value="0.361406393800733" calcext:value-type="float">
            <text:p>0.361406393800733</text:p>
          </table:table-cell>
          <table:table-cell office:value-type="float" office:value="0.133099705639616" calcext:value-type="float">
            <text:p>0.133099705639616</text:p>
          </table:table-cell>
          <table:table-cell office:value-type="float" office:value="0.504694043687341" calcext:value-type="float">
            <text:p>0.504694043687341</text:p>
          </table:table-cell>
          <table:table-cell office:value-type="float" office:value="0.182738360011861" calcext:value-type="float">
            <text:p>0.182738360011861</text:p>
          </table:table-cell>
          <table:table-cell office:value-type="float" office:value="0.232540430817468" calcext:value-type="float">
            <text:p>0.232540430817468</text:p>
          </table:table-cell>
          <table:table-cell office:value-type="float" office:value="0.292817755162995" calcext:value-type="float">
            <text:p>0.292817755162995</text:p>
          </table:table-cell>
          <table:table-cell office:value-type="float" office:value="0.352173974332814" calcext:value-type="float">
            <text:p>0.352173974332814</text:p>
          </table:table-cell>
        </table:table-row>
        <table:table-row table:style-name="ro1">
          <table:table-cell office:value-type="float" office:value="0.051001060459078" calcext:value-type="float">
            <text:p>0.051001060459078</text:p>
          </table:table-cell>
          <table:table-cell office:value-type="float" office:value="0.0487166640904959" calcext:value-type="float">
            <text:p>0.0487166640904959</text:p>
          </table:table-cell>
          <table:table-cell office:value-type="float" office:value="0.355810437518852" calcext:value-type="float">
            <text:p>0.355810437518852</text:p>
          </table:table-cell>
          <table:table-cell office:value-type="float" office:value="0.138380800014698" calcext:value-type="float">
            <text:p>0.138380800014698</text:p>
          </table:table-cell>
          <table:table-cell office:value-type="float" office:value="0.498391236955257" calcext:value-type="float">
            <text:p>0.498391236955257</text:p>
          </table:table-cell>
          <table:table-cell office:value-type="float" office:value="0.180831854466471" calcext:value-type="float">
            <text:p>0.180831854466471</text:p>
          </table:table-cell>
          <table:table-cell office:value-type="float" office:value="0.232160351702326" calcext:value-type="float">
            <text:p>0.232160351702326</text:p>
          </table:table-cell>
          <table:table-cell office:value-type="float" office:value="0.291436011880395" calcext:value-type="float">
            <text:p>0.291436011880395</text:p>
          </table:table-cell>
          <table:table-cell office:value-type="float" office:value="0.352516470223969" calcext:value-type="float">
            <text:p>0.352516470223969</text:p>
          </table:table-cell>
        </table:table-row>
        <table:table-row table:style-name="ro1">
          <table:table-cell office:value-type="float" office:value="0.0484810660619697" calcext:value-type="float">
            <text:p>0.0484810660619697</text:p>
          </table:table-cell>
          <table:table-cell office:value-type="float" office:value="0.0520035796287656" calcext:value-type="float">
            <text:p>0.0520035796287656</text:p>
          </table:table-cell>
          <table:table-cell office:value-type="float" office:value="0.350476341102822" calcext:value-type="float">
            <text:p>0.350476341102822</text:p>
          </table:table-cell>
          <table:table-cell office:value-type="float" office:value="0.143596212152974" calcext:value-type="float">
            <text:p>0.143596212152974</text:p>
          </table:table-cell>
          <table:table-cell office:value-type="float" office:value="0.492337262615868" calcext:value-type="float">
            <text:p>0.492337262615868</text:p>
          </table:table-cell>
          <table:table-cell office:value-type="float" office:value="0.179252084262804" calcext:value-type="float">
            <text:p>0.179252084262804</text:p>
          </table:table-cell>
          <table:table-cell office:value-type="float" office:value="0.231719028714584" calcext:value-type="float">
            <text:p>0.231719028714584</text:p>
          </table:table-cell>
          <table:table-cell office:value-type="float" office:value="0.29038219168765" calcext:value-type="float">
            <text:p>0.29038219168765</text:p>
          </table:table-cell>
          <table:table-cell office:value-type="float" office:value="0.352707360699494" calcext:value-type="float">
            <text:p>0.352707360699494</text:p>
          </table:table-cell>
        </table:table-row>
        <table:table-row table:style-name="ro1">
          <table:table-cell office:value-type="float" office:value="0.0461026119775769" calcext:value-type="float">
            <text:p>0.0461026119775769</text:p>
          </table:table-cell>
          <table:table-cell office:value-type="float" office:value="0.0552943027564499" calcext:value-type="float">
            <text:p>0.0552943027564499</text:p>
          </table:table-cell>
          <table:table-cell office:value-type="float" office:value="0.345394199578882" calcext:value-type="float">
            <text:p>0.345394199578882</text:p>
          </table:table-cell>
          <table:table-cell office:value-type="float" office:value="0.148743246972768" calcext:value-type="float">
            <text:p>0.148743246972768</text:p>
          </table:table-cell>
          <table:table-cell office:value-type="float" office:value="0.48652487978737" calcext:value-type="float">
            <text:p>0.48652487978737</text:p>
          </table:table-cell>
          <table:table-cell office:value-type="float" office:value="0.17799445780453" calcext:value-type="float">
            <text:p>0.17799445780453</text:p>
          </table:table-cell>
          <table:table-cell office:value-type="float" office:value="0.231205944538881" calcext:value-type="float">
            <text:p>0.231205944538881</text:p>
          </table:table-cell>
          <table:table-cell office:value-type="float" office:value="0.289654281656083" calcext:value-type="float">
            <text:p>0.289654281656083</text:p>
          </table:table-cell>
          <table:table-cell office:value-type="float" office:value="0.352739178147399" calcext:value-type="float">
            <text:p>0.352739178147399</text:p>
          </table:table-cell>
        </table:table-row>
        <table:table-row table:style-name="ro1">
          <table:table-cell office:value-type="float" office:value="0.0438570639519695" calcext:value-type="float">
            <text:p>0.0438570639519695</text:p>
          </table:table-cell>
          <table:table-cell office:value-type="float" office:value="0.0585830646573267" calcext:value-type="float">
            <text:p>0.0585830646573267</text:p>
          </table:table-cell>
          <table:table-cell office:value-type="float" office:value="0.340558333152682" calcext:value-type="float">
            <text:p>0.340558333152682</text:p>
          </table:table-cell>
          <table:table-cell office:value-type="float" office:value="0.153817748232698" calcext:value-type="float">
            <text:p>0.153817748232698</text:p>
          </table:table-cell>
          <table:table-cell office:value-type="float" office:value="0.480950708720725" calcext:value-type="float">
            <text:p>0.480950708720725</text:p>
          </table:table-cell>
          <table:table-cell office:value-type="float" office:value="0.177048013687644" calcext:value-type="float">
            <text:p>0.177048013687644</text:p>
          </table:table-cell>
          <table:table-cell office:value-type="float" office:value="0.230621155650641" calcext:value-type="float">
            <text:p>0.230621155650641</text:p>
          </table:table-cell>
          <table:table-cell office:value-type="float" office:value="0.289241183135794" calcext:value-type="float">
            <text:p>0.289241183135794</text:p>
          </table:table-cell>
          <table:table-cell office:value-type="float" office:value="0.35261604525024" calcext:value-type="float">
            <text:p>0.35261604525024</text:p>
          </table:table-cell>
        </table:table-row>
        <table:table-row table:style-name="ro1">
          <table:table-cell office:value-type="float" office:value="0.0417384483464609" calcext:value-type="float">
            <text:p>0.0417384483464609</text:p>
          </table:table-cell>
          <table:table-cell office:value-type="float" office:value="0.0618638604527098" calcext:value-type="float">
            <text:p>0.0618638604527098</text:p>
          </table:table-cell>
          <table:table-cell office:value-type="float" office:value="0.335966538373685" calcext:value-type="float">
            <text:p>0.335966538373685</text:p>
          </table:table-cell>
          <table:table-cell office:value-type="float" office:value="0.158814251343549" calcext:value-type="float">
            <text:p>0.158814251343549</text:p>
          </table:table-cell>
          <table:table-cell office:value-type="float" office:value="0.475614553995757" calcext:value-type="float">
            <text:p>0.475614553995757</text:p>
          </table:table-cell>
          <table:table-cell office:value-type="float" office:value="0.176396653937887" calcext:value-type="float">
            <text:p>0.176396653937887</text:p>
          </table:table-cell>
          <table:table-cell office:value-type="float" office:value="0.229973203038407" calcext:value-type="float">
            <text:p>0.229973203038407</text:p>
          </table:table-cell>
          <table:table-cell office:value-type="float" office:value="0.289124519892665" calcext:value-type="float">
            <text:p>0.289124519892665</text:p>
          </table:table-cell>
          <table:table-cell office:value-type="float" office:value="0.352351335415668" calcext:value-type="float">
            <text:p>0.352351335415668</text:p>
          </table:table-cell>
        </table:table-row>
        <table:table-row table:style-name="ro1">
          <table:table-cell office:value-type="float" office:value="0.039742894194825" calcext:value-type="float">
            <text:p>0.039742894194825</text:p>
          </table:table-cell>
          <table:table-cell office:value-type="float" office:value="0.0651302873480376" calcext:value-type="float">
            <text:p>0.0651302873480376</text:p>
          </table:table-cell>
          <table:table-cell office:value-type="float" office:value="0.331619481617961" calcext:value-type="float">
            <text:p>0.331619481617961</text:p>
          </table:table-cell>
          <table:table-cell office:value-type="float" office:value="0.16372603944426" calcext:value-type="float">
            <text:p>0.16372603944426</text:p>
          </table:table-cell>
          <table:table-cell office:value-type="float" office:value="0.470518876656842" calcext:value-type="float">
            <text:p>0.470518876656842</text:p>
          </table:table-cell>
          <table:table-cell office:value-type="float" office:value="0.17602035139228" calcext:value-type="float">
            <text:p>0.17602035139228</text:p>
          </table:table-cell>
          <table:table-cell office:value-type="float" office:value="0.229277134966151" calcext:value-type="float">
            <text:p>0.229277134966151</text:p>
          </table:table-cell>
          <table:table-cell office:value-type="float" office:value="0.289280381909031" calcext:value-type="float">
            <text:p>0.289280381909031</text:p>
          </table:table-cell>
          <table:table-cell office:value-type="float" office:value="0.351965452962494" calcext:value-type="float">
            <text:p>0.351965452962494</text:p>
          </table:table-cell>
        </table:table-row>
        <table:table-row table:style-name="ro1">
          <table:table-cell office:value-type="float" office:value="0.0378681338386979" calcext:value-type="float">
            <text:p>0.0378681338386979</text:p>
          </table:table-cell>
          <table:table-cell office:value-type="float" office:value="0.0683753581679349" calcext:value-type="float">
            <text:p>0.0683753581679349</text:p>
          </table:table-cell>
          <table:table-cell office:value-type="float" office:value="0.327520198706847" calcext:value-type="float">
            <text:p>0.327520198706847</text:p>
          </table:table-cell>
          <table:table-cell office:value-type="float" office:value="0.168545146041189" calcext:value-type="float">
            <text:p>0.168545146041189</text:p>
          </table:table-cell>
          <table:table-cell office:value-type="float" office:value="0.465668371607366" calcext:value-type="float">
            <text:p>0.465668371607366</text:p>
          </table:table-cell>
          <table:table-cell office:value-type="float" office:value="0.175896287212979" calcext:value-type="float">
            <text:p>0.175896287212979</text:p>
          </table:table-cell>
          <table:table-cell office:value-type="float" office:value="0.228552684591353" calcext:value-type="float">
            <text:p>0.228552684591353</text:p>
          </table:table-cell>
          <table:table-cell office:value-type="float" office:value="0.289680950916195" calcext:value-type="float">
            <text:p>0.289680950916195</text:p>
          </table:table-cell>
          <table:table-cell office:value-type="float" office:value="0.351483786179901" calcext:value-type="float">
            <text:p>0.351483786179901</text:p>
          </table:table-cell>
        </table:table-row>
        <table:table-row table:style-name="ro1">
          <table:table-cell office:value-type="float" office:value="0.03610211749869" calcext:value-type="float">
            <text:p>0.03610211749869</text:p>
          </table:table-cell>
          <table:table-cell office:value-type="float" office:value="0.0715976910793699" calcext:value-type="float">
            <text:p>0.0715976910793699</text:p>
          </table:table-cell>
          <table:table-cell office:value-type="float" office:value="0.323654109373412" calcext:value-type="float">
            <text:p>0.323654109373412</text:p>
          </table:table-cell>
          <table:table-cell office:value-type="float" office:value="0.17327423590946" calcext:value-type="float">
            <text:p>0.17327423590946</text:p>
          </table:table-cell>
          <table:table-cell office:value-type="float" office:value="0.461050024424311" calcext:value-type="float">
            <text:p>0.461050024424311</text:p>
          </table:table-cell>
          <table:table-cell office:value-type="float" office:value="0.176036583225271" calcext:value-type="float">
            <text:p>0.176036583225271</text:p>
          </table:table-cell>
          <table:table-cell office:value-type="float" office:value="0.227772200486407" calcext:value-type="float">
            <text:p>0.227772200486407</text:p>
          </table:table-cell>
          <table:table-cell office:value-type="float" office:value="0.290344258868277" calcext:value-type="float">
            <text:p>0.290344258868277</text:p>
          </table:table-cell>
          <table:table-cell office:value-type="float" office:value="0.350878402599939" calcext:value-type="float">
            <text:p>0.350878402599939</text:p>
          </table:table-cell>
        </table:table-row>
        <table:table-row table:style-name="ro1">
          <table:table-cell office:value-type="float" office:value="0.0344170356522423" calcext:value-type="float">
            <text:p>0.0344170356522423</text:p>
          </table:table-cell>
          <table:table-cell office:value-type="float" office:value="0.0748080558921677" calcext:value-type="float">
            <text:p>0.0748080558921677</text:p>
          </table:table-cell>
          <table:table-cell office:value-type="float" office:value="0.319975784873105" calcext:value-type="float">
            <text:p>0.319975784873105</text:p>
          </table:table-cell>
          <table:table-cell office:value-type="float" office:value="0.177936585280751" calcext:value-type="float">
            <text:p>0.177936585280751</text:p>
          </table:table-cell>
          <table:table-cell office:value-type="float" office:value="0.456619367209421" calcext:value-type="float">
            <text:p>0.456619367209421</text:p>
          </table:table-cell>
          <table:table-cell office:value-type="float" office:value="0.176508661529925" calcext:value-type="float">
            <text:p>0.176508661529925</text:p>
          </table:table-cell>
          <table:table-cell office:value-type="float" office:value="0.226833058181316" calcext:value-type="float">
            <text:p>0.226833058181316</text:p>
          </table:table-cell>
          <table:table-cell office:value-type="float" office:value="0.291360491400676" calcext:value-type="float">
            <text:p>0.291360491400676</text:p>
          </table:table-cell>
          <table:table-cell office:value-type="float" office:value="0.350037512705283" calcext:value-type="float">
            <text:p>0.350037512705283</text:p>
          </table:table-cell>
        </table:table-row>
        <table:table-row table:style-name="ro1">
          <table:table-cell office:value-type="float" office:value="0.0328196080000871" calcext:value-type="float">
            <text:p>0.0328196080000871</text:p>
          </table:table-cell>
          <table:table-cell office:value-type="float" office:value="0.078000835592272" calcext:value-type="float">
            <text:p>0.078000835592272</text:p>
          </table:table-cell>
          <table:table-cell office:value-type="float" office:value="0.316498097615463" calcext:value-type="float">
            <text:p>0.316498097615463</text:p>
          </table:table-cell>
          <table:table-cell office:value-type="float" office:value="0.182522264543358" calcext:value-type="float">
            <text:p>0.182522264543358</text:p>
          </table:table-cell>
          <table:table-cell office:value-type="float" office:value="0.452389646471497" calcext:value-type="float">
            <text:p>0.452389646471497</text:p>
          </table:table-cell>
          <table:table-cell office:value-type="float" office:value="0.177259062812179" calcext:value-type="float">
            <text:p>0.177259062812179</text:p>
          </table:table-cell>
          <table:table-cell office:value-type="float" office:value="0.225796808649752" calcext:value-type="float">
            <text:p>0.225796808649752</text:p>
          </table:table-cell>
          <table:table-cell office:value-type="float" office:value="0.292661058375207" calcext:value-type="float">
            <text:p>0.292661058375207</text:p>
          </table:table-cell>
          <table:table-cell office:value-type="float" office:value="0.349033849444647" calcext:value-type="float">
            <text:p>0.349033849444647</text:p>
          </table:table-cell>
        </table:table-row>
        <table:table-row table:style-name="ro1">
          <table:table-cell office:value-type="float" office:value="0.031316338169029" calcext:value-type="float">
            <text:p>0.031316338169029</text:p>
          </table:table-cell>
          <table:table-cell office:value-type="float" office:value="0.0811690003110181" calcext:value-type="float">
            <text:p>0.0811690003110181</text:p>
          </table:table-cell>
          <table:table-cell office:value-type="float" office:value="0.313234624225751" calcext:value-type="float">
            <text:p>0.313234624225751</text:p>
          </table:table-cell>
          <table:table-cell office:value-type="float" office:value="0.187019920893209" calcext:value-type="float">
            <text:p>0.187019920893209</text:p>
          </table:table-cell>
          <table:table-cell office:value-type="float" office:value="0.448374995604316" calcext:value-type="float">
            <text:p>0.448374995604316</text:p>
          </table:table-cell>
          <table:table-cell office:value-type="float" office:value="0.178235281953151" calcext:value-type="float">
            <text:p>0.178235281953151</text:p>
          </table:table-cell>
          <table:table-cell office:value-type="float" office:value="0.224723432704682" calcext:value-type="float">
            <text:p>0.224723432704682</text:p>
          </table:table-cell>
          <table:table-cell office:value-type="float" office:value="0.294179030602485" calcext:value-type="float">
            <text:p>0.294179030602485</text:p>
          </table:table-cell>
          <table:table-cell office:value-type="float" office:value="0.347938018929557" calcext:value-type="float">
            <text:p>0.347938018929557</text:p>
          </table:table-cell>
        </table:table-row>
        <table:table-row table:style-name="ro1">
          <table:table-cell office:value-type="float" office:value="0.0299128647364952" calcext:value-type="float">
            <text:p>0.0299128647364952</text:p>
          </table:table-cell>
          <table:table-cell office:value-type="float" office:value="0.0843040100767651" calcext:value-type="float">
            <text:p>0.0843040100767651</text:p>
          </table:table-cell>
          <table:table-cell office:value-type="float" office:value="0.310198923490282" calcext:value-type="float">
            <text:p>0.310198923490282</text:p>
          </table:table-cell>
          <table:table-cell office:value-type="float" office:value="0.191416940516392" calcext:value-type="float">
            <text:p>0.191416940516392</text:p>
          </table:table-cell>
          <table:table-cell office:value-type="float" office:value="0.444589793473147" calcext:value-type="float">
            <text:p>0.444589793473147</text:p>
          </table:table-cell>
          <table:table-cell office:value-type="float" office:value="0.17938793119026" calcext:value-type="float">
            <text:p>0.17938793119026</text:p>
          </table:table-cell>
          <table:table-cell office:value-type="float" office:value="0.223668367980648" calcext:value-type="float">
            <text:p>0.223668367980648</text:p>
          </table:table-cell>
          <table:table-cell office:value-type="float" office:value="0.295851995235207" calcext:value-type="float">
            <text:p>0.295851995235207</text:p>
          </table:table-cell>
          <table:table-cell office:value-type="float" office:value="0.346815169932981" calcext:value-type="float">
            <text:p>0.346815169932981</text:p>
          </table:table-cell>
        </table:table-row>
        <table:table-row table:style-name="ro1">
          <table:table-cell office:value-type="float" office:value="0.0286102218725001" calcext:value-type="float">
            <text:p>0.0286102218725001</text:p>
          </table:table-cell>
          <table:table-cell office:value-type="float" office:value="0.0874101695539429" calcext:value-type="float">
            <text:p>0.0874101695539429</text:p>
          </table:table-cell>
          <table:table-cell office:value-type="float" office:value="0.307386677005024" calcext:value-type="float">
            <text:p>0.307386677005024</text:p>
          </table:table-cell>
          <table:table-cell office:value-type="float" office:value="0.195717847399071" calcext:value-type="float">
            <text:p>0.195717847399071</text:p>
          </table:table-cell>
          <table:table-cell office:value-type="float" office:value="0.441028493400996" calcext:value-type="float">
            <text:p>0.441028493400996</text:p>
          </table:table-cell>
          <table:table-cell office:value-type="float" office:value="0.180625031730251" calcext:value-type="float">
            <text:p>0.180625031730251</text:p>
          </table:table-cell>
          <table:table-cell office:value-type="float" office:value="0.222723066853111" calcext:value-type="float">
            <text:p>0.222723066853111</text:p>
          </table:table-cell>
          <table:table-cell office:value-type="float" office:value="0.297568979312476" calcext:value-type="float">
            <text:p>0.297568979312476</text:p>
          </table:table-cell>
          <table:table-cell office:value-type="float" office:value="0.345774891983857" calcext:value-type="float">
            <text:p>0.345774891983857</text:p>
          </table:table-cell>
        </table:table-row>
        <table:table-row table:style-name="ro1">
          <table:table-cell office:value-type="float" office:value="0.0274053694811778" calcext:value-type="float">
            <text:p>0.0274053694811778</text:p>
          </table:table-cell>
          <table:table-cell office:value-type="float" office:value="0.0904980547540053" calcext:value-type="float">
            <text:p>0.0904980547540053</text:p>
          </table:table-cell>
          <table:table-cell office:value-type="float" office:value="0.304782640994592" calcext:value-type="float">
            <text:p>0.304782640994592</text:p>
          </table:table-cell>
          <table:table-cell office:value-type="float" office:value="0.199936157211168" calcext:value-type="float">
            <text:p>0.199936157211168</text:p>
          </table:table-cell>
          <table:table-cell office:value-type="float" office:value="0.437673905927029" calcext:value-type="float">
            <text:p>0.437673905927029</text:p>
          </table:table-cell>
          <table:table-cell office:value-type="float" office:value="0.181844424673305" calcext:value-type="float">
            <text:p>0.181844424673305</text:p>
          </table:table-cell>
          <table:table-cell office:value-type="float" office:value="0.221983580453354" calcext:value-type="float">
            <text:p>0.221983580453354</text:p>
          </table:table-cell>
          <table:table-cell office:value-type="float" office:value="0.299209272081435" calcext:value-type="float">
            <text:p>0.299209272081435</text:p>
          </table:table-cell>
          <table:table-cell office:value-type="float" office:value="0.344933084469715" calcext:value-type="float">
            <text:p>0.344933084469715</text:p>
          </table:table-cell>
        </table:table-row>
        <table:table-row table:style-name="ro1">
          <table:table-cell office:value-type="float" office:value="0.0262964516349721" calcext:value-type="float">
            <text:p>0.0262964516349721</text:p>
          </table:table-cell>
          <table:table-cell office:value-type="float" office:value="0.0935616760331722" calcext:value-type="float">
            <text:p>0.0935616760331722</text:p>
          </table:table-cell>
          <table:table-cell office:value-type="float" office:value="0.30238825743698" calcext:value-type="float">
            <text:p>0.30238825743698</text:p>
          </table:table-cell>
          <table:table-cell office:value-type="float" office:value="0.204065399469563" calcext:value-type="float">
            <text:p>0.204065399469563</text:p>
          </table:table-cell>
          <table:table-cell office:value-type="float" office:value="0.434528555310906" calcext:value-type="float">
            <text:p>0.434528555310906</text:p>
          </table:table-cell>
          <table:table-cell office:value-type="float" office:value="0.183017128819817" calcext:value-type="float">
            <text:p>0.183017128819817</text:p>
          </table:table-cell>
          <table:table-cell office:value-type="float" office:value="0.221474733182286" calcext:value-type="float">
            <text:p>0.221474733182286</text:p>
          </table:table-cell>
          <table:table-cell office:value-type="float" office:value="0.300739629185176" calcext:value-type="float">
            <text:p>0.300739629185176</text:p>
          </table:table-cell>
          <table:table-cell office:value-type="float" office:value="0.344319480515765" calcext:value-type="float">
            <text:p>0.344319480515765</text:p>
          </table:table-cell>
        </table:table-row>
        <table:table-row table:style-name="ro1">
          <table:table-cell office:value-type="float" office:value="0.0252803939988184" calcext:value-type="float">
            <text:p>0.0252803939988184</text:p>
          </table:table-cell>
          <table:table-cell office:value-type="float" office:value="0.0965949109861315" calcext:value-type="float">
            <text:p>0.0965949109861315</text:p>
          </table:table-cell>
          <table:table-cell office:value-type="float" office:value="0.300203452619375" calcext:value-type="float">
            <text:p>0.300203452619375</text:p>
          </table:table-cell>
          <table:table-cell office:value-type="float" office:value="0.208099538752204" calcext:value-type="float">
            <text:p>0.208099538752204</text:p>
          </table:table-cell>
          <table:table-cell office:value-type="float" office:value="0.431593542533855" calcext:value-type="float">
            <text:p>0.431593542533855</text:p>
          </table:table-cell>
          <table:table-cell office:value-type="float" office:value="0.184126441532528" calcext:value-type="float">
            <text:p>0.184126441532528</text:p>
          </table:table-cell>
          <table:table-cell office:value-type="float" office:value="0.221207516522187" calcext:value-type="float">
            <text:p>0.221207516522187</text:p>
          </table:table-cell>
          <table:table-cell office:value-type="float" office:value="0.302142147332734" calcext:value-type="float">
            <text:p>0.302142147332734</text:p>
          </table:table-cell>
          <table:table-cell office:value-type="float" office:value="0.34394755595776" calcext:value-type="float">
            <text:p>0.34394755595776</text:p>
          </table:table-cell>
        </table:table-row>
        <table:table-row table:style-name="ro1">
          <table:table-cell office:value-type="float" office:value="0.0243532870080451" calcext:value-type="float">
            <text:p>0.0243532870080451</text:p>
          </table:table-cell>
          <table:table-cell office:value-type="float" office:value="0.0995918853516894" calcext:value-type="float">
            <text:p>0.0995918853516894</text:p>
          </table:table-cell>
          <table:table-cell office:value-type="float" office:value="0.298226791585912" calcext:value-type="float">
            <text:p>0.298226791585912</text:p>
          </table:table-cell>
          <table:table-cell office:value-type="float" office:value="0.212033266604227" calcext:value-type="float">
            <text:p>0.212033266604227</text:p>
          </table:table-cell>
          <table:table-cell office:value-type="float" office:value="0.428868589627128" calcext:value-type="float">
            <text:p>0.428868589627128</text:p>
          </table:table-cell>
          <table:table-cell office:value-type="float" office:value="0.18516643787832" calcext:value-type="float">
            <text:p>0.18516643787832</text:p>
          </table:table-cell>
          <table:table-cell office:value-type="float" office:value="0.221181111620091" calcext:value-type="float">
            <text:p>0.221181111620091</text:p>
          </table:table-cell>
          <table:table-cell office:value-type="float" office:value="0.303412200525498" calcext:value-type="float">
            <text:p>0.303412200525498</text:p>
          </table:table-cell>
          <table:table-cell office:value-type="float" office:value="0.343816915220624" calcext:value-type="float">
            <text:p>0.343816915220624</text:p>
          </table:table-cell>
        </table:table-row>
        <table:table-row table:style-name="ro1">
          <table:table-cell office:value-type="float" office:value="0.0235107027602957" calcext:value-type="float">
            <text:p>0.0235107027602957</text:p>
          </table:table-cell>
          <table:table-cell office:value-type="float" office:value="0.102547225269722" calcext:value-type="float">
            <text:p>0.102547225269722</text:p>
          </table:table-cell>
          <table:table-cell office:value-type="float" office:value="0.296455665433442" calcext:value-type="float">
            <text:p>0.296455665433442</text:p>
          </table:table-cell>
          <table:table-cell office:value-type="float" office:value="0.215862165310959" calcext:value-type="float">
            <text:p>0.215862165310959</text:p>
          </table:table-cell>
          <table:table-cell office:value-type="float" office:value="0.42635215092986" calcext:value-type="float">
            <text:p>0.42635215092986</text:p>
          </table:table-cell>
          <table:table-cell office:value-type="float" office:value="0.186140098897775" calcext:value-type="float">
            <text:p>0.186140098897775</text:p>
          </table:table-cell>
          <table:table-cell office:value-type="float" office:value="0.221385183523689" calcext:value-type="float">
            <text:p>0.221385183523689</text:p>
          </table:table-cell>
          <table:table-cell office:value-type="float" office:value="0.304555978066392" calcext:value-type="float">
            <text:p>0.304555978066392</text:p>
          </table:table-cell>
          <table:table-cell office:value-type="float" office:value="0.343916011697965" calcext:value-type="float">
            <text:p>0.343916011697965</text:p>
          </table:table-cell>
        </table:table-row>
        <table:table-row table:style-name="ro1">
          <table:table-cell office:value-type="float" office:value="0.022747935878111" calcext:value-type="float">
            <text:p>0.022747935878111</text:p>
          </table:table-cell>
          <table:table-cell office:value-type="float" office:value="0.105456197308216" calcext:value-type="float">
            <text:p>0.105456197308216</text:p>
          </table:table-cell>
          <table:table-cell office:value-type="float" office:value="0.294886484358172" calcext:value-type="float">
            <text:p>0.294886484358172</text:p>
          </table:table-cell>
          <table:table-cell office:value-type="float" office:value="0.219582767866995" calcext:value-type="float">
            <text:p>0.219582767866995</text:p>
          </table:table-cell>
          <table:table-cell office:value-type="float" office:value="0.424041561177626" calcext:value-type="float">
            <text:p>0.424041561177626</text:p>
          </table:table-cell>
          <table:table-cell office:value-type="float" office:value="0.187057259027361" calcext:value-type="float">
            <text:p>0.187057259027361</text:p>
          </table:table-cell>
          <table:table-cell office:value-type="float" office:value="0.221802248208904" calcext:value-type="float">
            <text:p>0.221802248208904</text:p>
          </table:table-cell>
          <table:table-cell office:value-type="float" office:value="0.305587859444085" calcext:value-type="float">
            <text:p>0.305587859444085</text:p>
          </table:table-cell>
          <table:table-cell office:value-type="float" office:value="0.344224963422882" calcext:value-type="float">
            <text:p>0.344224963422882</text:p>
          </table:table-cell>
        </table:table-row>
        <table:table-row table:style-name="ro1">
          <table:table-cell office:value-type="float" office:value="0.022060174777192" calcext:value-type="float">
            <text:p>0.022060174777192</text:p>
          </table:table-cell>
          <table:table-cell office:value-type="float" office:value="0.10831476965031" calcext:value-type="float">
            <text:p>0.10831476965031</text:p>
          </table:table-cell>
          <table:table-cell office:value-type="float" office:value="0.293514854062649" calcext:value-type="float">
            <text:p>0.293514854062649</text:p>
          </table:table-cell>
          <table:table-cell office:value-type="float" office:value="0.223192551758617" calcext:value-type="float">
            <text:p>0.223192551758617</text:p>
          </table:table-cell>
          <table:table-cell office:value-type="float" office:value="0.421933190240936" calcext:value-type="float">
            <text:p>0.421933190240936</text:p>
          </table:table-cell>
          <table:table-cell office:value-type="float" office:value="0.187932536636662" calcext:value-type="float">
            <text:p>0.187932536636662</text:p>
          </table:table-cell>
          <table:table-cell office:value-type="float" office:value="0.222409960256546" calcext:value-type="float">
            <text:p>0.222409960256546</text:p>
          </table:table-cell>
          <table:table-cell office:value-type="float" office:value="0.306527821095789" calcext:value-type="float">
            <text:p>0.306527821095789</text:p>
          </table:table-cell>
          <table:table-cell office:value-type="float" office:value="0.344718277224215" calcext:value-type="float">
            <text:p>0.344718277224215</text:p>
          </table:table-cell>
        </table:table-row>
        <table:table-row table:style-name="ro1">
          <table:table-cell office:value-type="float" office:value="0.021442621172127" calcext:value-type="float">
            <text:p>0.021442621172127</text:p>
          </table:table-cell>
          <table:table-cell office:value-type="float" office:value="0.11111962348981" calcext:value-type="float">
            <text:p>0.11111962348981</text:p>
          </table:table-cell>
          <table:table-cell office:value-type="float" office:value="0.292335731130174" calcext:value-type="float">
            <text:p>0.292335731130174</text:p>
          </table:table-cell>
          <table:table-cell office:value-type="float" office:value="0.226689894332602" calcext:value-type="float">
            <text:p>0.226689894332602</text:p>
          </table:table-cell>
          <table:table-cell office:value-type="float" office:value="0.420022592094086" calcext:value-type="float">
            <text:p>0.420022592094086</text:p>
          </table:table-cell>
          <table:table-cell office:value-type="float" office:value="0.188783380610319" calcext:value-type="float">
            <text:p>0.188783380610319</text:p>
          </table:table-cell>
          <table:table-cell office:value-type="float" office:value="0.223183213889767" calcext:value-type="float">
            <text:p>0.223183213889767</text:p>
          </table:table-cell>
          <table:table-cell office:value-type="float" office:value="0.307399026413669" calcext:value-type="float">
            <text:p>0.307399026413669</text:p>
          </table:table-cell>
          <table:table-cell office:value-type="float" office:value="0.345367346233179" calcext:value-type="float">
            <text:p>0.345367346233179</text:p>
          </table:table-cell>
        </table:table-row>
        <table:table-row table:style-name="ro1">
          <table:table-cell office:value-type="float" office:value="0.020890575100325" calcext:value-type="float">
            <text:p>0.020890575100325</text:p>
          </table:table-cell>
          <table:table-cell office:value-type="float" office:value="0.113868140317027" calcext:value-type="float">
            <text:p>0.113868140317027</text:p>
          </table:table-cell>
          <table:table-cell office:value-type="float" office:value="0.291343555340286" calcext:value-type="float">
            <text:p>0.291343555340286</text:p>
          </table:table-cell>
          <table:table-cell office:value-type="float" office:value="0.230074013508141" calcext:value-type="float">
            <text:p>0.230074013508141</text:p>
          </table:table-cell>
          <table:table-cell office:value-type="float" office:value="0.41830463889733" calcext:value-type="float">
            <text:p>0.41830463889733</text:p>
          </table:table-cell>
          <table:table-cell office:value-type="float" office:value="0.189628331168607" calcext:value-type="float">
            <text:p>0.189628331168607</text:p>
          </table:table-cell>
          <table:table-cell office:value-type="float" office:value="0.224095983329012" calcext:value-type="float">
            <text:p>0.224095983329012</text:p>
          </table:table-cell>
          <table:table-cell office:value-type="float" office:value="0.308225707356721" calcext:value-type="float">
            <text:p>0.308225707356721</text:p>
          </table:table-cell>
          <table:table-cell office:value-type="float" office:value="0.346142627452927" calcext:value-type="float">
            <text:p>0.346142627452927</text:p>
          </table:table-cell>
        </table:table-row>
        <table:table-row table:style-name="ro1">
          <table:table-cell office:value-type="float" office:value="0.0203995002264663" calcext:value-type="float">
            <text:p>0.0203995002264663</text:p>
          </table:table-cell>
          <table:table-cell office:value-type="float" office:value="0.116558379694409" calcext:value-type="float">
            <text:p>0.116558379694409</text:p>
          </table:table-cell>
          <table:table-cell office:value-type="float" office:value="0.290532363820188" calcext:value-type="float">
            <text:p>0.290532363820188</text:p>
          </table:table-cell>
          <table:table-cell office:value-type="float" office:value="0.233344905421909" calcext:value-type="float">
            <text:p>0.233344905421909</text:p>
          </table:table-cell>
          <table:table-cell office:value-type="float" office:value="0.416773640496717" calcext:value-type="float">
            <text:p>0.416773640496717</text:p>
          </table:table-cell>
          <table:table-cell office:value-type="float" office:value="0.190485558816078" calcext:value-type="float">
            <text:p>0.190485558816078</text:p>
          </table:table-cell>
          <table:table-cell office:value-type="float" office:value="0.225122858706494" calcext:value-type="float">
            <text:p>0.225122858706494</text:p>
          </table:table-cell>
          <table:table-cell office:value-type="float" office:value="0.309031404835609" calcext:value-type="float">
            <text:p>0.309031404835609</text:p>
          </table:table-cell>
          <table:table-cell office:value-type="float" office:value="0.347015444640521" calcext:value-type="float">
            <text:p>0.347015444640521</text:p>
          </table:table-cell>
        </table:table-row>
        <table:table-row table:style-name="ro1">
          <table:table-cell office:value-type="float" office:value="0.0199650778565612" calcext:value-type="float">
            <text:p>0.0199650778565612</text:p>
          </table:table-cell>
          <table:table-cell office:value-type="float" office:value="0.119189055231515" calcext:value-type="float">
            <text:p>0.119189055231515</text:p>
          </table:table-cell>
          <table:table-cell office:value-type="float" office:value="0.289895890462806" calcext:value-type="float">
            <text:p>0.289895890462806</text:p>
          </table:table-cell>
          <table:table-cell office:value-type="float" office:value="0.236503284877382" calcext:value-type="float">
            <text:p>0.236503284877382</text:p>
          </table:table-cell>
          <table:table-cell office:value-type="float" office:value="0.415423450285901" calcext:value-type="float">
            <text:p>0.415423450285901</text:p>
          </table:table-cell>
          <table:table-cell office:value-type="float" office:value="0.191371714926271" calcext:value-type="float">
            <text:p>0.191371714926271</text:p>
          </table:table-cell>
          <table:table-cell office:value-type="float" office:value="0.226240255617257" calcext:value-type="float">
            <text:p>0.226240255617257</text:p>
          </table:table-cell>
          <table:table-cell office:value-type="float" office:value="0.309837600405093" calcext:value-type="float">
            <text:p>0.309837600405093</text:p>
          </table:table-cell>
          <table:table-cell office:value-type="float" office:value="0.34795939111077" calcext:value-type="float">
            <text:p>0.34795939111077</text:p>
          </table:table-cell>
        </table:table-row>
        <table:table-row table:style-name="ro1">
          <table:table-cell office:value-type="float" office:value="0.0195832537162385" calcext:value-type="float">
            <text:p>0.0195832537162385</text:p>
          </table:table-cell>
          <table:table-cell office:value-type="float" office:value="0.121759508551113" calcext:value-type="float">
            <text:p>0.121759508551113</text:p>
          </table:table-cell>
          <table:table-cell office:value-type="float" office:value="0.289427655898236" calcext:value-type="float">
            <text:p>0.289427655898236</text:p>
          </table:table-cell>
          <table:table-cell office:value-type="float" office:value="0.239550526898515" calcext:value-type="float">
            <text:p>0.239550526898515</text:p>
          </table:table-cell>
          <table:table-cell office:value-type="float" office:value="0.414247562207688" calcext:value-type="float">
            <text:p>0.414247562207688</text:p>
          </table:table-cell>
          <table:table-cell office:value-type="float" office:value="0.192301100642475" calcext:value-type="float">
            <text:p>0.192301100642475</text:p>
          </table:table-cell>
          <table:table-cell office:value-type="float" office:value="0.227427297302392" calcext:value-type="float">
            <text:p>0.227427297302392</text:p>
          </table:table-cell>
          <table:table-cell office:value-type="float" office:value="0.310662741125368" calcext:value-type="float">
            <text:p>0.310662741125368</text:p>
          </table:table-cell>
          <table:table-cell office:value-type="float" office:value="0.348951334100281" calcext:value-type="float">
            <text:p>0.348951334100281</text:p>
          </table:table-cell>
        </table:table-row>
        <table:table-row table:style-name="ro1">
          <table:table-cell office:value-type="float" office:value="0.0192502761125782" calcext:value-type="float">
            <text:p>0.0192502761125782</text:p>
          </table:table-cell>
          <table:table-cell office:value-type="float" office:value="0.124269681383051" calcext:value-type="float">
            <text:p>0.124269681383051</text:p>
          </table:table-cell>
          <table:table-cell office:value-type="float" office:value="0.289121046530613" calcext:value-type="float">
            <text:p>0.289121046530613</text:p>
          </table:table-cell>
          <table:table-cell office:value-type="float" office:value="0.242488610109257" calcext:value-type="float">
            <text:p>0.242488610109257</text:p>
          </table:table-cell>
          <table:table-cell office:value-type="float" office:value="0.41323919751872" calcext:value-type="float">
            <text:p>0.41323919751872</text:p>
          </table:table-cell>
          <table:table-cell office:value-type="float" office:value="0.193285139746078" calcext:value-type="float">
            <text:p>0.193285139746078</text:p>
          </table:table-cell>
          <table:table-cell office:value-type="float" office:value="0.228666382572121" calcext:value-type="float">
            <text:p>0.228666382572121</text:p>
          </table:table-cell>
          <table:table-cell office:value-type="float" office:value="0.311521636420209" calcext:value-type="float">
            <text:p>0.311521636420209</text:p>
          </table:table-cell>
          <table:table-cell office:value-type="float" office:value="0.349972041205929" calcext:value-type="float">
            <text:p>0.349972041205929</text:p>
          </table:table-cell>
        </table:table-row>
        <table:table-row table:style-name="ro1">
          <table:table-cell office:value-type="float" office:value="0.0189627242048359" calcext:value-type="float">
            <text:p>0.0189627242048359</text:p>
          </table:table-cell>
          <table:table-cell office:value-type="float" office:value="0.126720080668821" calcext:value-type="float">
            <text:p>0.126720080668821</text:p>
          </table:table-cell>
          <table:table-cell office:value-type="float" office:value="0.288969386062774" calcext:value-type="float">
            <text:p>0.288969386062774</text:p>
          </table:table-cell>
          <table:table-cell office:value-type="float" office:value="0.245320056551443" calcext:value-type="float">
            <text:p>0.245320056551443</text:p>
          </table:table-cell>
          <table:table-cell office:value-type="float" office:value="0.412391385745767" calcext:value-type="float">
            <text:p>0.412391385745767</text:p>
          </table:table-cell>
          <table:table-cell office:value-type="float" office:value="0.19433212653897" calcext:value-type="float">
            <text:p>0.19433212653897</text:p>
          </table:table-cell>
          <table:table-cell office:value-type="float" office:value="0.22994346721961" calcext:value-type="float">
            <text:p>0.22994346721961</text:p>
          </table:table-cell>
          <table:table-cell office:value-type="float" office:value="0.312425188644197" calcext:value-type="float">
            <text:p>0.312425188644197</text:p>
          </table:table-cell>
          <table:table-cell office:value-type="float" office:value="0.351006466517426" calcext:value-type="float">
            <text:p>0.351006466517426</text:p>
          </table:table-cell>
        </table:table-row>
        <table:table-row table:style-name="ro1">
          <table:table-cell office:value-type="float" office:value="0.018717522716202" calcext:value-type="float">
            <text:p>0.018717522716202</text:p>
          </table:table-cell>
          <table:table-cell office:value-type="float" office:value="0.129111737510465" calcext:value-type="float">
            <text:p>0.129111737510465</text:p>
          </table:table-cell>
          <table:table-cell office:value-type="float" office:value="0.288965994817336" calcext:value-type="float">
            <text:p>0.288965994817336</text:p>
          </table:table-cell>
          <table:table-cell office:value-type="float" office:value="0.248047870294444" calcext:value-type="float">
            <text:p>0.248047870294444</text:p>
          </table:table-cell>
          <table:table-cell office:value-type="float" office:value="0.411697035418172" calcext:value-type="float">
            <text:p>0.411697035418172</text:p>
          </table:table-cell>
          <table:table-cell office:value-type="float" office:value="0.195447209276557" calcext:value-type="float">
            <text:p>0.195447209276557</text:p>
          </table:table-cell>
          <table:table-cell office:value-type="float" office:value="0.231248094295861" calcext:value-type="float">
            <text:p>0.231248094295861</text:p>
          </table:table-cell>
          <table:table-cell office:value-type="float" office:value="0.313380407963441" calcext:value-type="float">
            <text:p>0.313380407963441</text:p>
          </table:table-cell>
          <table:table-cell office:value-type="float" office:value="0.352043743468199" calcext:value-type="float">
            <text:p>0.352043743468199</text:p>
          </table:table-cell>
        </table:table-row>
        <table:table-row table:style-name="ro1">
          <table:table-cell office:value-type="float" office:value="0.0185119424572817" calcext:value-type="float">
            <text:p>0.0185119424572817</text:p>
          </table:table-cell>
          <table:table-cell office:value-type="float" office:value="0.131446157802324" calcext:value-type="float">
            <text:p>0.131446157802324</text:p>
          </table:table-cell>
          <table:table-cell office:value-type="float" office:value="0.289104238495743" calcext:value-type="float">
            <text:p>0.289104238495743</text:p>
          </table:table-cell>
          <table:table-cell office:value-type="float" office:value="0.25067547258618" calcext:value-type="float">
            <text:p>0.25067547258618</text:p>
          </table:table-cell>
          <table:table-cell office:value-type="float" office:value="0.41114899664074" calcext:value-type="float">
            <text:p>0.41114899664074</text:p>
          </table:table-cell>
          <table:table-cell office:value-type="float" office:value="0.196632565045862" calcext:value-type="float">
            <text:p>0.196632565045862</text:p>
          </table:table-cell>
          <table:table-cell office:value-type="float" office:value="0.232573216969615" calcext:value-type="float">
            <text:p>0.232573216969615</text:p>
          </table:table-cell>
          <table:table-cell office:value-type="float" office:value="0.314390656216972" calcext:value-type="float">
            <text:p>0.314390656216972</text:p>
          </table:table-cell>
          <table:table-cell office:value-type="float" office:value="0.353076939547031" calcext:value-type="float">
            <text:p>0.353076939547031</text:p>
          </table:table-cell>
        </table:table-row>
        <table:table-row table:style-name="ro1">
          <table:table-cell office:value-type="float" office:value="0.0183435861934464" calcext:value-type="float">
            <text:p>0.0183435861934464</text:p>
          </table:table-cell>
          <table:table-cell office:value-type="float" office:value="0.133725267315643" calcext:value-type="float">
            <text:p>0.133725267315643</text:p>
          </table:table-cell>
          <table:table-cell office:value-type="float" office:value="0.289377563805553" calcext:value-type="float">
            <text:p>0.289377563805553</text:p>
          </table:table-cell>
          <table:table-cell office:value-type="float" office:value="0.253206636875267" calcext:value-type="float">
            <text:p>0.253206636875267</text:p>
          </table:table-cell>
          <table:table-cell office:value-type="float" office:value="0.410740112517828" calcext:value-type="float">
            <text:p>0.410740112517828</text:p>
          </table:table-cell>
          <table:table-cell office:value-type="float" office:value="0.197887720381254" calcext:value-type="float">
            <text:p>0.197887720381254</text:p>
          </table:table-cell>
          <table:table-cell office:value-type="float" office:value="0.233914859502252" calcext:value-type="float">
            <text:p>0.233914859502252</text:p>
          </table:table-cell>
          <table:table-cell office:value-type="float" office:value="0.315456063230351" calcext:value-type="float">
            <text:p>0.315456063230351</text:p>
          </table:table-cell>
          <table:table-cell office:value-type="float" office:value="0.35410262932659" calcext:value-type="float">
            <text:p>0.35410262932659</text:p>
          </table:table-cell>
        </table:table-row>
        <table:table-row table:style-name="ro1">
          <table:table-cell office:value-type="float" office:value="0.018210361842432" calcext:value-type="float">
            <text:p>0.018210361842432</text:p>
          </table:table-cell>
          <table:table-cell office:value-type="float" office:value="0.135951353383973" calcext:value-type="float">
            <text:p>0.135951353383973</text:p>
          </table:table-cell>
          <table:table-cell office:value-type="float" office:value="0.289779521787428" calcext:value-type="float">
            <text:p>0.289779521787428</text:p>
          </table:table-cell>
          <table:table-cell office:value-type="float" office:value="0.255645425375127" calcext:value-type="float">
            <text:p>0.255645425375127</text:p>
          </table:table-cell>
          <table:table-cell office:value-type="float" office:value="0.410463259670102" calcext:value-type="float">
            <text:p>0.410463259670102</text:p>
          </table:table-cell>
          <table:table-cell office:value-type="float" office:value="0.199209972591121" calcext:value-type="float">
            <text:p>0.199209972591121</text:p>
          </table:table-cell>
          <table:table-cell office:value-type="float" office:value="0.235271664047613" calcext:value-type="float">
            <text:p>0.235271664047613</text:p>
          </table:table-cell>
          <table:table-cell office:value-type="float" office:value="0.31657405981521" calcext:value-type="float">
            <text:p>0.31657405981521</text:p>
          </table:table-cell>
          <table:table-cell office:value-type="float" office:value="0.355120343157592" calcext:value-type="float">
            <text:p>0.355120343157592</text:p>
          </table:table-cell>
        </table:table-row>
        <table:table-row table:style-name="ro1">
          <table:table-cell office:value-type="float" office:value="0.0181104459539203" calcext:value-type="float">
            <text:p>0.0181104459539203</text:p>
          </table:table-cell>
          <table:table-cell office:value-type="float" office:value="0.138127006315962" calcext:value-type="float">
            <text:p>0.138127006315962</text:p>
          </table:table-cell>
          <table:table-cell office:value-type="float" office:value="0.290303779862762" calcext:value-type="float">
            <text:p>0.290303779862762</text:p>
          </table:table-cell>
          <table:table-cell office:value-type="float" office:value="0.257996129583946" calcext:value-type="float">
            <text:p>0.257996129583946</text:p>
          </table:table-cell>
          <table:table-cell office:value-type="float" office:value="0.410311378012093" calcext:value-type="float">
            <text:p>0.410311378012093</text:p>
          </table:table-cell>
          <table:table-cell office:value-type="float" office:value="0.20059487078968" calcext:value-type="float">
            <text:p>0.20059487078968</text:p>
          </table:table-cell>
          <table:table-cell office:value-type="float" office:value="0.236644368009334" calcext:value-type="float">
            <text:p>0.236644368009334</text:p>
          </table:table-cell>
          <table:table-cell office:value-type="float" office:value="0.317739976894789" calcext:value-type="float">
            <text:p>0.317739976894789</text:p>
          </table:table-cell>
          <table:table-cell office:value-type="float" office:value="0.356131944259229" calcext:value-type="float">
            <text:p>0.356131944259229</text:p>
          </table:table-cell>
        </table:table-row>
        <table:table-row table:style-name="ro1">
          <table:table-cell office:value-type="float" office:value="0.0180422412040728" calcext:value-type="float">
            <text:p>0.0180422412040728</text:p>
          </table:table-cell>
          <table:table-cell office:value-type="float" office:value="0.140255063529833" calcext:value-type="float">
            <text:p>0.140255063529833</text:p>
          </table:table-cell>
          <table:table-cell office:value-type="float" office:value="0.290944124531256" calcext:value-type="float">
            <text:p>0.290944124531256</text:p>
          </table:table-cell>
          <table:table-cell office:value-type="float" office:value="0.260263216722906" calcext:value-type="float">
            <text:p>0.260263216722906</text:p>
          </table:table-cell>
          <table:table-cell office:value-type="float" office:value="0.410277490814698" calcext:value-type="float">
            <text:p>0.410277490814698</text:p>
          </table:table-cell>
          <table:table-cell office:value-type="float" office:value="0.202036718885349" calcext:value-type="float">
            <text:p>0.202036718885349</text:p>
          </table:table-cell>
          <table:table-cell office:value-type="float" office:value="0.238035254146211" calcext:value-type="float">
            <text:p>0.238035254146211</text:p>
          </table:table-cell>
          <table:table-cell office:value-type="float" office:value="0.318947664561474" calcext:value-type="float">
            <text:p>0.318947664561474</text:p>
          </table:table-cell>
          <table:table-cell office:value-type="float" office:value="0.357140982948864" calcext:value-type="float">
            <text:p>0.357140982948864</text:p>
          </table:table-cell>
        </table:table-row>
        <table:table-row table:style-name="ro1">
          <table:table-cell office:value-type="float" office:value="0.0180043314494281" calcext:value-type="float">
            <text:p>0.0180043314494281</text:p>
          </table:table-cell>
          <table:table-cell office:value-type="float" office:value="0.142338559298964" calcext:value-type="float">
            <text:p>0.142338559298964</text:p>
          </table:table-cell>
          <table:table-cell office:value-type="float" office:value="0.291694456425587" calcext:value-type="float">
            <text:p>0.291694456425587</text:p>
          </table:table-cell>
          <table:table-cell office:value-type="float" office:value="0.262451283990857" calcext:value-type="float">
            <text:p>0.262451283990857</text:p>
          </table:table-cell>
          <table:table-cell office:value-type="float" office:value="0.410354715916495" calcext:value-type="float">
            <text:p>0.410354715916495</text:p>
          </table:table-cell>
          <table:table-cell office:value-type="float" office:value="0.203529068934539" calcext:value-type="float">
            <text:p>0.203529068934539</text:p>
          </table:table-cell>
          <table:table-cell office:value-type="float" office:value="0.239447609063561" calcext:value-type="float">
            <text:p>0.239447609063561</text:p>
          </table:table-cell>
          <table:table-cell office:value-type="float" office:value="0.320190092864414" calcext:value-type="float">
            <text:p>0.320190092864414</text:p>
          </table:table-cell>
          <table:table-cell office:value-type="float" office:value="0.3581520685063" calcext:value-type="float">
            <text:p>0.3581520685063</text:p>
          </table:table-cell>
        </table:table-row>
        <table:table-row table:style-name="ro1">
          <table:table-cell office:value-type="float" office:value="0.0179954382085942" calcext:value-type="float">
            <text:p>0.0179954382085942</text:p>
          </table:table-cell>
          <table:table-cell office:value-type="float" office:value="0.144380680425208" calcext:value-type="float">
            <text:p>0.144380680425208</text:p>
          </table:table-cell>
          <table:table-cell office:value-type="float" office:value="0.292548781946399" calcext:value-type="float">
            <text:p>0.292548781946399</text:p>
          </table:table-cell>
          <table:table-cell office:value-type="float" office:value="0.26456501951674" calcext:value-type="float">
            <text:p>0.26456501951674</text:p>
          </table:table-cell>
          <table:table-cell office:value-type="float" office:value="0.410536271836769" calcext:value-type="float">
            <text:p>0.410536271836769</text:p>
          </table:table-cell>
          <table:table-cell office:value-type="float" office:value="0.205065178488125" calcext:value-type="float">
            <text:p>0.205065178488125</text:p>
          </table:table-cell>
          <table:table-cell office:value-type="float" office:value="0.240885220678404" calcext:value-type="float">
            <text:p>0.240885220678404</text:p>
          </table:table-cell>
          <table:table-cell office:value-type="float" office:value="0.321459902747353" calcext:value-type="float">
            <text:p>0.321459902747353</text:p>
          </table:table-cell>
          <table:table-cell office:value-type="float" office:value="0.359170292613801" calcext:value-type="float">
            <text:p>0.359170292613801</text:p>
          </table:table-cell>
        </table:table-row>
        <table:table-row table:style-name="ro1">
          <table:table-cell office:value-type="float" office:value="0.0180143803726215" calcext:value-type="float">
            <text:p>0.0180143803726215</text:p>
          </table:table-cell>
          <table:table-cell office:value-type="float" office:value="0.146384730623588" calcext:value-type="float">
            <text:p>0.146384730623588</text:p>
          </table:table-cell>
          <table:table-cell office:value-type="float" office:value="0.293501201068362" calcext:value-type="float">
            <text:p>0.293501201068362</text:p>
          </table:table-cell>
          <table:table-cell office:value-type="float" office:value="0.266609172427966" calcext:value-type="float">
            <text:p>0.266609172427966</text:p>
          </table:table-cell>
          <table:table-cell office:value-type="float" office:value="0.410815477796709" calcext:value-type="float">
            <text:p>0.410815477796709</text:p>
          </table:table-cell>
          <table:table-cell office:value-type="float" office:value="0.206638411608088" calcext:value-type="float">
            <text:p>0.206638411608088</text:p>
          </table:table-cell>
          <table:table-cell office:value-type="float" office:value="0.242351936646154" calcext:value-type="float">
            <text:p>0.242351936646154</text:p>
          </table:table-cell>
          <table:table-cell office:value-type="float" office:value="0.322749883816948" calcext:value-type="float">
            <text:p>0.322749883816948</text:p>
          </table:table-cell>
          <table:table-cell office:value-type="float" office:value="0.360200728563993" calcext:value-type="float">
            <text:p>0.360200728563993</text:p>
          </table:table-cell>
        </table:table-row>
        <table:table-row table:style-name="ro1">
          <table:table-cell office:value-type="float" office:value="0.0180600398946659" calcext:value-type="float">
            <text:p>0.0180600398946659</text:p>
          </table:table-cell>
          <table:table-cell office:value-type="float" office:value="0.148354100940558" calcext:value-type="float">
            <text:p>0.148354100940558</text:p>
          </table:table-cell>
          <table:table-cell office:value-type="float" office:value="0.29454589671901" calcext:value-type="float">
            <text:p>0.29454589671901</text:p>
          </table:table-cell>
          <table:table-cell office:value-type="float" office:value="0.268588527975093" calcext:value-type="float">
            <text:p>0.268588527975093</text:p>
          </table:table-cell>
          <table:table-cell office:value-type="float" office:value="0.411185753188454" calcext:value-type="float">
            <text:p>0.411185753188454</text:p>
          </table:table-cell>
          <table:table-cell office:value-type="float" office:value="0.208242569760532" calcext:value-type="float">
            <text:p>0.208242569760532</text:p>
          </table:table-cell>
          <table:table-cell office:value-type="float" office:value="0.243851300213801" calcext:value-type="float">
            <text:p>0.243851300213801</text:p>
          </table:table-cell>
          <table:table-cell office:value-type="float" office:value="0.324053363257274" calcext:value-type="float">
            <text:p>0.324053363257274</text:p>
          </table:table-cell>
          <table:table-cell office:value-type="float" office:value="0.361248023372218" calcext:value-type="float">
            <text:p>0.361248023372218</text:p>
          </table:table-cell>
        </table:table-row>
        <table:table-row table:style-name="ro1">
          <table:table-cell office:value-type="float" office:value="0.0181313334156108" calcext:value-type="float">
            <text:p>0.0181313334156108</text:p>
          </table:table-cell>
          <table:table-cell office:value-type="float" office:value="0.150292248009072" calcext:value-type="float">
            <text:p>0.150292248009072</text:p>
          </table:table-cell>
          <table:table-cell office:value-type="float" office:value="0.295677123966654" calcext:value-type="float">
            <text:p>0.295677123966654</text:p>
          </table:table-cell>
          <table:table-cell office:value-type="float" office:value="0.270507889717728" calcext:value-type="float">
            <text:p>0.270507889717728</text:p>
          </table:table-cell>
          <table:table-cell office:value-type="float" office:value="0.411640614527112" calcext:value-type="float">
            <text:p>0.411640614527112</text:p>
          </table:table-cell>
          <table:table-cell office:value-type="float" office:value="0.209872144226175" calcext:value-type="float">
            <text:p>0.209872144226175</text:p>
          </table:table-cell>
          <table:table-cell office:value-type="float" office:value="0.245386271270605" calcext:value-type="float">
            <text:p>0.245386271270605</text:p>
          </table:table-cell>
          <table:table-cell office:value-type="float" office:value="0.325364497682345" calcext:value-type="float">
            <text:p>0.325364497682345</text:p>
          </table:table-cell>
          <table:table-cell office:value-type="float" office:value="0.362316090582431" calcext:value-type="float">
            <text:p>0.362316090582431</text:p>
          </table:table-cell>
        </table:table-row>
        <table:table-row table:style-name="ro1">
          <table:table-cell office:value-type="float" office:value="0.0182271908821259" calcext:value-type="float">
            <text:p>0.0182271908821259</text:p>
          </table:table-cell>
          <table:table-cell office:value-type="float" office:value="0.152202676885501" calcext:value-type="float">
            <text:p>0.152202676885501</text:p>
          </table:table-cell>
          <table:table-cell office:value-type="float" office:value="0.296889202907718" calcext:value-type="float">
            <text:p>0.296889202907718</text:p>
          </table:table-cell>
          <table:table-cell office:value-type="float" office:value="0.272372064721688" calcext:value-type="float">
            <text:p>0.272372064721688</text:p>
          </table:table-cell>
          <table:table-cell office:value-type="float" office:value="0.412173674196004" calcext:value-type="float">
            <text:p>0.412173674196004</text:p>
          </table:table-cell>
          <table:table-cell office:value-type="float" office:value="0.211522487656263" calcext:value-type="float">
            <text:p>0.211522487656263</text:p>
          </table:table-cell>
          <table:table-cell office:value-type="float" office:value="0.246959035669622" calcext:value-type="float">
            <text:p>0.246959035669622</text:p>
          </table:table-cell>
          <table:table-cell office:value-type="float" office:value="0.326678466372454" calcext:value-type="float">
            <text:p>0.326678466372454</text:p>
          </table:table-cell>
          <table:table-cell office:value-type="float" office:value="0.363407905664377" calcext:value-type="float">
            <text:p>0.363407905664377</text:p>
          </table:table-cell>
        </table:table-row>
        <table:table-row table:style-name="ro1">
          <table:table-cell office:value-type="float" office:value="0.0183465404081619" calcext:value-type="float">
            <text:p>0.0183465404081619</text:p>
          </table:table-cell>
          <table:table-cell office:value-type="float" office:value="0.154088928350905" calcext:value-type="float">
            <text:p>0.154088928350905</text:p>
          </table:table-cell>
          <table:table-cell office:value-type="float" office:value="0.298176514349541" calcext:value-type="float">
            <text:p>0.298176514349541</text:p>
          </table:table-cell>
          <table:table-cell office:value-type="float" office:value="0.274185851904744" calcext:value-type="float">
            <text:p>0.274185851904744</text:p>
          </table:table-cell>
          <table:table-cell office:value-type="float" office:value="0.412778640240618" calcext:value-type="float">
            <text:p>0.412778640240618</text:p>
          </table:table-cell>
          <table:table-cell office:value-type="float" office:value="0.213189907411446" calcext:value-type="float">
            <text:p>0.213189907411446</text:p>
          </table:table-cell>
          <table:table-cell office:value-type="float" office:value="0.248570898897904" calcext:value-type="float">
            <text:p>0.248570898897904</text:p>
          </table:table-cell>
          <table:table-cell office:value-type="float" office:value="0.327991570695931" calcext:value-type="float">
            <text:p>0.327991570695931</text:p>
          </table:table-cell>
          <table:table-cell office:value-type="float" office:value="0.364525398427611" calcext:value-type="float">
            <text:p>0.364525398427611</text:p>
          </table:table-cell>
        </table:table-row>
        <table:table-row table:style-name="ro1">
          <table:table-cell office:value-type="float" office:value="0.0184882990181516" calcext:value-type="float">
            <text:p>0.0184882990181516</text:p>
          </table:table-cell>
          <table:table-cell office:value-type="float" office:value="0.155954568849328" calcext:value-type="float">
            <text:p>0.155954568849328</text:p>
          </table:table-cell>
          <table:table-cell office:value-type="float" office:value="0.299533499313063" calcext:value-type="float">
            <text:p>0.299533499313063</text:p>
          </table:table-cell>
          <table:table-cell office:value-type="float" office:value="0.275954031630651" calcext:value-type="float">
            <text:p>0.275954031630651</text:p>
          </table:table-cell>
          <table:table-cell office:value-type="float" office:value="0.413449318593311" calcext:value-type="float">
            <text:p>0.413449318593311</text:p>
          </table:table-cell>
          <table:table-cell office:value-type="float" office:value="0.214871686991553" calcext:value-type="float">
            <text:p>0.214871686991553</text:p>
          </table:table-cell>
          <table:table-cell office:value-type="float" office:value="0.250222257024835" calcext:value-type="float">
            <text:p>0.250222257024835</text:p>
          </table:table-cell>
          <table:table-cell office:value-type="float" office:value="0.329301248499434" calcext:value-type="float">
            <text:p>0.329301248499434</text:p>
          </table:table-cell>
          <table:table-cell office:value-type="float" office:value="0.365669433219415" calcext:value-type="float">
            <text:p>0.365669433219415</text:p>
          </table:table-cell>
        </table:table-row>
        <table:table-row table:style-name="ro1">
          <table:table-cell office:value-type="float" office:value="0.0186513685325034" calcext:value-type="float">
            <text:p>0.0186513685325034</text:p>
          </table:table-cell>
          <table:table-cell office:value-type="float" office:value="0.157803181709993" calcext:value-type="float">
            <text:p>0.157803181709993</text:p>
          </table:table-cell>
          <table:table-cell office:value-type="float" office:value="0.300954662563828" calcext:value-type="float">
            <text:p>0.300954662563828</text:p>
          </table:table-cell>
          <table:table-cell office:value-type="float" office:value="0.2776813553347" calcext:value-type="float">
            <text:p>0.2776813553347</text:p>
          </table:table-cell>
          <table:table-cell office:value-type="float" office:value="0.414179618254846" calcext:value-type="float">
            <text:p>0.414179618254846</text:p>
          </table:table-cell>
          <table:table-cell office:value-type="float" office:value="0.216566046023212" calcext:value-type="float">
            <text:p>0.216566046023212</text:p>
          </table:table-cell>
          <table:table-cell office:value-type="float" office:value="0.251912633411347" calcext:value-type="float">
            <text:p>0.251912633411347</text:p>
          </table:table-cell>
          <table:table-cell office:value-type="float" office:value="0.330606016942278" calcext:value-type="float">
            <text:p>0.330606016942278</text:p>
          </table:table-cell>
          <table:table-cell office:value-type="float" office:value="0.366839862845604" calcext:value-type="float">
            <text:p>0.366839862845604</text:p>
          </table:table-cell>
        </table:table-row>
        <table:table-row table:style-name="ro1">
          <table:table-cell office:value-type="float" office:value="0.0188346358563344" calcext:value-type="float">
            <text:p>0.0188346358563344</text:p>
          </table:table-cell>
          <table:table-cell office:value-type="float" office:value="0.159638358587016" calcext:value-type="float">
            <text:p>0.159638358587016</text:p>
          </table:table-cell>
          <table:table-cell office:value-type="float" office:value="0.302434580131032" calcext:value-type="float">
            <text:p>0.302434580131032</text:p>
          </table:table-cell>
          <table:table-cell office:value-type="float" office:value="0.279372534298751" calcext:value-type="float">
            <text:p>0.279372534298751</text:p>
          </table:table-cell>
          <table:table-cell office:value-type="float" office:value="0.414963559657603" calcext:value-type="float">
            <text:p>0.414963559657603</text:p>
          </table:table-cell>
          <table:table-cell office:value-type="float" office:value="0.218272050432375" calcext:value-type="float">
            <text:p>0.218272050432375</text:p>
          </table:table-cell>
          <table:table-cell office:value-type="float" office:value="0.253640768581717" calcext:value-type="float">
            <text:p>0.253640768581717</text:p>
          </table:table-cell>
          <table:table-cell office:value-type="float" office:value="0.331905358335469" calcext:value-type="float">
            <text:p>0.331905358335469</text:p>
          </table:table-cell>
          <table:table-cell office:value-type="float" office:value="0.368035641127769" calcext:value-type="float">
            <text:p>0.368035641127769</text:p>
          </table:table-cell>
        </table:table-row>
        <table:table-row table:style-name="ro1">
          <table:table-cell office:value-type="float" office:value="0.0190369767322482" calcext:value-type="float">
            <text:p>0.0190369767322482</text:p>
          </table:table-cell>
          <table:table-cell office:value-type="float" office:value="0.161463690628486" calcext:value-type="float">
            <text:p>0.161463690628486</text:p>
          </table:table-cell>
          <table:table-cell office:value-type="float" office:value="0.303967910091926" calcext:value-type="float">
            <text:p>0.303967910091926</text:p>
          </table:table-cell>
          <table:table-cell office:value-type="float" office:value="0.281032227405008" calcext:value-type="float">
            <text:p>0.281032227405008</text:p>
          </table:table-cell>
          <table:table-cell office:value-type="float" office:value="0.415795285689148" calcext:value-type="float">
            <text:p>0.415795285689148</text:p>
          </table:table-cell>
          <table:table-cell office:value-type="float" office:value="0.219989486516065" calcext:value-type="float">
            <text:p>0.219989486516065</text:p>
          </table:table-cell>
          <table:table-cell office:value-type="float" office:value="0.255404748482081" calcext:value-type="float">
            <text:p>0.255404748482081</text:p>
          </table:table-cell>
          <table:table-cell office:value-type="float" office:value="0.33319956570707" calcext:value-type="float">
            <text:p>0.33319956570707</text:p>
          </table:table-cell>
          <table:table-cell office:value-type="float" office:value="0.369254976818401" calcext:value-type="float">
            <text:p>0.369254976818401</text:p>
          </table:table-cell>
        </table:table-row>
        <table:table-row table:style-name="ro1">
          <table:table-cell office:value-type="float" office:value="0.0192572627415092" calcext:value-type="float">
            <text:p>0.0192572627415092</text:p>
          </table:table-cell>
          <table:table-cell office:value-type="float" office:value="0.163282757445857" calcext:value-type="float">
            <text:p>0.163282757445857</text:p>
          </table:table-cell>
          <table:table-cell office:value-type="float" office:value="0.305549407938758" calcext:value-type="float">
            <text:p>0.305549407938758</text:p>
          </table:table-cell>
          <table:table-cell office:value-type="float" office:value="0.282665025874004" calcext:value-type="float">
            <text:p>0.282665025874004</text:p>
          </table:table-cell>
          <table:table-cell office:value-type="float" office:value="0.416669076989744" calcext:value-type="float">
            <text:p>0.416669076989744</text:p>
          </table:table-cell>
          <table:table-cell office:value-type="float" office:value="0.2217187122865" calcext:value-type="float">
            <text:p>0.2217187122865</text:p>
          </table:table-cell>
          <table:table-cell office:value-type="float" office:value="0.257202157552122" calcext:value-type="float">
            <text:p>0.257202157552122</text:p>
          </table:table-cell>
          <table:table-cell office:value-type="float" office:value="0.33448956391001" calcext:value-type="float">
            <text:p>0.33448956391001</text:p>
          </table:table-cell>
          <table:table-cell office:value-type="float" office:value="0.370495512996361" calcext:value-type="float">
            <text:p>0.370495512996361</text:p>
          </table:table-cell>
        </table:table-row>
        <table:table-row table:style-name="ro1">
          <table:table-cell office:value-type="float" office:value="0.0194943700987097" calcext:value-type="float">
            <text:p>0.0194943700987097</text:p>
          </table:table-cell>
          <table:table-cell office:value-type="float" office:value="0.165099115502527" calcext:value-type="float">
            <text:p>0.165099115502527</text:p>
          </table:table-cell>
          <table:table-cell office:value-type="float" office:value="0.307173943472523" calcext:value-type="float">
            <text:p>0.307173943472523</text:p>
          </table:table-cell>
          <table:table-cell office:value-type="float" office:value="0.284275437319543" calcext:value-type="float">
            <text:p>0.284275437319543</text:p>
          </table:table-cell>
          <table:table-cell office:value-type="float" office:value="0.4175793684329" calcext:value-type="float">
            <text:p>0.4175793684329</text:p>
          </table:table-cell>
          <table:table-cell office:value-type="float" office:value="0.223460498835266" calcext:value-type="float">
            <text:p>0.223460498835266</text:p>
          </table:table-cell>
          <table:table-cell office:value-type="float" office:value="0.259030242376973" calcext:value-type="float">
            <text:p>0.259030242376973</text:p>
          </table:table-cell>
          <table:table-cell office:value-type="float" office:value="0.335776721488318" calcext:value-type="float">
            <text:p>0.335776721488318</text:p>
          </table:table-cell>
          <table:table-cell office:value-type="float" office:value="0.371754515940723" calcext:value-type="float">
            <text:p>0.371754515940723</text:p>
          </table:table-cell>
        </table:table-row>
        <table:table-row table:style-name="ro1">
          <table:table-cell office:value-type="float" office:value="0.0197471905745805" calcext:value-type="float">
            <text:p>0.0197471905745805</text:p>
          </table:table-cell>
          <table:table-cell office:value-type="float" office:value="0.166916283094174" calcext:value-type="float">
            <text:p>0.166916283094174</text:p>
          </table:table-cell>
          <table:table-cell office:value-type="float" office:value="0.308836521955074" calcext:value-type="float">
            <text:p>0.308836521955074</text:p>
          </table:table-cell>
          <table:table-cell office:value-type="float" office:value="0.285867865953735" calcext:value-type="float">
            <text:p>0.285867865953735</text:p>
          </table:table-cell>
          <table:table-cell office:value-type="float" office:value="0.418520769857569" calcext:value-type="float">
            <text:p>0.418520769857569</text:p>
          </table:table-cell>
          <table:table-cell office:value-type="float" office:value="0.225215873408831" calcext:value-type="float">
            <text:p>0.225215873408831</text:p>
          </table:table-cell>
          <table:table-cell office:value-type="float" office:value="0.26088607474562" calcext:value-type="float">
            <text:p>0.26088607474562</text:p>
          </table:table-cell>
          <table:table-cell office:value-type="float" office:value="0.337062666502324" calcext:value-type="float">
            <text:p>0.337062666502324</text:p>
          </table:table-cell>
          <table:table-cell office:value-type="float" office:value="0.373029060632622" calcext:value-type="float">
            <text:p>0.373029060632622</text:p>
          </table:table-cell>
        </table:table-row>
        <table:table-row table:style-name="ro1">
          <table:table-cell office:value-type="float" office:value="0.0200146429892601" calcext:value-type="float">
            <text:p>0.0200146429892601</text:p>
          </table:table-cell>
          <table:table-cell office:value-type="float" office:value="0.168737724400776" calcext:value-type="float">
            <text:p>0.168737724400776</text:p>
          </table:table-cell>
          <table:table-cell office:value-type="float" office:value="0.310532305678764" calcext:value-type="float">
            <text:p>0.310532305678764</text:p>
          </table:table-cell>
          <table:table-cell office:value-type="float" office:value="0.287446592236023" calcext:value-type="float">
            <text:p>0.287446592236023</text:p>
          </table:table-cell>
          <table:table-cell office:value-type="float" office:value="0.419488087072948" calcext:value-type="float">
            <text:p>0.419488087072948</text:p>
          </table:table-cell>
          <table:table-cell office:value-type="float" office:value="0.226985973534873" calcext:value-type="float">
            <text:p>0.226985973534873</text:p>
          </table:table-cell>
          <table:table-cell office:value-type="float" office:value="0.262766703264209" calcext:value-type="float">
            <text:p>0.262766703264209</text:p>
          </table:table-cell>
          <table:table-cell office:value-type="float" office:value="0.338349117223975" calcext:value-type="float">
            <text:p>0.338349117223975</text:p>
          </table:table-cell>
          <table:table-cell office:value-type="float" office:value="0.374316201169723" calcext:value-type="float">
            <text:p>0.374316201169723</text:p>
          </table:table-cell>
        </table:table-row>
        <table:table-row table:style-name="ro1">
          <table:table-cell office:value-type="float" office:value="0.0202956855084874" calcext:value-type="float">
            <text:p>0.0202956855084874</text:p>
          </table:table-cell>
          <table:table-cell office:value-type="float" office:value="0.170566830605508" calcext:value-type="float">
            <text:p>0.170566830605508</text:p>
          </table:table-cell>
          <table:table-cell office:value-type="float" office:value="0.312256637909809" calcext:value-type="float">
            <text:p>0.312256637909809</text:p>
          </table:table-cell>
          <table:table-cell office:value-type="float" office:value="0.289015749728009" calcext:value-type="float">
            <text:p>0.289015749728009</text:p>
          </table:table-cell>
          <table:table-cell office:value-type="float" office:value="0.42047634532784" calcext:value-type="float">
            <text:p>0.42047634532784</text:p>
          </table:table-cell>
          <table:table-cell office:value-type="float" office:value="0.228771919641585" calcext:value-type="float">
            <text:p>0.228771919641585</text:p>
          </table:table-cell>
          <table:table-cell office:value-type="float" office:value="0.264669286522439" calcext:value-type="float">
            <text:p>0.264669286522439</text:p>
          </table:table-cell>
          <table:table-cell office:value-type="float" office:value="0.33963773574275" calcext:value-type="float">
            <text:p>0.33963773574275</text:p>
          </table:table-cell>
          <table:table-cell office:value-type="float" office:value="0.375613118347484" calcext:value-type="float">
            <text:p>0.375613118347484</text:p>
          </table:table-cell>
        </table:table-row>
        <table:table-row table:style-name="ro1">
          <table:table-cell office:value-type="float" office:value="0.0205893277401847" calcext:value-type="float">
            <text:p>0.0205893277401847</text:p>
          </table:table-cell>
          <table:table-cell office:value-type="float" office:value="0.172406899560586" calcext:value-type="float">
            <text:p>0.172406899560586</text:p>
          </table:table-cell>
          <table:table-cell office:value-type="float" office:value="0.31400506688778" calcext:value-type="float">
            <text:p>0.31400506688778</text:p>
          </table:table-cell>
          <table:table-cell office:value-type="float" office:value="0.290579301134368" calcext:value-type="float">
            <text:p>0.290579301134368</text:p>
          </table:table-cell>
          <table:table-cell office:value-type="float" office:value="0.42148081285747" calcext:value-type="float">
            <text:p>0.42148081285747</text:p>
          </table:table-cell>
          <table:table-cell office:value-type="float" office:value="0.230574711334019" calcext:value-type="float">
            <text:p>0.230574711334019</text:p>
          </table:table-cell>
          <table:table-cell office:value-type="float" office:value="0.266591201774252" calcext:value-type="float">
            <text:p>0.266591201774252</text:p>
          </table:table-cell>
          <table:table-cell office:value-type="float" office:value="0.340930010206539" calcext:value-type="float">
            <text:p>0.340930010206539</text:p>
          </table:table-cell>
          <table:table-cell office:value-type="float" office:value="0.376917238228577" calcext:value-type="float">
            <text:p>0.376917238228577</text:p>
          </table:table-cell>
        </table:table-row>
        <table:table-row table:style-name="ro1">
          <table:table-cell office:value-type="float" office:value="0.0208946423671289" calcext:value-type="float">
            <text:p>0.0208946423671289</text:p>
          </table:table-cell>
          <table:table-cell office:value-type="float" office:value="0.174261113960294" calcext:value-type="float">
            <text:p>0.174261113960294</text:p>
          </table:table-cell>
          <table:table-cell office:value-type="float" office:value="0.315773369671218" calcext:value-type="float">
            <text:p>0.315773369671218</text:p>
          </table:table-cell>
          <table:table-cell office:value-type="float" office:value="0.292141013581845" calcext:value-type="float">
            <text:p>0.292141013581845</text:p>
          </table:table-cell>
          <table:table-cell office:value-type="float" office:value="0.422497024342741" calcext:value-type="float">
            <text:p>0.422497024342741</text:p>
          </table:table-cell>
          <table:table-cell office:value-type="float" office:value="0.232395149663929" calcext:value-type="float">
            <text:p>0.232395149663929</text:p>
          </table:table-cell>
          <table:table-cell office:value-type="float" office:value="0.26853012668615" calcext:value-type="float">
            <text:p>0.26853012668615</text:p>
          </table:table-cell>
          <table:table-cell office:value-type="float" office:value="0.342227167941162" calcext:value-type="float">
            <text:p>0.342227167941162</text:p>
          </table:table-cell>
          <table:table-cell office:value-type="float" office:value="0.378226319422975" calcext:value-type="float">
            <text:p>0.378226319422975</text:p>
          </table:table-cell>
        </table:table-row>
        <table:table-row table:style-name="ro1">
          <table:table-cell office:value-type="float" office:value="0.0212107759248459" calcext:value-type="float">
            <text:p>0.0212107759248459</text:p>
          </table:table-cell>
          <table:table-cell office:value-type="float" office:value="0.176132518430859" calcext:value-type="float">
            <text:p>0.176132518430859</text:p>
          </table:table-cell>
          <table:table-cell office:value-type="float" office:value="0.317557575137612" calcext:value-type="float">
            <text:p>0.317557575137612</text:p>
          </table:table-cell>
          <table:table-cell office:value-type="float" office:value="0.293704433706222" calcext:value-type="float">
            <text:p>0.293704433706222</text:p>
          </table:table-cell>
          <table:table-cell office:value-type="float" office:value="0.423520803593376" calcext:value-type="float">
            <text:p>0.423520803593376</text:p>
          </table:table-cell>
          <table:table-cell office:value-type="float" office:value="0.234233786529974" calcext:value-type="float">
            <text:p>0.234233786529974</text:p>
          </table:table-cell>
          <table:table-cell office:value-type="float" office:value="0.270484092790341" calcext:value-type="float">
            <text:p>0.270484092790341</text:p>
          </table:table-cell>
          <table:table-cell office:value-type="float" office:value="0.343530120346503" calcext:value-type="float">
            <text:p>0.343530120346503</text:p>
          </table:table-cell>
          <table:table-cell office:value-type="float" office:value="0.379538508078637" calcext:value-type="float">
            <text:p>0.379538508078637</text:p>
          </table:table-cell>
        </table:table-row>
        <table:table-row table:style-name="ro1">
          <table:table-cell office:value-type="float" office:value="0.0215369584516503" calcext:value-type="float">
            <text:p>0.0215369584516503</text:p>
          </table:table-cell>
          <table:table-cell office:value-type="float" office:value="0.178023996190244" calcext:value-type="float">
            <text:p>0.178023996190244</text:p>
          </table:table-cell>
          <table:table-cell office:value-type="float" office:value="0.31935398536868" calcext:value-type="float">
            <text:p>0.31935398536868</text:p>
          </table:table-cell>
          <table:table-cell office:value-type="float" office:value="0.295272863327386" calcext:value-type="float">
            <text:p>0.295272863327386</text:p>
          </table:table-cell>
          <table:table-cell office:value-type="float" office:value="0.424548284649675" calcext:value-type="float">
            <text:p>0.424548284649675</text:p>
          </table:table-cell>
          <table:table-cell office:value-type="float" office:value="0.236090899496798" calcext:value-type="float">
            <text:p>0.236090899496798</text:p>
          </table:table-cell>
          <table:table-cell office:value-type="float" office:value="0.272451512198264" calcext:value-type="float">
            <text:p>0.272451512198264</text:p>
          </table:table-cell>
          <table:table-cell office:value-type="float" office:value="0.344839437251909" calcext:value-type="float">
            <text:p>0.344839437251909</text:p>
          </table:table-cell>
          <table:table-cell office:value-type="float" office:value="0.380852362824621" calcext:value-type="float">
            <text:p>0.380852362824621</text:p>
          </table:table-cell>
        </table:table-row>
        <table:table-row table:style-name="ro1">
          <table:table-cell office:value-type="float" office:value="0.0218725116197238" calcext:value-type="float">
            <text:p>0.0218725116197238</text:p>
          </table:table-cell>
          <table:table-cell office:value-type="float" office:value="0.179938246328249" calcext:value-type="float">
            <text:p>0.179938246328249</text:p>
          </table:table-cell>
          <table:table-cell office:value-type="float" office:value="0.321159194234983" calcext:value-type="float">
            <text:p>0.321159194234983</text:p>
          </table:table-cell>
          <table:table-cell office:value-type="float" office:value="0.296849336932701" calcext:value-type="float">
            <text:p>0.296849336932701</text:p>
          </table:table-cell>
          <table:table-cell office:value-type="float" office:value="0.425575930054771" calcext:value-type="float">
            <text:p>0.425575930054771</text:p>
          </table:table-cell>
          <table:table-cell office:value-type="float" office:value="0.237966489780596" calcext:value-type="float">
            <text:p>0.237966489780596</text:p>
          </table:table-cell>
          <table:table-cell office:value-type="float" office:value="0.274431179563632" calcext:value-type="float">
            <text:p>0.274431179563632</text:p>
          </table:table-cell>
          <table:table-cell office:value-type="float" office:value="0.346155347878722" calcext:value-type="float">
            <text:p>0.346155347878722</text:p>
          </table:table-cell>
          <table:table-cell office:value-type="float" office:value="0.382166852381992" calcext:value-type="float">
            <text:p>0.382166852381992</text:p>
          </table:table-cell>
        </table:table-row>
        <table:table-row table:style-name="ro1">
          <table:table-cell office:value-type="float" office:value="0.0222168557425887" calcext:value-type="float">
            <text:p>0.0222168557425887</text:p>
          </table:table-cell>
          <table:table-cell office:value-type="float" office:value="0.181877761127581" calcext:value-type="float">
            <text:p>0.181877761127581</text:p>
          </table:table-cell>
          <table:table-cell office:value-type="float" office:value="0.322970104175918" calcext:value-type="float">
            <text:p>0.322970104175918</text:p>
          </table:table-cell>
          <table:table-cell office:value-type="float" office:value="0.298436600173442" calcext:value-type="float">
            <text:p>0.298436600173442</text:p>
          </table:table-cell>
          <table:table-cell office:value-type="float" office:value="0.426600547331099" calcext:value-type="float">
            <text:p>0.426600547331099</text:p>
          </table:table-cell>
          <table:table-cell office:value-type="float" office:value="0.239860299569692" calcext:value-type="float">
            <text:p>0.239860299569692</text:p>
          </table:table-cell>
          <table:table-cell office:value-type="float" office:value="0.276422253627665" calcext:value-type="float">
            <text:p>0.276422253627665</text:p>
          </table:table-cell>
          <table:table-cell office:value-type="float" office:value="0.347477763631471" calcext:value-type="float">
            <text:p>0.347477763631471</text:p>
          </table:table-cell>
          <table:table-cell office:value-type="float" office:value="0.383481330902167" calcext:value-type="float">
            <text:p>0.383481330902167</text:p>
          </table:table-cell>
        </table:table-row>
        <table:table-row table:style-name="ro1">
          <table:table-cell office:value-type="float" office:value="0.0225695148115104" calcext:value-type="float">
            <text:p>0.0225695148115104</text:p>
          </table:table-cell>
          <table:table-cell office:value-type="float" office:value="0.183844806203493" calcext:value-type="float">
            <text:p>0.183844806203493</text:p>
          </table:table-cell>
          <table:table-cell office:value-type="float" office:value="0.324783938096784" calcext:value-type="float">
            <text:p>0.324783938096784</text:p>
          </table:table-cell>
          <table:table-cell office:value-type="float" office:value="0.300037092560465" calcext:value-type="float">
            <text:p>0.300037092560465</text:p>
          </table:table-cell>
          <table:table-cell office:value-type="float" office:value="0.427619300383453" calcext:value-type="float">
            <text:p>0.427619300383453</text:p>
          </table:table-cell>
          <table:table-cell office:value-type="float" office:value="0.241771844276815" calcext:value-type="float">
            <text:p>0.241771844276815</text:p>
          </table:table-cell>
          <table:table-cell office:value-type="float" office:value="0.278424221965176" calcext:value-type="float">
            <text:p>0.278424221965176</text:p>
          </table:table-cell>
          <table:table-cell office:value-type="float" office:value="0.348806317743591" calcext:value-type="float">
            <text:p>0.348806317743591</text:p>
          </table:table-cell>
          <table:table-cell office:value-type="float" office:value="0.384795495567728" calcext:value-type="float">
            <text:p>0.384795495567728</text:p>
          </table:table-cell>
        </table:table-row>
        <table:table-row table:style-name="ro1">
          <table:table-cell office:value-type="float" office:value="0.0229301205935476" calcext:value-type="float">
            <text:p>0.0229301205935476</text:p>
          </table:table-cell>
          <table:table-cell office:value-type="float" office:value="0.185841401500527" calcext:value-type="float">
            <text:p>0.185841401500527</text:p>
          </table:table-cell>
          <table:table-cell office:value-type="float" office:value="0.326598249208193" calcext:value-type="float">
            <text:p>0.326598249208193</text:p>
          </table:table-cell>
          <table:table-cell office:value-type="float" office:value="0.301652931850817" calcext:value-type="float">
            <text:p>0.301652931850817</text:p>
          </table:table-cell>
          <table:table-cell office:value-type="float" office:value="0.428629718784063" calcext:value-type="float">
            <text:p>0.428629718784063</text:p>
          </table:table-cell>
          <table:table-cell office:value-type="float" office:value="0.243700455353613" calcext:value-type="float">
            <text:p>0.243700455353613</text:p>
          </table:table-cell>
          <table:table-cell office:value-type="float" office:value="0.280436854414037" calcext:value-type="float">
            <text:p>0.280436854414037</text:p>
          </table:table-cell>
          <table:table-cell office:value-type="float" office:value="0.350140416386925" calcext:value-type="float">
            <text:p>0.350140416386925</text:p>
          </table:table-cell>
          <table:table-cell office:value-type="float" office:value="0.386109332461463" calcext:value-type="float">
            <text:p>0.386109332461463</text:p>
          </table:table-cell>
        </table:table-row>
        <table:table-row table:style-name="ro1">
          <table:table-cell office:value-type="float" office:value="0.0232984148703734" calcext:value-type="float">
            <text:p>0.0232984148703734</text:p>
          </table:table-cell>
          <table:table-cell office:value-type="float" office:value="0.187869306310949" calcext:value-type="float">
            <text:p>0.187869306310949</text:p>
          </table:table-cell>
          <table:table-cell office:value-type="float" office:value="0.328410925359958" calcext:value-type="float">
            <text:p>0.328410925359958</text:p>
          </table:table-cell>
          <table:table-cell office:value-type="float" office:value="0.30328590371166" calcext:value-type="float">
            <text:p>0.30328590371166</text:p>
          </table:table-cell>
          <table:table-cell office:value-type="float" office:value="0.429629701269493" calcext:value-type="float">
            <text:p>0.429629701269493</text:p>
          </table:table-cell>
          <table:table-cell office:value-type="float" office:value="0.24564532894783" calcext:value-type="float">
            <text:p>0.24564532894783</text:p>
          </table:table-cell>
          <table:table-cell office:value-type="float" office:value="0.282460149017356" calcext:value-type="float">
            <text:p>0.282460149017356</text:p>
          </table:table-cell>
          <table:table-cell office:value-type="float" office:value="0.351479296116025" calcext:value-type="float">
            <text:p>0.351479296116025</text:p>
          </table:table-cell>
          <table:table-cell office:value-type="float" office:value="0.387423055330026" calcext:value-type="float">
            <text:p>0.387423055330026</text:p>
          </table:table-cell>
        </table:table-row>
        <table:table-row table:style-name="ro1">
          <table:table-cell office:value-type="float" office:value="0.0236742507566856" calcext:value-type="float">
            <text:p>0.0236742507566856</text:p>
          </table:table-cell>
          <table:table-cell office:value-type="float" office:value="0.189930006661715" calcext:value-type="float">
            <text:p>0.189930006661715</text:p>
          </table:table-cell>
          <table:table-cell office:value-type="float" office:value="0.330220190334741" calcext:value-type="float">
            <text:p>0.330220190334741</text:p>
          </table:table-cell>
          <table:table-cell office:value-type="float" office:value="0.304937454499521" calcext:value-type="float">
            <text:p>0.304937454499521</text:p>
          </table:table-cell>
          <table:table-cell office:value-type="float" office:value="0.430617516024902" calcext:value-type="float">
            <text:p>0.430617516024902</text:p>
          </table:table-cell>
          <table:table-cell office:value-type="float" office:value="0.247605576320824" calcext:value-type="float">
            <text:p>0.247605576320824</text:p>
          </table:table-cell>
          <table:table-cell office:value-type="float" office:value="0.284494275532047" calcext:value-type="float">
            <text:p>0.284494275532047</text:p>
          </table:table-cell>
          <table:table-cell office:value-type="float" office:value="0.352822082780897" calcext:value-type="float">
            <text:p>0.352822082780897</text:p>
          </table:table-cell>
          <table:table-cell office:value-type="float" office:value="0.388737042639342" calcext:value-type="float">
            <text:p>0.388737042639342</text:p>
          </table:table-cell>
        </table:table-row>
        <table:table-row table:style-name="ro1">
          <table:table-cell office:value-type="float" office:value="0.0240575927151424" calcext:value-type="float">
            <text:p>0.0240575927151424</text:p>
          </table:table-cell>
          <table:table-cell office:value-type="float" office:value="0.192024706688076" calcext:value-type="float">
            <text:p>0.192024706688076</text:p>
          </table:table-cell>
          <table:table-cell office:value-type="float" office:value="0.332024600508533" calcext:value-type="float">
            <text:p>0.332024600508533</text:p>
          </table:table-cell>
          <table:table-cell office:value-type="float" office:value="0.306608688894783" calcext:value-type="float">
            <text:p>0.306608688894783</text:p>
          </table:table-cell>
          <table:table-cell office:value-type="float" office:value="0.431591796060171" calcext:value-type="float">
            <text:p>0.431591796060171</text:p>
          </table:table-cell>
          <table:table-cell office:value-type="float" office:value="0.249580272584278" calcext:value-type="float">
            <text:p>0.249580272584278</text:p>
          </table:table-cell>
          <table:table-cell office:value-type="float" office:value="0.286539519591691" calcext:value-type="float">
            <text:p>0.286539519591691</text:p>
          </table:table-cell>
          <table:table-cell office:value-type="float" office:value="0.354167848197287" calcext:value-type="float">
            <text:p>0.354167848197287</text:p>
          </table:table-cell>
          <table:table-cell office:value-type="float" office:value="0.390051776429043" calcext:value-type="float">
            <text:p>0.390051776429043</text:p>
          </table:table-cell>
        </table:table-row>
        <table:table-row table:style-name="ro1">
          <table:table-cell office:value-type="float" office:value="0.0244485155982208" calcext:value-type="float">
            <text:p>0.0244485155982208</text:p>
          </table:table-cell>
          <table:table-cell office:value-type="float" office:value="0.194154323801346" calcext:value-type="float">
            <text:p>0.194154323801346</text:p>
          </table:table-cell>
          <table:table-cell office:value-type="float" office:value="0.333823037501396" calcext:value-type="float">
            <text:p>0.333823037501396</text:p>
          </table:table-cell>
          <table:table-cell office:value-type="float" office:value="0.308300371970425" calcext:value-type="float">
            <text:p>0.308300371970425</text:p>
          </table:table-cell>
          <table:table-cell office:value-type="float" office:value="0.432551530321951" calcext:value-type="float">
            <text:p>0.432551530321951</text:p>
          </table:table-cell>
          <table:table-cell office:value-type="float" office:value="0.251568500464097" calcext:value-type="float">
            <text:p>0.251568500464097</text:p>
          </table:table-cell>
          <table:table-cell office:value-type="float" office:value="0.288596231144761" calcext:value-type="float">
            <text:p>0.288596231144761</text:p>
          </table:table-cell>
          <table:table-cell office:value-type="float" office:value="0.35551566089397" calcext:value-type="float">
            <text:p>0.35551566089397</text:p>
          </table:table-cell>
          <table:table-cell office:value-type="float" office:value="0.391367786818452" calcext:value-type="float">
            <text:p>0.391367786818452</text:p>
          </table:table-cell>
        </table:table-row>
        <table:table-row table:style-name="ro1">
          <table:table-cell office:value-type="float" office:value="0.0248472028322353" calcext:value-type="float">
            <text:p>0.0248472028322353</text:p>
          </table:table-cell>
          <table:table-cell office:value-type="float" office:value="0.196319487665616" calcext:value-type="float">
            <text:p>0.196319487665616</text:p>
          </table:table-cell>
          <table:table-cell office:value-type="float" office:value="0.335614697062868" calcext:value-type="float">
            <text:p>0.335614697062868</text:p>
          </table:table-cell>
          <table:table-cell office:value-type="float" office:value="0.310012935562361" calcext:value-type="float">
            <text:p>0.310012935562361</text:p>
          </table:table-cell>
          <table:table-cell office:value-type="float" office:value="0.433496050805719" calcext:value-type="float">
            <text:p>0.433496050805719</text:p>
          </table:table-cell>
          <table:table-cell office:value-type="float" office:value="0.253569387483251" calcext:value-type="float">
            <text:p>0.253569387483251</text:p>
          </table:table-cell>
          <table:table-cell office:value-type="float" office:value="0.290664778927037" calcext:value-type="float">
            <text:p>0.290664778927037</text:p>
          </table:table-cell>
          <table:table-cell office:value-type="float" office:value="0.35686462921428" calcext:value-type="float">
            <text:p>0.35686462921428</text:p>
          </table:table-cell>
          <table:table-cell office:value-type="float" office:value="0.392685603964949" calcext:value-type="float">
            <text:p>0.392685603964949</text:p>
          </table:table-cell>
        </table:table-row>
        <table:table-row table:style-name="ro1">
          <table:table-cell office:value-type="float" office:value="0.0252539438853736" calcext:value-type="float">
            <text:p>0.0252539438853736</text:p>
          </table:table-cell>
          <table:table-cell office:value-type="float" office:value="0.198520543021528" calcext:value-type="float">
            <text:p>0.198520543021528</text:p>
          </table:table-cell>
          <table:table-cell office:value-type="float" office:value="0.337399074418791" calcext:value-type="float">
            <text:p>0.337399074418791</text:p>
          </table:table-cell>
          <table:table-cell office:value-type="float" office:value="0.311746488830172" calcext:value-type="float">
            <text:p>0.311746488830172</text:p>
          </table:table-cell>
          <table:table-cell office:value-type="float" office:value="0.434425015907771" calcext:value-type="float">
            <text:p>0.434425015907771</text:p>
          </table:table-cell>
          <table:table-cell office:value-type="float" office:value="0.255582134688392" calcext:value-type="float">
            <text:p>0.255582134688392</text:p>
          </table:table-cell>
          <table:table-cell office:value-type="float" office:value="0.292745512979893" calcext:value-type="float">
            <text:p>0.292745512979893</text:p>
          </table:table-cell>
          <table:table-cell office:value-type="float" office:value="0.358213934785208" calcext:value-type="float">
            <text:p>0.358213934785208</text:p>
          </table:table-cell>
          <table:table-cell office:value-type="float" office:value="0.39400571952751" calcext:value-type="float">
            <text:p>0.39400571952751</text:p>
          </table:table-cell>
        </table:table-row>
        <table:table-row table:style-name="ro1">
          <table:table-cell office:value-type="float" office:value="0.0256691309260524" calcext:value-type="float">
            <text:p>0.0256691309260524</text:p>
          </table:table-cell>
          <table:table-cell office:value-type="float" office:value="0.200757556626124" calcext:value-type="float">
            <text:p>0.200757556626124</text:p>
          </table:table-cell>
          <table:table-cell office:value-type="float" office:value="0.339175945903125" calcext:value-type="float">
            <text:p>0.339175945903125</text:p>
          </table:table-cell>
          <table:table-cell office:value-type="float" office:value="0.313500833205384" calcext:value-type="float">
            <text:p>0.313500833205384</text:p>
          </table:table-cell>
          <table:table-cell office:value-type="float" office:value="0.435338389857894" calcext:value-type="float">
            <text:p>0.435338389857894</text:p>
          </table:table-cell>
          <table:table-cell office:value-type="float" office:value="0.257606036697617" calcext:value-type="float">
            <text:p>0.257606036697617</text:p>
          </table:table-cell>
          <table:table-cell office:value-type="float" office:value="0.294838735391825" calcext:value-type="float">
            <text:p>0.294838735391825</text:p>
          </table:table-cell>
          <table:table-cell office:value-type="float" office:value="0.359562856257794" calcext:value-type="float">
            <text:p>0.359562856257794</text:p>
          </table:table-cell>
          <table:table-cell office:value-type="float" office:value="0.395328557703512" calcext:value-type="float">
            <text:p>0.395328557703512</text:p>
          </table:table-cell>
        </table:table-row>
        <table:table-row table:style-name="ro1">
          <table:table-cell office:value-type="float" office:value="0.026093255306422" calcext:value-type="float">
            <text:p>0.026093255306422</text:p>
          </table:table-cell>
          <table:table-cell office:value-type="float" office:value="0.203030326785115" calcext:value-type="float">
            <text:p>0.203030326785115</text:p>
          </table:table-cell>
          <table:table-cell office:value-type="float" office:value="0.340945348842661" calcext:value-type="float">
            <text:p>0.340945348842661</text:p>
          </table:table-cell>
          <table:table-cell office:value-type="float" office:value="0.315275479841565" calcext:value-type="float">
            <text:p>0.315275479841565</text:p>
          </table:table-cell>
          <table:table-cell office:value-type="float" office:value="0.436236420309575" calcext:value-type="float">
            <text:p>0.436236420309575</text:p>
          </table:table-cell>
          <table:table-cell office:value-type="float" office:value="0.259640492945484" calcext:value-type="float">
            <text:p>0.259640492945484</text:p>
          </table:table-cell>
          <table:table-cell office:value-type="float" office:value="0.296944680013368" calcext:value-type="float">
            <text:p>0.296944680013368</text:p>
          </table:table-cell>
          <table:table-cell office:value-type="float" office:value="0.36091078314311" calcext:value-type="float">
            <text:p>0.36091078314311</text:p>
          </table:table-cell>
          <table:table-cell office:value-type="float" office:value="0.396654456352188" calcext:value-type="float">
            <text:p>0.396654456352188</text:p>
          </table:table-cell>
        </table:table-row>
        <table:table-row table:style-name="ro1">
          <table:table-cell office:value-type="float" office:value="0.026526903170361" calcext:value-type="float">
            <text:p>0.026526903170361</text:p>
          </table:table-cell>
          <table:table-cell office:value-type="float" office:value="0.205338397110152" calcext:value-type="float">
            <text:p>0.205338397110152</text:p>
          </table:table-cell>
          <table:table-cell office:value-type="float" office:value="0.34270755779367" calcext:value-type="float">
            <text:p>0.34270755779367</text:p>
          </table:table-cell>
          <table:table-cell office:value-type="float" office:value="0.317069671388766" calcext:value-type="float">
            <text:p>0.317069671388766</text:p>
          </table:table-cell>
          <table:table-cell office:value-type="float" office:value="0.437119612128082" calcext:value-type="float">
            <text:p>0.437119612128082</text:p>
          </table:table-cell>
          <table:table-cell office:value-type="float" office:value="0.261685010697983" calcext:value-type="float">
            <text:p>0.261685010697983</text:p>
          </table:table-cell>
          <table:table-cell office:value-type="float" office:value="0.299063499951299" calcext:value-type="float">
            <text:p>0.299063499951299</text:p>
          </table:table-cell>
          <table:table-cell office:value-type="float" office:value="0.362257220676323" calcext:value-type="float">
            <text:p>0.362257220676323</text:p>
          </table:table-cell>
          <table:table-cell office:value-type="float" office:value="0.397983656927812" calcext:value-type="float">
            <text:p>0.397983656927812</text:p>
          </table:table-cell>
        </table:table-row>
        <table:table-row table:style-name="ro1">
          <table:table-cell office:value-type="float" office:value="0.026970751073194" calcext:value-type="float">
            <text:p>0.026970751073194</text:p>
          </table:table-cell>
          <table:table-cell office:value-type="float" office:value="0.207681072124311" calcext:value-type="float">
            <text:p>0.207681072124311</text:p>
          </table:table-cell>
          <table:table-cell office:value-type="float" office:value="0.344463060009013" calcext:value-type="float">
            <text:p>0.344463060009013</text:p>
          </table:table-cell>
          <table:table-cell office:value-type="float" office:value="0.318882405260059" calcext:value-type="float">
            <text:p>0.318882405260059</text:p>
          </table:table-cell>
          <table:table-cell office:value-type="float" office:value="0.437988700411403" calcext:value-type="float">
            <text:p>0.437988700411403</text:p>
          </table:table-cell>
          <table:table-cell office:value-type="float" office:value="0.263739200858207" calcext:value-type="float">
            <text:p>0.263739200858207</text:p>
          </table:table-cell>
          <table:table-cell office:value-type="float" office:value="0.30119526269553" calcext:value-type="float">
            <text:p>0.30119526269553</text:p>
          </table:table-cell>
          <table:table-cell office:value-type="float" office:value="0.363601786697905" calcext:value-type="float">
            <text:p>0.363601786697905</text:p>
          </table:table-cell>
          <table:table-cell office:value-type="float" office:value="0.399316302707484" calcext:value-type="float">
            <text:p>0.399316302707484</text:p>
          </table:table-cell>
        </table:table-row>
        <table:table-row table:style-name="ro1">
          <table:table-cell office:value-type="float" office:value="0.0274255611642361" calcext:value-type="float">
            <text:p>0.0274255611642361</text:p>
          </table:table-cell>
          <table:table-cell office:value-type="float" office:value="0.210057435547546" calcext:value-type="float">
            <text:p>0.210057435547546</text:p>
          </table:table-cell>
          <table:table-cell office:value-type="float" office:value="0.346212529108085" calcext:value-type="float">
            <text:p>0.346212529108085</text:p>
          </table:table-cell>
          <table:table-cell office:value-type="float" office:value="0.32071245932269" calcext:value-type="float">
            <text:p>0.32071245932269</text:p>
          </table:table-cell>
          <table:table-cell office:value-type="float" office:value="0.438844621697551" calcext:value-type="float">
            <text:p>0.438844621697551</text:p>
          </table:table-cell>
          <table:table-cell office:value-type="float" office:value="0.26580276803272" calcext:value-type="float">
            <text:p>0.26580276803272</text:p>
          </table:table-cell>
          <table:table-cell office:value-type="float" office:value="0.303339951043164" calcext:value-type="float">
            <text:p>0.303339951043164</text:p>
          </table:table-cell>
          <table:table-cell office:value-type="float" office:value="0.36494420235719" calcext:value-type="float">
            <text:p>0.36494420235719</text:p>
          </table:table-cell>
          <table:table-cell office:value-type="float" office:value="0.40065244330482" calcext:value-type="float">
            <text:p>0.40065244330482</text:p>
          </table:table-cell>
        </table:table-row>
        <table:table-row table:style-name="ro1">
          <table:table-cell office:value-type="float" office:value="0.0278921762185118" calcext:value-type="float">
            <text:p>0.0278921762185118</text:p>
          </table:table-cell>
          <table:table-cell office:value-type="float" office:value="0.21246637036722" calcext:value-type="float">
            <text:p>0.21246637036722</text:p>
          </table:table-cell>
          <table:table-cell office:value-type="float" office:value="0.347956798003848" calcext:value-type="float">
            <text:p>0.347956798003848</text:p>
          </table:table-cell>
          <table:table-cell office:value-type="float" office:value="0.322558418937704" calcext:value-type="float">
            <text:p>0.322558418937704</text:p>
          </table:table-cell>
          <table:table-cell office:value-type="float" office:value="0.439688484478093" calcext:value-type="float">
            <text:p>0.439688484478093</text:p>
          </table:table-cell>
          <table:table-cell office:value-type="float" office:value="0.267875495912699" calcext:value-type="float">
            <text:p>0.267875495912699</text:p>
          </table:table-cell>
          <table:table-cell office:value-type="float" office:value="0.305497469059724" calcext:value-type="float">
            <text:p>0.305497469059724</text:p>
          </table:table-cell>
          <table:table-cell office:value-type="float" office:value="0.366284277779253" calcext:value-type="float">
            <text:p>0.366284277779253</text:p>
          </table:table-cell>
          <table:table-cell office:value-type="float" office:value="0.401992044482159" calcext:value-type="float">
            <text:p>0.401992044482159</text:p>
          </table:table-cell>
        </table:table-row>
        <table:table-row table:style-name="ro1">
          <table:table-cell office:value-type="float" office:value="0.0283715145747234" calcext:value-type="float">
            <text:p>0.0283715145747234</text:p>
          </table:table-cell>
          <table:table-cell office:value-type="float" office:value="0.214906580139935" calcext:value-type="float">
            <text:p>0.214906580139935</text:p>
          </table:table-cell>
          <table:table-cell office:value-type="float" office:value="0.349696831642592" calcext:value-type="float">
            <text:p>0.349696831642592</text:p>
          </table:table-cell>
          <table:table-cell office:value-type="float" office:value="0.32441870471086" calcext:value-type="float">
            <text:p>0.32441870471086</text:p>
          </table:table-cell>
          <table:table-cell office:value-type="float" office:value="0.440521539623064" calcext:value-type="float">
            <text:p>0.440521539623064</text:p>
          </table:table-cell>
          <table:table-cell office:value-type="float" office:value="0.26995722999996" calcext:value-type="float">
            <text:p>0.26995722999996</text:p>
          </table:table-cell>
          <table:table-cell office:value-type="float" office:value="0.307667651165732" calcext:value-type="float">
            <text:p>0.307667651165732</text:p>
          </table:table-cell>
          <table:table-cell office:value-type="float" office:value="0.367621894925209" calcext:value-type="float">
            <text:p>0.367621894925209</text:p>
          </table:table-cell>
          <table:table-cell office:value-type="float" office:value="0.40333500109183" calcext:value-type="float">
            <text:p>0.40333500109183</text:p>
          </table:table-cell>
        </table:table-row>
        <table:table-row table:style-name="ro1">
          <table:table-cell office:value-type="float" office:value="0.0288645650699169" calcext:value-type="float">
            <text:p>0.0288645650699169</text:p>
          </table:table-cell>
          <table:table-cell office:value-type="float" office:value="0.217376611133874" calcext:value-type="float">
            <text:p>0.217376611133874</text:p>
          </table:table-cell>
          <table:table-cell office:value-type="float" office:value="0.351433699972538" calcext:value-type="float">
            <text:p>0.351433699972538</text:p>
          </table:table-cell>
          <table:table-cell office:value-type="float" office:value="0.326291600496222" calcext:value-type="float">
            <text:p>0.326291600496222</text:p>
          </table:table-cell>
          <table:table-cell office:value-type="float" office:value="0.441345151158187" calcext:value-type="float">
            <text:p>0.441345151158187</text:p>
          </table:table-cell>
          <table:table-cell office:value-type="float" office:value="0.272047858586409" calcext:value-type="float">
            <text:p>0.272047858586409</text:p>
          </table:table-cell>
          <table:table-cell office:value-type="float" office:value="0.30985027353612" calcext:value-type="float">
            <text:p>0.30985027353612</text:p>
          </table:table-cell>
          <table:table-cell office:value-type="float" office:value="0.368956988632686" calcext:value-type="float">
            <text:p>0.368956988632686</text:p>
          </table:table-cell>
          <table:table-cell office:value-type="float" office:value="0.404681152202296" calcext:value-type="float">
            <text:p>0.404681152202296</text:p>
          </table:table-cell>
        </table:table-row>
        <table:table-row table:style-name="ro1">
          <table:table-cell office:value-type="float" office:value="0.0293723818131522" calcext:value-type="float">
            <text:p>0.0293723818131522</text:p>
          </table:table-cell>
          <table:table-cell office:value-type="float" office:value="0.219874875308255" calcext:value-type="float">
            <text:p>0.219874875308255</text:p>
          </table:table-cell>
          <table:table-cell office:value-type="float" office:value="0.353168551026246" calcext:value-type="float">
            <text:p>0.353168551026246</text:p>
          </table:table-cell>
          <table:table-cell office:value-type="float" office:value="0.328175281667669" calcext:value-type="float">
            <text:p>0.328175281667669</text:p>
          </table:table-cell>
          <table:table-cell office:value-type="float" office:value="0.442160767293782" calcext:value-type="float">
            <text:p>0.442160767293782</text:p>
          </table:table-cell>
          <table:table-cell office:value-type="float" office:value="0.274147293694264" calcext:value-type="float">
            <text:p>0.274147293694264</text:p>
          </table:table-cell>
          <table:table-cell office:value-type="float" office:value="0.312045066016103" calcext:value-type="float">
            <text:p>0.312045066016103</text:p>
          </table:table-cell>
          <table:table-cell office:value-type="float" office:value="0.370289527722692" calcext:value-type="float">
            <text:p>0.370289527722692</text:p>
          </table:table-cell>
          <table:table-cell office:value-type="float" office:value="0.406030296468494" calcext:value-type="float">
            <text:p>0.406030296468494</text:p>
          </table:table-cell>
        </table:table-row>
        <table:table-row table:style-name="ro1">
          <table:table-cell office:value-type="float" office:value="0.0298960794382269" calcext:value-type="float">
            <text:p>0.0298960794382269</text:p>
          </table:table-cell>
          <table:table-cell office:value-type="float" office:value="0.222399672377575" calcext:value-type="float">
            <text:p>0.222399672377575</text:p>
          </table:table-cell>
          <table:table-cell office:value-type="float" office:value="0.354902586092853" calcext:value-type="float">
            <text:p>0.354902586092853</text:p>
          </table:table-cell>
          <table:table-cell office:value-type="float" office:value="0.330067841675166" calcext:value-type="float">
            <text:p>0.330067841675166</text:p>
          </table:table-cell>
          <table:table-cell office:value-type="float" office:value="0.44296989375753" calcext:value-type="float">
            <text:p>0.44296989375753</text:p>
          </table:table-cell>
          <table:table-cell office:value-type="float" office:value="0.276255452922106" calcext:value-type="float">
            <text:p>0.276255452922106</text:p>
          </table:table-cell>
          <table:table-cell office:value-type="float" office:value="0.314251724186512" calcext:value-type="float">
            <text:p>0.314251724186512</text:p>
          </table:table-cell>
          <table:table-cell office:value-type="float" office:value="0.371619497024041" calcext:value-type="float">
            <text:p>0.371619497024041</text:p>
          </table:table-cell>
          <table:table-cell office:value-type="float" office:value="0.407382207197631" calcext:value-type="float">
            <text:p>0.407382207197631</text:p>
          </table:table-cell>
        </table:table-row>
        <table:table-row table:style-name="ro1">
          <table:table-cell office:value-type="float" office:value="0.0304368279538407" calcext:value-type="float">
            <text:p>0.0304368279538407</text:p>
          </table:table-cell>
          <table:table-cell office:value-type="float" office:value="0.224949212850647" calcext:value-type="float">
            <text:p>0.224949212850647</text:p>
          </table:table-cell>
          <table:table-cell office:value-type="float" office:value="0.356637034657938" calcext:value-type="float">
            <text:p>0.356637034657938</text:p>
          </table:table-cell>
          <table:table-cell office:value-type="float" office:value="0.331967319073101" calcext:value-type="float">
            <text:p>0.331967319073101</text:p>
          </table:table-cell>
          <table:table-cell office:value-type="float" office:value="0.443774067025645" calcext:value-type="float">
            <text:p>0.443774067025645</text:p>
          </table:table-cell>
          <table:table-cell office:value-type="float" office:value="0.278372243025129" calcext:value-type="float">
            <text:p>0.278372243025129</text:p>
          </table:table-cell>
          <table:table-cell office:value-type="float" office:value="0.31646991998777" calcext:value-type="float">
            <text:p>0.31646991998777</text:p>
          </table:table-cell>
          <table:table-cell office:value-type="float" office:value="0.372946881397288" calcext:value-type="float">
            <text:p>0.372946881397288</text:p>
          </table:table-cell>
          <table:table-cell office:value-type="float" office:value="0.408736645606116" calcext:value-type="float">
            <text:p>0.408736645606116</text:p>
          </table:table-cell>
        </table:table-row>
        <table:table-row table:style-name="ro1">
          <table:table-cell office:value-type="float" office:value="0.0309958483900004" calcext:value-type="float">
            <text:p>0.0309958483900004</text:p>
          </table:table-cell>
          <table:table-cell office:value-type="float" office:value="0.227521638943899" calcext:value-type="float">
            <text:p>0.227521638943899</text:p>
          </table:table-cell>
          <table:table-cell office:value-type="float" office:value="0.358373132632032" calcext:value-type="float">
            <text:p>0.358373132632032</text:p>
          </table:table-cell>
          <table:table-cell office:value-type="float" office:value="0.333871721529552" calcext:value-type="float">
            <text:p>0.333871721529552</text:p>
          </table:table-cell>
          <table:table-cell office:value-type="float" office:value="0.444574831099647" calcext:value-type="float">
            <text:p>0.444574831099647</text:p>
          </table:table-cell>
          <table:table-cell office:value-type="float" office:value="0.280497546064474" calcext:value-type="float">
            <text:p>0.280497546064474</text:p>
          </table:table-cell>
          <table:table-cell office:value-type="float" office:value="0.31869931111732" calcext:value-type="float">
            <text:p>0.31869931111732</text:p>
          </table:table-cell>
          <table:table-cell office:value-type="float" office:value="0.374271652333493" calcext:value-type="float">
            <text:p>0.374271652333493</text:p>
          </table:table-cell>
          <table:table-cell office:value-type="float" office:value="0.410093372248307" calcext:value-type="float">
            <text:p>0.410093372248307</text:p>
          </table:table-cell>
        </table:table-row>
        <table:table-row table:style-name="ro1">
          <table:table-cell office:value-type="float" office:value="0.0315744081306293" calcext:value-type="float">
            <text:p>0.0315744081306293</text:p>
          </table:table-cell>
          <table:table-cell office:value-type="float" office:value="0.230115045900081" calcext:value-type="float">
            <text:p>0.230115045900081</text:p>
          </table:table-cell>
          <table:table-cell office:value-type="float" office:value="0.360112100816413" calcext:value-type="float">
            <text:p>0.360112100816413</text:p>
          </table:table-cell>
          <table:table-cell office:value-type="float" office:value="0.335779049735403" calcext:value-type="float">
            <text:p>0.335779049735403</text:p>
          </table:table-cell>
          <table:table-cell office:value-type="float" office:value="0.445373714659633" calcext:value-type="float">
            <text:p>0.445373714659633</text:p>
          </table:table-cell>
          <table:table-cell office:value-type="float" office:value="0.282631208343451" calcext:value-type="float">
            <text:p>0.282631208343451</text:p>
          </table:table-cell>
          <table:table-cell office:value-type="float" office:value="0.320939548004881" calcext:value-type="float">
            <text:p>0.320939548004881</text:p>
          </table:table-cell>
          <table:table-cell office:value-type="float" office:value="0.375593757589516" calcext:value-type="float">
            <text:p>0.375593757589516</text:p>
          </table:table-cell>
          <table:table-cell office:value-type="float" office:value="0.411452155616134" calcext:value-type="float">
            <text:p>0.411452155616134</text:p>
          </table:table-cell>
        </table:table-row>
        <table:table-row table:style-name="ro1">
          <table:table-cell office:value-type="float" office:value="0.0321738169252191" calcext:value-type="float">
            <text:p>0.0321738169252191</text:p>
          </table:table-cell>
          <table:table-cell office:value-type="float" office:value="0.232727501220985" calcext:value-type="float">
            <text:p>0.232727501220985</text:p>
          </table:table-cell>
          <table:table-cell office:value-type="float" office:value="0.361855126413504" calcext:value-type="float">
            <text:p>0.361855126413504</text:p>
          </table:table-cell>
          <table:table-cell office:value-type="float" office:value="0.337687318431686" calcext:value-type="float">
            <text:p>0.337687318431686</text:p>
          </table:table-cell>
          <table:table-cell office:value-type="float" office:value="0.44617221149051" calcext:value-type="float">
            <text:p>0.44617221149051</text:p>
          </table:table-cell>
          <table:table-cell office:value-type="float" office:value="0.284773032361249" calcext:value-type="float">
            <text:p>0.284773032361249</text:p>
          </table:table-cell>
          <table:table-cell office:value-type="float" office:value="0.323190278962584" calcext:value-type="float">
            <text:p>0.323190278962584</text:p>
          </table:table-cell>
          <table:table-cell office:value-type="float" office:value="0.376913113834173" calcext:value-type="float">
            <text:p>0.376913113834173</text:p>
          </table:table-cell>
          <table:table-cell office:value-type="float" office:value="0.412812778369178" calcext:value-type="float">
            <text:p>0.412812778369178</text:p>
          </table:table-cell>
        </table:table-row>
        <table:table-row table:style-name="ro1">
          <table:table-cell office:value-type="float" office:value="0.0327954230221534" calcext:value-type="float">
            <text:p>0.0327954230221534</text:p>
          </table:table-cell>
          <table:table-cell office:value-type="float" office:value="0.235357063017391" calcext:value-type="float">
            <text:p>0.235357063017391</text:p>
          </table:table-cell>
          <table:table-cell office:value-type="float" office:value="0.363603346074393" calcext:value-type="float">
            <text:p>0.363603346074393</text:p>
          </table:table-cell>
          <table:table-cell office:value-type="float" office:value="0.339594575974942" calcext:value-type="float">
            <text:p>0.339594575974942</text:p>
          </table:table-cell>
          <table:table-cell office:value-type="float" office:value="0.446971762609866" calcext:value-type="float">
            <text:p>0.446971762609866</text:p>
          </table:table-cell>
          <table:table-cell office:value-type="float" office:value="0.286922771948744" calcext:value-type="float">
            <text:p>0.286922771948744</text:p>
          </table:table-cell>
          <table:table-cell office:value-type="float" office:value="0.325451152844186" calcext:value-type="float">
            <text:p>0.325451152844186</text:p>
          </table:table-cell>
          <table:table-cell office:value-type="float" office:value="0.378229602575061" calcext:value-type="float">
            <text:p>0.378229602575061</text:p>
          </table:table-cell>
          <table:table-cell office:value-type="float" office:value="0.414175040644994" calcext:value-type="float">
            <text:p>0.414175040644994</text:p>
          </table:table-cell>
        </table:table-row>
        <table:table-row table:style-name="ro1">
          <table:table-cell office:value-type="float" office:value="0.0334406096754003" calcext:value-type="float">
            <text:p>0.0334406096754003</text:p>
          </table:table-cell>
          <table:table-cell office:value-type="float" office:value="0.238001796927665" calcext:value-type="float">
            <text:p>0.238001796927665</text:p>
          </table:table-cell>
          <table:table-cell office:value-type="float" office:value="0.365357831062428" calcext:value-type="float">
            <text:p>0.365357831062428</text:p>
          </table:table-cell>
          <table:table-cell office:value-type="float" office:value="0.341498921859034" calcext:value-type="float">
            <text:p>0.341498921859034</text:p>
          </table:table-cell>
          <table:table-cell office:value-type="float" office:value="0.447773740677508" calcext:value-type="float">
            <text:p>0.447773740677508</text:p>
          </table:table-cell>
          <table:table-cell office:value-type="float" office:value="0.289080129983797" calcext:value-type="float">
            <text:p>0.289080129983797</text:p>
          </table:table-cell>
          <table:table-cell office:value-type="float" office:value="0.327721819963805" calcext:value-type="float">
            <text:p>0.327721819963805</text:p>
          </table:table-cell>
          <table:table-cell office:value-type="float" office:value="0.379543068634785" calcext:value-type="float">
            <text:p>0.379543068634785</text:p>
          </table:table-cell>
          <table:table-cell office:value-type="float" office:value="0.415538761247684" calcext:value-type="float">
            <text:p>0.415538761247684</text:p>
          </table:table-cell>
        </table:table-row>
        <table:table-row table:style-name="ro1">
          <table:table-cell office:value-type="float" office:value="0.0341107920308511" calcext:value-type="float">
            <text:p>0.0341107920308511</text:p>
          </table:table-cell>
          <table:table-cell office:value-type="float" office:value="0.240659791445884" calcext:value-type="float">
            <text:p>0.240659791445884</text:p>
          </table:table-cell>
          <table:table-cell office:value-type="float" office:value="0.367119574597892" calcext:value-type="float">
            <text:p>0.367119574597892</text:p>
          </table:table-cell>
          <table:table-cell office:value-type="float" office:value="0.343398522078843" calcext:value-type="float">
            <text:p>0.343398522078843</text:p>
          </table:table-cell>
          <table:table-cell office:value-type="float" office:value="0.448579436744414" calcext:value-type="float">
            <text:p>0.448579436744414</text:p>
          </table:table-cell>
          <table:table-cell office:value-type="float" office:value="0.291244758925694" calcext:value-type="float">
            <text:p>0.291244758925694</text:p>
          </table:table-cell>
          <table:table-cell office:value-type="float" office:value="0.330001931011367" calcext:value-type="float">
            <text:p>0.330001931011367</text:p>
          </table:table-cell>
          <table:table-cell office:value-type="float" office:value="0.380853321403699" calcext:value-type="float">
            <text:p>0.380853321403699</text:p>
          </table:table-cell>
          <table:table-cell office:value-type="float" office:value="0.416903776466891" calcext:value-type="float">
            <text:p>0.416903776466891</text:p>
          </table:table-cell>
        </table:table-row>
        <table:table-row table:style-name="ro1">
          <table:table-cell office:value-type="float" office:value="0.0348074144261781" calcext:value-type="float">
            <text:p>0.0348074144261781</text:p>
          </table:table-cell>
          <table:table-cell office:value-type="float" office:value="0.243329171724073" calcext:value-type="float">
            <text:p>0.243329171724073</text:p>
          </table:table-cell>
          <table:table-cell office:value-type="float" office:value="0.368889481269019" calcext:value-type="float">
            <text:p>0.368889481269019</text:p>
          </table:table-cell>
          <table:table-cell office:value-type="float" office:value="0.345291622448237" calcext:value-type="float">
            <text:p>0.345291622448237</text:p>
          </table:table-cell>
          <table:table-cell office:value-type="float" office:value="0.449390049198851" calcext:value-type="float">
            <text:p>0.449390049198851</text:p>
          </table:table-cell>
          <table:table-cell office:value-type="float" office:value="0.293416263214473" calcext:value-type="float">
            <text:p>0.293416263214473</text:p>
          </table:table-cell>
          <table:table-cell office:value-type="float" office:value="0.332291134857674" calcext:value-type="float">
            <text:p>0.332291134857674</text:p>
          </table:table-cell>
          <table:table-cell office:value-type="float" office:value="0.38216013783154" calcext:value-type="float">
            <text:p>0.38216013783154</text:p>
          </table:table-cell>
          <table:table-cell office:value-type="float" office:value="0.418269937520441" calcext:value-type="float">
            <text:p>0.418269937520441</text:p>
          </table:table-cell>
        </table:table-row>
        <table:table-row table:style-name="ro1">
          <table:table-cell office:value-type="float" office:value="0.0355319478670223" calcext:value-type="float">
            <text:p>0.0355319478670223</text:p>
          </table:table-cell>
          <table:table-cell office:value-type="float" office:value="0.246008112311583" calcext:value-type="float">
            <text:p>0.246008112311583</text:p>
          </table:table-cell>
          <table:table-cell office:value-type="float" office:value="0.370668357880544" calcext:value-type="float">
            <text:p>0.370668357880544</text:p>
          </table:table-cell>
          <table:table-cell office:value-type="float" office:value="0.347176560446075" calcext:value-type="float">
            <text:p>0.347176560446075</text:p>
          </table:table-cell>
          <table:table-cell office:value-type="float" office:value="0.450206674253962" calcext:value-type="float">
            <text:p>0.450206674253962</text:p>
          </table:table-cell>
          <table:table-cell office:value-type="float" office:value="0.295594203500191" calcext:value-type="float">
            <text:p>0.295594203500191</text:p>
          </table:table-cell>
          <table:table-cell office:value-type="float" office:value="0.334589075049641" calcext:value-type="float">
            <text:p>0.334589075049641</text:p>
          </table:table-cell>
          <table:table-cell office:value-type="float" office:value="0.383463267162265" calcext:value-type="float">
            <text:p>0.383463267162265</text:p>
          </table:table-cell>
          <table:table-cell office:value-type="float" office:value="0.419637106484957" calcext:value-type="float">
            <text:p>0.419637106484957</text:p>
          </table:table-cell>
        </table:table-row>
        <table:table-row table:style-name="ro1">
          <table:table-cell office:value-type="float" office:value="0.0362858883258002" calcext:value-type="float">
            <text:p>0.0362858883258002</text:p>
          </table:table-cell>
          <table:table-cell office:value-type="float" office:value="0.248694847447189" calcext:value-type="float">
            <text:p>0.248694847447189</text:p>
          </table:table-cell>
          <table:table-cell office:value-type="float" office:value="0.372456907269407" calcext:value-type="float">
            <text:p>0.372456907269407</text:p>
          </table:table-cell>
          <table:table-cell office:value-type="float" office:value="0.349051774093566" calcext:value-type="float">
            <text:p>0.349051774093566</text:p>
          </table:table-cell>
          <table:table-cell office:value-type="float" office:value="0.451030299530346" calcext:value-type="float">
            <text:p>0.451030299530346</text:p>
          </table:table-cell>
          <table:table-cell office:value-type="float" office:value="0.297778102045205" calcext:value-type="float">
            <text:p>0.297778102045205</text:p>
          </table:table-cell>
          <table:table-cell office:value-type="float" office:value="0.336895386088136" calcext:value-type="float">
            <text:p>0.336895386088136</text:p>
          </table:table-cell>
          <table:table-cell office:value-type="float" office:value="0.384762436573557" calcext:value-type="float">
            <text:p>0.384762436573557</text:p>
          </table:table-cell>
          <table:table-cell office:value-type="float" office:value="0.421005151777258" calcext:value-type="float">
            <text:p>0.421005151777258</text:p>
          </table:table-cell>
        </table:table-row>
        <table:table-row table:style-name="ro1">
          <table:table-cell office:value-type="float" office:value="0.0370707548134812" calcext:value-type="float">
            <text:p>0.0370707548134812</text:p>
          </table:table-cell>
          <table:table-cell office:value-type="float" office:value="0.251387681349475" calcext:value-type="float">
            <text:p>0.251387681349475</text:p>
          </table:table-cell>
          <table:table-cell office:value-type="float" office:value="0.374255722235055" calcext:value-type="float">
            <text:p>0.374255722235055</text:p>
          </table:table-cell>
          <table:table-cell office:value-type="float" office:value="0.350915810630159" calcext:value-type="float">
            <text:p>0.350915810630159</text:p>
          </table:table-cell>
          <table:table-cell office:value-type="float" office:value="0.451861797788755" calcext:value-type="float">
            <text:p>0.451861797788755</text:p>
          </table:table-cell>
          <table:table-cell office:value-type="float" office:value="0.299967448789638" calcext:value-type="float">
            <text:p>0.299967448789638</text:p>
          </table:table-cell>
          <table:table-cell office:value-type="float" office:value="0.339209689095633" calcext:value-type="float">
            <text:p>0.339209689095633</text:p>
          </table:table-cell>
          <table:table-cell office:value-type="float" office:value="0.386057357415335" calcext:value-type="float">
            <text:p>0.386057357415335</text:p>
          </table:table-cell>
          <table:table-cell office:value-type="float" office:value="0.422373943006629" calcext:value-type="float">
            <text:p>0.422373943006629</text:p>
          </table:table-cell>
        </table:table-row>
        <table:table-row table:style-name="ro1">
          <table:table-cell office:value-type="float" office:value="0.0378880885002616" calcext:value-type="float">
            <text:p>0.0378880885002616</text:p>
          </table:table-cell>
          <table:table-cell office:value-type="float" office:value="0.25408499562001" calcext:value-type="float">
            <text:p>0.25408499562001</text:p>
          </table:table-cell>
          <table:table-cell office:value-type="float" office:value="0.376065282801667" calcext:value-type="float">
            <text:p>0.376065282801667</text:p>
          </table:table-cell>
          <table:table-cell office:value-type="float" office:value="0.352767331831065" calcext:value-type="float">
            <text:p>0.352767331831065</text:p>
          </table:table-cell>
          <table:table-cell office:value-type="float" office:value="0.45270192410739" calcext:value-type="float">
            <text:p>0.45270192410739</text:p>
          </table:table-cell>
          <table:table-cell office:value-type="float" office:value="0.302161707834781" calcext:value-type="float">
            <text:p>0.302161707834781</text:p>
          </table:table-cell>
          <table:table-cell office:value-type="float" office:value="0.341531588058608" calcext:value-type="float">
            <text:p>0.341531588058608</text:p>
          </table:table-cell>
          <table:table-cell office:value-type="float" office:value="0.387347731525852" calcext:value-type="float">
            <text:p>0.387347731525852</text:p>
          </table:table-cell>
          <table:table-cell office:value-type="float" office:value="0.423743346215597" calcext:value-type="float">
            <text:p>0.423743346215597</text:p>
          </table:table-cell>
        </table:table-row>
        <table:table-row table:style-name="ro1">
          <table:table-cell office:value-type="float" office:value="0.038739451577068" calcext:value-type="float">
            <text:p>0.038739451577068</text:p>
          </table:table-cell>
          <table:table-cell office:value-type="float" office:value="0.256785256808825" calcext:value-type="float">
            <text:p>0.256785256808825</text:p>
          </table:table-cell>
          <table:table-cell office:value-type="float" office:value="0.377885953300692" calcext:value-type="float">
            <text:p>0.377885953300692</text:p>
          </table:table-cell>
          <table:table-cell office:value-type="float" office:value="0.354605119388527" calcext:value-type="float">
            <text:p>0.354605119388527</text:p>
          </table:table-cell>
          <table:table-cell office:value-type="float" office:value="0.453551312885935" calcext:value-type="float">
            <text:p>0.453551312885935</text:p>
          </table:table-cell>
          <table:table-cell office:value-type="float" office:value="0.304360323792558" calcext:value-type="float">
            <text:p>0.304360323792558</text:p>
          </table:table-cell>
          <table:table-cell office:value-type="float" office:value="0.343860666102509" calcext:value-type="float">
            <text:p>0.343860666102509</text:p>
          </table:table-cell>
          <table:table-cell office:value-type="float" office:value="0.388633257339541" calcext:value-type="float">
            <text:p>0.388633257339541</text:p>
          </table:table-cell>
          <table:table-cell office:value-type="float" office:value="0.425113219211418" calcext:value-type="float">
            <text:p>0.425113219211418</text:p>
          </table:table-cell>
        </table:table-row>
        <table:table-row table:style-name="ro1">
          <table:table-cell office:value-type="float" office:value="0.0396264269096267" calcext:value-type="float">
            <text:p>0.0396264269096267</text:p>
          </table:table-cell>
          <table:table-cell office:value-type="float" office:value="0.259487021806341" calcext:value-type="float">
            <text:p>0.259487021806341</text:p>
          </table:table-cell>
          <table:table-cell office:value-type="float" office:value="0.379717981867927" calcext:value-type="float">
            <text:p>0.379717981867927</text:p>
          </table:table-cell>
          <table:table-cell office:value-type="float" office:value="0.356428077811109" calcext:value-type="float">
            <text:p>0.356428077811109</text:p>
          </table:table-cell>
          <table:table-cell office:value-type="float" office:value="0.454410477331247" calcext:value-type="float">
            <text:p>0.454410477331247</text:p>
          </table:table-cell>
          <table:table-cell office:value-type="float" office:value="0.306562727732614" calcext:value-type="float">
            <text:p>0.306562727732614</text:p>
          </table:table-cell>
          <table:table-cell office:value-type="float" office:value="0.346196482816983" calcext:value-type="float">
            <text:p>0.346196482816983</text:p>
          </table:table-cell>
          <table:table-cell office:value-type="float" office:value="0.38991363530389" calcext:value-type="float">
            <text:p>0.38991363530389</text:p>
          </table:table-cell>
          <table:table-cell office:value-type="float" office:value="0.426483407867714" calcext:value-type="float">
            <text:p>0.426483407867714</text:p>
          </table:table-cell>
        </table:table-row>
        <table:table-row table:style-name="ro1">
          <table:table-cell office:value-type="float" office:value="0.0405506178048296" calcext:value-type="float">
            <text:p>0.0405506178048296</text:p>
          </table:table-cell>
          <table:table-cell office:value-type="float" office:value="0.262188942584783" calcext:value-type="float">
            <text:p>0.262188942584783</text:p>
          </table:table-cell>
          <table:table-cell office:value-type="float" office:value="0.381561500566435" calcext:value-type="float">
            <text:p>0.381561500566435</text:p>
          </table:table-cell>
          <table:table-cell office:value-type="float" office:value="0.358235236569973" calcext:value-type="float">
            <text:p>0.358235236569973</text:p>
          </table:table-cell>
          <table:table-cell office:value-type="float" office:value="0.455279809584711" calcext:value-type="float">
            <text:p>0.455279809584711</text:p>
          </table:table-cell>
          <table:table-cell office:value-type="float" office:value="0.308768342691126" calcext:value-type="float">
            <text:p>0.308768342691126</text:p>
          </table:table-cell>
          <table:table-cell office:value-type="float" office:value="0.348538572096423" calcext:value-type="float">
            <text:p>0.348538572096423</text:p>
          </table:table-cell>
          <table:table-cell office:value-type="float" office:value="0.391188572732937" calcext:value-type="float">
            <text:p>0.391188572732937</text:p>
          </table:table-cell>
          <table:table-cell office:value-type="float" office:value="0.427853742967385" calcext:value-type="float">
            <text:p>0.427853742967385</text:p>
          </table:table-cell>
        </table:table-row>
        <table:table-row table:style-name="ro1">
          <table:table-cell office:value-type="float" office:value="0.0415136481116627" calcext:value-type="float">
            <text:p>0.0415136481116627</text:p>
          </table:table-cell>
          <table:table-cell office:value-type="float" office:value="0.264889769921604" calcext:value-type="float">
            <text:p>0.264889769921604</text:p>
          </table:table-cell>
          <table:table-cell office:value-type="float" office:value="0.383416526532482" calcext:value-type="float">
            <text:p>0.383416526532482</text:p>
          </table:table-cell>
          <table:table-cell office:value-type="float" office:value="0.360025751110913" calcext:value-type="float">
            <text:p>0.360025751110913</text:p>
          </table:table-cell>
          <table:table-cell office:value-type="float" office:value="0.456159581889707" calcext:value-type="float">
            <text:p>0.456159581889707</text:p>
          </table:table-cell>
          <table:table-cell office:value-type="float" office:value="0.310976588136416" calcext:value-type="float">
            <text:p>0.310976588136416</text:p>
          </table:table-cell>
          <table:table-cell office:value-type="float" office:value="0.350886441194552" calcext:value-type="float">
            <text:p>0.350886441194552</text:p>
          </table:table-cell>
          <table:table-cell office:value-type="float" office:value="0.392457787442755" calcext:value-type="float">
            <text:p>0.392457787442755</text:p>
          </table:table-cell>
          <table:table-cell office:value-type="float" office:value="0.429224038291558" calcext:value-type="float">
            <text:p>0.429224038291558</text:p>
          </table:table-cell>
        </table:table-row>
        <table:table-row table:style-name="ro1">
          <table:table-cell office:value-type="float" office:value="0.042517162624403" calcext:value-type="float">
            <text:p>0.042517162624403</text:p>
          </table:table-cell>
          <table:table-cell office:value-type="float" office:value="0.26758835605872" calcext:value-type="float">
            <text:p>0.26758835605872</text:p>
          </table:table-cell>
          <table:table-cell office:value-type="float" office:value="0.385282964112357" calcext:value-type="float">
            <text:p>0.385282964112357</text:p>
          </table:table-cell>
          <table:table-cell office:value-type="float" office:value="0.361798902729208" calcext:value-type="float">
            <text:p>0.361798902729208</text:p>
          </table:table-cell>
          <table:table-cell office:value-type="float" office:value="0.457049948769882" calcext:value-type="float">
            <text:p>0.457049948769882</text:p>
          </table:table-cell>
          <table:table-cell office:value-type="float" office:value="0.313186883877028" calcext:value-type="float">
            <text:p>0.313186883877028</text:p>
          </table:table-cell>
          <table:table-cell office:value-type="float" office:value="0.353239570465135" calcext:value-type="float">
            <text:p>0.353239570465135</text:p>
          </table:table-cell>
          <table:table-cell office:value-type="float" office:value="0.393721010708181" calcext:value-type="float">
            <text:p>0.393721010708181</text:p>
          </table:table-cell>
          <table:table-cell office:value-type="float" office:value="0.430594089397648" calcext:value-type="float">
            <text:p>0.430594089397648</text:p>
          </table:table-cell>
        </table:table-row>
        <table:table-row table:style-name="ro1">
          <table:table-cell office:value-type="float" office:value="0.0435628277765101" calcext:value-type="float">
            <text:p>0.0435628277765101</text:p>
          </table:table-cell>
          <table:table-cell office:value-type="float" office:value="0.270283656483503" calcext:value-type="float">
            <text:p>0.270283656483503</text:p>
          </table:table-cell>
          <table:table-cell office:value-type="float" office:value="0.387160607776564" calcext:value-type="float">
            <text:p>0.387160607776564</text:p>
          </table:table-cell>
          <table:table-cell office:value-type="float" office:value="0.363554097531492" calcext:value-type="float">
            <text:p>0.363554097531492</text:p>
          </table:table-cell>
          <table:table-cell office:value-type="float" office:value="0.457950949990068" calcext:value-type="float">
            <text:p>0.457950949990068</text:p>
          </table:table-cell>
          <table:table-cell office:value-type="float" office:value="0.315398652803017" calcext:value-type="float">
            <text:p>0.315398652803017</text:p>
          </table:table-cell>
          <table:table-cell office:value-type="float" office:value="0.355597414316733" calcext:value-type="float">
            <text:p>0.355597414316733</text:p>
          </table:table-cell>
          <table:table-cell office:value-type="float" office:value="0.394977988931605" calcext:value-type="float">
            <text:p>0.394977988931605</text:p>
          </table:table-cell>
          <table:table-cell office:value-type="float" office:value="0.431963673654548" calcext:value-type="float">
            <text:p>0.431963673654548</text:p>
          </table:table-cell>
        </table:table-row>
        <table:table-row table:style-name="ro1">
          <table:table-cell office:value-type="float" office:value="0.0446523323242821" calcext:value-type="float">
            <text:p>0.0446523323242821</text:p>
          </table:table-cell>
          <table:table-cell office:value-type="float" office:value="0.272974731359077" calcext:value-type="float">
            <text:p>0.272974731359077</text:p>
          </table:table-cell>
          <table:table-cell office:value-type="float" office:value="0.389049145154038" calcext:value-type="float">
            <text:p>0.389049145154038</text:p>
          </table:table-cell>
          <table:table-cell office:value-type="float" office:value="0.36529086509687" calcext:value-type="float">
            <text:p>0.36529086509687</text:p>
          </table:table-cell>
          <table:table-cell office:value-type="float" office:value="0.458862513635549" calcext:value-type="float">
            <text:p>0.458862513635549</text:p>
          </table:table-cell>
          <table:table-cell office:value-type="float" office:value="0.317611322928615" calcext:value-type="float">
            <text:p>0.317611322928615</text:p>
          </table:table-cell>
          <table:table-cell office:value-type="float" office:value="0.35795940268903" calcext:value-type="float">
            <text:p>0.35795940268903</text:p>
          </table:table-cell>
          <table:table-cell office:value-type="float" office:value="0.396228484592561" calcext:value-type="float">
            <text:p>0.396228484592561</text:p>
          </table:table-cell>
          <table:table-cell office:value-type="float" office:value="0.433332550854247" calcext:value-type="float">
            <text:p>0.433332550854247</text:p>
          </table:table-cell>
        </table:table-row>
        <table:table-row table:style-name="ro1">
          <table:table-cell office:value-type="float" office:value="0.0457873887314042" calcext:value-type="float">
            <text:p>0.0457873887314042</text:p>
          </table:table-cell>
          <table:table-cell office:value-type="float" office:value="0.2756607451475" calcext:value-type="float">
            <text:p>0.2756607451475</text:p>
          </table:table-cell>
          <table:table-cell office:value-type="float" office:value="0.390948161788794" calcext:value-type="float">
            <text:p>0.390948161788794</text:p>
          </table:table-cell>
          <table:table-cell office:value-type="float" office:value="0.367008855274629" calcext:value-type="float">
            <text:p>0.367008855274629</text:p>
          </table:table-cell>
          <table:table-cell office:value-type="float" office:value="0.459784460940556" calcext:value-type="float">
            <text:p>0.459784460940556</text:p>
          </table:table-cell>
          <table:table-cell office:value-type="float" office:value="0.319824328607091" calcext:value-type="float">
            <text:p>0.319824328607091</text:p>
          </table:table-cell>
          <table:table-cell office:value-type="float" office:value="0.360324943646572" calcext:value-type="float">
            <text:p>0.360324943646572</text:p>
          </table:table-cell>
          <table:table-cell office:value-type="float" office:value="0.39747227622603" calcext:value-type="float">
            <text:p>0.39747227622603</text:p>
          </table:table-cell>
          <table:table-cell office:value-type="float" office:value="0.434700464901222" calcext:value-type="float">
            <text:p>0.434700464901222</text:p>
          </table:table-cell>
        </table:table-row>
        <table:table-row table:style-name="ro1">
          <table:table-cell office:value-type="float" office:value="0.0469697340282322" calcext:value-type="float">
            <text:p>0.0469697340282322</text:p>
          </table:table-cell>
          <table:table-cell office:value-type="float" office:value="0.278340967018048" calcext:value-type="float">
            <text:p>0.278340967018048</text:p>
          </table:table-cell>
          <table:table-cell office:value-type="float" office:value="0.392857144702961" calcext:value-type="float">
            <text:p>0.392857144702961</text:p>
          </table:table-cell>
          <table:table-cell office:value-type="float" office:value="0.368707835961318" calcext:value-type="float">
            <text:p>0.368707835961318</text:p>
          </table:table-cell>
          <table:table-cell office:value-type="float" office:value="0.460716509893847" calcext:value-type="float">
            <text:p>0.460716509893847</text:p>
          </table:table-cell>
          <table:table-cell office:value-type="float" office:value="0.322037110980209" calcext:value-type="float">
            <text:p>0.322037110980209</text:p>
          </table:table-cell>
          <table:table-cell office:value-type="float" office:value="0.362693426140357" calcext:value-type="float">
            <text:p>0.362693426140357</text:p>
          </table:table-cell>
          <table:table-cell office:value-type="float" office:value="0.398709157746307" calcext:value-type="float">
            <text:p>0.398709157746307</text:p>
          </table:table-cell>
          <table:table-cell office:value-type="float" office:value="0.436067145802374" calcext:value-type="float">
            <text:p>0.436067145802374</text:p>
          </table:table-cell>
        </table:table-row>
        <table:table-row table:style-name="ro1">
          <table:table-cell office:value-type="float" office:value="0.0482011316056994" calcext:value-type="float">
            <text:p>0.0482011316056994</text:p>
          </table:table-cell>
          <table:table-cell office:value-type="float" office:value="0.281014768909855" calcext:value-type="float">
            <text:p>0.281014768909855</text:p>
          </table:table-cell>
          <table:table-cell office:value-type="float" office:value="0.394775488207835" calcext:value-type="float">
            <text:p>0.394775488207835</text:p>
          </table:table-cell>
          <table:table-cell office:value-type="float" office:value="0.370387688481061" calcext:value-type="float">
            <text:p>0.370387688481061</text:p>
          </table:table-cell>
          <table:table-cell office:value-type="float" office:value="0.461658281132754" calcext:value-type="float">
            <text:p>0.461658281132754</text:p>
          </table:table-cell>
          <table:table-cell office:value-type="float" office:value="0.324249117968294" calcext:value-type="float">
            <text:p>0.324249117968294</text:p>
          </table:table-cell>
          <table:table-cell office:value-type="float" office:value="0.365064223647738" calcext:value-type="float">
            <text:p>0.365064223647738</text:p>
          </table:table-cell>
          <table:table-cell office:value-type="float" office:value="0.39993893717073" calcext:value-type="float">
            <text:p>0.39993893717073</text:p>
          </table:table-cell>
          <table:table-cell office:value-type="float" office:value="0.43743231244222" calcext:value-type="float">
            <text:p>0.43743231244222</text:p>
          </table:table-cell>
        </table:table-row>
        <table:table-row table:style-name="ro1">
          <table:table-cell office:value-type="float" office:value="0.0494833724285164" calcext:value-type="float">
            <text:p>0.0494833724285164</text:p>
          </table:table-cell>
          <table:table-cell office:value-type="float" office:value="0.283681624453381" calcext:value-type="float">
            <text:p>0.283681624453381</text:p>
          </table:table-cell>
          <table:table-cell office:value-type="float" office:value="0.39670249839663" calcext:value-type="float">
            <text:p>0.39670249839663</text:p>
          </table:table-cell>
          <table:table-cell office:value-type="float" office:value="0.372048404060344" calcext:value-type="float">
            <text:p>0.372048404060344</text:p>
          </table:table-cell>
          <table:table-cell office:value-type="float" office:value="0.462609302491505" calcext:value-type="float">
            <text:p>0.462609302491505</text:p>
          </table:table-cell>
          <table:table-cell office:value-type="float" office:value="0.326459803761309" calcext:value-type="float">
            <text:p>0.326459803761309</text:p>
          </table:table-cell>
          <table:table-cell office:value-type="float" office:value="0.367436697662392" calcext:value-type="float">
            <text:p>0.367436697662392</text:p>
          </table:table-cell>
          <table:table-cell office:value-type="float" office:value="0.401161434997166" calcext:value-type="float">
            <text:p>0.401161434997166</text:p>
          </table:table-cell>
          <table:table-cell office:value-type="float" office:value="0.438795675335073" calcext:value-type="float">
            <text:p>0.438795675335073</text:p>
          </table:table-cell>
        </table:table-row>
        <table:table-row table:style-name="ro1">
          <table:table-cell office:value-type="float" office:value="0.0508182768869834" calcext:value-type="float">
            <text:p>0.0508182768869834</text:p>
          </table:table-cell>
          <table:table-cell office:value-type="float" office:value="0.286341106182468" calcext:value-type="float">
            <text:p>0.286341106182468</text:p>
          </table:table-cell>
          <table:table-cell office:value-type="float" office:value="0.398637399143703" calcext:value-type="float">
            <text:p>0.398637399143703</text:p>
          </table:table-cell>
          <table:table-cell office:value-type="float" office:value="0.373690078630987" calcext:value-type="float">
            <text:p>0.373690078630987</text:p>
          </table:table-cell>
          <table:table-cell office:value-type="float" office:value="0.463569015083217" calcext:value-type="float">
            <text:p>0.463569015083217</text:p>
          </table:table-cell>
          <table:table-cell office:value-type="float" office:value="0.328668627983189" calcext:value-type="float">
            <text:p>0.328668627983189</text:p>
          </table:table-cell>
          <table:table-cell office:value-type="float" office:value="0.369810201698667" calcext:value-type="float">
            <text:p>0.369810201698667</text:p>
          </table:table-cell>
          <table:table-cell office:value-type="float" office:value="0.402376482194258" calcext:value-type="float">
            <text:p>0.402376482194258</text:p>
          </table:table-cell>
          <table:table-cell office:value-type="float" office:value="0.440156939838684" calcext:value-type="float">
            <text:p>0.440156939838684</text:p>
          </table:table-cell>
        </table:table-row>
        <table:table-row table:style-name="ro1">
          <table:table-cell office:value-type="float" office:value="0.0522076965136464" calcext:value-type="float">
            <text:p>0.0522076965136464</text:p>
          </table:table-cell>
          <table:table-cell office:value-type="float" office:value="0.288992882583635" calcext:value-type="float">
            <text:p>0.288992882583635</text:p>
          </table:table-cell>
          <table:table-cell office:value-type="float" office:value="0.400579337873324" calcext:value-type="float">
            <text:p>0.400579337873324</text:p>
          </table:table-cell>
          <table:table-cell office:value-type="float" office:value="0.375312907653966" calcext:value-type="float">
            <text:p>0.375312907653966</text:p>
          </table:table-cell>
          <table:table-cell office:value-type="float" office:value="0.464536779150171" calcext:value-type="float">
            <text:p>0.464536779150171</text:p>
          </table:table-cell>
          <table:table-cell office:value-type="float" office:value="0.330875054880233" calcext:value-type="float">
            <text:p>0.330875054880233</text:p>
          </table:table-cell>
          <table:table-cell office:value-type="float" office:value="0.372184084944445" calcext:value-type="float">
            <text:p>0.372184084944445</text:p>
          </table:table-cell>
          <table:table-cell office:value-type="float" office:value="0.403583918313994" calcext:value-type="float">
            <text:p>0.403583918313994</text:p>
          </table:table-cell>
          <table:table-cell office:value-type="float" office:value="0.441515809056269" calcext:value-type="float">
            <text:p>0.441515809056269</text:p>
          </table:table-cell>
        </table:table-row>
        <table:table-row table:style-name="ro1">
          <table:table-cell office:value-type="float" office:value="0.053653515829108" calcext:value-type="float">
            <text:p>0.053653515829108</text:p>
          </table:table-cell>
          <table:table-cell office:value-type="float" office:value="0.291636714535109" calcext:value-type="float">
            <text:p>0.291636714535109</text:p>
          </table:table-cell>
          <table:table-cell office:value-type="float" office:value="0.402527391616444" calcext:value-type="float">
            <text:p>0.402527391616444</text:p>
          </table:table-cell>
          <table:table-cell office:value-type="float" office:value="0.376917180478909" calcext:value-type="float">
            <text:p>0.376917180478909</text:p>
          </table:table-cell>
          <table:table-cell office:value-type="float" office:value="0.465511880206335" calcext:value-type="float">
            <text:p>0.465511880206335</text:p>
          </table:table-cell>
          <table:table-cell office:value-type="float" office:value="0.333078552182236" calcext:value-type="float">
            <text:p>0.333078552182236</text:p>
          </table:table-cell>
          <table:table-cell office:value-type="float" office:value="0.374557696073737" calcext:value-type="float">
            <text:p>0.374557696073737</text:p>
          </table:table-cell>
          <table:table-cell office:value-type="float" office:value="0.404783589317059" calcext:value-type="float">
            <text:p>0.404783589317059</text:p>
          </table:table-cell>
          <table:table-cell office:value-type="float" office:value="0.442871986923893" calcext:value-type="float">
            <text:p>0.442871986923893</text:p>
          </table:table-cell>
        </table:table-row>
        <table:table-row table:style-name="ro1">
          <table:table-cell office:value-type="float" office:value="0.0551576543079567" calcext:value-type="float">
            <text:p>0.0551576543079567</text:p>
          </table:table-cell>
          <table:table-cell office:value-type="float" office:value="0.294272450998083" calcext:value-type="float">
            <text:p>0.294272450998083</text:p>
          </table:table-cell>
          <table:table-cell office:value-type="float" office:value="0.404480573463702" calcext:value-type="float">
            <text:p>0.404480573463702</text:p>
          </table:table-cell>
          <table:table-cell office:value-type="float" office:value="0.37850327411316" calcext:value-type="float">
            <text:p>0.37850327411316</text:p>
          </table:table-cell>
          <table:table-cell office:value-type="float" office:value="0.466493535589948" calcext:value-type="float">
            <text:p>0.466493535589948</text:p>
          </table:table-cell>
          <table:table-cell office:value-type="float" office:value="0.335278590351735" calcext:value-type="float">
            <text:p>0.335278590351735</text:p>
          </table:table-cell>
          <table:table-cell office:value-type="float" office:value="0.376930386539417" calcext:value-type="float">
            <text:p>0.376930386539417</text:p>
          </table:table-cell>
          <table:table-cell office:value-type="float" office:value="0.405975345849823" calcext:value-type="float">
            <text:p>0.405975345849823</text:p>
          </table:table-cell>
          <table:table-cell office:value-type="float" office:value="0.444225180769397" calcext:value-type="float">
            <text:p>0.444225180769397</text:p>
          </table:table-cell>
        </table:table-row>
        <table:table-row table:style-name="ro1">
          <table:table-cell office:value-type="float" office:value="0.056722068463029" calcext:value-type="float">
            <text:p>0.056722068463029</text:p>
          </table:table-cell>
          <table:table-cell office:value-type="float" office:value="0.296900024127213" calcext:value-type="float">
            <text:p>0.296900024127213</text:p>
          </table:table-cell>
          <table:table-cell office:value-type="float" office:value="0.406437839274989" calcext:value-type="float">
            <text:p>0.406437839274989</text:p>
          </table:table-cell>
          <table:table-cell office:value-type="float" office:value="0.380071646572673" calcext:value-type="float">
            <text:p>0.380071646572673</text:p>
          </table:table-cell>
          <table:table-cell office:value-type="float" office:value="0.467480901275835" calcext:value-type="float">
            <text:p>0.467480901275835</text:p>
          </table:table-cell>
          <table:table-cell office:value-type="float" office:value="0.337474641684024" calcext:value-type="float">
            <text:p>0.337474641684024</text:p>
          </table:table-cell>
          <table:table-cell office:value-type="float" office:value="0.379301513857252" calcext:value-type="float">
            <text:p>0.379301513857252</text:p>
          </table:table-cell>
          <table:table-cell office:value-type="float" office:value="0.407159041417799" calcext:value-type="float">
            <text:p>0.407159041417799</text:p>
          </table:table-cell>
          <table:table-cell office:value-type="float" office:value="0.445575103887015" calcext:value-type="float">
            <text:p>0.445575103887015</text:p>
          </table:table-cell>
        </table:table-row>
        <table:table-row table:style-name="ro1">
          <table:table-cell office:value-type="float" office:value="0.0583487537194158" calcext:value-type="float">
            <text:p>0.0583487537194158</text:p>
          </table:table-cell>
          <table:table-cell office:value-type="float" office:value="0.299519444308903" calcext:value-type="float">
            <text:p>0.299519444308903</text:p>
          </table:table-cell>
          <table:table-cell office:value-type="float" office:value="0.408398094065576" calcext:value-type="float">
            <text:p>0.408398094065576</text:p>
          </table:table-cell>
          <table:table-cell office:value-type="float" office:value="0.381622830369502" calcext:value-type="float">
            <text:p>0.381622830369502</text:p>
          </table:table-cell>
          <table:table-cell office:value-type="float" office:value="0.468473078366875" calcext:value-type="float">
            <text:p>0.468473078366875</text:p>
          </table:table-cell>
          <table:table-cell office:value-type="float" office:value="0.339666179785607" calcext:value-type="float">
            <text:p>0.339666179785607</text:p>
          </table:table-cell>
          <table:table-cell office:value-type="float" office:value="0.381670444188765" calcext:value-type="float">
            <text:p>0.381670444188765</text:p>
          </table:table-cell>
          <table:table-cell office:value-type="float" office:value="0.408334531049939" calcext:value-type="float">
            <text:p>0.408334531049939</text:p>
          </table:table-cell>
          <table:table-cell office:value-type="float" office:value="0.446921477453113" calcext:value-type="float">
            <text:p>0.446921477453113</text:p>
          </table:table-cell>
        </table:table-row>
        <table:table-row table:style-name="ro1">
          <table:table-cell office:value-type="float" office:value="0.0600397469187468" calcext:value-type="float">
            <text:p>0.0600397469187468</text:p>
          </table:table-cell>
          <table:table-cell office:value-type="float" office:value="0.302130793577494" calcext:value-type="float">
            <text:p>0.302130793577494</text:p>
          </table:table-cell>
          <table:table-cell office:value-type="float" office:value="0.410360199790549" calcext:value-type="float">
            <text:p>0.410360199790549</text:p>
          </table:table-cell>
          <table:table-cell office:value-type="float" office:value="0.383157424476296" calcext:value-type="float">
            <text:p>0.383157424476296</text:p>
          </table:table-cell>
          <table:table-cell office:value-type="float" office:value="0.469469121003973" calcext:value-type="float">
            <text:p>0.469469121003973</text:p>
          </table:table-cell>
          <table:table-cell office:value-type="float" office:value="0.341852679241159" calcext:value-type="float">
            <text:p>0.341852679241159</text:p>
          </table:table-cell>
          <table:table-cell office:value-type="float" office:value="0.384036554942541" calcext:value-type="float">
            <text:p>0.384036554942541</text:p>
          </table:table-cell>
          <table:table-cell office:value-type="float" office:value="0.409501670111102" calcext:value-type="float">
            <text:p>0.409501670111102</text:p>
          </table:table-cell>
          <table:table-cell office:value-type="float" office:value="0.448264032403637" calcext:value-type="float">
            <text:p>0.448264032403637</text:p>
          </table:table-cell>
        </table:table-row>
        <table:table-row table:style-name="ro1">
          <table:table-cell office:value-type="float" office:value="0.0617971281475227" calcext:value-type="float">
            <text:p>0.0617971281475227</text:p>
          </table:table-cell>
          <table:table-cell office:value-type="float" office:value="0.304734219925875" calcext:value-type="float">
            <text:p>0.304734219925875</text:p>
          </table:table-cell>
          <table:table-cell office:value-type="float" office:value="0.412322981795044" calcext:value-type="float">
            <text:p>0.412322981795044</text:p>
          </table:table-cell>
          <table:table-cell office:value-type="float" office:value="0.3846760874522" calcext:value-type="float">
            <text:p>0.3846760874522</text:p>
          </table:table-cell>
          <table:table-cell office:value-type="float" office:value="0.470468042926431" calcext:value-type="float">
            <text:p>0.470468042926431</text:p>
          </table:table-cell>
          <table:table-cell office:value-type="float" office:value="0.344033615502655" calcext:value-type="float">
            <text:p>0.344033615502655</text:p>
          </table:table-cell>
          <table:table-cell office:value-type="float" office:value="0.386399236565605" calcext:value-type="float">
            <text:p>0.386399236565605</text:p>
          </table:table-cell>
          <table:table-cell office:value-type="float" office:value="0.41066031351048" calcext:value-type="float">
            <text:p>0.41066031351048</text:p>
          </table:table-cell>
          <table:table-cell office:value-type="float" office:value="0.449602510616387" calcext:value-type="float">
            <text:p>0.449602510616387</text:p>
          </table:table-cell>
        </table:table-row>
        <table:table-row table:style-name="ro1">
          <table:table-cell office:value-type="float" office:value="0.0636230231704958" calcext:value-type="float">
            <text:p>0.0636230231704958</text:p>
          </table:table-cell>
          <table:table-cell office:value-type="float" office:value="0.307329930062975" calcext:value-type="float">
            <text:p>0.307329930062975</text:p>
          </table:table-cell>
          <table:table-cell office:value-type="float" office:value="0.414285236620307" calcext:value-type="float">
            <text:p>0.414285236620307</text:p>
          </table:table-cell>
          <table:table-cell office:value-type="float" office:value="0.386179529113537" calcext:value-type="float">
            <text:p>0.386179529113537</text:p>
          </table:table-cell>
          <table:table-cell office:value-type="float" office:value="0.471468825405901" calcext:value-type="float">
            <text:p>0.471468825405901</text:p>
          </table:table-cell>
          <table:table-cell office:value-type="float" office:value="0.346208464967436" calcext:value-type="float">
            <text:p>0.346208464967436</text:p>
          </table:table-cell>
          <table:table-cell office:value-type="float" office:value="0.388757894371459" calcext:value-type="float">
            <text:p>0.388757894371459</text:p>
          </table:table-cell>
          <table:table-cell office:value-type="float" office:value="0.411810315051192" calcext:value-type="float">
            <text:p>0.411810315051192</text:p>
          </table:table-cell>
          <table:table-cell office:value-type="float" office:value="0.450936666077545" calcext:value-type="float">
            <text:p>0.450936666077545</text:p>
          </table:table-cell>
        </table:table-row>
        <table:table-row table:style-name="ro1">
          <table:table-cell office:value-type="float" office:value="0.065519605593374" calcext:value-type="float">
            <text:p>0.065519605593374</text:p>
          </table:table-cell>
          <table:table-cell office:value-type="float" office:value="0.309918182253915" calcext:value-type="float">
            <text:p>0.309918182253915</text:p>
          </table:table-cell>
          <table:table-cell office:value-type="float" office:value="0.416245739391798" calcext:value-type="float">
            <text:p>0.416245739391798</text:p>
          </table:table-cell>
          <table:table-cell office:value-type="float" office:value="0.38766850249246" calcext:value-type="float">
            <text:p>0.38766850249246</text:p>
          </table:table-cell>
          <table:table-cell office:value-type="float" office:value="0.472470424758135" calcext:value-type="float">
            <text:p>0.472470424758135</text:p>
          </table:table-cell>
          <table:table-cell office:value-type="float" office:value="0.348376705464642" calcext:value-type="float">
            <text:p>0.348376705464642</text:p>
          </table:table-cell>
          <table:table-cell office:value-type="float" office:value="0.39111194968087" calcext:value-type="float">
            <text:p>0.39111194968087</text:p>
          </table:table-cell>
          <table:table-cell office:value-type="float" office:value="0.412951527283277" calcext:value-type="float">
            <text:p>0.412951527283277</text:p>
          </table:table-cell>
          <table:table-cell office:value-type="float" office:value="0.452266265411623" calcext:value-type="float">
            <text:p>0.452266265411623</text:p>
          </table:table-cell>
        </table:table-row>
        <table:table-row table:style-name="ro1">
          <table:table-cell office:value-type="float" office:value="0.0674890990408072" calcext:value-type="float">
            <text:p>0.0674890990408072</text:p>
          </table:table-cell>
          <table:table-cell office:value-type="float" office:value="0.312499278820893" calcext:value-type="float">
            <text:p>0.312499278820893</text:p>
          </table:table-cell>
          <table:table-cell office:value-type="float" office:value="0.41820325130715" calcext:value-type="float">
            <text:p>0.41820325130715</text:p>
          </table:table-cell>
          <table:table-cell office:value-type="float" office:value="0.389143795613358" calcext:value-type="float">
            <text:p>0.389143795613358</text:p>
          </table:table-cell>
          <table:table-cell office:value-type="float" office:value="0.473471779949997" calcext:value-type="float">
            <text:p>0.473471779949997</text:p>
          </table:table-cell>
          <table:table-cell office:value-type="float" office:value="0.350537816618429" calcext:value-type="float">
            <text:p>0.350537816618429</text:p>
          </table:table-cell>
          <table:table-cell office:value-type="float" office:value="0.393460840979721" calcext:value-type="float">
            <text:p>0.393460840979721</text:p>
          </table:table-cell>
          <table:table-cell office:value-type="float" office:value="0.414083801261133" calcext:value-type="float">
            <text:p>0.414083801261133</text:p>
          </table:table-cell>
          <table:table-cell office:value-type="float" office:value="0.453591088464292" calcext:value-type="float">
            <text:p>0.453591088464292</text:p>
          </table:table-cell>
        </table:table-row>
        <table:table-row table:style-name="ro1">
          <table:table-cell office:value-type="float" office:value="0.0695337793228594" calcext:value-type="float">
            <text:p>0.0695337793228594</text:p>
          </table:table-cell>
          <table:table-cell office:value-type="float" office:value="0.315073558196843" calcext:value-type="float">
            <text:p>0.315073558196843</text:p>
          </table:table-cell>
          <table:table-cell office:value-type="float" office:value="0.420156527324657" calcext:value-type="float">
            <text:p>0.420156527324657</text:p>
          </table:table-cell>
          <table:table-cell office:value-type="float" office:value="0.390606222977029" calcext:value-type="float">
            <text:p>0.390606222977029</text:p>
          </table:table-cell>
          <table:table-cell office:value-type="float" office:value="0.474471820409751" calcext:value-type="float">
            <text:p>0.474471820409751</text:p>
          </table:table-cell>
          <table:table-cell office:value-type="float" office:value="0.352691280697927" calcext:value-type="float">
            <text:p>0.352691280697927</text:p>
          </table:table-cell>
          <table:table-cell office:value-type="float" office:value="0.395804024531283" calcext:value-type="float">
            <text:p>0.395804024531283</text:p>
          </table:table-cell>
          <table:table-cell office:value-type="float" office:value="0.415206986824768" calcext:value-type="float">
            <text:p>0.415206986824768</text:p>
          </table:table-cell>
          <table:table-cell office:value-type="float" office:value="0.454910928346393" calcext:value-type="float">
            <text:p>0.454910928346393</text:p>
          </table:table-cell>
        </table:table-row>
        <table:table-row table:style-name="ro1">
          <table:table-cell office:value-type="float" office:value="0.0716559765534117" calcext:value-type="float">
            <text:p>0.0716559765534117</text:p>
          </table:table-cell>
          <table:table-cell office:value-type="float" office:value="0.317641386774786" calcext:value-type="float">
            <text:p>0.317641386774786</text:p>
          </table:table-cell>
          <table:table-cell office:value-type="float" office:value="0.422104323861973" calcext:value-type="float">
            <text:p>0.422104323861973</text:p>
          </table:table-cell>
          <table:table-cell office:value-type="float" office:value="0.39205661698514" calcext:value-type="float">
            <text:p>0.39205661698514</text:p>
          </table:table-cell>
          <table:table-cell office:value-type="float" office:value="0.4754694738377" calcext:value-type="float">
            <text:p>0.4754694738377</text:p>
          </table:table-cell>
          <table:table-cell office:value-type="float" office:value="0.354836583255831" calcext:value-type="float">
            <text:p>0.354836583255831</text:p>
          </table:table-cell>
          <table:table-cell office:value-type="float" office:value="0.398140975108009" calcext:value-type="float">
            <text:p>0.398140975108009</text:p>
          </table:table-cell>
          <table:table-cell office:value-type="float" office:value="0.416320932690094" calcext:value-type="float">
            <text:p>0.416320932690094</text:p>
          </table:table-cell>
          <table:table-cell office:value-type="float" office:value="0.45622559163675" calcext:value-type="float">
            <text:p>0.45622559163675</text:p>
          </table:table-cell>
        </table:table-row>
        <table:table-row table:style-name="ro1">
          <table:table-cell office:value-type="float" office:value="0.0738580767997892" calcext:value-type="float">
            <text:p>0.0738580767997892</text:p>
          </table:table-cell>
          <table:table-cell office:value-type="float" office:value="0.32020315114542" calcext:value-type="float">
            <text:p>0.32020315114542</text:p>
          </table:table-cell>
          <table:table-cell office:value-type="float" office:value="0.424045405861085" calcext:value-type="float">
            <text:p>0.424045405861085</text:p>
          </table:table-cell>
          <table:table-cell office:value-type="float" office:value="0.393495819926835" calcext:value-type="float">
            <text:p>0.393495819926835</text:p>
          </table:table-cell>
          <table:table-cell office:value-type="float" office:value="0.476463673374128" calcext:value-type="float">
            <text:p>0.476463673374128</text:p>
          </table:table-cell>
          <table:table-cell office:value-type="float" office:value="0.35697321400924" calcext:value-type="float">
            <text:p>0.35697321400924</text:p>
          </table:table-cell>
          <table:table-cell office:value-type="float" office:value="0.400471186213794" calcext:value-type="float">
            <text:p>0.400471186213794</text:p>
          </table:table-cell>
          <table:table-cell office:value-type="float" office:value="0.417425486865423" calcext:value-type="float">
            <text:p>0.417425486865423</text:p>
          </table:table-cell>
          <table:table-cell office:value-type="float" office:value="0.457534898138585" calcext:value-type="float">
            <text:p>0.457534898138585</text:p>
          </table:table-cell>
        </table:table-row>
        <table:table-row table:style-name="ro1">
          <table:table-cell office:value-type="float" office:value="0.0761425242144718" calcext:value-type="float">
            <text:p>0.0761425242144718</text:p>
          </table:table-cell>
          <table:table-cell office:value-type="float" office:value="0.322759249095474" calcext:value-type="float">
            <text:p>0.322759249095474</text:p>
          </table:table-cell>
          <table:table-cell office:value-type="float" office:value="0.425978555021166" calcext:value-type="float">
            <text:p>0.425978555021166</text:p>
          </table:table-cell>
          <table:table-cell office:value-type="float" office:value="0.394924674793277" calcext:value-type="float">
            <text:p>0.394924674793277</text:p>
          </table:table-cell>
          <table:table-cell office:value-type="float" office:value="0.477453365935965" calcext:value-type="float">
            <text:p>0.477453365935965</text:p>
          </table:table-cell>
          <table:table-cell office:value-type="float" office:value="0.359100667688993" calcext:value-type="float">
            <text:p>0.359100667688993</text:p>
          </table:table-cell>
          <table:table-cell office:value-type="float" office:value="0.402794170625788" calcext:value-type="float">
            <text:p>0.402794170625788</text:p>
          </table:table-cell>
          <table:table-cell office:value-type="float" office:value="0.418520496962168" calcext:value-type="float">
            <text:p>0.418520496962168</text:p>
          </table:table-cell>
          <table:table-cell office:value-type="float" office:value="0.458838680908027" calcext:value-type="float">
            <text:p>0.458838680908027</text:p>
          </table:table-cell>
        </table:table-row>
        <table:table-row table:style-name="ro1">
          <table:table-cell office:value-type="float" office:value="0.0785118219141445" calcext:value-type="float">
            <text:p>0.0785118219141445</text:p>
          </table:table-cell>
          <table:table-cell office:value-type="float" office:value="0.32531008238293" calcext:value-type="float">
            <text:p>0.32531008238293</text:p>
          </table:table-cell>
          <table:table-cell office:value-type="float" office:value="0.427902575982886" calcext:value-type="float">
            <text:p>0.427902575982886</text:p>
          </table:table-cell>
          <table:table-cell office:value-type="float" office:value="0.396344018081939" calcext:value-type="float">
            <text:p>0.396344018081939</text:p>
          </table:table-cell>
          <table:table-cell office:value-type="float" office:value="0.478437518478792" calcext:value-type="float">
            <text:p>0.478437518478792</text:p>
          </table:table-cell>
          <table:table-cell office:value-type="float" office:value="0.361218444776574" calcext:value-type="float">
            <text:p>0.361218444776574</text:p>
          </table:table-cell>
          <table:table-cell office:value-type="float" office:value="0.405109460402139" calcext:value-type="float">
            <text:p>0.405109460402139</text:p>
          </table:table-cell>
          <table:table-cell office:value-type="float" office:value="0.419605810567648" calcext:value-type="float">
            <text:p>0.419605810567648</text:p>
          </table:table-cell>
          <table:table-cell office:value-type="float" office:value="0.46013678590621" calcext:value-type="float">
            <text:p>0.46013678590621</text:p>
          </table:table-cell>
        </table:table-row>
        <table:table-row table:style-name="ro1">
          <table:table-cell office:value-type="float" office:value="0.0809685335832577" calcext:value-type="float">
            <text:p>0.0809685335832577</text:p>
          </table:table-cell>
          <table:table-cell office:value-type="float" office:value="0.327856047743657" calcext:value-type="float">
            <text:p>0.327856047743657</text:p>
          </table:table-cell>
          <table:table-cell office:value-type="float" office:value="0.42981630429511" calcext:value-type="float">
            <text:p>0.42981630429511</text:p>
          </table:table-cell>
          <table:table-cell office:value-type="float" office:value="0.397754670847453" calcext:value-type="float">
            <text:p>0.397754670847453</text:p>
          </table:table-cell>
          <table:table-cell office:value-type="float" office:value="0.479415126047348" calcext:value-type="float">
            <text:p>0.479415126047348</text:p>
          </table:table-cell>
          <table:table-cell office:value-type="float" office:value="0.363326052291285" calcext:value-type="float">
            <text:p>0.363326052291285</text:p>
          </table:table-cell>
          <table:table-cell office:value-type="float" office:value="0.407416607341824" calcext:value-type="float">
            <text:p>0.407416607341824</text:p>
          </table:table-cell>
          <table:table-cell office:value-type="float" office:value="0.420681275540812" calcext:value-type="float">
            <text:p>0.420681275540812</text:p>
          </table:table-cell>
          <table:table-cell office:value-type="float" office:value="0.461429072006332" calcext:value-type="float">
            <text:p>0.461429072006332</text:p>
          </table:table-cell>
        </table:table-row>
        <table:table-row table:style-name="ro1">
          <table:table-cell office:value-type="float" office:value="0.0835152836276767" calcext:value-type="float">
            <text:p>0.0835152836276767</text:p>
          </table:table-cell>
          <table:table-cell office:value-type="float" office:value="0.33039752988089" calcext:value-type="float">
            <text:p>0.33039752988089</text:p>
          </table:table-cell>
          <table:table-cell office:value-type="float" office:value="0.431718612176399" calcext:value-type="float">
            <text:p>0.431718612176399</text:p>
          </table:table-cell>
          <table:table-cell office:value-type="float" office:value="0.399157431923338" calcext:value-type="float">
            <text:p>0.399157431923338</text:p>
          </table:table-cell>
          <table:table-cell office:value-type="float" office:value="0.480385217593716" calcext:value-type="float">
            <text:p>0.480385217593716</text:p>
          </table:table-cell>
          <table:table-cell office:value-type="float" office:value="0.365423004407816" calcext:value-type="float">
            <text:p>0.365423004407816</text:p>
          </table:table-cell>
          <table:table-cell office:value-type="float" office:value="0.409715182956456" calcext:value-type="float">
            <text:p>0.409715182956456</text:p>
          </table:table-cell>
          <table:table-cell office:value-type="float" office:value="0.421746740315591" calcext:value-type="float">
            <text:p>0.421746740315591</text:p>
          </table:table-cell>
          <table:table-cell office:value-type="float" office:value="0.462715410674254" calcext:value-type="float">
            <text:p>0.462715410674254</text:p>
          </table:table-cell>
        </table:table-row>
        <table:table-row table:style-name="ro1">
          <table:table-cell office:value-type="float" office:value="0.0861547575027561" calcext:value-type="float">
            <text:p>0.0861547575027561</text:p>
          </table:table-cell>
          <table:table-cell office:value-type="float" office:value="0.33293489355106" calcext:value-type="float">
            <text:p>0.33293489355106</text:p>
          </table:table-cell>
          <table:table-cell office:value-type="float" office:value="0.433608415194009" calcext:value-type="float">
            <text:p>0.433608415194009</text:p>
          </table:table-cell>
          <table:table-cell office:value-type="float" office:value="0.40055307026662" calcext:value-type="float">
            <text:p>0.40055307026662</text:p>
          </table:table-cell>
          <table:table-cell office:value-type="float" office:value="0.481346862710111" calcext:value-type="float">
            <text:p>0.481346862710111</text:p>
          </table:table-cell>
          <table:table-cell office:value-type="float" office:value="0.367508822916991" calcext:value-type="float">
            <text:p>0.367508822916991</text:p>
          </table:table-cell>
          <table:table-cell office:value-type="float" office:value="0.412004778875518" calcext:value-type="float">
            <text:p>0.412004778875518</text:p>
          </table:table-cell>
          <table:table-cell office:value-type="float" office:value="0.422802053976066" calcext:value-type="float">
            <text:p>0.422802053976066</text:p>
          </table:table-cell>
          <table:table-cell office:value-type="float" office:value="0.463995686039013" calcext:value-type="float">
            <text:p>0.463995686039013</text:p>
          </table:table-cell>
        </table:table-row>
        <table:table-row table:style-name="ro1">
          <table:table-cell office:value-type="float" office:value="0.0888897010521608" calcext:value-type="float">
            <text:p>0.0888897010521608</text:p>
          </table:table-cell>
          <table:table-cell office:value-type="float" office:value="0.335468476584535" calcext:value-type="float">
            <text:p>0.335468476584535</text:p>
          </table:table-cell>
          <table:table-cell office:value-type="float" office:value="0.435484677900627" calcext:value-type="float">
            <text:p>0.435484677900627</text:p>
          </table:table-cell>
          <table:table-cell office:value-type="float" office:value="0.401942318344853" calcext:value-type="float">
            <text:p>0.401942318344853</text:p>
          </table:table-cell>
          <table:table-cell office:value-type="float" office:value="0.482299177305254" calcext:value-type="float">
            <text:p>0.482299177305254</text:p>
          </table:table-cell>
          <table:table-cell office:value-type="float" office:value="0.36958303777416" calcext:value-type="float">
            <text:p>0.36958303777416</text:p>
          </table:table-cell>
          <table:table-cell office:value-type="float" office:value="0.414285006878846" calcext:value-type="float">
            <text:p>0.414285006878846</text:p>
          </table:table-cell>
          <table:table-cell office:value-type="float" office:value="0.423847066505935" calcext:value-type="float">
            <text:p>0.423847066505935</text:p>
          </table:table-cell>
          <table:table-cell office:value-type="float" office:value="0.46526979466252" calcext:value-type="float">
            <text:p>0.46526979466252</text:p>
          </table:table-cell>
        </table:table-row>
        <table:table-row table:style-name="ro1">
          <table:table-cell office:value-type="float" office:value="0.0917229191202823" calcext:value-type="float">
            <text:p>0.0917229191202823</text:p>
          </table:table-cell>
          <table:table-cell office:value-type="float" office:value="0.337998583409234" calcext:value-type="float">
            <text:p>0.337998583409234</text:p>
          </table:table-cell>
          <table:table-cell office:value-type="float" office:value="0.437346418954044" calcext:value-type="float">
            <text:p>0.437346418954044</text:p>
          </table:table-cell>
          <table:table-cell office:value-type="float" office:value="0.403325866083215" calcext:value-type="float">
            <text:p>0.403325866083215</text:p>
          </table:table-cell>
          <table:table-cell office:value-type="float" office:value="0.483241328747881" calcext:value-type="float">
            <text:p>0.483241328747881</text:p>
          </table:table-cell>
          <table:table-cell office:value-type="float" office:value="0.371645187191319" calcext:value-type="float">
            <text:p>0.371645187191319</text:p>
          </table:table-cell>
          <table:table-cell office:value-type="float" office:value="0.416555499266259" calcext:value-type="float">
            <text:p>0.416555499266259</text:p>
          </table:table-cell>
          <table:table-cell office:value-type="float" office:value="0.424881628609185" calcext:value-type="float">
            <text:p>0.424881628609185</text:p>
          </table:table-cell>
          <table:table-cell office:value-type="float" office:value="0.466537645695847" calcext:value-type="float">
            <text:p>0.466537645695847</text:p>
          </table:table-cell>
        </table:table-row>
        <table:table-row table:style-name="ro1">
          <table:table-cell office:value-type="float" office:value="0.0946572733307682" calcext:value-type="float">
            <text:p>0.0946572733307682</text:p>
          </table:table-cell>
          <table:table-cell office:value-type="float" office:value="0.340525478953145" calcext:value-type="float">
            <text:p>0.340525478953145</text:p>
          </table:table-cell>
          <table:table-cell office:value-type="float" office:value="0.439192715828" calcext:value-type="float">
            <text:p>0.439192715828</text:p>
          </table:table-cell>
          <table:table-cell office:value-type="float" office:value="0.4047043552422" calcext:value-type="float">
            <text:p>0.4047043552422</text:p>
          </table:table-cell>
          <table:table-cell office:value-type="float" office:value="0.484172540596029" calcext:value-type="float">
            <text:p>0.484172540596029</text:p>
          </table:table-cell>
          <table:table-cell office:value-type="float" office:value="0.373694817983679" calcext:value-type="float">
            <text:p>0.373694817983679</text:p>
          </table:table-cell>
          <table:table-cell office:value-type="float" office:value="0.418815908896732" calcext:value-type="float">
            <text:p>0.418815908896732</text:p>
          </table:table-cell>
          <table:table-cell office:value-type="float" office:value="0.425905591821581" calcext:value-type="float">
            <text:p>0.425905591821581</text:p>
          </table:table-cell>
          <table:table-cell office:value-type="float" office:value="0.467799160725549" calcext:value-type="float">
            <text:p>0.467799160725549</text:p>
          </table:table-cell>
        </table:table-row>
        <table:table-row table:style-name="ro1">
          <table:table-cell office:value-type="float" office:value="0.0976956789116174" calcext:value-type="float">
            <text:p>0.0976956789116174</text:p>
          </table:table-cell>
          <table:table-cell office:value-type="float" office:value="0.343049383183857" calcext:value-type="float">
            <text:p>0.343049383183857</text:p>
          </table:table-cell>
          <table:table-cell office:value-type="float" office:value="0.441022708910493" calcext:value-type="float">
            <text:p>0.441022708910493</text:p>
          </table:table-cell>
          <table:table-cell office:value-type="float" office:value="0.406078374465397" calcext:value-type="float">
            <text:p>0.406078374465397</text:p>
          </table:table-cell>
          <table:table-cell office:value-type="float" office:value="0.48509209669833" calcext:value-type="float">
            <text:p>0.48509209669833</text:p>
          </table:table-cell>
          <table:table-cell office:value-type="float" office:value="0.375731485470617" calcext:value-type="float">
            <text:p>0.375731485470617</text:p>
          </table:table-cell>
          <table:table-cell office:value-type="float" office:value="0.42106590954897" calcext:value-type="float">
            <text:p>0.42106590954897</text:p>
          </table:table-cell>
          <table:table-cell office:value-type="float" office:value="0.426918808206884" calcext:value-type="float">
            <text:p>0.426918808206884</text:p>
          </table:table-cell>
          <table:table-cell office:value-type="float" office:value="0.469054273989784" calcext:value-type="float">
            <text:p>0.469054273989784</text:p>
          </table:table-cell>
        </table:table-row>
        <table:table-row table:style-name="ro1">
          <table:table-cell office:value-type="float" office:value="0.100841099986677" calcext:value-type="float">
            <text:p>0.100841099986677</text:p>
          </table:table-cell>
          <table:table-cell office:value-type="float" office:value="0.345570466895135" calcext:value-type="float">
            <text:p>0.345570466895135</text:p>
          </table:table-cell>
          <table:table-cell office:value-type="float" office:value="0.442835604323578" calcext:value-type="float">
            <text:p>0.442835604323578</text:p>
          </table:table-cell>
          <table:table-cell office:value-type="float" office:value="0.407448455628437" calcext:value-type="float">
            <text:p>0.407448455628437</text:p>
          </table:table-cell>
          <table:table-cell office:value-type="float" office:value="0.485999344008137" calcext:value-type="float">
            <text:p>0.485999344008137</text:p>
          </table:table-cell>
          <table:table-cell office:value-type="float" office:value="0.377754753488036" calcext:value-type="float">
            <text:p>0.377754753488036</text:p>
          </table:table-cell>
          <table:table-cell office:value-type="float" office:value="0.423305195855809" calcext:value-type="float">
            <text:p>0.423305195855809</text:p>
          </table:table-cell>
          <table:table-cell office:value-type="float" office:value="0.427921130260991" calcext:value-type="float">
            <text:p>0.427921130260991</text:p>
          </table:table-cell>
          <table:table-cell office:value-type="float" office:value="0.470302932244185" calcext:value-type="float">
            <text:p>0.470302932244185</text:p>
          </table:table-cell>
        </table:table-row>
        <table:table-row table:style-name="ro1">
          <table:table-cell office:value-type="float" office:value="0.10409654445336" calcext:value-type="float">
            <text:p>0.10409654445336</text:p>
          </table:table-cell>
          <table:table-cell office:value-type="float" office:value="0.348088846919538" calcext:value-type="float">
            <text:p>0.348088846919538</text:p>
          </table:table-cell>
          <table:table-cell office:value-type="float" office:value="0.444630677438226" calcext:value-type="float">
            <text:p>0.444630677438226</text:p>
          </table:table-cell>
          <table:table-cell office:value-type="float" office:value="0.408815069575999" calcext:value-type="float">
            <text:p>0.408815069575999</text:p>
          </table:table-cell>
          <table:table-cell office:value-type="float" office:value="0.486893696088422" calcext:value-type="float">
            <text:p>0.486893696088422</text:p>
          </table:table-cell>
          <table:table-cell office:value-type="float" office:value="0.379764194278043" calcext:value-type="float">
            <text:p>0.379764194278043</text:p>
          </table:table-cell>
          <table:table-cell office:value-type="float" office:value="0.425533483639742" calcext:value-type="float">
            <text:p>0.425533483639742</text:p>
          </table:table-cell>
          <table:table-cell office:value-type="float" office:value="0.428912410625051" calcext:value-type="float">
            <text:p>0.428912410625051</text:p>
          </table:table-cell>
          <table:table-cell office:value-type="float" office:value="0.471545094978722" calcext:value-type="float">
            <text:p>0.471545094978722</text:p>
          </table:table-cell>
        </table:table-row>
        <table:table-row table:style-name="ro1">
          <table:table-cell office:value-type="float" office:value="0.107465056271404" calcext:value-type="float">
            <text:p>0.107465056271404</text:p>
          </table:table-cell>
          <table:table-cell office:value-type="float" office:value="0.350604583996508" calcext:value-type="float">
            <text:p>0.350604583996508</text:p>
          </table:table-cell>
          <table:table-cell office:value-type="float" office:value="0.446407273674471" calcext:value-type="float">
            <text:p>0.446407273674471</text:p>
          </table:table-cell>
          <table:table-cell office:value-type="float" office:value="0.410178624590002" calcext:value-type="float">
            <text:p>0.410178624590002</text:p>
          </table:table-cell>
          <table:table-cell office:value-type="float" office:value="0.487774633886125" calcext:value-type="float">
            <text:p>0.487774633886125</text:p>
          </table:table-cell>
          <table:table-cell office:value-type="float" office:value="0.38175938822913" calcext:value-type="float">
            <text:p>0.38175938822913</text:p>
          </table:table-cell>
          <table:table-cell office:value-type="float" office:value="0.427750509675225" calcext:value-type="float">
            <text:p>0.427750509675225</text:p>
          </table:table-cell>
          <table:table-cell office:value-type="float" office:value="0.429892501847423" calcext:value-type="float">
            <text:p>0.429892501847423</text:p>
          </table:table-cell>
          <table:table-cell office:value-type="float" office:value="0.472780734233391" calcext:value-type="float">
            <text:p>0.472780734233391</text:p>
          </table:table-cell>
        </table:table-row>
        <table:table-row table:style-name="ro1">
          <table:table-cell office:value-type="float" office:value="0.110949707583233" calcext:value-type="float">
            <text:p>0.110949707583233</text:p>
          </table:table-cell>
          <table:table-cell office:value-type="float" office:value="0.353117679344684" calcext:value-type="float">
            <text:p>0.353117679344684</text:p>
          </table:table-cell>
          <table:table-cell office:value-type="float" office:value="0.44816481077952" calcext:value-type="float">
            <text:p>0.44816481077952</text:p>
          </table:table-cell>
          <table:table-cell office:value-type="float" office:value="0.411539463477384" calcext:value-type="float">
            <text:p>0.411539463477384</text:p>
          </table:table-cell>
          <table:table-cell office:value-type="float" office:value="0.488641707987284" calcext:value-type="float">
            <text:p>0.488641707987284</text:p>
          </table:table-cell>
          <table:table-cell office:value-type="float" office:value="0.383739923697925" calcext:value-type="float">
            <text:p>0.383739923697925</text:p>
          </table:table-cell>
          <table:table-cell office:value-type="float" office:value="0.429956031888511" calcext:value-type="float">
            <text:p>0.429956031888511</text:p>
          </table:table-cell>
          <table:table-cell office:value-type="float" office:value="0.430861256099361" calcext:value-type="float">
            <text:p>0.430861256099361</text:p>
          </table:table-cell>
          <table:table-cell office:value-type="float" office:value="0.474009834741906" calcext:value-type="float">
            <text:p>0.474009834741906</text:p>
          </table:table-cell>
        </table:table-row>
        <table:table-row table:style-name="ro1">
          <table:table-cell office:value-type="float" office:value="0.114553587981719" calcext:value-type="float">
            <text:p>0.114553587981719</text:p>
          </table:table-cell>
          <table:table-cell office:value-type="float" office:value="0.35562807394978" calcext:value-type="float">
            <text:p>0.35562807394978</text:p>
          </table:table-cell>
          <table:table-cell office:value-type="float" office:value="0.44990277836228" calcext:value-type="float">
            <text:p>0.44990277836228</text:p>
          </table:table-cell>
          <table:table-cell office:value-type="float" office:value="0.412897863425143" calcext:value-type="float">
            <text:p>0.412897863425143</text:p>
          </table:table-cell>
          <table:table-cell office:value-type="float" office:value="0.489494538115263" calcext:value-type="float">
            <text:p>0.489494538115263</text:p>
          </table:table-cell>
          <table:table-cell office:value-type="float" office:value="0.385705396718909" calcext:value-type="float">
            <text:p>0.385705396718909</text:p>
          </table:table-cell>
          <table:table-cell office:value-type="float" office:value="0.432149828949763" calcext:value-type="float">
            <text:p>0.432149828949763</text:p>
          </table:table-cell>
          <table:table-cell office:value-type="float" office:value="0.431818524976236" calcext:value-type="float">
            <text:p>0.431818524976236</text:p>
          </table:table-cell>
          <table:table-cell office:value-type="float" office:value="0.475232393637983" calcext:value-type="float">
            <text:p>0.475232393637983</text:p>
          </table:table-cell>
        </table:table-row>
        <table:table-row table:style-name="ro1">
          <table:table-cell office:value-type="float" office:value="0.118279792955104" calcext:value-type="float">
            <text:p>0.118279792955104</text:p>
          </table:table-cell>
          <table:table-cell office:value-type="float" office:value="0.358135647311727" calcext:value-type="float">
            <text:p>0.358135647311727</text:p>
          </table:table-cell>
          <table:table-cell office:value-type="float" office:value="0.451620738139422" calcext:value-type="float">
            <text:p>0.451620738139422</text:p>
          </table:table-cell>
          <table:table-cell office:value-type="float" office:value="0.414254035236922" calcext:value-type="float">
            <text:p>0.414254035236922</text:p>
          </table:table-cell>
          <table:table-cell office:value-type="float" office:value="0.490332813340052" calcext:value-type="float">
            <text:p>0.490332813340052</text:p>
          </table:table-cell>
          <table:table-cell office:value-type="float" office:value="0.387655410650522" calcext:value-type="float">
            <text:p>0.387655410650522</text:p>
          </table:table-cell>
          <table:table-cell office:value-type="float" office:value="0.43433170022729" calcext:value-type="float">
            <text:p>0.43433170022729</text:p>
          </table:table-cell>
          <table:table-cell office:value-type="float" office:value="0.43276415916195" calcext:value-type="float">
            <text:p>0.43276415916195</text:p>
          </table:table-cell>
          <table:table-cell office:value-type="float" office:value="0.476448420465612" calcext:value-type="float">
            <text:p>0.476448420465612</text:p>
          </table:table-cell>
        </table:table-row>
        <table:table-row table:style-name="ro1">
          <table:table-cell office:value-type="float" office:value="0.122131410118284" calcext:value-type="float">
            <text:p>0.122131410118284</text:p>
          </table:table-cell>
          <table:table-cell office:value-type="float" office:value="0.360640217552277" calcext:value-type="float">
            <text:p>0.360640217552277</text:p>
          </table:table-cell>
          <table:table-cell office:value-type="float" office:value="0.453318322874048" calcext:value-type="float">
            <text:p>0.453318322874048</text:p>
          </table:table-cell>
          <table:table-cell office:value-type="float" office:value="0.415608123919712" calcext:value-type="float">
            <text:p>0.415608123919712</text:p>
          </table:table-cell>
          <table:table-cell office:value-type="float" office:value="0.49115629097716" calcext:value-type="float">
            <text:p>0.49115629097716</text:p>
          </table:table-cell>
          <table:table-cell office:value-type="float" office:value="0.389589576050777" calcext:value-type="float">
            <text:p>0.389589576050777</text:p>
          </table:table-cell>
          <table:table-cell office:value-type="float" office:value="0.436501465221777" calcext:value-type="float">
            <text:p>0.436501465221777</text:p>
          </table:table-cell>
          <table:table-cell office:value-type="float" office:value="0.433698008412375" calcext:value-type="float">
            <text:p>0.433698008412375</text:p>
          </table:table-cell>
          <table:table-cell office:value-type="float" office:value="0.477657936736496" calcext:value-type="float">
            <text:p>0.477657936736496</text:p>
          </table:table-cell>
        </table:table-row>
        <table:table-row table:style-name="ro1">
          <table:table-cell office:value-type="float" office:value="0.126111503626574" calcext:value-type="float">
            <text:p>0.126111503626574</text:p>
          </table:table-cell>
          <table:table-cell office:value-type="float" office:value="0.363141542301782" calcext:value-type="float">
            <text:p>0.363141542301782</text:p>
          </table:table-cell>
          <table:table-cell office:value-type="float" office:value="0.45499523466968" calcext:value-type="float">
            <text:p>0.45499523466968</text:p>
          </table:table-cell>
          <table:table-cell office:value-type="float" office:value="0.416960209997987" calcext:value-type="float">
            <text:p>0.416960209997987</text:p>
          </table:table-cell>
          <table:table-cell office:value-type="float" office:value="0.49196479483423" calcext:value-type="float">
            <text:p>0.49196479483423</text:p>
          </table:table-cell>
          <table:table-cell office:value-type="float" office:value="0.391507510199776" calcext:value-type="float">
            <text:p>0.391507510199776</text:p>
          </table:table-cell>
          <table:table-cell office:value-type="float" office:value="0.438658963255858" calcext:value-type="float">
            <text:p>0.438658963255858</text:p>
          </table:table-cell>
          <table:table-cell office:value-type="float" office:value="0.434619921210799" calcext:value-type="float">
            <text:p>0.434619921210799</text:p>
          </table:table-cell>
          <table:table-cell office:value-type="float" office:value="0.47886097577846" calcext:value-type="float">
            <text:p>0.47886097577846</text:p>
          </table:table-cell>
        </table:table-row>
        <table:table-row table:style-name="ro1">
          <table:table-cell office:value-type="float" office:value="0.13022309673988" calcext:value-type="float">
            <text:p>0.13022309673988</text:p>
          </table:table-cell>
          <table:table-cell office:value-type="float" office:value="0.365639320108255" calcext:value-type="float">
            <text:p>0.365639320108255</text:p>
          </table:table-cell>
          <table:table-cell office:value-type="float" office:value="0.456651242841485" calcext:value-type="float">
            <text:p>0.456651242841485</text:p>
          </table:table-cell>
          <table:table-cell office:value-type="float" office:value="0.418310311301977" calcext:value-type="float">
            <text:p>0.418310311301977</text:p>
          </table:table-cell>
          <table:table-cell office:value-type="float" office:value="0.4927582130384" calcext:value-type="float">
            <text:p>0.4927582130384</text:p>
          </table:table-cell>
          <table:table-cell office:value-type="float" office:value="0.393408837053097" calcext:value-type="float">
            <text:p>0.393408837053097</text:p>
          </table:table-cell>
          <table:table-cell office:value-type="float" office:value="0.440804052701965" calcext:value-type="float">
            <text:p>0.440804052701965</text:p>
          </table:table-cell>
          <table:table-cell office:value-type="float" office:value="0.43552974487738" calcext:value-type="float">
            <text:p>0.43552974487738</text:p>
          </table:table-cell>
          <table:table-cell office:value-type="float" office:value="0.480057582127089" calcext:value-type="float">
            <text:p>0.480057582127089</text:p>
          </table:table-cell>
        </table:table-row>
        <table:table-row table:style-name="ro1">
          <table:table-cell office:value-type="float" office:value="0.134469152515838" calcext:value-type="float">
            <text:p>0.134469152515838</text:p>
          </table:table-cell>
          <table:table-cell office:value-type="float" office:value="0.368133192541646" calcext:value-type="float">
            <text:p>0.368133192541646</text:p>
          </table:table-cell>
          <table:table-cell office:value-type="float" office:value="0.458286181240966" calcext:value-type="float">
            <text:p>0.458286181240966</text:p>
          </table:table-cell>
          <table:table-cell office:value-type="float" office:value="0.419658385388037" calcext:value-type="float">
            <text:p>0.419658385388037</text:p>
          </table:table-cell>
          <table:table-cell office:value-type="float" office:value="0.493536495309669" calcext:value-type="float">
            <text:p>0.493536495309669</text:p>
          </table:table-cell>
          <table:table-cell office:value-type="float" office:value="0.395293186852565" calcext:value-type="float">
            <text:p>0.395293186852565</text:p>
          </table:table-cell>
          <table:table-cell office:value-type="float" office:value="0.442936610483857" calcext:value-type="float">
            <text:p>0.442936610483857</text:p>
          </table:table-cell>
          <table:table-cell office:value-type="float" office:value="0.436427325352703" calcext:value-type="float">
            <text:p>0.436427325352703</text:p>
          </table:table-cell>
          <table:table-cell office:value-type="float" office:value="0.481247811219171" calcext:value-type="float">
            <text:p>0.481247811219171</text:p>
          </table:table-cell>
        </table:table-row>
        <table:table-row table:style-name="ro1">
          <table:table-cell office:value-type="float" office:value="0.138852552067563" calcext:value-type="float">
            <text:p>0.138852552067563</text:p>
          </table:table-cell>
          <table:table-cell office:value-type="float" office:value="0.370622747547926" calcext:value-type="float">
            <text:p>0.370622747547926</text:p>
          </table:table-cell>
          <table:table-cell office:value-type="float" office:value="0.45989994440984" calcext:value-type="float">
            <text:p>0.45989994440984</text:p>
          </table:table-cell>
          <table:table-cell office:value-type="float" office:value="0.421004333171746" calcext:value-type="float">
            <text:p>0.421004333171746</text:p>
          </table:table-cell>
          <table:table-cell office:value-type="float" office:value="0.494299649064961" calcext:value-type="float">
            <text:p>0.494299649064961</text:p>
          </table:table-cell>
          <table:table-cell office:value-type="float" office:value="0.397160195994856" calcext:value-type="float">
            <text:p>0.397160195994856</text:p>
          </table:table-cell>
          <table:table-cell office:value-type="float" office:value="0.44505653106395" calcext:value-type="float">
            <text:p>0.44505653106395</text:p>
          </table:table-cell>
          <table:table-cell office:value-type="float" office:value="0.437312507317504" calcext:value-type="float">
            <text:p>0.437312507317504</text:p>
          </table:table-cell>
          <table:table-cell office:value-type="float" office:value="0.482431728630693" calcext:value-type="float">
            <text:p>0.482431728630693</text:p>
          </table:table-cell>
        </table:table-row>
        <table:table-row table:style-name="ro1">
          <table:table-cell office:value-type="float" office:value="0.143376071965234" calcext:value-type="float">
            <text:p>0.143376071965234</text:p>
          </table:table-cell>
          <table:table-cell office:value-type="float" office:value="0.373107521944392" calcext:value-type="float">
            <text:p>0.373107521944392</text:p>
          </table:table-cell>
          <table:table-cell office:value-type="float" office:value="0.461492484796987" calcext:value-type="float">
            <text:p>0.461492484796987</text:p>
          </table:table-cell>
          <table:table-cell office:value-type="float" office:value="0.422348001597051" calcext:value-type="float">
            <text:p>0.422348001597051</text:p>
          </table:table-cell>
          <table:table-cell office:value-type="float" office:value="0.495047736583916" calcext:value-type="float">
            <text:p>0.495047736583916</text:p>
          </table:table-cell>
          <table:table-cell office:value-type="float" office:value="0.399009506883385" calcext:value-type="float">
            <text:p>0.399009506883385</text:p>
          </table:table-cell>
          <table:table-cell office:value-type="float" office:value="0.447163725847433" calcext:value-type="float">
            <text:p>0.447163725847433</text:p>
          </table:table-cell>
          <table:table-cell office:value-type="float" office:value="0.438185134193006" calcext:value-type="float">
            <text:p>0.438185134193006</text:p>
          </table:table-cell>
          <table:table-cell office:value-type="float" office:value="0.483609409647355" calcext:value-type="float">
            <text:p>0.483609409647355</text:p>
          </table:table-cell>
        </table:table-row>
        <table:table-row table:style-name="ro1">
          <table:table-cell office:value-type="float" office:value="0.148042358289107" calcext:value-type="float">
            <text:p>0.148042358289107</text:p>
          </table:table-cell>
          <table:table-cell office:value-type="float" office:value="0.375587006511374" calcext:value-type="float">
            <text:p>0.375587006511374</text:p>
          </table:table-cell>
          <table:table-cell office:value-type="float" office:value="0.463063807413622" calcext:value-type="float">
            <text:p>0.463063807413622</text:p>
          </table:table-cell>
          <table:table-cell office:value-type="float" office:value="0.423689188893846" calcext:value-type="float">
            <text:p>0.423689188893846</text:p>
          </table:table-cell>
          <table:table-cell office:value-type="float" office:value="0.495780869609242" calcext:value-type="float">
            <text:p>0.495780869609242</text:p>
          </table:table-cell>
          <table:table-cell office:value-type="float" office:value="0.400840767712772" calcext:value-type="float">
            <text:p>0.400840767712772</text:p>
          </table:table-cell>
          <table:table-cell office:value-type="float" office:value="0.449258121981407" calcext:value-type="float">
            <text:p>0.449258121981407</text:p>
          </table:table-cell>
          <table:table-cell office:value-type="float" office:value="0.439045048255589" calcext:value-type="float">
            <text:p>0.439045048255589</text:p>
          </table:table-cell>
          <table:table-cell office:value-type="float" office:value="0.484780938388127" calcext:value-type="float">
            <text:p>0.484780938388127</text:p>
          </table:table-cell>
        </table:table-row>
        <table:table-row table:style-name="ro1">
          <table:table-cell office:value-type="float" office:value="0.152853900593061" calcext:value-type="float">
            <text:p>0.152853900593061</text:p>
          </table:table-cell>
          <table:table-cell office:value-type="float" office:value="0.378060649236333" calcext:value-type="float">
            <text:p>0.378060649236333</text:p>
          </table:table-cell>
          <table:table-cell office:value-type="float" office:value="0.464613966562843" calcext:value-type="float">
            <text:p>0.464613966562843</text:p>
          </table:table-cell>
          <table:table-cell office:value-type="float" office:value="0.425027647863189" calcext:value-type="float">
            <text:p>0.425027647863189</text:p>
          </table:table-cell>
          <table:table-cell office:value-type="float" office:value="0.496499206023548" calcext:value-type="float">
            <text:p>0.496499206023548</text:p>
          </table:table-cell>
          <table:table-cell office:value-type="float" office:value="0.402653632418328" calcext:value-type="float">
            <text:p>0.402653632418328</text:p>
          </table:table-cell>
          <table:table-cell office:value-type="float" office:value="0.451339661675462" calcext:value-type="float">
            <text:p>0.451339661675462</text:p>
          </table:table-cell>
          <table:table-cell office:value-type="float" office:value="0.439892090740237" calcext:value-type="float">
            <text:p>0.439892090740237</text:p>
          </table:table-cell>
          <table:table-cell office:value-type="float" office:value="0.485946407297208" calcext:value-type="float">
            <text:p>0.485946407297208</text:p>
          </table:table-cell>
        </table:table-row>
        <table:table-row table:style-name="ro1">
          <table:table-cell office:value-type="float" office:value="0.157813002707309" calcext:value-type="float">
            <text:p>0.157813002707309</text:p>
          </table:table-cell>
          <table:table-cell office:value-type="float" office:value="0.380527861053834" calcext:value-type="float">
            <text:p>0.380527861053834</text:p>
          </table:table-cell>
          <table:table-cell office:value-type="float" office:value="0.466143060106468" calcext:value-type="float">
            <text:p>0.466143060106468</text:p>
          </table:table-cell>
          <table:table-cell office:value-type="float" office:value="0.426363091648514" calcext:value-type="float">
            <text:p>0.426363091648514</text:p>
          </table:table-cell>
          <table:table-cell office:value-type="float" office:value="0.497202944060366" calcext:value-type="float">
            <text:p>0.497202944060366</text:p>
          </table:table-cell>
          <table:table-cell office:value-type="float" office:value="0.404447760553398" calcext:value-type="float">
            <text:p>0.404447760553398</text:p>
          </table:table-cell>
          <table:table-cell office:value-type="float" office:value="0.453408300942312" calcext:value-type="float">
            <text:p>0.453408300942312</text:p>
          </table:table-cell>
          <table:table-cell office:value-type="float" office:value="0.440726102047302" calcext:value-type="float">
            <text:p>0.440726102047302</text:p>
          </table:table-cell>
          <table:table-cell office:value-type="float" office:value="0.487105916209128" calcext:value-type="float">
            <text:p>0.487105916209128</text:p>
          </table:table-cell>
        </table:table-row>
        <table:table-row table:style-name="ro1">
          <table:table-cell office:value-type="float" office:value="0.162921753209626" calcext:value-type="float">
            <text:p>0.162921753209626</text:p>
          </table:table-cell>
          <table:table-cell office:value-type="float" office:value="0.382988020422518" calcext:value-type="float">
            <text:p>0.382988020422518</text:p>
          </table:table-cell>
          <table:table-cell office:value-type="float" office:value="0.467651225084283" calcext:value-type="float">
            <text:p>0.467651225084283</text:p>
          </table:table-cell>
          <table:table-cell office:value-type="float" office:value="0.427695198241877" calcext:value-type="float">
            <text:p>0.427695198241877</text:p>
          </table:table-cell>
          <table:table-cell office:value-type="float" office:value="0.497892317866883" calcext:value-type="float">
            <text:p>0.497892317866883</text:p>
          </table:table-cell>
          <table:table-cell office:value-type="float" office:value="0.406222817126197" calcext:value-type="float">
            <text:p>0.406222817126197</text:p>
          </table:table-cell>
          <table:table-cell office:value-type="float" office:value="0.455464008838331" calcext:value-type="float">
            <text:p>0.455464008838331</text:p>
          </table:table-cell>
          <table:table-cell office:value-type="float" office:value="0.441546921788873" calcext:value-type="float">
            <text:p>0.441546921788873</text:p>
          </table:table-cell>
          <table:table-cell office:value-type="float" office:value="0.488259571814381" calcext:value-type="float">
            <text:p>0.488259571814381</text:p>
          </table:table-cell>
        </table:table-row>
        <table:table-row table:style-name="ro1">
          <table:table-cell office:value-type="float" office:value="0.168181994125596" calcext:value-type="float">
            <text:p>0.168181994125596</text:p>
          </table:table-cell>
          <table:table-cell office:value-type="float" office:value="0.385440478822667" calcext:value-type="float">
            <text:p>0.385440478822667</text:p>
          </table:table-cell>
          <table:table-cell office:value-type="float" office:value="0.469138632478165" calcext:value-type="float">
            <text:p>0.469138632478165</text:p>
          </table:table-cell>
          <table:table-cell office:value-type="float" office:value="0.429023615874176" calcext:value-type="float">
            <text:p>0.429023615874176</text:p>
          </table:table-cell>
          <table:table-cell office:value-type="float" office:value="0.498567592213854" calcext:value-type="float">
            <text:p>0.498567592213854</text:p>
          </table:table-cell>
          <table:table-cell office:value-type="float" office:value="0.407978472690174" calcext:value-type="float">
            <text:p>0.407978472690174</text:p>
          </table:table-cell>
          <table:table-cell office:value-type="float" office:value="0.457506766258959" calcext:value-type="float">
            <text:p>0.457506766258959</text:p>
          </table:table-cell>
          <table:table-cell office:value-type="float" office:value="0.442354389146554" calcext:value-type="float">
            <text:p>0.442354389146554</text:p>
          </table:table-cell>
          <table:table-cell office:value-type="float" office:value="0.489407486723022" calcext:value-type="float">
            <text:p>0.489407486723022</text:p>
          </table:table-cell>
        </table:table-row>
        <table:table-row table:style-name="ro1">
          <table:table-cell office:value-type="float" office:value="0.173595288964933" calcext:value-type="float">
            <text:p>0.173595288964933</text:p>
          </table:table-cell>
          <table:table-cell office:value-type="float" office:value="0.387884566141301" calcext:value-type="float">
            <text:p>0.387884566141301</text:p>
          </table:table-cell>
          <table:table-cell office:value-type="float" office:value="0.470605482229079" calcext:value-type="float">
            <text:p>0.470605482229079</text:p>
          </table:table-cell>
          <table:table-cell office:value-type="float" office:value="0.430347968223049" calcext:value-type="float">
            <text:p>0.430347968223049</text:p>
          </table:table-cell>
          <table:table-cell office:value-type="float" office:value="0.499229057453248" calcext:value-type="float">
            <text:p>0.499229057453248</text:p>
          </table:table-cell>
          <table:table-cell office:value-type="float" office:value="0.409714403107895" calcext:value-type="float">
            <text:p>0.409714403107895</text:p>
          </table:table-cell>
          <table:table-cell office:value-type="float" office:value="0.459536565182959" calcext:value-type="float">
            <text:p>0.459536565182959</text:p>
          </table:table-cell>
          <table:table-cell office:value-type="float" office:value="0.443148342867492" calcext:value-type="float">
            <text:p>0.443148342867492</text:p>
          </table:table-cell>
          <table:table-cell office:value-type="float" office:value="0.490549778957508" calcext:value-type="float">
            <text:p>0.490549778957508</text:p>
          </table:table-cell>
        </table:table-row>
        <table:table-row table:style-name="ro1">
          <table:table-cell office:value-type="float" office:value="0.179162889487834" calcext:value-type="float">
            <text:p>0.179162889487834</text:p>
          </table:table-cell>
          <table:table-cell office:value-type="float" office:value="0.39031959687738" calcext:value-type="float">
            <text:p>0.39031959687738</text:p>
          </table:table-cell>
          <table:table-cell office:value-type="float" office:value="0.472051997481029" calcext:value-type="float">
            <text:p>0.472051997481029</text:p>
          </table:table-cell>
          <table:table-cell office:value-type="float" office:value="0.431667860410996" calcext:value-type="float">
            <text:p>0.431667860410996</text:p>
          </table:table-cell>
          <table:table-cell office:value-type="float" office:value="0.499877023707187" calcext:value-type="float">
            <text:p>0.499877023707187</text:p>
          </table:table-cell>
          <table:table-cell office:value-type="float" office:value="0.411430289555299" calcext:value-type="float">
            <text:p>0.411430289555299</text:p>
          </table:table-cell>
          <table:table-cell office:value-type="float" office:value="0.461553407490396" calcext:value-type="float">
            <text:p>0.461553407490396</text:p>
          </table:table-cell>
          <table:table-cell office:value-type="float" office:value="0.443928621556651" calcext:value-type="float">
            <text:p>0.443928621556651</text:p>
          </table:table-cell>
          <table:table-cell office:value-type="float" office:value="0.491686571060701" calcext:value-type="float">
            <text:p>0.491686571060701</text:p>
          </table:table-cell>
        </table:table-row>
        <table:table-row table:style-name="ro1">
          <table:table-cell office:value-type="float" office:value="0.184885703431674" calcext:value-type="float">
            <text:p>0.184885703431674</text:p>
          </table:table-cell>
          <table:table-cell office:value-type="float" office:value="0.392744874832904" calcext:value-type="float">
            <text:p>0.392744874832904</text:p>
          </table:table-cell>
          <table:table-cell office:value-type="float" office:value="0.473478420490774" calcext:value-type="float">
            <text:p>0.473478420490774</text:p>
          </table:table-cell>
          <table:table-cell office:value-type="float" office:value="0.432982883408769" calcext:value-type="float">
            <text:p>0.432982883408769</text:p>
          </table:table-cell>
          <table:table-cell office:value-type="float" office:value="0.500511816720294" calcext:value-type="float">
            <text:p>0.500511816720294</text:p>
          </table:table-cell>
          <table:table-cell office:value-type="float" office:value="0.413125818473709" calcext:value-type="float">
            <text:p>0.413125818473709</text:p>
          </table:table-cell>
          <table:table-cell office:value-type="float" office:value="0.463557304355841" calcext:value-type="float">
            <text:p>0.463557304355841</text:p>
          </table:table-cell>
          <table:table-cell office:value-type="float" office:value="0.44469506377919" calcext:value-type="float">
            <text:p>0.44469506377919</text:p>
          </table:table-cell>
          <table:table-cell office:value-type="float" office:value="0.492817989663398" calcext:value-type="float">
            <text:p>0.492817989663398</text:p>
          </table:table-cell>
        </table:table-row>
        <table:table-row table:style-name="ro1">
          <table:table-cell office:value-type="float" office:value="0.190764260542341" calcext:value-type="float">
            <text:p>0.190764260542341</text:p>
          </table:table-cell>
          <table:table-cell office:value-type="float" office:value="0.395159700052991" calcext:value-type="float">
            <text:p>0.395159700052991</text:p>
          </table:table-cell>
          <table:table-cell office:value-type="float" office:value="0.474885006278133" calcext:value-type="float">
            <text:p>0.474885006278133</text:p>
          </table:table-cell>
          <table:table-cell office:value-type="float" office:value="0.434292620693516" calcext:value-type="float">
            <text:p>0.434292620693516</text:p>
          </table:table-cell>
          <table:table-cell office:value-type="float" office:value="0.501133771454156" calcext:value-type="float">
            <text:p>0.501133771454156</text:p>
          </table:table-cell>
          <table:table-cell office:value-type="float" office:value="0.414800681410662" calcext:value-type="float">
            <text:p>0.414800681410662</text:p>
          </table:table-cell>
          <table:table-cell office:value-type="float" office:value="0.465548275113947" calcext:value-type="float">
            <text:p>0.465548275113947</text:p>
          </table:table-cell>
          <table:table-cell office:value-type="float" office:value="0.445447508222386" calcext:value-type="float">
            <text:p>0.445447508222386</text:p>
          </table:table-cell>
          <table:table-cell office:value-type="float" office:value="0.493944164673192" calcext:value-type="float">
            <text:p>0.493944164673192</text:p>
          </table:table-cell>
        </table:table-row>
        <table:table-row table:style-name="ro1">
          <table:table-cell office:value-type="float" office:value="0.19679868111525" calcext:value-type="float">
            <text:p>0.19679868111525</text:p>
          </table:table-cell>
          <table:table-cell office:value-type="float" office:value="0.397563373198654" calcext:value-type="float">
            <text:p>0.397563373198654</text:p>
          </table:table-cell>
          <table:table-cell office:value-type="float" office:value="0.476272018989428" calcext:value-type="float">
            <text:p>0.476272018989428</text:p>
          </table:table-cell>
          <table:table-cell office:value-type="float" office:value="0.435596652258141" calcext:value-type="float">
            <text:p>0.435596652258141</text:p>
          </table:table-cell>
          <table:table-cell office:value-type="float" office:value="0.501743228395456" calcext:value-type="float">
            <text:p>0.501743228395456</text:p>
          </table:table-cell>
          <table:table-cell office:value-type="float" office:value="0.416454575004499" calcext:value-type="float">
            <text:p>0.416454575004499</text:p>
          </table:table-cell>
          <table:table-cell office:value-type="float" office:value="0.467526346793031" calcext:value-type="float">
            <text:p>0.467526346793031</text:p>
          </table:table-cell>
          <table:table-cell office:value-type="float" office:value="0.446185793789782" calcext:value-type="float">
            <text:p>0.446185793789782</text:p>
          </table:table-cell>
          <table:table-cell office:value-type="float" office:value="0.495065228946237" calcext:value-type="float">
            <text:p>0.495065228946237</text:p>
          </table:table-cell>
        </table:table-row>
        <table:table-row table:style-name="ro1">
          <table:table-cell office:value-type="float" office:value="0.202988643689456" calcext:value-type="float">
            <text:p>0.202988643689456</text:p>
          </table:table-cell>
          <table:table-cell office:value-type="float" office:value="0.399955202099141" calcext:value-type="float">
            <text:p>0.399955202099141</text:p>
          </table:table-cell>
          <table:table-cell office:value-type="float" office:value="0.47763972604946" calcext:value-type="float">
            <text:p>0.47763972604946</text:p>
          </table:table-cell>
          <table:table-cell office:value-type="float" office:value="0.436894560816729" calcext:value-type="float">
            <text:p>0.436894560816729</text:p>
          </table:table-cell>
          <table:table-cell office:value-type="float" office:value="0.502340527655192" calcext:value-type="float">
            <text:p>0.502340527655192</text:p>
          </table:table-cell>
          <table:table-cell office:value-type="float" office:value="0.418087200854882" calcext:value-type="float">
            <text:p>0.418087200854882</text:p>
          </table:table-cell>
          <table:table-cell office:value-type="float" office:value="0.469491553123168" calcext:value-type="float">
            <text:p>0.469491553123168</text:p>
          </table:table-cell>
          <table:table-cell office:value-type="float" office:value="0.446909759752067" calcext:value-type="float">
            <text:p>0.446909759752067</text:p>
          </table:table-cell>
          <table:table-cell office:value-type="float" office:value="0.496181317582245" calcext:value-type="float">
            <text:p>0.496181317582245</text:p>
          </table:table-cell>
        </table:table-row>
        <table:table-row table:style-name="ro1">
          <table:table-cell office:value-type="float" office:value="0.209333355554565" calcext:value-type="float">
            <text:p>0.209333355554565</text:p>
          </table:table-cell>
          <table:table-cell office:value-type="float" office:value="0.402334506535141" calcext:value-type="float">
            <text:p>0.402334506535141</text:p>
          </table:table-cell>
          <table:table-cell office:value-type="float" office:value="0.478988394180061" calcext:value-type="float">
            <text:p>0.478988394180061</text:p>
          </table:table-cell>
          <table:table-cell office:value-type="float" office:value="0.43818593618791" calcext:value-type="float">
            <text:p>0.43818593618791</text:p>
          </table:table-cell>
          <table:table-cell office:value-type="float" office:value="0.502926004934106" calcext:value-type="float">
            <text:p>0.502926004934106</text:p>
          </table:table-cell>
          <table:table-cell office:value-type="float" office:value="0.419698265317782" calcext:value-type="float">
            <text:p>0.419698265317782</text:p>
          </table:table-cell>
          <table:table-cell office:value-type="float" office:value="0.471443934163789" calcext:value-type="float">
            <text:p>0.471443934163789</text:p>
          </table:table-cell>
          <table:table-cell office:value-type="float" office:value="0.447619245679096" calcext:value-type="float">
            <text:p>0.447619245679096</text:p>
          </table:table-cell>
          <table:table-cell office:value-type="float" office:value="0.497292567717019" calcext:value-type="float">
            <text:p>0.497292567717019</text:p>
          </table:table-cell>
        </table:table-row>
        <table:table-row table:style-name="ro1">
          <table:table-cell office:value-type="float" office:value="0.215831524658136" calcext:value-type="float">
            <text:p>0.215831524658136</text:p>
          </table:table-cell>
          <table:table-cell office:value-type="float" office:value="0.404700623498588" calcext:value-type="float">
            <text:p>0.404700623498588</text:p>
          </table:table-cell>
          <table:table-cell office:value-type="float" office:value="0.480318284919276" calcext:value-type="float">
            <text:p>0.480318284919276</text:p>
          </table:table-cell>
          <table:table-cell office:value-type="float" office:value="0.439470380160492" calcext:value-type="float">
            <text:p>0.439470380160492</text:p>
          </table:table-cell>
          <table:table-cell office:value-type="float" office:value="0.503499986995771" calcext:value-type="float">
            <text:p>0.503499986995771</text:p>
          </table:table-cell>
          <table:table-cell office:value-type="float" office:value="0.421287479561813" calcext:value-type="float">
            <text:p>0.421287479561813</text:p>
          </table:table-cell>
          <table:table-cell office:value-type="float" office:value="0.473383535518405" calcext:value-type="float">
            <text:p>0.473383535518405</text:p>
          </table:table-cell>
          <table:table-cell office:value-type="float" office:value="0.448314091679324" calcext:value-type="float">
            <text:p>0.448314091679324</text:p>
          </table:table-cell>
          <table:table-cell office:value-type="float" office:value="0.498399117934353" calcext:value-type="float">
            <text:p>0.498399117934353</text:p>
          </table:table-cell>
        </table:table-row>
        <table:table-row table:style-name="ro1">
          <table:table-cell office:value-type="float" office:value="0.222481334129545" calcext:value-type="float">
            <text:p>0.222481334129545</text:p>
          </table:table-cell>
          <table:table-cell office:value-type="float" office:value="0.407052912242993" calcext:value-type="float">
            <text:p>0.407052912242993</text:p>
          </table:table-cell>
          <table:table-cell office:value-type="float" office:value="0.481629650389837" calcext:value-type="float">
            <text:p>0.481629650389837</text:p>
          </table:table-cell>
          <table:table-cell office:value-type="float" office:value="0.440747511132796" calcext:value-type="float">
            <text:p>0.440747511132796</text:p>
          </table:table-cell>
          <table:table-cell office:value-type="float" office:value="0.504062787386181" calcext:value-type="float">
            <text:p>0.504062787386181</text:p>
          </table:table-cell>
          <table:table-cell office:value-type="float" office:value="0.422854559165369" calcext:value-type="float">
            <text:p>0.422854559165369</text:p>
          </table:table-cell>
          <table:table-cell office:value-type="float" office:value="0.475310408062097" calcext:value-type="float">
            <text:p>0.475310408062097</text:p>
          </table:table-cell>
          <table:table-cell office:value-type="float" office:value="0.448994138162108" calcext:value-type="float">
            <text:p>0.448994138162108</text:p>
          </table:table-cell>
          <table:table-cell office:value-type="float" office:value="0.499501108184814" calcext:value-type="float">
            <text:p>0.499501108184814</text:p>
          </table:table-cell>
        </table:table-row>
        <table:table-row table:style-name="ro1">
          <table:table-cell office:value-type="float" office:value="0.229280419996151" calcext:value-type="float">
            <text:p>0.229280419996151</text:p>
          </table:table-cell>
          <table:table-cell office:value-type="float" office:value="0.40939075879933" calcext:value-type="float">
            <text:p>0.40939075879933</text:p>
          </table:table-cell>
          <table:table-cell office:value-type="float" office:value="0.482922729570542" calcext:value-type="float">
            <text:p>0.482922729570542</text:p>
          </table:table-cell>
          <table:table-cell office:value-type="float" office:value="0.442016968223759" calcext:value-type="float">
            <text:p>0.442016968223759</text:p>
          </table:table-cell>
          <table:table-cell office:value-type="float" office:value="0.504614702666946" calcext:value-type="float">
            <text:p>0.504614702666946</text:p>
          </table:table-cell>
          <table:table-cell office:value-type="float" office:value="0.424399224196336" calcext:value-type="float">
            <text:p>0.424399224196336</text:p>
          </table:table-cell>
          <table:table-cell office:value-type="float" office:value="0.477224607312963" calcext:value-type="float">
            <text:p>0.477224607312963</text:p>
          </table:table-cell>
          <table:table-cell office:value-type="float" office:value="0.449659226057475" calcext:value-type="float">
            <text:p>0.449659226057475</text:p>
          </table:table-cell>
          <table:table-cell office:value-type="float" office:value="0.500598679314321" calcext:value-type="float">
            <text:p>0.500598679314321</text:p>
          </table:table-cell>
        </table:table-row>
        <table:table-row table:style-name="ro1">
          <table:table-cell office:value-type="float" office:value="0.236225852616774" calcext:value-type="float">
            <text:p>0.236225852616774</text:p>
          </table:table-cell>
          <table:table-cell office:value-type="float" office:value="0.411713580212731" calcext:value-type="float">
            <text:p>0.411713580212731</text:p>
          </table:table-cell>
          <table:table-cell office:value-type="float" office:value="0.484197744864168" calcext:value-type="float">
            <text:p>0.484197744864168</text:p>
          </table:table-cell>
          <table:table-cell office:value-type="float" office:value="0.443278415100533" calcext:value-type="float">
            <text:p>0.443278415100533</text:p>
          </table:table-cell>
          <table:table-cell office:value-type="float" office:value="0.505156008942736" calcext:value-type="float">
            <text:p>0.505156008942736</text:p>
          </table:table-cell>
          <table:table-cell office:value-type="float" office:value="0.425921198826704" calcext:value-type="float">
            <text:p>0.425921198826704</text:p>
          </table:table-cell>
          <table:table-cell office:value-type="float" office:value="0.479126193323591" calcext:value-type="float">
            <text:p>0.479126193323591</text:p>
          </table:table-cell>
          <table:table-cell office:value-type="float" office:value="0.450309196552601" calcext:value-type="float">
            <text:p>0.450309196552601</text:p>
          </table:table-cell>
          <table:table-cell office:value-type="float" office:value="0.501691973106062" calcext:value-type="float">
            <text:p>0.501691973106062</text:p>
          </table:table-cell>
        </table:table-row>
        <table:table-row table:style-name="ro1">
          <table:table-cell office:value-type="float" office:value="0.243314121516444" calcext:value-type="float">
            <text:p>0.243314121516444</text:p>
          </table:table-cell>
          <table:table-cell office:value-type="float" office:value="0.414020829195846" calcext:value-type="float">
            <text:p>0.414020829195846</text:p>
          </table:table-cell>
          <table:table-cell office:value-type="float" office:value="0.485454898177035" calcext:value-type="float">
            <text:p>0.485454898177035</text:p>
          </table:table-cell>
          <table:table-cell office:value-type="float" office:value="0.444531544251503" calcext:value-type="float">
            <text:p>0.444531544251503</text:p>
          </table:table-cell>
          <table:table-cell office:value-type="float" office:value="0.505686957911639" calcext:value-type="float">
            <text:p>0.505686957911639</text:p>
          </table:table-cell>
          <table:table-cell office:value-type="float" office:value="0.42742021120833" calcext:value-type="float">
            <text:p>0.42742021120833</text:p>
          </table:table-cell>
          <table:table-cell office:value-type="float" office:value="0.481015230132575" calcext:value-type="float">
            <text:p>0.481015230132575</text:p>
          </table:table-cell>
          <table:table-cell office:value-type="float" office:value="0.450943891142655" calcext:value-type="float">
            <text:p>0.450943891142655</text:p>
          </table:table-cell>
          <table:table-cell office:value-type="float" office:value="0.502781131920633" calcext:value-type="float">
            <text:p>0.502781131920633</text:p>
          </table:table-cell>
        </table:table-row>
        <table:table-row table:style-name="ro1">
          <table:table-cell office:value-type="float" office:value="0.250541126387221" calcext:value-type="float">
            <text:p>0.250541126387221</text:p>
          </table:table-cell>
          <table:table-cell office:value-type="float" office:value="0.416311996696968" calcext:value-type="float">
            <text:p>0.416311996696968</text:p>
          </table:table-cell>
          <table:table-cell office:value-type="float" office:value="0.48669436910698" calcext:value-type="float">
            <text:p>0.48669436910698</text:p>
          </table:table-cell>
          <table:table-cell office:value-type="float" office:value="0.445776079162942" calcext:value-type="float">
            <text:p>0.445776079162942</text:p>
          </table:table-cell>
          <table:table-cell office:value-type="float" office:value="0.50620777502467" calcext:value-type="float">
            <text:p>0.50620777502467</text:p>
          </table:table-cell>
          <table:table-cell office:value-type="float" office:value="0.428895993277783" calcext:value-type="float">
            <text:p>0.428895993277783</text:p>
          </table:table-cell>
          <table:table-cell office:value-type="float" office:value="0.482891785862617" calcext:value-type="float">
            <text:p>0.482891785862617</text:p>
          </table:table-cell>
          <table:table-cell office:value-type="float" office:value="0.451563151458917" calcext:value-type="float">
            <text:p>0.451563151458917</text:p>
          </table:table-cell>
          <table:table-cell office:value-type="float" office:value="0.50386629885198" calcext:value-type="float">
            <text:p>0.50386629885198</text:p>
          </table:table-cell>
        </table:table-row>
        <table:table-row table:style-name="ro1">
          <table:table-cell office:value-type="float" office:value="0.257902170904314" calcext:value-type="float">
            <text:p>0.257902170904314</text:p>
          </table:table-cell>
          <table:table-cell office:value-type="float" office:value="0.418586616643602" calcext:value-type="float">
            <text:p>0.418586616643602</text:p>
          </table:table-cell>
          <table:table-cell office:value-type="float" office:value="0.487916310840813" calcext:value-type="float">
            <text:p>0.487916310840813</text:p>
          </table:table-cell>
          <table:table-cell office:value-type="float" office:value="0.447011778726374" calcext:value-type="float">
            <text:p>0.447011778726374</text:p>
          </table:table-cell>
          <table:table-cell office:value-type="float" office:value="0.506718655365004" calcext:value-type="float">
            <text:p>0.506718655365004</text:p>
          </table:table-cell>
          <table:table-cell office:value-type="float" office:value="0.430348280423432" calcext:value-type="float">
            <text:p>0.430348280423432</text:p>
          </table:table-cell>
          <table:table-cell office:value-type="float" office:value="0.48475593223958" calcext:value-type="float">
            <text:p>0.48475593223958</text:p>
          </table:table-cell>
          <table:table-cell office:value-type="float" office:value="0.452166819150585" calcext:value-type="float">
            <text:p>0.452166819150585</text:p>
          </table:table-cell>
          <table:table-cell office:value-type="float" office:value="0.504947617470112" calcext:value-type="float">
            <text:p>0.504947617470112</text:p>
          </table:table-cell>
        </table:table-row>
        <table:table-row table:style-name="ro1">
          <table:table-cell office:value-type="float" office:value="0.265391964398517" calcext:value-type="float">
            <text:p>0.265391964398517</text:p>
          </table:table-cell>
          <table:table-cell office:value-type="float" office:value="0.42084426751948" calcext:value-type="float">
            <text:p>0.42084426751948</text:p>
          </table:table-cell>
          <table:table-cell office:value-type="float" office:value="0.489120849235323" calcext:value-type="float">
            <text:p>0.489120849235323</text:p>
          </table:table-cell>
          <table:table-cell office:value-type="float" office:value="0.448238438469104" calcext:value-type="float">
            <text:p>0.448238438469104</text:p>
          </table:table-cell>
          <table:table-cell office:value-type="float" office:value="0.50721976271385" calcext:value-type="float">
            <text:p>0.50721976271385</text:p>
          </table:table-cell>
          <table:table-cell office:value-type="float" office:value="0.431776811310045" calcext:value-type="float">
            <text:p>0.431776811310045</text:p>
          </table:table-cell>
          <table:table-cell office:value-type="float" office:value="0.486607744833997" calcext:value-type="float">
            <text:p>0.486607744833997</text:p>
          </table:table-cell>
          <table:table-cell office:value-type="float" office:value="0.452754735694038" calcext:value-type="float">
            <text:p>0.452754735694038</text:p>
          </table:table-cell>
          <table:table-cell office:value-type="float" office:value="0.506025232082963" calcext:value-type="float">
            <text:p>0.506025232082963</text:p>
          </table:table-cell>
        </table:table-row>
        <table:table-row table:style-name="ro1">
          <table:table-cell office:value-type="float" office:value="0.273004626938879" calcext:value-type="float">
            <text:p>0.273004626938879</text:p>
          </table:table-cell>
          <table:table-cell office:value-type="float" office:value="0.423084576144621" calcext:value-type="float">
            <text:p>0.423084576144621</text:p>
          </table:table-cell>
          <table:table-cell office:value-type="float" office:value="0.490308079568165" calcext:value-type="float">
            <text:p>0.490308079568165</text:p>
          </table:table-cell>
          <table:table-cell office:value-type="float" office:value="0.449455894049184" calcext:value-type="float">
            <text:p>0.449455894049184</text:p>
          </table:table-cell>
          <table:table-cell office:value-type="float" office:value="0.507711226297338" calcext:value-type="float">
            <text:p>0.507711226297338</text:p>
          </table:table-cell>
          <table:table-cell office:value-type="float" office:value="0.433181327566926" calcext:value-type="float">
            <text:p>0.433181327566926</text:p>
          </table:table-cell>
          <table:table-cell office:value-type="float" office:value="0.4884473027053" calcext:value-type="float">
            <text:p>0.4884473027053</text:p>
          </table:table-cell>
          <table:table-cell office:value-type="float" office:value="0.453326742261532" calcext:value-type="float">
            <text:p>0.453326742261532</text:p>
          </table:table-cell>
          <table:table-cell office:value-type="float" office:value="0.507099287570673" calcext:value-type="float">
            <text:p>0.507099287570673</text:p>
          </table:table-cell>
        </table:table-row>
        <table:table-row table:style-name="ro1">
          <table:table-cell office:value-type="float" office:value="0.280733701939272" calcext:value-type="float">
            <text:p>0.280733701939272</text:p>
          </table:table-cell>
          <table:table-cell office:value-type="float" office:value="0.425307219282757" calcext:value-type="float">
            <text:p>0.425307219282757</text:p>
          </table:table-cell>
          <table:table-cell office:value-type="float" office:value="0.491478065450102" calcext:value-type="float">
            <text:p>0.491478065450102</text:p>
          </table:table-cell>
          <table:table-cell office:value-type="float" office:value="0.450664022584267" calcext:value-type="float">
            <text:p>0.450664022584267</text:p>
          </table:table-cell>
          <table:table-cell office:value-type="float" office:value="0.508193139697569" calcext:value-type="float">
            <text:p>0.508193139697569</text:p>
          </table:table-cell>
          <table:table-cell office:value-type="float" office:value="0.434561573388348" calcext:value-type="float">
            <text:p>0.434561573388348</text:p>
          </table:table-cell>
          <table:table-cell office:value-type="float" office:value="0.490274688705539" calcext:value-type="float">
            <text:p>0.490274688705539</text:p>
          </table:table-cell>
          <table:table-cell office:value-type="float" office:value="0.453882679351351" calcext:value-type="float">
            <text:p>0.453882679351351</text:p>
          </table:table-cell>
          <table:table-cell office:value-type="float" office:value="0.508169929749055" calcext:value-type="float">
            <text:p>0.508169929749055</text:p>
          </table:table-cell>
        </table:table-row>
        <table:table-row table:style-name="ro1">
          <table:table-cell office:value-type="float" office:value="0.288572174009078" calcext:value-type="float">
            <text:p>0.288572174009078</text:p>
          </table:table-cell>
          <table:table-cell office:value-type="float" office:value="0.427511925628757" calcext:value-type="float">
            <text:p>0.427511925628757</text:p>
          </table:table-cell>
          <table:table-cell office:value-type="float" office:value="0.492630837241949" calcext:value-type="float">
            <text:p>0.492630837241949</text:p>
          </table:table-cell>
          <table:table-cell office:value-type="float" office:value="0.451862744411949" calcext:value-type="float">
            <text:p>0.451862744411949</text:p>
          </table:table-cell>
          <table:table-cell office:value-type="float" office:value="0.508665559282171" calcext:value-type="float">
            <text:p>0.508665559282171</text:p>
          </table:table-cell>
          <table:table-cell office:value-type="float" office:value="0.435917295425554" calcext:value-type="float">
            <text:p>0.435917295425554</text:p>
          </table:table-cell>
          <table:table-cell office:value-type="float" office:value="0.49208998929256" calcext:value-type="float">
            <text:p>0.49208998929256</text:p>
          </table:table-cell>
          <table:table-cell office:value-type="float" office:value="0.454422386767711" calcext:value-type="float">
            <text:p>0.454422386767711</text:p>
          </table:table-cell>
          <table:table-cell office:value-type="float" office:value="0.509237305285207" calcext:value-type="float">
            <text:p>0.509237305285207</text:p>
          </table:table-cell>
        </table:table-row>
        <table:table-row table:style-name="ro1">
          <table:table-cell office:value-type="float" office:value="0.296512492878936" calcext:value-type="float">
            <text:p>0.296512492878936</text:p>
          </table:table-cell>
          <table:table-cell office:value-type="float" office:value="0.429698477468306" calcext:value-type="float">
            <text:p>0.429698477468306</text:p>
          </table:table-cell>
          <table:table-cell office:value-type="float" office:value="0.493766390760352" calcext:value-type="float">
            <text:p>0.493766390760352</text:p>
          </table:table-cell>
          <table:table-cell office:value-type="float" office:value="0.453052024547362" calcext:value-type="float">
            <text:p>0.453052024547362</text:p>
          </table:table-cell>
          <table:table-cell office:value-type="float" office:value="0.509128502923619" calcext:value-type="float">
            <text:p>0.509128502923619</text:p>
          </table:table-cell>
          <table:table-cell office:value-type="float" office:value="0.437248242154519" calcext:value-type="float">
            <text:p>0.437248242154519</text:p>
          </table:table-cell>
          <table:table-cell office:value-type="float" office:value="0.493893294887344" calcext:value-type="float">
            <text:p>0.493893294887344</text:p>
          </table:table-cell>
          <table:table-cell office:value-type="float" office:value="0.454945703067676" calcext:value-type="float">
            <text:p>0.454945703067676</text:p>
          </table:table-cell>
          <table:table-cell office:value-type="float" office:value="0.510301562157823" calcext:value-type="float">
            <text:p>0.510301562157823</text:p>
          </table:table-cell>
        </table:table-row>
        <table:table-row table:style-name="ro1">
          <table:table-cell office:value-type="float" office:value="0.304546603347774" calcext:value-type="float">
            <text:p>0.304546603347774</text:p>
          </table:table-cell>
          <table:table-cell office:value-type="float" office:value="0.431866711659775" calcext:value-type="float">
            <text:p>0.431866711659775</text:p>
          </table:table-cell>
          <table:table-cell office:value-type="float" office:value="0.494884686549007" calcext:value-type="float">
            <text:p>0.494884686549007</text:p>
          </table:table-cell>
          <table:table-cell office:value-type="float" office:value="0.454231873510195" calcext:value-type="float">
            <text:p>0.454231873510195</text:p>
          </table:table-cell>
          <table:table-cell office:value-type="float" office:value="0.509581949299867" calcext:value-type="float">
            <text:p>0.509581949299867</text:p>
          </table:table-cell>
          <table:table-cell office:value-type="float" office:value="0.43855416378721" calcext:value-type="float">
            <text:p>0.43855416378721</text:p>
          </table:table-cell>
          <table:table-cell office:value-type="float" office:value="0.495684699796623" calcext:value-type="float">
            <text:p>0.495684699796623</text:p>
          </table:table-cell>
          <table:table-cell office:value-type="float" office:value="0.455452465530341" calcext:value-type="float">
            <text:p>0.455452465530341</text:p>
          </table:table-cell>
          <table:table-cell office:value-type="float" office:value="0.511362849652411" calcext:value-type="float">
            <text:p>0.511362849652411</text:p>
          </table:table-cell>
        </table:table-row>
        <table:table-row table:style-name="ro1">
          <table:table-cell office:value-type="float" office:value="0.312665981000027" calcext:value-type="float">
            <text:p>0.312665981000027</text:p>
          </table:table-cell>
          <table:table-cell office:value-type="float" office:value="0.434016520284597" calcext:value-type="float">
            <text:p>0.434016520284597</text:p>
          </table:table-cell>
          <table:table-cell office:value-type="float" office:value="0.495985649440651" calcext:value-type="float">
            <text:p>0.495985649440651</text:p>
          </table:table-cell>
          <table:table-cell office:value-type="float" office:value="0.45540234784704" calcext:value-type="float">
            <text:p>0.45540234784704</text:p>
          </table:table-cell>
          <table:table-cell office:value-type="float" office:value="0.510025837486154" calcext:value-type="float">
            <text:p>0.510025837486154</text:p>
          </table:table-cell>
          <table:table-cell office:value-type="float" office:value="0.439834811649295" calcext:value-type="float">
            <text:p>0.439834811649295</text:p>
          </table:table-cell>
          <table:table-cell office:value-type="float" office:value="0.497464302690448" calcext:value-type="float">
            <text:p>0.497464302690448</text:p>
          </table:table-cell>
          <table:table-cell office:value-type="float" office:value="0.455942509583203" calcext:value-type="float">
            <text:p>0.455942509583203</text:p>
          </table:table-cell>
          <table:table-cell office:value-type="float" office:value="0.512421318911562" calcext:value-type="float">
            <text:p>0.512421318911562</text:p>
          </table:table-cell>
        </table:table-row>
        <table:table-row table:style-name="ro1">
          <table:table-cell office:value-type="float" office:value="0.320861672356116" calcext:value-type="float">
            <text:p>0.320861672356116</text:p>
          </table:table-cell>
          <table:table-cell office:value-type="float" office:value="0.436147851767837" calcext:value-type="float">
            <text:p>0.436147851767837</text:p>
          </table:table-cell>
          <table:table-cell office:value-type="float" office:value="0.497069167523867" calcext:value-type="float">
            <text:p>0.497069167523867</text:p>
          </table:table-cell>
          <table:table-cell office:value-type="float" office:value="0.456563551178761" calcext:value-type="float">
            <text:p>0.456563551178761</text:p>
          </table:table-cell>
          <table:table-cell office:value-type="float" office:value="0.510460065967211" calcext:value-type="float">
            <text:p>0.510460065967211</text:p>
          </table:table-cell>
          <table:table-cell office:value-type="float" office:value="0.441089937847114" calcext:value-type="float">
            <text:p>0.441089937847114</text:p>
          </table:table-cell>
          <table:table-cell office:value-type="float" office:value="0.499232206558515" calcext:value-type="float">
            <text:p>0.499232206558515</text:p>
          </table:table-cell>
          <table:table-cell office:value-type="float" office:value="0.45641566858446" calcext:value-type="float">
            <text:p>0.45641566858446</text:p>
          </table:table-cell>
          <table:table-cell office:value-type="float" office:value="0.513477123014371" calcext:value-type="float">
            <text:p>0.513477123014371</text:p>
          </table:table-cell>
        </table:table-row>
        <table:table-row table:style-name="ro1">
          <table:table-cell office:value-type="float" office:value="0.329124341795321" calcext:value-type="float">
            <text:p>0.329124341795321</text:p>
          </table:table-cell>
          <table:table-cell office:value-type="float" office:value="0.438260709683014" calcext:value-type="float">
            <text:p>0.438260709683014</text:p>
          </table:table-cell>
          <table:table-cell office:value-type="float" office:value="0.498135093400683" calcext:value-type="float">
            <text:p>0.498135093400683</text:p>
          </table:table-cell>
          <table:table-cell office:value-type="float" office:value="0.457715632948476" calcext:value-type="float">
            <text:p>0.457715632948476</text:p>
          </table:table-cell>
          <table:table-cell office:value-type="float" office:value="0.510884493941699" calcext:value-type="float">
            <text:p>0.510884493941699</text:p>
          </table:table-cell>
          <table:table-cell office:value-type="float" office:value="0.44231929485017" calcext:value-type="float">
            <text:p>0.44231929485017</text:p>
          </table:table-cell>
          <table:table-cell office:value-type="float" office:value="0.500988519360898" calcext:value-type="float">
            <text:p>0.500988519360898</text:p>
          </table:table-cell>
          <table:table-cell office:value-type="float" office:value="0.456871773359284" calcext:value-type="float">
            <text:p>0.456871773359284</text:p>
          </table:table-cell>
          <table:table-cell office:value-type="float" office:value="0.514530417610805" calcext:value-type="float">
            <text:p>0.514530417610805</text:p>
          </table:table-cell>
        </table:table-row>
        <table:table-row table:style-name="ro1">
          <table:table-cell office:value-type="float" office:value="0.337444320087129" calcext:value-type="float">
            <text:p>0.337444320087129</text:p>
          </table:table-cell>
          <table:table-cell office:value-type="float" office:value="0.440355154083601" calcext:value-type="float">
            <text:p>0.440355154083601</text:p>
          </table:table-cell>
          <table:table-cell office:value-type="float" office:value="0.499183242782103" calcext:value-type="float">
            <text:p>0.499183242782103</text:p>
          </table:table-cell>
          <table:table-cell office:value-type="float" office:value="0.458858789759389" calcext:value-type="float">
            <text:p>0.458858789759389</text:p>
          </table:table-cell>
          <table:table-cell office:value-type="float" office:value="0.511298939978254" calcext:value-type="float">
            <text:p>0.511298939978254</text:p>
          </table:table-cell>
          <table:table-cell office:value-type="float" office:value="0.443522634903712" calcext:value-type="float">
            <text:p>0.443522634903712</text:p>
          </table:table-cell>
          <table:table-cell office:value-type="float" office:value="0.502733354015578" calcext:value-type="float">
            <text:p>0.502733354015578</text:p>
          </table:table-cell>
          <table:table-cell office:value-type="float" office:value="0.457310651788155" calcext:value-type="float">
            <text:p>0.457310651788155</text:p>
          </table:table-cell>
          <table:table-cell office:value-type="float" office:value="0.515581361085686" calcext:value-type="float">
            <text:p>0.515581361085686</text:p>
          </table:table-cell>
        </table:table-row>
        <table:table-row table:style-name="ro1">
          <table:table-cell office:value-type="float" office:value="0.345811659596129" calcext:value-type="float">
            <text:p>0.345811659596129</text:p>
          </table:table-cell>
          <table:table-cell office:value-type="float" office:value="0.442431299340698" calcext:value-type="float">
            <text:p>0.442431299340698</text:p>
          </table:table-cell>
          <table:table-cell office:value-type="float" office:value="0.500213396561113" calcext:value-type="float">
            <text:p>0.500213396561113</text:p>
          </table:table-cell>
          <table:table-cell office:value-type="float" office:value="0.459993263229145" calcext:value-type="float">
            <text:p>0.459993263229145</text:p>
          </table:table-cell>
          <table:table-cell office:value-type="float" office:value="0.511703184151075" calcext:value-type="float">
            <text:p>0.511703184151075</text:p>
          </table:table-cell>
          <table:table-cell office:value-type="float" office:value="0.444699709618526" calcext:value-type="float">
            <text:p>0.444699709618526</text:p>
          </table:table-cell>
          <table:table-cell office:value-type="float" office:value="0.504466829168199" calcext:value-type="float">
            <text:p>0.504466829168199</text:p>
          </table:table-cell>
          <table:table-cell office:value-type="float" office:value="0.457732128320162" calcext:value-type="float">
            <text:p>0.457732128320162</text:p>
          </table:table-cell>
          <table:table-cell office:value-type="float" office:value="0.51663011528262" calcext:value-type="float">
            <text:p>0.51663011528262</text:p>
          </table:table-cell>
        </table:table-row>
        <table:table-row table:style-name="ro1">
          <table:table-cell office:value-type="float" office:value="0.35421618966897" calcext:value-type="float">
            <text:p>0.35421618966897</text:p>
          </table:table-cell>
          <table:table-cell office:value-type="float" office:value="0.44448931459381" calcext:value-type="float">
            <text:p>0.44448931459381</text:p>
          </table:table-cell>
          <table:table-cell office:value-type="float" office:value="0.501225300145309" calcext:value-type="float">
            <text:p>0.501225300145309</text:p>
          </table:table-cell>
          <table:table-cell office:value-type="float" office:value="0.461119340516531" calcext:value-type="float">
            <text:p>0.461119340516531</text:p>
          </table:table-cell>
          <table:table-cell office:value-type="float" office:value="0.512096967448074" calcext:value-type="float">
            <text:p>0.512096967448074</text:p>
          </table:table-cell>
          <table:table-cell office:value-type="float" office:value="0.445850269391321" calcext:value-type="float">
            <text:p>0.445850269391321</text:p>
          </table:table-cell>
          <table:table-cell office:value-type="float" office:value="0.506189069282522" calcext:value-type="float">
            <text:p>0.506189069282522</text:p>
          </table:table-cell>
          <table:table-cell office:value-type="float" office:value="0.458136023542845" calcext:value-type="float">
            <text:p>0.458136023542845</text:p>
          </table:table-cell>
          <table:table-cell office:value-type="float" office:value="0.517676845745054" calcext:value-type="float">
            <text:p>0.517676845745054</text:p>
          </table:table-cell>
        </table:table-row>
        <table:table-row table:style-name="ro1">
          <table:table-cell office:value-type="float" office:value="0.362647576190892" calcext:value-type="float">
            <text:p>0.362647576190892</text:p>
          </table:table-cell>
          <table:table-cell office:value-type="float" office:value="0.446529421880002" calcext:value-type="float">
            <text:p>0.446529421880002</text:p>
          </table:table-cell>
          <table:table-cell office:value-type="float" office:value="0.502218665093223" calcext:value-type="float">
            <text:p>0.502218665093223</text:p>
          </table:table-cell>
          <table:table-cell office:value-type="float" office:value="0.462237352539459" calcext:value-type="float">
            <text:p>0.462237352539459</text:p>
          </table:table-cell>
          <table:table-cell office:value-type="float" office:value="0.51247999348328" calcext:value-type="float">
            <text:p>0.51247999348328</text:p>
          </table:table-cell>
          <table:table-cell office:value-type="float" office:value="0.446974062719903" calcext:value-type="float">
            <text:p>0.446974062719903</text:p>
          </table:table-cell>
          <table:table-cell office:value-type="float" office:value="0.507900205455422" calcext:value-type="float">
            <text:p>0.507900205455422</text:p>
          </table:table-cell>
          <table:table-cell office:value-type="float" office:value="0.45852215348228" calcext:value-type="float">
            <text:p>0.45852215348228</text:p>
          </table:table-cell>
          <table:table-cell office:value-type="float" office:value="0.518721722540158" calcext:value-type="float">
            <text:p>0.518721722540158</text:p>
          </table:table-cell>
        </table:table-row>
        <table:table-row table:style-name="ro1">
          <table:table-cell office:value-type="float" office:value="0.371095381539672" calcext:value-type="float">
            <text:p>0.371095381539672</text:p>
          </table:table-cell>
          <table:table-cell office:value-type="float" office:value="0.448551894907897" calcext:value-type="float">
            <text:p>0.448551894907897</text:p>
          </table:table-cell>
          <table:table-cell office:value-type="float" office:value="0.503193169996499" calcext:value-type="float">
            <text:p>0.503193169996499</text:p>
          </table:table-cell>
          <table:table-cell office:value-type="float" office:value="0.463347672885158" calcext:value-type="float">
            <text:p>0.463347672885158</text:p>
          </table:table-cell>
          <table:table-cell office:value-type="float" office:value="0.512851929468911" calcext:value-type="float">
            <text:p>0.512851929468911</text:p>
          </table:table-cell>
          <table:table-cell office:value-type="float" office:value="0.44807083582998" calcext:value-type="float">
            <text:p>0.44807083582998</text:p>
          </table:table-cell>
          <table:table-cell office:value-type="float" office:value="0.509600375660956" calcext:value-type="float">
            <text:p>0.509600375660956</text:p>
          </table:table-cell>
          <table:table-cell office:value-type="float" office:value="0.458890329287994" calcext:value-type="float">
            <text:p>0.458890329287994</text:p>
          </table:table-cell>
          <table:table-cell office:value-type="float" office:value="0.519764920568559" calcext:value-type="float">
            <text:p>0.519764920568559</text:p>
          </table:table-cell>
        </table:table-row>
        <table:table-row table:style-name="ro1">
          <table:table-cell office:value-type="float" office:value="0.379549125581129" calcext:value-type="float">
            <text:p>0.379549125581129</text:p>
          </table:table-cell>
          <table:table-cell office:value-type="float" office:value="0.450557057207373" calcext:value-type="float">
            <text:p>0.450557057207373</text:p>
          </table:table-cell>
          <table:table-cell office:value-type="float" office:value="0.50414846197186" calcext:value-type="float">
            <text:p>0.50414846197186</text:p>
          </table:table-cell>
          <table:table-cell office:value-type="float" office:value="0.464450716110424" calcext:value-type="float">
            <text:p>0.464450716110424</text:p>
          </table:table-cell>
          <table:table-cell office:value-type="float" office:value="0.513212407794893" calcext:value-type="float">
            <text:p>0.513212407794893</text:p>
          </table:table-cell>
          <table:table-cell office:value-type="float" office:value="0.449140331797963" calcext:value-type="float">
            <text:p>0.449140331797963</text:p>
          </table:table-cell>
          <table:table-cell office:value-type="float" office:value="0.511289725630256" calcext:value-type="float">
            <text:p>0.511289725630256</text:p>
          </table:table-cell>
          <table:table-cell office:value-type="float" office:value="0.459240356375251" calcext:value-type="float">
            <text:p>0.459240356375251</text:p>
          </table:table-cell>
          <table:table-cell office:value-type="float" office:value="0.520806620483634" calcext:value-type="float">
            <text:p>0.520806620483634</text:p>
          </table:table-cell>
        </table:table-row>
        <table:table-row table:style-name="ro1">
          <table:table-cell office:value-type="float" office:value="0.387998345295559" calcext:value-type="float">
            <text:p>0.387998345295559</text:p>
          </table:table-cell>
          <table:table-cell office:value-type="float" office:value="0.45254528102988" calcext:value-type="float">
            <text:p>0.45254528102988</text:p>
          </table:table-cell>
          <table:table-cell office:value-type="float" office:value="0.505084157300872" calcext:value-type="float">
            <text:p>0.505084157300872</text:p>
          </table:table-cell>
          <table:table-cell office:value-type="float" office:value="0.465546936835066" calcext:value-type="float">
            <text:p>0.465546936835066</text:p>
          </table:table-cell>
          <table:table-cell office:value-type="float" office:value="0.513561026769902" calcext:value-type="float">
            <text:p>0.513561026769902</text:p>
          </table:table-cell>
          <table:table-cell office:value-type="float" office:value="0.450182289979581" calcext:value-type="float">
            <text:p>0.450182289979581</text:p>
          </table:table-cell>
          <table:table-cell office:value-type="float" office:value="0.512968409142663" calcext:value-type="float">
            <text:p>0.512968409142663</text:p>
          </table:table-cell>
          <table:table-cell office:value-type="float" office:value="0.459572033952444" calcext:value-type="float">
            <text:p>0.459572033952444</text:p>
          </table:table-cell>
          <table:table-cell office:value-type="float" office:value="0.521847009084283" calcext:value-type="float">
            <text:p>0.521847009084283</text:p>
          </table:table-cell>
        </table:table-row>
        <table:table-row table:style-name="ro1">
          <table:table-cell office:value-type="float" office:value="0.396432655499403" calcext:value-type="float">
            <text:p>0.396432655499403</text:p>
          </table:table-cell>
          <table:table-cell office:value-type="float" office:value="0.454516983859125" calcext:value-type="float">
            <text:p>0.454516983859125</text:p>
          </table:table-cell>
          <table:table-cell office:value-type="float" office:value="0.505999844461106" calcext:value-type="float">
            <text:p>0.505999844461106</text:p>
          </table:table-cell>
          <table:table-cell office:value-type="float" office:value="0.466636826450537" calcext:value-type="float">
            <text:p>0.466636826450537</text:p>
          </table:table-cell>
          <table:table-cell office:value-type="float" office:value="0.513897353751216" calcext:value-type="float">
            <text:p>0.513897353751216</text:p>
          </table:table-cell>
          <table:table-cell office:value-type="float" office:value="0.451196445347151" calcext:value-type="float">
            <text:p>0.451196445347151</text:p>
          </table:table-cell>
          <table:table-cell office:value-type="float" office:value="0.514636589070941" calcext:value-type="float">
            <text:p>0.514636589070941</text:p>
          </table:table-cell>
          <table:table-cell office:value-type="float" office:value="0.459885154280438" calcext:value-type="float">
            <text:p>0.459885154280438</text:p>
          </table:table-cell>
          <table:table-cell office:value-type="float" office:value="0.522886280309945" calcext:value-type="float">
            <text:p>0.522886280309945</text:p>
          </table:table-cell>
        </table:table-row>
        <table:table-row table:style-name="ro1">
          <table:table-cell office:value-type="float" office:value="0.404841804553337" calcext:value-type="float">
            <text:p>0.404841804553337</text:p>
          </table:table-cell>
          <table:table-cell office:value-type="float" office:value="0.456472627932053" calcext:value-type="float">
            <text:p>0.456472627932053</text:p>
          </table:table-cell>
          <table:table-cell office:value-type="float" office:value="0.506895084052635" calcext:value-type="float">
            <text:p>0.506895084052635</text:p>
          </table:table-cell>
          <table:table-cell office:value-type="float" office:value="0.467720912880616" calcext:value-type="float">
            <text:p>0.467720912880616</text:p>
          </table:table-cell>
          <table:table-cell office:value-type="float" office:value="0.51422092518074" calcext:value-type="float">
            <text:p>0.51422092518074</text:p>
          </table:table-cell>
          <table:table-cell office:value-type="float" office:value="0.452182527629985" calcext:value-type="float">
            <text:p>0.452182527629985</text:p>
          </table:table-cell>
          <table:table-cell office:value-type="float" office:value="0.516294437690645" calcext:value-type="float">
            <text:p>0.516294437690645</text:p>
          </table:table-cell>
          <table:table-cell office:value-type="float" office:value="0.460179501982812" calcext:value-type="float">
            <text:p>0.460179501982812</text:p>
          </table:table-cell>
          <table:table-cell office:value-type="float" office:value="0.523924635715578" calcext:value-type="float">
            <text:p>0.523924635715578</text:p>
          </table:table-cell>
        </table:table-row>
        <table:table-row table:style-name="ro1">
          <table:table-cell office:value-type="float" office:value="0.413215730933379" calcext:value-type="float">
            <text:p>0.413215730933379</text:p>
          </table:table-cell>
          <table:table-cell office:value-type="float" office:value="0.458412716077233" calcext:value-type="float">
            <text:p>0.458412716077233</text:p>
          </table:table-cell>
          <table:table-cell office:value-type="float" office:value="0.50776941242021" calcext:value-type="float">
            <text:p>0.50776941242021</text:p>
          </table:table-cell>
          <table:table-cell office:value-type="float" office:value="0.468799756657055" calcext:value-type="float">
            <text:p>0.468799756657055</text:p>
          </table:table-cell>
          <table:table-cell office:value-type="float" office:value="0.514531250314256" calcext:value-type="float">
            <text:p>0.514531250314256</text:p>
          </table:table-cell>
          <table:table-cell office:value-type="float" office:value="0.453140260662533" calcext:value-type="float">
            <text:p>0.453140260662533</text:p>
          </table:table-cell>
          <table:table-cell office:value-type="float" office:value="0.517942137832513" calcext:value-type="float">
            <text:p>0.517942137832513</text:p>
          </table:table-cell>
          <table:table-cell office:value-type="float" office:value="0.460454853286037" calcext:value-type="float">
            <text:p>0.460454853286037</text:p>
          </table:table-cell>
          <table:table-cell office:value-type="float" office:value="0.524962285546132" calcext:value-type="float">
            <text:p>0.524962285546132</text:p>
          </table:table-cell>
        </table:table-row>
        <table:table-row table:style-name="ro1">
          <table:table-cell office:value-type="float" office:value="0.421544613352589" calcext:value-type="float">
            <text:p>0.421544613352589</text:p>
          </table:table-cell>
          <table:table-cell office:value-type="float" office:value="0.460337790684262" calcext:value-type="float">
            <text:p>0.460337790684262</text:p>
          </table:table-cell>
          <table:table-cell office:value-type="float" office:value="0.508622342064013" calcext:value-type="float">
            <text:p>0.508622342064013</text:p>
          </table:table-cell>
          <table:table-cell office:value-type="float" office:value="0.469873950161387" calcext:value-type="float">
            <text:p>0.469873950161387</text:p>
          </table:table-cell>
          <table:table-cell office:value-type="float" office:value="0.514827811748627" calcext:value-type="float">
            <text:p>0.514827811748627</text:p>
          </table:table-cell>
          <table:table-cell office:value-type="float" office:value="0.454069361538359" calcext:value-type="float">
            <text:p>0.454069361538359</text:p>
          </table:table-cell>
          <table:table-cell office:value-type="float" office:value="0.519579883275986" calcext:value-type="float">
            <text:p>0.519579883275986</text:p>
          </table:table-cell>
          <table:table-cell office:value-type="float" office:value="0.460710975318492" calcext:value-type="float">
            <text:p>0.460710975318492</text:p>
          </table:table-cell>
          <table:table-cell office:value-type="float" office:value="0.525999449272582" calcext:value-type="float">
            <text:p>0.525999449272582</text:p>
          </table:table-cell>
        </table:table-row>
        <table:table-row table:style-name="ro1">
          <table:table-cell office:value-type="float" office:value="0.429818919359415" calcext:value-type="float">
            <text:p>0.429818919359415</text:p>
          </table:table-cell>
          <table:table-cell office:value-type="float" office:value="0.462248430319648" calcext:value-type="float">
            <text:p>0.462248430319648</text:p>
          </table:table-cell>
          <table:table-cell office:value-type="float" office:value="0.509453364425839" calcext:value-type="float">
            <text:p>0.509453364425839</text:p>
          </table:table-cell>
          <table:table-cell office:value-type="float" office:value="0.470944114508098" calcext:value-type="float">
            <text:p>0.470944114508098</text:p>
          </table:table-cell>
          <table:table-cell office:value-type="float" office:value="0.515110068319746" calcext:value-type="float">
            <text:p>0.515110068319746</text:p>
          </table:table-cell>
          <table:table-cell office:value-type="float" office:value="0.454969539652419" calcext:value-type="float">
            <text:p>0.454969539652419</text:p>
          </table:table-cell>
          <table:table-cell office:value-type="float" office:value="0.521207879925152" calcext:value-type="float">
            <text:p>0.521207879925152</text:p>
          </table:table-cell>
          <table:table-cell office:value-type="float" office:value="0.460947625118304" calcext:value-type="float">
            <text:p>0.460947625118304</text:p>
          </table:table-cell>
          <table:table-cell office:value-type="float" office:value="0.527036356756775" calcext:value-type="float">
            <text:p>0.527036356756775</text:p>
          </table:table-cell>
        </table:table-row>
        <table:table-row table:style-name="ro1">
          <table:table-cell office:value-type="float" office:value="0.438029448605239" calcext:value-type="float">
            <text:p>0.438029448605239</text:p>
          </table:table-cell>
          <table:table-cell office:value-type="float" office:value="0.46414524722166" calcext:value-type="float">
            <text:p>0.46414524722166</text:p>
          </table:table-cell>
          <table:table-cell office:value-type="float" office:value="0.510261951728624" calcext:value-type="float">
            <text:p>0.510261951728624</text:p>
          </table:table-cell>
          <table:table-cell office:value-type="float" office:value="0.472010897332774" calcext:value-type="float">
            <text:p>0.472010897332774</text:p>
          </table:table-cell>
          <table:table-cell office:value-type="float" office:value="0.515377457064154" calcext:value-type="float">
            <text:p>0.515377457064154</text:p>
          </table:table-cell>
          <table:table-cell office:value-type="float" office:value="0.455840496115569" calcext:value-type="float">
            <text:p>0.455840496115569</text:p>
          </table:table-cell>
          <table:table-cell office:value-type="float" office:value="0.522826346332061" calcext:value-type="float">
            <text:p>0.522826346332061</text:p>
          </table:table-cell>
          <table:table-cell office:value-type="float" office:value="0.461164549091609" calcext:value-type="float">
            <text:p>0.461164549091609</text:p>
          </table:table-cell>
          <table:table-cell office:value-type="float" office:value="0.528073248824911" calcext:value-type="float">
            <text:p>0.528073248824911</text:p>
          </table:table-cell>
        </table:table-row>
        <table:table-row table:style-name="ro1">
          <table:table-cell office:value-type="float" office:value="0.446167371558309" calcext:value-type="float">
            <text:p>0.446167371558309</text:p>
          </table:table-cell>
          <table:table-cell office:value-type="float" office:value="0.466028884853278" calcext:value-type="float">
            <text:p>0.466028884853278</text:p>
          </table:table-cell>
          <table:table-cell office:value-type="float" office:value="0.511047558793177" calcext:value-type="float">
            <text:p>0.511047558793177</text:p>
          </table:table-cell>
          <table:table-cell office:value-type="float" office:value="0.473074970630299" calcext:value-type="float">
            <text:p>0.473074970630299</text:p>
          </table:table-cell>
          <table:table-cell office:value-type="float" office:value="0.515629395149199" calcext:value-type="float">
            <text:p>0.515629395149199</text:p>
          </table:table-cell>
          <table:table-cell office:value-type="float" office:value="0.45668192248194" calcext:value-type="float">
            <text:p>0.45668192248194</text:p>
          </table:table-cell>
          <table:table-cell office:value-type="float" office:value="0.524435514884808" calcext:value-type="float">
            <text:p>0.524435514884808</text:p>
          </table:table-cell>
          <table:table-cell office:value-type="float" office:value="0.461361481783957" calcext:value-type="float">
            <text:p>0.461361481783957</text:p>
          </table:table-cell>
          <table:table-cell office:value-type="float" office:value="0.529110378516055" calcext:value-type="float">
            <text:p>0.529110378516055</text:p>
          </table:table-cell>
        </table:table-row>
        <table:table-row table:style-name="ro1">
          <table:table-cell office:value-type="float" office:value="0.454224263494639" calcext:value-type="float">
            <text:p>0.454224263494639</text:p>
          </table:table-cell>
          <table:table-cell office:value-type="float" office:value="0.467900015040521" calcext:value-type="float">
            <text:p>0.467900015040521</text:p>
          </table:table-cell>
          <table:table-cell office:value-type="float" office:value="0.511809625209555" calcext:value-type="float">
            <text:p>0.511809625209555</text:p>
          </table:table-cell>
          <table:table-cell office:value-type="float" office:value="0.474137028198462" calcext:value-type="float">
            <text:p>0.474137028198462</text:p>
          </table:table-cell>
          <table:table-cell office:value-type="float" office:value="0.515865282168924" calcext:value-type="float">
            <text:p>0.515865282168924</text:p>
          </table:table-cell>
          <table:table-cell office:value-type="float" office:value="0.457493500186749" calcext:value-type="float">
            <text:p>0.457493500186749</text:p>
          </table:table-cell>
          <table:table-cell office:value-type="float" office:value="0.52603563239233" calcext:value-type="float">
            <text:p>0.52603563239233</text:p>
          </table:table-cell>
          <table:table-cell office:value-type="float" office:value="0.461538145339585" calcext:value-type="float">
            <text:p>0.461538145339585</text:p>
          </table:table-cell>
          <table:table-cell office:value-type="float" office:value="0.530148011696872" calcext:value-type="float">
            <text:p>0.530148011696872</text:p>
          </table:table-cell>
        </table:table-row>
        <table:table-row table:style-name="ro1">
          <table:table-cell office:value-type="float" office:value="0.462192133528145" calcext:value-type="float">
            <text:p>0.462192133528145</text:p>
          </table:table-cell>
          <table:table-cell office:value-type="float" office:value="0.469759335209839" calcext:value-type="float">
            <text:p>0.469759335209839</text:p>
          </table:table-cell>
          <table:table-cell office:value-type="float" office:value="0.512547577458374" calcext:value-type="float">
            <text:p>0.512547577458374</text:p>
          </table:table-cell>
          <table:table-cell office:value-type="float" office:value="0.475197783166728" calcext:value-type="float">
            <text:p>0.475197783166728</text:p>
          </table:table-cell>
          <table:table-cell office:value-type="float" office:value="0.516084502379317" calcext:value-type="float">
            <text:p>0.516084502379317</text:p>
          </table:table-cell>
          <table:table-cell office:value-type="float" office:value="0.458274899284125" calcext:value-type="float">
            <text:p>0.458274899284125</text:p>
          </table:table-cell>
          <table:table-cell office:value-type="float" office:value="0.527626961347783" calcext:value-type="float">
            <text:p>0.527626961347783</text:p>
          </table:table-cell>
          <table:table-cell office:value-type="float" office:value="0.461694248260401" calcext:value-type="float">
            <text:p>0.461694248260401</text:p>
          </table:table-cell>
          <table:table-cell office:value-type="float" office:value="0.531186428365036" calcext:value-type="float">
            <text:p>0.531186428365036</text:p>
          </table:table-cell>
        </table:table-row>
        <table:table-row table:style-name="ro1">
          <table:table-cell office:value-type="float" office:value="0.470063447268768" calcext:value-type="float">
            <text:p>0.470063447268768</text:p>
          </table:table-cell>
          <table:table-cell office:value-type="float" office:value="0.471607566739369" calcext:value-type="float">
            <text:p>0.471607566739369</text:p>
          </table:table-cell>
          <table:table-cell office:value-type="float" office:value="0.513260829868471" calcext:value-type="float">
            <text:p>0.513260829868471</text:p>
          </table:table-cell>
          <table:table-cell office:value-type="float" office:value="0.476257966655472" calcext:value-type="float">
            <text:p>0.476257966655472</text:p>
          </table:table-cell>
          <table:table-cell office:value-type="float" office:value="0.516286425778819" calcext:value-type="float">
            <text:p>0.516286425778819</text:p>
          </table:table-cell>
          <table:table-cell office:value-type="float" office:value="0.459025777558751" calcext:value-type="float">
            <text:p>0.459025777558751</text:p>
          </table:table-cell>
          <table:table-cell office:value-type="float" office:value="0.529209780487097" calcext:value-type="float">
            <text:p>0.529209780487097</text:p>
          </table:table-cell>
          <table:table-cell office:value-type="float" office:value="0.46182948463021" calcext:value-type="float">
            <text:p>0.46182948463021</text:p>
          </table:table-cell>
          <table:table-cell office:value-type="float" office:value="0.532225923320615" calcext:value-type="float">
            <text:p>0.532225923320615</text:p>
          </table:table-cell>
        </table:table-row>
        <table:table-row table:style-name="ro1">
          <table:table-cell office:value-type="float" office:value="0.47783114691533" calcext:value-type="float">
            <text:p>0.47783114691533</text:p>
          </table:table-cell>
          <table:table-cell office:value-type="float" office:value="0.473445450881096" calcext:value-type="float">
            <text:p>0.473445450881096</text:p>
          </table:table-cell>
          <table:table-cell office:value-type="float" office:value="0.513948788058821" calcext:value-type="float">
            <text:p>0.513948788058821</text:p>
          </table:table-cell>
          <table:table-cell office:value-type="float" office:value="0.477318323986493" calcext:value-type="float">
            <text:p>0.477318323986493</text:p>
          </table:table-cell>
          <table:table-cell office:value-type="float" office:value="0.516470411663803" calcext:value-type="float">
            <text:p>0.516470411663803</text:p>
          </table:table-cell>
          <table:table-cell office:value-type="float" office:value="0.459745779539643" calcext:value-type="float">
            <text:p>0.459745779539643</text:p>
          </table:table-cell>
          <table:table-cell office:value-type="float" office:value="0.53078438617261" calcext:value-type="float">
            <text:p>0.53078438617261</text:p>
          </table:table-cell>
          <table:table-cell office:value-type="float" office:value="0.461943533045625" calcext:value-type="float">
            <text:p>0.461943533045625</text:p>
          </table:table-cell>
          <table:table-cell office:value-type="float" office:value="0.533266807495949" calcext:value-type="float">
            <text:p>0.533266807495949</text:p>
          </table:table-cell>
        </table:table-row>
        <table:table-row table:style-name="ro1">
          <table:table-cell office:value-type="float" office:value="0.485488662590929" calcext:value-type="float">
            <text:p>0.485488662590929</text:p>
          </table:table-cell>
          <table:table-cell office:value-type="float" office:value="0.475273748496158" calcext:value-type="float">
            <text:p>0.475273748496158</text:p>
          </table:table-cell>
          <table:table-cell office:value-type="float" office:value="0.514610848533527" calcext:value-type="float">
            <text:p>0.514610848533527</text:p>
          </table:table-cell>
          <table:table-cell office:value-type="float" office:value="0.478379614719282" calcext:value-type="float">
            <text:p>0.478379614719282</text:p>
          </table:table-cell>
          <table:table-cell office:value-type="float" office:value="0.516635808341804" calcext:value-type="float">
            <text:p>0.516635808341804</text:p>
          </table:table-cell>
          <table:table-cell office:value-type="float" office:value="0.460434535269444" calcext:value-type="float">
            <text:p>0.460434535269444</text:p>
          </table:table-cell>
          <table:table-cell office:value-type="float" office:value="0.53235109291291" calcext:value-type="float">
            <text:p>0.53235109291291</text:p>
          </table:table-cell>
          <table:table-cell office:value-type="float" office:value="0.462036055596314" calcext:value-type="float">
            <text:p>0.462036055596314</text:p>
          </table:table-cell>
          <table:table-cell office:value-type="float" office:value="0.534309408677796" calcext:value-type="float">
            <text:p>0.534309408677796</text:p>
          </table:table-cell>
        </table:table-row>
        <table:table-row table:style-name="ro1">
          <table:table-cell office:value-type="float" office:value="0.493029922863619" calcext:value-type="float">
            <text:p>0.493029922863619</text:p>
          </table:table-cell>
          <table:table-cell office:value-type="float" office:value="0.477093235852051" calcext:value-type="float">
            <text:p>0.477093235852051</text:p>
          </table:table-cell>
          <table:table-cell office:value-type="float" office:value="0.515246402272923" calcext:value-type="float">
            <text:p>0.515246402272923</text:p>
          </table:table-cell>
          <table:table-cell office:value-type="float" office:value="0.479442608726216" calcext:value-type="float">
            <text:p>0.479442608726216</text:p>
          </table:table-cell>
          <table:table-cell office:value-type="float" office:value="0.516781956832562" calcext:value-type="float">
            <text:p>0.516781956832562</text:p>
          </table:table-cell>
          <table:table-cell office:value-type="float" office:value="0.461091659328669" calcext:value-type="float">
            <text:p>0.461091659328669</text:p>
          </table:table-cell>
          <table:table-cell office:value-type="float" office:value="0.533910234800629" calcext:value-type="float">
            <text:p>0.533910234800629</text:p>
          </table:table-cell>
          <table:table-cell office:value-type="float" office:value="0.462106696788353" calcext:value-type="float">
            <text:p>0.462106696788353</text:p>
          </table:table-cell>
          <table:table-cell office:value-type="float" office:value="0.535354072875781" calcext:value-type="float">
            <text:p>0.535354072875781</text:p>
          </table:table-cell>
        </table:table-row>
        <table:table-row table:style-name="ro1">
          <table:table-cell office:value-type="float" office:value="0.500449356832582" calcext:value-type="float">
            <text:p>0.500449356832582</text:p>
          </table:table-cell>
          <table:table-cell office:value-type="float" office:value="0.478904704375403" calcext:value-type="float">
            <text:p>0.478904704375403</text:p>
          </table:table-cell>
          <table:table-cell office:value-type="float" office:value="0.515854834345225" calcext:value-type="float">
            <text:p>0.515854834345225</text:p>
          </table:table-cell>
          <table:table-cell office:value-type="float" office:value="0.480508086231777" calcext:value-type="float">
            <text:p>0.480508086231777</text:p>
          </table:table-cell>
          <table:table-cell office:value-type="float" office:value="0.516908190592866" calcext:value-type="float">
            <text:p>0.516908190592866</text:p>
          </table:table-cell>
          <table:table-cell office:value-type="float" office:value="0.461716749612207" calcext:value-type="float">
            <text:p>0.461716749612207</text:p>
          </table:table-cell>
          <table:table-cell office:value-type="float" office:value="0.535462166058438" calcext:value-type="float">
            <text:p>0.535462166058438</text:p>
          </table:table-cell>
          <table:table-cell office:value-type="float" office:value="0.462155082521953" calcext:value-type="float">
            <text:p>0.462155082521953</text:p>
          </table:table-cell>
          <table:table-cell office:value-type="float" office:value="0.536401165062203" calcext:value-type="float">
            <text:p>0.536401165062203</text:p>
          </table:table-cell>
        </table:table-row>
        <table:table-row table:style-name="ro1">
          <table:table-cell office:value-type="float" office:value="0.507741894527276" calcext:value-type="float">
            <text:p>0.507741894527276</text:p>
          </table:table-cell>
          <table:table-cell office:value-type="float" office:value="0.480708957996078" calcext:value-type="float">
            <text:p>0.480708957996078</text:p>
          </table:table-cell>
          <table:table-cell office:value-type="float" office:value="0.516435525995993" calcext:value-type="float">
            <text:p>0.516435525995993</text:p>
          </table:table-cell>
          <table:table-cell office:value-type="float" office:value="0.481576835417129" calcext:value-type="float">
            <text:p>0.481576835417129</text:p>
          </table:table-cell>
          <table:table-cell office:value-type="float" office:value="0.517013837708117" calcext:value-type="float">
            <text:p>0.517013837708117</text:p>
          </table:table-cell>
          <table:table-cell office:value-type="float" office:value="0.462309385972319" calcext:value-type="float">
            <text:p>0.462309385972319</text:p>
          </table:table-cell>
          <table:table-cell office:value-type="float" office:value="0.537007262449417" calcext:value-type="float">
            <text:p>0.537007262449417</text:p>
          </table:table-cell>
          <table:table-cell office:value-type="float" office:value="0.462180818738615" calcext:value-type="float">
            <text:p>0.462180818738615</text:p>
          </table:table-cell>
          <table:table-cell office:value-type="float" office:value="0.537451070609014" calcext:value-type="float">
            <text:p>0.537451070609014</text:p>
          </table:table-cell>
        </table:table-row>
        <table:table-row table:style-name="ro1">
          <table:table-cell office:value-type="float" office:value="0.514902962023488" calcext:value-type="float">
            <text:p>0.514902962023488</text:p>
          </table:table-cell>
          <table:table-cell office:value-type="float" office:value="0.482506811807621" calcext:value-type="float">
            <text:p>0.482506811807621</text:p>
          </table:table-cell>
          <table:table-cell office:value-type="float" office:value="0.516987855393475" calcext:value-type="float">
            <text:p>0.516987855393475</text:p>
          </table:table-cell>
          <table:table-cell office:value-type="float" office:value="0.482649651347737" calcext:value-type="float">
            <text:p>0.482649651347737</text:p>
          </table:table-cell>
          <table:table-cell office:value-type="float" office:value="0.517098221745795" calcext:value-type="float">
            <text:p>0.517098221745795</text:p>
          </table:table-cell>
          <table:table-cell office:value-type="float" office:value="0.462869129287472" calcext:value-type="float">
            <text:p>0.462869129287472</text:p>
          </table:table-cell>
          <table:table-cell office:value-type="float" office:value="0.538545921898357" calcext:value-type="float">
            <text:p>0.538545921898357</text:p>
          </table:table-cell>
          <table:table-cell office:value-type="float" office:value="0.462183490594176" calcext:value-type="float">
            <text:p>0.462183490594176</text:p>
          </table:table-cell>
          <table:table-cell office:value-type="float" office:value="0.538504196015471" calcext:value-type="float">
            <text:p>0.538504196015471</text:p>
          </table:table-cell>
        </table:table-row>
        <table:table-row table:style-name="ro1">
          <table:table-cell office:value-type="float" office:value="0.521928472979148" calcext:value-type="float">
            <text:p>0.521928472979148</text:p>
          </table:table-cell>
          <table:table-cell office:value-type="float" office:value="0.484299091108881" calcext:value-type="float">
            <text:p>0.484299091108881</text:p>
          </table:table-cell>
          <table:table-cell office:value-type="float" office:value="0.517511198080918" calcext:value-type="float">
            <text:p>0.517511198080918</text:p>
          </table:table-cell>
          <table:table-cell office:value-type="float" office:value="0.483727335251981" calcext:value-type="float">
            <text:p>0.483727335251981</text:p>
          </table:table-cell>
          <table:table-cell office:value-type="float" office:value="0.517160662299586" calcext:value-type="float">
            <text:p>0.517160662299586</text:p>
          </table:table-cell>
          <table:table-cell office:value-type="float" office:value="0.463395519696894" calcext:value-type="float">
            <text:p>0.463395519696894</text:p>
          </table:table-cell>
          <table:table-cell office:value-type="float" office:value="0.540078565870995" calcext:value-type="float">
            <text:p>0.540078565870995</text:p>
          </table:table-cell>
          <table:table-cell office:value-type="float" office:value="0.462162660810493" calcext:value-type="float">
            <text:p>0.462162660810493</text:p>
          </table:table-cell>
          <table:table-cell office:value-type="float" office:value="0.539560970417088" calcext:value-type="float">
            <text:p>0.539560970417088</text:p>
          </table:table-cell>
        </table:table-row>
        <table:table-row table:style-name="ro1">
          <table:table-cell office:value-type="float" office:value="0.528814817101715" calcext:value-type="float">
            <text:p>0.528814817101715</text:p>
          </table:table-cell>
          <table:table-cell office:value-type="float" office:value="0.486086630222627" calcext:value-type="float">
            <text:p>0.486086630222627</text:p>
          </table:table-cell>
          <table:table-cell office:value-type="float" office:value="0.518004927618594" calcext:value-type="float">
            <text:p>0.518004927618594</text:p>
          </table:table-cell>
          <table:table-cell office:value-type="float" office:value="0.484810693583499" calcext:value-type="float">
            <text:p>0.484810693583499</text:p>
          </table:table-cell>
          <table:table-cell office:value-type="float" office:value="0.517200475731413" calcext:value-type="float">
            <text:p>0.517200475731413</text:p>
          </table:table-cell>
          <table:table-cell office:value-type="float" office:value="0.463888075662723" calcext:value-type="float">
            <text:p>0.463888075662723</text:p>
          </table:table-cell>
          <table:table-cell office:value-type="float" office:value="0.541605640012535" calcext:value-type="float">
            <text:p>0.541605640012535</text:p>
          </table:table-cell>
          <table:table-cell office:value-type="float" office:value="0.462117868837667" calcext:value-type="float">
            <text:p>0.462117868837667</text:p>
          </table:table-cell>
          <table:table-cell office:value-type="float" office:value="0.540621846327165" calcext:value-type="float">
            <text:p>0.540621846327165</text:p>
          </table:table-cell>
        </table:table-row>
        <table:table-row table:style-name="ro1">
          <table:table-cell office:value-type="float" office:value="0.535558845839856" calcext:value-type="float">
            <text:p>0.535558845839856</text:p>
          </table:table-cell>
          <table:table-cell office:value-type="float" office:value="0.487870271707794" calcext:value-type="float">
            <text:p>0.487870271707794</text:p>
          </table:table-cell>
          <table:table-cell office:value-type="float" office:value="0.518468415927683" calcext:value-type="float">
            <text:p>0.518468415927683</text:p>
          </table:table-cell>
          <table:table-cell office:value-type="float" office:value="0.48590053744444" calcext:value-type="float">
            <text:p>0.48590053744444</text:p>
          </table:table-cell>
          <table:table-cell office:value-type="float" office:value="0.517216975597633" calcext:value-type="float">
            <text:p>0.517216975597633</text:p>
          </table:table-cell>
          <table:table-cell office:value-type="float" office:value="0.46434629217225" calcext:value-type="float">
            <text:p>0.46434629217225</text:p>
          </table:table-cell>
          <table:table-cell office:value-type="float" office:value="0.54312761557105" calcext:value-type="float">
            <text:p>0.54312761557105</text:p>
          </table:table-cell>
          <table:table-cell office:value-type="float" office:value="0.462048629168623" calcext:value-type="float">
            <text:p>0.462048629168623</text:p>
          </table:table-cell>
          <table:table-cell office:value-type="float" office:value="0.541687301186454" calcext:value-type="float">
            <text:p>0.541687301186454</text:p>
          </table:table-cell>
        </table:table-row>
        <table:table-row table:style-name="ro1">
          <table:table-cell office:value-type="float" office:value="0.542157854147939" calcext:value-type="float">
            <text:p>0.542157854147939</text:p>
          </table:table-cell>
          <table:table-cell office:value-type="float" office:value="0.489650867107657" calcext:value-type="float">
            <text:p>0.489650867107657</text:p>
          </table:table-cell>
          <table:table-cell office:value-type="float" office:value="0.518901032073344" calcext:value-type="float">
            <text:p>0.518901032073344</text:p>
          </table:table-cell>
          <table:table-cell office:value-type="float" office:value="0.486997683550014" calcext:value-type="float">
            <text:p>0.486997683550014</text:p>
          </table:table-cell>
          <table:table-cell office:value-type="float" office:value="0.517209471519888" calcext:value-type="float">
            <text:p>0.517209471519888</text:p>
          </table:table-cell>
          <table:table-cell office:value-type="float" office:value="0.464769639352577" calcext:value-type="float">
            <text:p>0.464769639352577</text:p>
          </table:table-cell>
          <table:table-cell office:value-type="float" office:value="0.544644989983129" calcext:value-type="float">
            <text:p>0.544644989983129</text:p>
          </table:table-cell>
          <table:table-cell office:value-type="float" office:value="0.461954430182784" calcext:value-type="float">
            <text:p>0.461954430182784</text:p>
          </table:table-cell>
          <table:table-cell office:value-type="float" office:value="0.542757838168808" calcext:value-type="float">
            <text:p>0.542757838168808</text:p>
          </table:table-cell>
        </table:table-row>
        <table:table-row table:style-name="ro1">
          <table:table-cell office:value-type="float" office:value="0.548609563122944" calcext:value-type="float">
            <text:p>0.548609563122944</text:p>
          </table:table-cell>
          <table:table-cell office:value-type="float" office:value="0.49142927507144" calcext:value-type="float">
            <text:p>0.49142927507144</text:p>
          </table:table-cell>
          <table:table-cell office:value-type="float" office:value="0.519302143758048" calcext:value-type="float">
            <text:p>0.519302143758048</text:p>
          </table:table-cell>
          <table:table-cell office:value-type="float" office:value="0.488102952535032" calcext:value-type="float">
            <text:p>0.488102952535032</text:p>
          </table:table-cell>
          <table:table-cell office:value-type="float" office:value="0.517177270752539" calcext:value-type="float">
            <text:p>0.517177270752539</text:p>
          </table:table-cell>
          <table:table-cell office:value-type="float" office:value="0.465157560948001" calcext:value-type="float">
            <text:p>0.465157560948001</text:p>
          </table:table-cell>
          <table:table-cell office:value-type="float" office:value="0.546158288402578" calcext:value-type="float">
            <text:p>0.546158288402578</text:p>
          </table:table-cell>
          <table:table-cell office:value-type="float" office:value="0.461834732634765" calcext:value-type="float">
            <text:p>0.461834732634765</text:p>
          </table:table-cell>
          <table:table-cell office:value-type="float" office:value="0.543833987745743" calcext:value-type="float">
            <text:p>0.543833987745743</text:p>
          </table:table-cell>
        </table:table-row>
        <table:table-row table:style-name="ro1">
          <table:table-cell office:value-type="float" office:value="0.554912096544744" calcext:value-type="float">
            <text:p>0.554912096544744</text:p>
          </table:table-cell>
          <table:table-cell office:value-type="float" office:value="0.493206364149194" calcext:value-type="float">
            <text:p>0.493206364149194</text:p>
          </table:table-cell>
          <table:table-cell office:value-type="float" office:value="0.519671114134921" calcext:value-type="float">
            <text:p>0.519671114134921</text:p>
          </table:table-cell>
          <table:table-cell office:value-type="float" office:value="0.489217171936107" calcext:value-type="float">
            <text:p>0.489217171936107</text:p>
          </table:table-cell>
          <table:table-cell office:value-type="float" office:value="0.517119675069951" calcext:value-type="float">
            <text:p>0.517119675069951</text:p>
          </table:table-cell>
          <table:table-cell office:value-type="float" office:value="0.465509472447946" calcext:value-type="float">
            <text:p>0.465509472447946</text:p>
          </table:table-cell>
          <table:table-cell office:value-type="float" office:value="0.54766806424163" calcext:value-type="float">
            <text:p>0.54766806424163</text:p>
          </table:table-cell>
          <table:table-cell office:value-type="float" office:value="0.461688968148224" calcext:value-type="float">
            <text:p>0.461688968148224</text:p>
          </table:table-cell>
          <table:table-cell office:value-type="float" office:value="0.544916308571799" calcext:value-type="float">
            <text:p>0.544916308571799</text:p>
          </table:table-cell>
        </table:table-row>
        <table:table-row table:style-name="ro1">
          <table:table-cell office:value-type="float" office:value="0.56106396074755" calcext:value-type="float">
            <text:p>0.56106396074755</text:p>
          </table:table-cell>
          <table:table-cell office:value-type="float" office:value="0.494983011123116" calcext:value-type="float">
            <text:p>0.494983011123116</text:p>
          </table:table-cell>
          <table:table-cell office:value-type="float" office:value="0.52000730315746" calcext:value-type="float">
            <text:p>0.52000730315746</text:p>
          </table:table-cell>
          <table:table-cell office:value-type="float" office:value="0.490341174680902" calcext:value-type="float">
            <text:p>0.490341174680902</text:p>
          </table:table-cell>
          <table:table-cell office:value-type="float" office:value="0.517035982179528" calcext:value-type="float">
            <text:p>0.517035982179528</text:p>
          </table:table-cell>
          <table:table-cell office:value-type="float" office:value="0.465824759500338" calcext:value-type="float">
            <text:p>0.465824759500338</text:p>
          </table:table-cell>
          <table:table-cell office:value-type="float" office:value="0.549174900763345" calcext:value-type="float">
            <text:p>0.549174900763345</text:p>
          </table:table-cell>
          <table:table-cell office:value-type="float" office:value="0.461516537638657" calcext:value-type="float">
            <text:p>0.461516537638657</text:p>
          </table:table-cell>
          <table:table-cell office:value-type="float" office:value="0.546005389112119" calcext:value-type="float">
            <text:p>0.546005389112119</text:p>
          </table:table-cell>
        </table:table-row>
        <table:table-row table:style-name="ro1">
          <table:table-cell office:value-type="float" office:value="0.567064018980504" calcext:value-type="float">
            <text:p>0.567064018980504</text:p>
          </table:table-cell>
          <table:table-cell office:value-type="float" office:value="0.496760104138491" calcext:value-type="float">
            <text:p>0.496760104138491</text:p>
          </table:table-cell>
          <table:table-cell office:value-type="float" office:value="0.520310064123671" calcext:value-type="float">
            <text:p>0.520310064123671</text:p>
          </table:table-cell>
          <table:table-cell office:value-type="float" office:value="0.491475802379721" calcext:value-type="float">
            <text:p>0.491475802379721</text:p>
          </table:table-cell>
          <table:table-cell office:value-type="float" office:value="0.516925482328424" calcext:value-type="float">
            <text:p>0.516925482328424</text:p>
          </table:table-cell>
          <table:table-cell office:value-type="float" office:value="0.466102775961142" calcext:value-type="float">
            <text:p>0.466102775961142</text:p>
          </table:table-cell>
          <table:table-cell office:value-type="float" office:value="0.550679411664731" calcext:value-type="float">
            <text:p>0.550679411664731</text:p>
          </table:table-cell>
          <table:table-cell office:value-type="float" office:value="0.461316809736684" calcext:value-type="float">
            <text:p>0.461316809736684</text:p>
          </table:table-cell>
          <table:table-cell office:value-type="float" office:value="0.547101848577234" calcext:value-type="float">
            <text:p>0.547101848577234</text:p>
          </table:table-cell>
        </table:table-row>
        <table:table-row table:style-name="ro1">
          <table:table-cell office:value-type="float" office:value="0.57291146810499" calcext:value-type="float">
            <text:p>0.57291146810499</text:p>
          </table:table-cell>
          <table:table-cell office:value-type="float" office:value="0.498538543120138" calcext:value-type="float">
            <text:p>0.498538543120138</text:p>
          </table:table-cell>
          <table:table-cell office:value-type="float" office:value="0.520578743017026" calcext:value-type="float">
            <text:p>0.520578743017026</text:p>
          </table:table-cell>
          <table:table-cell office:value-type="float" office:value="0.492621905872051" calcext:value-type="float">
            <text:p>0.492621905872051</text:p>
          </table:table-cell>
          <table:table-cell office:value-type="float" office:value="0.516787457693207" calcext:value-type="float">
            <text:p>0.516787457693207</text:p>
          </table:table-cell>
          <table:table-cell office:value-type="float" office:value="0.466342841744087" calcext:value-type="float">
            <text:p>0.466342841744087</text:p>
          </table:table-cell>
          <table:table-cell office:value-type="float" office:value="0.552182242682096" calcext:value-type="float">
            <text:p>0.552182242682096</text:p>
          </table:table-cell>
          <table:table-cell office:value-type="float" office:value="0.461089118788733" calcext:value-type="float">
            <text:p>0.461089118788733</text:p>
          </table:table-cell>
          <table:table-cell office:value-type="float" office:value="0.548206338692575" calcext:value-type="float">
            <text:p>0.548206338692575</text:p>
          </table:table-cell>
        </table:table-row>
        <table:table-row table:style-name="ro1">
          <table:table-cell office:value-type="float" office:value="0.578605813332554" calcext:value-type="float">
            <text:p>0.578605813332554</text:p>
          </table:table-cell>
          <table:table-cell office:value-type="float" office:value="0.50031924181261" calcext:value-type="float">
            <text:p>0.50031924181261</text:p>
          </table:table-cell>
          <table:table-cell office:value-type="float" office:value="0.520812676193803" calcext:value-type="float">
            <text:p>0.520812676193803</text:p>
          </table:table-cell>
          <table:table-cell office:value-type="float" office:value="0.493780347404871" calcext:value-type="float">
            <text:p>0.493780347404871</text:p>
          </table:table-cell>
          <table:table-cell office:value-type="float" office:value="0.516621180121464" calcext:value-type="float">
            <text:p>0.516621180121464</text:p>
          </table:table-cell>
          <table:table-cell office:value-type="float" office:value="0.466544241126169" calcext:value-type="float">
            <text:p>0.466544241126169</text:p>
          </table:table-cell>
          <table:table-cell office:value-type="float" office:value="0.55368407228871" calcext:value-type="float">
            <text:p>0.55368407228871</text:p>
          </table:table-cell>
          <table:table-cell office:value-type="float" office:value="0.460832763437833" calcext:value-type="float">
            <text:p>0.460832763437833</text:p>
          </table:table-cell>
          <table:table-cell office:value-type="float" office:value="0.549319544659444" calcext:value-type="float">
            <text:p>0.549319544659444</text:p>
          </table:table-cell>
        </table:table-row>
        <table:table-row table:style-name="ro1">
          <table:table-cell office:value-type="float" office:value="0.584146842803513" calcext:value-type="float">
            <text:p>0.584146842803513</text:p>
          </table:table-cell>
          <table:table-cell office:value-type="float" office:value="0.502103130361181" calcext:value-type="float">
            <text:p>0.502103130361181</text:p>
          </table:table-cell>
          <table:table-cell office:value-type="float" office:value="0.521011187633938" calcext:value-type="float">
            <text:p>0.521011187633938</text:p>
          </table:table-cell>
          <table:table-cell office:value-type="float" office:value="0.494952003317715" calcext:value-type="float">
            <text:p>0.494952003317715</text:p>
          </table:table-cell>
          <table:table-cell office:value-type="float" office:value="0.516425908416238" calcext:value-type="float">
            <text:p>0.516425908416238</text:p>
          </table:table-cell>
          <table:table-cell office:value-type="float" office:value="0.466706219977953" calcext:value-type="float">
            <text:p>0.466706219977953</text:p>
          </table:table-cell>
          <table:table-cell office:value-type="float" office:value="0.555185613339477" calcext:value-type="float">
            <text:p>0.555185613339477</text:p>
          </table:table-cell>
          <table:table-cell office:value-type="float" office:value="0.460547004153967" calcext:value-type="float">
            <text:p>0.460547004153967</text:p>
          </table:table-cell>
          <table:table-cell office:value-type="float" office:value="0.550442187099777" calcext:value-type="float">
            <text:p>0.550442187099777</text:p>
          </table:table-cell>
        </table:table-row>
        <table:table-row table:style-name="ro1">
          <table:table-cell office:value-type="float" office:value="0.589534602408767" calcext:value-type="float">
            <text:p>0.589534602408767</text:p>
          </table:table-cell>
          <table:table-cell office:value-type="float" office:value="0.503891157637735" calcext:value-type="float">
            <text:p>0.503891157637735</text:p>
          </table:table-cell>
          <table:table-cell office:value-type="float" office:value="0.521173586396227" calcext:value-type="float">
            <text:p>0.521173586396227</text:p>
          </table:table-cell>
          <table:table-cell office:value-type="float" office:value="0.496137766486127" calcext:value-type="float">
            <text:p>0.496137766486127</text:p>
          </table:table-cell>
          <table:table-cell office:value-type="float" office:value="0.516200885835252" calcext:value-type="float">
            <text:p>0.516200885835252</text:p>
          </table:table-cell>
          <table:table-cell office:value-type="float" office:value="0.466827983938293" calcext:value-type="float">
            <text:p>0.466827983938293</text:p>
          </table:table-cell>
          <table:table-cell office:value-type="float" office:value="0.556687613857927" calcext:value-type="float">
            <text:p>0.556687613857927</text:p>
          </table:table-cell>
          <table:table-cell office:value-type="float" office:value="0.460231061692935" calcext:value-type="float">
            <text:p>0.460231061692935</text:p>
          </table:table-cell>
          <table:table-cell office:value-type="float" office:value="0.551575023115198" calcext:value-type="float">
            <text:p>0.551575023115198</text:p>
          </table:table-cell>
        </table:table-row>
        <table:table-row table:style-name="ro1">
          <table:table-cell office:value-type="float" office:value="0.59476937090241" calcext:value-type="float">
            <text:p>0.59476937090241</text:p>
          </table:table-cell>
          <table:table-cell office:value-type="float" office:value="0.505684294072311" calcext:value-type="float">
            <text:p>0.505684294072311</text:p>
          </table:table-cell>
          <table:table-cell office:value-type="float" office:value="0.521299163672039" calcext:value-type="float">
            <text:p>0.521299163672039</text:p>
          </table:table-cell>
          <table:table-cell office:value-type="float" office:value="0.497338549237292" calcext:value-type="float">
            <text:p>0.497338549237292</text:p>
          </table:table-cell>
          <table:table-cell office:value-type="float" office:value="0.515945337167647" calcext:value-type="float">
            <text:p>0.515945337167647</text:p>
          </table:table-cell>
          <table:table-cell office:value-type="float" office:value="0.466908695468545" calcext:value-type="float">
            <text:p>0.466908695468545</text:p>
          </table:table-cell>
          <table:table-cell office:value-type="float" office:value="0.558190858821307" calcext:value-type="float">
            <text:p>0.558190858821307</text:p>
          </table:table-cell>
          <table:table-cell office:value-type="float" office:value="0.459884114457498" calcext:value-type="float">
            <text:p>0.459884114457498</text:p>
          </table:table-cell>
          <table:table-cell office:value-type="float" office:value="0.55271884838" calcext:value-type="float">
            <text:p>0.55271884838</text:p>
          </table:table-cell>
        </table:table-row>
        <table:table-row table:style-name="ro1">
          <table:table-cell office:value-type="float" office:value="0.599851633691841" calcext:value-type="float">
            <text:p>0.599851633691841</text:p>
          </table:table-cell>
          <table:table-cell office:value-type="float" office:value="0.507483536289404" calcext:value-type="float">
            <text:p>0.507483536289404</text:p>
          </table:table-cell>
          <table:table-cell office:value-type="float" office:value="0.521387187988836" calcext:value-type="float">
            <text:p>0.521387187988836</text:p>
          </table:table-cell>
          <table:table-cell office:value-type="float" office:value="0.49855528808514" calcext:value-type="float">
            <text:p>0.49855528808514</text:p>
          </table:table-cell>
          <table:table-cell office:value-type="float" office:value="0.515658463967806" calcext:value-type="float">
            <text:p>0.515658463967806</text:p>
          </table:table-cell>
          <table:table-cell office:value-type="float" office:value="0.466947471325087" calcext:value-type="float">
            <text:p>0.466947471325087</text:p>
          </table:table-cell>
          <table:table-cell office:value-type="float" office:value="0.559696171005362" calcext:value-type="float">
            <text:p>0.559696171005362</text:p>
          </table:table-cell>
          <table:table-cell office:value-type="float" office:value="0.459505296420053" calcext:value-type="float">
            <text:p>0.459505296420053</text:p>
          </table:table-cell>
          <table:table-cell office:value-type="float" office:value="0.553874498408795" calcext:value-type="float">
            <text:p>0.553874498408795</text:p>
          </table:table-cell>
        </table:table-row>
        <table:table-row table:style-name="ro1">
          <table:table-cell office:value-type="float" office:value="0.604782060487047" calcext:value-type="float">
            <text:p>0.604782060487047</text:p>
          </table:table-cell>
          <table:table-cell office:value-type="float" office:value="0.509289908698026" calcext:value-type="float">
            <text:p>0.509289908698026</text:p>
          </table:table-cell>
          <table:table-cell office:value-type="float" office:value="0.521436903535496" calcext:value-type="float">
            <text:p>0.521436903535496</text:p>
          </table:table-cell>
          <table:table-cell office:value-type="float" office:value="0.499788945391478" calcext:value-type="float">
            <text:p>0.499788945391478</text:p>
          </table:table-cell>
          <table:table-cell office:value-type="float" office:value="0.515339442898011" calcext:value-type="float">
            <text:p>0.515339442898011</text:p>
          </table:table-cell>
          <table:table-cell office:value-type="float" office:value="0.466943379770238" calcext:value-type="float">
            <text:p>0.466943379770238</text:p>
          </table:table-cell>
          <table:table-cell office:value-type="float" office:value="0.561204412994055" calcext:value-type="float">
            <text:p>0.561204412994055</text:p>
          </table:table-cell>
          <table:table-cell office:value-type="float" office:value="0.459093694538322" calcext:value-type="float">
            <text:p>0.459093694538322</text:p>
          </table:table-cell>
          <table:table-cell office:value-type="float" office:value="0.555042850783938" calcext:value-type="float">
            <text:p>0.555042850783938</text:p>
          </table:table-cell>
        </table:table-row>
        <table:table-row table:style-name="ro1">
          <table:table-cell office:value-type="float" office:value="0.609561479136592" calcext:value-type="float">
            <text:p>0.609561479136592</text:p>
          </table:table-cell>
          <table:table-cell office:value-type="float" office:value="0.511104469849403" calcext:value-type="float">
            <text:p>0.511104469849403</text:p>
          </table:table-cell>
          <table:table-cell office:value-type="float" office:value="0.521447523689162" calcext:value-type="float">
            <text:p>0.521447523689162</text:p>
          </table:table-cell>
          <table:table-cell office:value-type="float" office:value="0.501040515808845" calcext:value-type="float">
            <text:p>0.501040515808845</text:p>
          </table:table-cell>
          <table:table-cell office:value-type="float" office:value="0.514987419274152" calcext:value-type="float">
            <text:p>0.514987419274152</text:p>
          </table:table-cell>
          <table:table-cell office:value-type="float" office:value="0.466895437440129" calcext:value-type="float">
            <text:p>0.466895437440129</text:p>
          </table:table-cell>
          <table:table-cell office:value-type="float" office:value="0.562716488141589" calcext:value-type="float">
            <text:p>0.562716488141589</text:p>
          </table:table-cell>
          <table:table-cell office:value-type="float" office:value="0.458648346198206" calcext:value-type="float">
            <text:p>0.458648346198206</text:p>
          </table:table-cell>
          <table:table-cell office:value-type="float" office:value="0.556224826654436" calcext:value-type="float">
            <text:p>0.556224826654436</text:p>
          </table:table-cell>
        </table:table-row>
        <table:table-row table:style-name="ro1">
          <table:table-cell office:value-type="float" office:value="0.614190853535094" calcext:value-type="float">
            <text:p>0.614190853535094</text:p>
          </table:table-cell>
          <table:table-cell office:value-type="float" office:value="0.512928315716421" calcext:value-type="float">
            <text:p>0.512928315716421</text:p>
          </table:table-cell>
          <table:table-cell office:value-type="float" office:value="0.521418227688563" calcext:value-type="float">
            <text:p>0.521418227688563</text:p>
          </table:table-cell>
          <table:table-cell office:value-type="float" office:value="0.502311029620309" calcext:value-type="float">
            <text:p>0.502311029620309</text:p>
          </table:table-cell>
          <table:table-cell office:value-type="float" office:value="0.514601503745952" calcext:value-type="float">
            <text:p>0.514601503745952</text:p>
          </table:table-cell>
          <table:table-cell office:value-type="float" office:value="0.466802605879762" calcext:value-type="float">
            <text:p>0.466802605879762</text:p>
          </table:table-cell>
          <table:table-cell office:value-type="float" office:value="0.56423334276554" calcext:value-type="float">
            <text:p>0.56423334276554</text:p>
          </table:table-cell>
          <table:table-cell office:value-type="float" office:value="0.458168236079174" calcext:value-type="float">
            <text:p>0.458168236079174</text:p>
          </table:table-cell>
          <table:table-cell office:value-type="float" office:value="0.557421393262494" calcext:value-type="float">
            <text:p>0.557421393262494</text:p>
          </table:table-cell>
        </table:table-row>
        <table:table-row table:style-name="ro1">
          <table:table-cell office:value-type="float" office:value="0.618671260584131" calcext:value-type="float">
            <text:p>0.618671260584131</text:p>
          </table:table-cell>
          <table:table-cell office:value-type="float" office:value="0.514762584758731" calcext:value-type="float">
            <text:p>0.514762584758731</text:p>
          </table:table-cell>
          <table:table-cell office:value-type="float" office:value="0.521348155458511" calcext:value-type="float">
            <text:p>0.521348155458511</text:p>
          </table:table-cell>
          <table:table-cell office:value-type="float" office:value="0.50360155788637" calcext:value-type="float">
            <text:p>0.50360155788637</text:p>
          </table:table-cell>
          <table:table-cell office:value-type="float" office:value="0.514180767138333" calcext:value-type="float">
            <text:p>0.514180767138333</text:p>
          </table:table-cell>
          <table:table-cell office:value-type="float" office:value="0.466663788525743" calcext:value-type="float">
            <text:p>0.466663788525743</text:p>
          </table:table-cell>
          <table:table-cell office:value-type="float" office:value="0.565755967360963" calcext:value-type="float">
            <text:p>0.565755967360963</text:p>
          </table:table-cell>
          <table:table-cell office:value-type="float" office:value="0.457652293613595" calcext:value-type="float">
            <text:p>0.457652293613595</text:p>
          </table:table-cell>
          <table:table-cell office:value-type="float" office:value="0.558633565607669" calcext:value-type="float">
            <text:p>0.558633565607669</text:p>
          </table:table-cell>
        </table:table-row>
        <table:table-row table:style-name="ro1">
          <table:table-cell office:value-type="float" office:value="0.62300386797062" calcext:value-type="float">
            <text:p>0.62300386797062</text:p>
          </table:table-cell>
          <table:table-cell office:value-type="float" office:value="0.516608463581063" calcext:value-type="float">
            <text:p>0.516608463581063</text:p>
          </table:table-cell>
          <table:table-cell office:value-type="float" office:value="0.521236401933725" calcext:value-type="float">
            <text:p>0.521236401933725</text:p>
          </table:table-cell>
          <table:table-cell office:value-type="float" office:value="0.504913218157512" calcext:value-type="float">
            <text:p>0.504913218157512</text:p>
          </table:table-cell>
          <table:table-cell office:value-type="float" office:value="0.513724234771822" calcext:value-type="float">
            <text:p>0.513724234771822</text:p>
          </table:table-cell>
          <table:table-cell office:value-type="float" office:value="0.466477826309682" calcext:value-type="float">
            <text:p>0.466477826309682</text:p>
          </table:table-cell>
          <table:table-cell office:value-type="float" office:value="0.567285399012355" calcext:value-type="float">
            <text:p>0.567285399012355</text:p>
          </table:table-cell>
          <table:table-cell office:value-type="float" office:value="0.457099389103208" calcext:value-type="float">
            <text:p>0.457099389103208</text:p>
          </table:table-cell>
          <table:table-cell office:value-type="float" office:value="0.559862409360122" calcext:value-type="float">
            <text:p>0.559862409360122</text:p>
          </table:table-cell>
        </table:table-row>
        <table:table-row table:style-name="ro1">
          <table:table-cell office:value-type="float" office:value="0.627189913036618" calcext:value-type="float">
            <text:p>0.627189913036618</text:p>
          </table:table-cell>
          <table:table-cell office:value-type="float" office:value="0.518467192191223" calcext:value-type="float">
            <text:p>0.518467192191223</text:p>
          </table:table-cell>
          <table:table-cell office:value-type="float" office:value="0.521082011688107" calcext:value-type="float">
            <text:p>0.521082011688107</text:p>
          </table:table-cell>
          <table:table-cell office:value-type="float" office:value="0.506247179815825" calcext:value-type="float">
            <text:p>0.506247179815825</text:p>
          </table:table-cell>
          <table:table-cell office:value-type="float" office:value="0.513230881106095" calcext:value-type="float">
            <text:p>0.513230881106095</text:p>
          </table:table-cell>
          <table:table-cell office:value-type="float" office:value="0.466243494286153" calcext:value-type="float">
            <text:p>0.466243494286153</text:p>
          </table:table-cell>
          <table:table-cell office:value-type="float" office:value="0.568822722871295" calcext:value-type="float">
            <text:p>0.568822722871295</text:p>
          </table:table-cell>
          <table:table-cell office:value-type="float" office:value="0.456508330844507" calcext:value-type="float">
            <text:p>0.456508330844507</text:p>
          </table:table-cell>
          <table:table-cell office:value-type="float" office:value="0.561109042809624" calcext:value-type="float">
            <text:p>0.561109042809624</text:p>
          </table:table-cell>
        </table:table-row>
        <table:table-row table:style-name="ro1">
          <table:table-cell office:value-type="float" office:value="0.631230682537132" calcext:value-type="float">
            <text:p>0.631230682537132</text:p>
          </table:table-cell>
          <table:table-cell office:value-type="float" office:value="0.52034006980932" calcext:value-type="float">
            <text:p>0.52034006980932</text:p>
          </table:table-cell>
          <table:table-cell office:value-type="float" office:value="0.520883973100763" calcext:value-type="float">
            <text:p>0.520883973100763</text:p>
          </table:table-cell>
          <table:table-cell office:value-type="float" office:value="0.507604669942036" calcext:value-type="float">
            <text:p>0.507604669942036</text:p>
          </table:table-cell>
          <table:table-cell office:value-type="float" office:value="0.512699623900683" calcext:value-type="float">
            <text:p>0.512699623900683</text:p>
          </table:table-cell>
          <table:table-cell office:value-type="float" office:value="0.465959496806719" calcext:value-type="float">
            <text:p>0.465959496806719</text:p>
          </table:table-cell>
          <table:table-cell office:value-type="float" office:value="0.570369074907144" calcext:value-type="float">
            <text:p>0.570369074907144</text:p>
          </table:table-cell>
          <table:table-cell office:value-type="float" office:value="0.455877860835818" calcext:value-type="float">
            <text:p>0.455877860835818</text:p>
          </table:table-cell>
          <table:table-cell office:value-type="float" office:value="0.562374640139368" calcext:value-type="float">
            <text:p>0.562374640139368</text:p>
          </table:table-cell>
        </table:table-row>
        <table:table-row table:style-name="ro1">
          <table:table-cell office:value-type="float" office:value="0.635127491271851" calcext:value-type="float">
            <text:p>0.635127491271851</text:p>
          </table:table-cell>
          <table:table-cell office:value-type="float" office:value="0.522228462706112" calcext:value-type="float">
            <text:p>0.522228462706112</text:p>
          </table:table-cell>
          <table:table-cell office:value-type="float" office:value="0.52064121040115" calcext:value-type="float">
            <text:p>0.52064121040115</text:p>
          </table:table-cell>
          <table:table-cell office:value-type="float" office:value="0.508986981244141" calcext:value-type="float">
            <text:p>0.508986981244141</text:p>
          </table:table-cell>
          <table:table-cell office:value-type="float" office:value="0.512129316268901" calcext:value-type="float">
            <text:p>0.512129316268901</text:p>
          </table:table-cell>
          <table:table-cell office:value-type="float" office:value="0.46562446305935" calcext:value-type="float">
            <text:p>0.46562446305935</text:p>
          </table:table-cell>
          <table:table-cell office:value-type="float" office:value="0.571925643657389" calcext:value-type="float">
            <text:p>0.571925643657389</text:p>
          </table:table-cell>
          <table:table-cell office:value-type="float" office:value="0.455206651023643" calcext:value-type="float">
            <text:p>0.455206651023643</text:p>
          </table:table-cell>
          <table:table-cell office:value-type="float" office:value="0.563660433839842" calcext:value-type="float">
            <text:p>0.563660433839842</text:p>
          </table:table-cell>
        </table:table-row>
        <table:table-row table:style-name="ro1">
          <table:table-cell office:value-type="float" office:value="0.638881665445027" calcext:value-type="float">
            <text:p>0.638881665445027</text:p>
          </table:table-cell>
          <table:table-cell office:value-type="float" office:value="0.524133808306072" calcext:value-type="float">
            <text:p>0.524133808306072</text:p>
          </table:table-cell>
          <table:table-cell office:value-type="float" office:value="0.520352579496717" calcext:value-type="float">
            <text:p>0.520352579496717</text:p>
          </table:table-cell>
          <table:table-cell office:value-type="float" office:value="0.510395476231754" calcext:value-type="float">
            <text:p>0.510395476231754</text:p>
          </table:table-cell>
          <table:table-cell office:value-type="float" office:value="0.511518742507126" calcext:value-type="float">
            <text:p>0.511518742507126</text:p>
          </table:table-cell>
          <table:table-cell office:value-type="float" office:value="0.465236942217002" calcext:value-type="float">
            <text:p>0.465236942217002</text:p>
          </table:table-cell>
          <table:table-cell office:value-type="float" office:value="0.573493673423031" calcext:value-type="float">
            <text:p>0.573493673423031</text:p>
          </table:table-cell>
          <table:table-cell office:value-type="float" office:value="0.454493298870749" calcext:value-type="float">
            <text:p>0.454493298870749</text:p>
          </table:table-cell>
          <table:table-cell office:value-type="float" office:value="0.564967718329677" calcext:value-type="float">
            <text:p>0.564967718329677</text:p>
          </table:table-cell>
        </table:table-row>
        <table:table-row table:style-name="ro1">
          <table:table-cell office:value-type="float" office:value="0.642494520860873" calcext:value-type="float">
            <text:p>0.642494520860873</text:p>
          </table:table-cell>
          <table:table-cell office:value-type="float" office:value="0.526057625737358" calcext:value-type="float">
            <text:p>0.526057625737358</text:p>
          </table:table-cell>
          <table:table-cell office:value-type="float" office:value="0.520016857281697" calcext:value-type="float">
            <text:p>0.520016857281697</text:p>
          </table:table-cell>
          <table:table-cell office:value-type="float" office:value="0.511831597870846" calcext:value-type="float">
            <text:p>0.511831597870846</text:p>
          </table:table-cell>
          <table:table-cell office:value-type="float" office:value="0.510866607410101" calcext:value-type="float">
            <text:p>0.510866607410101</text:p>
          </table:table-cell>
          <table:table-cell office:value-type="float" office:value="0.464795397745115" calcext:value-type="float">
            <text:p>0.464795397745115</text:p>
          </table:table-cell>
          <table:table-cell office:value-type="float" office:value="0.575074466364928" calcext:value-type="float">
            <text:p>0.575074466364928</text:p>
          </table:table-cell>
          <table:table-cell office:value-type="float" office:value="0.453736322597911" calcext:value-type="float">
            <text:p>0.453736322597911</text:p>
          </table:table-cell>
          <table:table-cell office:value-type="float" office:value="0.56629785292459" calcext:value-type="float">
            <text:p>0.56629785292459</text:p>
          </table:table-cell>
        </table:table-row>
        <table:table-row table:style-name="ro1">
          <table:table-cell office:value-type="float" office:value="0.645967348121596" calcext:value-type="float">
            <text:p>0.645967348121596</text:p>
          </table:table-cell>
          <table:table-cell office:value-type="float" office:value="0.528001520020209" calcext:value-type="float">
            <text:p>0.528001520020209</text:p>
          </table:table-cell>
          <table:table-cell office:value-type="float" office:value="0.519632737322988" calcext:value-type="float">
            <text:p>0.519632737322988</text:p>
          </table:table-cell>
          <table:table-cell office:value-type="float" office:value="0.51329687386381" calcext:value-type="float">
            <text:p>0.51329687386381</text:p>
          </table:table-cell>
          <table:table-cell office:value-type="float" office:value="0.51017153196543" calcext:value-type="float">
            <text:p>0.51017153196543</text:p>
          </table:table-cell>
          <table:table-cell office:value-type="float" office:value="0.464298201928551" calcext:value-type="float">
            <text:p>0.464298201928551</text:p>
          </table:table-cell>
          <table:table-cell office:value-type="float" office:value="0.576669386180882" calcext:value-type="float">
            <text:p>0.576669386180882</text:p>
          </table:table-cell>
          <table:table-cell office:value-type="float" office:value="0.452934156162179" calcext:value-type="float">
            <text:p>0.452934156162179</text:p>
          </table:table-cell>
          <table:table-cell office:value-type="float" office:value="0.567652265974354" calcext:value-type="float">
            <text:p>0.567652265974354</text:p>
          </table:table-cell>
        </table:table-row>
        <table:table-row table:style-name="ro1">
          <table:table-cell office:value-type="float" office:value="0.649301392383611" calcext:value-type="float">
            <text:p>0.649301392383611</text:p>
          </table:table-cell>
          <table:table-cell office:value-type="float" office:value="0.529967192913711" calcext:value-type="float">
            <text:p>0.529967192913711</text:p>
          </table:table-cell>
          <table:table-cell office:value-type="float" office:value="0.519198818799991" calcext:value-type="float">
            <text:p>0.519198818799991</text:p>
          </table:table-cell>
          <table:table-cell office:value-type="float" office:value="0.514792927627382" calcext:value-type="float">
            <text:p>0.514792927627382</text:p>
          </table:table-cell>
          <table:table-cell office:value-type="float" office:value="0.509432042309191" calcext:value-type="float">
            <text:p>0.509432042309191</text:p>
          </table:table-cell>
          <table:table-cell office:value-type="float" office:value="0.463743629484442" calcext:value-type="float">
            <text:p>0.463743629484442</text:p>
          </table:table-cell>
          <table:table-cell office:value-type="float" office:value="0.578279860675916" calcext:value-type="float">
            <text:p>0.578279860675916</text:p>
          </table:table-cell>
          <table:table-cell office:value-type="float" office:value="0.452085143857189" calcext:value-type="float">
            <text:p>0.452085143857189</text:p>
          </table:table-cell>
          <table:table-cell office:value-type="float" office:value="0.569032458358781" calcext:value-type="float">
            <text:p>0.569032458358781</text:p>
          </table:table-cell>
        </table:table-row>
        <table:table-row table:style-name="ro1">
          <table:table-cell office:value-type="float" office:value="0.652497837767645" calcext:value-type="float">
            <text:p>0.652497837767645</text:p>
          </table:table-cell>
          <table:table-cell office:value-type="float" office:value="0.531956449895477" calcext:value-type="float">
            <text:p>0.531956449895477</text:p>
          </table:table-cell>
          <table:table-cell office:value-type="float" office:value="0.518713599334171" calcext:value-type="float">
            <text:p>0.518713599334171</text:p>
          </table:table-cell>
          <table:table-cell office:value-type="float" office:value="0.516321485392137" calcext:value-type="float">
            <text:p>0.516321485392137</text:p>
          </table:table-cell>
          <table:table-cell office:value-type="float" office:value="0.508646562569028" calcext:value-type="float">
            <text:p>0.508646562569028</text:p>
          </table:table-cell>
          <table:table-cell office:value-type="float" office:value="0.463129850587504" calcext:value-type="float">
            <text:p>0.463129850587504</text:p>
          </table:table-cell>
          <table:table-cell office:value-type="float" office:value="0.579907385967309" calcext:value-type="float">
            <text:p>0.579907385967309</text:p>
          </table:table-cell>
          <table:table-cell office:value-type="float" office:value="0.451187534038524" calcext:value-type="float">
            <text:p>0.451187534038524</text:p>
          </table:table-cell>
          <table:table-cell office:value-type="float" office:value="0.570440008383732" calcext:value-type="float">
            <text:p>0.570440008383732</text:p>
          </table:table-cell>
        </table:table-row>
        <table:table-row table:style-name="ro1">
          <table:table-cell office:value-type="float" office:value="0.655557790215289" calcext:value-type="float">
            <text:p>0.655557790215289</text:p>
          </table:table-cell>
          <table:table-cell office:value-type="float" office:value="0.533971209300378" calcext:value-type="float">
            <text:p>0.533971209300378</text:p>
          </table:table-cell>
          <table:table-cell office:value-type="float" office:value="0.51817546551465" calcext:value-type="float">
            <text:p>0.51817546551465</text:p>
          </table:table-cell>
          <table:table-cell office:value-type="float" office:value="0.517884385511346" calcext:value-type="float">
            <text:p>0.517884385511346</text:p>
          </table:table-cell>
          <table:table-cell office:value-type="float" office:value="0.507813405426941" calcext:value-type="float">
            <text:p>0.507813405426941</text:p>
          </table:table-cell>
          <table:table-cell office:value-type="float" office:value="0.462454924213392" calcext:value-type="float">
            <text:p>0.462454924213392</text:p>
          </table:table-cell>
          <table:table-cell office:value-type="float" office:value="0.581553529642593" calcext:value-type="float">
            <text:p>0.581553529642593</text:p>
          </table:table-cell>
          <table:table-cell office:value-type="float" office:value="0.450239473366573" calcext:value-type="float">
            <text:p>0.450239473366573</text:p>
          </table:table-cell>
          <table:table-cell office:value-type="float" office:value="0.571876575791735" calcext:value-type="float">
            <text:p>0.571876575791735</text:p>
          </table:table-cell>
        </table:table-row>
        <table:table-row table:style-name="ro1">
          <table:table-cell office:value-type="float" office:value="0.658482260672229" calcext:value-type="float">
            <text:p>0.658482260672229</text:p>
          </table:table-cell>
          <table:table-cell office:value-type="float" office:value="0.536013512304676" calcext:value-type="float">
            <text:p>0.536013512304676</text:p>
          </table:table-cell>
          <table:table-cell office:value-type="float" office:value="0.517582682624945" calcext:value-type="float">
            <text:p>0.517582682624945</text:p>
          </table:table-cell>
          <table:table-cell office:value-type="float" office:value="0.519483588604482" calcext:value-type="float">
            <text:p>0.519483588604482</text:p>
          </table:table-cell>
          <table:table-cell office:value-type="float" office:value="0.506930761870289" calcext:value-type="float">
            <text:p>0.506930761870289</text:p>
          </table:table-cell>
          <table:table-cell office:value-type="float" office:value="0.461716789448617" calcext:value-type="float">
            <text:p>0.461716789448617</text:p>
          </table:table-cell>
          <table:table-cell office:value-type="float" office:value="0.583219935593607" calcext:value-type="float">
            <text:p>0.583219935593607</text:p>
          </table:table-cell>
          <table:table-cell office:value-type="float" office:value="0.449238999093929" calcext:value-type="float">
            <text:p>0.449238999093929</text:p>
          </table:table-cell>
          <table:table-cell office:value-type="float" office:value="0.573343907545256" calcext:value-type="float">
            <text:p>0.573343907545256</text:p>
          </table:table-cell>
        </table:table-row>
        <table:table-row table:style-name="ro1">
          <table:table-cell office:value-type="float" office:value="0.661272148901948" calcext:value-type="float">
            <text:p>0.661272148901948</text:p>
          </table:table-cell>
          <table:table-cell office:value-type="float" office:value="0.538085532429288" calcext:value-type="float">
            <text:p>0.538085532429288</text:p>
          </table:table-cell>
          <table:table-cell office:value-type="float" office:value="0.516933384656336" calcext:value-type="float">
            <text:p>0.516933384656336</text:p>
          </table:table-cell>
          <table:table-cell office:value-type="float" office:value="0.52112118728126" calcext:value-type="float">
            <text:p>0.52112118728126</text:p>
          </table:table-cell>
          <table:table-cell office:value-type="float" office:value="0.505996691265977" calcext:value-type="float">
            <text:p>0.505996691265977</text:p>
          </table:table-cell>
          <table:table-cell office:value-type="float" office:value="0.46091325783498" calcext:value-type="float">
            <text:p>0.46091325783498</text:p>
          </table:table-cell>
          <table:table-cell office:value-type="float" office:value="0.584908327827939" calcext:value-type="float">
            <text:p>0.584908327827939</text:p>
          </table:table-cell>
          <table:table-cell office:value-type="float" office:value="0.448184032393876" calcext:value-type="float">
            <text:p>0.448184032393876</text:p>
          </table:table-cell>
          <table:table-cell office:value-type="float" office:value="0.574843842574373" calcext:value-type="float">
            <text:p>0.574843842574373</text:p>
          </table:table-cell>
        </table:table-row>
        <table:table-row table:style-name="ro1">
          <table:table-cell office:value-type="float" office:value="0.663928227467779" calcext:value-type="float">
            <text:p>0.663928227467779</text:p>
          </table:table-cell>
          <table:table-cell office:value-type="float" office:value="0.540189585902056" calcext:value-type="float">
            <text:p>0.540189585902056</text:p>
          </table:table-cell>
          <table:table-cell office:value-type="float" office:value="0.516225563492316" calcext:value-type="float">
            <text:p>0.516225563492316</text:p>
          </table:table-cell>
          <table:table-cell office:value-type="float" office:value="0.522799416718963" calcext:value-type="float">
            <text:p>0.522799416718963</text:p>
          </table:table-cell>
          <table:table-cell office:value-type="float" office:value="0.505009110596111" calcext:value-type="float">
            <text:p>0.505009110596111</text:p>
          </table:table-cell>
          <table:table-cell office:value-type="float" office:value="0.460042003528956" calcext:value-type="float">
            <text:p>0.460042003528956</text:p>
          </table:table-cell>
          <table:table-cell office:value-type="float" office:value="0.586620516072816" calcext:value-type="float">
            <text:p>0.586620516072816</text:p>
          </table:table-cell>
          <table:table-cell office:value-type="float" office:value="0.447072369589908" calcext:value-type="float">
            <text:p>0.447072369589908</text:p>
          </table:table-cell>
          <table:table-cell office:value-type="float" office:value="0.576378318422801" calcext:value-type="float">
            <text:p>0.576378318422801</text:p>
          </table:table-cell>
        </table:table-row>
        <table:table-row table:style-name="ro1">
          <table:table-cell office:value-type="float" office:value="0.666451123410615" calcext:value-type="float">
            <text:p>0.666451123410615</text:p>
          </table:table-cell>
          <table:table-cell office:value-type="float" office:value="0.54232814465231" calcext:value-type="float">
            <text:p>0.54232814465231</text:p>
          </table:table-cell>
          <table:table-cell office:value-type="float" office:value="0.515457055254351" calcext:value-type="float">
            <text:p>0.515457055254351</text:p>
          </table:table-cell>
          <table:table-cell office:value-type="float" office:value="0.524520667943695" calcext:value-type="float">
            <text:p>0.524520667943695</text:p>
          </table:table-cell>
          <table:table-cell office:value-type="float" office:value="0.50396578088908" calcext:value-type="float">
            <text:p>0.50396578088908</text:p>
          </table:table-cell>
          <table:table-cell office:value-type="float" office:value="0.459100553575347" calcext:value-type="float">
            <text:p>0.459100553575347</text:p>
          </table:table-cell>
          <table:table-cell office:value-type="float" office:value="0.588358400323028" calcext:value-type="float">
            <text:p>0.588358400323028</text:p>
          </table:table-cell>
          <table:table-cell office:value-type="float" office:value="0.445901673755221" calcext:value-type="float">
            <text:p>0.445901673755221</text:p>
          </table:table-cell>
          <table:table-cell office:value-type="float" office:value="0.577949377048835" calcext:value-type="float">
            <text:p>0.577949377048835</text:p>
          </table:table-cell>
        </table:table-row>
        <table:table-row table:style-name="ro1">
          <table:table-cell office:value-type="float" office:value="0.668841304589929" calcext:value-type="float">
            <text:p>0.668841304589929</text:p>
          </table:table-cell>
          <table:table-cell office:value-type="float" office:value="0.544503844870012" calcext:value-type="float">
            <text:p>0.544503844870012</text:p>
          </table:table-cell>
          <table:table-cell office:value-type="float" office:value="0.514625531051338" calcext:value-type="float">
            <text:p>0.514625531051338</text:p>
          </table:table-cell>
          <table:table-cell office:value-type="float" office:value="0.526287496678861" calcext:value-type="float">
            <text:p>0.526287496678861</text:p>
          </table:table-cell>
          <table:table-cell office:value-type="float" office:value="0.50286429806498" calcext:value-type="float">
            <text:p>0.50286429806498</text:p>
          </table:table-cell>
          <table:table-cell office:value-type="float" office:value="0.458086277352368" calcext:value-type="float">
            <text:p>0.458086277352368</text:p>
          </table:table-cell>
          <table:table-cell office:value-type="float" office:value="0.590123977340395" calcext:value-type="float">
            <text:p>0.590123977340395</text:p>
          </table:table-cell>
          <table:table-cell office:value-type="float" office:value="0.444669465173364" calcext:value-type="float">
            <text:p>0.444669465173364</text:p>
          </table:table-cell>
          <table:table-cell office:value-type="float" office:value="0.579559172328351" calcext:value-type="float">
            <text:p>0.579559172328351</text:p>
          </table:table-cell>
        </table:table-row>
        <table:table-row table:style-name="ro1">
          <table:table-cell office:value-type="float" office:value="0.671099058552313" calcext:value-type="float">
            <text:p>0.671099058552313</text:p>
          </table:table-cell>
          <table:table-cell office:value-type="float" office:value="0.546719503840473" calcext:value-type="float">
            <text:p>0.546719503840473</text:p>
          </table:table-cell>
          <table:table-cell office:value-type="float" office:value="0.513728479245614" calcext:value-type="float">
            <text:p>0.513728479245614</text:p>
          </table:table-cell>
          <table:table-cell office:value-type="float" office:value="0.528102640553333" calcext:value-type="float">
            <text:p>0.528102640553333</text:p>
          </table:table-cell>
          <table:table-cell office:value-type="float" office:value="0.501702075323026" calcext:value-type="float">
            <text:p>0.501702075323026</text:p>
          </table:table-cell>
          <table:table-cell office:value-type="float" office:value="0.456996374462523" calcext:value-type="float">
            <text:p>0.456996374462523</text:p>
          </table:table-cell>
          <table:table-cell office:value-type="float" office:value="0.591919346058684" calcext:value-type="float">
            <text:p>0.591919346058684</text:p>
          </table:table-cell>
          <table:table-cell office:value-type="float" office:value="0.44337311094601" calcext:value-type="float">
            <text:p>0.44337311094601</text:p>
          </table:table-cell>
          <table:table-cell office:value-type="float" office:value="0.581209977075123" calcext:value-type="float">
            <text:p>0.581209977075123</text:p>
          </table:table-cell>
        </table:table-row>
        <table:table-row table:style-name="ro1">
          <table:table-cell office:value-type="float" office:value="0.673224478699151" calcext:value-type="float">
            <text:p>0.673224478699151</text:p>
          </table:table-cell>
          <table:table-cell office:value-type="float" office:value="0.548978129104865" calcext:value-type="float">
            <text:p>0.548978129104865</text:p>
          </table:table-cell>
          <table:table-cell office:value-type="float" office:value="0.51276319530469" calcext:value-type="float">
            <text:p>0.51276319530469</text:p>
          </table:table-cell>
          <table:table-cell office:value-type="float" office:value="0.529969028648414" calcext:value-type="float">
            <text:p>0.529969028648414</text:p>
          </table:table-cell>
          <table:table-cell office:value-type="float" office:value="0.500476333141924" calcext:value-type="float">
            <text:p>0.500476333141924</text:p>
          </table:table-cell>
          <table:table-cell office:value-type="float" office:value="0.455827862554196" calcext:value-type="float">
            <text:p>0.455827862554196</text:p>
          </table:table-cell>
          <table:table-cell office:value-type="float" office:value="0.593746715080497" calcext:value-type="float">
            <text:p>0.593746715080497</text:p>
          </table:table-cell>
          <table:table-cell office:value-type="float" office:value="0.442009813985476" calcext:value-type="float">
            <text:p>0.442009813985476</text:p>
          </table:table-cell>
          <table:table-cell office:value-type="float" office:value="0.582904191693112" calcext:value-type="float">
            <text:p>0.582904191693112</text:p>
          </table:table-cell>
        </table:table-row>
        <table:table-row table:style-name="ro1">
          <table:table-cell office:value-type="float" office:value="0.675217442414626" calcext:value-type="float">
            <text:p>0.675217442414626</text:p>
          </table:table-cell>
          <table:table-cell office:value-type="float" office:value="0.551282936284201" calcext:value-type="float">
            <text:p>0.551282936284201</text:p>
          </table:table-cell>
          <table:table-cell office:value-type="float" office:value="0.511726762730697" calcext:value-type="float">
            <text:p>0.511726762730697</text:p>
          </table:table-cell>
          <table:table-cell office:value-type="float" office:value="0.531889799809684" calcext:value-type="float">
            <text:p>0.531889799809684</text:p>
          </table:table-cell>
          <table:table-cell office:value-type="float" office:value="0.499184080392285" calcext:value-type="float">
            <text:p>0.499184080392285</text:p>
          </table:table-cell>
          <table:table-cell office:value-type="float" office:value="0.454577563421802" calcext:value-type="float">
            <text:p>0.454577563421802</text:p>
          </table:table-cell>
          <table:table-cell office:value-type="float" office:value="0.595608409071324" calcext:value-type="float">
            <text:p>0.595608409071324</text:p>
          </table:table-cell>
          <table:table-cell office:value-type="float" office:value="0.440576601033498" calcext:value-type="float">
            <text:p>0.440576601033498</text:p>
          </table:table-cell>
          <table:table-cell office:value-type="float" office:value="0.584644352378419" calcext:value-type="float">
            <text:p>0.584644352378419</text:p>
          </table:table-cell>
        </table:table-row>
        <table:table-row table:style-name="ro1">
          <table:table-cell office:value-type="float" office:value="0.677077593417054" calcext:value-type="float">
            <text:p>0.677077593417054</text:p>
          </table:table-cell>
          <table:table-cell office:value-type="float" office:value="0.553637362462218" calcext:value-type="float">
            <text:p>0.553637362462218</text:p>
          </table:table-cell>
          <table:table-cell office:value-type="float" office:value="0.510616038315976" calcext:value-type="float">
            <text:p>0.510616038315976</text:p>
          </table:table-cell>
          <table:table-cell office:value-type="float" office:value="0.5338683165457" calcext:value-type="float">
            <text:p>0.5338683165457</text:p>
          </table:table-cell>
          <table:table-cell office:value-type="float" office:value="0.497822099802604" calcext:value-type="float">
            <text:p>0.497822099802604</text:p>
          </table:table-cell>
          <table:table-cell office:value-type="float" office:value="0.453242087879741" calcext:value-type="float">
            <text:p>0.453242087879741</text:p>
          </table:table-cell>
          <table:table-cell office:value-type="float" office:value="0.597506877377667" calcext:value-type="float">
            <text:p>0.597506877377667</text:p>
          </table:table-cell>
          <table:table-cell office:value-type="float" office:value="0.439070309173905" calcext:value-type="float">
            <text:p>0.439070309173905</text:p>
          </table:table-cell>
          <table:table-cell office:value-type="float" office:value="0.586433141327382" calcext:value-type="float">
            <text:p>0.586433141327382</text:p>
          </table:table-cell>
        </table:table-row>
        <table:table-row table:style-name="ro1">
          <table:table-cell office:value-type="float" office:value="0.678804320690196" calcext:value-type="float">
            <text:p>0.678804320690196</text:p>
          </table:table-cell>
          <table:table-cell office:value-type="float" office:value="0.556045082624677" calcext:value-type="float">
            <text:p>0.556045082624677</text:p>
          </table:table-cell>
          <table:table-cell office:value-type="float" office:value="0.509427633978449" calcext:value-type="float">
            <text:p>0.509427633978449</text:p>
          </table:table-cell>
          <table:table-cell office:value-type="float" office:value="0.53590818210472" calcext:value-type="float">
            <text:p>0.53590818210472</text:p>
          </table:table-cell>
          <table:table-cell office:value-type="float" office:value="0.496386930069242" calcext:value-type="float">
            <text:p>0.496386930069242</text:p>
          </table:table-cell>
          <table:table-cell office:value-type="float" office:value="0.451817820523316" calcext:value-type="float">
            <text:p>0.451817820523316</text:p>
          </table:table-cell>
          <table:table-cell office:value-type="float" office:value="0.599444701512431" calcext:value-type="float">
            <text:p>0.599444701512431</text:p>
          </table:table-cell>
          <table:table-cell office:value-type="float" office:value="0.437487572569377" calcext:value-type="float">
            <text:p>0.437487572569377</text:p>
          </table:table-cell>
          <table:table-cell office:value-type="float" office:value="0.588273396092356" calcext:value-type="float">
            <text:p>0.588273396092356</text:p>
          </table:table-cell>
        </table:table-row>
        <table:table-row table:style-name="ro1">
          <table:table-cell office:value-type="float" office:value="0.680396736032697" calcext:value-type="float">
            <text:p>0.680396736032697</text:p>
          </table:table-cell>
          <table:table-cell office:value-type="float" office:value="0.558510027748444" calcext:value-type="float">
            <text:p>0.558510027748444</text:p>
          </table:table-cell>
          <table:table-cell office:value-type="float" office:value="0.508157896804753" calcext:value-type="float">
            <text:p>0.508157896804753</text:p>
          </table:table-cell>
          <table:table-cell office:value-type="float" office:value="0.538013259251529" calcext:value-type="float">
            <text:p>0.538013259251529</text:p>
          </table:table-cell>
          <table:table-cell office:value-type="float" office:value="0.494874846196654" calcext:value-type="float">
            <text:p>0.494874846196654</text:p>
          </table:table-cell>
          <table:table-cell office:value-type="float" office:value="0.450300901217158" calcext:value-type="float">
            <text:p>0.450300901217158</text:p>
          </table:table-cell>
          <table:table-cell office:value-type="float" office:value="0.601424605017326" calcext:value-type="float">
            <text:p>0.601424605017326</text:p>
          </table:table-cell>
          <table:table-cell office:value-type="float" office:value="0.435824806138275" calcext:value-type="float">
            <text:p>0.435824806138275</text:p>
          </table:table-cell>
          <table:table-cell office:value-type="float" office:value="0.59016812154279" calcext:value-type="float">
            <text:p>0.59016812154279</text:p>
          </table:table-cell>
        </table:table-row>
        <table:table-row table:style-name="ro1">
          <table:table-cell office:value-type="float" office:value="0.681853650687312" calcext:value-type="float">
            <text:p>0.681853650687312</text:p>
          </table:table-cell>
          <table:table-cell office:value-type="float" office:value="0.561036402669202" calcext:value-type="float">
            <text:p>0.561036402669202</text:p>
          </table:table-cell>
          <table:table-cell office:value-type="float" office:value="0.506802888836762" calcext:value-type="float">
            <text:p>0.506802888836762</text:p>
          </table:table-cell>
          <table:table-cell office:value-type="float" office:value="0.540187688972407" calcext:value-type="float">
            <text:p>0.540187688972407</text:p>
          </table:table-cell>
          <table:table-cell office:value-type="float" office:value="0.493281839673284" calcext:value-type="float">
            <text:p>0.493281839673284</text:p>
          </table:table-cell>
          <table:table-cell office:value-type="float" office:value="0.448687207394354" calcext:value-type="float">
            <text:p>0.448687207394354</text:p>
          </table:table-cell>
          <table:table-cell office:value-type="float" office:value="0.603449462133497" calcext:value-type="float">
            <text:p>0.603449462133497</text:p>
          </table:table-cell>
          <table:table-cell office:value-type="float" office:value="0.43407819015521" calcext:value-type="float">
            <text:p>0.43407819015521</text:p>
          </table:table-cell>
          <table:table-cell office:value-type="float" office:value="0.592120500710416" calcext:value-type="float">
            <text:p>0.592120500710416</text:p>
          </table:table-cell>
        </table:table-row>
        <table:table-row table:style-name="ro1">
          <table:table-cell office:value-type="float" office:value="0.683173550140687" calcext:value-type="float">
            <text:p>0.683173550140687</text:p>
          </table:table-cell>
          <table:table-cell office:value-type="float" office:value="0.563628705699465" calcext:value-type="float">
            <text:p>0.563628705699465</text:p>
          </table:table-cell>
          <table:table-cell office:value-type="float" office:value="0.505358364876626" calcext:value-type="float">
            <text:p>0.505358364876626</text:p>
          </table:table-cell>
          <table:table-cell office:value-type="float" office:value="0.542435911008154" calcext:value-type="float">
            <text:p>0.542435911008154</text:p>
          </table:table-cell>
          <table:table-cell office:value-type="float" office:value="0.491603596705984" calcext:value-type="float">
            <text:p>0.491603596705984</text:p>
          </table:table-cell>
          <table:table-cell office:value-type="float" office:value="0.44697233280265" calcext:value-type="float">
            <text:p>0.44697233280265</text:p>
          </table:table-cell>
          <table:table-cell office:value-type="float" office:value="0.605522308980132" calcext:value-type="float">
            <text:p>0.605522308980132</text:p>
          </table:table-cell>
          <table:table-cell office:value-type="float" office:value="0.43224365154944" calcext:value-type="float">
            <text:p>0.43224365154944</text:p>
          </table:table-cell>
          <table:table-cell office:value-type="float" office:value="0.594133908406534" calcext:value-type="float">
            <text:p>0.594133908406534</text:p>
          </table:table-cell>
        </table:table-row>
        <table:table-row table:style-name="ro1">
          <table:table-cell office:value-type="float" office:value="0.684354563977244" calcext:value-type="float">
            <text:p>0.684354563977244</text:p>
          </table:table-cell>
          <table:table-cell office:value-type="float" office:value="0.566291752129462" calcext:value-type="float">
            <text:p>0.566291752129462</text:p>
          </table:table-cell>
          <table:table-cell office:value-type="float" office:value="0.503819745820923" calcext:value-type="float">
            <text:p>0.503819745820923</text:p>
          </table:table-cell>
          <table:table-cell office:value-type="float" office:value="0.544762688464388" calcext:value-type="float">
            <text:p>0.544762688464388</text:p>
          </table:table-cell>
          <table:table-cell office:value-type="float" office:value="0.489835472089396" calcext:value-type="float">
            <text:p>0.489835472089396</text:p>
          </table:table-cell>
          <table:table-cell office:value-type="float" office:value="0.445151565736888" calcext:value-type="float">
            <text:p>0.445151565736888</text:p>
          </table:table-cell>
          <table:table-cell office:value-type="float" office:value="0.607646353499553" calcext:value-type="float">
            <text:p>0.607646353499553</text:p>
          </table:table-cell>
          <table:table-cell office:value-type="float" office:value="0.430316845160297" calcext:value-type="float">
            <text:p>0.430316845160297</text:p>
          </table:table-cell>
          <table:table-cell office:value-type="float" office:value="0.596211924001302" calcext:value-type="float">
            <text:p>0.596211924001302</text:p>
          </table:table-cell>
        </table:table-row>
        <table:table-row table:style-name="ro1">
          <table:table-cell office:value-type="float" office:value="0.685394439157003" calcext:value-type="float">
            <text:p>0.685394439157003</text:p>
          </table:table-cell>
          <table:table-cell office:value-type="float" office:value="0.56903069288211" calcext:value-type="float">
            <text:p>0.56903069288211</text:p>
          </table:table-cell>
          <table:table-cell office:value-type="float" office:value="0.502182096455329" calcext:value-type="float">
            <text:p>0.502182096455329</text:p>
          </table:table-cell>
          <table:table-cell office:value-type="float" office:value="0.547173127683848" calcext:value-type="float">
            <text:p>0.547173127683848</text:p>
          </table:table-cell>
          <table:table-cell office:value-type="float" office:value="0.487972467619379" calcext:value-type="float">
            <text:p>0.487972467619379</text:p>
          </table:table-cell>
          <table:table-cell office:value-type="float" office:value="0.443219865496586" calcext:value-type="float">
            <text:p>0.443219865496586</text:p>
          </table:table-cell>
          <table:table-cell office:value-type="float" office:value="0.609824987941038" calcext:value-type="float">
            <text:p>0.609824987941038</text:p>
          </table:table-cell>
          <table:table-cell office:value-type="float" office:value="0.428293132997086" calcext:value-type="float">
            <text:p>0.428293132997086</text:p>
          </table:table-cell>
          <table:table-cell office:value-type="float" office:value="0.598358346580647" calcext:value-type="float">
            <text:p>0.598358346580647</text:p>
          </table:table-cell>
        </table:table-row>
        <table:table-row table:style-name="ro1">
          <table:table-cell office:value-type="float" office:value="0.686290502651766" calcext:value-type="float">
            <text:p>0.686290502651766</text:p>
          </table:table-cell>
          <table:table-cell office:value-type="float" office:value="0.571851042927521" calcext:value-type="float">
            <text:p>0.571851042927521</text:p>
          </table:table-cell>
          <table:table-cell office:value-type="float" office:value="0.500440092753885" calcext:value-type="float">
            <text:p>0.500440092753885</text:p>
          </table:table-cell>
          <table:table-cell office:value-type="float" office:value="0.549672708134092" calcext:value-type="float">
            <text:p>0.549672708134092</text:p>
          </table:table-cell>
          <table:table-cell office:value-type="float" office:value="0.486009200134295" calcext:value-type="float">
            <text:p>0.486009200134295</text:p>
          </table:table-cell>
          <table:table-cell office:value-type="float" office:value="0.441171836456488" calcext:value-type="float">
            <text:p>0.441171836456488</text:p>
          </table:table-cell>
          <table:table-cell office:value-type="float" office:value="0.612061800040848" calcext:value-type="float">
            <text:p>0.612061800040848</text:p>
          </table:table-cell>
          <table:table-cell office:value-type="float" office:value="0.426167562091708" calcext:value-type="float">
            <text:p>0.426167562091708</text:p>
          </table:table-cell>
          <table:table-cell office:value-type="float" office:value="0.600577209649567" calcext:value-type="float">
            <text:p>0.600577209649567</text:p>
          </table:table-cell>
        </table:table-row>
        <table:table-row table:style-name="ro1">
          <table:table-cell office:value-type="float" office:value="0.687039626748958" calcext:value-type="float">
            <text:p>0.687039626748958</text:p>
          </table:table-cell>
          <table:table-cell office:value-type="float" office:value="0.574758704976698" calcext:value-type="float">
            <text:p>0.574758704976698</text:p>
          </table:table-cell>
          <table:table-cell office:value-type="float" office:value="0.498587993328435" calcext:value-type="float">
            <text:p>0.498587993328435</text:p>
          </table:table-cell>
          <table:table-cell office:value-type="float" office:value="0.552267307739855" calcext:value-type="float">
            <text:p>0.552267307739855</text:p>
          </table:table-cell>
          <table:table-cell office:value-type="float" office:value="0.483939873826318" calcext:value-type="float">
            <text:p>0.483939873826318</text:p>
          </table:table-cell>
          <table:table-cell office:value-type="float" office:value="0.439001700039109" calcext:value-type="float">
            <text:p>0.439001700039109</text:p>
          </table:table-cell>
          <table:table-cell office:value-type="float" office:value="0.614360586800717" calcext:value-type="float">
            <text:p>0.614360586800717</text:p>
          </table:table-cell>
          <table:table-cell office:value-type="float" office:value="0.423934840101824" calcext:value-type="float">
            <text:p>0.423934840101824</text:p>
          </table:table-cell>
          <table:table-cell office:value-type="float" office:value="0.602872798334153" calcext:value-type="float">
            <text:p>0.602872798334153</text:p>
          </table:table-cell>
        </table:table-row>
        <table:table-row table:style-name="ro1">
          <table:table-cell office:value-type="float" office:value="0.687638187823453" calcext:value-type="float">
            <text:p>0.687638187823453</text:p>
          </table:table-cell>
          <table:table-cell office:value-type="float" office:value="0.57775999727576" calcext:value-type="float">
            <text:p>0.57775999727576</text:p>
          </table:table-cell>
          <table:table-cell office:value-type="float" office:value="0.496619605791148" calcext:value-type="float">
            <text:p>0.496619605791148</text:p>
          </table:table-cell>
          <table:table-cell office:value-type="float" office:value="0.554963232633703" calcext:value-type="float">
            <text:p>0.554963232633703</text:p>
          </table:table-cell>
          <table:table-cell office:value-type="float" office:value="0.481758247650133" calcext:value-type="float">
            <text:p>0.481758247650133</text:p>
          </table:table-cell>
          <table:table-cell office:value-type="float" office:value="0.436703266079481" calcext:value-type="float">
            <text:p>0.436703266079481</text:p>
          </table:table-cell>
          <table:table-cell office:value-type="float" office:value="0.616725366632902" calcext:value-type="float">
            <text:p>0.616725366632902</text:p>
          </table:table-cell>
          <table:table-cell office:value-type="float" office:value="0.421589310912602" calcext:value-type="float">
            <text:p>0.421589310912602</text:p>
          </table:table-cell>
          <table:table-cell office:value-type="float" office:value="0.605249665455614" calcext:value-type="float">
            <text:p>0.605249665455614</text:p>
          </table:table-cell>
        </table:table-row>
        <table:table-row table:style-name="ro1">
          <table:table-cell office:value-type="float" office:value="0.688082020575694" calcext:value-type="float">
            <text:p>0.688082020575694</text:p>
          </table:table-cell>
          <table:table-cell office:value-type="float" office:value="0.580861683964701" calcext:value-type="float">
            <text:p>0.580861683964701</text:p>
          </table:table-cell>
          <table:table-cell office:value-type="float" office:value="0.49452824974536" calcext:value-type="float">
            <text:p>0.49452824974536</text:p>
          </table:table-cell>
          <table:table-cell office:value-type="float" office:value="0.557767249729603" calcext:value-type="float">
            <text:p>0.557767249729603</text:p>
          </table:table-cell>
          <table:table-cell office:value-type="float" office:value="0.479457599511665" calcext:value-type="float">
            <text:p>0.479457599511665</text:p>
          </table:table-cell>
          <table:table-cell office:value-type="float" office:value="0.434269899531573" calcext:value-type="float">
            <text:p>0.434269899531573</text:p>
          </table:table-cell>
          <table:table-cell office:value-type="float" office:value="0.61916039417456" calcext:value-type="float">
            <text:p>0.61916039417456</text:p>
          </table:table-cell>
          <table:table-cell office:value-type="float" office:value="0.419124926079034" calcext:value-type="float">
            <text:p>0.419124926079034</text:p>
          </table:table-cell>
          <table:table-cell office:value-type="float" office:value="0.607712650757607" calcext:value-type="float">
            <text:p>0.607712650757607</text:p>
          </table:table-cell>
        </table:table-row>
        <table:table-row table:style-name="ro1">
          <table:table-cell office:value-type="float" office:value="0.688366368347595" calcext:value-type="float">
            <text:p>0.688366368347595</text:p>
          </table:table-cell>
          <table:table-cell office:value-type="float" office:value="0.584071005259367" calcext:value-type="float">
            <text:p>0.584071005259367</text:p>
          </table:table-cell>
          <table:table-cell office:value-type="float" office:value="0.492306718629909" calcext:value-type="float">
            <text:p>0.492306718629909</text:p>
          </table:table-cell>
          <table:table-cell office:value-type="float" office:value="0.560686619529428" calcext:value-type="float">
            <text:p>0.560686619529428</text:p>
          </table:table-cell>
          <table:table-cell office:value-type="float" office:value="0.477030689570187" calcext:value-type="float">
            <text:p>0.477030689570187</text:p>
          </table:table-cell>
          <table:table-cell office:value-type="float" office:value="0.431694487991654" calcext:value-type="float">
            <text:p>0.431694487991654</text:p>
          </table:table-cell>
          <table:table-cell office:value-type="float" office:value="0.621670172989177" calcext:value-type="float">
            <text:p>0.621670172989177</text:p>
          </table:table-cell>
          <table:table-cell office:value-type="float" office:value="0.416535217451781" calcext:value-type="float">
            <text:p>0.416535217451781</text:p>
          </table:table-cell>
          <table:table-cell office:value-type="float" office:value="0.61026689829794" calcext:value-type="float">
            <text:p>0.61026689829794</text:p>
          </table:table-cell>
        </table:table-row>
        <table:table-row table:style-name="ro1">
          <table:table-cell office:value-type="float" office:value="0.688485827819134" calcext:value-type="float">
            <text:p>0.688485827819134</text:p>
          </table:table-cell>
          <table:table-cell office:value-type="float" office:value="0.587395710036371" calcext:value-type="float">
            <text:p>0.587395710036371</text:p>
          </table:table-cell>
          <table:table-cell office:value-type="float" office:value="0.489947237995093" calcext:value-type="float">
            <text:p>0.489947237995093</text:p>
          </table:table-cell>
          <table:table-cell office:value-type="float" office:value="0.563729131700138" calcext:value-type="float">
            <text:p>0.563729131700138</text:p>
          </table:table-cell>
          <table:table-cell office:value-type="float" office:value="0.474469720195504" calcext:value-type="float">
            <text:p>0.474469720195504</text:p>
          </table:table-cell>
          <table:table-cell office:value-type="float" office:value="0.428969404448042" calcext:value-type="float">
            <text:p>0.428969404448042</text:p>
          </table:table-cell>
          <table:table-cell office:value-type="float" office:value="0.624259470700997" calcext:value-type="float">
            <text:p>0.624259470700997</text:p>
          </table:table-cell>
          <table:table-cell office:value-type="float" office:value="0.413813265624374" calcext:value-type="float">
            <text:p>0.413813265624374</text:p>
          </table:table-cell>
          <table:table-cell office:value-type="float" office:value="0.612917876835911" calcext:value-type="float">
            <text:p>0.612917876835911</text:p>
          </table:table-cell>
        </table:table-row>
        <table:table-row table:style-name="ro1">
          <table:table-cell office:value-type="float" office:value="0.688434284103244" calcext:value-type="float">
            <text:p>0.688434284103244</text:p>
          </table:table-cell>
          <table:table-cell office:value-type="float" office:value="0.590844093026213" calcext:value-type="float">
            <text:p>0.590844093026213</text:p>
          </table:table-cell>
          <table:table-cell office:value-type="float" office:value="0.487441417388308" calcext:value-type="float">
            <text:p>0.487441417388308</text:p>
          </table:table-cell>
          <table:table-cell office:value-type="float" office:value="0.566903145824749" calcext:value-type="float">
            <text:p>0.566903145824749</text:p>
          </table:table-cell>
          <table:table-cell office:value-type="float" office:value="0.471766289874719" calcext:value-type="float">
            <text:p>0.471766289874719</text:p>
          </table:table-cell>
          <table:table-cell office:value-type="float" office:value="0.426086469464063" calcext:value-type="float">
            <text:p>0.426086469464063</text:p>
          </table:table-cell>
          <table:table-cell office:value-type="float" office:value="0.626933331472508" calcext:value-type="float">
            <text:p>0.626933331472508</text:p>
          </table:table-cell>
          <table:table-cell office:value-type="float" office:value="0.410951668691681" calcext:value-type="float">
            <text:p>0.410951668691681</text:p>
          </table:table-cell>
          <table:table-cell office:value-type="float" office:value="0.61567139828477" calcext:value-type="float">
            <text:p>0.61567139828477</text:p>
          </table:table-cell>
        </table:table-row>
        <table:table-row table:style-name="ro1">
          <table:table-cell office:value-type="float" office:value="0.688204846523659" calcext:value-type="float">
            <text:p>0.688204846523659</text:p>
          </table:table-cell>
          <table:table-cell office:value-type="float" office:value="0.594425025177825" calcext:value-type="float">
            <text:p>0.594425025177825</text:p>
          </table:table-cell>
          <table:table-cell office:value-type="float" office:value="0.484780207406497" calcext:value-type="float">
            <text:p>0.484780207406497</text:p>
          </table:table-cell>
          <table:table-cell office:value-type="float" office:value="0.570217625816009" calcext:value-type="float">
            <text:p>0.570217625816009</text:p>
          </table:table-cell>
          <table:table-cell office:value-type="float" office:value="0.468911352629508" calcext:value-type="float">
            <text:p>0.468911352629508</text:p>
          </table:table-cell>
          <table:table-cell office:value-type="float" office:value="0.423036911649766" calcext:value-type="float">
            <text:p>0.423036911649766</text:p>
          </table:table-cell>
          <table:table-cell office:value-type="float" office:value="0.629697090130426" calcext:value-type="float">
            <text:p>0.629697090130426</text:p>
          </table:table-cell>
          <table:table-cell office:value-type="float" office:value="0.407942509307788" calcext:value-type="float">
            <text:p>0.407942509307788</text:p>
          </table:table-cell>
          <table:table-cell office:value-type="float" office:value="0.618533637831745" calcext:value-type="float">
            <text:p>0.618533637831745</text:p>
          </table:table-cell>
        </table:table-row>
        <table:table-row table:style-name="ro1">
          <table:table-cell office:value-type="float" office:value="0.68778976517282" calcext:value-type="float">
            <text:p>0.68778976517282</text:p>
          </table:table-cell>
          <table:table-cell office:value-type="float" office:value="0.598147997248682" calcext:value-type="float">
            <text:p>0.598147997248682</text:p>
          </table:table-cell>
          <table:table-cell office:value-type="float" office:value="0.48195384108973" calcext:value-type="float">
            <text:p>0.48195384108973</text:p>
          </table:table-cell>
          <table:table-cell office:value-type="float" office:value="0.573682188348263" calcext:value-type="float">
            <text:p>0.573682188348263</text:p>
          </table:table-cell>
          <table:table-cell office:value-type="float" office:value="0.465895162223661" calcext:value-type="float">
            <text:p>0.465895162223661</text:p>
          </table:table-cell>
          <table:table-cell office:value-type="float" office:value="0.419811325130304" calcext:value-type="float">
            <text:p>0.419811325130304</text:p>
          </table:table-cell>
          <table:table-cell office:value-type="float" office:value="0.632556382792856" calcext:value-type="float">
            <text:p>0.632556382792856</text:p>
          </table:table-cell>
          <table:table-cell office:value-type="float" office:value="0.404777320486744" calcext:value-type="float">
            <text:p>0.404777320486744</text:p>
          </table:table-cell>
          <table:table-cell office:value-type="float" office:value="0.621511152039217" calcext:value-type="float">
            <text:p>0.621511152039217</text:p>
          </table:table-cell>
        </table:table-row>
        <table:table-row table:style-name="ro1">
          <table:table-cell office:value-type="float" office:value="0.687180351435029" calcext:value-type="float">
            <text:p>0.687180351435029</text:p>
          </table:table-cell>
          <table:table-cell office:value-type="float" office:value="0.602023150020566" calcext:value-type="float">
            <text:p>0.602023150020566</text:p>
          </table:table-cell>
          <table:table-cell office:value-type="float" office:value="0.478951786333792" calcext:value-type="float">
            <text:p>0.478951786333792</text:p>
          </table:table-cell>
          <table:table-cell office:value-type="float" office:value="0.577307138597246" calcext:value-type="float">
            <text:p>0.577307138597246</text:p>
          </table:table-cell>
          <table:table-cell office:value-type="float" office:value="0.462707227887634" calcext:value-type="float">
            <text:p>0.462707227887634</text:p>
          </table:table-cell>
          <table:table-cell office:value-type="float" office:value="0.416399627836047" calcext:value-type="float">
            <text:p>0.416399627836047</text:p>
          </table:table-cell>
          <table:table-cell office:value-type="float" office:value="0.635517157893353" calcext:value-type="float">
            <text:p>0.635517157893353</text:p>
          </table:table-cell>
          <table:table-cell office:value-type="float" office:value="0.401447051917065" calcext:value-type="float">
            <text:p>0.401447051917065</text:p>
          </table:table-cell>
          <table:table-cell office:value-type="float" office:value="0.624610897047127" calcext:value-type="float">
            <text:p>0.624610897047127</text:p>
          </table:table-cell>
        </table:table-row>
        <table:table-row table:style-name="ro1">
          <table:table-cell office:value-type="float" office:value="0.686366876987953" calcext:value-type="float">
            <text:p>0.686366876987953</text:p>
          </table:table-cell>
          <table:table-cell office:value-type="float" office:value="0.606061316969249" calcext:value-type="float">
            <text:p>0.606061316969249</text:p>
          </table:table-cell>
          <table:table-cell office:value-type="float" office:value="0.475762682527364" calcext:value-type="float">
            <text:p>0.475762682527364</text:p>
          </table:table-cell>
          <table:table-cell office:value-type="float" office:value="0.581103519496536" calcext:value-type="float">
            <text:p>0.581103519496536</text:p>
          </table:table-cell>
          <table:table-cell office:value-type="float" office:value="0.459336254895354" calcext:value-type="float">
            <text:p>0.459336254895354</text:p>
          </table:table-cell>
          <table:table-cell office:value-type="float" office:value="0.412791017937934" calcext:value-type="float">
            <text:p>0.412791017937934</text:p>
          </table:table-cell>
          <table:table-cell office:value-type="float" office:value="0.638585681928845" calcext:value-type="float">
            <text:p>0.638585681928845</text:p>
          </table:table-cell>
          <table:table-cell office:value-type="float" office:value="0.397942036354486" calcext:value-type="float">
            <text:p>0.397942036354486</text:p>
          </table:table-cell>
          <table:table-cell office:value-type="float" office:value="0.627840243106316" calcext:value-type="float">
            <text:p>0.627840243106316</text:p>
          </table:table-cell>
        </table:table-row>
        <table:table-row table:style-name="ro1">
          <table:table-cell office:value-type="float" office:value="0.685338470465409" calcext:value-type="float">
            <text:p>0.685338470465409</text:p>
          </table:table-cell>
          <table:table-cell office:value-type="float" office:value="0.61027405687783" calcext:value-type="float">
            <text:p>0.61027405687783</text:p>
          </table:table-cell>
          <table:table-cell office:value-type="float" office:value="0.47237428387597" calcext:value-type="float">
            <text:p>0.47237428387597</text:p>
          </table:table-cell>
          <table:table-cell office:value-type="float" office:value="0.585083151939995" calcext:value-type="float">
            <text:p>0.585083151939995</text:p>
          </table:table-cell>
          <table:table-cell office:value-type="float" office:value="0.455770092521001" calcext:value-type="float">
            <text:p>0.455770092521001</text:p>
          </table:table-cell>
          <table:table-cell office:value-type="float" office:value="0.408973930859028" calcext:value-type="float">
            <text:p>0.408973930859028</text:p>
          </table:table-cell>
          <table:table-cell office:value-type="float" office:value="0.641768543833906" calcext:value-type="float">
            <text:p>0.641768543833906</text:p>
          </table:table-cell>
          <table:table-cell office:value-type="float" office:value="0.394251956832049" calcext:value-type="float">
            <text:p>0.394251956832049</text:p>
          </table:table-cell>
          <table:table-cell office:value-type="float" office:value="0.631206987895042" calcext:value-type="float">
            <text:p>0.631206987895042</text:p>
          </table:table-cell>
        </table:table-row>
        <table:table-row table:style-name="ro1">
          <table:table-cell office:value-type="float" office:value="0.684082999250409" calcext:value-type="float">
            <text:p>0.684082999250409</text:p>
          </table:table-cell>
          <table:table-cell office:value-type="float" office:value="0.614673686587969" calcext:value-type="float">
            <text:p>0.614673686587969</text:p>
          </table:table-cell>
          <table:table-cell office:value-type="float" office:value="0.468773398110134" calcext:value-type="float">
            <text:p>0.468773398110134</text:p>
          </table:table-cell>
          <table:table-cell office:value-type="float" office:value="0.589258676497425" calcext:value-type="float">
            <text:p>0.589258676497425</text:p>
          </table:table-cell>
          <table:table-cell office:value-type="float" office:value="0.451995678269329" calcext:value-type="float">
            <text:p>0.451995678269329</text:p>
          </table:table-cell>
          <table:table-cell office:value-type="float" office:value="0.404936000402543" calcext:value-type="float">
            <text:p>0.404936000402543</text:p>
          </table:table-cell>
          <table:table-cell office:value-type="float" office:value="0.645072650795052" calcext:value-type="float">
            <text:p>0.645072650795052</text:p>
          </table:table-cell>
          <table:table-cell office:value-type="float" office:value="0.390365819256588" calcext:value-type="float">
            <text:p>0.390365819256588</text:p>
          </table:table-cell>
          <table:table-cell office:value-type="float" office:value="0.63471936221799" calcext:value-type="float">
            <text:p>0.63471936221799</text:p>
          </table:table-cell>
        </table:table-row>
        <table:table-row table:style-name="ro1">
          <table:table-cell office:value-type="float" office:value="0.682586938319202" calcext:value-type="float">
            <text:p>0.682586938319202</text:p>
          </table:table-cell>
          <table:table-cell office:value-type="float" office:value="0.619273310359784" calcext:value-type="float">
            <text:p>0.619273310359784</text:p>
          </table:table-cell>
          <table:table-cell office:value-type="float" office:value="0.464945823778016" calcext:value-type="float">
            <text:p>0.464945823778016</text:p>
          </table:table-cell>
          <table:table-cell office:value-type="float" office:value="0.59364359320123" calcext:value-type="float">
            <text:p>0.59364359320123</text:p>
          </table:table-cell>
          <table:table-cell office:value-type="float" office:value="0.447998981655486" calcext:value-type="float">
            <text:p>0.447998981655486</text:p>
          </table:table-cell>
          <table:table-cell office:value-type="float" office:value="0.400664020007767" calcext:value-type="float">
            <text:p>0.400664020007767</text:p>
          </table:table-cell>
          <table:table-cell office:value-type="float" office:value="0.648505219740721" calcext:value-type="float">
            <text:p>0.648505219740721</text:p>
          </table:table-cell>
          <table:table-cell office:value-type="float" office:value="0.386271926298205" calcext:value-type="float">
            <text:p>0.386271926298205</text:p>
          </table:table-cell>
          <table:table-cell office:value-type="float" office:value="0.638386032302209" calcext:value-type="float">
            <text:p>0.638386032302209</text:p>
          </table:table-cell>
        </table:table-row>
        <table:table-row table:style-name="ro1">
          <table:table-cell office:value-type="float" office:value="0.680835227858647" calcext:value-type="float">
            <text:p>0.680835227858647</text:p>
          </table:table-cell>
          <table:table-cell office:value-type="float" office:value="0.624086838747028" calcext:value-type="float">
            <text:p>0.624086838747028</text:p>
          </table:table-cell>
          <table:table-cell office:value-type="float" office:value="0.460876291951145" calcext:value-type="float">
            <text:p>0.460876291951145</text:p>
          </table:table-cell>
          <table:table-cell office:value-type="float" office:value="0.598252292672943" calcext:value-type="float">
            <text:p>0.598252292672943</text:p>
          </table:table-cell>
          <table:table-cell office:value-type="float" office:value="0.443764953634086" calcext:value-type="float">
            <text:p>0.443764953634086</text:p>
          </table:table-cell>
          <table:table-cell office:value-type="float" office:value="0.396143914931679" calcext:value-type="float">
            <text:p>0.396143914931679</text:p>
          </table:table-cell>
          <table:table-cell office:value-type="float" office:value="0.652073755298009" calcext:value-type="float">
            <text:p>0.652073755298009</text:p>
          </table:table-cell>
          <table:table-cell office:value-type="float" office:value="0.381957863053285" calcext:value-type="float">
            <text:p>0.381957863053285</text:p>
          </table:table-cell>
          <table:table-cell office:value-type="float" office:value="0.642216089020782" calcext:value-type="float">
            <text:p>0.642216089020782</text:p>
          </table:table-cell>
        </table:table-row>
        <table:table-row table:style-name="ro1">
          <table:table-cell office:value-type="float" office:value="0.678811116987265" calcext:value-type="float">
            <text:p>0.678811116987265</text:p>
          </table:table-cell>
          <table:table-cell office:value-type="float" office:value="0.629128997729842" calcext:value-type="float">
            <text:p>0.629128997729842</text:p>
          </table:table-cell>
          <table:table-cell office:value-type="float" office:value="0.456548411017389" calcext:value-type="float">
            <text:p>0.456548411017389</text:p>
          </table:table-cell>
          <table:table-cell office:value-type="float" office:value="0.60310007950898" calcext:value-type="float">
            <text:p>0.60310007950898</text:p>
          </table:table-cell>
          <table:table-cell office:value-type="float" office:value="0.439277480469162" calcext:value-type="float">
            <text:p>0.439277480469162</text:p>
          </table:table-cell>
          <table:table-cell office:value-type="float" office:value="0.391360720379703" calcext:value-type="float">
            <text:p>0.391360720379703</text:p>
          </table:table-cell>
          <table:table-cell office:value-type="float" office:value="0.655786017905204" calcext:value-type="float">
            <text:p>0.655786017905204</text:p>
          </table:table-cell>
          <table:table-cell office:value-type="float" office:value="0.377410489806435" calcext:value-type="float">
            <text:p>0.377410489806435</text:p>
          </table:table-cell>
          <table:table-cell office:value-type="float" office:value="0.646219028066571" calcext:value-type="float">
            <text:p>0.646219028066571</text:p>
          </table:table-cell>
        </table:table-row>
        <table:table-row table:style-name="ro1">
          <table:table-cell office:value-type="float" office:value="0.676495989563762" calcext:value-type="float">
            <text:p>0.676495989563762</text:p>
          </table:table-cell>
          <table:table-cell office:value-type="float" office:value="0.634415326129453" calcext:value-type="float">
            <text:p>0.634415326129453</text:p>
          </table:table-cell>
          <table:table-cell office:value-type="float" office:value="0.451944614864739" calcext:value-type="float">
            <text:p>0.451944614864739</text:p>
          </table:table-cell>
          <table:table-cell office:value-type="float" office:value="0.608203186454149" calcext:value-type="float">
            <text:p>0.608203186454149</text:p>
          </table:table-cell>
          <table:table-cell office:value-type="float" office:value="0.434519342688098" calcext:value-type="float">
            <text:p>0.434519342688098</text:p>
          </table:table-cell>
          <table:table-cell office:value-type="float" office:value="0.386298576292441" calcext:value-type="float">
            <text:p>0.386298576292441</text:p>
          </table:table-cell>
          <table:table-cell office:value-type="float" office:value="0.659649971131886" calcext:value-type="float">
            <text:p>0.659649971131886</text:p>
          </table:table-cell>
          <table:table-cell office:value-type="float" office:value="0.372615952778567" calcext:value-type="float">
            <text:p>0.372615952778567</text:p>
          </table:table-cell>
          <table:table-cell office:value-type="float" office:value="0.650404710078919" calcext:value-type="float">
            <text:p>0.650404710078919</text:p>
          </table:table-cell>
        </table:table-row>
        <table:table-row table:style-name="ro1">
          <table:table-cell office:value-type="float" office:value="0.673869188011697" calcext:value-type="float">
            <text:p>0.673869188011697</text:p>
          </table:table-cell>
          <table:table-cell office:value-type="float" office:value="0.639962140085859" calcext:value-type="float">
            <text:p>0.639962140085859</text:p>
          </table:table-cell>
          <table:table-cell office:value-type="float" office:value="0.447046135122505" calcext:value-type="float">
            <text:p>0.447046135122505</text:p>
          </table:table-cell>
          <table:table-cell office:value-type="float" office:value="0.613578758229226" calcext:value-type="float">
            <text:p>0.613578758229226</text:p>
          </table:table-cell>
          <table:table-cell office:value-type="float" office:value="0.429472199958903" calcext:value-type="float">
            <text:p>0.429472199958903</text:p>
          </table:table-cell>
          <table:table-cell office:value-type="float" office:value="0.380940742883009" calcext:value-type="float">
            <text:p>0.380940742883009</text:p>
          </table:table-cell>
          <table:table-cell office:value-type="float" office:value="0.663673709684777" calcext:value-type="float">
            <text:p>0.663673709684777</text:p>
          </table:table-cell>
          <table:table-cell office:value-type="float" office:value="0.367559715486443" calcext:value-type="float">
            <text:p>0.367559715486443</text:p>
          </table:table-cell>
          <table:table-cell office:value-type="float" office:value="0.654783300909205" calcext:value-type="float">
            <text:p>0.654783300909205</text:p>
          </table:table-cell>
        </table:table-row>
        <table:table-row table:style-name="ro1">
          <table:table-cell office:value-type="float" office:value="0.670907809750209" calcext:value-type="float">
            <text:p>0.670907809750209</text:p>
          </table:table-cell>
          <table:table-cell office:value-type="float" office:value="0.64578648498271" calcext:value-type="float">
            <text:p>0.64578648498271</text:p>
          </table:table-cell>
          <table:table-cell office:value-type="float" office:value="0.441832974690535" calcext:value-type="float">
            <text:p>0.441832974690535</text:p>
          </table:table-cell>
          <table:table-cell office:value-type="float" office:value="0.619244826198274" calcext:value-type="float">
            <text:p>0.619244826198274</text:p>
          </table:table-cell>
          <table:table-cell office:value-type="float" office:value="0.424116579544263" calcext:value-type="float">
            <text:p>0.424116579544263</text:p>
          </table:table-cell>
          <table:table-cell office:value-type="float" office:value="0.375269642027609" calcext:value-type="float">
            <text:p>0.375269642027609</text:p>
          </table:table-cell>
          <table:table-cell office:value-type="float" office:value="0.667865355390707" calcext:value-type="float">
            <text:p>0.667865355390707</text:p>
          </table:table-cell>
          <table:table-cell office:value-type="float" office:value="0.362226617941642" calcext:value-type="float">
            <text:p>0.362226617941642</text:p>
          </table:table-cell>
          <table:table-cell office:value-type="float" office:value="0.659365180974305" calcext:value-type="float">
            <text:p>0.659365180974305</text:p>
          </table:table-cell>
        </table:table-row>
        <table:table-row table:style-name="ro1">
          <table:table-cell office:value-type="float" office:value="0.667586513754329" calcext:value-type="float">
            <text:p>0.667586513754329</text:p>
          </table:table-cell>
          <table:table-cell office:value-type="float" office:value="0.651906028551954" calcext:value-type="float">
            <text:p>0.651906028551954</text:p>
          </table:table-cell>
          <table:table-cell office:value-type="float" office:value="0.436283928456377" calcext:value-type="float">
            <text:p>0.436283928456377</text:p>
          </table:table-cell>
          <table:table-cell office:value-type="float" office:value="0.625220227539671" calcext:value-type="float">
            <text:p>0.625220227539671</text:p>
          </table:table-cell>
          <table:table-cell office:value-type="float" office:value="0.418431914440949" calcext:value-type="float">
            <text:p>0.418431914440949</text:p>
          </table:table-cell>
          <table:table-cell office:value-type="float" office:value="0.36926693984212" calcext:value-type="float">
            <text:p>0.36926693984212</text:p>
          </table:table-cell>
          <table:table-cell office:value-type="float" office:value="0.672232919461611" calcext:value-type="float">
            <text:p>0.672232919461611</text:p>
          </table:table-cell>
          <table:table-cell office:value-type="float" office:value="0.356600975474901" calcext:value-type="float">
            <text:p>0.356600975474901</text:p>
          </table:table-cell>
          <table:table-cell office:value-type="float" office:value="0.664160818795564" calcext:value-type="float">
            <text:p>0.664160818795564</text:p>
          </table:table-cell>
        </table:table-row>
        <table:table-row table:style-name="ro1">
          <table:table-cell office:value-type="float" office:value="0.663877306929507" calcext:value-type="float">
            <text:p>0.663877306929507</text:p>
          </table:table-cell>
          <table:table-cell office:value-type="float" office:value="0.658338919558354" calcext:value-type="float">
            <text:p>0.658338919558354</text:p>
          </table:table-cell>
          <table:table-cell office:value-type="float" office:value="0.430376624002164" calcext:value-type="float">
            <text:p>0.430376624002164</text:p>
          </table:table-cell>
          <table:table-cell office:value-type="float" office:value="0.631524494260306" calcext:value-type="float">
            <text:p>0.631524494260306</text:p>
          </table:table-cell>
          <table:table-cell office:value-type="float" office:value="0.412396604503103" calcext:value-type="float">
            <text:p>0.412396604503103</text:p>
          </table:table-cell>
          <table:table-cell office:value-type="float" office:value="0.362913677804853" calcext:value-type="float">
            <text:p>0.362913677804853</text:p>
          </table:table-cell>
          <table:table-cell office:value-type="float" office:value="0.676784114769241" calcext:value-type="float">
            <text:p>0.676784114769241</text:p>
          </table:table-cell>
          <table:table-cell office:value-type="float" office:value="0.350666727049721" calcext:value-type="float">
            <text:p>0.350666727049721</text:p>
          </table:table-cell>
          <table:table-cell office:value-type="float" office:value="0.669180594381586" calcext:value-type="float">
            <text:p>0.669180594381586</text:p>
          </table:table-cell>
        </table:table-row>
        <table:table-row table:style-name="ro1">
          <table:table-cell office:value-type="float" office:value="0.659749346921227" calcext:value-type="float">
            <text:p>0.659749346921227</text:p>
          </table:table-cell>
          <table:table-cell office:value-type="float" office:value="0.66510356638305" calcext:value-type="float">
            <text:p>0.66510356638305</text:p>
          </table:table-cell>
          <table:table-cell office:value-type="float" office:value="0.424087627583182" calcext:value-type="float">
            <text:p>0.424087627583182</text:p>
          </table:table-cell>
          <table:table-cell office:value-type="float" office:value="0.63817766630703" calcext:value-type="float">
            <text:p>0.63817766630703</text:p>
          </table:table-cell>
          <table:table-cell office:value-type="float" office:value="0.405988146050982" calcext:value-type="float">
            <text:p>0.405988146050982</text:p>
          </table:table-cell>
          <table:table-cell office:value-type="float" office:value="0.356190470810992" calcext:value-type="float">
            <text:p>0.356190470810992</text:p>
          </table:table-cell>
          <table:table-cell office:value-type="float" office:value="0.681526113474041" calcext:value-type="float">
            <text:p>0.681526113474041</text:p>
          </table:table-cell>
          <table:table-cell office:value-type="float" office:value="0.344407647907741" calcext:value-type="float">
            <text:p>0.344407647907741</text:p>
          </table:table-cell>
          <table:table-cell office:value-type="float" office:value="0.674434564546067" calcext:value-type="float">
            <text:p>0.674434564546067</text:p>
          </table:table-cell>
        </table:table-row>
        <table:table-row table:style-name="ro1">
          <table:table-cell office:value-type="float" office:value="0.655168757002585" calcext:value-type="float">
            <text:p>0.655168757002585</text:p>
          </table:table-cell>
          <table:table-cell office:value-type="float" office:value="0.672218331441769" calcext:value-type="float">
            <text:p>0.672218331441769</text:p>
          </table:table-cell>
          <table:table-cell office:value-type="float" office:value="0.417392617328008" calcext:value-type="float">
            <text:p>0.417392617328008</text:p>
          </table:table-cell>
          <table:table-cell office:value-type="float" office:value="0.645200025326034" calcext:value-type="float">
            <text:p>0.645200025326034</text:p>
          </table:table-cell>
          <table:table-cell office:value-type="float" office:value="0.39918333236156" calcext:value-type="float">
            <text:p>0.39918333236156</text:p>
          </table:table-cell>
          <table:table-cell office:value-type="float" office:value="0.349077795652827" calcext:value-type="float">
            <text:p>0.349077795652827</text:p>
          </table:table-cell>
          <table:table-cell office:value-type="float" office:value="0.686465227604327" calcext:value-type="float">
            <text:p>0.686465227604327</text:p>
          </table:table-cell>
          <table:table-cell office:value-type="float" office:value="0.337807649987268" calcext:value-type="float">
            <text:p>0.337807649987268</text:p>
          </table:table-cell>
          <table:table-cell office:value-type="float" office:value="0.679932147294562" calcext:value-type="float">
            <text:p>0.679932147294562</text:p>
          </table:table-cell>
        </table:table-row>
        <table:table-row table:style-name="ro1">
          <table:table-cell office:value-type="float" office:value="0.650098472241064" calcext:value-type="float">
            <text:p>0.650098472241064</text:p>
          </table:table-cell>
          <table:table-cell office:value-type="float" office:value="0.679701116196695" calcext:value-type="float">
            <text:p>0.679701116196695</text:p>
          </table:table-cell>
          <table:table-cell office:value-type="float" office:value="0.410266648552925" calcext:value-type="float">
            <text:p>0.410266648552925</text:p>
          </table:table-cell>
          <table:table-cell office:value-type="float" office:value="0.652611723815716" calcext:value-type="float">
            <text:p>0.652611723815716</text:p>
          </table:table-cell>
          <table:table-cell office:value-type="float" office:value="0.391958550093319" calcext:value-type="float">
            <text:p>0.391958550093319</text:p>
          </table:table-cell>
          <table:table-cell office:value-type="float" office:value="0.341556385274092" calcext:value-type="float">
            <text:p>0.341556385274092</text:p>
          </table:table-cell>
          <table:table-cell office:value-type="float" office:value="0.691606505188213" calcext:value-type="float">
            <text:p>0.691606505188213</text:p>
          </table:table-cell>
          <table:table-cell office:value-type="float" office:value="0.330851183455026" calcext:value-type="float">
            <text:p>0.330851183455026</text:p>
          </table:table-cell>
          <table:table-cell office:value-type="float" office:value="0.685681715961442" calcext:value-type="float">
            <text:p>0.685681715961442</text:p>
          </table:table-cell>
        </table:table-row>
        <table:table-row table:style-name="ro1">
          <table:table-cell office:value-type="float" office:value="0.644498145823465" calcext:value-type="float">
            <text:p>0.644498145823465</text:p>
          </table:table-cell>
          <table:table-cell office:value-type="float" office:value="0.687568800212165" calcext:value-type="float">
            <text:p>0.687568800212165</text:p>
          </table:table-cell>
          <table:table-cell office:value-type="float" office:value="0.402684547550007" calcext:value-type="float">
            <text:p>0.402684547550007</text:p>
          </table:table-cell>
          <table:table-cell office:value-type="float" office:value="0.66043227301189" calcext:value-type="float">
            <text:p>0.66043227301189</text:p>
          </table:table-cell>
          <table:table-cell office:value-type="float" office:value="0.38429020817029" calcext:value-type="float">
            <text:p>0.38429020817029</text:p>
          </table:table-cell>
          <table:table-cell office:value-type="float" office:value="0.333607771808659" calcext:value-type="float">
            <text:p>0.333607771808659</text:p>
          </table:table-cell>
          <table:table-cell office:value-type="float" office:value="0.696953212759046" calcext:value-type="float">
            <text:p>0.696953212759046</text:p>
          </table:table-cell>
          <table:table-cell office:value-type="float" office:value="0.323523779036574" calcext:value-type="float">
            <text:p>0.323523779036574</text:p>
          </table:table-cell>
          <table:table-cell office:value-type="float" office:value="0.691690070422083" calcext:value-type="float">
            <text:p>0.691690070422083</text:p>
          </table:table-cell>
        </table:table-row>
        <table:table-row table:style-name="ro1">
          <table:table-cell office:value-type="float" office:value="0.638324142210662" calcext:value-type="float">
            <text:p>0.638324142210662</text:p>
          </table:table-cell>
          <table:table-cell office:value-type="float" office:value="0.695836507803721" calcext:value-type="float">
            <text:p>0.695836507803721</text:p>
          </table:table-cell>
          <table:table-cell office:value-type="float" office:value="0.39462146206614" calcext:value-type="float">
            <text:p>0.39462146206614</text:p>
          </table:table-cell>
          <table:table-cell office:value-type="float" office:value="0.668679862373051" calcext:value-type="float">
            <text:p>0.668679862373051</text:p>
          </table:table-cell>
          <table:table-cell office:value-type="float" office:value="0.37615532709632" calcext:value-type="float">
            <text:p>0.37615532709632</text:p>
          </table:table-cell>
          <table:table-cell office:value-type="float" office:value="0.32521500011147" calcext:value-type="float">
            <text:p>0.32521500011147</text:p>
          </table:table-cell>
          <table:table-cell office:value-type="float" office:value="0.70250619367454" calcext:value-type="float">
            <text:p>0.70250619367454</text:p>
          </table:table-cell>
          <table:table-cell office:value-type="float" office:value="0.315812750027902" calcext:value-type="float">
            <text:p>0.315812750027902</text:p>
          </table:table-cell>
          <table:table-cell office:value-type="float" office:value="0.697961772135376" calcext:value-type="float">
            <text:p>0.697961772135376</text:p>
          </table:table-cell>
        </table:table-row>
        <table:table-row table:style-name="ro1">
          <table:table-cell office:value-type="float" office:value="0.631529655187818" calcext:value-type="float">
            <text:p>0.631529655187818</text:p>
          </table:table-cell>
          <table:table-cell office:value-type="float" office:value="0.704516666747139" calcext:value-type="float">
            <text:p>0.704516666747139</text:p>
          </table:table-cell>
          <table:table-cell office:value-type="float" office:value="0.386053607000523" calcext:value-type="float">
            <text:p>0.386053607000523</text:p>
          </table:table-cell>
          <table:table-cell office:value-type="float" office:value="0.677370474033826" calcext:value-type="float">
            <text:p>0.677370474033826</text:p>
          </table:table-cell>
          <table:table-cell office:value-type="float" office:value="0.367532326767108" calcext:value-type="float">
            <text:p>0.367532326767108</text:p>
          </table:table-cell>
          <table:table-cell office:value-type="float" office:value="0.316363562074233" calcext:value-type="float">
            <text:p>0.316363562074233</text:p>
          </table:table-cell>
          <table:table-cell office:value-type="float" office:value="0.708263069640394" calcext:value-type="float">
            <text:p>0.708263069640394</text:p>
          </table:table-cell>
          <table:table-cell office:value-type="float" office:value="0.307708099966717" calcext:value-type="float">
            <text:p>0.307708099966717</text:p>
          </table:table-cell>
          <table:table-cell office:value-type="float" office:value="0.704498305995152" calcext:value-type="float">
            <text:p>0.704498305995152</text:p>
          </table:table-cell>
        </table:table-row>
        <table:table-row table:style-name="ro1">
          <table:table-cell office:value-type="float" office:value="0.624065028332844" calcext:value-type="float">
            <text:p>0.624065028332844</text:p>
          </table:table-cell>
          <table:table-cell office:value-type="float" office:value="0.713617797746247" calcext:value-type="float">
            <text:p>0.713617797746247</text:p>
          </table:table-cell>
          <table:table-cell office:value-type="float" office:value="0.376959275158821" calcext:value-type="float">
            <text:p>0.376959275158821</text:p>
          </table:table-cell>
          <table:table-cell office:value-type="float" office:value="0.686516728008851" calcext:value-type="float">
            <text:p>0.686516728008851</text:p>
          </table:table-cell>
          <table:table-cell office:value-type="float" office:value="0.358402081143171" calcext:value-type="float">
            <text:p>0.358402081143171</text:p>
          </table:table-cell>
          <table:table-cell office:value-type="float" office:value="0.307042591893931" calcext:value-type="float">
            <text:p>0.307042591893931</text:p>
          </table:table-cell>
          <table:table-cell office:value-type="float" office:value="0.714217274850142" calcext:value-type="float">
            <text:p>0.714217274850142</text:p>
          </table:table-cell>
          <table:table-cell office:value-type="float" office:value="0.299203668454248" calcext:value-type="float">
            <text:p>0.299203668454248</text:p>
          </table:table-cell>
          <table:table-cell office:value-type="float" office:value="0.711297051435085" calcext:value-type="float">
            <text:p>0.711297051435085</text:p>
          </table:table-cell>
        </table:table-row>
        <table:table-row table:style-name="ro1">
          <table:table-cell office:value-type="float" office:value="0.61587831154326" calcext:value-type="float">
            <text:p>0.61587831154326</text:p>
          </table:table-cell>
          <table:table-cell office:value-type="float" office:value="0.723143029476087" calcext:value-type="float">
            <text:p>0.723143029476087</text:p>
          </table:table-cell>
          <table:table-cell office:value-type="float" office:value="0.367320127709425" calcext:value-type="float">
            <text:p>0.367320127709425</text:p>
          </table:table-cell>
          <table:table-cell office:value-type="float" office:value="0.696126449986894" calcext:value-type="float">
            <text:p>0.696126449986894</text:p>
          </table:table-cell>
          <table:table-cell office:value-type="float" office:value="0.348749252603422" calcext:value-type="float">
            <text:p>0.348749252603422</text:p>
          </table:table-cell>
          <table:table-cell office:value-type="float" office:value="0.297246364937652" calcext:value-type="float">
            <text:p>0.297246364937652</text:p>
          </table:table-cell>
          <table:table-cell office:value-type="float" office:value="0.72035689578746" calcext:value-type="float">
            <text:p>0.72035689578746</text:p>
          </table:table-cell>
          <table:table-cell office:value-type="float" office:value="0.290298553889869" calcext:value-type="float">
            <text:p>0.290298553889869</text:p>
          </table:table-cell>
          <table:table-cell office:value-type="float" office:value="0.718350031967695" calcext:value-type="float">
            <text:p>0.718350031967695</text:p>
          </table:table-cell>
        </table:table-row>
        <table:table-row table:style-name="ro1">
          <table:table-cell office:value-type="float" office:value="0.606916176226516" calcext:value-type="float">
            <text:p>0.606916176226516</text:p>
          </table:table-cell>
          <table:table-cell office:value-type="float" office:value="0.733088269885262" calcext:value-type="float">
            <text:p>0.733088269885262</text:p>
          </table:table-cell>
          <table:table-cell office:value-type="float" office:value="0.357122853947186" calcext:value-type="float">
            <text:p>0.357122853947186</text:p>
          </table:table-cell>
          <table:table-cell office:value-type="float" office:value="0.706200885828199" calcext:value-type="float">
            <text:p>0.706200885828199</text:p>
          </table:table-cell>
          <table:table-cell office:value-type="float" office:value="0.338563991808215" calcext:value-type="float">
            <text:p>0.338563991808215</text:p>
          </table:table-cell>
          <table:table-cell office:value-type="float" office:value="0.286976140559257" calcext:value-type="float">
            <text:p>0.286976140559257</text:p>
          </table:table-cell>
          <table:table-cell office:value-type="float" office:value="0.726663320663707" calcext:value-type="float">
            <text:p>0.726663320663707</text:p>
          </table:table-cell>
          <table:table-cell office:value-type="float" office:value="0.28099884173993" calcext:value-type="float">
            <text:p>0.28099884173993</text:p>
          </table:table-cell>
          <table:table-cell office:value-type="float" office:value="0.725642436892882" calcext:value-type="float">
            <text:p>0.725642436892882</text:p>
          </table:table-cell>
        </table:table-row>
        <table:table-row table:style-name="ro1">
          <table:table-cell office:value-type="float" office:value="0.597125268750421" calcext:value-type="float">
            <text:p>0.597125268750421</text:p>
          </table:table-cell>
          <table:table-cell office:value-type="float" office:value="0.743440034930802" calcext:value-type="float">
            <text:p>0.743440034930802</text:p>
          </table:table-cell>
          <table:table-cell office:value-type="float" office:value="0.346361224219293" calcext:value-type="float">
            <text:p>0.346361224219293</text:p>
          </table:table-cell>
          <table:table-cell office:value-type="float" office:value="0.716732556199627" calcext:value-type="float">
            <text:p>0.716732556199627</text:p>
          </table:table-cell>
          <table:table-cell office:value-type="float" office:value="0.32784402199367" calcext:value-type="float">
            <text:p>0.32784402199367</text:p>
          </table:table-cell>
          <table:table-cell office:value-type="float" office:value="0.276242379663651" calcext:value-type="float">
            <text:p>0.276242379663651</text:p>
          </table:table-cell>
          <table:table-cell office:value-type="float" office:value="0.733109697178298" calcext:value-type="float">
            <text:p>0.733109697178298</text:p>
          </table:table-cell>
          <table:table-cell office:value-type="float" office:value="0.271319661322746" calcext:value-type="float">
            <text:p>0.271319661322746</text:p>
          </table:table-cell>
          <table:table-cell office:value-type="float" office:value="0.733150907062978" calcext:value-type="float">
            <text:p>0.733150907062978</text:p>
          </table:table-cell>
        </table:table-row>
        <table:table-row table:style-name="ro1">
          <table:table-cell office:value-type="float" office:value="0.586454113056429" calcext:value-type="float">
            <text:p>0.586454113056429</text:p>
          </table:table-cell>
          <table:table-cell office:value-type="float" office:value="0.754172945162118" calcext:value-type="float">
            <text:p>0.754172945162118</text:p>
          </table:table-cell>
          <table:table-cell office:value-type="float" office:value="0.335038562311094" calcext:value-type="float">
            <text:p>0.335038562311094</text:p>
          </table:table-cell>
          <table:table-cell office:value-type="float" office:value="0.72770275048028" calcext:value-type="float">
            <text:p>0.72770275048028</text:p>
          </table:table-cell>
          <table:table-cell office:value-type="float" office:value="0.316597126706484" calcext:value-type="float">
            <text:p>0.316597126706484</text:p>
          </table:table-cell>
          <table:table-cell office:value-type="float" office:value="0.265067320327089" calcext:value-type="float">
            <text:p>0.265067320327089</text:p>
          </table:table-cell>
          <table:table-cell office:value-type="float" office:value="0.739659250149683" calcext:value-type="float">
            <text:p>0.739659250149683</text:p>
          </table:table-cell>
          <table:table-cell office:value-type="float" office:value="0.261287544610453" calcext:value-type="float">
            <text:p>0.261287544610453</text:p>
          </table:table-cell>
          <table:table-cell office:value-type="float" office:value="0.740841628722354" calcext:value-type="float">
            <text:p>0.740841628722354</text:p>
          </table:table-cell>
        </table:table-row>
        <table:table-row table:style-name="ro1">
          <table:table-cell office:value-type="float" office:value="0.574855682168092" calcext:value-type="float">
            <text:p>0.574855682168092</text:p>
          </table:table-cell>
          <table:table-cell office:value-type="float" office:value="0.765246937753871" calcext:value-type="float">
            <text:p>0.765246937753871</text:p>
          </table:table-cell>
          <table:table-cell office:value-type="float" office:value="0.323170638225162" calcext:value-type="float">
            <text:p>0.323170638225162</text:p>
          </table:table-cell>
          <table:table-cell office:value-type="float" office:value="0.739078692793072" calcext:value-type="float">
            <text:p>0.739078692793072</text:p>
          </table:table-cell>
          <table:table-cell office:value-type="float" office:value="0.304844032148386" calcext:value-type="float">
            <text:p>0.304844032148386</text:p>
          </table:table-cell>
          <table:table-cell office:value-type="float" office:value="0.253487881050837" calcext:value-type="float">
            <text:p>0.253487881050837</text:p>
          </table:table-cell>
          <table:table-cell office:value-type="float" office:value="0.746263525592342" calcext:value-type="float">
            <text:p>0.746263525592342</text:p>
          </table:table-cell>
          <table:table-cell office:value-type="float" office:value="0.250943046289492" calcext:value-type="float">
            <text:p>0.250943046289492</text:p>
          </table:table-cell>
          <table:table-cell office:value-type="float" office:value="0.748668294329977" calcext:value-type="float">
            <text:p>0.748668294329977</text:p>
          </table:table-cell>
        </table:table-row>
        <table:table-row table:style-name="ro1">
          <table:table-cell office:value-type="float" office:value="0.562290715375438" calcext:value-type="float">
            <text:p>0.562290715375438</text:p>
          </table:table-cell>
          <table:table-cell office:value-type="float" office:value="0.776604335584679" calcext:value-type="float">
            <text:p>0.776604335584679</text:p>
          </table:table-cell>
          <table:table-cell office:value-type="float" office:value="0.310788898452006" calcext:value-type="float">
            <text:p>0.310788898452006</text:p>
          </table:table-cell>
          <table:table-cell office:value-type="float" office:value="0.750810504317261" calcext:value-type="float">
            <text:p>0.750810504317261</text:p>
          </table:table-cell>
          <table:table-cell office:value-type="float" office:value="0.292621589127135" calcext:value-type="float">
            <text:p>0.292621589127135</text:p>
          </table:table-cell>
          <table:table-cell office:value-type="float" office:value="0.241558750958451" calcext:value-type="float">
            <text:p>0.241558750958451</text:p>
          </table:table-cell>
          <table:table-cell office:value-type="float" office:value="0.752860712848309" calcext:value-type="float">
            <text:p>0.752860712848309</text:p>
          </table:table-cell>
          <table:table-cell office:value-type="float" office:value="0.240343479749741" calcext:value-type="float">
            <text:p>0.240343479749741</text:p>
          </table:table-cell>
          <table:table-cell office:value-type="float" office:value="0.756570081015719" calcext:value-type="float">
            <text:p>0.756570081015719</text:p>
          </table:table-cell>
        </table:table-row>
        <table:table-row table:style-name="ro1">
          <table:table-cell office:value-type="float" office:value="0.548731814433098" calcext:value-type="float">
            <text:p>0.548731814433098</text:p>
          </table:table-cell>
          <table:table-cell office:value-type="float" office:value="0.788167003069248" calcext:value-type="float">
            <text:p>0.788167003069248</text:p>
          </table:table-cell>
          <table:table-cell office:value-type="float" office:value="0.297943870991941" calcext:value-type="float">
            <text:p>0.297943870991941</text:p>
          </table:table-cell>
          <table:table-cell office:value-type="float" office:value="0.762828172031395" calcext:value-type="float">
            <text:p>0.762828172031395</text:p>
          </table:table-cell>
          <table:table-cell office:value-type="float" office:value="0.279986077809518" calcext:value-type="float">
            <text:p>0.279986077809518</text:p>
          </table:table-cell>
          <table:table-cell office:value-type="float" office:value="0.229355463484392" calcext:value-type="float">
            <text:p>0.229355463484392</text:p>
          </table:table-cell>
          <table:table-cell office:value-type="float" office:value="0.759374238169937" calcext:value-type="float">
            <text:p>0.759374238169937</text:p>
          </table:table-cell>
          <table:table-cell office:value-type="float" office:value="0.229565565961669" calcext:value-type="float">
            <text:p>0.229565565961669</text:p>
          </table:table-cell>
          <table:table-cell office:value-type="float" office:value="0.764469844396745" calcext:value-type="float">
            <text:p>0.764469844396745</text:p>
          </table:table-cell>
        </table:table-row>
        <table:table-row table:style-name="ro1">
          <table:table-cell office:value-type="float" office:value="0.534168294461674" calcext:value-type="float">
            <text:p>0.534168294461674</text:p>
          </table:table-cell>
          <table:table-cell office:value-type="float" office:value="0.799833911001135" calcext:value-type="float">
            <text:p>0.799833911001135</text:p>
          </table:table-cell>
          <table:table-cell office:value-type="float" office:value="0.284708494678647" calcext:value-type="float">
            <text:p>0.284708494678647</text:p>
          </table:table-cell>
          <table:table-cell office:value-type="float" office:value="0.775038825561429" calcext:value-type="float">
            <text:p>0.775038825561429</text:p>
          </table:table-cell>
          <table:table-cell office:value-type="float" office:value="0.267016369452671" calcext:value-type="float">
            <text:p>0.267016369452671</text:p>
          </table:table-cell>
          <table:table-cell office:value-type="float" office:value="0.216977103487023" calcext:value-type="float">
            <text:p>0.216977103487023</text:p>
          </table:table-cell>
          <table:table-cell office:value-type="float" office:value="0.765711935579306" calcext:value-type="float">
            <text:p>0.765711935579306</text:p>
          </table:table-cell>
          <table:table-cell office:value-type="float" office:value="0.218707653377917" calcext:value-type="float">
            <text:p>0.218707653377917</text:p>
          </table:table-cell>
          <table:table-cell office:value-type="float" office:value="0.772272846927567" calcext:value-type="float">
            <text:p>0.772272846927567</text:p>
          </table:table-cell>
        </table:table-row>
        <table:table-row table:style-name="ro1">
          <table:table-cell office:value-type="float" office:value="0.518611532768186" calcext:value-type="float">
            <text:p>0.518611532768186</text:p>
          </table:table-cell>
          <table:table-cell office:value-type="float" office:value="0.811479635558043" calcext:value-type="float">
            <text:p>0.811479635558043</text:p>
          </table:table-cell>
          <table:table-cell office:value-type="float" office:value="0.271180898554399" calcext:value-type="float">
            <text:p>0.271180898554399</text:p>
          </table:table-cell>
          <table:table-cell office:value-type="float" office:value="0.78732483409746" calcext:value-type="float">
            <text:p>0.78732483409746</text:p>
          </table:table-cell>
          <table:table-cell office:value-type="float" office:value="0.253816458912929" calcext:value-type="float">
            <text:p>0.253816458912929</text:p>
          </table:table-cell>
          <table:table-cell office:value-type="float" office:value="0.20454817004086" calcext:value-type="float">
            <text:p>0.20454817004086</text:p>
          </table:table-cell>
          <table:table-cell office:value-type="float" office:value="0.77176613916641" calcext:value-type="float">
            <text:p>0.77176613916641</text:p>
          </table:table-cell>
          <table:table-cell office:value-type="float" office:value="0.20789106241593" calcext:value-type="float">
            <text:p>0.20789106241593</text:p>
          </table:table-cell>
          <table:table-cell office:value-type="float" office:value="0.779866399417744" calcext:value-type="float">
            <text:p>0.779866399417744</text:p>
          </table:table-cell>
        </table:table-row>
        <table:table-row table:style-name="ro1">
          <table:table-cell office:value-type="float" office:value="0.502100503562456" calcext:value-type="float">
            <text:p>0.502100503562456</text:p>
          </table:table-cell>
          <table:table-cell office:value-type="float" office:value="0.822954313643914" calcext:value-type="float">
            <text:p>0.822954313643914</text:p>
          </table:table-cell>
          <table:table-cell office:value-type="float" office:value="0.25748614127134" calcext:value-type="float">
            <text:p>0.25748614127134</text:p>
          </table:table-cell>
          <table:table-cell office:value-type="float" office:value="0.7995432382247" calcext:value-type="float">
            <text:p>0.7995432382247</text:p>
          </table:table-cell>
          <table:table-cell office:value-type="float" office:value="0.240516869604187" calcext:value-type="float">
            <text:p>0.240516869604187</text:p>
          </table:table-cell>
          <table:table-cell office:value-type="float" office:value="0.192219001087423" calcext:value-type="float">
            <text:p>0.192219001087423</text:p>
          </table:table-cell>
          <table:table-cell office:value-type="float" office:value="0.777415126171924" calcext:value-type="float">
            <text:p>0.777415126171924</text:p>
          </table:table-cell>
          <table:table-cell office:value-type="float" office:value="0.19725999931391" calcext:value-type="float">
            <text:p>0.19725999931391</text:p>
          </table:table-cell>
          <table:table-cell office:value-type="float" office:value="0.787120887439527" calcext:value-type="float">
            <text:p>0.787120887439527</text:p>
          </table:table-cell>
        </table:table-row>
        <table:table-row table:style-name="ro1">
          <table:table-cell office:value-type="float" office:value="0.484706807417584" calcext:value-type="float">
            <text:p>0.484706807417584</text:p>
          </table:table-cell>
          <table:table-cell office:value-type="float" office:value="0.834085748563265" calcext:value-type="float">
            <text:p>0.834085748563265</text:p>
          </table:table-cell>
          <table:table-cell office:value-type="float" office:value="0.243776175347716" calcext:value-type="float">
            <text:p>0.243776175347716</text:p>
          </table:table-cell>
          <table:table-cell office:value-type="float" office:value="0.811527226731521" calcext:value-type="float">
            <text:p>0.811527226731521</text:p>
          </table:table-cell>
          <table:table-cell office:value-type="float" office:value="0.227274201344591" calcext:value-type="float">
            <text:p>0.227274201344591</text:p>
          </table:table-cell>
          <table:table-cell office:value-type="float" office:value="0.180164099099108" calcext:value-type="float">
            <text:p>0.180164099099108</text:p>
          </table:table-cell>
          <table:table-cell office:value-type="float" office:value="0.782526276182161" calcext:value-type="float">
            <text:p>0.782526276182161</text:p>
          </table:table-cell>
          <table:table-cell office:value-type="float" office:value="0.186979452382517" calcext:value-type="float">
            <text:p>0.186979452382517</text:p>
          </table:table-cell>
          <table:table-cell office:value-type="float" office:value="0.793892620086582" calcext:value-type="float">
            <text:p>0.793892620086582</text:p>
          </table:table-cell>
        </table:table-row>
        <table:table-row table:style-name="ro1">
          <table:table-cell office:value-type="float" office:value="0.466538435074985" calcext:value-type="float">
            <text:p>0.466538435074985</text:p>
          </table:table-cell>
          <table:table-cell office:value-type="float" office:value="0.844684170354264" calcext:value-type="float">
            <text:p>0.844684170354264</text:p>
          </table:table-cell>
          <table:table-cell office:value-type="float" office:value="0.230227421606268" calcext:value-type="float">
            <text:p>0.230227421606268</text:p>
          </table:table-cell>
          <table:table-cell office:value-type="float" office:value="0.823090199310966" calcext:value-type="float">
            <text:p>0.823090199310966</text:p>
          </table:table-cell>
          <table:table-cell office:value-type="float" office:value="0.214268226312332" calcext:value-type="float">
            <text:p>0.214268226312332</text:p>
          </table:table-cell>
          <table:table-cell office:value-type="float" office:value="0.168577755559033" calcext:value-type="float">
            <text:p>0.168577755559033</text:p>
          </table:table-cell>
          <table:table-cell office:value-type="float" office:value="0.78696123555061" calcext:value-type="float">
            <text:p>0.78696123555061</text:p>
          </table:table-cell>
          <table:table-cell office:value-type="float" office:value="0.17723054797175" calcext:value-type="float">
            <text:p>0.17723054797175</text:p>
          </table:table-cell>
          <table:table-cell office:value-type="float" office:value="0.800028865492692" calcext:value-type="float">
            <text:p>0.800028865492692</text:p>
          </table:table-cell>
        </table:table-row>
        <table:table-row table:style-name="ro1">
          <table:table-cell office:value-type="float" office:value="0.44774128570997" calcext:value-type="float">
            <text:p>0.44774128570997</text:p>
          </table:table-cell>
          <table:table-cell office:value-type="float" office:value="0.85454998265615" calcext:value-type="float">
            <text:p>0.85454998265615</text:p>
          </table:table-cell>
          <table:table-cell office:value-type="float" office:value="0.217035401976663" calcext:value-type="float">
            <text:p>0.217035401976663</text:p>
          </table:table-cell>
          <table:table-cell office:value-type="float" office:value="0.834032816578294" calcext:value-type="float">
            <text:p>0.834032816578294</text:p>
          </table:table-cell>
          <table:table-cell office:value-type="float" office:value="0.201696023491171" calcext:value-type="float">
            <text:p>0.201696023491171</text:p>
          </table:table-cell>
          <table:table-cell office:value-type="float" office:value="0.157666618556324" calcext:value-type="float">
            <text:p>0.157666618556324</text:p>
          </table:table-cell>
          <table:table-cell office:value-type="float" office:value="0.790583083122907" calcext:value-type="float">
            <text:p>0.790583083122907</text:p>
          </table:table-cell>
          <table:table-cell office:value-type="float" office:value="0.168203105558073" calcext:value-type="float">
            <text:p>0.168203105558073</text:p>
          </table:table-cell>
          <table:table-cell office:value-type="float" office:value="0.805375152309544" calcext:value-type="float">
            <text:p>0.805375152309544</text:p>
          </table:table-cell>
        </table:table-row>
        <table:table-row table:style-name="ro1">
          <table:table-cell office:value-type="float" office:value="0.428497531340663" calcext:value-type="float">
            <text:p>0.428497531340663</text:p>
          </table:table-cell>
          <table:table-cell office:value-type="float" office:value="0.863484353852408" calcext:value-type="float">
            <text:p>0.863484353852408</text:p>
          </table:table-cell>
          <table:table-cell office:value-type="float" office:value="0.204406257745027" calcext:value-type="float">
            <text:p>0.204406257745027</text:p>
          </table:table-cell>
          <table:table-cell office:value-type="float" office:value="0.84415299181281" calcext:value-type="float">
            <text:p>0.84415299181281</text:p>
          </table:table-cell>
          <table:table-cell office:value-type="float" office:value="0.189763041409117" calcext:value-type="float">
            <text:p>0.189763041409117</text:p>
          </table:table-cell>
          <table:table-cell office:value-type="float" office:value="0.147639253963082" calcext:value-type="float">
            <text:p>0.147639253963082</text:p>
          </table:table-cell>
          <table:table-cell office:value-type="float" office:value="0.793265152449128" calcext:value-type="float">
            <text:p>0.793265152449128</text:p>
          </table:table-cell>
          <table:table-cell office:value-type="float" office:value="0.160085524233354" calcext:value-type="float">
            <text:p>0.160085524233354</text:p>
          </table:table-cell>
          <table:table-cell office:value-type="float" office:value="0.809784556815276" calcext:value-type="float">
            <text:p>0.809784556815276</text:p>
          </table:table-cell>
        </table:table-row>
        <table:table-row table:style-name="ro1">
          <table:table-cell office:value-type="float" office:value="0.409020231455636" calcext:value-type="float">
            <text:p>0.409020231455636</text:p>
          </table:table-cell>
          <table:table-cell office:value-type="float" office:value="0.871301906765474" calcext:value-type="float">
            <text:p>0.871301906765474</text:p>
          </table:table-cell>
          <table:table-cell office:value-type="float" office:value="0.192545530924884" calcext:value-type="float">
            <text:p>0.192545530924884</text:p>
          </table:table-cell>
          <table:table-cell office:value-type="float" office:value="0.853258188757269" calcext:value-type="float">
            <text:p>0.853258188757269</text:p>
          </table:table-cell>
          <table:table-cell office:value-type="float" office:value="0.178671542210962" calcext:value-type="float">
            <text:p>0.178671542210962</text:p>
          </table:table-cell>
          <table:table-cell office:value-type="float" office:value="0.138693392295002" calcext:value-type="float">
            <text:p>0.138693392295002</text:p>
          </table:table-cell>
          <table:table-cell office:value-type="float" office:value="0.794900692833882" calcext:value-type="float">
            <text:p>0.794900692833882</text:p>
          </table:table-cell>
          <table:table-cell office:value-type="float" office:value="0.153052735313232" calcext:value-type="float">
            <text:p>0.153052735313232</text:p>
          </table:table-cell>
          <table:table-cell office:value-type="float" office:value="0.813128178611836" calcext:value-type="float">
            <text:p>0.813128178611836</text:p>
          </table:table-cell>
        </table:table-row>
        <table:table-row table:style-name="ro1">
          <table:table-cell office:value-type="float" office:value="0.389544102526954" calcext:value-type="float">
            <text:p>0.389544102526954</text:p>
          </table:table-cell>
          <table:table-cell office:value-type="float" office:value="0.877844157795081" calcext:value-type="float">
            <text:p>0.877844157795081</text:p>
          </table:table-cell>
          <table:table-cell office:value-type="float" office:value="0.18164519540011" calcext:value-type="float">
            <text:p>0.18164519540011</text:p>
          </table:table-cell>
          <table:table-cell office:value-type="float" office:value="0.861178781723052" calcext:value-type="float">
            <text:p>0.861178781723052</text:p>
          </table:table-cell>
          <table:table-cell office:value-type="float" office:value="0.168607490214136" calcext:value-type="float">
            <text:p>0.168607490214136</text:p>
          </table:table-cell>
          <table:table-cell office:value-type="float" office:value="0.131002154161878" calcext:value-type="float">
            <text:p>0.131002154161878</text:p>
          </table:table-cell>
          <table:table-cell office:value-type="float" office:value="0.795412177970699" calcext:value-type="float">
            <text:p>0.795412177970699</text:p>
          </table:table-cell>
          <table:table-cell office:value-type="float" office:value="0.147253500811178" calcext:value-type="float">
            <text:p>0.147253500811178</text:p>
          </table:table-cell>
          <table:table-cell office:value-type="float" office:value="0.815305577904596" calcext:value-type="float">
            <text:p>0.815305577904596</text:p>
          </table:table-cell>
        </table:table-row>
        <table:table-row table:style-name="ro1">
          <table:table-cell office:value-type="float" office:value="0.370313094898892" calcext:value-type="float">
            <text:p>0.370313094898892</text:p>
          </table:table-cell>
          <table:table-cell office:value-type="float" office:value="0.882991892961355" calcext:value-type="float">
            <text:p>0.882991892961355</text:p>
          </table:table-cell>
          <table:table-cell office:value-type="float" office:value="0.171870503859011" calcext:value-type="float">
            <text:p>0.171870503859011</text:p>
          </table:table-cell>
          <table:table-cell office:value-type="float" office:value="0.867780732737871" calcext:value-type="float">
            <text:p>0.867780732737871</text:p>
          </table:table-cell>
          <table:table-cell office:value-type="float" office:value="0.159727506287966" calcext:value-type="float">
            <text:p>0.159727506287966</text:p>
          </table:table-cell>
          <table:table-cell office:value-type="float" office:value="0.12470108874242" calcext:value-type="float">
            <text:p>0.12470108874242</text:p>
          </table:table-cell>
          <table:table-cell office:value-type="float" office:value="0.794758831556604" calcext:value-type="float">
            <text:p>0.794758831556604</text:p>
          </table:table-cell>
          <table:table-cell office:value-type="float" office:value="0.142798801907852" calcext:value-type="float">
            <text:p>0.142798801907852</text:p>
          </table:table-cell>
          <table:table-cell office:value-type="float" office:value="0.816253635687843" calcext:value-type="float">
            <text:p>0.816253635687843</text:p>
          </table:table-cell>
        </table:table-row>
        <table:table-row table:style-name="ro1">
          <table:table-cell office:value-type="float" office:value="0.351566179430549" calcext:value-type="float">
            <text:p>0.351566179430549</text:p>
          </table:table-cell>
          <table:table-cell office:value-type="float" office:value="0.88667455021136" calcext:value-type="float">
            <text:p>0.88667455021136</text:p>
          </table:table-cell>
          <table:table-cell office:value-type="float" office:value="0.163348536540725" calcext:value-type="float">
            <text:p>0.163348536540725</text:p>
          </table:table-cell>
          <table:table-cell office:value-type="float" office:value="0.872975659426373" calcext:value-type="float">
            <text:p>0.872975659426373</text:p>
          </table:table-cell>
          <table:table-cell office:value-type="float" office:value="0.152147789985693" calcext:value-type="float">
            <text:p>0.152147789985693</text:p>
          </table:table-cell>
          <table:table-cell office:value-type="float" office:value="0.119877960377921" calcext:value-type="float">
            <text:p>0.119877960377921</text:p>
          </table:table-cell>
          <table:table-cell office:value-type="float" office:value="0.792941096211918" calcext:value-type="float">
            <text:p>0.792941096211918</text:p>
          </table:table-cell>
          <table:table-cell office:value-type="float" office:value="0.139753092356696" calcext:value-type="float">
            <text:p>0.139753092356696</text:p>
          </table:table-cell>
          <table:table-cell office:value-type="float" office:value="0.815952397095926" calcext:value-type="float">
            <text:p>0.815952397095926</text:p>
          </table:table-cell>
        </table:table-row>
        <table:table-row table:style-name="ro1">
          <table:table-cell office:value-type="float" office:value="0.333523132460419" calcext:value-type="float">
            <text:p>0.333523132460419</text:p>
          </table:table-cell>
          <table:table-cell office:value-type="float" office:value="0.888875114516121" calcext:value-type="float">
            <text:p>0.888875114516121</text:p>
          </table:table-cell>
          <table:table-cell office:value-type="float" office:value="0.15616012831253" calcext:value-type="float">
            <text:p>0.15616012831253</text:p>
          </table:table-cell>
          <table:table-cell office:value-type="float" office:value="0.876726736224796" calcext:value-type="float">
            <text:p>0.876726736224796</text:p>
          </table:table-cell>
          <table:table-cell office:value-type="float" office:value="0.145936655370694" calcext:value-type="float">
            <text:p>0.145936655370694</text:p>
          </table:table-cell>
          <table:table-cell office:value-type="float" office:value="0.116566935774538" calcext:value-type="float">
            <text:p>0.116566935774538</text:p>
          </table:table-cell>
          <table:table-cell office:value-type="float" office:value="0.79000115368597" calcext:value-type="float">
            <text:p>0.79000115368597</text:p>
          </table:table-cell>
          <table:table-cell office:value-type="float" office:value="0.138129878492546" calcext:value-type="float">
            <text:p>0.138129878492546</text:p>
          </table:table-cell>
          <table:table-cell office:value-type="float" office:value="0.814426820942659" calcext:value-type="float">
            <text:p>0.814426820942659</text:p>
          </table:table-cell>
        </table:table-row>
        <table:table-row table:style-name="ro1">
          <table:table-cell office:value-type="float" office:value="0.316372338449429" calcext:value-type="float">
            <text:p>0.316372338449429</text:p>
          </table:table-cell>
          <table:table-cell office:value-type="float" office:value="0.889629730963251" calcext:value-type="float">
            <text:p>0.889629730963251</text:p>
          </table:table-cell>
          <table:table-cell office:value-type="float" office:value="0.150336394826593" calcext:value-type="float">
            <text:p>0.150336394826593</text:p>
          </table:table-cell>
          <table:table-cell office:value-type="float" office:value="0.879049498653425" calcext:value-type="float">
            <text:p>0.879049498653425</text:p>
          </table:table-cell>
          <table:table-cell office:value-type="float" office:value="0.141111820152354" calcext:value-type="float">
            <text:p>0.141111820152354</text:p>
          </table:table-cell>
          <table:table-cell office:value-type="float" office:value="0.114748014953072" calcext:value-type="float">
            <text:p>0.114748014953072</text:p>
          </table:table-cell>
          <table:table-cell office:value-type="float" office:value="0.786019405746925" calcext:value-type="float">
            <text:p>0.786019405746925</text:p>
          </table:table-cell>
          <table:table-cell office:value-type="float" office:value="0.137892271193208" calcext:value-type="float">
            <text:p>0.137892271193208</text:p>
          </table:table-cell>
          <table:table-cell office:value-type="float" office:value="0.811744169818776" calcext:value-type="float">
            <text:p>0.811744169818776</text:p>
          </table:table-cell>
        </table:table-row>
        <table:table-row table:style-name="ro1">
          <table:table-cell office:value-type="float" office:value="0.300262070171128" calcext:value-type="float">
            <text:p>0.300262070171128</text:p>
          </table:table-cell>
          <table:table-cell office:value-type="float" office:value="0.88902232107452" calcext:value-type="float">
            <text:p>0.88902232107452</text:p>
          </table:table-cell>
          <table:table-cell office:value-type="float" office:value="0.145860093805904" calcext:value-type="float">
            <text:p>0.145860093805904</text:p>
          </table:table-cell>
          <table:table-cell office:value-type="float" office:value="0.880007676143504" calcext:value-type="float">
            <text:p>0.880007676143504</text:p>
          </table:table-cell>
          <table:table-cell office:value-type="float" office:value="0.137642580333479" calcext:value-type="float">
            <text:p>0.137642580333479</text:p>
          </table:table-cell>
          <table:table-cell office:value-type="float" office:value="0.114351619463821" calcext:value-type="float">
            <text:p>0.114351619463821</text:p>
          </table:table-cell>
          <table:table-cell office:value-type="float" office:value="0.781107475876953" calcext:value-type="float">
            <text:p>0.781107475876953</text:p>
          </table:table-cell>
          <table:table-cell office:value-type="float" office:value="0.138958291613502" calcext:value-type="float">
            <text:p>0.138958291613502</text:p>
          </table:table-cell>
          <table:table-cell office:value-type="float" office:value="0.808007497158117" calcext:value-type="float">
            <text:p>0.808007497158117</text:p>
          </table:table-cell>
        </table:table-row>
        <table:table-row table:style-name="ro1">
          <table:table-cell office:value-type="float" office:value="0.285296135639389" calcext:value-type="float">
            <text:p>0.285296135639389</text:p>
          </table:table-cell>
          <table:table-cell office:value-type="float" office:value="0.887175286031258" calcext:value-type="float">
            <text:p>0.887175286031258</text:p>
          </table:table-cell>
          <table:table-cell office:value-type="float" office:value="0.142671279503294" calcext:value-type="float">
            <text:p>0.142671279503294</text:p>
          </table:table-cell>
          <table:table-cell office:value-type="float" office:value="0.879704975045416" calcext:value-type="float">
            <text:p>0.879704975045416</text:p>
          </table:table-cell>
          <table:table-cell office:value-type="float" office:value="0.135456217528465" calcext:value-type="float">
            <text:p>0.135456217528465</text:p>
          </table:table-cell>
          <table:table-cell office:value-type="float" office:value="0.115267283614798" calcext:value-type="float">
            <text:p>0.115267283614798</text:p>
          </table:table-cell>
          <table:table-cell office:value-type="float" office:value="0.775398970954153" calcext:value-type="float">
            <text:p>0.775398970954153</text:p>
          </table:table-cell>
          <table:table-cell office:value-type="float" office:value="0.14120981339496" calcext:value-type="float">
            <text:p>0.14120981339496</text:p>
          </table:table-cell>
          <table:table-cell office:value-type="float" office:value="0.80334644034766" calcext:value-type="float">
            <text:p>0.80334644034766</text:p>
          </table:table-cell>
        </table:table-row>
        <table:table-row table:style-name="ro1">
          <table:table-cell office:value-type="float" office:value="0.271533848638516" calcext:value-type="float">
            <text:p>0.271533848638516</text:p>
          </table:table-cell>
          <table:table-cell office:value-type="float" office:value="0.884237987185896" calcext:value-type="float">
            <text:p>0.884237987185896</text:p>
          </table:table-cell>
          <table:table-cell office:value-type="float" office:value="0.140675964612865" calcext:value-type="float">
            <text:p>0.140675964612865</text:p>
          </table:table-cell>
          <table:table-cell office:value-type="float" office:value="0.878274385424279" calcext:value-type="float">
            <text:p>0.878274385424279</text:p>
          </table:table-cell>
          <table:table-cell office:value-type="float" office:value="0.134447267188608" calcext:value-type="float">
            <text:p>0.134447267188608</text:p>
          </table:table-cell>
          <table:table-cell office:value-type="float" office:value="0.117354850946658" calcext:value-type="float">
            <text:p>0.117354850946658</text:p>
          </table:table-cell>
          <table:table-cell office:value-type="float" office:value="0.76903942281016" calcext:value-type="float">
            <text:p>0.76903942281016</text:p>
          </table:table-cell>
          <table:table-cell office:value-type="float" office:value="0.144503574253526" calcext:value-type="float">
            <text:p>0.144503574253526</text:p>
          </table:table-cell>
          <table:table-cell office:value-type="float" office:value="0.797906795516976" calcext:value-type="float">
            <text:p>0.797906795516976</text:p>
          </table:table-cell>
        </table:table-row>
        <table:table-row table:style-name="ro1">
          <table:table-cell office:value-type="float" office:value="0.25899361439106" calcext:value-type="float">
            <text:p>0.25899361439106</text:p>
          </table:table-cell>
          <table:table-cell office:value-type="float" office:value="0.880374752283686" calcext:value-type="float">
            <text:p>0.880374752283686</text:p>
          </table:table-cell>
          <table:table-cell office:value-type="float" office:value="0.139756254872058" calcext:value-type="float">
            <text:p>0.139756254872058</text:p>
          </table:table-cell>
          <table:table-cell office:value-type="float" office:value="0.875866702628472" calcext:value-type="float">
            <text:p>0.875866702628472</text:p>
          </table:table-cell>
          <table:table-cell office:value-type="float" office:value="0.134488064374073" calcext:value-type="float">
            <text:p>0.134488064374073</text:p>
          </table:table-cell>
          <table:table-cell office:value-type="float" office:value="0.12045639933065" calcext:value-type="float">
            <text:p>0.12045639933065</text:p>
          </table:table-cell>
          <table:table-cell office:value-type="float" office:value="0.762176770172616" calcext:value-type="float">
            <text:p>0.762176770172616</text:p>
          </table:table-cell>
          <table:table-cell office:value-type="float" office:value="0.148682574678289" calcext:value-type="float">
            <text:p>0.148682574678289</text:p>
          </table:table-cell>
          <table:table-cell office:value-type="float" office:value="0.791840344713042" calcext:value-type="float">
            <text:p>0.791840344713042</text:p>
          </table:table-cell>
        </table:table-row>
        <table:table-row table:style-name="ro1">
          <table:table-cell office:value-type="float" office:value="0.247659021835603" calcext:value-type="float">
            <text:p>0.247659021835603</text:p>
          </table:table-cell>
          <table:table-cell office:value-type="float" office:value="0.875753897590195" calcext:value-type="float">
            <text:p>0.875753897590195</text:p>
          </table:table-cell>
          <table:table-cell office:value-type="float" office:value="0.139780492420248" calcext:value-type="float">
            <text:p>0.139780492420248</text:p>
          </table:table-cell>
          <table:table-cell office:value-type="float" office:value="0.872639753046163" calcext:value-type="float">
            <text:p>0.872639753046163</text:p>
          </table:table-cell>
          <table:table-cell office:value-type="float" office:value="0.135439092448604" calcext:value-type="float">
            <text:p>0.135439092448604</text:p>
          </table:table-cell>
          <table:table-cell office:value-type="float" office:value="0.124407376327284" calcext:value-type="float">
            <text:p>0.124407376327284</text:p>
          </table:table-cell>
          <table:table-cell office:value-type="float" office:value="0.754953377522102" calcext:value-type="float">
            <text:p>0.754953377522102</text:p>
          </table:table-cell>
          <table:table-cell office:value-type="float" office:value="0.153586471840287" calcext:value-type="float">
            <text:p>0.153586471840287</text:p>
          </table:table-cell>
          <table:table-cell office:value-type="float" office:value="0.78529606291212" calcext:value-type="float">
            <text:p>0.78529606291212</text:p>
          </table:table-cell>
        </table:table-row>
        <table:table-row table:style-name="ro1">
          <table:table-cell office:value-type="float" office:value="0.237486205061381" calcext:value-type="float">
            <text:p>0.237486205061381</text:p>
          </table:table-cell>
          <table:table-cell office:value-type="float" office:value="0.870538733206712" calcext:value-type="float">
            <text:p>0.870538733206712</text:p>
          </table:table-cell>
          <table:table-cell office:value-type="float" office:value="0.140612298158919" calcext:value-type="float">
            <text:p>0.140612298158919</text:p>
          </table:table-cell>
          <table:table-cell office:value-type="float" office:value="0.868749340121834" calcext:value-type="float">
            <text:p>0.868749340121834</text:p>
          </table:table-cell>
          <table:table-cell office:value-type="float" office:value="0.137158049472606" calcext:value-type="float">
            <text:p>0.137158049472606</text:p>
          </table:table-cell>
          <table:table-cell office:value-type="float" office:value="0.129045899272531" calcext:value-type="float">
            <text:p>0.129045899272531</text:p>
          </table:table-cell>
          <table:table-cell office:value-type="float" office:value="0.747500120679875" calcext:value-type="float">
            <text:p>0.747500120679875</text:p>
          </table:table-cell>
          <table:table-cell office:value-type="float" office:value="0.159060053362386" calcext:value-type="float">
            <text:p>0.159060053362386</text:p>
          </table:table-cell>
          <table:table-cell office:value-type="float" office:value="0.778413359421403" calcext:value-type="float">
            <text:p>0.778413359421403</text:p>
          </table:table-cell>
        </table:table-row>
        <table:table-row table:style-name="ro1">
          <table:table-cell office:value-type="float" office:value="0.228411406254002" calcext:value-type="float">
            <text:p>0.228411406254002</text:p>
          </table:table-cell>
          <table:table-cell office:value-type="float" office:value="0.864881000195475" calcext:value-type="float">
            <text:p>0.864881000195475</text:p>
          </table:table-cell>
          <table:table-cell office:value-type="float" office:value="0.142117845963039" calcext:value-type="float">
            <text:p>0.142117845963039</text:p>
          </table:table-cell>
          <table:table-cell office:value-type="float" office:value="0.864342429012708" calcext:value-type="float">
            <text:p>0.864342429012708</text:p>
          </table:table-cell>
          <table:table-cell office:value-type="float" office:value="0.139507006580734" calcext:value-type="float">
            <text:p>0.139507006580734</text:p>
          </table:table-cell>
          <table:table-cell office:value-type="float" office:value="0.134219726705954" calcext:value-type="float">
            <text:p>0.134219726705954</text:p>
          </table:table-cell>
          <table:table-cell office:value-type="float" office:value="0.739932629348934" calcext:value-type="float">
            <text:p>0.739932629348934</text:p>
          </table:table-cell>
          <table:table-cell office:value-type="float" office:value="0.164959403041601" calcext:value-type="float">
            <text:p>0.164959403041601</text:p>
          </table:table-cell>
          <table:table-cell office:value-type="float" office:value="0.771317538091927" calcext:value-type="float">
            <text:p>0.771317538091927</text:p>
          </table:table-cell>
        </table:table-row>
        <table:table-row table:style-name="ro1">
          <table:table-cell office:value-type="float" office:value="0.22035798082608" calcext:value-type="float">
            <text:p>0.22035798082608</text:p>
          </table:table-cell>
          <table:table-cell office:value-type="float" office:value="0.858916703581356" calcext:value-type="float">
            <text:p>0.858916703581356</text:p>
          </table:table-cell>
          <table:table-cell office:value-type="float" office:value="0.144171161422056" calcext:value-type="float">
            <text:p>0.144171161422056</text:p>
          </table:table-cell>
          <table:table-cell office:value-type="float" office:value="0.859552608986774" calcext:value-type="float">
            <text:p>0.859552608986774</text:p>
          </table:table-cell>
          <table:table-cell office:value-type="float" office:value="0.142357499113183" calcext:value-type="float">
            <text:p>0.142357499113183</text:p>
          </table:table-cell>
          <table:table-cell office:value-type="float" office:value="0.139790834728065" calcext:value-type="float">
            <text:p>0.139790834728065</text:p>
          </table:table-cell>
          <table:table-cell office:value-type="float" office:value="0.732349495121828" calcext:value-type="float">
            <text:p>0.732349495121828</text:p>
          </table:table-cell>
          <table:table-cell office:value-type="float" office:value="0.17115576247027" calcext:value-type="float">
            <text:p>0.17115576247027</text:p>
          </table:table-cell>
          <table:table-cell office:value-type="float" office:value="0.76411734253152" calcext:value-type="float">
            <text:p>0.76411734253152</text:p>
          </table:table-cell>
        </table:table-row>
        <table:table-row table:style-name="ro1">
          <table:table-cell office:value-type="float" office:value="0.213242342091599" calcext:value-type="float">
            <text:p>0.213242342091599</text:p>
          </table:table-cell>
          <table:table-cell office:value-type="float" office:value="0.852764051359392" calcext:value-type="float">
            <text:p>0.852764051359392</text:p>
          </table:table-cell>
          <table:table-cell office:value-type="float" office:value="0.146657508425432" calcext:value-type="float">
            <text:p>0.146657508425432</text:p>
          </table:table-cell>
          <table:table-cell office:value-type="float" office:value="0.854497612277728" calcext:value-type="float">
            <text:p>0.854497612277728</text:p>
          </table:table-cell>
          <table:table-cell office:value-type="float" office:value="0.14559365957908" calcext:value-type="float">
            <text:p>0.14559365957908</text:p>
          </table:table-cell>
          <table:table-cell office:value-type="float" office:value="0.145637899701699" calcext:value-type="float">
            <text:p>0.145637899701699</text:p>
          </table:table-cell>
          <table:table-cell office:value-type="float" office:value="0.724832008788468" calcext:value-type="float">
            <text:p>0.724832008788468</text:p>
          </table:table-cell>
          <table:table-cell office:value-type="float" office:value="0.177537430516424" calcext:value-type="float">
            <text:p>0.177537430516424</text:p>
          </table:table-cell>
          <table:table-cell office:value-type="float" office:value="0.756904176906403" calcext:value-type="float">
            <text:p>0.756904176906403</text:p>
          </table:table-cell>
        </table:table-row>
        <table:table-row table:style-name="ro1">
          <table:table-cell office:value-type="float" office:value="0.206978698169873" calcext:value-type="float">
            <text:p>0.206978698169873</text:p>
          </table:table-cell>
          <table:table-cell office:value-type="float" office:value="0.846523018600229" calcext:value-type="float">
            <text:p>0.846523018600229</text:p>
          </table:table-cell>
          <table:table-cell office:value-type="float" office:value="0.149475179884916" calcext:value-type="float">
            <text:p>0.149475179884916</text:p>
          </table:table-cell>
          <table:table-cell office:value-type="float" office:value="0.849278457038445" calcext:value-type="float">
            <text:p>0.849278457038445</text:p>
          </table:table-cell>
          <table:table-cell office:value-type="float" office:value="0.149113742961089" calcext:value-type="float">
            <text:p>0.149113742961089</text:p>
          </table:table-cell>
          <table:table-cell office:value-type="float" office:value="0.15165708396115" calcext:value-type="float">
            <text:p>0.15165708396115</text:p>
          </table:table-cell>
          <table:table-cell office:value-type="float" office:value="0.717445021726061" calcext:value-type="float">
            <text:p>0.717445021726061</text:p>
          </table:table-cell>
          <table:table-cell office:value-type="float" office:value="0.184010104273111" calcext:value-type="float">
            <text:p>0.184010104273111</text:p>
          </table:table-cell>
          <table:table-cell office:value-type="float" office:value="0.749752594898849" calcext:value-type="float">
            <text:p>0.749752594898849</text:p>
          </table:table-cell>
        </table:table-row>
        <table:table-row table:style-name="ro1">
          <table:table-cell office:value-type="float" office:value="0.201482567213691" calcext:value-type="float">
            <text:p>0.201482567213691</text:p>
          </table:table-cell>
          <table:table-cell office:value-type="float" office:value="0.840276077485299" calcext:value-type="float">
            <text:p>0.840276077485299</text:p>
          </table:table-cell>
          <table:table-cell office:value-type="float" office:value="0.152536033990938" calcext:value-type="float">
            <text:p>0.152536033990938</text:p>
          </table:table-cell>
          <table:table-cell office:value-type="float" office:value="0.843979789358759" calcext:value-type="float">
            <text:p>0.843979789358759</text:p>
          </table:table-cell>
          <table:table-cell office:value-type="float" office:value="0.152830410687944" calcext:value-type="float">
            <text:p>0.152830410687944</text:p>
          </table:table-cell>
          <table:table-cell office:value-type="float" office:value="0.157761611116536" calcext:value-type="float">
            <text:p>0.157761611116536</text:p>
          </table:table-cell>
          <table:table-cell office:value-type="float" office:value="0.710238490239776" calcext:value-type="float">
            <text:p>0.710238490239776</text:p>
          </table:table-cell>
          <table:table-cell office:value-type="float" office:value="0.190496141075386" calcext:value-type="float">
            <text:p>0.190496141075386</text:p>
          </table:table-cell>
          <table:table-cell office:value-type="float" office:value="0.742721600684728" calcext:value-type="float">
            <text:p>0.742721600684728</text:p>
          </table:table-cell>
        </table:table-row>
        <table:table-row table:style-name="ro1">
          <table:table-cell office:value-type="float" office:value="0.19667320896553" calcext:value-type="float">
            <text:p>0.19667320896553</text:p>
          </table:table-cell>
          <table:table-cell office:value-type="float" office:value="0.834089645693701" calcext:value-type="float">
            <text:p>0.834089645693701</text:p>
          </table:table-cell>
          <table:table-cell office:value-type="float" office:value="0.155765155483112" calcext:value-type="float">
            <text:p>0.155765155483112</text:p>
          </table:table-cell>
          <table:table-cell office:value-type="float" office:value="0.838670995621567" calcext:value-type="float">
            <text:p>0.838670995621567</text:p>
          </table:table-cell>
          <table:table-cell office:value-type="float" office:value="0.156670167834873" calcext:value-type="float">
            <text:p>0.156670167834873</text:p>
          </table:table-cell>
          <table:table-cell office:value-type="float" office:value="0.163880552786663" calcext:value-type="float">
            <text:p>0.163880552786663</text:p>
          </table:table-cell>
          <table:table-cell office:value-type="float" office:value="0.703249369686416" calcext:value-type="float">
            <text:p>0.703249369686416</text:p>
          </table:table-cell>
          <table:table-cell office:value-type="float" office:value="0.196933143817238" calcext:value-type="float">
            <text:p>0.196933143817238</text:p>
          </table:table-cell>
          <table:table-cell office:value-type="float" office:value="0.735856404830066" calcext:value-type="float">
            <text:p>0.735856404830066</text:p>
          </table:table-cell>
        </table:table-row>
        <table:table-row table:style-name="ro1">
          <table:table-cell office:value-type="float" office:value="0.192475164202697" calcext:value-type="float">
            <text:p>0.192475164202697</text:p>
          </table:table-cell>
          <table:table-cell office:value-type="float" office:value="0.828015925122966" calcext:value-type="float">
            <text:p>0.828015925122966</text:p>
          </table:table-cell>
          <table:table-cell office:value-type="float" office:value="0.159099947782848" calcext:value-type="float">
            <text:p>0.159099947782848</text:p>
          </table:table-cell>
          <table:table-cell office:value-type="float" office:value="0.833407762421529" calcext:value-type="float">
            <text:p>0.833407762421529</text:p>
          </table:table-cell>
          <table:table-cell office:value-type="float" office:value="0.16057226497996" calcext:value-type="float">
            <text:p>0.16057226497996</text:p>
          </table:table-cell>
          <table:table-cell office:value-type="float" office:value="0.169957171126432" calcext:value-type="float">
            <text:p>0.169957171126432</text:p>
          </table:table-cell>
          <table:table-cell office:value-type="float" office:value="0.696503612454274" calcext:value-type="float">
            <text:p>0.696503612454274</text:p>
          </table:table-cell>
          <table:table-cell office:value-type="float" office:value="0.203272190751814" calcext:value-type="float">
            <text:p>0.203272190751814</text:p>
          </table:table-cell>
          <table:table-cell office:value-type="float" office:value="0.729190363879464" calcext:value-type="float">
            <text:p>0.729190363879464</text:p>
          </table:table-cell>
        </table:table-row>
        <table:table-row table:style-name="ro1">
          <table:table-cell office:value-type="float" office:value="0.188819096877792" calcext:value-type="float">
            <text:p>0.188819096877792</text:p>
          </table:table-cell>
          <table:table-cell office:value-type="float" office:value="0.822094863244302" calcext:value-type="float">
            <text:p>0.822094863244302</text:p>
          </table:table-cell>
          <table:table-cell office:value-type="float" office:value="0.162488917687581" calcext:value-type="float">
            <text:p>0.162488917687581</text:p>
          </table:table-cell>
          <table:table-cell office:value-type="float" office:value="0.828233816877649" calcext:value-type="float">
            <text:p>0.828233816877649</text:p>
          </table:table-cell>
          <table:table-cell office:value-type="float" office:value="0.164487328593548" calcext:value-type="float">
            <text:p>0.164487328593548</text:p>
          </table:table-cell>
          <table:table-cell office:value-type="float" office:value="0.175947081105999" calcext:value-type="float">
            <text:p>0.175947081105999</text:p>
          </table:table-cell>
          <table:table-cell office:value-type="float" office:value="0.690018097248543" calcext:value-type="float">
            <text:p>0.690018097248543</text:p>
          </table:table-cell>
          <table:table-cell office:value-type="float" office:value="0.209475951557854" calcext:value-type="float">
            <text:p>0.209475951557854</text:p>
          </table:table-cell>
          <table:table-cell office:value-type="float" office:value="0.722746908173062" calcext:value-type="float">
            <text:p>0.722746908173062</text:p>
          </table:table-cell>
        </table:table-row>
        <table:table-row table:style-name="ro1">
          <table:table-cell office:value-type="float" office:value="0.185642117894417" calcext:value-type="float">
            <text:p>0.185642117894417</text:p>
          </table:table-cell>
          <table:table-cell office:value-type="float" office:value="0.816356085729255" calcext:value-type="float">
            <text:p>0.816356085729255</text:p>
          </table:table-cell>
          <table:table-cell office:value-type="float" office:value="0.165890321686123" calcext:value-type="float">
            <text:p>0.165890321686123</text:p>
          </table:table-cell>
          <table:table-cell office:value-type="float" office:value="0.823182689755587" calcext:value-type="float">
            <text:p>0.823182689755587</text:p>
          </table:table-cell>
          <table:table-cell office:value-type="float" office:value="0.1683758860926" calcext:value-type="float">
            <text:p>0.1683758860926</text:p>
          </table:table-cell>
          <table:table-cell office:value-type="float" office:value="0.181816413319878" calcext:value-type="float">
            <text:p>0.181816413319878</text:p>
          </table:table-cell>
          <table:table-cell office:value-type="float" office:value="0.683802386585285" calcext:value-type="float">
            <text:p>0.683802386585285</text:p>
          </table:table-cell>
          <table:table-cell office:value-type="float" office:value="0.215516851108952" calcext:value-type="float">
            <text:p>0.215516851108952</text:p>
          </table:table-cell>
          <table:table-cell office:value-type="float" office:value="0.716541335767747" calcext:value-type="float">
            <text:p>0.716541335767747</text:p>
          </table:table-cell>
        </table:table-row>
        <table:table-row table:style-name="ro1">
          <table:table-cell office:value-type="float" office:value="0.182887763390994" calcext:value-type="float">
            <text:p>0.182887763390994</text:p>
          </table:table-cell>
          <table:table-cell office:value-type="float" office:value="0.810820678061386" calcext:value-type="float">
            <text:p>0.810820678061386</text:p>
          </table:table-cell>
          <table:table-cell office:value-type="float" office:value="0.169270819212614" calcext:value-type="float">
            <text:p>0.169270819212614</text:p>
          </table:table-cell>
          <table:table-cell office:value-type="float" office:value="0.81827937140051" calcext:value-type="float">
            <text:p>0.81827937140051</text:p>
          </table:table-cell>
          <table:table-cell office:value-type="float" office:value="0.17220692678139" calcext:value-type="float">
            <text:p>0.17220692678139</text:p>
          </table:table-cell>
          <table:table-cell office:value-type="float" office:value="0.187540072848771" calcext:value-type="float">
            <text:p>0.187540072848771</text:p>
          </table:table-cell>
          <table:table-cell office:value-type="float" office:value="0.677860283560243" calcext:value-type="float">
            <text:p>0.677860283560243</text:p>
          </table:table-cell>
          <table:table-cell office:value-type="float" office:value="0.221375359237513" calcext:value-type="float">
            <text:p>0.221375359237513</text:p>
          </table:table-cell>
          <table:table-cell office:value-type="float" office:value="0.710582427798417" calcext:value-type="float">
            <text:p>0.710582427798417</text:p>
          </table:table-cell>
        </table:table-row>
        <table:table-row table:style-name="ro1">
          <table:table-cell office:value-type="float" office:value="0.180505720027233" calcext:value-type="float">
            <text:p>0.180505720027233</text:p>
          </table:table-cell>
          <table:table-cell office:value-type="float" office:value="0.805502785833135" calcext:value-type="float">
            <text:p>0.805502785833135</text:p>
          </table:table-cell>
          <table:table-cell office:value-type="float" office:value="0.172604184332854" calcext:value-type="float">
            <text:p>0.172604184332854</text:p>
          </table:table-cell>
          <table:table-cell office:value-type="float" office:value="0.813541823453063" calcext:value-type="float">
            <text:p>0.813541823453063</text:p>
          </table:table-cell>
          <table:table-cell office:value-type="float" office:value="0.175956546124009" calcext:value-type="float">
            <text:p>0.175956546124009</text:p>
          </table:table-cell>
          <table:table-cell office:value-type="float" office:value="0.193100183389513" calcext:value-type="float">
            <text:p>0.193100183389513</text:p>
          </table:table-cell>
          <table:table-cell office:value-type="float" office:value="0.672191138884999" calcext:value-type="float">
            <text:p>0.672191138884999</text:p>
          </table:table-cell>
          <table:table-cell office:value-type="float" office:value="0.227038485610434" calcext:value-type="float">
            <text:p>0.227038485610434</text:p>
          </table:table-cell>
          <table:table-cell office:value-type="float" office:value="0.704873826504576" calcext:value-type="float">
            <text:p>0.704873826504576</text:p>
          </table:table-cell>
        </table:table-row>
        <table:table-row table:style-name="ro1">
          <table:table-cell office:value-type="float" office:value="0.178451427797983" calcext:value-type="float">
            <text:p>0.178451427797983</text:p>
          </table:table-cell>
          <table:table-cell office:value-type="float" office:value="0.800410990425461" calcext:value-type="float">
            <text:p>0.800410990425461</text:p>
          </table:table-cell>
          <table:table-cell office:value-type="float" office:value="0.175870148513348" calcext:value-type="float">
            <text:p>0.175870148513348</text:p>
          </table:table-cell>
          <table:table-cell office:value-type="float" office:value="0.808982293784983" calcext:value-type="float">
            <text:p>0.808982293784983</text:p>
          </table:table-cell>
          <table:table-cell office:value-type="float" office:value="0.179606740353541" calcext:value-type="float">
            <text:p>0.179606740353541</text:p>
          </table:table-cell>
          <table:table-cell office:value-type="float" office:value="0.198484707762366" calcext:value-type="float">
            <text:p>0.198484707762366</text:p>
          </table:table-cell>
          <table:table-cell office:value-type="float" office:value="0.666790958662746" calcext:value-type="float">
            <text:p>0.666790958662746</text:p>
          </table:table-cell>
          <table:table-cell office:value-type="float" office:value="0.232498459320667" calcext:value-type="float">
            <text:p>0.232498459320667</text:p>
          </table:table-cell>
          <table:table-cell office:value-type="float" office:value="0.699415217235298" calcext:value-type="float">
            <text:p>0.699415217235298</text:p>
          </table:table-cell>
        </table:table-row>
        <table:table-row table:style-name="ro1">
          <table:table-cell office:value-type="float" office:value="0.176685591376385" calcext:value-type="float">
            <text:p>0.176685591376385</text:p>
          </table:table-cell>
          <table:table-cell office:value-type="float" office:value="0.795549486406465" calcext:value-type="float">
            <text:p>0.795549486406465</text:p>
          </table:table-cell>
          <table:table-cell office:value-type="float" office:value="0.179053364422917" calcext:value-type="float">
            <text:p>0.179053364422917</text:p>
          </table:table-cell>
          <table:table-cell office:value-type="float" office:value="0.804608456054424" calcext:value-type="float">
            <text:p>0.804608456054424</text:p>
          </table:table-cell>
          <table:table-cell office:value-type="float" office:value="0.183144338081554" calcext:value-type="float">
            <text:p>0.183144338081554</text:p>
          </table:table-cell>
          <table:table-cell office:value-type="float" office:value="0.203686281830008" calcext:value-type="float">
            <text:p>0.203686281830008</text:p>
          </table:table-cell>
          <table:table-cell office:value-type="float" office:value="0.661653290555109" calcext:value-type="float">
            <text:p>0.661653290555109</text:p>
          </table:table-cell>
          <table:table-cell office:value-type="float" office:value="0.237751626557497" calcext:value-type="float">
            <text:p>0.237751626557497</text:p>
          </table:table-cell>
          <table:table-cell office:value-type="float" office:value="0.694203288504785" calcext:value-type="float">
            <text:p>0.694203288504785</text:p>
          </table:table-cell>
        </table:table-row>
        <table:table-row table:style-name="ro1">
          <table:table-cell office:value-type="float" office:value="0.175173676468761" calcext:value-type="float">
            <text:p>0.175173676468761</text:p>
          </table:table-cell>
          <table:table-cell office:value-type="float" office:value="0.790919053386615" calcext:value-type="float">
            <text:p>0.790919053386615</text:p>
          </table:table-cell>
          <table:table-cell office:value-type="float" office:value="0.182142519688181" calcext:value-type="float">
            <text:p>0.182142519688181</text:p>
          </table:table-cell>
          <table:table-cell office:value-type="float" office:value="0.800424359906791" calcext:value-type="float">
            <text:p>0.800424359906791</text:p>
          </table:table-cell>
          <table:table-cell office:value-type="float" office:value="0.186560093570865" calcext:value-type="float">
            <text:p>0.186560093570865</text:p>
          </table:table-cell>
          <table:table-cell office:value-type="float" office:value="0.208701224659229" calcext:value-type="float">
            <text:p>0.208701224659229</text:p>
          </table:table-cell>
          <table:table-cell office:value-type="float" office:value="0.656769946464103" calcext:value-type="float">
            <text:p>0.656769946464103</text:p>
          </table:table-cell>
          <table:table-cell office:value-type="float" office:value="0.242797523030092" calcext:value-type="float">
            <text:p>0.242797523030092</text:p>
          </table:table-cell>
          <table:table-cell office:value-type="float" office:value="0.689232523926042" calcext:value-type="float">
            <text:p>0.689232523926042</text:p>
          </table:table-cell>
        </table:table-row>
        <table:table-row table:style-name="ro1">
          <table:table-cell office:value-type="float" office:value="0.17388540378314" calcext:value-type="float">
            <text:p>0.17388540378314</text:p>
          </table:table-cell>
          <table:table-cell office:value-type="float" office:value="0.786517862261109" calcext:value-type="float">
            <text:p>0.786517862261109</text:p>
          </table:table-cell>
          <table:table-cell office:value-type="float" office:value="0.185129574492098" calcext:value-type="float">
            <text:p>0.185129574492098</text:p>
          </table:table-cell>
          <table:table-cell office:value-type="float" office:value="0.796431227660763" calcext:value-type="float">
            <text:p>0.796431227660763</text:p>
          </table:table-cell>
          <table:table-cell office:value-type="float" office:value="0.189847912698647" calcext:value-type="float">
            <text:p>0.189847912698647</text:p>
          </table:table-cell>
          <table:table-cell office:value-type="float" office:value="0.21352872140391" calcext:value-type="float">
            <text:p>0.21352872140391</text:p>
          </table:table-cell>
          <table:table-cell office:value-type="float" office:value="0.652131569383289" calcext:value-type="float">
            <text:p>0.652131569383289</text:p>
          </table:table-cell>
          <table:table-cell office:value-type="float" office:value="0.247638116423309" calcext:value-type="float">
            <text:p>0.247638116423309</text:p>
          </table:table-cell>
          <table:table-cell office:value-type="float" office:value="0.684495832819646" calcext:value-type="float">
            <text:p>0.684495832819646</text:p>
          </table:table-cell>
        </table:table-row>
        <table:table-row table:style-name="ro1">
          <table:table-cell office:value-type="float" office:value="0.17279426796427" calcext:value-type="float">
            <text:p>0.17279426796427</text:p>
          </table:table-cell>
          <table:table-cell office:value-type="float" office:value="0.782342123519775" calcext:value-type="float">
            <text:p>0.782342123519775</text:p>
          </table:table-cell>
          <table:table-cell office:value-type="float" office:value="0.188009125721561" calcext:value-type="float">
            <text:p>0.188009125721561</text:p>
          </table:table-cell>
          <table:table-cell office:value-type="float" office:value="0.792628101988953" calcext:value-type="float">
            <text:p>0.792628101988953</text:p>
          </table:table-cell>
          <table:table-cell office:value-type="float" office:value="0.193004212238556" calcext:value-type="float">
            <text:p>0.193004212238556</text:p>
          </table:table-cell>
          <table:table-cell office:value-type="float" office:value="0.218170155236393" calcext:value-type="float">
            <text:p>0.218170155236393</text:p>
          </table:table-cell>
          <table:table-cell office:value-type="float" office:value="0.647728074607305" calcext:value-type="float">
            <text:p>0.647728074607305</text:p>
          </table:table-cell>
          <table:table-cell office:value-type="float" office:value="0.252277193153565" calcext:value-type="float">
            <text:p>0.252277193153565</text:p>
          </table:table-cell>
          <table:table-cell office:value-type="float" office:value="0.679985048480555" calcext:value-type="float">
            <text:p>0.679985048480555</text:p>
          </table:table-cell>
        </table:table-row>
        <table:table-row table:style-name="ro1">
          <table:table-cell office:value-type="float" office:value="0.171877090566581" calcext:value-type="float">
            <text:p>0.171877090566581</text:p>
          </table:table-cell>
          <table:table-cell office:value-type="float" office:value="0.778386613974801" calcext:value-type="float">
            <text:p>0.778386613974801</text:p>
          </table:table-cell>
          <table:table-cell office:value-type="float" office:value="0.190777873017254" calcext:value-type="float">
            <text:p>0.190777873017254</text:p>
          </table:table-cell>
          <table:table-cell office:value-type="float" office:value="0.789012377504136" calcext:value-type="float">
            <text:p>0.789012377504136</text:p>
          </table:table-cell>
          <table:table-cell office:value-type="float" office:value="0.196027385372233" calcext:value-type="float">
            <text:p>0.196027385372233</text:p>
          </table:table-cell>
          <table:table-cell office:value-type="float" office:value="0.222628563248763" calcext:value-type="float">
            <text:p>0.222628563248763</text:p>
          </table:table-cell>
          <table:table-cell office:value-type="float" office:value="0.643548990817935" calcext:value-type="float">
            <text:p>0.643548990817935</text:p>
          </table:table-cell>
          <table:table-cell office:value-type="float" office:value="0.25671986394445" calcext:value-type="float">
            <text:p>0.25671986394445</text:p>
          </table:table-cell>
          <table:table-cell office:value-type="float" office:value="0.675691319775361" calcext:value-type="float">
            <text:p>0.675691319775361</text:p>
          </table:table-cell>
        </table:table-row>
        <table:table-row table:style-name="ro1">
          <table:table-cell office:value-type="float" office:value="0.171113614392141" calcext:value-type="float">
            <text:p>0.171113614392141</text:p>
          </table:table-cell>
          <table:table-cell office:value-type="float" office:value="0.77464508984344" calcext:value-type="float">
            <text:p>0.77464508984344</text:p>
          </table:table-cell>
          <table:table-cell office:value-type="float" office:value="0.193434183111308" calcext:value-type="float">
            <text:p>0.193434183111308</text:p>
          </table:table-cell>
          <table:table-cell office:value-type="float" office:value="0.785580222888909" calcext:value-type="float">
            <text:p>0.785580222888909</text:p>
          </table:table-cell>
          <table:table-cell office:value-type="float" office:value="0.198917368936407" calcext:value-type="float">
            <text:p>0.198917368936407</text:p>
          </table:table-cell>
          <table:table-cell office:value-type="float" office:value="0.226908200351133" calcext:value-type="float">
            <text:p>0.226908200351133</text:p>
          </table:table-cell>
          <table:table-cell office:value-type="float" office:value="0.639583717815096" calcext:value-type="float">
            <text:p>0.639583717815096</text:p>
          </table:table-cell>
          <table:table-cell office:value-type="float" office:value="0.260972171843254" calcext:value-type="float">
            <text:p>0.260972171843254</text:p>
          </table:table-cell>
          <table:table-cell office:value-type="float" office:value="0.671605412829318" calcext:value-type="float">
            <text:p>0.671605412829318</text:p>
          </table:table-cell>
        </table:table-row>
        <table:table-row table:style-name="ro1">
          <table:table-cell office:value-type="float" office:value="0.170486133926017" calcext:value-type="float">
            <text:p>0.170486133926017</text:p>
          </table:table-cell>
          <table:table-cell office:value-type="float" office:value="0.771110619957321" calcext:value-type="float">
            <text:p>0.771110619957321</text:p>
          </table:table-cell>
          <table:table-cell office:value-type="float" office:value="0.195977725366116" calcext:value-type="float">
            <text:p>0.195977725366116</text:p>
          </table:table-cell>
          <table:table-cell office:value-type="float" office:value="0.782326925435396" calcext:value-type="float">
            <text:p>0.782326925435396</text:p>
          </table:table-cell>
          <table:table-cell office:value-type="float" office:value="0.201675283878555" calcext:value-type="float">
            <text:p>0.201675283878555</text:p>
          </table:table-cell>
          <table:table-cell office:value-type="float" office:value="0.2310141943607" calcext:value-type="float">
            <text:p>0.2310141943607</text:p>
          </table:table-cell>
          <table:table-cell office:value-type="float" office:value="0.635821714371946" calcext:value-type="float">
            <text:p>0.635821714371946</text:p>
          </table:table-cell>
          <table:table-cell office:value-type="float" office:value="0.265040786594157" calcext:value-type="float">
            <text:p>0.265040786594157</text:p>
          </table:table-cell>
          <table:table-cell office:value-type="float" office:value="0.667717937193721" calcext:value-type="float">
            <text:p>0.667717937193721</text:p>
          </table:table-cell>
        </table:table-row>
        <table:table-row table:style-name="ro1">
          <table:table-cell office:value-type="float" office:value="0.169979176306997" calcext:value-type="float">
            <text:p>0.169979176306997</text:p>
          </table:table-cell>
          <table:table-cell office:value-type="float" office:value="0.767775837043326" calcext:value-type="float">
            <text:p>0.767775837043326</text:p>
          </table:table-cell>
          <table:table-cell office:value-type="float" office:value="0.198409184494625" calcext:value-type="float">
            <text:p>0.198409184494625</text:p>
          </table:table-cell>
          <table:table-cell office:value-type="float" office:value="0.779247154728056" calcext:value-type="float">
            <text:p>0.779247154728056</text:p>
          </table:table-cell>
          <table:table-cell office:value-type="float" office:value="0.204303154127156" calcext:value-type="float">
            <text:p>0.204303154127156</text:p>
          </table:table-cell>
          <table:table-cell office:value-type="float" office:value="0.234952266050064" calcext:value-type="float">
            <text:p>0.234952266050064</text:p>
          </table:table-cell>
          <table:table-cell office:value-type="float" office:value="0.632252644206832" calcext:value-type="float">
            <text:p>0.632252644206832</text:p>
          </table:table-cell>
          <table:table-cell office:value-type="float" office:value="0.268932758370139" calcext:value-type="float">
            <text:p>0.268932758370139</text:p>
          </table:table-cell>
          <table:table-cell office:value-type="float" office:value="0.664019524345791" calcext:value-type="float">
            <text:p>0.664019524345791</text:p>
          </table:table-cell>
        </table:table-row>
        <table:table-row table:style-name="ro1">
          <table:table-cell office:value-type="float" office:value="0.169579207157378" calcext:value-type="float">
            <text:p>0.169579207157378</text:p>
          </table:table-cell>
          <table:table-cell office:value-type="float" office:value="0.764633142500506" calcext:value-type="float">
            <text:p>0.764633142500506</text:p>
          </table:table-cell>
          <table:table-cell office:value-type="float" office:value="0.200730015981373" calcext:value-type="float">
            <text:p>0.200730015981373</text:p>
          </table:table-cell>
          <table:table-cell office:value-type="float" office:value="0.776335180755993" calcext:value-type="float">
            <text:p>0.776335180755993</text:p>
          </table:table-cell>
          <table:table-cell office:value-type="float" office:value="0.206803669093459" calcext:value-type="float">
            <text:p>0.206803669093459</text:p>
          </table:table-cell>
          <table:table-cell office:value-type="float" office:value="0.23872852003554" calcext:value-type="float">
            <text:p>0.23872852003554</text:p>
          </table:table-cell>
          <table:table-cell office:value-type="float" office:value="0.628866466857934" calcext:value-type="float">
            <text:p>0.628866466857934</text:p>
          </table:table-cell>
          <table:table-cell office:value-type="float" office:value="0.272655338799619" calcext:value-type="float">
            <text:p>0.272655338799619</text:p>
          </table:table-cell>
          <table:table-cell office:value-type="float" office:value="0.66050094690221" calcext:value-type="float">
            <text:p>0.66050094690221</text:p>
          </table:table-cell>
        </table:table-row>
        <table:table-row table:style-name="ro1">
          <table:table-cell office:value-type="float" office:value="0.169274385994278" calcext:value-type="float">
            <text:p>0.169274385994278</text:p>
          </table:table-cell>
          <table:table-cell office:value-type="float" office:value="0.761674852538948" calcext:value-type="float">
            <text:p>0.761674852538948</text:p>
          </table:table-cell>
          <table:table-cell office:value-type="float" office:value="0.202942260830977" calcext:value-type="float">
            <text:p>0.202942260830977</text:p>
          </table:table-cell>
          <table:table-cell office:value-type="float" office:value="0.773585032896794" calcext:value-type="float">
            <text:p>0.773585032896794</text:p>
          </table:table-cell>
          <table:table-cell office:value-type="float" office:value="0.209180005572852" calcext:value-type="float">
            <text:p>0.209180005572852</text:p>
          </table:table-cell>
          <table:table-cell office:value-type="float" office:value="0.242349271111155" calcext:value-type="float">
            <text:p>0.242349271111155</text:p>
          </table:table-cell>
          <table:table-cell office:value-type="float" office:value="0.625653512746064" calcext:value-type="float">
            <text:p>0.625653512746064</text:p>
          </table:table-cell>
          <table:table-cell office:value-type="float" office:value="0.276215832457968" calcext:value-type="float">
            <text:p>0.276215832457968</text:p>
          </table:table-cell>
          <table:table-cell office:value-type="float" office:value="0.657153217291239" calcext:value-type="float">
            <text:p>0.657153217291239</text:p>
          </table:table-cell>
        </table:table-row>
        <table:table-row table:style-name="ro1">
          <table:table-cell office:value-type="float" office:value="0.169054340413677" calcext:value-type="float">
            <text:p>0.169054340413677</text:p>
          </table:table-cell>
          <table:table-cell office:value-type="float" office:value="0.758893318535056" calcext:value-type="float">
            <text:p>0.758893318535056</text:p>
          </table:table-cell>
          <table:table-cell office:value-type="float" office:value="0.20504838555" calcext:value-type="float">
            <text:p>0.20504838555</text:p>
          </table:table-cell>
          <table:table-cell office:value-type="float" office:value="0.770990633146324" calcext:value-type="float">
            <text:p>0.770990633146324</text:p>
          </table:table-cell>
          <table:table-cell office:value-type="float" office:value="0.211435675092621" calcext:value-type="float">
            <text:p>0.211435675092621</text:p>
          </table:table-cell>
          <table:table-cell office:value-type="float" office:value="0.245820920234818" calcext:value-type="float">
            <text:p>0.245820920234818</text:p>
          </table:table-cell>
          <table:table-cell office:value-type="float" office:value="0.622604520163064" calcext:value-type="float">
            <text:p>0.622604520163064</text:p>
          </table:table-cell>
          <table:table-cell office:value-type="float" office:value="0.279621495371939" calcext:value-type="float">
            <text:p>0.279621495371939</text:p>
          </table:table-cell>
          <table:table-cell office:value-type="float" office:value="0.653967645298939" calcext:value-type="float">
            <text:p>0.653967645298939</text:p>
          </table:table-cell>
        </table:table-row>
        <table:table-row table:style-name="ro1">
          <table:table-cell office:value-type="float" office:value="0.168909978412457" calcext:value-type="float">
            <text:p>0.168909978412457</text:p>
          </table:table-cell>
          <table:table-cell office:value-type="float" office:value="0.75628100825725" calcext:value-type="float">
            <text:p>0.75628100825725</text:p>
          </table:table-cell>
          <table:table-cell office:value-type="float" office:value="0.207051163289808" calcext:value-type="float">
            <text:p>0.207051163289808</text:p>
          </table:table-cell>
          <table:table-cell office:value-type="float" office:value="0.768545889405038" calcext:value-type="float">
            <text:p>0.768545889405038</text:p>
          </table:table-cell>
          <table:table-cell office:value-type="float" office:value="0.213574412159659" calcext:value-type="float">
            <text:p>0.213574412159659</text:p>
          </table:table-cell>
          <table:table-cell office:value-type="float" office:value="0.249149853930766" calcext:value-type="float">
            <text:p>0.249149853930766</text:p>
          </table:table-cell>
          <table:table-cell office:value-type="float" office:value="0.619710663588574" calcext:value-type="float">
            <text:p>0.619710663588574</text:p>
          </table:table-cell>
          <table:table-cell office:value-type="float" office:value="0.28287945316095" calcext:value-type="float">
            <text:p>0.28287945316095</text:p>
          </table:table-cell>
          <table:table-cell office:value-type="float" office:value="0.650935883426938" calcext:value-type="float">
            <text:p>0.650935883426938</text:p>
          </table:table-cell>
        </table:table-row>
        <table:table-row table:style-name="ro1">
          <table:table-cell office:value-type="float" office:value="0.168833320398639" calcext:value-type="float">
            <text:p>0.168833320398639</text:p>
          </table:table-cell>
          <table:table-cell office:value-type="float" office:value="0.753830571177028" calcext:value-type="float">
            <text:p>0.753830571177028</text:p>
          </table:table-cell>
          <table:table-cell office:value-type="float" office:value="0.208953573016969" calcext:value-type="float">
            <text:p>0.208953573016969</text:p>
          </table:table-cell>
          <table:table-cell office:value-type="float" office:value="0.766244772112188" calcext:value-type="float">
            <text:p>0.766244772112188</text:p>
          </table:table-cell>
          <table:table-cell office:value-type="float" office:value="0.215600080181488" calcext:value-type="float">
            <text:p>0.215600080181488</text:p>
          </table:table-cell>
          <table:table-cell office:value-type="float" office:value="0.252342371026125" calcext:value-type="float">
            <text:p>0.252342371026125</text:p>
          </table:table-cell>
          <table:table-cell office:value-type="float" office:value="0.616963564075999" calcext:value-type="float">
            <text:p>0.616963564075999</text:p>
          </table:table-cell>
          <table:table-cell office:value-type="float" office:value="0.285996644231361" calcext:value-type="float">
            <text:p>0.285996644231361</text:p>
          </table:table-cell>
          <table:table-cell office:value-type="float" office:value="0.648049951963143" calcext:value-type="float">
            <text:p>0.648049951963143</text:p>
          </table:table-cell>
        </table:table-row>
        <table:table-row table:style-name="ro1">
          <table:table-cell office:value-type="float" office:value="0.168817355492477" calcext:value-type="float">
            <text:p>0.168817355492477</text:p>
          </table:table-cell>
          <table:table-cell office:value-type="float" office:value="0.751534880034298" calcext:value-type="float">
            <text:p>0.751534880034298</text:p>
          </table:table-cell>
          <table:table-cell office:value-type="float" office:value="0.210758724063892" calcext:value-type="float">
            <text:p>0.210758724063892</text:p>
          </table:table-cell>
          <table:table-cell office:value-type="float" office:value="0.764081366511282" calcext:value-type="float">
            <text:p>0.764081366511282</text:p>
          </table:table-cell>
          <table:table-cell office:value-type="float" office:value="0.217516602533561" calcext:value-type="float">
            <text:p>0.217516602533561</text:p>
          </table:table-cell>
          <table:table-cell office:value-type="float" office:value="0.255404629421961" calcext:value-type="float">
            <text:p>0.255404629421961</text:p>
          </table:table-cell>
          <table:table-cell office:value-type="float" office:value="0.614355289634102" calcext:value-type="float">
            <text:p>0.614355289634102</text:p>
          </table:table-cell>
          <table:table-cell office:value-type="float" office:value="0.288979780471982" calcext:value-type="float">
            <text:p>0.288979780471982</text:p>
          </table:table-cell>
          <table:table-cell office:value-type="float" office:value="0.645302251622851" calcext:value-type="float">
            <text:p>0.645302251622851</text:p>
          </table:table-cell>
        </table:table-row>
        <table:table-row table:style-name="ro1">
          <table:table-cell office:value-type="float" office:value="0.168855915853919" calcext:value-type="float">
            <text:p>0.168855915853919</text:p>
          </table:table-cell>
          <table:table-cell office:value-type="float" office:value="0.749387063086988" calcext:value-type="float">
            <text:p>0.749387063086988</text:p>
          </table:table-cell>
          <table:table-cell office:value-type="float" office:value="0.212469793196399" calcext:value-type="float">
            <text:p>0.212469793196399</text:p>
          </table:table-cell>
          <table:table-cell office:value-type="float" office:value="0.762049914562765" calcext:value-type="float">
            <text:p>0.762049914562765</text:p>
          </table:table-cell>
          <table:table-cell office:value-type="float" office:value="0.219327905547113" calcext:value-type="float">
            <text:p>0.219327905547113</text:p>
          </table:table-cell>
          <table:table-cell office:value-type="float" office:value="0.258342606458087" calcext:value-type="float">
            <text:p>0.258342606458087</text:p>
          </table:table-cell>
          <table:table-cell office:value-type="float" office:value="0.611878349355996" calcext:value-type="float">
            <text:p>0.611878349355996</text:p>
          </table:table-cell>
          <table:table-cell office:value-type="float" office:value="0.291835319681201" calcext:value-type="float">
            <text:p>0.291835319681201</text:p>
          </table:table-cell>
          <table:table-cell office:value-type="float" office:value="0.64268556816989" calcext:value-type="float">
            <text:p>0.64268556816989</text:p>
          </table:table-cell>
        </table:table-row>
        <table:table-row table:style-name="ro1">
          <table:table-cell office:value-type="float" office:value="0.168943569865464" calcext:value-type="float">
            <text:p>0.168943569865464</text:p>
          </table:table-cell>
          <table:table-cell office:value-type="float" office:value="0.747380520045329" calcext:value-type="float">
            <text:p>0.747380520045329</text:p>
          </table:table-cell>
          <table:table-cell office:value-type="float" office:value="0.214089979795848" calcext:value-type="float">
            <text:p>0.214089979795848</text:p>
          </table:table-cell>
          <table:table-cell office:value-type="float" office:value="0.760144839904315" calcext:value-type="float">
            <text:p>0.760144839904315</text:p>
          </table:table-cell>
          <table:table-cell office:value-type="float" office:value="0.22103787931752" calcext:value-type="float">
            <text:p>0.22103787931752</text:p>
          </table:table-cell>
          <table:table-cell office:value-type="float" office:value="0.261162072012601" calcext:value-type="float">
            <text:p>0.261162072012601</text:p>
          </table:table-cell>
          <table:table-cell office:value-type="float" office:value="0.609525682300225" calcext:value-type="float">
            <text:p>0.609525682300225</text:p>
          </table:table-cell>
          <table:table-cell office:value-type="float" office:value="0.2945694488124" calcext:value-type="float">
            <text:p>0.2945694488124</text:p>
          </table:table-cell>
          <table:table-cell office:value-type="float" office:value="0.640193070002286" calcext:value-type="float">
            <text:p>0.640193070002286</text:p>
          </table:table-cell>
        </table:table-row>
        <table:table-row table:style-name="ro1">
          <table:table-cell office:value-type="float" office:value="0.169075524883223" calcext:value-type="float">
            <text:p>0.169075524883223</text:p>
          </table:table-cell>
          <table:table-cell office:value-type="float" office:value="0.745508936607762" calcext:value-type="float">
            <text:p>0.745508936607762</text:p>
          </table:table-cell>
          <table:table-cell office:value-type="float" office:value="0.215622465027335" calcext:value-type="float">
            <text:p>0.215622465027335</text:p>
          </table:table-cell>
          <table:table-cell office:value-type="float" office:value="0.758360770600068" calcext:value-type="float">
            <text:p>0.758360770600068</text:p>
          </table:table-cell>
          <table:table-cell office:value-type="float" office:value="0.222650341997253" calcext:value-type="float">
            <text:p>0.222650341997253</text:p>
          </table:table-cell>
          <table:table-cell office:value-type="float" office:value="0.263868573056275" calcext:value-type="float">
            <text:p>0.263868573056275</text:p>
          </table:table-cell>
          <table:table-cell office:value-type="float" office:value="0.607290639371249" calcext:value-type="float">
            <text:p>0.607290639371249</text:p>
          </table:table-cell>
          <table:table-cell office:value-type="float" office:value="0.297188077575622" calcext:value-type="float">
            <text:p>0.297188077575622</text:p>
          </table:table-cell>
          <table:table-cell office:value-type="float" office:value="0.637818297638014" calcext:value-type="float">
            <text:p>0.637818297638014</text:p>
          </table:table-cell>
        </table:table-row>
        <table:table-row table:style-name="ro1">
          <table:table-cell office:value-type="float" office:value="0.169247550935731" calcext:value-type="float">
            <text:p>0.169247550935731</text:p>
          </table:table-cell>
          <table:table-cell office:value-type="float" office:value="0.743766283444161" calcext:value-type="float">
            <text:p>0.743766283444161</text:p>
          </table:table-cell>
          <table:table-cell office:value-type="float" office:value="0.217070389140333" calcext:value-type="float">
            <text:p>0.217070389140333</text:p>
          </table:table-cell>
          <table:table-cell office:value-type="float" office:value="0.756692545470174" calcext:value-type="float">
            <text:p>0.756692545470174</text:p>
          </table:table-cell>
          <table:table-cell office:value-type="float" office:value="0.224169021764967" calcext:value-type="float">
            <text:p>0.224169021764967</text:p>
          </table:table-cell>
          <table:table-cell office:value-type="float" office:value="0.266467419757899" calcext:value-type="float">
            <text:p>0.266467419757899</text:p>
          </table:table-cell>
          <table:table-cell office:value-type="float" office:value="0.60516697047989" calcext:value-type="float">
            <text:p>0.60516697047989</text:p>
          </table:table-cell>
          <table:table-cell office:value-type="float" office:value="0.299696831738649" calcext:value-type="float">
            <text:p>0.299696831738649</text:p>
          </table:table-cell>
          <table:table-cell office:value-type="float" office:value="0.635555156940353" calcext:value-type="float">
            <text:p>0.635555156940353</text:p>
          </table:table-cell>
        </table:table-row>
        <table:table-row table:style-name="ro1">
          <table:table-cell office:value-type="float" office:value="0.16945590519494" calcext:value-type="float">
            <text:p>0.16945590519494</text:p>
          </table:table-cell>
          <table:table-cell office:value-type="float" office:value="0.742146820501239" calcext:value-type="float">
            <text:p>0.742146820501239</text:p>
          </table:table-cell>
          <table:table-cell office:value-type="float" office:value="0.218436825032453" calcext:value-type="float">
            <text:p>0.218436825032453</text:p>
          </table:table-cell>
          <table:table-cell office:value-type="float" office:value="0.755135225266932" calcext:value-type="float">
            <text:p>0.755135225266932</text:p>
          </table:table-cell>
          <table:table-cell office:value-type="float" office:value="0.225597534733425" calcext:value-type="float">
            <text:p>0.225597534733425</text:p>
          </table:table-cell>
          <table:table-cell office:value-type="float" office:value="0.268963684487025" calcext:value-type="float">
            <text:p>0.268963684487025</text:p>
          </table:table-cell>
          <table:table-cell office:value-type="float" office:value="0.603148800674083" calcext:value-type="float">
            <text:p>0.603148800674083</text:p>
          </table:table-cell>
          <table:table-cell office:value-type="float" office:value="0.302101058945542" calcext:value-type="float">
            <text:p>0.302101058945542</text:p>
          </table:table-cell>
          <table:table-cell office:value-type="float" office:value="0.633397900782279" calcext:value-type="float">
            <text:p>0.633397900782279</text:p>
          </table:table-cell>
        </table:table-row>
        <table:table-row table:style-name="ro1">
          <table:table-cell office:value-type="float" office:value="0.16969727420676" calcext:value-type="float">
            <text:p>0.16969727420676</text:p>
          </table:table-cell>
          <table:table-cell office:value-type="float" office:value="0.740645088813095" calcext:value-type="float">
            <text:p>0.740645088813095</text:p>
          </table:table-cell>
          <table:table-cell office:value-type="float" office:value="0.219724766661988" calcext:value-type="float">
            <text:p>0.219724766661988</text:p>
          </table:table-cell>
          <table:table-cell office:value-type="float" office:value="0.753684090574208" calcext:value-type="float">
            <text:p>0.753684090574208</text:p>
          </table:table-cell>
          <table:table-cell office:value-type="float" office:value="0.226939377282974" calcext:value-type="float">
            <text:p>0.226939377282974</text:p>
          </table:table-cell>
          <table:table-cell office:value-type="float" office:value="0.271362199281134" calcext:value-type="float">
            <text:p>0.271362199281134</text:p>
          </table:table-cell>
          <table:table-cell office:value-type="float" office:value="0.601230613266412" calcext:value-type="float">
            <text:p>0.601230613266412</text:p>
          </table:table-cell>
          <table:table-cell office:value-type="float" office:value="0.304405831490143" calcext:value-type="float">
            <text:p>0.304405831490143</text:p>
          </table:table-cell>
          <table:table-cell office:value-type="float" office:value="0.631341116501858" calcext:value-type="float">
            <text:p>0.631341116501858</text:p>
          </table:table-cell>
        </table:table-row>
        <table:table-row table:style-name="ro1">
          <table:table-cell office:value-type="float" office:value="0.169968719187328" calcext:value-type="float">
            <text:p>0.169968719187328</text:p>
          </table:table-cell>
          <table:table-cell office:value-type="float" office:value="0.739255906340562" calcext:value-type="float">
            <text:p>0.739255906340562</text:p>
          </table:table-cell>
          <table:table-cell office:value-type="float" office:value="0.220937115362862" calcext:value-type="float">
            <text:p>0.220937115362862</text:p>
          </table:table-cell>
          <table:table-cell office:value-type="float" office:value="0.752334643152797" calcext:value-type="float">
            <text:p>0.752334643152797</text:p>
          </table:table-cell>
          <table:table-cell office:value-type="float" office:value="0.228197915905321" calcext:value-type="float">
            <text:p>0.228197915905321</text:p>
          </table:table-cell>
          <table:table-cell office:value-type="float" office:value="0.273667558818723" calcext:value-type="float">
            <text:p>0.273667558818723</text:p>
          </table:table-cell>
          <table:table-cell office:value-type="float" office:value="0.599407229162598" calcext:value-type="float">
            <text:p>0.599407229162598</text:p>
          </table:table-cell>
          <table:table-cell office:value-type="float" office:value="0.306615954184957" calcext:value-type="float">
            <text:p>0.306615954184957</text:p>
          </table:table-cell>
          <table:table-cell office:value-type="float" office:value="0.629379709128724" calcext:value-type="float">
            <text:p>0.629379709128724</text:p>
          </table:table-cell>
        </table:table-row>
        <table:table-row table:style-name="ro1">
          <table:table-cell office:value-type="float" office:value="0.17026763058061" calcext:value-type="float">
            <text:p>0.17026763058061</text:p>
          </table:table-cell>
          <table:table-cell office:value-type="float" office:value="0.737974357279982" calcext:value-type="float">
            <text:p>0.737974357279982</text:p>
          </table:table-cell>
          <table:table-cell office:value-type="float" office:value="0.222076673952118" calcext:value-type="float">
            <text:p>0.222076673952118</text:p>
          </table:table-cell>
          <table:table-cell office:value-type="float" office:value="0.751082600333384" calcext:value-type="float">
            <text:p>0.751082600333384</text:p>
          </table:table-cell>
          <table:table-cell office:value-type="float" office:value="0.229376384614987" calcext:value-type="float">
            <text:p>0.229376384614987</text:p>
          </table:table-cell>
          <table:table-cell office:value-type="float" office:value="0.275884126001857" calcext:value-type="float">
            <text:p>0.275884126001857</text:p>
          </table:table-cell>
          <table:table-cell office:value-type="float" office:value="0.597673786858653" calcext:value-type="float">
            <text:p>0.597673786858653</text:p>
          </table:table-cell>
          <table:table-cell office:value-type="float" office:value="0.308735973966597" calcext:value-type="float">
            <text:p>0.308735973966597</text:p>
          </table:table-cell>
          <table:table-cell office:value-type="float" office:value="0.627508884526438" calcext:value-type="float">
            <text:p>0.627508884526438</text:p>
          </table:table-cell>
        </table:table-row>
        <table:table-row table:style-name="ro1">
          <table:table-cell office:value-type="float" office:value="0.170591687200982" calcext:value-type="float">
            <text:p>0.170591687200982</text:p>
          </table:table-cell>
          <table:table-cell office:value-type="float" office:value="0.736795784210097" calcext:value-type="float">
            <text:p>0.736795784210097</text:p>
          </table:table-cell>
          <table:table-cell office:value-type="float" office:value="0.223146140075866" calcext:value-type="float">
            <text:p>0.223146140075866</text:p>
          </table:table-cell>
          <table:table-cell office:value-type="float" office:value="0.749923891618202" calcext:value-type="float">
            <text:p>0.749923891618202</text:p>
          </table:table-cell>
          <table:table-cell office:value-type="float" office:value="0.23047788117979" calcext:value-type="float">
            <text:p>0.23047788117979</text:p>
          </table:table-cell>
          <table:table-cell office:value-type="float" office:value="0.278016038060523" calcext:value-type="float">
            <text:p>0.278016038060523</text:p>
          </table:table-cell>
          <table:table-cell office:value-type="float" office:value="0.596025723500929" calcext:value-type="float">
            <text:p>0.596025723500929</text:p>
          </table:table-cell>
          <table:table-cell office:value-type="float" office:value="0.310770189596091" calcext:value-type="float">
            <text:p>0.310770189596091</text:p>
          </table:table-cell>
          <table:table-cell office:value-type="float" office:value="0.62572413323885" calcext:value-type="float">
            <text:p>0.62572413323885</text:p>
          </table:table-cell>
        </table:table-row>
        <table:table-row table:style-name="ro1">
          <table:table-cell office:value-type="float" office:value="0.170938822772033" calcext:value-type="float">
            <text:p>0.170938822772033</text:p>
          </table:table-cell>
          <table:table-cell office:value-type="float" office:value="0.735715774896067" calcext:value-type="float">
            <text:p>0.735715774896067</text:p>
          </table:table-cell>
          <table:table-cell office:value-type="float" office:value="0.224148105879102" calcext:value-type="float">
            <text:p>0.224148105879102</text:p>
          </table:table-cell>
          <table:table-cell office:value-type="float" office:value="0.748854649611037" calcext:value-type="float">
            <text:p>0.748854649611037</text:p>
          </table:table-cell>
          <table:table-cell office:value-type="float" office:value="0.231505369501127" calcext:value-type="float">
            <text:p>0.231505369501127</text:p>
          </table:table-cell>
          <table:table-cell office:value-type="float" office:value="0.280067214186685" calcext:value-type="float">
            <text:p>0.280067214186685</text:p>
          </table:table-cell>
          <table:table-cell office:value-type="float" office:value="0.59445875696356" calcext:value-type="float">
            <text:p>0.59445875696356</text:p>
          </table:table-cell>
          <table:table-cell office:value-type="float" office:value="0.312722662204686" calcext:value-type="float">
            <text:p>0.312722662204686</text:p>
          </table:table-cell>
          <table:table-cell office:value-type="float" office:value="0.624021214774124" calcext:value-type="float">
            <text:p>0.624021214774124</text:p>
          </table:table-cell>
        </table:table-row>
        <table:table-row table:style-name="ro1">
          <table:table-cell office:value-type="float" office:value="0.17130719228408" calcext:value-type="float">
            <text:p>0.17130719228408</text:p>
          </table:table-cell>
          <table:table-cell office:value-type="float" office:value="0.734730155004391" calcext:value-type="float">
            <text:p>0.734730155004391</text:p>
          </table:table-cell>
          <table:table-cell office:value-type="float" office:value="0.225085053162687" calcext:value-type="float">
            <text:p>0.225085053162687</text:p>
          </table:table-cell>
          <table:table-cell office:value-type="float" office:value="0.747871206449301" calcext:value-type="float">
            <text:p>0.747871206449301</text:p>
          </table:table-cell>
          <table:table-cell office:value-type="float" office:value="0.232461677187584" calcext:value-type="float">
            <text:p>0.232461677187584</text:p>
          </table:table-cell>
          <table:table-cell office:value-type="float" office:value="0.282041365864348" calcext:value-type="float">
            <text:p>0.282041365864348</text:p>
          </table:table-cell>
          <table:table-cell office:value-type="float" office:value="0.592968865590883" calcext:value-type="float">
            <text:p>0.592968865590883</text:p>
          </table:table-cell>
          <table:table-cell office:value-type="float" office:value="0.31459722846393" calcext:value-type="float">
            <text:p>0.31459722846393</text:p>
          </table:table-cell>
          <table:table-cell office:value-type="float" office:value="0.622396139450339" calcext:value-type="float">
            <text:p>0.622396139450339</text:p>
          </table:table-cell>
        </table:table-row>
        <table:table-row table:style-name="ro1">
          <table:table-cell office:value-type="float" office:value="0.171695150094136" calcext:value-type="float">
            <text:p>0.171695150094136</text:p>
          </table:table-cell>
          <table:table-cell office:value-type="float" office:value="0.733834971995189" calcext:value-type="float">
            <text:p>0.733834971995189</text:p>
          </table:table-cell>
          <table:table-cell office:value-type="float" office:value="0.225959358772602" calcext:value-type="float">
            <text:p>0.225959358772602</text:p>
          </table:table-cell>
          <table:table-cell office:value-type="float" office:value="0.746970080942809" calcext:value-type="float">
            <text:p>0.746970080942809</text:p>
          </table:table-cell>
          <table:table-cell office:value-type="float" office:value="0.233349503109459" calcext:value-type="float">
            <text:p>0.233349503109459</text:p>
          </table:table-cell>
          <table:table-cell office:value-type="float" office:value="0.283942002712805" calcext:value-type="float">
            <text:p>0.283942002712805</text:p>
          </table:table-cell>
          <table:table-cell office:value-type="float" office:value="0.591552275573973" calcext:value-type="float">
            <text:p>0.591552275573973</text:p>
          </table:table-cell>
          <table:table-cell office:value-type="float" office:value="0.316397508362019" calcext:value-type="float">
            <text:p>0.316397508362019</text:p>
          </table:table-cell>
          <table:table-cell office:value-type="float" office:value="0.620845157212377" calcext:value-type="float">
            <text:p>0.620845157212377</text:p>
          </table:table-cell>
        </table:table-row>
        <table:table-row table:style-name="ro1">
          <table:table-cell office:value-type="float" office:value="0.172101221119902" calcext:value-type="float">
            <text:p>0.172101221119902</text:p>
          </table:table-cell>
          <table:table-cell office:value-type="float" office:value="0.733026489468492" calcext:value-type="float">
            <text:p>0.733026489468492</text:p>
          </table:table-cell>
          <table:table-cell office:value-type="float" office:value="0.226773290035387" calcext:value-type="float">
            <text:p>0.226773290035387</text:p>
          </table:table-cell>
          <table:table-cell office:value-type="float" office:value="0.746147976050184" calcext:value-type="float">
            <text:p>0.746147976050184</text:p>
          </table:table-cell>
          <table:table-cell office:value-type="float" office:value="0.23417141487136" calcext:value-type="float">
            <text:p>0.23417141487136</text:p>
          </table:table-cell>
          <table:table-cell office:value-type="float" office:value="0.285772445702568" calcext:value-type="float">
            <text:p>0.285772445702568</text:p>
          </table:table-cell>
          <table:table-cell office:value-type="float" office:value="0.590205439794173" calcext:value-type="float">
            <text:p>0.590205439794173</text:p>
          </table:table-cell>
          <table:table-cell office:value-type="float" office:value="0.318126920741901" calcext:value-type="float">
            <text:p>0.318126920741901</text:p>
          </table:table-cell>
          <table:table-cell office:value-type="float" office:value="0.619364738113303" calcext:value-type="float">
            <text:p>0.619364738113303</text:p>
          </table:table-cell>
        </table:table-row>
        <table:table-row table:style-name="ro1">
          <table:table-cell office:value-type="float" office:value="0.172524085914935" calcext:value-type="float">
            <text:p>0.172524085914935</text:p>
          </table:table-cell>
          <table:table-cell office:value-type="float" office:value="0.73230117075034" calcext:value-type="float">
            <text:p>0.73230117075034</text:p>
          </table:table-cell>
          <table:table-cell office:value-type="float" office:value="0.227529012515191" calcext:value-type="float">
            <text:p>0.227529012515191</text:p>
          </table:table-cell>
          <table:table-cell office:value-type="float" office:value="0.745401765072473" calcext:value-type="float">
            <text:p>0.745401765072473</text:p>
          </table:table-cell>
          <table:table-cell office:value-type="float" office:value="0.234929858329024" calcext:value-type="float">
            <text:p>0.234929858329024</text:p>
          </table:table-cell>
          <table:table-cell office:value-type="float" office:value="0.287535832619305" calcext:value-type="float">
            <text:p>0.287535832619305</text:p>
          </table:table-cell>
          <table:table-cell office:value-type="float" office:value="0.58892502780917" calcext:value-type="float">
            <text:p>0.58892502780917</text:p>
          </table:table-cell>
          <table:table-cell office:value-type="float" office:value="0.31978869008259" calcext:value-type="float">
            <text:p>0.31978869008259</text:p>
          </table:table-cell>
          <table:table-cell office:value-type="float" office:value="0.617951563248296" calcext:value-type="float">
            <text:p>0.617951563248296</text:p>
          </table:table-cell>
        </table:table-row>
        <table:table-row table:style-name="ro1">
          <table:table-cell office:value-type="float" office:value="0.172962558131696" calcext:value-type="float">
            <text:p>0.172962558131696</text:p>
          </table:table-cell>
          <table:table-cell office:value-type="float" office:value="0.731655673041579" calcext:value-type="float">
            <text:p>0.731655673041579</text:p>
          </table:table-cell>
          <table:table-cell office:value-type="float" office:value="0.228228587518393" calcext:value-type="float">
            <text:p>0.228228587518393</text:p>
          </table:table-cell>
          <table:table-cell office:value-type="float" office:value="0.744728488352301" calcext:value-type="float">
            <text:p>0.744728488352301</text:p>
          </table:table-cell>
          <table:table-cell office:value-type="float" office:value="0.235627156762678" calcext:value-type="float">
            <text:p>0.235627156762678</text:p>
          </table:table-cell>
          <table:table-cell office:value-type="float" office:value="0.289235130444628" calcext:value-type="float">
            <text:p>0.289235130444628</text:p>
          </table:table-cell>
          <table:table-cell office:value-type="float" office:value="0.58770790748798" calcext:value-type="float">
            <text:p>0.58770790748798</text:p>
          </table:table-cell>
          <table:table-cell office:value-type="float" office:value="0.321385860656517" calcext:value-type="float">
            <text:p>0.321385860656517</text:p>
          </table:table-cell>
          <table:table-cell office:value-type="float" office:value="0.616602507600425" calcext:value-type="float">
            <text:p>0.616602507600425</text:p>
          </table:table-cell>
        </table:table-row>
        <table:table-row table:style-name="ro1">
          <table:table-cell office:value-type="float" office:value="0.173415571916392" calcext:value-type="float">
            <text:p>0.173415571916392</text:p>
          </table:table-cell>
          <table:table-cell office:value-type="float" office:value="0.731086833519595" calcext:value-type="float">
            <text:p>0.731086833519595</text:p>
          </table:table-cell>
          <table:table-cell office:value-type="float" office:value="0.228873978688629" calcext:value-type="float">
            <text:p>0.228873978688629</text:p>
          </table:table-cell>
          <table:table-cell office:value-type="float" office:value="0.744125341572813" calcext:value-type="float">
            <text:p>0.744125341572813</text:p>
          </table:table-cell>
          <table:table-cell office:value-type="float" office:value="0.236265518958516" calcext:value-type="float">
            <text:p>0.236265518958516</text:p>
          </table:table-cell>
          <table:table-cell office:value-type="float" office:value="0.29087314270235" calcext:value-type="float">
            <text:p>0.29087314270235</text:p>
          </table:table-cell>
          <table:table-cell office:value-type="float" office:value="0.586551134165226" calcext:value-type="float">
            <text:p>0.586551134165226</text:p>
          </table:table-cell>
          <table:table-cell office:value-type="float" office:value="0.322921304921565" calcext:value-type="float">
            <text:p>0.322921304921565</text:p>
          </table:table-cell>
          <table:table-cell office:value-type="float" office:value="0.615314629895094" calcext:value-type="float">
            <text:p>0.615314629895094</text:p>
          </table:table-cell>
        </table:table-row>
        <table:table-row table:style-name="ro1">
          <table:table-cell office:value-type="float" office:value="0.1738821665809" calcext:value-type="float">
            <text:p>0.1738821665809</text:p>
          </table:table-cell>
          <table:table-cell office:value-type="float" office:value="0.730591661790459" calcext:value-type="float">
            <text:p>0.730591661790459</text:p>
          </table:table-cell>
          <table:table-cell office:value-type="float" office:value="0.229467052978741" calcext:value-type="float">
            <text:p>0.229467052978741</text:p>
          </table:table-cell>
          <table:table-cell office:value-type="float" office:value="0.743589670207697" calcext:value-type="float">
            <text:p>0.743589670207697</text:p>
          </table:table-cell>
          <table:table-cell office:value-type="float" office:value="0.236847041503972" calcext:value-type="float">
            <text:p>0.236847041503972</text:p>
          </table:table-cell>
          <table:table-cell office:value-type="float" office:value="0.292452518600682" calcext:value-type="float">
            <text:p>0.292452518600682</text:p>
          </table:table-cell>
          <table:table-cell office:value-type="float" office:value="0.585451937439734" calcext:value-type="float">
            <text:p>0.585451937439734</text:p>
          </table:table-cell>
          <table:table-cell office:value-type="float" office:value="0.324397733879963" calcext:value-type="float">
            <text:p>0.324397733879963</text:p>
          </table:table-cell>
          <table:table-cell office:value-type="float" office:value="0.614085160209052" calcext:value-type="float">
            <text:p>0.614085160209052</text:p>
          </table:table-cell>
        </table:table-row>
        <table:table-row table:style-name="ro1">
          <table:table-cell office:value-type="float" office:value="0.174361475225095" calcext:value-type="float">
            <text:p>0.174361475225095</text:p>
          </table:table-cell>
          <table:table-cell office:value-type="float" office:value="0.73016732867588" calcext:value-type="float">
            <text:p>0.73016732867588</text:p>
          </table:table-cell>
          <table:table-cell office:value-type="float" office:value="0.23000958562009" calcext:value-type="float">
            <text:p>0.23000958562009</text:p>
          </table:table-cell>
          <table:table-cell office:value-type="float" office:value="0.743118960186976" calcext:value-type="float">
            <text:p>0.743118960186976</text:p>
          </table:table-cell>
          <table:table-cell office:value-type="float" office:value="0.237373715027436" calcext:value-type="float">
            <text:p>0.237373715027436</text:p>
          </table:table-cell>
          <table:table-cell office:value-type="float" office:value="0.29397576189274" calcext:value-type="float">
            <text:p>0.29397576189274</text:p>
          </table:table-cell>
          <table:table-cell office:value-type="float" office:value="0.584407709467693" calcext:value-type="float">
            <text:p>0.584407709467693</text:p>
          </table:table-cell>
          <table:table-cell office:value-type="float" office:value="0.325817706817971" calcext:value-type="float">
            <text:p>0.325817706817971</text:p>
          </table:table-cell>
          <table:table-cell office:value-type="float" office:value="0.612911488807951" calcext:value-type="float">
            <text:p>0.612911488807951</text:p>
          </table:table-cell>
        </table:table-row>
        <table:table-row table:style-name="ro1">
          <table:table-cell office:value-type="float" office:value="0.174852713293199" calcext:value-type="float">
            <text:p>0.174852713293199</text:p>
          </table:table-cell>
          <table:table-cell office:value-type="float" office:value="0.729811158896749" calcext:value-type="float">
            <text:p>0.729811158896749</text:p>
          </table:table-cell>
          <table:table-cell office:value-type="float" office:value="0.230503262107868" calcext:value-type="float">
            <text:p>0.230503262107868</text:p>
          </table:table-cell>
          <table:table-cell office:value-type="float" office:value="0.742710832194945" calcext:value-type="float">
            <text:p>0.742710832194945</text:p>
          </table:table-cell>
          <table:table-cell office:value-type="float" office:value="0.237847427260308" calcext:value-type="float">
            <text:p>0.237847427260308</text:p>
          </table:table-cell>
          <table:table-cell office:value-type="float" office:value="0.295445238694427" calcext:value-type="float">
            <text:p>0.295445238694427</text:p>
          </table:table-cell>
          <table:table-cell office:value-type="float" office:value="0.583415994203176" calcext:value-type="float">
            <text:p>0.583415994203176</text:p>
          </table:table-cell>
          <table:table-cell office:value-type="float" office:value="0.327183640019882" calcext:value-type="float">
            <text:p>0.327183640019882</text:p>
          </table:table-cell>
          <table:table-cell office:value-type="float" office:value="0.611791155961147" calcext:value-type="float">
            <text:p>0.611791155961147</text:p>
          </table:table-cell>
        </table:table-row>
        <table:table-row table:style-name="ro1">
          <table:table-cell office:value-type="float" office:value="0.175355170620592" calcext:value-type="float">
            <text:p>0.175355170620592</text:p>
          </table:table-cell>
          <table:table-cell office:value-type="float" office:value="0.729520620204604" calcext:value-type="float">
            <text:p>0.729520620204604</text:p>
          </table:table-cell>
          <table:table-cell office:value-type="float" office:value="0.23094968395638" calcext:value-type="float">
            <text:p>0.23094968395638</text:p>
          </table:table-cell>
          <table:table-cell office:value-type="float" office:value="0.742363032333152" calcext:value-type="float">
            <text:p>0.742363032333152</text:p>
          </table:table-cell>
          <table:table-cell office:value-type="float" office:value="0.238269969838036" calcext:value-type="float">
            <text:p>0.238269969838036</text:p>
          </table:table-cell>
          <table:table-cell office:value-type="float" office:value="0.296863185022212" calcext:value-type="float">
            <text:p>0.296863185022212</text:p>
          </table:table-cell>
          <table:table-cell office:value-type="float" office:value="0.582474477974313" calcext:value-type="float">
            <text:p>0.582474477974313</text:p>
          </table:table-cell>
          <table:table-cell office:value-type="float" office:value="0.328497814907572" calcext:value-type="float">
            <text:p>0.328497814907572</text:p>
          </table:table-cell>
          <table:table-cell office:value-type="float" office:value="0.610721842861039" calcext:value-type="float">
            <text:p>0.610721842861039</text:p>
          </table:table-cell>
        </table:table-row>
        <table:table-row table:style-name="ro1">
          <table:table-cell office:value-type="float" office:value="0.175868200190921" calcext:value-type="float">
            <text:p>0.175868200190921</text:p>
          </table:table-cell>
          <table:table-cell office:value-type="float" office:value="0.729293318690136" calcext:value-type="float">
            <text:p>0.729293318690136</text:p>
          </table:table-cell>
          <table:table-cell office:value-type="float" office:value="0.231350368789274" calcext:value-type="float">
            <text:p>0.231350368789274</text:p>
          </table:table-cell>
          <table:table-cell office:value-type="float" office:value="0.742073428826489" calcext:value-type="float">
            <text:p>0.742073428826489</text:p>
          </table:table-cell>
          <table:table-cell office:value-type="float" office:value="0.238643039316331" calcext:value-type="float">
            <text:p>0.238643039316331</text:p>
          </table:table-cell>
          <table:table-cell office:value-type="float" office:value="0.298231715759739" calcext:value-type="float">
            <text:p>0.298231715759739</text:p>
          </table:table-cell>
          <table:table-cell office:value-type="float" office:value="0.581580977860116" calcext:value-type="float">
            <text:p>0.581580977860116</text:p>
          </table:table-cell>
          <table:table-cell office:value-type="float" office:value="0.329762387833777" calcext:value-type="float">
            <text:p>0.329762387833777</text:p>
          </table:table-cell>
          <table:table-cell office:value-type="float" office:value="0.609701360503717" calcext:value-type="float">
            <text:p>0.609701360503717</text:p>
          </table:table-cell>
        </table:table-row>
        <table:table-row table:style-name="ro1">
          <table:table-cell office:value-type="float" office:value="0.176391215141354" calcext:value-type="float">
            <text:p>0.176391215141354</text:p>
          </table:table-cell>
          <table:table-cell office:value-type="float" office:value="0.72912698647479" calcext:value-type="float">
            <text:p>0.72912698647479</text:p>
          </table:table-cell>
          <table:table-cell office:value-type="float" office:value="0.231706758676203" calcext:value-type="float">
            <text:p>0.231706758676203</text:p>
          </table:table-cell>
          <table:table-cell office:value-type="float" office:value="0.741840000890266" calcext:value-type="float">
            <text:p>0.741840000890266</text:p>
          </table:table-cell>
          <table:table-cell office:value-type="float" office:value="0.23896824633085" calcext:value-type="float">
            <text:p>0.23896824633085</text:p>
          </table:table-cell>
          <table:table-cell office:value-type="float" office:value="0.299552828986619" calcext:value-type="float">
            <text:p>0.299552828986619</text:p>
          </table:table-cell>
          <table:table-cell office:value-type="float" office:value="0.580733436649274" calcext:value-type="float">
            <text:p>0.580733436649274</text:p>
          </table:table-cell>
          <table:table-cell office:value-type="float" office:value="0.330979394659529" calcext:value-type="float">
            <text:p>0.330979394659529</text:p>
          </table:table-cell>
          <table:table-cell office:value-type="float" office:value="0.608727644756926" calcext:value-type="float">
            <text:p>0.608727644756926</text:p>
          </table:table-cell>
        </table:table-row>
        <table:table-row table:style-name="ro1">
          <table:table-cell office:value-type="float" office:value="0.17692367720437" calcext:value-type="float">
            <text:p>0.17692367720437</text:p>
          </table:table-cell>
          <table:table-cell office:value-type="float" office:value="0.729019479582987" calcext:value-type="float">
            <text:p>0.729019479582987</text:p>
          </table:table-cell>
          <table:table-cell office:value-type="float" office:value="0.232020218215613" calcext:value-type="float">
            <text:p>0.232020218215613</text:p>
          </table:table-cell>
          <table:table-cell office:value-type="float" office:value="0.741660837836697" calcext:value-type="float">
            <text:p>0.741660837836697</text:p>
          </table:table-cell>
          <table:table-cell office:value-type="float" office:value="0.239247114489591" calcext:value-type="float">
            <text:p>0.239247114489591</text:p>
          </table:table-cell>
          <table:table-cell office:value-type="float" office:value="0.300828416035937" calcext:value-type="float">
            <text:p>0.300828416035937</text:p>
          </table:table-cell>
          <table:table-cell office:value-type="float" office:value="0.579929910235824" calcext:value-type="float">
            <text:p>0.579929910235824</text:p>
          </table:table-cell>
          <table:table-cell office:value-type="float" office:value="0.332150761616273" calcext:value-type="float">
            <text:p>0.332150761616273</text:p>
          </table:table-cell>
          <table:table-cell office:value-type="float" office:value="0.607798744228677" calcext:value-type="float">
            <text:p>0.607798744228677</text:p>
          </table:table-cell>
        </table:table-row>
        <table:table-row table:style-name="ro1">
          <table:table-cell office:value-type="float" office:value="0.177465095989173" calcext:value-type="float">
            <text:p>0.177465095989173</text:p>
          </table:table-cell>
          <table:table-cell office:value-type="float" office:value="0.728968765923556" calcext:value-type="float">
            <text:p>0.728968765923556</text:p>
          </table:table-cell>
          <table:table-cell office:value-type="float" office:value="0.232292043345447" calcext:value-type="float">
            <text:p>0.232292043345447</text:p>
          </table:table-cell>
          <table:table-cell office:value-type="float" office:value="0.741534127997813" calcext:value-type="float">
            <text:p>0.741534127997813</text:p>
          </table:table-cell>
          <table:table-cell office:value-type="float" office:value="0.239481089854322" calcext:value-type="float">
            <text:p>0.239481089854322</text:p>
          </table:table-cell>
          <table:table-cell office:value-type="float" office:value="0.302060264534378" calcext:value-type="float">
            <text:p>0.302060264534378</text:p>
          </table:table-cell>
          <table:table-cell office:value-type="float" office:value="0.579168564448676" calcext:value-type="float">
            <text:p>0.579168564448676</text:p>
          </table:table-cell>
          <table:table-cell office:value-type="float" office:value="0.333278308421625" calcext:value-type="float">
            <text:p>0.333278308421625</text:p>
          </table:table-cell>
          <table:table-cell office:value-type="float" office:value="0.606912817088198" calcext:value-type="float">
            <text:p>0.606912817088198</text:p>
          </table:table-cell>
        </table:table-row>
        <table:table-row table:style-name="ro1">
          <table:table-cell office:value-type="float" office:value="0.178015019585183" calcext:value-type="float">
            <text:p>0.178015019585183</text:p>
          </table:table-cell>
          <table:table-cell office:value-type="float" office:value="0.728972923302542" calcext:value-type="float">
            <text:p>0.728972923302542</text:p>
          </table:table-cell>
          <table:table-cell office:value-type="float" office:value="0.23252345997825" calcext:value-type="float">
            <text:p>0.23252345997825</text:p>
          </table:table-cell>
          <table:table-cell office:value-type="float" office:value="0.741458157759622" calcext:value-type="float">
            <text:p>0.741458157759622</text:p>
          </table:table-cell>
          <table:table-cell office:value-type="float" office:value="0.239671540247622" calcext:value-type="float">
            <text:p>0.239671540247622</text:p>
          </table:table-cell>
          <table:table-cell office:value-type="float" office:value="0.303250067116644" calcext:value-type="float">
            <text:p>0.303250067116644</text:p>
          </table:table-cell>
          <table:table-cell office:value-type="float" office:value="0.578447664335722" calcext:value-type="float">
            <text:p>0.578447664335722</text:p>
          </table:table-cell>
          <table:table-cell office:value-type="float" office:value="0.334363757634677" calcext:value-type="float">
            <text:p>0.334363757634677</text:p>
          </table:table-cell>
          <table:table-cell office:value-type="float" office:value="0.606068120714133" calcext:value-type="float">
            <text:p>0.606068120714133</text:p>
          </table:table-cell>
        </table:table-row>
        <table:table-row table:style-name="ro1">
          <table:table-cell office:value-type="float" office:value="0.178573032950605" calcext:value-type="float">
            <text:p>0.178573032950605</text:p>
          </table:table-cell>
          <table:table-cell office:value-type="float" office:value="0.729030129944565" calcext:value-type="float">
            <text:p>0.729030129944565</text:p>
          </table:table-cell>
          <table:table-cell office:value-type="float" office:value="0.232715630644169" calcext:value-type="float">
            <text:p>0.232715630644169</text:p>
          </table:table-cell>
          <table:table-cell office:value-type="float" office:value="0.74143130291867" calcext:value-type="float">
            <text:p>0.74143130291867</text:p>
          </table:table-cell>
          <table:table-cell office:value-type="float" office:value="0.23981976248645" calcext:value-type="float">
            <text:p>0.23981976248645</text:p>
          </table:table-cell>
          <table:table-cell office:value-type="float" office:value="0.304399425568017" calcext:value-type="float">
            <text:p>0.304399425568017</text:p>
          </table:table-cell>
          <table:table-cell office:value-type="float" office:value="0.577765569807095" calcext:value-type="float">
            <text:p>0.577765569807095</text:p>
          </table:table-cell>
          <table:table-cell office:value-type="float" office:value="0.335408738905592" calcext:value-type="float">
            <text:p>0.335408738905592</text:p>
          </table:table-cell>
          <table:table-cell office:value-type="float" office:value="0.605263007341037" calcext:value-type="float">
            <text:p>0.605263007341037</text:p>
          </table:table-cell>
        </table:table-row>
        <table:table-row table:style-name="ro1">
          <table:table-cell office:value-type="float" office:value="0.179138752436265" calcext:value-type="float">
            <text:p>0.179138752436265</text:p>
          </table:table-cell>
          <table:table-cell office:value-type="float" office:value="0.729138660850054" calcext:value-type="float">
            <text:p>0.729138660850054</text:p>
          </table:table-cell>
          <table:table-cell office:value-type="float" office:value="0.232869655551168" calcext:value-type="float">
            <text:p>0.232869655551168</text:p>
          </table:table-cell>
          <table:table-cell office:value-type="float" office:value="0.741452025818725" calcext:value-type="float">
            <text:p>0.741452025818725</text:p>
          </table:table-cell>
          <table:table-cell office:value-type="float" office:value="0.239926983965601" calcext:value-type="float">
            <text:p>0.239926983965601</text:p>
          </table:table-cell>
          <table:table-cell office:value-type="float" office:value="0.305509856534761" calcext:value-type="float">
            <text:p>0.305509856534761</text:p>
          </table:table-cell>
          <table:table-cell office:value-type="float" office:value="0.577120728774894" calcext:value-type="float">
            <text:p>0.577120728774894</text:p>
          </table:table-cell>
          <table:table-cell office:value-type="float" office:value="0.336414795064477" calcext:value-type="float">
            <text:p>0.336414795064477</text:p>
          </table:table-cell>
          <table:table-cell office:value-type="float" office:value="0.604495917398645" calcext:value-type="float">
            <text:p>0.604495917398645</text:p>
          </table:table-cell>
        </table:table-row>
        <table:table-row table:style-name="ro1">
          <table:table-cell office:value-type="float" office:value="0.179711823038887" calcext:value-type="float">
            <text:p>0.179711823038887</text:p>
          </table:table-cell>
          <table:table-cell office:value-type="float" office:value="0.729296880747147" calcext:value-type="float">
            <text:p>0.729296880747147</text:p>
          </table:table-cell>
          <table:table-cell office:value-type="float" office:value="0.232986577068472" calcext:value-type="float">
            <text:p>0.232986577068472</text:p>
          </table:table-cell>
          <table:table-cell office:value-type="float" office:value="0.741518869062419" calcext:value-type="float">
            <text:p>0.741518869062419</text:p>
          </table:table-cell>
          <table:table-cell office:value-type="float" office:value="0.239994367671898" calcext:value-type="float">
            <text:p>0.239994367671898</text:p>
          </table:table-cell>
          <table:table-cell office:value-type="float" office:value="0.306582796785979" calcext:value-type="float">
            <text:p>0.306582796785979</text:p>
          </table:table-cell>
          <table:table-cell office:value-type="float" office:value="0.576511671515983" calcext:value-type="float">
            <text:p>0.576511671515983</text:p>
          </table:table-cell>
          <table:table-cell office:value-type="float" office:value="0.337383387542969" calcext:value-type="float">
            <text:p>0.337383387542969</text:p>
          </table:table-cell>
          <table:table-cell office:value-type="float" office:value="0.603765373906824" calcext:value-type="float">
            <text:p>0.603765373906824</text:p>
          </table:table-cell>
        </table:table-row>
        <table:table-row table:style-name="ro1">
          <table:table-cell office:value-type="float" office:value="0.180291914495667" calcext:value-type="float">
            <text:p>0.180291914495667</text:p>
          </table:table-cell>
          <table:table-cell office:value-type="float" office:value="0.729503240470933" calcext:value-type="float">
            <text:p>0.729503240470933</text:p>
          </table:table-cell>
          <table:table-cell office:value-type="float" office:value="0.233067381246379" calcext:value-type="float">
            <text:p>0.233067381246379</text:p>
          </table:table-cell>
          <table:table-cell office:value-type="float" office:value="0.741630452521973" calcext:value-type="float">
            <text:p>0.741630452521973</text:p>
          </table:table-cell>
          <table:table-cell office:value-type="float" office:value="0.240023014131563" calcext:value-type="float">
            <text:p>0.240023014131563</text:p>
          </table:table-cell>
          <table:table-cell office:value-type="float" office:value="0.307619607743382" calcext:value-type="float">
            <text:p>0.307619607743382</text:p>
          </table:table-cell>
          <table:table-cell office:value-type="float" office:value="0.575937005356388" calcext:value-type="float">
            <text:p>0.575937005356388</text:p>
          </table:table-cell>
          <table:table-cell office:value-type="float" office:value="0.338315901170499" calcext:value-type="float">
            <text:p>0.338315901170499</text:p>
          </table:table-cell>
          <table:table-cell office:value-type="float" office:value="0.603069977289163" calcext:value-type="float">
            <text:p>0.603069977289163</text:p>
          </table:table-cell>
        </table:table-row>
        <table:table-row table:style-name="ro1">
          <table:table-cell office:value-type="float" office:value="0.180878719965425" calcext:value-type="float">
            <text:p>0.180878719965425</text:p>
          </table:table-cell>
          <table:table-cell office:value-type="float" office:value="0.729756269960275" calcext:value-type="float">
            <text:p>0.729756269960275</text:p>
          </table:table-cell>
          <table:table-cell office:value-type="float" office:value="0.233113002697399" calcext:value-type="float">
            <text:p>0.233113002697399</text:p>
          </table:table-cell>
          <table:table-cell office:value-type="float" office:value="0.741785466960195" calcext:value-type="float">
            <text:p>0.741785466960195</text:p>
          </table:table-cell>
          <table:table-cell office:value-type="float" office:value="0.240013966733854" calcext:value-type="float">
            <text:p>0.240013966733854</text:p>
          </table:table-cell>
          <table:table-cell office:value-type="float" office:value="0.308621579630606" calcext:value-type="float">
            <text:p>0.308621579630606</text:p>
          </table:table-cell>
          <table:table-cell office:value-type="float" office:value="0.575395410464332" calcext:value-type="float">
            <text:p>0.575395410464332</text:p>
          </table:table-cell>
          <table:table-cell office:value-type="float" office:value="0.339213648384802" calcext:value-type="float">
            <text:p>0.339213648384802</text:p>
          </table:table-cell>
          <table:table-cell office:value-type="float" office:value="0.602408401137411" calcext:value-type="float">
            <text:p>0.602408401137411</text:p>
          </table:table-cell>
        </table:table-row>
        <table:table-row table:style-name="ro1">
          <table:table-cell office:value-type="float" office:value="0.181471950805033" calcext:value-type="float">
            <text:p>0.181471950805033</text:p>
          </table:table-cell>
          <table:table-cell office:value-type="float" office:value="0.73005457685745" calcext:value-type="float">
            <text:p>0.73005457685745</text:p>
          </table:table-cell>
          <table:table-cell office:value-type="float" office:value="0.233124324059867" calcext:value-type="float">
            <text:p>0.233124324059867</text:p>
          </table:table-cell>
          <table:table-cell office:value-type="float" office:value="0.74198267321794" calcext:value-type="float">
            <text:p>0.74198267321794</text:p>
          </table:table-cell>
          <table:table-cell office:value-type="float" office:value="0.239968211584397" calcext:value-type="float">
            <text:p>0.239968211584397</text:p>
          </table:table-cell>
          <table:table-cell office:value-type="float" office:value="0.309589937087371" calcext:value-type="float">
            <text:p>0.309589937087371</text:p>
          </table:table-cell>
          <table:table-cell office:value-type="float" office:value="0.574885633234022" calcext:value-type="float">
            <text:p>0.574885633234022</text:p>
          </table:table-cell>
          <table:table-cell office:value-type="float" office:value="0.340077875179989" calcext:value-type="float">
            <text:p>0.340077875179989</text:p>
          </table:table-cell>
          <table:table-cell office:value-type="float" office:value="0.601779385766001" calcext:value-type="float">
            <text:p>0.601779385766001</text:p>
          </table:table-cell>
        </table:table-row>
        <table:table-row table:style-name="ro1">
          <table:table-cell office:value-type="float" office:value="0.182071338387718" calcext:value-type="float">
            <text:p>0.182071338387718</text:p>
          </table:table-cell>
          <table:table-cell office:value-type="float" office:value="0.730396837916646" calcext:value-type="float">
            <text:p>0.730396837916646</text:p>
          </table:table-cell>
          <table:table-cell office:value-type="float" office:value="0.233102183012132" calcext:value-type="float">
            <text:p>0.233102183012132</text:p>
          </table:table-cell>
          <table:table-cell office:value-type="float" office:value="0.742220894075001" calcext:value-type="float">
            <text:p>0.742220894075001</text:p>
          </table:table-cell>
          <table:table-cell office:value-type="float" office:value="0.239886684857072" calcext:value-type="float">
            <text:p>0.239886684857072</text:p>
          </table:table-cell>
          <table:table-cell office:value-type="float" office:value="0.310525840750229" calcext:value-type="float">
            <text:p>0.310525840750229</text:p>
          </table:table-cell>
          <table:table-cell office:value-type="float" office:value="0.574406485278533" calcext:value-type="float">
            <text:p>0.574406485278533</text:p>
          </table:table-cell>
          <table:table-cell office:value-type="float" office:value="0.340909762551375" calcext:value-type="float">
            <text:p>0.340909762551375</text:p>
          </table:table-cell>
          <table:table-cell office:value-type="float" office:value="0.601181737056403" calcext:value-type="float">
            <text:p>0.601181737056403</text:p>
          </table:table-cell>
        </table:table-row>
        <table:table-row table:style-name="ro1">
          <table:table-cell office:value-type="float" office:value="0.182676628219248" calcext:value-type="float">
            <text:p>0.182676628219248</text:p>
          </table:table-cell>
          <table:table-cell office:value-type="float" office:value="0.730781799060151" calcext:value-type="float">
            <text:p>0.730781799060151</text:p>
          </table:table-cell>
          <table:table-cell office:value-type="float" office:value="0.233047370449322" calcext:value-type="float">
            <text:p>0.233047370449322</text:p>
          </table:table-cell>
          <table:table-cell office:value-type="float" office:value="0.74249901484649" calcext:value-type="float">
            <text:p>0.74249901484649</text:p>
          </table:table-cell>
          <table:table-cell office:value-type="float" office:value="0.239770271323318" calcext:value-type="float">
            <text:p>0.239770271323318</text:p>
          </table:table-cell>
          <table:table-cell office:value-type="float" office:value="0.311430393370901" calcext:value-type="float">
            <text:p>0.311430393370901</text:p>
          </table:table-cell>
          <table:table-cell office:value-type="float" office:value="0.573956836207774" calcext:value-type="float">
            <text:p>0.573956836207774</text:p>
          </table:table-cell>
          <table:table-cell office:value-type="float" office:value="0.341710432978603" calcext:value-type="float">
            <text:p>0.341710432978603</text:p>
          </table:table-cell>
          <table:table-cell office:value-type="float" office:value="0.600614319426166" calcext:value-type="float">
            <text:p>0.600614319426166</text:p>
          </table:table-cell>
        </table:table-row>
        <table:table-row table:style-name="ro1">
          <table:table-cell office:value-type="float" office:value="0.183287581049872" calcext:value-type="float">
            <text:p>0.183287581049872</text:p>
          </table:table-cell>
          <table:table-cell office:value-type="float" office:value="0.731208268279106" calcext:value-type="float">
            <text:p>0.731208268279106</text:p>
          </table:table-cell>
          <table:table-cell office:value-type="float" office:value="0.23296063616874" calcext:value-type="float">
            <text:p>0.23296063616874</text:p>
          </table:table-cell>
          <table:table-cell office:value-type="float" office:value="0.742815976690594" calcext:value-type="float">
            <text:p>0.742815976690594</text:p>
          </table:table-cell>
          <table:table-cell office:value-type="float" office:value="0.239619810339055" calcext:value-type="float">
            <text:p>0.239619810339055</text:p>
          </table:table-cell>
          <table:table-cell office:value-type="float" office:value="0.312304641882551" calcext:value-type="float">
            <text:p>0.312304641882551</text:p>
          </table:table-cell>
          <table:table-cell office:value-type="float" office:value="0.573535612013165" calcext:value-type="float">
            <text:p>0.573535612013165</text:p>
          </table:table-cell>
          <table:table-cell office:value-type="float" office:value="0.342480952392719" calcext:value-type="float">
            <text:p>0.342480952392719</text:p>
          </table:table-cell>
          <table:table-cell office:value-type="float" office:value="0.600076054089999" calcext:value-type="float">
            <text:p>0.600076054089999</text:p>
          </table:table-cell>
        </table:table-row>
        <table:table-row table:style-name="ro1">
          <table:table-cell office:value-type="float" office:value="0.183903969932716" calcext:value-type="float">
            <text:p>0.183903969932716</text:p>
          </table:table-cell>
          <table:table-cell office:value-type="float" office:value="0.731675113980948" calcext:value-type="float">
            <text:p>0.731675113980948</text:p>
          </table:table-cell>
          <table:table-cell office:value-type="float" office:value="0.23284268921058" calcext:value-type="float">
            <text:p>0.23284268921058</text:p>
          </table:table-cell>
          <table:table-cell office:value-type="float" office:value="0.743170775351485" calcext:value-type="float">
            <text:p>0.743170775351485</text:p>
          </table:table-cell>
          <table:table-cell office:value-type="float" office:value="0.239436096451256" calcext:value-type="float">
            <text:p>0.239436096451256</text:p>
          </table:table-cell>
          <table:table-cell office:value-type="float" office:value="0.313149581074788" calcext:value-type="float">
            <text:p>0.313149581074788</text:p>
          </table:table-cell>
          <table:table-cell office:value-type="float" office:value="0.573141790870893" calcext:value-type="float">
            <text:p>0.573141790870893</text:p>
          </table:table-cell>
          <table:table-cell office:value-type="float" office:value="0.343222334033754" calcext:value-type="float">
            <text:p>0.343222334033754</text:p>
          </table:table-cell>
          <table:table-cell office:value-type="float" office:value="0.599565914943914" calcext:value-type="float">
            <text:p>0.599565914943914</text:p>
          </table:table-cell>
        </table:table-row>
        <table:table-row table:style-name="ro1">
          <table:table-cell office:value-type="float" office:value="0.18452557973973" calcext:value-type="float">
            <text:p>0.18452557973973</text:p>
          </table:table-cell>
          <table:table-cell office:value-type="float" office:value="0.732181259965357" calcext:value-type="float">
            <text:p>0.732181259965357</text:p>
          </table:table-cell>
          <table:table-cell office:value-type="float" office:value="0.232694201511049" calcext:value-type="float">
            <text:p>0.232694201511049</text:p>
          </table:table-cell>
          <table:table-cell office:value-type="float" office:value="0.743562456535609" calcext:value-type="float">
            <text:p>0.743562456535609</text:p>
          </table:table-cell>
          <table:table-cell office:value-type="float" office:value="0.239219883339066" calcext:value-type="float">
            <text:p>0.239219883339066</text:p>
          </table:table-cell>
          <table:table-cell office:value-type="float" office:value="0.313966156845118" calcext:value-type="float">
            <text:p>0.313966156845118</text:p>
          </table:table-cell>
          <table:table-cell office:value-type="float" office:value="0.572774400040436" calcext:value-type="float">
            <text:p>0.572774400040436</text:p>
          </table:table-cell>
          <table:table-cell office:value-type="float" office:value="0.343935541694693" calcext:value-type="float">
            <text:p>0.343935541694693</text:p>
          </table:table-cell>
          <table:table-cell office:value-type="float" office:value="0.599082925399574" calcext:value-type="float">
            <text:p>0.599082925399574</text:p>
          </table:table-cell>
        </table:table-row>
        <table:table-row table:style-name="ro1">
          <table:table-cell office:value-type="float" office:value="0.185152205225043" calcext:value-type="float">
            <text:p>0.185152205225043</text:p>
          </table:table-cell>
          <table:table-cell office:value-type="float" office:value="0.732725683584557" calcext:value-type="float">
            <text:p>0.732725683584557</text:p>
          </table:table-cell>
          <table:table-cell office:value-type="float" office:value="0.232515808685413" calcext:value-type="float">
            <text:p>0.232515808685413</text:p>
          </table:table-cell>
          <table:table-cell office:value-type="float" office:value="0.743990114388738" calcext:value-type="float">
            <text:p>0.743990114388738</text:p>
          </table:table-cell>
          <table:table-cell office:value-type="float" office:value="0.238971884812264" calcext:value-type="float">
            <text:p>0.238971884812264</text:p>
          </table:table-cell>
          <table:table-cell office:value-type="float" office:value="0.314755268963728" calcext:value-type="float">
            <text:p>0.314755268963728</text:p>
          </table:table-cell>
          <table:table-cell office:value-type="float" office:value="0.572432512779151" calcext:value-type="float">
            <text:p>0.572432512779151</text:p>
          </table:table-cell>
          <table:table-cell office:value-type="float" office:value="0.344621492604704" calcext:value-type="float">
            <text:p>0.344621492604704</text:p>
          </table:table-cell>
          <table:table-cell office:value-type="float" office:value="0.598626155342805" calcext:value-type="float">
            <text:p>0.598626155342805</text:p>
          </table:table-cell>
        </table:table-row>
        <table:table-row table:style-name="ro1">
          <table:table-cell office:value-type="float" office:value="0.185783651478944" calcext:value-type="float">
            <text:p>0.185783651478944</text:p>
          </table:table-cell>
          <table:table-cell office:value-type="float" office:value="0.733307410548276" calcext:value-type="float">
            <text:p>0.733307410548276</text:p>
          </table:table-cell>
          <table:table-cell office:value-type="float" office:value="0.232308114090052" calcext:value-type="float">
            <text:p>0.232308114090052</text:p>
          </table:table-cell>
          <table:table-cell office:value-type="float" office:value="0.744452886628165" calcext:value-type="float">
            <text:p>0.744452886628165</text:p>
          </table:table-cell>
          <table:table-cell office:value-type="float" office:value="0.238692779114063" calcext:value-type="float">
            <text:p>0.238692779114063</text:p>
          </table:table-cell>
          <table:table-cell office:value-type="float" office:value="0.315517773464597" calcext:value-type="float">
            <text:p>0.315517773464597</text:p>
          </table:table-cell>
          <table:table-cell office:value-type="float" office:value="0.572115246278773" calcext:value-type="float">
            <text:p>0.572115246278773</text:p>
          </table:table-cell>
          <table:table-cell office:value-type="float" office:value="0.345281059755601" calcext:value-type="float">
            <text:p>0.345281059755601</text:p>
          </table:table-cell>
          <table:table-cell office:value-type="float" office:value="0.598194718973646" calcext:value-type="float">
            <text:p>0.598194718973646</text:p>
          </table:table-cell>
        </table:table-row>
        <table:table-row table:style-name="ro1">
          <table:table-cell office:value-type="float" office:value="0.186419730366236" calcext:value-type="float">
            <text:p>0.186419730366236</text:p>
          </table:table-cell>
          <table:table-cell office:value-type="float" office:value="0.733925515007228" calcext:value-type="float">
            <text:p>0.733925515007228</text:p>
          </table:table-cell>
          <table:table-cell office:value-type="float" office:value="0.232071687680283" calcext:value-type="float">
            <text:p>0.232071687680283</text:p>
          </table:table-cell>
          <table:table-cell office:value-type="float" office:value="0.744949954949172" calcext:value-type="float">
            <text:p>0.744949954949172</text:p>
          </table:table-cell>
          <table:table-cell office:value-type="float" office:value="0.238383207990441" calcext:value-type="float">
            <text:p>0.238383207990441</text:p>
          </table:table-cell>
          <table:table-cell office:value-type="float" office:value="0.316254486582044" calcext:value-type="float">
            <text:p>0.316254486582044</text:p>
          </table:table-cell>
          <table:table-cell office:value-type="float" office:value="0.57182175710622" calcext:value-type="float">
            <text:p>0.57182175710622</text:p>
          </table:table-cell>
          <table:table-cell office:value-type="float" office:value="0.345915076048635" calcext:value-type="float">
            <text:p>0.345915076048635</text:p>
          </table:table-cell>
          <table:table-cell office:value-type="float" office:value="0.597787770350973" calcext:value-type="float">
            <text:p>0.597787770350973</text:p>
          </table:table-cell>
        </table:table-row>
        <table:table-row table:style-name="ro1">
          <table:table-cell office:value-type="float" office:value="0.187060263752988" calcext:value-type="float">
            <text:p>0.187060263752988</text:p>
          </table:table-cell>
          <table:table-cell office:value-type="float" office:value="0.734579112567912" calcext:value-type="float">
            <text:p>0.734579112567912</text:p>
          </table:table-cell>
          <table:table-cell office:value-type="float" office:value="0.231807072241108" calcext:value-type="float">
            <text:p>0.231807072241108</text:p>
          </table:table-cell>
          <table:table-cell office:value-type="float" office:value="0.745480538246343" calcext:value-type="float">
            <text:p>0.745480538246343</text:p>
          </table:table-cell>
          <table:table-cell office:value-type="float" office:value="0.238043783089874" calcext:value-type="float">
            <text:p>0.238043783089874</text:p>
          </table:table-cell>
          <table:table-cell office:value-type="float" office:value="0.316966184813909" calcext:value-type="float">
            <text:p>0.316966184813909</text:p>
          </table:table-cell>
          <table:table-cell office:value-type="float" office:value="0.571551241984451" calcext:value-type="float">
            <text:p>0.571551241984451</text:p>
          </table:table-cell>
          <table:table-cell office:value-type="float" office:value="0.346524334130715" calcext:value-type="float">
            <text:p>0.346524334130715</text:p>
          </table:table-cell>
          <table:table-cell office:value-type="float" office:value="0.597404503979459" calcext:value-type="float">
            <text:p>0.597404503979459</text:p>
          </table:table-cell>
        </table:table-row>
        <table:table-row table:style-name="ro1">
          <table:table-cell office:value-type="float" office:value="0.187705078277839" calcext:value-type="float">
            <text:p>0.187705078277839</text:p>
          </table:table-cell>
          <table:table-cell office:value-type="float" office:value="0.735267362227918" calcext:value-type="float">
            <text:p>0.735267362227918</text:p>
          </table:table-cell>
          <table:table-cell office:value-type="float" office:value="0.231514780361379" calcext:value-type="float">
            <text:p>0.231514780361379</text:p>
          </table:table-cell>
          <table:table-cell office:value-type="float" office:value="0.746043894886937" calcext:value-type="float">
            <text:p>0.746043894886937</text:p>
          </table:table-cell>
          <table:table-cell office:value-type="float" office:value="0.237675083151252" calcext:value-type="float">
            <text:p>0.237675083151252</text:p>
          </table:table-cell>
          <table:table-cell office:value-type="float" office:value="0.317653610063315" calcext:value-type="float">
            <text:p>0.317653610063315</text:p>
          </table:table-cell>
          <table:table-cell office:value-type="float" office:value="0.571302931717381" calcext:value-type="float">
            <text:p>0.571302931717381</text:p>
          </table:table-cell>
          <table:table-cell office:value-type="float" office:value="0.347109591840778" calcext:value-type="float">
            <text:p>0.347109591840778</text:p>
          </table:table-cell>
          <table:table-cell office:value-type="float" office:value="0.597044148899963" calcext:value-type="float">
            <text:p>0.597044148899963</text:p>
          </table:table-cell>
        </table:table-row>
        <table:table-row table:style-name="ro1">
          <table:table-cell office:value-type="float" office:value="0.188354009384356" calcext:value-type="float">
            <text:p>0.188354009384356</text:p>
          </table:table-cell>
          <table:table-cell office:value-type="float" office:value="0.735989459190293" calcext:value-type="float">
            <text:p>0.735989459190293</text:p>
          </table:table-cell>
          <table:table-cell office:value-type="float" office:value="0.231195301053682" calcext:value-type="float">
            <text:p>0.231195301053682</text:p>
          </table:table-cell>
          <table:table-cell office:value-type="float" office:value="0.746639315673834" calcext:value-type="float">
            <text:p>0.746639315673834</text:p>
          </table:table-cell>
          <table:table-cell office:value-type="float" office:value="0.237277660755253" calcext:value-type="float">
            <text:p>0.237277660755253</text:p>
          </table:table-cell>
          <table:table-cell office:value-type="float" office:value="0.318317468931014" calcext:value-type="float">
            <text:p>0.318317468931014</text:p>
          </table:table-cell>
          <table:table-cell office:value-type="float" office:value="0.571076092881705" calcext:value-type="float">
            <text:p>0.571076092881705</text:p>
          </table:table-cell>
          <table:table-cell office:value-type="float" office:value="0.347671571229575" calcext:value-type="float">
            <text:p>0.347671571229575</text:p>
          </table:table-cell>
          <table:table-cell office:value-type="float" office:value="0.596705970162388" calcext:value-type="float">
            <text:p>0.596705970162388</text:p>
          </table:table-cell>
        </table:table-row>
        <table:table-row table:style-name="ro1">
          <table:table-cell office:value-type="float" office:value="0.189006896907521" calcext:value-type="float">
            <text:p>0.189006896907521</text:p>
          </table:table-cell>
          <table:table-cell office:value-type="float" office:value="0.73674463650103" calcext:value-type="float">
            <text:p>0.73674463650103</text:p>
          </table:table-cell>
          <table:table-cell office:value-type="float" office:value="0.230849097195683" calcext:value-type="float">
            <text:p>0.230849097195683</text:p>
          </table:table-cell>
          <table:table-cell office:value-type="float" office:value="0.747266125768448" calcext:value-type="float">
            <text:p>0.747266125768448</text:p>
          </table:table-cell>
          <table:table-cell office:value-type="float" office:value="0.236852039946284" calcext:value-type="float">
            <text:p>0.236852039946284</text:p>
          </table:table-cell>
          <table:table-cell office:value-type="float" office:value="0.31895843709257" calcext:value-type="float">
            <text:p>0.31895843709257</text:p>
          </table:table-cell>
          <table:table-cell office:value-type="float" office:value="0.570870022668682" calcext:value-type="float">
            <text:p>0.570870022668682</text:p>
          </table:table-cell>
          <table:table-cell office:value-type="float" office:value="0.348210963192277" calcext:value-type="float">
            <text:p>0.348210963192277</text:p>
          </table:table-cell>
          <table:table-cell office:value-type="float" office:value="0.596389263805419" calcext:value-type="float">
            <text:p>0.596389263805419</text:p>
          </table:table-cell>
        </table:table-row>
        <table:table-row table:style-name="ro1">
          <table:table-cell office:value-type="float" office:value="0.18966358738651" calcext:value-type="float">
            <text:p>0.18966358738651</text:p>
          </table:table-cell>
          <table:table-cell office:value-type="float" office:value="0.737532159707249" calcext:value-type="float">
            <text:p>0.737532159707249</text:p>
          </table:table-cell>
          <table:table-cell office:value-type="float" office:value="0.230476610255466" calcext:value-type="float">
            <text:p>0.230476610255466</text:p>
          </table:table-cell>
          <table:table-cell office:value-type="float" office:value="0.747923679518514" calcext:value-type="float">
            <text:p>0.747923679518514</text:p>
          </table:table-cell>
          <table:table-cell office:value-type="float" office:value="0.236398721095203" calcext:value-type="float">
            <text:p>0.236398721095203</text:p>
          </table:table-cell>
          <table:table-cell office:value-type="float" office:value="0.319577159816864" calcext:value-type="float">
            <text:p>0.319577159816864</text:p>
          </table:table-cell>
          <table:table-cell office:value-type="float" office:value="0.570684049019591" calcext:value-type="float">
            <text:p>0.570684049019591</text:p>
          </table:table-cell>
          <table:table-cell office:value-type="float" office:value="0.348728427814584" calcext:value-type="float">
            <text:p>0.348728427814584</text:p>
          </table:table-cell>
          <table:table-cell office:value-type="float" office:value="0.596093356838595" calcext:value-type="float">
            <text:p>0.596093356838595</text:p>
          </table:table-cell>
        </table:table-row>
        <table:table-row table:style-name="ro1">
          <table:table-cell office:value-type="float" office:value="0.190323932272447" calcext:value-type="float">
            <text:p>0.190323932272447</text:p>
          </table:table-cell>
          <table:table-cell office:value-type="float" office:value="0.738351326654563" calcext:value-type="float">
            <text:p>0.738351326654563</text:p>
          </table:table-cell>
          <table:table-cell office:value-type="float" office:value="0.230078259891543" calcext:value-type="float">
            <text:p>0.230078259891543</text:p>
          </table:table-cell>
          <table:table-cell office:value-type="float" office:value="0.748611360438431" calcext:value-type="float">
            <text:p>0.748611360438431</text:p>
          </table:table-cell>
          <table:table-cell office:value-type="float" office:value="0.23591818062019" calcext:value-type="float">
            <text:p>0.23591818062019</text:p>
          </table:table-cell>
          <table:table-cell office:value-type="float" office:value="0.320174254147328" calcext:value-type="float">
            <text:p>0.320174254147328</text:p>
          </table:table-cell>
          <table:table-cell office:value-type="float" office:value="0.570517528143885" calcext:value-type="float">
            <text:p>0.570517528143885</text:p>
          </table:table-cell>
          <table:table-cell office:value-type="float" office:value="0.349224596658568" calcext:value-type="float">
            <text:p>0.349224596658568</text:p>
          </table:table-cell>
          <table:table-cell office:value-type="float" office:value="0.595817604807558" calcext:value-type="float">
            <text:p>0.595817604807558</text:p>
          </table:table-cell>
        </table:table-row>
        <table:table-row table:style-name="ro1">
          <table:table-cell office:value-type="float" office:value="0.190987788501325" calcext:value-type="float">
            <text:p>0.190987788501325</text:p>
          </table:table-cell>
          <table:table-cell office:value-type="float" office:value="0.739201463925272" calcext:value-type="float">
            <text:p>0.739201463925272</text:p>
          </table:table-cell>
          <table:table-cell office:value-type="float" office:value="0.229654446826427" calcext:value-type="float">
            <text:p>0.229654446826427</text:p>
          </table:table-cell>
          <table:table-cell office:value-type="float" office:value="0.749328577844236" calcext:value-type="float">
            <text:p>0.749328577844236</text:p>
          </table:table-cell>
          <table:table-cell office:value-type="float" office:value="0.235410874008033" calcext:value-type="float">
            <text:p>0.235410874008033</text:p>
          </table:table-cell>
          <table:table-cell office:value-type="float" office:value="0.320750310674281" calcext:value-type="float">
            <text:p>0.320750310674281</text:p>
          </table:table-cell>
          <table:table-cell office:value-type="float" office:value="0.570369843068822" calcext:value-type="float">
            <text:p>0.570369843068822</text:p>
          </table:table-cell>
          <table:table-cell office:value-type="float" office:value="0.349700074463399" calcext:value-type="float">
            <text:p>0.349700074463399</text:p>
          </table:table-cell>
          <table:table-cell office:value-type="float" office:value="0.595561390256159" calcext:value-type="float">
            <text:p>0.595561390256159</text:p>
          </table:table-cell>
        </table:table-row>
        <table:table-row table:style-name="ro1">
          <table:table-cell office:value-type="float" office:value="0.191655017428236" calcext:value-type="float">
            <text:p>0.191655017428236</text:p>
          </table:table-cell>
          <table:table-cell office:value-type="float" office:value="0.740081926341571" calcext:value-type="float">
            <text:p>0.740081926341571</text:p>
          </table:table-cell>
          <table:table-cell office:value-type="float" office:value="0.229205552882352" calcext:value-type="float">
            <text:p>0.229205552882352</text:p>
          </table:table-cell>
          <table:table-cell office:value-type="float" office:value="0.75007476649583" calcext:value-type="float">
            <text:p>0.75007476649583</text:p>
          </table:table-cell>
          <table:table-cell office:value-type="float" office:value="0.234877235942959" calcext:value-type="float">
            <text:p>0.234877235942959</text:p>
          </table:table-cell>
          <table:table-cell office:value-type="float" office:value="0.321305895016488" calcext:value-type="float">
            <text:p>0.321305895016488</text:p>
          </table:table-cell>
          <table:table-cell office:value-type="float" office:value="0.570240401984452" calcext:value-type="float">
            <text:p>0.570240401984452</text:p>
          </table:table-cell>
          <table:table-cell office:value-type="float" office:value="0.350155440690219" calcext:value-type="float">
            <text:p>0.350155440690219</text:p>
          </table:table-cell>
          <table:table-cell office:value-type="float" office:value="0.595324121095736" calcext:value-type="float">
            <text:p>0.595324121095736</text:p>
          </table:table-cell>
        </table:table-row>
        <table:table-row table:style-name="ro1">
          <table:table-cell office:value-type="float" office:value="0.192325486093022" calcext:value-type="float">
            <text:p>0.192325486093022</text:p>
          </table:table-cell>
          <table:table-cell office:value-type="float" office:value="0.740992093123753" calcext:value-type="float">
            <text:p>0.740992093123753</text:p>
          </table:table-cell>
          <table:table-cell office:value-type="float" office:value="0.228731944269082" calcext:value-type="float">
            <text:p>0.228731944269082</text:p>
          </table:table-cell>
          <table:table-cell office:value-type="float" office:value="0.750849382910508" calcext:value-type="float">
            <text:p>0.750849382910508</text:p>
          </table:table-cell>
          <table:table-cell office:value-type="float" office:value="0.234317683715669" calcext:value-type="float">
            <text:p>0.234317683715669</text:p>
          </table:table-cell>
          <table:table-cell office:value-type="float" office:value="0.32184154892585" calcext:value-type="float">
            <text:p>0.32184154892585</text:p>
          </table:table-cell>
          <table:table-cell office:value-type="float" office:value="0.570128637573646" calcext:value-type="float">
            <text:p>0.570128637573646</text:p>
          </table:table-cell>
          <table:table-cell office:value-type="float" office:value="0.350591250518261" calcext:value-type="float">
            <text:p>0.350591250518261</text:p>
          </table:table-cell>
          <table:table-cell office:value-type="float" office:value="0.595105229827628" calcext:value-type="float">
            <text:p>0.595105229827628</text:p>
          </table:table-cell>
        </table:table-row>
        <table:table-row table:style-name="ro1">
          <table:table-cell office:value-type="float" office:value="0.192999064434813" calcext:value-type="float">
            <text:p>0.192999064434813</text:p>
          </table:table-cell>
          <table:table-cell office:value-type="float" office:value="0.741931369066404" calcext:value-type="float">
            <text:p>0.741931369066404</text:p>
          </table:table-cell>
          <table:table-cell office:value-type="float" office:value="0.228233969856457" calcext:value-type="float">
            <text:p>0.228233969856457</text:p>
          </table:table-cell>
          <table:table-cell office:value-type="float" office:value="0.751651906710217" calcext:value-type="float">
            <text:p>0.751651906710217</text:p>
          </table:table-cell>
          <table:table-cell office:value-type="float" office:value="0.233732615603574" calcext:value-type="float">
            <text:p>0.233732615603574</text:p>
          </table:table-cell>
          <table:table-cell office:value-type="float" office:value="0.322357793014041" calcext:value-type="float">
            <text:p>0.322357793014041</text:p>
          </table:table-cell>
          <table:table-cell office:value-type="float" office:value="0.570034003796892" calcext:value-type="float">
            <text:p>0.570034003796892</text:p>
          </table:table-cell>
          <table:table-cell office:value-type="float" office:value="0.351008037730702" calcext:value-type="float">
            <text:p>0.351008037730702</text:p>
          </table:table-cell>
          <table:table-cell office:value-type="float" office:value="0.594904170414655" calcext:value-type="float">
            <text:p>0.594904170414655</text:p>
          </table:table-cell>
        </table:table-row>
        <table:table-row table:style-name="ro1">
          <table:table-cell office:value-type="float" office:value="0.193675629026771" calcext:value-type="float">
            <text:p>0.193675629026771</text:p>
          </table:table-cell>
          <table:table-cell office:value-type="float" office:value="0.742899178949664" calcext:value-type="float">
            <text:p>0.742899178949664</text:p>
          </table:table-cell>
          <table:table-cell office:value-type="float" office:value="0.227711966500047" calcext:value-type="float">
            <text:p>0.227711966500047</text:p>
          </table:table-cell>
          <table:table-cell office:value-type="float" office:value="0.75248183509509" calcext:value-type="float">
            <text:p>0.75248183509509</text:p>
          </table:table-cell>
          <table:table-cell office:value-type="float" office:value="0.233122416262751" calcext:value-type="float">
            <text:p>0.233122416262751</text:p>
          </table:table-cell>
          <table:table-cell office:value-type="float" office:value="0.322855125774154" calcext:value-type="float">
            <text:p>0.322855125774154</text:p>
          </table:table-cell>
          <table:table-cell office:value-type="float" office:value="0.569955977732761" calcext:value-type="float">
            <text:p>0.569955977732761</text:p>
          </table:table-cell>
          <table:table-cell office:value-type="float" office:value="0.351406313493263" calcext:value-type="float">
            <text:p>0.351406313493263</text:p>
          </table:table-cell>
          <table:table-cell office:value-type="float" office:value="0.594720419933358" calcext:value-type="float">
            <text:p>0.594720419933358</text:p>
          </table:table-cell>
        </table:table-row>
        <table:table-row table:style-name="ro1">
          <table:table-cell office:value-type="float" office:value="0.194355058558321" calcext:value-type="float">
            <text:p>0.194355058558321</text:p>
          </table:table-cell>
          <table:table-cell office:value-type="float" office:value="0.743894970331944" calcext:value-type="float">
            <text:p>0.743894970331944</text:p>
          </table:table-cell>
          <table:table-cell office:value-type="float" office:value="0.227166255590426" calcext:value-type="float">
            <text:p>0.227166255590426</text:p>
          </table:table-cell>
          <table:table-cell office:value-type="float" office:value="0.753338685844064" calcext:value-type="float">
            <text:p>0.753338685844064</text:p>
          </table:table-cell>
          <table:table-cell office:value-type="float" office:value="0.232487453403011" calcext:value-type="float">
            <text:p>0.232487453403011</text:p>
          </table:table-cell>
          <table:table-cell office:value-type="float" office:value="0.323334027581679" calcext:value-type="float">
            <text:p>0.323334027581679</text:p>
          </table:table-cell>
          <table:table-cell office:value-type="float" office:value="0.569894054774625" calcext:value-type="float">
            <text:p>0.569894054774625</text:p>
          </table:table-cell>
          <table:table-cell office:value-type="float" office:value="0.351786570610042" calcext:value-type="float">
            <text:p>0.351786570610042</text:p>
          </table:table-cell>
          <table:table-cell office:value-type="float" office:value="0.594553473919395" calcext:value-type="float">
            <text:p>0.594553473919395</text:p>
          </table:table-cell>
        </table:table-row>
        <table:table-row table:style-name="ro1">
          <table:table-cell office:value-type="float" office:value="0.195037238208496" calcext:value-type="float">
            <text:p>0.195037238208496</text:p>
          </table:table-cell>
          <table:table-cell office:value-type="float" office:value="0.744918207697069" calcext:value-type="float">
            <text:p>0.744918207697069</text:p>
          </table:table-cell>
          <table:table-cell office:value-type="float" office:value="0.226597148762816" calcext:value-type="float">
            <text:p>0.226597148762816</text:p>
          </table:table-cell>
          <table:table-cell office:value-type="float" office:value="0.754221991487416" calcext:value-type="float">
            <text:p>0.754221991487416</text:p>
          </table:table-cell>
          <table:table-cell office:value-type="float" office:value="0.23182808354008" calcext:value-type="float">
            <text:p>0.23182808354008</text:p>
          </table:table-cell>
          <table:table-cell office:value-type="float" office:value="0.323794959084192" calcext:value-type="float">
            <text:p>0.323794959084192</text:p>
          </table:table-cell>
          <table:table-cell office:value-type="float" office:value="0.56984775119907" calcext:value-type="float">
            <text:p>0.56984775119907</text:p>
          </table:table-cell>
          <table:table-cell office:value-type="float" office:value="0.352149281638506" calcext:value-type="float">
            <text:p>0.352149281638506</text:p>
          </table:table-cell>
          <table:table-cell office:value-type="float" office:value="0.59440284873084" calcext:value-type="float">
            <text:p>0.59440284873084</text:p>
          </table:table-cell>
        </table:table-row>
        <table:table-row table:style-name="ro1">
          <table:table-cell office:value-type="float" office:value="0.195722055773709" calcext:value-type="float">
            <text:p>0.195722055773709</text:p>
          </table:table-cell>
          <table:table-cell office:value-type="float" office:value="0.745968374901576" calcext:value-type="float">
            <text:p>0.745968374901576</text:p>
          </table:table-cell>
          <table:table-cell office:value-type="float" office:value="0.226004944895963" calcext:value-type="float">
            <text:p>0.226004944895963</text:p>
          </table:table-cell>
          <table:table-cell office:value-type="float" office:value="0.755131301929308" calcext:value-type="float">
            <text:p>0.755131301929308</text:p>
          </table:table-cell>
          <table:table-cell office:value-type="float" office:value="0.231144649100092" calcext:value-type="float">
            <text:p>0.231144649100092</text:p>
          </table:table-cell>
          <table:table-cell office:value-type="float" office:value="0.324238364590785" calcext:value-type="float">
            <text:p>0.324238364590785</text:p>
          </table:table-cell>
          <table:table-cell office:value-type="float" office:value="0.569816600083937" calcext:value-type="float">
            <text:p>0.569816600083937</text:p>
          </table:table-cell>
          <table:table-cell office:value-type="float" office:value="0.352494902498188" calcext:value-type="float">
            <text:p>0.352494902498188</text:p>
          </table:table-cell>
          <table:table-cell office:value-type="float" office:value="0.594268077595126" calcext:value-type="float">
            <text:p>0.594268077595126</text:p>
          </table:table-cell>
        </table:table-row>
        <table:table-row table:style-name="ro1">
          <table:table-cell office:value-type="float" office:value="0.196409404304087" calcext:value-type="float">
            <text:p>0.196409404304087</text:p>
          </table:table-cell>
          <table:table-cell office:value-type="float" office:value="0.747044970935149" calcext:value-type="float">
            <text:p>0.747044970935149</text:p>
          </table:table-cell>
          <table:table-cell office:value-type="float" office:value="0.225389934098906" calcext:value-type="float">
            <text:p>0.225389934098906</text:p>
          </table:table-cell>
          <table:table-cell office:value-type="float" office:value="0.756066180271431" calcext:value-type="float">
            <text:p>0.756066180271431</text:p>
          </table:table-cell>
          <table:table-cell office:value-type="float" office:value="0.230437482467483" calcext:value-type="float">
            <text:p>0.230437482467483</text:p>
          </table:table-cell>
          <table:table-cell office:value-type="float" office:value="0.324664671735948" calcext:value-type="float">
            <text:p>0.324664671735948</text:p>
          </table:table-cell>
          <table:table-cell office:value-type="float" office:value="0.56980015228283" calcext:value-type="float">
            <text:p>0.56980015228283</text:p>
          </table:table-cell>
          <table:table-cell office:value-type="float" office:value="0.352823871957336" calcext:value-type="float">
            <text:p>0.352823871957336</text:p>
          </table:table-cell>
          <table:table-cell office:value-type="float" office:value="0.594148711441585" calcext:value-type="float">
            <text:p>0.594148711441585</text:p>
          </table:table-cell>
        </table:table-row>
        <table:table-row table:style-name="ro1">
          <table:table-cell office:value-type="float" office:value="0.197099180618987" calcext:value-type="float">
            <text:p>0.197099180618987</text:p>
          </table:table-cell>
          <table:table-cell office:value-type="float" office:value="0.748147510632141" calcext:value-type="float">
            <text:p>0.748147510632141</text:p>
          </table:table-cell>
          <table:table-cell office:value-type="float" office:value="0.224752396712717" calcext:value-type="float">
            <text:p>0.224752396712717</text:p>
          </table:table-cell>
          <table:table-cell office:value-type="float" office:value="0.75702620361407" calcext:value-type="float">
            <text:p>0.75702620361407</text:p>
          </table:table-cell>
          <table:table-cell office:value-type="float" office:value="0.229706905042107" calcext:value-type="float">
            <text:p>0.229706905042107</text:p>
          </table:table-cell>
          <table:table-cell office:value-type="float" office:value="0.325074292854822" calcext:value-type="float">
            <text:p>0.325074292854822</text:p>
          </table:table-cell>
          <table:table-cell office:value-type="float" office:value="0.569797974766467" calcext:value-type="float">
            <text:p>0.569797974766467</text:p>
          </table:table-cell>
          <table:table-cell office:value-type="float" office:value="0.353136613098958" calcext:value-type="float">
            <text:p>0.353136613098958</text:p>
          </table:table-cell>
          <table:table-cell office:value-type="float" office:value="0.59404431729419" calcext:value-type="float">
            <text:p>0.59404431729419</text:p>
          </table:table-cell>
        </table:table-row>
        <table:table-row table:style-name="ro1">
          <table:table-cell office:value-type="float" office:value="0.197791286201408" calcext:value-type="float">
            <text:p>0.197791286201408</text:p>
          </table:table-cell>
          <table:table-cell office:value-type="float" office:value="0.749275521987717" calcext:value-type="float">
            <text:p>0.749275521987717</text:p>
          </table:table-cell>
          <table:table-cell office:value-type="float" office:value="0.224092605617849" calcext:value-type="float">
            <text:p>0.224092605617849</text:p>
          </table:table-cell>
          <table:table-cell office:value-type="float" office:value="0.758010960477295" calcext:value-type="float">
            <text:p>0.758010960477295</text:p>
          </table:table-cell>
          <table:table-cell office:value-type="float" office:value="0.228953229629355" calcext:value-type="float">
            <text:p>0.228953229629355</text:p>
          </table:table-cell>
          <table:table-cell office:value-type="float" office:value="0.325467625949508" calcext:value-type="float">
            <text:p>0.325467625949508</text:p>
          </table:table-cell>
          <table:table-cell office:value-type="float" office:value="0.569809649979074" calcext:value-type="float">
            <text:p>0.569809649979074</text:p>
          </table:table-cell>
          <table:table-cell office:value-type="float" office:value="0.353433534206343" calcext:value-type="float">
            <text:p>0.353433534206343</text:p>
          </table:table-cell>
          <table:table-cell office:value-type="float" office:value="0.593954477548158" calcext:value-type="float">
            <text:p>0.593954477548158</text:p>
          </table:table-cell>
        </table:table-row>
        <table:table-row table:style-name="ro1">
          <table:table-cell office:value-type="float" office:value="0.198485626320832" calcext:value-type="float">
            <text:p>0.198485626320832</text:p>
          </table:table-cell>
          <table:table-cell office:value-type="float" office:value="0.750428546552199" calcext:value-type="float">
            <text:p>0.750428546552199</text:p>
          </table:table-cell>
          <table:table-cell office:value-type="float" office:value="0.223410825650654" calcext:value-type="float">
            <text:p>0.223410825650654</text:p>
          </table:table-cell>
          <table:table-cell office:value-type="float" office:value="0.759020051254421" calcext:value-type="float">
            <text:p>0.759020051254421</text:p>
          </table:table-cell>
          <table:table-cell office:value-type="float" office:value="0.228176759893012" calcext:value-type="float">
            <text:p>0.228176759893012</text:p>
          </table:table-cell>
          <table:table-cell office:value-type="float" office:value="0.325845055474876" calcext:value-type="float">
            <text:p>0.325845055474876</text:p>
          </table:table-cell>
          <table:table-cell office:value-type="float" office:value="0.569834774866258" calcext:value-type="float">
            <text:p>0.569834774866258</text:p>
          </table:table-cell>
          <table:table-cell office:value-type="float" office:value="0.353715029608111" calcext:value-type="float">
            <text:p>0.353715029608111</text:p>
          </table:table-cell>
          <table:table-cell office:value-type="float" office:value="0.593878789031776" calcext:value-type="float">
            <text:p>0.593878789031776</text:p>
          </table:table-cell>
        </table:table-row>
        <table:table-row table:style-name="ro1">
          <table:table-cell office:value-type="float" office:value="0.199182111516859" calcext:value-type="float">
            <text:p>0.199182111516859</text:p>
          </table:table-cell>
          <table:table-cell office:value-type="float" office:value="0.751606136436855" calcext:value-type="float">
            <text:p>0.751606136436855</text:p>
          </table:table-cell>
          <table:table-cell office:value-type="float" office:value="0.222707316314759" calcext:value-type="float">
            <text:p>0.222707316314759</text:p>
          </table:table-cell>
          <table:table-cell office:value-type="float" office:value="0.760053085293825" calcext:value-type="float">
            <text:p>0.760053085293825</text:p>
          </table:table-cell>
          <table:table-cell office:value-type="float" office:value="0.227377793130999" calcext:value-type="float">
            <text:p>0.227377793130999</text:p>
          </table:table-cell>
          <table:table-cell office:value-type="float" office:value="0.326206952736796" calcext:value-type="float">
            <text:p>0.326206952736796</text:p>
          </table:table-cell>
          <table:table-cell office:value-type="float" office:value="0.569872960886115" calcext:value-type="float">
            <text:p>0.569872960886115</text:p>
          </table:table-cell>
          <table:table-cell office:value-type="float" office:value="0.353981479967255" calcext:value-type="float">
            <text:p>0.353981479967255</text:p>
          </table:table-cell>
          <table:table-cell office:value-type="float" office:value="0.593816862922321" calcext:value-type="float">
            <text:p>0.593816862922321</text:p>
          </table:table-cell>
        </table:table-row>
        <table:table-row table:style-name="ro1">
          <table:table-cell office:value-type="float" office:value="0.199880655010903" calcext:value-type="float">
            <text:p>0.199880655010903</text:p>
          </table:table-cell>
          <table:table-cell office:value-type="float" office:value="0.752807856172048" calcext:value-type="float">
            <text:p>0.752807856172048</text:p>
          </table:table-cell>
          <table:table-cell office:value-type="float" office:value="0.221982329598999" calcext:value-type="float">
            <text:p>0.221982329598999</text:p>
          </table:table-cell>
          <table:table-cell office:value-type="float" office:value="0.761109682860723" calcext:value-type="float">
            <text:p>0.761109682860723</text:p>
          </table:table-cell>
          <table:table-cell office:value-type="float" office:value="0.226556618154033" calcext:value-type="float">
            <text:p>0.226556618154033</text:p>
          </table:table-cell>
          <table:table-cell office:value-type="float" office:value="0.326553677980443" calcext:value-type="float">
            <text:p>0.326553677980443</text:p>
          </table:table-cell>
          <table:table-cell office:value-type="float" office:value="0.569923831441006" calcext:value-type="float">
            <text:p>0.569923831441006</text:p>
          </table:table-cell>
          <table:table-cell office:value-type="float" office:value="0.354233254518809" calcext:value-type="float">
            <text:p>0.354233254518809</text:p>
          </table:table-cell>
          <table:table-cell office:value-type="float" office:value="0.593768322269327" calcext:value-type="float">
            <text:p>0.593768322269327</text:p>
          </table:table-cell>
        </table:table-row>
        <table:table-row table:style-name="ro1">
          <table:table-cell office:value-type="float" office:value="0.200581176379547" calcext:value-type="float">
            <text:p>0.200581176379547</text:p>
          </table:table-cell>
          <table:table-cell office:value-type="float" office:value="0.754033278175328" calcext:value-type="float">
            <text:p>0.754033278175328</text:p>
          </table:table-cell>
          <table:table-cell office:value-type="float" office:value="0.221236114479264" calcext:value-type="float">
            <text:p>0.221236114479264</text:p>
          </table:table-cell>
          <table:table-cell office:value-type="float" office:value="0.762189470601069" calcext:value-type="float">
            <text:p>0.762189470601069</text:p>
          </table:table-cell>
          <table:table-cell office:value-type="float" office:value="0.225713519803624" calcext:value-type="float">
            <text:p>0.225713519803624</text:p>
          </table:table-cell>
          <table:table-cell office:value-type="float" office:value="0.326885578907678" calcext:value-type="float">
            <text:p>0.326885578907678</text:p>
          </table:table-cell>
          <table:table-cell office:value-type="float" office:value="0.569987024121532" calcext:value-type="float">
            <text:p>0.569987024121532</text:p>
          </table:table-cell>
          <table:table-cell office:value-type="float" office:value="0.354470709367049" calcext:value-type="float">
            <text:p>0.354470709367049</text:p>
          </table:table-cell>
          <table:table-cell office:value-type="float" office:value="0.593732804076982" calcext:value-type="float">
            <text:p>0.593732804076982</text:p>
          </table:table-cell>
        </table:table-row>
        <table:table-row table:style-name="ro1">
          <table:table-cell office:value-type="float" office:value="0.20128359792698" calcext:value-type="float">
            <text:p>0.20128359792698</text:p>
          </table:table-cell>
          <table:table-cell office:value-type="float" office:value="0.755281985502512" calcext:value-type="float">
            <text:p>0.755281985502512</text:p>
          </table:table-cell>
          <table:table-cell office:value-type="float" office:value="0.220468913763401" calcext:value-type="float">
            <text:p>0.220468913763401</text:p>
          </table:table-cell>
          <table:table-cell office:value-type="float" office:value="0.763292084422728" calcext:value-type="float">
            <text:p>0.763292084422728</text:p>
          </table:table-cell>
          <table:table-cell office:value-type="float" office:value="0.224848775872196" calcext:value-type="float">
            <text:p>0.224848775872196</text:p>
          </table:table-cell>
          <table:table-cell office:value-type="float" office:value="0.327202993544173" calcext:value-type="float">
            <text:p>0.327202993544173</text:p>
          </table:table-cell>
          <table:table-cell office:value-type="float" office:value="0.570062187180802" calcext:value-type="float">
            <text:p>0.570062187180802</text:p>
          </table:table-cell>
          <table:table-cell office:value-type="float" office:value="0.354694190556537" calcext:value-type="float">
            <text:p>0.354694190556537</text:p>
          </table:table-cell>
          <table:table-cell office:value-type="float" office:value="0.593709955905173" calcext:value-type="float">
            <text:p>0.593709955905173</text:p>
          </table:table-cell>
        </table:table-row>
        <table:table-row table:style-name="ro1">
          <table:table-cell office:value-type="float" office:value="0.201987847348299" calcext:value-type="float">
            <text:p>0.201987847348299</text:p>
          </table:table-cell>
          <table:table-cell office:value-type="float" office:value="0.756553568224189" calcext:value-type="float">
            <text:p>0.756553568224189</text:p>
          </table:table-cell>
          <table:table-cell office:value-type="float" office:value="0.219680967616149" calcext:value-type="float">
            <text:p>0.219680967616149</text:p>
          </table:table-cell>
          <table:table-cell office:value-type="float" office:value="0.764417165890894" calcext:value-type="float">
            <text:p>0.764417165890894</text:p>
          </table:table-cell>
          <table:table-cell office:value-type="float" office:value="0.223962660656207" calcext:value-type="float">
            <text:p>0.223962660656207</text:p>
          </table:table-cell>
          <table:table-cell office:value-type="float" office:value="0.327506249498535" calcext:value-type="float">
            <text:p>0.327506249498535</text:p>
          </table:table-cell>
          <table:table-cell office:value-type="float" office:value="0.570148980858314" calcext:value-type="float">
            <text:p>0.570148980858314</text:p>
          </table:table-cell>
          <table:table-cell office:value-type="float" office:value="0.354904033165399" calcext:value-type="float">
            <text:p>0.354904033165399</text:p>
          </table:table-cell>
          <table:table-cell office:value-type="float" office:value="0.593699437067085" calcext:value-type="float">
            <text:p>0.593699437067085</text:p>
          </table:table-cell>
        </table:table-row>
        <table:table-row table:style-name="ro1">
          <table:table-cell office:value-type="float" office:value="0.202693856257559" calcext:value-type="float">
            <text:p>0.202693856257559</text:p>
          </table:table-cell>
          <table:table-cell office:value-type="float" office:value="0.757847624645863" calcext:value-type="float">
            <text:p>0.757847624645863</text:p>
          </table:table-cell>
          <table:table-cell office:value-type="float" office:value="0.218872512178296" calcext:value-type="float">
            <text:p>0.218872512178296</text:p>
          </table:table-cell>
          <table:table-cell office:value-type="float" office:value="0.765564363500959" calcext:value-type="float">
            <text:p>0.765564363500959</text:p>
          </table:table-cell>
          <table:table-cell office:value-type="float" office:value="0.223055443604214" calcext:value-type="float">
            <text:p>0.223055443604214</text:p>
          </table:table-cell>
          <table:table-cell office:value-type="float" office:value="0.327795664977736" calcext:value-type="float">
            <text:p>0.327795664977736</text:p>
          </table:table-cell>
          <table:table-cell office:value-type="float" office:value="0.570247076053927" calcext:value-type="float">
            <text:p>0.570247076053927</text:p>
          </table:table-cell>
          <table:table-cell office:value-type="float" office:value="0.355100562415144" calcext:value-type="float">
            <text:p>0.355100562415144</text:p>
          </table:table-cell>
          <table:table-cell office:value-type="float" office:value="0.593700917364168" calcext:value-type="float">
            <text:p>0.593700917364168</text:p>
          </table:table-cell>
        </table:table-row>
        <table:table-row table:style-name="ro1">
          <table:table-cell office:value-type="float" office:value="0.203401561146708" calcext:value-type="float">
            <text:p>0.203401561146708</text:p>
          </table:table-cell>
          <table:table-cell office:value-type="float" office:value="0.759163759064023" calcext:value-type="float">
            <text:p>0.759163759064023</text:p>
          </table:table-cell>
          <table:table-cell office:value-type="float" office:value="0.218043781561053" calcext:value-type="float">
            <text:p>0.218043781561053</text:p>
          </table:table-cell>
          <table:table-cell office:value-type="float" office:value="0.766733330502647" calcext:value-type="float">
            <text:p>0.766733330502647</text:p>
          </table:table-cell>
          <table:table-cell office:value-type="float" office:value="0.22212739136732" calcext:value-type="float">
            <text:p>0.22212739136732</text:p>
          </table:table-cell>
          <table:table-cell office:value-type="float" office:value="0.328071549387247" calcext:value-type="float">
            <text:p>0.328071549387247</text:p>
          </table:table-cell>
          <table:table-cell office:value-type="float" office:value="0.570356154021666" calcext:value-type="float">
            <text:p>0.570356154021666</text:p>
          </table:table-cell>
          <table:table-cell office:value-type="float" office:value="0.355284094194026" calcext:value-type="float">
            <text:p>0.355284094194026</text:p>
          </table:table-cell>
          <table:table-cell office:value-type="float" office:value="0.593714076709985" calcext:value-type="float">
            <text:p>0.593714076709985</text:p>
          </table:table-cell>
        </table:table-row>
        <table:table-row table:style-name="ro1">
          <table:table-cell office:value-type="float" office:value="0.204110902475061" calcext:value-type="float">
            <text:p>0.204110902475061</text:p>
          </table:table-cell>
          <table:table-cell office:value-type="float" office:value="0.760501582666945" calcext:value-type="float">
            <text:p>0.760501582666945</text:p>
          </table:table-cell>
          <table:table-cell office:value-type="float" office:value="0.217195006866363" calcext:value-type="float">
            <text:p>0.217195006866363</text:p>
          </table:table-cell>
          <table:table-cell office:value-type="float" office:value="0.76792372582803" calcext:value-type="float">
            <text:p>0.76792372582803</text:p>
          </table:table-cell>
          <table:table-cell office:value-type="float" office:value="0.221178766832444" calcext:value-type="float">
            <text:p>0.221178766832444</text:p>
          </table:table-cell>
          <table:table-cell office:value-type="float" office:value="0.328334203806162" calcext:value-type="float">
            <text:p>0.328334203806162</text:p>
          </table:table-cell>
          <table:table-cell office:value-type="float" office:value="0.570475905669605" calcext:value-type="float">
            <text:p>0.570475905669605</text:p>
          </table:table-cell>
          <table:table-cell office:value-type="float" office:value="0.355454935598917" calcext:value-type="float">
            <text:p>0.355454935598917</text:p>
          </table:table-cell>
          <table:table-cell office:value-type="float" office:value="0.593738604475557" calcext:value-type="float">
            <text:p>0.593738604475557</text:p>
          </table:table-cell>
        </table:table-row>
        <table:table-row table:style-name="ro1">
          <table:table-cell office:value-type="float" office:value="0.204821826181535" calcext:value-type="float">
            <text:p>0.204821826181535</text:p>
          </table:table-cell>
          <table:table-cell office:value-type="float" office:value="0.761860710970852" calcext:value-type="float">
            <text:p>0.761860710970852</text:p>
          </table:table-cell>
          <table:table-cell office:value-type="float" office:value="0.2163264185806" calcext:value-type="float">
            <text:p>0.2163264185806</text:p>
          </table:table-cell>
          <table:table-cell office:value-type="float" office:value="0.76913521157115" calcext:value-type="float">
            <text:p>0.76913521157115</text:p>
          </table:table-cell>
          <table:table-cell office:value-type="float" office:value="0.220209831556488" calcext:value-type="float">
            <text:p>0.220209831556488</text:p>
          </table:table-cell>
          <table:table-cell office:value-type="float" office:value="0.328583921060542" calcext:value-type="float">
            <text:p>0.328583921060542</text:p>
          </table:table-cell>
          <table:table-cell office:value-type="float" office:value="0.570606031857739" calcext:value-type="float">
            <text:p>0.570606031857739</text:p>
          </table:table-cell>
          <table:table-cell office:value-type="float" office:value="0.355613384906704" calcext:value-type="float">
            <text:p>0.355613384906704</text:p>
          </table:table-cell>
          <table:table-cell office:value-type="float" office:value="0.593774199703376" calcext:value-type="float">
            <text:p>0.593774199703376</text:p>
          </table:table-cell>
        </table:table-row>
        <table:table-row table:style-name="ro1">
          <table:table-cell office:value-type="float" office:value="0.205534281101657" calcext:value-type="float">
            <text:p>0.205534281101657</text:p>
          </table:table-cell>
          <table:table-cell office:value-type="float" office:value="0.763240766010904" calcext:value-type="float">
            <text:p>0.763240766010904</text:p>
          </table:table-cell>
          <table:table-cell office:value-type="float" office:value="0.215438244143949" calcext:value-type="float">
            <text:p>0.215438244143949</text:p>
          </table:table-cell>
          <table:table-cell office:value-type="float" office:value="0.770367455257664" calcext:value-type="float">
            <text:p>0.770367455257664</text:p>
          </table:table-cell>
          <table:table-cell office:value-type="float" office:value="0.219220843379044" calcext:value-type="float">
            <text:p>0.219220843379044</text:p>
          </table:table-cell>
          <table:table-cell office:value-type="float" office:value="0.32882098754916" calcext:value-type="float">
            <text:p>0.32882098754916</text:p>
          </table:table-cell>
          <table:table-cell office:value-type="float" office:value="0.570746241081871" calcext:value-type="float">
            <text:p>0.570746241081871</text:p>
          </table:table-cell>
          <table:table-cell office:value-type="float" office:value="0.355759733549101" calcext:value-type="float">
            <text:p>0.355759733549101</text:p>
          </table:table-cell>
          <table:table-cell office:value-type="float" office:value="0.593820568888082" calcext:value-type="float">
            <text:p>0.593820568888082</text:p>
          </table:table-cell>
        </table:table-row>
        <table:table-row table:style-name="ro1">
          <table:table-cell office:value-type="float" office:value="0.206248222695029" calcext:value-type="float">
            <text:p>0.206248222695029</text:p>
          </table:table-cell>
          <table:table-cell office:value-type="float" office:value="0.764641372277245" calcext:value-type="float">
            <text:p>0.764641372277245</text:p>
          </table:table-cell>
          <table:table-cell office:value-type="float" office:value="0.214530712106357" calcext:value-type="float">
            <text:p>0.214530712106357</text:p>
          </table:table-cell>
          <table:table-cell office:value-type="float" office:value="0.771620125741996" calcext:value-type="float">
            <text:p>0.771620125741996</text:p>
          </table:table-cell>
          <table:table-cell office:value-type="float" office:value="0.218212060568153" calcext:value-type="float">
            <text:p>0.218212060568153</text:p>
          </table:table-cell>
          <table:table-cell office:value-type="float" office:value="0.329045681372746" calcext:value-type="float">
            <text:p>0.329045681372746</text:p>
          </table:table-cell>
          <table:table-cell office:value-type="float" office:value="0.570896252049289" calcext:value-type="float">
            <text:p>0.570896252049289</text:p>
          </table:table-cell>
          <table:table-cell office:value-type="float" office:value="0.355894264034446" calcext:value-type="float">
            <text:p>0.355894264034446</text:p>
          </table:table-cell>
          <table:table-cell office:value-type="float" office:value="0.593877428405523" calcext:value-type="float">
            <text:p>0.593877428405523</text:p>
          </table:table-cell>
        </table:table-row>
        <table:table-row table:style-name="ro1">
          <table:table-cell office:value-type="float" office:value="0.206963608792155" calcext:value-type="float">
            <text:p>0.206963608792155</text:p>
          </table:table-cell>
          <table:table-cell office:value-type="float" office:value="0.766062160136063" calcext:value-type="float">
            <text:p>0.766062160136063</text:p>
          </table:table-cell>
          <table:table-cell office:value-type="float" office:value="0.213604048294401" calcext:value-type="float">
            <text:p>0.213604048294401</text:p>
          </table:table-cell>
          <table:table-cell office:value-type="float" office:value="0.772892896761732" calcext:value-type="float">
            <text:p>0.772892896761732</text:p>
          </table:table-cell>
          <table:table-cell office:value-type="float" office:value="0.217183738063464" calcext:value-type="float">
            <text:p>0.217183738063464</text:p>
          </table:table-cell>
          <table:table-cell office:value-type="float" office:value="0.329258275541368" calcext:value-type="float">
            <text:p>0.329258275541368</text:p>
          </table:table-cell>
          <table:table-cell office:value-type="float" office:value="0.57105578972257" calcext:value-type="float">
            <text:p>0.57105578972257</text:p>
          </table:table-cell>
          <table:table-cell office:value-type="float" office:value="0.356017253384592" calcext:value-type="float">
            <text:p>0.356017253384592</text:p>
          </table:table-cell>
          <table:table-cell office:value-type="float" office:value="0.593944500703097" calcext:value-type="float">
            <text:p>0.593944500703097</text:p>
          </table:table-cell>
        </table:table-row>
        <table:table-row table:style-name="ro1">
          <table:table-cell office:value-type="float" office:value="0.20768040386652" calcext:value-type="float">
            <text:p>0.20768040386652</text:p>
          </table:table-cell>
          <table:table-cell office:value-type="float" office:value="0.767502761483234" calcext:value-type="float">
            <text:p>0.767502761483234</text:p>
          </table:table-cell>
          <table:table-cell office:value-type="float" office:value="0.21265848033329" calcext:value-type="float">
            <text:p>0.21265848033329</text:p>
          </table:table-cell>
          <table:table-cell office:value-type="float" office:value="0.774185442526739" calcext:value-type="float">
            <text:p>0.774185442526739</text:p>
          </table:table-cell>
          <table:table-cell office:value-type="float" office:value="0.216136131971397" calcext:value-type="float">
            <text:p>0.216136131971397</text:p>
          </table:table-cell>
          <table:table-cell office:value-type="float" office:value="0.329459035566794" calcext:value-type="float">
            <text:p>0.329459035566794</text:p>
          </table:table-cell>
          <table:table-cell office:value-type="float" office:value="0.571224588502463" calcext:value-type="float">
            <text:p>0.571224588502463</text:p>
          </table:table-cell>
          <table:table-cell office:value-type="float" office:value="0.356128970496814" calcext:value-type="float">
            <text:p>0.356128970496814</text:p>
          </table:table-cell>
          <table:table-cell office:value-type="float" office:value="0.59402151732346" calcext:value-type="float">
            <text:p>0.59402151732346</text:p>
          </table:table-cell>
        </table:table-row>
        <table:table-row table:style-name="ro1">
          <table:table-cell office:value-type="float" office:value="0.208398575324333" calcext:value-type="float">
            <text:p>0.208398575324333</text:p>
          </table:table-cell>
          <table:table-cell office:value-type="float" office:value="0.768962812807233" calcext:value-type="float">
            <text:p>0.768962812807233</text:p>
          </table:table-cell>
          <table:table-cell office:value-type="float" office:value="0.211694234239616" calcext:value-type="float">
            <text:p>0.211694234239616</text:p>
          </table:table-cell>
          <table:table-cell office:value-type="float" office:value="0.775497440894062" calcext:value-type="float">
            <text:p>0.775497440894062</text:p>
          </table:table-cell>
          <table:table-cell office:value-type="float" office:value="0.215069496221156" calcext:value-type="float">
            <text:p>0.215069496221156</text:p>
          </table:table-cell>
          <table:table-cell office:value-type="float" office:value="0.329648222174042" calcext:value-type="float">
            <text:p>0.329648222174042</text:p>
          </table:table-cell>
          <table:table-cell office:value-type="float" office:value="0.57140238885215" calcext:value-type="float">
            <text:p>0.57140238885215</text:p>
          </table:table-cell>
          <table:table-cell office:value-type="float" office:value="0.356229679057863" calcext:value-type="float">
            <text:p>0.356229679057863</text:p>
          </table:table-cell>
          <table:table-cell office:value-type="float" office:value="0.594108215659669" calcext:value-type="float">
            <text:p>0.594108215659669</text:p>
          </table:table-cell>
        </table:table-row>
        <table:table-row table:style-name="ro1">
          <table:table-cell office:value-type="float" office:value="0.209118096134813" calcext:value-type="float">
            <text:p>0.209118096134813</text:p>
          </table:table-cell>
          <table:table-cell office:value-type="float" office:value="0.77044195205723" calcext:value-type="float">
            <text:p>0.77044195205723</text:p>
          </table:table-cell>
          <table:table-cell office:value-type="float" office:value="0.210711537561173" calcext:value-type="float">
            <text:p>0.210711537561173</text:p>
          </table:table-cell>
          <table:table-cell office:value-type="float" office:value="0.776828570224797" calcext:value-type="float">
            <text:p>0.776828570224797</text:p>
          </table:table-cell>
          <table:table-cell office:value-type="float" office:value="0.213984085709686" calcext:value-type="float">
            <text:p>0.213984085709686</text:p>
          </table:table-cell>
          <table:table-cell office:value-type="float" office:value="0.329826090258803" calcext:value-type="float">
            <text:p>0.329826090258803</text:p>
          </table:table-cell>
          <table:table-cell office:value-type="float" office:value="0.571588938858605" calcext:value-type="float">
            <text:p>0.571588938858605</text:p>
          </table:table-cell>
          <table:table-cell office:value-type="float" office:value="0.356319636350823" calcext:value-type="float">
            <text:p>0.356319636350823</text:p>
          </table:table-cell>
          <table:table-cell office:value-type="float" office:value="0.594204340406669" calcext:value-type="float">
            <text:p>0.594204340406669</text:p>
          </table:table-cell>
        </table:table-row>
        <table:table-row table:style-name="ro1">
          <table:table-cell office:value-type="float" office:value="0.209838943293605" calcext:value-type="float">
            <text:p>0.209838943293605</text:p>
          </table:table-cell>
          <table:table-cell office:value-type="float" office:value="0.771939820257995" calcext:value-type="float">
            <text:p>0.771939820257995</text:p>
          </table:table-cell>
          <table:table-cell office:value-type="float" office:value="0.209710617677309" calcext:value-type="float">
            <text:p>0.209710617677309</text:p>
          </table:table-cell>
          <table:table-cell office:value-type="float" office:value="0.778178511029648" calcext:value-type="float">
            <text:p>0.778178511029648</text:p>
          </table:table-cell>
          <table:table-cell office:value-type="float" office:value="0.212880154614948" calcext:value-type="float">
            <text:p>0.212880154614948</text:p>
          </table:table-cell>
          <table:table-cell office:value-type="float" office:value="0.329992889669103" calcext:value-type="float">
            <text:p>0.329992889669103</text:p>
          </table:table-cell>
          <table:table-cell office:value-type="float" office:value="0.571783993109961" calcext:value-type="float">
            <text:p>0.571783993109961</text:p>
          </table:table-cell>
          <table:table-cell office:value-type="float" office:value="0.356399094137062" calcext:value-type="float">
            <text:p>0.356399094137062</text:p>
          </table:table-cell>
          <table:table-cell office:value-type="float" office:value="0.594309642508772" calcext:value-type="float">
            <text:p>0.594309642508772</text:p>
          </table:table-cell>
        </table:table-row>
        <table:table-row table:style-name="ro1">
          <table:table-cell office:value-type="float" office:value="0.210561098815701" calcext:value-type="float">
            <text:p>0.210561098815701</text:p>
          </table:table-cell>
          <table:table-cell office:value-type="float" office:value="0.773456059528803" calcext:value-type="float">
            <text:p>0.773456059528803</text:p>
          </table:table-cell>
          <table:table-cell office:value-type="float" office:value="0.20869170360869" calcext:value-type="float">
            <text:p>0.20869170360869</text:p>
          </table:table-cell>
          <table:table-cell office:value-type="float" office:value="0.779546944033086" calcext:value-type="float">
            <text:p>0.779546944033086</text:p>
          </table:table-cell>
          <table:table-cell office:value-type="float" office:value="0.211757958245379" calcext:value-type="float">
            <text:p>0.211757958245379</text:p>
          </table:table-cell>
          <table:table-cell office:value-type="float" office:value="0.330148865559566" calcext:value-type="float">
            <text:p>0.330148865559566</text:p>
          </table:table-cell>
          <table:table-cell office:value-type="float" office:value="0.571987312611191" calcext:value-type="float">
            <text:p>0.571987312611191</text:p>
          </table:table-cell>
          <table:table-cell office:value-type="float" office:value="0.356468298937758" calcext:value-type="float">
            <text:p>0.356468298937758</text:p>
          </table:table-cell>
          <table:table-cell office:value-type="float" office:value="0.594423879013043" calcext:value-type="float">
            <text:p>0.594423879013043</text:p>
          </table:table-cell>
        </table:table-row>
        <table:table-row table:style-name="ro1">
          <table:table-cell office:value-type="float" office:value="0.211284548735563" calcext:value-type="float">
            <text:p>0.211284548735563</text:p>
          </table:table-cell>
          <table:table-cell office:value-type="float" office:value="0.774990314384863" calcext:value-type="float">
            <text:p>0.774990314384863</text:p>
          </table:table-cell>
          <table:table-cell office:value-type="float" office:value="0.207655024705313" calcext:value-type="float">
            <text:p>0.207655024705313</text:p>
          </table:table-cell>
          <table:table-cell office:value-type="float" office:value="0.780933551482411" calcext:value-type="float">
            <text:p>0.780933551482411</text:p>
          </table:table-cell>
          <table:table-cell office:value-type="float" office:value="0.210617751726267" calcext:value-type="float">
            <text:p>0.210617751726267</text:p>
          </table:table-cell>
          <table:table-cell office:value-type="float" office:value="0.330294258661398" calcext:value-type="float">
            <text:p>0.330294258661398</text:p>
          </table:table-cell>
          <table:table-cell office:value-type="float" office:value="0.572198664250865" calcext:value-type="float">
            <text:p>0.572198664250865</text:p>
          </table:table-cell>
          <table:table-cell office:value-type="float" office:value="0.35652749237924" calcext:value-type="float">
            <text:p>0.35652749237924</text:p>
          </table:table-cell>
          <table:table-cell office:value-type="float" office:value="0.594546812591903" calcext:value-type="float">
            <text:p>0.594546812591903</text:p>
          </table:table-cell>
        </table:table-row>
        <table:table-row table:style-name="ro1">
          <table:table-cell office:value-type="float" office:value="0.21200928463382" calcext:value-type="float">
            <text:p>0.21200928463382</text:p>
          </table:table-cell>
          <table:table-cell office:value-type="float" office:value="0.776542229440176" calcext:value-type="float">
            <text:p>0.776542229440176</text:p>
          </table:table-cell>
          <table:table-cell office:value-type="float" office:value="0.206600812845543" calcext:value-type="float">
            <text:p>0.206600812845543</text:p>
          </table:table-cell>
          <table:table-cell office:value-type="float" office:value="0.782338014873291" calcext:value-type="float">
            <text:p>0.782338014873291</text:p>
          </table:table-cell>
          <table:table-cell office:value-type="float" office:value="0.209459792224026" calcext:value-type="float">
            <text:p>0.209459792224026</text:p>
          </table:table-cell>
          <table:table-cell office:value-type="float" office:value="0.330429305131101" calcext:value-type="float">
            <text:p>0.330429305131101</text:p>
          </table:table-cell>
          <table:table-cell office:value-type="float" office:value="0.572417821292411" calcext:value-type="float">
            <text:p>0.572417821292411</text:p>
          </table:table-cell>
          <table:table-cell office:value-type="float" office:value="0.356576910946284" calcext:value-type="float">
            <text:p>0.356576910946284</text:p>
          </table:table-cell>
          <table:table-cell office:value-type="float" office:value="0.594678211959364" calcext:value-type="float">
            <text:p>0.594678211959364</text:p>
          </table:table-cell>
        </table:table-row>
        <table:table-row table:style-name="ro1">
          <table:table-cell office:value-type="float" office:value="0.212735301031088" calcext:value-type="float">
            <text:p>0.212735301031088</text:p>
          </table:table-cell>
          <table:table-cell office:value-type="float" office:value="0.778111451769816" calcext:value-type="float">
            <text:p>0.778111451769816</text:p>
          </table:table-cell>
          <table:table-cell office:value-type="float" office:value="0.205529299874315" calcext:value-type="float">
            <text:p>0.205529299874315</text:p>
          </table:table-cell>
          <table:table-cell office:value-type="float" office:value="0.783760017378447" calcext:value-type="float">
            <text:p>0.783760017378447</text:p>
          </table:table-cell>
          <table:table-cell office:value-type="float" office:value="0.208284336419772" calcext:value-type="float">
            <text:p>0.208284336419772</text:p>
          </table:table-cell>
          <table:table-cell office:value-type="float" office:value="0.330554238236921" calcext:value-type="float">
            <text:p>0.330554238236921</text:p>
          </table:table-cell>
          <table:table-cell office:value-type="float" office:value="0.572644561199888" calcext:value-type="float">
            <text:p>0.572644561199888</text:p>
          </table:table-cell>
          <table:table-cell office:value-type="float" office:value="0.356616787814827" calcext:value-type="float">
            <text:p>0.356616787814827</text:p>
          </table:table-cell>
          <table:table-cell office:value-type="float" office:value="0.594817849795065" calcext:value-type="float">
            <text:p>0.594817849795065</text:p>
          </table:table-cell>
        </table:table-row>
        <table:table-row table:style-name="ro1">
          <table:table-cell office:value-type="float" office:value="0.213462599050089" calcext:value-type="float">
            <text:p>0.213462599050089</text:p>
          </table:table-cell>
          <table:table-cell office:value-type="float" office:value="0.779697627302844" calcext:value-type="float">
            <text:p>0.779697627302844</text:p>
          </table:table-cell>
          <table:table-cell office:value-type="float" office:value="0.204440721387816" calcext:value-type="float">
            <text:p>0.204440721387816</text:p>
          </table:table-cell>
          <table:table-cell office:value-type="float" office:value="0.785199240178032" calcext:value-type="float">
            <text:p>0.785199240178032</text:p>
          </table:table-cell>
          <table:table-cell office:value-type="float" office:value="0.20709164426487" calcext:value-type="float">
            <text:p>0.20709164426487</text:p>
          </table:table-cell>
          <table:table-cell office:value-type="float" office:value="0.330669286241642" calcext:value-type="float">
            <text:p>0.330669286241642</text:p>
          </table:table-cell>
          <table:table-cell office:value-type="float" office:value="0.572878668385486" calcext:value-type="float">
            <text:p>0.572878668385486</text:p>
          </table:table-cell>
          <table:table-cell office:value-type="float" office:value="0.356647350546681" calcext:value-type="float">
            <text:p>0.356647350546681</text:p>
          </table:table-cell>
          <table:table-cell office:value-type="float" office:value="0.594965505362812" calcext:value-type="float">
            <text:p>0.594965505362812</text:p>
          </table:table-cell>
        </table:table-row>
        <table:table-row table:style-name="ro1">
          <table:table-cell office:value-type="float" office:value="0.214191182205096" calcext:value-type="float">
            <text:p>0.214191182205096</text:p>
          </table:table-cell>
          <table:table-cell office:value-type="float" office:value="0.781300404183469" calcext:value-type="float">
            <text:p>0.781300404183469</text:p>
          </table:table-cell>
          <table:table-cell office:value-type="float" office:value="0.20333531297236" calcext:value-type="float">
            <text:p>0.20333531297236</text:p>
          </table:table-cell>
          <table:table-cell office:value-type="float" office:value="0.786655365949129" calcext:value-type="float">
            <text:p>0.786655365949129</text:p>
          </table:table-cell>
          <table:table-cell office:value-type="float" office:value="0.205881975294779" calcext:value-type="float">
            <text:p>0.205881975294779</text:p>
          </table:table-cell>
          <table:table-cell office:value-type="float" office:value="0.330774675540044" calcext:value-type="float">
            <text:p>0.330774675540044</text:p>
          </table:table-cell>
          <table:table-cell office:value-type="float" office:value="0.57311993036706" calcext:value-type="float">
            <text:p>0.57311993036706</text:p>
          </table:table-cell>
          <table:table-cell office:value-type="float" office:value="0.356668824442173" calcext:value-type="float">
            <text:p>0.356668824442173</text:p>
          </table:table-cell>
          <table:table-cell office:value-type="float" office:value="0.595120960807144" calcext:value-type="float">
            <text:p>0.595120960807144</text:p>
          </table:table-cell>
        </table:table-row>
        <table:table-row table:style-name="ro1">
          <table:table-cell office:value-type="float" office:value="0.214921060596281" calcext:value-type="float">
            <text:p>0.214921060596281</text:p>
          </table:table-cell>
          <table:table-cell office:value-type="float" office:value="0.782919428899394" calcext:value-type="float">
            <text:p>0.782919428899394</text:p>
          </table:table-cell>
          <table:table-cell office:value-type="float" office:value="0.20221331433591" calcext:value-type="float">
            <text:p>0.20221331433591</text:p>
          </table:table-cell>
          <table:table-cell office:value-type="float" office:value="0.788128074906564" calcext:value-type="float">
            <text:p>0.788128074906564</text:p>
          </table:table-cell>
          <table:table-cell office:value-type="float" office:value="0.204655592714889" calcext:value-type="float">
            <text:p>0.204655592714889</text:p>
          </table:table-cell>
          <table:table-cell office:value-type="float" office:value="0.330870628008988" calcext:value-type="float">
            <text:p>0.330870628008988</text:p>
          </table:table-cell>
          <table:table-cell office:value-type="float" office:value="0.573368141111269" calcext:value-type="float">
            <text:p>0.573368141111269</text:p>
          </table:table-cell>
          <table:table-cell office:value-type="float" office:value="0.356681429681531" calcext:value-type="float">
            <text:p>0.356681429681531</text:p>
          </table:table-cell>
          <table:table-cell office:value-type="float" office:value="0.59528400435627" calcext:value-type="float">
            <text:p>0.59528400435627</text:p>
          </table:table-cell>
        </table:table-row>
        <table:table-row table:style-name="ro1">
          <table:table-cell office:value-type="float" office:value="0.215652247224289" calcext:value-type="float">
            <text:p>0.215652247224289</text:p>
          </table:table-cell>
          <table:table-cell office:value-type="float" office:value="0.784554349301243" calcext:value-type="float">
            <text:p>0.784554349301243</text:p>
          </table:table-cell>
          <table:table-cell office:value-type="float" office:value="0.201074965953795" calcext:value-type="float">
            <text:p>0.201074965953795</text:p>
          </table:table-cell>
          <table:table-cell office:value-type="float" office:value="0.789617047930326" calcext:value-type="float">
            <text:p>0.789617047930326</text:p>
          </table:table-cell>
          <table:table-cell office:value-type="float" office:value="0.203412760108552" calcext:value-type="float">
            <text:p>0.203412760108552</text:p>
          </table:table-cell>
          <table:table-cell office:value-type="float" office:value="0.330957363663901" calcext:value-type="float">
            <text:p>0.330957363663901</text:p>
          </table:table-cell>
          <table:table-cell office:value-type="float" office:value="0.573623097749227" calcext:value-type="float">
            <text:p>0.573623097749227</text:p>
          </table:table-cell>
          <table:table-cell office:value-type="float" office:value="0.356685384171996" calcext:value-type="float">
            <text:p>0.356685384171996</text:p>
          </table:table-cell>
          <table:table-cell office:value-type="float" office:value="0.595454427162419" calcext:value-type="float">
            <text:p>0.595454427162419</text:p>
          </table:table-cell>
        </table:table-row>
        <table:table-row table:style-name="ro1">
          <table:table-cell office:value-type="float" office:value="0.216384760614602" calcext:value-type="float">
            <text:p>0.216384760614602</text:p>
          </table:table-cell>
          <table:table-cell office:value-type="float" office:value="0.786204811714728" calcext:value-type="float">
            <text:p>0.786204811714728</text:p>
          </table:table-cell>
          <table:table-cell office:value-type="float" office:value="0.199920512022691" calcext:value-type="float">
            <text:p>0.199920512022691</text:p>
          </table:table-cell>
          <table:table-cell office:value-type="float" office:value="0.791121963650155" calcext:value-type="float">
            <text:p>0.791121963650155</text:p>
          </table:table-cell>
          <table:table-cell office:value-type="float" office:value="0.202153744383576" calcext:value-type="float">
            <text:p>0.202153744383576</text:p>
          </table:table-cell>
          <table:table-cell office:value-type="float" office:value="0.331035099435794" calcext:value-type="float">
            <text:p>0.331035099435794</text:p>
          </table:table-cell>
          <table:table-cell office:value-type="float" office:value="0.573884602277708" calcext:value-type="float">
            <text:p>0.573884602277708</text:p>
          </table:table-cell>
          <table:table-cell office:value-type="float" office:value="0.356680902184369" calcext:value-type="float">
            <text:p>0.356680902184369</text:p>
          </table:table-cell>
          <table:table-cell office:value-type="float" office:value="0.595632024903155" calcext:value-type="float">
            <text:p>0.595632024903155</text:p>
          </table:table-cell>
        </table:table-row>
        <table:table-row table:style-name="ro1">
          <table:table-cell office:value-type="float" office:value="0.217118623227464" calcext:value-type="float">
            <text:p>0.217118623227464</text:p>
          </table:table-cell>
          <table:table-cell office:value-type="float" office:value="0.787870462728644" calcext:value-type="float">
            <text:p>0.787870462728644</text:p>
          </table:table-cell>
          <table:table-cell office:value-type="float" office:value="0.198750198616718" calcext:value-type="float">
            <text:p>0.198750198616718</text:p>
          </table:table-cell>
          <table:table-cell office:value-type="float" office:value="0.792642500255691" calcext:value-type="float">
            <text:p>0.792642500255691</text:p>
          </table:table-cell>
          <table:table-cell office:value-type="float" office:value="0.200878813935314" calcext:value-type="float">
            <text:p>0.200878813935314</text:p>
          </table:table-cell>
          <table:table-cell office:value-type="float" office:value="0.331104049856734" calcext:value-type="float">
            <text:p>0.331104049856734</text:p>
          </table:table-cell>
          <table:table-cell office:value-type="float" office:value="0.574152460524018" calcext:value-type="float">
            <text:p>0.574152460524018</text:p>
          </table:table-cell>
          <table:table-cell office:value-type="float" office:value="0.356668195140041" calcext:value-type="float">
            <text:p>0.356668195140041</text:p>
          </table:table-cell>
          <table:table-cell office:value-type="float" office:value="0.59581659681949" calcext:value-type="float">
            <text:p>0.59581659681949</text:p>
          </table:table-cell>
        </table:table-row>
        <table:table-row table:style-name="ro1">
          <table:table-cell office:value-type="float" office:value="0.217853862514116" calcext:value-type="float">
            <text:p>0.217853862514116</text:p>
          </table:table-cell>
          <table:table-cell office:value-type="float" office:value="0.789550947228408" calcext:value-type="float">
            <text:p>0.789550947228408</text:p>
          </table:table-cell>
          <table:table-cell office:value-type="float" office:value="0.197564275515045" calcext:value-type="float">
            <text:p>0.197564275515045</text:p>
          </table:table-cell>
          <table:table-cell office:value-type="float" office:value="0.794178333565468" calcext:value-type="float">
            <text:p>0.794178333565468</text:p>
          </table:table-cell>
          <table:table-cell office:value-type="float" office:value="0.199588240507523" calcext:value-type="float">
            <text:p>0.199588240507523</text:p>
          </table:table-cell>
          <table:table-cell office:value-type="float" office:value="0.33116442729818" calcext:value-type="float">
            <text:p>0.33116442729818</text:p>
          </table:table-cell>
          <table:table-cell office:value-type="float" office:value="0.574426482178094" calcext:value-type="float">
            <text:p>0.574426482178094</text:p>
          </table:table-cell>
          <table:table-cell office:value-type="float" office:value="0.35664747177511" calcext:value-type="float">
            <text:p>0.35664747177511</text:p>
          </table:table-cell>
          <table:table-cell office:value-type="float" office:value="0.596007945686808" calcext:value-type="float">
            <text:p>0.596007945686808</text:p>
          </table:table-cell>
        </table:table-row>
        <table:table-row table:style-name="ro1">
          <table:table-cell office:value-type="float" office:value="0.218590509849304" calcext:value-type="float">
            <text:p>0.218590509849304</text:p>
          </table:table-cell>
          <table:table-cell office:value-type="float" office:value="0.791245909903121" calcext:value-type="float">
            <text:p>0.791245909903121</text:p>
          </table:table-cell>
          <table:table-cell office:value-type="float" office:value="0.196362994714576" calcext:value-type="float">
            <text:p>0.196362994714576</text:p>
          </table:table-cell>
          <table:table-cell office:value-type="float" office:value="0.795729138532956" calcext:value-type="float">
            <text:p>0.795729138532956</text:p>
          </table:table-cell>
          <table:table-cell office:value-type="float" office:value="0.198282297696962" calcext:value-type="float">
            <text:p>0.198282297696962</text:p>
          </table:table-cell>
          <table:table-cell office:value-type="float" office:value="0.33121644214369" calcext:value-type="float">
            <text:p>0.33121644214369</text:p>
          </table:table-cell>
          <table:table-cell office:value-type="float" office:value="0.574706480339259" calcext:value-type="float">
            <text:p>0.574706480339259</text:p>
          </table:table-cell>
          <table:table-cell office:value-type="float" office:value="0.356618938392373" calcext:value-type="float">
            <text:p>0.356618938392373</text:p>
          </table:table-cell>
          <table:table-cell office:value-type="float" office:value="0.596205877422226" calcext:value-type="float">
            <text:p>0.596205877422226</text:p>
          </table:table-cell>
        </table:table-row>
        <table:table-row table:style-name="ro1">
          <table:table-cell office:value-type="float" office:value="0.219328602108101" calcext:value-type="float">
            <text:p>0.219328602108101</text:p>
          </table:table-cell>
          <table:table-cell office:value-type="float" office:value="0.792954992996091" calcext:value-type="float">
            <text:p>0.792954992996091</text:p>
          </table:table-cell>
          <table:table-cell office:value-type="float" office:value="0.195146612616083" calcext:value-type="float">
            <text:p>0.195146612616083</text:p>
          </table:table-cell>
          <table:table-cell office:value-type="float" office:value="0.797294587009549" calcext:value-type="float">
            <text:p>0.797294587009549</text:p>
          </table:table-cell>
          <table:table-cell office:value-type="float" office:value="0.196961263157637" calcext:value-type="float">
            <text:p>0.196961263157637</text:p>
          </table:table-cell>
          <table:table-cell office:value-type="float" office:value="0.331260302516497" calcext:value-type="float">
            <text:p>0.331260302516497</text:p>
          </table:table-cell>
          <table:table-cell office:value-type="float" office:value="0.574992272120349" calcext:value-type="float">
            <text:p>0.574992272120349</text:p>
          </table:table-cell>
          <table:table-cell office:value-type="float" office:value="0.356582798494682" calcext:value-type="float">
            <text:p>0.356582798494682</text:p>
          </table:table-cell>
          <table:table-cell office:value-type="float" office:value="0.596410201616533" calcext:value-type="float">
            <text:p>0.596410201616533</text:p>
          </table:table-cell>
        </table:table-row>
        <table:table-row table:style-name="ro1">
          <table:table-cell office:value-type="float" office:value="0.220068179055554" calcext:value-type="float">
            <text:p>0.220068179055554</text:p>
          </table:table-cell>
          <table:table-cell office:value-type="float" office:value="0.794677838648193" calcext:value-type="float">
            <text:p>0.794677838648193</text:p>
          </table:table-cell>
          <table:table-cell office:value-type="float" office:value="0.193915387485615" calcext:value-type="float">
            <text:p>0.193915387485615</text:p>
          </table:table-cell>
          <table:table-cell office:value-type="float" office:value="0.798874350152341" calcext:value-type="float">
            <text:p>0.798874350152341</text:p>
          </table:table-cell>
          <table:table-cell office:value-type="float" office:value="0.195625416097367" calcext:value-type="float">
            <text:p>0.195625416097367</text:p>
          </table:table-cell>
          <table:table-cell office:value-type="float" office:value="0.331296215940385" calcext:value-type="float">
            <text:p>0.331296215940385</text:p>
          </table:table-cell>
          <table:table-cell office:value-type="float" office:value="0.575283676521674" calcext:value-type="float">
            <text:p>0.575283676521674</text:p>
          </table:table-cell>
          <table:table-cell office:value-type="float" office:value="0.356539254584743" calcext:value-type="float">
            <text:p>0.356539254584743</text:p>
          </table:table-cell>
          <table:table-cell office:value-type="float" office:value="0.596620729502553" calcext:value-type="float">
            <text:p>0.596620729502553</text:p>
          </table:table-cell>
        </table:table-row>
        <table:table-row table:style-name="ro1">
          <table:table-cell office:value-type="float" office:value="0.220809286885984" calcext:value-type="float">
            <text:p>0.220809286885984</text:p>
          </table:table-cell>
          <table:table-cell office:value-type="float" office:value="0.796414085634135" calcext:value-type="float">
            <text:p>0.796414085634135</text:p>
          </table:table-cell>
          <table:table-cell office:value-type="float" office:value="0.192669582942138" calcext:value-type="float">
            <text:p>0.192669582942138</text:p>
          </table:table-cell>
          <table:table-cell office:value-type="float" office:value="0.800468095085619" calcext:value-type="float">
            <text:p>0.800468095085619</text:p>
          </table:table-cell>
          <table:table-cell office:value-type="float" office:value="0.19427504072565" calcext:value-type="float">
            <text:p>0.19427504072565</text:p>
          </table:table-cell>
          <table:table-cell office:value-type="float" office:value="0.331324387129195" calcext:value-type="float">
            <text:p>0.331324387129195</text:p>
          </table:table-cell>
          <table:table-cell office:value-type="float" office:value="0.575580517205026" calcext:value-type="float">
            <text:p>0.575580517205026</text:p>
          </table:table-cell>
          <table:table-cell office:value-type="float" office:value="0.356488505785056" calcext:value-type="float">
            <text:p>0.356488505785056</text:p>
          </table:table-cell>
          <table:table-cell office:value-type="float" office:value="0.596837276614992" calcext:value-type="float">
            <text:p>0.596837276614992</text:p>
          </table:table-cell>
        </table:table-row>
        <table:table-row table:style-name="ro1">
          <table:table-cell office:value-type="float" office:value="0.22155197467408" calcext:value-type="float">
            <text:p>0.22155197467408</text:p>
          </table:table-cell>
          <table:table-cell office:value-type="float" office:value="0.798163372176015" calcext:value-type="float">
            <text:p>0.798163372176015</text:p>
          </table:table-cell>
          <table:table-cell office:value-type="float" office:value="0.191409464811288" calcext:value-type="float">
            <text:p>0.191409464811288</text:p>
          </table:table-cell>
          <table:table-cell office:value-type="float" office:value="0.802075487820477" calcext:value-type="float">
            <text:p>0.802075487820477</text:p>
          </table:table-cell>
          <table:table-cell office:value-type="float" office:value="0.19291042317039" calcext:value-type="float">
            <text:p>0.19291042317039</text:p>
          </table:table-cell>
          <table:table-cell office:value-type="float" office:value="0.331345020568449" calcext:value-type="float">
            <text:p>0.331345020568449</text:p>
          </table:table-cell>
          <table:table-cell office:value-type="float" office:value="0.575882619338019" calcext:value-type="float">
            <text:p>0.575882619338019</text:p>
          </table:table-cell>
          <table:table-cell office:value-type="float" office:value="0.356430750593747" calcext:value-type="float">
            <text:p>0.356430750593747</text:p>
          </table:table-cell>
          <table:table-cell office:value-type="float" office:value="0.597059659749019" calcext:value-type="float">
            <text:p>0.597059659749019</text:p>
          </table:table-cell>
        </table:table-row>
        <table:table-row table:style-name="ro1">
          <table:table-cell office:value-type="float" office:value="0.222296297016805" calcext:value-type="float">
            <text:p>0.222296297016805</text:p>
          </table:table-cell>
          <table:table-cell office:value-type="float" office:value="0.799925333161587" calcext:value-type="float">
            <text:p>0.799925333161587</text:p>
          </table:table-cell>
          <table:table-cell office:value-type="float" office:value="0.190135304007248" calcext:value-type="float">
            <text:p>0.190135304007248</text:p>
          </table:table-cell>
          <table:table-cell office:value-type="float" office:value="0.803696190435972" calcext:value-type="float">
            <text:p>0.803696190435972</text:p>
          </table:table-cell>
          <table:table-cell office:value-type="float" office:value="0.191531854344927" calcext:value-type="float">
            <text:p>0.191531854344927</text:p>
          </table:table-cell>
          <table:table-cell office:value-type="float" office:value="0.331358319177612" calcext:value-type="float">
            <text:p>0.331358319177612</text:p>
          </table:table-cell>
          <table:table-cell office:value-type="float" office:value="0.576189811387332" calcext:value-type="float">
            <text:p>0.576189811387332</text:p>
          </table:table-cell>
          <table:table-cell office:value-type="float" office:value="0.356366185412143" calcext:value-type="float">
            <text:p>0.356366185412143</text:p>
          </table:table-cell>
          <table:table-cell office:value-type="float" office:value="0.597287698659114" calcext:value-type="float">
            <text:p>0.597287698659114</text:p>
          </table:table-cell>
        </table:table-row>
        <table:table-row table:style-name="ro1">
          <table:table-cell office:value-type="float" office:value="0.223042312414198" calcext:value-type="float">
            <text:p>0.223042312414198</text:p>
          </table:table-cell>
          <table:table-cell office:value-type="float" office:value="0.801699601992259" calcext:value-type="float">
            <text:p>0.801699601992259</text:p>
          </table:table-cell>
          <table:table-cell office:value-type="float" office:value="0.188847374638869" calcext:value-type="float">
            <text:p>0.188847374638869</text:p>
          </table:table-cell>
          <table:table-cell office:value-type="float" office:value="0.805329862946232" calcext:value-type="float">
            <text:p>0.805329862946232</text:p>
          </table:table-cell>
          <table:table-cell office:value-type="float" office:value="0.190139628059194" calcext:value-type="float">
            <text:p>0.190139628059194</text:p>
          </table:table-cell>
          <table:table-cell office:value-type="float" office:value="0.331364484958206" calcext:value-type="float">
            <text:p>0.331364484958206</text:p>
          </table:table-cell>
          <table:table-cell office:value-type="float" office:value="0.576501924122847" calcext:value-type="float">
            <text:p>0.576501924122847</text:p>
          </table:table-cell>
          <table:table-cell office:value-type="float" office:value="0.356295005293406" calcext:value-type="float">
            <text:p>0.356295005293406</text:p>
          </table:table-cell>
          <table:table-cell office:value-type="float" office:value="0.597521215136622" calcext:value-type="float">
            <text:p>0.597521215136622</text:p>
          </table:table-cell>
        </table:table-row>
        <table:table-row table:style-name="ro1">
          <table:table-cell office:value-type="float" office:value="0.22379008439112" calcext:value-type="float">
            <text:p>0.22379008439112</text:p>
          </table:table-cell>
          <table:table-cell office:value-type="float" office:value="0.803485808547965" calcext:value-type="float">
            <text:p>0.803485808547965</text:p>
          </table:table-cell>
          <table:table-cell office:value-type="float" office:value="0.187545955920397" calcext:value-type="float">
            <text:p>0.187545955920397</text:p>
          </table:table-cell>
          <table:table-cell office:value-type="float" office:value="0.806976161296202" calcext:value-type="float">
            <text:p>0.806976161296202</text:p>
          </table:table-cell>
          <table:table-cell office:value-type="float" office:value="0.188734042961068" calcext:value-type="float">
            <text:p>0.188734042961068</text:p>
          </table:table-cell>
          <table:table-cell office:value-type="float" office:value="0.331363719172022" calcext:value-type="float">
            <text:p>0.331363719172022</text:p>
          </table:table-cell>
          <table:table-cell office:value-type="float" office:value="0.576818790717663" calcext:value-type="float">
            <text:p>0.576818790717663</text:p>
          </table:table-cell>
          <table:table-cell office:value-type="float" office:value="0.356217404043631" calcext:value-type="float">
            <text:p>0.356217404043631</text:p>
          </table:table-cell>
          <table:table-cell office:value-type="float" office:value="0.597760033047523" calcext:value-type="float">
            <text:p>0.597760033047523</text:p>
          </table:table-cell>
        </table:table-row>
        <table:table-row table:style-name="ro1">
          <table:table-cell office:value-type="float" office:value="0.22453968038256" calcext:value-type="float">
            <text:p>0.22453968038256</text:p>
          </table:table-cell>
          <table:table-cell office:value-type="float" office:value="0.805283580809041" calcext:value-type="float">
            <text:p>0.805283580809041</text:p>
          </table:table-cell>
          <table:table-cell office:value-type="float" office:value="0.186231330584614" calcext:value-type="float">
            <text:p>0.186231330584614</text:p>
          </table:table-cell>
          <table:table-cell office:value-type="float" office:value="0.808634738978209" calcext:value-type="float">
            <text:p>0.808634738978209</text:p>
          </table:table-cell>
          <table:table-cell office:value-type="float" office:value="0.187315400938142" calcext:value-type="float">
            <text:p>0.187315400938142</text:p>
          </table:table-cell>
          <table:table-cell office:value-type="float" office:value="0.33135622246224" calcext:value-type="float">
            <text:p>0.33135622246224</text:p>
          </table:table-cell>
          <table:table-cell office:value-type="float" office:value="0.577140246337981" calcext:value-type="float">
            <text:p>0.577140246337981</text:p>
          </table:table-cell>
          <table:table-cell office:value-type="float" office:value="0.356133574424218" calcext:value-type="float">
            <text:p>0.356133574424218</text:p>
          </table:table-cell>
          <table:table-cell office:value-type="float" office:value="0.598003977985271" calcext:value-type="float">
            <text:p>0.598003977985271</text:p>
          </table:table-cell>
        </table:table-row>
        <table:table-row table:style-name="ro1">
          <table:table-cell office:value-type="float" office:value="0.225291173360727" calcext:value-type="float">
            <text:p>0.225291173360727</text:p>
          </table:table-cell>
          <table:table-cell office:value-type="float" office:value="0.807092542593663" calcext:value-type="float">
            <text:p>0.807092542593663</text:p>
          </table:table-cell>
          <table:table-cell office:value-type="float" office:value="0.184903787102942" calcext:value-type="float">
            <text:p>0.184903787102942</text:p>
          </table:table-cell>
          <table:table-cell office:value-type="float" office:value="0.810305244775665" calcext:value-type="float">
            <text:p>0.810305244775665</text:p>
          </table:table-cell>
          <table:table-cell office:value-type="float" office:value="0.185884009351738" calcext:value-type="float">
            <text:p>0.185884009351738</text:p>
          </table:table-cell>
          <table:table-cell office:value-type="float" office:value="0.331342194499989" calcext:value-type="float">
            <text:p>0.331342194499989</text:p>
          </table:table-cell>
          <table:table-cell office:value-type="float" office:value="0.577466128825627" calcext:value-type="float">
            <text:p>0.577466128825627</text:p>
          </table:table-cell>
          <table:table-cell office:value-type="float" office:value="0.356043707704326" calcext:value-type="float">
            <text:p>0.356043707704326</text:p>
          </table:table-cell>
          <table:table-cell office:value-type="float" office:value="0.59825287788227" calcext:value-type="float">
            <text:p>0.59825287788227</text:p>
          </table:table-cell>
        </table:table-row>
        <table:table-row table:style-name="ro1">
          <table:table-cell office:value-type="float" office:value="0.226044639220287" calcext:value-type="float">
            <text:p>0.226044639220287</text:p>
          </table:table-cell>
          <table:table-cell office:value-type="float" office:value="0.808912315841585" calcext:value-type="float">
            <text:p>0.808912315841585</text:p>
          </table:table-cell>
          <table:table-cell office:value-type="float" office:value="0.183563617201095" calcext:value-type="float">
            <text:p>0.183563617201095</text:p>
          </table:table-cell>
          <table:table-cell office:value-type="float" office:value="0.811987325112201" calcext:value-type="float">
            <text:p>0.811987325112201</text:p>
          </table:table-cell>
          <table:table-cell office:value-type="float" office:value="0.184440178589388" calcext:value-type="float">
            <text:p>0.184440178589388</text:p>
          </table:table-cell>
          <table:table-cell office:value-type="float" office:value="0.331321835656093" calcext:value-type="float">
            <text:p>0.331321835656093</text:p>
          </table:table-cell>
          <table:table-cell office:value-type="float" office:value="0.577796276582534" calcext:value-type="float">
            <text:p>0.577796276582534</text:p>
          </table:table-cell>
          <table:table-cell office:value-type="float" office:value="0.355947995465026" calcext:value-type="float">
            <text:p>0.355947995465026</text:p>
          </table:table-cell>
          <table:table-cell office:value-type="float" office:value="0.598506560984664" calcext:value-type="float">
            <text:p>0.598506560984664</text:p>
          </table:table-cell>
        </table:table-row>
        <table:table-row table:style-name="ro1">
          <table:table-cell office:value-type="float" office:value="0.226800160404202" calcext:value-type="float">
            <text:p>0.226800160404202</text:p>
          </table:table-cell>
          <table:table-cell office:value-type="float" office:value="0.810742517526288" calcext:value-type="float">
            <text:p>0.810742517526288</text:p>
          </table:table-cell>
          <table:table-cell office:value-type="float" office:value="0.182211119233474" calcext:value-type="float">
            <text:p>0.182211119233474</text:p>
          </table:table-cell>
          <table:table-cell office:value-type="float" office:value="0.813680620871599" calcext:value-type="float">
            <text:p>0.813680620871599</text:p>
          </table:table-cell>
          <table:table-cell office:value-type="float" office:value="0.1829842253857" calcext:value-type="float">
            <text:p>0.1829842253857</text:p>
          </table:table-cell>
          <table:table-cell office:value-type="float" office:value="0.331295344526491" calcext:value-type="float">
            <text:p>0.331295344526491</text:p>
          </table:table-cell>
          <table:table-cell office:value-type="float" office:value="0.578130531575726" calcext:value-type="float">
            <text:p>0.578130531575726</text:p>
          </table:table-cell>
          <table:table-cell office:value-type="float" office:value="0.355846626963512" calcext:value-type="float">
            <text:p>0.355846626963512</text:p>
          </table:table-cell>
          <table:table-cell office:value-type="float" office:value="0.59876485875121" calcext:value-type="float">
            <text:p>0.59876485875121</text:p>
          </table:table-cell>
        </table:table-row>
        <table:table-row table:style-name="ro1">
          <table:table-cell office:value-type="float" office:value="0.227557821787535" calcext:value-type="float">
            <text:p>0.227557821787535</text:p>
          </table:table-cell>
          <table:table-cell office:value-type="float" office:value="0.812582762536978" calcext:value-type="float">
            <text:p>0.812582762536978</text:p>
          </table:table-cell>
          <table:table-cell office:value-type="float" office:value="0.180846594853369" calcext:value-type="float">
            <text:p>0.180846594853369</text:p>
          </table:table-cell>
          <table:table-cell office:value-type="float" office:value="0.815384770419026" calcext:value-type="float">
            <text:p>0.815384770419026</text:p>
          </table:table-cell>
          <table:table-cell office:value-type="float" office:value="0.181516469580222" calcext:value-type="float">
            <text:p>0.181516469580222</text:p>
          </table:table-cell>
          <table:table-cell office:value-type="float" office:value="0.331262921192064" calcext:value-type="float">
            <text:p>0.331262921192064</text:p>
          </table:table-cell>
          <table:table-cell office:value-type="float" office:value="0.578468735485731" calcext:value-type="float">
            <text:p>0.578468735485731</text:p>
          </table:table-cell>
          <table:table-cell office:value-type="float" office:value="0.355739792574637" calcext:value-type="float">
            <text:p>0.355739792574637</text:p>
          </table:table-cell>
          <table:table-cell office:value-type="float" office:value="0.599027602117845" calcext:value-type="float">
            <text:p>0.599027602117845</text:p>
          </table:table-cell>
        </table:table-row>
        <table:table-row table:style-name="ro1">
          <table:table-cell office:value-type="float" office:value="0.228317714801023" calcext:value-type="float">
            <text:p>0.228317714801023</text:p>
          </table:table-cell>
          <table:table-cell office:value-type="float" office:value="0.814432660452079" calcext:value-type="float">
            <text:p>0.814432660452079</text:p>
          </table:table-cell>
          <table:table-cell office:value-type="float" office:value="0.179470352621868" calcext:value-type="float">
            <text:p>0.179470352621868</text:p>
          </table:table-cell>
          <table:table-cell office:value-type="float" office:value="0.817099406253994" calcext:value-type="float">
            <text:p>0.817099406253994</text:p>
          </table:table-cell>
          <table:table-cell office:value-type="float" office:value="0.180037237652878" calcext:value-type="float">
            <text:p>0.180037237652878</text:p>
          </table:table-cell>
          <table:table-cell office:value-type="float" office:value="0.331224764167048" calcext:value-type="float">
            <text:p>0.331224764167048</text:p>
          </table:table-cell>
          <table:table-cell office:value-type="float" office:value="0.57881073332833" calcext:value-type="float">
            <text:p>0.57881073332833</text:p>
          </table:table-cell>
          <table:table-cell office:value-type="float" office:value="0.355627680564213" calcext:value-type="float">
            <text:p>0.355627680564213</text:p>
          </table:table-cell>
          <table:table-cell office:value-type="float" office:value="0.599294625006949" calcext:value-type="float">
            <text:p>0.599294625006949</text:p>
          </table:table-cell>
        </table:table-row>
        <table:table-row table:style-name="ro1">
          <table:table-cell office:value-type="float" office:value="0.229079933799944" calcext:value-type="float">
            <text:p>0.229079933799944</text:p>
          </table:table-cell>
          <table:table-cell office:value-type="float" office:value="0.816291818196213" calcext:value-type="float">
            <text:p>0.816291818196213</text:p>
          </table:table-cell>
          <table:table-cell office:value-type="float" office:value="0.178082704979417" calcext:value-type="float">
            <text:p>0.178082704979417</text:p>
          </table:table-cell>
          <table:table-cell office:value-type="float" office:value="0.818824157783547" calcext:value-type="float">
            <text:p>0.818824157783547</text:p>
          </table:table-cell>
          <table:table-cell office:value-type="float" office:value="0.178546859767708" calcext:value-type="float">
            <text:p>0.178546859767708</text:p>
          </table:table-cell>
          <table:table-cell office:value-type="float" office:value="0.331181073147839" calcext:value-type="float">
            <text:p>0.331181073147839</text:p>
          </table:table-cell>
          <table:table-cell office:value-type="float" office:value="0.57915637016851" calcext:value-type="float">
            <text:p>0.57915637016851</text:p>
          </table:table-cell>
          <table:table-cell office:value-type="float" office:value="0.355510480001535" calcext:value-type="float">
            <text:p>0.355510480001535</text:p>
          </table:table-cell>
          <table:table-cell office:value-type="float" office:value="0.599565761147833" calcext:value-type="float">
            <text:p>0.599565761147833</text:p>
          </table:table-cell>
        </table:table-row>
        <table:table-row table:style-name="ro1">
          <table:table-cell office:value-type="float" office:value="0.22984457871767" calcext:value-type="float">
            <text:p>0.22984457871767</text:p>
          </table:table-cell>
          <table:table-cell office:value-type="float" office:value="0.818159837411676" calcext:value-type="float">
            <text:p>0.818159837411676</text:p>
          </table:table-cell>
          <table:table-cell office:value-type="float" office:value="0.17668397101861" calcext:value-type="float">
            <text:p>0.17668397101861</text:p>
          </table:table-cell>
          <table:table-cell office:value-type="float" office:value="0.820558648644431" calcext:value-type="float">
            <text:p>0.820558648644431</text:p>
          </table:table-cell>
          <table:table-cell office:value-type="float" office:value="0.177045672521092" calcext:value-type="float">
            <text:p>0.177045672521092</text:p>
          </table:table-cell>
          <table:table-cell office:value-type="float" office:value="0.331132047516143" calcext:value-type="float">
            <text:p>0.331132047516143</text:p>
          </table:table-cell>
          <table:table-cell office:value-type="float" office:value="0.579505493039051" calcext:value-type="float">
            <text:p>0.579505493039051</text:p>
          </table:table-cell>
          <table:table-cell office:value-type="float" office:value="0.355388379136733" calcext:value-type="float">
            <text:p>0.355388379136733</text:p>
          </table:table-cell>
          <table:table-cell office:value-type="float" office:value="0.599840845908851" calcext:value-type="float">
            <text:p>0.599840845908851</text:p>
          </table:table-cell>
        </table:table-row>
        <table:table-row table:style-name="ro1">
          <table:table-cell office:value-type="float" office:value="0.230611753384492" calcext:value-type="float">
            <text:p>0.230611753384492</text:p>
          </table:table-cell>
          <table:table-cell office:value-type="float" office:value="0.820036316413223" calcext:value-type="float">
            <text:p>0.820036316413223</text:p>
          </table:table-cell>
          <table:table-cell office:value-type="float" office:value="0.175274474495198" calcext:value-type="float">
            <text:p>0.175274474495198</text:p>
          </table:table-cell>
          <table:table-cell office:value-type="float" office:value="0.822302498673663" calcext:value-type="float">
            <text:p>0.822302498673663</text:p>
          </table:table-cell>
          <table:table-cell office:value-type="float" office:value="0.175534016955347" calcext:value-type="float">
            <text:p>0.175534016955347</text:p>
          </table:table-cell>
          <table:table-cell office:value-type="float" office:value="0.331077886943194" calcext:value-type="float">
            <text:p>0.331077886943194</text:p>
          </table:table-cell>
          <table:table-cell office:value-type="float" office:value="0.579857949984398" calcext:value-type="float">
            <text:p>0.579857949984398</text:p>
          </table:table-cell>
          <table:table-cell office:value-type="float" office:value="0.355261566106211" calcext:value-type="float">
            <text:p>0.355261566106211</text:p>
          </table:table-cell>
          <table:table-cell office:value-type="float" office:value="0.600119715416154" calcext:value-type="float">
            <text:p>0.600119715416154</text:p>
          </table:table-cell>
        </table:table-row>
        <table:table-row table:style-name="ro1">
          <table:table-cell office:value-type="float" office:value="0.231381566708108" calcext:value-type="float">
            <text:p>0.231381566708108</text:p>
          </table:table-cell>
          <table:table-cell office:value-type="float" office:value="0.821920848093396" calcext:value-type="float">
            <text:p>0.821920848093396</text:p>
          </table:table-cell>
          <table:table-cell office:value-type="float" office:value="0.173854545817078" calcext:value-type="float">
            <text:p>0.173854545817078</text:p>
          </table:table-cell>
          <table:table-cell office:value-type="float" office:value="0.824055321838991" calcext:value-type="float">
            <text:p>0.824055321838991</text:p>
          </table:table-cell>
          <table:table-cell office:value-type="float" office:value="0.174012240574768" calcext:value-type="float">
            <text:p>0.174012240574768</text:p>
          </table:table-cell>
          <table:table-cell office:value-type="float" office:value="0.331018791486721" calcext:value-type="float">
            <text:p>0.331018791486721</text:p>
          </table:table-cell>
          <table:table-cell office:value-type="float" office:value="0.580213590243675" calcext:value-type="float">
            <text:p>0.580213590243675</text:p>
          </table:table-cell>
          <table:table-cell office:value-type="float" office:value="0.355130228951298" calcext:value-type="float">
            <text:p>0.355130228951298</text:p>
          </table:table-cell>
          <table:table-cell office:value-type="float" office:value="0.600402206674741" calcext:value-type="float">
            <text:p>0.600402206674741</text:p>
          </table:table-cell>
        </table:table-row>
        <table:table-row table:style-name="ro1">
          <table:table-cell office:value-type="float" office:value="0.232154131470367" calcext:value-type="float">
            <text:p>0.232154131470367</text:p>
          </table:table-cell>
          <table:table-cell office:value-type="float" office:value="0.82381302174411" calcext:value-type="float">
            <text:p>0.82381302174411</text:p>
          </table:table-cell>
          <table:table-cell office:value-type="float" office:value="0.172424520278936" calcext:value-type="float">
            <text:p>0.172424520278936</text:p>
          </table:table-cell>
          <table:table-cell office:value-type="float" office:value="0.82581672804948" calcext:value-type="float">
            <text:p>0.82581672804948</text:p>
          </table:table-cell>
          <table:table-cell office:value-type="float" office:value="0.172480695564076" calcext:value-type="float">
            <text:p>0.172480695564076</text:p>
          </table:table-cell>
          <table:table-cell office:value-type="float" office:value="0.330954961637588" calcext:value-type="float">
            <text:p>0.330954961637588</text:p>
          </table:table-cell>
          <table:table-cell office:value-type="float" office:value="0.58057226389554" calcext:value-type="float">
            <text:p>0.58057226389554</text:p>
          </table:table-cell>
          <table:table-cell office:value-type="float" office:value="0.354994555751234" calcext:value-type="float">
            <text:p>0.354994555751234</text:p>
          </table:table-cell>
          <table:table-cell office:value-type="float" office:value="0.600688157281018" calcext:value-type="float">
            <text:p>0.600688157281018</text:p>
          </table:table-cell>
        </table:table-row>
        <table:table-row table:style-name="ro1">
          <table:table-cell office:value-type="float" office:value="0.232929565983163" calcext:value-type="float">
            <text:p>0.232929565983163</text:p>
          </table:table-cell>
          <table:table-cell office:value-type="float" office:value="0.825712420834449" calcext:value-type="float">
            <text:p>0.825712420834449</text:p>
          </table:table-cell>
          <table:table-cell office:value-type="float" office:value="0.170984740271115" calcext:value-type="float">
            <text:p>0.170984740271115</text:p>
          </table:table-cell>
          <table:table-cell office:value-type="float" office:value="0.827586320931242" calcext:value-type="float">
            <text:p>0.827586320931242</text:p>
          </table:table-cell>
          <table:table-cell office:value-type="float" office:value="0.170939741005072" calcext:value-type="float">
            <text:p>0.170939741005072</text:p>
          </table:table-cell>
          <table:table-cell office:value-type="float" office:value="0.330886597851338" calcext:value-type="float">
            <text:p>0.330886597851338</text:p>
          </table:table-cell>
          <table:table-cell office:value-type="float" office:value="0.580933822641049" calcext:value-type="float">
            <text:p>0.580933822641049</text:p>
          </table:table-cell>
          <table:table-cell office:value-type="float" office:value="0.354854734064068" calcext:value-type="float">
            <text:p>0.354854734064068</text:p>
          </table:table-cell>
          <table:table-cell office:value-type="float" office:value="0.600977406138418" calcext:value-type="float">
            <text:p>0.600977406138418</text:p>
          </table:table-cell>
        </table:table-row>
        <table:table-row table:style-name="ro1">
          <table:table-cell office:value-type="float" office:value="0.233707991430346" calcext:value-type="float">
            <text:p>0.233707991430346</text:p>
          </table:table-cell>
          <table:table-cell office:value-type="float" office:value="0.827618625275456" calcext:value-type="float">
            <text:p>0.827618625275456</text:p>
          </table:table-cell>
          <table:table-cell office:value-type="float" office:value="0.169535552808507" calcext:value-type="float">
            <text:p>0.169535552808507</text:p>
          </table:table-cell>
          <table:table-cell office:value-type="float" office:value="0.829363700158814" calcext:value-type="float">
            <text:p>0.829363700158814</text:p>
          </table:table-cell>
          <table:table-cell office:value-type="float" office:value="0.169389740444012" calcext:value-type="float">
            <text:p>0.169389740444012</text:p>
          </table:table-cell>
          <table:table-cell office:value-type="float" office:value="0.330813902230888" calcext:value-type="float">
            <text:p>0.330813902230888</text:p>
          </table:table-cell>
          <table:table-cell office:value-type="float" office:value="0.581298117693429" calcext:value-type="float">
            <text:p>0.581298117693429</text:p>
          </table:table-cell>
          <table:table-cell office:value-type="float" office:value="0.354710952736716" calcext:value-type="float">
            <text:p>0.354710952736716</text:p>
          </table:table-cell>
          <table:table-cell office:value-type="float" office:value="0.601269791434536" calcext:value-type="float">
            <text:p>0.601269791434536</text:p>
          </table:table-cell>
        </table:table-row>
        <table:table-row table:style-name="ro1">
          <table:table-cell office:value-type="float" office:value="0.234489535438982" calcext:value-type="float">
            <text:p>0.234489535438982</text:p>
          </table:table-cell>
          <table:table-cell office:value-type="float" office:value="0.829531208714164" calcext:value-type="float">
            <text:p>0.829531208714164</text:p>
          </table:table-cell>
          <table:table-cell office:value-type="float" office:value="0.168077312590667" calcext:value-type="float">
            <text:p>0.168077312590667</text:p>
          </table:table-cell>
          <table:table-cell office:value-type="float" office:value="0.831148458638936" calcext:value-type="float">
            <text:p>0.831148458638936</text:p>
          </table:table-cell>
          <table:table-cell office:value-type="float" office:value="0.167831064882672" calcext:value-type="float">
            <text:p>0.167831064882672</text:p>
          </table:table-cell>
          <table:table-cell office:value-type="float" office:value="0.330737075812151" calcext:value-type="float">
            <text:p>0.330737075812151</text:p>
          </table:table-cell>
          <table:table-cell office:value-type="float" office:value="0.581665002953145" calcext:value-type="float">
            <text:p>0.581665002953145</text:p>
          </table:table-cell>
          <table:table-cell office:value-type="float" office:value="0.35456339904853" calcext:value-type="float">
            <text:p>0.35456339904853</text:p>
          </table:table-cell>
          <table:table-cell office:value-type="float" office:value="0.601565153725694" calcext:value-type="float">
            <text:p>0.601565153725694</text:p>
          </table:table-cell>
        </table:table-row>
        <table:table-row table:style-name="ro1">
          <table:table-cell office:value-type="float" office:value="0.235274327961866" calcext:value-type="float">
            <text:p>0.235274327961866</text:p>
          </table:table-cell>
          <table:table-cell office:value-type="float" office:value="0.831449741176166" calcext:value-type="float">
            <text:p>0.831449741176166</text:p>
          </table:table-cell>
          <table:table-cell office:value-type="float" office:value="0.16661037887826" calcext:value-type="float">
            <text:p>0.16661037887826</text:p>
          </table:table-cell>
          <table:table-cell office:value-type="float" office:value="0.832940185300573" calcext:value-type="float">
            <text:p>0.832940185300573</text:p>
          </table:table-cell>
          <table:table-cell office:value-type="float" office:value="0.166264089750743" calcext:value-type="float">
            <text:p>0.166264089750743</text:p>
          </table:table-cell>
          <table:table-cell office:value-type="float" office:value="0.330656321923694" calcext:value-type="float">
            <text:p>0.330656321923694</text:p>
          </table:table-cell>
          <table:table-cell office:value-type="float" office:value="0.582034331108292" calcext:value-type="float">
            <text:p>0.582034331108292</text:p>
          </table:table-cell>
          <table:table-cell office:value-type="float" office:value="0.354412262237489" calcext:value-type="float">
            <text:p>0.354412262237489</text:p>
          </table:table-cell>
          <table:table-cell office:value-type="float" office:value="0.601863332142893" calcext:value-type="float">
            <text:p>0.601863332142893</text:p>
          </table:table-cell>
        </table:table-row>
        <table:table-row table:style-name="ro1">
          <table:table-cell office:value-type="float" office:value="0.236062505318793" calcext:value-type="float">
            <text:p>0.236062505318793</text:p>
          </table:table-cell>
          <table:table-cell office:value-type="float" office:value="0.833373786327643" calcext:value-type="float">
            <text:p>0.833373786327643</text:p>
          </table:table-cell>
          <table:table-cell office:value-type="float" office:value="0.165135118692049" calcext:value-type="float">
            <text:p>0.165135118692049</text:p>
          </table:table-cell>
          <table:table-cell office:value-type="float" office:value="0.834738462215661" calcext:value-type="float">
            <text:p>0.834738462215661</text:p>
          </table:table-cell>
          <table:table-cell office:value-type="float" office:value="0.164689198013085" calcext:value-type="float">
            <text:p>0.164689198013085</text:p>
          </table:table-cell>
          <table:table-cell office:value-type="float" office:value="0.330571842857585" calcext:value-type="float">
            <text:p>0.330571842857585</text:p>
          </table:table-cell>
          <table:table-cell office:value-type="float" office:value="0.582405957447881" calcext:value-type="float">
            <text:p>0.582405957447881</text:p>
          </table:table-cell>
          <table:table-cell office:value-type="float" office:value="0.354257730019772" calcext:value-type="float">
            <text:p>0.354257730019772</text:p>
          </table:table-cell>
          <table:table-cell office:value-type="float" office:value="0.602164168111709" calcext:value-type="float">
            <text:p>0.602164168111709</text:p>
          </table:table-cell>
        </table:table-row>
        <table:table-row table:style-name="ro1">
          <table:table-cell office:value-type="float" office:value="0.236854206534231" calcext:value-type="float">
            <text:p>0.236854206534231</text:p>
          </table:table-cell>
          <table:table-cell office:value-type="float" office:value="0.835302903991833" calcext:value-type="float">
            <text:p>0.835302903991833</text:p>
          </table:table-cell>
          <table:table-cell office:value-type="float" office:value="0.163651903901411" calcext:value-type="float">
            <text:p>0.163651903901411</text:p>
          </table:table-cell>
          <table:table-cell office:value-type="float" office:value="0.836542867237616" calcext:value-type="float">
            <text:p>0.836542867237616</text:p>
          </table:table-cell>
          <table:table-cell office:value-type="float" office:value="0.163106777336303" calcext:value-type="float">
            <text:p>0.163106777336303</text:p>
          </table:table-cell>
          <table:table-cell office:value-type="float" office:value="0.330483842687413" calcext:value-type="float">
            <text:p>0.330483842687413</text:p>
          </table:table-cell>
          <table:table-cell office:value-type="float" office:value="0.582779736542627" calcext:value-type="float">
            <text:p>0.582779736542627</text:p>
          </table:table-cell>
          <table:table-cell office:value-type="float" office:value="0.354099991560836" calcext:value-type="float">
            <text:p>0.354099991560836</text:p>
          </table:table-cell>
          <table:table-cell office:value-type="float" office:value="0.602467502132384" calcext:value-type="float">
            <text:p>0.602467502132384</text:p>
          </table:table-cell>
        </table:table-row>
        <table:table-row table:style-name="ro1">
          <table:table-cell office:value-type="float" office:value="0.237649575949877" calcext:value-type="float">
            <text:p>0.237649575949877</text:p>
          </table:table-cell>
          <table:table-cell office:value-type="float" office:value="0.837236647793393" calcext:value-type="float">
            <text:p>0.837236647793393</text:p>
          </table:table-cell>
          <table:table-cell office:value-type="float" office:value="0.162161113775924" calcext:value-type="float">
            <text:p>0.162161113775924</text:p>
          </table:table-cell>
          <table:table-cell office:value-type="float" office:value="0.838352971582526" calcext:value-type="float">
            <text:p>0.838352971582526</text:p>
          </table:table-cell>
          <table:table-cell office:value-type="float" office:value="0.161517222604" calcext:value-type="float">
            <text:p>0.161517222604</text:p>
          </table:table-cell>
          <table:table-cell office:value-type="float" office:value="0.330392525579977" calcext:value-type="float">
            <text:p>0.330392525579977</text:p>
          </table:table-cell>
          <table:table-cell office:value-type="float" office:value="0.583155524303771" calcext:value-type="float">
            <text:p>0.583155524303771</text:p>
          </table:table-cell>
          <table:table-cell office:value-type="float" office:value="0.35393923567525" calcext:value-type="float">
            <text:p>0.35393923567525</text:p>
          </table:table-cell>
          <table:table-cell office:value-type="float" office:value="0.602773175763777" calcext:value-type="float">
            <text:p>0.602773175763777</text:p>
          </table:table-cell>
        </table:table-row>
        <table:table-row table:style-name="ro1">
          <table:table-cell office:value-type="float" office:value="0.238448761432762" calcext:value-type="float">
            <text:p>0.238448761432762</text:p>
          </table:table-cell>
          <table:table-cell office:value-type="float" office:value="0.839174567316132" calcext:value-type="float">
            <text:p>0.839174567316132</text:p>
          </table:table-cell>
          <table:table-cell office:value-type="float" office:value="0.16066313280802" calcext:value-type="float">
            <text:p>0.16066313280802</text:p>
          </table:table-cell>
          <table:table-cell office:value-type="float" office:value="0.840168341998962" calcext:value-type="float">
            <text:p>0.840168341998962</text:p>
          </table:table-cell>
          <table:table-cell office:value-type="float" office:value="0.159920933738529" calcext:value-type="float">
            <text:p>0.159920933738529</text:p>
          </table:table-cell>
          <table:table-cell office:value-type="float" office:value="0.330298096344067" calcext:value-type="float">
            <text:p>0.330298096344067</text:p>
          </table:table-cell>
          <table:table-cell office:value-type="float" office:value="0.583533177064903" calcext:value-type="float">
            <text:p>0.583533177064903</text:p>
          </table:table-cell>
          <table:table-cell office:value-type="float" office:value="0.35377565148134" calcext:value-type="float">
            <text:p>0.35377565148134</text:p>
          </table:table-cell>
          <table:table-cell office:value-type="float" office:value="0.603081030784302" calcext:value-type="float">
            <text:p>0.603081030784302</text:p>
          </table:table-cell>
        </table:table-row>
        <table:table-row table:style-name="ro1">
          <table:table-cell office:value-type="float" office:value="0.239251915554738" calcext:value-type="float">
            <text:p>0.239251915554738</text:p>
          </table:table-cell>
          <table:table-cell office:value-type="float" office:value="0.841116206061002" calcext:value-type="float">
            <text:p>0.841116206061002</text:p>
          </table:table-cell>
          <table:table-cell office:value-type="float" office:value="0.15915835267344" calcext:value-type="float">
            <text:p>0.15915835267344</text:p>
          </table:table-cell>
          <table:table-cell office:value-type="float" office:value="0.841988538744253" calcext:value-type="float">
            <text:p>0.841988538744253</text:p>
          </table:table-cell>
          <table:table-cell office:value-type="float" office:value="0.15831831768338" calcext:value-type="float">
            <text:p>0.15831831768338</text:p>
          </table:table-cell>
          <table:table-cell office:value-type="float" office:value="0.33020076042516" calcext:value-type="float">
            <text:p>0.33020076042516</text:p>
          </table:table-cell>
          <table:table-cell office:value-type="float" office:value="0.58391255185105" calcext:value-type="float">
            <text:p>0.58391255185105</text:p>
          </table:table-cell>
          <table:table-cell office:value-type="float" office:value="0.353609428321548" calcext:value-type="float">
            <text:p>0.353609428321548</text:p>
          </table:table-cell>
          <table:table-cell office:value-type="float" office:value="0.603390909403118" calcext:value-type="float">
            <text:p>0.603390909403118</text:p>
          </table:table-cell>
        </table:table-row>
        <table:table-row table:style-name="ro1">
          <table:table-cell office:value-type="float" office:value="0.24005919425224" calcext:value-type="float">
            <text:p>0.24005919425224</text:p>
          </table:table-cell>
          <table:table-cell office:value-type="float" office:value="0.843061103572066" calcext:value-type="float">
            <text:p>0.843061103572066</text:p>
          </table:table-cell>
          <table:table-cell office:value-type="float" office:value="0.157647170185787" calcext:value-type="float">
            <text:p>0.157647170185787</text:p>
          </table:table-cell>
          <table:table-cell office:value-type="float" office:value="0.843813117693415" calcext:value-type="float">
            <text:p>0.843813117693415</text:p>
          </table:table-cell>
          <table:table-cell office:value-type="float" office:value="0.156709786335595" calcext:value-type="float">
            <text:p>0.156709786335595</text:p>
          </table:table-cell>
          <table:table-cell office:value-type="float" office:value="0.330100723864298" calcext:value-type="float">
            <text:p>0.330100723864298</text:p>
          </table:table-cell>
          <table:table-cell office:value-type="float" office:value="0.584293506078827" calcext:value-type="float">
            <text:p>0.584293506078827</text:p>
          </table:table-cell>
          <table:table-cell office:value-type="float" office:value="0.353440755816618" calcext:value-type="float">
            <text:p>0.353440755816618</text:p>
          </table:table-cell>
          <table:table-cell office:value-type="float" office:value="0.603702654035398" calcext:value-type="float">
            <text:p>0.603702654035398</text:p>
          </table:table-cell>
        </table:table-row>
        <table:table-row table:style-name="ro1">
          <table:table-cell office:value-type="float" office:value="0.240870758453858" calcext:value-type="float">
            <text:p>0.240870758453858</text:p>
          </table:table-cell>
          <table:table-cell office:value-type="float" office:value="0.845008793370976" calcext:value-type="float">
            <text:p>0.845008793370976</text:p>
          </table:table-cell>
          <table:table-cell office:value-type="float" office:value="0.156129989383044" calcext:value-type="float">
            <text:p>0.156129989383044</text:p>
          </table:table-cell>
          <table:table-cell office:value-type="float" office:value="0.845641628262223" calcext:value-type="float">
            <text:p>0.845641628262223</text:p>
          </table:table-cell>
          <table:table-cell office:value-type="float" office:value="0.155095758632378" calcext:value-type="float">
            <text:p>0.155095758632378</text:p>
          </table:table-cell>
          <table:table-cell office:value-type="float" office:value="0.329998192692958" calcext:value-type="float">
            <text:p>0.329998192692958</text:p>
          </table:table-cell>
          <table:table-cell office:value-type="float" office:value="0.584675898444455" calcext:value-type="float">
            <text:p>0.584675898444455</text:p>
          </table:table-cell>
          <table:table-cell office:value-type="float" office:value="0.353269823178231" calcext:value-type="float">
            <text:p>0.353269823178231</text:p>
          </table:table-cell>
          <table:table-cell office:value-type="float" office:value="0.604016108130412" calcext:value-type="float">
            <text:p>0.604016108130412</text:p>
          </table:table-cell>
        </table:table-row>
        <table:table-row table:style-name="ro1">
          <table:table-cell office:value-type="float" office:value="0.241686771327183" calcext:value-type="float">
            <text:p>0.241686771327183</text:p>
          </table:table-cell>
          <table:table-cell office:value-type="float" office:value="0.846958805293282" calcext:value-type="float">
            <text:p>0.846958805293282</text:p>
          </table:table-cell>
          <table:table-cell office:value-type="float" office:value="0.15460721898001" calcext:value-type="float">
            <text:p>0.15460721898001</text:p>
          </table:table-cell>
          <table:table-cell office:value-type="float" office:value="0.847473615811518" calcext:value-type="float">
            <text:p>0.847473615811518</text:p>
          </table:table-cell>
          <table:table-cell office:value-type="float" office:value="0.153476658043124" calcext:value-type="float">
            <text:p>0.153476658043124</text:p>
          </table:table-cell>
          <table:table-cell office:value-type="float" office:value="0.329893374624254" calcext:value-type="float">
            <text:p>0.329893374624254</text:p>
          </table:table-cell>
          <table:table-cell office:value-type="float" office:value="0.585059586808749" calcext:value-type="float">
            <text:p>0.585059586808749</text:p>
          </table:table-cell>
          <table:table-cell office:value-type="float" office:value="0.353096821026216" calcext:value-type="float">
            <text:p>0.353096821026216</text:p>
          </table:table-cell>
          <table:table-cell office:value-type="float" office:value="0.604331114143504" calcext:value-type="float">
            <text:p>0.604331114143504</text:p>
          </table:table-cell>
        </table:table-row>
        <table:table-row table:style-name="ro1">
          <table:table-cell office:value-type="float" office:value="0.242507401656611" calcext:value-type="float">
            <text:p>0.242507401656611</text:p>
          </table:table-cell>
          <table:table-cell office:value-type="float" office:value="0.848910663299799" calcext:value-type="float">
            <text:p>0.848910663299799</text:p>
          </table:table-cell>
          <table:table-cell office:value-type="float" office:value="0.153079274964728" calcext:value-type="float">
            <text:p>0.153079274964728</text:p>
          </table:table-cell>
          <table:table-cell office:value-type="float" office:value="0.849308619335021" calcext:value-type="float">
            <text:p>0.849308619335021</text:p>
          </table:table-cell>
          <table:table-cell office:value-type="float" office:value="0.151852915083662" calcext:value-type="float">
            <text:p>0.151852915083662</text:p>
          </table:table-cell>
          <table:table-cell office:value-type="float" office:value="0.32978647618781" calcext:value-type="float">
            <text:p>0.32978647618781</text:p>
          </table:table-cell>
          <table:table-cell office:value-type="float" office:value="0.585444431434401" calcext:value-type="float">
            <text:p>0.585444431434401</text:p>
          </table:table-cell>
          <table:table-cell office:value-type="float" office:value="0.352921938406617" calcext:value-type="float">
            <text:p>0.352921938406617</text:p>
          </table:table-cell>
          <table:table-cell office:value-type="float" office:value="0.604647516701967" calcext:value-type="float">
            <text:p>0.604647516701967</text:p>
          </table:table-cell>
        </table:table-row>
        <table:table-row table:style-name="ro1">
          <table:table-cell office:value-type="float" office:value="0.243332820217376" calcext:value-type="float">
            <text:p>0.243332820217376</text:p>
          </table:table-cell>
          <table:table-cell office:value-type="float" office:value="0.850863887919661" calcext:value-type="float">
            <text:p>0.850863887919661</text:p>
          </table:table-cell>
          <table:table-cell office:value-type="float" office:value="0.151546577760234" calcext:value-type="float">
            <text:p>0.151546577760234</text:p>
          </table:table-cell>
          <table:table-cell office:value-type="float" office:value="0.851146174023922" calcext:value-type="float">
            <text:p>0.851146174023922</text:p>
          </table:table-cell>
          <table:table-cell office:value-type="float" office:value="0.150224964556566" calcext:value-type="float">
            <text:p>0.150224964556566</text:p>
          </table:table-cell>
          <table:table-cell office:value-type="float" office:value="0.32967770549079" calcext:value-type="float">
            <text:p>0.32967770549079</text:p>
          </table:table-cell>
          <table:table-cell office:value-type="float" office:value="0.585830291751354" calcext:value-type="float">
            <text:p>0.585830291751354</text:p>
          </table:table-cell>
          <table:table-cell office:value-type="float" office:value="0.352745365697235" calcext:value-type="float">
            <text:p>0.352745365697235</text:p>
          </table:table-cell>
          <table:table-cell office:value-type="float" office:value="0.604965159464492" calcext:value-type="float">
            <text:p>0.604965159464492</text:p>
          </table:table-cell>
        </table:table-row>
        <table:table-row table:style-name="ro1">
          <table:table-cell office:value-type="float" office:value="0.244163202323495" calcext:value-type="float">
            <text:p>0.244163202323495</text:p>
          </table:table-cell>
          <table:table-cell office:value-type="float" office:value="0.852817994190061" calcext:value-type="float">
            <text:p>0.852817994190061</text:p>
          </table:table-cell>
          <table:table-cell office:value-type="float" office:value="0.150009554523966" calcext:value-type="float">
            <text:p>0.150009554523966</text:p>
          </table:table-cell>
          <table:table-cell office:value-type="float" office:value="0.852985809132238" calcext:value-type="float">
            <text:p>0.852985809132238</text:p>
          </table:table-cell>
          <table:table-cell office:value-type="float" office:value="0.148593247804043" calcext:value-type="float">
            <text:p>0.148593247804043</text:p>
          </table:table-cell>
          <table:table-cell office:value-type="float" office:value="0.329567270366266" calcext:value-type="float">
            <text:p>0.329567270366266</text:p>
          </table:table-cell>
          <table:table-cell office:value-type="float" office:value="0.586217028529762" calcext:value-type="float">
            <text:p>0.586217028529762</text:p>
          </table:table-cell>
          <table:table-cell office:value-type="float" office:value="0.352567292657853" calcext:value-type="float">
            <text:p>0.352567292657853</text:p>
          </table:table-cell>
          <table:table-cell office:value-type="float" office:value="0.605283887230158" calcext:value-type="float">
            <text:p>0.605283887230158</text:p>
          </table:table-cell>
        </table:table-row>
        <table:table-row table:style-name="ro1">
          <table:table-cell office:value-type="float" office:value="0.244998725922486" calcext:value-type="float">
            <text:p>0.244998725922486</text:p>
          </table:table-cell>
          <table:table-cell office:value-type="float" office:value="0.854772494028129" calcext:value-type="float">
            <text:p>0.854772494028129</text:p>
          </table:table-cell>
          <table:table-cell office:value-type="float" office:value="0.14846863676611" calcext:value-type="float">
            <text:p>0.14846863676611</text:p>
          </table:table-cell>
          <table:table-cell office:value-type="float" office:value="0.854827050358712" calcext:value-type="float">
            <text:p>0.854827050358712</text:p>
          </table:table-cell>
          <table:table-cell office:value-type="float" office:value="0.146958210322661" calcext:value-type="float">
            <text:p>0.146958210322661</text:p>
          </table:table-cell>
          <table:table-cell office:value-type="float" office:value="0.32945537888243" calcext:value-type="float">
            <text:p>0.32945537888243</text:p>
          </table:table-cell>
          <table:table-cell office:value-type="float" office:value="0.58660450298312" calcext:value-type="float">
            <text:p>0.58660450298312</text:p>
          </table:table-cell>
          <table:table-cell office:value-type="float" office:value="0.352387909050445" calcext:value-type="float">
            <text:p>0.352387909050445</text:p>
          </table:table-cell>
          <table:table-cell office:value-type="float" office:value="0.605603545124797" calcext:value-type="float">
            <text:p>0.605603545124797</text:p>
          </table:table-cell>
        </table:table-row>
        <table:table-row table:style-name="ro1">
          <table:table-cell office:value-type="float" office:value="0.245839572745828" calcext:value-type="float">
            <text:p>0.245839572745828</text:p>
          </table:table-cell>
          <table:table-cell office:value-type="float" office:value="0.856726894288866" calcext:value-type="float">
            <text:p>0.856726894288866</text:p>
          </table:table-cell>
          <table:table-cell office:value-type="float" office:value="0.146924262229528" calcext:value-type="float">
            <text:p>0.146924262229528</text:p>
          </table:table-cell>
          <table:table-cell office:value-type="float" office:value="0.856669417917823" calcext:value-type="float">
            <text:p>0.856669417917823</text:p>
          </table:table-cell>
          <table:table-cell office:value-type="float" office:value="0.14532030366078" calcext:value-type="float">
            <text:p>0.14532030366078</text:p>
          </table:table-cell>
          <table:table-cell office:value-type="float" office:value="0.329342239252252" calcext:value-type="float">
            <text:p>0.329342239252252</text:p>
          </table:table-cell>
          <table:table-cell office:value-type="float" office:value="0.586992577102843" calcext:value-type="float">
            <text:p>0.586992577102843</text:p>
          </table:table-cell>
          <table:table-cell office:value-type="float" office:value="0.352207404479754" calcext:value-type="float">
            <text:p>0.352207404479754</text:p>
          </table:table-cell>
          <table:table-cell office:value-type="float" office:value="0.60592397888221" calcext:value-type="float">
            <text:p>0.60592397888221</text:p>
          </table:table-cell>
        </table:table-row>
        <table:table-row table:style-name="ro1">
          <table:table-cell office:value-type="float" office:value="0.246685926841902" calcext:value-type="float">
            <text:p>0.246685926841902</text:p>
          </table:table-cell>
          <table:table-cell office:value-type="float" office:value="0.858680699174524" calcext:value-type="float">
            <text:p>0.858680699174524</text:p>
          </table:table-cell>
          <table:table-cell office:value-type="float" office:value="0.145376872576985" calcext:value-type="float">
            <text:p>0.145376872576985</text:p>
          </table:table-cell>
          <table:table-cell office:value-type="float" office:value="0.858512428928638" calcext:value-type="float">
            <text:p>0.858512428928638</text:p>
          </table:table-cell>
          <table:table-cell office:value-type="float" office:value="0.143679983079282" calcext:value-type="float">
            <text:p>0.143679983079282</text:p>
          </table:table-cell>
          <table:table-cell office:value-type="float" office:value="0.329228059732007" calcext:value-type="float">
            <text:p>0.329228059732007</text:p>
          </table:table-cell>
          <table:table-cell office:value-type="float" office:value="0.587381113391319" calcext:value-type="float">
            <text:p>0.587381113391319</text:p>
          </table:table-cell>
          <table:table-cell office:value-type="float" office:value="0.352025968394969" calcext:value-type="float">
            <text:p>0.352025968394969</text:p>
          </table:table-cell>
          <table:table-cell office:value-type="float" office:value="0.606245034658353" calcext:value-type="float">
            <text:p>0.606245034658353</text:p>
          </table:table-cell>
        </table:table-row>
        <table:table-row table:style-name="ro1">
          <table:table-cell office:value-type="float" office:value="0.247537976160115" calcext:value-type="float">
            <text:p>0.247537976160115</text:p>
          </table:table-cell>
          <table:table-cell office:value-type="float" office:value="0.86063340834351" calcext:value-type="float">
            <text:p>0.86063340834351</text:p>
          </table:table-cell>
          <table:table-cell office:value-type="float" office:value="0.143826915329773" calcext:value-type="float">
            <text:p>0.143826915329773</text:p>
          </table:table-cell>
          <table:table-cell office:value-type="float" office:value="0.860355595505437" calcext:value-type="float">
            <text:p>0.860355595505437</text:p>
          </table:table-cell>
          <table:table-cell office:value-type="float" office:value="0.142037709484023" calcext:value-type="float">
            <text:p>0.142037709484023</text:p>
          </table:table-cell>
          <table:table-cell office:value-type="float" office:value="0.329113047906583" calcext:value-type="float">
            <text:p>0.329113047906583</text:p>
          </table:table-cell>
          <table:table-cell office:value-type="float" office:value="0.587769975830144" calcext:value-type="float">
            <text:p>0.587769975830144</text:p>
          </table:table-cell>
          <table:table-cell office:value-type="float" office:value="0.351843789300931" calcext:value-type="float">
            <text:p>0.351843789300931</text:p>
          </table:table-cell>
          <table:table-cell office:value-type="float" office:value="0.606566559946214" calcext:value-type="float">
            <text:p>0.606566559946214</text:p>
          </table:table-cell>
        </table:table-row>
        <table:table-row table:style-name="ro1">
          <table:table-cell office:value-type="float" office:value="0.248395909708733" calcext:value-type="float">
            <text:p>0.248395909708733</text:p>
          </table:table-cell>
          <table:table-cell office:value-type="float" office:value="0.862584519322242" calcext:value-type="float">
            <text:p>0.862584519322242</text:p>
          </table:table-cell>
          <table:table-cell office:value-type="float" office:value="0.142274841235591" calcext:value-type="float">
            <text:p>0.142274841235591</text:p>
          </table:table-cell>
          <table:table-cell office:value-type="float" office:value="0.862198427240389" calcext:value-type="float">
            <text:p>0.862198427240389</text:p>
          </table:table-cell>
          <table:table-cell office:value-type="float" office:value="0.140393946835049" calcext:value-type="float">
            <text:p>0.140393946835049</text:p>
          </table:table-cell>
          <table:table-cell office:value-type="float" office:value="0.328997412404003" calcext:value-type="float">
            <text:p>0.328997412404003</text:p>
          </table:table-cell>
          <table:table-cell office:value-type="float" office:value="0.588159027744962" calcext:value-type="float">
            <text:p>0.588159027744962</text:p>
          </table:table-cell>
          <table:table-cell office:value-type="float" office:value="0.351661056597773" calcext:value-type="float">
            <text:p>0.351661056597773</text:p>
          </table:table-cell>
          <table:table-cell office:value-type="float" office:value="0.606888401527076" calcext:value-type="float">
            <text:p>0.606888401527076</text:p>
          </table:table-cell>
        </table:table-row>
        <table:table-row table:style-name="ro1">
          <table:table-cell office:value-type="float" office:value="0.24925992093232" calcext:value-type="float">
            <text:p>0.24925992093232</text:p>
          </table:table-cell>
          <table:table-cell office:value-type="float" office:value="0.864533525760309" calcext:value-type="float">
            <text:p>0.864533525760309</text:p>
          </table:table-cell>
          <table:table-cell office:value-type="float" office:value="0.140721106497524" calcext:value-type="float">
            <text:p>0.140721106497524</text:p>
          </table:table-cell>
          <table:table-cell office:value-type="float" office:value="0.864040429315253" calcext:value-type="float">
            <text:p>0.864040429315253</text:p>
          </table:table-cell>
          <table:table-cell office:value-type="float" office:value="0.138749164275371" calcext:value-type="float">
            <text:p>0.138749164275371</text:p>
          </table:table-cell>
          <table:table-cell office:value-type="float" office:value="0.328881359703095" calcext:value-type="float">
            <text:p>0.328881359703095</text:p>
          </table:table-cell>
          <table:table-cell office:value-type="float" office:value="0.588548135306892" calcext:value-type="float">
            <text:p>0.588548135306892</text:p>
          </table:table-cell>
          <table:table-cell office:value-type="float" office:value="0.351477957289233" calcext:value-type="float">
            <text:p>0.351477957289233</text:p>
          </table:table-cell>
          <table:table-cell office:value-type="float" office:value="0.607210408914616" calcext:value-type="float">
            <text:p>0.607210408914616</text:p>
          </table:table-cell>
        </table:table-row>
        <table:table-row table:style-name="ro1">
          <table:table-cell office:value-type="float" office:value="0.250130203489588" calcext:value-type="float">
            <text:p>0.250130203489588</text:p>
          </table:table-cell>
          <table:table-cell office:value-type="float" office:value="0.866479919768356" calcext:value-type="float">
            <text:p>0.866479919768356</text:p>
          </table:table-cell>
          <table:table-cell office:value-type="float" office:value="0.139166169886104" calcext:value-type="float">
            <text:p>0.139166169886104</text:p>
          </table:table-cell>
          <table:table-cell office:value-type="float" office:value="0.865881105004841" calcext:value-type="float">
            <text:p>0.865881105004841</text:p>
          </table:table-cell>
          <table:table-cell office:value-type="float" office:value="0.137103833355228" calcext:value-type="float">
            <text:p>0.137103833355228</text:p>
          </table:table-cell>
          <table:table-cell office:value-type="float" office:value="0.328765097708609" calcext:value-type="float">
            <text:p>0.328765097708609</text:p>
          </table:table-cell>
          <table:table-cell office:value-type="float" office:value="0.588937163491788" calcext:value-type="float">
            <text:p>0.588937163491788</text:p>
          </table:table-cell>
          <table:table-cell office:value-type="float" office:value="0.351294679702819" calcext:value-type="float">
            <text:p>0.351294679702819</text:p>
          </table:table-cell>
          <table:table-cell office:value-type="float" office:value="0.607532430404275" calcext:value-type="float">
            <text:p>0.607532430404275</text:p>
          </table:table-cell>
        </table:table-row>
        <table:table-row table:style-name="ro1">
          <table:table-cell office:value-type="float" office:value="0.251006955070374" calcext:value-type="float">
            <text:p>0.251006955070374</text:p>
          </table:table-cell>
          <table:table-cell office:value-type="float" office:value="0.868423190310972" calcext:value-type="float">
            <text:p>0.868423190310972</text:p>
          </table:table-cell>
          <table:table-cell office:value-type="float" office:value="0.137610494953504" calcext:value-type="float">
            <text:p>0.137610494953504</text:p>
          </table:table-cell>
          <table:table-cell office:value-type="float" office:value="0.86771995389168" calcext:value-type="float">
            <text:p>0.86771995389168</text:p>
          </table:table-cell>
          <table:table-cell office:value-type="float" office:value="0.135458430119201" calcext:value-type="float">
            <text:p>0.135458430119201</text:p>
          </table:table-cell>
          <table:table-cell office:value-type="float" office:value="0.328648831888593" calcext:value-type="float">
            <text:p>0.328648831888593</text:p>
          </table:table-cell>
          <table:table-cell office:value-type="float" office:value="0.589325980253438" calcext:value-type="float">
            <text:p>0.589325980253438</text:p>
          </table:table-cell>
          <table:table-cell office:value-type="float" office:value="0.351111409525078" calcext:value-type="float">
            <text:p>0.351111409525078</text:p>
          </table:table-cell>
          <table:table-cell office:value-type="float" office:value="0.607854317190804" calcext:value-type="float">
            <text:p>0.607854317190804</text:p>
          </table:table-cell>
        </table:table-row>
        <table:table-row table:style-name="ro1">
          <table:table-cell office:value-type="float" office:value="0.251890373599928" calcext:value-type="float">
            <text:p>0.251890373599928</text:p>
          </table:table-cell>
          <table:table-cell office:value-type="float" office:value="0.870362825565864" calcext:value-type="float">
            <text:p>0.870362825565864</text:p>
          </table:table-cell>
          <table:table-cell office:value-type="float" office:value="0.136054547224303" calcext:value-type="float">
            <text:p>0.136054547224303</text:p>
          </table:table-cell>
          <table:table-cell office:value-type="float" office:value="0.869556474362066" calcext:value-type="float">
            <text:p>0.869556474362066</text:p>
          </table:table-cell>
          <table:table-cell office:value-type="float" office:value="0.133813432387659" calcext:value-type="float">
            <text:p>0.133813432387659</text:p>
          </table:table-cell>
          <table:table-cell office:value-type="float" office:value="0.328532768260989" calcext:value-type="float">
            <text:p>0.328532768260989</text:p>
          </table:table-cell>
          <table:table-cell office:value-type="float" office:value="0.589714453089905" calcext:value-type="float">
            <text:p>0.589714453089905</text:p>
          </table:table-cell>
          <table:table-cell office:value-type="float" office:value="0.350928332925675" calcext:value-type="float">
            <text:p>0.350928332925675</text:p>
          </table:table-cell>
          <table:table-cell office:value-type="float" office:value="0.608175920022675" calcext:value-type="float">
            <text:p>0.608175920022675</text:p>
          </table:table-cell>
        </table:table-row>
        <table:table-row table:style-name="ro1">
          <table:table-cell office:value-type="float" office:value="0.252780659707462" calcext:value-type="float">
            <text:p>0.252780659707462</text:p>
          </table:table-cell>
          <table:table-cell office:value-type="float" office:value="0.872298311252299" calcext:value-type="float">
            <text:p>0.872298311252299</text:p>
          </table:table-cell>
          <table:table-cell office:value-type="float" office:value="0.134498796154843" calcext:value-type="float">
            <text:p>0.134498796154843</text:p>
          </table:table-cell>
          <table:table-cell office:value-type="float" office:value="0.871390161848065" calcext:value-type="float">
            <text:p>0.871390161848065</text:p>
          </table:table-cell>
          <table:table-cell office:value-type="float" office:value="0.132169321657619" calcext:value-type="float">
            <text:p>0.132169321657619</text:p>
          </table:table-cell>
          <table:table-cell office:value-type="float" office:value="0.328417111351578" calcext:value-type="float">
            <text:p>0.328417111351578</text:p>
          </table:table-cell>
          <table:table-cell office:value-type="float" office:value="0.590102451349153" calcext:value-type="float">
            <text:p>0.590102451349153</text:p>
          </table:table-cell>
          <table:table-cell office:value-type="float" office:value="0.350745634433647" calcext:value-type="float">
            <text:p>0.350745634433647</text:p>
          </table:table-cell>
          <table:table-cell office:value-type="float" office:value="0.608497091456242" calcext:value-type="float">
            <text:p>0.608497091456242</text:p>
          </table:table-cell>
        </table:table-row>
        <table:table-row table:style-name="ro1">
          <table:table-cell office:value-type="float" office:value="0.253678014699475" calcext:value-type="float">
            <text:p>0.253678014699475</text:p>
          </table:table-cell>
          <table:table-cell office:value-type="float" office:value="0.874229133230262" calcext:value-type="float">
            <text:p>0.874229133230262</text:p>
          </table:table-cell>
          <table:table-cell office:value-type="float" office:value="0.132943712524918" calcext:value-type="float">
            <text:p>0.132943712524918</text:p>
          </table:table-cell>
          <table:table-cell office:value-type="float" office:value="0.873220511437606" calcext:value-type="float">
            <text:p>0.873220511437606</text:p>
          </table:table-cell>
          <table:table-cell office:value-type="float" office:value="0.130526580489738" calcext:value-type="float">
            <text:p>0.130526580489738</text:p>
          </table:table-cell>
          <table:table-cell office:value-type="float" office:value="0.328302064691688" calcext:value-type="float">
            <text:p>0.328302064691688</text:p>
          </table:table-cell>
          <table:table-cell office:value-type="float" office:value="0.590489845332418" calcext:value-type="float">
            <text:p>0.590489845332418</text:p>
          </table:table-cell>
          <table:table-cell office:value-type="float" office:value="0.350563497549636" calcext:value-type="float">
            <text:p>0.350563497549636</text:p>
          </table:table-cell>
          <table:table-cell office:value-type="float" office:value="0.608817685044676" calcext:value-type="float">
            <text:p>0.608817685044676</text:p>
          </table:table-cell>
        </table:table-row>
        <table:table-row table:style-name="ro1">
          <table:table-cell office:value-type="float" office:value="0.254582641675511" calcext:value-type="float">
            <text:p>0.254582641675511</text:p>
          </table:table-cell>
          <table:table-cell office:value-type="float" office:value="0.876154775685046" calcext:value-type="float">
            <text:p>0.876154775685046</text:p>
          </table:table-cell>
          <table:table-cell office:value-type="float" office:value="0.131389770208784" calcext:value-type="float">
            <text:p>0.131389770208784</text:p>
          </table:table-cell>
          <table:table-cell office:value-type="float" office:value="0.875047016067806" calcext:value-type="float">
            <text:p>0.875047016067806</text:p>
          </table:table-cell>
          <table:table-cell office:value-type="float" office:value="0.128885694292455" calcext:value-type="float">
            <text:p>0.128885694292455</text:p>
          </table:table-cell>
          <table:table-cell office:value-type="float" office:value="0.328187830641282" calcext:value-type="float">
            <text:p>0.328187830641282</text:p>
          </table:table-cell>
          <table:table-cell office:value-type="float" office:value="0.590876506695064" calcext:value-type="float">
            <text:p>0.590876506695064</text:p>
          </table:table-cell>
          <table:table-cell office:value-type="float" office:value="0.350382104505615" calcext:value-type="float">
            <text:p>0.350382104505615</text:p>
          </table:table-cell>
          <table:table-cell office:value-type="float" office:value="0.609137555689937" calcext:value-type="float">
            <text:p>0.609137555689937</text:p>
          </table:table-cell>
        </table:table-row>
        <table:table-row table:style-name="ro1">
          <table:table-cell office:value-type="float" office:value="0.255494743937268" calcext:value-type="float">
            <text:p>0.255494743937268</text:p>
          </table:table-cell>
          <table:table-cell office:value-type="float" office:value="0.878074723828701" calcext:value-type="float">
            <text:p>0.878074723828701</text:p>
          </table:table-cell>
          <table:table-cell office:value-type="float" office:value="0.129837443577296" calcext:value-type="float">
            <text:p>0.129837443577296</text:p>
          </table:table-cell>
          <table:table-cell office:value-type="float" office:value="0.876869169205384" calcext:value-type="float">
            <text:p>0.876869169205384</text:p>
          </table:table-cell>
          <table:table-cell office:value-type="float" office:value="0.127247148694838" calcext:value-type="float">
            <text:p>0.127247148694838</text:p>
          </table:table-cell>
          <table:table-cell office:value-type="float" office:value="0.328074610254047" calcext:value-type="float">
            <text:p>0.328074610254047</text:p>
          </table:table-cell>
          <table:table-cell office:value-type="float" office:value="0.591262308194247" calcext:value-type="float">
            <text:p>0.591262308194247</text:p>
          </table:table-cell>
          <table:table-cell office:value-type="float" office:value="0.350201636238936" calcext:value-type="float">
            <text:p>0.350201636238936</text:p>
          </table:table-cell>
          <table:table-cell office:value-type="float" office:value="0.60945655947541" calcext:value-type="float">
            <text:p>0.60945655947541</text:p>
          </table:table-cell>
        </table:table-row>
        <table:table-row table:style-name="ro1">
          <table:table-cell office:value-type="float" office:value="0.256414526533629" calcext:value-type="float">
            <text:p>0.256414526533629</text:p>
          </table:table-cell>
          <table:table-cell office:value-type="float" office:value="0.879988462203583" calcext:value-type="float">
            <text:p>0.879988462203583</text:p>
          </table:table-cell>
          <table:table-cell office:value-type="float" office:value="0.128287209266359" calcext:value-type="float">
            <text:p>0.128287209266359</text:p>
          </table:table-cell>
          <table:table-cell office:value-type="float" office:value="0.878686463126056" calcext:value-type="float">
            <text:p>0.878686463126056</text:p>
          </table:table-cell>
          <table:table-cell office:value-type="float" office:value="0.125611431302689" calcext:value-type="float">
            <text:p>0.125611431302689</text:p>
          </table:table-cell>
          <table:table-cell office:value-type="float" office:value="0.327962602453458" calcext:value-type="float">
            <text:p>0.327962602453458</text:p>
          </table:table-cell>
          <table:table-cell office:value-type="float" office:value="0.591647124738158" calcext:value-type="float">
            <text:p>0.591647124738158</text:p>
          </table:table-cell>
          <table:table-cell office:value-type="float" office:value="0.350022271502425" calcext:value-type="float">
            <text:p>0.350022271502425</text:p>
          </table:table-cell>
          <table:table-cell office:value-type="float" office:value="0.609774554667869" calcext:value-type="float">
            <text:p>0.609774554667869</text:p>
          </table:table-cell>
        </table:table-row>
        <table:table-row table:style-name="ro1">
          <table:table-cell office:value-type="float" office:value="0.257342193341016" calcext:value-type="float">
            <text:p>0.257342193341016</text:p>
          </table:table-cell>
          <table:table-cell office:value-type="float" office:value="0.881895477117088" calcext:value-type="float">
            <text:p>0.881895477117088</text:p>
          </table:table-cell>
          <table:table-cell office:value-type="float" office:value="0.12673954349802" calcext:value-type="float">
            <text:p>0.12673954349802</text:p>
          </table:table-cell>
          <table:table-cell office:value-type="float" office:value="0.880498391427227" calcext:value-type="float">
            <text:p>0.880498391427227</text:p>
          </table:table-cell>
          <table:table-cell office:value-type="float" office:value="0.123979029065842" calcext:value-type="float">
            <text:p>0.123979029065842</text:p>
          </table:table-cell>
          <table:table-cell office:value-type="float" office:value="0.327852005817129" calcext:value-type="float">
            <text:p>0.327852005817129</text:p>
          </table:table-cell>
          <table:table-cell office:value-type="float" office:value="0.592030831199527" calcext:value-type="float">
            <text:p>0.592030831199527</text:p>
          </table:table-cell>
          <table:table-cell office:value-type="float" office:value="0.349844188768903" calcext:value-type="float">
            <text:p>0.349844188768903</text:p>
          </table:table-cell>
          <table:table-cell office:value-type="float" office:value="0.61009139961328" calcext:value-type="float">
            <text:p>0.61009139961328</text:p>
          </table:table-cell>
        </table:table-row>
        <table:table-row table:style-name="ro1">
          <table:table-cell office:value-type="float" office:value="0.258277950366493" calcext:value-type="float">
            <text:p>0.258277950366493</text:p>
          </table:table-cell>
          <table:table-cell office:value-type="float" office:value="0.883795255402036" calcext:value-type="float">
            <text:p>0.883795255402036</text:p>
          </table:table-cell>
          <table:table-cell office:value-type="float" office:value="0.125194923862588" calcext:value-type="float">
            <text:p>0.125194923862588</text:p>
          </table:table-cell>
          <table:table-cell office:value-type="float" office:value="0.882304447630945" calcext:value-type="float">
            <text:p>0.882304447630945</text:p>
          </table:table-cell>
          <table:table-cell office:value-type="float" office:value="0.122350429945237" calcext:value-type="float">
            <text:p>0.122350429945237</text:p>
          </table:table-cell>
          <table:table-cell office:value-type="float" office:value="0.327743015161409" calcext:value-type="float">
            <text:p>0.327743015161409</text:p>
          </table:table-cell>
          <table:table-cell office:value-type="float" office:value="0.592413306071872" calcext:value-type="float">
            <text:p>0.592413306071872</text:p>
          </table:table-cell>
          <table:table-cell office:value-type="float" office:value="0.349667562736312" calcext:value-type="float">
            <text:p>0.349667562736312</text:p>
          </table:table-cell>
          <table:table-cell office:value-type="float" office:value="0.610406956350136" calcext:value-type="float">
            <text:p>0.610406956350136</text:p>
          </table:table-cell>
        </table:table-row>
        <table:table-row table:style-name="ro1">
          <table:table-cell office:value-type="float" office:value="0.25922200149338" calcext:value-type="float">
            <text:p>0.25922200149338</text:p>
          </table:table-cell>
          <table:table-cell office:value-type="float" office:value="0.885687286504502" calcext:value-type="float">
            <text:p>0.885687286504502</text:p>
          </table:table-cell>
          <table:table-cell office:value-type="float" office:value="0.12365382662612" calcext:value-type="float">
            <text:p>0.12365382662612</text:p>
          </table:table-cell>
          <table:table-cell office:value-type="float" office:value="0.884104127451965" calcext:value-type="float">
            <text:p>0.884104127451965</text:p>
          </table:table-cell>
          <table:table-cell office:value-type="float" office:value="0.12072612034515" calcext:value-type="float">
            <text:p>0.12072612034515</text:p>
          </table:table-cell>
          <table:table-cell office:value-type="float" office:value="0.327635825289436" calcext:value-type="float">
            <text:p>0.327635825289436</text:p>
          </table:table-cell>
          <table:table-cell office:value-type="float" office:value="0.592794427311403" calcext:value-type="float">
            <text:p>0.592794427311403</text:p>
          </table:table-cell>
          <table:table-cell office:value-type="float" office:value="0.349492568205153" calcext:value-type="float">
            <text:p>0.349492568205153</text:p>
          </table:table-cell>
          <table:table-cell office:value-type="float" office:value="0.610721086529466" calcext:value-type="float">
            <text:p>0.610721086529466</text:p>
          </table:table-cell>
        </table:table-row>
        <table:table-row table:style-name="ro1">
          <table:table-cell office:value-type="float" office:value="0.260174552226417" calcext:value-type="float">
            <text:p>0.260174552226417</text:p>
          </table:table-cell>
          <table:table-cell office:value-type="float" office:value="0.887571061442044" calcext:value-type="float">
            <text:p>0.887571061442044</text:p>
          </table:table-cell>
          <table:table-cell office:value-type="float" office:value="0.122116728443638" calcext:value-type="float">
            <text:p>0.122116728443638</text:p>
          </table:table-cell>
          <table:table-cell office:value-type="float" office:value="0.885896927562491" calcext:value-type="float">
            <text:p>0.885896927562491</text:p>
          </table:table-cell>
          <table:table-cell office:value-type="float" office:value="0.119106586682838" calcext:value-type="float">
            <text:p>0.119106586682838</text:p>
          </table:table-cell>
          <table:table-cell office:value-type="float" office:value="0.327530626885127" calcext:value-type="float">
            <text:p>0.327530626885127</text:p>
          </table:table-cell>
          <table:table-cell office:value-type="float" office:value="0.593174076679102" calcext:value-type="float">
            <text:p>0.593174076679102</text:p>
          </table:table-cell>
          <table:table-cell office:value-type="float" office:value="0.349319375892198" calcext:value-type="float">
            <text:p>0.349319375892198</text:p>
          </table:table-cell>
          <table:table-cell office:value-type="float" office:value="0.611033655716887" calcext:value-type="float">
            <text:p>0.611033655716887</text:p>
          </table:table-cell>
        </table:table-row>
        <table:table-row table:style-name="ro1">
          <table:table-cell office:value-type="float" office:value="0.261135805865435" calcext:value-type="float">
            <text:p>0.261135805865435</text:p>
          </table:table-cell>
          <table:table-cell office:value-type="float" office:value="0.889446074965113" calcext:value-type="float">
            <text:p>0.889446074965113</text:p>
          </table:table-cell>
          <table:table-cell office:value-type="float" office:value="0.120584103698733" calcext:value-type="float">
            <text:p>0.120584103698733</text:p>
          </table:table-cell>
          <table:table-cell office:value-type="float" office:value="0.887682347903803" calcext:value-type="float">
            <text:p>0.887682347903803</text:p>
          </table:table-cell>
          <table:table-cell office:value-type="float" office:value="0.117492312829859" calcext:value-type="float">
            <text:p>0.117492312829859</text:p>
          </table:table-cell>
          <table:table-cell office:value-type="float" office:value="0.327427609653876" calcext:value-type="float">
            <text:p>0.327427609653876</text:p>
          </table:table-cell>
          <table:table-cell office:value-type="float" office:value="0.593552136202358" calcext:value-type="float">
            <text:p>0.593552136202358</text:p>
          </table:table-cell>
          <table:table-cell office:value-type="float" office:value="0.349148155694897" calcext:value-type="float">
            <text:p>0.349148155694897</text:p>
          </table:table-cell>
          <table:table-cell office:value-type="float" office:value="0.611344529931533" calcext:value-type="float">
            <text:p>0.611344529931533</text:p>
          </table:table-cell>
        </table:table-row>
        <table:table-row table:style-name="ro1">
          <table:table-cell office:value-type="float" office:value="0.262105965945351" calcext:value-type="float">
            <text:p>0.262105965945351</text:p>
          </table:table-cell>
          <table:table-cell office:value-type="float" office:value="0.891311824186581" calcext:value-type="float">
            <text:p>0.891311824186581</text:p>
          </table:table-cell>
          <table:table-cell office:value-type="float" office:value="0.119056426196617" calcext:value-type="float">
            <text:p>0.119056426196617</text:p>
          </table:table-cell>
          <table:table-cell office:value-type="float" office:value="0.889459890221307" calcext:value-type="float">
            <text:p>0.889459890221307</text:p>
          </table:table-cell>
          <table:table-cell office:value-type="float" office:value="0.115883781737535" calcext:value-type="float">
            <text:p>0.115883781737535</text:p>
          </table:table-cell>
          <table:table-cell office:value-type="float" office:value="0.327326960136016" calcext:value-type="float">
            <text:p>0.327326960136016</text:p>
          </table:table-cell>
          <table:table-cell office:value-type="float" office:value="0.593928490586249" calcext:value-type="float">
            <text:p>0.593928490586249</text:p>
          </table:table-cell>
          <table:table-cell office:value-type="float" office:value="0.348979074434639" calcext:value-type="float">
            <text:p>0.348979074434639</text:p>
          </table:table-cell>
          <table:table-cell office:value-type="float" office:value="0.611653578013927" calcext:value-type="float">
            <text:p>0.611653578013927</text:p>
          </table:table-cell>
        </table:table-row>
        <table:table-row table:style-name="ro1">
          <table:table-cell office:value-type="float" office:value="0.263085234156582" calcext:value-type="float">
            <text:p>0.263085234156582</text:p>
          </table:table-cell>
          <table:table-cell office:value-type="float" office:value="0.893167811269081" calcext:value-type="float">
            <text:p>0.893167811269081</text:p>
          </table:table-cell>
          <table:table-cell office:value-type="float" office:value="0.117534166450418" calcext:value-type="float">
            <text:p>0.117534166450418</text:p>
          </table:table-cell>
          <table:table-cell office:value-type="float" office:value="0.891229060768646" calcext:value-type="float">
            <text:p>0.891229060768646</text:p>
          </table:table-cell>
          <table:table-cell office:value-type="float" office:value="0.114281472721425" calcext:value-type="float">
            <text:p>0.114281472721425</text:p>
          </table:table-cell>
          <table:table-cell office:value-type="float" office:value="0.327228862252553" calcext:value-type="float">
            <text:p>0.327228862252553</text:p>
          </table:table-cell>
          <table:table-cell office:value-type="float" office:value="0.594303026282301" calcext:value-type="float">
            <text:p>0.594303026282301</text:p>
          </table:table-cell>
          <table:table-cell office:value-type="float" office:value="0.348812296513875" calcext:value-type="float">
            <text:p>0.348812296513875</text:p>
          </table:table-cell>
          <table:table-cell office:value-type="float" office:value="0.611960670776966" calcext:value-type="float">
            <text:p>0.611960670776966</text:p>
          </table:table-cell>
        </table:table-row>
        <table:table-row table:style-name="ro1">
          <table:table-cell office:value-type="float" office:value="0.264073811470978" calcext:value-type="float">
            <text:p>0.264073811470978</text:p>
          </table:table-cell>
          <table:table-cell office:value-type="float" office:value="0.895013541648496" calcext:value-type="float">
            <text:p>0.895013541648496</text:p>
          </table:table-cell>
          <table:table-cell office:value-type="float" office:value="0.116017793418935" calcext:value-type="float">
            <text:p>0.116017793418935</text:p>
          </table:table-cell>
          <table:table-cell office:value-type="float" office:value="0.892989368538926" calcext:value-type="float">
            <text:p>0.892989368538926</text:p>
          </table:table-cell>
          <table:table-cell office:value-type="float" office:value="0.112685863210477" calcext:value-type="float">
            <text:p>0.112685863210477</text:p>
          </table:table-cell>
          <table:table-cell office:value-type="float" office:value="0.327133497082122" calcext:value-type="float">
            <text:p>0.327133497082122</text:p>
          </table:table-cell>
          <table:table-cell office:value-type="float" office:value="0.594675631931276" calcext:value-type="float">
            <text:p>0.594675631931276</text:p>
          </table:table-cell>
          <table:table-cell office:value-type="float" office:value="0.34864798363113" calcext:value-type="float">
            <text:p>0.34864798363113</text:p>
          </table:table-cell>
          <table:table-cell office:value-type="float" office:value="0.612265681400574" calcext:value-type="float">
            <text:p>0.612265681400574</text:p>
          </table:table-cell>
        </table:table-row>
        <table:table-row table:style-name="ro1">
          <table:table-cell office:value-type="float" office:value="0.265071896507224" calcext:value-type="float">
            <text:p>0.265071896507224</text:p>
          </table:table-cell>
          <table:table-cell office:value-type="float" office:value="0.896848526867657" calcext:value-type="float">
            <text:p>0.896848526867657</text:p>
          </table:table-cell>
          <table:table-cell office:value-type="float" office:value="0.114507771764615" calcext:value-type="float">
            <text:p>0.114507771764615</text:p>
          </table:table-cell>
          <table:table-cell office:value-type="float" office:value="0.89474032808202" calcext:value-type="float">
            <text:p>0.89474032808202</text:p>
          </table:table-cell>
          <table:table-cell office:value-type="float" office:value="0.111097425977166" calcext:value-type="float">
            <text:p>0.111097425977166</text:p>
          </table:table-cell>
          <table:table-cell office:value-type="float" office:value="0.327041042755937" calcext:value-type="float">
            <text:p>0.327041042755937</text:p>
          </table:table-cell>
          <table:table-cell office:value-type="float" office:value="0.595046198089739" calcext:value-type="float">
            <text:p>0.595046198089739</text:p>
          </table:table-cell>
          <table:table-cell office:value-type="float" office:value="0.348486294783243" calcext:value-type="float">
            <text:p>0.348486294783243</text:p>
          </table:table-cell>
          <table:table-cell office:value-type="float" office:value="0.612568485240782" calcext:value-type="float">
            <text:p>0.612568485240782</text:p>
          </table:table-cell>
        </table:table-row>
        <table:table-row table:style-name="ro1">
          <table:table-cell office:value-type="float" office:value="0.26607968708986" calcext:value-type="float">
            <text:p>0.26607968708986</text:p>
          </table:table-cell>
          <table:table-cell office:value-type="float" office:value="0.898672282970365" calcext:value-type="float">
            <text:p>0.898672282970365</text:p>
          </table:table-cell>
          <table:table-cell office:value-type="float" office:value="0.113004563542762" calcext:value-type="float">
            <text:p>0.113004563542762</text:p>
          </table:table-cell>
          <table:table-cell office:value-type="float" office:value="0.896481457872212" calcext:value-type="float">
            <text:p>0.896481457872212</text:p>
          </table:table-cell>
          <table:table-cell office:value-type="float" office:value="0.109516630811101" calcext:value-type="float">
            <text:p>0.109516630811101</text:p>
          </table:table-cell>
          <table:table-cell office:value-type="float" office:value="0.3269516735702" calcext:value-type="float">
            <text:p>0.3269516735702</text:p>
          </table:table-cell>
          <table:table-cell office:value-type="float" office:value="0.595414618333166" calcext:value-type="float">
            <text:p>0.595414618333166</text:p>
          </table:table-cell>
          <table:table-cell office:value-type="float" office:value="0.348327385314961" calcext:value-type="float">
            <text:p>0.348327385314961</text:p>
          </table:table-cell>
          <table:table-cell office:value-type="float" office:value="0.612868960887394" calcext:value-type="float">
            <text:p>0.612868960887394</text:p>
          </table:table-cell>
        </table:table-row>
        <table:table-row table:style-name="ro1">
          <table:table-cell office:value-type="float" office:value="0.26709737732501" calcext:value-type="float">
            <text:p>0.26709737732501</text:p>
          </table:table-cell>
          <table:table-cell office:value-type="float" office:value="0.900484332803839" calcext:value-type="float">
            <text:p>0.900484332803839</text:p>
          </table:table-cell>
          <table:table-cell office:value-type="float" office:value="0.111508625614821" calcext:value-type="float">
            <text:p>0.111508625614821</text:p>
          </table:table-cell>
          <table:table-cell office:value-type="float" office:value="0.898212282699925" calcext:value-type="float">
            <text:p>0.898212282699925</text:p>
          </table:table-cell>
          <table:table-cell office:value-type="float" office:value="0.107943941987179" calcext:value-type="float">
            <text:p>0.107943941987179</text:p>
          </table:table-cell>
          <table:table-cell office:value-type="float" office:value="0.326865561894022" calcext:value-type="float">
            <text:p>0.326865561894022</text:p>
          </table:table-cell>
          <table:table-cell office:value-type="float" office:value="0.59578078698821" calcext:value-type="float">
            <text:p>0.59578078698821</text:p>
          </table:table-cell>
          <table:table-cell office:value-type="float" office:value="0.348171408935506" calcext:value-type="float">
            <text:p>0.348171408935506</text:p>
          </table:table-cell>
          <table:table-cell office:value-type="float" office:value="0.613166987969062" calcext:value-type="float">
            <text:p>0.613166987969062</text:p>
          </table:table-cell>
        </table:table-row>
        <table:table-row table:style-name="ro1">
          <table:table-cell office:value-type="float" office:value="0.268125160818392" calcext:value-type="float">
            <text:p>0.268125160818392</text:p>
          </table:table-cell>
          <table:table-cell office:value-type="float" office:value="0.902284205107123" calcext:value-type="float">
            <text:p>0.902284205107123</text:p>
          </table:table-cell>
          <table:table-cell office:value-type="float" office:value="0.110020411118958" calcext:value-type="float">
            <text:p>0.110020411118958</text:p>
          </table:table-cell>
          <table:table-cell office:value-type="float" office:value="0.89993233260043" calcext:value-type="float">
            <text:p>0.89993233260043</text:p>
          </table:table-cell>
          <table:table-cell office:value-type="float" office:value="0.106379819615511" calcext:value-type="float">
            <text:p>0.106379819615511</text:p>
          </table:table-cell>
          <table:table-cell office:value-type="float" office:value="0.326782874724821" calcext:value-type="float">
            <text:p>0.326782874724821</text:p>
          </table:table-cell>
          <table:table-cell office:value-type="float" office:value="0.596144602776718" calcext:value-type="float">
            <text:p>0.596144602776718</text:p>
          </table:table-cell>
          <table:table-cell office:value-type="float" office:value="0.348018514207578" calcext:value-type="float">
            <text:p>0.348018514207578</text:p>
          </table:table-cell>
          <table:table-cell office:value-type="float" office:value="0.613462450762298" calcext:value-type="float">
            <text:p>0.613462450762298</text:p>
          </table:table-cell>
        </table:table-row>
        <table:table-row table:style-name="ro1">
          <table:table-cell office:value-type="float" office:value="0.269163226962946" calcext:value-type="float">
            <text:p>0.269163226962946</text:p>
          </table:table-cell>
          <table:table-cell office:value-type="float" office:value="0.904071436440738" calcext:value-type="float">
            <text:p>0.904071436440738</text:p>
          </table:table-cell>
          <table:table-cell office:value-type="float" office:value="0.108540367018322" calcext:value-type="float">
            <text:p>0.108540367018322</text:p>
          </table:table-cell>
          <table:table-cell office:value-type="float" office:value="0.901641144939523" calcext:value-type="float">
            <text:p>0.901641144939523</text:p>
          </table:table-cell>
          <table:table-cell office:value-type="float" office:value="0.104824717296963" calcext:value-type="float">
            <text:p>0.104824717296963</text:p>
          </table:table-cell>
          <table:table-cell office:value-type="float" office:value="0.326703776846995" calcext:value-type="float">
            <text:p>0.326703776846995</text:p>
          </table:table-cell>
          <table:table-cell office:value-type="float" office:value="0.596505965313118" calcext:value-type="float">
            <text:p>0.596505965313118</text:p>
          </table:table-cell>
          <table:table-cell office:value-type="float" office:value="0.347868847814245" calcext:value-type="float">
            <text:p>0.347868847814245</text:p>
          </table:table-cell>
          <table:table-cell office:value-type="float" office:value="0.613755234754784" calcext:value-type="float">
            <text:p>0.613755234754784</text:p>
          </table:table-cell>
        </table:table-row>
        <table:table-row table:style-name="ro1">
          <table:table-cell office:value-type="float" office:value="0.270211763403913" calcext:value-type="float">
            <text:p>0.270211763403913</text:p>
          </table:table-cell>
          <table:table-cell office:value-type="float" office:value="0.905845569959389" calcext:value-type="float">
            <text:p>0.905845569959389</text:p>
          </table:table-cell>
          <table:table-cell office:value-type="float" office:value="0.107068935668036" calcext:value-type="float">
            <text:p>0.107068935668036</text:p>
          </table:table-cell>
          <table:table-cell office:value-type="float" office:value="0.903338263088161" calcext:value-type="float">
            <text:p>0.903338263088161</text:p>
          </table:table-cell>
          <table:table-cell office:value-type="float" office:value="0.10327908361774" calcext:value-type="float">
            <text:p>0.10327908361774</text:p>
          </table:table-cell>
          <table:table-cell office:value-type="float" office:value="0.32662842856913" calcext:value-type="float">
            <text:p>0.32662842856913</text:p>
          </table:table-cell>
          <table:table-cell office:value-type="float" office:value="0.596864777576742" calcext:value-type="float">
            <text:p>0.596864777576742</text:p>
          </table:table-cell>
          <table:table-cell office:value-type="float" office:value="0.347722552230825" calcext:value-type="float">
            <text:p>0.347722552230825</text:p>
          </table:table-cell>
          <table:table-cell office:value-type="float" office:value="0.614045229077134" calcext:value-type="float">
            <text:p>0.614045229077134</text:p>
          </table:table-cell>
        </table:table-row>
        <table:table-row table:style-name="ro1">
          <table:table-cell office:value-type="float" office:value="0.271270953979299" calcext:value-type="float">
            <text:p>0.271270953979299</text:p>
          </table:table-cell>
          <table:table-cell office:value-type="float" office:value="0.907606158034358" calcext:value-type="float">
            <text:p>0.907606158034358</text:p>
          </table:table-cell>
          <table:table-cell office:value-type="float" office:value="0.105606552140252" calcext:value-type="float">
            <text:p>0.105606552140252</text:p>
          </table:table-cell>
          <table:table-cell office:value-type="float" office:value="0.905023239069415" calcext:value-type="float">
            <text:p>0.905023239069415</text:p>
          </table:table-cell>
          <table:table-cell office:value-type="float" office:value="0.101743359477932" calcext:value-type="float">
            <text:p>0.101743359477932</text:p>
          </table:table-cell>
          <table:table-cell office:value-type="float" office:value="0.326556986351371" calcext:value-type="float">
            <text:p>0.326556986351371</text:p>
          </table:table-cell>
          <table:table-cell office:value-type="float" office:value="0.597220944929058" calcext:value-type="float">
            <text:p>0.597220944929058</text:p>
          </table:table-cell>
          <table:table-cell office:value-type="float" office:value="0.347579766455706" calcext:value-type="float">
            <text:p>0.347579766455706</text:p>
          </table:table-cell>
          <table:table-cell office:value-type="float" office:value="0.614332325595376" calcext:value-type="float">
            <text:p>0.614332325595376</text:p>
          </table:table-cell>
        </table:table-row>
        <table:table-row table:style-name="ro1">
          <table:table-cell office:value-type="float" office:value="0.272340979893302" calcext:value-type="float">
            <text:p>0.272340979893302</text:p>
          </table:table-cell>
          <table:table-cell office:value-type="float" office:value="0.909352760428932" calcext:value-type="float">
            <text:p>0.909352760428932</text:p>
          </table:table-cell>
          <table:table-cell office:value-type="float" office:value="0.104153646007608" calcext:value-type="float">
            <text:p>0.104153646007608</text:p>
          </table:table-cell>
          <table:table-cell office:value-type="float" office:value="0.906695631742529" calcext:value-type="float">
            <text:p>0.906695631742529</text:p>
          </table:table-cell>
          <table:table-cell office:value-type="float" office:value="0.100217979886651" calcext:value-type="float">
            <text:p>0.100217979886651</text:p>
          </table:table-cell>
          <table:table-cell office:value-type="float" office:value="0.326489602569984" calcext:value-type="float">
            <text:p>0.326489602569984</text:p>
          </table:table-cell>
          <table:table-cell office:value-type="float" office:value="0.597574375576779" calcext:value-type="float">
            <text:p>0.597574375576779</text:p>
          </table:table-cell>
          <table:table-cell office:value-type="float" office:value="0.347440625710969" calcext:value-type="float">
            <text:p>0.347440625710969</text:p>
          </table:table-cell>
          <table:table-cell office:value-type="float" office:value="0.614616419324016" calcext:value-type="float">
            <text:p>0.614616419324016</text:p>
          </table:table-cell>
        </table:table-row>
        <table:table-row table:style-name="ro1">
          <table:table-cell office:value-type="float" office:value="0.273422018109124" calcext:value-type="float">
            <text:p>0.273422018109124</text:p>
          </table:table-cell>
          <table:table-cell office:value-type="float" office:value="0.911084947095437" calcext:value-type="float">
            <text:p>0.911084947095437</text:p>
          </table:table-cell>
          <table:table-cell office:value-type="float" office:value="0.102710638615149" calcext:value-type="float">
            <text:p>0.102710638615149</text:p>
          </table:table-cell>
          <table:table-cell office:value-type="float" office:value="0.90835500959058" calcext:value-type="float">
            <text:p>0.90835500959058</text:p>
          </table:table-cell>
          <table:table-cell office:value-type="float" office:value="0.0987033712104851" calcext:value-type="float">
            <text:p>0.0987033712104851</text:p>
          </table:table-cell>
          <table:table-cell office:value-type="float" office:value="0.326426425484267" calcext:value-type="float">
            <text:p>0.326426425484267</text:p>
          </table:table-cell>
          <table:table-cell office:value-type="float" office:value="0.597924980253353" calcext:value-type="float">
            <text:p>0.597924980253353</text:p>
          </table:table-cell>
          <table:table-cell office:value-type="float" office:value="0.347305261509658" calcext:value-type="float">
            <text:p>0.347305261509658</text:p>
          </table:table-cell>
          <table:table-cell office:value-type="float" office:value="0.614897408183669" calcext:value-type="float">
            <text:p>0.614897408183669</text:p>
          </table:table-cell>
        </table:table-row>
        <table:table-row table:style-name="ro1">
          <table:table-cell office:value-type="float" office:value="0.274514242961524" calcext:value-type="float">
            <text:p>0.274514242961524</text:p>
          </table:table-cell>
          <table:table-cell office:value-type="float" office:value="0.912802296554971" calcext:value-type="float">
            <text:p>0.912802296554971</text:p>
          </table:table-cell>
          <table:table-cell office:value-type="float" office:value="0.101277944785635" calcext:value-type="float">
            <text:p>0.101277944785635</text:p>
          </table:table-cell>
          <table:table-cell office:value-type="float" office:value="0.910000949073774" calcext:value-type="float">
            <text:p>0.910000949073774</text:p>
          </table:table-cell>
          <table:table-cell office:value-type="float" office:value="0.0971999528623797" calcext:value-type="float">
            <text:p>0.0971999528623797</text:p>
          </table:table-cell>
          <table:table-cell office:value-type="float" office:value="0.326367598324357" calcext:value-type="float">
            <text:p>0.326367598324357</text:p>
          </table:table-cell>
          <table:table-cell office:value-type="float" office:value="0.598272673350904" calcext:value-type="float">
            <text:p>0.598272673350904</text:p>
          </table:table-cell>
          <table:table-cell office:value-type="float" office:value="0.347173800679935" calcext:value-type="float">
            <text:p>0.347173800679935</text:p>
          </table:table-cell>
          <table:table-cell office:value-type="float" office:value="0.61517519408635" calcext:value-type="float">
            <text:p>0.61517519408635</text:p>
          </table:table-cell>
        </table:table-row>
        <table:table-row table:style-name="ro1">
          <table:table-cell office:value-type="float" office:value="0.275617823278022" calcext:value-type="float">
            <text:p>0.275617823278022</text:p>
          </table:table-cell>
          <table:table-cell office:value-type="float" office:value="0.914504397981436" calcext:value-type="float">
            <text:p>0.914504397981436</text:p>
          </table:table-cell>
          <table:table-cell office:value-type="float" office:value="0.0998559704107053" calcext:value-type="float">
            <text:p>0.0998559704107053</text:p>
          </table:table-cell>
          <table:table-cell office:value-type="float" office:value="0.911633036813758" calcext:value-type="float">
            <text:p>0.911633036813758</text:p>
          </table:table-cell>
          <table:table-cell office:value-type="float" office:value="0.0957081349568318" calcext:value-type="float">
            <text:p>0.0957081349568318</text:p>
          </table:table-cell>
          <table:table-cell office:value-type="float" office:value="0.326313261328213" calcext:value-type="float">
            <text:p>0.326313261328213</text:p>
          </table:table-cell>
          <table:table-cell office:value-type="float" office:value="0.598617370571141" calcext:value-type="float">
            <text:p>0.598617370571141</text:p>
          </table:table-cell>
          <table:table-cell office:value-type="float" office:value="0.347046367497514" calcext:value-type="float">
            <text:p>0.347046367497514</text:p>
          </table:table-cell>
          <table:table-cell office:value-type="float" office:value="0.615449680648604" calcext:value-type="float">
            <text:p>0.615449680648604</text:p>
          </table:table-cell>
        </table:table-row>
        <table:table-row table:style-name="ro1">
          <table:table-cell office:value-type="float" office:value="0.276732925735408" calcext:value-type="float">
            <text:p>0.276732925735408</text:p>
          </table:table-cell>
          <table:table-cell office:value-type="float" office:value="0.916190850498145" calcext:value-type="float">
            <text:p>0.916190850498145</text:p>
          </table:table-cell>
          <table:table-cell office:value-type="float" office:value="0.0984451137591162" calcext:value-type="float">
            <text:p>0.0984451137591162</text:p>
          </table:table-cell>
          <table:table-cell office:value-type="float" office:value="0.913250868719276" calcext:value-type="float">
            <text:p>0.913250868719276</text:p>
          </table:table-cell>
          <table:table-cell office:value-type="float" office:value="0.0942283194859419" calcext:value-type="float">
            <text:p>0.0942283194859419</text:p>
          </table:table-cell>
          <table:table-cell office:value-type="float" office:value="0.326263548080727" calcext:value-type="float">
            <text:p>0.326263548080727</text:p>
          </table:table-cell>
          <table:table-cell office:value-type="float" office:value="0.598958992767663" calcext:value-type="float">
            <text:p>0.598958992767663</text:p>
          </table:table-cell>
          <table:table-cell office:value-type="float" office:value="0.346923079963885" calcext:value-type="float">
            <text:p>0.346923079963885</text:p>
          </table:table-cell>
          <table:table-cell office:value-type="float" office:value="0.615720777002381" calcext:value-type="float">
            <text:p>0.615720777002381</text:p>
          </table:table-cell>
        </table:table-row>
        <table:table-row table:style-name="ro1">
          <table:table-cell office:value-type="float" office:value="0.277859710693683" calcext:value-type="float">
            <text:p>0.277859710693683</text:p>
          </table:table-cell>
          <table:table-cell office:value-type="float" office:value="0.917861264485544" calcext:value-type="float">
            <text:p>0.917861264485544</text:p>
          </table:table-cell>
          <table:table-cell office:value-type="float" office:value="0.0970457634404003" calcext:value-type="float">
            <text:p>0.0970457634404003</text:p>
          </table:table-cell>
          <table:table-cell office:value-type="float" office:value="0.914854051506308" calcext:value-type="float">
            <text:p>0.914854051506308</text:p>
          </table:table-cell>
          <table:table-cell office:value-type="float" office:value="0.092760898437097" calcext:value-type="float">
            <text:p>0.092760898437097</text:p>
          </table:table-cell>
          <table:table-cell office:value-type="float" office:value="0.326218589655814" calcext:value-type="float">
            <text:p>0.326218589655814</text:p>
          </table:table-cell>
          <table:table-cell office:value-type="float" office:value="0.599297461534851" calcext:value-type="float">
            <text:p>0.599297461534851</text:p>
          </table:table-cell>
          <table:table-cell office:value-type="float" office:value="0.34680405403785" calcext:value-type="float">
            <text:p>0.34680405403785</text:p>
          </table:table-cell>
          <table:table-cell office:value-type="float" office:value="0.615988393431518" calcext:value-type="float">
            <text:p>0.615988393431518</text:p>
          </table:table-cell>
        </table:table-row>
        <table:table-row table:style-name="ro1">
          <table:table-cell office:value-type="float" office:value="0.278998336011407" calcext:value-type="float">
            <text:p>0.278998336011407</text:p>
          </table:table-cell>
          <table:table-cell office:value-type="float" office:value="0.919515261145102" calcext:value-type="float">
            <text:p>0.919515261145102</text:p>
          </table:table-cell>
          <table:table-cell office:value-type="float" office:value="0.0956582995824431" calcext:value-type="float">
            <text:p>0.0956582995824431</text:p>
          </table:table-cell>
          <table:table-cell office:value-type="float" office:value="0.916442202053354" calcext:value-type="float">
            <text:p>0.916442202053354</text:p>
          </table:table-cell>
          <table:table-cell office:value-type="float" office:value="0.0913062548076595" calcext:value-type="float">
            <text:p>0.0913062548076595</text:p>
          </table:table-cell>
          <table:table-cell office:value-type="float" office:value="0.326178510243973" calcext:value-type="float">
            <text:p>0.326178510243973</text:p>
          </table:table-cell>
          <table:table-cell office:value-type="float" office:value="0.599632703750069" calcext:value-type="float">
            <text:p>0.599632703750069</text:p>
          </table:table-cell>
          <table:table-cell office:value-type="float" office:value="0.34668939920363" calcext:value-type="float">
            <text:p>0.34668939920363</text:p>
          </table:table-cell>
          <table:table-cell office:value-type="float" office:value="0.616252445886627" calcext:value-type="float">
            <text:p>0.616252445886627</text:p>
          </table:table-cell>
        </table:table-row>
        <table:table-row table:style-name="ro1">
          <table:table-cell office:value-type="float" office:value="0.280148953321617" calcext:value-type="float">
            <text:p>0.280148953321617</text:p>
          </table:table-cell>
          <table:table-cell office:value-type="float" office:value="0.921152473952085" calcext:value-type="float">
            <text:p>0.921152473952085</text:p>
          </table:table-cell>
          <table:table-cell office:value-type="float" office:value="0.0942830917657281" calcext:value-type="float">
            <text:p>0.0942830917657281</text:p>
          </table:table-cell>
          <table:table-cell office:value-type="float" office:value="0.918014949034228" calcext:value-type="float">
            <text:p>0.918014949034228</text:p>
          </table:table-cell>
          <table:table-cell office:value-type="float" office:value="0.0898647606676552" calcext:value-type="float">
            <text:p>0.0898647606676552</text:p>
          </table:table-cell>
          <table:table-cell office:value-type="float" office:value="0.326143430656256" calcext:value-type="float">
            <text:p>0.326143430656256</text:p>
          </table:table-cell>
          <table:table-cell office:value-type="float" office:value="0.599964647804169" calcext:value-type="float">
            <text:p>0.599964647804169</text:p>
          </table:table-cell>
          <table:table-cell office:value-type="float" office:value="0.346579222061308" calcext:value-type="float">
            <text:p>0.346579222061308</text:p>
          </table:table-cell>
          <table:table-cell office:value-type="float" office:value="0.616512852264124" calcext:value-type="float">
            <text:p>0.616512852264124</text:p>
          </table:table-cell>
        </table:table-row>
        <table:table-row table:style-name="ro1">
          <table:table-cell office:value-type="float" office:value="0.281311710578069" calcext:value-type="float">
            <text:p>0.281311710578069</text:p>
          </table:table-cell>
          <table:table-cell office:value-type="float" office:value="0.922772547491529" calcext:value-type="float">
            <text:p>0.922772547491529</text:p>
          </table:table-cell>
          <table:table-cell office:value-type="float" office:value="0.0929205005391317" calcext:value-type="float">
            <text:p>0.0929205005391317</text:p>
          </table:table-cell>
          <table:table-cell office:value-type="float" office:value="0.91957193165371" calcext:value-type="float">
            <text:p>0.91957193165371</text:p>
          </table:table-cell>
          <table:table-cell office:value-type="float" office:value="0.0884367785994927" calcext:value-type="float">
            <text:p>0.0884367785994927</text:p>
          </table:table-cell>
          <table:table-cell office:value-type="float" office:value="0.326113466004925" calcext:value-type="float">
            <text:p>0.326113466004925</text:p>
          </table:table-cell>
          <table:table-cell office:value-type="float" office:value="0.600293226126155" calcext:value-type="float">
            <text:p>0.600293226126155</text:p>
          </table:table-cell>
          <table:table-cell office:value-type="float" office:value="0.346473623944059" calcext:value-type="float">
            <text:p>0.346473623944059</text:p>
          </table:table-cell>
          <table:table-cell office:value-type="float" office:value="0.616769534890661" calcext:value-type="float">
            <text:p>0.616769534890661</text:p>
          </table:table-cell>
        </table:table-row>
        <table:table-row table:style-name="ro1">
          <table:table-cell office:value-type="float" office:value="0.282486750081293" calcext:value-type="float">
            <text:p>0.282486750081293</text:p>
          </table:table-cell>
          <table:table-cell office:value-type="float" office:value="0.924375139847056" calcext:value-type="float">
            <text:p>0.924375139847056</text:p>
          </table:table-cell>
          <table:table-cell office:value-type="float" office:value="0.0915708749353442" calcext:value-type="float">
            <text:p>0.0915708749353442</text:p>
          </table:table-cell>
          <table:table-cell office:value-type="float" office:value="0.92111280207288" calcext:value-type="float">
            <text:p>0.92111280207288</text:p>
          </table:table-cell>
          <table:table-cell office:value-type="float" office:value="0.0870226592263804" calcext:value-type="float">
            <text:p>0.0870226592263804</text:p>
          </table:table-cell>
          <table:table-cell office:value-type="float" office:value="0.326088726473514" calcext:value-type="float">
            <text:p>0.326088726473514</text:p>
          </table:table-cell>
          <table:table-cell office:value-type="float" office:value="0.600618374112319" calcext:value-type="float">
            <text:p>0.600618374112319</text:p>
          </table:table-cell>
          <table:table-cell office:value-type="float" office:value="0.346372701776818" calcext:value-type="float">
            <text:p>0.346372701776818</text:p>
          </table:table-cell>
          <table:table-cell office:value-type="float" office:value="0.617022419515151" calcext:value-type="float">
            <text:p>0.617022419515151</text:p>
          </table:table-cell>
        </table:table-row>
        <table:table-row table:style-name="ro1">
          <table:table-cell office:value-type="float" office:value="0.283674209737206" calcext:value-type="float">
            <text:p>0.283674209737206</text:p>
          </table:table-cell>
          <table:table-cell office:value-type="float" office:value="0.925959920651881" calcext:value-type="float">
            <text:p>0.925959920651881</text:p>
          </table:table-cell>
          <table:table-cell office:value-type="float" office:value="0.0902345543725864" calcext:value-type="float">
            <text:p>0.0902345543725864</text:p>
          </table:table-cell>
          <table:table-cell office:value-type="float" office:value="0.922637223470378" calcext:value-type="float">
            <text:p>0.922637223470378</text:p>
          </table:table-cell>
          <table:table-cell office:value-type="float" office:value="0.0856227431271166" calcext:value-type="float">
            <text:p>0.0856227431271166</text:p>
          </table:table-cell>
          <table:table-cell office:value-type="float" office:value="0.326069317083171" calcext:value-type="float">
            <text:p>0.326069317083171</text:p>
          </table:table-cell>
          <table:table-cell office:value-type="float" office:value="0.600940030603497" calcext:value-type="float">
            <text:p>0.600940030603497</text:p>
          </table:table-cell>
          <table:table-cell office:value-type="float" office:value="0.346276547774349" calcext:value-type="float">
            <text:p>0.346276547774349</text:p>
          </table:table-cell>
          <table:table-cell office:value-type="float" office:value="0.617271435732353" calcext:value-type="float">
            <text:p>0.617271435732353</text:p>
          </table:table-cell>
        </table:table-row>
        <table:table-row table:style-name="ro1">
          <table:table-cell office:value-type="float" office:value="0.284874221546718" calcext:value-type="float">
            <text:p>0.284874221546718</text:p>
          </table:table-cell>
          <table:table-cell office:value-type="float" office:value="0.927526573680069" calcext:value-type="float">
            <text:p>0.927526573680069</text:p>
          </table:table-cell>
          <table:table-cell office:value-type="float" office:value="0.0889118660933059" calcext:value-type="float">
            <text:p>0.0889118660933059</text:p>
          </table:table-cell>
          <table:table-cell office:value-type="float" office:value="0.924144872635287" calcext:value-type="float">
            <text:p>0.924144872635287</text:p>
          </table:table-cell>
          <table:table-cell office:value-type="float" office:value="0.0842373582597098" calcext:value-type="float">
            <text:p>0.0842373582597098</text:p>
          </table:table-cell>
          <table:table-cell office:value-type="float" office:value="0.326055337791105" calcext:value-type="float">
            <text:p>0.326055337791105</text:p>
          </table:table-cell>
          <table:table-cell office:value-type="float" office:value="0.601258137486049" calcext:value-type="float">
            <text:p>0.601258137486049</text:p>
          </table:table-cell>
          <table:table-cell office:value-type="float" office:value="0.34618524962635" calcext:value-type="float">
            <text:p>0.34618524962635</text:p>
          </table:table-cell>
          <table:table-cell office:value-type="float" office:value="0.617516516648304" calcext:value-type="float">
            <text:p>0.617516516648304</text:p>
          </table:table-cell>
        </table:table-row>
        <table:table-row table:style-name="ro1">
          <table:table-cell office:value-type="float" office:value="0.286086913308659" calcext:value-type="float">
            <text:p>0.286086913308659</text:p>
          </table:table-cell>
          <table:table-cell office:value-type="float" office:value="0.929074795140927" calcext:value-type="float">
            <text:p>0.929074795140927</text:p>
          </table:table-cell>
          <table:table-cell office:value-type="float" office:value="0.0876031269533306" calcext:value-type="float">
            <text:p>0.0876031269533306</text:p>
          </table:table-cell>
          <table:table-cell office:value-type="float" office:value="0.925635438235661" calcext:value-type="float">
            <text:p>0.925635438235661</text:p>
          </table:table-cell>
          <table:table-cell office:value-type="float" office:value="0.0828668217342441" calcext:value-type="float">
            <text:p>0.0828668217342441</text:p>
          </table:table-cell>
          <table:table-cell office:value-type="float" office:value="0.326046882568987" calcext:value-type="float">
            <text:p>0.326046882568987</text:p>
          </table:table-cell>
          <table:table-cell office:value-type="float" office:value="0.601572640844544" calcext:value-type="float">
            <text:p>0.601572640844544</text:p>
          </table:table-cell>
          <table:table-cell office:value-type="float" office:value="0.346098889509307" calcext:value-type="float">
            <text:p>0.346098889509307</text:p>
          </table:table-cell>
          <table:table-cell office:value-type="float" office:value="0.617757599983597" calcext:value-type="float">
            <text:p>0.617757599983597</text:p>
          </table:table-cell>
        </table:table-row>
        <table:table-row table:style-name="ro1">
          <table:table-cell office:value-type="float" office:value="0.287312405837086" calcext:value-type="float">
            <text:p>0.287312405837086</text:p>
          </table:table-cell>
          <table:table-cell office:value-type="float" office:value="0.930604295385456" calcext:value-type="float">
            <text:p>0.930604295385456</text:p>
          </table:table-cell>
          <table:table-cell office:value-type="float" office:value="0.0863086413361022" calcext:value-type="float">
            <text:p>0.0863086413361022</text:p>
          </table:table-cell>
          <table:table-cell office:value-type="float" office:value="0.92710862263934" calcext:value-type="float">
            <text:p>0.92710862263934</text:p>
          </table:table-cell>
          <table:table-cell office:value-type="float" office:value="0.081511437804021" calcext:value-type="float">
            <text:p>0.081511437804021</text:p>
          </table:table-cell>
          <table:table-cell office:value-type="float" office:value="0.326044041618158" calcext:value-type="float">
            <text:p>0.326044041618158</text:p>
          </table:table-cell>
          <table:table-cell office:value-type="float" office:value="0.601883488502449" calcext:value-type="float">
            <text:p>0.601883488502449</text:p>
          </table:table-cell>
          <table:table-cell office:value-type="float" office:value="0.346017546378045" calcext:value-type="float">
            <text:p>0.346017546378045</text:p>
          </table:table-cell>
          <table:table-cell office:value-type="float" office:value="0.617994625661406" calcext:value-type="float">
            <text:p>0.617994625661406</text:p>
          </table:table-cell>
        </table:table-row>
        <table:table-row table:style-name="ro1">
          <table:table-cell office:value-type="float" office:value="0.288550816423875" calcext:value-type="float">
            <text:p>0.288550816423875</text:p>
          </table:table-cell>
          <table:table-cell office:value-type="float" office:value="0.93211479829816" calcext:value-type="float">
            <text:p>0.93211479829816</text:p>
          </table:table-cell>
          <table:table-cell office:value-type="float" office:value="0.0850287023825078" calcext:value-type="float">
            <text:p>0.0850287023825078</text:p>
          </table:table-cell>
          <table:table-cell office:value-type="float" office:value="0.928564141131629" calcext:value-type="float">
            <text:p>0.928564141131629</text:p>
          </table:table-cell>
          <table:table-cell office:value-type="float" office:value="0.0801714989581435" calcext:value-type="float">
            <text:p>0.0801714989581435</text:p>
          </table:table-cell>
          <table:table-cell office:value-type="float" office:value="0.326046897649859" calcext:value-type="float">
            <text:p>0.326046897649859</text:p>
          </table:table-cell>
          <table:table-cell office:value-type="float" office:value="0.602190633915709" calcext:value-type="float">
            <text:p>0.602190633915709</text:p>
          </table:table-cell>
          <table:table-cell office:value-type="float" office:value="0.345941292188241" calcext:value-type="float">
            <text:p>0.345941292188241</text:p>
          </table:table-cell>
          <table:table-cell office:value-type="float" office:value="0.618227539670406" calcext:value-type="float">
            <text:p>0.618227539670406</text:p>
          </table:table-cell>
        </table:table-row>
        <table:table-row table:style-name="ro1">
          <table:table-cell office:value-type="float" office:value="0.289802254761968" calcext:value-type="float">
            <text:p>0.289802254761968</text:p>
          </table:table-cell>
          <table:table-cell office:value-type="float" office:value="0.93360604207077" calcext:value-type="float">
            <text:p>0.93360604207077</text:p>
          </table:table-cell>
          <table:table-cell office:value-type="float" office:value="0.0837635904205262" calcext:value-type="float">
            <text:p>0.0837635904205262</text:p>
          </table:table-cell>
          <table:table-cell office:value-type="float" office:value="0.930001722918046" calcext:value-type="float">
            <text:p>0.930001722918046</text:p>
          </table:table-cell>
          <table:table-cell office:value-type="float" office:value="0.0788472845221151" calcext:value-type="float">
            <text:p>0.0788472845221151</text:p>
          </table:table-cell>
          <table:table-cell office:value-type="float" office:value="0.326055530244796" calcext:value-type="float">
            <text:p>0.326055530244796</text:p>
          </table:table-cell>
          <table:table-cell office:value-type="float" office:value="0.60249403162687" calcext:value-type="float">
            <text:p>0.60249403162687</text:p>
          </table:table-cell>
          <table:table-cell office:value-type="float" office:value="0.345870196321536" calcext:value-type="float">
            <text:p>0.345870196321536</text:p>
          </table:table-cell>
          <table:table-cell office:value-type="float" office:value="0.618456289548911" calcext:value-type="float">
            <text:p>0.618456289548911</text:p>
          </table:table-cell>
        </table:table-row>
        <table:table-row table:style-name="ro1">
          <table:table-cell office:value-type="float" office:value="0.291066826875675" calcext:value-type="float">
            <text:p>0.291066826875675</text:p>
          </table:table-cell>
          <table:table-cell office:value-type="float" office:value="0.935077778886707" calcext:value-type="float">
            <text:p>0.935077778886707</text:p>
          </table:table-cell>
          <table:table-cell office:value-type="float" office:value="0.0825135740419736" calcext:value-type="float">
            <text:p>0.0825135740419736</text:p>
          </table:table-cell>
          <table:table-cell office:value-type="float" office:value="0.931421110596417" calcext:value-type="float">
            <text:p>0.931421110596417</text:p>
          </table:table-cell>
          <table:table-cell office:value-type="float" office:value="0.077539061565763" calcext:value-type="float">
            <text:p>0.077539061565763</text:p>
          </table:table-cell>
          <table:table-cell office:value-type="float" office:value="0.326070011417617" calcext:value-type="float">
            <text:p>0.326070011417617</text:p>
          </table:table-cell>
          <table:table-cell office:value-type="float" office:value="0.602793641859888" calcext:value-type="float">
            <text:p>0.602793641859888</text:p>
          </table:table-cell>
          <table:table-cell office:value-type="float" office:value="0.345804321094707" calcext:value-type="float">
            <text:p>0.345804321094707</text:p>
          </table:table-cell>
          <table:table-cell office:value-type="float" office:value="0.618680828953633" calcext:value-type="float">
            <text:p>0.618680828953633</text:p>
          </table:table-cell>
        </table:table-row>
        <table:table-row table:style-name="ro1">
          <table:table-cell office:value-type="float" office:value="0.292344631489858" calcext:value-type="float">
            <text:p>0.292344631489858</text:p>
          </table:table-cell>
          <table:table-cell office:value-type="float" office:value="0.936529775878971" calcext:value-type="float">
            <text:p>0.936529775878971</text:p>
          </table:table-cell>
          <table:table-cell office:value-type="float" office:value="0.081278908468936" calcext:value-type="float">
            <text:p>0.081278908468936</text:p>
          </table:table-cell>
          <table:table-cell office:value-type="float" office:value="0.932822061310139" calcext:value-type="float">
            <text:p>0.932822061310139</text:p>
          </table:table-cell>
          <table:table-cell office:value-type="float" office:value="0.076247083413689" calcext:value-type="float">
            <text:p>0.076247083413689</text:p>
          </table:table-cell>
          <table:table-cell office:value-type="float" office:value="0.326090409324552" calcext:value-type="float">
            <text:p>0.326090409324552</text:p>
          </table:table-cell>
          <table:table-cell office:value-type="float" office:value="0.603089426624346" calcext:value-type="float">
            <text:p>0.603089426624346</text:p>
          </table:table-cell>
          <table:table-cell office:value-type="float" office:value="0.345743725531501" calcext:value-type="float">
            <text:p>0.345743725531501</text:p>
          </table:table-cell>
          <table:table-cell office:value-type="float" office:value="0.618901113795903" calcext:value-type="float">
            <text:p>0.618901113795903</text:p>
          </table:table-cell>
        </table:table-row>
        <table:table-row table:style-name="ro1">
          <table:table-cell office:value-type="float" office:value="0.293635762678848" calcext:value-type="float">
            <text:p>0.293635762678848</text:p>
          </table:table-cell>
          <table:table-cell office:value-type="float" office:value="0.937961813946233" calcext:value-type="float">
            <text:p>0.937961813946233</text:p>
          </table:table-cell>
          <table:table-cell office:value-type="float" office:value="0.0800598370966329" calcext:value-type="float">
            <text:p>0.0800598370966329</text:p>
          </table:table-cell>
          <table:table-cell office:value-type="float" office:value="0.934204345462516" calcext:value-type="float">
            <text:p>0.934204345462516</text:p>
          </table:table-cell>
          <table:table-cell office:value-type="float" office:value="0.074971591109894" calcext:value-type="float">
            <text:p>0.074971591109894</text:p>
          </table:table-cell>
          <table:table-cell office:value-type="float" office:value="0.326116785917257" calcext:value-type="float">
            <text:p>0.326116785917257</text:p>
          </table:table-cell>
          <table:table-cell office:value-type="float" office:value="0.60338135226943" calcext:value-type="float">
            <text:p>0.60338135226943</text:p>
          </table:table-cell>
          <table:table-cell office:value-type="float" office:value="0.345688462952918" calcext:value-type="float">
            <text:p>0.345688462952918</text:p>
          </table:table-cell>
          <table:table-cell office:value-type="float" office:value="0.619117104754352" calcext:value-type="float">
            <text:p>0.619117104754352</text:p>
          </table:table-cell>
        </table:table-row>
        <table:table-row table:style-name="ro1">
          <table:table-cell office:value-type="float" office:value="0.29494030800924" calcext:value-type="float">
            <text:p>0.29494030800924</text:p>
          </table:table-cell>
          <table:table-cell office:value-type="float" office:value="0.93937368979799" calcext:value-type="float">
            <text:p>0.93937368979799</text:p>
          </table:table-cell>
          <table:table-cell office:value-type="float" office:value="0.0788565893054487" calcext:value-type="float">
            <text:p>0.0788565893054487</text:p>
          </table:table-cell>
          <table:table-cell office:value-type="float" office:value="0.935567748810683" calcext:value-type="float">
            <text:p>0.935567748810683</text:p>
          </table:table-cell>
          <table:table-cell office:value-type="float" office:value="0.0737128112538389" calcext:value-type="float">
            <text:p>0.0737128112538389</text:p>
          </table:table-cell>
          <table:table-cell office:value-type="float" office:value="0.326149197877441" calcext:value-type="float">
            <text:p>0.326149197877441</text:p>
          </table:table-cell>
          <table:table-cell office:value-type="float" office:value="0.603669388310212" calcext:value-type="float">
            <text:p>0.603669388310212</text:p>
          </table:table-cell>
          <table:table-cell office:value-type="float" office:value="0.345638581983298" calcext:value-type="float">
            <text:p>0.345638581983298</text:p>
          </table:table-cell>
          <table:table-cell office:value-type="float" office:value="0.619328766150383" calcext:value-type="float">
            <text:p>0.619328766150383</text:p>
          </table:table-cell>
        </table:table-row>
        <table:table-row table:style-name="ro1">
          <table:table-cell office:value-type="float" office:value="0.296258349881198" calcext:value-type="float">
            <text:p>0.296258349881198</text:p>
          </table:table-cell>
          <table:table-cell office:value-type="float" office:value="0.940765213863209" calcext:value-type="float">
            <text:p>0.940765213863209</text:p>
          </table:table-cell>
          <table:table-cell office:value-type="float" office:value="0.0776693825015353" calcext:value-type="float">
            <text:p>0.0776693825015353</text:p>
          </table:table-cell>
          <table:table-cell office:value-type="float" office:value="0.936912070384894" calcext:value-type="float">
            <text:p>0.936912070384894</text:p>
          </table:table-cell>
          <table:table-cell office:value-type="float" office:value="0.0724709580553028" calcext:value-type="float">
            <text:p>0.0724709580553028</text:p>
          </table:table-cell>
          <table:table-cell office:value-type="float" office:value="0.326187696386164" calcext:value-type="float">
            <text:p>0.326187696386164</text:p>
          </table:table-cell>
          <table:table-cell office:value-type="float" office:value="0.603953507914965" calcext:value-type="float">
            <text:p>0.603953507914965</text:p>
          </table:table-cell>
          <table:table-cell office:value-type="float" office:value="0.345594126247619" calcext:value-type="float">
            <text:p>0.345594126247619</text:p>
          </table:table-cell>
          <table:table-cell office:value-type="float" office:value="0.619536066378984" calcext:value-type="float">
            <text:p>0.619536066378984</text:p>
          </table:table-cell>
        </table:table-row>
        <table:table-row table:style-name="ro1">
          <table:table-cell office:value-type="float" office:value="0.297589964143449" calcext:value-type="float">
            <text:p>0.297589964143449</text:p>
          </table:table-cell>
          <table:table-cell office:value-type="float" office:value="0.942136212562799" calcext:value-type="float">
            <text:p>0.942136212562799</text:p>
          </table:table-cell>
          <table:table-cell office:value-type="float" office:value="0.0764984198310096" calcext:value-type="float">
            <text:p>0.0764984198310096</text:p>
          </table:table-cell>
          <table:table-cell office:value-type="float" office:value="0.938237124774025" calcext:value-type="float">
            <text:p>0.938237124774025</text:p>
          </table:table-cell>
          <table:table-cell office:value-type="float" office:value="0.0712462310435289" calcext:value-type="float">
            <text:p>0.0712462310435289</text:p>
          </table:table-cell>
          <table:table-cell office:value-type="float" office:value="0.326232327378874" calcext:value-type="float">
            <text:p>0.326232327378874</text:p>
          </table:table-cell>
          <table:table-cell office:value-type="float" office:value="0.604233687407729" calcext:value-type="float">
            <text:p>0.604233687407729</text:p>
          </table:table-cell>
          <table:table-cell office:value-type="float" office:value="0.345555134697173" calcext:value-type="float">
            <text:p>0.345555134697173</text:p>
          </table:table-cell>
          <table:table-cell office:value-type="float" office:value="0.619738977462695" calcext:value-type="float">
            <text:p>0.619738977462695</text:p>
          </table:table-cell>
        </table:table-row>
        <table:table-row table:style-name="ro1">
          <table:table-cell office:value-type="float" office:value="0.298935221881911" calcext:value-type="float">
            <text:p>0.298935221881911</text:p>
          </table:table-cell>
          <table:table-cell office:value-type="float" office:value="0.943486526494279" calcext:value-type="float">
            <text:p>0.943486526494279</text:p>
          </table:table-cell>
          <table:table-cell office:value-type="float" office:value="0.0753438920789225" calcext:value-type="float">
            <text:p>0.0753438920789225</text:p>
          </table:table-cell>
          <table:table-cell office:value-type="float" office:value="0.939542740284029" calcext:value-type="float">
            <text:p>0.939542740284029</text:p>
          </table:table-cell>
          <table:table-cell office:value-type="float" office:value="0.070038816950083" calcext:value-type="float">
            <text:p>0.070038816950083</text:p>
          </table:table-cell>
          <table:table-cell office:value-type="float" office:value="0.326283130621461" calcext:value-type="float">
            <text:p>0.326283130621461</text:p>
          </table:table-cell>
          <table:table-cell office:value-type="float" office:value="0.604509907432377" calcext:value-type="float">
            <text:p>0.604509907432377</text:p>
          </table:table-cell>
          <table:table-cell office:value-type="float" office:value="0.345521640616619" calcext:value-type="float">
            <text:p>0.345521640616619</text:p>
          </table:table-cell>
          <table:table-cell office:value-type="float" office:value="0.619937476164177" calcext:value-type="float">
            <text:p>0.619937476164177</text:p>
          </table:table-cell>
        </table:table-row>
        <table:table-row table:style-name="ro1">
          <table:table-cell office:value-type="float" office:value="0.300294186739027" calcext:value-type="float">
            <text:p>0.300294186739027</text:p>
          </table:table-cell>
          <table:table-cell office:value-type="float" office:value="0.944816011718163" calcext:value-type="float">
            <text:p>0.944816011718163</text:p>
          </table:table-cell>
          <table:table-cell office:value-type="float" office:value="0.0742059759529841" calcext:value-type="float">
            <text:p>0.0742059759529841</text:p>
          </table:table-cell>
          <table:table-cell office:value-type="float" office:value="0.940828760350972" calcext:value-type="float">
            <text:p>0.940828760350972</text:p>
          </table:table-cell>
          <table:table-cell office:value-type="float" office:value="0.068848888082113" calcext:value-type="float">
            <text:p>0.068848888082113</text:p>
          </table:table-cell>
          <table:table-cell office:value-type="float" office:value="0.326340142096904" calcext:value-type="float">
            <text:p>0.326340142096904</text:p>
          </table:table-cell>
          <table:table-cell office:value-type="float" office:value="0.60478215038721" calcext:value-type="float">
            <text:p>0.60478215038721</text:p>
          </table:table-cell>
          <table:table-cell office:value-type="float" office:value="0.34549367406826" calcext:value-type="float">
            <text:p>0.34549367406826</text:p>
          </table:table-cell>
          <table:table-cell office:value-type="float" office:value="0.620131541454088" calcext:value-type="float">
            <text:p>0.620131541454088</text:p>
          </table:table-cell>
        </table:table-row>
        <table:table-row table:style-name="ro1">
          <table:table-cell office:value-type="float" office:value="0.301666918404994" calcext:value-type="float">
            <text:p>0.301666918404994</text:p>
          </table:table-cell>
          <table:table-cell office:value-type="float" office:value="0.946124539093759" calcext:value-type="float">
            <text:p>0.946124539093759</text:p>
          </table:table-cell>
          <table:table-cell office:value-type="float" office:value="0.0730848353530478" calcext:value-type="float">
            <text:p>0.0730848353530478</text:p>
          </table:table-cell>
          <table:table-cell office:value-type="float" office:value="0.942095042708028" calcext:value-type="float">
            <text:p>0.942095042708028</text:p>
          </table:table-cell>
          <table:table-cell office:value-type="float" office:value="0.0676766034574835" calcext:value-type="float">
            <text:p>0.0676766034574835</text:p>
          </table:table-cell>
          <table:table-cell office:value-type="float" office:value="0.32640339040476" calcext:value-type="float">
            <text:p>0.32640339040476</text:p>
          </table:table-cell>
          <table:table-cell office:value-type="float" office:value="0.605050404201447" calcext:value-type="float">
            <text:p>0.605050404201447</text:p>
          </table:table-cell>
          <table:table-cell office:value-type="float" office:value="0.345471258234392" calcext:value-type="float">
            <text:p>0.345471258234392</text:p>
          </table:table-cell>
          <table:table-cell office:value-type="float" office:value="0.620321158255388" calcext:value-type="float">
            <text:p>0.620321158255388</text:p>
          </table:table-cell>
        </table:table-row>
        <table:table-row table:style-name="ro1">
          <table:table-cell office:value-type="float" office:value="0.303053469140697" calcext:value-type="float">
            <text:p>0.303053469140697</text:p>
          </table:table-cell>
          <table:table-cell office:value-type="float" office:value="0.947411994918723" calcext:value-type="float">
            <text:p>0.947411994918723</text:p>
          </table:table-cell>
          <table:table-cell office:value-type="float" office:value="0.071980620041503" calcext:value-type="float">
            <text:p>0.071980620041503</text:p>
          </table:table-cell>
          <table:table-cell office:value-type="float" office:value="0.943341460222416" calcext:value-type="float">
            <text:p>0.943341460222416</text:p>
          </table:table-cell>
          <table:table-cell office:value-type="float" office:value="0.0665221076239687" calcext:value-type="float">
            <text:p>0.0665221076239687</text:p>
          </table:table-cell>
          <table:table-cell office:value-type="float" office:value="0.32647290046505" calcext:value-type="float">
            <text:p>0.32647290046505</text:p>
          </table:table-cell>
          <table:table-cell office:value-type="float" office:value="0.60531465849376" calcext:value-type="float">
            <text:p>0.60531465849376</text:p>
          </table:table-cell>
          <table:table-cell office:value-type="float" office:value="0.34545441317013" calcext:value-type="float">
            <text:p>0.34545441317013</text:p>
          </table:table-cell>
          <table:table-cell office:value-type="float" office:value="0.620506313623657" calcext:value-type="float">
            <text:p>0.620506313623657</text:p>
          </table:table-cell>
        </table:table-row>
        <table:table-row table:style-name="ro1">
          <table:table-cell office:value-type="float" office:value="0.304453886499662" calcext:value-type="float">
            <text:p>0.304453886499662</text:p>
          </table:table-cell>
          <table:table-cell office:value-type="float" office:value="0.948678279707468" calcext:value-type="float">
            <text:p>0.948678279707468</text:p>
          </table:table-cell>
          <table:table-cell office:value-type="float" office:value="0.0708934672295127" calcext:value-type="float">
            <text:p>0.0708934672295127</text:p>
          </table:table-cell>
          <table:table-cell office:value-type="float" office:value="0.944567899570621" calcext:value-type="float">
            <text:p>0.944567899570621</text:p>
          </table:table-cell>
          <table:table-cell office:value-type="float" office:value="0.0653855321658057" calcext:value-type="float">
            <text:p>0.0653855321658057</text:p>
          </table:table-cell>
          <table:table-cell office:value-type="float" office:value="0.326548691162868" calcext:value-type="float">
            <text:p>0.326548691162868</text:p>
          </table:table-cell>
          <table:table-cell office:value-type="float" office:value="0.605574907136113" calcext:value-type="float">
            <text:p>0.605574907136113</text:p>
          </table:table-cell>
          <table:table-cell office:value-type="float" office:value="0.345443153384609" calcext:value-type="float">
            <text:p>0.345443153384609</text:p>
          </table:table-cell>
          <table:table-cell office:value-type="float" office:value="0.620686999269185" calcext:value-type="float">
            <text:p>0.620686999269185</text:p>
          </table:table-cell>
        </table:table-row>
        <table:table-row table:style-name="ro1">
          <table:table-cell office:value-type="float" office:value="0.305868211562616" calcext:value-type="float">
            <text:p>0.305868211562616</text:p>
          </table:table-cell>
          <table:table-cell office:value-type="float" office:value="0.949923309927243" calcext:value-type="float">
            <text:p>0.949923309927243</text:p>
          </table:table-cell>
          <table:table-cell office:value-type="float" office:value="0.0698234996625784" calcext:value-type="float">
            <text:p>0.0698234996625784</text:p>
          </table:table-cell>
          <table:table-cell office:value-type="float" office:value="0.945774263031931" calcext:value-type="float">
            <text:p>0.945774263031931</text:p>
          </table:table-cell>
          <table:table-cell office:value-type="float" office:value="0.0642669938221006" calcext:value-type="float">
            <text:p>0.0642669938221006</text:p>
          </table:table-cell>
          <table:table-cell office:value-type="float" office:value="0.326630776414779" calcext:value-type="float">
            <text:p>0.326630776414779</text:p>
          </table:table-cell>
          <table:table-cell office:value-type="float" office:value="0.605831146995569" calcext:value-type="float">
            <text:p>0.605831146995569</text:p>
          </table:table-cell>
          <table:table-cell office:value-type="float" office:value="0.345437488965476" calcext:value-type="float">
            <text:p>0.345437488965476</text:p>
          </table:table-cell>
          <table:table-cell office:value-type="float" office:value="0.620863210337632" calcext:value-type="float">
            <text:p>0.620863210337632</text:p>
          </table:table-cell>
        </table:table-row>
        <table:table-row table:style-name="ro1">
          <table:table-cell office:value-type="float" office:value="0.307296480322279" calcext:value-type="float">
            <text:p>0.307296480322279</text:p>
          </table:table-cell>
          <table:table-cell office:value-type="float" office:value="0.95114701582524" calcext:value-type="float">
            <text:p>0.95114701582524</text:p>
          </table:table-cell>
          <table:table-cell office:value-type="float" office:value="0.0687708277459835" calcext:value-type="float">
            <text:p>0.0687708277459835</text:p>
          </table:table-cell>
          <table:table-cell office:value-type="float" office:value="0.94696046632462" calcext:value-type="float">
            <text:p>0.94696046632462</text:p>
          </table:table-cell>
          <table:table-cell office:value-type="float" office:value="0.0631665966263115" calcext:value-type="float">
            <text:p>0.0631665966263115</text:p>
          </table:table-cell>
          <table:table-cell office:value-type="float" office:value="0.326719164927992" calcext:value-type="float">
            <text:p>0.326719164927992</text:p>
          </table:table-cell>
          <table:table-cell office:value-type="float" office:value="0.606083378434136" calcext:value-type="float">
            <text:p>0.606083378434136</text:p>
          </table:table-cell>
          <table:table-cell office:value-type="float" office:value="0.345437425265158" calcext:value-type="float">
            <text:p>0.345437425265158</text:p>
          </table:table-cell>
          <table:table-cell office:value-type="float" office:value="0.621034945853" calcext:value-type="float">
            <text:p>0.621034945853</text:p>
          </table:table-cell>
        </table:table-row>
        <table:table-row table:style-name="ro1">
          <table:table-cell office:value-type="float" office:value="0.308738722395105" calcext:value-type="float">
            <text:p>0.308738722395105</text:p>
          </table:table-cell>
          <table:table-cell office:value-type="float" office:value="0.952349343405231" calcext:value-type="float">
            <text:p>0.952349343405231</text:p>
          </table:table-cell>
          <table:table-cell office:value-type="float" office:value="0.0677355475211233" calcext:value-type="float">
            <text:p>0.0677355475211233</text:p>
          </table:table-cell>
          <table:table-cell office:value-type="float" office:value="0.948126440603943" calcext:value-type="float">
            <text:p>0.948126440603943</text:p>
          </table:table-cell>
          <table:table-cell office:value-type="float" office:value="0.0620844298857974" calcext:value-type="float">
            <text:p>0.0620844298857974</text:p>
          </table:table-cell>
          <table:table-cell office:value-type="float" office:value="0.326813860586495" calcext:value-type="float">
            <text:p>0.326813860586495</text:p>
          </table:table-cell>
          <table:table-cell office:value-type="float" office:value="0.606331604725351" calcext:value-type="float">
            <text:p>0.606331604725351</text:p>
          </table:table-cell>
          <table:table-cell office:value-type="float" office:value="0.345442963345014" calcext:value-type="float">
            <text:p>0.345442963345014</text:p>
          </table:table-cell>
          <table:table-cell office:value-type="float" office:value="0.621202208175645" calcext:value-type="float">
            <text:p>0.621202208175645</text:p>
          </table:table-cell>
        </table:table-row>
        <table:table-row table:style-name="ro1">
          <table:table-cell office:value-type="float" office:value="0.310194962856759" calcext:value-type="float">
            <text:p>0.310194962856759</text:p>
          </table:table-cell>
          <table:table-cell office:value-type="float" office:value="0.953530252549332" calcext:value-type="float">
            <text:p>0.953530252549332</text:p>
          </table:table-cell>
          <table:table-cell office:value-type="float" office:value="0.0667177426326889" calcext:value-type="float">
            <text:p>0.0667177426326889</text:p>
          </table:table-cell>
          <table:table-cell office:value-type="float" office:value="0.949272130555764" calcext:value-type="float">
            <text:p>0.949272130555764</text:p>
          </table:table-cell>
          <table:table-cell office:value-type="float" office:value="0.0610205701320579" calcext:value-type="float">
            <text:p>0.0610205701320579</text:p>
          </table:table-cell>
          <table:table-cell office:value-type="float" office:value="0.326914861516172" calcext:value-type="float">
            <text:p>0.326914861516172</text:p>
          </table:table-cell>
          <table:table-cell office:value-type="float" office:value="0.60657583322944" calcext:value-type="float">
            <text:p>0.60657583322944</text:p>
          </table:table-cell>
          <table:table-cell office:value-type="float" office:value="0.34545409897132" calcext:value-type="float">
            <text:p>0.34545409897132</text:p>
          </table:table-cell>
          <table:table-cell office:value-type="float" office:value="0.621365004125937" calcext:value-type="float">
            <text:p>0.621365004125937</text:p>
          </table:table-cell>
        </table:table-row>
        <table:table-row table:style-name="ro1">
          <table:table-cell office:value-type="float" office:value="0.311665219624919" calcext:value-type="float">
            <text:p>0.311665219624919</text:p>
          </table:table-cell>
          <table:table-cell office:value-type="float" office:value="0.954689717984791" calcext:value-type="float">
            <text:p>0.954689717984791</text:p>
          </table:table-cell>
          <table:table-cell office:value-type="float" office:value="0.0657174828984106" calcext:value-type="float">
            <text:p>0.0657174828984106</text:p>
          </table:table-cell>
          <table:table-cell office:value-type="float" office:value="0.950397495497523" calcext:value-type="float">
            <text:p>0.950397495497523</text:p>
          </table:table-cell>
          <table:table-cell office:value-type="float" office:value="0.0599750797889305" calcext:value-type="float">
            <text:p>0.0599750797889305</text:p>
          </table:table-cell>
          <table:table-cell office:value-type="float" office:value="0.327022162590894" calcext:value-type="float">
            <text:p>0.327022162590894</text:p>
          </table:table-cell>
          <table:table-cell office:value-type="float" office:value="0.606816072752609" calcext:value-type="float">
            <text:p>0.606816072752609</text:p>
          </table:table-cell>
          <table:table-cell office:value-type="float" office:value="0.345470825166082" calcext:value-type="float">
            <text:p>0.345470825166082</text:p>
          </table:table-cell>
          <table:table-cell office:value-type="float" office:value="0.62152334236755" calcext:value-type="float">
            <text:p>0.62152334236755</text:p>
          </table:table-cell>
        </table:table-row>
        <table:table-row table:style-name="ro1">
          <table:table-cell office:value-type="float" office:value="0.313149507118519" calcext:value-type="float">
            <text:p>0.313149507118519</text:p>
          </table:table-cell>
          <table:table-cell office:value-type="float" office:value="0.955827728653335" calcext:value-type="float">
            <text:p>0.955827728653335</text:p>
          </table:table-cell>
          <table:table-cell office:value-type="float" office:value="0.064734825579196" calcext:value-type="float">
            <text:p>0.064734825579196</text:p>
          </table:table-cell>
          <table:table-cell office:value-type="float" office:value="0.951502508569839" calcext:value-type="float">
            <text:p>0.951502508569839</text:p>
          </table:table-cell>
          <table:table-cell office:value-type="float" office:value="0.0589480083002285" calcext:value-type="float">
            <text:p>0.0589480083002285</text:p>
          </table:table-cell>
          <table:table-cell office:value-type="float" office:value="0.327135751695215" calcext:value-type="float">
            <text:p>0.327135751695215</text:p>
          </table:table-cell>
          <table:table-cell office:value-type="float" office:value="0.607052337454941" calcext:value-type="float">
            <text:p>0.607052337454941</text:p>
          </table:table-cell>
          <table:table-cell office:value-type="float" office:value="0.345493128414365" calcext:value-type="float">
            <text:p>0.345493128414365</text:p>
          </table:table-cell>
          <table:table-cell office:value-type="float" office:value="0.62167723728409" calcext:value-type="float">
            <text:p>0.62167723728409</text:p>
          </table:table-cell>
        </table:table-row>
        <table:table-row table:style-name="ro1">
          <table:table-cell office:value-type="float" office:value="0.314647832279538" calcext:value-type="float">
            <text:p>0.314647832279538</text:p>
          </table:table-cell>
          <table:table-cell office:value-type="float" office:value="0.956944287655381" calcext:value-type="float">
            <text:p>0.956944287655381</text:p>
          </table:table-cell>
          <table:table-cell office:value-type="float" office:value="0.0637698145507586" calcext:value-type="float">
            <text:p>0.0637698145507586</text:p>
          </table:table-cell>
          <table:table-cell office:value-type="float" office:value="0.952587156928654" calcext:value-type="float">
            <text:p>0.952587156928654</text:p>
          </table:table-cell>
          <table:table-cell office:value-type="float" office:value="0.0579393914962278" calcext:value-type="float">
            <text:p>0.0579393914962278</text:p>
          </table:table-cell>
          <table:table-cell office:value-type="float" office:value="0.327255614363753" calcext:value-type="float">
            <text:p>0.327255614363753</text:p>
          </table:table-cell>
          <table:table-cell office:value-type="float" office:value="0.607284642136329" calcext:value-type="float">
            <text:p>0.607284642136329</text:p>
          </table:table-cell>
          <table:table-cell office:value-type="float" office:value="0.345520993335742" calcext:value-type="float">
            <text:p>0.345520993335742</text:p>
          </table:table-cell>
          <table:table-cell office:value-type="float" office:value="0.621826704272299" calcext:value-type="float">
            <text:p>0.621826704272299</text:p>
          </table:table-cell>
        </table:table-row>
        <table:table-row table:style-name="ro1">
          <table:table-cell office:value-type="float" office:value="0.316160198712618" calcext:value-type="float">
            <text:p>0.316160198712618</text:p>
          </table:table-cell>
          <table:table-cell office:value-type="float" office:value="0.958039411932887" calcext:value-type="float">
            <text:p>0.958039411932887</text:p>
          </table:table-cell>
          <table:table-cell office:value-type="float" office:value="0.0628224814017024" calcext:value-type="float">
            <text:p>0.0628224814017024</text:p>
          </table:table-cell>
          <table:table-cell office:value-type="float" office:value="0.953651441212006" calcext:value-type="float">
            <text:p>0.953651441212006</text:p>
          </table:table-cell>
          <table:table-cell office:value-type="float" office:value="0.0569492525168978" calcext:value-type="float">
            <text:p>0.0569492525168978</text:p>
          </table:table-cell>
          <table:table-cell office:value-type="float" office:value="0.32738172933643" calcext:value-type="float">
            <text:p>0.32738172933643</text:p>
          </table:table-cell>
          <table:table-cell office:value-type="float" office:value="0.607513006834568" calcext:value-type="float">
            <text:p>0.607513006834568</text:p>
          </table:table-cell>
          <table:table-cell office:value-type="float" office:value="0.345554398187673" calcext:value-type="float">
            <text:p>0.345554398187673</text:p>
          </table:table-cell>
          <table:table-cell office:value-type="float" office:value="0.621971764313807" calcext:value-type="float">
            <text:p>0.621971764313807</text:p>
          </table:table-cell>
        </table:table-row>
        <table:table-row table:style-name="ro1">
          <table:table-cell office:value-type="float" office:value="0.317686603160761" calcext:value-type="float">
            <text:p>0.317686603160761</text:p>
          </table:table-cell>
          <table:table-cell office:value-type="float" office:value="0.959113132448979" calcext:value-type="float">
            <text:p>0.959113132448979</text:p>
          </table:table-cell>
          <table:table-cell office:value-type="float" office:value="0.0618928444977613" calcext:value-type="float">
            <text:p>0.0618928444977613</text:p>
          </table:table-cell>
          <table:table-cell office:value-type="float" office:value="0.954695375932351" calcext:value-type="float">
            <text:p>0.954695375932351</text:p>
          </table:table-cell>
          <table:table-cell office:value-type="float" office:value="0.0559776010421661" calcext:value-type="float">
            <text:p>0.0559776010421661</text:p>
          </table:table-cell>
          <table:table-cell office:value-type="float" office:value="0.327514072532286" calcext:value-type="float">
            <text:p>0.327514072532286</text:p>
          </table:table-cell>
          <table:table-cell office:value-type="float" office:value="0.607737452767893" calcext:value-type="float">
            <text:p>0.607737452767893</text:p>
          </table:table-cell>
          <table:table-cell office:value-type="float" office:value="0.345593318872302" calcext:value-type="float">
            <text:p>0.345593318872302</text:p>
          </table:table-cell>
          <table:table-cell office:value-type="float" office:value="0.622112439928255" calcext:value-type="float">
            <text:p>0.622112439928255</text:p>
          </table:table-cell>
        </table:table-row>
        <table:table-row table:style-name="ro1">
          <table:table-cell office:value-type="float" office:value="0.319227038289776" calcext:value-type="float">
            <text:p>0.319227038289776</text:p>
          </table:table-cell>
          <table:table-cell office:value-type="float" office:value="0.960165492935766" calcext:value-type="float">
            <text:p>0.960165492935766</text:p>
          </table:table-cell>
          <table:table-cell office:value-type="float" office:value="0.060980910609711" calcext:value-type="float">
            <text:p>0.060980910609711</text:p>
          </table:table-cell>
          <table:table-cell office:value-type="float" office:value="0.95571898811806" calcext:value-type="float">
            <text:p>0.95571898811806</text:p>
          </table:table-cell>
          <table:table-cell office:value-type="float" office:value="0.0550244348376794" calcext:value-type="float">
            <text:p>0.0550244348376794</text:p>
          </table:table-cell>
          <table:table-cell office:value-type="float" office:value="0.327652614682208" calcext:value-type="float">
            <text:p>0.327652614682208</text:p>
          </table:table-cell>
          <table:table-cell office:value-type="float" office:value="0.607958004904703" calcext:value-type="float">
            <text:p>0.607958004904703</text:p>
          </table:table-cell>
          <table:table-cell office:value-type="float" office:value="0.345637726507711" calcext:value-type="float">
            <text:p>0.345637726507711</text:p>
          </table:table-cell>
          <table:table-cell office:value-type="float" office:value="0.62224875770233" calcext:value-type="float">
            <text:p>0.62224875770233</text:p>
          </table:table-cell>
        </table:table-row>
        <table:table-row table:style-name="ro1">
          <table:table-cell office:value-type="float" office:value="0.32078149101372" calcext:value-type="float">
            <text:p>0.32078149101372</text:p>
          </table:table-cell>
          <table:table-cell office:value-type="float" office:value="0.96119655125625" calcext:value-type="float">
            <text:p>0.96119655125625</text:p>
          </table:table-cell>
          <table:table-cell office:value-type="float" office:value="0.0600866733360916" calcext:value-type="float">
            <text:p>0.0600866733360916</text:p>
          </table:table-cell>
          <table:table-cell office:value-type="float" office:value="0.956722318741174" calcext:value-type="float">
            <text:p>0.956722318741174</text:p>
          </table:table-cell>
          <table:table-cell office:value-type="float" office:value="0.0540897382201304" calcext:value-type="float">
            <text:p>0.0540897382201304</text:p>
          </table:table-cell>
          <table:table-cell office:value-type="float" office:value="0.327797322542533" calcext:value-type="float">
            <text:p>0.327797322542533</text:p>
          </table:table-cell>
          <table:table-cell office:value-type="float" office:value="0.608174690608231" calcext:value-type="float">
            <text:p>0.608174690608231</text:p>
          </table:table-cell>
          <table:table-cell office:value-type="float" office:value="0.345687588685202" calcext:value-type="float">
            <text:p>0.345687588685202</text:p>
          </table:table-cell>
          <table:table-cell office:value-type="float" office:value="0.622380746962542" calcext:value-type="float">
            <text:p>0.622380746962542</text:p>
          </table:table-cell>
        </table:table-row>
        <table:table-row table:style-name="ro1">
          <table:table-cell office:value-type="float" office:value="0.322349943890942" calcext:value-type="float">
            <text:p>0.322349943890942</text:p>
          </table:table-cell>
          <table:table-cell office:value-type="float" office:value="0.962206377209668" calcext:value-type="float">
            <text:p>0.962206377209668</text:p>
          </table:table-cell>
          <table:table-cell office:value-type="float" office:value="0.0592101152645373" calcext:value-type="float">
            <text:p>0.0592101152645373</text:p>
          </table:table-cell>
          <table:table-cell office:value-type="float" office:value="0.957705420527032" calcext:value-type="float">
            <text:p>0.957705420527032</text:p>
          </table:table-cell>
          <table:table-cell office:value-type="float" office:value="0.0531734842301962" calcext:value-type="float">
            <text:p>0.0531734842301962</text:p>
          </table:table-cell>
          <table:table-cell office:value-type="float" office:value="0.327948158617047" calcext:value-type="float">
            <text:p>0.327948158617047</text:p>
          </table:table-cell>
          <table:table-cell office:value-type="float" office:value="0.608387540163032" calcext:value-type="float">
            <text:p>0.608387540163032</text:p>
          </table:table-cell>
          <table:table-cell office:value-type="float" office:value="0.345742869120952" calcext:value-type="float">
            <text:p>0.345742869120952</text:p>
          </table:table-cell>
          <table:table-cell office:value-type="float" office:value="0.622508440247447" calcext:value-type="float">
            <text:p>0.622508440247447</text:p>
          </table:table-cell>
        </table:table-row>
        <table:table-row table:style-name="ro1">
          <table:table-cell office:value-type="float" office:value="0.323932373934492" calcext:value-type="float">
            <text:p>0.323932373934492</text:p>
          </table:table-cell>
          <table:table-cell office:value-type="float" office:value="0.963195054144068" calcext:value-type="float">
            <text:p>0.963195054144068</text:p>
          </table:table-cell>
          <table:table-cell office:value-type="float" office:value="0.0583512062767727" calcext:value-type="float">
            <text:p>0.0583512062767727</text:p>
          </table:table-cell>
          <table:table-cell office:value-type="float" office:value="0.958668359596351" calcext:value-type="float">
            <text:p>0.958668359596351</text:p>
          </table:table-cell>
          <table:table-cell office:value-type="float" office:value="0.0522756329499804" calcext:value-type="float">
            <text:p>0.0522756329499804</text:p>
          </table:table-cell>
          <table:table-cell office:value-type="float" office:value="0.328105081691684" calcext:value-type="float">
            <text:p>0.328105081691684</text:p>
          </table:table-cell>
          <table:table-cell office:value-type="float" office:value="0.608596586091259" calcext:value-type="float">
            <text:p>0.608596586091259</text:p>
          </table:table-cell>
          <table:table-cell office:value-type="float" office:value="0.345803528234979" calcext:value-type="float">
            <text:p>0.345803528234979</text:p>
          </table:table-cell>
          <table:table-cell office:value-type="float" office:value="0.622631872654872" calcext:value-type="float">
            <text:p>0.622631872654872</text:p>
          </table:table-cell>
        </table:table-row>
        <table:table-row table:style-name="ro1">
          <table:table-cell office:value-type="float" office:value="0.325528754463998" calcext:value-type="float">
            <text:p>0.325528754463998</text:p>
          </table:table-cell>
          <table:table-cell office:value-type="float" office:value="0.964162677067692" calcext:value-type="float">
            <text:p>0.964162677067692</text:p>
          </table:table-cell>
          <table:table-cell office:value-type="float" office:value="0.0575099055411166" calcext:value-type="float">
            <text:p>0.0575099055411166</text:p>
          </table:table-cell>
          <table:table-cell office:value-type="float" office:value="0.959611213543718" calcext:value-type="float">
            <text:p>0.959611213543718</text:p>
          </table:table-cell>
          <table:table-cell office:value-type="float" office:value="0.0513961334757491" calcext:value-type="float">
            <text:p>0.0513961334757491</text:p>
          </table:table-cell>
          <table:table-cell office:value-type="float" office:value="0.328268045868107" calcext:value-type="float">
            <text:p>0.328268045868107</text:p>
          </table:table-cell>
          <table:table-cell office:value-type="float" office:value="0.608801864347549" calcext:value-type="float">
            <text:p>0.608801864347549</text:p>
          </table:table-cell>
          <table:table-cell office:value-type="float" office:value="0.345869522118705" calcext:value-type="float">
            <text:p>0.345869522118705</text:p>
          </table:table-cell>
          <table:table-cell office:value-type="float" office:value="0.622751082988019" calcext:value-type="float">
            <text:p>0.622751082988019</text:p>
          </table:table-cell>
        </table:table-row>
        <table:table-row table:style-name="ro1">
          <table:table-cell office:value-type="float" office:value="0.327139052534684" calcext:value-type="float">
            <text:p>0.327139052534684</text:p>
          </table:table-cell>
          <table:table-cell office:value-type="float" office:value="0.965109353287164" calcext:value-type="float">
            <text:p>0.965109353287164</text:p>
          </table:table-cell>
          <table:table-cell office:value-type="float" office:value="0.0566861603818911" calcext:value-type="float">
            <text:p>0.0566861603818911</text:p>
          </table:table-cell>
          <table:table-cell office:value-type="float" office:value="0.960534072215544" calcext:value-type="float">
            <text:p>0.960534072215544</text:p>
          </table:table-cell>
          <table:table-cell office:value-type="float" office:value="0.0505349228942483" calcext:value-type="float">
            <text:p>0.0505349228942483</text:p>
          </table:table-cell>
          <table:table-cell office:value-type="float" office:value="0.328437003177705" calcext:value-type="float">
            <text:p>0.328437003177705</text:p>
          </table:table-cell>
          <table:table-cell office:value-type="float" office:value="0.609003411611018" calcext:value-type="float">
            <text:p>0.609003411611018</text:p>
          </table:table-cell>
          <table:table-cell office:value-type="float" office:value="0.345940805181414" calcext:value-type="float">
            <text:p>0.345940805181414</text:p>
          </table:table-cell>
          <table:table-cell office:value-type="float" office:value="0.622866111063223" calcext:value-type="float">
            <text:p>0.622866111063223</text:p>
          </table:table-cell>
        </table:table-row>
        <table:table-row table:style-name="ro1">
          <table:table-cell office:value-type="float" office:value="0.328763232665882" calcext:value-type="float">
            <text:p>0.328763232665882</text:p>
          </table:table-cell>
          <table:table-cell office:value-type="float" office:value="0.966035201745354" calcext:value-type="float">
            <text:p>0.966035201745354</text:p>
          </table:table-cell>
          <table:table-cell office:value-type="float" office:value="0.0558799075916967" calcext:value-type="float">
            <text:p>0.0558799075916967</text:p>
          </table:table-cell>
          <table:table-cell office:value-type="float" office:value="0.961437036867582" calcext:value-type="float">
            <text:p>0.961437036867582</text:p>
          </table:table-cell>
          <table:table-cell office:value-type="float" office:value="0.049691927449782" calcext:value-type="float">
            <text:p>0.049691927449782</text:p>
          </table:table-cell>
          <table:table-cell office:value-type="float" office:value="0.328611899855494" calcext:value-type="float">
            <text:p>0.328611899855494</text:p>
          </table:table-cell>
          <table:table-cell office:value-type="float" office:value="0.60920126917468" calcext:value-type="float">
            <text:p>0.60920126917468</text:p>
          </table:table-cell>
          <table:table-cell office:value-type="float" office:value="0.346017326371431" calcext:value-type="float">
            <text:p>0.346017326371431</text:p>
          </table:table-cell>
          <table:table-cell office:value-type="float" office:value="0.622977001569139" calcext:value-type="float">
            <text:p>0.622977001569139</text:p>
          </table:table-cell>
        </table:table-row>
        <table:table-row table:style-name="ro1">
          <table:table-cell office:value-type="float" office:value="0.330401252853324" calcext:value-type="float">
            <text:p>0.330401252853324</text:p>
          </table:table-cell>
          <table:table-cell office:value-type="float" office:value="0.96694035268833" calcext:value-type="float">
            <text:p>0.96694035268833</text:p>
          </table:table-cell>
          <table:table-cell office:value-type="float" office:value="0.0550910728592491" calcext:value-type="float">
            <text:p>0.0550910728592491</text:p>
          </table:table-cell>
          <table:table-cell office:value-type="float" office:value="0.962320220082511" calcext:value-type="float">
            <text:p>0.962320220082511</text:p>
          </table:table-cell>
          <table:table-cell office:value-type="float" office:value="0.0488670621742329" calcext:value-type="float">
            <text:p>0.0488670621742329</text:p>
          </table:table-cell>
          <table:table-cell office:value-type="float" office:value="0.328792681041196" calcext:value-type="float">
            <text:p>0.328792681041196</text:p>
          </table:table-cell>
          <table:table-cell office:value-type="float" office:value="0.609395478201249" calcext:value-type="float">
            <text:p>0.609395478201249</text:p>
          </table:table-cell>
          <table:table-cell office:value-type="float" office:value="0.346099033898895" calcext:value-type="float">
            <text:p>0.346099033898895</text:p>
          </table:table-cell>
          <table:table-cell office:value-type="float" office:value="0.623083799324118" calcext:value-type="float">
            <text:p>0.623083799324118</text:p>
          </table:table-cell>
        </table:table-row>
        <table:table-row table:style-name="ro1">
          <table:table-cell office:value-type="float" office:value="0.332053068786891" calcext:value-type="float">
            <text:p>0.332053068786891</text:p>
          </table:table-cell>
          <table:table-cell office:value-type="float" office:value="0.967824947313272" calcext:value-type="float">
            <text:p>0.967824947313272</text:p>
          </table:table-cell>
          <table:table-cell office:value-type="float" office:value="0.0543195719123634" calcext:value-type="float">
            <text:p>0.0543195719123634</text:p>
          </table:table-cell>
          <table:table-cell office:value-type="float" office:value="0.963183745199579" calcext:value-type="float">
            <text:p>0.963183745199579</text:p>
          </table:table-cell>
          <table:table-cell office:value-type="float" office:value="0.0480602318524535" calcext:value-type="float">
            <text:p>0.0480602318524535</text:p>
          </table:table-cell>
          <table:table-cell office:value-type="float" office:value="0.328979286356611" calcext:value-type="float">
            <text:p>0.328979286356611</text:p>
          </table:table-cell>
          <table:table-cell office:value-type="float" office:value="0.609586084292114" calcext:value-type="float">
            <text:p>0.609586084292114</text:p>
          </table:table-cell>
          <table:table-cell office:value-type="float" office:value="0.346185870764036" calcext:value-type="float">
            <text:p>0.346185870764036</text:p>
          </table:table-cell>
          <table:table-cell office:value-type="float" office:value="0.623186553819651" calcext:value-type="float">
            <text:p>0.623186553819651</text:p>
          </table:table-cell>
        </table:table-row>
        <table:table-row table:style-name="ro1">
          <table:table-cell office:value-type="float" office:value="0.333718630322975" calcext:value-type="float">
            <text:p>0.333718630322975</text:p>
          </table:table-cell>
          <table:table-cell office:value-type="float" office:value="0.96868913768372" calcext:value-type="float">
            <text:p>0.96868913768372</text:p>
          </table:table-cell>
          <table:table-cell office:value-type="float" office:value="0.0535653098270489" calcext:value-type="float">
            <text:p>0.0535653098270489</text:p>
          </table:table-cell>
          <table:table-cell office:value-type="float" office:value="0.96402774644507" calcext:value-type="float">
            <text:p>0.96402774644507</text:p>
          </table:table-cell>
          <table:table-cell office:value-type="float" office:value="0.0472713305041765" calcext:value-type="float">
            <text:p>0.0472713305041765</text:p>
          </table:table-cell>
          <table:table-cell office:value-type="float" office:value="0.329171653942998" calcext:value-type="float">
            <text:p>0.329171653942998</text:p>
          </table:table-cell>
          <table:table-cell office:value-type="float" office:value="0.609773133396099" calcext:value-type="float">
            <text:p>0.609773133396099</text:p>
          </table:table-cell>
          <table:table-cell office:value-type="float" office:value="0.346277778817835" calcext:value-type="float">
            <text:p>0.346277778817835</text:p>
          </table:table-cell>
          <table:table-cell office:value-type="float" office:value="0.623285315134259" calcext:value-type="float">
            <text:p>0.623285315134259</text:p>
          </table:table-cell>
        </table:table-row>
        <table:table-row table:style-name="ro1">
          <table:table-cell office:value-type="float" office:value="0.335397884291641" calcext:value-type="float">
            <text:p>0.335397884291641</text:p>
          </table:table-cell>
          <table:table-cell office:value-type="float" office:value="0.969533085500345" calcext:value-type="float">
            <text:p>0.969533085500345</text:p>
          </table:table-cell>
          <table:table-cell office:value-type="float" office:value="0.0528281826499781" calcext:value-type="float">
            <text:p>0.0528281826499781</text:p>
          </table:table-cell>
          <table:table-cell office:value-type="float" office:value="0.964852367591856" calcext:value-type="float">
            <text:p>0.964852367591856</text:p>
          </table:table-cell>
          <table:table-cell office:value-type="float" office:value="0.0465002429204534" calcext:value-type="float">
            <text:p>0.0465002429204534</text:p>
          </table:table-cell>
          <table:table-cell office:value-type="float" office:value="0.329369718070629" calcext:value-type="float">
            <text:p>0.329369718070629</text:p>
          </table:table-cell>
          <table:table-cell office:value-type="float" office:value="0.609956674386546" calcext:value-type="float">
            <text:p>0.609956674386546</text:p>
          </table:table-cell>
          <table:table-cell office:value-type="float" office:value="0.346374696314727" calcext:value-type="float">
            <text:p>0.346374696314727</text:p>
          </table:table-cell>
          <table:table-cell office:value-type="float" office:value="0.623380136473164" calcext:value-type="float">
            <text:p>0.623380136473164</text:p>
          </table:table-cell>
        </table:table-row>
        <table:table-row table:style-name="ro1">
          <table:table-cell office:value-type="float" office:value="0.337090772875942" calcext:value-type="float">
            <text:p>0.337090772875942</text:p>
          </table:table-cell>
          <table:table-cell office:value-type="float" office:value="0.970356963152245" calcext:value-type="float">
            <text:p>0.970356963152245</text:p>
          </table:table-cell>
          <table:table-cell office:value-type="float" office:value="0.0521080761063182" calcext:value-type="float">
            <text:p>0.0521080761063182</text:p>
          </table:table-cell>
          <table:table-cell office:value-type="float" office:value="0.965657763081565" calcext:value-type="float">
            <text:p>0.965657763081565</text:p>
          </table:table-cell>
          <table:table-cell office:value-type="float" office:value="0.0457468434214809" calcext:value-type="float">
            <text:p>0.0457468434214809</text:p>
          </table:table-cell>
          <table:table-cell office:value-type="float" office:value="0.32957341046476" calcext:value-type="float">
            <text:p>0.32957341046476</text:p>
          </table:table-cell>
          <table:table-cell office:value-type="float" office:value="0.610136757629821" calcext:value-type="float">
            <text:p>0.610136757629821</text:p>
          </table:table-cell>
          <table:table-cell office:value-type="float" office:value="0.346476559271542" calcext:value-type="float">
            <text:p>0.346476559271542</text:p>
          </table:table-cell>
          <table:table-cell office:value-type="float" office:value="0.623471072757365" calcext:value-type="float">
            <text:p>0.623471072757365</text:p>
          </table:table-cell>
        </table:table-row>
        <table:table-row table:style-name="ro1">
          <table:table-cell office:value-type="float" office:value="0.338797234972273" calcext:value-type="float">
            <text:p>0.338797234972273</text:p>
          </table:table-cell>
          <table:table-cell office:value-type="float" office:value="0.97116095161851" calcext:value-type="float">
            <text:p>0.97116095161851</text:p>
          </table:table-cell>
          <table:table-cell office:value-type="float" office:value="0.0514048676911434" calcext:value-type="float">
            <text:p>0.0514048676911434</text:p>
          </table:table-cell>
          <table:table-cell office:value-type="float" office:value="0.966444095922529" calcext:value-type="float">
            <text:p>0.966444095922529</text:p>
          </table:table-cell>
          <table:table-cell office:value-type="float" office:value="0.0450109979542861" calcext:value-type="float">
            <text:p>0.0450109979542861</text:p>
          </table:table-cell>
          <table:table-cell office:value-type="float" office:value="0.329782659954384" calcext:value-type="float">
            <text:p>0.329782659954384</text:p>
          </table:table-cell>
          <table:table-cell office:value-type="float" office:value="0.610313435559175" calcext:value-type="float">
            <text:p>0.610313435559175</text:p>
          </table:table-cell>
          <table:table-cell office:value-type="float" office:value="0.346583301052748" calcext:value-type="float">
            <text:p>0.346583301052748</text:p>
          </table:table-cell>
          <table:table-cell office:value-type="float" office:value="0.623558181149247" calcext:value-type="float">
            <text:p>0.623558181149247</text:p>
          </table:table-cell>
        </table:table-row>
        <table:table-row table:style-name="ro1">
          <table:table-cell office:value-type="float" office:value="0.340517205064997" calcext:value-type="float">
            <text:p>0.340517205064997</text:p>
          </table:table-cell>
          <table:table-cell office:value-type="float" office:value="0.971945241768125" calcext:value-type="float">
            <text:p>0.971945241768125</text:p>
          </table:table-cell>
          <table:table-cell office:value-type="float" office:value="0.0507184252617096" calcext:value-type="float">
            <text:p>0.0507184252617096</text:p>
          </table:table-cell>
          <table:table-cell office:value-type="float" office:value="0.967211539024414" calcext:value-type="float">
            <text:p>0.967211539024414</text:p>
          </table:table-cell>
          <table:table-cell office:value-type="float" office:value="0.0442925627046306" calcext:value-type="float">
            <text:p>0.0442925627046306</text:p>
          </table:table-cell>
          <table:table-cell office:value-type="float" office:value="0.329997393125884" calcext:value-type="float">
            <text:p>0.329997393125884</text:p>
          </table:table-cell>
          <table:table-cell office:value-type="float" office:value="0.610486761908035" calcext:value-type="float">
            <text:p>0.610486761908035</text:p>
          </table:table-cell>
          <table:table-cell office:value-type="float" office:value="0.346694853057914" calcext:value-type="float">
            <text:p>0.346694853057914</text:p>
          </table:table-cell>
          <table:table-cell office:value-type="float" office:value="0.62364152030917" calcext:value-type="float">
            <text:p>0.62364152030917</text:p>
          </table:table-cell>
        </table:table-row>
        <table:table-row table:style-name="ro1">
          <table:table-cell office:value-type="float" office:value="0.342250615050475" calcext:value-type="float">
            <text:p>0.342250615050475</text:p>
          </table:table-cell>
          <table:table-cell office:value-type="float" office:value="0.972710032563807" calcext:value-type="float">
            <text:p>0.972710032563807</text:p>
          </table:table-cell>
          <table:table-cell office:value-type="float" office:value="0.0500486089627068" calcext:value-type="float">
            <text:p>0.0500486089627068</text:p>
          </table:table-cell>
          <table:table-cell office:value-type="float" office:value="0.967960273361804" calcext:value-type="float">
            <text:p>0.967960273361804</text:p>
          </table:table-cell>
          <table:table-cell office:value-type="float" office:value="0.0435913859972" calcext:value-type="float">
            <text:p>0.0435913859972</text:p>
          </table:table-cell>
          <table:table-cell office:value-type="float" office:value="0.330217533295868" calcext:value-type="float">
            <text:p>0.330217533295868</text:p>
          </table:table-cell>
          <table:table-cell office:value-type="float" office:value="0.610656792940384" calcext:value-type="float">
            <text:p>0.610656792940384</text:p>
          </table:table-cell>
          <table:table-cell office:value-type="float" office:value="0.346811143635385" calcext:value-type="float">
            <text:p>0.346811143635385</text:p>
          </table:table-cell>
          <table:table-cell office:value-type="float" office:value="0.623721151582788" calcext:value-type="float">
            <text:p>0.623721151582788</text:p>
          </table:table-cell>
        </table:table-row>
        <table:table-row table:style-name="ro1">
          <table:table-cell office:value-type="float" office:value="0.343997391673704" calcext:value-type="float">
            <text:p>0.343997391673704</text:p>
          </table:table-cell>
          <table:table-cell office:value-type="float" office:value="0.973455531483926" calcext:value-type="float">
            <text:p>0.973455531483926</text:p>
          </table:table-cell>
          <table:table-cell office:value-type="float" office:value="0.0493952702982307" calcext:value-type="float">
            <text:p>0.0493952702982307</text:p>
          </table:table-cell>
          <table:table-cell office:value-type="float" office:value="0.968690488537379" calcext:value-type="float">
            <text:p>0.968690488537379</text:p>
          </table:table-cell>
          <table:table-cell office:value-type="float" office:value="0.0429073074795032" calcext:value-type="float">
            <text:p>0.0429073074795032</text:p>
          </table:table-cell>
          <table:table-cell office:value-type="float" office:value="0.330443003180586" calcext:value-type="float">
            <text:p>0.330443003180586</text:p>
          </table:table-cell>
          <table:table-cell office:value-type="float" office:value="0.610823584710906" calcext:value-type="float">
            <text:p>0.610823584710906</text:p>
          </table:table-cell>
          <table:table-cell office:value-type="float" office:value="0.346932100776575" calcext:value-type="float">
            <text:p>0.346932100776575</text:p>
          </table:table-cell>
          <table:table-cell office:value-type="float" office:value="0.623797136272547" calcext:value-type="float">
            <text:p>0.623797136272547</text:p>
          </table:table-cell>
        </table:table-row>
        <table:table-row table:style-name="ro1">
          <table:table-cell office:value-type="float" office:value="0.345757460192967" calcext:value-type="float">
            <text:p>0.345757460192967</text:p>
          </table:table-cell>
          <table:table-cell office:value-type="float" office:value="0.974181953810817" calcext:value-type="float">
            <text:p>0.974181953810817</text:p>
          </table:table-cell>
          <table:table-cell office:value-type="float" office:value="0.0487582534819309" calcext:value-type="float">
            <text:p>0.0487582534819309</text:p>
          </table:table-cell>
          <table:table-cell office:value-type="float" office:value="0.969402381893265" calcext:value-type="float">
            <text:p>0.969402381893265</text:p>
          </table:table-cell>
          <table:table-cell office:value-type="float" office:value="0.0422401593293145" calcext:value-type="float">
            <text:p>0.0422401593293145</text:p>
          </table:table-cell>
          <table:table-cell office:value-type="float" office:value="0.330673721309699" calcext:value-type="float">
            <text:p>0.330673721309699</text:p>
          </table:table-cell>
          <table:table-cell office:value-type="float" office:value="0.610987196802565" calcext:value-type="float">
            <text:p>0.610987196802565</text:p>
          </table:table-cell>
          <table:table-cell office:value-type="float" office:value="0.347057648481145" calcext:value-type="float">
            <text:p>0.347057648481145</text:p>
          </table:table-cell>
          <table:table-cell office:value-type="float" office:value="0.623869539346984" calcext:value-type="float">
            <text:p>0.623869539346984</text:p>
          </table:table-cell>
        </table:table-row>
        <table:table-row table:style-name="ro1">
          <table:table-cell office:value-type="float" office:value="0.347530740921964" calcext:value-type="float">
            <text:p>0.347530740921964</text:p>
          </table:table-cell>
          <table:table-cell office:value-type="float" office:value="0.974889522506252" calcext:value-type="float">
            <text:p>0.974889522506252</text:p>
          </table:table-cell>
          <table:table-cell office:value-type="float" office:value="0.0481373948109842" calcext:value-type="float">
            <text:p>0.0481373948109842</text:p>
          </table:table-cell>
          <table:table-cell office:value-type="float" office:value="0.970096158592944" calcext:value-type="float">
            <text:p>0.970096158592944</text:p>
          </table:table-cell>
          <table:table-cell office:value-type="float" office:value="0.0415897657974041" calcext:value-type="float">
            <text:p>0.0415897657974041</text:p>
          </table:table-cell>
          <table:table-cell office:value-type="float" office:value="0.330909605927301" calcext:value-type="float">
            <text:p>0.330909605927301</text:p>
          </table:table-cell>
          <table:table-cell office:value-type="float" office:value="0.611147688378973" calcext:value-type="float">
            <text:p>0.611147688378973</text:p>
          </table:table-cell>
          <table:table-cell office:value-type="float" office:value="0.34718771067795" calcext:value-type="float">
            <text:p>0.34718771067795</text:p>
          </table:table-cell>
          <table:table-cell office:value-type="float" office:value="0.623938425497722" calcext:value-type="float">
            <text:p>0.623938425497722</text:p>
          </table:table-cell>
        </table:table-row>
        <table:table-row table:style-name="ro1">
          <table:table-cell office:value-type="float" office:value="0.349317152027991" calcext:value-type="float">
            <text:p>0.349317152027991</text:p>
          </table:table-cell>
          <table:table-cell office:value-type="float" office:value="0.975578467049007" calcext:value-type="float">
            <text:p>0.975578467049007</text:p>
          </table:table-cell>
          <table:table-cell office:value-type="float" office:value="0.0475325242396256" calcext:value-type="float">
            <text:p>0.0475325242396256</text:p>
          </table:table-cell>
          <table:table-cell office:value-type="float" office:value="0.970772030342799" calcext:value-type="float">
            <text:p>0.970772030342799</text:p>
          </table:table-cell>
          <table:table-cell office:value-type="float" office:value="0.0409559446909544" calcext:value-type="float">
            <text:p>0.0409559446909544</text:p>
          </table:table-cell>
          <table:table-cell office:value-type="float" office:value="0.331150572574413" calcext:value-type="float">
            <text:p>0.331150572574413</text:p>
          </table:table-cell>
          <table:table-cell office:value-type="float" office:value="0.61130512076954" calcext:value-type="float">
            <text:p>0.61130512076954</text:p>
          </table:table-cell>
          <table:table-cell office:value-type="float" office:value="0.347322208756181" calcext:value-type="float">
            <text:p>0.347322208756181</text:p>
          </table:table-cell>
          <table:table-cell office:value-type="float" office:value="0.624003861691225" calcext:value-type="float">
            <text:p>0.624003861691225</text:p>
          </table:table-cell>
        </table:table-row>
        <table:table-row table:style-name="ro1">
          <table:table-cell office:value-type="float" office:value="0.351116607930682" calcext:value-type="float">
            <text:p>0.351116607930682</text:p>
          </table:table-cell>
          <table:table-cell office:value-type="float" office:value="0.976249024304929" calcext:value-type="float">
            <text:p>0.976249024304929</text:p>
          </table:table-cell>
          <table:table-cell office:value-type="float" office:value="0.0469434642567141" calcext:value-type="float">
            <text:p>0.0469434642567141</text:p>
          </table:table-cell>
          <table:table-cell office:value-type="float" office:value="0.971430216334718" calcext:value-type="float">
            <text:p>0.971430216334718</text:p>
          </table:table-cell>
          <table:table-cell office:value-type="float" office:value="0.0403385063049759" calcext:value-type="float">
            <text:p>0.0403385063049759</text:p>
          </table:table-cell>
          <table:table-cell office:value-type="float" office:value="0.331396535473256" calcext:value-type="float">
            <text:p>0.331396535473256</text:p>
          </table:table-cell>
          <table:table-cell office:value-type="float" office:value="0.611459555998526" calcext:value-type="float">
            <text:p>0.611459555998526</text:p>
          </table:table-cell>
          <table:table-cell office:value-type="float" office:value="0.347461062976822" calcext:value-type="float">
            <text:p>0.347461062976822</text:p>
          </table:table-cell>
          <table:table-cell office:value-type="float" office:value="0.624065915714654" calcext:value-type="float">
            <text:p>0.624065915714654</text:p>
          </table:table-cell>
        </table:table-row>
        <table:table-row table:style-name="ro1">
          <table:table-cell office:value-type="float" office:value="0.352929020609324" calcext:value-type="float">
            <text:p>0.352929020609324</text:p>
          </table:table-cell>
          <table:table-cell office:value-type="float" office:value="0.976901436589122" calcext:value-type="float">
            <text:p>0.976901436589122</text:p>
          </table:table-cell>
          <table:table-cell office:value-type="float" office:value="0.0463700318446054" calcext:value-type="float">
            <text:p>0.0463700318446054</text:p>
          </table:table-cell>
          <table:table-cell office:value-type="float" office:value="0.972070941296744" calcext:value-type="float">
            <text:p>0.972070941296744</text:p>
          </table:table-cell>
          <table:table-cell office:value-type="float" office:value="0.0397372553813411" calcext:value-type="float">
            <text:p>0.0397372553813411</text:p>
          </table:table-cell>
          <table:table-cell office:value-type="float" office:value="0.331647407093818" calcext:value-type="float">
            <text:p>0.331647407093818</text:p>
          </table:table-cell>
          <table:table-cell office:value-type="float" office:value="0.611611057411899" calcext:value-type="float">
            <text:p>0.611611057411899</text:p>
          </table:table-cell>
          <table:table-cell office:value-type="float" office:value="0.347604191983624" calcext:value-type="float">
            <text:p>0.347604191983624</text:p>
          </table:table-cell>
          <table:table-cell office:value-type="float" office:value="0.624124656761119" calcext:value-type="float">
            <text:p>0.624124656761119</text:p>
          </table:table-cell>
        </table:table-row>
        <table:table-row table:style-name="ro1">
          <table:table-cell office:value-type="float" office:value="0.354754298505132" calcext:value-type="float">
            <text:p>0.354754298505132</text:p>
          </table:table-cell>
          <table:table-cell office:value-type="float" office:value="0.977535952772025" calcext:value-type="float">
            <text:p>0.977535952772025</text:p>
          </table:table-cell>
          <table:table-cell office:value-type="float" office:value="0.045812037252087" calcext:value-type="float">
            <text:p>0.045812037252087</text:p>
          </table:table-cell>
          <table:table-cell office:value-type="float" office:value="0.972694436636169" calcext:value-type="float">
            <text:p>0.972694436636169</text:p>
          </table:table-cell>
          <table:table-cell office:value-type="float" office:value="0.0391519899054428" calcext:value-type="float">
            <text:p>0.0391519899054428</text:p>
          </table:table-cell>
          <table:table-cell office:value-type="float" office:value="0.33190309887802" calcext:value-type="float">
            <text:p>0.33190309887802</text:p>
          </table:table-cell>
          <table:table-cell office:value-type="float" office:value="0.611759688859997" calcext:value-type="float">
            <text:p>0.611759688859997</text:p>
          </table:table-cell>
          <table:table-cell office:value-type="float" office:value="0.347751513555165" calcext:value-type="float">
            <text:p>0.347751513555165</text:p>
          </table:table-cell>
          <table:table-cell office:value-type="float" office:value="0.624180154631513" calcext:value-type="float">
            <text:p>0.624180154631513</text:p>
          </table:table-cell>
        </table:table-row>
        <table:table-row table:style-name="ro1">
          <table:table-cell office:value-type="float" office:value="0.356592348301974" calcext:value-type="float">
            <text:p>0.356592348301974</text:p>
          </table:table-cell>
          <table:table-cell office:value-type="float" office:value="0.978152826629646" calcext:value-type="float">
            <text:p>0.978152826629646</text:p>
          </table:table-cell>
          <table:table-cell office:value-type="float" office:value="0.0452692857993682" calcext:value-type="float">
            <text:p>0.0452692857993682</text:p>
          </table:table-cell>
          <table:table-cell office:value-type="float" office:value="0.973300938742323" calcext:value-type="float">
            <text:p>0.973300938742323</text:p>
          </table:table-cell>
          <table:table-cell office:value-type="float" office:value="0.038582502880284" calcext:value-type="float">
            <text:p>0.038582502880284</text:p>
          </table:table-cell>
          <table:table-cell office:value-type="float" office:value="0.332163520143498" calcext:value-type="float">
            <text:p>0.332163520143498</text:p>
          </table:table-cell>
          <table:table-cell office:value-type="float" office:value="0.611905515969611" calcext:value-type="float">
            <text:p>0.611905515969611</text:p>
          </table:table-cell>
          <table:table-cell office:value-type="float" office:value="0.347902943457022" calcext:value-type="float">
            <text:p>0.347902943457022</text:p>
          </table:table-cell>
          <table:table-cell office:value-type="float" office:value="0.624232480969645" calcext:value-type="float">
            <text:p>0.624232480969645</text:p>
          </table:table-cell>
        </table:table-row>
        <table:table-row table:style-name="ro1">
          <table:table-cell office:value-type="float" office:value="0.358443072348021" calcext:value-type="float">
            <text:p>0.358443072348021</text:p>
          </table:table-cell>
          <table:table-cell office:value-type="float" office:value="0.978752317177813" calcext:value-type="float">
            <text:p>0.978752317177813</text:p>
          </table:table-cell>
          <table:table-cell office:value-type="float" office:value="0.0447415770359484" calcext:value-type="float">
            <text:p>0.0447415770359484</text:p>
          </table:table-cell>
          <table:table-cell office:value-type="float" office:value="0.973890689460977" calcext:value-type="float">
            <text:p>0.973890689460977</text:p>
          </table:table-cell>
          <table:table-cell office:value-type="float" office:value="0.0380285815980439" calcext:value-type="float">
            <text:p>0.0380285815980439</text:p>
          </table:table-cell>
          <table:table-cell office:value-type="float" office:value="0.33242858076281" calcext:value-type="float">
            <text:p>0.33242858076281</text:p>
          </table:table-cell>
          <table:table-cell office:value-type="float" office:value="0.612048603402896" calcext:value-type="float">
            <text:p>0.612048603402896</text:p>
          </table:table-cell>
          <table:table-cell office:value-type="float" office:value="0.348058398142706" calcext:value-type="float">
            <text:p>0.348058398142706</text:p>
          </table:table-cell>
          <table:table-cell office:value-type="float" office:value="0.624281706531229" calcext:value-type="float">
            <text:p>0.624281706531229</text:p>
          </table:table-cell>
        </table:table-row>
        <table:table-row table:style-name="ro1">
          <table:table-cell office:value-type="float" office:value="0.360306372420727" calcext:value-type="float">
            <text:p>0.360306372420727</text:p>
          </table:table-cell>
          <table:table-cell office:value-type="float" office:value="0.979334688045738" calcext:value-type="float">
            <text:p>0.979334688045738</text:p>
          </table:table-cell>
          <table:table-cell office:value-type="float" office:value="0.0442287060444917" calcext:value-type="float">
            <text:p>0.0442287060444917</text:p>
          </table:table-cell>
          <table:table-cell office:value-type="float" office:value="0.974463935280874" calcext:value-type="float">
            <text:p>0.974463935280874</text:p>
          </table:table-cell>
          <table:table-cell office:value-type="float" office:value="0.037490008791939" calcext:value-type="float">
            <text:p>0.037490008791939</text:p>
          </table:table-cell>
          <table:table-cell office:value-type="float" office:value="0.332698187450149" calcext:value-type="float">
            <text:p>0.332698187450149</text:p>
          </table:table-cell>
          <table:table-cell office:value-type="float" office:value="0.612189018704197" calcext:value-type="float">
            <text:p>0.612189018704197</text:p>
          </table:table-cell>
          <table:table-cell office:value-type="float" office:value="0.348217790997034" calcext:value-type="float">
            <text:p>0.348217790997034</text:p>
          </table:table-cell>
          <table:table-cell office:value-type="float" office:value="0.624327905006112" calcext:value-type="float">
            <text:p>0.624327905006112</text:p>
          </table:table-cell>
        </table:table-row>
        <table:table-row table:style-name="ro1">
          <table:table-cell office:value-type="float" office:value="0.362182145633358" calcext:value-type="float">
            <text:p>0.362182145633358</text:p>
          </table:table-cell>
          <table:table-cell office:value-type="float" office:value="0.979900207062815" calcext:value-type="float">
            <text:p>0.979900207062815</text:p>
          </table:table-cell>
          <table:table-cell office:value-type="float" office:value="0.0437304629584534" calcext:value-type="float">
            <text:p>0.0437304629584534</text:p>
          </table:table-cell>
          <table:table-cell office:value-type="float" office:value="0.975020927163947" calcext:value-type="float">
            <text:p>0.975020927163947</text:p>
          </table:table-cell>
          <table:table-cell office:value-type="float" office:value="0.0369665623577986" calcext:value-type="float">
            <text:p>0.0369665623577986</text:p>
          </table:table-cell>
          <table:table-cell office:value-type="float" office:value="0.332972248394551" calcext:value-type="float">
            <text:p>0.332972248394551</text:p>
          </table:table-cell>
          <table:table-cell office:value-type="float" office:value="0.612326827630978" calcext:value-type="float">
            <text:p>0.612326827630978</text:p>
          </table:table-cell>
          <table:table-cell office:value-type="float" office:value="0.348381036986275" calcext:value-type="float">
            <text:p>0.348381036986275</text:p>
          </table:table-cell>
          <table:table-cell office:value-type="float" office:value="0.624371148351434" calcext:value-type="float">
            <text:p>0.624371148351434</text:p>
          </table:table-cell>
        </table:table-row>
        <table:table-row table:style-name="ro1">
          <table:table-cell office:value-type="float" office:value="0.364070288708845" calcext:value-type="float">
            <text:p>0.364070288708845</text:p>
          </table:table-cell>
          <table:table-cell office:value-type="float" office:value="0.980449145895462" calcext:value-type="float">
            <text:p>0.980449145895462</text:p>
          </table:table-cell>
          <table:table-cell office:value-type="float" office:value="0.0432466341371465" calcext:value-type="float">
            <text:p>0.0432466341371465</text:p>
          </table:table-cell>
          <table:table-cell office:value-type="float" office:value="0.975561919959299" calcext:value-type="float">
            <text:p>0.975561919959299</text:p>
          </table:table-cell>
          <table:table-cell office:value-type="float" office:value="0.0364580163458285" calcext:value-type="float">
            <text:p>0.0364580163458285</text:p>
          </table:table-cell>
          <table:table-cell office:value-type="float" office:value="0.333250668888156" calcext:value-type="float">
            <text:p>0.333250668888156</text:p>
          </table:table-cell>
          <table:table-cell office:value-type="float" office:value="0.612462098646992" calcext:value-type="float">
            <text:p>0.612462098646992</text:p>
          </table:table-cell>
          <table:table-cell office:value-type="float" office:value="0.348548048245679" calcext:value-type="float">
            <text:p>0.348548048245679</text:p>
          </table:table-cell>
          <table:table-cell office:value-type="float" office:value="0.624411511263524" calcext:value-type="float">
            <text:p>0.624411511263524</text:p>
          </table:table-cell>
        </table:table-row>
        <table:table-row table:style-name="ro1">
          <table:table-cell office:value-type="float" office:value="0.365970694367046" calcext:value-type="float">
            <text:p>0.365970694367046</text:p>
          </table:table-cell>
          <table:table-cell office:value-type="float" office:value="0.980981779867412" calcext:value-type="float">
            <text:p>0.980981779867412</text:p>
          </table:table-cell>
          <table:table-cell office:value-type="float" office:value="0.0427770015775455" calcext:value-type="float">
            <text:p>0.0427770015775455</text:p>
          </table:table-cell>
          <table:table-cell office:value-type="float" office:value="0.976087172432431" calcext:value-type="float">
            <text:p>0.976087172432431</text:p>
          </table:table-cell>
          <table:table-cell office:value-type="float" office:value="0.0359641405470676" calcext:value-type="float">
            <text:p>0.0359641405470676</text:p>
          </table:table-cell>
          <table:table-cell office:value-type="float" office:value="0.33353335531491" calcext:value-type="float">
            <text:p>0.33353335531491</text:p>
          </table:table-cell>
          <table:table-cell office:value-type="float" office:value="0.612594898888585" calcext:value-type="float">
            <text:p>0.612594898888585</text:p>
          </table:table-cell>
          <table:table-cell office:value-type="float" office:value="0.348718738086605" calcext:value-type="float">
            <text:p>0.348718738086605</text:p>
          </table:table-cell>
          <table:table-cell office:value-type="float" office:value="0.624449067149353" calcext:value-type="float">
            <text:p>0.624449067149353</text:p>
          </table:table-cell>
        </table:table-row>
        <table:table-row table:style-name="ro1">
          <table:table-cell office:value-type="float" office:value="0.367883254093229" calcext:value-type="float">
            <text:p>0.367883254093229</text:p>
          </table:table-cell>
          <table:table-cell office:value-type="float" office:value="0.981498386938634" calcext:value-type="float">
            <text:p>0.981498386938634</text:p>
          </table:table-cell>
          <table:table-cell office:value-type="float" office:value="0.0423213443724078" calcext:value-type="float">
            <text:p>0.0423213443724078</text:p>
          </table:table-cell>
          <table:table-cell office:value-type="float" office:value="0.976596946121497" calcext:value-type="float">
            <text:p>0.976596946121497</text:p>
          </table:table-cell>
          <table:table-cell office:value-type="float" office:value="0.0354847018551767" calcext:value-type="float">
            <text:p>0.0354847018551767</text:p>
          </table:table-cell>
          <table:table-cell office:value-type="float" office:value="0.333820212686325" calcext:value-type="float">
            <text:p>0.333820212686325</text:p>
          </table:table-cell>
          <table:table-cell office:value-type="float" office:value="0.612725296767864" calcext:value-type="float">
            <text:p>0.612725296767864</text:p>
          </table:table-cell>
          <table:table-cell office:value-type="float" office:value="0.348893018489245" calcext:value-type="float">
            <text:p>0.348893018489245</text:p>
          </table:table-cell>
          <table:table-cell office:value-type="float" office:value="0.624483890702379" calcext:value-type="float">
            <text:p>0.624483890702379</text:p>
          </table:table-cell>
        </table:table-row>
        <table:table-row table:style-name="ro1">
          <table:table-cell office:value-type="float" office:value="0.369807856540053" calcext:value-type="float">
            <text:p>0.369807856540053</text:p>
          </table:table-cell>
          <table:table-cell office:value-type="float" office:value="0.981999248424859" calcext:value-type="float">
            <text:p>0.981999248424859</text:p>
          </table:table-cell>
          <table:table-cell office:value-type="float" office:value="0.041879437731549" calcext:value-type="float">
            <text:p>0.041879437731549</text:p>
          </table:table-cell>
          <table:table-cell office:value-type="float" office:value="0.977091506129668" calcext:value-type="float">
            <text:p>0.977091506129668</text:p>
          </table:table-cell>
          <table:table-cell office:value-type="float" office:value="0.0350194633444802" calcext:value-type="float">
            <text:p>0.0350194633444802</text:p>
          </table:table-cell>
          <table:table-cell office:value-type="float" office:value="0.334111146069341" calcext:value-type="float">
            <text:p>0.334111146069341</text:p>
          </table:table-cell>
          <table:table-cell office:value-type="float" office:value="0.612853360472383" calcext:value-type="float">
            <text:p>0.612853360472383</text:p>
          </table:table-cell>
          <table:table-cell office:value-type="float" office:value="0.349070801553115" calcext:value-type="float">
            <text:p>0.349070801553115</text:p>
          </table:table-cell>
          <table:table-cell office:value-type="float" office:value="0.624516056416361" calcext:value-type="float">
            <text:p>0.624516056416361</text:p>
          </table:table-cell>
        </table:table-row>
        <table:table-row table:style-name="ro1">
          <table:table-cell office:value-type="float" office:value="0.371744388756054" calcext:value-type="float">
            <text:p>0.371744388756054</text:p>
          </table:table-cell>
          <table:table-cell office:value-type="float" office:value="0.982484647344184" calcext:value-type="float">
            <text:p>0.982484647344184</text:p>
          </table:table-cell>
          <table:table-cell office:value-type="float" office:value="0.0414510546964065" calcext:value-type="float">
            <text:p>0.0414510546964065</text:p>
          </table:table-cell>
          <table:table-cell office:value-type="float" office:value="0.977571119449438" calcext:value-type="float">
            <text:p>0.977571119449438</text:p>
          </table:table-cell>
          <table:table-cell office:value-type="float" office:value="0.0345681859754789" calcext:value-type="float">
            <text:p>0.0345681859754789</text:p>
          </table:table-cell>
          <table:table-cell office:value-type="float" office:value="0.334406060029501" calcext:value-type="float">
            <text:p>0.334406060029501</text:p>
          </table:table-cell>
          <table:table-cell office:value-type="float" office:value="0.612979158673317" calcext:value-type="float">
            <text:p>0.612979158673317</text:p>
          </table:table-cell>
          <table:table-cell office:value-type="float" office:value="0.349251998896222" calcext:value-type="float">
            <text:p>0.349251998896222</text:p>
          </table:table-cell>
          <table:table-cell office:value-type="float" office:value="0.624545639261372" calcext:value-type="float">
            <text:p>0.624545639261372</text:p>
          </table:table-cell>
        </table:table-row>
        <table:table-row table:style-name="ro1">
          <table:table-cell office:value-type="float" office:value="0.373692735105381" calcext:value-type="float">
            <text:p>0.373692735105381</text:p>
          </table:table-cell>
          <table:table-cell office:value-type="float" office:value="0.982954869342672" calcext:value-type="float">
            <text:p>0.982954869342672</text:p>
          </table:table-cell>
          <table:table-cell office:value-type="float" office:value="0.0410359650834076" calcext:value-type="float">
            <text:p>0.0410359650834076</text:p>
          </table:table-cell>
          <table:table-cell office:value-type="float" office:value="0.978036055926614" calcext:value-type="float">
            <text:p>0.978036055926614</text:p>
          </table:table-cell>
          <table:table-cell office:value-type="float" office:value="0.0341306275654342" calcext:value-type="float">
            <text:p>0.0341306275654342</text:p>
          </table:table-cell>
          <table:table-cell office:value-type="float" office:value="0.334704859417312" calcext:value-type="float">
            <text:p>0.334704859417312</text:p>
          </table:table-cell>
          <table:table-cell office:value-type="float" office:value="0.613102759662929" calcext:value-type="float">
            <text:p>0.613102759662929</text:p>
          </table:table-cell>
          <table:table-cell office:value-type="float" office:value="0.349436522464172" calcext:value-type="float">
            <text:p>0.349436522464172</text:p>
          </table:table-cell>
          <table:table-cell office:value-type="float" office:value="0.624572713836982" calcext:value-type="float">
            <text:p>0.624572713836982</text:p>
          </table:table-cell>
        </table:table-row>
        <table:table-row table:style-name="ro1">
          <table:table-cell office:value-type="float" office:value="0.375652778981475" calcext:value-type="float">
            <text:p>0.375652778981475</text:p>
          </table:table-cell>
          <table:table-cell office:value-type="float" office:value="0.983410201294277" calcext:value-type="float">
            <text:p>0.983410201294277</text:p>
          </table:table-cell>
          <table:table-cell office:value-type="float" office:value="0.0406339370747042" calcext:value-type="float">
            <text:p>0.0406339370747042</text:p>
          </table:table-cell>
          <table:table-cell office:value-type="float" office:value="0.978486586803495" calcext:value-type="float">
            <text:p>0.978486586803495</text:p>
          </table:table-cell>
          <table:table-cell office:value-type="float" office:value="0.0337065443398832" calcext:value-type="float">
            <text:p>0.0337065443398832</text:p>
          </table:table-cell>
          <table:table-cell office:value-type="float" office:value="0.33500744817398" calcext:value-type="float">
            <text:p>0.33500744817398</text:p>
          </table:table-cell>
          <table:table-cell office:value-type="float" office:value="0.613224232686443" calcext:value-type="float">
            <text:p>0.613224232686443</text:p>
          </table:table-cell>
          <table:table-cell office:value-type="float" office:value="0.349624283295" calcext:value-type="float">
            <text:p>0.349624283295</text:p>
          </table:table-cell>
          <table:table-cell office:value-type="float" office:value="0.624597355675628" calcext:value-type="float">
            <text:p>0.624597355675628</text:p>
          </table:table-cell>
        </table:table-row>
        <table:table-row table:style-name="ro1">
          <table:table-cell office:value-type="float" office:value="0.37762440020255" calcext:value-type="float">
            <text:p>0.37762440020255</text:p>
          </table:table-cell>
          <table:table-cell office:value-type="float" office:value="0.983850931610371" calcext:value-type="float">
            <text:p>0.983850931610371</text:p>
          </table:table-cell>
          <table:table-cell office:value-type="float" office:value="0.040244736406476" calcext:value-type="float">
            <text:p>0.040244736406476</text:p>
          </table:table-cell>
          <table:table-cell office:value-type="float" office:value="0.978922985165429" calcext:value-type="float">
            <text:p>0.978922985165429</text:p>
          </table:table-cell>
          <table:table-cell office:value-type="float" office:value="0.0332956902347332" calcext:value-type="float">
            <text:p>0.0332956902347332</text:p>
          </table:table-cell>
          <table:table-cell office:value-type="float" office:value="0.335313731988174" calcext:value-type="float">
            <text:p>0.335313731988174</text:p>
          </table:table-cell>
          <table:table-cell office:value-type="float" office:value="0.613343645226103" calcext:value-type="float">
            <text:p>0.613343645226103</text:p>
          </table:table-cell>
          <table:table-cell office:value-type="float" office:value="0.349815194196061" calcext:value-type="float">
            <text:p>0.349815194196061</text:p>
          </table:table-cell>
          <table:table-cell office:value-type="float" office:value="0.62461963853684" calcext:value-type="float">
            <text:p>0.62461963853684</text:p>
          </table:table-cell>
        </table:table-row>
        <table:table-row table:style-name="ro1">
          <table:table-cell office:value-type="float" office:value="0.379607478765366" calcext:value-type="float">
            <text:p>0.379607478765366</text:p>
          </table:table-cell>
          <table:table-cell office:value-type="float" office:value="0.984277349678551" calcext:value-type="float">
            <text:p>0.984277349678551</text:p>
          </table:table-cell>
          <table:table-cell office:value-type="float" office:value="0.0398681276233215" calcext:value-type="float">
            <text:p>0.0398681276233215</text:p>
          </table:table-cell>
          <table:table-cell office:value-type="float" office:value="0.979345525189115" calcext:value-type="float">
            <text:p>0.979345525189115</text:p>
          </table:table-cell>
          <table:table-cell office:value-type="float" office:value="0.0328978179943962" calcext:value-type="float">
            <text:p>0.0328978179943962</text:p>
          </table:table-cell>
          <table:table-cell office:value-type="float" office:value="0.33562361459028" calcext:value-type="float">
            <text:p>0.33562361459028</text:p>
          </table:table-cell>
          <table:table-cell office:value-type="float" office:value="0.613461066819481" calcext:value-type="float">
            <text:p>0.613461066819481</text:p>
          </table:table-cell>
          <table:table-cell office:value-type="float" office:value="0.350009166001467" calcext:value-type="float">
            <text:p>0.350009166001467</text:p>
          </table:table-cell>
          <table:table-cell office:value-type="float" office:value="0.624639638205028" calcext:value-type="float">
            <text:p>0.624639638205028</text:p>
          </table:table-cell>
        </table:table-row>
        <table:table-row table:style-name="ro1">
          <table:table-cell office:value-type="float" office:value="0.381601890682633" calcext:value-type="float">
            <text:p>0.381601890682633</text:p>
          </table:table-cell>
          <table:table-cell office:value-type="float" office:value="0.984689745586553" calcext:value-type="float">
            <text:p>0.984689745586553</text:p>
          </table:table-cell>
          <table:table-cell office:value-type="float" office:value="0.039503873480436" calcext:value-type="float">
            <text:p>0.039503873480436</text:p>
          </table:table-cell>
          <table:table-cell office:value-type="float" office:value="0.979754482102274" calcext:value-type="float">
            <text:p>0.979754482102274</text:p>
          </table:table-cell>
          <table:table-cell office:value-type="float" office:value="0.0325126787745419" calcext:value-type="float">
            <text:p>0.0325126787745419</text:p>
          </table:table-cell>
          <table:table-cell office:value-type="float" office:value="0.335937002277745" calcext:value-type="float">
            <text:p>0.335937002277745</text:p>
          </table:table-cell>
          <table:table-cell office:value-type="float" office:value="0.613576564486658" calcext:value-type="float">
            <text:p>0.613576564486658</text:p>
          </table:table-cell>
          <table:table-cell office:value-type="float" office:value="0.35020611211634" calcext:value-type="float">
            <text:p>0.35020611211634</text:p>
          </table:table-cell>
          <table:table-cell office:value-type="float" office:value="0.62465742792252" calcext:value-type="float">
            <text:p>0.62465742792252</text:p>
          </table:table-cell>
        </table:table-row>
        <table:table-row table:style-name="ro1">
          <table:table-cell office:value-type="float" office:value="0.383607512258798" calcext:value-type="float">
            <text:p>0.383607512258798</text:p>
          </table:table-cell>
          <table:table-cell office:value-type="float" office:value="0.985088409776881" calcext:value-type="float">
            <text:p>0.985088409776881</text:p>
          </table:table-cell>
          <table:table-cell office:value-type="float" office:value="0.0391517361111768" calcext:value-type="float">
            <text:p>0.0391517361111768</text:p>
          </table:table-cell>
          <table:table-cell office:value-type="float" office:value="0.980150131613596" calcext:value-type="float">
            <text:p>0.980150131613596</text:p>
          </table:table-cell>
          <table:table-cell office:value-type="float" office:value="0.0321400231232298" calcext:value-type="float">
            <text:p>0.0321400231232298</text:p>
          </table:table-cell>
          <table:table-cell office:value-type="float" office:value="0.336253799578824" calcext:value-type="float">
            <text:p>0.336253799578824</text:p>
          </table:table-cell>
          <table:table-cell office:value-type="float" office:value="0.613690207171488" calcext:value-type="float">
            <text:p>0.613690207171488</text:p>
          </table:table-cell>
          <table:table-cell office:value-type="float" office:value="0.350405944145244" calcext:value-type="float">
            <text:p>0.350405944145244</text:p>
          </table:table-cell>
          <table:table-cell office:value-type="float" office:value="0.624673082812484" calcext:value-type="float">
            <text:p>0.624673082812484</text:p>
          </table:table-cell>
        </table:table-row>
        <table:table-row table:style-name="ro1">
          <table:table-cell office:value-type="float" office:value="0.385624216421986" calcext:value-type="float">
            <text:p>0.385624216421986</text:p>
          </table:table-cell>
          <table:table-cell office:value-type="float" office:value="0.985473632971175" calcext:value-type="float">
            <text:p>0.985473632971175</text:p>
          </table:table-cell>
          <table:table-cell office:value-type="float" office:value="0.0388114763525434" calcext:value-type="float">
            <text:p>0.0388114763525434</text:p>
          </table:table-cell>
          <table:table-cell office:value-type="float" office:value="0.980532750039637" calcext:value-type="float">
            <text:p>0.980532750039637</text:p>
          </table:table-cell>
          <table:table-cell office:value-type="float" office:value="0.0317796004784054" calcext:value-type="float">
            <text:p>0.0317796004784054</text:p>
          </table:table-cell>
          <table:table-cell office:value-type="float" office:value="0.336573913155044" calcext:value-type="float">
            <text:p>0.336573913155044</text:p>
          </table:table-cell>
          <table:table-cell office:value-type="float" office:value="0.613802061785851" calcext:value-type="float">
            <text:p>0.613802061785851</text:p>
          </table:table-cell>
          <table:table-cell office:value-type="float" office:value="0.350608575814298" calcext:value-type="float">
            <text:p>0.350608575814298</text:p>
          </table:table-cell>
          <table:table-cell office:value-type="float" office:value="0.624686675931055" calcext:value-type="float">
            <text:p>0.624686675931055</text:p>
          </table:table-cell>
        </table:table-row>
        <table:table-row table:style-name="ro1">
          <table:table-cell office:value-type="float" office:value="0.387651875455335" calcext:value-type="float">
            <text:p>0.387651875455335</text:p>
          </table:table-cell>
          <table:table-cell office:value-type="float" office:value="0.985845705319267" calcext:value-type="float">
            <text:p>0.985845705319267</text:p>
          </table:table-cell>
          <table:table-cell office:value-type="float" office:value="0.0384828550579013" calcext:value-type="float">
            <text:p>0.0384828550579013</text:p>
          </table:table-cell>
          <table:table-cell office:value-type="float" office:value="0.980902613325284" calcext:value-type="float">
            <text:p>0.980902613325284</text:p>
          </table:table-cell>
          <table:table-cell office:value-type="float" office:value="0.0314311603780069" calcext:value-type="float">
            <text:p>0.0314311603780069</text:p>
          </table:table-cell>
          <table:table-cell office:value-type="float" office:value="0.336897249292244" calcext:value-type="float">
            <text:p>0.336897249292244</text:p>
          </table:table-cell>
          <table:table-cell office:value-type="float" office:value="0.613912195828418" calcext:value-type="float">
            <text:p>0.613912195828418</text:p>
          </table:table-cell>
          <table:table-cell office:value-type="float" office:value="0.350813920427736" calcext:value-type="float">
            <text:p>0.350813920427736</text:p>
          </table:table-cell>
          <table:table-cell office:value-type="float" office:value="0.624698280864889" calcext:value-type="float">
            <text:p>0.624698280864889</text:p>
          </table:table-cell>
        </table:table-row>
        <table:table-row table:style-name="ro1">
          <table:table-cell office:value-type="float" office:value="0.389690359395828" calcext:value-type="float">
            <text:p>0.389690359395828</text:p>
          </table:table-cell>
          <table:table-cell office:value-type="float" office:value="0.986204917030669" calcext:value-type="float">
            <text:p>0.986204917030669</text:p>
          </table:table-cell>
          <table:table-cell office:value-type="float" office:value="0.0381656322044366" calcext:value-type="float">
            <text:p>0.0381656322044366</text:p>
          </table:table-cell>
          <table:table-cell office:value-type="float" office:value="0.981259997747389" calcext:value-type="float">
            <text:p>0.981259997747389</text:p>
          </table:table-cell>
          <table:table-cell office:value-type="float" office:value="0.0310944516256924" calcext:value-type="float">
            <text:p>0.0310944516256924</text:p>
          </table:table-cell>
          <table:table-cell office:value-type="float" office:value="0.337223715348023" calcext:value-type="float">
            <text:p>0.337223715348023</text:p>
          </table:table-cell>
          <table:table-cell office:value-type="float" office:value="0.614020675873143" calcext:value-type="float">
            <text:p>0.614020675873143</text:p>
          </table:table-cell>
          <table:table-cell office:value-type="float" office:value="0.351021892335147" calcext:value-type="float">
            <text:p>0.351021892335147</text:p>
          </table:table-cell>
          <table:table-cell office:value-type="float" office:value="0.624707970232302" calcext:value-type="float">
            <text:p>0.624707970232302</text:p>
          </table:table-cell>
        </table:table-row>
        <table:table-row table:style-name="ro1">
          <table:table-cell office:value-type="float" office:value="0.391739537188276" calcext:value-type="float">
            <text:p>0.391739537188276</text:p>
          </table:table-cell>
          <table:table-cell office:value-type="float" office:value="0.986551557048657" calcext:value-type="float">
            <text:p>0.986551557048657</text:p>
          </table:table-cell>
          <table:table-cell office:value-type="float" office:value="0.0378595683197147" calcext:value-type="float">
            <text:p>0.0378595683197147</text:p>
          </table:table-cell>
          <table:table-cell office:value-type="float" office:value="0.981605178556498" calcext:value-type="float">
            <text:p>0.981605178556498</text:p>
          </table:table-cell>
          <table:table-cell office:value-type="float" office:value="0.0307692236988264" calcext:value-type="float">
            <text:p>0.0307692236988264</text:p>
          </table:table-cell>
          <table:table-cell office:value-type="float" office:value="0.337553219068629" calcext:value-type="float">
            <text:p>0.337553219068629</text:p>
          </table:table-cell>
          <table:table-cell office:value-type="float" office:value="0.614127568362016" calcext:value-type="float">
            <text:p>0.614127568362016</text:p>
          </table:table-cell>
          <table:table-cell office:value-type="float" office:value="0.351232406216032" calcext:value-type="float">
            <text:p>0.351232406216032</text:p>
          </table:table-cell>
          <table:table-cell office:value-type="float" office:value="0.624715816453092" calcext:value-type="float">
            <text:p>0.624715816453092</text:p>
          </table:table-cell>
        </table:table-row>
        <table:table-row table:style-name="ro1">
          <table:table-cell office:value-type="float" office:value="0.393799275615245" calcext:value-type="float">
            <text:p>0.393799275615245</text:p>
          </table:table-cell>
          <table:table-cell office:value-type="float" office:value="0.98688591384357" calcext:value-type="float">
            <text:p>0.98688591384357</text:p>
          </table:table-cell>
          <table:table-cell office:value-type="float" office:value="0.0375644235507081" calcext:value-type="float">
            <text:p>0.0375644235507081</text:p>
          </table:table-cell>
          <table:table-cell office:value-type="float" office:value="0.98193843080927" calcext:value-type="float">
            <text:p>0.98193843080927</text:p>
          </table:table-cell>
          <table:table-cell office:value-type="float" office:value="0.030455225847198" calcext:value-type="float">
            <text:p>0.030455225847198</text:p>
          </table:table-cell>
          <table:table-cell office:value-type="float" office:value="0.337885669419936" calcext:value-type="float">
            <text:p>0.337885669419936</text:p>
          </table:table-cell>
          <table:table-cell office:value-type="float" office:value="0.61423293871011" calcext:value-type="float">
            <text:p>0.61423293871011</text:p>
          </table:table-cell>
          <table:table-cell office:value-type="float" office:value="0.351445377929781" calcext:value-type="float">
            <text:p>0.351445377929781</text:p>
          </table:table-cell>
          <table:table-cell office:value-type="float" office:value="0.624721890866861" calcext:value-type="float">
            <text:p>0.624721890866861</text:p>
          </table:table-cell>
        </table:table-row>
        <table:table-row table:style-name="ro1">
          <table:table-cell office:value-type="float" office:value="0.395869440949195" calcext:value-type="float">
            <text:p>0.395869440949195</text:p>
          </table:table-cell>
          <table:table-cell office:value-type="float" office:value="0.987208274290158" calcext:value-type="float">
            <text:p>0.987208274290158</text:p>
          </table:table-cell>
          <table:table-cell office:value-type="float" office:value="0.0372799590108025" calcext:value-type="float">
            <text:p>0.0372799590108025</text:p>
          </table:table-cell>
          <table:table-cell office:value-type="float" office:value="0.982260028180738" calcext:value-type="float">
            <text:p>0.982260028180738</text:p>
          </table:table-cell>
          <table:table-cell office:value-type="float" office:value="0.0301522083924846" calcext:value-type="float">
            <text:p>0.0301522083924846</text:p>
          </table:table-cell>
          <table:table-cell office:value-type="float" office:value="0.338220975296106" calcext:value-type="float">
            <text:p>0.338220975296106</text:p>
          </table:table-cell>
          <table:table-cell office:value-type="float" office:value="0.614336852697726" calcext:value-type="float">
            <text:p>0.614336852697726</text:p>
          </table:table-cell>
          <table:table-cell office:value-type="float" office:value="0.351660723193902" calcext:value-type="float">
            <text:p>0.351660723193902</text:p>
          </table:table-cell>
          <table:table-cell office:value-type="float" office:value="0.62472626510465" calcext:value-type="float">
            <text:p>0.62472626510465</text:p>
          </table:table-cell>
        </table:table-row>
        <table:table-row table:style-name="ro1">
          <table:table-cell office:value-type="float" office:value="0.397949896326058" calcext:value-type="float">
            <text:p>0.397949896326058</text:p>
          </table:table-cell>
          <table:table-cell office:value-type="float" office:value="0.987518924010128" calcext:value-type="float">
            <text:p>0.987518924010128</text:p>
          </table:table-cell>
          <table:table-cell office:value-type="float" office:value="0.0370059359439877" calcext:value-type="float">
            <text:p>0.0370059359439877</text:p>
          </table:table-cell>
          <table:table-cell office:value-type="float" office:value="0.982570243440298" calcext:value-type="float">
            <text:p>0.982570243440298</text:p>
          </table:table-cell>
          <table:table-cell office:value-type="float" office:value="0.0298599220052529" calcext:value-type="float">
            <text:p>0.0298599220052529</text:p>
          </table:table-cell>
          <table:table-cell office:value-type="float" office:value="0.338559048135135" calcext:value-type="float">
            <text:p>0.338559048135135</text:p>
          </table:table-cell>
          <table:table-cell office:value-type="float" office:value="0.614439373794779" calcext:value-type="float">
            <text:p>0.614439373794779</text:p>
          </table:table-cell>
          <table:table-cell office:value-type="float" office:value="0.351878360219243" calcext:value-type="float">
            <text:p>0.351878360219243</text:p>
          </table:table-cell>
          <table:table-cell office:value-type="float" office:value="0.624729008424271" calcext:value-type="float">
            <text:p>0.624729008424271</text:p>
          </table:table-cell>
        </table:table-row>
        <table:table-row table:style-name="ro1">
          <table:table-cell office:value-type="float" office:value="0.400040505483041" calcext:value-type="float">
            <text:p>0.400040505483041</text:p>
          </table:table-cell>
          <table:table-cell office:value-type="float" office:value="0.987818146874486" calcext:value-type="float">
            <text:p>0.987818146874486</text:p>
          </table:table-cell>
          <table:table-cell office:value-type="float" office:value="0.0367421169279549" calcext:value-type="float">
            <text:p>0.0367421169279549</text:p>
          </table:table-cell>
          <table:table-cell office:value-type="float" office:value="0.9828693477613" calcext:value-type="float">
            <text:p>0.9828693477613</text:p>
          </table:table-cell>
          <table:table-cell office:value-type="float" office:value="0.0295781187481252" calcext:value-type="float">
            <text:p>0.0295781187481252</text:p>
          </table:table-cell>
          <table:table-cell office:value-type="float" office:value="0.338899798230317" calcext:value-type="float">
            <text:p>0.338899798230317</text:p>
          </table:table-cell>
          <table:table-cell office:value-type="float" office:value="0.614540566942808" calcext:value-type="float">
            <text:p>0.614540566942808</text:p>
          </table:table-cell>
          <table:table-cell office:value-type="float" office:value="0.352098205990687" calcext:value-type="float">
            <text:p>0.352098205990687</text:p>
          </table:table-cell>
          <table:table-cell office:value-type="float" office:value="0.624730191475412" calcext:value-type="float">
            <text:p>0.624730191475412</text:p>
          </table:table-cell>
        </table:table-row>
        <table:table-row table:style-name="ro1">
          <table:table-cell office:value-type="float" office:value="0.402141128544206" calcext:value-type="float">
            <text:p>0.402141128544206</text:p>
          </table:table-cell>
          <table:table-cell office:value-type="float" office:value="0.988106224928479" calcext:value-type="float">
            <text:p>0.988106224928479</text:p>
          </table:table-cell>
          <table:table-cell office:value-type="float" office:value="0.0364882650997576" calcext:value-type="float">
            <text:p>0.0364882650997576</text:p>
          </table:table-cell>
          <table:table-cell office:value-type="float" office:value="0.983157610873842" calcext:value-type="float">
            <text:p>0.983157610873842</text:p>
          </table:table-cell>
          <table:table-cell office:value-type="float" office:value="0.0293065514975475" calcext:value-type="float">
            <text:p>0.0293065514975475</text:p>
          </table:table-cell>
          <table:table-cell office:value-type="float" office:value="0.339243139128058" calcext:value-type="float">
            <text:p>0.339243139128058</text:p>
          </table:table-cell>
          <table:table-cell office:value-type="float" office:value="0.61464049409602" calcext:value-type="float">
            <text:p>0.61464049409602</text:p>
          </table:table-cell>
          <table:table-cell office:value-type="float" office:value="0.352320180686649" calcext:value-type="float">
            <text:p>0.352320180686649</text:p>
          </table:table-cell>
          <table:table-cell office:value-type="float" office:value="0.624729881850445" calcext:value-type="float">
            <text:p>0.624729881850445</text:p>
          </table:table-cell>
        </table:table-row>
        <table:table-row table:style-name="ro1">
          <table:table-cell office:value-type="float" office:value="0.404251626291704" calcext:value-type="float">
            <text:p>0.404251626291704</text:p>
          </table:table-cell>
          <table:table-cell office:value-type="float" office:value="0.988383438052286" calcext:value-type="float">
            <text:p>0.988383438052286</text:p>
          </table:table-cell>
          <table:table-cell office:value-type="float" office:value="0.0362441453233908" calcext:value-type="float">
            <text:p>0.0362441453233908</text:p>
          </table:table-cell>
          <table:table-cell office:value-type="float" office:value="0.983435300500312" calcext:value-type="float">
            <text:p>0.983435300500312</text:p>
          </table:table-cell>
          <table:table-cell office:value-type="float" office:value="0.0290449749225796" calcext:value-type="float">
            <text:p>0.0290449749225796</text:p>
          </table:table-cell>
          <table:table-cell office:value-type="float" office:value="0.339588983339692" calcext:value-type="float">
            <text:p>0.339588983339692</text:p>
          </table:table-cell>
          <table:table-cell office:value-type="float" office:value="0.614739218600335" calcext:value-type="float">
            <text:p>0.614739218600335</text:p>
          </table:table-cell>
          <table:table-cell office:value-type="float" office:value="0.352544203360373" calcext:value-type="float">
            <text:p>0.352544203360373</text:p>
          </table:table-cell>
          <table:table-cell office:value-type="float" office:value="0.624728148447537" calcext:value-type="float">
            <text:p>0.624728148447537</text:p>
          </table:table-cell>
        </table:table-row>
        <table:table-row table:style-name="ro1">
          <table:table-cell office:value-type="float" office:value="0.406371856458928" calcext:value-type="float">
            <text:p>0.406371856458928</text:p>
          </table:table-cell>
          <table:table-cell office:value-type="float" office:value="0.988650064038752" calcext:value-type="float">
            <text:p>0.988650064038752</text:p>
          </table:table-cell>
          <table:table-cell office:value-type="float" office:value="0.036009523381223" calcext:value-type="float">
            <text:p>0.036009523381223</text:p>
          </table:table-cell>
          <table:table-cell office:value-type="float" office:value="0.983702682629269" calcext:value-type="float">
            <text:p>0.983702682629269</text:p>
          </table:table-cell>
          <table:table-cell office:value-type="float" office:value="0.0287931448449613" calcext:value-type="float">
            <text:p>0.0287931448449613</text:p>
          </table:table-cell>
          <table:table-cell office:value-type="float" office:value="0.339937246143301" calcext:value-type="float">
            <text:p>0.339937246143301</text:p>
          </table:table-cell>
          <table:table-cell office:value-type="float" office:value="0.614836801328824" calcext:value-type="float">
            <text:p>0.614836801328824</text:p>
          </table:table-cell>
          <table:table-cell office:value-type="float" office:value="0.35277019576317" calcext:value-type="float">
            <text:p>0.35277019576317</text:p>
          </table:table-cell>
          <table:table-cell office:value-type="float" office:value="0.62472505761681" calcext:value-type="float">
            <text:p>0.62472505761681</text:p>
          </table:table-cell>
        </table:table-row>
        <table:table-row table:style-name="ro1">
          <table:table-cell office:value-type="float" office:value="0.408501676430438" calcext:value-type="float">
            <text:p>0.408501676430438</text:p>
          </table:table-cell>
          <table:table-cell office:value-type="float" office:value="0.988906377906696" calcext:value-type="float">
            <text:p>0.988906377906696</text:p>
          </table:table-cell>
          <table:table-cell office:value-type="float" office:value="0.0357841671427459" calcext:value-type="float">
            <text:p>0.0357841671427459</text:p>
          </table:table-cell>
          <table:table-cell office:value-type="float" office:value="0.983960020695762" calcext:value-type="float">
            <text:p>0.983960020695762</text:p>
          </table:table-cell>
          <table:table-cell office:value-type="float" office:value="0.0285508192997097" calcext:value-type="float">
            <text:p>0.0285508192997097</text:p>
          </table:table-cell>
          <table:table-cell office:value-type="float" office:value="0.340287843041534" calcext:value-type="float">
            <text:p>0.340287843041534</text:p>
          </table:table-cell>
          <table:table-cell office:value-type="float" office:value="0.614933303308248" calcext:value-type="float">
            <text:p>0.614933303308248</text:p>
          </table:table-cell>
          <table:table-cell office:value-type="float" office:value="0.352998079775354" calcext:value-type="float">
            <text:p>0.352998079775354</text:p>
          </table:table-cell>
          <table:table-cell office:value-type="float" office:value="0.624720675770871" calcext:value-type="float">
            <text:p>0.624720675770871</text:p>
          </table:table-cell>
        </table:table-row>
        <table:table-row table:style-name="ro1">
          <table:table-cell office:value-type="float" office:value="0.410640941539266" calcext:value-type="float">
            <text:p>0.410640941539266</text:p>
          </table:table-cell>
          <table:table-cell office:value-type="float" office:value="0.98915265245187" calcext:value-type="float">
            <text:p>0.98915265245187</text:p>
          </table:table-cell>
          <table:table-cell office:value-type="float" office:value="0.0355678457287746" calcext:value-type="float">
            <text:p>0.0355678457287746</text:p>
          </table:table-cell>
          <table:table-cell office:value-type="float" office:value="0.984207576209828" calcext:value-type="float">
            <text:p>0.984207576209828</text:p>
          </table:table-cell>
          <table:table-cell office:value-type="float" office:value="0.0283177577639846" calcext:value-type="float">
            <text:p>0.0283177577639846</text:p>
          </table:table-cell>
          <table:table-cell office:value-type="float" office:value="0.340640691332693" calcext:value-type="float">
            <text:p>0.340640691332693</text:p>
          </table:table-cell>
          <table:table-cell office:value-type="float" office:value="0.615028784090462" calcext:value-type="float">
            <text:p>0.615028784090462</text:p>
          </table:table-cell>
          <table:table-cell office:value-type="float" office:value="0.353227778995014" calcext:value-type="float">
            <text:p>0.353227778995014</text:p>
          </table:table-cell>
          <table:table-cell office:value-type="float" office:value="0.624715067767655" calcext:value-type="float">
            <text:p>0.624715067767655</text:p>
          </table:table-cell>
        </table:table-row>
        <table:table-row table:style-name="ro1">
          <table:table-cell office:value-type="float" office:value="0.412789506789235" calcext:value-type="float">
            <text:p>0.412789506789235</text:p>
          </table:table-cell>
          <table:table-cell office:value-type="float" office:value="0.989389157364209" calcext:value-type="float">
            <text:p>0.989389157364209</text:p>
          </table:table-cell>
          <table:table-cell office:value-type="float" office:value="0.0353603306655079" calcext:value-type="float">
            <text:p>0.0353603306655079</text:p>
          </table:table-cell>
          <table:table-cell office:value-type="float" office:value="0.984445607796929" calcext:value-type="float">
            <text:p>0.984445607796929</text:p>
          </table:table-cell>
          <table:table-cell office:value-type="float" office:value="0.0280937222520377" calcext:value-type="float">
            <text:p>0.0280937222520377</text:p>
          </table:table-cell>
          <table:table-cell office:value-type="float" office:value="0.340995708632354" calcext:value-type="float">
            <text:p>0.340995708632354</text:p>
          </table:table-cell>
          <table:table-cell office:value-type="float" office:value="0.615123303306416" calcext:value-type="float">
            <text:p>0.615123303306416</text:p>
          </table:table-cell>
          <table:table-cell office:value-type="float" office:value="0.353459217236347" calcext:value-type="float">
            <text:p>0.353459217236347</text:p>
          </table:table-cell>
          <table:table-cell office:value-type="float" office:value="0.624708298449407" calcext:value-type="float">
            <text:p>0.624708298449407</text:p>
          </table:table-cell>
        </table:table-row>
        <table:table-row table:style-name="ro1">
          <table:table-cell office:value-type="float" office:value="0.414947224221631" calcext:value-type="float">
            <text:p>0.414947224221631</text:p>
          </table:table-cell>
          <table:table-cell office:value-type="float" office:value="0.989616159610767" calcext:value-type="float">
            <text:p>0.989616159610767</text:p>
          </table:table-cell>
          <table:table-cell office:value-type="float" office:value="0.0351613950148622" calcext:value-type="float">
            <text:p>0.0351613950148622</text:p>
          </table:table-cell>
          <table:table-cell office:value-type="float" office:value="0.98467437171184" calcext:value-type="float">
            <text:p>0.98467437171184</text:p>
          </table:table-cell>
          <table:table-cell office:value-type="float" office:value="0.0278784765575194" calcext:value-type="float">
            <text:p>0.0278784765575194</text:p>
          </table:table-cell>
          <table:table-cell office:value-type="float" office:value="0.341352815452884" calcext:value-type="float">
            <text:p>0.341352815452884</text:p>
          </table:table-cell>
          <table:table-cell office:value-type="float" office:value="0.61521691802626" calcext:value-type="float">
            <text:p>0.61521691802626</text:p>
          </table:table-cell>
          <table:table-cell office:value-type="float" office:value="0.353692321128486" calcext:value-type="float">
            <text:p>0.353692321128486</text:p>
          </table:table-cell>
          <table:table-cell office:value-type="float" office:value="0.624700430014175" calcext:value-type="float">
            <text:p>0.624700430014175</text:p>
          </table:table-cell>
        </table:table-row>
        <table:table-row table:style-name="ro1">
          <table:table-cell office:value-type="float" office:value="0.417113946640771" calcext:value-type="float">
            <text:p>0.417113946640771</text:p>
          </table:table-cell>
          <table:table-cell office:value-type="float" office:value="0.989833922972537" calcext:value-type="float">
            <text:p>0.989833922972537</text:p>
          </table:table-cell>
          <table:table-cell office:value-type="float" office:value="0.0349708145490786" calcext:value-type="float">
            <text:p>0.0349708145490786</text:p>
          </table:table-cell>
          <table:table-cell office:value-type="float" office:value="0.984894121182079" calcext:value-type="float">
            <text:p>0.984894121182079</text:p>
          </table:table-cell>
          <table:table-cell office:value-type="float" office:value="0.0276717872659719" calcext:value-type="float">
            <text:p>0.0276717872659719</text:p>
          </table:table-cell>
          <table:table-cell office:value-type="float" office:value="0.341711931539648" calcext:value-type="float">
            <text:p>0.341711931539648</text:p>
          </table:table-cell>
          <table:table-cell office:value-type="float" office:value="0.615309686504122" calcext:value-type="float">
            <text:p>0.615309686504122</text:p>
          </table:table-cell>
          <table:table-cell office:value-type="float" office:value="0.353927016425009" calcext:value-type="float">
            <text:p>0.353927016425009</text:p>
          </table:table-cell>
          <table:table-cell office:value-type="float" office:value="0.624691525745957" calcext:value-type="float">
            <text:p>0.624691525745957</text:p>
          </table:table-cell>
        </table:table-row>
        <table:table-row table:style-name="ro1">
          <table:table-cell office:value-type="float" office:value="0.419289523379153" calcext:value-type="float">
            <text:p>0.419289523379153</text:p>
          </table:table-cell>
          <table:table-cell office:value-type="float" office:value="0.990042708143096" calcext:value-type="float">
            <text:p>0.990042708143096</text:p>
          </table:table-cell>
          <table:table-cell office:value-type="float" office:value="0.0347883668211724" calcext:value-type="float">
            <text:p>0.0347883668211724</text:p>
          </table:table-cell>
          <table:table-cell office:value-type="float" office:value="0.985105106728655" calcext:value-type="float">
            <text:p>0.985105106728655</text:p>
          </table:table-cell>
          <table:table-cell office:value-type="float" office:value="0.0274734230178282" calcext:value-type="float">
            <text:p>0.0274734230178282</text:p>
          </table:table-cell>
          <table:table-cell office:value-type="float" office:value="0.342072980164412" calcext:value-type="float">
            <text:p>0.342072980164412</text:p>
          </table:table-cell>
          <table:table-cell office:value-type="float" office:value="0.61540166381446" calcext:value-type="float">
            <text:p>0.61540166381446</text:p>
          </table:table-cell>
          <table:table-cell office:value-type="float" office:value="0.354163232320881" calcext:value-type="float">
            <text:p>0.354163232320881</text:p>
          </table:table-cell>
          <table:table-cell office:value-type="float" office:value="0.624681645663422" calcext:value-type="float">
            <text:p>0.624681645663422</text:p>
          </table:table-cell>
        </table:table-row>
        <table:table-row table:style-name="ro1">
          <table:table-cell office:value-type="float" office:value="0.42147380456215" calcext:value-type="float">
            <text:p>0.42147380456215</text:p>
          </table:table-cell>
          <table:table-cell office:value-type="float" office:value="0.990242772373993" calcext:value-type="float">
            <text:p>0.990242772373993</text:p>
          </table:table-cell>
          <table:table-cell office:value-type="float" office:value="0.0346138323486465" calcext:value-type="float">
            <text:p>0.0346138323486465</text:p>
          </table:table-cell>
          <table:table-cell office:value-type="float" office:value="0.985307575587102" calcext:value-type="float">
            <text:p>0.985307575587102</text:p>
          </table:table-cell>
          <table:table-cell office:value-type="float" office:value="0.0272831555023006" calcext:value-type="float">
            <text:p>0.0272831555023006</text:p>
          </table:table-cell>
          <table:table-cell office:value-type="float" office:value="0.342435883888035" calcext:value-type="float">
            <text:p>0.342435883888035</text:p>
          </table:table-cell>
          <table:table-cell office:value-type="float" office:value="0.615492906171523" calcext:value-type="float">
            <text:p>0.615492906171523</text:p>
          </table:table-cell>
          <table:table-cell office:value-type="float" office:value="0.35440089718773" calcext:value-type="float">
            <text:p>0.35440089718773</text:p>
          </table:table-cell>
          <table:table-cell office:value-type="float" office:value="0.624670850824795" calcext:value-type="float">
            <text:p>0.624670850824795</text:p>
          </table:table-cell>
        </table:table-row>
        <table:table-row table:style-name="ro1">
          <table:table-cell office:value-type="float" office:value="0.423666637390152" calcext:value-type="float">
            <text:p>0.423666637390152</text:p>
          </table:table-cell>
          <table:table-cell office:value-type="float" office:value="0.990434369682837" calcext:value-type="float">
            <text:p>0.990434369682837</text:p>
          </table:table-cell>
          <table:table-cell office:value-type="float" office:value="0.0344469936888734" calcext:value-type="float">
            <text:p>0.0344469936888734</text:p>
          </table:table-cell>
          <table:table-cell office:value-type="float" office:value="0.985501772107142" calcext:value-type="float">
            <text:p>0.985501772107142</text:p>
          </table:table-cell>
          <table:table-cell office:value-type="float" office:value="0.0271007586987524" calcext:value-type="float">
            <text:p>0.0271007586987524</text:p>
          </table:table-cell>
          <table:table-cell office:value-type="float" office:value="0.342800568279694" calcext:value-type="float">
            <text:p>0.342800568279694</text:p>
          </table:table-cell>
          <table:table-cell office:value-type="float" office:value="0.615583467141678" calcext:value-type="float">
            <text:p>0.615583467141678</text:p>
          </table:table-cell>
          <table:table-cell office:value-type="float" office:value="0.354639942315496" calcext:value-type="float">
            <text:p>0.354639942315496</text:p>
          </table:table-cell>
          <table:table-cell office:value-type="float" office:value="0.624659199552666" calcext:value-type="float">
            <text:p>0.624659199552666</text:p>
          </table:table-cell>
        </table:table-row>
        <table:table-row table:style-name="ro1">
          <table:table-cell office:value-type="float" office:value="0.425867868818965" calcext:value-type="float">
            <text:p>0.425867868818965</text:p>
          </table:table-cell>
          <table:table-cell office:value-type="float" office:value="0.99061775027676" calcext:value-type="float">
            <text:p>0.99061775027676</text:p>
          </table:table-cell>
          <table:table-cell office:value-type="float" office:value="0.0342876365091914" calcext:value-type="float">
            <text:p>0.0342876365091914</text:p>
          </table:table-cell>
          <table:table-cell office:value-type="float" office:value="0.985687937041051" calcext:value-type="float">
            <text:p>0.985687937041051</text:p>
          </table:table-cell>
          <table:table-cell office:value-type="float" office:value="0.0269260098351767" calcext:value-type="float">
            <text:p>0.0269260098351767</text:p>
          </table:table-cell>
          <table:table-cell office:value-type="float" office:value="0.343166959362259" calcext:value-type="float">
            <text:p>0.343166959362259</text:p>
          </table:table-cell>
          <table:table-cell office:value-type="float" office:value="0.615673400265922" calcext:value-type="float">
            <text:p>0.615673400265922</text:p>
          </table:table-cell>
          <table:table-cell office:value-type="float" office:value="0.354880299335956" calcext:value-type="float">
            <text:p>0.354880299335956</text:p>
          </table:table-cell>
          <table:table-cell office:value-type="float" office:value="0.624646750043785" calcext:value-type="float">
            <text:p>0.624646750043785</text:p>
          </table:table-cell>
        </table:table-row>
        <table:table-row table:style-name="ro1">
          <table:table-cell office:value-type="float" office:value="0.428077343969778" calcext:value-type="float">
            <text:p>0.428077343969778</text:p>
          </table:table-cell>
          <table:table-cell office:value-type="float" office:value="0.990793161077294" calcext:value-type="float">
            <text:p>0.990793161077294</text:p>
          </table:table-cell>
          <table:table-cell office:value-type="float" office:value="0.0341355487979649" calcext:value-type="float">
            <text:p>0.0341355487979649</text:p>
          </table:table-cell>
          <table:table-cell office:value-type="float" office:value="0.985866308139952" calcext:value-type="float">
            <text:p>0.985866308139952</text:p>
          </table:table-cell>
          <table:table-cell office:value-type="float" office:value="0.0267586886596264" calcext:value-type="float">
            <text:p>0.0267586886596264</text:p>
          </table:table-cell>
          <table:table-cell office:value-type="float" office:value="0.343534985077413" calcext:value-type="float">
            <text:p>0.343534985077413</text:p>
          </table:table-cell>
          <table:table-cell office:value-type="float" office:value="0.615762757543591" calcext:value-type="float">
            <text:p>0.615762757543591</text:p>
          </table:table-cell>
          <table:table-cell office:value-type="float" office:value="0.355121901703407" calcext:value-type="float">
            <text:p>0.355121901703407</text:p>
          </table:table-cell>
          <table:table-cell office:value-type="float" office:value="0.624633558863096" calcext:value-type="float">
            <text:p>0.624633558863096</text:p>
          </table:table-cell>
        </table:table-row>
        <table:table-row table:style-name="ro1">
          <table:table-cell office:value-type="float" office:value="0.43029490719723" calcext:value-type="float">
            <text:p>0.43029490719723</text:p>
          </table:table-cell>
          <table:table-cell office:value-type="float" office:value="0.990960844955253" calcext:value-type="float">
            <text:p>0.990960844955253</text:p>
          </table:table-cell>
          <table:table-cell office:value-type="float" office:value="0.033990521787121" calcext:value-type="float">
            <text:p>0.033990521787121</text:p>
          </table:table-cell>
          <table:table-cell office:value-type="float" office:value="0.986037119342972" calcext:value-type="float">
            <text:p>0.986037119342972</text:p>
          </table:table-cell>
          <table:table-cell office:value-type="float" office:value="0.0265985783295233" calcext:value-type="float">
            <text:p>0.0265985783295233</text:p>
          </table:table-cell>
          <table:table-cell office:value-type="float" office:value="0.343904574411243" calcext:value-type="float">
            <text:p>0.343904574411243</text:p>
          </table:table-cell>
          <table:table-cell office:value-type="float" office:value="0.615851590356064" calcext:value-type="float">
            <text:p>0.615851590356064</text:p>
          </table:table-cell>
          <table:table-cell office:value-type="float" office:value="0.355364683805146" calcext:value-type="float">
            <text:p>0.355364683805146</text:p>
          </table:table-cell>
          <table:table-cell office:value-type="float" office:value="0.62461968185758" calcext:value-type="float">
            <text:p>0.62461968185758</text:p>
          </table:table-cell>
        </table:table-row>
        <table:table-row table:style-name="ro1">
          <table:table-cell office:value-type="float" office:value="0.432520401046613" calcext:value-type="float">
            <text:p>0.432520401046613</text:p>
          </table:table-cell>
          <table:table-cell office:value-type="float" office:value="0.991121041318683" calcext:value-type="float">
            <text:p>0.991121041318683</text:p>
          </table:table-cell>
          <table:table-cell office:value-type="float" office:value="0.0338523492136269" calcext:value-type="float">
            <text:p>0.0338523492136269</text:p>
          </table:table-cell>
          <table:table-cell office:value-type="float" office:value="0.986200601406386" calcext:value-type="float">
            <text:p>0.986200601406386</text:p>
          </table:table-cell>
          <table:table-cell office:value-type="float" office:value="0.0264454647070889" calcext:value-type="float">
            <text:p>0.0264454647070889</text:p>
          </table:table-cell>
          <table:table-cell office:value-type="float" office:value="0.344275658294566" calcext:value-type="float">
            <text:p>0.344275658294566</text:p>
          </table:table-cell>
          <table:table-cell office:value-type="float" office:value="0.615939948522468" calcext:value-type="float">
            <text:p>0.615939948522468</text:p>
          </table:table-cell>
          <table:table-cell office:value-type="float" office:value="0.355608581874796" calcext:value-type="float">
            <text:p>0.355608581874796</text:p>
          </table:table-cell>
          <table:table-cell office:value-type="float" office:value="0.624605173221134" calcext:value-type="float">
            <text:p>0.624605173221134</text:p>
          </table:table-cell>
        </table:table-row>
        <table:table-row table:style-name="ro1">
          <table:table-cell office:value-type="float" office:value="0.434753667837605" calcext:value-type="float">
            <text:p>0.434753667837605</text:p>
          </table:table-cell>
          <table:table-cell office:value-type="float" office:value="0.991273985443445" calcext:value-type="float">
            <text:p>0.991273985443445</text:p>
          </table:table-cell>
          <table:table-cell office:value-type="float" office:value="0.0337208282593158" calcext:value-type="float">
            <text:p>0.0337208282593158</text:p>
          </table:table-cell>
          <table:table-cell office:value-type="float" office:value="0.98635698115874" calcext:value-type="float">
            <text:p>0.98635698115874</text:p>
          </table:table-cell>
          <table:table-cell office:value-type="float" office:value="0.0262991372393342" calcext:value-type="float">
            <text:p>0.0262991372393342</text:p>
          </table:table-cell>
          <table:table-cell office:value-type="float" office:value="0.344648168174911" calcext:value-type="float">
            <text:p>0.344648168174911</text:p>
          </table:table-cell>
          <table:table-cell office:value-type="float" office:value="0.616027881776864" calcext:value-type="float">
            <text:p>0.616027881776864</text:p>
          </table:table-cell>
          <table:table-cell office:value-type="float" office:value="0.355853532548854" calcext:value-type="float">
            <text:p>0.355853532548854</text:p>
          </table:table-cell>
          <table:table-cell office:value-type="float" office:value="0.624590086962223" calcext:value-type="float">
            <text:p>0.624590086962223</text:p>
          </table:table-cell>
        </table:table-row>
        <table:table-row table:style-name="ro1">
          <table:table-cell office:value-type="float" office:value="0.436994547039472" calcext:value-type="float">
            <text:p>0.436994547039472</text:p>
          </table:table-cell>
          <table:table-cell office:value-type="float" office:value="0.991419908901844" calcext:value-type="float">
            <text:p>0.991419908901844</text:p>
          </table:table-cell>
          <table:table-cell office:value-type="float" office:value="0.0335957586413863" calcext:value-type="float">
            <text:p>0.0335957586413863</text:p>
          </table:table-cell>
          <table:table-cell office:value-type="float" office:value="0.986506482058107" calcext:value-type="float">
            <text:p>0.986506482058107</text:p>
          </table:table-cell>
          <table:table-cell office:value-type="float" office:value="0.0261593881598754" calcext:value-type="float">
            <text:p>0.0261593881598754</text:p>
          </table:table-cell>
          <table:table-cell office:value-type="float" office:value="0.345022038553574" calcext:value-type="float">
            <text:p>0.345022038553574</text:p>
          </table:table-cell>
          <table:table-cell office:value-type="float" office:value="0.616115437172604" calcext:value-type="float">
            <text:p>0.616115437172604</text:p>
          </table:table-cell>
          <table:table-cell office:value-type="float" office:value="0.356099475422083" calcext:value-type="float">
            <text:p>0.356099475422083</text:p>
          </table:table-cell>
          <table:table-cell office:value-type="float" office:value="0.624574474319627" calcext:value-type="float">
            <text:p>0.624574474319627</text:p>
          </table:table-cell>
        </table:table-row>
        <table:table-row table:style-name="ro1">
          <table:table-cell office:value-type="float" office:value="0.439242878982768" calcext:value-type="float">
            <text:p>0.439242878982768</text:p>
          </table:table-cell>
          <table:table-cell office:value-type="float" office:value="0.991559039115019" calcext:value-type="float">
            <text:p>0.991559039115019</text:p>
          </table:table-cell>
          <table:table-cell office:value-type="float" office:value="0.0334769437742967" calcext:value-type="float">
            <text:p>0.0334769437742967</text:p>
          </table:table-cell>
          <table:table-cell office:value-type="float" office:value="0.986649323551605" calcext:value-type="float">
            <text:p>0.986649323551605</text:p>
          </table:table-cell>
          <table:table-cell office:value-type="float" office:value="0.0260260134869683" calcext:value-type="float">
            <text:p>0.0260260134869683</text:p>
          </table:table-cell>
          <table:table-cell office:value-type="float" office:value="0.345397203366036" calcext:value-type="float">
            <text:p>0.345397203366036</text:p>
          </table:table-cell>
          <table:table-cell office:value-type="float" office:value="0.616202662770988" calcext:value-type="float">
            <text:p>0.616202662770988</text:p>
          </table:table-cell>
          <table:table-cell office:value-type="float" office:value="0.356346349405274" calcext:value-type="float">
            <text:p>0.356346349405274</text:p>
          </table:table-cell>
          <table:table-cell office:value-type="float" office:value="0.624558387438506" calcext:value-type="float">
            <text:p>0.624558387438506</text:p>
          </table:table-cell>
        </table:table-row>
        <table:table-row table:style-name="ro1">
          <table:table-cell office:value-type="float" office:value="0.441498500627045" calcext:value-type="float">
            <text:p>0.441498500627045</text:p>
          </table:table-cell>
          <table:table-cell office:value-type="float" office:value="0.991691599656583" calcext:value-type="float">
            <text:p>0.991691599656583</text:p>
          </table:table-cell>
          <table:table-cell office:value-type="float" office:value="0.0333641896545853" calcext:value-type="float">
            <text:p>0.0333641896545853</text:p>
          </table:table-cell>
          <table:table-cell office:value-type="float" office:value="0.986785721595149" calcext:value-type="float">
            <text:p>0.986785721595149</text:p>
          </table:table-cell>
          <table:table-cell office:value-type="float" office:value="0.0258988120971315" calcext:value-type="float">
            <text:p>0.0258988120971315</text:p>
          </table:table-cell>
          <table:table-cell office:value-type="float" office:value="0.3457736001521" calcext:value-type="float">
            <text:p>0.3457736001521</text:p>
          </table:table-cell>
          <table:table-cell office:value-type="float" office:value="0.616289603393714" calcext:value-type="float">
            <text:p>0.616289603393714</text:p>
          </table:table-cell>
          <table:table-cell office:value-type="float" office:value="0.356594096920208" calcext:value-type="float">
            <text:p>0.356594096920208</text:p>
          </table:table-cell>
          <table:table-cell office:value-type="float" office:value="0.624541875137413" calcext:value-type="float">
            <text:p>0.624541875137413</text:p>
          </table:table-cell>
        </table:table-row>
        <table:table-row table:style-name="ro1">
          <table:table-cell office:value-type="float" office:value="0.443761249815093" calcext:value-type="float">
            <text:p>0.443761249815093</text:p>
          </table:table-cell>
          <table:table-cell office:value-type="float" office:value="0.991817809852199" calcext:value-type="float">
            <text:p>0.991817809852199</text:p>
          </table:table-cell>
          <table:table-cell office:value-type="float" office:value="0.0332573060874455" calcext:value-type="float">
            <text:p>0.0332573060874455</text:p>
          </table:table-cell>
          <table:table-cell office:value-type="float" office:value="0.986915888030783" calcext:value-type="float">
            <text:p>0.986915888030783</text:p>
          </table:table-cell>
          <table:table-cell office:value-type="float" office:value="0.0257775867614634" calcext:value-type="float">
            <text:p>0.0257775867614634</text:p>
          </table:table-cell>
          <table:table-cell office:value-type="float" office:value="0.34615116589338" calcext:value-type="float">
            <text:p>0.34615116589338</text:p>
          </table:table-cell>
          <table:table-cell office:value-type="float" office:value="0.616376304859628" calcext:value-type="float">
            <text:p>0.616376304859628</text:p>
          </table:table-cell>
          <table:table-cell office:value-type="float" office:value="0.356842659712724" calcext:value-type="float">
            <text:p>0.356842659712724</text:p>
          </table:table-cell>
          <table:table-cell office:value-type="float" office:value="0.624524987131567" calcext:value-type="float">
            <text:p>0.624524987131567</text:p>
          </table:table-cell>
        </table:table-row>
        <table:table-row table:style-name="ro1">
          <table:table-cell office:value-type="float" office:value="0.446030961564792" calcext:value-type="float">
            <text:p>0.446030961564792</text:p>
          </table:table-cell>
          <table:table-cell office:value-type="float" office:value="0.991937885137621" calcext:value-type="float">
            <text:p>0.991937885137621</text:p>
          </table:table-cell>
          <table:table-cell office:value-type="float" office:value="0.0331561056264276" calcext:value-type="float">
            <text:p>0.0331561056264276</text:p>
          </table:table-cell>
          <table:table-cell office:value-type="float" office:value="0.98704003113171" calcext:value-type="float">
            <text:p>0.98704003113171</text:p>
          </table:table-cell>
          <table:table-cell office:value-type="float" office:value="0.0256621432487277" calcext:value-type="float">
            <text:p>0.0256621432487277</text:p>
          </table:table-cell>
          <table:table-cell office:value-type="float" office:value="0.34652984063687" calcext:value-type="float">
            <text:p>0.34652984063687</text:p>
          </table:table-cell>
          <table:table-cell office:value-type="float" office:value="0.616462810289237" calcext:value-type="float">
            <text:p>0.616462810289237</text:p>
          </table:table-cell>
          <table:table-cell office:value-type="float" office:value="0.35709198249908" calcext:value-type="float">
            <text:p>0.35709198249908</text:p>
          </table:table-cell>
          <table:table-cell office:value-type="float" office:value="0.624507770351118" calcext:value-type="float">
            <text:p>0.624507770351118</text:p>
          </table:table-cell>
        </table:table-row>
        <table:table-row table:style-name="ro1">
          <table:table-cell office:value-type="float" office:value="0.448307470734494" calcext:value-type="float">
            <text:p>0.448307470734494</text:p>
          </table:table-cell>
          <table:table-cell office:value-type="float" office:value="0.992052036585908" calcext:value-type="float">
            <text:p>0.992052036585908</text:p>
          </table:table-cell>
          <table:table-cell office:value-type="float" office:value="0.0330604045491434" calcext:value-type="float">
            <text:p>0.0330604045491434</text:p>
          </table:table-cell>
          <table:table-cell office:value-type="float" office:value="0.987158354993168" calcext:value-type="float">
            <text:p>0.987158354993168</text:p>
          </table:table-cell>
          <table:table-cell office:value-type="float" office:value="0.0255522911861935" calcext:value-type="float">
            <text:p>0.0255522911861935</text:p>
          </table:table-cell>
          <table:table-cell office:value-type="float" office:value="0.346909564938748" calcext:value-type="float">
            <text:p>0.346909564938748</text:p>
          </table:table-cell>
          <table:table-cell office:value-type="float" office:value="0.616549162713059" calcext:value-type="float">
            <text:p>0.616549162713059</text:p>
          </table:table-cell>
          <table:table-cell office:value-type="float" office:value="0.357342010392835" calcext:value-type="float">
            <text:p>0.357342010392835</text:p>
          </table:table-cell>
          <table:table-cell office:value-type="float" office:value="0.624490271539837" calcext:value-type="float">
            <text:p>0.624490271539837</text:p>
          </table:table-cell>
        </table:table-row>
        <table:table-row table:style-name="ro1">
          <table:table-cell office:value-type="float" office:value="0.450590610452694" calcext:value-type="float">
            <text:p>0.450590610452694</text:p>
          </table:table-cell>
          <table:table-cell office:value-type="float" office:value="0.992160471369907" calcext:value-type="float">
            <text:p>0.992160471369907</text:p>
          </table:table-cell>
          <table:table-cell office:value-type="float" office:value="0.0329700221266715" calcext:value-type="float">
            <text:p>0.0329700221266715</text:p>
          </table:table-cell>
          <table:table-cell office:value-type="float" office:value="0.987271060066752" calcext:value-type="float">
            <text:p>0.987271060066752</text:p>
          </table:table-cell>
          <table:table-cell office:value-type="float" office:value="0.0254478433909744" calcext:value-type="float">
            <text:p>0.0254478433909744</text:p>
          </table:table-cell>
          <table:table-cell office:value-type="float" office:value="0.347290281340638" calcext:value-type="float">
            <text:p>0.347290281340638</text:p>
          </table:table-cell>
          <table:table-cell office:value-type="float" office:value="0.616635403552725" calcext:value-type="float">
            <text:p>0.616635403552725</text:p>
          </table:table-cell>
          <table:table-cell office:value-type="float" office:value="0.357592690394019" calcext:value-type="float">
            <text:p>0.357592690394019</text:p>
          </table:table-cell>
          <table:table-cell office:value-type="float" office:value="0.624472535744861" calcext:value-type="float">
            <text:p>0.624472535744861</text:p>
          </table:table-cell>
        </table:table-row>
        <table:table-row table:style-name="ro1">
          <table:table-cell office:value-type="float" office:value="0.452880213168484" calcext:value-type="float">
            <text:p>0.452880213168484</text:p>
          </table:table-cell>
          <table:table-cell office:value-type="float" office:value="0.992263392249938" calcext:value-type="float">
            <text:p>0.992263392249938</text:p>
          </table:table-cell>
          <table:table-cell office:value-type="float" office:value="0.0328847813146933" calcext:value-type="float">
            <text:p>0.0328847813146933</text:p>
          </table:table-cell>
          <table:table-cell office:value-type="float" office:value="0.987378342597847" calcext:value-type="float">
            <text:p>0.987378342597847</text:p>
          </table:table-cell>
          <table:table-cell office:value-type="float" office:value="0.0253486165219301" calcext:value-type="float">
            <text:p>0.0253486165219301</text:p>
          </table:table-cell>
          <table:table-cell office:value-type="float" office:value="0.347671933418216" calcext:value-type="float">
            <text:p>0.347671933418216</text:p>
          </table:table-cell>
          <table:table-cell office:value-type="float" office:value="0.616721573598551" calcext:value-type="float">
            <text:p>0.616721573598551</text:p>
          </table:table-cell>
          <table:table-cell office:value-type="float" office:value="0.357843970429384" calcext:value-type="float">
            <text:p>0.357843970429384</text:p>
          </table:table-cell>
          <table:table-cell office:value-type="float" office:value="0.624454607289296" calcext:value-type="float">
            <text:p>0.624454607289296</text:p>
          </table:table-cell>
        </table:table-row>
        <table:table-row table:style-name="ro1">
          <table:table-cell office:value-type="float" office:value="0.455176109632532" calcext:value-type="float">
            <text:p>0.455176109632532</text:p>
          </table:table-cell>
          <table:table-cell office:value-type="float" office:value="0.992360998045083" calcext:value-type="float">
            <text:p>0.992360998045083</text:p>
          </table:table-cell>
          <table:table-cell office:value-type="float" office:value="0.0328045081229622" calcext:value-type="float">
            <text:p>0.0328045081229622</text:p>
          </table:table-cell>
          <table:table-cell office:value-type="float" office:value="0.98748039513981" calcext:value-type="float">
            <text:p>0.98748039513981</text:p>
          </table:table-cell>
          <table:table-cell office:value-type="float" office:value="0.0252544304857011" calcext:value-type="float">
            <text:p>0.0252544304857011</text:p>
          </table:table-cell>
          <table:table-cell office:value-type="float" office:value="0.348054466718744" calcext:value-type="float">
            <text:p>0.348054466718744</text:p>
          </table:table-cell>
          <table:table-cell office:value-type="float" office:value="0.616807712039614" calcext:value-type="float">
            <text:p>0.616807712039614</text:p>
          </table:table-cell>
          <table:table-cell office:value-type="float" office:value="0.358095800299523" calcext:value-type="float">
            <text:p>0.358095800299523</text:p>
          </table:table-cell>
          <table:table-cell office:value-type="float" office:value="0.624436528809052" calcext:value-type="float">
            <text:p>0.624436528809052</text:p>
          </table:table-cell>
        </table:table-row>
        <table:table-row table:style-name="ro1">
          <table:table-cell office:value-type="float" office:value="0.457478130465128" calcext:value-type="float">
            <text:p>0.457478130465128</text:p>
          </table:table-cell>
          <table:table-cell office:value-type="float" office:value="0.992453483157655" calcext:value-type="float">
            <text:p>0.992453483157655</text:p>
          </table:table-cell>
          <table:table-cell office:value-type="float" office:value="0.0327290323771896" calcext:value-type="float">
            <text:p>0.0327290323771896</text:p>
          </table:table-cell>
          <table:table-cell office:value-type="float" office:value="0.987577405999933" calcext:value-type="float">
            <text:p>0.987577405999933</text:p>
          </table:table-cell>
          <table:table-cell office:value-type="float" office:value="0.0251651091339984" calcext:value-type="float">
            <text:p>0.0251651091339984</text:p>
          </table:table-cell>
          <table:table-cell office:value-type="float" office:value="0.348437827285601" calcext:value-type="float">
            <text:p>0.348437827285601</text:p>
          </table:table-cell>
          <table:table-cell office:value-type="float" office:value="0.61689385796901" calcext:value-type="float">
            <text:p>0.61689385796901</text:p>
          </table:table-cell>
          <table:table-cell office:value-type="float" office:value="0.358348130193745" calcext:value-type="float">
            <text:p>0.358348130193745</text:p>
          </table:table-cell>
          <table:table-cell office:value-type="float" office:value="0.624418342752551" calcext:value-type="float">
            <text:p>0.624418342752551</text:p>
          </table:table-cell>
        </table:table-row>
        <table:table-row table:style-name="ro1">
          <table:table-cell office:value-type="float" office:value="0.459786103558038" calcext:value-type="float">
            <text:p>0.459786103558038</text:p>
          </table:table-cell>
          <table:table-cell office:value-type="float" office:value="0.992541038033881" calcext:value-type="float">
            <text:p>0.992541038033881</text:p>
          </table:table-cell>
          <table:table-cell office:value-type="float" office:value="0.0326581867807634" calcext:value-type="float">
            <text:p>0.0326581867807634</text:p>
          </table:table-cell>
          <table:table-cell office:value-type="float" office:value="0.987669559827205" calcext:value-type="float">
            <text:p>0.987669559827205</text:p>
          </table:table-cell>
          <table:table-cell office:value-type="float" office:value="0.0250804794365018" calcext:value-type="float">
            <text:p>0.0250804794365018</text:p>
          </table:table-cell>
          <table:table-cell office:value-type="float" office:value="0.348821964157211" calcext:value-type="float">
            <text:p>0.348821964157211</text:p>
          </table:table-cell>
          <table:table-cell office:value-type="float" office:value="0.616980047830718" calcext:value-type="float">
            <text:p>0.616980047830718</text:p>
          </table:table-cell>
          <table:table-cell office:value-type="float" office:value="0.358600913205728" calcext:value-type="float">
            <text:p>0.358600913205728</text:p>
          </table:table-cell>
          <table:table-cell office:value-type="float" office:value="0.624400088838352" calcext:value-type="float">
            <text:p>0.624400088838352</text:p>
          </table:table-cell>
        </table:table-row>
        <table:table-row table:style-name="ro1">
          <table:table-cell office:value-type="float" office:value="0.462099857770905" calcext:value-type="float">
            <text:p>0.462099857770905</text:p>
          </table:table-cell>
          <table:table-cell office:value-type="float" office:value="0.992623848701514" calcext:value-type="float">
            <text:p>0.992623848701514</text:p>
          </table:table-cell>
          <table:table-cell office:value-type="float" office:value="0.0325918080901455" calcext:value-type="float">
            <text:p>0.0325918080901455</text:p>
          </table:table-cell>
          <table:table-cell office:value-type="float" office:value="0.987757036958692" calcext:value-type="float">
            <text:p>0.987757036958692</text:p>
          </table:table-cell>
          <table:table-cell office:value-type="float" office:value="0.025000372491588" calcext:value-type="float">
            <text:p>0.025000372491588</text:p>
          </table:table-cell>
          <table:table-cell office:value-type="float" office:value="0.349206825803286" calcext:value-type="float">
            <text:p>0.349206825803286</text:p>
          </table:table-cell>
          <table:table-cell office:value-type="float" office:value="0.61706631904383" calcext:value-type="float">
            <text:p>0.61706631904383</text:p>
          </table:table-cell>
          <table:table-cell office:value-type="float" office:value="0.358854101750166" calcext:value-type="float">
            <text:p>0.358854101750166</text:p>
          </table:table-cell>
          <table:table-cell office:value-type="float" office:value="0.624381807668134" calcext:value-type="float">
            <text:p>0.624381807668134</text:p>
          </table:table-cell>
        </table:table-row>
        <table:table-row table:style-name="ro1">
          <table:table-cell office:value-type="float" office:value="0.464419218729804" calcext:value-type="float">
            <text:p>0.464419218729804</text:p>
          </table:table-cell>
          <table:table-cell office:value-type="float" office:value="0.992702097252558" calcext:value-type="float">
            <text:p>0.992702097252558</text:p>
          </table:table-cell>
          <table:table-cell office:value-type="float" office:value="0.0325297358352918" calcext:value-type="float">
            <text:p>0.0325297358352918</text:p>
          </table:table-cell>
          <table:table-cell office:value-type="float" office:value="0.98784001411373" calcext:value-type="float">
            <text:p>0.98784001411373</text:p>
          </table:table-cell>
          <table:table-cell office:value-type="float" office:value="0.0249246224327908" calcext:value-type="float">
            <text:p>0.0249246224327908</text:p>
          </table:table-cell>
          <table:table-cell office:value-type="float" office:value="0.34959236418357" calcext:value-type="float">
            <text:p>0.34959236418357</text:p>
          </table:table-cell>
          <table:table-cell office:value-type="float" office:value="0.617152705864073" calcext:value-type="float">
            <text:p>0.617152705864073</text:p>
          </table:table-cell>
          <table:table-cell office:value-type="float" office:value="0.359107651646385" calcext:value-type="float">
            <text:p>0.359107651646385</text:p>
          </table:table-cell>
          <table:table-cell office:value-type="float" office:value="0.624363536603813" calcext:value-type="float">
            <text:p>0.624363536603813</text:p>
          </table:table-cell>
        </table:table-row>
        <table:table-row table:style-name="ro1">
          <table:table-cell office:value-type="float" office:value="0.466744013066026" calcext:value-type="float">
            <text:p>0.466744013066026</text:p>
          </table:table-cell>
          <table:table-cell office:value-type="float" office:value="0.992775961372251" calcext:value-type="float">
            <text:p>0.992775961372251</text:p>
          </table:table-cell>
          <table:table-cell office:value-type="float" office:value="0.0324718136110319" calcext:value-type="float">
            <text:p>0.0324718136110319</text:p>
          </table:table-cell>
          <table:table-cell office:value-type="float" office:value="0.987918663703514" calcext:value-type="float">
            <text:p>0.987918663703514</text:p>
          </table:table-cell>
          <table:table-cell office:value-type="float" office:value="0.0248530675301504" calcext:value-type="float">
            <text:p>0.0248530675301504</text:p>
          </table:table-cell>
          <table:table-cell office:value-type="float" office:value="0.349978530667147" calcext:value-type="float">
            <text:p>0.349978530667147</text:p>
          </table:table-cell>
          <table:table-cell office:value-type="float" office:value="0.617239243533086" calcext:value-type="float">
            <text:p>0.617239243533086</text:p>
          </table:table-cell>
          <table:table-cell office:value-type="float" office:value="0.359361518015537" calcext:value-type="float">
            <text:p>0.359361518015537</text:p>
          </table:table-cell>
          <table:table-cell office:value-type="float" office:value="0.624345313903985" calcext:value-type="float">
            <text:p>0.624345313903985</text:p>
          </table:table-cell>
        </table:table-row>
        <table:table-row table:style-name="ro1">
          <table:table-cell office:value-type="float" office:value="0.469074064740181" calcext:value-type="float">
            <text:p>0.469074064740181</text:p>
          </table:table-cell>
          <table:table-cell office:value-type="float" office:value="0.99284561482373" calcext:value-type="float">
            <text:p>0.99284561482373</text:p>
          </table:table-cell>
          <table:table-cell office:value-type="float" office:value="0.0324178879001809" calcext:value-type="float">
            <text:p>0.0324178879001809</text:p>
          </table:table-cell>
          <table:table-cell office:value-type="float" office:value="0.987993154499385" calcext:value-type="float">
            <text:p>0.987993154499385</text:p>
          </table:table-cell>
          <table:table-cell office:value-type="float" office:value="0.0247855491750106" calcext:value-type="float">
            <text:p>0.0247855491750106</text:p>
          </table:table-cell>
          <table:table-cell office:value-type="float" office:value="0.35036527957137" calcext:value-type="float">
            <text:p>0.35036527957137</text:p>
          </table:table-cell>
          <table:table-cell office:value-type="float" office:value="0.617325964668107" calcext:value-type="float">
            <text:p>0.617325964668107</text:p>
          </table:table-cell>
          <table:table-cell office:value-type="float" office:value="0.359615658841644" calcext:value-type="float">
            <text:p>0.359615658841644</text:p>
          </table:table-cell>
          <table:table-cell office:value-type="float" office:value="0.624327175127687" calcext:value-type="float">
            <text:p>0.624327175127687</text:p>
          </table:table-cell>
        </table:table-row>
        <table:table-row table:style-name="ro1">
          <table:table-cell office:value-type="float" office:value="0.471409197698594" calcext:value-type="float">
            <text:p>0.471409197698594</text:p>
          </table:table-cell>
          <table:table-cell office:value-type="float" office:value="0.99291122704253" calcext:value-type="float">
            <text:p>0.99291122704253</text:p>
          </table:table-cell>
          <table:table-cell office:value-type="float" office:value="0.0323678089868669" calcext:value-type="float">
            <text:p>0.0323678089868669</text:p>
          </table:table-cell>
          <table:table-cell office:value-type="float" office:value="0.988063651090927" calcext:value-type="float">
            <text:p>0.988063651090927</text:p>
          </table:table-cell>
          <table:table-cell office:value-type="float" office:value="0.0247219126762546" calcext:value-type="float">
            <text:p>0.0247219126762546</text:p>
          </table:table-cell>
          <table:table-cell office:value-type="float" office:value="0.350752565616468" calcext:value-type="float">
            <text:p>0.350752565616468</text:p>
          </table:table-cell>
          <table:table-cell office:value-type="float" office:value="0.617412901848126" calcext:value-type="float">
            <text:p>0.617412901848126</text:p>
          </table:table-cell>
          <table:table-cell office:value-type="float" office:value="0.359870032412977" calcext:value-type="float">
            <text:p>0.359870032412977</text:p>
          </table:table-cell>
          <table:table-cell office:value-type="float" office:value="0.624309155713001" calcext:value-type="float">
            <text:p>0.624309155713001</text:p>
          </table:table-cell>
        </table:table-row>
        <table:table-row table:style-name="ro1">
          <table:table-cell office:value-type="float" office:value="0.473749234225311" calcext:value-type="float">
            <text:p>0.473749234225311</text:p>
          </table:table-cell>
          <table:table-cell office:value-type="float" office:value="0.992972963538835" calcext:value-type="float">
            <text:p>0.992972963538835</text:p>
          </table:table-cell>
          <table:table-cell office:value-type="float" office:value="0.0323214302603312" calcext:value-type="float">
            <text:p>0.0323214302603312</text:p>
          </table:table-cell>
          <table:table-cell office:value-type="float" office:value="0.988130314366283" calcext:value-type="float">
            <text:p>0.988130314366283</text:p>
          </table:table-cell>
          <table:table-cell office:value-type="float" office:value="0.0246620066326657" calcext:value-type="float">
            <text:p>0.0246620066326657</text:p>
          </table:table-cell>
          <table:table-cell office:value-type="float" office:value="0.351140345514053" calcext:value-type="float">
            <text:p>0.351140345514053</text:p>
          </table:table-cell>
          <table:table-cell office:value-type="float" office:value="0.617500085990278" calcext:value-type="float">
            <text:p>0.617500085990278</text:p>
          </table:table-cell>
          <table:table-cell office:value-type="float" office:value="0.360124598921198" calcext:value-type="float">
            <text:p>0.360124598921198</text:p>
          </table:table-cell>
          <table:table-cell office:value-type="float" office:value="0.624291289360551" calcext:value-type="float">
            <text:p>0.624291289360551</text:p>
          </table:table-cell>
        </table:table-row>
        <table:table-row table:style-name="ro1">
          <table:table-cell office:value-type="float" office:value="0.476093996617005" calcext:value-type="float">
            <text:p>0.476093996617005</text:p>
          </table:table-cell>
          <table:table-cell office:value-type="float" office:value="0.993030985541414" calcext:value-type="float">
            <text:p>0.993030985541414</text:p>
          </table:table-cell>
          <table:table-cell office:value-type="float" office:value="0.0322786088879001" calcext:value-type="float">
            <text:p>0.0322786088879001</text:p>
          </table:table-cell>
          <table:table-cell office:value-type="float" office:value="0.988193301070463" calcext:value-type="float">
            <text:p>0.988193301070463</text:p>
          </table:table-cell>
          <table:table-cell office:value-type="float" office:value="0.0246056835333092" calcext:value-type="float">
            <text:p>0.0246056835333092</text:p>
          </table:table-cell>
          <table:table-cell office:value-type="float" office:value="0.35152857635924" calcext:value-type="float">
            <text:p>0.35152857635924</text:p>
          </table:table-cell>
          <table:table-cell office:value-type="float" office:value="0.617587547978038" calcext:value-type="float">
            <text:p>0.617587547978038</text:p>
          </table:table-cell>
          <table:table-cell office:value-type="float" office:value="0.360379318846683" calcext:value-type="float">
            <text:p>0.360379318846683</text:p>
          </table:table-cell>
          <table:table-cell office:value-type="float" office:value="0.624273609658102" calcext:value-type="float">
            <text:p>0.624273609658102</text:p>
          </table:table-cell>
        </table:table-row>
        <table:table-row table:style-name="ro1">
          <table:table-cell office:value-type="float" office:value="0.478443304612836" calcext:value-type="float">
            <text:p>0.478443304612836</text:p>
          </table:table-cell>
          <table:table-cell office:value-type="float" office:value="0.993085450472474" calcext:value-type="float">
            <text:p>0.993085450472474</text:p>
          </table:table-cell>
          <table:table-cell office:value-type="float" office:value="0.0322392048629145" calcext:value-type="float">
            <text:p>0.0322392048629145</text:p>
          </table:table-cell>
          <table:table-cell office:value-type="float" office:value="0.988252764406627" calcext:value-type="float">
            <text:p>0.988252764406627</text:p>
          </table:table-cell>
          <table:table-cell office:value-type="float" office:value="0.0245527989170444" calcext:value-type="float">
            <text:p>0.0245527989170444</text:p>
          </table:table-cell>
          <table:table-cell office:value-type="float" office:value="0.351917218105474" calcext:value-type="float">
            <text:p>0.351917218105474</text:p>
          </table:table-cell>
          <table:table-cell office:value-type="float" office:value="0.617675316137141" calcext:value-type="float">
            <text:p>0.617675316137141</text:p>
          </table:table-cell>
          <table:table-cell office:value-type="float" office:value="0.36063415544841" calcext:value-type="float">
            <text:p>0.36063415544841</text:p>
          </table:table-cell>
          <table:table-cell office:value-type="float" office:value="0.624256147566351" calcext:value-type="float">
            <text:p>0.624256147566351</text:p>
          </table:table-cell>
        </table:table-row>
        <table:table-row table:style-name="ro1">
          <table:table-cell office:value-type="float" office:value="0.480796979076495" calcext:value-type="float">
            <text:p>0.480796979076495</text:p>
          </table:table-cell>
          <table:table-cell office:value-type="float" office:value="0.99313651145825" calcext:value-type="float">
            <text:p>0.99313651145825</text:p>
          </table:table-cell>
          <table:table-cell office:value-type="float" office:value="0.0322030822047296" calcext:value-type="float">
            <text:p>0.0322030822047296</text:p>
          </table:table-cell>
          <table:table-cell office:value-type="float" office:value="0.988308853357129" calcext:value-type="float">
            <text:p>0.988308853357129</text:p>
          </table:table-cell>
          <table:table-cell office:value-type="float" office:value="0.0245032124075291" calcext:value-type="float">
            <text:p>0.0245032124075291</text:p>
          </table:table-cell>
          <table:table-cell office:value-type="float" office:value="0.352306230048148" calcext:value-type="float">
            <text:p>0.352306230048148</text:p>
          </table:table-cell>
          <table:table-cell office:value-type="float" office:value="0.61776341980705" calcext:value-type="float">
            <text:p>0.61776341980705</text:p>
          </table:table-cell>
          <table:table-cell office:value-type="float" office:value="0.360889071229967" calcext:value-type="float">
            <text:p>0.360889071229967</text:p>
          </table:table-cell>
          <table:table-cell office:value-type="float" office:value="0.624238934979961" calcext:value-type="float">
            <text:p>0.624238934979961</text:p>
          </table:table-cell>
        </table:table-row>
        <table:table-row table:style-name="ro1">
          <table:table-cell office:value-type="float" office:value="0.483154837835678" calcext:value-type="float">
            <text:p>0.483154837835678</text:p>
          </table:table-cell>
          <table:table-cell office:value-type="float" office:value="0.993184317932164" calcext:value-type="float">
            <text:p>0.993184317932164</text:p>
          </table:table-cell>
          <table:table-cell office:value-type="float" office:value="0.0321701075671941" calcext:value-type="float">
            <text:p>0.0321701075671941</text:p>
          </table:table-cell>
          <table:table-cell office:value-type="float" office:value="0.988361713495279" calcext:value-type="float">
            <text:p>0.988361713495279</text:p>
          </table:table-cell>
          <table:table-cell office:value-type="float" office:value="0.0244567865062848" calcext:value-type="float">
            <text:p>0.0244567865062848</text:p>
          </table:table-cell>
          <table:table-cell office:value-type="float" office:value="0.352695574803643" calcext:value-type="float">
            <text:p>0.352695574803643</text:p>
          </table:table-cell>
          <table:table-cell office:value-type="float" office:value="0.617851885283386" calcext:value-type="float">
            <text:p>0.617851885283386</text:p>
          </table:table-cell>
          <table:table-cell office:value-type="float" office:value="0.36114403194271" calcext:value-type="float">
            <text:p>0.36114403194271</text:p>
          </table:table-cell>
          <table:table-cell office:value-type="float" office:value="0.624222000685659" calcext:value-type="float">
            <text:p>0.624222000685659</text:p>
          </table:table-cell>
        </table:table-row>
        <table:table-row table:style-name="ro1">
          <table:table-cell office:value-type="float" office:value="0.485516699900729" calcext:value-type="float">
            <text:p>0.485516699900729</text:p>
          </table:table-cell>
          <table:table-cell office:value-type="float" office:value="0.993229015097409" calcext:value-type="float">
            <text:p>0.993229015097409</text:p>
          </table:table-cell>
          <table:table-cell office:value-type="float" office:value="0.0321401515907065" calcext:value-type="float">
            <text:p>0.0321401515907065</text:p>
          </table:table-cell>
          <table:table-cell office:value-type="float" office:value="0.988411486231113" calcext:value-type="float">
            <text:p>0.988411486231113</text:p>
          </table:table-cell>
          <table:table-cell office:value-type="float" office:value="0.0244133877551582" calcext:value-type="float">
            <text:p>0.0244133877551582</text:p>
          </table:table-cell>
          <table:table-cell office:value-type="float" office:value="0.353085214296443" calcext:value-type="float">
            <text:p>0.353085214296443</text:p>
          </table:table-cell>
          <table:table-cell office:value-type="float" office:value="0.617940739895587" calcext:value-type="float">
            <text:p>0.617940739895587</text:p>
          </table:table-cell>
          <table:table-cell office:value-type="float" office:value="0.361399002552341" calcext:value-type="float">
            <text:p>0.361399002552341</text:p>
          </table:table-cell>
          <table:table-cell office:value-type="float" office:value="0.624205374427482" calcext:value-type="float">
            <text:p>0.624205374427482</text:p>
          </table:table-cell>
        </table:table-row>
        <table:table-row table:style-name="ro1">
          <table:table-cell office:value-type="float" office:value="0.487882381828808" calcext:value-type="float">
            <text:p>0.487882381828808</text:p>
          </table:table-cell>
          <table:table-cell office:value-type="float" office:value="0.99327074449406" calcext:value-type="float">
            <text:p>0.99327074449406</text:p>
          </table:table-cell>
          <table:table-cell office:value-type="float" office:value="0.032113087648547" calcext:value-type="float">
            <text:p>0.032113087648547</text:p>
          </table:table-cell>
          <table:table-cell office:value-type="float" office:value="0.988458309560031" calcext:value-type="float">
            <text:p>0.988458309560031</text:p>
          </table:table-cell>
          <table:table-cell office:value-type="float" office:value="0.0243728856435328" calcext:value-type="float">
            <text:p>0.0243728856435328</text:p>
          </table:table-cell>
          <table:table-cell office:value-type="float" office:value="0.353475113236489" calcext:value-type="float">
            <text:p>0.353475113236489</text:p>
          </table:table-cell>
          <table:table-cell office:value-type="float" office:value="0.618030008461" calcext:value-type="float">
            <text:p>0.618030008461</text:p>
          </table:table-cell>
          <table:table-cell office:value-type="float" office:value="0.361653950737231" calcext:value-type="float">
            <text:p>0.361653950737231</text:p>
          </table:table-cell>
          <table:table-cell office:value-type="float" office:value="0.62418908337462" calcext:value-type="float">
            <text:p>0.62418908337462</text:p>
          </table:table-cell>
        </table:table-row>
        <table:table-row table:style-name="ro1">
          <table:table-cell office:value-type="float" office:value="0.490251700371769" calcext:value-type="float">
            <text:p>0.490251700371769</text:p>
          </table:table-cell>
          <table:table-cell office:value-type="float" office:value="0.993309643626869" calcext:value-type="float">
            <text:p>0.993309643626869</text:p>
          </table:table-cell>
          <table:table-cell office:value-type="float" office:value="0.0320887927283191" calcext:value-type="float">
            <text:p>0.0320887927283191</text:p>
          </table:table-cell>
          <table:table-cell office:value-type="float" office:value="0.9885023175548" calcext:value-type="float">
            <text:p>0.9885023175548</text:p>
          </table:table-cell>
          <table:table-cell office:value-type="float" office:value="0.0243351533714931" calcext:value-type="float">
            <text:p>0.0243351533714931</text:p>
          </table:table-cell>
          <table:table-cell office:value-type="float" office:value="0.353865236589965" calcext:value-type="float">
            <text:p>0.353865236589965</text:p>
          </table:table-cell>
          <table:table-cell office:value-type="float" office:value="0.618119715847925" calcext:value-type="float">
            <text:p>0.618119715847925</text:p>
          </table:table-cell>
          <table:table-cell office:value-type="float" office:value="0.361908844348276" calcext:value-type="float">
            <text:p>0.361908844348276</text:p>
          </table:table-cell>
          <table:table-cell office:value-type="float" office:value="0.624173154678137" calcext:value-type="float">
            <text:p>0.624173154678137</text:p>
          </table:table-cell>
        </table:table-row>
        <table:table-row table:style-name="ro1">
          <table:table-cell office:value-type="float" office:value="0.492624470954783" calcext:value-type="float">
            <text:p>0.492624470954783</text:p>
          </table:table-cell>
          <table:table-cell office:value-type="float" office:value="0.993345846303232" calcext:value-type="float">
            <text:p>0.993345846303232</text:p>
          </table:table-cell>
          <table:table-cell office:value-type="float" office:value="0.0320671468157836" calcext:value-type="float">
            <text:p>0.0320671468157836</text:p>
          </table:table-cell>
          <table:table-cell office:value-type="float" office:value="0.988543640776917" calcext:value-type="float">
            <text:p>0.988543640776917</text:p>
          </table:table-cell>
          <table:table-cell office:value-type="float" office:value="0.0243000672989955" calcext:value-type="float">
            <text:p>0.0243000672989955</text:p>
          </table:table-cell>
          <table:table-cell office:value-type="float" office:value="0.354255551078168" calcext:value-type="float">
            <text:p>0.354255551078168</text:p>
          </table:table-cell>
          <table:table-cell office:value-type="float" office:value="0.618209885450807" calcext:value-type="float">
            <text:p>0.618209885450807</text:p>
          </table:table-cell>
          <table:table-cell office:value-type="float" office:value="0.362163652915613" calcext:value-type="float">
            <text:p>0.362163652915613</text:p>
          </table:table-cell>
          <table:table-cell office:value-type="float" office:value="0.624157613951435" calcext:value-type="float">
            <text:p>0.624157613951435</text:p>
          </table:table-cell>
        </table:table-row>
        <table:table-row table:style-name="ro1">
          <table:table-cell office:value-type="float" office:value="0.495000508732218" calcext:value-type="float">
            <text:p>0.495000508732218</text:p>
          </table:table-cell>
          <table:table-cell office:value-type="float" office:value="0.993379482455355" calcext:value-type="float">
            <text:p>0.993379482455355</text:p>
          </table:table-cell>
          <table:table-cell office:value-type="float" office:value="0.032048033275246" calcext:value-type="float">
            <text:p>0.032048033275246</text:p>
          </table:table-cell>
          <table:table-cell office:value-type="float" office:value="0.988582406044312" calcext:value-type="float">
            <text:p>0.988582406044312</text:p>
          </table:table-cell>
          <table:table-cell office:value-type="float" office:value="0.0242675072796328" calcext:value-type="float">
            <text:p>0.0242675072796328</text:p>
          </table:table-cell>
          <table:table-cell office:value-type="float" office:value="0.354646024131606" calcext:value-type="float">
            <text:p>0.354646024131606</text:p>
          </table:table-cell>
          <table:table-cell office:value-type="float" office:value="0.61830054023602" calcext:value-type="float">
            <text:p>0.61830054023602</text:p>
          </table:table-cell>
          <table:table-cell office:value-type="float" office:value="0.362418346602213" calcext:value-type="float">
            <text:p>0.362418346602213</text:p>
          </table:table-cell>
          <table:table-cell office:value-type="float" office:value="0.624142486316496" calcext:value-type="float">
            <text:p>0.624142486316496</text:p>
          </table:table-cell>
        </table:table-row>
        <table:table-row table:style-name="ro1">
          <table:table-cell office:value-type="float" office:value="0.497379627610608" calcext:value-type="float">
            <text:p>0.497379627610608</text:p>
          </table:table-cell>
          <table:table-cell office:value-type="float" office:value="0.993410678403181" calcext:value-type="float">
            <text:p>0.993410678403181</text:p>
          </table:table-cell>
          <table:table-cell office:value-type="float" office:value="0.0320313384106714" calcext:value-type="float">
            <text:p>0.0320313384106714</text:p>
          </table:table-cell>
          <table:table-cell office:value-type="float" office:value="0.988618736740512" calcext:value-type="float">
            <text:p>0.988618736740512</text:p>
          </table:table-cell>
          <table:table-cell office:value-type="float" office:value="0.0242373562632404" calcext:value-type="float">
            <text:p>0.0242373562632404</text:p>
          </table:table-cell>
          <table:table-cell office:value-type="float" office:value="0.355036624892683" calcext:value-type="float">
            <text:p>0.355036624892683</text:p>
          </table:table-cell>
          <table:table-cell office:value-type="float" office:value="0.618391701726603" calcext:value-type="float">
            <text:p>0.618391701726603</text:p>
          </table:table-cell>
          <table:table-cell office:value-type="float" office:value="0.362672897210345" calcext:value-type="float">
            <text:p>0.362672897210345</text:p>
          </table:table-cell>
          <table:table-cell office:value-type="float" office:value="0.624127795391189" calcext:value-type="float">
            <text:p>0.624127795391189</text:p>
          </table:table-cell>
        </table:table-row>
        <table:table-row table:style-name="ro1">
          <table:table-cell office:value-type="float" office:value="0.499761641814784" calcext:value-type="float">
            <text:p>0.499761641814784</text:p>
          </table:table-cell>
          <table:table-cell office:value-type="float" office:value="0.993439556623707" calcext:value-type="float">
            <text:p>0.993439556623707</text:p>
          </table:table-cell>
          <table:table-cell office:value-type="float" office:value="0.0320169519994071" calcext:value-type="float">
            <text:p>0.0320169519994071</text:p>
          </table:table-cell>
          <table:table-cell office:value-type="float" office:value="0.988652752503155" calcext:value-type="float">
            <text:p>0.988652752503155</text:p>
          </table:table-cell>
          <table:table-cell office:value-type="float" office:value="0.0242095007592522" calcext:value-type="float">
            <text:p>0.0242095007592522</text:p>
          </table:table-cell>
          <table:table-cell office:value-type="float" office:value="0.355427322689363" calcext:value-type="float">
            <text:p>0.355427322689363</text:p>
          </table:table-cell>
          <table:table-cell office:value-type="float" office:value="0.618483391536177" calcext:value-type="float">
            <text:p>0.618483391536177</text:p>
          </table:table-cell>
          <table:table-cell office:value-type="float" office:value="0.362927276652393" calcext:value-type="float">
            <text:p>0.362927276652393</text:p>
          </table:table-cell>
          <table:table-cell office:value-type="float" office:value="0.624113564822094" calcext:value-type="float">
            <text:p>0.624113564822094</text:p>
          </table:table-cell>
        </table:table-row>
        <table:table-row table:style-name="ro1">
          <table:table-cell office:value-type="float" office:value="0.502146363362472" calcext:value-type="float">
            <text:p>0.502146363362472</text:p>
          </table:table-cell>
          <table:table-cell office:value-type="float" office:value="0.993466236231322" calcext:value-type="float">
            <text:p>0.993466236231322</text:p>
          </table:table-cell>
          <table:table-cell office:value-type="float" office:value="0.0320047663340816" calcext:value-type="float">
            <text:p>0.0320047663340816</text:p>
          </table:table-cell>
          <table:table-cell office:value-type="float" office:value="0.988684569830212" calcext:value-type="float">
            <text:p>0.988684569830212</text:p>
          </table:table-cell>
          <table:table-cell office:value-type="float" office:value="0.0241838299909384" calcext:value-type="float">
            <text:p>0.0241838299909384</text:p>
          </table:table-cell>
          <table:table-cell office:value-type="float" office:value="0.355818089481038" calcext:value-type="float">
            <text:p>0.355818089481038</text:p>
          </table:table-cell>
          <table:table-cell office:value-type="float" office:value="0.618575628881223" calcext:value-type="float">
            <text:p>0.618575628881223</text:p>
          </table:table-cell>
          <table:table-cell office:value-type="float" office:value="0.363181459409412" calcext:value-type="float">
            <text:p>0.363181459409412</text:p>
          </table:table-cell>
          <table:table-cell office:value-type="float" office:value="0.624099815805262" calcext:value-type="float">
            <text:p>0.624099815805262</text:p>
          </table:table-cell>
        </table:table-row>
        <table:table-row table:style-name="ro1">
          <table:table-cell office:value-type="float" office:value="0.504533605717857" calcext:value-type="float">
            <text:p>0.504533605717857</text:p>
          </table:table-cell>
          <table:table-cell office:value-type="float" office:value="0.993490832443977" calcext:value-type="float">
            <text:p>0.993490832443977</text:p>
          </table:table-cell>
          <table:table-cell office:value-type="float" office:value="0.0319946774627119" calcext:value-type="float">
            <text:p>0.0319946774627119</text:p>
          </table:table-cell>
          <table:table-cell office:value-type="float" office:value="0.988714301359009" calcext:value-type="float">
            <text:p>0.988714301359009</text:p>
          </table:table-cell>
          <table:table-cell office:value-type="float" office:value="0.0241602369704259" calcext:value-type="float">
            <text:p>0.0241602369704259</text:p>
          </table:table-cell>
          <table:table-cell office:value-type="float" office:value="0.356208896404792" calcext:value-type="float">
            <text:p>0.356208896404792</text:p>
          </table:table-cell>
          <table:table-cell office:value-type="float" office:value="0.61866843408397" calcext:value-type="float">
            <text:p>0.61866843408397</text:p>
          </table:table-cell>
          <table:table-cell office:value-type="float" office:value="0.363435419061968" calcext:value-type="float">
            <text:p>0.363435419061968</text:p>
          </table:table-cell>
          <table:table-cell office:value-type="float" office:value="0.624086570579552" calcext:value-type="float">
            <text:p>0.624086570579552</text:p>
          </table:table-cell>
        </table:table-row>
        <table:table-row table:style-name="ro1">
          <table:table-cell office:value-type="float" office:value="0.506923179697304" calcext:value-type="float">
            <text:p>0.506923179697304</text:p>
          </table:table-cell>
          <table:table-cell office:value-type="float" office:value="0.993513457308991" calcext:value-type="float">
            <text:p>0.993513457308991</text:p>
          </table:table-cell>
          <table:table-cell office:value-type="float" office:value="0.0319865836817443" calcext:value-type="float">
            <text:p>0.0319865836817443</text:p>
          </table:table-cell>
          <table:table-cell office:value-type="float" office:value="0.988742056797943" calcext:value-type="float">
            <text:p>0.988742056797943</text:p>
          </table:table-cell>
          <table:table-cell office:value-type="float" office:value="0.0241386171753361" calcext:value-type="float">
            <text:p>0.0241386171753361</text:p>
          </table:table-cell>
          <table:table-cell office:value-type="float" office:value="0.356599717665317" calcext:value-type="float">
            <text:p>0.356599717665317</text:p>
          </table:table-cell>
          <table:table-cell office:value-type="float" office:value="0.618761824608518" calcext:value-type="float">
            <text:p>0.618761824608518</text:p>
          </table:table-cell>
          <table:table-cell office:value-type="float" office:value="0.36368913220243" calcext:value-type="float">
            <text:p>0.36368913220243</text:p>
          </table:table-cell>
          <table:table-cell office:value-type="float" office:value="0.624073848477793" calcext:value-type="float">
            <text:p>0.624073848477793</text:p>
          </table:table-cell>
        </table:table-row>
        <table:table-row table:style-name="ro1">
          <table:table-cell office:value-type="float" office:value="0.509314897651586" calcext:value-type="float">
            <text:p>0.509314897651586</text:p>
          </table:table-cell>
          <table:table-cell office:value-type="float" office:value="0.993534219079057" calcext:value-type="float">
            <text:p>0.993534219079057</text:p>
          </table:table-cell>
          <table:table-cell office:value-type="float" office:value="0.0319803869677511" calcext:value-type="float">
            <text:p>0.0319803869677511</text:p>
          </table:table-cell>
          <table:table-cell office:value-type="float" office:value="0.988767942088793" calcext:value-type="float">
            <text:p>0.988767942088793</text:p>
          </table:table-cell>
          <table:table-cell office:value-type="float" office:value="0.0241188697913898" calcext:value-type="float">
            <text:p>0.0241188697913898</text:p>
          </table:table-cell>
          <table:table-cell office:value-type="float" office:value="0.356990526604222" calcext:value-type="float">
            <text:p>0.356990526604222</text:p>
          </table:table-cell>
          <table:table-cell office:value-type="float" office:value="0.618855819051508" calcext:value-type="float">
            <text:p>0.618855819051508</text:p>
          </table:table-cell>
          <table:table-cell office:value-type="float" office:value="0.363942574485653" calcext:value-type="float">
            <text:p>0.363942574485653</text:p>
          </table:table-cell>
          <table:table-cell office:value-type="float" office:value="0.624061669905633" calcext:value-type="float">
            <text:p>0.624061669905633</text:p>
          </table:table-cell>
        </table:table-row>
        <table:table-row table:style-name="ro1">
          <table:table-cell office:value-type="float" office:value="0.511708569889435" calcext:value-type="float">
            <text:p>0.511708569889435</text:p>
          </table:table-cell>
          <table:table-cell office:value-type="float" office:value="0.993553222860605" calcext:value-type="float">
            <text:p>0.993553222860605</text:p>
          </table:table-cell>
          <table:table-cell office:value-type="float" office:value="0.0319759916465847" calcext:value-type="float">
            <text:p>0.0319759916465847</text:p>
          </table:table-cell>
          <table:table-cell office:value-type="float" office:value="0.988792060234762" calcext:value-type="float">
            <text:p>0.988792060234762</text:p>
          </table:table-cell>
          <table:table-cell office:value-type="float" office:value="0.0241008965421742" calcext:value-type="float">
            <text:p>0.0241008965421742</text:p>
          </table:table-cell>
          <table:table-cell office:value-type="float" office:value="0.357381299110182" calcext:value-type="float">
            <text:p>0.357381299110182</text:p>
          </table:table-cell>
          <table:table-cell office:value-type="float" office:value="0.618950433669193" calcext:value-type="float">
            <text:p>0.618950433669193</text:p>
          </table:table-cell>
          <table:table-cell office:value-type="float" office:value="0.364195724058085" calcext:value-type="float">
            <text:p>0.364195724058085</text:p>
          </table:table-cell>
          <table:table-cell office:value-type="float" office:value="0.62405005288141" calcext:value-type="float">
            <text:p>0.62405005288141</text:p>
          </table:table-cell>
        </table:table-row>
        <table:table-row table:style-name="ro1">
          <table:table-cell office:value-type="float" office:value="0.514104007311125" calcext:value-type="float">
            <text:p>0.514104007311125</text:p>
          </table:table-cell>
          <table:table-cell office:value-type="float" office:value="0.993570570264425" calcext:value-type="float">
            <text:p>0.993570570264425</text:p>
          </table:table-cell>
          <table:table-cell office:value-type="float" office:value="0.0319733052522283" calcext:value-type="float">
            <text:p>0.0319733052522283</text:p>
          </table:table-cell>
          <table:table-cell office:value-type="float" office:value="0.988814510816422" calcext:value-type="float">
            <text:p>0.988814510816422</text:p>
          </table:table-cell>
          <table:table-cell office:value-type="float" office:value="0.0240846024286157" calcext:value-type="float">
            <text:p>0.0240846024286157</text:p>
          </table:table-cell>
          <table:table-cell office:value-type="float" office:value="0.357772011113702" calcext:value-type="float">
            <text:p>0.357772011113702</text:p>
          </table:table-cell>
          <table:table-cell office:value-type="float" office:value="0.619045684909552" calcext:value-type="float">
            <text:p>0.619045684909552</text:p>
          </table:table-cell>
          <table:table-cell office:value-type="float" office:value="0.36444855904394" calcext:value-type="float">
            <text:p>0.36444855904394</text:p>
          </table:table-cell>
          <table:table-cell office:value-type="float" office:value="0.624039015563162" calcext:value-type="float">
            <text:p>0.624039015563162</text:p>
          </table:table-cell>
        </table:table-row>
        <table:table-row table:style-name="ro1">
          <table:table-cell office:value-type="float" office:value="0.516501019914754" calcext:value-type="float">
            <text:p>0.516501019914754</text:p>
          </table:table-cell>
          <table:table-cell office:value-type="float" office:value="0.993586359674291" calcext:value-type="float">
            <text:p>0.993586359674291</text:p>
          </table:table-cell>
          <table:table-cell office:value-type="float" office:value="0.031972237974176" calcext:value-type="float">
            <text:p>0.031972237974176</text:p>
          </table:table-cell>
          <table:table-cell office:value-type="float" office:value="0.988835390334634" calcext:value-type="float">
            <text:p>0.988835390334634</text:p>
          </table:table-cell>
          <table:table-cell office:value-type="float" office:value="0.0240698952436489" calcext:value-type="float">
            <text:p>0.0240698952436489</text:p>
          </table:table-cell>
          <table:table-cell office:value-type="float" office:value="0.358162640097022" calcext:value-type="float">
            <text:p>0.358162640097022</text:p>
          </table:table-cell>
          <table:table-cell office:value-type="float" office:value="0.619141587885359" calcext:value-type="float">
            <text:p>0.619141587885359</text:p>
          </table:table-cell>
          <table:table-cell office:value-type="float" office:value="0.364701059060268" calcext:value-type="float">
            <text:p>0.364701059060268</text:p>
          </table:table-cell>
          <table:table-cell office:value-type="float" office:value="0.624028574725141" calcext:value-type="float">
            <text:p>0.624028574725141</text:p>
          </table:table-cell>
        </table:table-row>
        <table:table-row table:style-name="ro1">
          <table:table-cell office:value-type="float" office:value="0.518899417861375" calcext:value-type="float">
            <text:p>0.518899417861375</text:p>
          </table:table-cell>
          <table:table-cell office:value-type="float" office:value="0.993600686198417" calcext:value-type="float">
            <text:p>0.993600686198417</text:p>
          </table:table-cell>
          <table:table-cell office:value-type="float" office:value="0.0319727029154628" calcext:value-type="float">
            <text:p>0.0319727029154628</text:p>
          </table:table-cell>
          <table:table-cell office:value-type="float" office:value="0.98885479210675" calcext:value-type="float">
            <text:p>0.98885479210675</text:p>
          </table:table-cell>
          <table:table-cell office:value-type="float" office:value="0.0240566857810424" calcext:value-type="float">
            <text:p>0.0240566857810424</text:p>
          </table:table-cell>
          <table:table-cell office:value-type="float" office:value="0.35855316401561" calcext:value-type="float">
            <text:p>0.35855316401561</text:p>
          </table:table-cell>
          <table:table-cell office:value-type="float" office:value="0.619238157443874" calcext:value-type="float">
            <text:p>0.619238157443874</text:p>
          </table:table-cell>
          <table:table-cell office:value-type="float" office:value="0.364953204140618" calcext:value-type="float">
            <text:p>0.364953204140618</text:p>
          </table:table-cell>
          <table:table-cell office:value-type="float" office:value="0.624018746829703" calcext:value-type="float">
            <text:p>0.624018746829703</text:p>
          </table:table-cell>
        </table:table-row>
        <table:table-row table:style-name="ro1">
          <table:table-cell office:value-type="float" office:value="0.521299010517135" calcext:value-type="float">
            <text:p>0.521299010517135</text:p>
          </table:table-cell>
          <table:table-cell office:value-type="float" office:value="0.993613641826333" calcext:value-type="float">
            <text:p>0.993613641826333</text:p>
          </table:table-cell>
          <table:table-cell office:value-type="float" office:value="0.0319746157517742" calcext:value-type="float">
            <text:p>0.0319746157517742</text:p>
          </table:table-cell>
          <table:table-cell office:value-type="float" office:value="0.988872806471271" calcext:value-type="float">
            <text:p>0.988872806471271</text:p>
          </table:table-cell>
          <table:table-cell office:value-type="float" office:value="0.0240448875384563" calcext:value-type="float">
            <text:p>0.0240448875384563</text:p>
          </table:table-cell>
          <table:table-cell office:value-type="float" office:value="0.358943562330607" calcext:value-type="float">
            <text:p>0.358943562330607</text:p>
          </table:table-cell>
          <table:table-cell office:value-type="float" office:value="0.619335407131311" calcext:value-type="float">
            <text:p>0.619335407131311</text:p>
          </table:table-cell>
          <table:table-cell office:value-type="float" office:value="0.365204975768467" calcext:value-type="float">
            <text:p>0.365204975768467</text:p>
          </table:table-cell>
          <table:table-cell office:value-type="float" office:value="0.624009546992347" calcext:value-type="float">
            <text:p>0.624009546992347</text:p>
          </table:table-cell>
        </table:table-row>
        <table:table-row table:style-name="ro1">
          <table:table-cell office:value-type="float" office:value="0.523699608018405" calcext:value-type="float">
            <text:p>0.523699608018405</text:p>
          </table:table-cell>
          <table:table-cell office:value-type="float" office:value="0.993625315288264" calcext:value-type="float">
            <text:p>0.993625315288264</text:p>
          </table:table-cell>
          <table:table-cell office:value-type="float" office:value="0.0319778951793832" calcext:value-type="float">
            <text:p>0.0319778951793832</text:p>
          </table:table-cell>
          <table:table-cell office:value-type="float" office:value="0.988889520566349" calcext:value-type="float">
            <text:p>0.988889520566349</text:p>
          </table:table-cell>
          <table:table-cell office:value-type="float" office:value="0.0240344170930378" calcext:value-type="float">
            <text:p>0.0240344170930378</text:p>
          </table:table-cell>
          <table:table-cell office:value-type="float" office:value="0.359333814469956" calcext:value-type="float">
            <text:p>0.359333814469956</text:p>
          </table:table-cell>
          <table:table-cell office:value-type="float" office:value="0.619433350731554" calcext:value-type="float">
            <text:p>0.619433350731554</text:p>
          </table:table-cell>
          <table:table-cell office:value-type="float" office:value="0.365456355337945" calcext:value-type="float">
            <text:p>0.365456355337945</text:p>
          </table:table-cell>
          <table:table-cell office:value-type="float" office:value="0.624000990520831" calcext:value-type="float">
            <text:p>0.624000990520831</text:p>
          </table:table-cell>
        </table:table-row>
        <table:table-row table:style-name="ro1">
          <table:table-cell office:value-type="float" office:value="0.526101018792847" calcext:value-type="float">
            <text:p>0.526101018792847</text:p>
          </table:table-cell>
          <table:table-cell office:value-type="float" office:value="0.993635792531258" calcext:value-type="float">
            <text:p>0.993635792531258</text:p>
          </table:table-cell>
          <table:table-cell office:value-type="float" office:value="0.0319824619593382" calcext:value-type="float">
            <text:p>0.0319824619593382</text:p>
          </table:table-cell>
          <table:table-cell office:value-type="float" office:value="0.988905018931588" calcext:value-type="float">
            <text:p>0.988905018931588</text:p>
          </table:table-cell>
          <table:table-cell office:value-type="float" office:value="0.0240251932590623" calcext:value-type="float">
            <text:p>0.0240251932590623</text:p>
          </table:table-cell>
          <table:table-cell office:value-type="float" office:value="0.359723902249793" calcext:value-type="float">
            <text:p>0.359723902249793</text:p>
          </table:table-cell>
          <table:table-cell office:value-type="float" office:value="0.61953199981098" calcext:value-type="float">
            <text:p>0.61953199981098</text:p>
          </table:table-cell>
          <table:table-cell office:value-type="float" office:value="0.365707326585389" calcext:value-type="float">
            <text:p>0.365707326585389</text:p>
          </table:table-cell>
          <table:table-cell office:value-type="float" office:value="0.623993090466906" calcext:value-type="float">
            <text:p>0.623993090466906</text:p>
          </table:table-cell>
        </table:table-row>
        <table:table-row table:style-name="ro1">
          <table:table-cell office:value-type="float" office:value="0.528503053173129" calcext:value-type="float">
            <text:p>0.528503053173129</text:p>
          </table:table-cell>
          <table:table-cell office:value-type="float" office:value="0.99364515613676" calcext:value-type="float">
            <text:p>0.99364515613676</text:p>
          </table:table-cell>
          <table:table-cell office:value-type="float" office:value="0.0319882402021421" calcext:value-type="float">
            <text:p>0.0319882402021421</text:p>
          </table:table-cell>
          <table:table-cell office:value-type="float" office:value="0.988919382740768" calcext:value-type="float">
            <text:p>0.988919382740768</text:p>
          </table:table-cell>
          <table:table-cell office:value-type="float" office:value="0.0240171382073773" calcext:value-type="float">
            <text:p>0.0240171382073773</text:p>
          </table:table-cell>
          <table:table-cell office:value-type="float" office:value="0.360113806480615" calcext:value-type="float">
            <text:p>0.360113806480615</text:p>
          </table:table-cell>
          <table:table-cell office:value-type="float" office:value="0.619631367155656" calcext:value-type="float">
            <text:p>0.619631367155656</text:p>
          </table:table-cell>
          <table:table-cell office:value-type="float" office:value="0.365957872182146" calcext:value-type="float">
            <text:p>0.365957872182146</text:p>
          </table:table-cell>
          <table:table-cell office:value-type="float" office:value="0.623985861054888" calcext:value-type="float">
            <text:p>0.623985861054888</text:p>
          </table:table-cell>
        </table:table-row>
        <table:table-row table:style-name="ro1">
          <table:table-cell office:value-type="float" office:value="0.530905519377924" calcext:value-type="float">
            <text:p>0.530905519377924</text:p>
          </table:table-cell>
          <table:table-cell office:value-type="float" office:value="0.99365348614083" calcext:value-type="float">
            <text:p>0.99365348614083</text:p>
          </table:table-cell>
          <table:table-cell office:value-type="float" office:value="0.0319951557701399" calcext:value-type="float">
            <text:p>0.0319951557701399</text:p>
          </table:table-cell>
          <table:table-cell office:value-type="float" office:value="0.988932690826096" calcext:value-type="float">
            <text:p>0.988932690826096</text:p>
          </table:table-cell>
          <table:table-cell office:value-type="float" office:value="0.0240101760512799" calcext:value-type="float">
            <text:p>0.0240101760512799</text:p>
          </table:table-cell>
          <table:table-cell office:value-type="float" office:value="0.360503510780068" calcext:value-type="float">
            <text:p>0.360503510780068</text:p>
          </table:table-cell>
          <table:table-cell office:value-type="float" office:value="0.619731462891639" calcext:value-type="float">
            <text:p>0.619731462891639</text:p>
          </table:table-cell>
          <table:table-cell office:value-type="float" office:value="0.36620797756738" calcext:value-type="float">
            <text:p>0.36620797756738</text:p>
          </table:table-cell>
          <table:table-cell office:value-type="float" office:value="0.623979313815743" calcext:value-type="float">
            <text:p>0.623979313815743</text:p>
          </table:table-cell>
        </table:table-row>
        <table:table-row table:style-name="ro1">
          <table:table-cell office:value-type="float" office:value="0.53330822764186" calcext:value-type="float">
            <text:p>0.53330822764186</text:p>
          </table:table-cell>
          <table:table-cell office:value-type="float" office:value="0.993660859327466" calcext:value-type="float">
            <text:p>0.993660859327466</text:p>
          </table:table-cell>
          <table:table-cell office:value-type="float" office:value="0.0320031377859493" calcext:value-type="float">
            <text:p>0.0320031377859493</text:p>
          </table:table-cell>
          <table:table-cell office:value-type="float" office:value="0.988945018760689" calcext:value-type="float">
            <text:p>0.988945018760689</text:p>
          </table:table-cell>
          <table:table-cell office:value-type="float" office:value="0.0240042341661275" calcext:value-type="float">
            <text:p>0.0240042341661275</text:p>
          </table:table-cell>
          <table:table-cell office:value-type="float" office:value="0.36089299771968" calcext:value-type="float">
            <text:p>0.36089299771968</text:p>
          </table:table-cell>
          <table:table-cell office:value-type="float" office:value="0.619832298392794" calcext:value-type="float">
            <text:p>0.619832298392794</text:p>
          </table:table-cell>
          <table:table-cell office:value-type="float" office:value="0.366457627078162" calcext:value-type="float">
            <text:p>0.366457627078162</text:p>
          </table:table-cell>
          <table:table-cell office:value-type="float" office:value="0.623973461483919" calcext:value-type="float">
            <text:p>0.623973461483919</text:p>
          </table:table-cell>
        </table:table-row>
        <table:table-row table:style-name="ro1">
          <table:table-cell office:value-type="float" office:value="0.535710986704646" calcext:value-type="float">
            <text:p>0.535710986704646</text:p>
          </table:table-cell>
          <table:table-cell office:value-type="float" office:value="0.993667349936892" calcext:value-type="float">
            <text:p>0.993667349936892</text:p>
          </table:table-cell>
          <table:table-cell office:value-type="float" office:value="0.0320121172432466" calcext:value-type="float">
            <text:p>0.0320121172432466</text:p>
          </table:table-cell>
          <table:table-cell office:value-type="float" office:value="0.988956439745286" calcext:value-type="float">
            <text:p>0.988956439745286</text:p>
          </table:table-cell>
          <table:table-cell office:value-type="float" office:value="0.0239992419611214" calcext:value-type="float">
            <text:p>0.0239992419611214</text:p>
          </table:table-cell>
          <table:table-cell office:value-type="float" office:value="0.361282252176501" calcext:value-type="float">
            <text:p>0.361282252176501</text:p>
          </table:table-cell>
          <table:table-cell office:value-type="float" office:value="0.619933882873884" calcext:value-type="float">
            <text:p>0.619933882873884</text:p>
          </table:table-cell>
          <table:table-cell office:value-type="float" office:value="0.366706807317634" calcext:value-type="float">
            <text:p>0.366706807317634</text:p>
          </table:table-cell>
          <table:table-cell office:value-type="float" office:value="0.623968314601832" calcext:value-type="float">
            <text:p>0.623968314601832</text:p>
          </table:table-cell>
        </table:table-row>
        <table:table-row table:style-name="ro1">
          <table:table-cell office:value-type="float" office:value="0.538113606421423" calcext:value-type="float">
            <text:p>0.538113606421423</text:p>
          </table:table-cell>
          <table:table-cell office:value-type="float" office:value="0.993673029325082" calcext:value-type="float">
            <text:p>0.993673029325082</text:p>
          </table:table-cell>
          <table:table-cell office:value-type="float" office:value="0.0320220278560182" calcext:value-type="float">
            <text:p>0.0320220278560182</text:p>
          </table:table-cell>
          <table:table-cell office:value-type="float" office:value="0.988967024134393" calcext:value-type="float">
            <text:p>0.988967024134393</text:p>
          </table:table-cell>
          <table:table-cell office:value-type="float" office:value="0.0239951316083391" calcext:value-type="float">
            <text:p>0.0239951316083391</text:p>
          </table:table-cell>
          <table:table-cell office:value-type="float" office:value="0.361671258854076" calcext:value-type="float">
            <text:p>0.361671258854076</text:p>
          </table:table-cell>
          <table:table-cell office:value-type="float" office:value="0.62003622589058" calcext:value-type="float">
            <text:p>0.62003622589058</text:p>
          </table:table-cell>
          <table:table-cell office:value-type="float" office:value="0.366955504669364" calcext:value-type="float">
            <text:p>0.366955504669364</text:p>
          </table:table-cell>
          <table:table-cell office:value-type="float" office:value="0.623963884015819" calcext:value-type="float">
            <text:p>0.623963884015819</text:p>
          </table:table-cell>
        </table:table-row>
        <table:table-row table:style-name="ro1">
          <table:table-cell office:value-type="float" office:value="0.540515896194018" calcext:value-type="float">
            <text:p>0.540515896194018</text:p>
          </table:table-cell>
          <table:table-cell office:value-type="float" office:value="0.993677966194658" calcext:value-type="float">
            <text:p>0.993677966194658</text:p>
          </table:table-cell>
          <table:table-cell office:value-type="float" office:value="0.032032805519058" calcext:value-type="float">
            <text:p>0.032032805519058</text:p>
          </table:table-cell>
          <table:table-cell office:value-type="float" office:value="0.988976839747318" calcext:value-type="float">
            <text:p>0.988976839747318</text:p>
          </table:table-cell>
          <table:table-cell office:value-type="float" office:value="0.0239918375769069" calcext:value-type="float">
            <text:p>0.0239918375769069</text:p>
          </table:table-cell>
          <table:table-cell office:value-type="float" office:value="0.362060003890723" calcext:value-type="float">
            <text:p>0.362060003890723</text:p>
          </table:table-cell>
          <table:table-cell office:value-type="float" office:value="0.620139335720273" calcext:value-type="float">
            <text:p>0.620139335720273</text:p>
          </table:table-cell>
          <table:table-cell office:value-type="float" office:value="0.367203706908955" calcext:value-type="float">
            <text:p>0.367203706908955</text:p>
          </table:table-cell>
          <table:table-cell office:value-type="float" office:value="0.623960179259144" calcext:value-type="float">
            <text:p>0.623960179259144</text:p>
          </table:table-cell>
        </table:table-row>
        <table:table-row table:style-name="ro1">
          <table:table-cell office:value-type="float" office:value="0.542917666636915" calcext:value-type="float">
            <text:p>0.542917666636915</text:p>
          </table:table-cell>
          <table:table-cell office:value-type="float" office:value="0.993682226482998" calcext:value-type="float">
            <text:p>0.993682226482998</text:p>
          </table:table-cell>
          <table:table-cell office:value-type="float" office:value="0.0320443887491854" calcext:value-type="float">
            <text:p>0.0320443887491854</text:p>
          </table:table-cell>
          <table:table-cell office:value-type="float" office:value="0.988985951670406" calcext:value-type="float">
            <text:p>0.988985951670406</text:p>
          </table:table-cell>
          <table:table-cell office:value-type="float" office:value="0.0239892969959711" calcext:value-type="float">
            <text:p>0.0239892969959711</text:p>
          </table:table-cell>
          <table:table-cell office:value-type="float" office:value="0.362448473221669" calcext:value-type="float">
            <text:p>0.362448473221669</text:p>
          </table:table-cell>
          <table:table-cell office:value-type="float" office:value="0.620243220997555" calcext:value-type="float">
            <text:p>0.620243220997555</text:p>
          </table:table-cell>
          <table:table-cell office:value-type="float" office:value="0.367451401566532" calcext:value-type="float">
            <text:p>0.367451401566532</text:p>
          </table:table-cell>
          <table:table-cell office:value-type="float" office:value="0.623957210188255" calcext:value-type="float">
            <text:p>0.623957210188255</text:p>
          </table:table-cell>
        </table:table-row>
        <table:table-row table:style-name="ro1">
          <table:table-cell office:value-type="float" office:value="0.545318727133075" calcext:value-type="float">
            <text:p>0.545318727133075</text:p>
          </table:table-cell>
          <table:table-cell office:value-type="float" office:value="0.993685873830539" calcext:value-type="float">
            <text:p>0.993685873830539</text:p>
          </table:table-cell>
          <table:table-cell office:value-type="float" office:value="0.0320567177348616" calcext:value-type="float">
            <text:p>0.0320567177348616</text:p>
          </table:table-cell>
          <table:table-cell office:value-type="float" office:value="0.988994422851024" calcext:value-type="float">
            <text:p>0.988994422851024</text:p>
          </table:table-cell>
          <table:table-cell office:value-type="float" office:value="0.0239874488188965" calcext:value-type="float">
            <text:p>0.0239874488188965</text:p>
          </table:table-cell>
          <table:table-cell office:value-type="float" office:value="0.362836654984432" calcext:value-type="float">
            <text:p>0.362836654984432</text:p>
          </table:table-cell>
          <table:table-cell office:value-type="float" office:value="0.620347888281601" calcext:value-type="float">
            <text:p>0.620347888281601</text:p>
          </table:table-cell>
          <table:table-cell office:value-type="float" office:value="0.367698578340283" calcext:value-type="float">
            <text:p>0.367698578340283</text:p>
          </table:table-cell>
          <table:table-cell office:value-type="float" office:value="0.623954984555771" calcext:value-type="float">
            <text:p>0.623954984555771</text:p>
          </table:table-cell>
        </table:table-row>
        <table:table-row table:style-name="ro1">
          <table:table-cell office:value-type="float" office:value="0.547718889406534" calcext:value-type="float">
            <text:p>0.547718889406534</text:p>
          </table:table-cell>
          <table:table-cell office:value-type="float" office:value="0.993688968960908" calcext:value-type="float">
            <text:p>0.993688968960908</text:p>
          </table:table-cell>
          <table:table-cell office:value-type="float" office:value="0.0320697356558436" calcext:value-type="float">
            <text:p>0.0320697356558436</text:p>
          </table:table-cell>
          <table:table-cell office:value-type="float" office:value="0.989002313294465" calcext:value-type="float">
            <text:p>0.989002313294465</text:p>
          </table:table-cell>
          <table:table-cell office:value-type="float" office:value="0.0239862349773916" calcext:value-type="float">
            <text:p>0.0239862349773916</text:p>
          </table:table-cell>
          <table:table-cell office:value-type="float" office:value="0.363224536169154" calcext:value-type="float">
            <text:p>0.363224536169154</text:p>
          </table:table-cell>
          <table:table-cell office:value-type="float" office:value="0.620453345444356" calcext:value-type="float">
            <text:p>0.620453345444356</text:p>
          </table:table-cell>
          <table:table-cell office:value-type="float" office:value="0.367945225735061" calcext:value-type="float">
            <text:p>0.367945225735061</text:p>
          </table:table-cell>
          <table:table-cell office:value-type="float" office:value="0.623953511390883" calcext:value-type="float">
            <text:p>0.623953511390883</text:p>
          </table:table-cell>
        </table:table-row>
        <table:table-row table:style-name="ro1">
          <table:table-cell office:value-type="float" office:value="0.550117963566202" calcext:value-type="float">
            <text:p>0.550117963566202</text:p>
          </table:table-cell>
          <table:table-cell office:value-type="float" office:value="0.993691570558379" calcext:value-type="float">
            <text:p>0.993691570558379</text:p>
          </table:table-cell>
          <table:table-cell office:value-type="float" office:value="0.0320833870292192" calcext:value-type="float">
            <text:p>0.0320833870292192</text:p>
          </table:table-cell>
          <table:table-cell office:value-type="float" office:value="0.98900968114444" calcext:value-type="float">
            <text:p>0.98900968114444</text:p>
          </table:table-cell>
          <table:table-cell office:value-type="float" office:value="0.0239855989115134" calcext:value-type="float">
            <text:p>0.0239855989115134</text:p>
          </table:table-cell>
          <table:table-cell office:value-type="float" office:value="0.363612106377937" calcext:value-type="float">
            <text:p>0.363612106377937</text:p>
          </table:table-cell>
          <table:table-cell office:value-type="float" office:value="0.620559597851185" calcext:value-type="float">
            <text:p>0.620559597851185</text:p>
          </table:table-cell>
          <table:table-cell office:value-type="float" office:value="0.368191334839554" calcext:value-type="float">
            <text:p>0.368191334839554</text:p>
          </table:table-cell>
          <table:table-cell office:value-type="float" office:value="0.623952797192478" calcext:value-type="float">
            <text:p>0.623952797192478</text:p>
          </table:table-cell>
        </table:table-row>
        <table:table-row table:style-name="ro1">
          <table:table-cell office:value-type="float" office:value="0.552515762181837" calcext:value-type="float">
            <text:p>0.552515762181837</text:p>
          </table:table-cell>
          <table:table-cell office:value-type="float" office:value="0.993693734502278" calcext:value-type="float">
            <text:p>0.993693734502278</text:p>
          </table:table-cell>
          <table:table-cell office:value-type="float" office:value="0.0320976192730833" calcext:value-type="float">
            <text:p>0.0320976192730833</text:p>
          </table:table-cell>
          <table:table-cell office:value-type="float" office:value="0.989016581708626" calcext:value-type="float">
            <text:p>0.989016581708626</text:p>
          </table:table-cell>
          <table:table-cell office:value-type="float" office:value="0.0239854869444761" calcext:value-type="float">
            <text:p>0.0239854869444761</text:p>
          </table:table-cell>
          <table:table-cell office:value-type="float" office:value="0.363999354028781" calcext:value-type="float">
            <text:p>0.363999354028781</text:p>
          </table:table-cell>
          <table:table-cell office:value-type="float" office:value="0.620666652206443" calcext:value-type="float">
            <text:p>0.620666652206443</text:p>
          </table:table-cell>
          <table:table-cell office:value-type="float" office:value="0.3684368955153" calcext:value-type="float">
            <text:p>0.3684368955153</text:p>
          </table:table-cell>
          <table:table-cell office:value-type="float" office:value="0.623952849764577" calcext:value-type="float">
            <text:p>0.623952849764577</text:p>
          </table:table-cell>
        </table:table-row>
        <table:table-row table:style-name="ro1">
          <table:table-cell office:value-type="float" office:value="0.554912096827913" calcext:value-type="float">
            <text:p>0.554912096827913</text:p>
          </table:table-cell>
          <table:table-cell office:value-type="float" office:value="0.993695514609632" calcext:value-type="float">
            <text:p>0.993695514609632</text:p>
          </table:table-cell>
          <table:table-cell office:value-type="float" office:value="0.0321123812829405" calcext:value-type="float">
            <text:p>0.0321123812829405</text:p>
          </table:table-cell>
          <table:table-cell office:value-type="float" office:value="0.989023068379012" calcext:value-type="float">
            <text:p>0.989023068379012</text:p>
          </table:table-cell>
          <table:table-cell office:value-type="float" office:value="0.023985847020713" calcext:value-type="float">
            <text:p>0.023985847020713</text:p>
          </table:table-cell>
          <table:table-cell office:value-type="float" office:value="0.364386269665251" calcext:value-type="float">
            <text:p>0.364386269665251</text:p>
          </table:table-cell>
          <table:table-cell office:value-type="float" office:value="0.620774513195379" calcext:value-type="float">
            <text:p>0.620774513195379</text:p>
          </table:table-cell>
          <table:table-cell office:value-type="float" office:value="0.368681899720728" calcext:value-type="float">
            <text:p>0.368681899720728</text:p>
          </table:table-cell>
          <table:table-cell office:value-type="float" office:value="0.623953674868323" calcext:value-type="float">
            <text:p>0.623953674868323</text:p>
          </table:table-cell>
        </table:table-row>
        <table:table-row table:style-name="ro1">
          <table:table-cell office:value-type="float" office:value="0.557306780665826" calcext:value-type="float">
            <text:p>0.557306780665826</text:p>
          </table:table-cell>
          <table:table-cell office:value-type="float" office:value="0.993696962296219" calcext:value-type="float">
            <text:p>0.993696962296219</text:p>
          </table:table-cell>
          <table:table-cell office:value-type="float" office:value="0.0321276242783652" calcext:value-type="float">
            <text:p>0.0321276242783652</text:p>
          </table:table-cell>
          <table:table-cell office:value-type="float" office:value="0.989029192160711" calcext:value-type="float">
            <text:p>0.989029192160711</text:p>
          </table:table-cell>
          <table:table-cell office:value-type="float" office:value="0.0239866294317908" calcext:value-type="float">
            <text:p>0.0239866294317908</text:p>
          </table:table-cell>
          <table:table-cell office:value-type="float" office:value="0.364772843500027" calcext:value-type="float">
            <text:p>0.364772843500027</text:p>
          </table:table-cell>
          <table:table-cell office:value-type="float" office:value="0.620883185957173" calcext:value-type="float">
            <text:p>0.620883185957173</text:p>
          </table:table-cell>
          <table:table-cell office:value-type="float" office:value="0.368926339049544" calcext:value-type="float">
            <text:p>0.368926339049544</text:p>
          </table:table-cell>
          <table:table-cell office:value-type="float" office:value="0.623955278691745" calcext:value-type="float">
            <text:p>0.623955278691745</text:p>
          </table:table-cell>
        </table:table-row>
        <table:table-row table:style-name="ro1">
          <table:table-cell office:value-type="float" office:value="0.559699626988474" calcext:value-type="float">
            <text:p>0.559699626988474</text:p>
          </table:table-cell>
          <table:table-cell office:value-type="float" office:value="0.993698126734757" calcext:value-type="float">
            <text:p>0.993698126734757</text:p>
          </table:table-cell>
          <table:table-cell office:value-type="float" office:value="0.0321433013517439" calcext:value-type="float">
            <text:p>0.0321433013517439</text:p>
          </table:table-cell>
          <table:table-cell office:value-type="float" office:value="0.989035001905665" calcext:value-type="float">
            <text:p>0.989035001905665</text:p>
          </table:table-cell>
          <table:table-cell office:value-type="float" office:value="0.0239877864356636" calcext:value-type="float">
            <text:p>0.0239877864356636</text:p>
          </table:table-cell>
          <table:table-cell office:value-type="float" office:value="0.365159066939383" calcext:value-type="float">
            <text:p>0.365159066939383</text:p>
          </table:table-cell>
          <table:table-cell office:value-type="float" office:value="0.620992674557384" calcext:value-type="float">
            <text:p>0.620992674557384</text:p>
          </table:table-cell>
          <table:table-cell office:value-type="float" office:value="0.369170206256198" calcext:value-type="float">
            <text:p>0.369170206256198</text:p>
          </table:table-cell>
          <table:table-cell office:value-type="float" office:value="0.623957666322789" calcext:value-type="float">
            <text:p>0.623957666322789</text:p>
          </table:table-cell>
        </table:table-row>
        <table:table-row table:style-name="ro1">
          <table:table-cell office:value-type="float" office:value="0.56209045029275" calcext:value-type="float">
            <text:p>0.56209045029275</text:p>
          </table:table-cell>
          <table:table-cell office:value-type="float" office:value="0.993699054962638" calcext:value-type="float">
            <text:p>0.993699054962638</text:p>
          </table:table-cell>
          <table:table-cell office:value-type="float" office:value="0.0321593675756244" calcext:value-type="float">
            <text:p>0.0321593675756244</text:p>
          </table:table-cell>
          <table:table-cell office:value-type="float" office:value="0.989040544365282" calcext:value-type="float">
            <text:p>0.989040544365282</text:p>
          </table:table-cell>
          <table:table-cell office:value-type="float" office:value="0.0239892723119905" calcext:value-type="float">
            <text:p>0.0239892723119905</text:p>
          </table:table-cell>
          <table:table-cell office:value-type="float" office:value="0.365544931469037" calcext:value-type="float">
            <text:p>0.365544931469037</text:p>
          </table:table-cell>
          <table:table-cell office:value-type="float" office:value="0.621102983083833" calcext:value-type="float">
            <text:p>0.621102983083833</text:p>
          </table:table-cell>
          <table:table-cell office:value-type="float" office:value="0.36941349414686" calcext:value-type="float">
            <text:p>0.36941349414686</text:p>
          </table:table-cell>
          <table:table-cell office:value-type="float" office:value="0.623960842849228" calcext:value-type="float">
            <text:p>0.623960842849228</text:p>
          </table:table-cell>
        </table:table-row>
        <table:table-row table:style-name="ro1">
          <table:table-cell office:value-type="float" office:value="0.564479065336495" calcext:value-type="float">
            <text:p>0.564479065336495</text:p>
          </table:table-cell>
          <table:table-cell office:value-type="float" office:value="0.993699791880376" calcext:value-type="float">
            <text:p>0.993699791880376</text:p>
          </table:table-cell>
          <table:table-cell office:value-type="float" office:value="0.0321757798087451" calcext:value-type="float">
            <text:p>0.0321757798087451</text:p>
          </table:table-cell>
          <table:table-cell office:value-type="float" office:value="0.989045864238631" calcext:value-type="float">
            <text:p>0.989045864238631</text:p>
          </table:table-cell>
          <table:table-cell office:value-type="float" office:value="0.0239910432158297" calcext:value-type="float">
            <text:p>0.0239910432158297</text:p>
          </table:table-cell>
          <table:table-cell office:value-type="float" office:value="0.365930429729476" calcext:value-type="float">
            <text:p>0.365930429729476</text:p>
          </table:table-cell>
          <table:table-cell office:value-type="float" office:value="0.621214114581619" calcext:value-type="float">
            <text:p>0.621214114581619</text:p>
          </table:table-cell>
          <table:table-cell office:value-type="float" office:value="0.369656196651776" calcext:value-type="float">
            <text:p>0.369656196651776</text:p>
          </table:table-cell>
          <table:table-cell office:value-type="float" office:value="0.623964812291443" calcext:value-type="float">
            <text:p>0.623964812291443</text:p>
          </table:table-cell>
        </table:table-row>
        <table:table-row table:style-name="ro1">
          <table:table-cell office:value-type="float" office:value="0.566865288687541" calcext:value-type="float">
            <text:p>0.566865288687541</text:p>
          </table:table-cell>
          <table:table-cell office:value-type="float" office:value="0.993700380215111" calcext:value-type="float">
            <text:p>0.993700380215111</text:p>
          </table:table-cell>
          <table:table-cell office:value-type="float" office:value="0.0321924970430183" calcext:value-type="float">
            <text:p>0.0321924970430183</text:p>
          </table:table-cell>
          <table:table-cell office:value-type="float" office:value="0.98905100405595" calcext:value-type="float">
            <text:p>0.98905100405595</text:p>
          </table:table-cell>
          <table:table-cell office:value-type="float" office:value="0.0239930574499488" calcext:value-type="float">
            <text:p>0.0239930574499488</text:p>
          </table:table-cell>
          <table:table-cell office:value-type="float" office:value="0.366315553968825" calcext:value-type="float">
            <text:p>0.366315553968825</text:p>
          </table:table-cell>
          <table:table-cell office:value-type="float" office:value="0.621326072590698" calcext:value-type="float">
            <text:p>0.621326072590698</text:p>
          </table:table-cell>
          <table:table-cell office:value-type="float" office:value="0.36989830728073" calcext:value-type="float">
            <text:p>0.36989830728073</text:p>
          </table:table-cell>
          <table:table-cell office:value-type="float" office:value="0.623969579142183" calcext:value-type="float">
            <text:p>0.623969579142183</text:p>
          </table:table-cell>
        </table:table-row>
        <table:table-row table:style-name="ro1">
          <table:table-cell office:value-type="float" office:value="0.569248936321657" calcext:value-type="float">
            <text:p>0.569248936321657</text:p>
          </table:table-cell>
          <table:table-cell office:value-type="float" office:value="0.993700860975453" calcext:value-type="float">
            <text:p>0.993700860975453</text:p>
          </table:table-cell>
          <table:table-cell office:value-type="float" office:value="0.0322094794635059" calcext:value-type="float">
            <text:p>0.0322094794635059</text:p>
          </table:table-cell>
          <table:table-cell office:value-type="float" office:value="0.989056004759168" calcext:value-type="float">
            <text:p>0.989056004759168</text:p>
          </table:table-cell>
          <table:table-cell office:value-type="float" office:value="0.0239952746408619" calcext:value-type="float">
            <text:p>0.0239952746408619</text:p>
          </table:table-cell>
          <table:table-cell office:value-type="float" office:value="0.3667002984287" calcext:value-type="float">
            <text:p>0.3667002984287</text:p>
          </table:table-cell>
          <table:table-cell office:value-type="float" office:value="0.621438858740871" calcext:value-type="float">
            <text:p>0.621438858740871</text:p>
          </table:table-cell>
          <table:table-cell office:value-type="float" office:value="0.370139821514583" calcext:value-type="float">
            <text:p>0.370139821514583</text:p>
          </table:table-cell>
          <table:table-cell office:value-type="float" office:value="0.623975145965531" calcext:value-type="float">
            <text:p>0.623975145965531</text:p>
          </table:table-cell>
        </table:table-row>
        <table:table-row table:style-name="ro1">
          <table:table-cell office:value-type="float" office:value="0.571629827129823" calcext:value-type="float">
            <text:p>0.571629827129823</text:p>
          </table:table-cell>
          <table:table-cell office:value-type="float" office:value="0.993701272790264" calcext:value-type="float">
            <text:p>0.993701272790264</text:p>
          </table:table-cell>
          <table:table-cell office:value-type="float" office:value="0.0322266898071708" calcext:value-type="float">
            <text:p>0.0322266898071708</text:p>
          </table:table-cell>
          <table:table-cell office:value-type="float" office:value="0.989060904859287" calcext:value-type="float">
            <text:p>0.989060904859287</text:p>
          </table:table-cell>
          <table:table-cell office:value-type="float" office:value="0.0239976569314788" calcext:value-type="float">
            <text:p>0.0239976569314788</text:p>
          </table:table-cell>
          <table:table-cell office:value-type="float" office:value="0.367084656046515" calcext:value-type="float">
            <text:p>0.367084656046515</text:p>
          </table:table-cell>
          <table:table-cell office:value-type="float" office:value="0.621552476081505" calcext:value-type="float">
            <text:p>0.621552476081505</text:p>
          </table:table-cell>
          <table:table-cell office:value-type="float" office:value="0.370380733497987" calcext:value-type="float">
            <text:p>0.370380733497987</text:p>
          </table:table-cell>
          <table:table-cell office:value-type="float" office:value="0.623981516720028" calcext:value-type="float">
            <text:p>0.623981516720028</text:p>
          </table:table-cell>
        </table:table-row>
        <table:table-row table:style-name="ro1">
          <table:table-cell office:value-type="float" office:value="0.574007779041077" calcext:value-type="float">
            <text:p>0.574007779041077</text:p>
          </table:table-cell>
          <table:table-cell office:value-type="float" office:value="0.993701652838383" calcext:value-type="float">
            <text:p>0.993701652838383</text:p>
          </table:table-cell>
          <table:table-cell office:value-type="float" office:value="0.0322440916556421" calcext:value-type="float">
            <text:p>0.0322440916556421</text:p>
          </table:table-cell>
          <table:table-cell office:value-type="float" office:value="0.989065741568314" calcext:value-type="float">
            <text:p>0.989065741568314</text:p>
          </table:table-cell>
          <table:table-cell office:value-type="float" office:value="0.0240001674590361" calcext:value-type="float">
            <text:p>0.0240001674590361</text:p>
          </table:table-cell>
          <table:table-cell office:value-type="float" office:value="0.367468622156405" calcext:value-type="float">
            <text:p>0.367468622156405</text:p>
          </table:table-cell>
          <table:table-cell office:value-type="float" office:value="0.621666925330167" calcext:value-type="float">
            <text:p>0.621666925330167</text:p>
          </table:table-cell>
          <table:table-cell office:value-type="float" office:value="0.370621039755163" calcext:value-type="float">
            <text:p>0.370621039755163</text:p>
          </table:table-cell>
          <table:table-cell office:value-type="float" office:value="0.623988693017891" calcext:value-type="float">
            <text:p>0.623988693017891</text:p>
          </table:table-cell>
        </table:table-row>
        <table:table-row table:style-name="ro1">
          <table:table-cell office:value-type="float" office:value="0.57638261301835" calcext:value-type="float">
            <text:p>0.57638261301835</text:p>
          </table:table-cell>
          <table:table-cell office:value-type="float" office:value="0.993702036020493" calcext:value-type="float">
            <text:p>0.993702036020493</text:p>
          </table:table-cell>
          <table:table-cell office:value-type="float" office:value="0.032261651058778" calcext:value-type="float">
            <text:p>0.032261651058778</text:p>
          </table:table-cell>
          <table:table-cell office:value-type="float" office:value="0.989070549764288" calcext:value-type="float">
            <text:p>0.989070549764288</text:p>
          </table:table-cell>
          <table:table-cell office:value-type="float" office:value="0.0240027717892408" calcext:value-type="float">
            <text:p>0.0240027717892408</text:p>
          </table:table-cell>
          <table:table-cell office:value-type="float" office:value="0.367852190756869" calcext:value-type="float">
            <text:p>0.367852190756869</text:p>
          </table:table-cell>
          <table:table-cell office:value-type="float" office:value="0.621782208647372" calcext:value-type="float">
            <text:p>0.621782208647372</text:p>
          </table:table-cell>
          <table:table-cell office:value-type="float" office:value="0.370860735444942" calcext:value-type="float">
            <text:p>0.370860735444942</text:p>
          </table:table-cell>
          <table:table-cell office:value-type="float" office:value="0.623996677890955" calcext:value-type="float">
            <text:p>0.623996677890955</text:p>
          </table:table-cell>
        </table:table-row>
        <table:table-row table:style-name="ro1">
          <table:table-cell office:value-type="float" office:value="0.578754149667879" calcext:value-type="float">
            <text:p>0.578754149667879</text:p>
          </table:table-cell>
          <table:table-cell office:value-type="float" office:value="0.993702455731535" calcext:value-type="float">
            <text:p>0.993702455731535</text:p>
          </table:table-cell>
          <table:table-cell office:value-type="float" office:value="0.0322793350793653" calcext:value-type="float">
            <text:p>0.0322793350793653</text:p>
          </table:table-cell>
          <table:table-cell office:value-type="float" office:value="0.98907536294089" calcext:value-type="float">
            <text:p>0.98907536294089</text:p>
          </table:table-cell>
          <table:table-cell office:value-type="float" office:value="0.0240054366239972" calcext:value-type="float">
            <text:p>0.0240054366239972</text:p>
          </table:table-cell>
          <table:table-cell office:value-type="float" office:value="0.368235357776135" calcext:value-type="float">
            <text:p>0.368235357776135</text:p>
          </table:table-cell>
          <table:table-cell office:value-type="float" office:value="0.621898326331872" calcext:value-type="float">
            <text:p>0.621898326331872</text:p>
          </table:table-cell>
          <table:table-cell office:value-type="float" office:value="0.371099817637708" calcext:value-type="float">
            <text:p>0.371099817637708</text:p>
          </table:table-cell>
          <table:table-cell office:value-type="float" office:value="0.624005472494216" calcext:value-type="float">
            <text:p>0.624005472494216</text:p>
          </table:table-cell>
        </table:table-row>
        <table:table-row table:style-name="ro1">
          <table:table-cell office:value-type="float" office:value="0.581122211777535" calcext:value-type="float">
            <text:p>0.581122211777535</text:p>
          </table:table-cell>
          <table:table-cell office:value-type="float" office:value="0.993702943519504" calcext:value-type="float">
            <text:p>0.993702943519504</text:p>
          </table:table-cell>
          <table:table-cell office:value-type="float" office:value="0.0322971126411987" calcext:value-type="float">
            <text:p>0.0322971126411987</text:p>
          </table:table-cell>
          <table:table-cell office:value-type="float" office:value="0.989080212735258" calcext:value-type="float">
            <text:p>0.989080212735258</text:p>
          </table:table-cell>
          <table:table-cell office:value-type="float" office:value="0.0240081305279741" calcext:value-type="float">
            <text:p>0.0240081305279741</text:p>
          </table:table-cell>
          <table:table-cell office:value-type="float" office:value="0.368618118641451" calcext:value-type="float">
            <text:p>0.368618118641451</text:p>
          </table:table-cell>
          <table:table-cell office:value-type="float" office:value="0.622015279262612" calcext:value-type="float">
            <text:p>0.622015279262612</text:p>
          </table:table-cell>
          <table:table-cell office:value-type="float" office:value="0.371338282881254" calcext:value-type="float">
            <text:p>0.371338282881254</text:p>
          </table:table-cell>
          <table:table-cell office:value-type="float" office:value="0.624015078545533" calcext:value-type="float">
            <text:p>0.624015078545533</text:p>
          </table:table-cell>
        </table:table-row>
        <table:table-row table:style-name="ro1">
          <table:table-cell office:value-type="float" office:value="0.583486622874582" calcext:value-type="float">
            <text:p>0.583486622874582</text:p>
          </table:table-cell>
          <table:table-cell office:value-type="float" office:value="0.993703529193949" calcext:value-type="float">
            <text:p>0.993703529193949</text:p>
          </table:table-cell>
          <table:table-cell office:value-type="float" office:value="0.0323149541235068" calcext:value-type="float">
            <text:p>0.0323149541235068</text:p>
          </table:table-cell>
          <table:table-cell office:value-type="float" office:value="0.989085129112407" calcext:value-type="float">
            <text:p>0.989085129112407</text:p>
          </table:table-cell>
          <table:table-cell office:value-type="float" office:value="0.0240108235951113" calcext:value-type="float">
            <text:p>0.0240108235951113</text:p>
          </table:table-cell>
          <table:table-cell office:value-type="float" office:value="0.369000469808651" calcext:value-type="float">
            <text:p>0.369000469808651</text:p>
          </table:table-cell>
          <table:table-cell office:value-type="float" office:value="0.622133067372583" calcext:value-type="float">
            <text:p>0.622133067372583</text:p>
          </table:table-cell>
          <table:table-cell office:value-type="float" office:value="0.371576128729375" calcext:value-type="float">
            <text:p>0.371576128729375</text:p>
          </table:table-cell>
          <table:table-cell office:value-type="float" office:value="0.624025496798722" calcext:value-type="float">
            <text:p>0.624025496798722</text:p>
          </table:table-cell>
        </table:table-row>
        <table:table-row table:style-name="ro1">
          <table:table-cell office:value-type="float" office:value="0.585847208290868" calcext:value-type="float">
            <text:p>0.585847208290868</text:p>
          </table:table-cell>
          <table:table-cell office:value-type="float" office:value="0.993704240988592" calcext:value-type="float">
            <text:p>0.993704240988592</text:p>
          </table:table-cell>
          <table:table-cell office:value-type="float" office:value="0.0323328314138585" calcext:value-type="float">
            <text:p>0.0323328314138585</text:p>
          </table:table-cell>
          <table:table-cell office:value-type="float" office:value="0.989090140473379" calcext:value-type="float">
            <text:p>0.989090140473379</text:p>
          </table:table-cell>
          <table:table-cell office:value-type="float" office:value="0.0240134874486659" calcext:value-type="float">
            <text:p>0.0240134874486659</text:p>
          </table:table-cell>
          <table:table-cell office:value-type="float" office:value="0.369382407637839" calcext:value-type="float">
            <text:p>0.369382407637839</text:p>
          </table:table-cell>
          <table:table-cell office:value-type="float" office:value="0.622251690751583" calcext:value-type="float">
            <text:p>0.622251690751583</text:p>
          </table:table-cell>
          <table:table-cell office:value-type="float" office:value="0.371813352623744" calcext:value-type="float">
            <text:p>0.371813352623744</text:p>
          </table:table-cell>
          <table:table-cell office:value-type="float" office:value="0.624036728150965" calcext:value-type="float">
            <text:p>0.624036728150965</text:p>
          </table:table-cell>
        </table:table-row>
        <table:table-row table:style-name="ro1">
          <table:table-cell office:value-type="float" office:value="0.588203794219434" calcext:value-type="float">
            <text:p>0.588203794219434</text:p>
          </table:table-cell>
          <table:table-cell office:value-type="float" office:value="0.993705105492064" calcext:value-type="float">
            <text:p>0.993705105492064</text:p>
          </table:table-cell>
          <table:table-cell office:value-type="float" office:value="0.0323507177777275" calcext:value-type="float">
            <text:p>0.0323507177777275</text:p>
          </table:table-cell>
          <table:table-cell office:value-type="float" office:value="0.989095273636266" calcext:value-type="float">
            <text:p>0.989095273636266</text:p>
          </table:table-cell>
          <table:table-cell office:value-type="float" office:value="0.0240160951599711" calcext:value-type="float">
            <text:p>0.0240160951599711</text:p>
          </table:table-cell>
          <table:table-cell office:value-type="float" office:value="0.36976392948494" calcext:value-type="float">
            <text:p>0.36976392948494</text:p>
          </table:table-cell>
          <table:table-cell office:value-type="float" office:value="0.622371148570651" calcext:value-type="float">
            <text:p>0.622371148570651</text:p>
          </table:table-cell>
          <table:table-cell office:value-type="float" office:value="0.37204995298081" calcext:value-type="float">
            <text:p>0.37204995298081</text:p>
          </table:table-cell>
          <table:table-cell office:value-type="float" office:value="0.624048772563836" calcext:value-type="float">
            <text:p>0.624048772563836</text:p>
          </table:table-cell>
        </table:table-row>
        <table:table-row table:style-name="ro1">
          <table:table-cell office:value-type="float" office:value="0.590556209240936" calcext:value-type="float">
            <text:p>0.590556209240936</text:p>
          </table:table-cell>
          <table:table-cell office:value-type="float" office:value="0.993706147646861" calcext:value-type="float">
            <text:p>0.993706147646861</text:p>
          </table:table-cell>
          <table:table-cell office:value-type="float" office:value="0.0323685881699656" calcext:value-type="float">
            <text:p>0.0323685881699656</text:p>
          </table:table-cell>
          <table:table-cell office:value-type="float" office:value="0.989100553756026" calcext:value-type="float">
            <text:p>0.989100553756026</text:p>
          </table:table-cell>
          <table:table-cell office:value-type="float" office:value="0.0240186214844579" calcext:value-type="float">
            <text:p>0.0240186214844579</text:p>
          </table:table-cell>
          <table:table-cell office:value-type="float" office:value="0.370145032156541" calcext:value-type="float">
            <text:p>0.370145032156541</text:p>
          </table:table-cell>
          <table:table-cell office:value-type="float" office:value="0.622491440613759" calcext:value-type="float">
            <text:p>0.622491440613759</text:p>
          </table:table-cell>
          <table:table-cell office:value-type="float" office:value="0.372285927650475" calcext:value-type="float">
            <text:p>0.372285927650475</text:p>
          </table:table-cell>
          <table:table-cell office:value-type="float" office:value="0.624061630597926" calcext:value-type="float">
            <text:p>0.624061630597926</text:p>
          </table:table-cell>
        </table:table-row>
        <table:table-row table:style-name="ro1">
          <table:table-cell office:value-type="float" office:value="0.592904281960102" calcext:value-type="float">
            <text:p>0.592904281960102</text:p>
          </table:table-cell>
          <table:table-cell office:value-type="float" office:value="0.993707391188526" calcext:value-type="float">
            <text:p>0.993707391188526</text:p>
          </table:table-cell>
          <table:table-cell office:value-type="float" office:value="0.0323864183071052" calcext:value-type="float">
            <text:p>0.0323864183071052</text:p>
          </table:table-cell>
          <table:table-cell office:value-type="float" office:value="0.989106004889346" calcext:value-type="float">
            <text:p>0.989106004889346</text:p>
          </table:table-cell>
          <table:table-cell office:value-type="float" office:value="0.024021042051604" calcext:value-type="float">
            <text:p>0.024021042051604</text:p>
          </table:table-cell>
          <table:table-cell office:value-type="float" office:value="0.370525714278121" calcext:value-type="float">
            <text:p>0.370525714278121</text:p>
          </table:table-cell>
          <table:table-cell office:value-type="float" office:value="0.62261256489824" calcext:value-type="float">
            <text:p>0.62261256489824</text:p>
          </table:table-cell>
          <table:table-cell office:value-type="float" office:value="0.372521276287662" calcext:value-type="float">
            <text:p>0.372521276287662</text:p>
          </table:table-cell>
          <table:table-cell office:value-type="float" office:value="0.624075301035649" calcext:value-type="float">
            <text:p>0.624075301035649</text:p>
          </table:table-cell>
        </table:table-row>
        <table:table-row table:style-name="ro1">
          <table:table-cell office:value-type="float" office:value="0.595247844435316" calcext:value-type="float">
            <text:p>0.595247844435316</text:p>
          </table:table-cell>
          <table:table-cell office:value-type="float" office:value="0.993708857951853" calcext:value-type="float">
            <text:p>0.993708857951853</text:p>
          </table:table-cell>
          <table:table-cell office:value-type="float" office:value="0.0324041860578579" calcext:value-type="float">
            <text:p>0.0324041860578579</text:p>
          </table:table-cell>
          <table:table-cell office:value-type="float" office:value="0.9891116491209" calcext:value-type="float">
            <text:p>0.9891116491209</text:p>
          </table:table-cell>
          <table:table-cell office:value-type="float" office:value="0.0240233345884" calcext:value-type="float">
            <text:p>0.0240233345884</text:p>
          </table:table-cell>
          <table:table-cell office:value-type="float" office:value="0.370905973042476" calcext:value-type="float">
            <text:p>0.370905973042476</text:p>
          </table:table-cell>
          <table:table-cell office:value-type="float" office:value="0.622734520951348" calcext:value-type="float">
            <text:p>0.622734520951348</text:p>
          </table:table-cell>
          <table:table-cell office:value-type="float" office:value="0.372755997093346" calcext:value-type="float">
            <text:p>0.372755997093346</text:p>
          </table:table-cell>
          <table:table-cell office:value-type="float" office:value="0.62408978415257" calcext:value-type="float">
            <text:p>0.62408978415257</text:p>
          </table:table-cell>
        </table:table-row>
        <table:table-row table:style-name="ro1">
          <table:table-cell office:value-type="float" office:value="0.597586728379156" calcext:value-type="float">
            <text:p>0.597586728379156</text:p>
          </table:table-cell>
          <table:table-cell office:value-type="float" office:value="0.993710568833962" calcext:value-type="float">
            <text:p>0.993710568833962</text:p>
          </table:table-cell>
          <table:table-cell office:value-type="float" office:value="0.0324218696995255" calcext:value-type="float">
            <text:p>0.0324218696995255</text:p>
          </table:table-cell>
          <table:table-cell office:value-type="float" office:value="0.989117507728242" calcext:value-type="float">
            <text:p>0.989117507728242</text:p>
          </table:table-cell>
          <table:table-cell office:value-type="float" office:value="0.0240254773627022" calcext:value-type="float">
            <text:p>0.0240254773627022</text:p>
          </table:table-cell>
          <table:table-cell office:value-type="float" office:value="0.371285807860958" calcext:value-type="float">
            <text:p>0.371285807860958</text:p>
          </table:table-cell>
          <table:table-cell office:value-type="float" office:value="0.622857306118775" calcext:value-type="float">
            <text:p>0.622857306118775</text:p>
          </table:table-cell>
          <table:table-cell office:value-type="float" office:value="0.372990090477576" calcext:value-type="float">
            <text:p>0.372990090477576</text:p>
          </table:table-cell>
          <table:table-cell office:value-type="float" office:value="0.624105078034438" calcext:value-type="float">
            <text:p>0.624105078034438</text:p>
          </table:table-cell>
        </table:table-row>
        <table:table-row table:style-name="ro1">
          <table:table-cell office:value-type="float" office:value="0.599920769061444" calcext:value-type="float">
            <text:p>0.599920769061444</text:p>
          </table:table-cell>
          <table:table-cell office:value-type="float" office:value="0.993712542918424" calcext:value-type="float">
            <text:p>0.993712542918424</text:p>
          </table:table-cell>
          <table:table-cell office:value-type="float" office:value="0.0324394495887104" calcext:value-type="float">
            <text:p>0.0324394495887104</text:p>
          </table:table-cell>
          <table:table-cell office:value-type="float" office:value="0.989123600100581" calcext:value-type="float">
            <text:p>0.989123600100581</text:p>
          </table:table-cell>
          <table:table-cell office:value-type="float" office:value="0.0240274506634472" calcext:value-type="float">
            <text:p>0.0240274506634472</text:p>
          </table:table-cell>
          <table:table-cell office:value-type="float" office:value="0.371665216686653" calcext:value-type="float">
            <text:p>0.371665216686653</text:p>
          </table:table-cell>
          <table:table-cell office:value-type="float" office:value="0.622980919275923" calcext:value-type="float">
            <text:p>0.622980919275923</text:p>
          </table:table-cell>
          <table:table-cell office:value-type="float" office:value="0.373223555372504" calcext:value-type="float">
            <text:p>0.373223555372504</text:p>
          </table:table-cell>
          <table:table-cell office:value-type="float" office:value="0.624121182281206" calcext:value-type="float">
            <text:p>0.624121182281206</text:p>
          </table:table-cell>
        </table:table-row>
        <table:table-row table:style-name="ro1">
          <table:table-cell office:value-type="float" office:value="0.602249801982344" calcext:value-type="float">
            <text:p>0.602249801982344</text:p>
          </table:table-cell>
          <table:table-cell office:value-type="float" office:value="0.993714798264528" calcext:value-type="float">
            <text:p>0.993714798264528</text:p>
          </table:table-cell>
          <table:table-cell office:value-type="float" office:value="0.0324569066858553" calcext:value-type="float">
            <text:p>0.0324569066858553</text:p>
          </table:table-cell>
          <table:table-cell office:value-type="float" office:value="0.989129944705021" calcext:value-type="float">
            <text:p>0.989129944705021</text:p>
          </table:table-cell>
          <table:table-cell office:value-type="float" office:value="0.0240292354899918" calcext:value-type="float">
            <text:p>0.0240292354899918</text:p>
          </table:table-cell>
          <table:table-cell office:value-type="float" office:value="0.372044199241642" calcext:value-type="float">
            <text:p>0.372044199241642</text:p>
          </table:table-cell>
          <table:table-cell office:value-type="float" office:value="0.623105357570639" calcext:value-type="float">
            <text:p>0.623105357570639</text:p>
          </table:table-cell>
          <table:table-cell office:value-type="float" office:value="0.373456392468429" calcext:value-type="float">
            <text:p>0.373456392468429</text:p>
          </table:table-cell>
          <table:table-cell office:value-type="float" office:value="0.624138094756118" calcext:value-type="float">
            <text:p>0.624138094756118</text:p>
          </table:table-cell>
        </table:table-row>
        <table:table-row table:style-name="ro1">
          <table:table-cell office:value-type="float" office:value="0.604573665356071" calcext:value-type="float">
            <text:p>0.604573665356071</text:p>
          </table:table-cell>
          <table:table-cell office:value-type="float" office:value="0.99371735156253" calcext:value-type="float">
            <text:p>0.99371735156253</text:p>
          </table:table-cell>
          <table:table-cell office:value-type="float" office:value="0.0324742234063964" calcext:value-type="float">
            <text:p>0.0324742234063964</text:p>
          </table:table-cell>
          <table:table-cell office:value-type="float" office:value="0.989136558611965" calcext:value-type="float">
            <text:p>0.989136558611965</text:p>
          </table:table-cell>
          <table:table-cell office:value-type="float" office:value="0.0240308142809262" calcext:value-type="float">
            <text:p>0.0240308142809262</text:p>
          </table:table-cell>
          <table:table-cell office:value-type="float" office:value="0.372422754610601" calcext:value-type="float">
            <text:p>0.372422754610601</text:p>
          </table:table-cell>
          <table:table-cell office:value-type="float" office:value="0.623230618835527" calcext:value-type="float">
            <text:p>0.623230618835527</text:p>
          </table:table-cell>
          <table:table-cell office:value-type="float" office:value="0.373688601805607" calcext:value-type="float">
            <text:p>0.373688601805607</text:p>
          </table:table-cell>
          <table:table-cell office:value-type="float" office:value="0.624155813996802" calcext:value-type="float">
            <text:p>0.624155813996802</text:p>
          </table:table-cell>
        </table:table-row>
        <table:table-row table:style-name="ro1">
          <table:table-cell office:value-type="float" office:value="0.606892198587099" calcext:value-type="float">
            <text:p>0.606892198587099</text:p>
          </table:table-cell>
          <table:table-cell office:value-type="float" office:value="0.993720218237932" calcext:value-type="float">
            <text:p>0.993720218237932</text:p>
          </table:table-cell>
          <table:table-cell office:value-type="float" office:value="0.0324913831972706" calcext:value-type="float">
            <text:p>0.0324913831972706</text:p>
          </table:table-cell>
          <table:table-cell office:value-type="float" office:value="0.989143457680429" calcext:value-type="float">
            <text:p>0.989143457680429</text:p>
          </table:table-cell>
          <table:table-cell office:value-type="float" office:value="0.0240321705685349" calcext:value-type="float">
            <text:p>0.0240321705685349</text:p>
          </table:table-cell>
          <table:table-cell office:value-type="float" office:value="0.372800882855428" calcext:value-type="float">
            <text:p>0.372800882855428</text:p>
          </table:table-cell>
          <table:table-cell office:value-type="float" office:value="0.623356699980818" calcext:value-type="float">
            <text:p>0.623356699980818</text:p>
          </table:table-cell>
          <table:table-cell office:value-type="float" office:value="0.373920184386694" calcext:value-type="float">
            <text:p>0.373920184386694</text:p>
          </table:table-cell>
          <table:table-cell office:value-type="float" office:value="0.624174337606551" calcext:value-type="float">
            <text:p>0.624174337606551</text:p>
          </table:table-cell>
        </table:table-row>
        <table:table-row table:style-name="ro1">
          <table:table-cell office:value-type="float" office:value="0.60920524387013" calcext:value-type="float">
            <text:p>0.60920524387013</text:p>
          </table:table-cell>
          <table:table-cell office:value-type="float" office:value="0.993723412433642" calcext:value-type="float">
            <text:p>0.993723412433642</text:p>
          </table:table-cell>
          <table:table-cell office:value-type="float" office:value="0.0325083708845055" calcext:value-type="float">
            <text:p>0.0325083708845055</text:p>
          </table:table-cell>
          <table:table-cell office:value-type="float" office:value="0.989150656456653" calcext:value-type="float">
            <text:p>0.989150656456653</text:p>
          </table:table-cell>
          <table:table-cell office:value-type="float" office:value="0.0240332892457582" calcext:value-type="float">
            <text:p>0.0240332892457582</text:p>
          </table:table-cell>
          <table:table-cell office:value-type="float" office:value="0.373178583386593" calcext:value-type="float">
            <text:p>0.373178583386593</text:p>
          </table:table-cell>
          <table:table-cell office:value-type="float" office:value="0.623483598608871" calcext:value-type="float">
            <text:p>0.623483598608871</text:p>
          </table:table-cell>
          <table:table-cell office:value-type="float" office:value="0.374151140552179" calcext:value-type="float">
            <text:p>0.374151140552179</text:p>
          </table:table-cell>
          <table:table-cell office:value-type="float" office:value="0.62419366387185" calcext:value-type="float">
            <text:p>0.62419366387185</text:p>
          </table:table-cell>
        </table:table-row>
        <table:table-row table:style-name="ro1">
          <table:table-cell office:value-type="float" office:value="0.61151264385401" calcext:value-type="float">
            <text:p>0.61151264385401</text:p>
          </table:table-cell>
          <table:table-cell office:value-type="float" office:value="0.993726947436582" calcext:value-type="float">
            <text:p>0.993726947436582</text:p>
          </table:table-cell>
          <table:table-cell office:value-type="float" office:value="0.0325251717550847" calcext:value-type="float">
            <text:p>0.0325251717550847</text:p>
          </table:table-cell>
          <table:table-cell office:value-type="float" office:value="0.989158168726454" calcext:value-type="float">
            <text:p>0.989158168726454</text:p>
          </table:table-cell>
          <table:table-cell office:value-type="float" office:value="0.0240341557670869" calcext:value-type="float">
            <text:p>0.0240341557670869</text:p>
          </table:table-cell>
          <table:table-cell office:value-type="float" office:value="0.373555857319515" calcext:value-type="float">
            <text:p>0.373555857319515</text:p>
          </table:table-cell>
          <table:table-cell office:value-type="float" office:value="0.62361131065244" calcext:value-type="float">
            <text:p>0.62361131065244</text:p>
          </table:table-cell>
          <table:table-cell office:value-type="float" office:value="0.374381472338329" calcext:value-type="float">
            <text:p>0.374381472338329</text:p>
          </table:table-cell>
          <table:table-cell office:value-type="float" office:value="0.624213789401777" calcext:value-type="float">
            <text:p>0.624213789401777</text:p>
          </table:table-cell>
        </table:table-row>
        <table:table-row table:style-name="ro1">
          <table:table-cell office:value-type="float" office:value="0.613814245002974" calcext:value-type="float">
            <text:p>0.613814245002974</text:p>
          </table:table-cell>
          <table:table-cell office:value-type="float" office:value="0.993730834964695" calcext:value-type="float">
            <text:p>0.993730834964695</text:p>
          </table:table-cell>
          <table:table-cell office:value-type="float" office:value="0.0325417729671734" calcext:value-type="float">
            <text:p>0.0325417729671734</text:p>
          </table:table-cell>
          <table:table-cell office:value-type="float" office:value="0.989166006623145" calcext:value-type="float">
            <text:p>0.989166006623145</text:p>
          </table:table-cell>
          <table:table-cell office:value-type="float" office:value="0.0240347573907019" calcext:value-type="float">
            <text:p>0.0240347573907019</text:p>
          </table:table-cell>
          <table:table-cell office:value-type="float" office:value="0.373932704254959" calcext:value-type="float">
            <text:p>0.373932704254959</text:p>
          </table:table-cell>
          <table:table-cell office:value-type="float" office:value="0.623739833613289" calcext:value-type="float">
            <text:p>0.623739833613289</text:p>
          </table:table-cell>
          <table:table-cell office:value-type="float" office:value="0.374611180251991" calcext:value-type="float">
            <text:p>0.374611180251991</text:p>
          </table:table-cell>
          <table:table-cell office:value-type="float" office:value="0.624234712362608" calcext:value-type="float">
            <text:p>0.624234712362608</text:p>
          </table:table-cell>
        </table:table-row>
        <table:table-row table:style-name="ro1">
          <table:table-cell office:value-type="float" office:value="0.616109893858382" calcext:value-type="float">
            <text:p>0.616109893858382</text:p>
          </table:table-cell>
          <table:table-cell office:value-type="float" office:value="0.993735086144857" calcext:value-type="float">
            <text:p>0.993735086144857</text:p>
          </table:table-cell>
          <table:table-cell office:value-type="float" office:value="0.0325581617881786" calcext:value-type="float">
            <text:p>0.0325581617881786</text:p>
          </table:table-cell>
          <table:table-cell office:value-type="float" office:value="0.989174181807172" calcext:value-type="float">
            <text:p>0.989174181807172</text:p>
          </table:table-cell>
          <table:table-cell office:value-type="float" office:value="0.0240350816052455" calcext:value-type="float">
            <text:p>0.0240350816052455</text:p>
          </table:table-cell>
          <table:table-cell office:value-type="float" office:value="0.374309125895782" calcext:value-type="float">
            <text:p>0.374309125895782</text:p>
          </table:table-cell>
          <table:table-cell office:value-type="float" office:value="0.623869162913582" calcext:value-type="float">
            <text:p>0.623869162913582</text:p>
          </table:table-cell>
          <table:table-cell office:value-type="float" office:value="0.374840266896647" calcext:value-type="float">
            <text:p>0.374840266896647</text:p>
          </table:table-cell>
          <table:table-cell office:value-type="float" office:value="0.624256428835965" calcext:value-type="float">
            <text:p>0.624256428835965</text:p>
          </table:table-cell>
        </table:table-row>
        <table:table-row table:style-name="ro1">
          <table:table-cell office:value-type="float" office:value="0.618399440860025" calcext:value-type="float">
            <text:p>0.618399440860025</text:p>
          </table:table-cell>
          <table:table-cell office:value-type="float" office:value="0.993739710610185" calcext:value-type="float">
            <text:p>0.993739710610185</text:p>
          </table:table-cell>
          <table:table-cell office:value-type="float" office:value="0.0325743272930291" calcext:value-type="float">
            <text:p>0.0325743272930291</text:p>
          </table:table-cell>
          <table:table-cell office:value-type="float" office:value="0.989182704358974" calcext:value-type="float">
            <text:p>0.989182704358974</text:p>
          </table:table-cell>
          <table:table-cell office:value-type="float" office:value="0.0240351176364041" calcext:value-type="float">
            <text:p>0.0240351176364041</text:p>
          </table:table-cell>
          <table:table-cell office:value-type="float" office:value="0.374685122409544" calcext:value-type="float">
            <text:p>0.374685122409544</text:p>
          </table:table-cell>
          <table:table-cell office:value-type="float" office:value="0.623999295560864" calcext:value-type="float">
            <text:p>0.623999295560864</text:p>
          </table:table-cell>
          <table:table-cell office:value-type="float" office:value="0.375068733326931" calcext:value-type="float">
            <text:p>0.375068733326931</text:p>
          </table:table-cell>
          <table:table-cell office:value-type="float" office:value="0.624278936477961" calcext:value-type="float">
            <text:p>0.624278936477961</text:p>
          </table:table-cell>
        </table:table-row>
        <table:table-row table:style-name="ro1">
          <table:table-cell office:value-type="float" office:value="0.62068273706994" calcext:value-type="float">
            <text:p>0.62068273706994</text:p>
          </table:table-cell>
          <table:table-cell office:value-type="float" office:value="0.993744717294476" calcext:value-type="float">
            <text:p>0.993744717294476</text:p>
          </table:table-cell>
          <table:table-cell office:value-type="float" office:value="0.0325902588803153" calcext:value-type="float">
            <text:p>0.0325902588803153</text:p>
          </table:table-cell>
          <table:table-cell office:value-type="float" office:value="0.989191583750309" calcext:value-type="float">
            <text:p>0.989191583750309</text:p>
          </table:table-cell>
          <table:table-cell office:value-type="float" office:value="0.0240348551294749" calcext:value-type="float">
            <text:p>0.0240348551294749</text:p>
          </table:table-cell>
          <table:table-cell office:value-type="float" office:value="0.375060695628443" calcext:value-type="float">
            <text:p>0.375060695628443</text:p>
          </table:table-cell>
          <table:table-cell office:value-type="float" office:value="0.624130226925671" calcext:value-type="float">
            <text:p>0.624130226925671</text:p>
          </table:table-cell>
          <table:table-cell office:value-type="float" office:value="0.375296582255122" calcext:value-type="float">
            <text:p>0.375296582255122</text:p>
          </table:table-cell>
          <table:table-cell office:value-type="float" office:value="0.624302231301573" calcext:value-type="float">
            <text:p>0.624302231301573</text:p>
          </table:table-cell>
        </table:table-row>
        <table:table-row table:style-name="ro1">
          <table:table-cell office:value-type="float" office:value="0.622959636606125" calcext:value-type="float">
            <text:p>0.622959636606125</text:p>
          </table:table-cell>
          <table:table-cell office:value-type="float" office:value="0.993750114085308" calcext:value-type="float">
            <text:p>0.993750114085308</text:p>
          </table:table-cell>
          <table:table-cell office:value-type="float" office:value="0.0326059471255192" calcext:value-type="float">
            <text:p>0.0326059471255192</text:p>
          </table:table-cell>
          <table:table-cell office:value-type="float" office:value="0.989200828368324" calcext:value-type="float">
            <text:p>0.989200828368324</text:p>
          </table:table-cell>
          <table:table-cell office:value-type="float" office:value="0.0240342848795225" calcext:value-type="float">
            <text:p>0.0240342848795225</text:p>
          </table:table-cell>
          <table:table-cell office:value-type="float" office:value="0.375435846661047" calcext:value-type="float">
            <text:p>0.375435846661047</text:p>
          </table:table-cell>
          <table:table-cell office:value-type="float" office:value="0.624261953131323" calcext:value-type="float">
            <text:p>0.624261953131323</text:p>
          </table:table-cell>
          <table:table-cell office:value-type="float" office:value="0.375523815662406" calcext:value-type="float">
            <text:p>0.375523815662406</text:p>
          </table:table-cell>
          <table:table-cell office:value-type="float" office:value="0.624326310066122" calcext:value-type="float">
            <text:p>0.624326310066122</text:p>
          </table:table-cell>
        </table:table-row>
        <table:table-row table:style-name="ro1">
          <table:table-cell office:value-type="float" office:value="0.625229995215622" calcext:value-type="float">
            <text:p>0.625229995215622</text:p>
          </table:table-cell>
          <table:table-cell office:value-type="float" office:value="0.993755907866458" calcext:value-type="float">
            <text:p>0.993755907866458</text:p>
          </table:table-cell>
          <table:table-cell office:value-type="float" office:value="0.0326213834364696" calcext:value-type="float">
            <text:p>0.0326213834364696</text:p>
          </table:table-cell>
          <table:table-cell office:value-type="float" office:value="0.989210445634043" calcext:value-type="float">
            <text:p>0.989210445634043</text:p>
          </table:table-cell>
          <table:table-cell office:value-type="float" office:value="0.0240333985612258" calcext:value-type="float">
            <text:p>0.0240333985612258</text:p>
          </table:table-cell>
          <table:table-cell office:value-type="float" office:value="0.375810577424918" calcext:value-type="float">
            <text:p>0.375810577424918</text:p>
          </table:table-cell>
          <table:table-cell office:value-type="float" office:value="0.624394469534483" calcext:value-type="float">
            <text:p>0.624394469534483</text:p>
          </table:table-cell>
          <table:table-cell office:value-type="float" office:value="0.375750436327643" calcext:value-type="float">
            <text:p>0.375750436327643</text:p>
          </table:table-cell>
          <table:table-cell office:value-type="float" office:value="0.624351168755037" calcext:value-type="float">
            <text:p>0.624351168755037</text:p>
          </table:table-cell>
        </table:table-row>
        <table:table-row table:style-name="ro1">
          <table:table-cell office:value-type="float" office:value="0.627493671307024" calcext:value-type="float">
            <text:p>0.627493671307024</text:p>
          </table:table-cell>
          <table:table-cell office:value-type="float" office:value="0.993762104737841" calcext:value-type="float">
            <text:p>0.993762104737841</text:p>
          </table:table-cell>
          <table:table-cell office:value-type="float" office:value="0.0326365600472075" calcext:value-type="float">
            <text:p>0.0326365600472075</text:p>
          </table:table-cell>
          <table:table-cell office:value-type="float" office:value="0.989220442169424" calcext:value-type="float">
            <text:p>0.989220442169424</text:p>
          </table:table-cell>
          <table:table-cell office:value-type="float" office:value="0.0240321886691832" calcext:value-type="float">
            <text:p>0.0240321886691832</text:p>
          </table:table-cell>
          <table:table-cell office:value-type="float" office:value="0.376184889513706" calcext:value-type="float">
            <text:p>0.376184889513706</text:p>
          </table:table-cell>
          <table:table-cell office:value-type="float" office:value="0.624527771832162" calcext:value-type="float">
            <text:p>0.624527771832162</text:p>
          </table:table-cell>
          <table:table-cell office:value-type="float" office:value="0.37597644670201" calcext:value-type="float">
            <text:p>0.37597644670201</text:p>
          </table:table-cell>
          <table:table-cell office:value-type="float" office:value="0.624376803688362" calcext:value-type="float">
            <text:p>0.624376803688362</text:p>
          </table:table-cell>
        </table:table-row>
        <table:table-row table:style-name="ro1">
          <table:table-cell office:value-type="float" office:value="0.629750524996262" calcext:value-type="float">
            <text:p>0.629750524996262</text:p>
          </table:table-cell>
          <table:table-cell office:value-type="float" office:value="0.99376870986189" calcext:value-type="float">
            <text:p>0.99376870986189</text:p>
          </table:table-cell>
          <table:table-cell office:value-type="float" office:value="0.0326514699674958" calcext:value-type="float">
            <text:p>0.0326514699674958</text:p>
          </table:table-cell>
          <table:table-cell office:value-type="float" office:value="0.989230823694227" calcext:value-type="float">
            <text:p>0.989230823694227</text:p>
          </table:table-cell>
          <table:table-cell office:value-type="float" office:value="0.0240306485185841" calcext:value-type="float">
            <text:p>0.0240306485185841</text:p>
          </table:table-cell>
          <table:table-cell office:value-type="float" office:value="0.3765587853083" calcext:value-type="float">
            <text:p>0.3765587853083</text:p>
          </table:table-cell>
          <table:table-cell office:value-type="float" office:value="0.624661854974264" calcext:value-type="float">
            <text:p>0.624661854974264</text:p>
          </table:table-cell>
          <table:table-cell office:value-type="float" office:value="0.376201850013225" calcext:value-type="float">
            <text:p>0.376201850013225</text:p>
          </table:table-cell>
          <table:table-cell office:value-type="float" office:value="0.624403210430274" calcext:value-type="float">
            <text:p>0.624403210430274</text:p>
          </table:table-cell>
        </table:table-row>
        <table:table-row table:style-name="ro1">
          <table:table-cell office:value-type="float" office:value="0.632000419573945" calcext:value-type="float">
            <text:p>0.632000419573945</text:p>
          </table:table-cell>
          <table:table-cell office:value-type="float" office:value="0.993775727498591" calcext:value-type="float">
            <text:p>0.993775727498591</text:p>
          </table:table-cell>
          <table:table-cell office:value-type="float" office:value="0.0326661072571499" calcext:value-type="float">
            <text:p>0.0326661072571499</text:p>
          </table:table-cell>
          <table:table-cell office:value-type="float" office:value="0.989241594983538" calcext:value-type="float">
            <text:p>0.989241594983538</text:p>
          </table:table-cell>
          <table:table-cell office:value-type="float" office:value="0.0240287724430454" calcext:value-type="float">
            <text:p>0.0240287724430454</text:p>
          </table:table-cell>
          <table:table-cell office:value-type="float" office:value="0.376932266438703" calcext:value-type="float">
            <text:p>0.376932266438703</text:p>
          </table:table-cell>
          <table:table-cell office:value-type="float" office:value="0.624796714682153" calcext:value-type="float">
            <text:p>0.624796714682153</text:p>
          </table:table-cell>
          <table:table-cell office:value-type="float" office:value="0.376426648733117" calcext:value-type="float">
            <text:p>0.376426648733117</text:p>
          </table:table-cell>
          <table:table-cell office:value-type="float" office:value="0.624430385311806" calcext:value-type="float">
            <text:p>0.624430385311806</text:p>
          </table:table-cell>
        </table:table-row>
        <table:table-row table:style-name="ro1">
          <table:table-cell office:value-type="float" office:value="0.634243219203786" calcext:value-type="float">
            <text:p>0.634243219203786</text:p>
          </table:table-cell>
          <table:table-cell office:value-type="float" office:value="0.993783161415943" calcext:value-type="float">
            <text:p>0.993783161415943</text:p>
          </table:table-cell>
          <table:table-cell office:value-type="float" office:value="0.0326804661205219" calcext:value-type="float">
            <text:p>0.0326804661205219</text:p>
          </table:table-cell>
          <table:table-cell office:value-type="float" office:value="0.989252760403959" calcext:value-type="float">
            <text:p>0.989252760403959</text:p>
          </table:table-cell>
          <table:table-cell office:value-type="float" office:value="0.0240265550098397" calcext:value-type="float">
            <text:p>0.0240265550098397</text:p>
          </table:table-cell>
          <table:table-cell office:value-type="float" office:value="0.377305336125537" calcext:value-type="float">
            <text:p>0.377305336125537</text:p>
          </table:table-cell>
          <table:table-cell office:value-type="float" office:value="0.62493234510892" calcext:value-type="float">
            <text:p>0.62493234510892</text:p>
          </table:table-cell>
          <table:table-cell office:value-type="float" office:value="0.376650846918615" calcext:value-type="float">
            <text:p>0.376650846918615</text:p>
          </table:table-cell>
          <table:table-cell office:value-type="float" office:value="0.624458323090733" calcext:value-type="float">
            <text:p>0.624458323090733</text:p>
          </table:table-cell>
        </table:table-row>
        <table:table-row table:style-name="ro1">
          <table:table-cell office:value-type="float" office:value="0.63647879219204" calcext:value-type="float">
            <text:p>0.63647879219204</text:p>
          </table:table-cell>
          <table:table-cell office:value-type="float" office:value="0.993791014161939" calcext:value-type="float">
            <text:p>0.993791014161939</text:p>
          </table:table-cell>
          <table:table-cell office:value-type="float" office:value="0.0326945423334786" calcext:value-type="float">
            <text:p>0.0326945423334786</text:p>
          </table:table-cell>
          <table:table-cell office:value-type="float" office:value="0.98926432300735" calcext:value-type="float">
            <text:p>0.98926432300735</text:p>
          </table:table-cell>
          <table:table-cell office:value-type="float" office:value="0.0240239922771749" calcext:value-type="float">
            <text:p>0.0240239922771749</text:p>
          </table:table-cell>
          <table:table-cell office:value-type="float" office:value="0.377677995996136" calcext:value-type="float">
            <text:p>0.377677995996136</text:p>
          </table:table-cell>
          <table:table-cell office:value-type="float" office:value="0.625068742034591" calcext:value-type="float">
            <text:p>0.625068742034591</text:p>
          </table:table-cell>
          <table:table-cell office:value-type="float" office:value="0.37687444702452" calcext:value-type="float">
            <text:p>0.37687444702452</text:p>
          </table:table-cell>
          <table:table-cell office:value-type="float" office:value="0.624487020144392" calcext:value-type="float">
            <text:p>0.624487020144392</text:p>
          </table:table-cell>
        </table:table-row>
        <table:table-row table:style-name="ro1">
          <table:table-cell office:value-type="float" office:value="0.638707007324599" calcext:value-type="float">
            <text:p>0.638707007324599</text:p>
          </table:table-cell>
          <table:table-cell office:value-type="float" office:value="0.993799288048875" calcext:value-type="float">
            <text:p>0.993799288048875</text:p>
          </table:table-cell>
          <table:table-cell office:value-type="float" office:value="0.0327083314694816" calcext:value-type="float">
            <text:p>0.0327083314694816</text:p>
          </table:table-cell>
          <table:table-cell office:value-type="float" office:value="0.989276285716927" calcext:value-type="float">
            <text:p>0.989276285716927</text:p>
          </table:table-cell>
          <table:table-cell office:value-type="float" office:value="0.0240210802115817" calcext:value-type="float">
            <text:p>0.0240210802115817</text:p>
          </table:table-cell>
          <table:table-cell office:value-type="float" office:value="0.378050249664086" calcext:value-type="float">
            <text:p>0.378050249664086</text:p>
          </table:table-cell>
          <table:table-cell office:value-type="float" office:value="0.625205899265138" calcext:value-type="float">
            <text:p>0.625205899265138</text:p>
          </table:table-cell>
          <table:table-cell office:value-type="float" office:value="0.377097453489317" calcext:value-type="float">
            <text:p>0.377097453489317</text:p>
          </table:table-cell>
          <table:table-cell office:value-type="float" office:value="0.624516470873236" calcext:value-type="float">
            <text:p>0.624516470873236</text:p>
          </table:table-cell>
        </table:table-row>
        <table:table-row table:style-name="ro1">
          <table:table-cell office:value-type="float" office:value="0.640927737582276" calcext:value-type="float">
            <text:p>0.640927737582276</text:p>
          </table:table-cell>
          <table:table-cell office:value-type="float" office:value="0.993807984229548" calcext:value-type="float">
            <text:p>0.993807984229548</text:p>
          </table:table-cell>
          <table:table-cell office:value-type="float" office:value="0.0327218306217376" calcext:value-type="float">
            <text:p>0.0327218306217376</text:p>
          </table:table-cell>
          <table:table-cell office:value-type="float" office:value="0.989288650199743" calcext:value-type="float">
            <text:p>0.989288650199743</text:p>
          </table:table-cell>
          <table:table-cell office:value-type="float" office:value="0.0240178162163719" calcext:value-type="float">
            <text:p>0.0240178162163719</text:p>
          </table:table-cell>
          <table:table-cell office:value-type="float" office:value="0.378422099133671" calcext:value-type="float">
            <text:p>0.378422099133671</text:p>
          </table:table-cell>
          <table:table-cell office:value-type="float" office:value="0.625343812246731" calcext:value-type="float">
            <text:p>0.625343812246731</text:p>
          </table:table-cell>
          <table:table-cell office:value-type="float" office:value="0.377319869134135" calcext:value-type="float">
            <text:p>0.377319869134135</text:p>
          </table:table-cell>
          <table:table-cell office:value-type="float" office:value="0.624546671311128" calcext:value-type="float">
            <text:p>0.624546671311128</text:p>
          </table:table-cell>
        </table:table-row>
        <table:table-row table:style-name="ro1">
          <table:table-cell office:value-type="float" office:value="0.643140856925956" calcext:value-type="float">
            <text:p>0.643140856925956</text:p>
          </table:table-cell>
          <table:table-cell office:value-type="float" office:value="0.993817103490857" calcext:value-type="float">
            <text:p>0.993817103490857</text:p>
          </table:table-cell>
          <table:table-cell office:value-type="float" office:value="0.0327350369150339" calcext:value-type="float">
            <text:p>0.0327350369150339</text:p>
          </table:table-cell>
          <table:table-cell office:value-type="float" office:value="0.989301417837273" calcext:value-type="float">
            <text:p>0.989301417837273</text:p>
          </table:table-cell>
          <table:table-cell office:value-type="float" office:value="0.0240141978122745" calcext:value-type="float">
            <text:p>0.0240141978122745</text:p>
          </table:table-cell>
          <table:table-cell office:value-type="float" office:value="0.378793547971161" calcext:value-type="float">
            <text:p>0.378793547971161</text:p>
          </table:table-cell>
          <table:table-cell office:value-type="float" office:value="0.625482474881243" calcext:value-type="float">
            <text:p>0.625482474881243</text:p>
          </table:table-cell>
          <table:table-cell office:value-type="float" office:value="0.377541698337907" calcext:value-type="float">
            <text:p>0.377541698337907</text:p>
          </table:table-cell>
          <table:table-cell office:value-type="float" office:value="0.624577615943635" calcext:value-type="float">
            <text:p>0.624577615943635</text:p>
          </table:table-cell>
        </table:table-row>
        <table:table-row table:style-name="ro1">
          <table:table-cell office:value-type="float" office:value="0.64534624266432" calcext:value-type="float">
            <text:p>0.64534624266432</text:p>
          </table:table-cell>
          <table:table-cell office:value-type="float" office:value="0.993826645904496" calcext:value-type="float">
            <text:p>0.993826645904496</text:p>
          </table:table-cell>
          <table:table-cell office:value-type="float" office:value="0.0327479483621117" calcext:value-type="float">
            <text:p>0.0327479483621117</text:p>
          </table:table-cell>
          <table:table-cell office:value-type="float" office:value="0.98931458924787" calcext:value-type="float">
            <text:p>0.98931458924787</text:p>
          </table:table-cell>
          <table:table-cell office:value-type="float" office:value="0.0240102233696229" calcext:value-type="float">
            <text:p>0.0240102233696229</text:p>
          </table:table-cell>
          <table:table-cell office:value-type="float" office:value="0.379164598936026" calcext:value-type="float">
            <text:p>0.379164598936026</text:p>
          </table:table-cell>
          <table:table-cell office:value-type="float" office:value="0.625621881891047" calcext:value-type="float">
            <text:p>0.625621881891047</text:p>
          </table:table-cell>
          <table:table-cell office:value-type="float" office:value="0.377762944669728" calcext:value-type="float">
            <text:p>0.377762944669728</text:p>
          </table:table-cell>
          <table:table-cell office:value-type="float" office:value="0.624609300073682" calcext:value-type="float">
            <text:p>0.624609300073682</text:p>
          </table:table-cell>
        </table:table-row>
        <table:table-row table:style-name="ro1">
          <table:table-cell office:value-type="float" office:value="0.647543774034688" calcext:value-type="float">
            <text:p>0.647543774034688</text:p>
          </table:table-cell>
          <table:table-cell office:value-type="float" office:value="0.993836610845349" calcext:value-type="float">
            <text:p>0.993836610845349</text:p>
          </table:table-cell>
          <table:table-cell office:value-type="float" office:value="0.0327605635412695" calcext:value-type="float">
            <text:p>0.0327605635412695</text:p>
          </table:table-cell>
          <table:table-cell office:value-type="float" office:value="0.989328164381088" calcext:value-type="float">
            <text:p>0.989328164381088</text:p>
          </table:table-cell>
          <table:table-cell office:value-type="float" office:value="0.0240058918614063" calcext:value-type="float">
            <text:p>0.0240058918614063</text:p>
          </table:table-cell>
          <table:table-cell office:value-type="float" office:value="0.379535255512788" calcext:value-type="float">
            <text:p>0.379535255512788</text:p>
          </table:table-cell>
          <table:table-cell office:value-type="float" office:value="0.625762027304957" calcext:value-type="float">
            <text:p>0.625762027304957</text:p>
          </table:table-cell>
          <table:table-cell office:value-type="float" office:value="0.377983612415515" calcext:value-type="float">
            <text:p>0.377983612415515</text:p>
          </table:table-cell>
          <table:table-cell office:value-type="float" office:value="0.62464171830371" calcext:value-type="float">
            <text:p>0.62464171830371</text:p>
          </table:table-cell>
        </table:table-row>
        <table:table-row table:style-name="ro1">
          <table:table-cell office:value-type="float" office:value="0.649733333208448" calcext:value-type="float">
            <text:p>0.649733333208448</text:p>
          </table:table-cell>
          <table:table-cell office:value-type="float" office:value="0.993846997225628" calcext:value-type="float">
            <text:p>0.993846997225628</text:p>
          </table:table-cell>
          <table:table-cell office:value-type="float" office:value="0.03277288157411" calcext:value-type="float">
            <text:p>0.03277288157411</text:p>
          </table:table-cell>
          <table:table-cell office:value-type="float" office:value="0.989342142699955" calcext:value-type="float">
            <text:p>0.989342142699955</text:p>
          </table:table-cell>
          <table:table-cell office:value-type="float" office:value="0.0240012027873961" calcext:value-type="float">
            <text:p>0.0240012027873961</text:p>
          </table:table-cell>
          <table:table-cell office:value-type="float" office:value="0.379905520777658" calcext:value-type="float">
            <text:p>0.379905520777658</text:p>
          </table:table-cell>
          <table:table-cell office:value-type="float" office:value="0.625902905563607" calcext:value-type="float">
            <text:p>0.625902905563607</text:p>
          </table:table-cell>
          <table:table-cell office:value-type="float" office:value="0.378203705452809" calcext:value-type="float">
            <text:p>0.378203705452809</text:p>
          </table:table-cell>
          <table:table-cell office:value-type="float" office:value="0.624674865646989" calcext:value-type="float">
            <text:p>0.624674865646989</text:p>
          </table:table-cell>
        </table:table-row>
        <table:table-row table:style-name="ro1">
          <table:table-cell office:value-type="float" office:value="0.651914804332119" calcext:value-type="float">
            <text:p>0.651914804332119</text:p>
          </table:table-cell>
          <table:table-cell office:value-type="float" office:value="0.993857803312867" calcext:value-type="float">
            <text:p>0.993857803312867</text:p>
          </table:table-cell>
          <table:table-cell office:value-type="float" office:value="0.032784902102726" calcext:value-type="float">
            <text:p>0.032784902102726</text:p>
          </table:table-cell>
          <table:table-cell office:value-type="float" office:value="0.98935652304916" calcext:value-type="float">
            <text:p>0.98935652304916</text:p>
          </table:table-cell>
          <table:table-cell office:value-type="float" office:value="0.0239961562031314" calcext:value-type="float">
            <text:p>0.0239961562031314</text:p>
          </table:table-cell>
          <table:table-cell office:value-type="float" office:value="0.380275398514693" calcext:value-type="float">
            <text:p>0.380275398514693</text:p>
          </table:table-cell>
          <table:table-cell office:value-type="float" office:value="0.626044510430373" calcext:value-type="float">
            <text:p>0.626044510430373</text:p>
          </table:table-cell>
          <table:table-cell office:value-type="float" office:value="0.378423228359021" calcext:value-type="float">
            <text:p>0.378423228359021</text:p>
          </table:table-cell>
          <table:table-cell office:value-type="float" office:value="0.624708736432797" calcext:value-type="float">
            <text:p>0.624708736432797</text:p>
          </table:table-cell>
        </table:table-row>
        <table:table-row table:style-name="ro1">
          <table:table-cell office:value-type="float" office:value="0.654088074953573" calcext:value-type="float">
            <text:p>0.654088074953573</text:p>
          </table:table-cell>
          <table:table-cell office:value-type="float" office:value="0.993869026774205" calcext:value-type="float">
            <text:p>0.993869026774205</text:p>
          </table:table-cell>
          <table:table-cell office:value-type="float" office:value="0.0327966255537164" calcext:value-type="float">
            <text:p>0.0327966255537164</text:p>
          </table:table-cell>
          <table:table-cell office:value-type="float" office:value="0.989371303622778" calcext:value-type="float">
            <text:p>0.989371303622778</text:p>
          </table:table-cell>
          <table:table-cell office:value-type="float" office:value="0.0239907529070394" calcext:value-type="float">
            <text:p>0.0239907529070394</text:p>
          </table:table-cell>
          <table:table-cell office:value-type="float" office:value="0.380644891683785" calcext:value-type="float">
            <text:p>0.380644891683785</text:p>
          </table:table-cell>
          <table:table-cell office:value-type="float" office:value="0.626186836500583" calcext:value-type="float">
            <text:p>0.626186836500583</text:p>
          </table:table-cell>
          <table:table-cell office:value-type="float" office:value="0.378642184886071" calcext:value-type="float">
            <text:p>0.378642184886071</text:p>
          </table:table-cell>
          <table:table-cell office:value-type="float" office:value="0.624743325820468" calcext:value-type="float">
            <text:p>0.624743325820468</text:p>
          </table:table-cell>
        </table:table-row>
        <table:table-row table:style-name="ro1">
          <table:table-cell office:value-type="float" office:value="0.656253033755487" calcext:value-type="float">
            <text:p>0.656253033755487</text:p>
          </table:table-cell>
          <table:table-cell office:value-type="float" office:value="0.99388066507107" calcext:value-type="float">
            <text:p>0.99388066507107</text:p>
          </table:table-cell>
          <table:table-cell office:value-type="float" office:value="0.0328080522448898" calcext:value-type="float">
            <text:p>0.0328080522448898</text:p>
          </table:table-cell>
          <table:table-cell office:value-type="float" office:value="0.989386482484644" calcext:value-type="float">
            <text:p>0.989386482484644</text:p>
          </table:table-cell>
          <table:table-cell office:value-type="float" office:value="0.0239849936696419" calcext:value-type="float">
            <text:p>0.0239849936696419</text:p>
          </table:table-cell>
          <table:table-cell office:value-type="float" office:value="0.381014004748543" calcext:value-type="float">
            <text:p>0.381014004748543</text:p>
          </table:table-cell>
          <table:table-cell office:value-type="float" office:value="0.626329876882174" calcext:value-type="float">
            <text:p>0.626329876882174</text:p>
          </table:table-cell>
          <table:table-cell office:value-type="float" office:value="0.378860580285804" calcext:value-type="float">
            <text:p>0.378860580285804</text:p>
          </table:table-cell>
          <table:table-cell office:value-type="float" office:value="0.62477862747821" calcext:value-type="float">
            <text:p>0.62477862747821</text:p>
          </table:table-cell>
        </table:table-row>
        <table:table-row table:style-name="ro1">
          <table:table-cell office:value-type="float" office:value="0.658409573730532" calcext:value-type="float">
            <text:p>0.658409573730532</text:p>
          </table:table-cell>
          <table:table-cell office:value-type="float" office:value="0.993892714725319" calcext:value-type="float">
            <text:p>0.993892714725319</text:p>
          </table:table-cell>
          <table:table-cell office:value-type="float" office:value="0.0328191838211476" calcext:value-type="float">
            <text:p>0.0328191838211476</text:p>
          </table:table-cell>
          <table:table-cell office:value-type="float" office:value="0.98940205665678" calcext:value-type="float">
            <text:p>0.98940205665678</text:p>
          </table:table-cell>
          <table:table-cell office:value-type="float" office:value="0.0239788804977592" calcext:value-type="float">
            <text:p>0.0239788804977592</text:p>
          </table:table-cell>
          <table:table-cell office:value-type="float" office:value="0.381382740522589" calcext:value-type="float">
            <text:p>0.381382740522589</text:p>
          </table:table-cell>
          <table:table-cell office:value-type="float" office:value="0.626473626352833" calcext:value-type="float">
            <text:p>0.626473626352833</text:p>
          </table:table-cell>
          <table:table-cell office:value-type="float" office:value="0.379078418155214" calcext:value-type="float">
            <text:p>0.379078418155214</text:p>
          </table:table-cell>
          <table:table-cell office:value-type="float" office:value="0.624814636739563" calcext:value-type="float">
            <text:p>0.624814636739563</text:p>
          </table:table-cell>
        </table:table-row>
        <table:table-row table:style-name="ro1">
          <table:table-cell office:value-type="float" office:value="0.660557588593237" calcext:value-type="float">
            <text:p>0.660557588593237</text:p>
          </table:table-cell>
          <table:table-cell office:value-type="float" office:value="0.993905172298455" calcext:value-type="float">
            <text:p>0.993905172298455</text:p>
          </table:table-cell>
          <table:table-cell office:value-type="float" office:value="0.032830021478901" calcext:value-type="float">
            <text:p>0.032830021478901</text:p>
          </table:table-cell>
          <table:table-cell office:value-type="float" office:value="0.989418023300687" calcext:value-type="float">
            <text:p>0.989418023300687</text:p>
          </table:table-cell>
          <table:table-cell office:value-type="float" office:value="0.0239724150532188" calcext:value-type="float">
            <text:p>0.0239724150532188</text:p>
          </table:table-cell>
          <table:table-cell office:value-type="float" office:value="0.381751103717843" calcext:value-type="float">
            <text:p>0.381751103717843</text:p>
          </table:table-cell>
          <table:table-cell office:value-type="float" office:value="0.626618077800406" calcext:value-type="float">
            <text:p>0.626618077800406</text:p>
          </table:table-cell>
          <table:table-cell office:value-type="float" office:value="0.379295703988128" calcext:value-type="float">
            <text:p>0.379295703988128</text:p>
          </table:table-cell>
          <table:table-cell office:value-type="float" office:value="0.624851347046132" calcext:value-type="float">
            <text:p>0.624851347046132</text:p>
          </table:table-cell>
        </table:table-row>
        <table:table-row table:style-name="ro1">
          <table:table-cell office:value-type="float" office:value="0.662696976387753" calcext:value-type="float">
            <text:p>0.662696976387753</text:p>
          </table:table-cell>
          <table:table-cell office:value-type="float" office:value="0.993918033459594" calcext:value-type="float">
            <text:p>0.993918033459594</text:p>
          </table:table-cell>
          <table:table-cell office:value-type="float" office:value="0.0328405677008571" calcext:value-type="float">
            <text:p>0.0328405677008571</text:p>
          </table:table-cell>
          <table:table-cell office:value-type="float" office:value="0.989434378581955" calcext:value-type="float">
            <text:p>0.989434378581955</text:p>
          </table:table-cell>
          <table:table-cell office:value-type="float" office:value="0.0239656001914873" calcext:value-type="float">
            <text:p>0.0239656001914873</text:p>
          </table:table-cell>
          <table:table-cell office:value-type="float" office:value="0.382119097384137" calcext:value-type="float">
            <text:p>0.382119097384137</text:p>
          </table:table-cell>
          <table:table-cell office:value-type="float" office:value="0.626763225792973" calcext:value-type="float">
            <text:p>0.626763225792973</text:p>
          </table:table-cell>
          <table:table-cell office:value-type="float" office:value="0.379512441611873" calcext:value-type="float">
            <text:p>0.379512441611873</text:p>
          </table:table-cell>
          <table:table-cell office:value-type="float" office:value="0.624888753515683" calcext:value-type="float">
            <text:p>0.624888753515683</text:p>
          </table:table-cell>
        </table:table-row>
        <table:table-row table:style-name="ro1">
          <table:table-cell office:value-type="float" office:value="0.664827636335235" calcext:value-type="float">
            <text:p>0.664827636335235</text:p>
          </table:table-cell>
          <table:table-cell office:value-type="float" office:value="0.993931293770565" calcext:value-type="float">
            <text:p>0.993931293770565</text:p>
          </table:table-cell>
          <table:table-cell office:value-type="float" office:value="0.0328508247705681" calcext:value-type="float">
            <text:p>0.0328508247705681</text:p>
          </table:table-cell>
          <table:table-cell office:value-type="float" office:value="0.989451118632528" calcext:value-type="float">
            <text:p>0.989451118632528</text:p>
          </table:table-cell>
          <table:table-cell office:value-type="float" office:value="0.0239584386476346" calcext:value-type="float">
            <text:p>0.0239584386476346</text:p>
          </table:table-cell>
          <table:table-cell office:value-type="float" office:value="0.382486726055607" calcext:value-type="float">
            <text:p>0.382486726055607</text:p>
          </table:table-cell>
          <table:table-cell office:value-type="float" office:value="0.62690906342819" calcext:value-type="float">
            <text:p>0.62690906342819</text:p>
          </table:table-cell>
          <table:table-cell office:value-type="float" office:value="0.379728636335019" calcext:value-type="float">
            <text:p>0.379728636335019</text:p>
          </table:table-cell>
          <table:table-cell office:value-type="float" office:value="0.624926849792315" calcext:value-type="float">
            <text:p>0.624926849792315</text:p>
          </table:table-cell>
        </table:table-row>
        <table:table-row table:style-name="ro1">
          <table:table-cell office:value-type="float" office:value="0.666949471132205" calcext:value-type="float">
            <text:p>0.666949471132205</text:p>
          </table:table-cell>
          <table:table-cell office:value-type="float" office:value="0.993944948336185" calcext:value-type="float">
            <text:p>0.993944948336185</text:p>
          </table:table-cell>
          <table:table-cell office:value-type="float" office:value="0.0328607956303688" calcext:value-type="float">
            <text:p>0.0328607956303688</text:p>
          </table:table-cell>
          <table:table-cell office:value-type="float" office:value="0.989468239073439" calcext:value-type="float">
            <text:p>0.989468239073439</text:p>
          </table:table-cell>
          <table:table-cell office:value-type="float" office:value="0.023950933768864" calcext:value-type="float">
            <text:p>0.023950933768864</text:p>
          </table:table-cell>
          <table:table-cell office:value-type="float" office:value="0.382853993399834" calcext:value-type="float">
            <text:p>0.382853993399834</text:p>
          </table:table-cell>
          <table:table-cell office:value-type="float" office:value="0.627055584674532" calcext:value-type="float">
            <text:p>0.627055584674532</text:p>
          </table:table-cell>
          <table:table-cell office:value-type="float" office:value="0.37994429259926" calcext:value-type="float">
            <text:p>0.37994429259926</text:p>
          </table:table-cell>
          <table:table-cell office:value-type="float" office:value="0.624965630389783" calcext:value-type="float">
            <text:p>0.624965630389783</text:p>
          </table:table-cell>
        </table:table-row>
        <table:table-row table:style-name="ro1">
          <table:table-cell office:value-type="float" office:value="0.669062385458944" calcext:value-type="float">
            <text:p>0.669062385458944</text:p>
          </table:table-cell>
          <table:table-cell office:value-type="float" office:value="0.993958991844132" calcext:value-type="float">
            <text:p>0.993958991844132</text:p>
          </table:table-cell>
          <table:table-cell office:value-type="float" office:value="0.0328704835167898" calcext:value-type="float">
            <text:p>0.0328704835167898</text:p>
          </table:table-cell>
          <table:table-cell office:value-type="float" office:value="0.989485735135292" calcext:value-type="float">
            <text:p>0.989485735135292</text:p>
          </table:table-cell>
          <table:table-cell office:value-type="float" office:value="0.0239430892309788" calcext:value-type="float">
            <text:p>0.0239430892309788</text:p>
          </table:table-cell>
          <table:table-cell office:value-type="float" office:value="0.383220903826149" calcext:value-type="float">
            <text:p>0.383220903826149</text:p>
          </table:table-cell>
          <table:table-cell office:value-type="float" office:value="0.627202782784144" calcext:value-type="float">
            <text:p>0.627202782784144</text:p>
          </table:table-cell>
          <table:table-cell office:value-type="float" office:value="0.380159415581572" calcext:value-type="float">
            <text:p>0.380159415581572</text:p>
          </table:table-cell>
          <table:table-cell office:value-type="float" office:value="0.625005089099834" calcext:value-type="float">
            <text:p>0.625005089099834</text:p>
          </table:table-cell>
        </table:table-row>
        <table:table-row table:style-name="ro1">
          <table:table-cell office:value-type="float" office:value="0.671166287460962" calcext:value-type="float">
            <text:p>0.671166287460962</text:p>
          </table:table-cell>
          <table:table-cell office:value-type="float" office:value="0.993973418572488" calcext:value-type="float">
            <text:p>0.993973418572488</text:p>
          </table:table-cell>
          <table:table-cell office:value-type="float" office:value="0.0328798922806753" calcext:value-type="float">
            <text:p>0.0328798922806753</text:p>
          </table:table-cell>
          <table:table-cell office:value-type="float" office:value="0.989503601584774" calcext:value-type="float">
            <text:p>0.989503601584774</text:p>
          </table:table-cell>
          <table:table-cell office:value-type="float" office:value="0.0239349092764367" calcext:value-type="float">
            <text:p>0.0239349092764367</text:p>
          </table:table-cell>
          <table:table-cell office:value-type="float" office:value="0.38358746087608" calcext:value-type="float">
            <text:p>0.38358746087608</text:p>
          </table:table-cell>
          <table:table-cell office:value-type="float" office:value="0.6273506518784" calcext:value-type="float">
            <text:p>0.6273506518784</text:p>
          </table:table-cell>
          <table:table-cell office:value-type="float" office:value="0.380374009591627" calcext:value-type="float">
            <text:p>0.380374009591627</text:p>
          </table:table-cell>
          <table:table-cell office:value-type="float" office:value="0.625045220582884" calcext:value-type="float">
            <text:p>0.625045220582884</text:p>
          </table:table-cell>
        </table:table-row>
        <table:table-row table:style-name="ro1">
          <table:table-cell office:value-type="float" office:value="0.67326108651125" calcext:value-type="float">
            <text:p>0.67326108651125</text:p>
          </table:table-cell>
          <table:table-cell office:value-type="float" office:value="0.993988222772715" calcext:value-type="float">
            <text:p>0.993988222772715</text:p>
          </table:table-cell>
          <table:table-cell office:value-type="float" office:value="0.03288902550257" calcext:value-type="float">
            <text:p>0.03288902550257</text:p>
          </table:table-cell>
          <table:table-cell office:value-type="float" office:value="0.989521833233327" calcext:value-type="float">
            <text:p>0.989521833233327</text:p>
          </table:table-cell>
          <table:table-cell office:value-type="float" office:value="0.0239263979537154" calcext:value-type="float">
            <text:p>0.0239263979537154</text:p>
          </table:table-cell>
          <table:table-cell office:value-type="float" office:value="0.38395366954188" calcext:value-type="float">
            <text:p>0.38395366954188</text:p>
          </table:table-cell>
          <table:table-cell office:value-type="float" office:value="0.627499184643083" calcext:value-type="float">
            <text:p>0.627499184643083</text:p>
          </table:table-cell>
          <table:table-cell office:value-type="float" office:value="0.380588080386412" calcext:value-type="float">
            <text:p>0.380588080386412</text:p>
          </table:table-cell>
          <table:table-cell office:value-type="float" office:value="0.625086018060207" calcext:value-type="float">
            <text:p>0.625086018060207</text:p>
          </table:table-cell>
        </table:table-row>
        <table:table-row table:style-name="ro1">
          <table:table-cell office:value-type="float" office:value="0.67534669631058" calcext:value-type="float">
            <text:p>0.67534669631058</text:p>
          </table:table-cell>
          <table:table-cell office:value-type="float" office:value="0.99400339793673" calcext:value-type="float">
            <text:p>0.99400339793673</text:p>
          </table:table-cell>
          <table:table-cell office:value-type="float" office:value="0.0328978879309634" calcext:value-type="float">
            <text:p>0.0328978879309634</text:p>
          </table:table-cell>
          <table:table-cell office:value-type="float" office:value="0.989540424026734" calcext:value-type="float">
            <text:p>0.989540424026734</text:p>
          </table:table-cell>
          <table:table-cell office:value-type="float" office:value="0.0239175603820532" calcext:value-type="float">
            <text:p>0.0239175603820532</text:p>
          </table:table-cell>
          <table:table-cell office:value-type="float" office:value="0.384319533133442" calcext:value-type="float">
            <text:p>0.384319533133442</text:p>
          </table:table-cell>
          <table:table-cell office:value-type="float" office:value="0.627648375458614" calcext:value-type="float">
            <text:p>0.627648375458614</text:p>
          </table:table-cell>
          <table:table-cell office:value-type="float" office:value="0.38080163203782" calcext:value-type="float">
            <text:p>0.38080163203782</text:p>
          </table:table-cell>
          <table:table-cell office:value-type="float" office:value="0.625127476444896" calcext:value-type="float">
            <text:p>0.625127476444896</text:p>
          </table:table-cell>
        </table:table-row>
        <table:table-row table:style-name="ro1">
          <table:table-cell office:value-type="float" office:value="0.677423031359962" calcext:value-type="float">
            <text:p>0.677423031359962</text:p>
          </table:table-cell>
          <table:table-cell office:value-type="float" office:value="0.994018937764859" calcext:value-type="float">
            <text:p>0.994018937764859</text:p>
          </table:table-cell>
          <table:table-cell office:value-type="float" office:value="0.0329064837120243" calcext:value-type="float">
            <text:p>0.0329064837120243</text:p>
          </table:table-cell>
          <table:table-cell office:value-type="float" office:value="0.989559368215461" calcext:value-type="float">
            <text:p>0.989559368215461</text:p>
          </table:table-cell>
          <table:table-cell office:value-type="float" office:value="0.0239084011780657" calcext:value-type="float">
            <text:p>0.0239084011780657</text:p>
          </table:table-cell>
          <table:table-cell office:value-type="float" office:value="0.384685056804844" calcext:value-type="float">
            <text:p>0.384685056804844</text:p>
          </table:table-cell>
          <table:table-cell office:value-type="float" office:value="0.62779821687005" calcext:value-type="float">
            <text:p>0.62779821687005</text:p>
          </table:table-cell>
          <table:table-cell office:value-type="float" office:value="0.381014670460406" calcext:value-type="float">
            <text:p>0.381014670460406</text:p>
          </table:table-cell>
          <table:table-cell office:value-type="float" office:value="0.625169588812426" calcext:value-type="float">
            <text:p>0.625169588812426</text:p>
          </table:table-cell>
        </table:table-row>
        <table:table-row table:style-name="ro1">
          <table:table-cell office:value-type="float" office:value="0.679490010482691" calcext:value-type="float">
            <text:p>0.679490010482691</text:p>
          </table:table-cell>
          <table:table-cell office:value-type="float" office:value="0.994034835236088" calcext:value-type="float">
            <text:p>0.994034835236088</text:p>
          </table:table-cell>
          <table:table-cell office:value-type="float" office:value="0.0329148181264262" calcext:value-type="float">
            <text:p>0.0329148181264262</text:p>
          </table:table-cell>
          <table:table-cell office:value-type="float" office:value="0.989578659221664" calcext:value-type="float">
            <text:p>0.989578659221664</text:p>
          </table:table-cell>
          <table:table-cell office:value-type="float" office:value="0.0238989259941998" calcext:value-type="float">
            <text:p>0.0238989259941998</text:p>
          </table:table-cell>
          <table:table-cell office:value-type="float" office:value="0.38505024401854" calcext:value-type="float">
            <text:p>0.38505024401854</text:p>
          </table:table-cell>
          <table:table-cell office:value-type="float" office:value="0.627948703125356" calcext:value-type="float">
            <text:p>0.627948703125356</text:p>
          </table:table-cell>
          <table:table-cell office:value-type="float" office:value="0.38122719987464" calcext:value-type="float">
            <text:p>0.38122719987464</text:p>
          </table:table-cell>
          <table:table-cell office:value-type="float" office:value="0.625212349938573" calcext:value-type="float">
            <text:p>0.625212349938573</text:p>
          </table:table-cell>
        </table:table-row>
        <table:table-row table:style-name="ro1">
          <table:table-cell office:value-type="float" office:value="0.681547553723386" calcext:value-type="float">
            <text:p>0.681547553723386</text:p>
          </table:table-cell>
          <table:table-cell office:value-type="float" office:value="0.994051083381169" calcext:value-type="float">
            <text:p>0.994051083381169</text:p>
          </table:table-cell>
          <table:table-cell office:value-type="float" office:value="0.032922896111016" calcext:value-type="float">
            <text:p>0.032922896111016</text:p>
          </table:table-cell>
          <table:table-cell office:value-type="float" office:value="0.989598290589634" calcext:value-type="float">
            <text:p>0.989598290589634</text:p>
          </table:table-cell>
          <table:table-cell office:value-type="float" office:value="0.023889140214026" calcext:value-type="float">
            <text:p>0.023889140214026</text:p>
          </table:table-cell>
          <table:table-cell office:value-type="float" office:value="0.385415099673882" calcext:value-type="float">
            <text:p>0.385415099673882</text:p>
          </table:table-cell>
          <table:table-cell office:value-type="float" office:value="0.628099827049555" calcext:value-type="float">
            <text:p>0.628099827049555</text:p>
          </table:table-cell>
          <table:table-cell office:value-type="float" office:value="0.381439225934852" calcext:value-type="float">
            <text:p>0.381439225934852</text:p>
          </table:table-cell>
          <table:table-cell office:value-type="float" office:value="0.625255753172831" calcext:value-type="float">
            <text:p>0.625255753172831</text:p>
          </table:table-cell>
        </table:table-row>
        <table:table-row table:style-name="ro1">
          <table:table-cell office:value-type="float" office:value="0.683595584590341" calcext:value-type="float">
            <text:p>0.683595584590341</text:p>
          </table:table-cell>
          <table:table-cell office:value-type="float" office:value="0.99406767493411" calcext:value-type="float">
            <text:p>0.99406767493411</text:p>
          </table:table-cell>
          <table:table-cell office:value-type="float" office:value="0.0329307231167555" calcext:value-type="float">
            <text:p>0.0329307231167555</text:p>
          </table:table-cell>
          <table:table-cell office:value-type="float" office:value="0.989618255510218" calcext:value-type="float">
            <text:p>0.989618255510218</text:p>
          </table:table-cell>
          <table:table-cell office:value-type="float" office:value="0.0238790496837158" calcext:value-type="float">
            <text:p>0.0238790496837158</text:p>
          </table:table-cell>
          <table:table-cell office:value-type="float" office:value="0.385779627769404" calcext:value-type="float">
            <text:p>0.385779627769404</text:p>
          </table:table-cell>
          <table:table-cell office:value-type="float" office:value="0.628251582368256" calcext:value-type="float">
            <text:p>0.628251582368256</text:p>
          </table:table-cell>
          <table:table-cell office:value-type="float" office:value="0.381650753395512" calcext:value-type="float">
            <text:p>0.381650753395512</text:p>
          </table:table-cell>
          <table:table-cell office:value-type="float" office:value="0.625299792765063" calcext:value-type="float">
            <text:p>0.625299792765063</text:p>
          </table:table-cell>
        </table:table-row>
        <table:table-row table:style-name="ro1">
          <table:table-cell office:value-type="float" office:value="0.685634028660005" calcext:value-type="float">
            <text:p>0.685634028660005</text:p>
          </table:table-cell>
          <table:table-cell office:value-type="float" office:value="0.994084602325062" calcext:value-type="float">
            <text:p>0.994084602325062</text:p>
          </table:table-cell>
          <table:table-cell office:value-type="float" office:value="0.0329383048100911" calcext:value-type="float">
            <text:p>0.0329383048100911</text:p>
          </table:table-cell>
          <table:table-cell office:value-type="float" office:value="0.989638546888969" calcext:value-type="float">
            <text:p>0.989638546888969</text:p>
          </table:table-cell>
          <table:table-cell office:value-type="float" office:value="0.0238686604903573" calcext:value-type="float">
            <text:p>0.0238686604903573</text:p>
          </table:table-cell>
          <table:table-cell office:value-type="float" office:value="0.386143832928951" calcext:value-type="float">
            <text:p>0.386143832928951</text:p>
          </table:table-cell>
          <table:table-cell office:value-type="float" office:value="0.62840396220696" calcext:value-type="float">
            <text:p>0.62840396220696</text:p>
          </table:table-cell>
          <table:table-cell office:value-type="float" office:value="0.381861787630016" calcext:value-type="float">
            <text:p>0.381861787630016</text:p>
          </table:table-cell>
          <table:table-cell office:value-type="float" office:value="0.625344462359338" calcext:value-type="float">
            <text:p>0.625344462359338</text:p>
          </table:table-cell>
        </table:table-row>
        <table:table-row table:style-name="ro1">
          <table:table-cell office:value-type="float" office:value="0.687662814526054" calcext:value-type="float">
            <text:p>0.687662814526054</text:p>
          </table:table-cell>
          <table:table-cell office:value-type="float" office:value="0.994101857917335" calcext:value-type="float">
            <text:p>0.994101857917335</text:p>
          </table:table-cell>
          <table:table-cell office:value-type="float" office:value="0.0329456470435636" calcext:value-type="float">
            <text:p>0.0329456470435636</text:p>
          </table:table-cell>
          <table:table-cell office:value-type="float" office:value="0.989659157533187" calcext:value-type="float">
            <text:p>0.989659157533187</text:p>
          </table:table-cell>
          <table:table-cell office:value-type="float" office:value="0.0238579788791703" calcext:value-type="float">
            <text:p>0.0238579788791703</text:p>
          </table:table-cell>
          <table:table-cell office:value-type="float" office:value="0.386507719271525" calcext:value-type="float">
            <text:p>0.386507719271525</text:p>
          </table:table-cell>
          <table:table-cell office:value-type="float" office:value="0.628556960189143" calcext:value-type="float">
            <text:p>0.628556960189143</text:p>
          </table:table-cell>
          <table:table-cell office:value-type="float" office:value="0.382072333509848" calcext:value-type="float">
            <text:p>0.382072333509848</text:p>
          </table:table-cell>
          <table:table-cell office:value-type="float" office:value="0.625389756098858" calcext:value-type="float">
            <text:p>0.625389756098858</text:p>
          </table:table-cell>
        </table:table-row>
        <table:table-row table:style-name="ro1">
          <table:table-cell office:value-type="float" office:value="0.689681872841815" calcext:value-type="float">
            <text:p>0.689681872841815</text:p>
          </table:table-cell>
          <table:table-cell office:value-type="float" office:value="0.994119433801782" calcext:value-type="float">
            <text:p>0.994119433801782</text:p>
          </table:table-cell>
          <table:table-cell office:value-type="float" office:value="0.0329527558571905" calcext:value-type="float">
            <text:p>0.0329527558571905</text:p>
          </table:table-cell>
          <table:table-cell office:value-type="float" office:value="0.989680079995573" calcext:value-type="float">
            <text:p>0.989680079995573</text:p>
          </table:table-cell>
          <table:table-cell office:value-type="float" office:value="0.023847011307315" calcext:value-type="float">
            <text:p>0.023847011307315</text:p>
          </table:table-cell>
          <table:table-cell office:value-type="float" office:value="0.386871291530909" calcext:value-type="float">
            <text:p>0.386871291530909</text:p>
          </table:table-cell>
          <table:table-cell office:value-type="float" office:value="0.628710569349189" calcext:value-type="float">
            <text:p>0.628710569349189</text:p>
          </table:table-cell>
          <table:table-cell office:value-type="float" office:value="0.382282396514753" calcext:value-type="float">
            <text:p>0.382282396514753</text:p>
          </table:table-cell>
          <table:table-cell office:value-type="float" office:value="0.625435667531924" calcext:value-type="float">
            <text:p>0.625435667531924</text:p>
          </table:table-cell>
        </table:table-row>
        <table:table-row table:style-name="ro1">
          <table:table-cell office:value-type="float" office:value="0.691691137668514" calcext:value-type="float">
            <text:p>0.691691137668514</text:p>
          </table:table-cell>
          <table:table-cell office:value-type="float" office:value="0.994137321843073" calcext:value-type="float">
            <text:p>0.994137321843073</text:p>
          </table:table-cell>
          <table:table-cell office:value-type="float" office:value="0.0329596377387173" calcext:value-type="float">
            <text:p>0.0329596377387173</text:p>
          </table:table-cell>
          <table:table-cell office:value-type="float" office:value="0.989701306545502" calcext:value-type="float">
            <text:p>0.989701306545502</text:p>
          </table:table-cell>
          <table:table-cell office:value-type="float" office:value="0.023835764626579" calcext:value-type="float">
            <text:p>0.023835764626579</text:p>
          </table:table-cell>
          <table:table-cell office:value-type="float" office:value="0.387234553534842" calcext:value-type="float">
            <text:p>0.387234553534842</text:p>
          </table:table-cell>
          <table:table-cell office:value-type="float" office:value="0.628864783624341" calcext:value-type="float">
            <text:p>0.628864783624341</text:p>
          </table:table-cell>
          <table:table-cell office:value-type="float" office:value="0.382491981220231" calcext:value-type="float">
            <text:p>0.382491981220231</text:p>
          </table:table-cell>
          <table:table-cell office:value-type="float" office:value="0.625482191110106" calcext:value-type="float">
            <text:p>0.625482191110106</text:p>
          </table:table-cell>
        </table:table-row>
        <table:table-row table:style-name="ro1">
          <table:table-cell office:value-type="float" office:value="0.69369054427763" calcext:value-type="float">
            <text:p>0.69369054427763</text:p>
          </table:table-cell>
          <table:table-cell office:value-type="float" office:value="0.994155514048373" calcext:value-type="float">
            <text:p>0.994155514048373</text:p>
          </table:table-cell>
          <table:table-cell office:value-type="float" office:value="0.0329662987497378" calcext:value-type="float">
            <text:p>0.0329662987497378</text:p>
          </table:table-cell>
          <table:table-cell office:value-type="float" office:value="0.989722829663309" calcext:value-type="float">
            <text:p>0.989722829663309</text:p>
          </table:table-cell>
          <table:table-cell office:value-type="float" office:value="0.0238242453353021" calcext:value-type="float">
            <text:p>0.0238242453353021</text:p>
          </table:table-cell>
          <table:table-cell office:value-type="float" office:value="0.387597510511801" calcext:value-type="float">
            <text:p>0.387597510511801</text:p>
          </table:table-cell>
          <table:table-cell office:value-type="float" office:value="0.629019595567781" calcext:value-type="float">
            <text:p>0.629019595567781</text:p>
          </table:table-cell>
          <table:table-cell office:value-type="float" office:value="0.382701093598744" calcext:value-type="float">
            <text:p>0.382701093598744</text:p>
          </table:table-cell>
          <table:table-cell office:value-type="float" office:value="0.625529319896928" calcext:value-type="float">
            <text:p>0.625529319896928</text:p>
          </table:table-cell>
        </table:table-row>
        <table:table-row table:style-name="ro1">
          <table:table-cell office:value-type="float" office:value="0.695680032159613" calcext:value-type="float">
            <text:p>0.695680032159613</text:p>
          </table:table-cell>
          <table:table-cell office:value-type="float" office:value="0.994174001842386" calcext:value-type="float">
            <text:p>0.994174001842386</text:p>
          </table:table-cell>
          <table:table-cell office:value-type="float" office:value="0.032972745960833" calcext:value-type="float">
            <text:p>0.032972745960833</text:p>
          </table:table-cell>
          <table:table-cell office:value-type="float" office:value="0.989744641137985" calcext:value-type="float">
            <text:p>0.989744641137985</text:p>
          </table:table-cell>
          <table:table-cell office:value-type="float" office:value="0.0238124608374966" calcext:value-type="float">
            <text:p>0.0238124608374966</text:p>
          </table:table-cell>
          <table:table-cell office:value-type="float" office:value="0.387960165980339" calcext:value-type="float">
            <text:p>0.387960165980339</text:p>
          </table:table-cell>
          <table:table-cell office:value-type="float" office:value="0.629174999448695" calcext:value-type="float">
            <text:p>0.629174999448695</text:p>
          </table:table-cell>
          <table:table-cell office:value-type="float" office:value="0.382909737911807" calcext:value-type="float">
            <text:p>0.382909737911807</text:p>
          </table:table-cell>
          <table:table-cell office:value-type="float" office:value="0.625577048670442" calcext:value-type="float">
            <text:p>0.625577048670442</text:p>
          </table:table-cell>
        </table:table-row>
        <table:table-row table:style-name="ro1">
          <table:table-cell office:value-type="float" office:value="0.697659541572673" calcext:value-type="float">
            <text:p>0.697659541572673</text:p>
          </table:table-cell>
          <table:table-cell office:value-type="float" office:value="0.994192777013807" calcext:value-type="float">
            <text:p>0.994192777013807</text:p>
          </table:table-cell>
          <table:table-cell office:value-type="float" office:value="0.0329789856946737" calcext:value-type="float">
            <text:p>0.0329789856946737</text:p>
          </table:table-cell>
          <table:table-cell office:value-type="float" office:value="0.989766733216498" calcext:value-type="float">
            <text:p>0.989766733216498</text:p>
          </table:table-cell>
          <table:table-cell office:value-type="float" office:value="0.0238004178863342" calcext:value-type="float">
            <text:p>0.0238004178863342</text:p>
          </table:table-cell>
          <table:table-cell office:value-type="float" office:value="0.388322525252889" calcext:value-type="float">
            <text:p>0.388322525252889</text:p>
          </table:table-cell>
          <table:table-cell office:value-type="float" office:value="0.629330987754358" calcext:value-type="float">
            <text:p>0.629330987754358</text:p>
          </table:table-cell>
          <table:table-cell office:value-type="float" office:value="0.383117920212487" calcext:value-type="float">
            <text:p>0.383117920212487</text:p>
          </table:table-cell>
          <table:table-cell office:value-type="float" office:value="0.625625370423731" calcext:value-type="float">
            <text:p>0.625625370423731</text:p>
          </table:table-cell>
        </table:table-row>
        <table:table-row table:style-name="ro1">
          <table:table-cell office:value-type="float" office:value="0.699629016962146" calcext:value-type="float">
            <text:p>0.699629016962146</text:p>
          </table:table-cell>
          <table:table-cell office:value-type="float" office:value="0.994211830797068" calcext:value-type="float">
            <text:p>0.994211830797068</text:p>
          </table:table-cell>
          <table:table-cell office:value-type="float" office:value="0.0329850252579607" calcext:value-type="float">
            <text:p>0.0329850252579607</text:p>
          </table:table-cell>
          <table:table-cell office:value-type="float" office:value="0.989789097482202" calcext:value-type="float">
            <text:p>0.989789097482202</text:p>
          </table:table-cell>
          <table:table-cell office:value-type="float" office:value="0.0237881241145768" calcext:value-type="float">
            <text:p>0.0237881241145768</text:p>
          </table:table-cell>
          <table:table-cell office:value-type="float" office:value="0.388684591925194" calcext:value-type="float">
            <text:p>0.388684591925194</text:p>
          </table:table-cell>
          <table:table-cell office:value-type="float" office:value="0.629487554694354" calcext:value-type="float">
            <text:p>0.629487554694354</text:p>
          </table:table-cell>
          <table:table-cell office:value-type="float" office:value="0.383325644836251" calcext:value-type="float">
            <text:p>0.383325644836251</text:p>
          </table:table-cell>
          <table:table-cell office:value-type="float" office:value="0.625674279870821" calcext:value-type="float">
            <text:p>0.625674279870821</text:p>
          </table:table-cell>
        </table:table-row>
        <table:table-row table:style-name="ro1">
          <table:table-cell office:value-type="float" office:value="0.701588403925009" calcext:value-type="float">
            <text:p>0.701588403925009</text:p>
          </table:table-cell>
          <table:table-cell office:value-type="float" office:value="0.994231154626342" calcext:value-type="float">
            <text:p>0.994231154626342</text:p>
          </table:table-cell>
          <table:table-cell office:value-type="float" office:value="0.0329908714754851" calcext:value-type="float">
            <text:p>0.0329908714754851</text:p>
          </table:table-cell>
          <table:table-cell office:value-type="float" office:value="0.989811725786479" calcext:value-type="float">
            <text:p>0.989811725786479</text:p>
          </table:table-cell>
          <table:table-cell office:value-type="float" office:value="0.0237755867452432" calcext:value-type="float">
            <text:p>0.0237755867452432</text:p>
          </table:table-cell>
          <table:table-cell office:value-type="float" office:value="0.389046370986293" calcext:value-type="float">
            <text:p>0.389046370986293</text:p>
          </table:table-cell>
          <table:table-cell office:value-type="float" office:value="0.629644693101496" calcext:value-type="float">
            <text:p>0.629644693101496</text:p>
          </table:table-cell>
          <table:table-cell office:value-type="float" office:value="0.383532917508164" calcext:value-type="float">
            <text:p>0.383532917508164</text:p>
          </table:table-cell>
          <table:table-cell office:value-type="float" office:value="0.625723770344968" calcext:value-type="float">
            <text:p>0.625723770344968</text:p>
          </table:table-cell>
        </table:table-row>
        <table:table-row table:style-name="ro1">
          <table:table-cell office:value-type="float" office:value="0.703537651384378" calcext:value-type="float">
            <text:p>0.703537651384378</text:p>
          </table:table-cell>
          <table:table-cell office:value-type="float" office:value="0.994250739789492" calcext:value-type="float">
            <text:p>0.994250739789492</text:p>
          </table:table-cell>
          <table:table-cell office:value-type="float" office:value="0.0329965315477038" calcext:value-type="float">
            <text:p>0.0329965315477038</text:p>
          </table:table-cell>
          <table:table-cell office:value-type="float" office:value="0.989834609776078" calcext:value-type="float">
            <text:p>0.989834609776078</text:p>
          </table:table-cell>
          <table:table-cell office:value-type="float" office:value="0.0237628133212464" calcext:value-type="float">
            <text:p>0.0237628133212464</text:p>
          </table:table-cell>
          <table:table-cell office:value-type="float" office:value="0.389407866494967" calcext:value-type="float">
            <text:p>0.389407866494967</text:p>
          </table:table-cell>
          <table:table-cell office:value-type="float" office:value="0.629802396735501" calcext:value-type="float">
            <text:p>0.629802396735501</text:p>
          </table:table-cell>
          <table:table-cell office:value-type="float" office:value="0.383739743024855" calcext:value-type="float">
            <text:p>0.383739743024855</text:p>
          </table:table-cell>
          <table:table-cell office:value-type="float" office:value="0.625773836106769" calcext:value-type="float">
            <text:p>0.625773836106769</text:p>
          </table:table-cell>
        </table:table-row>
        <table:table-row table:style-name="ro1">
          <table:table-cell office:value-type="float" office:value="0.705476710214262" calcext:value-type="float">
            <text:p>0.705476710214262</text:p>
          </table:table-cell>
          <table:table-cell office:value-type="float" office:value="0.99427057741556" calcext:value-type="float">
            <text:p>0.99427057741556</text:p>
          </table:table-cell>
          <table:table-cell office:value-type="float" office:value="0.0330020127570215" calcext:value-type="float">
            <text:p>0.0330020127570215</text:p>
          </table:table-cell>
          <table:table-cell office:value-type="float" office:value="0.989857740955398" calcext:value-type="float">
            <text:p>0.989857740955398</text:p>
          </table:table-cell>
          <table:table-cell office:value-type="float" office:value="0.0237498114893238" calcext:value-type="float">
            <text:p>0.0237498114893238</text:p>
          </table:table-cell>
          <table:table-cell office:value-type="float" office:value="0.389769083101614" calcext:value-type="float">
            <text:p>0.389769083101614</text:p>
          </table:table-cell>
          <table:table-cell office:value-type="float" office:value="0.629960658790601" calcext:value-type="float">
            <text:p>0.629960658790601</text:p>
          </table:table-cell>
          <table:table-cell office:value-type="float" office:value="0.383946126767945" calcext:value-type="float">
            <text:p>0.383946126767945</text:p>
          </table:table-cell>
          <table:table-cell office:value-type="float" office:value="0.625824470845387" calcext:value-type="float">
            <text:p>0.625824470845387</text:p>
          </table:table-cell>
        </table:table-row>
        <table:table-row table:style-name="ro1">
          <table:table-cell office:value-type="float" office:value="0.707405534155884" calcext:value-type="float">
            <text:p>0.707405534155884</text:p>
          </table:table-cell>
          <table:table-cell office:value-type="float" office:value="0.994290658703505" calcext:value-type="float">
            <text:p>0.994290658703505</text:p>
          </table:table-cell>
          <table:table-cell office:value-type="float" office:value="0.0330073224441219" calcext:value-type="float">
            <text:p>0.0330073224441219</text:p>
          </table:table-cell>
          <table:table-cell office:value-type="float" office:value="0.989881110866266" calcext:value-type="float">
            <text:p>0.989881110866266</text:p>
          </table:table-cell>
          <table:table-cell office:value-type="float" office:value="0.0237365889232166" calcext:value-type="float">
            <text:p>0.0237365889232166</text:p>
          </table:table-cell>
          <table:table-cell office:value-type="float" office:value="0.390130024921507" calcext:value-type="float">
            <text:p>0.390130024921507</text:p>
          </table:table-cell>
          <table:table-cell office:value-type="float" office:value="0.630119472987592" calcext:value-type="float">
            <text:p>0.630119472987592</text:p>
          </table:table-cell>
          <table:table-cell office:value-type="float" office:value="0.384152073587334" calcext:value-type="float">
            <text:p>0.384152073587334</text:p>
          </table:table-cell>
          <table:table-cell office:value-type="float" office:value="0.625875668778038" calcext:value-type="float">
            <text:p>0.625875668778038</text:p>
          </table:table-cell>
        </table:table-row>
        <table:table-row table:style-name="ro1">
          <table:table-cell office:value-type="float" office:value="0.709324078869908" calcext:value-type="float">
            <text:p>0.709324078869908</text:p>
          </table:table-cell>
          <table:table-cell office:value-type="float" office:value="0.994310974715553" calcext:value-type="float">
            <text:p>0.994310974715553</text:p>
          </table:table-cell>
          <table:table-cell office:value-type="float" office:value="0.0330124680115862" calcext:value-type="float">
            <text:p>0.0330124680115862</text:p>
          </table:table-cell>
          <table:table-cell office:value-type="float" office:value="0.98990471092987" calcext:value-type="float">
            <text:p>0.98990471092987</text:p>
          </table:table-cell>
          <table:table-cell office:value-type="float" office:value="0.0237231533798098" calcext:value-type="float">
            <text:p>0.0237231533798098</text:p>
          </table:table-cell>
          <table:table-cell office:value-type="float" office:value="0.390490696653496" calcext:value-type="float">
            <text:p>0.390490696653496</text:p>
          </table:table-cell>
          <table:table-cell office:value-type="float" office:value="0.630278832490705" calcext:value-type="float">
            <text:p>0.630278832490705</text:p>
          </table:table-cell>
          <table:table-cell office:value-type="float" office:value="0.384357588909625" calcext:value-type="float">
            <text:p>0.384357588909625</text:p>
          </table:table-cell>
          <table:table-cell office:value-type="float" office:value="0.625927423559219" calcext:value-type="float">
            <text:p>0.625927423559219</text:p>
          </table:table-cell>
        </table:table-row>
        <table:table-row table:style-name="ro1">
          <table:table-cell office:value-type="float" office:value="0.711232303240966" calcext:value-type="float">
            <text:p>0.711232303240966</text:p>
          </table:table-cell>
          <table:table-cell office:value-type="float" office:value="0.99433151641917" calcext:value-type="float">
            <text:p>0.99433151641917</text:p>
          </table:table-cell>
          <table:table-cell office:value-type="float" office:value="0.0330174571874124" calcext:value-type="float">
            <text:p>0.0330174571874124</text:p>
          </table:table-cell>
          <table:table-cell office:value-type="float" office:value="0.989928532414568" calcext:value-type="float">
            <text:p>0.989928532414568</text:p>
          </table:table-cell>
          <table:table-cell office:value-type="float" office:value="0.0237095128847634" calcext:value-type="float">
            <text:p>0.0237095128847634</text:p>
          </table:table-cell>
          <table:table-cell office:value-type="float" office:value="0.390851102066013" calcext:value-type="float">
            <text:p>0.390851102066013</text:p>
          </table:table-cell>
          <table:table-cell office:value-type="float" office:value="0.630438731389093" calcext:value-type="float">
            <text:p>0.630438731389093</text:p>
          </table:table-cell>
          <table:table-cell office:value-type="float" office:value="0.384562677233421" calcext:value-type="float">
            <text:p>0.384562677233421</text:p>
          </table:table-cell>
          <table:table-cell office:value-type="float" office:value="0.625979729769253" calcext:value-type="float">
            <text:p>0.625979729769253</text:p>
          </table:table-cell>
        </table:table-row>
        <table:table-row table:style-name="ro1">
          <table:table-cell office:value-type="float" office:value="0.713130167224035" calcext:value-type="float">
            <text:p>0.713130167224035</text:p>
          </table:table-cell>
          <table:table-cell office:value-type="float" office:value="0.994352275042092" calcext:value-type="float">
            <text:p>0.994352275042092</text:p>
          </table:table-cell>
          <table:table-cell office:value-type="float" office:value="0.0330222971612022" calcext:value-type="float">
            <text:p>0.0330222971612022</text:p>
          </table:table-cell>
          <table:table-cell office:value-type="float" office:value="0.989952566916416" calcext:value-type="float">
            <text:p>0.989952566916416</text:p>
          </table:table-cell>
          <table:table-cell office:value-type="float" office:value="0.0236956749963662" calcext:value-type="float">
            <text:p>0.0236956749963662</text:p>
          </table:table-cell>
          <table:table-cell office:value-type="float" office:value="0.391211246293302" calcext:value-type="float">
            <text:p>0.391211246293302</text:p>
          </table:table-cell>
          <table:table-cell office:value-type="float" office:value="0.630599162426366" calcext:value-type="float">
            <text:p>0.630599162426366</text:p>
          </table:table-cell>
          <table:table-cell office:value-type="float" office:value="0.384767344418409" calcext:value-type="float">
            <text:p>0.384767344418409</text:p>
          </table:table-cell>
          <table:table-cell office:value-type="float" office:value="0.626032580638048" calcext:value-type="float">
            <text:p>0.626032580638048</text:p>
          </table:table-cell>
        </table:table-row>
        <table:table-row table:style-name="ro1">
          <table:table-cell office:value-type="float" office:value="0.715017634765822" calcext:value-type="float">
            <text:p>0.715017634765822</text:p>
          </table:table-cell>
          <table:table-cell office:value-type="float" office:value="0.994373241361091" calcext:value-type="float">
            <text:p>0.994373241361091</text:p>
          </table:table-cell>
          <table:table-cell office:value-type="float" office:value="0.0330269960112139" calcext:value-type="float">
            <text:p>0.0330269960112139</text:p>
          </table:table-cell>
          <table:table-cell office:value-type="float" office:value="0.989976805470583" calcext:value-type="float">
            <text:p>0.989976805470583</text:p>
          </table:table-cell>
          <table:table-cell office:value-type="float" office:value="0.0236816480538115" calcext:value-type="float">
            <text:p>0.0236816480538115</text:p>
          </table:table-cell>
          <table:table-cell office:value-type="float" office:value="0.391571132743749" calcext:value-type="float">
            <text:p>0.391571132743749</text:p>
          </table:table-cell>
          <table:table-cell office:value-type="float" office:value="0.630760120074162" calcext:value-type="float">
            <text:p>0.630760120074162</text:p>
          </table:table-cell>
          <table:table-cell office:value-type="float" office:value="0.384971594598409" calcext:value-type="float">
            <text:p>0.384971594598409</text:p>
          </table:table-cell>
          <table:table-cell office:value-type="float" office:value="0.626085971122961" calcext:value-type="float">
            <text:p>0.626085971122961</text:p>
          </table:table-cell>
        </table:table-row>
        <table:table-row table:style-name="ro1">
          <table:table-cell office:value-type="float" office:value="0.716894670431385" calcext:value-type="float">
            <text:p>0.716894670431385</text:p>
          </table:table-cell>
          <table:table-cell office:value-type="float" office:value="0.994394406620938" calcext:value-type="float">
            <text:p>0.994394406620938</text:p>
          </table:table-cell>
          <table:table-cell office:value-type="float" office:value="0.0330315609663" calcext:value-type="float">
            <text:p>0.0330315609663</text:p>
          </table:table-cell>
          <table:table-cell office:value-type="float" office:value="0.990001239673708" calcext:value-type="float">
            <text:p>0.990001239673708</text:p>
          </table:table-cell>
          <table:table-cell office:value-type="float" office:value="0.0236674396432398" calcext:value-type="float">
            <text:p>0.0236674396432398</text:p>
          </table:table-cell>
          <table:table-cell office:value-type="float" office:value="0.39193076658433" calcext:value-type="float">
            <text:p>0.39193076658433</text:p>
          </table:table-cell>
          <table:table-cell office:value-type="float" office:value="0.630921597062309" calcext:value-type="float">
            <text:p>0.630921597062309</text:p>
          </table:table-cell>
          <table:table-cell office:value-type="float" office:value="0.385175433662234" calcext:value-type="float">
            <text:p>0.385175433662234</text:p>
          </table:table-cell>
          <table:table-cell office:value-type="float" office:value="0.626139894435309" calcext:value-type="float">
            <text:p>0.626139894435309</text:p>
          </table:table-cell>
        </table:table-row>
        <table:table-row table:style-name="ro1">
          <table:table-cell office:value-type="float" office:value="0.718761242726158" calcext:value-type="float">
            <text:p>0.718761242726158</text:p>
          </table:table-cell>
          <table:table-cell office:value-type="float" office:value="0.994415761635283" calcext:value-type="float">
            <text:p>0.994415761635283</text:p>
          </table:table-cell>
          <table:table-cell office:value-type="float" office:value="0.0330360001262648" calcext:value-type="float">
            <text:p>0.0330360001262648</text:p>
          </table:table-cell>
          <table:table-cell office:value-type="float" office:value="0.990025860581181" calcext:value-type="float">
            <text:p>0.990025860581181</text:p>
          </table:table-cell>
          <table:table-cell office:value-type="float" office:value="0.0236530581131431" calcext:value-type="float">
            <text:p>0.0236530581131431</text:p>
          </table:table-cell>
          <table:table-cell office:value-type="float" office:value="0.392290151251235" calcext:value-type="float">
            <text:p>0.392290151251235</text:p>
          </table:table-cell>
          <table:table-cell office:value-type="float" office:value="0.631083587853449" calcext:value-type="float">
            <text:p>0.631083587853449</text:p>
          </table:table-cell>
          <table:table-cell office:value-type="float" office:value="0.385378865767909" calcext:value-type="float">
            <text:p>0.385378865767909</text:p>
          </table:table-cell>
          <table:table-cell office:value-type="float" office:value="0.626194345518693" calcext:value-type="float">
            <text:p>0.626194345518693</text:p>
          </table:table-cell>
        </table:table-row>
        <table:table-row table:style-name="ro1">
          <table:table-cell office:value-type="float" office:value="0.720617321127975" calcext:value-type="float">
            <text:p>0.720617321127975</text:p>
          </table:table-cell>
          <table:table-cell office:value-type="float" office:value="0.994437297518126" calcext:value-type="float">
            <text:p>0.994437297518126</text:p>
          </table:table-cell>
          <table:table-cell office:value-type="float" office:value="0.0330403210112908" calcext:value-type="float">
            <text:p>0.0330403210112908</text:p>
          </table:table-cell>
          <table:table-cell office:value-type="float" office:value="0.990050659616607" calcext:value-type="float">
            <text:p>0.990050659616607</text:p>
          </table:table-cell>
          <table:table-cell office:value-type="float" office:value="0.0236385113035615" calcext:value-type="float">
            <text:p>0.0236385113035615</text:p>
          </table:table-cell>
          <table:table-cell office:value-type="float" office:value="0.392649291544149" calcext:value-type="float">
            <text:p>0.392649291544149</text:p>
          </table:table-cell>
          <table:table-cell office:value-type="float" office:value="0.631246085567368" calcext:value-type="float">
            <text:p>0.631246085567368</text:p>
          </table:table-cell>
          <table:table-cell office:value-type="float" office:value="0.385581896432165" calcext:value-type="float">
            <text:p>0.385581896432165</text:p>
          </table:table-cell>
          <table:table-cell office:value-type="float" office:value="0.626249317968856" calcext:value-type="float">
            <text:p>0.626249317968856</text:p>
          </table:table-cell>
        </table:table-row>
        <table:table-row table:style-name="ro1">
          <table:table-cell office:value-type="float" office:value="0.722462878196779" calcext:value-type="float">
            <text:p>0.722462878196779</text:p>
          </table:table-cell>
          <table:table-cell office:value-type="float" office:value="0.994459005341143" calcext:value-type="float">
            <text:p>0.994459005341143</text:p>
          </table:table-cell>
          <table:table-cell office:value-type="float" office:value="0.0330445314187543" calcext:value-type="float">
            <text:p>0.0330445314187543</text:p>
          </table:table-cell>
          <table:table-cell office:value-type="float" office:value="0.990075628102854" calcext:value-type="float">
            <text:p>0.990075628102854</text:p>
          </table:table-cell>
          <table:table-cell office:value-type="float" office:value="0.0236238072733438" calcext:value-type="float">
            <text:p>0.0236238072733438</text:p>
          </table:table-cell>
          <table:table-cell office:value-type="float" office:value="0.393008191315034" calcext:value-type="float">
            <text:p>0.393008191315034</text:p>
          </table:table-cell>
          <table:table-cell office:value-type="float" office:value="0.631409084266694" calcext:value-type="float">
            <text:p>0.631409084266694</text:p>
          </table:table-cell>
          <table:table-cell office:value-type="float" office:value="0.385784530226194" calcext:value-type="float">
            <text:p>0.385784530226194</text:p>
          </table:table-cell>
          <table:table-cell office:value-type="float" office:value="0.626304806325178" calcext:value-type="float">
            <text:p>0.626304806325178</text:p>
          </table:table-cell>
        </table:table-row>
        <table:table-row table:style-name="ro1">
          <table:table-cell office:value-type="float" office:value="0.724297888148138" calcext:value-type="float">
            <text:p>0.724297888148138</text:p>
          </table:table-cell>
          <table:table-cell office:value-type="float" office:value="0.994480876156829" calcext:value-type="float">
            <text:p>0.994480876156829</text:p>
          </table:table-cell>
          <table:table-cell office:value-type="float" office:value="0.0330486390731946" calcext:value-type="float">
            <text:p>0.0330486390731946</text:p>
          </table:table-cell>
          <table:table-cell office:value-type="float" office:value="0.990100757364586" calcext:value-type="float">
            <text:p>0.990100757364586</text:p>
          </table:table-cell>
          <table:table-cell office:value-type="float" office:value="0.0236089540334397" calcext:value-type="float">
            <text:p>0.0236089540334397</text:p>
          </table:table-cell>
          <table:table-cell office:value-type="float" office:value="0.39336685506229" calcext:value-type="float">
            <text:p>0.39336685506229</text:p>
          </table:table-cell>
          <table:table-cell office:value-type="float" office:value="0.63157257739584" calcext:value-type="float">
            <text:p>0.63157257739584</text:p>
          </table:table-cell>
          <table:table-cell office:value-type="float" office:value="0.385986772360454" calcext:value-type="float">
            <text:p>0.385986772360454</text:p>
          </table:table-cell>
          <table:table-cell office:value-type="float" office:value="0.626360804502335" calcext:value-type="float">
            <text:p>0.626360804502335</text:p>
          </table:table-cell>
        </table:table-row>
        <table:table-row table:style-name="ro1">
          <table:table-cell office:value-type="float" office:value="0.726122328206584" calcext:value-type="float">
            <text:p>0.726122328206584</text:p>
          </table:table-cell>
          <table:table-cell office:value-type="float" office:value="0.994502900996524" calcext:value-type="float">
            <text:p>0.994502900996524</text:p>
          </table:table-cell>
          <table:table-cell office:value-type="float" office:value="0.0330526519541011" calcext:value-type="float">
            <text:p>0.0330526519541011</text:p>
          </table:table-cell>
          <table:table-cell office:value-type="float" office:value="0.990126038647456" calcext:value-type="float">
            <text:p>0.990126038647456</text:p>
          </table:table-cell>
          <table:table-cell office:value-type="float" office:value="0.0235939597913519" calcext:value-type="float">
            <text:p>0.0235939597913519</text:p>
          </table:table-cell>
          <table:table-cell office:value-type="float" office:value="0.393725286342087" calcext:value-type="float">
            <text:p>0.393725286342087</text:p>
          </table:table-cell>
          <table:table-cell office:value-type="float" office:value="0.631736559334994" calcext:value-type="float">
            <text:p>0.631736559334994</text:p>
          </table:table-cell>
          <table:table-cell office:value-type="float" office:value="0.386188627105801" calcext:value-type="float">
            <text:p>0.386188627105801</text:p>
          </table:table-cell>
          <table:table-cell office:value-type="float" office:value="0.626417307351918" calcext:value-type="float">
            <text:p>0.626417307351918</text:p>
          </table:table-cell>
        </table:table-row>
        <table:table-row table:style-name="ro1">
          <table:table-cell office:value-type="float" office:value="0.727936176489463" calcext:value-type="float">
            <text:p>0.727936176489463</text:p>
          </table:table-cell>
          <table:table-cell office:value-type="float" office:value="0.994525071215621" calcext:value-type="float">
            <text:p>0.994525071215621</text:p>
          </table:table-cell>
          <table:table-cell office:value-type="float" office:value="0.0330565774388771" calcext:value-type="float">
            <text:p>0.0330565774388771</text:p>
          </table:table-cell>
          <table:table-cell office:value-type="float" office:value="0.990151463588762" calcext:value-type="float">
            <text:p>0.990151463588762</text:p>
          </table:table-cell>
          <table:table-cell office:value-type="float" office:value="0.02357883222332" calcext:value-type="float">
            <text:p>0.02357883222332</text:p>
          </table:table-cell>
          <table:table-cell office:value-type="float" office:value="0.394083490057417" calcext:value-type="float">
            <text:p>0.394083490057417</text:p>
          </table:table-cell>
          <table:table-cell office:value-type="float" office:value="0.63190102314139" calcext:value-type="float">
            <text:p>0.63190102314139</text:p>
          </table:table-cell>
          <table:table-cell office:value-type="float" office:value="0.386390100074225" calcext:value-type="float">
            <text:p>0.386390100074225</text:p>
          </table:table-cell>
          <table:table-cell office:value-type="float" office:value="0.626474308396821" calcext:value-type="float">
            <text:p>0.626474308396821</text:p>
          </table:table-cell>
        </table:table-row>
        <table:table-row table:style-name="ro1">
          <table:table-cell office:value-type="float" office:value="0.729739414862762" calcext:value-type="float">
            <text:p>0.729739414862762</text:p>
          </table:table-cell>
          <table:table-cell office:value-type="float" office:value="0.994547377796739" calcext:value-type="float">
            <text:p>0.994547377796739</text:p>
          </table:table-cell>
          <table:table-cell office:value-type="float" office:value="0.033060423720582" calcext:value-type="float">
            <text:p>0.033060423720582</text:p>
          </table:table-cell>
          <table:table-cell office:value-type="float" office:value="0.990177023343151" calcext:value-type="float">
            <text:p>0.990177023343151</text:p>
          </table:table-cell>
          <table:table-cell office:value-type="float" office:value="0.0235635797108895" calcext:value-type="float">
            <text:p>0.0235635797108895</text:p>
          </table:table-cell>
          <table:table-cell office:value-type="float" office:value="0.394441469378765" calcext:value-type="float">
            <text:p>0.394441469378765</text:p>
          </table:table-cell>
          <table:table-cell office:value-type="float" office:value="0.632065963604748" calcext:value-type="float">
            <text:p>0.632065963604748</text:p>
          </table:table-cell>
          <table:table-cell office:value-type="float" office:value="0.386591195145695" calcext:value-type="float">
            <text:p>0.386591195145695</text:p>
          </table:table-cell>
          <table:table-cell office:value-type="float" office:value="0.626531802892397" calcext:value-type="float">
            <text:p>0.626531802892397</text:p>
          </table:table-cell>
        </table:table-row>
        <table:table-row table:style-name="ro1">
          <table:table-cell office:value-type="float" office:value="0.731532025630508" calcext:value-type="float">
            <text:p>0.731532025630508</text:p>
          </table:table-cell>
          <table:table-cell office:value-type="float" office:value="0.994569812242792" calcext:value-type="float">
            <text:p>0.994569812242792</text:p>
          </table:table-cell>
          <table:table-cell office:value-type="float" office:value="0.0330641980885086" calcext:value-type="float">
            <text:p>0.0330641980885086</text:p>
          </table:table-cell>
          <table:table-cell office:value-type="float" office:value="0.990202709679535" calcext:value-type="float">
            <text:p>0.990202709679535</text:p>
          </table:table-cell>
          <table:table-cell office:value-type="float" office:value="0.0235482098287195" calcext:value-type="float">
            <text:p>0.0235482098287195</text:p>
          </table:table-cell>
          <table:table-cell office:value-type="float" office:value="0.394799229215789" calcext:value-type="float">
            <text:p>0.394799229215789</text:p>
          </table:table-cell>
          <table:table-cell office:value-type="float" office:value="0.63223137379674" calcext:value-type="float">
            <text:p>0.63223137379674</text:p>
          </table:table-cell>
          <table:table-cell office:value-type="float" office:value="0.386791917934622" calcext:value-type="float">
            <text:p>0.386791917934622</text:p>
          </table:table-cell>
          <table:table-cell office:value-type="float" office:value="0.626589784370667" calcext:value-type="float">
            <text:p>0.626589784370667</text:p>
          </table:table-cell>
        </table:table-row>
        <table:table-row table:style-name="ro1">
          <table:table-cell office:value-type="float" office:value="0.733313994782962" calcext:value-type="float">
            <text:p>0.733313994782962</text:p>
          </table:table-cell>
          <table:table-cell office:value-type="float" office:value="0.994592365698579" calcext:value-type="float">
            <text:p>0.994592365698579</text:p>
          </table:table-cell>
          <table:table-cell office:value-type="float" office:value="0.0330679086342662" calcext:value-type="float">
            <text:p>0.0330679086342662</text:p>
          </table:table-cell>
          <table:table-cell office:value-type="float" office:value="0.99022851389881" calcext:value-type="float">
            <text:p>0.99022851389881</text:p>
          </table:table-cell>
          <table:table-cell office:value-type="float" office:value="0.0235327308428021" calcext:value-type="float">
            <text:p>0.0235327308428021</text:p>
          </table:table-cell>
          <table:table-cell office:value-type="float" office:value="0.395156772742488" calcext:value-type="float">
            <text:p>0.395156772742488</text:p>
          </table:table-cell>
          <table:table-cell office:value-type="float" office:value="0.63239724852466" calcext:value-type="float">
            <text:p>0.63239724852466</text:p>
          </table:table-cell>
          <table:table-cell office:value-type="float" office:value="0.386992272320203" calcext:value-type="float">
            <text:p>0.386992272320203</text:p>
          </table:table-cell>
          <table:table-cell office:value-type="float" office:value="0.626648248099275" calcext:value-type="float">
            <text:p>0.626648248099275</text:p>
          </table:table-cell>
        </table:table-row>
        <table:table-row table:style-name="ro1">
          <table:table-cell office:value-type="float" office:value="0.735085309085257" calcext:value-type="float">
            <text:p>0.735085309085257</text:p>
          </table:table-cell>
          <table:table-cell office:value-type="float" office:value="0.994615029661179" calcext:value-type="float">
            <text:p>0.994615029661179</text:p>
          </table:table-cell>
          <table:table-cell office:value-type="float" office:value="0.0330715628166818" calcext:value-type="float">
            <text:p>0.0330715628166818</text:p>
          </table:table-cell>
          <table:table-cell office:value-type="float" office:value="0.990254427722466" calcext:value-type="float">
            <text:p>0.990254427722466</text:p>
          </table:table-cell>
          <table:table-cell office:value-type="float" office:value="0.0235171504576841" calcext:value-type="float">
            <text:p>0.0235171504576841</text:p>
          </table:table-cell>
          <table:table-cell office:value-type="float" office:value="0.395514104479612" calcext:value-type="float">
            <text:p>0.395514104479612</text:p>
          </table:table-cell>
          <table:table-cell office:value-type="float" office:value="0.63256358127346" calcext:value-type="float">
            <text:p>0.63256358127346</text:p>
          </table:table-cell>
          <table:table-cell office:value-type="float" office:value="0.387192263522595" calcext:value-type="float">
            <text:p>0.387192263522595</text:p>
          </table:table-cell>
          <table:table-cell office:value-type="float" office:value="0.626707188017614" calcext:value-type="float">
            <text:p>0.626707188017614</text:p>
          </table:table-cell>
        </table:table-row>
        <table:table-row table:style-name="ro1">
          <table:table-cell office:value-type="float" office:value="0.736845958136326" calcext:value-type="float">
            <text:p>0.736845958136326</text:p>
          </table:table-cell>
          <table:table-cell office:value-type="float" office:value="0.99463779564163" calcext:value-type="float">
            <text:p>0.99463779564163</text:p>
          </table:table-cell>
          <table:table-cell office:value-type="float" office:value="0.0330751683162542" calcext:value-type="float">
            <text:p>0.0330751683162542</text:p>
          </table:table-cell>
          <table:table-cell office:value-type="float" office:value="0.990280442828281" calcext:value-type="float">
            <text:p>0.990280442828281</text:p>
          </table:table-cell>
          <table:table-cell office:value-type="float" office:value="0.0235014765400812" calcext:value-type="float">
            <text:p>0.0235014765400812</text:p>
          </table:table-cell>
          <table:table-cell office:value-type="float" office:value="0.395871227993485" calcext:value-type="float">
            <text:p>0.395871227993485</text:p>
          </table:table-cell>
          <table:table-cell office:value-type="float" office:value="0.632730366476903" calcext:value-type="float">
            <text:p>0.632730366476903</text:p>
          </table:table-cell>
          <table:table-cell office:value-type="float" office:value="0.38739189580984" calcext:value-type="float">
            <text:p>0.38739189580984</text:p>
          </table:table-cell>
          <table:table-cell office:value-type="float" office:value="0.626766599014882" calcext:value-type="float">
            <text:p>0.626766599014882</text:p>
          </table:table-cell>
        </table:table-row>
        <table:table-row table:style-name="ro1">
          <table:table-cell office:value-type="float" office:value="0.738595933046165" calcext:value-type="float">
            <text:p>0.738595933046165</text:p>
          </table:table-cell>
          <table:table-cell office:value-type="float" office:value="0.994660655154271" calcext:value-type="float">
            <text:p>0.994660655154271</text:p>
          </table:table-cell>
          <table:table-cell office:value-type="float" office:value="0.0330787327395445" calcext:value-type="float">
            <text:p>0.0330787327395445</text:p>
          </table:table-cell>
          <table:table-cell office:value-type="float" office:value="0.990306550913447" calcext:value-type="float">
            <text:p>0.990306550913447</text:p>
          </table:table-cell>
          <table:table-cell office:value-type="float" office:value="0.0234857169019488" calcext:value-type="float">
            <text:p>0.0234857169019488</text:p>
          </table:table-cell>
          <table:table-cell office:value-type="float" office:value="0.396228147407696" calcext:value-type="float">
            <text:p>0.396228147407696</text:p>
          </table:table-cell>
          <table:table-cell office:value-type="float" office:value="0.632897598042716" calcext:value-type="float">
            <text:p>0.632897598042716</text:p>
          </table:table-cell>
          <table:table-cell office:value-type="float" office:value="0.387591173999204" calcext:value-type="float">
            <text:p>0.387591173999204</text:p>
          </table:table-cell>
          <table:table-cell office:value-type="float" office:value="0.626826475447085" calcext:value-type="float">
            <text:p>0.626826475447085</text:p>
          </table:table-cell>
        </table:table-row>
        <table:table-row table:style-name="ro1">
          <table:table-cell office:value-type="float" office:value="0.740335227292898" calcext:value-type="float">
            <text:p>0.740335227292898</text:p>
          </table:table-cell>
          <table:table-cell office:value-type="float" office:value="0.994683599918213" calcext:value-type="float">
            <text:p>0.994683599918213</text:p>
          </table:table-cell>
          <table:table-cell office:value-type="float" office:value="0.0330822636179415" calcext:value-type="float">
            <text:p>0.0330822636179415</text:p>
          </table:table-cell>
          <table:table-cell office:value-type="float" office:value="0.99033274384885" calcext:value-type="float">
            <text:p>0.99033274384885</text:p>
          </table:table-cell>
          <table:table-cell office:value-type="float" office:value="0.0234698792466996" calcext:value-type="float">
            <text:p>0.0234698792466996</text:p>
          </table:table-cell>
          <table:table-cell office:value-type="float" office:value="0.396584866285419" calcext:value-type="float">
            <text:p>0.396584866285419</text:p>
          </table:table-cell>
          <table:table-cell office:value-type="float" office:value="0.633065270429968" calcext:value-type="float">
            <text:p>0.633065270429968</text:p>
          </table:table-cell>
          <table:table-cell office:value-type="float" office:value="0.387790102350977" calcext:value-type="float">
            <text:p>0.387790102350977</text:p>
          </table:table-cell>
          <table:table-cell office:value-type="float" office:value="0.626886812223193" calcext:value-type="float">
            <text:p>0.626886812223193</text:p>
          </table:table-cell>
        </table:table-row>
        <table:table-row table:style-name="ro1">
          <table:table-cell office:value-type="float" office:value="0.742063835810127" calcext:value-type="float">
            <text:p>0.742063835810127</text:p>
          </table:table-cell>
          <table:table-cell office:value-type="float" office:value="0.994706621666013" calcext:value-type="float">
            <text:p>0.994706621666013</text:p>
          </table:table-cell>
          <table:table-cell office:value-type="float" office:value="0.0330857683990464" calcext:value-type="float">
            <text:p>0.0330857683990464</text:p>
          </table:table-cell>
          <table:table-cell office:value-type="float" office:value="0.990359013534952" calcext:value-type="float">
            <text:p>0.990359013534952</text:p>
          </table:table-cell>
          <table:table-cell office:value-type="float" office:value="0.0234539712129691" calcext:value-type="float">
            <text:p>0.0234539712129691</text:p>
          </table:table-cell>
          <table:table-cell office:value-type="float" office:value="0.39694138874267" calcext:value-type="float">
            <text:p>0.39694138874267</text:p>
          </table:table-cell>
          <table:table-cell office:value-type="float" office:value="0.633233377577222" calcext:value-type="float">
            <text:p>0.633233377577222</text:p>
          </table:table-cell>
          <table:table-cell office:value-type="float" office:value="0.387988685669933" calcext:value-type="float">
            <text:p>0.387988685669933</text:p>
          </table:table-cell>
          <table:table-cell office:value-type="float" office:value="0.626947603724271" calcext:value-type="float">
            <text:p>0.626947603724271</text:p>
          </table:table-cell>
        </table:table-row>
        <table:table-row table:style-name="ro1">
          <table:table-cell office:value-type="float" office:value="0.743781756216437" calcext:value-type="float">
            <text:p>0.743781756216437</text:p>
          </table:table-cell>
          <table:table-cell office:value-type="float" office:value="0.994729712169685" calcext:value-type="float">
            <text:p>0.994729712169685</text:p>
          </table:table-cell>
          <table:table-cell office:value-type="float" office:value="0.0330892547247362" calcext:value-type="float">
            <text:p>0.0330892547247362</text:p>
          </table:table-cell>
          <table:table-cell office:value-type="float" office:value="0.990385351854951" calcext:value-type="float">
            <text:p>0.990385351854951</text:p>
          </table:table-cell>
          <table:table-cell office:value-type="float" office:value="0.0234380005741627" calcext:value-type="float">
            <text:p>0.0234380005741627</text:p>
          </table:table-cell>
          <table:table-cell office:value-type="float" office:value="0.397297717946458" calcext:value-type="float">
            <text:p>0.397297717946458</text:p>
          </table:table-cell>
          <table:table-cell office:value-type="float" office:value="0.633401914364802" calcext:value-type="float">
            <text:p>0.633401914364802</text:p>
          </table:table-cell>
          <table:table-cell office:value-type="float" office:value="0.388186927814572" calcext:value-type="float">
            <text:p>0.388186927814572</text:p>
          </table:table-cell>
          <table:table-cell office:value-type="float" office:value="0.627008845274509" calcext:value-type="float">
            <text:p>0.627008845274509</text:p>
          </table:table-cell>
        </table:table-row>
        <table:table-row table:style-name="ro1">
          <table:table-cell office:value-type="float" office:value="0.745488986750411" calcext:value-type="float">
            <text:p>0.745488986750411</text:p>
          </table:table-cell>
          <table:table-cell office:value-type="float" office:value="0.99475286357395" calcext:value-type="float">
            <text:p>0.99475286357395</text:p>
          </table:table-cell>
          <table:table-cell office:value-type="float" office:value="0.0330927295825187" calcext:value-type="float">
            <text:p>0.0330927295825187</text:p>
          </table:table-cell>
          <table:table-cell office:value-type="float" office:value="0.99041175113334" calcext:value-type="float">
            <text:p>0.99041175113334</text:p>
          </table:table-cell>
          <table:table-cell office:value-type="float" office:value="0.0234219745209381" calcext:value-type="float">
            <text:p>0.0234219745209381</text:p>
          </table:table-cell>
          <table:table-cell office:value-type="float" office:value="0.397653858394541" calcext:value-type="float">
            <text:p>0.397653858394541</text:p>
          </table:table-cell>
          <table:table-cell office:value-type="float" office:value="0.633570874370846" calcext:value-type="float">
            <text:p>0.633570874370846</text:p>
          </table:table-cell>
          <table:table-cell office:value-type="float" office:value="0.388384833967219" calcext:value-type="float">
            <text:p>0.388384833967219</text:p>
          </table:table-cell>
          <table:table-cell office:value-type="float" office:value="0.627070530889045" calcext:value-type="float">
            <text:p>0.627070530889045</text:p>
          </table:table-cell>
        </table:table-row>
        <table:table-row table:style-name="ro1">
          <table:table-cell office:value-type="float" office:value="0.747185529048056" calcext:value-type="float">
            <text:p>0.747185529048056</text:p>
          </table:table-cell>
          <table:table-cell office:value-type="float" office:value="0.994776067721236" calcext:value-type="float">
            <text:p>0.994776067721236</text:p>
          </table:table-cell>
          <table:table-cell office:value-type="float" office:value="0.0330962007079828" calcext:value-type="float">
            <text:p>0.0330962007079828</text:p>
          </table:table-cell>
          <table:table-cell office:value-type="float" office:value="0.990438203283278" calcext:value-type="float">
            <text:p>0.990438203283278</text:p>
          </table:table-cell>
          <table:table-cell office:value-type="float" office:value="0.0234059008794021" calcext:value-type="float">
            <text:p>0.0234059008794021</text:p>
          </table:table-cell>
          <table:table-cell office:value-type="float" office:value="0.398009812850519" calcext:value-type="float">
            <text:p>0.398009812850519</text:p>
          </table:table-cell>
          <table:table-cell office:value-type="float" office:value="0.633740252905433" calcext:value-type="float">
            <text:p>0.633740252905433</text:p>
          </table:table-cell>
          <table:table-cell office:value-type="float" office:value="0.388582407576939" calcext:value-type="float">
            <text:p>0.388582407576939</text:p>
          </table:table-cell>
          <table:table-cell office:value-type="float" office:value="0.627132656315539" calcext:value-type="float">
            <text:p>0.627132656315539</text:p>
          </table:table-cell>
        </table:table-row>
        <table:table-row table:style-name="ro1">
          <table:table-cell office:value-type="float" office:value="0.748871384912138" calcext:value-type="float">
            <text:p>0.748871384912138</text:p>
          </table:table-cell>
          <table:table-cell office:value-type="float" office:value="0.994799317008843" calcext:value-type="float">
            <text:p>0.994799317008843</text:p>
          </table:table-cell>
          <table:table-cell office:value-type="float" office:value="0.0330996748921695" calcext:value-type="float">
            <text:p>0.0330996748921695</text:p>
          </table:table-cell>
          <table:table-cell office:value-type="float" office:value="0.990464700868131" calcext:value-type="float">
            <text:p>0.990464700868131</text:p>
          </table:table-cell>
          <table:table-cell office:value-type="float" office:value="0.0233897866296966" calcext:value-type="float">
            <text:p>0.0233897866296966</text:p>
          </table:table-cell>
          <table:table-cell office:value-type="float" office:value="0.39836558580097" calcext:value-type="float">
            <text:p>0.39836558580097</text:p>
          </table:table-cell>
          <table:table-cell office:value-type="float" office:value="0.633910043582184" calcext:value-type="float">
            <text:p>0.633910043582184</text:p>
          </table:table-cell>
          <table:table-cell office:value-type="float" office:value="0.38877965380965" calcext:value-type="float">
            <text:p>0.38877965380965</text:p>
          </table:table-cell>
          <table:table-cell office:value-type="float" office:value="0.627195215598592" calcext:value-type="float">
            <text:p>0.627195215598592</text:p>
          </table:table-cell>
        </table:table-row>
        <table:table-row table:style-name="ro1">
          <table:table-cell office:value-type="float" office:value="0.750546559473682" calcext:value-type="float">
            <text:p>0.750546559473682</text:p>
          </table:table-cell>
          <table:table-cell office:value-type="float" office:value="0.994822603540979" calcext:value-type="float">
            <text:p>0.994822603540979</text:p>
          </table:table-cell>
          <table:table-cell office:value-type="float" office:value="0.0331031596657634" calcext:value-type="float">
            <text:p>0.0331031596657634</text:p>
          </table:table-cell>
          <table:table-cell office:value-type="float" office:value="0.990491236049219" calcext:value-type="float">
            <text:p>0.990491236049219</text:p>
          </table:table-cell>
          <table:table-cell office:value-type="float" office:value="0.0233736393784982" calcext:value-type="float">
            <text:p>0.0233736393784982</text:p>
          </table:table-cell>
          <table:table-cell office:value-type="float" office:value="0.398721179996077" calcext:value-type="float">
            <text:p>0.398721179996077</text:p>
          </table:table-cell>
          <table:table-cell office:value-type="float" office:value="0.63408024174892" calcext:value-type="float">
            <text:p>0.63408024174892</text:p>
          </table:table-cell>
          <table:table-cell office:value-type="float" office:value="0.388976576095715" calcext:value-type="float">
            <text:p>0.388976576095715</text:p>
          </table:table-cell>
          <table:table-cell office:value-type="float" office:value="0.62725820451762" calcext:value-type="float">
            <text:p>0.62725820451762</text:p>
          </table:table-cell>
        </table:table-row>
        <table:table-row table:style-name="ro1">
          <table:table-cell office:value-type="float" office:value="0.752211058351647" calcext:value-type="float">
            <text:p>0.752211058351647</text:p>
          </table:table-cell>
          <table:table-cell office:value-type="float" office:value="0.994845919811404" calcext:value-type="float">
            <text:p>0.994845919811404</text:p>
          </table:table-cell>
          <table:table-cell office:value-type="float" office:value="0.0331066618842923" calcext:value-type="float">
            <text:p>0.0331066618842923</text:p>
          </table:table-cell>
          <table:table-cell office:value-type="float" office:value="0.99051780144702" calcext:value-type="float">
            <text:p>0.99051780144702</text:p>
          </table:table-cell>
          <table:table-cell office:value-type="float" office:value="0.0233574661298928" calcext:value-type="float">
            <text:p>0.0233574661298928</text:p>
          </table:table-cell>
          <table:table-cell office:value-type="float" office:value="0.399076599519977" calcext:value-type="float">
            <text:p>0.399076599519977</text:p>
          </table:table-cell>
          <table:table-cell office:value-type="float" office:value="0.634250841448602" calcext:value-type="float">
            <text:p>0.634250841448602</text:p>
          </table:table-cell>
          <table:table-cell office:value-type="float" office:value="0.389173179192427" calcext:value-type="float">
            <text:p>0.389173179192427</text:p>
          </table:table-cell>
          <table:table-cell office:value-type="float" office:value="0.62732161754014" calcext:value-type="float">
            <text:p>0.62732161754014</text:p>
          </table:table-cell>
        </table:table-row>
        <table:table-row table:style-name="ro1">
          <table:table-cell office:value-type="float" office:value="0.753864889653112" calcext:value-type="float">
            <text:p>0.753864889653112</text:p>
          </table:table-cell>
          <table:table-cell office:value-type="float" office:value="0.994869258370539" calcext:value-type="float">
            <text:p>0.994869258370539</text:p>
          </table:table-cell>
          <table:table-cell office:value-type="float" office:value="0.0331101885803907" calcext:value-type="float">
            <text:p>0.0331101885803907</text:p>
          </table:table-cell>
          <table:table-cell office:value-type="float" office:value="0.990544389682491" calcext:value-type="float">
            <text:p>0.990544389682491</text:p>
          </table:table-cell>
          <table:table-cell office:value-type="float" office:value="0.0233412740049874" calcext:value-type="float">
            <text:p>0.0233412740049874</text:p>
          </table:table-cell>
          <table:table-cell office:value-type="float" office:value="0.399431847499298" calcext:value-type="float">
            <text:p>0.399431847499298</text:p>
          </table:table-cell>
          <table:table-cell office:value-type="float" office:value="0.634421837675229" calcext:value-type="float">
            <text:p>0.634421837675229</text:p>
          </table:table-cell>
          <table:table-cell office:value-type="float" office:value="0.389369466901988" calcext:value-type="float">
            <text:p>0.389369466901988</text:p>
          </table:table-cell>
          <table:table-cell office:value-type="float" office:value="0.627385450085964" calcext:value-type="float">
            <text:p>0.627385450085964</text:p>
          </table:table-cell>
        </table:table-row>
        <table:table-row table:style-name="ro1">
          <table:table-cell office:value-type="float" office:value="0.755508062686178" calcext:value-type="float">
            <text:p>0.755508062686178</text:p>
          </table:table-cell>
          <table:table-cell office:value-type="float" office:value="0.994892611821229" calcext:value-type="float">
            <text:p>0.994892611821229</text:p>
          </table:table-cell>
          <table:table-cell office:value-type="float" office:value="0.0331137466616802" calcext:value-type="float">
            <text:p>0.0331137466616802</text:p>
          </table:table-cell>
          <table:table-cell office:value-type="float" office:value="0.99057099344608" calcext:value-type="float">
            <text:p>0.99057099344608</text:p>
          </table:table-cell>
          <table:table-cell office:value-type="float" office:value="0.023325070019054" calcext:value-type="float">
            <text:p>0.023325070019054</text:p>
          </table:table-cell>
          <table:table-cell office:value-type="float" office:value="0.399786927609679" calcext:value-type="float">
            <text:p>0.399786927609679</text:p>
          </table:table-cell>
          <table:table-cell office:value-type="float" office:value="0.634593224908388" calcext:value-type="float">
            <text:p>0.634593224908388</text:p>
          </table:table-cell>
          <table:table-cell office:value-type="float" office:value="0.389565443566615" calcext:value-type="float">
            <text:p>0.389565443566615</text:p>
          </table:table-cell>
          <table:table-cell office:value-type="float" office:value="0.627449697052568" calcext:value-type="float">
            <text:p>0.627449697052568</text:p>
          </table:table-cell>
        </table:table-row>
        <table:table-row table:style-name="ro1">
          <table:table-cell office:value-type="float" office:value="0.757140588785517" calcext:value-type="float">
            <text:p>0.757140588785517</text:p>
          </table:table-cell>
          <table:table-cell office:value-type="float" office:value="0.994915972999968" calcext:value-type="float">
            <text:p>0.994915972999968</text:p>
          </table:table-cell>
          <table:table-cell office:value-type="float" office:value="0.0331173429273828" calcext:value-type="float">
            <text:p>0.0331173429273828</text:p>
          </table:table-cell>
          <table:table-cell office:value-type="float" office:value="0.990597605632634" calcext:value-type="float">
            <text:p>0.990597605632634</text:p>
          </table:table-cell>
          <table:table-cell office:value-type="float" office:value="0.0233088610459001" calcext:value-type="float">
            <text:p>0.0233088610459001</text:p>
          </table:table-cell>
          <table:table-cell office:value-type="float" office:value="0.400141842963033" calcext:value-type="float">
            <text:p>0.400141842963033</text:p>
          </table:table-cell>
          <table:table-cell office:value-type="float" office:value="0.634764998182036" calcext:value-type="float">
            <text:p>0.634764998182036</text:p>
          </table:table-cell>
          <table:table-cell office:value-type="float" office:value="0.389761112968231" calcext:value-type="float">
            <text:p>0.389761112968231</text:p>
          </table:table-cell>
          <table:table-cell office:value-type="float" office:value="0.627514353893526" calcext:value-type="float">
            <text:p>0.627514353893526</text:p>
          </table:table-cell>
        </table:table-row>
        <table:table-row table:style-name="ro1">
          <table:table-cell office:value-type="float" office:value="0.758762480427582" calcext:value-type="float">
            <text:p>0.758762480427582</text:p>
          </table:table-cell>
          <table:table-cell office:value-type="float" office:value="0.994939334800973" calcext:value-type="float">
            <text:p>0.994939334800973</text:p>
          </table:table-cell>
          <table:table-cell office:value-type="float" office:value="0.0331209840462703" calcext:value-type="float">
            <text:p>0.0331209840462703</text:p>
          </table:table-cell>
          <table:table-cell office:value-type="float" office:value="0.990624219211889" calcext:value-type="float">
            <text:p>0.990624219211889</text:p>
          </table:table-cell>
          <table:table-cell office:value-type="float" office:value="0.0232926538480263" calcext:value-type="float">
            <text:p>0.0232926538480263</text:p>
          </table:table-cell>
          <table:table-cell office:value-type="float" office:value="0.400496597216716" calcext:value-type="float">
            <text:p>0.400496597216716</text:p>
          </table:table-cell>
          <table:table-cell office:value-type="float" office:value="0.634937152020371" calcext:value-type="float">
            <text:p>0.634937152020371</text:p>
          </table:table-cell>
          <table:table-cell office:value-type="float" office:value="0.389956479424893" calcext:value-type="float">
            <text:p>0.389956479424893</text:p>
          </table:table-cell>
          <table:table-cell office:value-type="float" office:value="0.627579415544492" calcext:value-type="float">
            <text:p>0.627579415544492</text:p>
          </table:table-cell>
        </table:table-row>
        <table:table-row table:style-name="ro1">
          <table:table-cell office:value-type="float" office:value="0.760373752420157" calcext:value-type="float">
            <text:p>0.760373752420157</text:p>
          </table:table-cell>
          <table:table-cell office:value-type="float" office:value="0.99496269019072" calcext:value-type="float">
            <text:p>0.99496269019072</text:p>
          </table:table-cell>
          <table:table-cell office:value-type="float" office:value="0.0331246768455411" calcext:value-type="float">
            <text:p>0.0331246768455411</text:p>
          </table:table-cell>
          <table:table-cell office:value-type="float" office:value="0.990650827170831" calcext:value-type="float">
            <text:p>0.990650827170831</text:p>
          </table:table-cell>
          <table:table-cell office:value-type="float" office:value="0.0232764552866245" calcext:value-type="float">
            <text:p>0.0232764552866245</text:p>
          </table:table-cell>
          <table:table-cell office:value-type="float" office:value="0.400851193078455" calcext:value-type="float">
            <text:p>0.400851193078455</text:p>
          </table:table-cell>
          <table:table-cell office:value-type="float" office:value="0.635109681889045" calcext:value-type="float">
            <text:p>0.635109681889045</text:p>
          </table:table-cell>
          <table:table-cell office:value-type="float" office:value="0.390151546307879" calcext:value-type="float">
            <text:p>0.390151546307879</text:p>
          </table:table-cell>
          <table:table-cell office:value-type="float" office:value="0.627644877884232" calcext:value-type="float">
            <text:p>0.627644877884232</text:p>
          </table:table-cell>
        </table:table-row>
        <table:table-row table:style-name="ro1">
          <table:table-cell office:value-type="float" office:value="0.761974419891416" calcext:value-type="float">
            <text:p>0.761974419891416</text:p>
          </table:table-cell>
          <table:table-cell office:value-type="float" office:value="0.99498603253002" calcext:value-type="float">
            <text:p>0.99498603253002</text:p>
          </table:table-cell>
          <table:table-cell office:value-type="float" office:value="0.0331284274697989" calcext:value-type="float">
            <text:p>0.0331284274697989</text:p>
          </table:table-cell>
          <table:table-cell office:value-type="float" office:value="0.990677422960921" calcext:value-type="float">
            <text:p>0.990677422960921</text:p>
          </table:table-cell>
          <table:table-cell office:value-type="float" office:value="0.0232602716136145" calcext:value-type="float">
            <text:p>0.0232602716136145</text:p>
          </table:table-cell>
          <table:table-cell office:value-type="float" office:value="0.401205634577642" calcext:value-type="float">
            <text:p>0.401205634577642</text:p>
          </table:table-cell>
          <table:table-cell office:value-type="float" office:value="0.635282581965027" calcext:value-type="float">
            <text:p>0.635282581965027</text:p>
          </table:table-cell>
          <table:table-cell office:value-type="float" office:value="0.390346318302063" calcext:value-type="float">
            <text:p>0.390346318302063</text:p>
          </table:table-cell>
          <table:table-cell office:value-type="float" office:value="0.62771073549488" calcext:value-type="float">
            <text:p>0.62771073549488</text:p>
          </table:table-cell>
        </table:table-row>
        <table:table-row table:style-name="ro1">
          <table:table-cell office:value-type="float" office:value="0.763564500994165" calcext:value-type="float">
            <text:p>0.763564500994165</text:p>
          </table:table-cell>
          <table:table-cell office:value-type="float" office:value="0.995009354923771" calcext:value-type="float">
            <text:p>0.995009354923771</text:p>
          </table:table-cell>
          <table:table-cell office:value-type="float" office:value="0.0331322427656687" calcext:value-type="float">
            <text:p>0.0331322427656687</text:p>
          </table:table-cell>
          <table:table-cell office:value-type="float" office:value="0.990703999670014" calcext:value-type="float">
            <text:p>0.990703999670014</text:p>
          </table:table-cell>
          <table:table-cell office:value-type="float" office:value="0.0232441096687701" calcext:value-type="float">
            <text:p>0.0232441096687701</text:p>
          </table:table-cell>
          <table:table-cell office:value-type="float" office:value="0.401559924012407" calcext:value-type="float">
            <text:p>0.401559924012407</text:p>
          </table:table-cell>
          <table:table-cell office:value-type="float" office:value="0.635455848152226" calcext:value-type="float">
            <text:p>0.635455848152226</text:p>
          </table:table-cell>
          <table:table-cell office:value-type="float" office:value="0.39054079836229" calcext:value-type="float">
            <text:p>0.39054079836229</text:p>
          </table:table-cell>
          <table:table-cell office:value-type="float" office:value="0.627776984686734" calcext:value-type="float">
            <text:p>0.627776984686734</text:p>
          </table:table-cell>
        </table:table-row>
        <table:table-row table:style-name="ro1">
          <table:table-cell office:value-type="float" office:value="0.765144013754892" calcext:value-type="float">
            <text:p>0.765144013754892</text:p>
          </table:table-cell>
          <table:table-cell office:value-type="float" office:value="0.995032651039655" calcext:value-type="float">
            <text:p>0.995032651039655</text:p>
          </table:table-cell>
          <table:table-cell office:value-type="float" office:value="0.033136128618337" calcext:value-type="float">
            <text:p>0.033136128618337</text:p>
          </table:table-cell>
          <table:table-cell office:value-type="float" office:value="0.990730551045932" calcext:value-type="float">
            <text:p>0.990730551045932</text:p>
          </table:table-cell>
          <table:table-cell office:value-type="float" office:value="0.0232279754315878" calcext:value-type="float">
            <text:p>0.0232279754315878</text:p>
          </table:table-cell>
          <table:table-cell office:value-type="float" office:value="0.401914065394671" calcext:value-type="float">
            <text:p>0.401914065394671</text:p>
          </table:table-cell>
          <table:table-cell office:value-type="float" office:value="0.63562947467214" calcext:value-type="float">
            <text:p>0.63562947467214</text:p>
          </table:table-cell>
          <table:table-cell office:value-type="float" office:value="0.390734991149861" calcext:value-type="float">
            <text:p>0.390734991149861</text:p>
          </table:table-cell>
          <table:table-cell office:value-type="float" office:value="0.627843620079859" calcext:value-type="float">
            <text:p>0.627843620079859</text:p>
          </table:table-cell>
        </table:table-row>
        <table:table-row table:style-name="ro1">
          <table:table-cell office:value-type="float" office:value="0.766712979154541" calcext:value-type="float">
            <text:p>0.766712979154541</text:p>
          </table:table-cell>
          <table:table-cell office:value-type="float" office:value="0.995055914294513" calcext:value-type="float">
            <text:p>0.995055914294513</text:p>
          </table:table-cell>
          <table:table-cell office:value-type="float" office:value="0.0331400916103686" calcext:value-type="float">
            <text:p>0.0331400916103686</text:p>
          </table:table-cell>
          <table:table-cell office:value-type="float" office:value="0.99075707047811" calcext:value-type="float">
            <text:p>0.99075707047811</text:p>
          </table:table-cell>
          <table:table-cell office:value-type="float" office:value="0.0232118754644047" calcext:value-type="float">
            <text:p>0.0232118754644047</text:p>
          </table:table-cell>
          <table:table-cell office:value-type="float" office:value="0.40226806100347" calcext:value-type="float">
            <text:p>0.40226806100347</text:p>
          </table:table-cell>
          <table:table-cell office:value-type="float" office:value="0.635803457474808" calcext:value-type="float">
            <text:p>0.635803457474808</text:p>
          </table:table-cell>
          <table:table-cell office:value-type="float" office:value="0.390928899594369" calcext:value-type="float">
            <text:p>0.390928899594369</text:p>
          </table:table-cell>
          <table:table-cell office:value-type="float" office:value="0.627910638024128" calcext:value-type="float">
            <text:p>0.627910638024128</text:p>
          </table:table-cell>
        </table:table-row>
        <table:table-row table:style-name="ro1">
          <table:table-cell office:value-type="float" office:value="0.768271418359816" calcext:value-type="float">
            <text:p>0.768271418359816</text:p>
          </table:table-cell>
          <table:table-cell office:value-type="float" office:value="0.995079138507683" calcext:value-type="float">
            <text:p>0.995079138507683</text:p>
          </table:table-cell>
          <table:table-cell office:value-type="float" office:value="0.0331441376286531" calcext:value-type="float">
            <text:p>0.0331441376286531</text:p>
          </table:table-cell>
          <table:table-cell office:value-type="float" office:value="0.9907835518298" calcext:value-type="float">
            <text:p>0.9907835518298</text:p>
          </table:table-cell>
          <table:table-cell office:value-type="float" office:value="0.0231958157084617" calcext:value-type="float">
            <text:p>0.0231958157084617</text:p>
          </table:table-cell>
          <table:table-cell office:value-type="float" office:value="0.402621914445118" calcext:value-type="float">
            <text:p>0.402621914445118</text:p>
          </table:table-cell>
          <table:table-cell office:value-type="float" office:value="0.635977791216322" calcext:value-type="float">
            <text:p>0.635977791216322</text:p>
          </table:table-cell>
          <table:table-cell office:value-type="float" office:value="0.391122527944577" calcext:value-type="float">
            <text:p>0.391122527944577</text:p>
          </table:table-cell>
          <table:table-cell office:value-type="float" office:value="0.627978033567396" calcext:value-type="float">
            <text:p>0.627978033567396</text:p>
          </table:table-cell>
        </table:table-row>
        <table:table-row table:style-name="ro1">
          <table:table-cell office:value-type="float" office:value="0.769819354667796" calcext:value-type="float">
            <text:p>0.769819354667796</text:p>
          </table:table-cell>
          <table:table-cell office:value-type="float" office:value="0.995102317574386" calcext:value-type="float">
            <text:p>0.995102317574386</text:p>
          </table:table-cell>
          <table:table-cell office:value-type="float" office:value="0.0331482727138875" calcext:value-type="float">
            <text:p>0.0331482727138875</text:p>
          </table:table-cell>
          <table:table-cell office:value-type="float" office:value="0.990809988985822" calcext:value-type="float">
            <text:p>0.990809988985822</text:p>
          </table:table-cell>
          <table:table-cell office:value-type="float" office:value="0.0231798021988379" calcext:value-type="float">
            <text:p>0.0231798021988379</text:p>
          </table:table-cell>
          <table:table-cell office:value-type="float" office:value="0.402975628370151" calcext:value-type="float">
            <text:p>0.402975628370151</text:p>
          </table:table-cell>
          <table:table-cell office:value-type="float" office:value="0.636152471500841" calcext:value-type="float">
            <text:p>0.636152471500841</text:p>
          </table:table-cell>
          <table:table-cell office:value-type="float" office:value="0.391315879496078" calcext:value-type="float">
            <text:p>0.391315879496078</text:p>
          </table:table-cell>
          <table:table-cell office:value-type="float" office:value="0.628045802707204" calcext:value-type="float">
            <text:p>0.628045802707204</text:p>
          </table:table-cell>
        </table:table-row>
        <table:table-row table:style-name="ro1">
          <table:table-cell office:value-type="float" office:value="0.771356812258528" calcext:value-type="float">
            <text:p>0.771356812258528</text:p>
          </table:table-cell>
          <table:table-cell office:value-type="float" office:value="0.995125445470483" calcext:value-type="float">
            <text:p>0.995125445470483</text:p>
          </table:table-cell>
          <table:table-cell office:value-type="float" office:value="0.0331525027494262" calcext:value-type="float">
            <text:p>0.0331525027494262</text:p>
          </table:table-cell>
          <table:table-cell office:value-type="float" office:value="0.990836375930047" calcext:value-type="float">
            <text:p>0.990836375930047</text:p>
          </table:table-cell>
          <table:table-cell office:value-type="float" office:value="0.0231638408331201" calcext:value-type="float">
            <text:p>0.0231638408331201</text:p>
          </table:table-cell>
          <table:table-cell office:value-type="float" office:value="0.403329205974511" calcext:value-type="float">
            <text:p>0.403329205974511</text:p>
          </table:table-cell>
          <table:table-cell office:value-type="float" office:value="0.636327493424875" calcext:value-type="float">
            <text:p>0.636327493424875</text:p>
          </table:table-cell>
          <table:table-cell office:value-type="float" office:value="0.391508958079978" calcext:value-type="float">
            <text:p>0.391508958079978</text:p>
          </table:table-cell>
          <table:table-cell office:value-type="float" office:value="0.628113940924812" calcext:value-type="float">
            <text:p>0.628113940924812</text:p>
          </table:table-cell>
        </table:table-row>
        <table:table-row table:style-name="ro1">
          <table:table-cell office:value-type="float" office:value="0.772883816989349" calcext:value-type="float">
            <text:p>0.772883816989349</text:p>
          </table:table-cell>
          <table:table-cell office:value-type="float" office:value="0.995148516411079" calcext:value-type="float">
            <text:p>0.995148516411079</text:p>
          </table:table-cell>
          <table:table-cell office:value-type="float" office:value="0.0331568334982534" calcext:value-type="float">
            <text:p>0.0331568334982534</text:p>
          </table:table-cell>
          <table:table-cell office:value-type="float" office:value="0.990862706858484" calcext:value-type="float">
            <text:p>0.990862706858484</text:p>
          </table:table-cell>
          <table:table-cell office:value-type="float" office:value="0.0231479373564374" calcext:value-type="float">
            <text:p>0.0231479373564374</text:p>
          </table:table-cell>
          <table:table-cell office:value-type="float" office:value="0.403682649892139" calcext:value-type="float">
            <text:p>0.403682649892139</text:p>
          </table:table-cell>
          <table:table-cell office:value-type="float" office:value="0.636502852636699" calcext:value-type="float">
            <text:p>0.636502852636699</text:p>
          </table:table-cell>
          <table:table-cell office:value-type="float" office:value="0.39170176696896" calcext:value-type="float">
            <text:p>0.39170176696896</text:p>
          </table:table-cell>
          <table:table-cell office:value-type="float" office:value="0.628182444255221" calcext:value-type="float">
            <text:p>0.628182444255221</text:p>
          </table:table-cell>
        </table:table-row>
        <table:table-row table:style-name="ro1">
          <table:table-cell office:value-type="float" office:value="0.774400395542762" calcext:value-type="float">
            <text:p>0.774400395542762</text:p>
          </table:table-cell>
          <table:table-cell office:value-type="float" office:value="0.995171524693672" calcext:value-type="float">
            <text:p>0.995171524693672</text:p>
          </table:table-cell>
          <table:table-cell office:value-type="float" office:value="0.0331612705639084" calcext:value-type="float">
            <text:p>0.0331612705639084</text:p>
          </table:table-cell>
          <table:table-cell office:value-type="float" office:value="0.99088897606806" calcext:value-type="float">
            <text:p>0.99088897606806</text:p>
          </table:table-cell>
          <table:table-cell office:value-type="float" office:value="0.0231320973743709" calcext:value-type="float">
            <text:p>0.0231320973743709</text:p>
          </table:table-cell>
          <table:table-cell office:value-type="float" office:value="0.40403596329923" calcext:value-type="float">
            <text:p>0.40403596329923</text:p>
          </table:table-cell>
          <table:table-cell office:value-type="float" office:value="0.636678544281084" calcext:value-type="float">
            <text:p>0.636678544281084</text:p>
          </table:table-cell>
          <table:table-cell office:value-type="float" office:value="0.391894309967783" calcext:value-type="float">
            <text:p>0.391894309967783</text:p>
          </table:table-cell>
          <table:table-cell office:value-type="float" office:value="0.628251308221076" calcext:value-type="float">
            <text:p>0.628251308221076</text:p>
          </table:table-cell>
        </table:table-row>
        <table:table-row table:style-name="ro1">
          <table:table-cell office:value-type="float" office:value="0.775906576577086" calcext:value-type="float">
            <text:p>0.775906576577086</text:p>
          </table:table-cell>
          <table:table-cell office:value-type="float" office:value="0.995194464699648" calcext:value-type="float">
            <text:p>0.995194464699648</text:p>
          </table:table-cell>
          <table:table-cell office:value-type="float" office:value="0.0331658196919026" calcext:value-type="float">
            <text:p>0.0331658196919026</text:p>
          </table:table-cell>
          <table:table-cell office:value-type="float" office:value="0.990915177886568" calcext:value-type="float">
            <text:p>0.990915177886568</text:p>
          </table:table-cell>
          <table:table-cell office:value-type="float" office:value="0.0231163265751022" calcext:value-type="float">
            <text:p>0.0231163265751022</text:p>
          </table:table-cell>
          <table:table-cell office:value-type="float" office:value="0.404389148425994" calcext:value-type="float">
            <text:p>0.404389148425994</text:p>
          </table:table-cell>
          <table:table-cell office:value-type="float" office:value="0.636854564439185" calcext:value-type="float">
            <text:p>0.636854564439185</text:p>
          </table:table-cell>
          <table:table-cell office:value-type="float" office:value="0.392086589938304" calcext:value-type="float">
            <text:p>0.392086589938304</text:p>
          </table:table-cell>
          <table:table-cell office:value-type="float" office:value="0.628320529283479" calcext:value-type="float">
            <text:p>0.628320529283479</text:p>
          </table:table-cell>
        </table:table-row>
        <table:table-row table:style-name="ro1">
          <table:table-cell office:value-type="float" office:value="0.777402388771635" calcext:value-type="float">
            <text:p>0.777402388771635</text:p>
          </table:table-cell>
          <table:table-cell office:value-type="float" office:value="0.995217331206284" calcext:value-type="float">
            <text:p>0.995217331206284</text:p>
          </table:table-cell>
          <table:table-cell office:value-type="float" office:value="0.0331704859352234" calcext:value-type="float">
            <text:p>0.0331704859352234</text:p>
          </table:table-cell>
          <table:table-cell office:value-type="float" office:value="0.990941307109648" calcext:value-type="float">
            <text:p>0.990941307109648</text:p>
          </table:table-cell>
          <table:table-cell office:value-type="float" office:value="0.023100630029926" calcext:value-type="float">
            <text:p>0.023100630029926</text:p>
          </table:table-cell>
          <table:table-cell office:value-type="float" office:value="0.404742208819828" calcext:value-type="float">
            <text:p>0.404742208819828</text:p>
          </table:table-cell>
          <table:table-cell office:value-type="float" office:value="0.637030907911715" calcext:value-type="float">
            <text:p>0.637030907911715</text:p>
          </table:table-cell>
          <table:table-cell office:value-type="float" office:value="0.392278611050563" calcext:value-type="float">
            <text:p>0.392278611050563</text:p>
          </table:table-cell>
          <table:table-cell office:value-type="float" office:value="0.628390102614204" calcext:value-type="float">
            <text:p>0.628390102614204</text:p>
          </table:table-cell>
        </table:table-row>
        <table:table-row table:style-name="ro1">
          <table:table-cell office:value-type="float" office:value="0.778887863389648" calcext:value-type="float">
            <text:p>0.778887863389648</text:p>
          </table:table-cell>
          <table:table-cell office:value-type="float" office:value="0.995240118793118" calcext:value-type="float">
            <text:p>0.995240118793118</text:p>
          </table:table-cell>
          <table:table-cell office:value-type="float" office:value="0.0331752749678365" calcext:value-type="float">
            <text:p>0.0331752749678365</text:p>
          </table:table-cell>
          <table:table-cell office:value-type="float" office:value="0.99096735823433" calcext:value-type="float">
            <text:p>0.99096735823433</text:p>
          </table:table-cell>
          <table:table-cell office:value-type="float" office:value="0.0230850133214292" calcext:value-type="float">
            <text:p>0.0230850133214292</text:p>
          </table:table-cell>
          <table:table-cell office:value-type="float" office:value="0.405095146379459" calcext:value-type="float">
            <text:p>0.405095146379459</text:p>
          </table:table-cell>
          <table:table-cell office:value-type="float" office:value="0.637207571141311" calcext:value-type="float">
            <text:p>0.637207571141311</text:p>
          </table:table-cell>
          <table:table-cell office:value-type="float" office:value="0.392470375827605" calcext:value-type="float">
            <text:p>0.392470375827605</text:p>
          </table:table-cell>
          <table:table-cell office:value-type="float" office:value="0.628460025028862" calcext:value-type="float">
            <text:p>0.628460025028862</text:p>
          </table:table-cell>
        </table:table-row>
        <table:table-row table:style-name="ro1">
          <table:table-cell office:value-type="float" office:value="0.780363031644414" calcext:value-type="float">
            <text:p>0.780363031644414</text:p>
          </table:table-cell>
          <table:table-cell office:value-type="float" office:value="0.995262822439379" calcext:value-type="float">
            <text:p>0.995262822439379</text:p>
          </table:table-cell>
          <table:table-cell office:value-type="float" office:value="0.0331801917638794" calcext:value-type="float">
            <text:p>0.0331801917638794</text:p>
          </table:table-cell>
          <table:table-cell office:value-type="float" office:value="0.990993326230135" calcext:value-type="float">
            <text:p>0.990993326230135</text:p>
          </table:table-cell>
          <table:table-cell office:value-type="float" office:value="0.0230694814089079" calcext:value-type="float">
            <text:p>0.0230694814089079</text:p>
          </table:table-cell>
          <table:table-cell office:value-type="float" office:value="0.405447964327866" calcext:value-type="float">
            <text:p>0.405447964327866</text:p>
          </table:table-cell>
          <table:table-cell office:value-type="float" office:value="0.637384549282551" calcext:value-type="float">
            <text:p>0.637384549282551</text:p>
          </table:table-cell>
          <table:table-cell office:value-type="float" office:value="0.392661888107917" calcext:value-type="float">
            <text:p>0.392661888107917</text:p>
          </table:table-cell>
          <table:table-cell office:value-type="float" office:value="0.628530292046203" calcext:value-type="float">
            <text:p>0.628530292046203</text:p>
          </table:table-cell>
        </table:table-row>
        <table:table-row table:style-name="ro1">
          <table:table-cell office:value-type="float" office:value="0.781827926600263" calcext:value-type="float">
            <text:p>0.781827926600263</text:p>
          </table:table-cell>
          <table:table-cell office:value-type="float" office:value="0.995285437202785" calcext:value-type="float">
            <text:p>0.995285437202785</text:p>
          </table:table-cell>
          <table:table-cell office:value-type="float" office:value="0.0331852414444204" calcext:value-type="float">
            <text:p>0.0331852414444204</text:p>
          </table:table-cell>
          <table:table-cell office:value-type="float" office:value="0.991019206092385" calcext:value-type="float">
            <text:p>0.991019206092385</text:p>
          </table:table-cell>
          <table:table-cell office:value-type="float" office:value="0.0230540393390712" calcext:value-type="float">
            <text:p>0.0230540393390712</text:p>
          </table:table-cell>
          <table:table-cell office:value-type="float" office:value="0.405800664936574" calcext:value-type="float">
            <text:p>0.405800664936574</text:p>
          </table:table-cell>
          <table:table-cell office:value-type="float" office:value="0.637561838432316" calcext:value-type="float">
            <text:p>0.637561838432316</text:p>
          </table:table-cell>
          <table:table-cell office:value-type="float" office:value="0.392853150781403" calcext:value-type="float">
            <text:p>0.392853150781403</text:p>
          </table:table-cell>
          <table:table-cell office:value-type="float" office:value="0.628600900129314" calcext:value-type="float">
            <text:p>0.628600900129314</text:p>
          </table:table-cell>
        </table:table-row>
        <table:table-row table:style-name="ro1">
          <table:table-cell office:value-type="float" office:value="0.783282581959618" calcext:value-type="float">
            <text:p>0.783282581959618</text:p>
          </table:table-cell>
          <table:table-cell office:value-type="float" office:value="0.995307958233014" calcext:value-type="float">
            <text:p>0.995307958233014</text:p>
          </table:table-cell>
          <table:table-cell office:value-type="float" office:value="0.0331904289576972" calcext:value-type="float">
            <text:p>0.0331904289576972</text:p>
          </table:table-cell>
          <table:table-cell office:value-type="float" office:value="0.991044992927941" calcext:value-type="float">
            <text:p>0.991044992927941</text:p>
          </table:table-cell>
          <table:table-cell office:value-type="float" office:value="0.0230386920065104" calcext:value-type="float">
            <text:p>0.0230386920065104</text:p>
          </table:table-cell>
          <table:table-cell office:value-type="float" office:value="0.406153251021755" calcext:value-type="float">
            <text:p>0.406153251021755</text:p>
          </table:table-cell>
          <table:table-cell office:value-type="float" office:value="0.63773943418279" calcext:value-type="float">
            <text:p>0.63773943418279</text:p>
          </table:table-cell>
          <table:table-cell office:value-type="float" office:value="0.393044167272108" calcext:value-type="float">
            <text:p>0.393044167272108</text:p>
          </table:table-cell>
          <table:table-cell office:value-type="float" office:value="0.628671845227453" calcext:value-type="float">
            <text:p>0.628671845227453</text:p>
          </table:table-cell>
        </table:table-row>
        <table:table-row table:style-name="ro1">
          <table:table-cell office:value-type="float" office:value="0.784727032832769" calcext:value-type="float">
            <text:p>0.784727032832769</text:p>
          </table:table-cell>
          <table:table-cell office:value-type="float" office:value="0.995330380910853" calcext:value-type="float">
            <text:p>0.995330380910853</text:p>
          </table:table-cell>
          <table:table-cell office:value-type="float" office:value="0.0331957591339652" calcext:value-type="float">
            <text:p>0.0331957591339652</text:p>
          </table:table-cell>
          <table:table-cell office:value-type="float" office:value="0.991070682049428" calcext:value-type="float">
            <text:p>0.991070682049428</text:p>
          </table:table-cell>
          <table:table-cell office:value-type="float" office:value="0.0230234441568035" calcext:value-type="float">
            <text:p>0.0230234441568035</text:p>
          </table:table-cell>
          <table:table-cell office:value-type="float" office:value="0.406505724840919" calcext:value-type="float">
            <text:p>0.406505724840919</text:p>
          </table:table-cell>
          <table:table-cell office:value-type="float" office:value="0.637917332673297" calcext:value-type="float">
            <text:p>0.637917332673297</text:p>
          </table:table-cell>
          <table:table-cell office:value-type="float" office:value="0.393234940449262" calcext:value-type="float">
            <text:p>0.393234940449262</text:p>
          </table:table-cell>
          <table:table-cell office:value-type="float" office:value="0.628743123839328" calcext:value-type="float">
            <text:p>0.628743123839328</text:p>
          </table:table-cell>
        </table:table-row>
        <table:table-row table:style-name="ro1">
          <table:table-cell office:value-type="float" office:value="0.786161314913246" calcext:value-type="float">
            <text:p>0.786161314913246</text:p>
          </table:table-cell>
          <table:table-cell office:value-type="float" office:value="0.995352700708875" calcext:value-type="float">
            <text:p>0.995352700708875</text:p>
          </table:table-cell>
          <table:table-cell office:value-type="float" office:value="0.0332012366301957" calcext:value-type="float">
            <text:p>0.0332012366301957</text:p>
          </table:table-cell>
          <table:table-cell office:value-type="float" office:value="0.991096268881" calcext:value-type="float">
            <text:p>0.991096268881</text:p>
          </table:table-cell>
          <table:table-cell office:value-type="float" office:value="0.0230083003830963" calcext:value-type="float">
            <text:p>0.0230083003830963</text:p>
          </table:table-cell>
          <table:table-cell office:value-type="float" office:value="0.406858089194181" calcext:value-type="float">
            <text:p>0.406858089194181</text:p>
          </table:table-cell>
          <table:table-cell office:value-type="float" office:value="0.638095529541415" calcext:value-type="float">
            <text:p>0.638095529541415</text:p>
          </table:table-cell>
          <table:table-cell office:value-type="float" office:value="0.393425473713935" calcext:value-type="float">
            <text:p>0.393425473713935</text:p>
          </table:table-cell>
          <table:table-cell office:value-type="float" office:value="0.628814731952568" calcext:value-type="float">
            <text:p>0.628814731952568</text:p>
          </table:table-cell>
        </table:table-row>
        <table:table-row table:style-name="ro1">
          <table:table-cell office:value-type="float" office:value="0.787585465599509" calcext:value-type="float">
            <text:p>0.787585465599509</text:p>
          </table:table-cell>
          <table:table-cell office:value-type="float" office:value="0.995374913181418" calcext:value-type="float">
            <text:p>0.995374913181418</text:p>
          </table:table-cell>
          <table:table-cell office:value-type="float" office:value="0.033206866243176" calcext:value-type="float">
            <text:p>0.033206866243176</text:p>
          </table:table-cell>
          <table:table-cell office:value-type="float" office:value="0.99112174887713" calcext:value-type="float">
            <text:p>0.99112174887713</text:p>
          </table:table-cell>
          <table:table-cell office:value-type="float" office:value="0.0229932653594798" calcext:value-type="float">
            <text:p>0.0229932653594798</text:p>
          </table:table-cell>
          <table:table-cell office:value-type="float" office:value="0.407210345939631" calcext:value-type="float">
            <text:p>0.407210345939631</text:p>
          </table:table-cell>
          <table:table-cell office:value-type="float" office:value="0.638274021355486" calcext:value-type="float">
            <text:p>0.638274021355486</text:p>
          </table:table-cell>
          <table:table-cell office:value-type="float" office:value="0.39361576952857" calcext:value-type="float">
            <text:p>0.39361576952857</text:p>
          </table:table-cell>
          <table:table-cell office:value-type="float" office:value="0.628886666488105" calcext:value-type="float">
            <text:p>0.628886666488105</text:p>
          </table:table-cell>
        </table:table-row>
        <table:table-row table:style-name="ro1">
          <table:table-cell office:value-type="float" office:value="0.788999522084535" calcext:value-type="float">
            <text:p>0.788999522084535</text:p>
          </table:table-cell>
          <table:table-cell office:value-type="float" office:value="0.995397014269339" calcext:value-type="float">
            <text:p>0.995397014269339</text:p>
          </table:table-cell>
          <table:table-cell office:value-type="float" office:value="0.0332126520790753" calcext:value-type="float">
            <text:p>0.0332126520790753</text:p>
          </table:table-cell>
          <table:table-cell office:value-type="float" office:value="0.991147117952283" calcext:value-type="float">
            <text:p>0.991147117952283</text:p>
          </table:table-cell>
          <table:table-cell office:value-type="float" office:value="0.0229783431472289" calcext:value-type="float">
            <text:p>0.0229783431472289</text:p>
          </table:table-cell>
          <table:table-cell office:value-type="float" office:value="0.407562498251872" calcext:value-type="float">
            <text:p>0.407562498251872</text:p>
          </table:table-cell>
          <table:table-cell office:value-type="float" office:value="0.638452803406542" calcext:value-type="float">
            <text:p>0.638452803406542</text:p>
          </table:table-cell>
          <table:table-cell office:value-type="float" office:value="0.393805831662555" calcext:value-type="float">
            <text:p>0.393805831662555</text:p>
          </table:table-cell>
          <table:table-cell office:value-type="float" office:value="0.62895892308002" calcext:value-type="float">
            <text:p>0.62895892308002</text:p>
          </table:table-cell>
        </table:table-row>
        <table:table-row table:style-name="ro1">
          <table:table-cell office:value-type="float" office:value="0.790403523939159" calcext:value-type="float">
            <text:p>0.790403523939159</text:p>
          </table:table-cell>
          <table:table-cell office:value-type="float" office:value="0.995418999698531" calcext:value-type="float">
            <text:p>0.995418999698531</text:p>
          </table:table-cell>
          <table:table-cell office:value-type="float" office:value="0.0332185989024099" calcext:value-type="float">
            <text:p>0.0332185989024099</text:p>
          </table:table-cell>
          <table:table-cell office:value-type="float" office:value="0.991172371701138" calcext:value-type="float">
            <text:p>0.991172371701138</text:p>
          </table:table-cell>
          <table:table-cell office:value-type="float" office:value="0.0229635383501598" calcext:value-type="float">
            <text:p>0.0229635383501598</text:p>
          </table:table-cell>
          <table:table-cell office:value-type="float" office:value="0.407914547586423" calcext:value-type="float">
            <text:p>0.407914547586423</text:p>
          </table:table-cell>
          <table:table-cell office:value-type="float" office:value="0.638631872695843" calcext:value-type="float">
            <text:p>0.638631872695843</text:p>
          </table:table-cell>
          <table:table-cell office:value-type="float" office:value="0.393995662168128" calcext:value-type="float">
            <text:p>0.393995662168128</text:p>
          </table:table-cell>
          <table:table-cell office:value-type="float" office:value="0.629031499075246" calcext:value-type="float">
            <text:p>0.629031499075246</text:p>
          </table:table-cell>
        </table:table-row>
        <table:table-row table:style-name="ro1">
          <table:table-cell office:value-type="float" office:value="0.791797510102813" calcext:value-type="float">
            <text:p>0.791797510102813</text:p>
          </table:table-cell>
          <table:table-cell office:value-type="float" office:value="0.995440865726072" calcext:value-type="float">
            <text:p>0.995440865726072</text:p>
          </table:table-cell>
          <table:table-cell office:value-type="float" office:value="0.0332247105283849" calcext:value-type="float">
            <text:p>0.0332247105283849</text:p>
          </table:table-cell>
          <table:table-cell office:value-type="float" office:value="0.991197506350437" calcext:value-type="float">
            <text:p>0.991197506350437</text:p>
          </table:table-cell>
          <table:table-cell office:value-type="float" office:value="0.0229488547298715" calcext:value-type="float">
            <text:p>0.0229488547298715</text:p>
          </table:table-cell>
          <table:table-cell office:value-type="float" office:value="0.408266497106545" calcext:value-type="float">
            <text:p>0.408266497106545</text:p>
          </table:table-cell>
          <table:table-cell office:value-type="float" office:value="0.638811224554805" calcext:value-type="float">
            <text:p>0.638811224554805</text:p>
          </table:table-cell>
          <table:table-cell office:value-type="float" office:value="0.394185264796487" calcext:value-type="float">
            <text:p>0.394185264796487</text:p>
          </table:table-cell>
          <table:table-cell office:value-type="float" office:value="0.629104390141282" calcext:value-type="float">
            <text:p>0.629104390141282</text:p>
          </table:table-cell>
        </table:table-row>
        <table:table-row table:style-name="ro1">
          <table:table-cell office:value-type="float" office:value="0.793181521830333" calcext:value-type="float">
            <text:p>0.793181521830333</text:p>
          </table:table-cell>
          <table:table-cell office:value-type="float" office:value="0.995462608394394" calcext:value-type="float">
            <text:p>0.995462608394394</text:p>
          </table:table-cell>
          <table:table-cell office:value-type="float" office:value="0.0332309914303667" calcext:value-type="float">
            <text:p>0.0332309914303667</text:p>
          </table:table-cell>
          <table:table-cell office:value-type="float" office:value="0.991222517807631" calcext:value-type="float">
            <text:p>0.991222517807631</text:p>
          </table:table-cell>
          <table:table-cell office:value-type="float" office:value="0.0229342965900613" calcext:value-type="float">
            <text:p>0.0229342965900613</text:p>
          </table:table-cell>
          <table:table-cell office:value-type="float" office:value="0.408618348255827" calcext:value-type="float">
            <text:p>0.408618348255827</text:p>
          </table:table-cell>
          <table:table-cell office:value-type="float" office:value="0.638990856025475" calcext:value-type="float">
            <text:p>0.638990856025475</text:p>
          </table:table-cell>
          <table:table-cell office:value-type="float" office:value="0.394374641581072" calcext:value-type="float">
            <text:p>0.394374641581072</text:p>
          </table:table-cell>
          <table:table-cell office:value-type="float" office:value="0.629177593658982" calcext:value-type="float">
            <text:p>0.629177593658982</text:p>
          </table:table-cell>
        </table:table-row>
        <table:table-row table:style-name="ro1">
          <table:table-cell office:value-type="float" office:value="0.794555600052944" calcext:value-type="float">
            <text:p>0.794555600052944</text:p>
          </table:table-cell>
          <table:table-cell office:value-type="float" office:value="0.995484224130395" calcext:value-type="float">
            <text:p>0.995484224130395</text:p>
          </table:table-cell>
          <table:table-cell office:value-type="float" office:value="0.0332374453877456" calcext:value-type="float">
            <text:p>0.0332374453877456</text:p>
          </table:table-cell>
          <table:table-cell office:value-type="float" office:value="0.99124740243928" calcext:value-type="float">
            <text:p>0.99124740243928</text:p>
          </table:table-cell>
          <table:table-cell office:value-type="float" office:value="0.0229198676197586" calcext:value-type="float">
            <text:p>0.0229198676197586</text:p>
          </table:table-cell>
          <table:table-cell office:value-type="float" office:value="0.408970103801317" calcext:value-type="float">
            <text:p>0.408970103801317</text:p>
          </table:table-cell>
          <table:table-cell office:value-type="float" office:value="0.639170762865459" calcext:value-type="float">
            <text:p>0.639170762865459</text:p>
          </table:table-cell>
          <table:table-cell office:value-type="float" office:value="0.394563795869343" calcext:value-type="float">
            <text:p>0.394563795869343</text:p>
          </table:table-cell>
          <table:table-cell office:value-type="float" office:value="0.629251105715184" calcext:value-type="float">
            <text:p>0.629251105715184</text:p>
          </table:table-cell>
        </table:table-row>
        <table:table-row table:style-name="ro1">
          <table:table-cell office:value-type="float" office:value="0.795919787227518" calcext:value-type="float">
            <text:p>0.795919787227518</text:p>
          </table:table-cell>
          <table:table-cell office:value-type="float" office:value="0.995505709431171" calcext:value-type="float">
            <text:p>0.995505709431171</text:p>
          </table:table-cell>
          <table:table-cell office:value-type="float" office:value="0.0332440763294677" calcext:value-type="float">
            <text:p>0.0332440763294677</text:p>
          </table:table-cell>
          <table:table-cell office:value-type="float" office:value="0.99127215663144" calcext:value-type="float">
            <text:p>0.99127215663144</text:p>
          </table:table-cell>
          <table:table-cell office:value-type="float" office:value="0.0229055715988019" calcext:value-type="float">
            <text:p>0.0229055715988019</text:p>
          </table:table-cell>
          <table:table-cell office:value-type="float" office:value="0.409321765565322" calcext:value-type="float">
            <text:p>0.409321765565322</text:p>
          </table:table-cell>
          <table:table-cell office:value-type="float" office:value="0.639350941765488" calcext:value-type="float">
            <text:p>0.639350941765488</text:p>
          </table:table-cell>
          <table:table-cell office:value-type="float" office:value="0.39475273006739" calcext:value-type="float">
            <text:p>0.39475273006739</text:p>
          </table:table-cell>
          <table:table-cell office:value-type="float" office:value="0.629324923332558" calcext:value-type="float">
            <text:p>0.629324923332558</text:p>
          </table:table-cell>
        </table:table-row>
        <table:table-row table:style-name="ro1">
          <table:table-cell office:value-type="float" office:value="0.797274126167811" calcext:value-type="float">
            <text:p>0.797274126167811</text:p>
          </table:table-cell>
          <table:table-cell office:value-type="float" office:value="0.995527060889631" calcext:value-type="float">
            <text:p>0.995527060889631</text:p>
          </table:table-cell>
          <table:table-cell office:value-type="float" office:value="0.0332508880020809" calcext:value-type="float">
            <text:p>0.0332508880020809</text:p>
          </table:table-cell>
          <table:table-cell office:value-type="float" office:value="0.991296776887022" calcext:value-type="float">
            <text:p>0.991296776887022</text:p>
          </table:table-cell>
          <table:table-cell office:value-type="float" office:value="0.0228914121466728" calcext:value-type="float">
            <text:p>0.0228914121466728</text:p>
          </table:table-cell>
          <table:table-cell office:value-type="float" office:value="0.409673335915925" calcext:value-type="float">
            <text:p>0.409673335915925</text:p>
          </table:table-cell>
          <table:table-cell office:value-type="float" office:value="0.639531388912727" calcext:value-type="float">
            <text:p>0.639531388912727</text:p>
          </table:table-cell>
          <table:table-cell office:value-type="float" office:value="0.394941447115955" calcext:value-type="float">
            <text:p>0.394941447115955</text:p>
          </table:table-cell>
          <table:table-cell office:value-type="float" office:value="0.629399043020555" calcext:value-type="float">
            <text:p>0.629399043020555</text:p>
          </table:table-cell>
        </table:table-row>
        <table:table-row table:style-name="ro1">
          <table:table-cell office:value-type="float" office:value="0.798618660783417" calcext:value-type="float">
            <text:p>0.798618660783417</text:p>
          </table:table-cell>
          <table:table-cell office:value-type="float" office:value="0.995548275308802" calcext:value-type="float">
            <text:p>0.995548275308802</text:p>
          </table:table-cell>
          <table:table-cell office:value-type="float" office:value="0.0332578840475779" calcext:value-type="float">
            <text:p>0.0332578840475779</text:p>
          </table:table-cell>
          <table:table-cell office:value-type="float" office:value="0.991321259895854" calcext:value-type="float">
            <text:p>0.991321259895854</text:p>
          </table:table-cell>
          <table:table-cell office:value-type="float" office:value="0.0228773927488215" calcext:value-type="float">
            <text:p>0.0228773927488215</text:p>
          </table:table-cell>
          <table:table-cell office:value-type="float" office:value="0.410024816668831" calcext:value-type="float">
            <text:p>0.410024816668831</text:p>
          </table:table-cell>
          <table:table-cell office:value-type="float" office:value="0.639712101032776" calcext:value-type="float">
            <text:p>0.639712101032776</text:p>
          </table:table-cell>
          <table:table-cell office:value-type="float" office:value="0.395129949407813" calcext:value-type="float">
            <text:p>0.395129949407813</text:p>
          </table:table-cell>
          <table:table-cell office:value-type="float" office:value="0.629473461829969" calcext:value-type="float">
            <text:p>0.629473461829969</text:p>
          </table:table-cell>
        </table:table-row>
        <table:table-row table:style-name="ro1">
          <table:table-cell office:value-type="float" office:value="0.79995343529267" calcext:value-type="float">
            <text:p>0.79995343529267</text:p>
          </table:table-cell>
          <table:table-cell office:value-type="float" office:value="0.99556934958558" calcext:value-type="float">
            <text:p>0.99556934958558</text:p>
          </table:table-cell>
          <table:table-cell office:value-type="float" office:value="0.0332650679268764" calcext:value-type="float">
            <text:p>0.0332650679268764</text:p>
          </table:table-cell>
          <table:table-cell office:value-type="float" office:value="0.991345602462814" calcext:value-type="float">
            <text:p>0.991345602462814</text:p>
          </table:table-cell>
          <table:table-cell office:value-type="float" office:value="0.022863516731827" calcext:value-type="float">
            <text:p>0.022863516731827</text:p>
          </table:table-cell>
          <table:table-cell office:value-type="float" office:value="0.410376210183614" calcext:value-type="float">
            <text:p>0.410376210183614</text:p>
          </table:table-cell>
          <table:table-cell office:value-type="float" office:value="0.639893074350348" calcext:value-type="float">
            <text:p>0.639893074350348</text:p>
          </table:table-cell>
          <table:table-cell office:value-type="float" office:value="0.395318239868267" calcext:value-type="float">
            <text:p>0.395318239868267</text:p>
          </table:table-cell>
          <table:table-cell office:value-type="float" office:value="0.629548176300879" calcext:value-type="float">
            <text:p>0.629548176300879</text:p>
          </table:table-cell>
        </table:table-row>
        <table:table-row table:style-name="ro1">
          <table:table-cell office:value-type="float" office:value="0.801278495307026" calcext:value-type="float">
            <text:p>0.801278495307026</text:p>
          </table:table-cell>
          <table:table-cell office:value-type="float" office:value="0.995590280686234" calcext:value-type="float">
            <text:p>0.995590280686234</text:p>
          </table:table-cell>
          <table:table-cell office:value-type="float" office:value="0.0332724432473088" calcext:value-type="float">
            <text:p>0.0332724432473088</text:p>
          </table:table-cell>
          <table:table-cell office:value-type="float" office:value="0.991369801412658" calcext:value-type="float">
            <text:p>0.991369801412658</text:p>
          </table:table-cell>
          <table:table-cell office:value-type="float" office:value="0.0228497875106718" calcext:value-type="float">
            <text:p>0.0228497875106718</text:p>
          </table:table-cell>
          <table:table-cell office:value-type="float" office:value="0.410727517885319" calcext:value-type="float">
            <text:p>0.410727517885319</text:p>
          </table:table-cell>
          <table:table-cell office:value-type="float" office:value="0.64007430601071" calcext:value-type="float">
            <text:p>0.64007430601071</text:p>
          </table:table-cell>
          <table:table-cell office:value-type="float" office:value="0.395506320492052" calcext:value-type="float">
            <text:p>0.395506320492052</text:p>
          </table:table-cell>
          <table:table-cell office:value-type="float" office:value="0.629623183897194" calcext:value-type="float">
            <text:p>0.629623183897194</text:p>
          </table:table-cell>
        </table:table-row>
        <table:table-row table:style-name="ro1">
          <table:table-cell office:value-type="float" office:value="0.802593885977972" calcext:value-type="float">
            <text:p>0.802593885977972</text:p>
          </table:table-cell>
          <table:table-cell office:value-type="float" office:value="0.995611065942715" calcext:value-type="float">
            <text:p>0.995611065942715</text:p>
          </table:table-cell>
          <table:table-cell office:value-type="float" office:value="0.0332800129370772" calcext:value-type="float">
            <text:p>0.0332800129370772</text:p>
          </table:table-cell>
          <table:table-cell office:value-type="float" office:value="0.991393854011057" calcext:value-type="float">
            <text:p>0.991393854011057</text:p>
          </table:table-cell>
          <table:table-cell office:value-type="float" office:value="0.0228362079018649" calcext:value-type="float">
            <text:p>0.0228362079018649</text:p>
          </table:table-cell>
          <table:table-cell office:value-type="float" office:value="0.411078742515584" calcext:value-type="float">
            <text:p>0.411078742515584</text:p>
          </table:table-cell>
          <table:table-cell office:value-type="float" office:value="0.640255791884007" calcext:value-type="float">
            <text:p>0.640255791884007</text:p>
          </table:table-cell>
          <table:table-cell office:value-type="float" office:value="0.395694194580485" calcext:value-type="float">
            <text:p>0.395694194580485</text:p>
          </table:table-cell>
          <table:table-cell office:value-type="float" office:value="0.629698480797491" calcext:value-type="float">
            <text:p>0.629698480797491</text:p>
          </table:table-cell>
        </table:table-row>
        <table:table-row table:style-name="ro1">
          <table:table-cell office:value-type="float" office:value="0.803899654517198" calcext:value-type="float">
            <text:p>0.803899654517198</text:p>
          </table:table-cell>
          <table:table-cell office:value-type="float" office:value="0.995631702479284" calcext:value-type="float">
            <text:p>0.995631702479284</text:p>
          </table:table-cell>
          <table:table-cell office:value-type="float" office:value="0.0332877805733625" calcext:value-type="float">
            <text:p>0.0332877805733625</text:p>
          </table:table-cell>
          <table:table-cell office:value-type="float" office:value="0.991417757212735" calcext:value-type="float">
            <text:p>0.991417757212735</text:p>
          </table:table-cell>
          <table:table-cell office:value-type="float" office:value="0.0228227812544795" calcext:value-type="float">
            <text:p>0.0228227812544795</text:p>
          </table:table-cell>
          <table:table-cell office:value-type="float" office:value="0.411429885105957" calcext:value-type="float">
            <text:p>0.411429885105957</text:p>
          </table:table-cell>
          <table:table-cell office:value-type="float" office:value="0.640437529538491" calcext:value-type="float">
            <text:p>0.640437529538491</text:p>
          </table:table-cell>
          <table:table-cell office:value-type="float" office:value="0.395881863727232" calcext:value-type="float">
            <text:p>0.395881863727232</text:p>
          </table:table-cell>
          <table:table-cell office:value-type="float" office:value="0.629774064882043" calcext:value-type="float">
            <text:p>0.629774064882043</text:p>
          </table:table-cell>
        </table:table-row>
        <table:table-row table:style-name="ro1">
          <table:table-cell office:value-type="float" office:value="0.805195847264202" calcext:value-type="float">
            <text:p>0.805195847264202</text:p>
          </table:table-cell>
          <table:table-cell office:value-type="float" office:value="0.995652187918178" calcext:value-type="float">
            <text:p>0.995652187918178</text:p>
          </table:table-cell>
          <table:table-cell office:value-type="float" office:value="0.0332957488060459" calcext:value-type="float">
            <text:p>0.0332957488060459</text:p>
          </table:table-cell>
          <table:table-cell office:value-type="float" office:value="0.991441508573183" calcext:value-type="float">
            <text:p>0.991441508573183</text:p>
          </table:table-cell>
          <table:table-cell office:value-type="float" office:value="0.022809510101014" calcext:value-type="float">
            <text:p>0.022809510101014</text:p>
          </table:table-cell>
          <table:table-cell office:value-type="float" office:value="0.411780948395559" calcext:value-type="float">
            <text:p>0.411780948395559</text:p>
          </table:table-cell>
          <table:table-cell office:value-type="float" office:value="0.640619514874983" calcext:value-type="float">
            <text:p>0.640619514874983</text:p>
          </table:table-cell>
          <table:table-cell office:value-type="float" office:value="0.396069331224408" calcext:value-type="float">
            <text:p>0.396069331224408</text:p>
          </table:table-cell>
          <table:table-cell office:value-type="float" office:value="0.629849932353369" calcext:value-type="float">
            <text:p>0.629849932353369</text:p>
          </table:table-cell>
        </table:table-row>
        <table:table-row table:style-name="ro1">
          <table:table-cell office:value-type="float" office:value="0.806482512563864" calcext:value-type="float">
            <text:p>0.806482512563864</text:p>
          </table:table-cell>
          <table:table-cell office:value-type="float" office:value="0.995672519672814" calcext:value-type="float">
            <text:p>0.995672519672814</text:p>
          </table:table-cell>
          <table:table-cell office:value-type="float" office:value="0.0333039209353219" calcext:value-type="float">
            <text:p>0.0333039209353219</text:p>
          </table:table-cell>
          <table:table-cell office:value-type="float" office:value="0.99146510533595" calcext:value-type="float">
            <text:p>0.99146510533595</text:p>
          </table:table-cell>
          <table:table-cell office:value-type="float" office:value="0.0227963975076111" calcext:value-type="float">
            <text:p>0.0227963975076111</text:p>
          </table:table-cell>
          <table:table-cell office:value-type="float" office:value="0.412131933412826" calcext:value-type="float">
            <text:p>0.412131933412826</text:p>
          </table:table-cell>
          <table:table-cell office:value-type="float" office:value="0.640801745492714" calcext:value-type="float">
            <text:p>0.640801745492714</text:p>
          </table:table-cell>
          <table:table-cell office:value-type="float" office:value="0.396256598655886" calcext:value-type="float">
            <text:p>0.396256598655886</text:p>
          </table:table-cell>
          <table:table-cell office:value-type="float" office:value="0.629926081116109" calcext:value-type="float">
            <text:p>0.629926081116109</text:p>
          </table:table-cell>
        </table:table-row>
        <table:table-row table:style-name="ro1">
          <table:table-cell office:value-type="float" office:value="0.807759698197678" calcext:value-type="float">
            <text:p>0.807759698197678</text:p>
          </table:table-cell>
          <table:table-cell office:value-type="float" office:value="0.995692695517089" calcext:value-type="float">
            <text:p>0.995692695517089</text:p>
          </table:table-cell>
          <table:table-cell office:value-type="float" office:value="0.0333122995819648" calcext:value-type="float">
            <text:p>0.0333122995819648</text:p>
          </table:table-cell>
          <table:table-cell office:value-type="float" office:value="0.991488545181434" calcext:value-type="float">
            <text:p>0.991488545181434</text:p>
          </table:table-cell>
          <table:table-cell office:value-type="float" office:value="0.0227834459432356" calcext:value-type="float">
            <text:p>0.0227834459432356</text:p>
          </table:table-cell>
          <table:table-cell office:value-type="float" office:value="0.412482842510597" calcext:value-type="float">
            <text:p>0.412482842510597</text:p>
          </table:table-cell>
          <table:table-cell office:value-type="float" office:value="0.640984217707511" calcext:value-type="float">
            <text:p>0.640984217707511</text:p>
          </table:table-cell>
          <table:table-cell office:value-type="float" office:value="0.396443668920157" calcext:value-type="float">
            <text:p>0.396443668920157</text:p>
          </table:table-cell>
          <table:table-cell office:value-type="float" office:value="0.630002507781314" calcext:value-type="float">
            <text:p>0.630002507781314</text:p>
          </table:table-cell>
        </table:table-row>
        <table:table-row table:style-name="ro1">
          <table:table-cell office:value-type="float" office:value="0.809027453183092" calcext:value-type="float">
            <text:p>0.809027453183092</text:p>
          </table:table-cell>
          <table:table-cell office:value-type="float" office:value="0.995712713278087" calcext:value-type="float">
            <text:p>0.995712713278087</text:p>
          </table:table-cell>
          <table:table-cell office:value-type="float" office:value="0.0333208875277677" calcext:value-type="float">
            <text:p>0.0333208875277677</text:p>
          </table:table-cell>
          <table:table-cell office:value-type="float" office:value="0.991511825794328" calcext:value-type="float">
            <text:p>0.991511825794328</text:p>
          </table:table-cell>
          <table:table-cell office:value-type="float" office:value="0.0227706579799967" calcext:value-type="float">
            <text:p>0.0227706579799967</text:p>
          </table:table-cell>
          <table:table-cell office:value-type="float" office:value="0.412833677104816" calcext:value-type="float">
            <text:p>0.412833677104816</text:p>
          </table:table-cell>
          <table:table-cell office:value-type="float" office:value="0.641166928757304" calcext:value-type="float">
            <text:p>0.641166928757304</text:p>
          </table:table-cell>
          <table:table-cell office:value-type="float" office:value="0.396630543982879" calcext:value-type="float">
            <text:p>0.396630543982879</text:p>
          </table:table-cell>
          <table:table-cell office:value-type="float" office:value="0.630079209885684" calcext:value-type="float">
            <text:p>0.630079209885684</text:p>
          </table:table-cell>
        </table:table-row>
        <table:table-row table:style-name="ro1">
          <table:table-cell office:value-type="float" office:value="0.810285826649995" calcext:value-type="float">
            <text:p>0.810285826649995</text:p>
          </table:table-cell>
          <table:table-cell office:value-type="float" office:value="0.995732570874931" calcext:value-type="float">
            <text:p>0.995732570874931</text:p>
          </table:table-cell>
          <table:table-cell office:value-type="float" office:value="0.033329687370221" calcext:value-type="float">
            <text:p>0.033329687370221</text:p>
          </table:table-cell>
          <table:table-cell office:value-type="float" office:value="0.991534944973745" calcext:value-type="float">
            <text:p>0.991534944973745</text:p>
          </table:table-cell>
          <table:table-cell office:value-type="float" office:value="0.0227580360291835" calcext:value-type="float">
            <text:p>0.0227580360291835</text:p>
          </table:table-cell>
          <table:table-cell office:value-type="float" office:value="0.413184439159232" calcext:value-type="float">
            <text:p>0.413184439159232</text:p>
          </table:table-cell>
          <table:table-cell office:value-type="float" office:value="0.641349875376111" calcext:value-type="float">
            <text:p>0.641349875376111</text:p>
          </table:table-cell>
          <table:table-cell office:value-type="float" office:value="0.396817226345948" calcext:value-type="float">
            <text:p>0.396817226345948</text:p>
          </table:table-cell>
          <table:table-cell office:value-type="float" office:value="0.630156184451947" calcext:value-type="float">
            <text:p>0.630156184451947</text:p>
          </table:table-cell>
        </table:table-row>
        <table:table-row table:style-name="ro1">
          <table:table-cell office:value-type="float" office:value="0.811534868548217" calcext:value-type="float">
            <text:p>0.811534868548217</text:p>
          </table:table-cell>
          <table:table-cell office:value-type="float" office:value="0.995752266407909" calcext:value-type="float">
            <text:p>0.995752266407909</text:p>
          </table:table-cell>
          <table:table-cell office:value-type="float" office:value="0.0333387016237758" calcext:value-type="float">
            <text:p>0.0333387016237758</text:p>
          </table:table-cell>
          <table:table-cell office:value-type="float" office:value="0.991557900678734" calcext:value-type="float">
            <text:p>0.991557900678734</text:p>
          </table:table-cell>
          <table:table-cell office:value-type="float" office:value="0.0227455823912324" calcext:value-type="float">
            <text:p>0.0227455823912324</text:p>
          </table:table-cell>
          <table:table-cell office:value-type="float" office:value="0.413535130093127" calcext:value-type="float">
            <text:p>0.413535130093127</text:p>
          </table:table-cell>
          <table:table-cell office:value-type="float" office:value="0.641533054825227" calcext:value-type="float">
            <text:p>0.641533054825227</text:p>
          </table:table-cell>
          <table:table-cell office:value-type="float" office:value="0.397003717972008" calcext:value-type="float">
            <text:p>0.397003717972008</text:p>
          </table:table-cell>
          <table:table-cell office:value-type="float" office:value="0.630233429033799" calcext:value-type="float">
            <text:p>0.630233429033799</text:p>
          </table:table-cell>
        </table:table-row>
        <table:table-row table:style-name="ro1">
          <table:table-cell office:value-type="float" office:value="0.812774628899992" calcext:value-type="float">
            <text:p>0.812774628899992</text:p>
          </table:table-cell>
          <table:table-cell office:value-type="float" office:value="0.995771798066181" calcext:value-type="float">
            <text:p>0.995771798066181</text:p>
          </table:table-cell>
          <table:table-cell office:value-type="float" office:value="0.0333479326212915" calcext:value-type="float">
            <text:p>0.0333479326212915</text:p>
          </table:table-cell>
          <table:table-cell office:value-type="float" office:value="0.991580690979672" calcext:value-type="float">
            <text:p>0.991580690979672</text:p>
          </table:table-cell>
          <table:table-cell office:value-type="float" office:value="0.0227332992086124" calcext:value-type="float">
            <text:p>0.0227332992086124</text:p>
          </table:table-cell>
          <table:table-cell office:value-type="float" office:value="0.413885751871595" calcext:value-type="float">
            <text:p>0.413885751871595</text:p>
          </table:table-cell>
          <table:table-cell office:value-type="float" office:value="0.641716463864701" calcext:value-type="float">
            <text:p>0.641716463864701</text:p>
          </table:table-cell>
          <table:table-cell office:value-type="float" office:value="0.397190021357764" calcext:value-type="float">
            <text:p>0.397190021357764</text:p>
          </table:table-cell>
          <table:table-cell office:value-type="float" office:value="0.630310940673475" calcext:value-type="float">
            <text:p>0.630310940673475</text:p>
          </table:table-cell>
        </table:table-row>
        <table:table-row table:style-name="ro1">
          <table:table-cell office:value-type="float" office:value="0.814005158847021" calcext:value-type="float">
            <text:p>0.814005158847021</text:p>
          </table:table-cell>
          <table:table-cell office:value-type="float" office:value="0.9957911640889" calcext:value-type="float">
            <text:p>0.9957911640889</text:p>
          </table:table-cell>
          <table:table-cell office:value-type="float" office:value="0.0333573828558629" calcext:value-type="float">
            <text:p>0.0333573828558629</text:p>
          </table:table-cell>
          <table:table-cell office:value-type="float" office:value="0.991603313949198" calcext:value-type="float">
            <text:p>0.991603313949198</text:p>
          </table:table-cell>
          <table:table-cell office:value-type="float" office:value="0.0227211887269418" calcext:value-type="float">
            <text:p>0.0227211887269418</text:p>
          </table:table-cell>
          <table:table-cell office:value-type="float" office:value="0.414236305533548" calcext:value-type="float">
            <text:p>0.414236305533548</text:p>
          </table:table-cell>
          <table:table-cell office:value-type="float" office:value="0.641900100163345" calcext:value-type="float">
            <text:p>0.641900100163345</text:p>
          </table:table-cell>
          <table:table-cell office:value-type="float" office:value="0.397376138078469" calcext:value-type="float">
            <text:p>0.397376138078469</text:p>
          </table:table-cell>
          <table:table-cell office:value-type="float" office:value="0.630388717326145" calcext:value-type="float">
            <text:p>0.630388717326145</text:p>
          </table:table-cell>
        </table:table-row>
        <table:table-row table:style-name="ro1">
          <table:table-cell office:value-type="float" office:value="0.81522650885429" calcext:value-type="float">
            <text:p>0.81522650885429</text:p>
          </table:table-cell>
          <table:table-cell office:value-type="float" office:value="0.99581036305355" calcext:value-type="float">
            <text:p>0.99581036305355</text:p>
          </table:table-cell>
          <table:table-cell office:value-type="float" office:value="0.0333670541597109" calcext:value-type="float">
            <text:p>0.0333670541597109</text:p>
          </table:table-cell>
          <table:table-cell office:value-type="float" office:value="0.991625768075088" calcext:value-type="float">
            <text:p>0.991625768075088</text:p>
          </table:table-cell>
          <table:table-cell office:value-type="float" office:value="0.022709252614551" calcext:value-type="float">
            <text:p>0.022709252614551</text:p>
          </table:table-cell>
          <table:table-cell office:value-type="float" office:value="0.41458679343599" calcext:value-type="float">
            <text:p>0.41458679343599</text:p>
          </table:table-cell>
          <table:table-cell office:value-type="float" office:value="0.642083960114882" calcext:value-type="float">
            <text:p>0.642083960114882</text:p>
          </table:table-cell>
          <table:table-cell office:value-type="float" office:value="0.39756207101725" calcext:value-type="float">
            <text:p>0.39756207101725</text:p>
          </table:table-cell>
          <table:table-cell office:value-type="float" office:value="0.630466755661153" calcext:value-type="float">
            <text:p>0.630466755661153</text:p>
          </table:table-cell>
        </table:table-row>
        <table:table-row table:style-name="ro1">
          <table:table-cell office:value-type="float" office:value="0.816438731100849" calcext:value-type="float">
            <text:p>0.816438731100849</text:p>
          </table:table-cell>
          <table:table-cell office:value-type="float" office:value="0.995829393355155" calcext:value-type="float">
            <text:p>0.995829393355155</text:p>
          </table:table-cell>
          <table:table-cell office:value-type="float" office:value="0.0333769489643836" calcext:value-type="float">
            <text:p>0.0333769489643836</text:p>
          </table:table-cell>
          <table:table-cell office:value-type="float" office:value="0.991648051566127" calcext:value-type="float">
            <text:p>0.991648051566127</text:p>
          </table:table-cell>
          <table:table-cell office:value-type="float" office:value="0.0226974930280061" calcext:value-type="float">
            <text:p>0.0226974930280061</text:p>
          </table:table-cell>
          <table:table-cell office:value-type="float" office:value="0.414937216311069" calcext:value-type="float">
            <text:p>0.414937216311069</text:p>
          </table:table-cell>
          <table:table-cell office:value-type="float" office:value="0.642268041722283" calcext:value-type="float">
            <text:p>0.642268041722283</text:p>
          </table:table-cell>
          <table:table-cell office:value-type="float" office:value="0.397747821435554" calcext:value-type="float">
            <text:p>0.397747821435554</text:p>
          </table:table-cell>
          <table:table-cell office:value-type="float" office:value="0.630545053961689" calcext:value-type="float">
            <text:p>0.630545053961689</text:p>
          </table:table-cell>
        </table:table-row>
        <table:table-row table:style-name="ro1">
          <table:table-cell office:value-type="float" office:value="0.81764187703903" calcext:value-type="float">
            <text:p>0.81764187703903</text:p>
          </table:table-cell>
          <table:table-cell office:value-type="float" office:value="0.995848253726099" calcext:value-type="float">
            <text:p>0.995848253726099</text:p>
          </table:table-cell>
          <table:table-cell office:value-type="float" office:value="0.033387069037971" calcext:value-type="float">
            <text:p>0.033387069037971</text:p>
          </table:table-cell>
          <table:table-cell office:value-type="float" office:value="0.991670163046029" calcext:value-type="float">
            <text:p>0.991670163046029</text:p>
          </table:table-cell>
          <table:table-cell office:value-type="float" office:value="0.0226859115450047" calcext:value-type="float">
            <text:p>0.0226859115450047</text:p>
          </table:table-cell>
          <table:table-cell office:value-type="float" office:value="0.415287576216558" calcext:value-type="float">
            <text:p>0.415287576216558</text:p>
          </table:table-cell>
          <table:table-cell office:value-type="float" office:value="0.642452341704969" calcext:value-type="float">
            <text:p>0.642452341704969</text:p>
          </table:table-cell>
          <table:table-cell office:value-type="float" office:value="0.397933391910561" calcext:value-type="float">
            <text:p>0.397933391910561</text:p>
          </table:table-cell>
          <table:table-cell office:value-type="float" office:value="0.630623609216805" calcext:value-type="float">
            <text:p>0.630623609216805</text:p>
          </table:table-cell>
        </table:table-row>
        <table:table-row table:style-name="ro1">
          <table:table-cell office:value-type="float" office:value="0.818835999154424" calcext:value-type="float">
            <text:p>0.818835999154424</text:p>
          </table:table-cell>
          <table:table-cell office:value-type="float" office:value="0.995866942934724" calcext:value-type="float">
            <text:p>0.995866942934724</text:p>
          </table:table-cell>
          <table:table-cell office:value-type="float" office:value="0.0333974163226554" calcext:value-type="float">
            <text:p>0.0333974163226554</text:p>
          </table:table-cell>
          <table:table-cell office:value-type="float" office:value="0.991692101126877" calcext:value-type="float">
            <text:p>0.991692101126877</text:p>
          </table:table-cell>
          <table:table-cell office:value-type="float" office:value="0.0226745098601671" calcext:value-type="float">
            <text:p>0.0226745098601671</text:p>
          </table:table-cell>
          <table:table-cell office:value-type="float" office:value="0.415637874280123" calcext:value-type="float">
            <text:p>0.415637874280123</text:p>
          </table:table-cell>
          <table:table-cell office:value-type="float" office:value="0.642636857694661" calcext:value-type="float">
            <text:p>0.642636857694661</text:p>
          </table:table-cell>
          <table:table-cell office:value-type="float" office:value="0.398118784094086" calcext:value-type="float">
            <text:p>0.398118784094086</text:p>
          </table:table-cell>
          <table:table-cell office:value-type="float" office:value="0.630702419332181" calcext:value-type="float">
            <text:p>0.630702419332181</text:p>
          </table:table-cell>
        </table:table-row>
        <table:table-row table:style-name="ro1">
          <table:table-cell office:value-type="float" office:value="0.820021149878682" calcext:value-type="float">
            <text:p>0.820021149878682</text:p>
          </table:table-cell>
          <table:table-cell office:value-type="float" office:value="0.995885459835095" calcext:value-type="float">
            <text:p>0.995885459835095</text:p>
          </table:table-cell>
          <table:table-cell office:value-type="float" office:value="0.0334079925783197" calcext:value-type="float">
            <text:p>0.0334079925783197</text:p>
          </table:table-cell>
          <table:table-cell office:value-type="float" office:value="0.991713864529794" calcext:value-type="float">
            <text:p>0.991713864529794</text:p>
          </table:table-cell>
          <table:table-cell office:value-type="float" office:value="0.0226632895104707" calcext:value-type="float">
            <text:p>0.0226632895104707</text:p>
          </table:table-cell>
          <table:table-cell office:value-type="float" office:value="0.415988112179415" calcext:value-type="float">
            <text:p>0.415988112179415</text:p>
          </table:table-cell>
          <table:table-cell office:value-type="float" office:value="0.642821586817983" calcext:value-type="float">
            <text:p>0.642821586817983</text:p>
          </table:table-cell>
          <table:table-cell office:value-type="float" office:value="0.398304000176124" calcext:value-type="float">
            <text:p>0.398304000176124</text:p>
          </table:table-cell>
          <table:table-cell office:value-type="float" office:value="0.630781481698079" calcext:value-type="float">
            <text:p>0.630781481698079</text:p>
          </table:table-cell>
        </table:table-row>
        <table:table-row table:style-name="ro1">
          <table:table-cell office:value-type="float" office:value="0.821197382272475" calcext:value-type="float">
            <text:p>0.821197382272475</text:p>
          </table:table-cell>
          <table:table-cell office:value-type="float" office:value="0.995903803435778" calcext:value-type="float">
            <text:p>0.995903803435778</text:p>
          </table:table-cell>
          <table:table-cell office:value-type="float" office:value="0.0334187995031319" calcext:value-type="float">
            <text:p>0.0334187995031319</text:p>
          </table:table-cell>
          <table:table-cell office:value-type="float" office:value="0.991735452110525" calcext:value-type="float">
            <text:p>0.991735452110525</text:p>
          </table:table-cell>
          <table:table-cell office:value-type="float" office:value="0.0226522519446218" calcext:value-type="float">
            <text:p>0.0226522519446218</text:p>
          </table:table-cell>
          <table:table-cell office:value-type="float" office:value="0.416338291053811" calcext:value-type="float">
            <text:p>0.416338291053811</text:p>
          </table:table-cell>
          <table:table-cell office:value-type="float" office:value="0.643006526719539" calcext:value-type="float">
            <text:p>0.643006526719539</text:p>
          </table:table-cell>
          <table:table-cell office:value-type="float" office:value="0.398489041814401" calcext:value-type="float">
            <text:p>0.398489041814401</text:p>
          </table:table-cell>
          <table:table-cell office:value-type="float" office:value="0.63086079422717" calcext:value-type="float">
            <text:p>0.63086079422717</text:p>
          </table:table-cell>
        </table:table-row>
        <table:table-row table:style-name="ro1">
          <table:table-cell office:value-type="float" office:value="0.822364749308765" calcext:value-type="float">
            <text:p>0.822364749308765</text:p>
          </table:table-cell>
          <table:table-cell office:value-type="float" office:value="0.995921972827674" calcext:value-type="float">
            <text:p>0.995921972827674</text:p>
          </table:table-cell>
          <table:table-cell office:value-type="float" office:value="0.0334298386158915" calcext:value-type="float">
            <text:p>0.0334298386158915</text:p>
          </table:table-cell>
          <table:table-cell office:value-type="float" office:value="0.991756862830527" calcext:value-type="float">
            <text:p>0.991756862830527</text:p>
          </table:table-cell>
          <table:table-cell office:value-type="float" office:value="0.0226413984567724" calcext:value-type="float">
            <text:p>0.0226413984567724</text:p>
          </table:table-cell>
          <table:table-cell office:value-type="float" office:value="0.416688412590925" calcext:value-type="float">
            <text:p>0.416688412590925</text:p>
          </table:table-cell>
          <table:table-cell office:value-type="float" office:value="0.643191674541165" calcext:value-type="float">
            <text:p>0.643191674541165</text:p>
          </table:table-cell>
          <table:table-cell office:value-type="float" office:value="0.39867391120292" calcext:value-type="float">
            <text:p>0.39867391120292</text:p>
          </table:table-cell>
          <table:table-cell office:value-type="float" office:value="0.6309403543189" calcext:value-type="float">
            <text:p>0.6309403543189</text:p>
          </table:table-cell>
        </table:table-row>
        <table:table-row table:style-name="ro1">
          <table:table-cell office:value-type="float" office:value="0.823523304891479" calcext:value-type="float">
            <text:p>0.823523304891479</text:p>
          </table:table-cell>
          <table:table-cell office:value-type="float" office:value="0.995939967132906" calcext:value-type="float">
            <text:p>0.995939967132906</text:p>
          </table:table-cell>
          <table:table-cell office:value-type="float" office:value="0.0334411116106093" calcext:value-type="float">
            <text:p>0.0334411116106093</text:p>
          </table:table-cell>
          <table:table-cell office:value-type="float" office:value="0.991778095635936" calcext:value-type="float">
            <text:p>0.991778095635936</text:p>
          </table:table-cell>
          <table:table-cell office:value-type="float" office:value="0.0226307304598441" calcext:value-type="float">
            <text:p>0.0226307304598441</text:p>
          </table:table-cell>
          <table:table-cell office:value-type="float" office:value="0.417038477558605" calcext:value-type="float">
            <text:p>0.417038477558605</text:p>
          </table:table-cell>
          <table:table-cell office:value-type="float" office:value="0.643377028323908" calcext:value-type="float">
            <text:p>0.643377028323908</text:p>
          </table:table-cell>
          <table:table-cell office:value-type="float" office:value="0.398858609621357" calcext:value-type="float">
            <text:p>0.398858609621357</text:p>
          </table:table-cell>
          <table:table-cell office:value-type="float" office:value="0.631020160276904" calcext:value-type="float">
            <text:p>0.631020160276904</text:p>
          </table:table-cell>
        </table:table-row>
        <table:table-row table:style-name="ro1">
          <table:table-cell office:value-type="float" office:value="0.824673102103175" calcext:value-type="float">
            <text:p>0.824673102103175</text:p>
          </table:table-cell>
          <table:table-cell office:value-type="float" office:value="0.995957785787978" calcext:value-type="float">
            <text:p>0.995957785787978</text:p>
          </table:table-cell>
          <table:table-cell office:value-type="float" office:value="0.0334526195373908" calcext:value-type="float">
            <text:p>0.0334526195373908</text:p>
          </table:table-cell>
          <table:table-cell office:value-type="float" office:value="0.991799149865178" calcext:value-type="float">
            <text:p>0.991799149865178</text:p>
          </table:table-cell>
          <table:table-cell office:value-type="float" office:value="0.0226202488087974" calcext:value-type="float">
            <text:p>0.0226202488087974</text:p>
          </table:table-cell>
          <table:table-cell office:value-type="float" office:value="0.417388488044697" calcext:value-type="float">
            <text:p>0.417388488044697</text:p>
          </table:table-cell>
          <table:table-cell office:value-type="float" office:value="0.643562584832538" calcext:value-type="float">
            <text:p>0.643562584832538</text:p>
          </table:table-cell>
          <table:table-cell office:value-type="float" office:value="0.399043139659195" calcext:value-type="float">
            <text:p>0.399043139659195</text:p>
          </table:table-cell>
          <table:table-cell office:value-type="float" office:value="0.631100209117473" calcext:value-type="float">
            <text:p>0.631100209117473</text:p>
          </table:table-cell>
        </table:table-row>
        <table:table-row table:style-name="ro1">
          <table:table-cell office:value-type="float" office:value="0.825814195618564" calcext:value-type="float">
            <text:p>0.825814195618564</text:p>
          </table:table-cell>
          <table:table-cell office:value-type="float" office:value="0.995975428020783" calcext:value-type="float">
            <text:p>0.995975428020783</text:p>
          </table:table-cell>
          <table:table-cell office:value-type="float" office:value="0.0334643640935377" calcext:value-type="float">
            <text:p>0.0334643640935377</text:p>
          </table:table-cell>
          <table:table-cell office:value-type="float" office:value="0.991820024547119" calcext:value-type="float">
            <text:p>0.991820024547119</text:p>
          </table:table-cell>
          <table:table-cell office:value-type="float" office:value="0.0226099548882304" calcext:value-type="float">
            <text:p>0.0226099548882304</text:p>
          </table:table-cell>
          <table:table-cell office:value-type="float" office:value="0.417738444443036" calcext:value-type="float">
            <text:p>0.417738444443036</text:p>
          </table:table-cell>
          <table:table-cell office:value-type="float" office:value="0.643748342507154" calcext:value-type="float">
            <text:p>0.643748342507154</text:p>
          </table:table-cell>
          <table:table-cell office:value-type="float" office:value="0.399227502215484" calcext:value-type="float">
            <text:p>0.399227502215484</text:p>
          </table:table-cell>
          <table:table-cell office:value-type="float" office:value="0.63118049953783" calcext:value-type="float">
            <text:p>0.63118049953783</text:p>
          </table:table-cell>
        </table:table-row>
        <table:table-row table:style-name="ro1">
          <table:table-cell office:value-type="float" office:value="0.826946638903953" calcext:value-type="float">
            <text:p>0.826946638903953</text:p>
          </table:table-cell>
          <table:table-cell office:value-type="float" office:value="0.995992893485295" calcext:value-type="float">
            <text:p>0.995992893485295</text:p>
          </table:table-cell>
          <table:table-cell office:value-type="float" office:value="0.0334763461019114" calcext:value-type="float">
            <text:p>0.0334763461019114</text:p>
          </table:table-cell>
          <table:table-cell office:value-type="float" office:value="0.99184071924235" calcext:value-type="float">
            <text:p>0.99184071924235</text:p>
          </table:table-cell>
          <table:table-cell office:value-type="float" office:value="0.022599849325641" calcext:value-type="float">
            <text:p>0.022599849325641</text:p>
          </table:table-cell>
          <table:table-cell office:value-type="float" office:value="0.418088348857871" calcext:value-type="float">
            <text:p>0.418088348857871</text:p>
          </table:table-cell>
          <table:table-cell office:value-type="float" office:value="0.643934298119557" calcext:value-type="float">
            <text:p>0.643934298119557</text:p>
          </table:table-cell>
          <table:table-cell office:value-type="float" office:value="0.399411699890669" calcext:value-type="float">
            <text:p>0.399411699890669</text:p>
          </table:table-cell>
          <table:table-cell office:value-type="float" office:value="0.63126102855562" calcext:value-type="float">
            <text:p>0.63126102855562</text:p>
          </table:table-cell>
        </table:table-row>
        <table:table-row table:style-name="ro1">
          <table:table-cell office:value-type="float" office:value="0.828070486977785" calcext:value-type="float">
            <text:p>0.828070486977785</text:p>
          </table:table-cell>
          <table:table-cell office:value-type="float" office:value="0.996010181624693" calcext:value-type="float">
            <text:p>0.996010181624693</text:p>
          </table:table-cell>
          <table:table-cell office:value-type="float" office:value="0.0334885670351299" calcext:value-type="float">
            <text:p>0.0334885670351299</text:p>
          </table:table-cell>
          <table:table-cell office:value-type="float" office:value="0.99186123319978" calcext:value-type="float">
            <text:p>0.99186123319978</text:p>
          </table:table-cell>
          <table:table-cell office:value-type="float" office:value="0.0225899332804527" calcext:value-type="float">
            <text:p>0.0225899332804527</text:p>
          </table:table-cell>
          <table:table-cell office:value-type="float" office:value="0.418438201699034" calcext:value-type="float">
            <text:p>0.418438201699034</text:p>
          </table:table-cell>
          <table:table-cell office:value-type="float" office:value="0.644120450116851" calcext:value-type="float">
            <text:p>0.644120450116851</text:p>
          </table:table-cell>
          <table:table-cell office:value-type="float" office:value="0.399595733594385" calcext:value-type="float">
            <text:p>0.399595733594385</text:p>
          </table:table-cell>
          <table:table-cell office:value-type="float" office:value="0.631341794869564" calcext:value-type="float">
            <text:p>0.631341794869564</text:p>
          </table:table-cell>
        </table:table-row>
        <table:table-row table:style-name="ro1">
          <table:table-cell office:value-type="float" office:value="0.829185793963658" calcext:value-type="float">
            <text:p>0.829185793963658</text:p>
          </table:table-cell>
          <table:table-cell office:value-type="float" office:value="0.996027292188737" calcext:value-type="float">
            <text:p>0.996027292188737</text:p>
          </table:table-cell>
          <table:table-cell office:value-type="float" office:value="0.033501027724657" calcext:value-type="float">
            <text:p>0.033501027724657</text:p>
          </table:table-cell>
          <table:table-cell office:value-type="float" office:value="0.991881566053757" calcext:value-type="float">
            <text:p>0.991881566053757</text:p>
          </table:table-cell>
          <table:table-cell office:value-type="float" office:value="0.0225802073584425" calcext:value-type="float">
            <text:p>0.0225802073584425</text:p>
          </table:table-cell>
          <table:table-cell office:value-type="float" office:value="0.418788004704286" calcext:value-type="float">
            <text:p>0.418788004704286</text:p>
          </table:table-cell>
          <table:table-cell office:value-type="float" office:value="0.644306795661066" calcext:value-type="float">
            <text:p>0.644306795661066</text:p>
          </table:table-cell>
          <table:table-cell office:value-type="float" office:value="0.39977960555438" calcext:value-type="float">
            <text:p>0.39977960555438</text:p>
          </table:table-cell>
          <table:table-cell office:value-type="float" office:value="0.631422795882319" calcext:value-type="float">
            <text:p>0.631422795882319</text:p>
          </table:table-cell>
        </table:table-row>
        <table:table-row table:style-name="ro1">
          <table:table-cell office:value-type="float" office:value="0.830292614803112" calcext:value-type="float">
            <text:p>0.830292614803112</text:p>
          </table:table-cell>
          <table:table-cell office:value-type="float" office:value="0.996044224939184" calcext:value-type="float">
            <text:p>0.996044224939184</text:p>
          </table:table-cell>
          <table:table-cell office:value-type="float" office:value="0.0335137291956653" calcext:value-type="float">
            <text:p>0.0335137291956653</text:p>
          </table:table-cell>
          <table:table-cell office:value-type="float" office:value="0.99190171740439" calcext:value-type="float">
            <text:p>0.99190171740439</text:p>
          </table:table-cell>
          <table:table-cell office:value-type="float" office:value="0.0225706723026691" calcext:value-type="float">
            <text:p>0.0225706723026691</text:p>
          </table:table-cell>
          <table:table-cell office:value-type="float" office:value="0.419137758689224" calcext:value-type="float">
            <text:p>0.419137758689224</text:p>
          </table:table-cell>
          <table:table-cell office:value-type="float" office:value="0.644493332814373" calcext:value-type="float">
            <text:p>0.644493332814373</text:p>
          </table:table-cell>
          <table:table-cell office:value-type="float" office:value="0.399963317081949" calcext:value-type="float">
            <text:p>0.399963317081949</text:p>
          </table:table-cell>
          <table:table-cell office:value-type="float" office:value="0.631504029902088" calcext:value-type="float">
            <text:p>0.631504029902088</text:p>
          </table:table-cell>
        </table:table-row>
        <table:table-row table:style-name="ro1">
          <table:table-cell office:value-type="float" office:value="0.831391004212569" calcext:value-type="float">
            <text:p>0.831391004212569</text:p>
          </table:table-cell>
          <table:table-cell office:value-type="float" office:value="0.996060979713631" calcext:value-type="float">
            <text:p>0.996060979713631</text:p>
          </table:table-cell>
          <table:table-cell office:value-type="float" office:value="0.0335266722959946" calcext:value-type="float">
            <text:p>0.0335266722959946</text:p>
          </table:table-cell>
          <table:table-cell office:value-type="float" office:value="0.991921686951915" calcext:value-type="float">
            <text:p>0.991921686951915</text:p>
          </table:table-cell>
          <table:table-cell office:value-type="float" office:value="0.0225613287049451" calcext:value-type="float">
            <text:p>0.0225613287049451</text:p>
          </table:table-cell>
          <table:table-cell office:value-type="float" office:value="0.419487465022651" calcext:value-type="float">
            <text:p>0.419487465022651</text:p>
          </table:table-cell>
          <table:table-cell office:value-type="float" office:value="0.64468005913156" calcext:value-type="float">
            <text:p>0.64468005913156</text:p>
          </table:table-cell>
          <table:table-cell office:value-type="float" office:value="0.400146870029604" calcext:value-type="float">
            <text:p>0.400146870029604</text:p>
          </table:table-cell>
          <table:table-cell office:value-type="float" office:value="0.631585494719096" calcext:value-type="float">
            <text:p>0.631585494719096</text:p>
          </table:table-cell>
        </table:table-row>
        <table:table-row table:style-name="ro1">
          <table:table-cell office:value-type="float" office:value="0.832481017336014" calcext:value-type="float">
            <text:p>0.832481017336014</text:p>
          </table:table-cell>
          <table:table-cell office:value-type="float" office:value="0.996077556469424" calcext:value-type="float">
            <text:p>0.996077556469424</text:p>
          </table:table-cell>
          <table:table-cell office:value-type="float" office:value="0.033539857840638" calcext:value-type="float">
            <text:p>0.033539857840638</text:p>
          </table:table-cell>
          <table:table-cell office:value-type="float" office:value="0.991941474497869" calcext:value-type="float">
            <text:p>0.991941474497869</text:p>
          </table:table-cell>
          <table:table-cell office:value-type="float" office:value="0.022552177099132" calcext:value-type="float">
            <text:p>0.022552177099132</text:p>
          </table:table-cell>
          <table:table-cell office:value-type="float" office:value="0.419837124542501" calcext:value-type="float">
            <text:p>0.419837124542501</text:p>
          </table:table-cell>
          <table:table-cell office:value-type="float" office:value="0.644866972673556" calcext:value-type="float">
            <text:p>0.644866972673556</text:p>
          </table:table-cell>
          <table:table-cell office:value-type="float" office:value="0.40033026572613" calcext:value-type="float">
            <text:p>0.40033026572613</text:p>
          </table:table-cell>
          <table:table-cell office:value-type="float" office:value="0.63166718863518" calcext:value-type="float">
            <text:p>0.63166718863518</text:p>
          </table:table-cell>
        </table:table-row>
        <table:table-row table:style-name="ro1">
          <table:table-cell office:value-type="float" office:value="0.833562709066606" calcext:value-type="float">
            <text:p>0.833562709066606</text:p>
          </table:table-cell>
          <table:table-cell office:value-type="float" office:value="0.996093955236133" calcext:value-type="float">
            <text:p>0.996093955236133</text:p>
          </table:table-cell>
          <table:table-cell office:value-type="float" office:value="0.0335532864706187" calcext:value-type="float">
            <text:p>0.0335532864706187</text:p>
          </table:table-cell>
          <table:table-cell office:value-type="float" office:value="0.991961079940299" calcext:value-type="float">
            <text:p>0.991961079940299</text:p>
          </table:table-cell>
          <table:table-cell office:value-type="float" office:value="0.0225432178713283" calcext:value-type="float">
            <text:p>0.0225432178713283</text:p>
          </table:table-cell>
          <table:table-cell office:value-type="float" office:value="0.420186738638066" calcext:value-type="float">
            <text:p>0.420186738638066</text:p>
          </table:table-cell>
          <table:table-cell office:value-type="float" office:value="0.645054070996276" calcext:value-type="float">
            <text:p>0.645054070996276</text:p>
          </table:table-cell>
          <table:table-cell office:value-type="float" office:value="0.400513506039547" calcext:value-type="float">
            <text:p>0.400513506039547</text:p>
          </table:table-cell>
          <table:table-cell office:value-type="float" office:value="0.631749109436444" calcext:value-type="float">
            <text:p>0.631749109436444</text:p>
          </table:table-cell>
        </table:table-row>
        <table:table-row table:style-name="ro1">
          <table:table-cell office:value-type="float" office:value="0.834636135029608" calcext:value-type="float">
            <text:p>0.834636135029608</text:p>
          </table:table-cell>
          <table:table-cell office:value-type="float" office:value="0.996110176050085" calcext:value-type="float">
            <text:p>0.996110176050085</text:p>
          </table:table-cell>
          <table:table-cell office:value-type="float" office:value="0.0335669590224936" calcext:value-type="float">
            <text:p>0.0335669590224936</text:p>
          </table:table-cell>
          <table:table-cell office:value-type="float" office:value="0.991980503138736" calcext:value-type="float">
            <text:p>0.991980503138736</text:p>
          </table:table-cell>
          <table:table-cell office:value-type="float" office:value="0.0225344515474493" calcext:value-type="float">
            <text:p>0.0225344515474493</text:p>
          </table:table-cell>
          <table:table-cell office:value-type="float" office:value="0.420536307786969" calcext:value-type="float">
            <text:p>0.420536307786969</text:p>
          </table:table-cell>
          <table:table-cell office:value-type="float" office:value="0.645241352542387" calcext:value-type="float">
            <text:p>0.645241352542387</text:p>
          </table:table-cell>
          <table:table-cell office:value-type="float" office:value="0.400696591932655" calcext:value-type="float">
            <text:p>0.400696591932655</text:p>
          </table:table-cell>
          <table:table-cell office:value-type="float" office:value="0.631831255801831" calcext:value-type="float">
            <text:p>0.631831255801831</text:p>
          </table:table-cell>
        </table:table-row>
        <table:table-row table:style-name="ro1">
          <table:table-cell office:value-type="float" office:value="0.835701349884696" calcext:value-type="float">
            <text:p>0.835701349884696</text:p>
          </table:table-cell>
          <table:table-cell office:value-type="float" office:value="0.996126219230978" calcext:value-type="float">
            <text:p>0.996126219230978</text:p>
          </table:table-cell>
          <table:table-cell office:value-type="float" office:value="0.0335808757121633" calcext:value-type="float">
            <text:p>0.0335808757121633</text:p>
          </table:table-cell>
          <table:table-cell office:value-type="float" office:value="0.991999744315065" calcext:value-type="float">
            <text:p>0.991999744315065</text:p>
          </table:table-cell>
          <table:table-cell office:value-type="float" office:value="0.0225258781214875" calcext:value-type="float">
            <text:p>0.0225258781214875</text:p>
          </table:table-cell>
          <table:table-cell office:value-type="float" office:value="0.420885833788622" calcext:value-type="float">
            <text:p>0.420885833788622</text:p>
          </table:table-cell>
          <table:table-cell office:value-type="float" office:value="0.645428814476972" calcext:value-type="float">
            <text:p>0.645428814476972</text:p>
          </table:table-cell>
          <table:table-cell office:value-type="float" office:value="0.40087952568003" calcext:value-type="float">
            <text:p>0.40087952568003</text:p>
          </table:table-cell>
          <table:table-cell office:value-type="float" office:value="0.631913625121274" calcext:value-type="float">
            <text:p>0.631913625121274</text:p>
          </table:table-cell>
        </table:table-row>
        <table:table-row table:style-name="ro1">
          <table:table-cell office:value-type="float" office:value="0.836758409681926" calcext:value-type="float">
            <text:p>0.836758409681926</text:p>
          </table:table-cell>
          <table:table-cell office:value-type="float" office:value="0.996142084886132" calcext:value-type="float">
            <text:p>0.996142084886132</text:p>
          </table:table-cell>
          <table:table-cell office:value-type="float" office:value="0.0335950374058118" calcext:value-type="float">
            <text:p>0.0335950374058118</text:p>
          </table:table-cell>
          <table:table-cell office:value-type="float" office:value="0.992018803378832" calcext:value-type="float">
            <text:p>0.992018803378832</text:p>
          </table:table-cell>
          <table:table-cell office:value-type="float" office:value="0.0225174981194057" calcext:value-type="float">
            <text:p>0.0225174981194057</text:p>
          </table:table-cell>
          <table:table-cell office:value-type="float" office:value="0.421235316757591" calcext:value-type="float">
            <text:p>0.421235316757591</text:p>
          </table:table-cell>
          <table:table-cell office:value-type="float" office:value="0.64561645562719" calcext:value-type="float">
            <text:p>0.64561645562719</text:p>
          </table:table-cell>
          <table:table-cell office:value-type="float" office:value="0.40106230787568" calcext:value-type="float">
            <text:p>0.40106230787568</text:p>
          </table:table-cell>
          <table:table-cell office:value-type="float" office:value="0.631996216453622" calcext:value-type="float">
            <text:p>0.631996216453622</text:p>
          </table:table-cell>
        </table:table-row>
        <table:table-row table:style-name="ro1">
          <table:table-cell office:value-type="float" office:value="0.837807369131843" calcext:value-type="float">
            <text:p>0.837807369131843</text:p>
          </table:table-cell>
          <table:table-cell office:value-type="float" office:value="0.996157773507635" calcext:value-type="float">
            <text:p>0.996157773507635</text:p>
          </table:table-cell>
          <table:table-cell office:value-type="float" office:value="0.0336094441272011" calcext:value-type="float">
            <text:p>0.0336094441272011</text:p>
          </table:table-cell>
          <table:table-cell office:value-type="float" office:value="0.992037680731133" calcext:value-type="float">
            <text:p>0.992037680731133</text:p>
          </table:table-cell>
          <table:table-cell office:value-type="float" office:value="0.0225093113455905" calcext:value-type="float">
            <text:p>0.0225093113455905</text:p>
          </table:table-cell>
          <table:table-cell office:value-type="float" office:value="0.421584758520246" calcext:value-type="float">
            <text:p>0.421584758520246</text:p>
          </table:table-cell>
          <table:table-cell office:value-type="float" office:value="0.645804273150746" calcext:value-type="float">
            <text:p>0.645804273150746</text:p>
          </table:table-cell>
          <table:table-cell office:value-type="float" office:value="0.401244940816773" calcext:value-type="float">
            <text:p>0.401244940816773</text:p>
          </table:table-cell>
          <table:table-cell office:value-type="float" office:value="0.632079027176585" calcext:value-type="float">
            <text:p>0.632079027176585</text:p>
          </table:table-cell>
        </table:table-row>
        <table:table-row table:style-name="ro1">
          <table:table-cell office:value-type="float" office:value="0.838848284303571" calcext:value-type="float">
            <text:p>0.838848284303571</text:p>
          </table:table-cell>
          <table:table-cell office:value-type="float" office:value="0.996173285372875" calcext:value-type="float">
            <text:p>0.996173285372875</text:p>
          </table:table-cell>
          <table:table-cell office:value-type="float" office:value="0.0336240965533563" calcext:value-type="float">
            <text:p>0.0336240965533563</text:p>
          </table:table-cell>
          <table:table-cell office:value-type="float" office:value="0.992056376458397" calcext:value-type="float">
            <text:p>0.992056376458397</text:p>
          </table:table-cell>
          <table:table-cell office:value-type="float" office:value="0.0225013181390405" calcext:value-type="float">
            <text:p>0.0225013181390405</text:p>
          </table:table-cell>
          <table:table-cell office:value-type="float" office:value="0.421934159217253" calcext:value-type="float">
            <text:p>0.421934159217253</text:p>
          </table:table-cell>
          <table:table-cell office:value-type="float" office:value="0.645992265867811" calcext:value-type="float">
            <text:p>0.645992265867811</text:p>
          </table:table-cell>
          <table:table-cell office:value-type="float" office:value="0.401427425119084" calcext:value-type="float">
            <text:p>0.401427425119084</text:p>
          </table:table-cell>
          <table:table-cell office:value-type="float" office:value="0.632162056337355" calcext:value-type="float">
            <text:p>0.632162056337355</text:p>
          </table:table-cell>
        </table:table-row>
        <table:table-row table:style-name="ro1">
          <table:table-cell office:value-type="float" office:value="0.839881210242515" calcext:value-type="float">
            <text:p>0.839881210242515</text:p>
          </table:table-cell>
          <table:table-cell office:value-type="float" office:value="0.996188621034835" calcext:value-type="float">
            <text:p>0.996188621034835</text:p>
          </table:table-cell>
          <table:table-cell office:value-type="float" office:value="0.0336389947435607" calcext:value-type="float">
            <text:p>0.0336389947435607</text:p>
          </table:table-cell>
          <table:table-cell office:value-type="float" office:value="0.992074891002498" calcext:value-type="float">
            <text:p>0.992074891002498</text:p>
          </table:table-cell>
          <table:table-cell office:value-type="float" office:value="0.0224935183113011" calcext:value-type="float">
            <text:p>0.0224935183113011</text:p>
          </table:table-cell>
          <table:table-cell office:value-type="float" office:value="0.42228352031929" calcext:value-type="float">
            <text:p>0.42228352031929</text:p>
          </table:table-cell>
          <table:table-cell office:value-type="float" office:value="0.646180431311741" calcext:value-type="float">
            <text:p>0.646180431311741</text:p>
          </table:table-cell>
          <table:table-cell office:value-type="float" office:value="0.40160976271882" calcext:value-type="float">
            <text:p>0.40160976271882</text:p>
          </table:table-cell>
          <table:table-cell office:value-type="float" office:value="0.632245301684981" calcext:value-type="float">
            <text:p>0.632245301684981</text:p>
          </table:table-cell>
        </table:table-row>
        <table:table-row table:style-name="ro1">
          <table:table-cell office:value-type="float" office:value="0.840906202636733" calcext:value-type="float">
            <text:p>0.840906202636733</text:p>
          </table:table-cell>
          <table:table-cell office:value-type="float" office:value="0.996203781034222" calcext:value-type="float">
            <text:p>0.996203781034222</text:p>
          </table:table-cell>
          <table:table-cell office:value-type="float" office:value="0.0336541389716303" calcext:value-type="float">
            <text:p>0.0336541389716303</text:p>
          </table:table-cell>
          <table:table-cell office:value-type="float" office:value="0.992093224747866" calcext:value-type="float">
            <text:p>0.992093224747866</text:p>
          </table:table-cell>
          <table:table-cell office:value-type="float" office:value="0.0224859118326042" calcext:value-type="float">
            <text:p>0.0224859118326042</text:p>
          </table:table-cell>
          <table:table-cell office:value-type="float" office:value="0.422632842382575" calcext:value-type="float">
            <text:p>0.422632842382575</text:p>
          </table:table-cell>
          <table:table-cell office:value-type="float" office:value="0.646368767903782" calcext:value-type="float">
            <text:p>0.646368767903782</text:p>
          </table:table-cell>
          <table:table-cell office:value-type="float" office:value="0.401791954644499" calcext:value-type="float">
            <text:p>0.401791954644499</text:p>
          </table:table-cell>
          <table:table-cell office:value-type="float" office:value="0.632328761862959" calcext:value-type="float">
            <text:p>0.632328761862959</text:p>
          </table:table-cell>
        </table:table-row>
        <table:table-row table:style-name="ro1">
          <table:table-cell office:value-type="float" office:value="0.841923316817353" calcext:value-type="float">
            <text:p>0.841923316817353</text:p>
          </table:table-cell>
          <table:table-cell office:value-type="float" office:value="0.99621876597713" calcext:value-type="float">
            <text:p>0.99621876597713</text:p>
          </table:table-cell>
          <table:table-cell office:value-type="float" office:value="0.0336695293404093" calcext:value-type="float">
            <text:p>0.0336695293404093</text:p>
          </table:table-cell>
          <table:table-cell office:value-type="float" office:value="0.992111378169328" calcext:value-type="float">
            <text:p>0.992111378169328</text:p>
          </table:table-cell>
          <table:table-cell office:value-type="float" office:value="0.0224784985295854" calcext:value-type="float">
            <text:p>0.0224784985295854</text:p>
          </table:table-cell>
          <table:table-cell office:value-type="float" office:value="0.422982126519293" calcext:value-type="float">
            <text:p>0.422982126519293</text:p>
          </table:table-cell>
          <table:table-cell office:value-type="float" office:value="0.646557273555728" calcext:value-type="float">
            <text:p>0.646557273555728</text:p>
          </table:table-cell>
          <table:table-cell office:value-type="float" office:value="0.401974002468517" calcext:value-type="float">
            <text:p>0.401974002468517</text:p>
          </table:table-cell>
          <table:table-cell office:value-type="float" office:value="0.632412434994506" calcext:value-type="float">
            <text:p>0.632412434994506</text:p>
          </table:table-cell>
        </table:table-row>
        <table:table-row table:style-name="ro1">
          <table:table-cell office:value-type="float" office:value="0.842932608380667" calcext:value-type="float">
            <text:p>0.842932608380667</text:p>
          </table:table-cell>
          <table:table-cell office:value-type="float" office:value="0.996233576555088" calcext:value-type="float">
            <text:p>0.996233576555088</text:p>
          </table:table-cell>
          <table:table-cell office:value-type="float" office:value="0.0336851659492776" calcext:value-type="float">
            <text:p>0.0336851659492776</text:p>
          </table:table-cell>
          <table:table-cell office:value-type="float" office:value="0.992129351809822" calcext:value-type="float">
            <text:p>0.992129351809822</text:p>
          </table:table-cell>
          <table:table-cell office:value-type="float" office:value="0.0224712782015929" calcext:value-type="float">
            <text:p>0.0224712782015929</text:p>
          </table:table-cell>
          <table:table-cell office:value-type="float" office:value="0.423331373318017" calcext:value-type="float">
            <text:p>0.423331373318017</text:p>
          </table:table-cell>
          <table:table-cell office:value-type="float" office:value="0.646745946673443" calcext:value-type="float">
            <text:p>0.646745946673443</text:p>
          </table:table-cell>
          <table:table-cell office:value-type="float" office:value="0.40215590724806" calcext:value-type="float">
            <text:p>0.40215590724806</text:p>
          </table:table-cell>
          <table:table-cell office:value-type="float" office:value="0.632496319703493" calcext:value-type="float">
            <text:p>0.632496319703493</text:p>
          </table:table-cell>
        </table:table-row>
        <table:table-row table:style-name="ro1">
          <table:table-cell office:value-type="float" office:value="0.843934132547691" calcext:value-type="float">
            <text:p>0.843934132547691</text:p>
          </table:table-cell>
          <table:table-cell office:value-type="float" office:value="0.996248213521539" calcext:value-type="float">
            <text:p>0.996248213521539</text:p>
          </table:table-cell>
          <table:table-cell office:value-type="float" office:value="0.0337010487300744" calcext:value-type="float">
            <text:p>0.0337010487300744</text:p>
          </table:table-cell>
          <table:table-cell office:value-type="float" office:value="0.992147146299148" calcext:value-type="float">
            <text:p>0.992147146299148</text:p>
          </table:table-cell>
          <table:table-cell office:value-type="float" office:value="0.0224642505078854" calcext:value-type="float">
            <text:p>0.0224642505078854</text:p>
          </table:table-cell>
          <table:table-cell office:value-type="float" office:value="0.423680583921311" calcext:value-type="float">
            <text:p>0.423680583921311</text:p>
          </table:table-cell>
          <table:table-cell office:value-type="float" office:value="0.646934785155815" calcext:value-type="float">
            <text:p>0.646934785155815</text:p>
          </table:table-cell>
          <table:table-cell office:value-type="float" office:value="0.402337670582091" calcext:value-type="float">
            <text:p>0.402337670582091</text:p>
          </table:table-cell>
          <table:table-cell office:value-type="float" office:value="0.632580414095866" calcext:value-type="float">
            <text:p>0.632580414095866</text:p>
          </table:table-cell>
        </table:table-row>
        <table:table-row table:style-name="ro1">
          <table:table-cell office:value-type="float" office:value="0.844927945111586" calcext:value-type="float">
            <text:p>0.844927945111586</text:p>
          </table:table-cell>
          <table:table-cell office:value-type="float" office:value="0.996262677612541" calcext:value-type="float">
            <text:p>0.996262677612541</text:p>
          </table:table-cell>
          <table:table-cell office:value-type="float" office:value="0.0337171778311425" calcext:value-type="float">
            <text:p>0.0337171778311425</text:p>
          </table:table-cell>
          <table:table-cell office:value-type="float" office:value="0.992164762205428" calcext:value-type="float">
            <text:p>0.992164762205428</text:p>
          </table:table-cell>
          <table:table-cell office:value-type="float" office:value="0.022457415269045" calcext:value-type="float">
            <text:p>0.022457415269045</text:p>
          </table:table-cell>
          <table:table-cell office:value-type="float" office:value="0.424029758567659" calcext:value-type="float">
            <text:p>0.424029758567659</text:p>
          </table:table-cell>
          <table:table-cell office:value-type="float" office:value="0.647123787776251" calcext:value-type="float">
            <text:p>0.647123787776251</text:p>
          </table:table-cell>
          <table:table-cell office:value-type="float" office:value="0.402519293173029" calcext:value-type="float">
            <text:p>0.402519293173029</text:p>
          </table:table-cell>
          <table:table-cell office:value-type="float" office:value="0.632664717159352" calcext:value-type="float">
            <text:p>0.632664717159352</text:p>
          </table:table-cell>
        </table:table-row>
        <table:table-row table:style-name="ro1">
          <table:table-cell office:value-type="float" office:value="0.845914100792763" calcext:value-type="float">
            <text:p>0.845914100792763</text:p>
          </table:table-cell>
          <table:table-cell office:value-type="float" office:value="0.996276969817485" calcext:value-type="float">
            <text:p>0.996276969817485</text:p>
          </table:table-cell>
          <table:table-cell office:value-type="float" office:value="0.0337335528033156" calcext:value-type="float">
            <text:p>0.0337335528033156</text:p>
          </table:table-cell>
          <table:table-cell office:value-type="float" office:value="0.992182200429899" calcext:value-type="float">
            <text:p>0.992182200429899</text:p>
          </table:table-cell>
          <table:table-cell office:value-type="float" office:value="0.0224507717995222" calcext:value-type="float">
            <text:p>0.0224507717995222</text:p>
          </table:table-cell>
          <table:table-cell office:value-type="float" office:value="0.424378898819158" calcext:value-type="float">
            <text:p>0.424378898819158</text:p>
          </table:table-cell>
          <table:table-cell office:value-type="float" office:value="0.647312952028933" calcext:value-type="float">
            <text:p>0.647312952028933</text:p>
          </table:table-cell>
          <table:table-cell office:value-type="float" office:value="0.402700777037201" calcext:value-type="float">
            <text:p>0.402700777037201</text:p>
          </table:table-cell>
          <table:table-cell office:value-type="float" office:value="0.632749226590701" calcext:value-type="float">
            <text:p>0.632749226590701</text:p>
          </table:table-cell>
        </table:table-row>
        <table:table-row table:style-name="ro1">
          <table:table-cell office:value-type="float" office:value="0.846892655473176" calcext:value-type="float">
            <text:p>0.846892655473176</text:p>
          </table:table-cell>
          <table:table-cell office:value-type="float" office:value="0.99629109092799" calcext:value-type="float">
            <text:p>0.99629109092799</text:p>
          </table:table-cell>
          <table:table-cell office:value-type="float" office:value="0.0337501738098496" calcext:value-type="float">
            <text:p>0.0337501738098496</text:p>
          </table:table-cell>
          <table:table-cell office:value-type="float" office:value="0.992199461582188" calcext:value-type="float">
            <text:p>0.992199461582188</text:p>
          </table:table-cell>
          <table:table-cell office:value-type="float" office:value="0.0224443199132276" calcext:value-type="float">
            <text:p>0.0224443199132276</text:p>
          </table:table-cell>
          <table:table-cell office:value-type="float" office:value="0.424728004636981" calcext:value-type="float">
            <text:p>0.424728004636981</text:p>
          </table:table-cell>
          <table:table-cell office:value-type="float" office:value="0.64750227698187" calcext:value-type="float">
            <text:p>0.64750227698187</text:p>
          </table:table-cell>
          <table:table-cell office:value-type="float" office:value="0.402882122595196" calcext:value-type="float">
            <text:p>0.402882122595196</text:p>
          </table:table-cell>
          <table:table-cell office:value-type="float" office:value="0.6328339416685" calcext:value-type="float">
            <text:p>0.6328339416685</text:p>
          </table:table-cell>
        </table:table-row>
        <table:table-row table:style-name="ro1">
          <table:table-cell office:value-type="float" office:value="0.847863663934066" calcext:value-type="float">
            <text:p>0.847863663934066</text:p>
          </table:table-cell>
          <table:table-cell office:value-type="float" office:value="0.99630504198743" calcext:value-type="float">
            <text:p>0.99630504198743</text:p>
          </table:table-cell>
          <table:table-cell office:value-type="float" office:value="0.0337670404148078" calcext:value-type="float">
            <text:p>0.0337670404148078</text:p>
          </table:table-cell>
          <table:table-cell office:value-type="float" office:value="0.992216546604107" calcext:value-type="float">
            <text:p>0.992216546604107</text:p>
          </table:table-cell>
          <table:table-cell office:value-type="float" office:value="0.0224380589172464" calcext:value-type="float">
            <text:p>0.0224380589172464</text:p>
          </table:table-cell>
          <table:table-cell office:value-type="float" office:value="0.425077077313493" calcext:value-type="float">
            <text:p>0.425077077313493</text:p>
          </table:table-cell>
          <table:table-cell office:value-type="float" office:value="0.647691760415166" calcext:value-type="float">
            <text:p>0.647691760415166</text:p>
          </table:table-cell>
          <table:table-cell office:value-type="float" office:value="0.403063331589494" calcext:value-type="float">
            <text:p>0.403063331589494</text:p>
          </table:table-cell>
          <table:table-cell office:value-type="float" office:value="0.632918860371846" calcext:value-type="float">
            <text:p>0.632918860371846</text:p>
          </table:table-cell>
        </table:table-row>
        <table:table-row table:style-name="ro1">
          <table:table-cell office:value-type="float" office:value="0.848827181485549" calcext:value-type="float">
            <text:p>0.848827181485549</text:p>
          </table:table-cell>
          <table:table-cell office:value-type="float" office:value="0.996318824008353" calcext:value-type="float">
            <text:p>0.996318824008353</text:p>
          </table:table-cell>
          <table:table-cell office:value-type="float" office:value="0.0337841524132405" calcext:value-type="float">
            <text:p>0.0337841524132405</text:p>
          </table:table-cell>
          <table:table-cell office:value-type="float" office:value="0.992233456362137" calcext:value-type="float">
            <text:p>0.992233456362137</text:p>
          </table:table-cell>
          <table:table-cell office:value-type="float" office:value="0.0224319882941313" calcext:value-type="float">
            <text:p>0.0224319882941313</text:p>
          </table:table-cell>
          <table:table-cell office:value-type="float" office:value="0.425426117232526" calcext:value-type="float">
            <text:p>0.425426117232526</text:p>
          </table:table-cell>
          <table:table-cell office:value-type="float" office:value="0.64788140098713" calcext:value-type="float">
            <text:p>0.64788140098713</text:p>
          </table:table-cell>
          <table:table-cell office:value-type="float" office:value="0.403244404861686" calcext:value-type="float">
            <text:p>0.403244404861686</text:p>
          </table:table-cell>
          <table:table-cell office:value-type="float" office:value="0.633003981565546" calcext:value-type="float">
            <text:p>0.633003981565546</text:p>
          </table:table-cell>
        </table:table-row>
        <table:table-row table:style-name="ro1">
          <table:table-cell office:value-type="float" office:value="0.849783263000973" calcext:value-type="float">
            <text:p>0.849783263000973</text:p>
          </table:table-cell>
          <table:table-cell office:value-type="float" office:value="0.996332438060955" calcext:value-type="float">
            <text:p>0.996332438060955</text:p>
          </table:table-cell>
          <table:table-cell office:value-type="float" office:value="0.0338015094342941" calcext:value-type="float">
            <text:p>0.0338015094342941</text:p>
          </table:table-cell>
          <table:table-cell office:value-type="float" office:value="0.992250191805818" calcext:value-type="float">
            <text:p>0.992250191805818</text:p>
          </table:table-cell>
          <table:table-cell office:value-type="float" office:value="0.0224261073888217" calcext:value-type="float">
            <text:p>0.0224261073888217</text:p>
          </table:table-cell>
          <table:table-cell office:value-type="float" office:value="0.42577512533566" calcext:value-type="float">
            <text:p>0.42577512533566</text:p>
          </table:table-cell>
          <table:table-cell office:value-type="float" office:value="0.648071196845301" calcext:value-type="float">
            <text:p>0.648071196845301</text:p>
          </table:table-cell>
          <table:table-cell office:value-type="float" office:value="0.403425343798984" calcext:value-type="float">
            <text:p>0.403425343798984</text:p>
          </table:table-cell>
          <table:table-cell office:value-type="float" office:value="0.633089303592637" calcext:value-type="float">
            <text:p>0.633089303592637</text:p>
          </table:table-cell>
        </table:table-row>
        <table:table-row table:style-name="ro1">
          <table:table-cell office:value-type="float" office:value="0.850731963514949" calcext:value-type="float">
            <text:p>0.850731963514949</text:p>
          </table:table-cell>
          <table:table-cell office:value-type="float" office:value="0.996345885274649" calcext:value-type="float">
            <text:p>0.996345885274649</text:p>
          </table:table-cell>
          <table:table-cell office:value-type="float" office:value="0.0338191111267589" calcext:value-type="float">
            <text:p>0.0338191111267589</text:p>
          </table:table-cell>
          <table:table-cell office:value-type="float" office:value="0.992266753927254" calcext:value-type="float">
            <text:p>0.992266753927254</text:p>
          </table:table-cell>
          <table:table-cell office:value-type="float" office:value="0.0224204155429222" calcext:value-type="float">
            <text:p>0.0224204155429222</text:p>
          </table:table-cell>
          <table:table-cell office:value-type="float" office:value="0.426124102046139" calcext:value-type="float">
            <text:p>0.426124102046139</text:p>
          </table:table-cell>
          <table:table-cell office:value-type="float" office:value="0.648261146622051" calcext:value-type="float">
            <text:p>0.648261146622051</text:p>
          </table:table-cell>
          <table:table-cell office:value-type="float" office:value="0.403606149279706" calcext:value-type="float">
            <text:p>0.403606149279706</text:p>
          </table:table-cell>
          <table:table-cell office:value-type="float" office:value="0.633174825288485" calcext:value-type="float">
            <text:p>0.633174825288485</text:p>
          </table:table-cell>
        </table:table-row>
        <table:table-row table:style-name="ro1">
          <table:table-cell office:value-type="float" office:value="0.85167333761177" calcext:value-type="float">
            <text:p>0.85167333761177</text:p>
          </table:table-cell>
          <table:table-cell office:value-type="float" office:value="0.996359166833453" calcext:value-type="float">
            <text:p>0.996359166833453</text:p>
          </table:table-cell>
          <table:table-cell office:value-type="float" office:value="0.0338369569765316" calcext:value-type="float">
            <text:p>0.0338369569765316</text:p>
          </table:table-cell>
          <table:table-cell office:value-type="float" office:value="0.992283143798498" calcext:value-type="float">
            <text:p>0.992283143798498</text:p>
          </table:table-cell>
          <table:table-cell office:value-type="float" office:value="0.0224149119635149" calcext:value-type="float">
            <text:p>0.0224149119635149</text:p>
          </table:table-cell>
          <table:table-cell office:value-type="float" office:value="0.4264730483433" calcext:value-type="float">
            <text:p>0.4264730483433</text:p>
          </table:table-cell>
          <table:table-cell office:value-type="float" office:value="0.648451248441118" calcext:value-type="float">
            <text:p>0.648451248441118</text:p>
          </table:table-cell>
          <table:table-cell office:value-type="float" office:value="0.403786822726021" calcext:value-type="float">
            <text:p>0.403786822726021</text:p>
          </table:table-cell>
          <table:table-cell office:value-type="float" office:value="0.633260544968691" calcext:value-type="float">
            <text:p>0.633260544968691</text:p>
          </table:table-cell>
        </table:table-row>
        <table:table-row table:style-name="ro1">
          <table:table-cell office:value-type="float" office:value="0.852607440345858" calcext:value-type="float">
            <text:p>0.852607440345858</text:p>
          </table:table-cell>
          <table:table-cell office:value-type="float" office:value="0.99637228388563" calcext:value-type="float">
            <text:p>0.99637228388563</text:p>
          </table:table-cell>
          <table:table-cell office:value-type="float" office:value="0.0338550467027834" calcext:value-type="float">
            <text:p>0.0338550467027834</text:p>
          </table:table-cell>
          <table:table-cell office:value-type="float" office:value="0.992299362412093" calcext:value-type="float">
            <text:p>0.992299362412093</text:p>
          </table:table-cell>
          <table:table-cell office:value-type="float" office:value="0.0224095960359857" calcext:value-type="float">
            <text:p>0.0224095960359857</text:p>
          </table:table-cell>
          <table:table-cell office:value-type="float" office:value="0.426821964307431" calcext:value-type="float">
            <text:p>0.426821964307431</text:p>
          </table:table-cell>
          <table:table-cell office:value-type="float" office:value="0.648641501291971" calcext:value-type="float">
            <text:p>0.648641501291971</text:p>
          </table:table-cell>
          <table:table-cell office:value-type="float" office:value="0.403967364669451" calcext:value-type="float">
            <text:p>0.403967364669451</text:p>
          </table:table-cell>
          <table:table-cell office:value-type="float" office:value="0.633346461822812" calcext:value-type="float">
            <text:p>0.633346461822812</text:p>
          </table:table-cell>
        </table:table-row>
        <table:table-row table:style-name="ro1">
          <table:table-cell office:value-type="float" office:value="0.853534325636801" calcext:value-type="float">
            <text:p>0.853534325636801</text:p>
          </table:table-cell>
          <table:table-cell office:value-type="float" office:value="0.996385237810507" calcext:value-type="float">
            <text:p>0.996385237810507</text:p>
          </table:table-cell>
          <table:table-cell office:value-type="float" office:value="0.0338733794444936" calcext:value-type="float">
            <text:p>0.0338733794444936</text:p>
          </table:table-cell>
          <table:table-cell office:value-type="float" office:value="0.9923154110719" calcext:value-type="float">
            <text:p>0.9923154110719</text:p>
          </table:table-cell>
          <table:table-cell office:value-type="float" office:value="0.0224044666589227" calcext:value-type="float">
            <text:p>0.0224044666589227</text:p>
          </table:table-cell>
          <table:table-cell office:value-type="float" office:value="0.427170851343847" calcext:value-type="float">
            <text:p>0.427170851343847</text:p>
          </table:table-cell>
          <table:table-cell office:value-type="float" office:value="0.64883190288345" calcext:value-type="float">
            <text:p>0.64883190288345</text:p>
          </table:table-cell>
          <table:table-cell office:value-type="float" office:value="0.40414777695717" calcext:value-type="float">
            <text:p>0.40414777695717</text:p>
          </table:table-cell>
          <table:table-cell office:value-type="float" office:value="0.633432573747759" calcext:value-type="float">
            <text:p>0.633432573747759</text:p>
          </table:table-cell>
        </table:table-row>
        <table:table-row table:style-name="ro1">
          <table:table-cell office:value-type="float" office:value="0.85445404852664" calcext:value-type="float">
            <text:p>0.85445404852664</text:p>
          </table:table-cell>
          <table:table-cell office:value-type="float" office:value="0.996398029768469" calcext:value-type="float">
            <text:p>0.996398029768469</text:p>
          </table:table-cell>
          <table:table-cell office:value-type="float" office:value="0.0338919549986172" calcext:value-type="float">
            <text:p>0.0338919549986172</text:p>
          </table:table-cell>
          <table:table-cell office:value-type="float" office:value="0.992331290764015" calcext:value-type="float">
            <text:p>0.992331290764015</text:p>
          </table:table-cell>
          <table:table-cell office:value-type="float" office:value="0.022399523268695" calcext:value-type="float">
            <text:p>0.022399523268695</text:p>
          </table:table-cell>
          <table:table-cell office:value-type="float" office:value="0.427519709187031" calcext:value-type="float">
            <text:p>0.427519709187031</text:p>
          </table:table-cell>
          <table:table-cell office:value-type="float" office:value="0.649022452564938" calcext:value-type="float">
            <text:p>0.649022452564938</text:p>
          </table:table-cell>
          <table:table-cell office:value-type="float" office:value="0.404328059771006" calcext:value-type="float">
            <text:p>0.404328059771006</text:p>
          </table:table-cell>
          <table:table-cell office:value-type="float" office:value="0.633518880290143" calcext:value-type="float">
            <text:p>0.633518880290143</text:p>
          </table:table-cell>
        </table:table-row>
        <table:table-row table:style-name="ro1">
          <table:table-cell office:value-type="float" office:value="0.855366662570055" calcext:value-type="float">
            <text:p>0.855366662570055</text:p>
          </table:table-cell>
          <table:table-cell office:value-type="float" office:value="0.996410661235382" calcext:value-type="float">
            <text:p>0.996410661235382</text:p>
          </table:table-cell>
          <table:table-cell office:value-type="float" office:value="0.0339107723747283" calcext:value-type="float">
            <text:p>0.0339107723747283</text:p>
          </table:table-cell>
          <table:table-cell office:value-type="float" office:value="0.992347002898111" calcext:value-type="float">
            <text:p>0.992347002898111</text:p>
          </table:table-cell>
          <table:table-cell office:value-type="float" office:value="0.0223947646410017" calcext:value-type="float">
            <text:p>0.0223947646410017</text:p>
          </table:table-cell>
          <table:table-cell office:value-type="float" office:value="0.427868539285417" calcext:value-type="float">
            <text:p>0.427868539285417</text:p>
          </table:table-cell>
          <table:table-cell office:value-type="float" office:value="0.649213148013898" calcext:value-type="float">
            <text:p>0.649213148013898</text:p>
          </table:table-cell>
          <table:table-cell office:value-type="float" office:value="0.404508214999139" calcext:value-type="float">
            <text:p>0.404508214999139</text:p>
          </table:table-cell>
          <table:table-cell office:value-type="float" office:value="0.633605379312294" calcext:value-type="float">
            <text:p>0.633605379312294</text:p>
          </table:table-cell>
        </table:table-row>
        <table:table-row table:style-name="ro1">
          <table:table-cell office:value-type="float" office:value="0.856272222424492" calcext:value-type="float">
            <text:p>0.856272222424492</text:p>
          </table:table-cell>
          <table:table-cell office:value-type="float" office:value="0.996423133466384" calcext:value-type="float">
            <text:p>0.996423133466384</text:p>
          </table:table-cell>
          <table:table-cell office:value-type="float" office:value="0.0339298312431482" calcext:value-type="float">
            <text:p>0.0339298312431482</text:p>
          </table:table-cell>
          <table:table-cell office:value-type="float" office:value="0.992362548564211" calcext:value-type="float">
            <text:p>0.992362548564211</text:p>
          </table:table-cell>
          <table:table-cell office:value-type="float" office:value="0.0223901900916765" calcext:value-type="float">
            <text:p>0.0223901900916765</text:p>
          </table:table-cell>
          <table:table-cell office:value-type="float" office:value="0.42821734141551" calcext:value-type="float">
            <text:p>0.42821734141551</text:p>
          </table:table-cell>
          <table:table-cell office:value-type="float" office:value="0.649403988548969" calcext:value-type="float">
            <text:p>0.649403988548969</text:p>
          </table:table-cell>
          <table:table-cell office:value-type="float" office:value="0.404688242863327" calcext:value-type="float">
            <text:p>0.404688242863327</text:p>
          </table:table-cell>
          <table:table-cell office:value-type="float" office:value="0.633692070327058" calcext:value-type="float">
            <text:p>0.633692070327058</text:p>
          </table:table-cell>
        </table:table-row>
        <table:table-row table:style-name="ro1">
          <table:table-cell office:value-type="float" office:value="0.857170781578544" calcext:value-type="float">
            <text:p>0.857170781578544</text:p>
          </table:table-cell>
          <table:table-cell office:value-type="float" office:value="0.99643544794099" calcext:value-type="float">
            <text:p>0.99643544794099</text:p>
          </table:table-cell>
          <table:table-cell office:value-type="float" office:value="0.0339491306964688" calcext:value-type="float">
            <text:p>0.0339491306964688</text:p>
          </table:table-cell>
          <table:table-cell office:value-type="float" office:value="0.992377929157658" calcext:value-type="float">
            <text:p>0.992377929157658</text:p>
          </table:table-cell>
          <table:table-cell office:value-type="float" office:value="0.0223857984536565" calcext:value-type="float">
            <text:p>0.0223857984536565</text:p>
          </table:table-cell>
          <table:table-cell office:value-type="float" office:value="0.428566116686562" calcext:value-type="float">
            <text:p>0.428566116686562</text:p>
          </table:table-cell>
          <table:table-cell office:value-type="float" office:value="0.649594972199352" calcext:value-type="float">
            <text:p>0.649594972199352</text:p>
          </table:table-cell>
          <table:table-cell office:value-type="float" office:value="0.404868144909187" calcext:value-type="float">
            <text:p>0.404868144909187</text:p>
          </table:table-cell>
          <table:table-cell office:value-type="float" office:value="0.633778951545922" calcext:value-type="float">
            <text:p>0.633778951545922</text:p>
          </table:table-cell>
        </table:table-row>
        <table:table-row table:style-name="ro1">
          <table:table-cell office:value-type="float" office:value="0.858062393937515" calcext:value-type="float">
            <text:p>0.858062393937515</text:p>
          </table:table-cell>
          <table:table-cell office:value-type="float" office:value="0.996447606086551" calcext:value-type="float">
            <text:p>0.996447606086551</text:p>
          </table:table-cell>
          <table:table-cell office:value-type="float" office:value="0.0339686700780843" calcext:value-type="float">
            <text:p>0.0339686700780843</text:p>
          </table:table-cell>
          <table:table-cell office:value-type="float" office:value="0.992393145977684" calcext:value-type="float">
            <text:p>0.992393145977684</text:p>
          </table:table-cell>
          <table:table-cell office:value-type="float" office:value="0.0223815887553104" calcext:value-type="float">
            <text:p>0.0223815887553104</text:p>
          </table:table-cell>
          <table:table-cell office:value-type="float" office:value="0.428914865305342" calcext:value-type="float">
            <text:p>0.428914865305342</text:p>
          </table:table-cell>
          <table:table-cell office:value-type="float" office:value="0.649786097861692" calcext:value-type="float">
            <text:p>0.649786097861692</text:p>
          </table:table-cell>
          <table:table-cell office:value-type="float" office:value="0.405047921788588" calcext:value-type="float">
            <text:p>0.405047921788588</text:p>
          </table:table-cell>
          <table:table-cell office:value-type="float" office:value="0.633866022056524" calcext:value-type="float">
            <text:p>0.633866022056524</text:p>
          </table:table-cell>
        </table:table-row>
        <table:table-row table:style-name="ro1">
          <table:table-cell office:value-type="float" office:value="0.858947112897718" calcext:value-type="float">
            <text:p>0.858947112897718</text:p>
          </table:table-cell>
          <table:table-cell office:value-type="float" office:value="0.996459609379927" calcext:value-type="float">
            <text:p>0.996459609379927</text:p>
          </table:table-cell>
          <table:table-cell office:value-type="float" office:value="0.0339884485708777" calcext:value-type="float">
            <text:p>0.0339884485708777</text:p>
          </table:table-cell>
          <table:table-cell office:value-type="float" office:value="0.99240820039877" calcext:value-type="float">
            <text:p>0.99240820039877</text:p>
          </table:table-cell>
          <table:table-cell office:value-type="float" office:value="0.02237755989381" calcext:value-type="float">
            <text:p>0.02237755989381</text:p>
          </table:table-cell>
          <table:table-cell office:value-type="float" office:value="0.429263588038618" calcext:value-type="float">
            <text:p>0.429263588038618</text:p>
          </table:table-cell>
          <table:table-cell office:value-type="float" office:value="0.649977363920223" calcext:value-type="float">
            <text:p>0.649977363920223</text:p>
          </table:table-cell>
          <table:table-cell office:value-type="float" office:value="0.405227574701225" calcext:value-type="float">
            <text:p>0.405227574701225</text:p>
          </table:table-cell>
          <table:table-cell office:value-type="float" office:value="0.633953280422845" calcext:value-type="float">
            <text:p>0.633953280422845</text:p>
          </table:table-cell>
        </table:table-row>
        <table:table-row table:style-name="ro1">
          <table:table-cell office:value-type="float" office:value="0.859824991915394" calcext:value-type="float">
            <text:p>0.859824991915394</text:p>
          </table:table-cell>
          <table:table-cell office:value-type="float" office:value="0.996471459327103" calcext:value-type="float">
            <text:p>0.996471459327103</text:p>
          </table:table-cell>
          <table:table-cell office:value-type="float" office:value="0.0340084654045537" calcext:value-type="float">
            <text:p>0.0340084654045537</text:p>
          </table:table-cell>
          <table:table-cell office:value-type="float" office:value="0.992423093808469" calcext:value-type="float">
            <text:p>0.992423093808469</text:p>
          </table:table-cell>
          <table:table-cell office:value-type="float" office:value="0.0223737107910001" calcext:value-type="float">
            <text:p>0.0223737107910001</text:p>
          </table:table-cell>
          <table:table-cell office:value-type="float" office:value="0.429612285140541" calcext:value-type="float">
            <text:p>0.429612285140541</text:p>
          </table:table-cell>
          <table:table-cell office:value-type="float" office:value="0.650168769233282" calcext:value-type="float">
            <text:p>0.650168769233282</text:p>
          </table:table-cell>
          <table:table-cell office:value-type="float" office:value="0.405407104344944" calcext:value-type="float">
            <text:p>0.405407104344944</text:p>
          </table:table-cell>
          <table:table-cell office:value-type="float" office:value="0.634040725691617" calcext:value-type="float">
            <text:p>0.634040725691617</text:p>
          </table:table-cell>
        </table:table-row>
        <table:table-row table:style-name="ro1">
          <table:table-cell office:value-type="float" office:value="0.860696083930178" calcext:value-type="float">
            <text:p>0.860696083930178</text:p>
          </table:table-cell>
          <table:table-cell office:value-type="float" office:value="0.996483157480895" calcext:value-type="float">
            <text:p>0.996483157480895</text:p>
          </table:table-cell>
          <table:table-cell office:value-type="float" office:value="0.0340287196512506" calcext:value-type="float">
            <text:p>0.0340287196512506</text:p>
          </table:table-cell>
          <table:table-cell office:value-type="float" office:value="0.992437827666764" calcext:value-type="float">
            <text:p>0.992437827666764</text:p>
          </table:table-cell>
          <table:table-cell office:value-type="float" office:value="0.0223700402404785" calcext:value-type="float">
            <text:p>0.0223700402404785</text:p>
          </table:table-cell>
          <table:table-cell office:value-type="float" office:value="0.429960957423177" calcext:value-type="float">
            <text:p>0.429960957423177</text:p>
          </table:table-cell>
          <table:table-cell office:value-type="float" office:value="0.650360312149401" calcext:value-type="float">
            <text:p>0.650360312149401</text:p>
          </table:table-cell>
          <table:table-cell office:value-type="float" office:value="0.405586511963212" calcext:value-type="float">
            <text:p>0.405586511963212</text:p>
          </table:table-cell>
          <table:table-cell office:value-type="float" office:value="0.634128356388384" calcext:value-type="float">
            <text:p>0.634128356388384</text:p>
          </table:table-cell>
        </table:table-row>
        <table:table-row table:style-name="ro1">
          <table:table-cell office:value-type="float" office:value="0.861560442251325" calcext:value-type="float">
            <text:p>0.861560442251325</text:p>
          </table:table-cell>
          <table:table-cell office:value-type="float" office:value="0.996494705337963" calcext:value-type="float">
            <text:p>0.996494705337963</text:p>
          </table:table-cell>
          <table:table-cell office:value-type="float" office:value="0.034049210635426" calcext:value-type="float">
            <text:p>0.034049210635426</text:p>
          </table:table-cell>
          <table:table-cell office:value-type="float" office:value="0.992452403334232" calcext:value-type="float">
            <text:p>0.992452403334232</text:p>
          </table:table-cell>
          <table:table-cell office:value-type="float" office:value="0.0223665472333104" calcext:value-type="float">
            <text:p>0.0223665472333104</text:p>
          </table:table-cell>
          <table:table-cell office:value-type="float" office:value="0.430309604805746" calcext:value-type="float">
            <text:p>0.430309604805746</text:p>
          </table:table-cell>
          <table:table-cell office:value-type="float" office:value="0.650551991871936" calcext:value-type="float">
            <text:p>0.650551991871936</text:p>
          </table:table-cell>
          <table:table-cell office:value-type="float" office:value="0.405765797916137" calcext:value-type="float">
            <text:p>0.405765797916137</text:p>
          </table:table-cell>
          <table:table-cell office:value-type="float" office:value="0.634216171902933" calcext:value-type="float">
            <text:p>0.634216171902933</text:p>
          </table:table-cell>
        </table:table-row>
        <table:table-row table:style-name="ro1">
          <table:table-cell office:value-type="float" office:value="0.862418119002114" calcext:value-type="float">
            <text:p>0.862418119002114</text:p>
          </table:table-cell>
          <table:table-cell office:value-type="float" office:value="0.996506104600678" calcext:value-type="float">
            <text:p>0.996506104600678</text:p>
          </table:table-cell>
          <table:table-cell office:value-type="float" office:value="0.0340699371215145" calcext:value-type="float">
            <text:p>0.0340699371215145</text:p>
          </table:table-cell>
          <table:table-cell office:value-type="float" office:value="0.992466822457759" calcext:value-type="float">
            <text:p>0.992466822457759</text:p>
          </table:table-cell>
          <table:table-cell office:value-type="float" office:value="0.0223632302962249" calcext:value-type="float">
            <text:p>0.0223632302962249</text:p>
          </table:table-cell>
          <table:table-cell office:value-type="float" office:value="0.430658228533335" calcext:value-type="float">
            <text:p>0.430658228533335</text:p>
          </table:table-cell>
          <table:table-cell office:value-type="float" office:value="0.650743806322821" calcext:value-type="float">
            <text:p>0.650743806322821</text:p>
          </table:table-cell>
          <table:table-cell office:value-type="float" office:value="0.405944963880742" calcext:value-type="float">
            <text:p>0.405944963880742</text:p>
          </table:table-cell>
          <table:table-cell office:value-type="float" office:value="0.634304170331261" calcext:value-type="float">
            <text:p>0.634304170331261</text:p>
          </table:table-cell>
        </table:table-row>
        <table:table-row table:style-name="ro1">
          <table:table-cell office:value-type="float" office:value="0.863269167323734" calcext:value-type="float">
            <text:p>0.863269167323734</text:p>
          </table:table-cell>
          <table:table-cell office:value-type="float" office:value="0.99651735675065" calcext:value-type="float">
            <text:p>0.99651735675065</text:p>
          </table:table-cell>
          <table:table-cell office:value-type="float" office:value="0.0340908985355518" calcext:value-type="float">
            <text:p>0.0340908985355518</text:p>
          </table:table-cell>
          <table:table-cell office:value-type="float" office:value="0.992481086364965" calcext:value-type="float">
            <text:p>0.992481086364965</text:p>
          </table:table-cell>
          <table:table-cell office:value-type="float" office:value="0.0223600884960228" calcext:value-type="float">
            <text:p>0.0223600884960228</text:p>
          </table:table-cell>
          <table:table-cell office:value-type="float" office:value="0.431006828186949" calcext:value-type="float">
            <text:p>0.431006828186949</text:p>
          </table:table-cell>
          <table:table-cell office:value-type="float" office:value="0.650935755053741" calcext:value-type="float">
            <text:p>0.650935755053741</text:p>
          </table:table-cell>
          <table:table-cell office:value-type="float" office:value="0.406124009876052" calcext:value-type="float">
            <text:p>0.406124009876052</text:p>
          </table:table-cell>
          <table:table-cell office:value-type="float" office:value="0.634392351409554" calcext:value-type="float">
            <text:p>0.634392351409554</text:p>
          </table:table-cell>
        </table:table-row>
        <table:table-row table:style-name="ro1">
          <table:table-cell office:value-type="float" office:value="0.864113638828712" calcext:value-type="float">
            <text:p>0.864113638828712</text:p>
          </table:table-cell>
          <table:table-cell office:value-type="float" office:value="0.996528463551218" calcext:value-type="float">
            <text:p>0.996528463551218</text:p>
          </table:table-cell>
          <table:table-cell office:value-type="float" office:value="0.0341120935433277" calcext:value-type="float">
            <text:p>0.0341120935433277</text:p>
          </table:table-cell>
          <table:table-cell office:value-type="float" office:value="0.992495196773684" calcext:value-type="float">
            <text:p>0.992495196773684</text:p>
          </table:table-cell>
          <table:table-cell office:value-type="float" office:value="0.0223571202689613" calcext:value-type="float">
            <text:p>0.0223571202689613</text:p>
          </table:table-cell>
          <table:table-cell office:value-type="float" office:value="0.431355405062886" calcext:value-type="float">
            <text:p>0.431355405062886</text:p>
          </table:table-cell>
          <table:table-cell office:value-type="float" office:value="0.651127835943012" calcext:value-type="float">
            <text:p>0.651127835943012</text:p>
          </table:table-cell>
          <table:table-cell office:value-type="float" office:value="0.406302937629406" calcext:value-type="float">
            <text:p>0.406302937629406</text:p>
          </table:table-cell>
          <table:table-cell office:value-type="float" office:value="0.634480713187831" calcext:value-type="float">
            <text:p>0.634480713187831</text:p>
          </table:table-cell>
        </table:table-row>
        <table:table-row table:style-name="ro1">
          <table:table-cell office:value-type="float" office:value="0.86495158613336" calcext:value-type="float">
            <text:p>0.86495158613336</text:p>
          </table:table-cell>
          <table:table-cell office:value-type="float" office:value="0.996539426543817" calcext:value-type="float">
            <text:p>0.996539426543817</text:p>
          </table:table-cell>
          <table:table-cell office:value-type="float" office:value="0.034133521474597" calcext:value-type="float">
            <text:p>0.034133521474597</text:p>
          </table:table-cell>
          <table:table-cell office:value-type="float" office:value="0.992509155081199" calcext:value-type="float">
            <text:p>0.992509155081199</text:p>
          </table:table-cell>
          <table:table-cell office:value-type="float" office:value="0.0223543245932509" calcext:value-type="float">
            <text:p>0.0223543245932509</text:p>
          </table:table-cell>
          <table:table-cell office:value-type="float" office:value="0.431703958790487" calcext:value-type="float">
            <text:p>0.431703958790487</text:p>
          </table:table-cell>
          <table:table-cell office:value-type="float" office:value="0.651320048500803" calcext:value-type="float">
            <text:p>0.651320048500803</text:p>
          </table:table-cell>
          <table:table-cell office:value-type="float" office:value="0.406481747207374" calcext:value-type="float">
            <text:p>0.406481747207374</text:p>
          </table:table-cell>
          <table:table-cell office:value-type="float" office:value="0.634569255358656" calcext:value-type="float">
            <text:p>0.634569255358656</text:p>
          </table:table-cell>
        </table:table-row>
        <table:table-row table:style-name="ro1">
          <table:table-cell office:value-type="float" office:value="0.865783060644848" calcext:value-type="float">
            <text:p>0.865783060644848</text:p>
          </table:table-cell>
          <table:table-cell office:value-type="float" office:value="0.996550247469702" calcext:value-type="float">
            <text:p>0.996550247469702</text:p>
          </table:table-cell>
          <table:table-cell office:value-type="float" office:value="0.0341551811011884" calcext:value-type="float">
            <text:p>0.0341551811011884</text:p>
          </table:table-cell>
          <table:table-cell office:value-type="float" office:value="0.992522962965779" calcext:value-type="float">
            <text:p>0.992522962965779</text:p>
          </table:table-cell>
          <table:table-cell office:value-type="float" office:value="0.0223516999862062" calcext:value-type="float">
            <text:p>0.0223516999862062</text:p>
          </table:table-cell>
          <table:table-cell office:value-type="float" office:value="0.432052490333019" calcext:value-type="float">
            <text:p>0.432052490333019</text:p>
          </table:table-cell>
          <table:table-cell office:value-type="float" office:value="0.651512390946976" calcext:value-type="float">
            <text:p>0.651512390946976</text:p>
          </table:table-cell>
          <table:table-cell office:value-type="float" office:value="0.406660440001927" calcext:value-type="float">
            <text:p>0.406660440001927</text:p>
          </table:table-cell>
          <table:table-cell office:value-type="float" office:value="0.634657976311946" calcext:value-type="float">
            <text:p>0.634657976311946</text:p>
          </table:table-cell>
        </table:table-row>
        <table:table-row table:style-name="ro1">
          <table:table-cell office:value-type="float" office:value="0.866608114102622" calcext:value-type="float">
            <text:p>0.866608114102622</text:p>
          </table:table-cell>
          <table:table-cell office:value-type="float" office:value="0.996560927999625" calcext:value-type="float">
            <text:p>0.996560927999625</text:p>
          </table:table-cell>
          <table:table-cell office:value-type="float" office:value="0.034177071463336" calcext:value-type="float">
            <text:p>0.034177071463336</text:p>
          </table:table-cell>
          <table:table-cell office:value-type="float" office:value="0.992536621991606" calcext:value-type="float">
            <text:p>0.992536621991606</text:p>
          </table:table-cell>
          <table:table-cell office:value-type="float" office:value="0.022349245178132" calcext:value-type="float">
            <text:p>0.022349245178132</text:p>
          </table:table-cell>
          <table:table-cell office:value-type="float" office:value="0.432400999756883" calcext:value-type="float">
            <text:p>0.432400999756883</text:p>
          </table:table-cell>
          <table:table-cell office:value-type="float" office:value="0.651704862358596" calcext:value-type="float">
            <text:p>0.651704862358596</text:p>
          </table:table-cell>
          <table:table-cell office:value-type="float" office:value="0.406839016517957" calcext:value-type="float">
            <text:p>0.406839016517957</text:p>
          </table:table-cell>
          <table:table-cell office:value-type="float" office:value="0.634746875304708" calcext:value-type="float">
            <text:p>0.634746875304708</text:p>
          </table:table-cell>
        </table:table-row>
        <table:table-row table:style-name="ro1">
          <table:table-cell office:value-type="float" office:value="0.867426797691196" calcext:value-type="float">
            <text:p>0.867426797691196</text:p>
          </table:table-cell>
          <table:table-cell office:value-type="float" office:value="0.996571469847822" calcext:value-type="float">
            <text:p>0.996571469847822</text:p>
          </table:table-cell>
          <table:table-cell office:value-type="float" office:value="0.0341991914447579" calcext:value-type="float">
            <text:p>0.0341991914447579</text:p>
          </table:table-cell>
          <table:table-cell office:value-type="float" office:value="0.992550133792237" calcext:value-type="float">
            <text:p>0.992550133792237</text:p>
          </table:table-cell>
          <table:table-cell office:value-type="float" office:value="0.0223469587729913" calcext:value-type="float">
            <text:p>0.0223469587729913</text:p>
          </table:table-cell>
          <table:table-cell office:value-type="float" office:value="0.432749487690165" calcext:value-type="float">
            <text:p>0.432749487690165</text:p>
          </table:table-cell>
          <table:table-cell office:value-type="float" office:value="0.65189746129934" calcext:value-type="float">
            <text:p>0.65189746129934</text:p>
          </table:table-cell>
          <table:table-cell office:value-type="float" office:value="0.40701747780982" calcext:value-type="float">
            <text:p>0.40701747780982</text:p>
          </table:table-cell>
          <table:table-cell office:value-type="float" office:value="0.634835951069043" calcext:value-type="float">
            <text:p>0.634835951069043</text:p>
          </table:table-cell>
        </table:table-row>
        <table:table-row table:style-name="ro1">
          <table:table-cell office:value-type="float" office:value="0.86823916258109" calcext:value-type="float">
            <text:p>0.86823916258109</text:p>
          </table:table-cell>
          <table:table-cell office:value-type="float" office:value="0.996581874730977" calcext:value-type="float">
            <text:p>0.996581874730977</text:p>
          </table:table-cell>
          <table:table-cell office:value-type="float" office:value="0.0342215400008773" calcext:value-type="float">
            <text:p>0.0342215400008773</text:p>
          </table:table-cell>
          <table:table-cell office:value-type="float" office:value="0.992563499987946" calcext:value-type="float">
            <text:p>0.992563499987946</text:p>
          </table:table-cell>
          <table:table-cell office:value-type="float" office:value="0.022344839424852" calcext:value-type="float">
            <text:p>0.022344839424852</text:p>
          </table:table-cell>
          <table:table-cell office:value-type="float" office:value="0.433097954253058" calcext:value-type="float">
            <text:p>0.433097954253058</text:p>
          </table:table-cell>
          <table:table-cell office:value-type="float" office:value="0.652090186797425" calcext:value-type="float">
            <text:p>0.652090186797425</text:p>
          </table:table-cell>
          <table:table-cell office:value-type="float" office:value="0.407195824436011" calcext:value-type="float">
            <text:p>0.407195824436011</text:p>
          </table:table-cell>
          <table:table-cell office:value-type="float" office:value="0.634925202811345" calcext:value-type="float">
            <text:p>0.634925202811345</text:p>
          </table:table-cell>
        </table:table-row>
        <table:table-row table:style-name="ro1">
          <table:table-cell office:value-type="float" office:value="0.869045259384905" calcext:value-type="float">
            <text:p>0.869045259384905</text:p>
          </table:table-cell>
          <table:table-cell office:value-type="float" office:value="0.996592144407143" calcext:value-type="float">
            <text:p>0.996592144407143</text:p>
          </table:table-cell>
          <table:table-cell office:value-type="float" office:value="0.0342441159331593" calcext:value-type="float">
            <text:p>0.0342441159331593</text:p>
          </table:table-cell>
          <table:table-cell office:value-type="float" office:value="0.992576722266092" calcext:value-type="float">
            <text:p>0.992576722266092</text:p>
          </table:table-cell>
          <table:table-cell office:value-type="float" office:value="0.022342885663958" calcext:value-type="float">
            <text:p>0.022342885663958</text:p>
          </table:table-cell>
          <table:table-cell office:value-type="float" office:value="0.433446400125119" calcext:value-type="float">
            <text:p>0.433446400125119</text:p>
          </table:table-cell>
          <table:table-cell office:value-type="float" office:value="0.652283037370544" calcext:value-type="float">
            <text:p>0.652283037370544</text:p>
          </table:table-cell>
          <table:table-cell office:value-type="float" office:value="0.407374057502045" calcext:value-type="float">
            <text:p>0.407374057502045</text:p>
          </table:table-cell>
          <table:table-cell office:value-type="float" office:value="0.635014629215827" calcext:value-type="float">
            <text:p>0.635014629215827</text:p>
          </table:table-cell>
        </table:table-row>
        <table:table-row table:style-name="ro1">
          <table:table-cell office:value-type="float" office:value="0.869845139010747" calcext:value-type="float">
            <text:p>0.869845139010747</text:p>
          </table:table-cell>
          <table:table-cell office:value-type="float" office:value="0.996602280560699" calcext:value-type="float">
            <text:p>0.996602280560699</text:p>
          </table:table-cell>
          <table:table-cell office:value-type="float" office:value="0.0342669183125405" calcext:value-type="float">
            <text:p>0.0342669183125405</text:p>
          </table:table-cell>
          <table:table-cell office:value-type="float" office:value="0.992589802197374" calcext:value-type="float">
            <text:p>0.992589802197374</text:p>
          </table:table-cell>
          <table:table-cell office:value-type="float" office:value="0.0223410962350372" calcext:value-type="float">
            <text:p>0.0223410962350372</text:p>
          </table:table-cell>
          <table:table-cell office:value-type="float" office:value="0.433794825098495" calcext:value-type="float">
            <text:p>0.433794825098495</text:p>
          </table:table-cell>
          <table:table-cell office:value-type="float" office:value="0.652476012381307" calcext:value-type="float">
            <text:p>0.652476012381307</text:p>
          </table:table-cell>
          <table:table-cell office:value-type="float" office:value="0.407552177236517" calcext:value-type="float">
            <text:p>0.407552177236517</text:p>
          </table:table-cell>
          <table:table-cell office:value-type="float" office:value="0.635104229822182" calcext:value-type="float">
            <text:p>0.635104229822182</text:p>
          </table:table-cell>
        </table:table-row>
        <table:table-row table:style-name="ro1">
          <table:table-cell office:value-type="float" office:value="0.870638851153796" calcext:value-type="float">
            <text:p>0.870638851153796</text:p>
          </table:table-cell>
          <table:table-cell office:value-type="float" office:value="0.996612285059865" calcext:value-type="float">
            <text:p>0.996612285059865</text:p>
          </table:table-cell>
          <table:table-cell office:value-type="float" office:value="0.0342899456674633" calcext:value-type="float">
            <text:p>0.0342899456674633</text:p>
          </table:table-cell>
          <table:table-cell office:value-type="float" office:value="0.99260274161706" calcext:value-type="float">
            <text:p>0.99260274161706</text:p>
          </table:table-cell>
          <table:table-cell office:value-type="float" office:value="0.0223394694381092" calcext:value-type="float">
            <text:p>0.0223394694381092</text:p>
          </table:table-cell>
          <table:table-cell office:value-type="float" office:value="0.434143230291372" calcext:value-type="float">
            <text:p>0.434143230291372</text:p>
          </table:table-cell>
          <table:table-cell office:value-type="float" office:value="0.652669109910882" calcext:value-type="float">
            <text:p>0.652669109910882</text:p>
          </table:table-cell>
          <table:table-cell office:value-type="float" office:value="0.407730185185541" calcext:value-type="float">
            <text:p>0.407730185185541</text:p>
          </table:table-cell>
          <table:table-cell office:value-type="float" office:value="0.635194002875894" calcext:value-type="float">
            <text:p>0.635194002875894</text:p>
          </table:table-cell>
        </table:table-row>
        <table:table-row table:style-name="ro1">
          <table:table-cell office:value-type="float" office:value="0.871426446384382" calcext:value-type="float">
            <text:p>0.871426446384382</text:p>
          </table:table-cell>
          <table:table-cell office:value-type="float" office:value="0.996622159565835" calcext:value-type="float">
            <text:p>0.996622159565835</text:p>
          </table:table-cell>
          <table:table-cell office:value-type="float" office:value="0.0343131971524659" calcext:value-type="float">
            <text:p>0.0343131971524659</text:p>
          </table:table-cell>
          <table:table-cell office:value-type="float" office:value="0.992615542060477" calcext:value-type="float">
            <text:p>0.992615542060477</text:p>
          </table:table-cell>
          <table:table-cell office:value-type="float" office:value="0.0223380040829143" calcext:value-type="float">
            <text:p>0.0223380040829143</text:p>
          </table:table-cell>
          <table:table-cell office:value-type="float" office:value="0.434491615239568" calcext:value-type="float">
            <text:p>0.434491615239568</text:p>
          </table:table-cell>
          <table:table-cell office:value-type="float" office:value="0.652862329584358" calcext:value-type="float">
            <text:p>0.652862329584358</text:p>
          </table:table-cell>
          <table:table-cell office:value-type="float" office:value="0.407908081319787" calcext:value-type="float">
            <text:p>0.407908081319787</text:p>
          </table:table-cell>
          <table:table-cell office:value-type="float" office:value="0.635283948177926" calcext:value-type="float">
            <text:p>0.635283948177926</text:p>
          </table:table-cell>
        </table:table-row>
        <table:table-row table:style-name="ro1">
          <table:table-cell office:value-type="float" office:value="0.872207974047124" calcext:value-type="float">
            <text:p>0.872207974047124</text:p>
          </table:table-cell>
          <table:table-cell office:value-type="float" office:value="0.996631905922986" calcext:value-type="float">
            <text:p>0.996631905922986</text:p>
          </table:table-cell>
          <table:table-cell office:value-type="float" office:value="0.0343366713773438" calcext:value-type="float">
            <text:p>0.0343366713773438</text:p>
          </table:table-cell>
          <table:table-cell office:value-type="float" office:value="0.992628205327398" calcext:value-type="float">
            <text:p>0.992628205327398</text:p>
          </table:table-cell>
          <table:table-cell office:value-type="float" office:value="0.0223366985331661" calcext:value-type="float">
            <text:p>0.0223366985331661</text:p>
          </table:table-cell>
          <table:table-cell office:value-type="float" office:value="0.434839980812297" calcext:value-type="float">
            <text:p>0.434839980812297</text:p>
          </table:table-cell>
          <table:table-cell office:value-type="float" office:value="0.653055669736991" calcext:value-type="float">
            <text:p>0.653055669736991</text:p>
          </table:table-cell>
          <table:table-cell office:value-type="float" office:value="0.408085866935201" calcext:value-type="float">
            <text:p>0.408085866935201</text:p>
          </table:table-cell>
          <table:table-cell office:value-type="float" office:value="0.635374064226777" calcext:value-type="float">
            <text:p>0.635374064226777</text:p>
          </table:table-cell>
        </table:table-row>
        <table:table-row table:style-name="ro1">
          <table:table-cell office:value-type="float" office:value="0.872983483768697" calcext:value-type="float">
            <text:p>0.872983483768697</text:p>
          </table:table-cell>
          <table:table-cell office:value-type="float" office:value="0.996641525892655" calcext:value-type="float">
            <text:p>0.996641525892655</text:p>
          </table:table-cell>
          <table:table-cell office:value-type="float" office:value="0.0343603672329793" calcext:value-type="float">
            <text:p>0.0343603672329793</text:p>
          </table:table-cell>
          <table:table-cell office:value-type="float" office:value="0.99264073309109" calcext:value-type="float">
            <text:p>0.99264073309109</text:p>
          </table:table-cell>
          <table:table-cell office:value-type="float" office:value="0.0223355513780188" calcext:value-type="float">
            <text:p>0.0223355513780188</text:p>
          </table:table-cell>
          <table:table-cell office:value-type="float" office:value="0.43518832698575" calcext:value-type="float">
            <text:p>0.43518832698575</text:p>
          </table:table-cell>
          <table:table-cell office:value-type="float" office:value="0.65324912955392" calcext:value-type="float">
            <text:p>0.65324912955392</text:p>
          </table:table-cell>
          <table:table-cell office:value-type="float" office:value="0.408263542445261" calcext:value-type="float">
            <text:p>0.408263542445261</text:p>
          </table:table-cell>
          <table:table-cell office:value-type="float" office:value="0.635464350381621" calcext:value-type="float">
            <text:p>0.635464350381621</text:p>
          </table:table-cell>
        </table:table-row>
        <table:table-row table:style-name="ro1">
          <table:table-cell office:value-type="float" office:value="0.873753024599995" calcext:value-type="float">
            <text:p>0.873753024599995</text:p>
          </table:table-cell>
          <table:table-cell office:value-type="float" office:value="0.996651021276385" calcext:value-type="float">
            <text:p>0.996651021276385</text:p>
          </table:table-cell>
          <table:table-cell office:value-type="float" office:value="0.034384283455984" calcext:value-type="float">
            <text:p>0.034384283455984</text:p>
          </table:table-cell>
          <table:table-cell office:value-type="float" office:value="0.992653127090903" calcext:value-type="float">
            <text:p>0.992653127090903</text:p>
          </table:table-cell>
          <table:table-cell office:value-type="float" office:value="0.0223345610830677" calcext:value-type="float">
            <text:p>0.0223345610830677</text:p>
          </table:table-cell>
          <table:table-cell office:value-type="float" office:value="0.435536654298588" calcext:value-type="float">
            <text:p>0.435536654298588</text:p>
          </table:table-cell>
          <table:table-cell office:value-type="float" office:value="0.65344270770687" calcext:value-type="float">
            <text:p>0.65344270770687</text:p>
          </table:table-cell>
          <table:table-cell office:value-type="float" office:value="0.408441108813614" calcext:value-type="float">
            <text:p>0.408441108813614</text:p>
          </table:table-cell>
          <table:table-cell office:value-type="float" office:value="0.635554805476425" calcext:value-type="float">
            <text:p>0.635554805476425</text:p>
          </table:table-cell>
        </table:table-row>
        <table:table-row table:style-name="ro1">
          <table:table-cell office:value-type="float" office:value="0.874516645534873" calcext:value-type="float">
            <text:p>0.874516645534873</text:p>
          </table:table-cell>
          <table:table-cell office:value-type="float" office:value="0.996660393859669" calcext:value-type="float">
            <text:p>0.996660393859669</text:p>
          </table:table-cell>
          <table:table-cell office:value-type="float" office:value="0.0344084188723007" calcext:value-type="float">
            <text:p>0.0344084188723007</text:p>
          </table:table-cell>
          <table:table-cell office:value-type="float" office:value="0.992665389034537" calcext:value-type="float">
            <text:p>0.992665389034537</text:p>
          </table:table-cell>
          <table:table-cell office:value-type="float" office:value="0.0223337261819323" calcext:value-type="float">
            <text:p>0.0223337261819323</text:p>
          </table:table-cell>
          <table:table-cell office:value-type="float" office:value="0.435884962784924" calcext:value-type="float">
            <text:p>0.435884962784924</text:p>
          </table:table-cell>
          <table:table-cell office:value-type="float" office:value="0.653636403325031" calcext:value-type="float">
            <text:p>0.653636403325031</text:p>
          </table:table-cell>
          <table:table-cell office:value-type="float" office:value="0.408618566512356" calcext:value-type="float">
            <text:p>0.408618566512356</text:p>
          </table:table-cell>
          <table:table-cell office:value-type="float" office:value="0.635645428813241" calcext:value-type="float">
            <text:p>0.635645428813241</text:p>
          </table:table-cell>
        </table:table-row>
        <table:table-row table:style-name="ro1">
          <table:table-cell office:value-type="float" office:value="0.875274394991143" calcext:value-type="float">
            <text:p>0.875274394991143</text:p>
          </table:table-cell>
          <table:table-cell office:value-type="float" office:value="0.9966696454666" calcext:value-type="float">
            <text:p>0.9966696454666</text:p>
          </table:table-cell>
          <table:table-cell office:value-type="float" office:value="0.0344327721556574" calcext:value-type="float">
            <text:p>0.0344327721556574</text:p>
          </table:table-cell>
          <table:table-cell office:value-type="float" office:value="0.992677520693989" calcext:value-type="float">
            <text:p>0.992677520693989</text:p>
          </table:table-cell>
          <table:table-cell office:value-type="float" office:value="0.0223330450866877" calcext:value-type="float">
            <text:p>0.0223330450866877</text:p>
          </table:table-cell>
          <table:table-cell office:value-type="float" office:value="0.436233253039187" calcext:value-type="float">
            <text:p>0.436233253039187</text:p>
          </table:table-cell>
          <table:table-cell office:value-type="float" office:value="0.653830215026898" calcext:value-type="float">
            <text:p>0.653830215026898</text:p>
          </table:table-cell>
          <table:table-cell office:value-type="float" office:value="0.408795916561471" calcext:value-type="float">
            <text:p>0.408795916561471</text:p>
          </table:table-cell>
          <table:table-cell office:value-type="float" office:value="0.635736219171482" calcext:value-type="float">
            <text:p>0.635736219171482</text:p>
          </table:table-cell>
        </table:table-row>
        <table:table-row table:style-name="ro1">
          <table:table-cell office:value-type="float" office:value="0.876026321638855" calcext:value-type="float">
            <text:p>0.876026321638855</text:p>
          </table:table-cell>
          <table:table-cell office:value-type="float" office:value="0.996678777835863" calcext:value-type="float">
            <text:p>0.996678777835863</text:p>
          </table:table-cell>
          <table:table-cell office:value-type="float" office:value="0.0344573422614154" calcext:value-type="float">
            <text:p>0.0344573422614154</text:p>
          </table:table-cell>
          <table:table-cell office:value-type="float" office:value="0.992689523712918" calcext:value-type="float">
            <text:p>0.992689523712918</text:p>
          </table:table-cell>
          <table:table-cell office:value-type="float" office:value="0.0223325164357482" calcext:value-type="float">
            <text:p>0.0223325164357482</text:p>
          </table:table-cell>
          <table:table-cell office:value-type="float" office:value="0.436581524771585" calcext:value-type="float">
            <text:p>0.436581524771585</text:p>
          </table:table-cell>
          <table:table-cell office:value-type="float" office:value="0.654024142269271" calcext:value-type="float">
            <text:p>0.654024142269271</text:p>
          </table:table-cell>
          <table:table-cell office:value-type="float" office:value="0.408973159107956" calcext:value-type="float">
            <text:p>0.408973159107956</text:p>
          </table:table-cell>
          <table:table-cell office:value-type="float" office:value="0.635827176180331" calcext:value-type="float">
            <text:p>0.635827176180331</text:p>
          </table:table-cell>
        </table:table-row>
        <table:table-row table:style-name="ro1">
          <table:table-cell office:value-type="float" office:value="0.876772472927568" calcext:value-type="float">
            <text:p>0.876772472927568</text:p>
          </table:table-cell>
          <table:table-cell office:value-type="float" office:value="0.996687792875086" calcext:value-type="float">
            <text:p>0.996687792875086</text:p>
          </table:table-cell>
          <table:table-cell office:value-type="float" office:value="0.0344821276143124" calcext:value-type="float">
            <text:p>0.0344821276143124</text:p>
          </table:table-cell>
          <table:table-cell office:value-type="float" office:value="0.992701399984657" calcext:value-type="float">
            <text:p>0.992701399984657</text:p>
          </table:table-cell>
          <table:table-cell office:value-type="float" office:value="0.0223321384362647" calcext:value-type="float">
            <text:p>0.0223321384362647</text:p>
          </table:table-cell>
          <table:table-cell office:value-type="float" office:value="0.436929779018502" calcext:value-type="float">
            <text:p>0.436929779018502</text:p>
          </table:table-cell>
          <table:table-cell office:value-type="float" office:value="0.654218183227681" calcext:value-type="float">
            <text:p>0.654218183227681</text:p>
          </table:table-cell>
          <table:table-cell office:value-type="float" office:value="0.409150295616789" calcext:value-type="float">
            <text:p>0.409150295616789</text:p>
          </table:table-cell>
          <table:table-cell office:value-type="float" office:value="0.635918298174549" calcext:value-type="float">
            <text:p>0.635918298174549</text:p>
          </table:table-cell>
        </table:table-row>
        <table:table-row table:style-name="ro1">
          <table:table-cell office:value-type="float" office:value="0.877512897197067" calcext:value-type="float">
            <text:p>0.877512897197067</text:p>
          </table:table-cell>
          <table:table-cell office:value-type="float" office:value="0.996696692272559" calcext:value-type="float">
            <text:p>0.996696692272559</text:p>
          </table:table-cell>
          <table:table-cell office:value-type="float" office:value="0.034507127304291" calcext:value-type="float">
            <text:p>0.034507127304291</text:p>
          </table:table-cell>
          <table:table-cell office:value-type="float" office:value="0.992713151084885" calcext:value-type="float">
            <text:p>0.992713151084885</text:p>
          </table:table-cell>
          <table:table-cell office:value-type="float" office:value="0.0223319098361658" calcext:value-type="float">
            <text:p>0.0223319098361658</text:p>
          </table:table-cell>
          <table:table-cell office:value-type="float" office:value="0.437278015162692" calcext:value-type="float">
            <text:p>0.437278015162692</text:p>
          </table:table-cell>
          <table:table-cell office:value-type="float" office:value="0.654412337690288" calcext:value-type="float">
            <text:p>0.654412337690288</text:p>
          </table:table-cell>
          <table:table-cell office:value-type="float" office:value="0.409327325906198" calcext:value-type="float">
            <text:p>0.409327325906198</text:p>
          </table:table-cell>
          <table:table-cell office:value-type="float" office:value="0.636009585114203" calcext:value-type="float">
            <text:p>0.636009585114203</text:p>
          </table:table-cell>
        </table:table-row>
        <table:table-row table:style-name="ro1">
          <table:table-cell office:value-type="float" office:value="0.878247641240583" calcext:value-type="float">
            <text:p>0.878247641240583</text:p>
          </table:table-cell>
          <table:table-cell office:value-type="float" office:value="0.996705477948011" calcext:value-type="float">
            <text:p>0.996705477948011</text:p>
          </table:table-cell>
          <table:table-cell office:value-type="float" office:value="0.0345323397020485" calcext:value-type="float">
            <text:p>0.0345323397020485</text:p>
          </table:table-cell>
          <table:table-cell office:value-type="float" office:value="0.992724778929271" calcext:value-type="float">
            <text:p>0.992724778929271</text:p>
          </table:table-cell>
          <table:table-cell office:value-type="float" office:value="0.0223318287985972" calcext:value-type="float">
            <text:p>0.0223318287985972</text:p>
          </table:table-cell>
          <table:table-cell office:value-type="float" office:value="0.437626234300097" calcext:value-type="float">
            <text:p>0.437626234300097</text:p>
          </table:table-cell>
          <table:table-cell office:value-type="float" office:value="0.654606603773808" calcext:value-type="float">
            <text:p>0.654606603773808</text:p>
          </table:table-cell>
          <table:table-cell office:value-type="float" office:value="0.409504251501876" calcext:value-type="float">
            <text:p>0.409504251501876</text:p>
          </table:table-cell>
          <table:table-cell office:value-type="float" office:value="0.63610103527423" calcext:value-type="float">
            <text:p>0.63610103527423</text:p>
          </table:table-cell>
        </table:table-row>
        <table:table-row table:style-name="ro1">
          <table:table-cell office:value-type="float" office:value="0.878976752734354" calcext:value-type="float">
            <text:p>0.878976752734354</text:p>
          </table:table-cell>
          <table:table-cell office:value-type="float" office:value="0.996714151601377" calcext:value-type="float">
            <text:p>0.996714151601377</text:p>
          </table:table-cell>
          <table:table-cell office:value-type="float" office:value="0.0345577638453014" calcext:value-type="float">
            <text:p>0.0345577638453014</text:p>
          </table:table-cell>
          <table:table-cell office:value-type="float" office:value="0.992736285115209" calcext:value-type="float">
            <text:p>0.992736285115209</text:p>
          </table:table-cell>
          <table:table-cell office:value-type="float" office:value="0.0223318940287663" calcext:value-type="float">
            <text:p>0.0223318940287663</text:p>
          </table:table-cell>
          <table:table-cell office:value-type="float" office:value="0.437974435871842" calcext:value-type="float">
            <text:p>0.437974435871842</text:p>
          </table:table-cell>
          <table:table-cell office:value-type="float" office:value="0.654800981208483" calcext:value-type="float">
            <text:p>0.654800981208483</text:p>
          </table:table-cell>
          <table:table-cell office:value-type="float" office:value="0.409681072281526" calcext:value-type="float">
            <text:p>0.409681072281526</text:p>
          </table:table-cell>
          <table:table-cell office:value-type="float" office:value="0.636192648555934" calcext:value-type="float">
            <text:p>0.636192648555934</text:p>
          </table:table-cell>
        </table:table-row>
        <table:table-row table:style-name="ro1">
          <table:table-cell office:value-type="float" office:value="0.879700278124938" calcext:value-type="float">
            <text:p>0.879700278124938</text:p>
          </table:table-cell>
          <table:table-cell office:value-type="float" office:value="0.996722715097905" calcext:value-type="float">
            <text:p>0.996722715097905</text:p>
          </table:table-cell>
          <table:table-cell office:value-type="float" office:value="0.034583398241338" calcext:value-type="float">
            <text:p>0.034583398241338</text:p>
          </table:table-cell>
          <table:table-cell office:value-type="float" office:value="0.992747671486607" calcext:value-type="float">
            <text:p>0.992747671486607</text:p>
          </table:table-cell>
          <table:table-cell office:value-type="float" office:value="0.0223321038020829" calcext:value-type="float">
            <text:p>0.0223321038020829</text:p>
          </table:table-cell>
          <table:table-cell office:value-type="float" office:value="0.438322620652029" calcext:value-type="float">
            <text:p>0.438322620652029</text:p>
          </table:table-cell>
          <table:table-cell office:value-type="float" office:value="0.654995468435559" calcext:value-type="float">
            <text:p>0.654995468435559</text:p>
          </table:table-cell>
          <table:table-cell office:value-type="float" office:value="0.409857789448124" calcext:value-type="float">
            <text:p>0.409857789448124</text:p>
          </table:table-cell>
          <table:table-cell office:value-type="float" office:value="0.636284423558488" calcext:value-type="float">
            <text:p>0.636284423558488</text:p>
          </table:table-cell>
        </table:table-row>
        <table:table-row table:style-name="ro1">
          <table:table-cell office:value-type="float" office:value="0.88041826409562" calcext:value-type="float">
            <text:p>0.88041826409562</text:p>
          </table:table-cell>
          <table:table-cell office:value-type="float" office:value="0.996731170207046" calcext:value-type="float">
            <text:p>0.996731170207046</text:p>
          </table:table-cell>
          <table:table-cell office:value-type="float" office:value="0.0346092416921537" calcext:value-type="float">
            <text:p>0.0346092416921537</text:p>
          </table:table-cell>
          <table:table-cell office:value-type="float" office:value="0.992758939748124" calcext:value-type="float">
            <text:p>0.992758939748124</text:p>
          </table:table-cell>
          <table:table-cell office:value-type="float" office:value="0.0223324566325345" calcext:value-type="float">
            <text:p>0.0223324566325345</text:p>
          </table:table-cell>
          <table:table-cell office:value-type="float" office:value="0.438670788525901" calcext:value-type="float">
            <text:p>0.438670788525901</text:p>
          </table:table-cell>
          <table:table-cell office:value-type="float" office:value="0.65519006473796" calcext:value-type="float">
            <text:p>0.65519006473796</text:p>
          </table:table-cell>
          <table:table-cell office:value-type="float" office:value="0.410034403327186" calcext:value-type="float">
            <text:p>0.410034403327186</text:p>
          </table:table-cell>
          <table:table-cell office:value-type="float" office:value="0.63637635973462" calcext:value-type="float">
            <text:p>0.63637635973462</text:p>
          </table:table-cell>
        </table:table-row>
        <table:table-row table:style-name="ro1">
          <table:table-cell office:value-type="float" office:value="0.881130756743058" calcext:value-type="float">
            <text:p>0.881130756743058</text:p>
          </table:table-cell>
          <table:table-cell office:value-type="float" office:value="0.99673951873651" calcext:value-type="float">
            <text:p>0.99673951873651</text:p>
          </table:table-cell>
          <table:table-cell office:value-type="float" office:value="0.0346352928464504" calcext:value-type="float">
            <text:p>0.0346352928464504</text:p>
          </table:table-cell>
          <table:table-cell office:value-type="float" office:value="0.992770091668457" calcext:value-type="float">
            <text:p>0.992770091668457</text:p>
          </table:table-cell>
          <table:table-cell office:value-type="float" office:value="0.022332950912118" calcext:value-type="float">
            <text:p>0.022332950912118</text:p>
          </table:table-cell>
          <table:table-cell office:value-type="float" office:value="0.439018939941946" calcext:value-type="float">
            <text:p>0.439018939941946</text:p>
          </table:table-cell>
          <table:table-cell office:value-type="float" office:value="0.655384768885517" calcext:value-type="float">
            <text:p>0.655384768885517</text:p>
          </table:table-cell>
          <table:table-cell office:value-type="float" office:value="0.410210914795047" calcext:value-type="float">
            <text:p>0.410210914795047</text:p>
          </table:table-cell>
          <table:table-cell office:value-type="float" office:value="0.636468456011785" calcext:value-type="float">
            <text:p>0.636468456011785</text:p>
          </table:table-cell>
        </table:table-row>
        <table:table-row table:style-name="ro1">
          <table:table-cell office:value-type="float" office:value="0.88183780207007" calcext:value-type="float">
            <text:p>0.88183780207007</text:p>
          </table:table-cell>
          <table:table-cell office:value-type="float" office:value="0.99674776245821" calcext:value-type="float">
            <text:p>0.99674776245821</text:p>
          </table:table-cell>
          <table:table-cell office:value-type="float" office:value="0.0346615504617638" calcext:value-type="float">
            <text:p>0.0346615504617638</text:p>
          </table:table-cell>
          <table:table-cell office:value-type="float" office:value="0.992781128964896" calcext:value-type="float">
            <text:p>0.992781128964896</text:p>
          </table:table-cell>
          <table:table-cell office:value-type="float" office:value="0.022333585120485" calcext:value-type="float">
            <text:p>0.022333585120485</text:p>
          </table:table-cell>
          <table:table-cell office:value-type="float" office:value="0.439367074847412" calcext:value-type="float">
            <text:p>0.439367074847412</text:p>
          </table:table-cell>
          <table:table-cell office:value-type="float" office:value="0.655579580097918" calcext:value-type="float">
            <text:p>0.655579580097918</text:p>
          </table:table-cell>
          <table:table-cell office:value-type="float" office:value="0.410387324240894" calcext:value-type="float">
            <text:p>0.410387324240894</text:p>
          </table:table-cell>
          <table:table-cell office:value-type="float" office:value="0.636560711778913" calcext:value-type="float">
            <text:p>0.636560711778913</text:p>
          </table:table-cell>
        </table:table-row>
        <table:table-row table:style-name="ro1">
          <table:table-cell office:value-type="float" office:value="0.882539445495685" calcext:value-type="float">
            <text:p>0.882539445495685</text:p>
          </table:table-cell>
          <table:table-cell office:value-type="float" office:value="0.996755903181201" calcext:value-type="float">
            <text:p>0.996755903181201</text:p>
          </table:table-cell>
          <table:table-cell office:value-type="float" office:value="0.0346880131440845" calcext:value-type="float">
            <text:p>0.0346880131440845</text:p>
          </table:table-cell>
          <table:table-cell office:value-type="float" office:value="0.992792053417437" calcext:value-type="float">
            <text:p>0.992792053417437</text:p>
          </table:table-cell>
          <table:table-cell office:value-type="float" office:value="0.0223343576169529" calcext:value-type="float">
            <text:p>0.0223343576169529</text:p>
          </table:table-cell>
          <table:table-cell office:value-type="float" office:value="0.439715193750474" calcext:value-type="float">
            <text:p>0.439715193750474</text:p>
          </table:table-cell>
          <table:table-cell office:value-type="float" office:value="0.655774497084731" calcext:value-type="float">
            <text:p>0.655774497084731</text:p>
          </table:table-cell>
          <table:table-cell office:value-type="float" office:value="0.410563632602257" calcext:value-type="float">
            <text:p>0.410563632602257</text:p>
          </table:table-cell>
          <table:table-cell office:value-type="float" office:value="0.636653125902474" calcext:value-type="float">
            <text:p>0.636653125902474</text:p>
          </table:table-cell>
        </table:table-row>
        <table:table-row table:style-name="ro1">
          <table:table-cell office:value-type="float" office:value="0.88323573265241" calcext:value-type="float">
            <text:p>0.88323573265241</text:p>
          </table:table-cell>
          <table:table-cell office:value-type="float" office:value="0.996763942617417" calcext:value-type="float">
            <text:p>0.996763942617417</text:p>
          </table:table-cell>
          <table:table-cell office:value-type="float" office:value="0.0347146797936937" calcext:value-type="float">
            <text:p>0.0347146797936937</text:p>
          </table:table-cell>
          <table:table-cell office:value-type="float" office:value="0.992802866666022" calcext:value-type="float">
            <text:p>0.992802866666022</text:p>
          </table:table-cell>
          <table:table-cell office:value-type="float" office:value="0.0223352669993289" calcext:value-type="float">
            <text:p>0.0223352669993289</text:p>
          </table:table-cell>
          <table:table-cell office:value-type="float" office:value="0.440063296279226" calcext:value-type="float">
            <text:p>0.440063296279226</text:p>
          </table:table-cell>
          <table:table-cell office:value-type="float" office:value="0.655969519385737" calcext:value-type="float">
            <text:p>0.655969519385737</text:p>
          </table:table-cell>
          <table:table-cell office:value-type="float" office:value="0.410739839948648" calcext:value-type="float">
            <text:p>0.410739839948648</text:p>
          </table:table-cell>
          <table:table-cell office:value-type="float" office:value="0.636745698091668" calcext:value-type="float">
            <text:p>0.636745698091668</text:p>
          </table:table-cell>
        </table:table-row>
        <table:table-row table:style-name="ro1">
          <table:table-cell office:value-type="float" office:value="0.883926707957374" calcext:value-type="float">
            <text:p>0.883926707957374</text:p>
          </table:table-cell>
          <table:table-cell office:value-type="float" office:value="0.996771882632193" calcext:value-type="float">
            <text:p>0.996771882632193</text:p>
          </table:table-cell>
          <table:table-cell office:value-type="float" office:value="0.0347415487927334" calcext:value-type="float">
            <text:p>0.0347415487927334</text:p>
          </table:table-cell>
          <table:table-cell office:value-type="float" office:value="0.992813570584558" calcext:value-type="float">
            <text:p>0.992813570584558</text:p>
          </table:table-cell>
          <table:table-cell office:value-type="float" office:value="0.0223363114484195" calcext:value-type="float">
            <text:p>0.0223363114484195</text:p>
          </table:table-cell>
          <table:table-cell office:value-type="float" office:value="0.440411383387144" calcext:value-type="float">
            <text:p>0.440411383387144</text:p>
          </table:table-cell>
          <table:table-cell office:value-type="float" office:value="0.656164645260896" calcext:value-type="float">
            <text:p>0.656164645260896</text:p>
          </table:table-cell>
          <table:table-cell office:value-type="float" office:value="0.41091594766711" calcext:value-type="float">
            <text:p>0.41091594766711</text:p>
          </table:table-cell>
          <table:table-cell office:value-type="float" office:value="0.636838426762168" calcext:value-type="float">
            <text:p>0.636838426762168</text:p>
          </table:table-cell>
        </table:table-row>
        <table:table-row table:style-name="ro1">
          <table:table-cell office:value-type="float" office:value="0.884612416672588" calcext:value-type="float">
            <text:p>0.884612416672588</text:p>
          </table:table-cell>
          <table:table-cell office:value-type="float" office:value="0.996779724874909" calcext:value-type="float">
            <text:p>0.996779724874909</text:p>
          </table:table-cell>
          <table:table-cell office:value-type="float" office:value="0.0347686191888033" calcext:value-type="float">
            <text:p>0.0347686191888033</text:p>
          </table:table-cell>
          <table:table-cell office:value-type="float" office:value="0.992824166732621" calcext:value-type="float">
            <text:p>0.992824166732621</text:p>
          </table:table-cell>
          <table:table-cell office:value-type="float" office:value="0.022337489684193" calcext:value-type="float">
            <text:p>0.022337489684193</text:p>
          </table:table-cell>
          <table:table-cell office:value-type="float" office:value="0.440759454378874" calcext:value-type="float">
            <text:p>0.440759454378874</text:p>
          </table:table-cell>
          <table:table-cell office:value-type="float" office:value="0.65635987457472" calcext:value-type="float">
            <text:p>0.65635987457472</text:p>
          </table:table-cell>
          <table:table-cell office:value-type="float" office:value="0.41109195550301" calcext:value-type="float">
            <text:p>0.41109195550301</text:p>
          </table:table-cell>
          <table:table-cell office:value-type="float" office:value="0.63693131194806" calcext:value-type="float">
            <text:p>0.63693131194806</text:p>
          </table:table-cell>
        </table:table-row>
        <table:table-row table:style-name="ro1">
          <table:table-cell office:value-type="float" office:value="0.885292902525862" calcext:value-type="float">
            <text:p>0.885292902525862</text:p>
          </table:table-cell>
          <table:table-cell office:value-type="float" office:value="0.996787471204329" calcext:value-type="float">
            <text:p>0.996787471204329</text:p>
          </table:table-cell>
          <table:table-cell office:value-type="float" office:value="0.0347958893279197" calcext:value-type="float">
            <text:p>0.0347958893279197</text:p>
          </table:table-cell>
          <table:table-cell office:value-type="float" office:value="0.992834656987589" calcext:value-type="float">
            <text:p>0.992834656987589</text:p>
          </table:table-cell>
          <table:table-cell office:value-type="float" office:value="0.0223387998619551" calcext:value-type="float">
            <text:p>0.0223387998619551</text:p>
          </table:table-cell>
          <table:table-cell office:value-type="float" office:value="0.441107510271449" calcext:value-type="float">
            <text:p>0.441107510271449</text:p>
          </table:table-cell>
          <table:table-cell office:value-type="float" office:value="0.656555205521495" calcext:value-type="float">
            <text:p>0.656555205521495</text:p>
          </table:table-cell>
          <table:table-cell office:value-type="float" office:value="0.411267864908985" calcext:value-type="float">
            <text:p>0.411267864908985</text:p>
          </table:table-cell>
          <table:table-cell office:value-type="float" office:value="0.63702435199887" calcext:value-type="float">
            <text:p>0.63702435199887</text:p>
          </table:table-cell>
        </table:table-row>
        <table:table-row table:style-name="ro1">
          <table:table-cell office:value-type="float" office:value="0.885968210085931" calcext:value-type="float">
            <text:p>0.885968210085931</text:p>
          </table:table-cell>
          <table:table-cell office:value-type="float" office:value="0.996795123263176" calcext:value-type="float">
            <text:p>0.996795123263176</text:p>
          </table:table-cell>
          <table:table-cell office:value-type="float" office:value="0.03482335822327" calcext:value-type="float">
            <text:p>0.03482335822327</text:p>
          </table:table-cell>
          <table:table-cell office:value-type="float" office:value="0.992845042912199" calcext:value-type="float">
            <text:p>0.992845042912199</text:p>
          </table:table-cell>
          <table:table-cell office:value-type="float" office:value="0.0223402406772748" calcext:value-type="float">
            <text:p>0.0223402406772748</text:p>
          </table:table-cell>
          <table:table-cell office:value-type="float" office:value="0.441455550431278" calcext:value-type="float">
            <text:p>0.441455550431278</text:p>
          </table:table-cell>
          <table:table-cell office:value-type="float" office:value="0.656750637901632" calcext:value-type="float">
            <text:p>0.656750637901632</text:p>
          </table:table-cell>
          <table:table-cell office:value-type="float" office:value="0.411443675694116" calcext:value-type="float">
            <text:p>0.411443675694116</text:p>
          </table:table-cell>
          <table:table-cell office:value-type="float" office:value="0.637117546884267" calcext:value-type="float">
            <text:p>0.637117546884267</text:p>
          </table:table-cell>
        </table:table-row>
        <table:table-row table:style-name="ro1">
          <table:table-cell office:value-type="float" office:value="0.886638382701863" calcext:value-type="float">
            <text:p>0.886638382701863</text:p>
          </table:table-cell>
          <table:table-cell office:value-type="float" office:value="0.996802682845101" calcext:value-type="float">
            <text:p>0.996802682845101</text:p>
          </table:table-cell>
          <table:table-cell office:value-type="float" office:value="0.034851024368874" calcext:value-type="float">
            <text:p>0.034851024368874</text:p>
          </table:table-cell>
          <table:table-cell office:value-type="float" office:value="0.99285532630117" calcext:value-type="float">
            <text:p>0.99285532630117</text:p>
          </table:table-cell>
          <table:table-cell office:value-type="float" office:value="0.0223418104089884" calcext:value-type="float">
            <text:p>0.0223418104089884</text:p>
          </table:table-cell>
          <table:table-cell office:value-type="float" office:value="0.441803575557514" calcext:value-type="float">
            <text:p>0.441803575557514</text:p>
          </table:table-cell>
          <table:table-cell office:value-type="float" office:value="0.656946170227554" calcext:value-type="float">
            <text:p>0.656946170227554</text:p>
          </table:table-cell>
          <table:table-cell office:value-type="float" office:value="0.411619388992855" calcext:value-type="float">
            <text:p>0.411619388992855</text:p>
          </table:table-cell>
          <table:table-cell office:value-type="float" office:value="0.637210895272205" calcext:value-type="float">
            <text:p>0.637210895272205</text:p>
          </table:table-cell>
        </table:table-row>
        <table:table-row table:style-name="ro1">
          <table:table-cell office:value-type="float" office:value="0.887303463929766" calcext:value-type="float">
            <text:p>0.887303463929766</text:p>
          </table:table-cell>
          <table:table-cell office:value-type="float" office:value="0.996810151638291" calcext:value-type="float">
            <text:p>0.996810151638291</text:p>
          </table:table-cell>
          <table:table-cell office:value-type="float" office:value="0.0348788865646528" calcext:value-type="float">
            <text:p>0.0348788865646528</text:p>
          </table:table-cell>
          <table:table-cell office:value-type="float" office:value="0.992865508800182" calcext:value-type="float">
            <text:p>0.992865508800182</text:p>
          </table:table-cell>
          <table:table-cell office:value-type="float" office:value="0.0223435075850211" calcext:value-type="float">
            <text:p>0.0223435075850211</text:p>
          </table:table-cell>
          <table:table-cell office:value-type="float" office:value="0.442151585463672" calcext:value-type="float">
            <text:p>0.442151585463672</text:p>
          </table:table-cell>
          <table:table-cell office:value-type="float" office:value="0.657141801846425" calcext:value-type="float">
            <text:p>0.657141801846425</text:p>
          </table:table-cell>
          <table:table-cell office:value-type="float" office:value="0.411795005066159" calcext:value-type="float">
            <text:p>0.411795005066159</text:p>
          </table:table-cell>
          <table:table-cell office:value-type="float" office:value="0.637304396678268" calcext:value-type="float">
            <text:p>0.637304396678268</text:p>
          </table:table-cell>
        </table:table-row>
        <table:table-row table:style-name="ro1">
          <table:table-cell office:value-type="float" office:value="0.887963496741952" calcext:value-type="float">
            <text:p>0.887963496741952</text:p>
          </table:table-cell>
          <table:table-cell office:value-type="float" office:value="0.996817531369243" calcext:value-type="float">
            <text:p>0.996817531369243</text:p>
          </table:table-cell>
          <table:table-cell office:value-type="float" office:value="0.0349069434567064" calcext:value-type="float">
            <text:p>0.0349069434567064</text:p>
          </table:table-cell>
          <table:table-cell office:value-type="float" office:value="0.992875592118815" calcext:value-type="float">
            <text:p>0.992875592118815</text:p>
          </table:table-cell>
          <table:table-cell office:value-type="float" office:value="0.0223453306112317" calcext:value-type="float">
            <text:p>0.0223453306112317</text:p>
          </table:table-cell>
          <table:table-cell office:value-type="float" office:value="0.44249958052682" calcext:value-type="float">
            <text:p>0.44249958052682</text:p>
          </table:table-cell>
          <table:table-cell office:value-type="float" office:value="0.657337531593421" calcext:value-type="float">
            <text:p>0.657337531593421</text:p>
          </table:table-cell>
          <table:table-cell office:value-type="float" office:value="0.411970524725896" calcext:value-type="float">
            <text:p>0.411970524725896</text:p>
          </table:table-cell>
          <table:table-cell office:value-type="float" office:value="0.637398050093417" calcext:value-type="float">
            <text:p>0.637398050093417</text:p>
          </table:table-cell>
        </table:table-row>
        <table:table-row table:style-name="ro1">
          <table:table-cell office:value-type="float" office:value="0.888618523994559" calcext:value-type="float">
            <text:p>0.888618523994559</text:p>
          </table:table-cell>
          <table:table-cell office:value-type="float" office:value="0.996824823712696" calcext:value-type="float">
            <text:p>0.996824823712696</text:p>
          </table:table-cell>
          <table:table-cell office:value-type="float" office:value="0.0349351938162159" calcext:value-type="float">
            <text:p>0.0349351938162159</text:p>
          </table:table-cell>
          <table:table-cell office:value-type="float" office:value="0.992885577899163" calcext:value-type="float">
            <text:p>0.992885577899163</text:p>
          </table:table-cell>
          <table:table-cell office:value-type="float" office:value="0.0223472779973497" calcext:value-type="float">
            <text:p>0.0223472779973497</text:p>
          </table:table-cell>
          <table:table-cell office:value-type="float" office:value="0.442847560625914" calcext:value-type="float">
            <text:p>0.442847560625914</text:p>
          </table:table-cell>
          <table:table-cell office:value-type="float" office:value="0.657533358746545" calcext:value-type="float">
            <text:p>0.657533358746545</text:p>
          </table:table-cell>
          <table:table-cell office:value-type="float" office:value="0.412145948300894" calcext:value-type="float">
            <text:p>0.412145948300894</text:p>
          </table:table-cell>
          <table:table-cell office:value-type="float" office:value="0.637491854963976" calcext:value-type="float">
            <text:p>0.637491854963976</text:p>
          </table:table-cell>
        </table:table-row>
        <table:table-row table:style-name="ro1">
          <table:table-cell office:value-type="float" office:value="0.889268587965119" calcext:value-type="float">
            <text:p>0.889268587965119</text:p>
          </table:table-cell>
          <table:table-cell office:value-type="float" office:value="0.996832030381027" calcext:value-type="float">
            <text:p>0.996832030381027</text:p>
          </table:table-cell>
          <table:table-cell office:value-type="float" office:value="0.0349636362619949" calcext:value-type="float">
            <text:p>0.0349636362619949</text:p>
          </table:table-cell>
          <table:table-cell office:value-type="float" office:value="0.992895467846301" calcext:value-type="float">
            <text:p>0.992895467846301</text:p>
          </table:table-cell>
          <table:table-cell office:value-type="float" office:value="0.0223493481323549" calcext:value-type="float">
            <text:p>0.0223493481323549</text:p>
          </table:table-cell>
          <table:table-cell office:value-type="float" office:value="0.443195526200739" calcext:value-type="float">
            <text:p>0.443195526200739</text:p>
          </table:table-cell>
          <table:table-cell office:value-type="float" office:value="0.657729282075222" calcext:value-type="float">
            <text:p>0.657729282075222</text:p>
          </table:table-cell>
          <table:table-cell office:value-type="float" office:value="0.412321276668008" calcext:value-type="float">
            <text:p>0.412321276668008</text:p>
          </table:table-cell>
          <table:table-cell office:value-type="float" office:value="0.637585810214884" calcext:value-type="float">
            <text:p>0.637585810214884</text:p>
          </table:table-cell>
        </table:table-row>
        <table:table-row table:style-name="ro1">
          <table:table-cell office:value-type="float" office:value="0.88991373112009" calcext:value-type="float">
            <text:p>0.88991373112009</text:p>
          </table:table-cell>
          <table:table-cell office:value-type="float" office:value="0.99683915298074" calcext:value-type="float">
            <text:p>0.99683915298074</text:p>
          </table:table-cell>
          <table:table-cell office:value-type="float" office:value="0.034992269717494" calcext:value-type="float">
            <text:p>0.034992269717494</text:p>
          </table:table-cell>
          <table:table-cell office:value-type="float" office:value="0.992905263516369" calcext:value-type="float">
            <text:p>0.992905263516369</text:p>
          </table:table-cell>
          <table:table-cell office:value-type="float" office:value="0.022351539653358" calcext:value-type="float">
            <text:p>0.022351539653358</text:p>
          </table:table-cell>
          <table:table-cell office:value-type="float" office:value="0.443543476814468" calcext:value-type="float">
            <text:p>0.443543476814468</text:p>
          </table:table-cell>
          <table:table-cell office:value-type="float" office:value="0.657925301172085" calcext:value-type="float">
            <text:p>0.657925301172085</text:p>
          </table:table-cell>
          <table:table-cell office:value-type="float" office:value="0.412496509840219" calcext:value-type="float">
            <text:p>0.412496509840219</text:p>
          </table:table-cell>
          <table:table-cell office:value-type="float" office:value="0.637679915607789" calcext:value-type="float">
            <text:p>0.637679915607789</text:p>
          </table:table-cell>
        </table:table-row>
        <table:table-row table:style-name="ro1">
          <table:table-cell office:value-type="float" office:value="0.890553994727548" calcext:value-type="float">
            <text:p>0.890553994727548</text:p>
          </table:table-cell>
          <table:table-cell office:value-type="float" office:value="0.996846193259511" calcext:value-type="float">
            <text:p>0.996846193259511</text:p>
          </table:table-cell>
          <table:table-cell office:value-type="float" office:value="0.0350210925976012" calcext:value-type="float">
            <text:p>0.0350210925976012</text:p>
          </table:table-cell>
          <table:table-cell office:value-type="float" office:value="0.992914966686995" calcext:value-type="float">
            <text:p>0.992914966686995</text:p>
          </table:table-cell>
          <table:table-cell office:value-type="float" office:value="0.0223538507917159" calcext:value-type="float">
            <text:p>0.0223538507917159</text:p>
          </table:table-cell>
          <table:table-cell office:value-type="float" office:value="0.443891413354585" calcext:value-type="float">
            <text:p>0.443891413354585</text:p>
          </table:table-cell>
          <table:table-cell office:value-type="float" office:value="0.658121414351973" calcext:value-type="float">
            <text:p>0.658121414351973</text:p>
          </table:table-cell>
          <table:table-cell office:value-type="float" office:value="0.41267164914728" calcext:value-type="float">
            <text:p>0.41267164914728</text:p>
          </table:table-cell>
          <table:table-cell office:value-type="float" office:value="0.637774169612188" calcext:value-type="float">
            <text:p>0.637774169612188</text:p>
          </table:table-cell>
        </table:table-row>
        <table:table-row table:style-name="ro1">
          <table:table-cell office:value-type="float" office:value="0.891189420807471" calcext:value-type="float">
            <text:p>0.891189420807471</text:p>
          </table:table-cell>
          <table:table-cell office:value-type="float" office:value="0.996853152763907" calcext:value-type="float">
            <text:p>0.996853152763907</text:p>
          </table:table-cell>
          <table:table-cell office:value-type="float" office:value="0.0350501039469069" calcext:value-type="float">
            <text:p>0.0350501039469069</text:p>
          </table:table-cell>
          <table:table-cell office:value-type="float" office:value="0.992924578841622" calcext:value-type="float">
            <text:p>0.992924578841622</text:p>
          </table:table-cell>
          <table:table-cell office:value-type="float" office:value="0.0223562802872168" calcext:value-type="float">
            <text:p>0.0223562802872168</text:p>
          </table:table-cell>
          <table:table-cell office:value-type="float" office:value="0.444239335139588" calcext:value-type="float">
            <text:p>0.444239335139588</text:p>
          </table:table-cell>
          <table:table-cell office:value-type="float" office:value="0.658317621451084" calcext:value-type="float">
            <text:p>0.658317621451084</text:p>
          </table:table-cell>
          <table:table-cell office:value-type="float" office:value="0.412846694357702" calcext:value-type="float">
            <text:p>0.412846694357702</text:p>
          </table:table-cell>
          <table:table-cell office:value-type="float" office:value="0.637868572233759" calcext:value-type="float">
            <text:p>0.637868572233759</text:p>
          </table:table-cell>
        </table:table-row>
        <table:table-row table:style-name="ro1">
          <table:table-cell office:value-type="float" office:value="0.89182005017673" calcext:value-type="float">
            <text:p>0.89182005017673</text:p>
          </table:table-cell>
          <table:table-cell office:value-type="float" office:value="0.996860033182078" calcext:value-type="float">
            <text:p>0.996860033182078</text:p>
          </table:table-cell>
          <table:table-cell office:value-type="float" office:value="0.0350793022982699" calcext:value-type="float">
            <text:p>0.0350793022982699</text:p>
          </table:table-cell>
          <table:table-cell office:value-type="float" office:value="0.992934101686091" calcext:value-type="float">
            <text:p>0.992934101686091</text:p>
          </table:table-cell>
          <table:table-cell office:value-type="float" office:value="0.0223588264716308" calcext:value-type="float">
            <text:p>0.0223588264716308</text:p>
          </table:table-cell>
          <table:table-cell office:value-type="float" office:value="0.444587242819274" calcext:value-type="float">
            <text:p>0.444587242819274</text:p>
          </table:table-cell>
          <table:table-cell office:value-type="float" office:value="0.658513921019901" calcext:value-type="float">
            <text:p>0.658513921019901</text:p>
          </table:table-cell>
          <table:table-cell office:value-type="float" office:value="0.413021646564159" calcext:value-type="float">
            <text:p>0.413021646564159</text:p>
          </table:table-cell>
          <table:table-cell office:value-type="float" office:value="0.637963122178201" calcext:value-type="float">
            <text:p>0.637963122178201</text:p>
          </table:table-cell>
        </table:table-row>
        <table:table-row table:style-name="ro1">
          <table:table-cell office:value-type="float" office:value="0.892445923843881" calcext:value-type="float">
            <text:p>0.892445923843881</text:p>
          </table:table-cell>
          <table:table-cell office:value-type="float" office:value="0.996866836091075" calcext:value-type="float">
            <text:p>0.996866836091075</text:p>
          </table:table-cell>
          <table:table-cell office:value-type="float" office:value="0.0351086864975285" calcext:value-type="float">
            <text:p>0.0351086864975285</text:p>
          </table:table-cell>
          <table:table-cell office:value-type="float" office:value="0.992943536771436" calcext:value-type="float">
            <text:p>0.992943536771436</text:p>
          </table:table-cell>
          <table:table-cell office:value-type="float" office:value="0.0223614879322709" calcext:value-type="float">
            <text:p>0.0223614879322709</text:p>
          </table:table-cell>
          <table:table-cell office:value-type="float" office:value="0.444935136160606" calcext:value-type="float">
            <text:p>0.444935136160606</text:p>
          </table:table-cell>
          <table:table-cell office:value-type="float" office:value="0.658710312438201" calcext:value-type="float">
            <text:p>0.658710312438201</text:p>
          </table:table-cell>
          <table:table-cell office:value-type="float" office:value="0.413196505989109" calcext:value-type="float">
            <text:p>0.413196505989109</text:p>
          </table:table-cell>
          <table:table-cell office:value-type="float" office:value="0.638057818994147" calcext:value-type="float">
            <text:p>0.638057818994147</text:p>
          </table:table-cell>
        </table:table-row>
        <table:table-row table:style-name="ro1">
          <table:table-cell office:value-type="float" office:value="0.893067082243269" calcext:value-type="float">
            <text:p>0.893067082243269</text:p>
          </table:table-cell>
          <table:table-cell office:value-type="float" office:value="0.996873563107572" calcext:value-type="float">
            <text:p>0.996873563107572</text:p>
          </table:table-cell>
          <table:table-cell office:value-type="float" office:value="0.0351382552352328" calcext:value-type="float">
            <text:p>0.0351382552352328</text:p>
          </table:table-cell>
          <table:table-cell office:value-type="float" office:value="0.99295288571371" calcext:value-type="float">
            <text:p>0.99295288571371</text:p>
          </table:table-cell>
          <table:table-cell office:value-type="float" office:value="0.0223642631332092" calcext:value-type="float">
            <text:p>0.0223642631332092</text:p>
          </table:table-cell>
          <table:table-cell office:value-type="float" office:value="0.445283015494022" calcext:value-type="float">
            <text:p>0.445283015494022</text:p>
          </table:table-cell>
          <table:table-cell office:value-type="float" office:value="0.658906794575153" calcext:value-type="float">
            <text:p>0.658906794575153</text:p>
          </table:table-cell>
          <table:table-cell office:value-type="float" office:value="0.413371273405638" calcext:value-type="float">
            <text:p>0.413371273405638</text:p>
          </table:table-cell>
          <table:table-cell office:value-type="float" office:value="0.638152661706579" calcext:value-type="float">
            <text:p>0.638152661706579</text:p>
          </table:table-cell>
        </table:table-row>
        <table:table-row table:style-name="ro1">
          <table:table-cell office:value-type="float" office:value="0.893683565683906" calcext:value-type="float">
            <text:p>0.893683565683906</text:p>
          </table:table-cell>
          <table:table-cell office:value-type="float" office:value="0.99688021578611" calcext:value-type="float">
            <text:p>0.99688021578611</text:p>
          </table:table-cell>
          <table:table-cell office:value-type="float" office:value="0.0351680073381517" calcext:value-type="float">
            <text:p>0.0351680073381517</text:p>
          </table:table-cell>
          <table:table-cell office:value-type="float" office:value="0.992962150050914" calcext:value-type="float">
            <text:p>0.992962150050914</text:p>
          </table:table-cell>
          <table:table-cell office:value-type="float" office:value="0.0223671506533365" calcext:value-type="float">
            <text:p>0.0223671506533365</text:p>
          </table:table-cell>
          <table:table-cell office:value-type="float" office:value="0.445630880653416" calcext:value-type="float">
            <text:p>0.445630880653416</text:p>
          </table:table-cell>
          <table:table-cell office:value-type="float" office:value="0.659103366738371" calcext:value-type="float">
            <text:p>0.659103366738371</text:p>
          </table:table-cell>
          <table:table-cell office:value-type="float" office:value="0.41354594910604" calcext:value-type="float">
            <text:p>0.41354594910604</text:p>
          </table:table-cell>
          <table:table-cell office:value-type="float" office:value="0.638247649792134" calcext:value-type="float">
            <text:p>0.638247649792134</text:p>
          </table:table-cell>
        </table:table-row>
        <table:table-row table:style-name="ro1">
          <table:table-cell office:value-type="float" office:value="0.894295413906618" calcext:value-type="float">
            <text:p>0.894295413906618</text:p>
          </table:table-cell>
          <table:table-cell office:value-type="float" office:value="0.996886795720585" calcext:value-type="float">
            <text:p>0.996886795720585</text:p>
          </table:table-cell>
          <table:table-cell office:value-type="float" office:value="0.0351979414786827" calcext:value-type="float">
            <text:p>0.0351979414786827</text:p>
          </table:table-cell>
          <table:table-cell office:value-type="float" office:value="0.992971331385588" calcext:value-type="float">
            <text:p>0.992971331385588</text:p>
          </table:table-cell>
          <table:table-cell office:value-type="float" office:value="0.022370148949117" calcext:value-type="float">
            <text:p>0.022370148949117</text:p>
          </table:table-cell>
          <table:table-cell office:value-type="float" office:value="0.445978732034099" calcext:value-type="float">
            <text:p>0.445978732034099</text:p>
          </table:table-cell>
          <table:table-cell office:value-type="float" office:value="0.659300027727681" calcext:value-type="float">
            <text:p>0.659300027727681</text:p>
          </table:table-cell>
          <table:table-cell office:value-type="float" office:value="0.413720533930996" calcext:value-type="float">
            <text:p>0.413720533930996</text:p>
          </table:table-cell>
          <table:table-cell office:value-type="float" office:value="0.638342782206429" calcext:value-type="float">
            <text:p>0.638342782206429</text:p>
          </table:table-cell>
        </table:table-row>
        <table:table-row table:style-name="ro1">
          <table:table-cell office:value-type="float" office:value="0.894902666829833" calcext:value-type="float">
            <text:p>0.894902666829833</text:p>
          </table:table-cell>
          <table:table-cell office:value-type="float" office:value="0.996893304393882" calcext:value-type="float">
            <text:p>0.996893304393882</text:p>
          </table:table-cell>
          <table:table-cell office:value-type="float" office:value="0.0352280566408079" calcext:value-type="float">
            <text:p>0.0352280566408079</text:p>
          </table:table-cell>
          <table:table-cell office:value-type="float" office:value="0.992980431165987" calcext:value-type="float">
            <text:p>0.992980431165987</text:p>
          </table:table-cell>
          <table:table-cell office:value-type="float" office:value="0.0223732567313613" calcext:value-type="float">
            <text:p>0.0223732567313613</text:p>
          </table:table-cell>
          <table:table-cell office:value-type="float" office:value="0.446326569156455" calcext:value-type="float">
            <text:p>0.446326569156455</text:p>
          </table:table-cell>
          <table:table-cell office:value-type="float" office:value="0.659496777161875" calcext:value-type="float">
            <text:p>0.659496777161875</text:p>
          </table:table-cell>
          <table:table-cell office:value-type="float" office:value="0.413895027859446" calcext:value-type="float">
            <text:p>0.413895027859446</text:p>
          </table:table-cell>
          <table:table-cell office:value-type="float" office:value="0.638438058738284" calcext:value-type="float">
            <text:p>0.638438058738284</text:p>
          </table:table-cell>
        </table:table-row>
        <table:table-row table:style-name="ro1">
          <table:table-cell office:value-type="float" office:value="0.895505363193503" calcext:value-type="float">
            <text:p>0.895505363193503</text:p>
          </table:table-cell>
          <table:table-cell office:value-type="float" office:value="0.996899743422411" calcext:value-type="float">
            <text:p>0.996899743422411</text:p>
          </table:table-cell>
          <table:table-cell office:value-type="float" office:value="0.0352583513056526" calcext:value-type="float">
            <text:p>0.0352583513056526</text:p>
          </table:table-cell>
          <table:table-cell office:value-type="float" office:value="0.992989451053989" calcext:value-type="float">
            <text:p>0.992989451053989</text:p>
          </table:table-cell>
          <table:table-cell office:value-type="float" office:value="0.0223764723121138" calcext:value-type="float">
            <text:p>0.0223764723121138</text:p>
          </table:table-cell>
          <table:table-cell office:value-type="float" office:value="0.44667439286443" calcext:value-type="float">
            <text:p>0.44667439286443</text:p>
          </table:table-cell>
          <table:table-cell office:value-type="float" office:value="0.659693613383736" calcext:value-type="float">
            <text:p>0.659693613383736</text:p>
          </table:table-cell>
          <table:table-cell office:value-type="float" office:value="0.414069432186535" calcext:value-type="float">
            <text:p>0.414069432186535</text:p>
          </table:table-cell>
          <table:table-cell office:value-type="float" office:value="0.638533477885563" calcext:value-type="float">
            <text:p>0.638533477885563</text:p>
          </table:table-cell>
        </table:table-row>
        <table:table-row table:style-name="ro1">
          <table:table-cell office:value-type="float" office:value="0.896103542531865" calcext:value-type="float">
            <text:p>0.896103542531865</text:p>
          </table:table-cell>
          <table:table-cell office:value-type="float" office:value="0.996906114216541" calcext:value-type="float">
            <text:p>0.996906114216541</text:p>
          </table:table-cell>
          <table:table-cell office:value-type="float" office:value="0.0352888246174172" calcext:value-type="float">
            <text:p>0.0352888246174172</text:p>
          </table:table-cell>
          <table:table-cell office:value-type="float" office:value="0.992998392406793" calcext:value-type="float">
            <text:p>0.992998392406793</text:p>
          </table:table-cell>
          <table:table-cell office:value-type="float" office:value="0.0223797945364819" calcext:value-type="float">
            <text:p>0.0223797945364819</text:p>
          </table:table-cell>
          <table:table-cell office:value-type="float" office:value="0.447022202360783" calcext:value-type="float">
            <text:p>0.447022202360783</text:p>
          </table:table-cell>
          <table:table-cell office:value-type="float" office:value="0.65989053632793" calcext:value-type="float">
            <text:p>0.65989053632793</text:p>
          </table:table-cell>
          <table:table-cell office:value-type="float" office:value="0.414243746573489" calcext:value-type="float">
            <text:p>0.414243746573489</text:p>
          </table:table-cell>
          <table:table-cell office:value-type="float" office:value="0.638629039753899" calcext:value-type="float">
            <text:p>0.638629039753899</text:p>
          </table:table-cell>
        </table:table-row>
        <table:table-row table:style-name="ro1">
          <table:table-cell office:value-type="float" office:value="0.896697242894764" calcext:value-type="float">
            <text:p>0.896697242894764</text:p>
          </table:table-cell>
          <table:table-cell office:value-type="float" office:value="0.996912418365686" calcext:value-type="float">
            <text:p>0.996912418365686</text:p>
          </table:table-cell>
          <table:table-cell office:value-type="float" office:value="0.0353194750427149" calcext:value-type="float">
            <text:p>0.0353194750427149</text:p>
          </table:table-cell>
          <table:table-cell office:value-type="float" office:value="0.993007256868492" calcext:value-type="float">
            <text:p>0.993007256868492</text:p>
          </table:table-cell>
          <table:table-cell office:value-type="float" office:value="0.022383221712907" calcext:value-type="float">
            <text:p>0.022383221712907</text:p>
          </table:table-cell>
          <table:table-cell office:value-type="float" office:value="0.447369998557034" calcext:value-type="float">
            <text:p>0.447369998557034</text:p>
          </table:table-cell>
          <table:table-cell office:value-type="float" office:value="0.660087544264182" calcext:value-type="float">
            <text:p>0.660087544264182</text:p>
          </table:table-cell>
          <table:table-cell office:value-type="float" office:value="0.414417972386123" calcext:value-type="float">
            <text:p>0.414417972386123</text:p>
          </table:table-cell>
          <table:table-cell office:value-type="float" office:value="0.638724742768212" calcext:value-type="float">
            <text:p>0.638724742768212</text:p>
          </table:table-cell>
        </table:table-row>
        <table:table-row table:style-name="ro1">
          <table:table-cell office:value-type="float" office:value="0.897286503125498" calcext:value-type="float">
            <text:p>0.897286503125498</text:p>
          </table:table-cell>
          <table:table-cell office:value-type="float" office:value="0.99691865725382" calcext:value-type="float">
            <text:p>0.99691865725382</text:p>
          </table:table-cell>
          <table:table-cell office:value-type="float" office:value="0.0353503017122612" calcext:value-type="float">
            <text:p>0.0353503017122612</text:p>
          </table:table-cell>
          <table:table-cell office:value-type="float" office:value="0.993016045778886" calcext:value-type="float">
            <text:p>0.993016045778886</text:p>
          </table:table-cell>
          <table:table-cell office:value-type="float" office:value="0.0223867526832933" calcext:value-type="float">
            <text:p>0.0223867526832933</text:p>
          </table:table-cell>
          <table:table-cell office:value-type="float" office:value="0.447717780722004" calcext:value-type="float">
            <text:p>0.447717780722004</text:p>
          </table:table-cell>
          <table:table-cell office:value-type="float" office:value="0.660284637055518" calcext:value-type="float">
            <text:p>0.660284637055518</text:p>
          </table:table-cell>
          <table:table-cell office:value-type="float" office:value="0.414592109354687" calcext:value-type="float">
            <text:p>0.414592109354687</text:p>
          </table:table-cell>
          <table:table-cell office:value-type="float" office:value="0.638820586962744" calcext:value-type="float">
            <text:p>0.638820586962744</text:p>
          </table:table-cell>
        </table:table-row>
        <table:table-row table:style-name="ro1">
          <table:table-cell office:value-type="float" office:value="0.897871360891636" calcext:value-type="float">
            <text:p>0.897871360891636</text:p>
          </table:table-cell>
          <table:table-cell office:value-type="float" office:value="0.996924832397451" calcext:value-type="float">
            <text:p>0.996924832397451</text:p>
          </table:table-cell>
          <table:table-cell office:value-type="float" office:value="0.0353813032517845" calcext:value-type="float">
            <text:p>0.0353813032517845</text:p>
          </table:table-cell>
          <table:table-cell office:value-type="float" office:value="0.993024760690815" calcext:value-type="float">
            <text:p>0.993024760690815</text:p>
          </table:table-cell>
          <table:table-cell office:value-type="float" office:value="0.0223903858898459" calcext:value-type="float">
            <text:p>0.0223903858898459</text:p>
          </table:table-cell>
          <table:table-cell office:value-type="float" office:value="0.448065549454564" calcext:value-type="float">
            <text:p>0.448065549454564</text:p>
          </table:table-cell>
          <table:table-cell office:value-type="float" office:value="0.66048181328188" calcext:value-type="float">
            <text:p>0.66048181328188</text:p>
          </table:table-cell>
          <table:table-cell office:value-type="float" office:value="0.414766158532553" calcext:value-type="float">
            <text:p>0.414766158532553</text:p>
          </table:table-cell>
          <table:table-cell office:value-type="float" office:value="0.638916571073626" calcext:value-type="float">
            <text:p>0.638916571073626</text:p>
          </table:table-cell>
        </table:table-row>
        <table:table-row table:style-name="ro1">
          <table:table-cell office:value-type="float" office:value="0.898451854042114" calcext:value-type="float">
            <text:p>0.898451854042114</text:p>
          </table:table-cell>
          <table:table-cell office:value-type="float" office:value="0.996930945197085" calcext:value-type="float">
            <text:p>0.996930945197085</text:p>
          </table:table-cell>
          <table:table-cell office:value-type="float" office:value="0.0354124786072474" calcext:value-type="float">
            <text:p>0.0354124786072474</text:p>
          </table:table-cell>
          <table:table-cell office:value-type="float" office:value="0.993033402997157" calcext:value-type="float">
            <text:p>0.993033402997157</text:p>
          </table:table-cell>
          <table:table-cell office:value-type="float" office:value="0.0223941200366049" calcext:value-type="float">
            <text:p>0.0223941200366049</text:p>
          </table:table-cell>
          <table:table-cell office:value-type="float" office:value="0.448413304473043" calcext:value-type="float">
            <text:p>0.448413304473043</text:p>
          </table:table-cell>
          <table:table-cell office:value-type="float" office:value="0.660679072347225" calcext:value-type="float">
            <text:p>0.660679072347225</text:p>
          </table:table-cell>
          <table:table-cell office:value-type="float" office:value="0.414940120105666" calcext:value-type="float">
            <text:p>0.414940120105666</text:p>
          </table:table-cell>
          <table:table-cell office:value-type="float" office:value="0.639012694675528" calcext:value-type="float">
            <text:p>0.639012694675528</text:p>
          </table:table-cell>
        </table:table-row>
        <table:table-row table:style-name="ro1">
          <table:table-cell office:value-type="float" office:value="0.899028019870002" calcext:value-type="float">
            <text:p>0.899028019870002</text:p>
          </table:table-cell>
          <table:table-cell office:value-type="float" office:value="0.996936997095821" calcext:value-type="float">
            <text:p>0.996936997095821</text:p>
          </table:table-cell>
          <table:table-cell office:value-type="float" office:value="0.0354438265662443" calcext:value-type="float">
            <text:p>0.0354438265662443</text:p>
          </table:table-cell>
          <table:table-cell office:value-type="float" office:value="0.993041974158529" calcext:value-type="float">
            <text:p>0.993041974158529</text:p>
          </table:table-cell>
          <table:table-cell office:value-type="float" office:value="0.022397953701623" calcext:value-type="float">
            <text:p>0.022397953701623</text:p>
          </table:table-cell>
          <table:table-cell office:value-type="float" office:value="0.448761046059424" calcext:value-type="float">
            <text:p>0.448761046059424</text:p>
          </table:table-cell>
          <table:table-cell office:value-type="float" office:value="0.660876413146618" calcext:value-type="float">
            <text:p>0.660876413146618</text:p>
          </table:table-cell>
          <table:table-cell office:value-type="float" office:value="0.415113994810444" calcext:value-type="float">
            <text:p>0.415113994810444</text:p>
          </table:table-cell>
          <table:table-cell office:value-type="float" office:value="0.639108956820616" calcext:value-type="float">
            <text:p>0.639108956820616</text:p>
          </table:table-cell>
        </table:table-row>
        <table:table-row table:style-name="ro1">
          <table:table-cell office:value-type="float" office:value="0.899599895539347" calcext:value-type="float">
            <text:p>0.899599895539347</text:p>
          </table:table-cell>
          <table:table-cell office:value-type="float" office:value="0.996942989464444" calcext:value-type="float">
            <text:p>0.996942989464444</text:p>
          </table:table-cell>
          <table:table-cell office:value-type="float" office:value="0.0354753460640356" calcext:value-type="float">
            <text:p>0.0354753460640356</text:p>
          </table:table-cell>
          <table:table-cell office:value-type="float" office:value="0.99305047554703" calcext:value-type="float">
            <text:p>0.99305047554703</text:p>
          </table:table-cell>
          <table:table-cell office:value-type="float" office:value="0.0224018855888691" calcext:value-type="float">
            <text:p>0.0224018855888691</text:p>
          </table:table-cell>
          <table:table-cell office:value-type="float" office:value="0.44910877400089" calcext:value-type="float">
            <text:p>0.44910877400089</text:p>
          </table:table-cell>
          <table:table-cell office:value-type="float" office:value="0.66107383500871" calcext:value-type="float">
            <text:p>0.66107383500871</text:p>
          </table:table-cell>
          <table:table-cell office:value-type="float" office:value="0.415287782904978" calcext:value-type="float">
            <text:p>0.415287782904978</text:p>
          </table:table-cell>
          <table:table-cell office:value-type="float" office:value="0.639205357008609" calcext:value-type="float">
            <text:p>0.639205357008609</text:p>
          </table:table-cell>
        </table:table-row>
        <table:table-row table:style-name="ro1">
          <table:table-cell office:value-type="float" office:value="0.900167517665746" calcext:value-type="float">
            <text:p>0.900167517665746</text:p>
          </table:table-cell>
          <table:table-cell office:value-type="float" office:value="0.996948923716336" calcext:value-type="float">
            <text:p>0.996948923716336</text:p>
          </table:table-cell>
          <table:table-cell office:value-type="float" office:value="0.0355070358783052" calcext:value-type="float">
            <text:p>0.0355070358783052</text:p>
          </table:table-cell>
          <table:table-cell office:value-type="float" office:value="0.993058908602269" calcext:value-type="float">
            <text:p>0.993058908602269</text:p>
          </table:table-cell>
          <table:table-cell office:value-type="float" office:value="0.0224059142769668" calcext:value-type="float">
            <text:p>0.0224059142769668</text:p>
          </table:table-cell>
          <table:table-cell office:value-type="float" office:value="0.449456488645738" calcext:value-type="float">
            <text:p>0.449456488645738</text:p>
          </table:table-cell>
          <table:table-cell office:value-type="float" office:value="0.661271336756587" calcext:value-type="float">
            <text:p>0.661271336756587</text:p>
          </table:table-cell>
          <table:table-cell office:value-type="float" office:value="0.415461485195109" calcext:value-type="float">
            <text:p>0.415461485195109</text:p>
          </table:table-cell>
          <table:table-cell office:value-type="float" office:value="0.639301894219855" calcext:value-type="float">
            <text:p>0.639301894219855</text:p>
          </table:table-cell>
        </table:table-row>
        <table:table-row table:style-name="ro1">
          <table:table-cell office:value-type="float" office:value="0.900730923035045" calcext:value-type="float">
            <text:p>0.900730923035045</text:p>
          </table:table-cell>
          <table:table-cell office:value-type="float" office:value="0.996954801149666" calcext:value-type="float">
            <text:p>0.996954801149666</text:p>
          </table:table-cell>
          <table:table-cell office:value-type="float" office:value="0.0355388951048581" calcext:value-type="float">
            <text:p>0.0355388951048581</text:p>
          </table:table-cell>
          <table:table-cell office:value-type="float" office:value="0.993067274605117" calcext:value-type="float">
            <text:p>0.993067274605117</text:p>
          </table:table-cell>
          <table:table-cell office:value-type="float" office:value="0.0224100386044601" calcext:value-type="float">
            <text:p>0.0224100386044601</text:p>
          </table:table-cell>
          <table:table-cell office:value-type="float" office:value="0.449804189469939" calcext:value-type="float">
            <text:p>0.449804189469939</text:p>
          </table:table-cell>
          <table:table-cell office:value-type="float" office:value="0.661468918026886" calcext:value-type="float">
            <text:p>0.661468918026886</text:p>
          </table:table-cell>
          <table:table-cell office:value-type="float" office:value="0.41563510162797" calcext:value-type="float">
            <text:p>0.41563510162797</text:p>
          </table:table-cell>
          <table:table-cell office:value-type="float" office:value="0.639398568263339" calcext:value-type="float">
            <text:p>0.639398568263339</text:p>
          </table:table-cell>
        </table:table-row>
        <table:table-row table:style-name="ro1">
          <table:table-cell office:value-type="float" office:value="0.901290147285589" calcext:value-type="float">
            <text:p>0.901290147285589</text:p>
          </table:table-cell>
          <table:table-cell office:value-type="float" office:value="0.996960623188797" calcext:value-type="float">
            <text:p>0.996960623188797</text:p>
          </table:table-cell>
          <table:table-cell office:value-type="float" office:value="0.0355709223419036" calcext:value-type="float">
            <text:p>0.0355709223419036</text:p>
          </table:table-cell>
          <table:table-cell office:value-type="float" office:value="0.993075575042398" calcext:value-type="float">
            <text:p>0.993075575042398</text:p>
          </table:table-cell>
          <table:table-cell office:value-type="float" office:value="0.0224142570178857" calcext:value-type="float">
            <text:p>0.0224142570178857</text:p>
          </table:table-cell>
          <table:table-cell office:value-type="float" office:value="0.450151877271371" calcext:value-type="float">
            <text:p>0.450151877271371</text:p>
          </table:table-cell>
          <table:table-cell office:value-type="float" office:value="0.661666577183462" calcext:value-type="float">
            <text:p>0.661666577183462</text:p>
          </table:table-cell>
          <table:table-cell office:value-type="float" office:value="0.415808633465419" calcext:value-type="float">
            <text:p>0.415808633465419</text:p>
          </table:table-cell>
          <table:table-cell office:value-type="float" office:value="0.639495377659508" calcext:value-type="float">
            <text:p>0.639495377659508</text:p>
          </table:table-cell>
        </table:table-row>
        <table:table-row table:style-name="ro1">
          <table:table-cell office:value-type="float" office:value="0.901845226833791" calcext:value-type="float">
            <text:p>0.901845226833791</text:p>
          </table:table-cell>
          <table:table-cell office:value-type="float" office:value="0.996966391059096" calcext:value-type="float">
            <text:p>0.996966391059096</text:p>
          </table:table-cell>
          <table:table-cell office:value-type="float" office:value="0.0356031168482389" calcext:value-type="float">
            <text:p>0.0356031168482389</text:p>
          </table:table-cell>
          <table:table-cell office:value-type="float" office:value="0.993083811103107" calcext:value-type="float">
            <text:p>0.993083811103107</text:p>
          </table:table-cell>
          <table:table-cell office:value-type="float" office:value="0.0224185684921331" calcext:value-type="float">
            <text:p>0.0224185684921331</text:p>
          </table:table-cell>
          <table:table-cell office:value-type="float" office:value="0.450499551210472" calcext:value-type="float">
            <text:p>0.450499551210472</text:p>
          </table:table-cell>
          <table:table-cell office:value-type="float" office:value="0.661864314175958" calcext:value-type="float">
            <text:p>0.661864314175958</text:p>
          </table:table-cell>
          <table:table-cell office:value-type="float" office:value="0.415982080339018" calcext:value-type="float">
            <text:p>0.415982080339018</text:p>
          </table:table-cell>
          <table:table-cell office:value-type="float" office:value="0.639592322531545" calcext:value-type="float">
            <text:p>0.639592322531545</text:p>
          </table:table-cell>
        </table:table-row>
        <table:table-row table:style-name="ro1">
          <table:table-cell office:value-type="float" office:value="0.902396196648822" calcext:value-type="float">
            <text:p>0.902396196648822</text:p>
          </table:table-cell>
          <table:table-cell office:value-type="float" office:value="0.99697210615269" calcext:value-type="float">
            <text:p>0.99697210615269</text:p>
          </table:table-cell>
          <table:table-cell office:value-type="float" office:value="0.0356354772142199" calcext:value-type="float">
            <text:p>0.0356354772142199</text:p>
          </table:table-cell>
          <table:table-cell office:value-type="float" office:value="0.993091984250474" calcext:value-type="float">
            <text:p>0.993091984250474</text:p>
          </table:table-cell>
          <table:table-cell office:value-type="float" office:value="0.0224229714766866" calcext:value-type="float">
            <text:p>0.0224229714766866</text:p>
          </table:table-cell>
          <table:table-cell office:value-type="float" office:value="0.450847212154201" calcext:value-type="float">
            <text:p>0.450847212154201</text:p>
          </table:table-cell>
          <table:table-cell office:value-type="float" office:value="0.662062127292764" calcext:value-type="float">
            <text:p>0.662062127292764</text:p>
          </table:table-cell>
          <table:table-cell office:value-type="float" office:value="0.416155443583106" calcext:value-type="float">
            <text:p>0.416155443583106</text:p>
          </table:table-cell>
          <table:table-cell office:value-type="float" office:value="0.639689401324664" calcext:value-type="float">
            <text:p>0.639689401324664</text:p>
          </table:table-cell>
        </table:table-row>
        <table:table-row table:style-name="ro1">
          <table:table-cell office:value-type="float" office:value="0.902943092478409" calcext:value-type="float">
            <text:p>0.902943092478409</text:p>
          </table:table-cell>
          <table:table-cell office:value-type="float" office:value="0.996977769663528" calcext:value-type="float">
            <text:p>0.996977769663528</text:p>
          </table:table-cell>
          <table:table-cell office:value-type="float" office:value="0.0356680026916996" calcext:value-type="float">
            <text:p>0.0356680026916996</text:p>
          </table:table-cell>
          <table:table-cell office:value-type="float" office:value="0.993100095650495" calcext:value-type="float">
            <text:p>0.993100095650495</text:p>
          </table:table-cell>
          <table:table-cell office:value-type="float" office:value="0.0224274649496261" calcext:value-type="float">
            <text:p>0.0224274649496261</text:p>
          </table:table-cell>
          <table:table-cell office:value-type="float" office:value="0.451194859330325" calcext:value-type="float">
            <text:p>0.451194859330325</text:p>
          </table:table-cell>
          <table:table-cell office:value-type="float" office:value="0.662260016409766" calcext:value-type="float">
            <text:p>0.662260016409766</text:p>
          </table:table-cell>
          <table:table-cell office:value-type="float" office:value="0.416328722899816" calcext:value-type="float">
            <text:p>0.416328722899816</text:p>
          </table:table-cell>
          <table:table-cell office:value-type="float" office:value="0.639786614088656" calcext:value-type="float">
            <text:p>0.639786614088656</text:p>
          </table:table-cell>
        </table:table-row>
        <table:table-row table:style-name="ro1">
          <table:table-cell office:value-type="float" office:value="0.903485948927503" calcext:value-type="float">
            <text:p>0.903485948927503</text:p>
          </table:table-cell>
          <table:table-cell office:value-type="float" office:value="0.996983382911456" calcext:value-type="float">
            <text:p>0.996983382911456</text:p>
          </table:table-cell>
          <table:table-cell office:value-type="float" office:value="0.0357006920320708" calcext:value-type="float">
            <text:p>0.0357006920320708</text:p>
          </table:table-cell>
          <table:table-cell office:value-type="float" office:value="0.993108146675235" calcext:value-type="float">
            <text:p>0.993108146675235</text:p>
          </table:table-cell>
          <table:table-cell office:value-type="float" office:value="0.0224320474953742" calcext:value-type="float">
            <text:p>0.0224320474953742</text:p>
          </table:table-cell>
          <table:table-cell office:value-type="float" office:value="0.451542493295189" calcext:value-type="float">
            <text:p>0.451542493295189</text:p>
          </table:table-cell>
          <table:table-cell office:value-type="float" office:value="0.662457980122929" calcext:value-type="float">
            <text:p>0.662457980122929</text:p>
          </table:table-cell>
          <table:table-cell office:value-type="float" office:value="0.41650191931309" calcext:value-type="float">
            <text:p>0.41650191931309</text:p>
          </table:table-cell>
          <table:table-cell office:value-type="float" office:value="0.639883959577517" calcext:value-type="float">
            <text:p>0.639883959577517</text:p>
          </table:table-cell>
        </table:table-row>
        <table:table-row table:style-name="ro1">
          <table:table-cell office:value-type="float" office:value="0.904024800779031" calcext:value-type="float">
            <text:p>0.904024800779031</text:p>
          </table:table-cell>
          <table:table-cell office:value-type="float" office:value="0.996988947097543" calcext:value-type="float">
            <text:p>0.996988947097543</text:p>
          </table:table-cell>
          <table:table-cell office:value-type="float" office:value="0.0357335443123872" calcext:value-type="float">
            <text:p>0.0357335443123872</text:p>
          </table:table-cell>
          <table:table-cell office:value-type="float" office:value="0.993116138533725" calcext:value-type="float">
            <text:p>0.993116138533725</text:p>
          </table:table-cell>
          <table:table-cell office:value-type="float" office:value="0.0224367179645333" calcext:value-type="float">
            <text:p>0.0224367179645333</text:p>
          </table:table-cell>
          <table:table-cell office:value-type="float" office:value="0.451890113726639" calcext:value-type="float">
            <text:p>0.451890113726639</text:p>
          </table:table-cell>
          <table:table-cell office:value-type="float" office:value="0.662656017847627" calcext:value-type="float">
            <text:p>0.662656017847627</text:p>
          </table:table-cell>
          <table:table-cell office:value-type="float" office:value="0.416675032981819" calcext:value-type="float">
            <text:p>0.416675032981819</text:p>
          </table:table-cell>
          <table:table-cell office:value-type="float" office:value="0.639981437379991" calcext:value-type="float">
            <text:p>0.639981437379991</text:p>
          </table:table-cell>
        </table:table-row>
        <table:table-row table:style-name="ro1">
          <table:table-cell office:value-type="float" office:value="0.904559682283305" calcext:value-type="float">
            <text:p>0.904559682283305</text:p>
          </table:table-cell>
          <table:table-cell office:value-type="float" office:value="0.996994463469476" calcext:value-type="float">
            <text:p>0.996994463469476</text:p>
          </table:table-cell>
          <table:table-cell office:value-type="float" office:value="0.0357665584472471" calcext:value-type="float">
            <text:p>0.0357665584472471</text:p>
          </table:table-cell>
          <table:table-cell office:value-type="float" office:value="0.993124072506522" calcext:value-type="float">
            <text:p>0.993124072506522</text:p>
          </table:table-cell>
          <table:table-cell office:value-type="float" office:value="0.02244147507794" calcext:value-type="float">
            <text:p>0.02244147507794</text:p>
          </table:table-cell>
          <table:table-cell office:value-type="float" office:value="0.452237720866201" calcext:value-type="float">
            <text:p>0.452237720866201</text:p>
          </table:table-cell>
          <table:table-cell office:value-type="float" office:value="0.662854128492393" calcext:value-type="float">
            <text:p>0.662854128492393</text:p>
          </table:table-cell>
          <table:table-cell office:value-type="float" office:value="0.416848064615027" calcext:value-type="float">
            <text:p>0.416848064615027</text:p>
          </table:table-cell>
          <table:table-cell office:value-type="float" office:value="0.640079046563743" calcext:value-type="float">
            <text:p>0.640079046563743</text:p>
          </table:table-cell>
        </table:table-row>
        <table:table-row table:style-name="ro1">
          <table:table-cell office:value-type="float" office:value="0.905090627564855" calcext:value-type="float">
            <text:p>0.905090627564855</text:p>
          </table:table-cell>
          <table:table-cell office:value-type="float" office:value="0.996999933195059" calcext:value-type="float">
            <text:p>0.996999933195059</text:p>
          </table:table-cell>
          <table:table-cell office:value-type="float" office:value="0.035799733508231" calcext:value-type="float">
            <text:p>0.035799733508231</text:p>
          </table:table-cell>
          <table:table-cell office:value-type="float" office:value="0.99313194977774" calcext:value-type="float">
            <text:p>0.99313194977774</text:p>
          </table:table-cell>
          <table:table-cell office:value-type="float" office:value="0.0224463176911449" calcext:value-type="float">
            <text:p>0.0224463176911449</text:p>
          </table:table-cell>
          <table:table-cell office:value-type="float" office:value="0.452585314461531" calcext:value-type="float">
            <text:p>0.452585314461531</text:p>
          </table:table-cell>
          <table:table-cell office:value-type="float" office:value="0.663052311395742" calcext:value-type="float">
            <text:p>0.663052311395742</text:p>
          </table:table-cell>
          <table:table-cell office:value-type="float" office:value="0.417021014444917" calcext:value-type="float">
            <text:p>0.417021014444917</text:p>
          </table:table-cell>
          <table:table-cell office:value-type="float" office:value="0.640176786641076" calcext:value-type="float">
            <text:p>0.640176786641076</text:p>
          </table:table-cell>
        </table:table-row>
        <table:table-row table:style-name="ro1">
          <table:table-cell office:value-type="float" office:value="0.905617670223634" calcext:value-type="float">
            <text:p>0.905617670223634</text:p>
          </table:table-cell>
          <table:table-cell office:value-type="float" office:value="0.997005357488993" calcext:value-type="float">
            <text:p>0.997005357488993</text:p>
          </table:table-cell>
          <table:table-cell office:value-type="float" office:value="0.035833068404983" calcext:value-type="float">
            <text:p>0.035833068404983</text:p>
          </table:table-cell>
          <table:table-cell office:value-type="float" office:value="0.993139771603057" calcext:value-type="float">
            <text:p>0.993139771603057</text:p>
          </table:table-cell>
          <table:table-cell office:value-type="float" office:value="0.0224512445302973" calcext:value-type="float">
            <text:p>0.0224512445302973</text:p>
          </table:table-cell>
          <table:table-cell office:value-type="float" office:value="0.452932894821593" calcext:value-type="float">
            <text:p>0.452932894821593</text:p>
          </table:table-cell>
          <table:table-cell office:value-type="float" office:value="0.663250565392582" calcext:value-type="float">
            <text:p>0.663250565392582</text:p>
          </table:table-cell>
          <table:table-cell office:value-type="float" office:value="0.417193883251245" calcext:value-type="float">
            <text:p>0.417193883251245</text:p>
          </table:table-cell>
          <table:table-cell office:value-type="float" office:value="0.640274656606236" calcext:value-type="float">
            <text:p>0.640274656606236</text:p>
          </table:table-cell>
        </table:table-row>
        <table:table-row table:style-name="ro1">
          <table:table-cell office:value-type="float" office:value="0.906140844028789" calcext:value-type="float">
            <text:p>0.906140844028789</text:p>
          </table:table-cell>
          <table:table-cell office:value-type="float" office:value="0.997010737448456" calcext:value-type="float">
            <text:p>0.997010737448456</text:p>
          </table:table-cell>
          <table:table-cell office:value-type="float" office:value="0.0358665623702705" calcext:value-type="float">
            <text:p>0.0358665623702705</text:p>
          </table:table-cell>
          <table:table-cell office:value-type="float" office:value="0.993147539076818" calcext:value-type="float">
            <text:p>0.993147539076818</text:p>
          </table:table-cell>
          <table:table-cell office:value-type="float" office:value="0.0224562545853675" calcext:value-type="float">
            <text:p>0.0224562545853675</text:p>
          </table:table-cell>
          <table:table-cell office:value-type="float" office:value="0.453280461384799" calcext:value-type="float">
            <text:p>0.453280461384799</text:p>
          </table:table-cell>
          <table:table-cell office:value-type="float" office:value="0.663448890127125" calcext:value-type="float">
            <text:p>0.663448890127125</text:p>
          </table:table-cell>
          <table:table-cell office:value-type="float" office:value="0.417366670957138" calcext:value-type="float">
            <text:p>0.417366670957138</text:p>
          </table:table-cell>
          <table:table-cell office:value-type="float" office:value="0.640372656278662" calcext:value-type="float">
            <text:p>0.640372656278662</text:p>
          </table:table-cell>
        </table:table-row>
        <table:table-row table:style-name="ro1">
          <table:table-cell office:value-type="float" office:value="0.906660181637213" calcext:value-type="float">
            <text:p>0.906660181637213</text:p>
          </table:table-cell>
          <table:table-cell office:value-type="float" office:value="0.997016074291657" calcext:value-type="float">
            <text:p>0.997016074291657</text:p>
          </table:table-cell>
          <table:table-cell office:value-type="float" office:value="0.035900214142495" calcext:value-type="float">
            <text:p>0.035900214142495</text:p>
          </table:table-cell>
          <table:table-cell office:value-type="float" office:value="0.993155253493794" calcext:value-type="float">
            <text:p>0.993155253493794</text:p>
          </table:table-cell>
          <table:table-cell office:value-type="float" office:value="0.0224613464590024" calcext:value-type="float">
            <text:p>0.0224613464590024</text:p>
          </table:table-cell>
          <table:table-cell office:value-type="float" office:value="0.453628014909849" calcext:value-type="float">
            <text:p>0.453628014909849</text:p>
          </table:table-cell>
          <table:table-cell office:value-type="float" office:value="0.663647283974334" calcext:value-type="float">
            <text:p>0.663647283974334</text:p>
          </table:table-cell>
          <table:table-cell office:value-type="float" office:value="0.417539378798931" calcext:value-type="float">
            <text:p>0.417539378798931</text:p>
          </table:table-cell>
          <table:table-cell office:value-type="float" office:value="0.64047078419188" calcext:value-type="float">
            <text:p>0.64047078419188</text:p>
          </table:table-cell>
        </table:table-row>
        <table:table-row table:style-name="ro1">
          <table:table-cell office:value-type="float" office:value="0.907175716415111" calcext:value-type="float">
            <text:p>0.907175716415111</text:p>
          </table:table-cell>
          <table:table-cell office:value-type="float" office:value="0.997021369052476" calcext:value-type="float">
            <text:p>0.997021369052476</text:p>
          </table:table-cell>
          <table:table-cell office:value-type="float" office:value="0.0359340230851564" calcext:value-type="float">
            <text:p>0.0359340230851564</text:p>
          </table:table-cell>
          <table:table-cell office:value-type="float" office:value="0.993162915870808" calcext:value-type="float">
            <text:p>0.993162915870808</text:p>
          </table:table-cell>
          <table:table-cell office:value-type="float" office:value="0.0224665192517774" calcext:value-type="float">
            <text:p>0.0224665192517774</text:p>
          </table:table-cell>
          <table:table-cell office:value-type="float" office:value="0.453975554596315" calcext:value-type="float">
            <text:p>0.453975554596315</text:p>
          </table:table-cell>
          <table:table-cell office:value-type="float" office:value="0.663845746813992" calcext:value-type="float">
            <text:p>0.663845746813992</text:p>
          </table:table-cell>
          <table:table-cell office:value-type="float" office:value="0.417712006461376" calcext:value-type="float">
            <text:p>0.417712006461376</text:p>
          </table:table-cell>
          <table:table-cell office:value-type="float" office:value="0.640569040401989" calcext:value-type="float">
            <text:p>0.640569040401989</text:p>
          </table:table-cell>
        </table:table-row>
        <table:table-row table:style-name="ro1">
          <table:table-cell office:value-type="float" office:value="0.907687480615201" calcext:value-type="float">
            <text:p>0.907687480615201</text:p>
          </table:table-cell>
          <table:table-cell office:value-type="float" office:value="0.997026622886802" calcext:value-type="float">
            <text:p>0.997026622886802</text:p>
          </table:table-cell>
          <table:table-cell office:value-type="float" office:value="0.0359679880637085" calcext:value-type="float">
            <text:p>0.0359679880637085</text:p>
          </table:table-cell>
          <table:table-cell office:value-type="float" office:value="0.993170527426559" calcext:value-type="float">
            <text:p>0.993170527426559</text:p>
          </table:table-cell>
          <table:table-cell office:value-type="float" office:value="0.0224717716741689" calcext:value-type="float">
            <text:p>0.0224717716741689</text:p>
          </table:table-cell>
          <table:table-cell office:value-type="float" office:value="0.454323080970793" calcext:value-type="float">
            <text:p>0.454323080970793</text:p>
          </table:table-cell>
          <table:table-cell office:value-type="float" office:value="0.664044277249105" calcext:value-type="float">
            <text:p>0.664044277249105</text:p>
          </table:table-cell>
          <table:table-cell office:value-type="float" office:value="0.417884554949552" calcext:value-type="float">
            <text:p>0.417884554949552</text:p>
          </table:table-cell>
          <table:table-cell office:value-type="float" office:value="0.640667423671694" calcext:value-type="float">
            <text:p>0.640667423671694</text:p>
          </table:table-cell>
        </table:table-row>
        <table:table-row table:style-name="ro1">
          <table:table-cell office:value-type="float" office:value="0.908195506668805" calcext:value-type="float">
            <text:p>0.908195506668805</text:p>
          </table:table-cell>
          <table:table-cell office:value-type="float" office:value="0.997031836830774" calcext:value-type="float">
            <text:p>0.997031836830774</text:p>
          </table:table-cell>
          <table:table-cell office:value-type="float" office:value="0.0360021082724018" calcext:value-type="float">
            <text:p>0.0360021082724018</text:p>
          </table:table-cell>
          <table:table-cell office:value-type="float" office:value="0.993178089215522" calcext:value-type="float">
            <text:p>0.993178089215522</text:p>
          </table:table-cell>
          <table:table-cell office:value-type="float" office:value="0.0224771027050674" calcext:value-type="float">
            <text:p>0.0224771027050674</text:p>
          </table:table-cell>
          <table:table-cell office:value-type="float" office:value="0.454670593682932" calcext:value-type="float">
            <text:p>0.454670593682932</text:p>
          </table:table-cell>
          <table:table-cell office:value-type="float" office:value="0.664242874698701" calcext:value-type="float">
            <text:p>0.664242874698701</text:p>
          </table:table-cell>
          <table:table-cell office:value-type="float" office:value="0.418057024405228" calcext:value-type="float">
            <text:p>0.418057024405228</text:p>
          </table:table-cell>
          <table:table-cell office:value-type="float" office:value="0.640765933595674" calcext:value-type="float">
            <text:p>0.640765933595674</text:p>
          </table:table-cell>
        </table:table-row>
        <table:table-row table:style-name="ro1">
          <table:table-cell office:value-type="float" office:value="0.908699826495707" calcext:value-type="float">
            <text:p>0.908699826495707</text:p>
          </table:table-cell>
          <table:table-cell office:value-type="float" office:value="0.997037011970866" calcext:value-type="float">
            <text:p>0.997037011970866</text:p>
          </table:table-cell>
          <table:table-cell office:value-type="float" office:value="0.0360363827393777" calcext:value-type="float">
            <text:p>0.0360363827393777</text:p>
          </table:table-cell>
          <table:table-cell office:value-type="float" office:value="0.993185602367207" calcext:value-type="float">
            <text:p>0.993185602367207</text:p>
          </table:table-cell>
          <table:table-cell office:value-type="float" office:value="0.0224825111901478" calcext:value-type="float">
            <text:p>0.0224825111901478</text:p>
          </table:table-cell>
          <table:table-cell office:value-type="float" office:value="0.455018092945866" calcext:value-type="float">
            <text:p>0.455018092945866</text:p>
          </table:table-cell>
          <table:table-cell office:value-type="float" office:value="0.664441538076978" calcext:value-type="float">
            <text:p>0.664441538076978</text:p>
          </table:table-cell>
          <table:table-cell office:value-type="float" office:value="0.41822941551978" calcext:value-type="float">
            <text:p>0.41822941551978</text:p>
          </table:table-cell>
          <table:table-cell office:value-type="float" office:value="0.640864569249015" calcext:value-type="float">
            <text:p>0.640864569249015</text:p>
          </table:table-cell>
        </table:table-row>
        <table:table-row table:style-name="ro1">
          <table:table-cell office:value-type="float" office:value="0.909200471895681" calcext:value-type="float">
            <text:p>0.909200471895681</text:p>
          </table:table-cell>
          <table:table-cell office:value-type="float" office:value="0.997042149309276" calcext:value-type="float">
            <text:p>0.997042149309276</text:p>
          </table:table-cell>
          <table:table-cell office:value-type="float" office:value="0.036070810655635" calcext:value-type="float">
            <text:p>0.036070810655635</text:p>
          </table:table-cell>
          <table:table-cell office:value-type="float" office:value="0.99319306791" calcext:value-type="float">
            <text:p>0.99319306791</text:p>
          </table:table-cell>
          <table:table-cell office:value-type="float" office:value="0.0224879961152143" calcext:value-type="float">
            <text:p>0.0224879961152143</text:p>
          </table:table-cell>
          <table:table-cell office:value-type="float" office:value="0.455365578479635" calcext:value-type="float">
            <text:p>0.455365578479635</text:p>
          </table:table-cell>
          <table:table-cell office:value-type="float" office:value="0.664640266725504" calcext:value-type="float">
            <text:p>0.664640266725504</text:p>
          </table:table-cell>
          <table:table-cell office:value-type="float" office:value="0.418401728508898" calcext:value-type="float">
            <text:p>0.418401728508898</text:p>
          </table:table-cell>
          <table:table-cell office:value-type="float" office:value="0.640963330149311" calcext:value-type="float">
            <text:p>0.640963330149311</text:p>
          </table:table-cell>
        </table:table-row>
        <table:table-row table:style-name="ro1">
          <table:table-cell office:value-type="float" office:value="0.909697474165076" calcext:value-type="float">
            <text:p>0.909697474165076</text:p>
          </table:table-cell>
          <table:table-cell office:value-type="float" office:value="0.997047249898943" calcext:value-type="float">
            <text:p>0.997047249898943</text:p>
          </table:table-cell>
          <table:table-cell office:value-type="float" office:value="0.0361053910463611" calcext:value-type="float">
            <text:p>0.0361053910463611</text:p>
          </table:table-cell>
          <table:table-cell office:value-type="float" office:value="0.993200486947521" calcext:value-type="float">
            <text:p>0.993200486947521</text:p>
          </table:table-cell>
          <table:table-cell office:value-type="float" office:value="0.0224935563330206" calcext:value-type="float">
            <text:p>0.0224935563330206</text:p>
          </table:table-cell>
          <table:table-cell office:value-type="float" office:value="0.455713050565473" calcext:value-type="float">
            <text:p>0.455713050565473</text:p>
          </table:table-cell>
          <table:table-cell office:value-type="float" office:value="0.664839059484146" calcext:value-type="float">
            <text:p>0.664839059484146</text:p>
          </table:table-cell>
          <table:table-cell office:value-type="float" office:value="0.418573964135384" calcext:value-type="float">
            <text:p>0.418573964135384</text:p>
          </table:table-cell>
          <table:table-cell office:value-type="float" office:value="0.64106221529748" calcext:value-type="float">
            <text:p>0.64106221529748</text:p>
          </table:table-cell>
        </table:table-row>
        <table:table-row table:style-name="ro1">
          <table:table-cell office:value-type="float" office:value="0.910190864771782" calcext:value-type="float">
            <text:p>0.910190864771782</text:p>
          </table:table-cell>
          <table:table-cell office:value-type="float" office:value="0.997052314674609" calcext:value-type="float">
            <text:p>0.997052314674609</text:p>
          </table:table-cell>
          <table:table-cell office:value-type="float" office:value="0.0361401232628782" calcext:value-type="float">
            <text:p>0.0361401232628782</text:p>
          </table:table-cell>
          <table:table-cell office:value-type="float" office:value="0.993207860421119" calcext:value-type="float">
            <text:p>0.993207860421119</text:p>
          </table:table-cell>
          <table:table-cell office:value-type="float" office:value="0.0224991909621962" calcext:value-type="float">
            <text:p>0.0224991909621962</text:p>
          </table:table-cell>
          <table:table-cell office:value-type="float" office:value="0.456060508615333" calcext:value-type="float">
            <text:p>0.456060508615333</text:p>
          </table:table-cell>
          <table:table-cell office:value-type="float" office:value="0.665037915999124" calcext:value-type="float">
            <text:p>0.665037915999124</text:p>
          </table:table-cell>
          <table:table-cell office:value-type="float" office:value="0.418746122306821" calcext:value-type="float">
            <text:p>0.418746122306821</text:p>
          </table:table-cell>
          <table:table-cell office:value-type="float" office:value="0.641161224517268" calcext:value-type="float">
            <text:p>0.641161224517268</text:p>
          </table:table-cell>
        </table:table-row>
        <table:table-row table:style-name="ro1">
          <table:table-cell office:value-type="float" office:value="0.910680674101375" calcext:value-type="float">
            <text:p>0.910680674101375</text:p>
          </table:table-cell>
          <table:table-cell office:value-type="float" office:value="0.997057344689152" calcext:value-type="float">
            <text:p>0.997057344689152</text:p>
          </table:table-cell>
          <table:table-cell office:value-type="float" office:value="0.036175006163476" calcext:value-type="float">
            <text:p>0.036175006163476</text:p>
          </table:table-cell>
          <table:table-cell office:value-type="float" office:value="0.993215189469413" calcext:value-type="float">
            <text:p>0.993215189469413</text:p>
          </table:table-cell>
          <table:table-cell office:value-type="float" office:value="0.0225048987365402" calcext:value-type="float">
            <text:p>0.0225048987365402</text:p>
          </table:table-cell>
          <table:table-cell office:value-type="float" office:value="0.456407953360133" calcext:value-type="float">
            <text:p>0.456407953360133</text:p>
          </table:table-cell>
          <table:table-cell office:value-type="float" office:value="0.665236834650433" calcext:value-type="float">
            <text:p>0.665236834650433</text:p>
          </table:table-cell>
          <table:table-cell office:value-type="float" office:value="0.418918204242736" calcext:value-type="float">
            <text:p>0.418918204242736</text:p>
          </table:table-cell>
          <table:table-cell office:value-type="float" office:value="0.641260356348762" calcext:value-type="float">
            <text:p>0.641260356348762</text:p>
          </table:table-cell>
        </table:table-row>
        <table:table-row table:style-name="ro1">
          <table:table-cell office:value-type="float" office:value="0.911166933300831" calcext:value-type="float">
            <text:p>0.911166933300831</text:p>
          </table:table-cell>
          <table:table-cell office:value-type="float" office:value="0.997062340810505" calcext:value-type="float">
            <text:p>0.997062340810505</text:p>
          </table:table-cell>
          <table:table-cell office:value-type="float" office:value="0.0362100392614972" calcext:value-type="float">
            <text:p>0.0362100392614972</text:p>
          </table:table-cell>
          <table:table-cell office:value-type="float" office:value="0.993222474946901" calcext:value-type="float">
            <text:p>0.993222474946901</text:p>
          </table:table-cell>
          <table:table-cell office:value-type="float" office:value="0.0225106789084788" calcext:value-type="float">
            <text:p>0.0225106789084788</text:p>
          </table:table-cell>
          <table:table-cell office:value-type="float" office:value="0.456755383899306" calcext:value-type="float">
            <text:p>0.456755383899306</text:p>
          </table:table-cell>
          <table:table-cell office:value-type="float" office:value="0.665435815394244" calcext:value-type="float">
            <text:p>0.665435815394244</text:p>
          </table:table-cell>
          <table:table-cell office:value-type="float" office:value="0.419090209537817" calcext:value-type="float">
            <text:p>0.419090209537817</text:p>
          </table:table-cell>
          <table:table-cell office:value-type="float" office:value="0.641359610927047" calcext:value-type="float">
            <text:p>0.641359610927047</text:p>
          </table:table-cell>
        </table:table-row>
        <table:table-row table:style-name="ro1">
          <table:table-cell office:value-type="float" office:value="0.911649672145938" calcext:value-type="float">
            <text:p>0.911649672145938</text:p>
          </table:table-cell>
          <table:table-cell office:value-type="float" office:value="0.997067304057652" calcext:value-type="float">
            <text:p>0.997067304057652</text:p>
          </table:table-cell>
          <table:table-cell office:value-type="float" office:value="0.0362452214124009" calcext:value-type="float">
            <text:p>0.0362452214124009</text:p>
          </table:table-cell>
          <table:table-cell office:value-type="float" office:value="0.993229717965871" calcext:value-type="float">
            <text:p>0.993229717965871</text:p>
          </table:table-cell>
          <table:table-cell office:value-type="float" office:value="0.0225165302192406" calcext:value-type="float">
            <text:p>0.0225165302192406</text:p>
          </table:table-cell>
          <table:table-cell office:value-type="float" office:value="0.457102801034187" calcext:value-type="float">
            <text:p>0.457102801034187</text:p>
          </table:table-cell>
          <table:table-cell office:value-type="float" office:value="0.665634856533619" calcext:value-type="float">
            <text:p>0.665634856533619</text:p>
          </table:table-cell>
          <table:table-cell office:value-type="float" office:value="0.419262139485504" calcext:value-type="float">
            <text:p>0.419262139485504</text:p>
          </table:table-cell>
          <table:table-cell office:value-type="float" office:value="0.641458986715422" calcext:value-type="float">
            <text:p>0.641458986715422</text:p>
          </table:table-cell>
        </table:table-row>
        <table:table-row table:style-name="ro1">
          <table:table-cell office:value-type="float" office:value="0.912128921175446" calcext:value-type="float">
            <text:p>0.912128921175446</text:p>
          </table:table-cell>
          <table:table-cell office:value-type="float" office:value="0.997072235265704" calcext:value-type="float">
            <text:p>0.997072235265704</text:p>
          </table:table-cell>
          <table:table-cell office:value-type="float" office:value="0.0362805521273392" calcext:value-type="float">
            <text:p>0.0362805521273392</text:p>
          </table:table-cell>
          <table:table-cell office:value-type="float" office:value="0.993236919355352" calcext:value-type="float">
            <text:p>0.993236919355352</text:p>
          </table:table-cell>
          <table:table-cell office:value-type="float" office:value="0.0225224519286414" calcext:value-type="float">
            <text:p>0.0225224519286414</text:p>
          </table:table-cell>
          <table:table-cell office:value-type="float" office:value="0.457450203932954" calcext:value-type="float">
            <text:p>0.457450203932954</text:p>
          </table:table-cell>
          <table:table-cell office:value-type="float" office:value="0.665833957949504" calcext:value-type="float">
            <text:p>0.665833957949504</text:p>
          </table:table-cell>
          <table:table-cell office:value-type="float" office:value="0.419433993752527" calcext:value-type="float">
            <text:p>0.419433993752527</text:p>
          </table:table-cell>
          <table:table-cell office:value-type="float" office:value="0.641558483774021" calcext:value-type="float">
            <text:p>0.641558483774021</text:p>
          </table:table-cell>
        </table:table-row>
        <table:table-row table:style-name="ro1">
          <table:table-cell office:value-type="float" office:value="0.912604709852781" calcext:value-type="float">
            <text:p>0.912604709852781</text:p>
          </table:table-cell>
          <table:table-cell office:value-type="float" office:value="0.997077135388397" calcext:value-type="float">
            <text:p>0.997077135388397</text:p>
          </table:table-cell>
          <table:table-cell office:value-type="float" office:value="0.036316030420854" calcext:value-type="float">
            <text:p>0.036316030420854</text:p>
          </table:table-cell>
          <table:table-cell office:value-type="float" office:value="0.993244080142535" calcext:value-type="float">
            <text:p>0.993244080142535</text:p>
          </table:table-cell>
          <table:table-cell office:value-type="float" office:value="0.0225284429092859" calcext:value-type="float">
            <text:p>0.0225284429092859</text:p>
          </table:table-cell>
          <table:table-cell office:value-type="float" office:value="0.457797593089112" calcext:value-type="float">
            <text:p>0.457797593089112</text:p>
          </table:table-cell>
          <table:table-cell office:value-type="float" office:value="0.666033118249963" calcext:value-type="float">
            <text:p>0.666033118249963</text:p>
          </table:table-cell>
          <table:table-cell office:value-type="float" office:value="0.419605773324311" calcext:value-type="float">
            <text:p>0.419605773324311</text:p>
          </table:table-cell>
          <table:table-cell office:value-type="float" office:value="0.641658100872489" calcext:value-type="float">
            <text:p>0.641658100872489</text:p>
          </table:table-cell>
        </table:table-row>
        <table:table-row table:style-name="ro1">
          <table:table-cell office:value-type="float" office:value="0.913077067824128" calcext:value-type="float">
            <text:p>0.913077067824128</text:p>
          </table:table-cell>
          <table:table-cell office:value-type="float" office:value="0.997082005259735" calcext:value-type="float">
            <text:p>0.997082005259735</text:p>
          </table:table-cell>
          <table:table-cell office:value-type="float" office:value="0.0363516556392141" calcext:value-type="float">
            <text:p>0.0363516556392141</text:p>
          </table:table-cell>
          <table:table-cell office:value-type="float" office:value="0.993251201190094" calcext:value-type="float">
            <text:p>0.993251201190094</text:p>
          </table:table-cell>
          <table:table-cell office:value-type="float" office:value="0.0225345023038969" calcext:value-type="float">
            <text:p>0.0225345023038969</text:p>
          </table:table-cell>
          <table:table-cell office:value-type="float" office:value="0.458144968120804" calcext:value-type="float">
            <text:p>0.458144968120804</text:p>
          </table:table-cell>
          <table:table-cell office:value-type="float" office:value="0.666232336855543" calcext:value-type="float">
            <text:p>0.666232336855543</text:p>
          </table:table-cell>
          <table:table-cell office:value-type="float" office:value="0.41977747832467" calcext:value-type="float">
            <text:p>0.41977747832467</text:p>
          </table:table-cell>
          <table:table-cell office:value-type="float" office:value="0.641757837609624" calcext:value-type="float">
            <text:p>0.641757837609624</text:p>
          </table:table-cell>
        </table:table-row>
        <table:table-row table:style-name="ro1">
          <table:table-cell office:value-type="float" office:value="0.913546024251875" calcext:value-type="float">
            <text:p>0.913546024251875</text:p>
          </table:table-cell>
          <table:table-cell office:value-type="float" office:value="0.997086845769013" calcext:value-type="float">
            <text:p>0.997086845769013</text:p>
          </table:table-cell>
          <table:table-cell office:value-type="float" office:value="0.0363874269576314" calcext:value-type="float">
            <text:p>0.0363874269576314</text:p>
          </table:table-cell>
          <table:table-cell office:value-type="float" office:value="0.993258283440467" calcext:value-type="float">
            <text:p>0.993258283440467</text:p>
          </table:table-cell>
          <table:table-cell office:value-type="float" office:value="0.0225406291172964" calcext:value-type="float">
            <text:p>0.0225406291172964</text:p>
          </table:table-cell>
          <table:table-cell office:value-type="float" office:value="0.458492329209234" calcext:value-type="float">
            <text:p>0.458492329209234</text:p>
          </table:table-cell>
          <table:table-cell office:value-type="float" office:value="0.666431612684711" calcext:value-type="float">
            <text:p>0.666431612684711</text:p>
          </table:table-cell>
          <table:table-cell office:value-type="float" office:value="0.419949109426172" calcext:value-type="float">
            <text:p>0.419949109426172</text:p>
          </table:table-cell>
          <table:table-cell office:value-type="float" office:value="0.641857693066696" calcext:value-type="float">
            <text:p>0.641857693066696</text:p>
          </table:table-cell>
        </table:table-row>
        <table:table-row table:style-name="ro1">
          <table:table-cell office:value-type="float" office:value="0.91401160818833" calcext:value-type="float">
            <text:p>0.91401160818833</text:p>
          </table:table-cell>
          <table:table-cell office:value-type="float" office:value="0.997091657717475" calcext:value-type="float">
            <text:p>0.997091657717475</text:p>
          </table:table-cell>
          <table:table-cell office:value-type="float" office:value="0.0364233437198517" calcext:value-type="float">
            <text:p>0.0364233437198517</text:p>
          </table:table-cell>
          <table:table-cell office:value-type="float" office:value="0.993265327730855" calcext:value-type="float">
            <text:p>0.993265327730855</text:p>
          </table:table-cell>
          <table:table-cell office:value-type="float" office:value="0.0225468224994918" calcext:value-type="float">
            <text:p>0.0225468224994918</text:p>
          </table:table-cell>
          <table:table-cell office:value-type="float" office:value="0.458839676043621" calcext:value-type="float">
            <text:p>0.458839676043621</text:p>
          </table:table-cell>
          <table:table-cell office:value-type="float" office:value="0.666630945080256" calcext:value-type="float">
            <text:p>0.666630945080256</text:p>
          </table:table-cell>
          <table:table-cell office:value-type="float" office:value="0.420120666827142" calcext:value-type="float">
            <text:p>0.420120666827142</text:p>
          </table:table-cell>
          <table:table-cell office:value-type="float" office:value="0.641957666764981" calcext:value-type="float">
            <text:p>0.641957666764981</text:p>
          </table:table-cell>
        </table:table-row>
        <table:table-row table:style-name="ro1">
          <table:table-cell office:value-type="float" office:value="0.914473848210407" calcext:value-type="float">
            <text:p>0.914473848210407</text:p>
          </table:table-cell>
          <table:table-cell office:value-type="float" office:value="0.997096441962153" calcext:value-type="float">
            <text:p>0.997096441962153</text:p>
          </table:table-cell>
          <table:table-cell office:value-type="float" office:value="0.0364594050988407" calcext:value-type="float">
            <text:p>0.0364594050988407</text:p>
          </table:table-cell>
          <table:table-cell office:value-type="float" office:value="0.993272334978497" calcext:value-type="float">
            <text:p>0.993272334978497</text:p>
          </table:table-cell>
          <table:table-cell office:value-type="float" office:value="0.022553081462711" calcext:value-type="float">
            <text:p>0.022553081462711</text:p>
          </table:table-cell>
          <table:table-cell office:value-type="float" office:value="0.459187008873738" calcext:value-type="float">
            <text:p>0.459187008873738</text:p>
          </table:table-cell>
          <table:table-cell office:value-type="float" office:value="0.666830332886248" calcext:value-type="float">
            <text:p>0.666830332886248</text:p>
          </table:table-cell>
          <table:table-cell office:value-type="float" office:value="0.420292151271951" calcext:value-type="float">
            <text:p>0.420292151271951</text:p>
          </table:table-cell>
          <table:table-cell office:value-type="float" office:value="0.642057757711379" calcext:value-type="float">
            <text:p>0.642057757711379</text:p>
          </table:table-cell>
        </table:table-row>
        <table:table-row table:style-name="ro1">
          <table:table-cell office:value-type="float" office:value="0.914932773071622" calcext:value-type="float">
            <text:p>0.914932773071622</text:p>
          </table:table-cell>
          <table:table-cell office:value-type="float" office:value="0.997101199242183" calcext:value-type="float">
            <text:p>0.997101199242183</text:p>
          </table:table-cell>
          <table:table-cell office:value-type="float" office:value="0.0364956105962164" calcext:value-type="float">
            <text:p>0.0364956105962164</text:p>
          </table:table-cell>
          <table:table-cell office:value-type="float" office:value="0.993279305938391" calcext:value-type="float">
            <text:p>0.993279305938391</text:p>
          </table:table-cell>
          <table:table-cell office:value-type="float" office:value="0.0225594052863767" calcext:value-type="float">
            <text:p>0.0225594052863767</text:p>
          </table:table-cell>
          <table:table-cell office:value-type="float" office:value="0.459534327081954" calcext:value-type="float">
            <text:p>0.459534327081954</text:p>
          </table:table-cell>
          <table:table-cell office:value-type="float" office:value="0.667029775749386" calcext:value-type="float">
            <text:p>0.667029775749386</text:p>
          </table:table-cell>
          <table:table-cell office:value-type="float" office:value="0.420463562651699" calcext:value-type="float">
            <text:p>0.420463562651699</text:p>
          </table:table-cell>
          <table:table-cell office:value-type="float" office:value="0.642157965732587" calcext:value-type="float">
            <text:p>0.642157965732587</text:p>
          </table:table-cell>
        </table:table-row>
        <table:table-row table:style-name="ro1">
          <table:table-cell office:value-type="float" office:value="0.915388410482095" calcext:value-type="float">
            <text:p>0.915388410482095</text:p>
          </table:table-cell>
          <table:table-cell office:value-type="float" office:value="0.997105930412415" calcext:value-type="float">
            <text:p>0.997105930412415</text:p>
          </table:table-cell>
          <table:table-cell office:value-type="float" office:value="0.0365319592211893" calcext:value-type="float">
            <text:p>0.0365319592211893</text:p>
          </table:table-cell>
          <table:table-cell office:value-type="float" office:value="0.99328624156003" calcext:value-type="float">
            <text:p>0.99328624156003</text:p>
          </table:table-cell>
          <table:table-cell office:value-type="float" office:value="0.0225657928671046" calcext:value-type="float">
            <text:p>0.0225657928671046</text:p>
          </table:table-cell>
          <table:table-cell office:value-type="float" office:value="0.459881631367502" calcext:value-type="float">
            <text:p>0.459881631367502</text:p>
          </table:table-cell>
          <table:table-cell office:value-type="float" office:value="0.667229272054579" calcext:value-type="float">
            <text:p>0.667229272054579</text:p>
          </table:table-cell>
          <table:table-cell office:value-type="float" office:value="0.420634902167361" calcext:value-type="float">
            <text:p>0.420634902167361</text:p>
          </table:table-cell>
          <table:table-cell office:value-type="float" office:value="0.642258289375055" calcext:value-type="float">
            <text:p>0.642258289375055</text:p>
          </table:table-cell>
        </table:table-row>
        <table:table-row table:style-name="ro1">
          <table:table-cell office:value-type="float" office:value="0.915840788908075" calcext:value-type="float">
            <text:p>0.915840788908075</text:p>
          </table:table-cell>
          <table:table-cell office:value-type="float" office:value="0.997110636150771" calcext:value-type="float">
            <text:p>0.997110636150771</text:p>
          </table:table-cell>
          <table:table-cell office:value-type="float" office:value="0.0365684506347566" calcext:value-type="float">
            <text:p>0.0365684506347566</text:p>
          </table:table-cell>
          <table:table-cell office:value-type="float" office:value="0.993293142516641" calcext:value-type="float">
            <text:p>0.993293142516641</text:p>
          </table:table-cell>
          <table:table-cell office:value-type="float" office:value="0.0225722436144826" calcext:value-type="float">
            <text:p>0.0225722436144826</text:p>
          </table:table-cell>
          <table:table-cell office:value-type="float" office:value="0.460228920801298" calcext:value-type="float">
            <text:p>0.460228920801298</text:p>
          </table:table-cell>
          <table:table-cell office:value-type="float" office:value="0.667428821757963" calcext:value-type="float">
            <text:p>0.667428821757963</text:p>
          </table:table-cell>
          <table:table-cell office:value-type="float" office:value="0.420806169397835" calcext:value-type="float">
            <text:p>0.420806169397835</text:p>
          </table:table-cell>
          <table:table-cell office:value-type="float" office:value="0.642358728776312" calcext:value-type="float">
            <text:p>0.642358728776312</text:p>
          </table:table-cell>
        </table:table-row>
        <table:table-row table:style-name="ro1">
          <table:table-cell office:value-type="float" office:value="0.91628993548894" calcext:value-type="float">
            <text:p>0.91628993548894</text:p>
          </table:table-cell>
          <table:table-cell office:value-type="float" office:value="0.99711531728029" calcext:value-type="float">
            <text:p>0.99711531728029</text:p>
          </table:table-cell>
          <table:table-cell office:value-type="float" office:value="0.0366050838431156" calcext:value-type="float">
            <text:p>0.0366050838431156</text:p>
          </table:table-cell>
          <table:table-cell office:value-type="float" office:value="0.993300009732921" calcext:value-type="float">
            <text:p>0.993300009732921</text:p>
          </table:table-cell>
          <table:table-cell office:value-type="float" office:value="0.0225787564319999" calcext:value-type="float">
            <text:p>0.0225787564319999</text:p>
          </table:table-cell>
          <table:table-cell office:value-type="float" office:value="0.460576196153611" calcext:value-type="float">
            <text:p>0.460576196153611</text:p>
          </table:table-cell>
          <table:table-cell office:value-type="float" office:value="0.667628423167487" calcext:value-type="float">
            <text:p>0.667628423167487</text:p>
          </table:table-cell>
          <table:table-cell office:value-type="float" office:value="0.420977365618481" calcext:value-type="float">
            <text:p>0.420977365618481</text:p>
          </table:table-cell>
          <table:table-cell office:value-type="float" office:value="0.642459282405812" calcext:value-type="float">
            <text:p>0.642459282405812</text:p>
          </table:table-cell>
        </table:table-row>
        <table:table-row table:style-name="ro1">
          <table:table-cell office:value-type="float" office:value="0.916735878122252" calcext:value-type="float">
            <text:p>0.916735878122252</text:p>
          </table:table-cell>
          <table:table-cell office:value-type="float" office:value="0.997119974448176" calcext:value-type="float">
            <text:p>0.997119974448176</text:p>
          </table:table-cell>
          <table:table-cell office:value-type="float" office:value="0.0366418585049675" calcext:value-type="float">
            <text:p>0.0366418585049675</text:p>
          </table:table-cell>
          <table:table-cell office:value-type="float" office:value="0.993306843858173" calcext:value-type="float">
            <text:p>0.993306843858173</text:p>
          </table:table-cell>
          <table:table-cell office:value-type="float" office:value="0.0225853307361177" calcext:value-type="float">
            <text:p>0.0225853307361177</text:p>
          </table:table-cell>
          <table:table-cell office:value-type="float" office:value="0.460923456564425" calcext:value-type="float">
            <text:p>0.460923456564425</text:p>
          </table:table-cell>
          <table:table-cell office:value-type="float" office:value="0.667828076164351" calcext:value-type="float">
            <text:p>0.667828076164351</text:p>
          </table:table-cell>
          <table:table-cell office:value-type="float" office:value="0.421148490480389" calcext:value-type="float">
            <text:p>0.421148490480389</text:p>
          </table:table-cell>
          <table:table-cell office:value-type="float" office:value="0.642559950326246" calcext:value-type="float">
            <text:p>0.642559950326246</text:p>
          </table:table-cell>
        </table:table-row>
        <table:table-row table:style-name="ro1">
          <table:table-cell office:value-type="float" office:value="0.917178643669338" calcext:value-type="float">
            <text:p>0.917178643669338</text:p>
          </table:table-cell>
          <table:table-cell office:value-type="float" office:value="0.997124608418127" calcext:value-type="float">
            <text:p>0.997124608418127</text:p>
          </table:table-cell>
          <table:table-cell office:value-type="float" office:value="0.0366787737825883" calcext:value-type="float">
            <text:p>0.0366787737825883</text:p>
          </table:table-cell>
          <table:table-cell office:value-type="float" office:value="0.993313645737407" calcext:value-type="float">
            <text:p>0.993313645737407</text:p>
          </table:table-cell>
          <table:table-cell office:value-type="float" office:value="0.0225919655577161" calcext:value-type="float">
            <text:p>0.0225919655577161</text:p>
          </table:table-cell>
          <table:table-cell office:value-type="float" office:value="0.461270702497264" calcext:value-type="float">
            <text:p>0.461270702497264</text:p>
          </table:table-cell>
          <table:table-cell office:value-type="float" office:value="0.668027779361078" calcext:value-type="float">
            <text:p>0.668027779361078</text:p>
          </table:table-cell>
          <table:table-cell office:value-type="float" office:value="0.421319544951583" calcext:value-type="float">
            <text:p>0.421319544951583</text:p>
          </table:table-cell>
          <table:table-cell office:value-type="float" office:value="0.642660731312967" calcext:value-type="float">
            <text:p>0.642660731312967</text:p>
          </table:table-cell>
        </table:table-row>
        <table:table-row table:style-name="ro1">
          <table:table-cell office:value-type="float" office:value="0.917618259180462" calcext:value-type="float">
            <text:p>0.917618259180462</text:p>
          </table:table-cell>
          <table:table-cell office:value-type="float" office:value="0.997129219835172" calcext:value-type="float">
            <text:p>0.997129219835172</text:p>
          </table:table-cell>
          <table:table-cell office:value-type="float" office:value="0.0367158291718602" calcext:value-type="float">
            <text:p>0.0367158291718602</text:p>
          </table:table-cell>
          <table:table-cell office:value-type="float" office:value="0.993320416051902" calcext:value-type="float">
            <text:p>0.993320416051902</text:p>
          </table:table-cell>
          <table:table-cell office:value-type="float" office:value="0.0225986601984118" calcext:value-type="float">
            <text:p>0.0225986601984118</text:p>
          </table:table-cell>
          <table:table-cell office:value-type="float" office:value="0.461617933541882" calcext:value-type="float">
            <text:p>0.461617933541882</text:p>
          </table:table-cell>
          <table:table-cell office:value-type="float" office:value="0.668227532179393" calcext:value-type="float">
            <text:p>0.668227532179393</text:p>
          </table:table-cell>
          <table:table-cell office:value-type="float" office:value="0.42149052914008" calcext:value-type="float">
            <text:p>0.42149052914008</text:p>
          </table:table-cell>
          <table:table-cell office:value-type="float" office:value="0.642761624967877" calcext:value-type="float">
            <text:p>0.642761624967877</text:p>
          </table:table-cell>
        </table:table-row>
        <table:table-row table:style-name="ro1">
          <table:table-cell office:value-type="float" office:value="0.918054751250478" calcext:value-type="float">
            <text:p>0.918054751250478</text:p>
          </table:table-cell>
          <table:table-cell office:value-type="float" office:value="0.997133809404652" calcext:value-type="float">
            <text:p>0.997133809404652</text:p>
          </table:table-cell>
          <table:table-cell office:value-type="float" office:value="0.0367530239925542" calcext:value-type="float">
            <text:p>0.0367530239925542</text:p>
          </table:table-cell>
          <table:table-cell office:value-type="float" office:value="0.993327155567515" calcext:value-type="float">
            <text:p>0.993327155567515</text:p>
          </table:table-cell>
          <table:table-cell office:value-type="float" office:value="0.0226054138171277" calcext:value-type="float">
            <text:p>0.0226054138171277</text:p>
          </table:table-cell>
          <table:table-cell office:value-type="float" office:value="0.461965149850468" calcext:value-type="float">
            <text:p>0.461965149850468</text:p>
          </table:table-cell>
          <table:table-cell office:value-type="float" office:value="0.668427333541939" calcext:value-type="float">
            <text:p>0.668427333541939</text:p>
          </table:table-cell>
          <table:table-cell office:value-type="float" office:value="0.421661443701592" calcext:value-type="float">
            <text:p>0.421661443701592</text:p>
          </table:table-cell>
          <table:table-cell office:value-type="float" office:value="0.642862630377654" calcext:value-type="float">
            <text:p>0.642862630377654</text:p>
          </table:table-cell>
        </table:table-row>
        <table:table-row table:style-name="ro1">
          <table:table-cell office:value-type="float" office:value="0.918488146376046" calcext:value-type="float">
            <text:p>0.918488146376046</text:p>
          </table:table-cell>
          <table:table-cell office:value-type="float" office:value="0.997138377741617" calcext:value-type="float">
            <text:p>0.997138377741617</text:p>
          </table:table-cell>
          <table:table-cell office:value-type="float" office:value="0.0367903577371852" calcext:value-type="float">
            <text:p>0.0367903577371852</text:p>
          </table:table-cell>
          <table:table-cell office:value-type="float" office:value="0.993333864942297" calcext:value-type="float">
            <text:p>0.993333864942297</text:p>
          </table:table-cell>
          <table:table-cell office:value-type="float" office:value="0.0226122257215153" calcext:value-type="float">
            <text:p>0.0226122257215153</text:p>
          </table:table-cell>
          <table:table-cell office:value-type="float" office:value="0.462312351084245" calcext:value-type="float">
            <text:p>0.462312351084245</text:p>
          </table:table-cell>
          <table:table-cell office:value-type="float" office:value="0.668627182793071" calcext:value-type="float">
            <text:p>0.668627182793071</text:p>
          </table:table-cell>
          <table:table-cell office:value-type="float" office:value="0.421832288818824" calcext:value-type="float">
            <text:p>0.421832288818824</text:p>
          </table:table-cell>
          <table:table-cell office:value-type="float" office:value="0.642963747066854" calcext:value-type="float">
            <text:p>0.642963747066854</text:p>
          </table:table-cell>
        </table:table-row>
        <table:table-row table:style-name="ro1">
          <table:table-cell office:value-type="float" office:value="0.918918470606773" calcext:value-type="float">
            <text:p>0.918918470606773</text:p>
          </table:table-cell>
          <table:table-cell office:value-type="float" office:value="0.99714292552198" calcext:value-type="float">
            <text:p>0.99714292552198</text:p>
          </table:table-cell>
          <table:table-cell office:value-type="float" office:value="0.0368278297223747" calcext:value-type="float">
            <text:p>0.0368278297223747</text:p>
          </table:table-cell>
          <table:table-cell office:value-type="float" office:value="0.993340544919209" calcext:value-type="float">
            <text:p>0.993340544919209</text:p>
          </table:table-cell>
          <table:table-cell office:value-type="float" office:value="0.0226190950765911" calcext:value-type="float">
            <text:p>0.0226190950765911</text:p>
          </table:table-cell>
          <table:table-cell office:value-type="float" office:value="0.462659537464398" calcext:value-type="float">
            <text:p>0.462659537464398</text:p>
          </table:table-cell>
          <table:table-cell office:value-type="float" office:value="0.668827078781415" calcext:value-type="float">
            <text:p>0.668827078781415</text:p>
          </table:table-cell>
          <table:table-cell office:value-type="float" office:value="0.422003065219496" calcext:value-type="float">
            <text:p>0.422003065219496</text:p>
          </table:table-cell>
          <table:table-cell office:value-type="float" office:value="0.643064974047945" calcext:value-type="float">
            <text:p>0.643064974047945</text:p>
          </table:table-cell>
        </table:table-row>
        <table:table-row table:style-name="ro1">
          <table:table-cell office:value-type="float" office:value="0.919345750175754" calcext:value-type="float">
            <text:p>0.919345750175754</text:p>
          </table:table-cell>
          <table:table-cell office:value-type="float" office:value="0.997147453304955" calcext:value-type="float">
            <text:p>0.997147453304955</text:p>
          </table:table-cell>
          <table:table-cell office:value-type="float" office:value="0.0368654395951016" calcext:value-type="float">
            <text:p>0.0368654395951016</text:p>
          </table:table-cell>
          <table:table-cell office:value-type="float" office:value="0.993347196079911" calcext:value-type="float">
            <text:p>0.993347196079911</text:p>
          </table:table-cell>
          <table:table-cell office:value-type="float" office:value="0.022626021315015" calcext:value-type="float">
            <text:p>0.022626021315015</text:p>
          </table:table-cell>
          <table:table-cell office:value-type="float" office:value="0.463006708346246" calcext:value-type="float">
            <text:p>0.463006708346246</text:p>
          </table:table-cell>
          <table:table-cell office:value-type="float" office:value="0.669027021155066" calcext:value-type="float">
            <text:p>0.669027021155066</text:p>
          </table:table-cell>
          <table:table-cell office:value-type="float" office:value="0.42217377277958" calcext:value-type="float">
            <text:p>0.42217377277958</text:p>
          </table:table-cell>
          <table:table-cell office:value-type="float" office:value="0.643166311150701" calcext:value-type="float">
            <text:p>0.643166311150701</text:p>
          </table:table-cell>
        </table:table-row>
        <table:table-row table:style-name="ro1">
          <table:table-cell office:value-type="float" office:value="0.919770010311718" calcext:value-type="float">
            <text:p>0.919770010311718</text:p>
          </table:table-cell>
          <table:table-cell office:value-type="float" office:value="0.997151961764113" calcext:value-type="float">
            <text:p>0.997151961764113</text:p>
          </table:table-cell>
          <table:table-cell office:value-type="float" office:value="0.0369031865093844" calcext:value-type="float">
            <text:p>0.0369031865093844</text:p>
          </table:table-cell>
          <table:table-cell office:value-type="float" office:value="0.993353819198871" calcext:value-type="float">
            <text:p>0.993353819198871</text:p>
          </table:table-cell>
          <table:table-cell office:value-type="float" office:value="0.0226330034875135" calcext:value-type="float">
            <text:p>0.0226330034875135</text:p>
          </table:table-cell>
          <table:table-cell office:value-type="float" office:value="0.463353864400111" calcext:value-type="float">
            <text:p>0.463353864400111</text:p>
          </table:table-cell>
          <table:table-cell office:value-type="float" office:value="0.669227008304737" calcext:value-type="float">
            <text:p>0.669227008304737</text:p>
          </table:table-cell>
          <table:table-cell office:value-type="float" office:value="0.422344412683062" calcext:value-type="float">
            <text:p>0.422344412683062</text:p>
          </table:table-cell>
          <table:table-cell office:value-type="float" office:value="0.64326775692797" calcext:value-type="float">
            <text:p>0.64326775692797</text:p>
          </table:table-cell>
        </table:table-row>
        <table:table-row table:style-name="ro1">
          <table:table-cell office:value-type="float" office:value="0.920191276995715" calcext:value-type="float">
            <text:p>0.920191276995715</text:p>
          </table:table-cell>
          <table:table-cell office:value-type="float" office:value="0.997156451403876" calcext:value-type="float">
            <text:p>0.997156451403876</text:p>
          </table:table-cell>
          <table:table-cell office:value-type="float" office:value="0.0369410702680002" calcext:value-type="float">
            <text:p>0.0369410702680002</text:p>
          </table:table-cell>
          <table:table-cell office:value-type="float" office:value="0.993360414781948" calcext:value-type="float">
            <text:p>0.993360414781948</text:p>
          </table:table-cell>
          <table:table-cell office:value-type="float" office:value="0.0226400411523286" calcext:value-type="float">
            <text:p>0.0226400411523286</text:p>
          </table:table-cell>
          <table:table-cell office:value-type="float" office:value="0.463701004670848" calcext:value-type="float">
            <text:p>0.463701004670848</text:p>
          </table:table-cell>
          <table:table-cell office:value-type="float" office:value="0.669427040187797" calcext:value-type="float">
            <text:p>0.669427040187797</text:p>
          </table:table-cell>
          <table:table-cell office:value-type="float" office:value="0.422514984494223" calcext:value-type="float">
            <text:p>0.422514984494223</text:p>
          </table:table-cell>
          <table:table-cell office:value-type="float" office:value="0.643369311520154" calcext:value-type="float">
            <text:p>0.643369311520154</text:p>
          </table:table-cell>
        </table:table-row>
        <table:table-row table:style-name="ro1">
          <table:table-cell office:value-type="float" office:value="0.920609574926454" calcext:value-type="float">
            <text:p>0.920609574926454</text:p>
          </table:table-cell>
          <table:table-cell office:value-type="float" office:value="0.99716092286937" calcext:value-type="float">
            <text:p>0.99716092286937</text:p>
          </table:table-cell>
          <table:table-cell office:value-type="float" office:value="0.036979090020488" calcext:value-type="float">
            <text:p>0.036979090020488</text:p>
          </table:table-cell>
          <table:table-cell office:value-type="float" office:value="0.993366983581672" calcext:value-type="float">
            <text:p>0.993366983581672</text:p>
          </table:table-cell>
          <table:table-cell office:value-type="float" office:value="0.0226471333651796" calcext:value-type="float">
            <text:p>0.0226471333651796</text:p>
          </table:table-cell>
          <table:table-cell office:value-type="float" office:value="0.464048129900139" calcext:value-type="float">
            <text:p>0.464048129900139</text:p>
          </table:table-cell>
          <table:table-cell office:value-type="float" office:value="0.66962711511861" calcext:value-type="float">
            <text:p>0.66962711511861</text:p>
          </table:table-cell>
          <table:table-cell office:value-type="float" office:value="0.422685489471497" calcext:value-type="float">
            <text:p>0.422685489471497</text:p>
          </table:table-cell>
          <table:table-cell office:value-type="float" office:value="0.643470973403474" calcext:value-type="float">
            <text:p>0.643470973403474</text:p>
          </table:table-cell>
        </table:table-row>
        <table:table-row table:style-name="ro1">
          <table:table-cell office:value-type="float" office:value="0.921024929557192" calcext:value-type="float">
            <text:p>0.921024929557192</text:p>
          </table:table-cell>
          <table:table-cell office:value-type="float" office:value="0.997165376637645" calcext:value-type="float">
            <text:p>0.997165376637645</text:p>
          </table:table-cell>
          <table:table-cell office:value-type="float" office:value="0.0370172455659168" calcext:value-type="float">
            <text:p>0.0370172455659168</text:p>
          </table:table-cell>
          <table:table-cell office:value-type="float" office:value="0.993373526082808" calcext:value-type="float">
            <text:p>0.993373526082808</text:p>
          </table:table-cell>
          <table:table-cell office:value-type="float" office:value="0.0226542796893359" calcext:value-type="float">
            <text:p>0.0226542796893359</text:p>
          </table:table-cell>
          <table:table-cell office:value-type="float" office:value="0.464395239202081" calcext:value-type="float">
            <text:p>0.464395239202081</text:p>
          </table:table-cell>
          <table:table-cell office:value-type="float" office:value="0.669827232980379" calcext:value-type="float">
            <text:p>0.669827232980379</text:p>
          </table:table-cell>
          <table:table-cell office:value-type="float" office:value="0.422855927251262" calcext:value-type="float">
            <text:p>0.422855927251262</text:p>
          </table:table-cell>
          <table:table-cell office:value-type="float" office:value="0.643572742644023" calcext:value-type="float">
            <text:p>0.643572742644023</text:p>
          </table:table-cell>
        </table:table-row>
        <table:table-row table:style-name="ro1">
          <table:table-cell office:value-type="float" office:value="0.921437365343798" calcext:value-type="float">
            <text:p>0.921437365343798</text:p>
          </table:table-cell>
          <table:table-cell office:value-type="float" office:value="0.997169813301077" calcext:value-type="float">
            <text:p>0.997169813301077</text:p>
          </table:table-cell>
          <table:table-cell office:value-type="float" office:value="0.0370555362060087" calcext:value-type="float">
            <text:p>0.0370555362060087</text:p>
          </table:table-cell>
          <table:table-cell office:value-type="float" office:value="0.993380042964382" calcext:value-type="float">
            <text:p>0.993380042964382</text:p>
          </table:table-cell>
          <table:table-cell office:value-type="float" office:value="0.0226614793030457" calcext:value-type="float">
            <text:p>0.0226614793030457</text:p>
          </table:table-cell>
          <table:table-cell office:value-type="float" office:value="0.46474233301286" calcext:value-type="float">
            <text:p>0.46474233301286</text:p>
          </table:table-cell>
          <table:table-cell office:value-type="float" office:value="0.670027392391689" calcext:value-type="float">
            <text:p>0.670027392391689</text:p>
          </table:table-cell>
          <table:table-cell office:value-type="float" office:value="0.423026298785379" calcext:value-type="float">
            <text:p>0.423026298785379</text:p>
          </table:table-cell>
          <table:table-cell office:value-type="float" office:value="0.64367461802351" calcext:value-type="float">
            <text:p>0.64367461802351</text:p>
          </table:table-cell>
        </table:table-row>
        <table:table-row table:style-name="ro1">
          <table:table-cell office:value-type="float" office:value="0.921846906938753" calcext:value-type="float">
            <text:p>0.921846906938753</text:p>
          </table:table-cell>
          <table:table-cell office:value-type="float" office:value="0.997174233335077" calcext:value-type="float">
            <text:p>0.997174233335077</text:p>
          </table:table-cell>
          <table:table-cell office:value-type="float" office:value="0.0370939615775047" calcext:value-type="float">
            <text:p>0.0370939615775047</text:p>
          </table:table-cell>
          <table:table-cell office:value-type="float" office:value="0.993386534743097" calcext:value-type="float">
            <text:p>0.993386534743097</text:p>
          </table:table-cell>
          <table:table-cell office:value-type="float" office:value="0.0226687316553629" calcext:value-type="float">
            <text:p>0.0226687316553629</text:p>
          </table:table-cell>
          <table:table-cell office:value-type="float" office:value="0.465089410895708" calcext:value-type="float">
            <text:p>0.465089410895708</text:p>
          </table:table-cell>
          <table:table-cell office:value-type="float" office:value="0.670227592778001" calcext:value-type="float">
            <text:p>0.670227592778001</text:p>
          </table:table-cell>
          <table:table-cell office:value-type="float" office:value="0.423196604166439" calcext:value-type="float">
            <text:p>0.423196604166439</text:p>
          </table:table-cell>
          <table:table-cell office:value-type="float" office:value="0.643776599148525" calcext:value-type="float">
            <text:p>0.643776599148525</text:p>
          </table:table-cell>
        </table:table-row>
        <table:table-row table:style-name="ro1">
          <table:table-cell office:value-type="float" office:value="0.922253578512273" calcext:value-type="float">
            <text:p>0.922253578512273</text:p>
          </table:table-cell>
          <table:table-cell office:value-type="float" office:value="0.997178637285075" calcext:value-type="float">
            <text:p>0.997178637285075</text:p>
          </table:table-cell>
          <table:table-cell office:value-type="float" office:value="0.037132521104891" calcext:value-type="float">
            <text:p>0.037132521104891</text:p>
          </table:table-cell>
          <table:table-cell office:value-type="float" office:value="0.993393002035166" calcext:value-type="float">
            <text:p>0.993393002035166</text:p>
          </table:table-cell>
          <table:table-cell office:value-type="float" office:value="0.022676036024585" calcext:value-type="float">
            <text:p>0.022676036024585</text:p>
          </table:table-cell>
          <table:table-cell office:value-type="float" office:value="0.465436473050802" calcext:value-type="float">
            <text:p>0.465436473050802</text:p>
          </table:table-cell>
          <table:table-cell office:value-type="float" office:value="0.670427832993097" calcext:value-type="float">
            <text:p>0.670427832993097</text:p>
          </table:table-cell>
          <table:table-cell office:value-type="float" office:value="0.423366844109585" calcext:value-type="float">
            <text:p>0.423366844109585</text:p>
          </table:table-cell>
          <table:table-cell office:value-type="float" office:value="0.643878685036757" calcext:value-type="float">
            <text:p>0.643878685036757</text:p>
          </table:table-cell>
        </table:table-row>
        <table:table-row table:style-name="ro1">
          <table:table-cell office:value-type="float" office:value="0.922657404424415" calcext:value-type="float">
            <text:p>0.922657404424415</text:p>
          </table:table-cell>
          <table:table-cell office:value-type="float" office:value="0.997183025581158" calcext:value-type="float">
            <text:p>0.997183025581158</text:p>
          </table:table-cell>
          <table:table-cell office:value-type="float" office:value="0.0371712145440827" calcext:value-type="float">
            <text:p>0.0371712145440827</text:p>
          </table:table-cell>
          <table:table-cell office:value-type="float" office:value="0.993399445296634" calcext:value-type="float">
            <text:p>0.993399445296634</text:p>
          </table:table-cell>
          <table:table-cell office:value-type="float" office:value="0.0226833919566665" calcext:value-type="float">
            <text:p>0.0226833919566665</text:p>
          </table:table-cell>
          <table:table-cell office:value-type="float" office:value="0.465783518813139" calcext:value-type="float">
            <text:p>0.465783518813139</text:p>
          </table:table-cell>
          <table:table-cell office:value-type="float" office:value="0.670628112688347" calcext:value-type="float">
            <text:p>0.670628112688347</text:p>
          </table:table-cell>
          <table:table-cell office:value-type="float" office:value="0.423537018478829" calcext:value-type="float">
            <text:p>0.423537018478829</text:p>
          </table:table-cell>
          <table:table-cell office:value-type="float" office:value="0.643980875521852" calcext:value-type="float">
            <text:p>0.643980875521852</text:p>
          </table:table-cell>
        </table:table-row>
        <table:table-row table:style-name="ro1">
          <table:table-cell office:value-type="float" office:value="0.92305840806167" calcext:value-type="float">
            <text:p>0.92305840806167</text:p>
          </table:table-cell>
          <table:table-cell office:value-type="float" office:value="0.997187398767255" calcext:value-type="float">
            <text:p>0.997187398767255</text:p>
          </table:table-cell>
          <table:table-cell office:value-type="float" office:value="0.0372100411569178" calcext:value-type="float">
            <text:p>0.0372100411569178</text:p>
          </table:table-cell>
          <table:table-cell office:value-type="float" office:value="0.99340586517562" calcext:value-type="float">
            <text:p>0.99340586517562</text:p>
          </table:table-cell>
          <table:table-cell office:value-type="float" office:value="0.0226907986156784" calcext:value-type="float">
            <text:p>0.0226907986156784</text:p>
          </table:table-cell>
          <table:table-cell office:value-type="float" office:value="0.466130548831454" calcext:value-type="float">
            <text:p>0.466130548831454</text:p>
          </table:table-cell>
          <table:table-cell office:value-type="float" office:value="0.670828430261168" calcext:value-type="float">
            <text:p>0.670828430261168</text:p>
          </table:table-cell>
          <table:table-cell office:value-type="float" office:value="0.423707128444922" calcext:value-type="float">
            <text:p>0.423707128444922</text:p>
          </table:table-cell>
          <table:table-cell office:value-type="float" office:value="0.644083169163045" calcext:value-type="float">
            <text:p>0.644083169163045</text:p>
          </table:table-cell>
        </table:table-row>
        <table:table-row table:style-name="ro1">
          <table:table-cell office:value-type="float" office:value="0.923456613560186" calcext:value-type="float">
            <text:p>0.923456613560186</text:p>
          </table:table-cell>
          <table:table-cell office:value-type="float" office:value="0.997191757224073" calcext:value-type="float">
            <text:p>0.997191757224073</text:p>
          </table:table-cell>
          <table:table-cell office:value-type="float" office:value="0.0372490008517922" calcext:value-type="float">
            <text:p>0.0372490008517922</text:p>
          </table:table-cell>
          <table:table-cell office:value-type="float" office:value="0.993412262057483" calcext:value-type="float">
            <text:p>0.993412262057483</text:p>
          </table:table-cell>
          <table:table-cell office:value-type="float" office:value="0.0226982556690585" calcext:value-type="float">
            <text:p>0.0226982556690585</text:p>
          </table:table-cell>
          <table:table-cell office:value-type="float" office:value="0.466477562131273" calcext:value-type="float">
            <text:p>0.466477562131273</text:p>
          </table:table-cell>
          <table:table-cell office:value-type="float" office:value="0.671028785672019" calcext:value-type="float">
            <text:p>0.671028785672019</text:p>
          </table:table-cell>
          <table:table-cell office:value-type="float" office:value="0.423877173560746" calcext:value-type="float">
            <text:p>0.423877173560746</text:p>
          </table:table-cell>
          <table:table-cell office:value-type="float" office:value="0.644185566104369" calcext:value-type="float">
            <text:p>0.644185566104369</text:p>
          </table:table-cell>
        </table:table-row>
        <table:table-row table:style-name="ro1">
          <table:table-cell office:value-type="float" office:value="0.923852043809166" calcext:value-type="float">
            <text:p>0.923852043809166</text:p>
          </table:table-cell>
          <table:table-cell office:value-type="float" office:value="0.997196101470317" calcext:value-type="float">
            <text:p>0.997196101470317</text:p>
          </table:table-cell>
          <table:table-cell office:value-type="float" office:value="0.0372880928843435" calcext:value-type="float">
            <text:p>0.0372880928843435</text:p>
          </table:table-cell>
          <table:table-cell office:value-type="float" office:value="0.993418636571243" calcext:value-type="float">
            <text:p>0.993418636571243</text:p>
          </table:table-cell>
          <table:table-cell office:value-type="float" office:value="0.0227057622837973" calcext:value-type="float">
            <text:p>0.0227057622837973</text:p>
          </table:table-cell>
          <table:table-cell office:value-type="float" office:value="0.466824559432576" calcext:value-type="float">
            <text:p>0.466824559432576</text:p>
          </table:table-cell>
          <table:table-cell office:value-type="float" office:value="0.67122917724298" calcext:value-type="float">
            <text:p>0.67122917724298</text:p>
          </table:table-cell>
          <table:table-cell office:value-type="float" office:value="0.424047155071123" calcext:value-type="float">
            <text:p>0.424047155071123</text:p>
          </table:table-cell>
          <table:table-cell office:value-type="float" office:value="0.644288064829226" calcext:value-type="float">
            <text:p>0.644288064829226</text:p>
          </table:table-cell>
        </table:table-row>
        <table:table-row table:style-name="ro1">
          <table:table-cell office:value-type="float" office:value="0.924244722449412" calcext:value-type="float">
            <text:p>0.924244722449412</text:p>
          </table:table-cell>
          <table:table-cell office:value-type="float" office:value="0.99720043186257" calcext:value-type="float">
            <text:p>0.99720043186257</text:p>
          </table:table-cell>
          <table:table-cell office:value-type="float" office:value="0.0373273171573629" calcext:value-type="float">
            <text:p>0.0373273171573629</text:p>
          </table:table-cell>
          <table:table-cell office:value-type="float" office:value="0.993424989084069" calcext:value-type="float">
            <text:p>0.993424989084069</text:p>
          </table:table-cell>
          <table:table-cell office:value-type="float" office:value="0.0227133181301475" calcext:value-type="float">
            <text:p>0.0227133181301475</text:p>
          </table:table-cell>
          <table:table-cell office:value-type="float" office:value="0.467171539830565" calcext:value-type="float">
            <text:p>0.467171539830565</text:p>
          </table:table-cell>
          <table:table-cell office:value-type="float" office:value="0.671429604860853" calcext:value-type="float">
            <text:p>0.671429604860853</text:p>
          </table:table-cell>
          <table:table-cell office:value-type="float" office:value="0.424217072601195" calcext:value-type="float">
            <text:p>0.424217072601195</text:p>
          </table:table-cell>
          <table:table-cell office:value-type="float" office:value="0.64439066540762" calcext:value-type="float">
            <text:p>0.64439066540762</text:p>
          </table:table-cell>
        </table:table-row>
        <table:table-row table:style-name="ro1">
          <table:table-cell office:value-type="float" office:value="0.924634672155357" calcext:value-type="float">
            <text:p>0.924634672155357</text:p>
          </table:table-cell>
          <table:table-cell office:value-type="float" office:value="0.997204748872179" calcext:value-type="float">
            <text:p>0.997204748872179</text:p>
          </table:table-cell>
          <table:table-cell office:value-type="float" office:value="0.0373666730753668" calcext:value-type="float">
            <text:p>0.0373666730753668</text:p>
          </table:table-cell>
          <table:table-cell office:value-type="float" office:value="0.993431320156569" calcext:value-type="float">
            <text:p>0.993431320156569</text:p>
          </table:table-cell>
          <table:table-cell office:value-type="float" office:value="0.0227209224935436" calcext:value-type="float">
            <text:p>0.0227209224935436</text:p>
          </table:table-cell>
          <table:table-cell office:value-type="float" office:value="0.467518503740435" calcext:value-type="float">
            <text:p>0.467518503740435</text:p>
          </table:table-cell>
          <table:table-cell office:value-type="float" office:value="0.671630067152027" calcext:value-type="float">
            <text:p>0.671630067152027</text:p>
          </table:table-cell>
          <table:table-cell office:value-type="float" office:value="0.424386927089491" calcext:value-type="float">
            <text:p>0.424386927089491</text:p>
          </table:table-cell>
          <table:table-cell office:value-type="float" office:value="0.644493366628478" calcext:value-type="float">
            <text:p>0.644493366628478</text:p>
          </table:table-cell>
        </table:table-row>
        <table:table-row table:style-name="ro1">
          <table:table-cell office:value-type="float" office:value="0.925021915804164" calcext:value-type="float">
            <text:p>0.925021915804164</text:p>
          </table:table-cell>
          <table:table-cell office:value-type="float" office:value="0.997209052855319" calcext:value-type="float">
            <text:p>0.997209052855319</text:p>
          </table:table-cell>
          <table:table-cell office:value-type="float" office:value="0.0374061603783875" calcext:value-type="float">
            <text:p>0.0374061603783875</text:p>
          </table:table-cell>
          <table:table-cell office:value-type="float" office:value="0.993437630188657" calcext:value-type="float">
            <text:p>0.993437630188657</text:p>
          </table:table-cell>
          <table:table-cell office:value-type="float" office:value="0.0227285749296822" calcext:value-type="float">
            <text:p>0.0227285749296822</text:p>
          </table:table-cell>
          <table:table-cell office:value-type="float" office:value="0.46786545070579" calcext:value-type="float">
            <text:p>0.46786545070579</text:p>
          </table:table-cell>
          <table:table-cell office:value-type="float" office:value="0.671830563547389" calcext:value-type="float">
            <text:p>0.671830563547389</text:p>
          </table:table-cell>
          <table:table-cell office:value-type="float" office:value="0.42455671861651" calcext:value-type="float">
            <text:p>0.42455671861651</text:p>
          </table:table-cell>
          <table:table-cell office:value-type="float" office:value="0.644596168103726" calcext:value-type="float">
            <text:p>0.644596168103726</text:p>
          </table:table-cell>
        </table:table-row>
        <table:table-row table:style-name="ro1">
          <table:table-cell office:value-type="float" office:value="0.925406475866605" calcext:value-type="float">
            <text:p>0.925406475866605</text:p>
          </table:table-cell>
          <table:table-cell office:value-type="float" office:value="0.997213344237092" calcext:value-type="float">
            <text:p>0.997213344237092</text:p>
          </table:table-cell>
          <table:table-cell office:value-type="float" office:value="0.0374457786210138" calcext:value-type="float">
            <text:p>0.0374457786210138</text:p>
          </table:table-cell>
          <table:table-cell office:value-type="float" office:value="0.993443919673223" calcext:value-type="float">
            <text:p>0.993443919673223</text:p>
          </table:table-cell>
          <table:table-cell office:value-type="float" office:value="0.0227362748428779" calcext:value-type="float">
            <text:p>0.0227362748428779</text:p>
          </table:table-cell>
          <table:table-cell office:value-type="float" office:value="0.468212380832678" calcext:value-type="float">
            <text:p>0.468212380832678</text:p>
          </table:table-cell>
          <table:table-cell office:value-type="float" office:value="0.672031092983023" calcext:value-type="float">
            <text:p>0.672031092983023</text:p>
          </table:table-cell>
          <table:table-cell office:value-type="float" office:value="0.424726447809711" calcext:value-type="float">
            <text:p>0.424726447809711</text:p>
          </table:table-cell>
          <table:table-cell office:value-type="float" office:value="0.64469906893307" calcext:value-type="float">
            <text:p>0.64469906893307</text:p>
          </table:table-cell>
        </table:table-row>
        <table:table-row table:style-name="ro1">
          <table:table-cell office:value-type="float" office:value="0.925788374739672" calcext:value-type="float">
            <text:p>0.925788374739672</text:p>
          </table:table-cell>
          <table:table-cell office:value-type="float" office:value="0.997217623350882" calcext:value-type="float">
            <text:p>0.997217623350882</text:p>
          </table:table-cell>
          <table:table-cell office:value-type="float" office:value="0.0374855275359814" calcext:value-type="float">
            <text:p>0.0374855275359814</text:p>
          </table:table-cell>
          <table:table-cell office:value-type="float" office:value="0.993450188993311" calcext:value-type="float">
            <text:p>0.993450188993311</text:p>
          </table:table-cell>
          <table:table-cell office:value-type="float" office:value="0.0227440217901682" calcext:value-type="float">
            <text:p>0.0227440217901682</text:p>
          </table:table-cell>
          <table:table-cell office:value-type="float" office:value="0.468559293736379" calcext:value-type="float">
            <text:p>0.468559293736379</text:p>
          </table:table-cell>
          <table:table-cell office:value-type="float" office:value="0.672231654814282" calcext:value-type="float">
            <text:p>0.672231654814282</text:p>
          </table:table-cell>
          <table:table-cell office:value-type="float" office:value="0.424896114823894" calcext:value-type="float">
            <text:p>0.424896114823894</text:p>
          </table:table-cell>
          <table:table-cell office:value-type="float" office:value="0.644802068652429" calcext:value-type="float">
            <text:p>0.644802068652429</text:p>
          </table:table-cell>
        </table:table-row>
        <table:table-row table:style-name="ro1">
          <table:table-cell office:value-type="float" office:value="0.926167634421834" calcext:value-type="float">
            <text:p>0.926167634421834</text:p>
          </table:table-cell>
          <table:table-cell office:value-type="float" office:value="0.99722189059954" calcext:value-type="float">
            <text:p>0.99722189059954</text:p>
          </table:table-cell>
          <table:table-cell office:value-type="float" office:value="0.0375254066707533" calcext:value-type="float">
            <text:p>0.0375254066707533</text:p>
          </table:table-cell>
          <table:table-cell office:value-type="float" office:value="0.993456438625282" calcext:value-type="float">
            <text:p>0.993456438625282</text:p>
          </table:table-cell>
          <table:table-cell office:value-type="float" office:value="0.0227518151772302" calcext:value-type="float">
            <text:p>0.0227518151772302</text:p>
          </table:table-cell>
          <table:table-cell office:value-type="float" office:value="0.468906189592284" calcext:value-type="float">
            <text:p>0.468906189592284</text:p>
          </table:table-cell>
          <table:table-cell office:value-type="float" office:value="0.672432247904947" calcext:value-type="float">
            <text:p>0.672432247904947</text:p>
          </table:table-cell>
          <table:table-cell office:value-type="float" office:value="0.425065720358276" calcext:value-type="float">
            <text:p>0.425065720358276</text:p>
          </table:table-cell>
          <table:table-cell office:value-type="float" office:value="0.644905166288515" calcext:value-type="float">
            <text:p>0.644905166288515</text:p>
          </table:table-cell>
        </table:table-row>
        <table:table-row table:style-name="ro1">
          <table:table-cell office:value-type="float" office:value="0.926544277109505" calcext:value-type="float">
            <text:p>0.926544277109505</text:p>
          </table:table-cell>
          <table:table-cell office:value-type="float" office:value="0.997226146272693" calcext:value-type="float">
            <text:p>0.997226146272693</text:p>
          </table:table-cell>
          <table:table-cell office:value-type="float" office:value="0.0375654159050673" calcext:value-type="float">
            <text:p>0.0375654159050673</text:p>
          </table:table-cell>
          <table:table-cell office:value-type="float" office:value="0.993462668887214" calcext:value-type="float">
            <text:p>0.993462668887214</text:p>
          </table:table-cell>
          <table:table-cell office:value-type="float" office:value="0.0227596546769128" calcext:value-type="float">
            <text:p>0.0227596546769128</text:p>
          </table:table-cell>
          <table:table-cell office:value-type="float" office:value="0.469253067711706" calcext:value-type="float">
            <text:p>0.469253067711706</text:p>
          </table:table-cell>
          <table:table-cell office:value-type="float" office:value="0.672632871913993" calcext:value-type="float">
            <text:p>0.672632871913993</text:p>
          </table:table-cell>
          <table:table-cell office:value-type="float" office:value="0.425235264261884" calcext:value-type="float">
            <text:p>0.425235264261884</text:p>
          </table:table-cell>
          <table:table-cell office:value-type="float" office:value="0.645008361682227" calcext:value-type="float">
            <text:p>0.645008361682227</text:p>
          </table:table-cell>
        </table:table-row>
        <table:table-row table:style-name="ro1">
          <table:table-cell office:value-type="float" office:value="0.926918324063112" calcext:value-type="float">
            <text:p>0.926918324063112</text:p>
          </table:table-cell>
          <table:table-cell office:value-type="float" office:value="0.997230390773572" calcext:value-type="float">
            <text:p>0.997230390773572</text:p>
          </table:table-cell>
          <table:table-cell office:value-type="float" office:value="0.0376055546226954" calcext:value-type="float">
            <text:p>0.0376055546226954</text:p>
          </table:table-cell>
          <table:table-cell office:value-type="float" office:value="0.993468880288768" calcext:value-type="float">
            <text:p>0.993468880288768</text:p>
          </table:table-cell>
          <table:table-cell office:value-type="float" office:value="0.0227675395797753" calcext:value-type="float">
            <text:p>0.0227675395797753</text:p>
          </table:table-cell>
          <table:table-cell office:value-type="float" office:value="0.469599928717911" calcext:value-type="float">
            <text:p>0.469599928717911</text:p>
          </table:table-cell>
          <table:table-cell office:value-type="float" office:value="0.672833525250967" calcext:value-type="float">
            <text:p>0.672833525250967</text:p>
          </table:table-cell>
          <table:table-cell office:value-type="float" office:value="0.425404747688689" calcext:value-type="float">
            <text:p>0.425404747688689</text:p>
          </table:table-cell>
          <table:table-cell office:value-type="float" office:value="0.64511165340343" calcext:value-type="float">
            <text:p>0.64511165340343</text:p>
          </table:table-cell>
        </table:table-row>
        <table:table-row table:style-name="ro1">
          <table:table-cell office:value-type="float" office:value="0.927289797289562" calcext:value-type="float">
            <text:p>0.927289797289562</text:p>
          </table:table-cell>
          <table:table-cell office:value-type="float" office:value="0.997234624349122" calcext:value-type="float">
            <text:p>0.997234624349122</text:p>
          </table:table-cell>
          <table:table-cell office:value-type="float" office:value="0.0376458228516743" calcext:value-type="float">
            <text:p>0.0376458228516743</text:p>
          </table:table-cell>
          <table:table-cell office:value-type="float" office:value="0.993475073083702" calcext:value-type="float">
            <text:p>0.993475073083702</text:p>
          </table:table-cell>
          <table:table-cell office:value-type="float" office:value="0.0227754696749918" calcext:value-type="float">
            <text:p>0.0227754696749918</text:p>
          </table:table-cell>
          <table:table-cell office:value-type="float" office:value="0.46994677161365" calcext:value-type="float">
            <text:p>0.46994677161365</text:p>
          </table:table-cell>
          <table:table-cell office:value-type="float" office:value="0.673034207884084" calcext:value-type="float">
            <text:p>0.673034207884084</text:p>
          </table:table-cell>
          <table:table-cell office:value-type="float" office:value="0.425574170176927" calcext:value-type="float">
            <text:p>0.425574170176927</text:p>
          </table:table-cell>
          <table:table-cell office:value-type="float" office:value="0.645215041603498" calcext:value-type="float">
            <text:p>0.645215041603498</text:p>
          </table:table-cell>
        </table:table-row>
        <table:table-row table:style-name="ro1">
          <table:table-cell office:value-type="float" office:value="0.927658717591663" calcext:value-type="float">
            <text:p>0.927658717591663</text:p>
          </table:table-cell>
          <table:table-cell office:value-type="float" office:value="0.997238847381767" calcext:value-type="float">
            <text:p>0.997238847381767</text:p>
          </table:table-cell>
          <table:table-cell office:value-type="float" office:value="0.0376862199667124" calcext:value-type="float">
            <text:p>0.0376862199667124</text:p>
          </table:table-cell>
          <table:table-cell office:value-type="float" office:value="0.993481247766609" calcext:value-type="float">
            <text:p>0.993481247766609</text:p>
          </table:table-cell>
          <table:table-cell office:value-type="float" office:value="0.0227834442528007" calcext:value-type="float">
            <text:p>0.0227834442528007</text:p>
          </table:table-cell>
          <table:table-cell office:value-type="float" office:value="0.470293597093829" calcext:value-type="float">
            <text:p>0.470293597093829</text:p>
          </table:table-cell>
          <table:table-cell office:value-type="float" office:value="0.673234918148451" calcext:value-type="float">
            <text:p>0.673234918148451</text:p>
          </table:table-cell>
          <table:table-cell office:value-type="float" office:value="0.425743532954663" calcext:value-type="float">
            <text:p>0.425743532954663</text:p>
          </table:table-cell>
          <table:table-cell office:value-type="float" office:value="0.645318524777049" calcext:value-type="float">
            <text:p>0.645318524777049</text:p>
          </table:table-cell>
        </table:table-row>
        <table:table-row table:style-name="ro1">
          <table:table-cell office:value-type="float" office:value="0.928025106520757" calcext:value-type="float">
            <text:p>0.928025106520757</text:p>
          </table:table-cell>
          <table:table-cell office:value-type="float" office:value="0.997243060098628" calcext:value-type="float">
            <text:p>0.997243060098628</text:p>
          </table:table-cell>
          <table:table-cell office:value-type="float" office:value="0.0377267459875912" calcext:value-type="float">
            <text:p>0.0377267459875912</text:p>
          </table:table-cell>
          <table:table-cell office:value-type="float" office:value="0.993487404576963" calcext:value-type="float">
            <text:p>0.993487404576963</text:p>
          </table:table-cell>
          <table:table-cell office:value-type="float" office:value="0.0227914631021253" calcext:value-type="float">
            <text:p>0.0227914631021253</text:p>
          </table:table-cell>
          <table:table-cell office:value-type="float" office:value="0.47064040423087" calcext:value-type="float">
            <text:p>0.47064040423087</text:p>
          </table:table-cell>
          <table:table-cell office:value-type="float" office:value="0.6734356559399" calcext:value-type="float">
            <text:p>0.6734356559399</text:p>
          </table:table-cell>
          <table:table-cell office:value-type="float" office:value="0.425912835632005" calcext:value-type="float">
            <text:p>0.425912835632005</text:p>
          </table:table-cell>
          <table:table-cell office:value-type="float" office:value="0.645422103002412" calcext:value-type="float">
            <text:p>0.645422103002412</text:p>
          </table:table-cell>
        </table:table-row>
        <table:table-row table:style-name="ro1">
          <table:table-cell office:value-type="float" office:value="0.928388984698824" calcext:value-type="float">
            <text:p>0.928388984698824</text:p>
          </table:table-cell>
          <table:table-cell office:value-type="float" office:value="0.997247262841396" calcext:value-type="float">
            <text:p>0.997247262841396</text:p>
          </table:table-cell>
          <table:table-cell office:value-type="float" office:value="0.0377674004336992" calcext:value-type="float">
            <text:p>0.0377674004336992</text:p>
          </table:table-cell>
          <table:table-cell office:value-type="float" office:value="0.993493543947261" calcext:value-type="float">
            <text:p>0.993493543947261</text:p>
          </table:table-cell>
          <table:table-cell office:value-type="float" office:value="0.0227995256264972" calcext:value-type="float">
            <text:p>0.0227995256264972</text:p>
          </table:table-cell>
          <table:table-cell office:value-type="float" office:value="0.470987193415797" calcext:value-type="float">
            <text:p>0.470987193415797</text:p>
          </table:table-cell>
          <table:table-cell office:value-type="float" office:value="0.673636419898017" calcext:value-type="float">
            <text:p>0.673636419898017</text:p>
          </table:table-cell>
          <table:table-cell office:value-type="float" office:value="0.426082079131058" calcext:value-type="float">
            <text:p>0.426082079131058</text:p>
          </table:table-cell>
          <table:table-cell office:value-type="float" office:value="0.64552577507983" calcext:value-type="float">
            <text:p>0.64552577507983</text:p>
          </table:table-cell>
        </table:table-row>
        <table:table-row table:style-name="ro1">
          <table:table-cell office:value-type="float" office:value="0.928750372958455" calcext:value-type="float">
            <text:p>0.928750372958455</text:p>
          </table:table-cell>
          <table:table-cell office:value-type="float" office:value="0.997251455838994" calcext:value-type="float">
            <text:p>0.997251455838994</text:p>
          </table:table-cell>
          <table:table-cell office:value-type="float" office:value="0.037808183160508" calcext:value-type="float">
            <text:p>0.037808183160508</text:p>
          </table:table-cell>
          <table:table-cell office:value-type="float" office:value="0.993499666151488" calcext:value-type="float">
            <text:p>0.993499666151488</text:p>
          </table:table-cell>
          <table:table-cell office:value-type="float" office:value="0.0228076314989205" calcext:value-type="float">
            <text:p>0.0228076314989205</text:p>
          </table:table-cell>
          <table:table-cell office:value-type="float" office:value="0.471333964169043" calcext:value-type="float">
            <text:p>0.471333964169043</text:p>
          </table:table-cell>
          <table:table-cell office:value-type="float" office:value="0.673837209464661" calcext:value-type="float">
            <text:p>0.673837209464661</text:p>
          </table:table-cell>
          <table:table-cell office:value-type="float" office:value="0.426251263516697" calcext:value-type="float">
            <text:p>0.426251263516697</text:p>
          </table:table-cell>
          <table:table-cell office:value-type="float" office:value="0.645629540630945" calcext:value-type="float">
            <text:p>0.645629540630945</text:p>
          </table:table-cell>
        </table:table-row>
        <table:table-row table:style-name="ro1">
          <table:table-cell office:value-type="float" office:value="0.929109291751541" calcext:value-type="float">
            <text:p>0.929109291751541</text:p>
          </table:table-cell>
          <table:table-cell office:value-type="float" office:value="0.997255639393408" calcext:value-type="float">
            <text:p>0.997255639393408</text:p>
          </table:table-cell>
          <table:table-cell office:value-type="float" office:value="0.0378490938333901" calcext:value-type="float">
            <text:p>0.0378490938333901</text:p>
          </table:table-cell>
          <table:table-cell office:value-type="float" office:value="0.993505771560658" calcext:value-type="float">
            <text:p>0.993505771560658</text:p>
          </table:table-cell>
          <table:table-cell office:value-type="float" office:value="0.0228157802367475" calcext:value-type="float">
            <text:p>0.0228157802367475</text:p>
          </table:table-cell>
          <table:table-cell office:value-type="float" office:value="0.471680716573147" calcext:value-type="float">
            <text:p>0.471680716573147</text:p>
          </table:table-cell>
          <table:table-cell office:value-type="float" office:value="0.674038023589491" calcext:value-type="float">
            <text:p>0.674038023589491</text:p>
          </table:table-cell>
          <table:table-cell office:value-type="float" office:value="0.426420389400051" calcext:value-type="float">
            <text:p>0.426420389400051</text:p>
          </table:table-cell>
          <table:table-cell office:value-type="float" office:value="0.645733398767105" calcext:value-type="float">
            <text:p>0.645733398767105</text:p>
          </table:table-cell>
        </table:table-row>
        <table:table-row table:style-name="ro1">
          <table:table-cell office:value-type="float" office:value="0.929465761469523" calcext:value-type="float">
            <text:p>0.929465761469523</text:p>
          </table:table-cell>
          <table:table-cell office:value-type="float" office:value="0.997259813715235" calcext:value-type="float">
            <text:p>0.997259813715235</text:p>
          </table:table-cell>
          <table:table-cell office:value-type="float" office:value="0.0378901322975338" calcext:value-type="float">
            <text:p>0.0378901322975338</text:p>
          </table:table-cell>
          <table:table-cell office:value-type="float" office:value="0.993511860435998" calcext:value-type="float">
            <text:p>0.993511860435998</text:p>
          </table:table-cell>
          <table:table-cell office:value-type="float" office:value="0.0228239715109634" calcext:value-type="float">
            <text:p>0.0228239715109634</text:p>
          </table:table-cell>
          <table:table-cell office:value-type="float" office:value="0.472027450220547" calcext:value-type="float">
            <text:p>0.472027450220547</text:p>
          </table:table-cell>
          <table:table-cell office:value-type="float" office:value="0.674238861639856" calcext:value-type="float">
            <text:p>0.674238861639856</text:p>
          </table:table-cell>
          <table:table-cell office:value-type="float" office:value="0.426589456920225" calcext:value-type="float">
            <text:p>0.426589456920225</text:p>
          </table:table-cell>
          <table:table-cell office:value-type="float" office:value="0.645837349034656" calcext:value-type="float">
            <text:p>0.645837349034656</text:p>
          </table:table-cell>
        </table:table-row>
        <table:table-row table:style-name="ro1">
          <table:table-cell office:value-type="float" office:value="0.929819802130722" calcext:value-type="float">
            <text:p>0.929819802130722</text:p>
          </table:table-cell>
          <table:table-cell office:value-type="float" office:value="0.997263979088584" calcext:value-type="float">
            <text:p>0.997263979088584</text:p>
          </table:table-cell>
          <table:table-cell office:value-type="float" office:value="0.0379312982083149" calcext:value-type="float">
            <text:p>0.0379312982083149</text:p>
          </table:table-cell>
          <table:table-cell office:value-type="float" office:value="0.99351793313601" calcext:value-type="float">
            <text:p>0.99351793313601</text:p>
          </table:table-cell>
          <table:table-cell office:value-type="float" office:value="0.0228322048370295" calcext:value-type="float">
            <text:p>0.0228322048370295</text:p>
          </table:table-cell>
          <table:table-cell office:value-type="float" office:value="0.472374165263241" calcext:value-type="float">
            <text:p>0.472374165263241</text:p>
          </table:table-cell>
          <table:table-cell office:value-type="float" office:value="0.674439722494301" calcext:value-type="float">
            <text:p>0.674439722494301</text:p>
          </table:table-cell>
          <table:table-cell office:value-type="float" office:value="0.426758466759832" calcext:value-type="float">
            <text:p>0.426758466759832</text:p>
          </table:table-cell>
          <table:table-cell office:value-type="float" office:value="0.645941390472839" calcext:value-type="float">
            <text:p>0.645941390472839</text:p>
          </table:table-cell>
        </table:table-row>
        <table:table-row table:style-name="ro1">
          <table:table-cell office:value-type="float" office:value="0.930171433959112" calcext:value-type="float">
            <text:p>0.930171433959112</text:p>
          </table:table-cell>
          <table:table-cell office:value-type="float" office:value="0.997268135686729" calcext:value-type="float">
            <text:p>0.997268135686729</text:p>
          </table:table-cell>
          <table:table-cell office:value-type="float" office:value="0.0379725915537887" calcext:value-type="float">
            <text:p>0.0379725915537887</text:p>
          </table:table-cell>
          <table:table-cell office:value-type="float" office:value="0.99352398986312" calcext:value-type="float">
            <text:p>0.99352398986312</text:p>
          </table:table-cell>
          <table:table-cell office:value-type="float" office:value="0.0228404799966734" calcext:value-type="float">
            <text:p>0.0228404799966734</text:p>
          </table:table-cell>
          <table:table-cell office:value-type="float" office:value="0.472720860990624" calcext:value-type="float">
            <text:p>0.472720860990624</text:p>
          </table:table-cell>
          <table:table-cell office:value-type="float" office:value="0.674640605823944" calcext:value-type="float">
            <text:p>0.674640605823944</text:p>
          </table:table-cell>
          <table:table-cell office:value-type="float" office:value="0.426927418752549" calcext:value-type="float">
            <text:p>0.426927418752549</text:p>
          </table:table-cell>
          <table:table-cell office:value-type="float" office:value="0.646045522933066" calcext:value-type="float">
            <text:p>0.646045522933066</text:p>
          </table:table-cell>
        </table:table-row>
        <table:table-row table:style-name="ro1">
          <table:table-cell office:value-type="float" office:value="0.930520676278966" calcext:value-type="float">
            <text:p>0.930520676278966</text:p>
          </table:table-cell>
          <table:table-cell office:value-type="float" office:value="0.997272283796592" calcext:value-type="float">
            <text:p>0.997272283796592</text:p>
          </table:table-cell>
          <table:table-cell office:value-type="float" office:value="0.038014011823827" calcext:value-type="float">
            <text:p>0.038014011823827</text:p>
          </table:table-cell>
          <table:table-cell office:value-type="float" office:value="0.993530031011137" calcext:value-type="float">
            <text:p>0.993530031011137</text:p>
          </table:table-cell>
          <table:table-cell office:value-type="float" office:value="0.0228487963886156" calcext:value-type="float">
            <text:p>0.0228487963886156</text:p>
          </table:table-cell>
          <table:table-cell office:value-type="float" office:value="0.473067538001991" calcext:value-type="float">
            <text:p>0.473067538001991</text:p>
          </table:table-cell>
          <table:table-cell office:value-type="float" office:value="0.674841510055294" calcext:value-type="float">
            <text:p>0.674841510055294</text:p>
          </table:table-cell>
          <table:table-cell office:value-type="float" office:value="0.427096314034952" calcext:value-type="float">
            <text:p>0.427096314034952</text:p>
          </table:table-cell>
          <table:table-cell office:value-type="float" office:value="0.646149744999365" calcext:value-type="float">
            <text:p>0.646149744999365</text:p>
          </table:table-cell>
        </table:table-row>
        <table:table-row table:style-name="ro1">
          <table:table-cell office:value-type="float" office:value="0.93086754915735" calcext:value-type="float">
            <text:p>0.93086754915735</text:p>
          </table:table-cell>
          <table:table-cell office:value-type="float" office:value="0.997276423555103" calcext:value-type="float">
            <text:p>0.997276423555103</text:p>
          </table:table-cell>
          <table:table-cell office:value-type="float" office:value="0.0380555591507207" calcext:value-type="float">
            <text:p>0.0380555591507207</text:p>
          </table:table-cell>
          <table:table-cell office:value-type="float" office:value="0.993536056724249" calcext:value-type="float">
            <text:p>0.993536056724249</text:p>
          </table:table-cell>
          <table:table-cell office:value-type="float" office:value="0.0228571539059078" calcext:value-type="float">
            <text:p>0.0228571539059078</text:p>
          </table:table-cell>
          <table:table-cell office:value-type="float" office:value="0.473414195279027" calcext:value-type="float">
            <text:p>0.473414195279027</text:p>
          </table:table-cell>
          <table:table-cell office:value-type="float" office:value="0.675042435168899" calcext:value-type="float">
            <text:p>0.675042435168899</text:p>
          </table:table-cell>
          <table:table-cell office:value-type="float" office:value="0.427265152130195" calcext:value-type="float">
            <text:p>0.427265152130195</text:p>
          </table:table-cell>
          <table:table-cell office:value-type="float" office:value="0.646254056833769" calcext:value-type="float">
            <text:p>0.646254056833769</text:p>
          </table:table-cell>
        </table:table-row>
        <table:table-row table:style-name="ro1">
          <table:table-cell office:value-type="float" office:value="0.931212071498844" calcext:value-type="float">
            <text:p>0.931212071498844</text:p>
          </table:table-cell>
          <table:table-cell office:value-type="float" office:value="0.997280555232822" calcext:value-type="float">
            <text:p>0.997280555232822</text:p>
          </table:table-cell>
          <table:table-cell office:value-type="float" office:value="0.0380972330122029" calcext:value-type="float">
            <text:p>0.0380972330122029</text:p>
          </table:table-cell>
          <table:table-cell office:value-type="float" office:value="0.993542067385322" calcext:value-type="float">
            <text:p>0.993542067385322</text:p>
          </table:table-cell>
          <table:table-cell office:value-type="float" office:value="0.0228655519435235" calcext:value-type="float">
            <text:p>0.0228655519435235</text:p>
          </table:table-cell>
          <table:table-cell office:value-type="float" office:value="0.473760833492909" calcext:value-type="float">
            <text:p>0.473760833492909</text:p>
          </table:table-cell>
          <table:table-cell office:value-type="float" office:value="0.675243379517934" calcext:value-type="float">
            <text:p>0.675243379517934</text:p>
          </table:table-cell>
          <table:table-cell office:value-type="float" office:value="0.427433934248797" calcext:value-type="float">
            <text:p>0.427433934248797</text:p>
          </table:table-cell>
          <table:table-cell office:value-type="float" office:value="0.64635845694585" calcext:value-type="float">
            <text:p>0.64635845694585</text:p>
          </table:table-cell>
        </table:table-row>
        <table:table-row table:style-name="ro1">
          <table:table-cell office:value-type="float" office:value="0.931554262952841" calcext:value-type="float">
            <text:p>0.931554262952841</text:p>
          </table:table-cell>
          <table:table-cell office:value-type="float" office:value="0.997284678951209" calcext:value-type="float">
            <text:p>0.997284678951209</text:p>
          </table:table-cell>
          <table:table-cell office:value-type="float" office:value="0.0381390335293834" calcext:value-type="float">
            <text:p>0.0381390335293834</text:p>
          </table:table-cell>
          <table:table-cell office:value-type="float" office:value="0.99354806312828" calcext:value-type="float">
            <text:p>0.99354806312828</text:p>
          </table:table-cell>
          <table:table-cell office:value-type="float" office:value="0.0228739903909616" calcext:value-type="float">
            <text:p>0.0228739903909616</text:p>
          </table:table-cell>
          <table:table-cell office:value-type="float" office:value="0.474107451695099" calcext:value-type="float">
            <text:p>0.474107451695099</text:p>
          </table:table-cell>
          <table:table-cell office:value-type="float" office:value="0.675444343011816" calcext:value-type="float">
            <text:p>0.675444343011816</text:p>
          </table:table-cell>
          <table:table-cell office:value-type="float" office:value="0.427602659985477" calcext:value-type="float">
            <text:p>0.427602659985477</text:p>
          </table:table-cell>
          <table:table-cell office:value-type="float" office:value="0.646462945425542" calcext:value-type="float">
            <text:p>0.646462945425542</text:p>
          </table:table-cell>
        </table:table-row>
        <table:table-row table:style-name="ro1">
          <table:table-cell office:value-type="float" office:value="0.931894142274967" calcext:value-type="float">
            <text:p>0.931894142274967</text:p>
          </table:table-cell>
          <table:table-cell office:value-type="float" office:value="0.99728879494629" calcext:value-type="float">
            <text:p>0.99728879494629</text:p>
          </table:table-cell>
          <table:table-cell office:value-type="float" office:value="0.0381809603206192" calcext:value-type="float">
            <text:p>0.0381809603206192</text:p>
          </table:table-cell>
          <table:table-cell office:value-type="float" office:value="0.993554044279865" calcext:value-type="float">
            <text:p>0.993554044279865</text:p>
          </table:table-cell>
          <table:table-cell office:value-type="float" office:value="0.0228824687515337" calcext:value-type="float">
            <text:p>0.0228824687515337</text:p>
          </table:table-cell>
          <table:table-cell office:value-type="float" office:value="0.474454050253852" calcext:value-type="float">
            <text:p>0.474454050253852</text:p>
          </table:table-cell>
          <table:table-cell office:value-type="float" office:value="0.675645324308269" calcext:value-type="float">
            <text:p>0.675645324308269</text:p>
          </table:table-cell>
          <table:table-cell office:value-type="float" office:value="0.427771330245187" calcext:value-type="float">
            <text:p>0.427771330245187</text:p>
          </table:table-cell>
          <table:table-cell office:value-type="float" office:value="0.646567521088059" calcext:value-type="float">
            <text:p>0.646567521088059</text:p>
          </table:table-cell>
        </table:table-row>
        <table:table-row table:style-name="ro1">
          <table:table-cell office:value-type="float" office:value="0.93223172843897" calcext:value-type="float">
            <text:p>0.93223172843897</text:p>
          </table:table-cell>
          <table:table-cell office:value-type="float" office:value="0.997292903343879" calcext:value-type="float">
            <text:p>0.997292903343879</text:p>
          </table:table-cell>
          <table:table-cell office:value-type="float" office:value="0.0382230133407027" calcext:value-type="float">
            <text:p>0.0382230133407027</text:p>
          </table:table-cell>
          <table:table-cell office:value-type="float" office:value="0.99356001101067" calcext:value-type="float">
            <text:p>0.99356001101067</text:p>
          </table:table-cell>
          <table:table-cell office:value-type="float" office:value="0.0228909867970091" calcext:value-type="float">
            <text:p>0.0228909867970091</text:p>
          </table:table-cell>
          <table:table-cell office:value-type="float" office:value="0.474800628667959" calcext:value-type="float">
            <text:p>0.474800628667959</text:p>
          </table:table-cell>
          <table:table-cell office:value-type="float" office:value="0.675846322865084" calcext:value-type="float">
            <text:p>0.675846322865084</text:p>
          </table:table-cell>
          <table:table-cell office:value-type="float" office:value="0.427939945076499" calcext:value-type="float">
            <text:p>0.427939945076499</text:p>
          </table:table-cell>
          <table:table-cell office:value-type="float" office:value="0.646672183568432" calcext:value-type="float">
            <text:p>0.646672183568432</text:p>
          </table:table-cell>
        </table:table-row>
        <table:table-row table:style-name="ro1">
          <table:table-cell office:value-type="float" office:value="0.93256704001032" calcext:value-type="float">
            <text:p>0.93256704001032</text:p>
          </table:table-cell>
          <table:table-cell office:value-type="float" office:value="0.997297004350054" calcext:value-type="float">
            <text:p>0.997297004350054</text:p>
          </table:table-cell>
          <table:table-cell office:value-type="float" office:value="0.0382651923197927" calcext:value-type="float">
            <text:p>0.0382651923197927</text:p>
          </table:table-cell>
          <table:table-cell office:value-type="float" office:value="0.993565963600799" calcext:value-type="float">
            <text:p>0.993565963600799</text:p>
          </table:table-cell>
          <table:table-cell office:value-type="float" office:value="0.0228995441174797" calcext:value-type="float">
            <text:p>0.0228995441174797</text:p>
          </table:table-cell>
          <table:table-cell office:value-type="float" office:value="0.475147187072154" calcext:value-type="float">
            <text:p>0.475147187072154</text:p>
          </table:table-cell>
          <table:table-cell office:value-type="float" office:value="0.676047337575756" calcext:value-type="float">
            <text:p>0.676047337575756</text:p>
          </table:table-cell>
          <table:table-cell office:value-type="float" office:value="0.428108505148647" calcext:value-type="float">
            <text:p>0.428108505148647</text:p>
          </table:table-cell>
          <table:table-cell office:value-type="float" office:value="0.646776931918135" calcext:value-type="float">
            <text:p>0.646776931918135</text:p>
          </table:table-cell>
        </table:table-row>
        <table:table-row table:style-name="ro1">
          <table:table-cell office:value-type="float" office:value="0.932900095766395" calcext:value-type="float">
            <text:p>0.932900095766395</text:p>
          </table:table-cell>
          <table:table-cell office:value-type="float" office:value="0.997301098061985" calcext:value-type="float">
            <text:p>0.997301098061985</text:p>
          </table:table-cell>
          <table:table-cell office:value-type="float" office:value="0.0383074973212193" calcext:value-type="float">
            <text:p>0.0383074973212193</text:p>
          </table:table-cell>
          <table:table-cell office:value-type="float" office:value="0.993571902176041" calcext:value-type="float">
            <text:p>0.993571902176041</text:p>
          </table:table-cell>
          <table:table-cell office:value-type="float" office:value="0.0229081405686717" calcext:value-type="float">
            <text:p>0.0229081405686717</text:p>
          </table:table-cell>
          <table:table-cell office:value-type="float" office:value="0.475493724739057" calcext:value-type="float">
            <text:p>0.475493724739057</text:p>
          </table:table-cell>
          <table:table-cell office:value-type="float" office:value="0.676248368124997" calcext:value-type="float">
            <text:p>0.676248368124997</text:p>
          </table:table-cell>
          <table:table-cell office:value-type="float" office:value="0.42827701028219" calcext:value-type="float">
            <text:p>0.42827701028219</text:p>
          </table:table-cell>
          <table:table-cell office:value-type="float" office:value="0.646881765999966" calcext:value-type="float">
            <text:p>0.646881765999966</text:p>
          </table:table-cell>
        </table:table-row>
        <table:table-row table:style-name="ro1">
          <table:table-cell office:value-type="float" office:value="0.933230913612261" calcext:value-type="float">
            <text:p>0.933230913612261</text:p>
          </table:table-cell>
          <table:table-cell office:value-type="float" office:value="0.99730518469066" calcext:value-type="float">
            <text:p>0.99730518469066</text:p>
          </table:table-cell>
          <table:table-cell office:value-type="float" office:value="0.0383499279079007" calcext:value-type="float">
            <text:p>0.0383499279079007</text:p>
          </table:table-cell>
          <table:table-cell office:value-type="float" office:value="0.993577827053608" calcext:value-type="float">
            <text:p>0.993577827053608</text:p>
          </table:table-cell>
          <table:table-cell office:value-type="float" office:value="0.0229167756223749" calcext:value-type="float">
            <text:p>0.0229167756223749</text:p>
          </table:table-cell>
          <table:table-cell office:value-type="float" office:value="0.475840242250129" calcext:value-type="float">
            <text:p>0.475840242250129</text:p>
          </table:table-cell>
          <table:table-cell office:value-type="float" office:value="0.676449412956174" calcext:value-type="float">
            <text:p>0.676449412956174</text:p>
          </table:table-cell>
          <table:table-cell office:value-type="float" office:value="0.428445461599573" calcext:value-type="float">
            <text:p>0.428445461599573</text:p>
          </table:table-cell>
          <table:table-cell office:value-type="float" office:value="0.64698668441164" calcext:value-type="float">
            <text:p>0.64698668441164</text:p>
          </table:table-cell>
        </table:table-row>
        <table:table-row table:style-name="ro1">
          <table:table-cell office:value-type="float" office:value="0.933559512192664" calcext:value-type="float">
            <text:p>0.933559512192664</text:p>
          </table:table-cell>
          <table:table-cell office:value-type="float" office:value="0.997309264301611" calcext:value-type="float">
            <text:p>0.997309264301611</text:p>
          </table:table-cell>
          <table:table-cell office:value-type="float" office:value="0.0383924842842581" calcext:value-type="float">
            <text:p>0.0383924842842581</text:p>
          </table:table-cell>
          <table:table-cell office:value-type="float" office:value="0.993583738305614" calcext:value-type="float">
            <text:p>0.993583738305614</text:p>
          </table:table-cell>
          <table:table-cell office:value-type="float" office:value="0.0229254492418045" calcext:value-type="float">
            <text:p>0.0229254492418045</text:p>
          </table:table-cell>
          <table:table-cell office:value-type="float" office:value="0.476186738571264" calcext:value-type="float">
            <text:p>0.476186738571264</text:p>
          </table:table-cell>
          <table:table-cell office:value-type="float" office:value="0.676650472063247" calcext:value-type="float">
            <text:p>0.676650472063247</text:p>
          </table:table-cell>
          <table:table-cell office:value-type="float" office:value="0.428613858611356" calcext:value-type="float">
            <text:p>0.428613858611356</text:p>
          </table:table-cell>
          <table:table-cell office:value-type="float" office:value="0.647091687326362" calcext:value-type="float">
            <text:p>0.647091687326362</text:p>
          </table:table-cell>
        </table:table-row>
        <table:table-row table:style-name="ro1">
          <table:table-cell office:value-type="float" office:value="0.933885909021869" calcext:value-type="float">
            <text:p>0.933885909021869</text:p>
          </table:table-cell>
          <table:table-cell office:value-type="float" office:value="0.997313337092854" calcext:value-type="float">
            <text:p>0.997313337092854</text:p>
          </table:table-cell>
          <table:table-cell office:value-type="float" office:value="0.0384351659987241" calcext:value-type="float">
            <text:p>0.0384351659987241</text:p>
          </table:table-cell>
          <table:table-cell office:value-type="float" office:value="0.993589636241486" calcext:value-type="float">
            <text:p>0.993589636241486</text:p>
          </table:table-cell>
          <table:table-cell office:value-type="float" office:value="0.0229341608923725" calcext:value-type="float">
            <text:p>0.0229341608923725</text:p>
          </table:table-cell>
          <table:table-cell office:value-type="float" office:value="0.476533214355671" calcext:value-type="float">
            <text:p>0.476533214355671</text:p>
          </table:table-cell>
          <table:table-cell office:value-type="float" office:value="0.676851543817461" calcext:value-type="float">
            <text:p>0.676851543817461</text:p>
          </table:table-cell>
          <table:table-cell office:value-type="float" office:value="0.428782202513469" calcext:value-type="float">
            <text:p>0.428782202513469</text:p>
          </table:table-cell>
          <table:table-cell office:value-type="float" office:value="0.647196773268363" calcext:value-type="float">
            <text:p>0.647196773268363</text:p>
          </table:table-cell>
        </table:table-row>
        <table:table-row table:style-name="ro1">
          <table:table-cell office:value-type="float" office:value="0.93421012235539" calcext:value-type="float">
            <text:p>0.93421012235539</text:p>
          </table:table-cell>
          <table:table-cell office:value-type="float" office:value="0.997317403117783" calcext:value-type="float">
            <text:p>0.997317403117783</text:p>
          </table:table-cell>
          <table:table-cell office:value-type="float" office:value="0.038477973242086" calcext:value-type="float">
            <text:p>0.038477973242086</text:p>
          </table:table-cell>
          <table:table-cell office:value-type="float" office:value="0.993595520926207" calcext:value-type="float">
            <text:p>0.993595520926207</text:p>
          </table:table-cell>
          <table:table-cell office:value-type="float" office:value="0.022942910531051" calcext:value-type="float">
            <text:p>0.022942910531051</text:p>
          </table:table-cell>
          <table:table-cell office:value-type="float" office:value="0.476879668639327" calcext:value-type="float">
            <text:p>0.476879668639327</text:p>
          </table:table-cell>
          <table:table-cell office:value-type="float" office:value="0.677052628142404" calcext:value-type="float">
            <text:p>0.677052628142404</text:p>
          </table:table-cell>
          <table:table-cell office:value-type="float" office:value="0.428950492888023" calcext:value-type="float">
            <text:p>0.428950492888023</text:p>
          </table:table-cell>
          <table:table-cell office:value-type="float" office:value="0.647301942339268" calcext:value-type="float">
            <text:p>0.647301942339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21:57:56.016179248</dc:date>
    <meta:editing-duration>PT1M21S</meta:editing-duration>
    <meta:editing-cycles>1</meta:editing-cycles>
    <meta:document-statistic meta:table-count="1" meta:cell-count="11223" meta:object-count="0"/>
    <meta:generator>LibreOffice/7.3.7.2$Linux_X86_64 LibreOffice_project/30$Build-2</meta:generator>
  </office:meta>
</office:document-meta>
</file>